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Inconsolata2" svg:font-family="Inconsolata" style:font-pitch="fixed"/>
    <style:font-face style:name="Inconsolata1" svg:font-family="Inconsolata" style:font-adornments="Bold" style:font-pitch="fixed"/>
    <style:font-face style:name="Inconsolata" svg:font-family="Inconsolata" style:font-adornments="Regular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45 Light" svg:font-family="'Helvetica 45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/>
    </style:style>
    <style:style style:name="P2" style:family="paragraph" style:parent-style-name="Header">
      <style:paragraph-properties fo:text-align="end" style:justify-single-word="false" fo:padding="0in" fo:border="none"/>
    </style:style>
    <style:style style:name="P3" style:family="paragraph" style:parent-style-name="Footer">
      <style:paragraph-properties fo:text-align="end" style:justify-single-word="false" fo:padding="0in" fo:border="none"/>
    </style:style>
    <style:style style:name="P4" style:family="paragraph" style:parent-style-name="Footer">
      <style:paragraph-properties fo:text-align="start" style:justify-single-word="false" fo:padding="0in" fo:border="none"/>
    </style:style>
    <style:style style:name="P5" style:family="paragraph" style:parent-style-name="Preformatted_20_Text">
      <style:paragraph-properties fo:text-align="end" style:justify-single-word="false"/>
    </style:style>
    <style:style style:name="P6" style:family="paragraph" style:parent-style-name="Heading_20_1">
      <style:paragraph-properties fo:break-before="page"/>
      <style:text-properties officeooo:paragraph-rsid="00206252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itle" style:master-page-name="Converted1">
      <style:paragraph-properties style:page-number="1"/>
    </style:style>
    <style:style style:name="P9" style:family="paragraph" style:parent-style-name="Preformatted_20_Text" style:list-style-name="L1"/>
    <style:style style:name="P10" style:family="paragraph" style:parent-style-name="Preformatted_20_Text" style:list-style-name="L1">
      <style:text-properties officeooo:paragraph-rsid="00206252"/>
    </style:style>
    <style:style style:name="P11" style:family="paragraph" style:parent-style-name="Preformatted_20_Text" style:list-style-name="L1">
      <style:text-properties fo:color="#b22222" fo:font-style="italic" officeooo:paragraph-rsid="00206252"/>
    </style:style>
    <style:style style:name="P12" style:family="paragraph" style:parent-style-name="Preformatted_20_Text" style:list-style-name="L1">
      <style:text-properties fo:color="#b22222" officeooo:paragraph-rsid="00206252"/>
    </style:style>
    <style:style style:name="P13" style:family="paragraph" style:parent-style-name="Preformatted_20_Text" style:list-style-name="L1">
      <style:paragraph-properties fo:margin-top="0in" fo:margin-bottom="0.1965in" loext:contextual-spacing="false"/>
      <style:text-properties officeooo:paragraph-rsid="00206252"/>
    </style:style>
    <style:style style:name="P14" style:family="paragraph" style:parent-style-name="Preformatted_20_Text_20_RESTRICTED" style:list-style-name="L1"/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Inconsolata2" fo:font-size="40pt" style:font-size-asian="40pt" style:font-size-complex="40pt"/>
    </style:style>
    <style:style style:name="P17" style:family="paragraph">
      <style:paragraph-properties fo:text-align="end"/>
      <style:text-properties style:font-name="F" fo:font-size="12pt"/>
    </style:style>
    <style:style style:name="P18" style:family="paragraph">
      <loext:graphic-properties draw:fill="none" draw:fill-color="#ffffff"/>
      <style:paragraph-properties fo:text-align="end"/>
      <style:text-properties style:font-name="F" fo:font-size="12pt"/>
    </style:style>
    <style:style style:name="T1" style:family="text">
      <style:text-properties fo:font-weight="normal" style:font-weight-asian="normal" style:font-size-complex="10pt"/>
    </style:style>
    <style:style style:name="T2" style:family="text">
      <style:text-properties style:font-name="Inconsolata2" fo:font-size="7pt" fo:font-weight="normal" style:font-size-asian="7pt" style:font-weight-asian="normal" style:font-size-complex="7pt"/>
    </style:style>
    <style:style style:name="T3" style:family="text">
      <style:text-properties fo:color="#a020f0" fo:font-weight="bold"/>
    </style:style>
    <style:style style:name="T4" style:family="text">
      <style:text-properties fo:color="#b22222" fo:font-style="italic"/>
    </style:style>
    <style:style style:name="T5" style:family="text">
      <style:text-properties fo:color="#bc8f8f" fo:font-weight="bold"/>
    </style:style>
    <style:style style:name="T6" style:family="text">
      <style:text-properties fo:color="#0000ff" fo:font-weight="bold"/>
    </style:style>
    <style:style style:name="T7" style:family="text">
      <style:text-properties fo:font-style="italic"/>
    </style:style>
    <style:style style:name="T8" style:family="text">
      <style:text-properties fo:color="#5f9ea0" fo:font-weight="bold"/>
    </style:style>
    <style:style style:name="T9" style:family="text">
      <style:text-properties fo:color="#b8860b"/>
    </style:style>
    <style:style style:name="T10" style:family="text">
      <style:text-properties fo:color="#228b22" fo:font-weight="bold"/>
    </style:style>
    <style:style style:name="T11" style:family="text">
      <style:text-properties officeooo:rsid="002691c6"/>
    </style:style>
    <style:style style:name="T12" style:family="text">
      <style:text-properties style:font-name="Inconsolata2" fo:font-size="40pt" style:font-size-asian="40pt" style:font-size-complex="40pt"/>
    </style:style>
    <style:style style:name="T13" style:family="text">
      <style:text-properties style:font-name="Inconsolata2" fo:font-size="7pt" style:font-size-asian="7pt" style:font-size-complex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484in" style:run-through="foreground" style:wrap="parallel" style:number-wrapped-paragraphs="no-limit" style:wrap-contour="true" style:wrap-contour-mode="full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0902in" style:run-through="foreground" style:wrap="run-through" style:number-wrapped-paragraphs="no-limit" style:vertical-pos="bottom" style:vertical-rel="page-content" style:horizontal-pos="righ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64" draw:z-index="1" draw:name="Shape2" draw:style-name="gr2" draw:text-style-name="P18" svg:width="2.0803in" svg:height="0.1031in" svg:x="2.7465in" svg:y="6.6228in">
        <draw:text-box>
          <text:p text:style-name="P17"><text:span text:style-name="T13">Generated by </text:span><text:span text:style-name="T13"><text:a xlink:href="http://www.iki.fi/~mtr/genscript/" xlink:type="simple">GNU Enscript 1.6.5.90</text:a></text:span><text:span text:style-name="T13">.</text:span></text:p>
        </draw:text-box>
      </draw:frame>
      <text:p text:style-name="P8"><draw:frame text:anchor-type="paragraph" draw:z-index="0" draw:name="Shape1" draw:style-name="gr1" draw:text-style-name="P16" svg:width="1.7776in" svg:height="1.7488in" svg:x="2.0244in" svg:y="3.2598in"><draw:text-box><text:p text:style-name="P15"><text:span text:style-name="T12">CODE</text:span></text:p><text:p text:style-name="P15"><text:span text:style-name="T12">by R.Mutt</text:span></text:p></draw:text-box></draw:frame></text:p>
      <text:p text:style-name="P7"/>
      <text:h text:style-name="P6" text:outline-level="1">dcraw.c</text:h>
      <text:list xml:id="list2748574247" text:style-name="L1">
        <text:list-item>
          <text:p text:style-name="P11">/*</text:p>
        </text:list-item>
        <text:list-item>
          <text:p text:style-name="P12"><text:s text:c="3"/><text:span text:style-name="T7">dcraw.c -- Dave Coffin's raw photo decoder</text:span></text:p>
        </text:list-item>
        <text:list-item>
          <text:p text:style-name="P12"><text:s text:c="3"/><text:span text:style-name="T7">Copyright 1997-2018 by Dave Coffin, dcoffin a cybercom o net</text:span></text:p>
        </text:list-item>
        <text:list-item>
          <text:p text:style-name="P10"/>
        </text:list-item>
        <text:list-item>
          <text:p text:style-name="P12"><text:s text:c="3"/><text:span text:style-name="T7">This is a command-line ANSI C program to convert raw photos from</text:span></text:p>
        </text:list-item>
        <text:list-item>
          <text:p text:style-name="P12"><text:s text:c="3"/><text:span text:style-name="T7">any digital camera on any computer running any operating system.</text:span></text:p>
        </text:list-item>
        <text:list-item>
          <text:p text:style-name="P10"/>
        </text:list-item>
        <text:list-item>
          <text:p text:style-name="P12"><text:s text:c="3"/><text:span text:style-name="T7">No license is required to download and use dcraw.c. <text:s/>However,</text:span></text:p>
        </text:list-item>
        <text:list-item>
          <text:p text:style-name="P12"><text:s text:c="3"/><text:span text:style-name="T7">to lawfully redistribute dcraw, you must either (a) offer, at</text:span></text:p>
        </text:list-item>
        <text:list-item>
          <text:p text:style-name="P12"><text:s text:c="3"/><text:span text:style-name="T7">no extra charge, full source code* for all executable files</text:span></text:p>
        </text:list-item>
        <text:list-item>
          <text:p text:style-name="P12"><text:s text:c="3"/><text:span text:style-name="T7">containing RESTRICTED functions, (b) distribute this code under</text:span></text:p>
        </text:list-item>
        <text:list-item>
          <text:p text:style-name="P12"><text:s text:c="3"/><text:span text:style-name="T7">the GPL Version 2 or later, (c) remove all RESTRICTED functions,</text:span></text:p>
        </text:list-item>
        <text:list-item>
          <text:p text:style-name="P12"><text:s text:c="3"/><text:span text:style-name="T7">re-implement them, or copy them from an earlier, unrestricted</text:span></text:p>
        </text:list-item>
        <text:list-item>
          <text:p text:style-name="P12"><text:s text:c="3"/><text:span text:style-name="T7">Revision of dcraw.c, or (d) purchase a license from the author.</text:span></text:p>
        </text:list-item>
        <text:list-item>
          <text:p text:style-name="P10"/>
        </text:list-item>
        <text:list-item>
          <text:p text:style-name="P12"><text:s text:c="3"/><text:span text:style-name="T7">The functions that process Foveon images have been RESTRICTED</text:span></text:p>
        </text:list-item>
        <text:list-item>
          <text:p text:style-name="P12"><text:s text:c="3"/><text:span text:style-name="T7">since Revision 1.237. <text:s/>All other code remains free for all uses.</text:span></text:p>
        </text:list-item>
        <text:list-item>
          <text:p text:style-name="P10"/>
        </text:list-item>
        <text:list-item>
          <text:p text:style-name="P12"><text:s text:c="3"/><text:span text:style-name="T7">*If you have not modified dcraw.c in any way, a link to my</text:span></text:p>
        </text:list-item>
        <text:list-item>
          <text:p text:style-name="P12"><text:s text:c="3"/><text:span text:style-name="T7">homepage qualifies as "full source code".</text:span></text:p>
        </text:list-item>
        <text:list-item>
          <text:p text:style-name="P10"/>
        </text:list-item>
        <text:list-item>
          <text:p text:style-name="P12"><text:s text:c="3"/><text:span text:style-name="T7">$Revision: 1.478 $</text:span></text:p>
        </text:list-item>
        <text:list-item>
          <text:p text:style-name="P12"><text:s text:c="3"/><text:span text:style-name="T7">$Date: 2018/06/01 20:36:25 $</text:span></text:p>
        </text:list-item>
        <text:list-item>
          <text:p text:style-name="P12"><text:s/><text:span text:style-name="T7">*/</text:span></text:p>
        </text:list-item>
        <text:list-item>
          <text:p text:style-name="P10"/>
        </text:list-item>
        <text:list-item>
          <text:p text:style-name="P10">#<text:span text:style-name="T8">define</text:span> <text:span text:style-name="T9">DCRAW_VERSION</text:span> <text:span text:style-name="T5">"9.28"</text:span></text:p>
        </text:list-item>
        <text:list-item>
          <text:p text:style-name="P10"/>
        </text:list-item>
        <text:list-item>
          <text:p text:style-name="P10">#<text:span text:style-name="T8">ifndef</text:span> <text:span text:style-name="T9">_GNU_SOURCE</text:span></text:p>
        </text:list-item>
        <text:list-item>
          <text:p text:style-name="P10">#<text:span text:style-name="T8">define</text:span> <text:span text:style-name="T9">_GNU_SOURCE</text:span>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define</text:span> <text:span text:style-name="T9">_USE_MATH_DEFINES</text:span></text:p>
        </text:list-item>
        <text:list-item>
          <text:p text:style-name="P10">#<text:span text:style-name="T8">include</text:span> <text:span text:style-name="T5">&lt;ctype.h&gt;</text:span></text:p>
        </text:list-item>
        <text:list-item>
          <text:p text:style-name="P10">#<text:span text:style-name="T8">include</text:span> <text:span text:style-name="T5">&lt;errno.h&gt;</text:span></text:p>
        </text:list-item>
        <text:list-item>
          <text:p text:style-name="P10">#<text:span text:style-name="T8">include</text:span> <text:span text:style-name="T5">&lt;fcntl.h&gt;</text:span></text:p>
        </text:list-item>
        <text:list-item>
          <text:p text:style-name="P10">#<text:span text:style-name="T8">include</text:span> <text:span text:style-name="T5">&lt;float.h&gt;</text:span></text:p>
        </text:list-item>
        <text:list-item>
          <text:p text:style-name="P10">#<text:span text:style-name="T8">include</text:span> <text:span text:style-name="T5">&lt;limits.h&gt;</text:span></text:p>
        </text:list-item>
        <text:list-item>
          <text:p text:style-name="P10">#<text:span text:style-name="T8">include</text:span> <text:span text:style-name="T5">&lt;math.h&gt;</text:span></text:p>
        </text:list-item>
        <text:list-item>
          <text:p text:style-name="P10">#<text:span text:style-name="T8">include</text:span> <text:span text:style-name="T5">&lt;setjmp.h&gt;</text:span></text:p>
        </text:list-item>
        <text:list-item>
          <text:p text:style-name="P10">#<text:span text:style-name="T8">include</text:span> <text:span text:style-name="T5">&lt;stdio.h&gt;</text:span></text:p>
        </text:list-item>
        <text:list-item>
          <text:p text:style-name="P10">#<text:span text:style-name="T8">include</text:span> <text:span text:style-name="T5">&lt;stdlib.h&gt;</text:span></text:p>
        </text:list-item>
        <text:list-item>
          <text:p text:style-name="P10">#<text:span text:style-name="T8">include</text:span> <text:span text:style-name="T5">&lt;string.h&gt;</text:span></text:p>
        </text:list-item>
        <text:list-item>
          <text:p text:style-name="P10">#<text:span text:style-name="T8">include</text:span> <text:span text:style-name="T5">&lt;time.h&gt;</text:span></text:p>
        </text:list-item>
        <text:list-item>
          <text:p text:style-name="P10">#<text:span text:style-name="T8">include</text:span> <text:span text:style-name="T5">&lt;sys/types.h&gt;</text:span></text:p>
        </text:list-item>
        <text:list-item>
          <text:p text:style-name="P10"/>
        </text:list-item>
        <text:list-item>
          <text:p text:style-name="P10">#<text:span text:style-name="T8">if</text:span> <text:span text:style-name="T8">defined</text:span>(<text:span text:style-name="T9">DJGPP</text:span>) || <text:span text:style-name="T8">defined</text:span>(<text:span text:style-name="T9">__MINGW32__</text:span>)</text:p>
        </text:list-item>
        <text:list-item>
          <text:p text:style-name="P10">#<text:span text:style-name="T8">define</text:span> <text:span text:style-name="T9">fseeko</text:span> fseek</text:p>
        </text:list-item>
        <text:list-item>
          <text:p text:style-name="P10">#<text:span text:style-name="T8">define</text:span> <text:span text:style-name="T9">ftello</text:span> ftell</text:p>
        </text:list-item>
        <text:list-item>
          <text:p text:style-name="P10">#<text:span text:style-name="T8">else</text:span></text:p>
        </text:list-item>
        <text:list-item>
          <text:p text:style-name="P10">#<text:span text:style-name="T8">define</text:span> <text:span text:style-name="T9">fgetc</text:span> getc_unlocked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def</text:span> <text:span text:style-name="T9">__CYGWIN__</text:span></text:p>
        </text:list-item>
        <text:list-item>
          <text:p text:style-name="P10">#<text:span text:style-name="T8">include</text:span> <text:span text:style-name="T5">&lt;io.h&gt;</text:span>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def</text:span> <text:span text:style-name="T9">WIN32</text:span></text:p>
        </text:list-item>
        <text:list-item>
          <text:p text:style-name="P10">#<text:span text:style-name="T8">include</text:span> <text:span text:style-name="T5">&lt;sys/utime.h&gt;</text:span></text:p>
        </text:list-item>
        <text:list-item>
          <text:p text:style-name="P10">#<text:span text:style-name="T8">include</text:span> <text:span text:style-name="T5">&lt;winsock2.h&gt;</text:span></text:p>
        </text:list-item>
        <text:list-item>
          <text:p text:style-name="P10">#<text:span text:style-name="T8">pragma</text:span> <text:span text:style-name="T9">comment</text:span>(<text:span text:style-name="T9">lib</text:span>, <text:span text:style-name="T5">"ws2_32.lib"</text:span>)</text:p>
        </text:list-item>
        <text:list-item>
          <text:p text:style-name="P10">#<text:span text:style-name="T8">define</text:span> <text:span text:style-name="T9">snprintf</text:span> _snprintf</text:p>
        </text:list-item>
        <text:list-item>
          <text:p text:style-name="P10">#<text:span text:style-name="T8">define</text:span> <text:span text:style-name="T9">strcasecmp</text:span> stricmp</text:p>
        </text:list-item>
        <text:list-item>
          <text:p text:style-name="P10">#<text:span text:style-name="T8">define</text:span> <text:span text:style-name="T9">strncasecmp</text:span> strnicmp</text:p>
        </text:list-item>
        <text:list-item>
          <text:p text:style-name="P10"><text:soft-page-break/><text:span text:style-name="T10">typedef</text:span> __int64 INT64;</text:p>
        </text:list-item>
        <text:list-item>
          <text:p text:style-name="P10"><text:span text:style-name="T10">typedef</text:span> <text:span text:style-name="T10">unsigned</text:span> __int64 UINT64;</text:p>
        </text:list-item>
        <text:list-item>
          <text:p text:style-name="P10">#<text:span text:style-name="T8">else</text:span></text:p>
        </text:list-item>
        <text:list-item>
          <text:p text:style-name="P10">#<text:span text:style-name="T8">include</text:span> <text:span text:style-name="T5">&lt;unistd.h&gt;</text:span></text:p>
        </text:list-item>
        <text:list-item>
          <text:p text:style-name="P10">#<text:span text:style-name="T8">include</text:span> <text:span text:style-name="T5">&lt;utime.h&gt;</text:span></text:p>
        </text:list-item>
        <text:list-item>
          <text:p text:style-name="P10">#<text:span text:style-name="T8">include</text:span> <text:span text:style-name="T5">&lt;netinet/in.h&gt;</text:span></text:p>
        </text:list-item>
        <text:list-item>
          <text:p text:style-name="P10"><text:span text:style-name="T10">typedef</text:span> <text:span text:style-name="T10">long</text:span> <text:span text:style-name="T10">long</text:span> INT64;</text:p>
        </text:list-item>
        <text:list-item>
          <text:p text:style-name="P10"><text:span text:style-name="T10">typedef</text:span> <text:span text:style-name="T10">unsigned</text:span> <text:span text:style-name="T10">long</text:span> <text:span text:style-name="T10">long</text:span> UINT64;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#<text:span text:style-name="T8">ifdef</text:span> <text:span text:style-name="T9">NODEPS</text:span></text:p>
        </text:list-item>
        <text:list-item>
          <text:p text:style-name="P10">#<text:span text:style-name="T8">define</text:span> <text:span text:style-name="T9">NO_JASPER</text:span></text:p>
        </text:list-item>
        <text:list-item>
          <text:p text:style-name="P10">#<text:span text:style-name="T8">define</text:span> <text:span text:style-name="T9">NO_JPEG</text:span></text:p>
        </text:list-item>
        <text:list-item>
          <text:p text:style-name="P10">#<text:span text:style-name="T8">define</text:span> <text:span text:style-name="T9">NO_LCMS</text:span>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ndef</text:span> <text:span text:style-name="T9">NO_JASPER</text:span></text:p>
        </text:list-item>
        <text:list-item>
          <text:p text:style-name="P10">#<text:span text:style-name="T8">include</text:span> <text:span text:style-name="T5">&lt;jasper/jasper.h&gt;</text:span> <text:s text:c="5"/><text:span text:style-name="T4">/* Decode Red camera movies */</text:span>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ndef</text:span> <text:span text:style-name="T9">NO_JPEG</text:span></text:p>
        </text:list-item>
        <text:list-item>
          <text:p text:style-name="P10">#<text:span text:style-name="T8">include</text:span> <text:span text:style-name="T5">&lt;jpeglib.h&gt;</text:span> <text:s text:c="11"/><text:span text:style-name="T4">/* Decode compressed Kodak DC120 photos */</text:span></text:p>
        </text:list-item>
        <text:list-item>
          <text:p text:style-name="P10">#<text:span text:style-name="T8">endif</text:span> <text:s text:c="25"/><text:span text:style-name="T4">/* and Adobe Lossy DNGs */</text:span></text:p>
        </text:list-item>
        <text:list-item>
          <text:p text:style-name="P10">#<text:span text:style-name="T8">ifndef</text:span> <text:span text:style-name="T9">NO_LCMS</text:span></text:p>
        </text:list-item>
        <text:list-item>
          <text:p text:style-name="P10">#<text:span text:style-name="T8">include</text:span> <text:span text:style-name="T5">&lt;lcms2.h&gt;</text:span> <text:s text:c="13"/><text:span text:style-name="T4">/* Support color profiles */</text:span>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def</text:span> <text:span text:style-name="T9">LOCALEDIR</text:span></text:p>
        </text:list-item>
        <text:list-item>
          <text:p text:style-name="P10">#<text:span text:style-name="T8">include</text:span> <text:span text:style-name="T5">&lt;libintl.h&gt;</text:span></text:p>
        </text:list-item>
        <text:list-item>
          <text:p text:style-name="P10">#<text:span text:style-name="T8">define</text:span> <text:span text:style-name="T6">_</text:span>(String) gettext(String)</text:p>
        </text:list-item>
        <text:list-item>
          <text:p text:style-name="P10">#<text:span text:style-name="T8">else</text:span></text:p>
        </text:list-item>
        <text:list-item>
          <text:p text:style-name="P10">#<text:span text:style-name="T8">define</text:span> <text:span text:style-name="T6">_</text:span>(String) (String)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#<text:span text:style-name="T8">if</text:span> !<text:span text:style-name="T8">defined</text:span>(<text:span text:style-name="T9">uchar</text:span>)</text:p>
        </text:list-item>
        <text:list-item>
          <text:p text:style-name="P10">#<text:span text:style-name="T8">define</text:span> <text:span text:style-name="T9">uchar</text:span> unsigned char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</text:span> !<text:span text:style-name="T8">defined</text:span>(<text:span text:style-name="T9">ushort</text:span>)</text:p>
        </text:list-item>
        <text:list-item>
          <text:p text:style-name="P10">#<text:span text:style-name="T8">define</text:span> <text:span text:style-name="T9">ushort</text:span> unsigned short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All global variables are defined here, and all functions that</text:span></text:p>
        </text:list-item>
        <text:list-item>
          <text:p text:style-name="P12"><text:s text:c="3"/><text:span text:style-name="T7">access them are prefixed with "CLASS". <text:s/>For thread-safety, all</text:span></text:p>
        </text:list-item>
        <text:list-item>
          <text:p text:style-name="P12"><text:s text:c="3"/><text:span text:style-name="T7">non-const static local variables except cbrt[] must be declared</text:span></text:p>
        </text:list-item>
        <text:list-item>
          <text:p text:style-name="P12"><text:s text:c="3"/><text:span text:style-name="T7">"thread_local".</text:span></text:p>
        </text:list-item>
        <text:list-item>
          <text:p text:style-name="P12"><text:s/><text:span text:style-name="T7">*/</text:span></text:p>
        </text:list-item>
        <text:list-item>
          <text:p text:style-name="P10">FILE *ifp, *ofp;</text:p>
        </text:list-item>
        <text:list-item>
          <text:p text:style-name="P10"><text:span text:style-name="T10">short</text:span> order;</text:p>
        </text:list-item>
        <text:list-item>
          <text:p text:style-name="P10"><text:span text:style-name="T10">const</text:span> <text:span text:style-name="T10">char</text:span> *ifname;</text:p>
        </text:list-item>
        <text:list-item>
          <text:p text:style-name="P10"><text:span text:style-name="T10">char</text:span> *meta_data, xtrans[6][6], xtrans_abs[6][6];</text:p>
        </text:list-item>
        <text:list-item>
          <text:p text:style-name="P10"><text:span text:style-name="T10">char</text:span> cdesc[5], desc[512], make[64], model[64], model2[64], artist[64];</text:p>
        </text:list-item>
        <text:list-item>
          <text:p text:style-name="P10"><text:span text:style-name="T10">float</text:span> flash_used, canon_ev, iso_speed, shutter, aperture, focal_len;</text:p>
        </text:list-item>
        <text:list-item>
          <text:p text:style-name="P10">time_t timestamp;</text:p>
        </text:list-item>
        <text:list-item>
          <text:p text:style-name="P10">off_t strip_offset, data_offset;</text:p>
        </text:list-item>
        <text:list-item>
          <text:p text:style-name="P10">off_t thumb_offset, meta_offset, profile_offset;</text:p>
        </text:list-item>
        <text:list-item>
          <text:p text:style-name="P10"><text:span text:style-name="T10">unsigned</text:span> shot_order, kodak_cbpp, exif_cfa, unique_id;</text:p>
        </text:list-item>
        <text:list-item>
          <text:p text:style-name="P10"><text:span text:style-name="T10">unsigned</text:span> thumb_length, meta_length, profile_length;</text:p>
        </text:list-item>
        <text:list-item>
          <text:p text:style-name="P10"><text:span text:style-name="T10">unsigned</text:span> thumb_misc, *oprof, fuji_layout, shot_select=0, multi_out=0;</text:p>
        </text:list-item>
        <text:list-item>
          <text:p text:style-name="P10"><text:span text:style-name="T10">unsigned</text:span> tiff_nifds, tiff_samples, tiff_bps, tiff_compress;</text:p>
        </text:list-item>
        <text:list-item>
          <text:p text:style-name="P10"><text:span text:style-name="T10">unsigned</text:span> black, maximum, mix_green, raw_color, zero_is_bad;</text:p>
        </text:list-item>
        <text:list-item>
          <text:p text:style-name="P10"><text:span text:style-name="T10">unsigned</text:span> zero_after_ff, is_raw, dng_version, is_foveon, data_error;</text:p>
        </text:list-item>
        <text:list-item>
          <text:p text:style-name="P10"><text:span text:style-name="T10">unsigned</text:span> tile_width, tile_length, gpsdata[32], load_flags;</text:p>
        </text:list-item>
        <text:list-item>
          <text:p text:style-name="P10"><text:span text:style-name="T10">unsigned</text:span> flip, tiff_flip, filters, colors;</text:p>
        </text:list-item>
        <text:list-item>
          <text:p text:style-name="P10">ushort raw_height, raw_width, height, width, top_margin, left_margin;</text:p>
        </text:list-item>
        <text:list-item>
          <text:p text:style-name="P10">ushort shrink, iheight, iwidth, fuji_width, thumb_width, thumb_height;</text:p>
        </text:list-item>
        <text:list-item>
          <text:p text:style-name="P10">ushort *raw_image, (*image)[4], cblack[4102];</text:p>
        </text:list-item>
        <text:list-item>
          <text:p text:style-name="P10">ushort white[8][8], curve[0x10000], cr2_slice[3], sraw_mul[4];</text:p>
        </text:list-item>
        <text:list-item>
          <text:p text:style-name="P10"><text:soft-page-break/><text:span text:style-name="T10">double</text:span> pixel_aspect, aber[4]={1,1,1,1}, gamm[6]={ 0.45,4.5,0,0,0,0 };</text:p>
        </text:list-item>
        <text:list-item>
          <text:p text:style-name="P10"><text:span text:style-name="T10">float</text:span> bright=1, user_mul[4]={0,0,0,0}, threshold=0;</text:p>
        </text:list-item>
        <text:list-item>
          <text:p text:style-name="P10"><text:span text:style-name="T10">int</text:span> mask[8][4];</text:p>
        </text:list-item>
        <text:list-item>
          <text:p text:style-name="P10"><text:span text:style-name="T10">int</text:span> half_size=0, four_color_rgb=0, document_mode=0, highlight=0;</text:p>
        </text:list-item>
        <text:list-item>
          <text:p text:style-name="P10"><text:span text:style-name="T10">int</text:span> verbose=0, use_auto_wb=0, use_camera_wb=0, use_camera_matrix=1;</text:p>
        </text:list-item>
        <text:list-item>
          <text:p text:style-name="P10"><text:span text:style-name="T10">int</text:span> output_color=1, output_bps=8, output_tiff=0, med_passes=0;</text:p>
        </text:list-item>
        <text:list-item>
          <text:p text:style-name="P10"><text:span text:style-name="T10">int</text:span> no_auto_bright=0;</text:p>
        </text:list-item>
        <text:list-item>
          <text:p text:style-name="P10"><text:span text:style-name="T10">unsigned</text:span> greybox[4] = { 0, 0, UINT_MAX, UINT_MAX };</text:p>
        </text:list-item>
        <text:list-item>
          <text:p text:style-name="P10"><text:span text:style-name="T10">float</text:span> cam_mul[4], pre_mul[4], cmatrix[3][4], rgb_cam[3][4];</text:p>
        </text:list-item>
        <text:list-item>
          <text:p text:style-name="P10"><text:span text:style-name="T10">const</text:span> <text:span text:style-name="T10">double</text:span> xyz_rgb[3][3] = { <text:s text:c="17"/><text:span text:style-name="T4">/* XYZ from RGB */</text:span></text:p>
        </text:list-item>
        <text:list-item>
          <text:p text:style-name="P10"><text:s text:c="2"/>{ 0.412453, 0.357580, 0.180423 },</text:p>
        </text:list-item>
        <text:list-item>
          <text:p text:style-name="P10"><text:s text:c="2"/>{ 0.212671, 0.715160, 0.072169 },</text:p>
        </text:list-item>
        <text:list-item>
          <text:p text:style-name="P10"><text:s text:c="2"/>{ 0.019334, 0.119193, 0.950227 } };</text:p>
        </text:list-item>
        <text:list-item>
          <text:p text:style-name="P10"><text:span text:style-name="T10">const</text:span> <text:span text:style-name="T10">float</text:span> d65_white[3] = { 0.950456, 1, 1.088754 };</text:p>
        </text:list-item>
        <text:list-item>
          <text:p text:style-name="P10"><text:span text:style-name="T10">int</text:span> histogram[4][0x2000];</text:p>
        </text:list-item>
        <text:list-item>
          <text:p text:style-name="P10"><text:span text:style-name="T6">void</text:span> (*write_thumb)(), (*write_fun)();</text:p>
        </text:list-item>
        <text:list-item>
          <text:p text:style-name="P10"><text:span text:style-name="T6">void</text:span> (*load_raw)(), (*thumb_load_raw)();</text:p>
        </text:list-item>
        <text:list-item>
          <text:p text:style-name="P10">jmp_buf failure;</text:p>
        </text:list-item>
        <text:list-item>
          <text:p text:style-name="P10"/>
        </text:list-item>
        <text:list-item>
          <text:p text:style-name="P10"><text:span text:style-name="T10">struct</text:span> decode {</text:p>
        </text:list-item>
        <text:list-item>
          <text:p text:style-name="P10"><text:s text:c="2"/><text:span text:style-name="T10">struct</text:span> decode *branch[2];</text:p>
        </text:list-item>
        <text:list-item>
          <text:p text:style-name="P10"><text:s text:c="2"/><text:span text:style-name="T10">int</text:span> leaf;</text:p>
        </text:list-item>
        <text:list-item>
          <text:p text:style-name="P10">} first_decode[2048], *second_decode, *free_decode;</text:p>
        </text:list-item>
        <text:list-item>
          <text:p text:style-name="P10"/>
        </text:list-item>
        <text:list-item>
          <text:p text:style-name="P10"><text:span text:style-name="T10">struct</text:span> tiff_ifd {</text:p>
        </text:list-item>
        <text:list-item>
          <text:p text:style-name="P10"><text:s text:c="2"/><text:span text:style-name="T10">int</text:span> width, height, bps, comp, phint, offset, flip, samples, bytes;</text:p>
        </text:list-item>
        <text:list-item>
          <text:p text:style-name="P10"><text:s text:c="2"/><text:span text:style-name="T10">int</text:span> tile_width, tile_length;</text:p>
        </text:list-item>
        <text:list-item>
          <text:p text:style-name="P10"><text:s text:c="2"/><text:span text:style-name="T10">float</text:span> shutter;</text:p>
        </text:list-item>
        <text:list-item>
          <text:p text:style-name="P10">} tiff_ifd[10];</text:p>
        </text:list-item>
        <text:list-item>
          <text:p text:style-name="P10"/>
        </text:list-item>
        <text:list-item>
          <text:p text:style-name="P10"><text:span text:style-name="T10">struct</text:span> ph1 {</text:p>
        </text:list-item>
        <text:list-item>
          <text:p text:style-name="P10"><text:s text:c="2"/><text:span text:style-name="T10">int</text:span> format, key_off, tag_21a;</text:p>
        </text:list-item>
        <text:list-item>
          <text:p text:style-name="P10"><text:s text:c="2"/><text:span text:style-name="T10">int</text:span> black, split_col, black_col, split_row, black_row;</text:p>
        </text:list-item>
        <text:list-item>
          <text:p text:style-name="P10"><text:s text:c="2"/><text:span text:style-name="T10">float</text:span> tag_210;</text:p>
        </text:list-item>
        <text:list-item>
          <text:p text:style-name="P10">} ph1;</text:p>
        </text:list-item>
        <text:list-item>
          <text:p text:style-name="P10"/>
        </text:list-item>
        <text:list-item>
          <text:p text:style-name="P10">#<text:span text:style-name="T8">define</text:span> <text:span text:style-name="T9">CLASS</text:span></text:p>
        </text:list-item>
        <text:list-item>
          <text:p text:style-name="P10"/>
        </text:list-item>
        <text:list-item>
          <text:p text:style-name="P10">#<text:span text:style-name="T8">define</text:span> <text:span text:style-name="T6">FORC</text:span>(cnt) for (c=0; c &lt; cnt; c++)</text:p>
        </text:list-item>
        <text:list-item>
          <text:p text:style-name="P10">#<text:span text:style-name="T8">define</text:span> <text:span text:style-name="T9">FORC3</text:span> FORC(3)</text:p>
        </text:list-item>
        <text:list-item>
          <text:p text:style-name="P10">#<text:span text:style-name="T8">define</text:span> <text:span text:style-name="T9">FORC4</text:span> FORC(4)</text:p>
        </text:list-item>
        <text:list-item>
          <text:p text:style-name="P10">#<text:span text:style-name="T8">define</text:span> <text:span text:style-name="T9">FORCC</text:span> FORC(colors)</text:p>
        </text:list-item>
        <text:list-item>
          <text:p text:style-name="P10"/>
        </text:list-item>
        <text:list-item>
          <text:p text:style-name="P10">#<text:span text:style-name="T8">define</text:span> <text:span text:style-name="T6">SQR</text:span>(x) ((x)*(x))</text:p>
        </text:list-item>
        <text:list-item>
          <text:p text:style-name="P10">#<text:span text:style-name="T8">define</text:span> <text:span text:style-name="T6">ABS</text:span>(x) (((int)(x) ^ ((int)(x) &gt;&gt; 31)) - ((int)(x) &gt;&gt; 31))</text:p>
        </text:list-item>
        <text:list-item>
          <text:p text:style-name="P10">#<text:span text:style-name="T8">define</text:span> <text:span text:style-name="T6">MIN</text:span>(a,b) ((a) &lt; (b) ? (a) : (b))</text:p>
        </text:list-item>
        <text:list-item>
          <text:p text:style-name="P10">#<text:span text:style-name="T8">define</text:span> <text:span text:style-name="T6">MAX</text:span>(a,b) ((a) &gt; (b) ? (a) : (b))</text:p>
        </text:list-item>
        <text:list-item>
          <text:p text:style-name="P10">#<text:span text:style-name="T8">define</text:span> <text:span text:style-name="T6">LIM</text:span>(x,min,max) MAX(min,MIN(x,max))</text:p>
        </text:list-item>
        <text:list-item>
          <text:p text:style-name="P10">#<text:span text:style-name="T8">define</text:span> <text:span text:style-name="T6">ULIM</text:span>(x,y,z) ((y) &lt; (z) ? LIM(x,y,z) : LIM(x,z,y))</text:p>
        </text:list-item>
        <text:list-item>
          <text:p text:style-name="P10">#<text:span text:style-name="T8">define</text:span> <text:span text:style-name="T6">CLIP</text:span>(x) LIM((int)(x),0,65535)</text:p>
        </text:list-item>
        <text:list-item>
          <text:p text:style-name="P10">#<text:span text:style-name="T8">define</text:span> <text:span text:style-name="T6">SWAP</text:span>(a,b) { a=a+b; b=a-b; a=a-b; 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In order to inline this calculation, I make the risky</text:span></text:p>
        </text:list-item>
        <text:list-item>
          <text:p text:style-name="P12"><text:s text:c="3"/><text:span text:style-name="T7">assumption that all filter patterns can be described</text:span></text:p>
        </text:list-item>
        <text:list-item>
          <text:p text:style-name="P12"><text:s text:c="3"/><text:span text:style-name="T7">by a repeating pattern of eight rows and two columns</text:span></text:p>
        </text:list-item>
        <text:list-item>
          <text:p text:style-name="P10"/>
        </text:list-item>
        <text:list-item>
          <text:p text:style-name="P12"><text:s text:c="3"/><text:span text:style-name="T7">Do not use the FC or BAYER macros with the Leaf CatchLight,</text:span></text:p>
        </text:list-item>
        <text:list-item>
          <text:p text:style-name="P12"><text:s text:c="3"/><text:span text:style-name="T7">because its pattern is 16x16, not 2x8.</text:span></text:p>
        </text:list-item>
        <text:list-item>
          <text:p text:style-name="P10"/>
        </text:list-item>
        <text:list-item>
          <text:p text:style-name="P12"><text:s text:c="3"/><text:span text:style-name="T7">Return values are either 0/1/2/3 = G/M/C/Y or 0/1/2/3 = R/G1/B/G2</text:span></text:p>
        </text:list-item>
        <text:list-item>
          <text:p text:style-name="P10"/>
        </text:list-item>
        <text:list-item>
          <text:p text:style-name="P12"><text:s text:c="8"/><text:span text:style-name="T7">PowerShot 600 <text:s text:c="2"/>PowerShot A50 <text:s text:c="2"/>PowerShot Pro70 Pro90 &amp; G1</text:span></text:p>
        </text:list-item>
        <text:list-item>
          <text:p text:style-name="P12"><text:s text:c="8"/><text:span text:style-name="T7">0xe1e4e1e4: <text:s text:c="4"/>0x1b4e4b1e: <text:s text:c="4"/>0x1e4b4e1b: <text:s text:c="4"/>0xb4b4b4b4:</text:span></text:p>
        </text:list-item>
        <text:list-item>
          <text:p text:style-name="P10"/>
        </text:list-item>
        <text:list-item>
          <text:p text:style-name="P12"><text:soft-page-break/><text:s text:c="10"/><text:span text:style-name="T7">0 1 2 3 4 5 <text:s text:c="4"/>0 1 2 3 4 5 <text:s text:c="4"/>0 1 2 3 4 5 <text:s text:c="4"/>0 1 2 3 4 5</text:span></text:p>
        </text:list-item>
        <text:list-item>
          <text:p text:style-name="P12"><text:s text:c="8"/><text:span text:style-name="T7">0 G M G M G M <text:s text:c="2"/>0 C Y C Y C Y <text:s text:c="2"/>0 Y C Y C Y C <text:s text:c="2"/>0 G M G M G M</text:span></text:p>
        </text:list-item>
        <text:list-item>
          <text:p text:style-name="P12"><text:s text:c="8"/><text:span text:style-name="T7">1 C Y C Y C Y <text:s text:c="2"/>1 M G M G M G <text:s text:c="2"/>1 M G M G M G <text:s text:c="2"/>1 Y C Y C Y C</text:span></text:p>
        </text:list-item>
        <text:list-item>
          <text:p text:style-name="P12"><text:s text:c="8"/><text:span text:style-name="T7">2 M G M G M G <text:s text:c="2"/>2 Y C Y C Y C <text:s text:c="2"/>2 C Y C Y C Y</text:span></text:p>
        </text:list-item>
        <text:list-item>
          <text:p text:style-name="P12"><text:s text:c="8"/><text:span text:style-name="T7">3 C Y C Y C Y <text:s text:c="2"/>3 G M G M G M <text:s text:c="2"/>3 G M G M G M</text:span></text:p>
        </text:list-item>
        <text:list-item>
          <text:p text:style-name="P12"><text:s text:c="24"/><text:span text:style-name="T7">4 C Y C Y C Y <text:s text:c="2"/>4 Y C Y C Y C</text:span></text:p>
        </text:list-item>
        <text:list-item>
          <text:p text:style-name="P12"><text:s text:c="8"/><text:span text:style-name="T7">PowerShot A5 <text:s text:c="3"/>5 G M G M G M <text:s text:c="2"/>5 G M G M G M</text:span></text:p>
        </text:list-item>
        <text:list-item>
          <text:p text:style-name="P12"><text:s text:c="8"/><text:span text:style-name="T7">0x1e4e1e4e: <text:s text:c="4"/>6 Y C Y C Y C <text:s text:c="2"/>6 C Y C Y C Y</text:span></text:p>
        </text:list-item>
        <text:list-item>
          <text:p text:style-name="P12"><text:s text:c="24"/><text:span text:style-name="T7">7 M G M G M G <text:s text:c="2"/>7 M G M G M G</text:span></text:p>
        </text:list-item>
        <text:list-item>
          <text:p text:style-name="P12"><text:s text:c="10"/><text:span text:style-name="T7">0 1 2 3 4 5</text:span></text:p>
        </text:list-item>
        <text:list-item>
          <text:p text:style-name="P12"><text:s text:c="8"/><text:span text:style-name="T7">0 C Y C Y C Y</text:span></text:p>
        </text:list-item>
        <text:list-item>
          <text:p text:style-name="P12"><text:s text:c="8"/><text:span text:style-name="T7">1 G M G M G M</text:span></text:p>
        </text:list-item>
        <text:list-item>
          <text:p text:style-name="P12"><text:s text:c="8"/><text:span text:style-name="T7">2 C Y C Y C Y</text:span></text:p>
        </text:list-item>
        <text:list-item>
          <text:p text:style-name="P12"><text:s text:c="8"/><text:span text:style-name="T7">3 M G M G M G</text:span></text:p>
        </text:list-item>
        <text:list-item>
          <text:p text:style-name="P10"/>
        </text:list-item>
        <text:list-item>
          <text:p text:style-name="P12"><text:s text:c="3"/><text:span text:style-name="T7">All RGB cameras use one of these Bayer grids:</text:span></text:p>
        </text:list-item>
        <text:list-item>
          <text:p text:style-name="P10"/>
        </text:list-item>
        <text:list-item>
          <text:p text:style-name="P12"><text:s text:c="8"/><text:span text:style-name="T7">0x16161616: <text:s text:c="4"/>0x61616161: <text:s text:c="4"/>0x49494949: <text:s text:c="4"/>0x94949494:</text:span></text:p>
        </text:list-item>
        <text:list-item>
          <text:p text:style-name="P10"/>
        </text:list-item>
        <text:list-item>
          <text:p text:style-name="P12"><text:s text:c="10"/><text:span text:style-name="T7">0 1 2 3 4 5 <text:s text:c="4"/>0 1 2 3 4 5 <text:s text:c="4"/>0 1 2 3 4 5 <text:s text:c="4"/>0 1 2 3 4 5</text:span></text:p>
        </text:list-item>
        <text:list-item>
          <text:p text:style-name="P12"><text:s text:c="8"/><text:span text:style-name="T7">0 B G B G B G <text:s text:c="2"/>0 G R G R G R <text:s text:c="2"/>0 G B G B G B <text:s text:c="2"/>0 R G R G R G</text:span></text:p>
        </text:list-item>
        <text:list-item>
          <text:p text:style-name="P12"><text:s text:c="8"/><text:span text:style-name="T7">1 G R G R G R <text:s text:c="2"/>1 B G B G B G <text:s text:c="2"/>1 R G R G R G <text:s text:c="2"/>1 G B G B G B</text:span></text:p>
        </text:list-item>
        <text:list-item>
          <text:p text:style-name="P12"><text:s text:c="8"/><text:span text:style-name="T7">2 B G B G B G <text:s text:c="2"/>2 G R G R G R <text:s text:c="2"/>2 G B G B G B <text:s text:c="2"/>2 R G R G R G</text:span></text:p>
        </text:list-item>
        <text:list-item>
          <text:p text:style-name="P12"><text:s text:c="8"/><text:span text:style-name="T7">3 G R G R G R <text:s text:c="2"/>3 B G B G B G <text:s text:c="2"/>3 R G R G R G <text:s text:c="2"/>3 G B G B G B</text:span></text:p>
        </text:list-item>
        <text:list-item>
          <text:p text:style-name="P12"><text:s/><text:span text:style-name="T7">*/</text:span></text:p>
        </text:list-item>
        <text:list-item>
          <text:p text:style-name="P10"/>
        </text:list-item>
        <text:list-item>
          <text:p text:style-name="P10">#<text:span text:style-name="T8">define</text:span> <text:span text:style-name="T6">RAW</text:span>(row,col) \</text:p>
        </text:list-item>
        <text:list-item>
          <text:p text:style-name="P10"><text:s text:c="8"/>raw_image[(row)*raw_width+(col)]</text:p>
        </text:list-item>
        <text:list-item>
          <text:p text:style-name="P10"/>
        </text:list-item>
        <text:list-item>
          <text:p text:style-name="P10">#<text:span text:style-name="T8">define</text:span> <text:span text:style-name="T6">FC</text:span>(row,col) \</text:p>
        </text:list-item>
        <text:list-item>
          <text:p text:style-name="P10"><text:s text:c="8"/>(filters &gt;&gt; ((((row) &lt;&lt; 1 &amp; 14) + ((col) &amp; 1)) &lt;&lt; 1) &amp; 3)</text:p>
        </text:list-item>
        <text:list-item>
          <text:p text:style-name="P10"/>
        </text:list-item>
        <text:list-item>
          <text:p text:style-name="P10">#<text:span text:style-name="T8">define</text:span> <text:span text:style-name="T6">BAYER</text:span>(row,col) \</text:p>
        </text:list-item>
        <text:list-item>
          <text:p text:style-name="P10"><text:s text:c="8"/>image[((row) &gt;&gt; shrink)*iwidth + ((col) &gt;&gt; shrink)][FC(row,col)]</text:p>
        </text:list-item>
        <text:list-item>
          <text:p text:style-name="P10"/>
        </text:list-item>
        <text:list-item>
          <text:p text:style-name="P10">#<text:span text:style-name="T8">define</text:span> <text:span text:style-name="T6">BAYER2</text:span>(row,col) \</text:p>
        </text:list-item>
        <text:list-item>
          <text:p text:style-name="P10"><text:s text:c="8"/>image[((row) &gt;&gt; shrink)*iwidth + ((col) &gt;&gt; shrink)][fcol(row,col)]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fcol</text:span> (<text:span text:style-name="T10">int</text:span> row, <text:span text:style-name="T10">int</text:span> col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char</text:span> filter[16][16] =</text:p>
        </text:list-item>
        <text:list-item>
          <text:p text:style-name="P10"><text:s text:c="2"/>{ { 2,1,1,3,2,3,2,0,3,2,3,0,1,2,1,0 },</text:p>
        </text:list-item>
        <text:list-item>
          <text:p text:style-name="P10"><text:s text:c="4"/>{ 0,3,0,2,0,1,3,1,0,1,1,2,0,3,3,2 },</text:p>
        </text:list-item>
        <text:list-item>
          <text:p text:style-name="P10"><text:s text:c="4"/>{ 2,3,3,2,3,1,1,3,3,1,2,1,2,0,0,3 },</text:p>
        </text:list-item>
        <text:list-item>
          <text:p text:style-name="P10"><text:s text:c="4"/>{ 0,1,0,1,0,2,0,2,2,0,3,0,1,3,2,1 },</text:p>
        </text:list-item>
        <text:list-item>
          <text:p text:style-name="P10"><text:s text:c="4"/>{ 3,1,1,2,0,1,0,2,1,3,1,3,0,1,3,0 },</text:p>
        </text:list-item>
        <text:list-item>
          <text:p text:style-name="P10"><text:s text:c="4"/>{ 2,0,0,3,3,2,3,1,2,0,2,0,3,2,2,1 },</text:p>
        </text:list-item>
        <text:list-item>
          <text:p text:style-name="P10"><text:s text:c="4"/>{ 2,3,3,1,2,1,2,1,2,1,1,2,3,0,0,1 },</text:p>
        </text:list-item>
        <text:list-item>
          <text:p text:style-name="P10"><text:s text:c="4"/>{ 1,0,0,2,3,0,0,3,0,3,0,3,2,1,2,3 },</text:p>
        </text:list-item>
        <text:list-item>
          <text:p text:style-name="P10"><text:s text:c="4"/>{ 2,3,3,1,1,2,1,0,3,2,3,0,2,3,1,3 },</text:p>
        </text:list-item>
        <text:list-item>
          <text:p text:style-name="P10"><text:s text:c="4"/>{ 1,0,2,0,3,0,3,2,0,1,1,2,0,1,0,2 },</text:p>
        </text:list-item>
        <text:list-item>
          <text:p text:style-name="P10"><text:s text:c="4"/>{ 0,1,1,3,3,2,2,1,1,3,3,0,2,1,3,2 },</text:p>
        </text:list-item>
        <text:list-item>
          <text:p text:style-name="P10"><text:s text:c="4"/>{ 2,3,2,0,0,1,3,0,2,0,1,2,3,0,1,0 },</text:p>
        </text:list-item>
        <text:list-item>
          <text:p text:style-name="P10"><text:s text:c="4"/>{ 1,3,1,2,3,2,3,2,0,2,0,1,1,0,3,0 },</text:p>
        </text:list-item>
        <text:list-item>
          <text:p text:style-name="P10"><text:s text:c="4"/>{ 0,2,0,3,1,0,0,1,1,3,3,2,3,2,2,1 },</text:p>
        </text:list-item>
        <text:list-item>
          <text:p text:style-name="P10"><text:s text:c="4"/>{ 2,1,3,2,3,1,2,1,0,3,0,2,0,2,0,2 },</text:p>
        </text:list-item>
        <text:list-item>
          <text:p text:style-name="P10"><text:s text:c="4"/>{ 0,3,1,0,0,2,0,3,2,1,3,1,1,3,1,3 } };</text:p>
        </text:list-item>
        <text:list-item>
          <text:p text:style-name="P10"/>
        </text:list-item>
        <text:list-item>
          <text:p text:style-name="P10"><text:s text:c="2"/><text:span text:style-name="T3">if</text:span> (filters == 1) <text:span text:style-name="T3">return</text:span> filter[(row+top_margin)&amp;15][(col+left_margin)&amp;15];</text:p>
        </text:list-item>
        <text:list-item>
          <text:p text:style-name="P10"><text:s text:c="2"/><text:span text:style-name="T3">if</text:span> (filters == 9) <text:span text:style-name="T3">return</text:span> xtrans[(row+6) % 6][(col+6) % 6];</text:p>
        </text:list-item>
        <text:list-item>
          <text:p text:style-name="P10"><text:s text:c="2"/><text:span text:style-name="T3">return</text:span> FC(row,col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ifndef</text:span> <text:span text:style-name="T9">__GLIBC__</text:span></text:p>
        </text:list-item>
        <text:list-item>
          <text:p text:style-name="P10"><text:span text:style-name="T10">char</text:span> *<text:span text:style-name="T6">my_memmem</text:span> (<text:span text:style-name="T10">char</text:span> *haystack, size_t haystacklen,</text:p>
        </text:list-item>
        <text:list-item>
          <text:p text:style-name="P10"><text:soft-page-break/><text:s text:c="14"/><text:span text:style-name="T10">char</text:span> *needle, size_t needlelen)</text:p>
        </text:list-item>
        <text:list-item>
          <text:p text:style-name="P10">{</text:p>
        </text:list-item>
        <text:list-item>
          <text:p text:style-name="P10"><text:s text:c="2"/><text:span text:style-name="T10">char</text:span> *c;</text:p>
        </text:list-item>
        <text:list-item>
          <text:p text:style-name="P10"><text:s text:c="2"/><text:span text:style-name="T3">for</text:span> (c = haystack; c &lt;= haystack + haystacklen - needlelen; c++)</text:p>
        </text:list-item>
        <text:list-item>
          <text:p text:style-name="P10"><text:s text:c="4"/><text:span text:style-name="T3">if</text:span> (!memcmp (c, needle, needlelen))</text:p>
        </text:list-item>
        <text:list-item>
          <text:p text:style-name="P10"><text:s text:c="6"/><text:span text:style-name="T3">return</text:span> c;</text:p>
        </text:list-item>
        <text:list-item>
          <text:p text:style-name="P10"><text:s text:c="2"/><text:span text:style-name="T3">return</text:span> 0;</text:p>
        </text:list-item>
        <text:list-item>
          <text:p text:style-name="P10">}</text:p>
        </text:list-item>
        <text:list-item>
          <text:p text:style-name="P10">#<text:span text:style-name="T8">define</text:span> <text:span text:style-name="T9">memmem</text:span> my_memmem</text:p>
        </text:list-item>
        <text:list-item>
          <text:p text:style-name="P10"><text:span text:style-name="T10">char</text:span> *<text:span text:style-name="T6">my_strcasestr</text:span> (<text:span text:style-name="T10">char</text:span> *haystack, <text:span text:style-name="T10">const</text:span> <text:span text:style-name="T10">char</text:span> *needle)</text:p>
        </text:list-item>
        <text:list-item>
          <text:p text:style-name="P10">{</text:p>
        </text:list-item>
        <text:list-item>
          <text:p text:style-name="P10"><text:s text:c="2"/><text:span text:style-name="T10">char</text:span> *c;</text:p>
        </text:list-item>
        <text:list-item>
          <text:p text:style-name="P10"><text:s text:c="2"/><text:span text:style-name="T3">for</text:span> (c = haystack; *c; c++)</text:p>
        </text:list-item>
        <text:list-item>
          <text:p text:style-name="P10"><text:s text:c="4"/><text:span text:style-name="T3">if</text:span> (!strncasecmp(c, needle, strlen(needle)))</text:p>
        </text:list-item>
        <text:list-item>
          <text:p text:style-name="P10"><text:s text:c="6"/><text:span text:style-name="T3">return</text:span> c;</text:p>
        </text:list-item>
        <text:list-item>
          <text:p text:style-name="P10"><text:s text:c="2"/><text:span text:style-name="T3">return</text:span> 0;</text:p>
        </text:list-item>
        <text:list-item>
          <text:p text:style-name="P10">}</text:p>
        </text:list-item>
        <text:list-item>
          <text:p text:style-name="P10">#<text:span text:style-name="T8">define</text:span> <text:span text:style-name="T9">strcasestr</text:span> my_strcasestr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merror</text:span> (<text:span text:style-name="T10">void</text:span> *ptr, <text:span text:style-name="T10">const</text:span> <text:span text:style-name="T10">char</text:span> *where)</text:p>
        </text:list-item>
        <text:list-item>
          <text:p text:style-name="P10">{</text:p>
        </text:list-item>
        <text:list-item>
          <text:p text:style-name="P10"><text:s text:c="2"/><text:span text:style-name="T3">if</text:span> (ptr) <text:span text:style-name="T3">return</text:span>;</text:p>
        </text:list-item>
        <text:list-item>
          <text:p text:style-name="P10"><text:s text:c="2"/>fprintf (stderr,_(<text:span text:style-name="T5">"%s: Out of memory in %s\n"</text:span>), ifname, where);</text:p>
        </text:list-item>
        <text:list-item>
          <text:p text:style-name="P10"><text:s text:c="2"/>longjmp (failure, 1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derror</text:span>()</text:p>
        </text:list-item>
        <text:list-item>
          <text:p text:style-name="P10">{</text:p>
        </text:list-item>
        <text:list-item>
          <text:p text:style-name="P10"><text:s text:c="2"/><text:span text:style-name="T3">if</text:span> (!data_error) {</text:p>
        </text:list-item>
        <text:list-item>
          <text:p text:style-name="P10"><text:s text:c="4"/>fprintf (stderr, <text:span text:style-name="T5">"%s: "</text:span>, ifname);</text:p>
        </text:list-item>
        <text:list-item>
          <text:p text:style-name="P10"><text:s text:c="4"/><text:span text:style-name="T3">if</text:span> (feof(ifp))</text:p>
        </text:list-item>
        <text:list-item>
          <text:p text:style-name="P10"><text:s text:c="6"/>fprintf (stderr,_(<text:span text:style-name="T5">"Unexpected end of file\n"</text:span>));</text:p>
        </text:list-item>
        <text:list-item>
          <text:p text:style-name="P10"><text:s text:c="4"/><text:span text:style-name="T3">else</text:span></text:p>
        </text:list-item>
        <text:list-item>
          <text:p text:style-name="P10"><text:s text:c="6"/>fprintf (stderr,_(<text:span text:style-name="T5">"Corrupt data near 0x%llx\n"</text:span>), (INT64) ftello(ifp));</text:p>
        </text:list-item>
        <text:list-item>
          <text:p text:style-name="P10"><text:s text:c="2"/>}</text:p>
        </text:list-item>
        <text:list-item>
          <text:p text:style-name="P10"><text:s text:c="2"/>data_error++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ushort CLASS <text:span text:style-name="T6">sget2</text:span> (uchar *s)</text:p>
        </text:list-item>
        <text:list-item>
          <text:p text:style-name="P10">{</text:p>
        </text:list-item>
        <text:list-item>
          <text:p text:style-name="P10"><text:s text:c="2"/><text:span text:style-name="T3">if</text:span> (order == 0x4949) <text:s text:c="9"/><text:span text:style-name="T4">/* "II" means little-endian */</text:span></text:p>
        </text:list-item>
        <text:list-item>
          <text:p text:style-name="P10"><text:s text:c="4"/><text:span text:style-name="T3">return</text:span> s[0] | s[1] &lt;&lt; 8;</text:p>
        </text:list-item>
        <text:list-item>
          <text:p text:style-name="P10"><text:s text:c="2"/><text:span text:style-name="T3">else</text:span> <text:s text:c="25"/><text:span text:style-name="T4">/* "MM" means big-endian */</text:span></text:p>
        </text:list-item>
        <text:list-item>
          <text:p text:style-name="P10"><text:s text:c="4"/><text:span text:style-name="T3">return</text:span> s[0] &lt;&lt; 8 | s[1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ushort CLASS <text:span text:style-name="T6">get2</text:span>()</text:p>
        </text:list-item>
        <text:list-item>
          <text:p text:style-name="P10">{</text:p>
        </text:list-item>
        <text:list-item>
          <text:p text:style-name="P10"><text:s text:c="2"/>uchar str[2] = { 0xff,0xff };</text:p>
        </text:list-item>
        <text:list-item>
          <text:p text:style-name="P10"><text:s text:c="2"/>fread (str, 1, 2, ifp);</text:p>
        </text:list-item>
        <text:list-item>
          <text:p text:style-name="P10"><text:s text:c="2"/><text:span text:style-name="T3">return</text:span> sget2(str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unsigned</text:span> CLASS <text:span text:style-name="T6">sget4</text:span> (uchar *s)</text:p>
        </text:list-item>
        <text:list-item>
          <text:p text:style-name="P10">{</text:p>
        </text:list-item>
        <text:list-item>
          <text:p text:style-name="P10"><text:s text:c="2"/><text:span text:style-name="T3">if</text:span> (order == 0x4949)</text:p>
        </text:list-item>
        <text:list-item>
          <text:p text:style-name="P10"><text:s text:c="4"/><text:span text:style-name="T3">return</text:span> s[0] | s[1] &lt;&lt; 8 | s[2] &lt;&lt; 16 | s[3] &lt;&lt; 24;</text:p>
        </text:list-item>
        <text:list-item>
          <text:p text:style-name="P10"><text:s text:c="2"/><text:span text:style-name="T3">else</text:span></text:p>
        </text:list-item>
        <text:list-item>
          <text:p text:style-name="P10"><text:s text:c="4"/><text:span text:style-name="T3">return</text:span> s[0] &lt;&lt; 24 | s[1] &lt;&lt; 16 | s[2] &lt;&lt; 8 | s[3];</text:p>
        </text:list-item>
        <text:list-item>
          <text:p text:style-name="P10">}</text:p>
        </text:list-item>
        <text:list-item>
          <text:p text:style-name="P10">#<text:span text:style-name="T8">define</text:span> <text:span text:style-name="T6">sget4</text:span>(s) sget4((uchar *)s)</text:p>
        </text:list-item>
        <text:list-item>
          <text:p text:style-name="P10"/>
        </text:list-item>
        <text:list-item>
          <text:p text:style-name="P10"><text:span text:style-name="T10">unsigned</text:span> CLASS <text:span text:style-name="T6">get4</text:span>()</text:p>
        </text:list-item>
        <text:list-item>
          <text:p text:style-name="P10">{</text:p>
        </text:list-item>
        <text:list-item>
          <text:p text:style-name="P10"><text:soft-page-break/><text:s text:c="2"/>uchar str[4] = { 0xff,0xff,0xff,0xff };</text:p>
        </text:list-item>
        <text:list-item>
          <text:p text:style-name="P10"><text:s text:c="2"/>fread (str, 1, 4, ifp);</text:p>
        </text:list-item>
        <text:list-item>
          <text:p text:style-name="P10"><text:s text:c="2"/><text:span text:style-name="T3">return</text:span> sget4(str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unsigned</text:span> CLASS <text:span text:style-name="T6">getint</text:span> (<text:span text:style-name="T10">int</text:span> type)</text:p>
        </text:list-item>
        <text:list-item>
          <text:p text:style-name="P10">{</text:p>
        </text:list-item>
        <text:list-item>
          <text:p text:style-name="P10"><text:s text:c="2"/><text:span text:style-name="T3">return</text:span> type == 3 ? get2() : get4(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float</text:span> CLASS <text:span text:style-name="T6">int_to_float</text:span> (<text:span text:style-name="T10">int</text:span> i)</text:p>
        </text:list-item>
        <text:list-item>
          <text:p text:style-name="P10">{</text:p>
        </text:list-item>
        <text:list-item>
          <text:p text:style-name="P10"><text:s text:c="2"/><text:span text:style-name="T10">union</text:span> { <text:span text:style-name="T10">int</text:span> i; <text:span text:style-name="T10">float</text:span> f; } u;</text:p>
        </text:list-item>
        <text:list-item>
          <text:p text:style-name="P10"><text:s text:c="2"/>u.i = i;</text:p>
        </text:list-item>
        <text:list-item>
          <text:p text:style-name="P10"><text:s text:c="2"/><text:span text:style-name="T3">return</text:span> u.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double</text:span> CLASS <text:span text:style-name="T6">getreal</text:span> (<text:span text:style-name="T10">int</text:span> type)</text:p>
        </text:list-item>
        <text:list-item>
          <text:p text:style-name="P10">{</text:p>
        </text:list-item>
        <text:list-item>
          <text:p text:style-name="P10"><text:s text:c="2"/><text:span text:style-name="T10">union</text:span> { <text:span text:style-name="T10">char</text:span> c[8]; <text:span text:style-name="T10">double</text:span> d; } u;</text:p>
        </text:list-item>
        <text:list-item>
          <text:p text:style-name="P10"><text:s text:c="2"/><text:span text:style-name="T10">int</text:span> i, rev;</text:p>
        </text:list-item>
        <text:list-item>
          <text:p text:style-name="P10"/>
        </text:list-item>
        <text:list-item>
          <text:p text:style-name="P10"><text:s text:c="2"/><text:span text:style-name="T3">switch</text:span> (type) {</text:p>
        </text:list-item>
        <text:list-item>
          <text:p text:style-name="P10"><text:s text:c="4"/><text:span text:style-name="T3">case</text:span> <text:span text:style-name="T8">3</text:span>: <text:span text:style-name="T3">return</text:span> (<text:span text:style-name="T10">unsigned</text:span> <text:span text:style-name="T10">short</text:span>) get2();</text:p>
        </text:list-item>
        <text:list-item>
          <text:p text:style-name="P10"><text:s text:c="4"/><text:span text:style-name="T3">case</text:span> <text:span text:style-name="T8">4</text:span>: <text:span text:style-name="T3">return</text:span> (<text:span text:style-name="T10">unsigned</text:span> <text:span text:style-name="T10">int</text:span>) get4();</text:p>
        </text:list-item>
        <text:list-item>
          <text:p text:style-name="P10"><text:s text:c="4"/><text:span text:style-name="T3">case</text:span> <text:span text:style-name="T8">5</text:span>: <text:s/>u.d = (<text:span text:style-name="T10">unsigned</text:span> <text:span text:style-name="T10">int</text:span>) get4();</text:p>
        </text:list-item>
        <text:list-item>
          <text:p text:style-name="P10"><text:s text:c="6"/><text:span text:style-name="T3">return</text:span> u.d / (<text:span text:style-name="T10">unsigned</text:span> <text:span text:style-name="T10">int</text:span>) get4();</text:p>
        </text:list-item>
        <text:list-item>
          <text:p text:style-name="P10"><text:s text:c="4"/><text:span text:style-name="T3">case</text:span> <text:span text:style-name="T8">8</text:span>: <text:span text:style-name="T3">return</text:span> (<text:span text:style-name="T10">signed</text:span> <text:span text:style-name="T10">short</text:span>) get2();</text:p>
        </text:list-item>
        <text:list-item>
          <text:p text:style-name="P10"><text:s text:c="4"/><text:span text:style-name="T3">case</text:span> <text:span text:style-name="T8">9</text:span>: <text:span text:style-name="T3">return</text:span> (<text:span text:style-name="T10">signed</text:span> <text:span text:style-name="T10">int</text:span>) get4();</text:p>
        </text:list-item>
        <text:list-item>
          <text:p text:style-name="P10"><text:s text:c="4"/><text:span text:style-name="T3">case</text:span> <text:span text:style-name="T8">10</text:span>: u.d = (<text:span text:style-name="T10">signed</text:span> <text:span text:style-name="T10">int</text:span>) get4();</text:p>
        </text:list-item>
        <text:list-item>
          <text:p text:style-name="P10"><text:s text:c="6"/><text:span text:style-name="T3">return</text:span> u.d / (<text:span text:style-name="T10">signed</text:span> <text:span text:style-name="T10">int</text:span>) get4();</text:p>
        </text:list-item>
        <text:list-item>
          <text:p text:style-name="P10"><text:s text:c="4"/><text:span text:style-name="T3">case</text:span> <text:span text:style-name="T8">11</text:span>: <text:span text:style-name="T3">return</text:span> int_to_float (get4());</text:p>
        </text:list-item>
        <text:list-item>
          <text:p text:style-name="P10"><text:s text:c="4"/><text:span text:style-name="T3">case</text:span> <text:span text:style-name="T8">12</text:span>:</text:p>
        </text:list-item>
        <text:list-item>
          <text:p text:style-name="P10"><text:s text:c="6"/>rev = 7 * ((order == 0x4949) == (ntohs(0x1234) == 0x1234));</text:p>
        </text:list-item>
        <text:list-item>
          <text:p text:style-name="P10"><text:s text:c="6"/><text:span text:style-name="T3">for</text:span> (i=0; i &lt; 8; i++)</text:p>
        </text:list-item>
        <text:list-item>
          <text:p text:style-name="P10"><text:s text:c="8"/>u.c[i ^ rev] = fgetc(ifp);</text:p>
        </text:list-item>
        <text:list-item>
          <text:p text:style-name="P10"><text:s text:c="6"/><text:span text:style-name="T3">return</text:span> u.d;</text:p>
        </text:list-item>
        <text:list-item>
          <text:p text:style-name="P10"><text:s text:c="4"/><text:span text:style-name="T8">default</text:span>: <text:span text:style-name="T3">return</text:span> fgetc(ifp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read_shorts</text:span> (ushort *pixel, <text:span text:style-name="T10">int</text:span> count)</text:p>
        </text:list-item>
        <text:list-item>
          <text:p text:style-name="P10">{</text:p>
        </text:list-item>
        <text:list-item>
          <text:p text:style-name="P10"><text:s text:c="2"/><text:span text:style-name="T3">if</text:span> (fread (pixel, 2, count, ifp) &lt; count) derror();</text:p>
        </text:list-item>
        <text:list-item>
          <text:p text:style-name="P10"><text:s text:c="2"/><text:span text:style-name="T3">if</text:span> ((order == 0x4949) == (ntohs(0x1234) == 0x1234))</text:p>
        </text:list-item>
        <text:list-item>
          <text:p text:style-name="P10"><text:s text:c="4"/>swab (pixel, pixel, count*2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ubic_spline</text:span> (<text:span text:style-name="T10">const</text:span> <text:span text:style-name="T10">int</text:span> *x_, <text:span text:style-name="T10">const</text:span> <text:span text:style-name="T10">int</text:span> *y_, <text:span text:style-name="T10">const</text:span> <text:span text:style-name="T10">int</text:span> len)</text:p>
        </text:list-item>
        <text:list-item>
          <text:p text:style-name="P10">{</text:p>
        </text:list-item>
        <text:list-item>
          <text:p text:style-name="P10"><text:s text:c="2"/><text:span text:style-name="T10">float</text:span> **A, *b, *c, *d, *x, *y;</text:p>
        </text:list-item>
        <text:list-item>
          <text:p text:style-name="P10"><text:s text:c="2"/><text:span text:style-name="T10">int</text:span> i, j;</text:p>
        </text:list-item>
        <text:list-item>
          <text:p text:style-name="P10"/>
        </text:list-item>
        <text:list-item>
          <text:p text:style-name="P10"><text:s text:c="2"/>A = (<text:span text:style-name="T10">float</text:span> **) calloc (((2*len + 4)*<text:span text:style-name="T3">sizeof</text:span> **A + <text:span text:style-name="T3">sizeof</text:span> *A), 2*len);</text:p>
        </text:list-item>
        <text:list-item>
          <text:p text:style-name="P10"><text:s text:c="2"/><text:span text:style-name="T3">if</text:span> (!A) <text:span text:style-name="T3">return</text:span>;</text:p>
        </text:list-item>
        <text:list-item>
          <text:p text:style-name="P10"><text:s text:c="2"/>A[0] = (<text:span text:style-name="T10">float</text:span> *) (A + 2*len);</text:p>
        </text:list-item>
        <text:list-item>
          <text:p text:style-name="P10"><text:s text:c="2"/><text:span text:style-name="T3">for</text:span> (i = 1; i &lt; 2*len; i++)</text:p>
        </text:list-item>
        <text:list-item>
          <text:p text:style-name="P10"><text:s text:c="4"/>A[i] = A[0] + 2*len*i;</text:p>
        </text:list-item>
        <text:list-item>
          <text:p text:style-name="P10"><text:s text:c="2"/>y = len + (x = i + (d = i + (c = i + (b = A[0] + i*i))));</text:p>
        </text:list-item>
        <text:list-item>
          <text:p text:style-name="P10"><text:s text:c="2"/><text:span text:style-name="T3">for</text:span> (i = 0; i &lt; len; i++) {</text:p>
        </text:list-item>
        <text:list-item>
          <text:p text:style-name="P10"><text:s text:c="4"/>x[i] = x_[i] / 65535.0;</text:p>
        </text:list-item>
        <text:list-item>
          <text:p text:style-name="P10"><text:s text:c="4"/>y[i] = y_[i] / 65535.0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 = len-1; i &gt; 0; i--) {</text:p>
        </text:list-item>
        <text:list-item>
          <text:p text:style-name="P10"><text:s text:c="4"/>b[i] = (y[i] - y[i-1]) / (x[i] - x[i-1]);</text:p>
        </text:list-item>
        <text:list-item>
          <text:p text:style-name="P10"><text:soft-page-break/><text:s text:c="4"/>d[i-1] = x[i] - x[i-1]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 = 1; i &lt; len-1; i++) {</text:p>
        </text:list-item>
        <text:list-item>
          <text:p text:style-name="P10"><text:s text:c="4"/>A[i][i] = 2 * (d[i-1] + d[i]);</text:p>
        </text:list-item>
        <text:list-item>
          <text:p text:style-name="P10"><text:s text:c="4"/><text:span text:style-name="T3">if</text:span> (i &gt; 1) {</text:p>
        </text:list-item>
        <text:list-item>
          <text:p text:style-name="P10"><text:s text:c="6"/>A[i][i-1] = d[i-1];</text:p>
        </text:list-item>
        <text:list-item>
          <text:p text:style-name="P10"><text:s text:c="6"/>A[i-1][i] = d[i-1];</text:p>
        </text:list-item>
        <text:list-item>
          <text:p text:style-name="P10"><text:s text:c="4"/>}</text:p>
        </text:list-item>
        <text:list-item>
          <text:p text:style-name="P10"><text:s text:c="4"/>A[i][len-1] = 6 * (b[i+1] - b[i])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(i = 1; i &lt; len-2; i++) {</text:p>
        </text:list-item>
        <text:list-item>
          <text:p text:style-name="P10"><text:s text:c="4"/><text:span text:style-name="T10">float</text:span> v = A[i+1][i] / A[i][i];</text:p>
        </text:list-item>
        <text:list-item>
          <text:p text:style-name="P10"><text:s text:c="4"/><text:span text:style-name="T3">for</text:span>(j = 1; j &lt;= len-1; j++)</text:p>
        </text:list-item>
        <text:list-item>
          <text:p text:style-name="P10"><text:s text:c="6"/>A[i+1][j] -= v * A[i][j]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(i = len-2; i &gt; 0; i--) {</text:p>
        </text:list-item>
        <text:list-item>
          <text:p text:style-name="P10"><text:s text:c="4"/><text:span text:style-name="T10">float</text:span> acc = 0;</text:p>
        </text:list-item>
        <text:list-item>
          <text:p text:style-name="P10"><text:s text:c="4"/><text:span text:style-name="T3">for</text:span>(j = i; j &lt;= len-2; j++)</text:p>
        </text:list-item>
        <text:list-item>
          <text:p text:style-name="P10"><text:s text:c="6"/>acc += A[i][j]*c[j];</text:p>
        </text:list-item>
        <text:list-item>
          <text:p text:style-name="P10"><text:s text:c="4"/>c[i] = (A[i][len-1] - acc) / A[i][i]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 = 0; i &lt; 0x10000; i++) {</text:p>
        </text:list-item>
        <text:list-item>
          <text:p text:style-name="P10"><text:s text:c="4"/><text:span text:style-name="T10">float</text:span> x_out = (<text:span text:style-name="T10">float</text:span>)(i / 65535.0);</text:p>
        </text:list-item>
        <text:list-item>
          <text:p text:style-name="P10"><text:s text:c="4"/><text:span text:style-name="T10">float</text:span> y_out = 0;</text:p>
        </text:list-item>
        <text:list-item>
          <text:p text:style-name="P10"><text:s text:c="4"/><text:span text:style-name="T3">for</text:span> (j = 0; j &lt; len-1; j++) {</text:p>
        </text:list-item>
        <text:list-item>
          <text:p text:style-name="P10"><text:s text:c="6"/><text:span text:style-name="T3">if</text:span> (x[j] &lt;= x_out &amp;&amp; x_out &lt;= x[j+1]) {</text:p>
        </text:list-item>
        <text:list-item>
          <text:p text:style-name="P10"><text:s text:c="8"/><text:span text:style-name="T10">float</text:span> v = x_out - x[j];</text:p>
        </text:list-item>
        <text:list-item>
          <text:p text:style-name="P10"><text:s text:c="8"/>y_out = y[j] +</text:p>
        </text:list-item>
        <text:list-item>
          <text:p text:style-name="P10"><text:s text:c="10"/>((y[j+1] - y[j]) / d[j] - (2 * d[j] * c[j] + c[j+1] * d[j])/6) * v</text:p>
        </text:list-item>
        <text:list-item>
          <text:p text:style-name="P10"><text:s text:c="11"/>+ (c[j] * 0.5) * v*v + ((c[j+1] - c[j]) / (6 * d[j])) * v*v*v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curve[i] = y_out &lt; 0.0 ? 0 : (y_out &gt;= 1.0 ? 65535 :</text:p>
        </text:list-item>
        <text:list-item>
          <text:p text:style-name="P10"><text:s text:c="16"/>(ushort)(y_out * 65535.0 + 0.5));</text:p>
        </text:list-item>
        <text:list-item>
          <text:p text:style-name="P10"><text:s text:c="2"/>}</text:p>
        </text:list-item>
        <text:list-item>
          <text:p text:style-name="P10"><text:s text:c="2"/>free (A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600_fixed_wb</text:span> (<text:span text:style-name="T10">int</text:span> temp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short</text:span> mul[4][5] = {</text:p>
        </text:list-item>
        <text:list-item>
          <text:p text:style-name="P10"><text:s text:c="4"/>{ <text:s/>667, 358,397,565,452 },</text:p>
        </text:list-item>
        <text:list-item>
          <text:p text:style-name="P10"><text:s text:c="4"/>{ <text:s/>731, 390,367,499,517 },</text:p>
        </text:list-item>
        <text:list-item>
          <text:p text:style-name="P10"><text:s text:c="4"/>{ 1119, 396,348,448,537 },</text:p>
        </text:list-item>
        <text:list-item>
          <text:p text:style-name="P10"><text:s text:c="4"/>{ 1399, 485,431,508,688 } };</text:p>
        </text:list-item>
        <text:list-item>
          <text:p text:style-name="P10"><text:s text:c="2"/><text:span text:style-name="T10">int</text:span> lo, hi, i;</text:p>
        </text:list-item>
        <text:list-item>
          <text:p text:style-name="P10"><text:s text:c="2"/><text:span text:style-name="T10">float</text:span> frac=0;</text:p>
        </text:list-item>
        <text:list-item>
          <text:p text:style-name="P10"/>
        </text:list-item>
        <text:list-item>
          <text:p text:style-name="P10"><text:s text:c="2"/><text:span text:style-name="T3">for</text:span> (lo=4; --lo; )</text:p>
        </text:list-item>
        <text:list-item>
          <text:p text:style-name="P10"><text:s text:c="4"/><text:span text:style-name="T3">if</text:span> (*mul[lo] &lt;= temp) <text:span text:style-name="T3">break</text:span>;</text:p>
        </text:list-item>
        <text:list-item>
          <text:p text:style-name="P10"><text:s text:c="2"/><text:span text:style-name="T3">for</text:span> (hi=0; hi &lt; 3; hi++)</text:p>
        </text:list-item>
        <text:list-item>
          <text:p text:style-name="P10"><text:s text:c="4"/><text:span text:style-name="T3">if</text:span> (*mul[hi] &gt;= temp) <text:span text:style-name="T3">break</text:span>;</text:p>
        </text:list-item>
        <text:list-item>
          <text:p text:style-name="P10"><text:s text:c="2"/><text:span text:style-name="T3">if</text:span> (lo != hi)</text:p>
        </text:list-item>
        <text:list-item>
          <text:p text:style-name="P10"><text:s text:c="4"/>frac = (<text:span text:style-name="T10">float</text:span>) (temp - *mul[lo]) / (*mul[hi] - *mul[lo]);</text:p>
        </text:list-item>
        <text:list-item>
          <text:p text:style-name="P10"><text:s text:c="2"/><text:span text:style-name="T3">for</text:span> (i=1; i &lt; 5; i++)</text:p>
        </text:list-item>
        <text:list-item>
          <text:p text:style-name="P10"><text:s text:c="4"/>pre_mul[i-1] = 1 / (frac * mul[hi][i] + (1-frac) * mul[lo][i]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 Return values: <text:s/>0 = white <text:s/>1 = near white <text:s/>2 = not white */</text:p>
        </text:list-item>
        <text:list-item>
          <text:p text:style-name="P10"><text:span text:style-name="T10">int</text:span> CLASS <text:span text:style-name="T6">canon_600_color</text:span> (<text:span text:style-name="T10">int</text:span> ratio[2], <text:span text:style-name="T10">int</text:span> mar)</text:p>
        </text:list-item>
        <text:list-item>
          <text:p text:style-name="P10">{</text:p>
        </text:list-item>
        <text:list-item>
          <text:p text:style-name="P10"><text:s text:c="2"/><text:span text:style-name="T10">int</text:span> clipped=0, target, miss;</text:p>
        </text:list-item>
        <text:list-item>
          <text:p text:style-name="P10"/>
        </text:list-item>
        <text:list-item>
          <text:p text:style-name="P10"><text:s text:c="2"/><text:span text:style-name="T3">if</text:span> (flash_used) {</text:p>
        </text:list-item>
        <text:list-item>
          <text:p text:style-name="P10"><text:s text:c="4"/><text:span text:style-name="T3">if</text:span> (ratio[1] &lt; -104)</text:p>
        </text:list-item>
        <text:list-item>
          <text:p text:style-name="P10"><text:soft-page-break/><text:s text:c="6"/>{ ratio[1] = -104; clipped = 1; }</text:p>
        </text:list-item>
        <text:list-item>
          <text:p text:style-name="P10"><text:s text:c="4"/><text:span text:style-name="T3">if</text:span> (ratio[1] &gt; <text:s text:c="2"/>12)</text:p>
        </text:list-item>
        <text:list-item>
          <text:p text:style-name="P10"><text:s text:c="6"/>{ ratio[1] = <text:s text:c="2"/>12; clipped = 1; }</text:p>
        </text:list-item>
        <text:list-item>
          <text:p text:style-name="P10"><text:s text:c="2"/>} <text:span text:style-name="T3">else</text:span> {</text:p>
        </text:list-item>
        <text:list-item>
          <text:p text:style-name="P10"><text:s text:c="4"/><text:span text:style-name="T3">if</text:span> (ratio[1] &lt; -264 || ratio[1] &gt; 461) <text:span text:style-name="T3">return</text:span> 2;</text:p>
        </text:list-item>
        <text:list-item>
          <text:p text:style-name="P10"><text:s text:c="4"/><text:span text:style-name="T3">if</text:span> (ratio[1] &lt; -50)</text:p>
        </text:list-item>
        <text:list-item>
          <text:p text:style-name="P10"><text:s text:c="6"/>{ ratio[1] = -50; clipped = 1; }</text:p>
        </text:list-item>
        <text:list-item>
          <text:p text:style-name="P10"><text:s text:c="4"/><text:span text:style-name="T3">if</text:span> (ratio[1] &gt; 307)</text:p>
        </text:list-item>
        <text:list-item>
          <text:p text:style-name="P10"><text:s text:c="6"/>{ ratio[1] = 307; clipped = 1; }</text:p>
        </text:list-item>
        <text:list-item>
          <text:p text:style-name="P10"><text:s text:c="2"/>}</text:p>
        </text:list-item>
        <text:list-item>
          <text:p text:style-name="P10"><text:s text:c="2"/>target = flash_used || ratio[1] &lt; 197</text:p>
        </text:list-item>
        <text:list-item>
          <text:p text:style-name="P10"><text:s text:c="8"/>? -38 - (398 * ratio[1] &gt;&gt; 10)</text:p>
        </text:list-item>
        <text:list-item>
          <text:p text:style-name="P10"><text:s text:c="8"/>: -123 + (48 * ratio[1] &gt;&gt; 10);</text:p>
        </text:list-item>
        <text:list-item>
          <text:p text:style-name="P10"><text:s text:c="2"/><text:span text:style-name="T3">if</text:span> (target - mar &lt;= ratio[0] &amp;&amp;</text:p>
        </text:list-item>
        <text:list-item>
          <text:p text:style-name="P10"><text:s text:c="6"/>target + 20 <text:s/>&gt;= ratio[0] &amp;&amp; !clipped) <text:span text:style-name="T3">return</text:span> 0;</text:p>
        </text:list-item>
        <text:list-item>
          <text:p text:style-name="P10"><text:s text:c="2"/>miss = target - ratio[0];</text:p>
        </text:list-item>
        <text:list-item>
          <text:p text:style-name="P10"><text:s text:c="2"/><text:span text:style-name="T3">if</text:span> (abs(miss) &gt;= mar*4) <text:span text:style-name="T3">return</text:span> 2;</text:p>
        </text:list-item>
        <text:list-item>
          <text:p text:style-name="P10"><text:s text:c="2"/><text:span text:style-name="T3">if</text:span> (miss &lt; -20) miss = -20;</text:p>
        </text:list-item>
        <text:list-item>
          <text:p text:style-name="P10"><text:s text:c="2"/><text:span text:style-name="T3">if</text:span> (miss &gt; mar) miss = mar;</text:p>
        </text:list-item>
        <text:list-item>
          <text:p text:style-name="P10"><text:s text:c="2"/>ratio[0] = target - miss;</text:p>
        </text:list-item>
        <text:list-item>
          <text:p text:style-name="P10"><text:s text:c="2"/><text:span text:style-name="T3">return</text:span>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600_auto_wb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mar, row, col, i, j, st, count[] = { 0,0 };</text:p>
        </text:list-item>
        <text:list-item>
          <text:p text:style-name="P10"><text:s text:c="2"/><text:span text:style-name="T10">int</text:span> test[8], total[2][8], ratio[2][2], stat[2];</text:p>
        </text:list-item>
        <text:list-item>
          <text:p text:style-name="P10"/>
        </text:list-item>
        <text:list-item>
          <text:p text:style-name="P10"><text:s text:c="2"/>memset (&amp;total, 0, <text:span text:style-name="T3">sizeof</text:span> total);</text:p>
        </text:list-item>
        <text:list-item>
          <text:p text:style-name="P10"><text:s text:c="2"/>i = canon_ev + 0.5;</text:p>
        </text:list-item>
        <text:list-item>
          <text:p text:style-name="P10"><text:s text:c="2"/><text:span text:style-name="T3">if</text:span> <text:s text:c="5"/>(i &lt; 10) mar = 150;</text:p>
        </text:list-item>
        <text:list-item>
          <text:p text:style-name="P10"><text:s text:c="2"/><text:span text:style-name="T3">else</text:span> <text:span text:style-name="T3">if</text:span> (i &gt; 12) mar = 20;</text:p>
        </text:list-item>
        <text:list-item>
          <text:p text:style-name="P10"><text:s text:c="2"/><text:span text:style-name="T3">else</text:span> mar = 280 - 20 * i;</text:p>
        </text:list-item>
        <text:list-item>
          <text:p text:style-name="P10"><text:s text:c="2"/><text:span text:style-name="T3">if</text:span> (flash_used) mar = 80;</text:p>
        </text:list-item>
        <text:list-item>
          <text:p text:style-name="P10"><text:s text:c="2"/><text:span text:style-name="T3">for</text:span> (row=14; row &lt; height-14; row+=4)</text:p>
        </text:list-item>
        <text:list-item>
          <text:p text:style-name="P10"><text:s text:c="4"/><text:span text:style-name="T3">for</text:span> (col=10; col &lt; width; col+=2) {</text:p>
        </text:list-item>
        <text:list-item>
          <text:p text:style-name="P10"><text:s text:c="6"/><text:span text:style-name="T3">for</text:span> (i=0; i &lt; 8; i++)</text:p>
        </text:list-item>
        <text:list-item>
          <text:p text:style-name="P10"><text:s text:c="8"/>test[(i &amp; 4) + FC(row+(i &gt;&gt; 1),col+(i &amp; 1))] =</text:p>
        </text:list-item>
        <text:list-item>
          <text:p text:style-name="P10"><text:s text:c="20"/>BAYER(row+(i &gt;&gt; 1),col+(i &amp; 1));</text:p>
        </text:list-item>
        <text:list-item>
          <text:p text:style-name="P10"><text:s text:c="6"/><text:span text:style-name="T3">for</text:span> (i=0; i &lt; 8; i++)</text:p>
        </text:list-item>
        <text:list-item>
          <text:p text:style-name="P10"><text:s text:c="8"/><text:span text:style-name="T3">if</text:span> (test[i] &lt; 150 || test[i] &gt; 1500) <text:span text:style-name="T3">goto</text:span> <text:span text:style-name="T8">next</text:span>;</text:p>
        </text:list-item>
        <text:list-item>
          <text:p text:style-name="P10"><text:s text:c="6"/><text:span text:style-name="T3">for</text:span> (i=0; i &lt; 4; i++)</text:p>
        </text:list-item>
        <text:list-item>
          <text:p text:style-name="P10"><text:s text:c="8"/><text:span text:style-name="T3">if</text:span> (abs(test[i] - test[i+4]) &gt; 50) <text:span text:style-name="T3">goto</text:span> <text:span text:style-name="T8">next</text:span>;</text:p>
        </text:list-item>
        <text:list-item>
          <text:p text:style-name="P10"><text:s text:c="6"/><text:span text:style-name="T3">for</text:span> (i=0; i &lt; 2; i++) {</text:p>
        </text:list-item>
        <text:list-item>
          <text:p text:style-name="P10"><text:s text:c="8"/><text:span text:style-name="T3">for</text:span> (j=0; j &lt; 4; j+=2)</text:p>
        </text:list-item>
        <text:list-item>
          <text:p text:style-name="P10"><text:s text:c="10"/>ratio[i][j &gt;&gt; 1] = ((test[i*4+j+1]-test[i*4+j]) &lt;&lt; 10) / test[i*4+j];</text:p>
        </text:list-item>
        <text:list-item>
          <text:p text:style-name="P10"><text:s text:c="8"/>stat[i] = canon_600_color (ratio[i], mar)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(st = stat[0] | stat[1]) &gt; 1) <text:span text:style-name="T3">goto</text:span> <text:span text:style-name="T8">next</text:span>;</text:p>
        </text:list-item>
        <text:list-item>
          <text:p text:style-name="P10"><text:s text:c="6"/><text:span text:style-name="T3">for</text:span> (i=0; i &lt; 2; i++)</text:p>
        </text:list-item>
        <text:list-item>
          <text:p text:style-name="P10"><text:s text:c="8"/><text:span text:style-name="T3">if</text:span> (stat[i])</text:p>
        </text:list-item>
        <text:list-item>
          <text:p text:style-name="P10"><text:s text:c="10"/><text:span text:style-name="T3">for</text:span> (j=0; j &lt; 2; j++)</text:p>
        </text:list-item>
        <text:list-item>
          <text:p text:style-name="P10"><text:s text:c="12"/>test[i*4+j*2+1] = test[i*4+j*2] * (0x400 + ratio[i][j]) &gt;&gt; 10;</text:p>
        </text:list-item>
        <text:list-item>
          <text:p text:style-name="P10"><text:s text:c="6"/><text:span text:style-name="T3">for</text:span> (i=0; i &lt; 8; i++)</text:p>
        </text:list-item>
        <text:list-item>
          <text:p text:style-name="P10"><text:s text:c="8"/>total[st][i] += test[i];</text:p>
        </text:list-item>
        <text:list-item>
          <text:p text:style-name="P10"><text:s text:c="6"/>count[st]++;</text:p>
        </text:list-item>
        <text:list-item>
          <text:p text:style-name="P10"><text:span text:style-name="T8">next</text:span>: ;</text:p>
        </text:list-item>
        <text:list-item>
          <text:p text:style-name="P10"><text:s text:c="4"/>}</text:p>
        </text:list-item>
        <text:list-item>
          <text:p text:style-name="P10"><text:s text:c="2"/><text:span text:style-name="T3">if</text:span> (count[0] | count[1]) {</text:p>
        </text:list-item>
        <text:list-item>
          <text:p text:style-name="P10"><text:s text:c="4"/>st = count[0]*200 &lt; count[1];</text:p>
        </text:list-item>
        <text:list-item>
          <text:p text:style-name="P10"><text:s text:c="4"/><text:span text:style-name="T3">for</text:span> (i=0; i &lt; 4; i++)</text:p>
        </text:list-item>
        <text:list-item>
          <text:p text:style-name="P10"><text:s text:c="6"/>pre_mul[i] = 1.0 / (total[st][i] + total[st][i+4]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oft-page-break/><text:span text:style-name="T10">void</text:span> CLASS <text:span text:style-name="T6">canon_600_coeff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short</text:span> table[6][12] = {</text:p>
        </text:list-item>
        <text:list-item>
          <text:p text:style-name="P10"><text:s text:c="4"/>{ -190,702,-1878,2390, <text:s text:c="2"/>1861,-1349,905,-393, -432,944,2617,-2105 <text:s/>},</text:p>
        </text:list-item>
        <text:list-item>
          <text:p text:style-name="P10"><text:s text:c="4"/>{ -1203,1715,-1136,1648, 1388,-876,267,245, <text:s/>-1641,2153,3921,-3409 },</text:p>
        </text:list-item>
        <text:list-item>
          <text:p text:style-name="P10"><text:s text:c="4"/>{ -615,1127,-1563,2075, <text:s/>1437,-925,509,3, <text:s text:c="4"/>-756,1268,2519,-2007 },</text:p>
        </text:list-item>
        <text:list-item>
          <text:p text:style-name="P10"><text:s text:c="4"/>{ -190,702,-1886,2398, <text:s text:c="2"/>2153,-1641,763,-251, -452,964,3040,-2528 <text:s/>},</text:p>
        </text:list-item>
        <text:list-item>
          <text:p text:style-name="P10"><text:s text:c="4"/>{ -190,702,-1878,2390, <text:s text:c="2"/>1861,-1349,905,-393, -432,944,2617,-2105 <text:s/>},</text:p>
        </text:list-item>
        <text:list-item>
          <text:p text:style-name="P10"><text:s text:c="4"/>{ -807,1319,-1785,2297, <text:s/>1388,-876,769,-257, <text:s/>-230,742,2067,-1555 <text:s/>} };</text:p>
        </text:list-item>
        <text:list-item>
          <text:p text:style-name="P10"><text:s text:c="2"/><text:span text:style-name="T10">int</text:span> t=0, i, c;</text:p>
        </text:list-item>
        <text:list-item>
          <text:p text:style-name="P10"><text:s text:c="2"/><text:span text:style-name="T10">float</text:span> mc, yc;</text:p>
        </text:list-item>
        <text:list-item>
          <text:p text:style-name="P10"/>
        </text:list-item>
        <text:list-item>
          <text:p text:style-name="P10"><text:s text:c="2"/>mc = pre_mul[1] / pre_mul[2];</text:p>
        </text:list-item>
        <text:list-item>
          <text:p text:style-name="P10"><text:s text:c="2"/>yc = pre_mul[3] / pre_mul[2];</text:p>
        </text:list-item>
        <text:list-item>
          <text:p text:style-name="P10"><text:s text:c="2"/><text:span text:style-name="T3">if</text:span> (mc &gt; 1 &amp;&amp; mc &lt;= 1.28 &amp;&amp; yc &lt; 0.8789) t=1;</text:p>
        </text:list-item>
        <text:list-item>
          <text:p text:style-name="P10"><text:s text:c="2"/><text:span text:style-name="T3">if</text:span> (mc &gt; 1.28 &amp;&amp; mc &lt;= 2) {</text:p>
        </text:list-item>
        <text:list-item>
          <text:p text:style-name="P10"><text:s text:c="4"/><text:span text:style-name="T3">if</text:span> <text:s/>(yc &lt; 0.8789) t=3;</text:p>
        </text:list-item>
        <text:list-item>
          <text:p text:style-name="P10"><text:s text:c="4"/><text:span text:style-name="T3">else</text:span> <text:span text:style-name="T3">if</text:span> (yc &lt;= 2) t=4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flash_used) t=5;</text:p>
        </text:list-item>
        <text:list-item>
          <text:p text:style-name="P10"><text:s text:c="2"/><text:span text:style-name="T3">for</text:span> (raw_color = i=0; i &lt; 3; i++)</text:p>
        </text:list-item>
        <text:list-item>
          <text:p text:style-name="P10"><text:s text:c="4"/>FORCC rgb_cam[i][c] = table[t][i*4 + c] / 1024.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600_load_raw</text:span>()</text:p>
        </text:list-item>
        <text:list-item>
          <text:p text:style-name="P10">{</text:p>
        </text:list-item>
        <text:list-item>
          <text:p text:style-name="P10"><text:s text:c="2"/>uchar <text:s/>data[1120], *dp;</text:p>
        </text:list-item>
        <text:list-item>
          <text:p text:style-name="P10"><text:s text:c="2"/>ushort *pix;</text:p>
        </text:list-item>
        <text:list-item>
          <text:p text:style-name="P10"><text:s text:c="2"/><text:span text:style-name="T10">int</text:span> irow, row;</text:p>
        </text:list-item>
        <text:list-item>
          <text:p text:style-name="P10"/>
        </text:list-item>
        <text:list-item>
          <text:p text:style-name="P10"><text:s text:c="2"/><text:span text:style-name="T3">for</text:span> (irow=row=0; irow &lt; height; irow++) {</text:p>
        </text:list-item>
        <text:list-item>
          <text:p text:style-name="P10"><text:s text:c="4"/><text:span text:style-name="T3">if</text:span> (fread (data, 1, 1120, ifp) &lt; 1120) derror();</text:p>
        </text:list-item>
        <text:list-item>
          <text:p text:style-name="P10"><text:s text:c="4"/>pix = raw_image + row*raw_width;</text:p>
        </text:list-item>
        <text:list-item>
          <text:p text:style-name="P10"><text:s text:c="4"/><text:span text:style-name="T3">for</text:span> (dp=data; dp &lt; data+1120; <text:s/>dp+=10, pix+=8) {</text:p>
        </text:list-item>
        <text:list-item>
          <text:p text:style-name="P10"><text:s text:c="6"/>pix[0] = (dp[0] &lt;&lt; 2) + (dp[1] &gt;&gt; 6 <text:s text:c="3"/>);</text:p>
        </text:list-item>
        <text:list-item>
          <text:p text:style-name="P10"><text:s text:c="6"/>pix[1] = (dp[2] &lt;&lt; 2) + (dp[1] &gt;&gt; 4 &amp; 3);</text:p>
        </text:list-item>
        <text:list-item>
          <text:p text:style-name="P10"><text:s text:c="6"/>pix[2] = (dp[3] &lt;&lt; 2) + (dp[1] &gt;&gt; 2 &amp; 3);</text:p>
        </text:list-item>
        <text:list-item>
          <text:p text:style-name="P10"><text:s text:c="6"/>pix[3] = (dp[4] &lt;&lt; 2) + (dp[1] <text:s text:c="5"/>&amp; 3);</text:p>
        </text:list-item>
        <text:list-item>
          <text:p text:style-name="P10"><text:s text:c="6"/>pix[4] = (dp[5] &lt;&lt; 2) + (dp[9] <text:s text:c="5"/>&amp; 3);</text:p>
        </text:list-item>
        <text:list-item>
          <text:p text:style-name="P10"><text:s text:c="6"/>pix[5] = (dp[6] &lt;&lt; 2) + (dp[9] &gt;&gt; 2 &amp; 3);</text:p>
        </text:list-item>
        <text:list-item>
          <text:p text:style-name="P10"><text:s text:c="6"/>pix[6] = (dp[7] &lt;&lt; 2) + (dp[9] &gt;&gt; 4 &amp; 3);</text:p>
        </text:list-item>
        <text:list-item>
          <text:p text:style-name="P10"><text:s text:c="6"/>pix[7] = (dp[8] &lt;&lt; 2) + (dp[9] &gt;&gt; 6 <text:s text:c="3"/>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row+=2) &gt; height) row = 1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600_correct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val;</text:p>
        </text:list-item>
        <text:list-item>
          <text:p text:style-name="P10"><text:s text:c="2"/><text:span text:style-name="T10">static</text:span> <text:span text:style-name="T10">const</text:span> <text:span text:style-name="T10">short</text:span> mul[4][2] =</text:p>
        </text:list-item>
        <text:list-item>
          <text:p text:style-name="P10"><text:s text:c="2"/>{ { 1141,1145 }, { 1128,1109 }, { 1178,1149 }, { 1128,1109 } }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 {</text:p>
        </text:list-item>
        <text:list-item>
          <text:p text:style-name="P10"><text:s text:c="6"/><text:span text:style-name="T3">if</text:span> ((val = BAYER(row,col) - black) &lt; 0) val = 0;</text:p>
        </text:list-item>
        <text:list-item>
          <text:p text:style-name="P10"><text:s text:c="6"/>val = val * mul[row &amp; 3][col &amp; 1] &gt;&gt; 9;</text:p>
        </text:list-item>
        <text:list-item>
          <text:p text:style-name="P10"><text:s text:c="6"/>BAYER(row,col) = val;</text:p>
        </text:list-item>
        <text:list-item>
          <text:p text:style-name="P10"><text:s text:c="4"/>}</text:p>
        </text:list-item>
        <text:list-item>
          <text:p text:style-name="P10"><text:s text:c="2"/>canon_600_fixed_wb(1311);</text:p>
        </text:list-item>
        <text:list-item>
          <text:p text:style-name="P10"><text:s text:c="2"/>canon_600_auto_wb();</text:p>
        </text:list-item>
        <text:list-item>
          <text:p text:style-name="P10"><text:s text:c="2"/>canon_600_coeff();</text:p>
        </text:list-item>
        <text:list-item>
          <text:p text:style-name="P10"><text:s text:c="2"/>maximum = (0x3ff - black) * 1109 &gt;&gt; 9;</text:p>
        </text:list-item>
        <text:list-item>
          <text:p text:style-name="P10"><text:s text:c="2"/>black = 0;</text:p>
        </text:list-item>
        <text:list-item>
          <text:p text:style-name="P10">}</text:p>
        </text:list-item>
        <text:list-item>
          <text:p text:style-name="P10"><text:soft-page-break/></text:p>
        </text:list-item>
        <text:list-item>
          <text:p text:style-name="P10"><text:span text:style-name="T10">int</text:span> CLASS <text:span text:style-name="T6">canon_s2is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row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100; row++) {</text:p>
        </text:list-item>
        <text:list-item>
          <text:p text:style-name="P10"><text:s text:c="4"/>fseek (ifp, row*3340 + 3284, SEEK_SET);</text:p>
        </text:list-item>
        <text:list-item>
          <text:p text:style-name="P10"><text:s text:c="4"/><text:span text:style-name="T3">if</text:span> (getc(ifp) &gt; 15) <text:span text:style-name="T3">return</text:span> 1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unsigned</text:span> CLASS <text:span text:style-name="T6">getbithuff</text:span> (<text:span text:style-name="T10">int</text:span> nbits, ushort *huff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unsigned</text:span> bitbuf=0;</text:p>
        </text:list-item>
        <text:list-item>
          <text:p text:style-name="P10"><text:s text:c="2"/><text:span text:style-name="T10">static</text:span> <text:span text:style-name="T10">int</text:span> vbits=0, reset=0;</text:p>
        </text:list-item>
        <text:list-item>
          <text:p text:style-name="P10"><text:s text:c="2"/><text:span text:style-name="T10">unsigned</text:span> c;</text:p>
        </text:list-item>
        <text:list-item>
          <text:p text:style-name="P10"/>
        </text:list-item>
        <text:list-item>
          <text:p text:style-name="P10"><text:s text:c="2"/><text:span text:style-name="T3">if</text:span> (nbits &gt; 25) <text:span text:style-name="T3">return</text:span> 0;</text:p>
        </text:list-item>
        <text:list-item>
          <text:p text:style-name="P10"><text:s text:c="2"/><text:span text:style-name="T3">if</text:span> (nbits &lt; 0)</text:p>
        </text:list-item>
        <text:list-item>
          <text:p text:style-name="P10"><text:s text:c="4"/><text:span text:style-name="T3">return</text:span> bitbuf = vbits = reset = 0;</text:p>
        </text:list-item>
        <text:list-item>
          <text:p text:style-name="P10"><text:s text:c="2"/><text:span text:style-name="T3">if</text:span> (nbits == 0 || vbits &lt; 0) <text:span text:style-name="T3">return</text:span> 0;</text:p>
        </text:list-item>
        <text:list-item>
          <text:p text:style-name="P10"><text:s text:c="2"/><text:span text:style-name="T3">while</text:span> (!reset &amp;&amp; vbits &lt; nbits &amp;&amp; (c = fgetc(ifp)) != EOF &amp;&amp;</text:p>
        </text:list-item>
        <text:list-item>
          <text:p text:style-name="P10"><text:s text:c="4"/>!(reset = zero_after_ff &amp;&amp; c == 0xff &amp;&amp; fgetc(ifp))) {</text:p>
        </text:list-item>
        <text:list-item>
          <text:p text:style-name="P10"><text:s text:c="4"/>bitbuf = (bitbuf &lt;&lt; 8) + (uchar) c;</text:p>
        </text:list-item>
        <text:list-item>
          <text:p text:style-name="P10"><text:s text:c="4"/>vbits += 8;</text:p>
        </text:list-item>
        <text:list-item>
          <text:p text:style-name="P10"><text:s text:c="2"/>}</text:p>
        </text:list-item>
        <text:list-item>
          <text:p text:style-name="P10"><text:s text:c="2"/>c = bitbuf &lt;&lt; (32-vbits) &gt;&gt; (32-nbits);</text:p>
        </text:list-item>
        <text:list-item>
          <text:p text:style-name="P10"><text:s text:c="2"/><text:span text:style-name="T3">if</text:span> (huff) {</text:p>
        </text:list-item>
        <text:list-item>
          <text:p text:style-name="P10"><text:s text:c="4"/>vbits -= huff[c] &gt;&gt; 8;</text:p>
        </text:list-item>
        <text:list-item>
          <text:p text:style-name="P10"><text:s text:c="4"/>c = (uchar) huff[c];</text:p>
        </text:list-item>
        <text:list-item>
          <text:p text:style-name="P10"><text:s text:c="2"/>} <text:span text:style-name="T3">else</text:span></text:p>
        </text:list-item>
        <text:list-item>
          <text:p text:style-name="P10"><text:s text:c="4"/>vbits -= nbits;</text:p>
        </text:list-item>
        <text:list-item>
          <text:p text:style-name="P10"><text:s text:c="2"/><text:span text:style-name="T3">if</text:span> (vbits &lt; 0) derror();</text:p>
        </text:list-item>
        <text:list-item>
          <text:p text:style-name="P10"><text:s text:c="2"/><text:span text:style-name="T3">return</text:span> c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define</text:span> <text:span text:style-name="T6">getbits</text:span>(n) getbithuff(n,0)</text:p>
        </text:list-item>
        <text:list-item>
          <text:p text:style-name="P10">#<text:span text:style-name="T8">define</text:span> <text:span text:style-name="T6">gethuff</text:span>(h) getbithuff(*h,h+1)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Construct a decode tree according the specification in *source.</text:span></text:p>
        </text:list-item>
        <text:list-item>
          <text:p text:style-name="P12"><text:s text:c="3"/><text:span text:style-name="T7">The first 16 bytes specify how many codes should be 1-bit, 2-bit</text:span></text:p>
        </text:list-item>
        <text:list-item>
          <text:p text:style-name="P12"><text:s text:c="3"/><text:span text:style-name="T7">3-bit, etc. <text:s/>Bytes after that are the leaf values.</text:span></text:p>
        </text:list-item>
        <text:list-item>
          <text:p text:style-name="P10"/>
        </text:list-item>
        <text:list-item>
          <text:p text:style-name="P12"><text:s text:c="3"/><text:span text:style-name="T7">For example, if the source is</text:span></text:p>
        </text:list-item>
        <text:list-item>
          <text:p text:style-name="P10"/>
        </text:list-item>
        <text:list-item>
          <text:p text:style-name="P12"><text:s text:c="4"/><text:span text:style-name="T7">{ 0,1,4,2,3,1,2,0,0,0,0,0,0,0,0,0,</text:span></text:p>
        </text:list-item>
        <text:list-item>
          <text:p text:style-name="P12"><text:s text:c="6"/><text:span text:style-name="T7">0x04,0x03,0x05,0x06,0x02,0x07,0x01,0x08,0x09,0x00,0x0a,0x0b,0xff <text:s/>},</text:span></text:p>
        </text:list-item>
        <text:list-item>
          <text:p text:style-name="P10"/>
        </text:list-item>
        <text:list-item>
          <text:p text:style-name="P12"><text:s text:c="3"/><text:span text:style-name="T7">then the code is</text:span></text:p>
        </text:list-item>
        <text:list-item>
          <text:p text:style-name="P10"/>
        </text:list-item>
        <text:list-item>
          <text:p text:style-name="P12"><text:s text:c="8"/><text:span text:style-name="T7">00 <text:s text:c="13"/>0x04</text:span></text:p>
        </text:list-item>
        <text:list-item>
          <text:p text:style-name="P12"><text:s text:c="8"/><text:span text:style-name="T7">010 <text:s text:c="12"/>0x03</text:span></text:p>
        </text:list-item>
        <text:list-item>
          <text:p text:style-name="P12"><text:s text:c="8"/><text:span text:style-name="T7">011 <text:s text:c="12"/>0x05</text:span></text:p>
        </text:list-item>
        <text:list-item>
          <text:p text:style-name="P12"><text:s text:c="8"/><text:span text:style-name="T7">100 <text:s text:c="12"/>0x06</text:span></text:p>
        </text:list-item>
        <text:list-item>
          <text:p text:style-name="P12"><text:s text:c="8"/><text:span text:style-name="T7">101 <text:s text:c="12"/>0x02</text:span></text:p>
        </text:list-item>
        <text:list-item>
          <text:p text:style-name="P12"><text:s text:c="8"/><text:span text:style-name="T7">1100 <text:s text:c="11"/>0x07</text:span></text:p>
        </text:list-item>
        <text:list-item>
          <text:p text:style-name="P12"><text:s text:c="8"/><text:span text:style-name="T7">1101 <text:s text:c="11"/>0x01</text:span></text:p>
        </text:list-item>
        <text:list-item>
          <text:p text:style-name="P12"><text:s text:c="8"/><text:span text:style-name="T7">11100 <text:s text:c="10"/>0x08</text:span></text:p>
        </text:list-item>
        <text:list-item>
          <text:p text:style-name="P12"><text:s text:c="8"/><text:span text:style-name="T7">11101 <text:s text:c="10"/>0x09</text:span></text:p>
        </text:list-item>
        <text:list-item>
          <text:p text:style-name="P12"><text:s text:c="8"/><text:span text:style-name="T7">11110 <text:s text:c="10"/>0x00</text:span></text:p>
        </text:list-item>
        <text:list-item>
          <text:p text:style-name="P12"><text:s text:c="8"/><text:span text:style-name="T7">111110 <text:s text:c="9"/>0x0a</text:span></text:p>
        </text:list-item>
        <text:list-item>
          <text:p text:style-name="P12"><text:s text:c="8"/><text:span text:style-name="T7">1111110 <text:s text:c="8"/>0x0b</text:span></text:p>
        </text:list-item>
        <text:list-item>
          <text:p text:style-name="P12"><text:s text:c="8"/><text:span text:style-name="T7">1111111 <text:s text:c="8"/>0xff</text:span></text:p>
        </text:list-item>
        <text:list-item>
          <text:p text:style-name="P12"><text:soft-page-break/><text:s/><text:span text:style-name="T7">*/</text:span></text:p>
        </text:list-item>
        <text:list-item>
          <text:p text:style-name="P10">ushort * CLASS <text:span text:style-name="T6">make_decoder_ref</text:span> (<text:span text:style-name="T10">const</text:span> uchar **source)</text:p>
        </text:list-item>
        <text:list-item>
          <text:p text:style-name="P10">{</text:p>
        </text:list-item>
        <text:list-item>
          <text:p text:style-name="P10"><text:s text:c="2"/><text:span text:style-name="T10">int</text:span> max, len, h, i, j;</text:p>
        </text:list-item>
        <text:list-item>
          <text:p text:style-name="P10"><text:s text:c="2"/><text:span text:style-name="T10">const</text:span> uchar *count;</text:p>
        </text:list-item>
        <text:list-item>
          <text:p text:style-name="P10"><text:s text:c="2"/>ushort *huff;</text:p>
        </text:list-item>
        <text:list-item>
          <text:p text:style-name="P10"/>
        </text:list-item>
        <text:list-item>
          <text:p text:style-name="P10"><text:s text:c="2"/>count = (*source += 16) - 17;</text:p>
        </text:list-item>
        <text:list-item>
          <text:p text:style-name="P10"><text:s text:c="2"/><text:span text:style-name="T3">for</text:span> (max=16; max &amp;&amp; !count[max]; max--);</text:p>
        </text:list-item>
        <text:list-item>
          <text:p text:style-name="P10"><text:s text:c="2"/>huff = (ushort *) calloc (1 + (1 &lt;&lt; max), <text:span text:style-name="T3">sizeof</text:span> *huff);</text:p>
        </text:list-item>
        <text:list-item>
          <text:p text:style-name="P10"><text:s text:c="2"/>merror (huff, <text:span text:style-name="T5">"make_decoder()"</text:span>);</text:p>
        </text:list-item>
        <text:list-item>
          <text:p text:style-name="P10"><text:s text:c="2"/>huff[0] = max;</text:p>
        </text:list-item>
        <text:list-item>
          <text:p text:style-name="P10"><text:s text:c="2"/><text:span text:style-name="T3">for</text:span> (h=len=1; len &lt;= max; len++)</text:p>
        </text:list-item>
        <text:list-item>
          <text:p text:style-name="P10"><text:s text:c="4"/><text:span text:style-name="T3">for</text:span> (i=0; i &lt; count[len]; i++, ++*source)</text:p>
        </text:list-item>
        <text:list-item>
          <text:p text:style-name="P10"><text:s text:c="6"/><text:span text:style-name="T3">for</text:span> (j=0; j &lt; 1 &lt;&lt; (max-len); j++)</text:p>
        </text:list-item>
        <text:list-item>
          <text:p text:style-name="P10"><text:s text:c="8"/><text:span text:style-name="T3">if</text:span> (h &lt;= 1 &lt;&lt; max)</text:p>
        </text:list-item>
        <text:list-item>
          <text:p text:style-name="P10"><text:s text:c="10"/>huff[h++] = len &lt;&lt; 8 | **source;</text:p>
        </text:list-item>
        <text:list-item>
          <text:p text:style-name="P10"><text:s text:c="2"/><text:span text:style-name="T3">return</text:span> hu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ushort * CLASS <text:span text:style-name="T6">make_decoder</text:span> (<text:span text:style-name="T10">const</text:span> uchar *source)</text:p>
        </text:list-item>
        <text:list-item>
          <text:p text:style-name="P10">{</text:p>
        </text:list-item>
        <text:list-item>
          <text:p text:style-name="P10"><text:s text:c="2"/><text:span text:style-name="T3">return</text:span> make_decoder_ref (&amp;source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rw_init_tables</text:span> (<text:span text:style-name="T10">unsigned</text:span> table, ushort *huff[2]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uchar first_tree[3][29] = {</text:p>
        </text:list-item>
        <text:list-item>
          <text:p text:style-name="P10"><text:s text:c="4"/>{ 0,1,4,2,3,1,2,0,0,0,0,0,0,0,0,0,</text:p>
        </text:list-item>
        <text:list-item>
          <text:p text:style-name="P10"><text:s text:c="6"/>0x04,0x03,0x05,0x06,0x02,0x07,0x01,0x08,0x09,0x00,0x0a,0x0b,0xff <text:s/>},</text:p>
        </text:list-item>
        <text:list-item>
          <text:p text:style-name="P10"><text:s text:c="4"/>{ 0,2,2,3,1,1,1,1,2,0,0,0,0,0,0,0,</text:p>
        </text:list-item>
        <text:list-item>
          <text:p text:style-name="P10"><text:s text:c="6"/>0x03,0x02,0x04,0x01,0x05,0x00,0x06,0x07,0x09,0x08,0x0a,0x0b,0xff <text:s/>},</text:p>
        </text:list-item>
        <text:list-item>
          <text:p text:style-name="P10"><text:s text:c="4"/>{ 0,0,6,3,1,1,2,0,0,0,0,0,0,0,0,0,</text:p>
        </text:list-item>
        <text:list-item>
          <text:p text:style-name="P10"><text:s text:c="6"/>0x06,0x05,0x07,0x04,0x08,0x03,0x09,0x02,0x00,0x0a,0x01,0x0b,0xff <text:s/>},</text:p>
        </text:list-item>
        <text:list-item>
          <text:p text:style-name="P10"><text:s text:c="2"/>};</text:p>
        </text:list-item>
        <text:list-item>
          <text:p text:style-name="P10"><text:s text:c="2"/><text:span text:style-name="T10">static</text:span> <text:span text:style-name="T10">const</text:span> uchar second_tree[3][180] = {</text:p>
        </text:list-item>
        <text:list-item>
          <text:p text:style-name="P10"><text:s text:c="4"/>{ 0,2,2,2,1,4,2,1,2,5,1,1,0,0,0,139,</text:p>
        </text:list-item>
        <text:list-item>
          <text:p text:style-name="P10"><text:s text:c="6"/>0x03,0x04,0x02,0x05,0x01,0x06,0x07,0x08,</text:p>
        </text:list-item>
        <text:list-item>
          <text:p text:style-name="P10"><text:s text:c="6"/>0x12,0x13,0x11,0x14,0x09,0x15,0x22,0x00,0x21,0x16,0x0a,0xf0,</text:p>
        </text:list-item>
        <text:list-item>
          <text:p text:style-name="P10"><text:s text:c="6"/>0x23,0x17,0x24,0x31,0x32,0x18,0x19,0x33,0x25,0x41,0x34,0x42,</text:p>
        </text:list-item>
        <text:list-item>
          <text:p text:style-name="P10"><text:s text:c="6"/>0x35,0x51,0x36,0x37,0x38,0x29,0x79,0x26,0x1a,0x39,0x56,0x57,</text:p>
        </text:list-item>
        <text:list-item>
          <text:p text:style-name="P10"><text:s text:c="6"/>0x28,0x27,0x52,0x55,0x58,0x43,0x76,0x59,0x77,0x54,0x61,0xf9,</text:p>
        </text:list-item>
        <text:list-item>
          <text:p text:style-name="P10"><text:s text:c="6"/>0x71,0x78,0x75,0x96,0x97,0x49,0xb7,0x53,0xd7,0x74,0xb6,0x98,</text:p>
        </text:list-item>
        <text:list-item>
          <text:p text:style-name="P10"><text:s text:c="6"/>0x47,0x48,0x95,0x69,0x99,0x91,0xfa,0xb8,0x68,0xb5,0xb9,0xd6,</text:p>
        </text:list-item>
        <text:list-item>
          <text:p text:style-name="P10"><text:s text:c="6"/>0xf7,0xd8,0x67,0x46,0x45,0x94,0x89,0xf8,0x81,0xd5,0xf6,0xb4,</text:p>
        </text:list-item>
        <text:list-item>
          <text:p text:style-name="P10"><text:s text:c="6"/>0x88,0xb1,0x2a,0x44,0x72,0xd9,0x87,0x66,0xd4,0xf5,0x3a,0xa7,</text:p>
        </text:list-item>
        <text:list-item>
          <text:p text:style-name="P10"><text:s text:c="6"/>0x73,0xa9,0xa8,0x86,0x62,0xc7,0x65,0xc8,0xc9,0xa1,0xf4,0xd1,</text:p>
        </text:list-item>
        <text:list-item>
          <text:p text:style-name="P10"><text:s text:c="6"/>0xe9,0x5a,0x92,0x85,0xa6,0xe7,0x93,0xe8,0xc1,0xc6,0x7a,0x64,</text:p>
        </text:list-item>
        <text:list-item>
          <text:p text:style-name="P10"><text:s text:c="6"/>0xe1,0x4a,0x6a,0xe6,0xb3,0xf1,0xd3,0xa5,0x8a,0xb2,0x9a,0xba,</text:p>
        </text:list-item>
        <text:list-item>
          <text:p text:style-name="P10"><text:s text:c="6"/>0x84,0xa4,0x63,0xe5,0xc5,0xf3,0xd2,0xc4,0x82,0xaa,0xda,0xe4,</text:p>
        </text:list-item>
        <text:list-item>
          <text:p text:style-name="P10"><text:s text:c="6"/>0xf2,0xca,0x83,0xa3,0xa2,0xc3,0xea,0xc2,0xe2,0xe3,0xff,0xff <text:s/>},</text:p>
        </text:list-item>
        <text:list-item>
          <text:p text:style-name="P10"><text:s text:c="4"/>{ 0,2,2,1,4,1,4,1,3,3,1,0,0,0,0,140,</text:p>
        </text:list-item>
        <text:list-item>
          <text:p text:style-name="P10"><text:s text:c="6"/>0x02,0x03,0x01,0x04,0x05,0x12,0x11,0x06,</text:p>
        </text:list-item>
        <text:list-item>
          <text:p text:style-name="P10"><text:s text:c="6"/>0x13,0x07,0x08,0x14,0x22,0x09,0x21,0x00,0x23,0x15,0x31,0x32,</text:p>
        </text:list-item>
        <text:list-item>
          <text:p text:style-name="P10"><text:s text:c="6"/>0x0a,0x16,0xf0,0x24,0x33,0x41,0x42,0x19,0x17,0x25,0x18,0x51,</text:p>
        </text:list-item>
        <text:list-item>
          <text:p text:style-name="P10"><text:s text:c="6"/>0x34,0x43,0x52,0x29,0x35,0x61,0x39,0x71,0x62,0x36,0x53,0x26,</text:p>
        </text:list-item>
        <text:list-item>
          <text:p text:style-name="P10"><text:s text:c="6"/>0x38,0x1a,0x37,0x81,0x27,0x91,0x79,0x55,0x45,0x28,0x72,0x59,</text:p>
        </text:list-item>
        <text:list-item>
          <text:p text:style-name="P10"><text:s text:c="6"/>0xa1,0xb1,0x44,0x69,0x54,0x58,0xd1,0xfa,0x57,0xe1,0xf1,0xb9,</text:p>
        </text:list-item>
        <text:list-item>
          <text:p text:style-name="P10"><text:s text:c="6"/>0x49,0x47,0x63,0x6a,0xf9,0x56,0x46,0xa8,0x2a,0x4a,0x78,0x99,</text:p>
        </text:list-item>
        <text:list-item>
          <text:p text:style-name="P10"><text:s text:c="6"/>0x3a,0x75,0x74,0x86,0x65,0xc1,0x76,0xb6,0x96,0xd6,0x89,0x85,</text:p>
        </text:list-item>
        <text:list-item>
          <text:p text:style-name="P10"><text:s text:c="6"/>0xc9,0xf5,0x95,0xb4,0xc7,0xf7,0x8a,0x97,0xb8,0x73,0xb7,0xd8,</text:p>
        </text:list-item>
        <text:list-item>
          <text:p text:style-name="P10"><text:s text:c="6"/>0xd9,0x87,0xa7,0x7a,0x48,0x82,0x84,0xea,0xf4,0xa6,0xc5,0x5a,</text:p>
        </text:list-item>
        <text:list-item>
          <text:p text:style-name="P10"><text:s text:c="6"/>0x94,0xa4,0xc6,0x92,0xc3,0x68,0xb5,0xc8,0xe4,0xe5,0xe6,0xe9,</text:p>
        </text:list-item>
        <text:list-item>
          <text:p text:style-name="P10"><text:s text:c="6"/>0xa2,0xa3,0xe3,0xc2,0x66,0x67,0x93,0xaa,0xd4,0xd5,0xe7,0xf8,</text:p>
        </text:list-item>
        <text:list-item>
          <text:p text:style-name="P10"><text:s text:c="6"/>0x88,0x9a,0xd7,0x77,0xc4,0x64,0xe2,0x98,0xa5,0xca,0xda,0xe8,</text:p>
        </text:list-item>
        <text:list-item>
          <text:p text:style-name="P10"><text:soft-page-break/><text:s text:c="6"/>0xf3,0xf6,0xa9,0xb2,0xb3,0xf2,0xd2,0x83,0xba,0xd3,0xff,0xff <text:s/>},</text:p>
        </text:list-item>
        <text:list-item>
          <text:p text:style-name="P10"><text:s text:c="4"/>{ 0,0,6,2,1,3,3,2,5,1,2,2,8,10,0,117,</text:p>
        </text:list-item>
        <text:list-item>
          <text:p text:style-name="P10"><text:s text:c="6"/>0x04,0x05,0x03,0x06,0x02,0x07,0x01,0x08,</text:p>
        </text:list-item>
        <text:list-item>
          <text:p text:style-name="P10"><text:s text:c="6"/>0x09,0x12,0x13,0x14,0x11,0x15,0x0a,0x16,0x17,0xf0,0x00,0x22,</text:p>
        </text:list-item>
        <text:list-item>
          <text:p text:style-name="P10"><text:s text:c="6"/>0x21,0x18,0x23,0x19,0x24,0x32,0x31,0x25,0x33,0x38,0x37,0x34,</text:p>
        </text:list-item>
        <text:list-item>
          <text:p text:style-name="P10"><text:s text:c="6"/>0x35,0x36,0x39,0x79,0x57,0x58,0x59,0x28,0x56,0x78,0x27,0x41,</text:p>
        </text:list-item>
        <text:list-item>
          <text:p text:style-name="P10"><text:s text:c="6"/>0x29,0x77,0x26,0x42,0x76,0x99,0x1a,0x55,0x98,0x97,0xf9,0x48,</text:p>
        </text:list-item>
        <text:list-item>
          <text:p text:style-name="P10"><text:s text:c="6"/>0x54,0x96,0x89,0x47,0xb7,0x49,0xfa,0x75,0x68,0xb6,0x67,0x69,</text:p>
        </text:list-item>
        <text:list-item>
          <text:p text:style-name="P10"><text:s text:c="6"/>0xb9,0xb8,0xd8,0x52,0xd7,0x88,0xb5,0x74,0x51,0x46,0xd9,0xf8,</text:p>
        </text:list-item>
        <text:list-item>
          <text:p text:style-name="P10"><text:s text:c="6"/>0x3a,0xd6,0x87,0x45,0x7a,0x95,0xd5,0xf6,0x86,0xb4,0xa9,0x94,</text:p>
        </text:list-item>
        <text:list-item>
          <text:p text:style-name="P10"><text:s text:c="6"/>0x53,0x2a,0xa8,0x43,0xf5,0xf7,0xd4,0x66,0xa7,0x5a,0x44,0x8a,</text:p>
        </text:list-item>
        <text:list-item>
          <text:p text:style-name="P10"><text:s text:c="6"/>0xc9,0xe8,0xc8,0xe7,0x9a,0x6a,0x73,0x4a,0x61,0xc7,0xf4,0xc6,</text:p>
        </text:list-item>
        <text:list-item>
          <text:p text:style-name="P10"><text:s text:c="6"/>0x65,0xe9,0x72,0xe6,0x71,0x91,0x93,0xa6,0xda,0x92,0x85,0x62,</text:p>
        </text:list-item>
        <text:list-item>
          <text:p text:style-name="P10"><text:s text:c="6"/>0xf3,0xc5,0xb2,0xa4,0x84,0xba,0x64,0xa5,0xb3,0xd2,0x81,0xe5,</text:p>
        </text:list-item>
        <text:list-item>
          <text:p text:style-name="P10"><text:s text:c="6"/>0xd3,0xaa,0xc4,0xca,0xf2,0xb1,0xe4,0xd1,0x83,0x63,0xea,0xc3,</text:p>
        </text:list-item>
        <text:list-item>
          <text:p text:style-name="P10"><text:s text:c="6"/>0xe2,0x82,0xf1,0xa3,0xc2,0xa1,0xc1,0xe3,0xa2,0xe1,0xff,0xff <text:s/>}</text:p>
        </text:list-item>
        <text:list-item>
          <text:p text:style-name="P10"><text:s text:c="2"/>};</text:p>
        </text:list-item>
        <text:list-item>
          <text:p text:style-name="P10"><text:s text:c="2"/><text:span text:style-name="T3">if</text:span> (table &gt; 2) table = 2;</text:p>
        </text:list-item>
        <text:list-item>
          <text:p text:style-name="P10"><text:s text:c="2"/>huff[0] = make_decoder ( first_tree[table]);</text:p>
        </text:list-item>
        <text:list-item>
          <text:p text:style-name="P10"><text:s text:c="2"/>huff[1] = make_decoder (second_tree[table]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Return 0 if the image starts with compressed data,</text:span></text:p>
        </text:list-item>
        <text:list-item>
          <text:p text:style-name="P12"><text:s text:c="3"/><text:span text:style-name="T7">1 if it starts with uncompressed low-order bits.</text:span></text:p>
        </text:list-item>
        <text:list-item>
          <text:p text:style-name="P10"/>
        </text:list-item>
        <text:list-item>
          <text:p text:style-name="P12"><text:s text:c="3"/><text:span text:style-name="T7">In Canon compressed data, 0xff is always followed by 0x00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int</text:span> CLASS <text:span text:style-name="T6">canon_has_lowbits</text:span>()</text:p>
        </text:list-item>
        <text:list-item>
          <text:p text:style-name="P10">{</text:p>
        </text:list-item>
        <text:list-item>
          <text:p text:style-name="P10"><text:s text:c="2"/>uchar test[0x4000];</text:p>
        </text:list-item>
        <text:list-item>
          <text:p text:style-name="P10"><text:s text:c="2"/><text:span text:style-name="T10">int</text:span> ret=1, i;</text:p>
        </text:list-item>
        <text:list-item>
          <text:p text:style-name="P10"/>
        </text:list-item>
        <text:list-item>
          <text:p text:style-name="P10"><text:s text:c="2"/>fseek (ifp, 0, SEEK_SET);</text:p>
        </text:list-item>
        <text:list-item>
          <text:p text:style-name="P10"><text:s text:c="2"/>fread (test, 1, <text:span text:style-name="T3">sizeof</text:span> test, ifp);</text:p>
        </text:list-item>
        <text:list-item>
          <text:p text:style-name="P10"><text:s text:c="2"/><text:span text:style-name="T3">for</text:span> (i=540; i &lt; <text:span text:style-name="T3">sizeof</text:span> test - 1; i++)</text:p>
        </text:list-item>
        <text:list-item>
          <text:p text:style-name="P10"><text:s text:c="4"/><text:span text:style-name="T3">if</text:span> (test[i] == 0xff) {</text:p>
        </text:list-item>
        <text:list-item>
          <text:p text:style-name="P10"><text:s text:c="6"/><text:span text:style-name="T3">if</text:span> (test[i+1]) <text:span text:style-name="T3">return</text:span> 1;</text:p>
        </text:list-item>
        <text:list-item>
          <text:p text:style-name="P10"><text:s text:c="6"/>ret=0;</text:p>
        </text:list-item>
        <text:list-item>
          <text:p text:style-name="P10"><text:s text:c="4"/>}</text:p>
        </text:list-item>
        <text:list-item>
          <text:p text:style-name="P10"><text:s text:c="2"/><text:span text:style-name="T3">return</text:span> ret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load_raw</text:span>()</text:p>
        </text:list-item>
        <text:list-item>
          <text:p text:style-name="P10">{</text:p>
        </text:list-item>
        <text:list-item>
          <text:p text:style-name="P10"><text:s text:c="2"/>ushort *pixel, *prow, *huff[2];</text:p>
        </text:list-item>
        <text:list-item>
          <text:p text:style-name="P10"><text:s text:c="2"/><text:span text:style-name="T10">int</text:span> nblocks, lowbits, i, c, row, r, save, val;</text:p>
        </text:list-item>
        <text:list-item>
          <text:p text:style-name="P10"><text:s text:c="2"/><text:span text:style-name="T10">int</text:span> block, diffbuf[64], leaf, len, diff, carry=0, pnum=0, base[2];</text:p>
        </text:list-item>
        <text:list-item>
          <text:p text:style-name="P10"/>
        </text:list-item>
        <text:list-item>
          <text:p text:style-name="P10"><text:s text:c="2"/>crw_init_tables (tiff_compress, huff);</text:p>
        </text:list-item>
        <text:list-item>
          <text:p text:style-name="P10"><text:s text:c="2"/>lowbits = canon_has_lowbits();</text:p>
        </text:list-item>
        <text:list-item>
          <text:p text:style-name="P10"><text:s text:c="2"/><text:span text:style-name="T3">if</text:span> (!lowbits) maximum = 0x3ff;</text:p>
        </text:list-item>
        <text:list-item>
          <text:p text:style-name="P10"><text:s text:c="2"/>fseek (ifp, 540 + lowbits*raw_height*raw_width/4, SEEK_SET);</text:p>
        </text:list-item>
        <text:list-item>
          <text:p text:style-name="P10"><text:s text:c="2"/>zero_after_ff = 1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for</text:span> (row=0; row &lt; raw_height; row+=8) {</text:p>
        </text:list-item>
        <text:list-item>
          <text:p text:style-name="P10"><text:s text:c="4"/>pixel = raw_image + row*raw_width;</text:p>
        </text:list-item>
        <text:list-item>
          <text:p text:style-name="P10"><text:s text:c="4"/>nblocks = MIN (8, raw_height-row) * raw_width &gt;&gt; 6;</text:p>
        </text:list-item>
        <text:list-item>
          <text:p text:style-name="P10"><text:s text:c="4"/><text:span text:style-name="T3">for</text:span> (block=0; block &lt; nblocks; block++) {</text:p>
        </text:list-item>
        <text:list-item>
          <text:p text:style-name="P10"><text:s text:c="6"/>memset (diffbuf, 0, <text:span text:style-name="T3">sizeof</text:span> diffbuf);</text:p>
        </text:list-item>
        <text:list-item>
          <text:p text:style-name="P10"><text:s text:c="6"/><text:span text:style-name="T3">for</text:span> (i=0; i &lt; 64; i++ ) {</text:p>
        </text:list-item>
        <text:list-item>
          <text:p text:style-name="P10"><text:s text:c="8"/>leaf = gethuff(huff[i &gt; 0]);</text:p>
        </text:list-item>
        <text:list-item>
          <text:p text:style-name="P10"><text:s text:c="8"/><text:span text:style-name="T3">if</text:span> (leaf == 0 &amp;&amp; i) <text:span text:style-name="T3">break</text:span>;</text:p>
        </text:list-item>
        <text:list-item>
          <text:p text:style-name="P10"><text:s text:c="8"/><text:span text:style-name="T3">if</text:span> (leaf == 0xff) <text:span text:style-name="T3">continue</text:span>;</text:p>
        </text:list-item>
        <text:list-item>
          <text:p text:style-name="P10"><text:s text:c="8"/>i <text:s/>+= leaf &gt;&gt; 4;</text:p>
        </text:list-item>
        <text:list-item>
          <text:p text:style-name="P10"><text:soft-page-break/><text:s text:c="8"/>len = leaf &amp; 15;</text:p>
        </text:list-item>
        <text:list-item>
          <text:p text:style-name="P10"><text:s text:c="8"/><text:span text:style-name="T3">if</text:span> (len == 0) <text:span text:style-name="T3">continue</text:span>;</text:p>
        </text:list-item>
        <text:list-item>
          <text:p text:style-name="P10"><text:s text:c="8"/>diff = getbits(len);</text:p>
        </text:list-item>
        <text:list-item>
          <text:p text:style-name="P10"><text:s text:c="8"/><text:span text:style-name="T3">if</text:span> ((diff &amp; (1 &lt;&lt; (len-1))) == 0)</text:p>
        </text:list-item>
        <text:list-item>
          <text:p text:style-name="P10"><text:s text:c="10"/>diff -= (1 &lt;&lt; len) - 1;</text:p>
        </text:list-item>
        <text:list-item>
          <text:p text:style-name="P10"><text:s text:c="8"/><text:span text:style-name="T3">if</text:span> (i &lt; 64) diffbuf[i] = diff;</text:p>
        </text:list-item>
        <text:list-item>
          <text:p text:style-name="P10"><text:s text:c="6"/>}</text:p>
        </text:list-item>
        <text:list-item>
          <text:p text:style-name="P10"><text:s text:c="6"/>diffbuf[0] += carry;</text:p>
        </text:list-item>
        <text:list-item>
          <text:p text:style-name="P10"><text:s text:c="6"/>carry = diffbuf[0];</text:p>
        </text:list-item>
        <text:list-item>
          <text:p text:style-name="P10"><text:s text:c="6"/><text:span text:style-name="T3">for</text:span> (i=0; i &lt; 64; i++ ) {</text:p>
        </text:list-item>
        <text:list-item>
          <text:p text:style-name="P10"><text:s text:c="8"/><text:span text:style-name="T3">if</text:span> (pnum++ % raw_width == 0)</text:p>
        </text:list-item>
        <text:list-item>
          <text:p text:style-name="P10"><text:s text:c="10"/>base[0] = base[1] = 512;</text:p>
        </text:list-item>
        <text:list-item>
          <text:p text:style-name="P10"><text:s text:c="8"/><text:span text:style-name="T3">if</text:span> ((pixel[(block &lt;&lt; 6) + i] = base[i &amp; 1] += diffbuf[i]) &gt;&gt; 10)</text:p>
        </text:list-item>
        <text:list-item>
          <text:p text:style-name="P10"><text:s text:c="10"/>derror(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lowbits) {</text:p>
        </text:list-item>
        <text:list-item>
          <text:p text:style-name="P10"><text:s text:c="6"/>save = ftell(ifp);</text:p>
        </text:list-item>
        <text:list-item>
          <text:p text:style-name="P10"><text:s text:c="6"/>fseek (ifp, 26 + row*raw_width/4, SEEK_SET);</text:p>
        </text:list-item>
        <text:list-item>
          <text:p text:style-name="P10"><text:s text:c="6"/><text:span text:style-name="T3">for</text:span> (prow=pixel, i=0; i &lt; raw_width*2; i++) {</text:p>
        </text:list-item>
        <text:list-item>
          <text:p text:style-name="P10"><text:s text:c="8"/>c = fgetc(ifp);</text:p>
        </text:list-item>
        <text:list-item>
          <text:p text:style-name="P10"><text:s text:c="8"/><text:span text:style-name="T3">for</text:span> (r=0; r &lt; 8; r+=2, prow++) {</text:p>
        </text:list-item>
        <text:list-item>
          <text:p text:style-name="P10"><text:s text:c="10"/>val = (*prow &lt;&lt; 2) + ((c &gt;&gt; r) &amp; 3);</text:p>
        </text:list-item>
        <text:list-item>
          <text:p text:style-name="P10"><text:s text:c="10"/><text:span text:style-name="T3">if</text:span> (raw_width == 2672 &amp;&amp; val &lt; 512) val += 2;</text:p>
        </text:list-item>
        <text:list-item>
          <text:p text:style-name="P10"><text:s text:c="10"/>*prow = val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fseek (ifp, save, SEEK_SET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ORC(2) free (huff[c]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struct</text:span> jhead {</text:p>
        </text:list-item>
        <text:list-item>
          <text:p text:style-name="P10"><text:s text:c="2"/><text:span text:style-name="T10">int</text:span> algo, bits, high, wide, clrs, sraw, psv, restart, vpred[6];</text:p>
        </text:list-item>
        <text:list-item>
          <text:p text:style-name="P10"><text:s text:c="2"/>ushort quant[64], idct[64], *huff[20], *free[20], *row;</text:p>
        </text:list-item>
        <text:list-item>
          <text:p text:style-name="P10">};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ljpeg_start</text:span> (<text:span text:style-name="T10">struct</text:span> jhead *jh, <text:span text:style-name="T10">int</text:span> info_only)</text:p>
        </text:list-item>
        <text:list-item>
          <text:p text:style-name="P10">{</text:p>
        </text:list-item>
        <text:list-item>
          <text:p text:style-name="P10"><text:s text:c="2"/>ushort c, tag, len;</text:p>
        </text:list-item>
        <text:list-item>
          <text:p text:style-name="P10"><text:s text:c="2"/>uchar data[0x10000];</text:p>
        </text:list-item>
        <text:list-item>
          <text:p text:style-name="P10"><text:s text:c="2"/><text:span text:style-name="T10">const</text:span> uchar *dp;</text:p>
        </text:list-item>
        <text:list-item>
          <text:p text:style-name="P10"/>
        </text:list-item>
        <text:list-item>
          <text:p text:style-name="P10"><text:s text:c="2"/>memset (jh, 0, <text:span text:style-name="T3">sizeof</text:span> *jh);</text:p>
        </text:list-item>
        <text:list-item>
          <text:p text:style-name="P10"><text:s text:c="2"/>jh-&gt;restart = INT_MAX;</text:p>
        </text:list-item>
        <text:list-item>
          <text:p text:style-name="P10"><text:s text:c="2"/><text:span text:style-name="T3">if</text:span> ((fgetc(ifp),fgetc(ifp)) != 0xd8) <text:span text:style-name="T3">return</text:span> 0;</text:p>
        </text:list-item>
        <text:list-item>
          <text:p text:style-name="P10"><text:s text:c="2"/><text:span text:style-name="T3">do</text:span> {</text:p>
        </text:list-item>
        <text:list-item>
          <text:p text:style-name="P10"><text:s text:c="4"/><text:span text:style-name="T3">if</text:span> (!fread (data, 2, 2, ifp)) <text:span text:style-name="T3">return</text:span> 0;</text:p>
        </text:list-item>
        <text:list-item>
          <text:p text:style-name="P10"><text:s text:c="4"/>tag = <text:s/>data[0] &lt;&lt; 8 | data[1];</text:p>
        </text:list-item>
        <text:list-item>
          <text:p text:style-name="P10"><text:s text:c="4"/>len = (data[2] &lt;&lt; 8 | data[3]) - 2;</text:p>
        </text:list-item>
        <text:list-item>
          <text:p text:style-name="P10"><text:s text:c="4"/><text:span text:style-name="T3">if</text:span> (tag &lt;= 0xff00) <text:span text:style-name="T3">return</text:span> 0;</text:p>
        </text:list-item>
        <text:list-item>
          <text:p text:style-name="P10"><text:s text:c="4"/>fread (data, 1, len, ifp);</text:p>
        </text:list-item>
        <text:list-item>
          <text:p text:style-name="P10"><text:s text:c="4"/><text:span text:style-name="T3">switch</text:span> (tag) {</text:p>
        </text:list-item>
        <text:list-item>
          <text:p text:style-name="P10"><text:s text:c="6"/><text:span text:style-name="T3">case</text:span> <text:span text:style-name="T8">0xffc3</text:span>:</text:p>
        </text:list-item>
        <text:list-item>
          <text:p text:style-name="P10"><text:s text:c="8"/>jh-&gt;sraw = ((data[7] &gt;&gt; 4) * (data[7] &amp; 15) - 1) &amp; 3;</text:p>
        </text:list-item>
        <text:list-item>
          <text:p text:style-name="P10"><text:s text:c="6"/><text:span text:style-name="T3">case</text:span> <text:span text:style-name="T8">0xffc1</text:span>:</text:p>
        </text:list-item>
        <text:list-item>
          <text:p text:style-name="P10"><text:s text:c="6"/><text:span text:style-name="T3">case</text:span> <text:span text:style-name="T8">0xffc0</text:span>:</text:p>
        </text:list-item>
        <text:list-item>
          <text:p text:style-name="P10"><text:s text:c="8"/>jh-&gt;algo = tag &amp; 0xff;</text:p>
        </text:list-item>
        <text:list-item>
          <text:p text:style-name="P10"><text:s text:c="8"/>jh-&gt;bits = data[0];</text:p>
        </text:list-item>
        <text:list-item>
          <text:p text:style-name="P10"><text:s text:c="8"/>jh-&gt;high = data[1] &lt;&lt; 8 | data[2];</text:p>
        </text:list-item>
        <text:list-item>
          <text:p text:style-name="P10"><text:s text:c="8"/>jh-&gt;wide = data[3] &lt;&lt; 8 | data[4];</text:p>
        </text:list-item>
        <text:list-item>
          <text:p text:style-name="P10"><text:s text:c="8"/>jh-&gt;clrs = data[5] + jh-&gt;sraw;</text:p>
        </text:list-item>
        <text:list-item>
          <text:p text:style-name="P10"><text:s text:c="8"/><text:span text:style-name="T3">if</text:span> (len == 9 &amp;&amp; !dng_version) getc(if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oft-page-break/><text:s text:c="6"/><text:span text:style-name="T3">case</text:span> <text:span text:style-name="T8">0xffc4</text:span>:</text:p>
        </text:list-item>
        <text:list-item>
          <text:p text:style-name="P10"><text:s text:c="8"/><text:span text:style-name="T3">if</text:span> (info_only) <text:span text:style-name="T3">break</text:span>;</text:p>
        </text:list-item>
        <text:list-item>
          <text:p text:style-name="P10"><text:s text:c="8"/><text:span text:style-name="T3">for</text:span> (dp = data; dp &lt; data+len &amp;&amp; !((c = *dp++) &amp; -20); )</text:p>
        </text:list-item>
        <text:list-item>
          <text:p text:style-name="P10"><text:s text:c="10"/>jh-&gt;free[c] = jh-&gt;huff[c] = make_decoder_ref (&amp;d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ffda</text:span>:</text:p>
        </text:list-item>
        <text:list-item>
          <text:p text:style-name="P10"><text:s text:c="8"/>jh-&gt;psv = data[1+data[0]*2];</text:p>
        </text:list-item>
        <text:list-item>
          <text:p text:style-name="P10"><text:s text:c="8"/>jh-&gt;bits -= data[3+data[0]*2] &amp; 15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ffdb</text:span>:</text:p>
        </text:list-item>
        <text:list-item>
          <text:p text:style-name="P10"><text:s text:c="8"/>FORC(64) jh-&gt;quant[c] = data[c*2+1] &lt;&lt; 8 | data[c*2+2]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ffdd</text:span>:</text:p>
        </text:list-item>
        <text:list-item>
          <text:p text:style-name="P10"><text:s text:c="8"/>jh-&gt;restart = data[0] &lt;&lt; 8 | data[1];</text:p>
        </text:list-item>
        <text:list-item>
          <text:p text:style-name="P10"><text:s text:c="4"/>}</text:p>
        </text:list-item>
        <text:list-item>
          <text:p text:style-name="P10"><text:s text:c="2"/>} <text:span text:style-name="T3">while</text:span> (tag != 0xffda);</text:p>
        </text:list-item>
        <text:list-item>
          <text:p text:style-name="P10"><text:s text:c="2"/><text:span text:style-name="T3">if</text:span> (jh-&gt;bits &gt; 16 || jh-&gt;clrs &gt; 6 ||</text:p>
        </text:list-item>
        <text:list-item>
          <text:p text:style-name="P10"><text:s text:c="5"/>!jh-&gt;bits || !jh-&gt;high || !jh-&gt;wide || !jh-&gt;clrs) <text:span text:style-name="T3">return</text:span> 0;</text:p>
        </text:list-item>
        <text:list-item>
          <text:p text:style-name="P10"><text:s text:c="2"/><text:span text:style-name="T3">if</text:span> (info_only) <text:span text:style-name="T3">return</text:span> 1;</text:p>
        </text:list-item>
        <text:list-item>
          <text:p text:style-name="P10"><text:s text:c="2"/><text:span text:style-name="T3">if</text:span> (!jh-&gt;huff[0]) <text:span text:style-name="T3">return</text:span> 0;</text:p>
        </text:list-item>
        <text:list-item>
          <text:p text:style-name="P10"><text:s text:c="2"/>FORC(19) <text:span text:style-name="T3">if</text:span> (!jh-&gt;huff[c+1]) jh-&gt;huff[c+1] = jh-&gt;huff[c];</text:p>
        </text:list-item>
        <text:list-item>
          <text:p text:style-name="P10"><text:s text:c="2"/><text:span text:style-name="T3">if</text:span> (jh-&gt;sraw) {</text:p>
        </text:list-item>
        <text:list-item>
          <text:p text:style-name="P10"><text:s text:c="4"/>FORC(4) <text:s text:c="7"/>jh-&gt;huff[2+c] = jh-&gt;huff[1];</text:p>
        </text:list-item>
        <text:list-item>
          <text:p text:style-name="P10"><text:s text:c="4"/>FORC(jh-&gt;sraw) jh-&gt;huff[1+c] = jh-&gt;huff[0];</text:p>
        </text:list-item>
        <text:list-item>
          <text:p text:style-name="P10"><text:s text:c="2"/>}</text:p>
        </text:list-item>
        <text:list-item>
          <text:p text:style-name="P10"><text:s text:c="2"/>jh-&gt;row = (ushort *) calloc (jh-&gt;wide*jh-&gt;clrs, 4);</text:p>
        </text:list-item>
        <text:list-item>
          <text:p text:style-name="P10"><text:s text:c="2"/>merror (jh-&gt;row, <text:span text:style-name="T5">"ljpeg_start()"</text:span>);</text:p>
        </text:list-item>
        <text:list-item>
          <text:p text:style-name="P10"><text:s text:c="2"/><text:span text:style-name="T3">return</text:span> zero_after_ff =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jpeg_end</text:span> (<text:span text:style-name="T10">struct</text:span> jhead *jh)</text:p>
        </text:list-item>
        <text:list-item>
          <text:p text:style-name="P10">{</text:p>
        </text:list-item>
        <text:list-item>
          <text:p text:style-name="P10"><text:s text:c="2"/><text:span text:style-name="T10">int</text:span> c;</text:p>
        </text:list-item>
        <text:list-item>
          <text:p text:style-name="P10"><text:s text:c="2"/>FORC4 <text:span text:style-name="T3">if</text:span> (jh-&gt;free[c]) free (jh-&gt;free[c]);</text:p>
        </text:list-item>
        <text:list-item>
          <text:p text:style-name="P10"><text:s text:c="2"/>free (jh-&gt;row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ljpeg_diff</text:span> (ushort *huff)</text:p>
        </text:list-item>
        <text:list-item>
          <text:p text:style-name="P10">{</text:p>
        </text:list-item>
        <text:list-item>
          <text:p text:style-name="P10"><text:s text:c="2"/><text:span text:style-name="T10">int</text:span> len, diff;</text:p>
        </text:list-item>
        <text:list-item>
          <text:p text:style-name="P10"/>
        </text:list-item>
        <text:list-item>
          <text:p text:style-name="P10"><text:s text:c="2"/>len = gethuff(huff);</text:p>
        </text:list-item>
        <text:list-item>
          <text:p text:style-name="P10"><text:s text:c="2"/><text:span text:style-name="T3">if</text:span> (len == 16 &amp;&amp; (!dng_version || dng_version &gt;= 0x1010000))</text:p>
        </text:list-item>
        <text:list-item>
          <text:p text:style-name="P10"><text:s text:c="4"/><text:span text:style-name="T3">return</text:span> -32768;</text:p>
        </text:list-item>
        <text:list-item>
          <text:p text:style-name="P10"><text:s text:c="2"/>diff = getbits(len);</text:p>
        </text:list-item>
        <text:list-item>
          <text:p text:style-name="P10"><text:s text:c="2"/><text:span text:style-name="T3">if</text:span> ((diff &amp; (1 &lt;&lt; (len-1))) == 0)</text:p>
        </text:list-item>
        <text:list-item>
          <text:p text:style-name="P10"><text:s text:c="4"/>diff -= (1 &lt;&lt; len) - 1;</text:p>
        </text:list-item>
        <text:list-item>
          <text:p text:style-name="P10"><text:s text:c="2"/><text:span text:style-name="T3">return</text:span> di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ushort * CLASS <text:span text:style-name="T6">ljpeg_row</text:span> (<text:span text:style-name="T10">int</text:span> jrow, <text:span text:style-name="T10">struct</text:span> jhead *jh)</text:p>
        </text:list-item>
        <text:list-item>
          <text:p text:style-name="P10">{</text:p>
        </text:list-item>
        <text:list-item>
          <text:p text:style-name="P10"><text:s text:c="2"/><text:span text:style-name="T10">int</text:span> col, c, diff, pred, spred=0;</text:p>
        </text:list-item>
        <text:list-item>
          <text:p text:style-name="P10"><text:s text:c="2"/>ushort mark=0, *row[3];</text:p>
        </text:list-item>
        <text:list-item>
          <text:p text:style-name="P10"/>
        </text:list-item>
        <text:list-item>
          <text:p text:style-name="P10"><text:s text:c="2"/><text:span text:style-name="T3">if</text:span> (jrow * jh-&gt;wide % jh-&gt;restart == 0) {</text:p>
        </text:list-item>
        <text:list-item>
          <text:p text:style-name="P10"><text:s text:c="4"/>FORC(6) jh-&gt;vpred[c] = 1 &lt;&lt; (jh-&gt;bits-1);</text:p>
        </text:list-item>
        <text:list-item>
          <text:p text:style-name="P10"><text:s text:c="4"/><text:span text:style-name="T3">if</text:span> (jrow) {</text:p>
        </text:list-item>
        <text:list-item>
          <text:p text:style-name="P10"><text:s text:c="6"/>fseek (ifp, -2, SEEK_CUR);</text:p>
        </text:list-item>
        <text:list-item>
          <text:p text:style-name="P10"><text:s text:c="6"/><text:span text:style-name="T3">do</text:span> mark = (mark &lt;&lt; 8) + (c = fgetc(ifp));</text:p>
        </text:list-item>
        <text:list-item>
          <text:p text:style-name="P10"><text:s text:c="6"/><text:span text:style-name="T3">while</text:span> (c != EOF &amp;&amp; mark &gt;&gt; 4 != 0xffd);</text:p>
        </text:list-item>
        <text:list-item>
          <text:p text:style-name="P10"><text:s text:c="4"/>}</text:p>
        </text:list-item>
        <text:list-item>
          <text:p text:style-name="P10"><text:s text:c="4"/>getbits(-1);</text:p>
        </text:list-item>
        <text:list-item>
          <text:p text:style-name="P10"><text:s text:c="2"/>}</text:p>
        </text:list-item>
        <text:list-item>
          <text:p text:style-name="P10"><text:s text:c="2"/>FORC3 row[c] = jh-&gt;row + jh-&gt;wide*jh-&gt;clrs*((jrow+c) &amp; 1);</text:p>
        </text:list-item>
        <text:list-item>
          <text:p text:style-name="P10"><text:soft-page-break/><text:s text:c="2"/><text:span text:style-name="T3">for</text:span> (col=0; col &lt; jh-&gt;wide; col++)</text:p>
        </text:list-item>
        <text:list-item>
          <text:p text:style-name="P10"><text:s text:c="4"/>FORC(jh-&gt;clrs) {</text:p>
        </text:list-item>
        <text:list-item>
          <text:p text:style-name="P10"><text:s text:c="6"/>diff = ljpeg_diff (jh-&gt;huff[c]);</text:p>
        </text:list-item>
        <text:list-item>
          <text:p text:style-name="P10"><text:s text:c="6"/><text:span text:style-name="T3">if</text:span> (jh-&gt;sraw &amp;&amp; c &lt;= jh-&gt;sraw &amp;&amp; (col | c))</text:p>
        </text:list-item>
        <text:list-item>
          <text:p text:style-name="P10"><text:s text:c="20"/>pred = spred;</text:p>
        </text:list-item>
        <text:list-item>
          <text:p text:style-name="P10"><text:s text:c="6"/><text:span text:style-name="T3">else</text:span> <text:span text:style-name="T3">if</text:span> (col) pred = row[0][-jh-&gt;clrs];</text:p>
        </text:list-item>
        <text:list-item>
          <text:p text:style-name="P10"><text:s text:c="6"/><text:span text:style-name="T3">else</text:span> <text:s text:c="9"/>pred = (jh-&gt;vpred[c] += diff) - diff;</text:p>
        </text:list-item>
        <text:list-item>
          <text:p text:style-name="P10"><text:s text:c="6"/><text:span text:style-name="T3">if</text:span> (jrow &amp;&amp; col) <text:span text:style-name="T3">switch</text:span> (jh-&gt;psv) {</text:p>
        </text:list-item>
        <text:list-item>
          <text:p text:style-name="P10"><text:s text:c="8"/><text:span text:style-name="T3">case</text:span> <text:span text:style-name="T8">1</text:span>: <text:span text:style-name="T3">break</text:span>;</text:p>
        </text:list-item>
        <text:list-item>
          <text:p text:style-name="P10"><text:s text:c="8"/><text:span text:style-name="T3">case</text:span> <text:span text:style-name="T8">2</text:span>: pred = row[1][0]; <text:s text:c="38"/><text:span text:style-name="T3">break</text:span>;</text:p>
        </text:list-item>
        <text:list-item>
          <text:p text:style-name="P10"><text:s text:c="8"/><text:span text:style-name="T3">case</text:span> <text:span text:style-name="T8">3</text:span>: pred = row[1][-jh-&gt;clrs]; <text:s text:c="30"/><text:span text:style-name="T3">break</text:span>;</text:p>
        </text:list-item>
        <text:list-item>
          <text:p text:style-name="P10"><text:s text:c="8"/><text:span text:style-name="T3">case</text:span> <text:span text:style-name="T8">4</text:span>: pred = pred + <text:s text:c="2"/>row[1][0] - row[1][-jh-&gt;clrs]; <text:s text:c="9"/><text:span text:style-name="T3">break</text:span>;</text:p>
        </text:list-item>
        <text:list-item>
          <text:p text:style-name="P10"><text:s text:c="8"/><text:span text:style-name="T3">case</text:span> <text:span text:style-name="T8">5</text:span>: pred = pred + ((row[1][0] - row[1][-jh-&gt;clrs]) &gt;&gt; 1); <text:s text:c="2"/><text:span text:style-name="T3">break</text:span>;</text:p>
        </text:list-item>
        <text:list-item>
          <text:p text:style-name="P10"><text:s text:c="8"/><text:span text:style-name="T3">case</text:span> <text:span text:style-name="T8">6</text:span>: pred = row[1][0] + ((pred - row[1][-jh-&gt;clrs]) &gt;&gt; 1); <text:s text:c="2"/><text:span text:style-name="T3">break</text:span>;</text:p>
        </text:list-item>
        <text:list-item>
          <text:p text:style-name="P10"><text:s text:c="8"/><text:span text:style-name="T3">case</text:span> <text:span text:style-name="T8">7</text:span>: pred = (pred + row[1][0]) &gt;&gt; 1; <text:s text:c="24"/><text:span text:style-name="T3">break</text:span>;</text:p>
        </text:list-item>
        <text:list-item>
          <text:p text:style-name="P10"><text:s text:c="8"/><text:span text:style-name="T8">default</text:span>: pred = 0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(**row = pred + diff) &gt;&gt; jh-&gt;bits) derror();</text:p>
        </text:list-item>
        <text:list-item>
          <text:p text:style-name="P10"><text:s text:c="6"/><text:span text:style-name="T3">if</text:span> (c &lt;= jh-&gt;sraw) spred = **row;</text:p>
        </text:list-item>
        <text:list-item>
          <text:p text:style-name="P10"><text:s text:c="6"/>row[0]++; row[1]++;</text:p>
        </text:list-item>
        <text:list-item>
          <text:p text:style-name="P10"><text:s text:c="4"/>}</text:p>
        </text:list-item>
        <text:list-item>
          <text:p text:style-name="P10"><text:s text:c="2"/><text:span text:style-name="T3">return</text:span> row[2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ossless_jpeg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jwide, jrow, jcol, val, jidx, i, j, row=0, col=0;</text:p>
        </text:list-item>
        <text:list-item>
          <text:p text:style-name="P10"><text:s text:c="2"/><text:span text:style-name="T10">struct</text:span> jhead jh;</text:p>
        </text:list-item>
        <text:list-item>
          <text:p text:style-name="P10"><text:s text:c="2"/>ushort *rp;</text:p>
        </text:list-item>
        <text:list-item>
          <text:p text:style-name="P10"/>
        </text:list-item>
        <text:list-item>
          <text:p text:style-name="P10"><text:s text:c="2"/><text:span text:style-name="T3">if</text:span> (!ljpeg_start (&amp;jh, 0)) <text:span text:style-name="T3">return</text:span>;</text:p>
        </text:list-item>
        <text:list-item>
          <text:p text:style-name="P10"><text:s text:c="2"/>jwide = jh.wide * jh.clrs;</text:p>
        </text:list-item>
        <text:list-item>
          <text:p text:style-name="P10"/>
        </text:list-item>
        <text:list-item>
          <text:p text:style-name="P10"><text:s text:c="2"/><text:span text:style-name="T3">for</text:span> (jrow=0; jrow &lt; jh.high; jrow++) {</text:p>
        </text:list-item>
        <text:list-item>
          <text:p text:style-name="P10"><text:s text:c="4"/>rp = ljpeg_row (jrow, &amp;jh);</text:p>
        </text:list-item>
        <text:list-item>
          <text:p text:style-name="P10"><text:s text:c="4"/><text:span text:style-name="T3">if</text:span> (load_flags &amp; 1)</text:p>
        </text:list-item>
        <text:list-item>
          <text:p text:style-name="P10"><text:s text:c="6"/>row = jrow &amp; 1 ? height-1-jrow/2 : jrow/2;</text:p>
        </text:list-item>
        <text:list-item>
          <text:p text:style-name="P10"><text:s text:c="4"/><text:span text:style-name="T3">for</text:span> (jcol=0; jcol &lt; jwide; jcol++) {</text:p>
        </text:list-item>
        <text:list-item>
          <text:p text:style-name="P10"><text:s text:c="6"/>val = curve[*rp++];</text:p>
        </text:list-item>
        <text:list-item>
          <text:p text:style-name="P10"><text:s text:c="6"/><text:span text:style-name="T3">if</text:span> (cr2_slice[0]) {</text:p>
        </text:list-item>
        <text:list-item>
          <text:p text:style-name="P10"><text:s text:c="8"/>jidx = jrow*jwide + jcol;</text:p>
        </text:list-item>
        <text:list-item>
          <text:p text:style-name="P10"><text:s text:c="8"/>i = jidx / (cr2_slice[1]*raw_height);</text:p>
        </text:list-item>
        <text:list-item>
          <text:p text:style-name="P10"><text:s text:c="8"/><text:span text:style-name="T3">if</text:span> ((j = i &gt;= cr2_slice[0]))</text:p>
        </text:list-item>
        <text:list-item>
          <text:p text:style-name="P10"><text:s text:c="17"/>i <text:s/>= cr2_slice[0];</text:p>
        </text:list-item>
        <text:list-item>
          <text:p text:style-name="P10"><text:s text:c="8"/>jidx -= i * (cr2_slice[1]*raw_height);</text:p>
        </text:list-item>
        <text:list-item>
          <text:p text:style-name="P10"><text:s text:c="8"/>row = jidx / cr2_slice[1+j];</text:p>
        </text:list-item>
        <text:list-item>
          <text:p text:style-name="P10"><text:s text:c="8"/>col = jidx % cr2_slice[1+j] + i*cr2_slice[1]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raw_width == 3984 &amp;&amp; (col -= 2) &lt; 0)</text:p>
        </text:list-item>
        <text:list-item>
          <text:p text:style-name="P10"><text:s text:c="8"/>col += (row--,raw_width);</text:p>
        </text:list-item>
        <text:list-item>
          <text:p text:style-name="P10"><text:s text:c="6"/><text:span text:style-name="T3">if</text:span> ((<text:span text:style-name="T10">unsigned</text:span>) row &lt; raw_height) RAW(row,col) = val;</text:p>
        </text:list-item>
        <text:list-item>
          <text:p text:style-name="P10"><text:s text:c="6"/><text:span text:style-name="T3">if</text:span> (++col &gt;= raw_width)</text:p>
        </text:list-item>
        <text:list-item>
          <text:p text:style-name="P10"><text:s text:c="8"/>col = (row++,0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ljpeg_end (&amp;jh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sraw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ruct</text:span> jhead jh;</text:p>
        </text:list-item>
        <text:list-item>
          <text:p text:style-name="P10"><text:s text:c="2"/><text:span text:style-name="T10">short</text:span> *rp=0, (*ip)[4];</text:p>
        </text:list-item>
        <text:list-item>
          <text:p text:style-name="P10"><text:s text:c="2"/><text:span text:style-name="T10">int</text:span> jwide, slice, scol, ecol, row, col, jrow=0, jcol=0, pix[3], c;</text:p>
        </text:list-item>
        <text:list-item>
          <text:p text:style-name="P10"><text:s text:c="2"/><text:span text:style-name="T10">int</text:span> v[3]={0,0,0}, ver, hue;</text:p>
        </text:list-item>
        <text:list-item>
          <text:p text:style-name="P10"><text:s text:c="2"/><text:span text:style-name="T10">char</text:span> *cp;</text:p>
        </text:list-item>
        <text:list-item>
          <text:p text:style-name="P10"><text:soft-page-break/></text:p>
        </text:list-item>
        <text:list-item>
          <text:p text:style-name="P10"><text:s text:c="2"/><text:span text:style-name="T3">if</text:span> (!ljpeg_start (&amp;jh, 0) || jh.clrs &lt; 4) <text:span text:style-name="T3">return</text:span>;</text:p>
        </text:list-item>
        <text:list-item>
          <text:p text:style-name="P10"><text:s text:c="2"/>jwide = (jh.wide &gt;&gt;= 1) * jh.clrs;</text:p>
        </text:list-item>
        <text:list-item>
          <text:p text:style-name="P10"/>
        </text:list-item>
        <text:list-item>
          <text:p text:style-name="P10"><text:s text:c="2"/><text:span text:style-name="T3">for</text:span> (ecol=slice=0; slice &lt;= cr2_slice[0]; slice++) {</text:p>
        </text:list-item>
        <text:list-item>
          <text:p text:style-name="P10"><text:s text:c="4"/>scol = ecol;</text:p>
        </text:list-item>
        <text:list-item>
          <text:p text:style-name="P10"><text:s text:c="4"/>ecol += cr2_slice[1] * 2 / jh.clrs;</text:p>
        </text:list-item>
        <text:list-item>
          <text:p text:style-name="P10"><text:s text:c="4"/><text:span text:style-name="T3">if</text:span> (!cr2_slice[0] || ecol &gt; raw_width-1) ecol = raw_width &amp; -2;</text:p>
        </text:list-item>
        <text:list-item>
          <text:p text:style-name="P10"><text:s text:c="4"/><text:span text:style-name="T3">for</text:span> (row=0; row &lt; height; row += (jh.clrs &gt;&gt; 1) - 1) {</text:p>
        </text:list-item>
        <text:list-item>
          <text:p text:style-name="P10"><text:s text:c="6"/>ip = (<text:span text:style-name="T10">short</text:span> (*)[4]) image + row*width;</text:p>
        </text:list-item>
        <text:list-item>
          <text:p text:style-name="P10"><text:s text:c="6"/><text:span text:style-name="T3">for</text:span> (col=scol; col &lt; ecol; col+=2, jcol+=jh.clrs) {</text:p>
        </text:list-item>
        <text:list-item>
          <text:p text:style-name="P10"><text:s text:c="8"/><text:span text:style-name="T3">if</text:span> ((jcol %= jwide) == 0)</text:p>
        </text:list-item>
        <text:list-item>
          <text:p text:style-name="P10"><text:s text:c="10"/>rp = (<text:span text:style-name="T10">short</text:span> *) ljpeg_row (jrow++, &amp;jh);</text:p>
        </text:list-item>
        <text:list-item>
          <text:p text:style-name="P10"><text:s text:c="8"/><text:span text:style-name="T3">if</text:span> (col &gt;= width) <text:span text:style-name="T3">continue</text:span>;</text:p>
        </text:list-item>
        <text:list-item>
          <text:p text:style-name="P10"><text:s text:c="8"/>FORC (jh.clrs-2)</text:p>
        </text:list-item>
        <text:list-item>
          <text:p text:style-name="P10"><text:s text:c="10"/>ip[col + (c &gt;&gt; 1)*width + (c &amp; 1)][0] = rp[jcol+c];</text:p>
        </text:list-item>
        <text:list-item>
          <text:p text:style-name="P10"><text:s text:c="8"/>ip[col][1] = rp[jcol+jh.clrs-2] - 16384;</text:p>
        </text:list-item>
        <text:list-item>
          <text:p text:style-name="P10"><text:s text:c="8"/>ip[col][2] = rp[jcol+jh.clrs-1] - 16384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cp=model2; *cp &amp;&amp; !isdigit(*cp); cp++);</text:p>
        </text:list-item>
        <text:list-item>
          <text:p text:style-name="P10"><text:s text:c="2"/>sscanf (cp, <text:span text:style-name="T5">"%d.%d.%d"</text:span>, v, v+1, v+2);</text:p>
        </text:list-item>
        <text:list-item>
          <text:p text:style-name="P10"><text:s text:c="2"/>ver = (v[0]*1000 + v[1])*1000 + v[2];</text:p>
        </text:list-item>
        <text:list-item>
          <text:p text:style-name="P10"><text:s text:c="2"/>hue = (jh.sraw+1) &lt;&lt; 2;</text:p>
        </text:list-item>
        <text:list-item>
          <text:p text:style-name="P10"><text:s text:c="2"/><text:span text:style-name="T3">if</text:span> (unique_id &gt;= 0x80000281 || (unique_id == 0x80000218 &amp;&amp; ver &gt; 1000006))</text:p>
        </text:list-item>
        <text:list-item>
          <text:p text:style-name="P10"><text:s text:c="4"/>hue = jh.sraw &lt;&lt; 1;</text:p>
        </text:list-item>
        <text:list-item>
          <text:p text:style-name="P10"><text:s text:c="2"/>ip = (<text:span text:style-name="T10">short</text:span> (*)[4]) image;</text:p>
        </text:list-item>
        <text:list-item>
          <text:p text:style-name="P10"><text:s text:c="2"/>rp = ip[0];</text:p>
        </text:list-item>
        <text:list-item>
          <text:p text:style-name="P10"><text:s text:c="2"/><text:span text:style-name="T3">for</text:span> (row=0; row &lt; height; row++, ip+=width) {</text:p>
        </text:list-item>
        <text:list-item>
          <text:p text:style-name="P10"><text:s text:c="4"/><text:span text:style-name="T3">if</text:span> (row &amp; (jh.sraw &gt;&gt; 1))</text:p>
        </text:list-item>
        <text:list-item>
          <text:p text:style-name="P10"><text:s text:c="6"/><text:span text:style-name="T3">for</text:span> (col=0; col &lt; width; col+=2)</text:p>
        </text:list-item>
        <text:list-item>
          <text:p text:style-name="P10"><text:s text:c="8"/><text:span text:style-name="T3">for</text:span> (c=1; c &lt; 3; c++)</text:p>
        </text:list-item>
        <text:list-item>
          <text:p text:style-name="P10"><text:s text:c="10"/><text:span text:style-name="T3">if</text:span> (row == height-1)</text:p>
        </text:list-item>
        <text:list-item>
          <text:p text:style-name="P10"><text:s text:c="15"/>ip[col][c] = <text:s/>ip[col-width][c];</text:p>
        </text:list-item>
        <text:list-item>
          <text:p text:style-name="P10"><text:s text:c="10"/><text:span text:style-name="T3">else</text:span> ip[col][c] = (ip[col-width][c] + ip[col+width][c] + 1) &gt;&gt; 1;</text:p>
        </text:list-item>
        <text:list-item>
          <text:p text:style-name="P10"><text:s text:c="4"/><text:span text:style-name="T3">for</text:span> (col=1; col &lt; width; col+=2)</text:p>
        </text:list-item>
        <text:list-item>
          <text:p text:style-name="P10"><text:s text:c="6"/><text:span text:style-name="T3">for</text:span> (c=1; c &lt; 3; c++)</text:p>
        </text:list-item>
        <text:list-item>
          <text:p text:style-name="P10"><text:s text:c="8"/><text:span text:style-name="T3">if</text:span> (col == width-1)</text:p>
        </text:list-item>
        <text:list-item>
          <text:p text:style-name="P10"><text:s text:c="13"/>ip[col][c] = <text:s/>ip[col-1][c];</text:p>
        </text:list-item>
        <text:list-item>
          <text:p text:style-name="P10"><text:s text:c="8"/><text:span text:style-name="T3">else</text:span> ip[col][c] = (ip[col-1][c] + ip[col+1][c] + 1) &gt;&gt; 1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 ; rp &lt; ip[0]; rp+=4) {</text:p>
        </text:list-item>
        <text:list-item>
          <text:p text:style-name="P10"><text:s text:c="4"/><text:span text:style-name="T3">if</text:span> (unique_id == 0x80000218 ||</text:p>
        </text:list-item>
        <text:list-item>
          <text:p text:style-name="P10"><text:s text:c="8"/>unique_id == 0x80000250 ||</text:p>
        </text:list-item>
        <text:list-item>
          <text:p text:style-name="P10"><text:s text:c="8"/>unique_id == 0x80000261 ||</text:p>
        </text:list-item>
        <text:list-item>
          <text:p text:style-name="P10"><text:s text:c="8"/>unique_id == 0x80000281 ||</text:p>
        </text:list-item>
        <text:list-item>
          <text:p text:style-name="P10"><text:s text:c="8"/>unique_id == 0x80000287) {</text:p>
        </text:list-item>
        <text:list-item>
          <text:p text:style-name="P10"><text:s text:c="6"/>rp[1] = (rp[1] &lt;&lt; 2) + hue;</text:p>
        </text:list-item>
        <text:list-item>
          <text:p text:style-name="P10"><text:s text:c="6"/>rp[2] = (rp[2] &lt;&lt; 2) + hue;</text:p>
        </text:list-item>
        <text:list-item>
          <text:p text:style-name="P10"><text:s text:c="6"/>pix[0] = rp[0] + (( <text:s text:c="2"/>50*rp[1] + 22929*rp[2]) &gt;&gt; 14);</text:p>
        </text:list-item>
        <text:list-item>
          <text:p text:style-name="P10"><text:s text:c="6"/>pix[1] = rp[0] + ((-5640*rp[1] - 11751*rp[2]) &gt;&gt; 14);</text:p>
        </text:list-item>
        <text:list-item>
          <text:p text:style-name="P10"><text:s text:c="6"/>pix[2] = rp[0] + ((29040*rp[1] - <text:s text:c="2"/>101*rp[2]) &gt;&gt; 14);</text:p>
        </text:list-item>
        <text:list-item>
          <text:p text:style-name="P10"><text:s text:c="4"/>} <text:span text:style-name="T3">else</text:span> {</text:p>
        </text:list-item>
        <text:list-item>
          <text:p text:style-name="P10"><text:s text:c="6"/><text:span text:style-name="T3">if</text:span> (unique_id &lt; 0x80000218) rp[0] -= 512;</text:p>
        </text:list-item>
        <text:list-item>
          <text:p text:style-name="P10"><text:s text:c="6"/>pix[0] = rp[0] + rp[2];</text:p>
        </text:list-item>
        <text:list-item>
          <text:p text:style-name="P10"><text:s text:c="6"/>pix[2] = rp[0] + rp[1];</text:p>
        </text:list-item>
        <text:list-item>
          <text:p text:style-name="P10"><text:s text:c="6"/>pix[1] = rp[0] + ((-778*rp[1] - (rp[2] &lt;&lt; 11)) &gt;&gt; 12);</text:p>
        </text:list-item>
        <text:list-item>
          <text:p text:style-name="P10"><text:s text:c="4"/>}</text:p>
        </text:list-item>
        <text:list-item>
          <text:p text:style-name="P10"><text:s text:c="4"/>FORC3 rp[c] = CLIP(pix[c] * sraw_mul[c] &gt;&gt; 10);</text:p>
        </text:list-item>
        <text:list-item>
          <text:p text:style-name="P10"><text:s text:c="2"/>}</text:p>
        </text:list-item>
        <text:list-item>
          <text:p text:style-name="P10"><text:s text:c="2"/>ljpeg_end (&amp;jh);</text:p>
        </text:list-item>
        <text:list-item>
          <text:p text:style-name="P10"><text:s text:c="2"/>maximum = 0x3f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oft-page-break/><text:span text:style-name="T10">void</text:span> CLASS <text:span text:style-name="T6">adobe_copy_pixel</text:span> (<text:span text:style-name="T10">unsigned</text:span> row, <text:span text:style-name="T10">unsigned</text:span> col, ushort **rp)</text:p>
        </text:list-item>
        <text:list-item>
          <text:p text:style-name="P10">{</text:p>
        </text:list-item>
        <text:list-item>
          <text:p text:style-name="P10"><text:s text:c="2"/><text:span text:style-name="T10">int</text:span> c;</text:p>
        </text:list-item>
        <text:list-item>
          <text:p text:style-name="P10"/>
        </text:list-item>
        <text:list-item>
          <text:p text:style-name="P10"><text:s text:c="2"/><text:span text:style-name="T3">if</text:span> (tiff_samples == 2 &amp;&amp; shot_select) (*rp)++;</text:p>
        </text:list-item>
        <text:list-item>
          <text:p text:style-name="P10"><text:s text:c="2"/><text:span text:style-name="T3">if</text:span> (raw_image) {</text:p>
        </text:list-item>
        <text:list-item>
          <text:p text:style-name="P10"><text:s text:c="4"/><text:span text:style-name="T3">if</text:span> (row &lt; raw_height &amp;&amp; col &lt; raw_width)</text:p>
        </text:list-item>
        <text:list-item>
          <text:p text:style-name="P10"><text:s text:c="6"/>RAW(row,col) = curve[**rp];</text:p>
        </text:list-item>
        <text:list-item>
          <text:p text:style-name="P10"><text:s text:c="4"/>*rp += tiff_samples;</text:p>
        </text:list-item>
        <text:list-item>
          <text:p text:style-name="P10"><text:s text:c="2"/>} <text:span text:style-name="T3">else</text:span> {</text:p>
        </text:list-item>
        <text:list-item>
          <text:p text:style-name="P10"><text:s text:c="4"/><text:span text:style-name="T3">if</text:span> (row &lt; height &amp;&amp; col &lt; width)</text:p>
        </text:list-item>
        <text:list-item>
          <text:p text:style-name="P10"><text:s text:c="6"/>FORC(tiff_samples)</text:p>
        </text:list-item>
        <text:list-item>
          <text:p text:style-name="P10"><text:s text:c="8"/>image[row*width+col][c] = curve[(*rp)[c]];</text:p>
        </text:list-item>
        <text:list-item>
          <text:p text:style-name="P10"><text:s text:c="4"/>*rp += tiff_samples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tiff_samples == 2 &amp;&amp; shot_select) (*rp)--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jpeg_idct</text:span> (<text:span text:style-name="T10">struct</text:span> jhead *jh)</text:p>
        </text:list-item>
        <text:list-item>
          <text:p text:style-name="P10">{</text:p>
        </text:list-item>
        <text:list-item>
          <text:p text:style-name="P10"><text:s text:c="2"/><text:span text:style-name="T10">int</text:span> c, i, j, len, skip, coef;</text:p>
        </text:list-item>
        <text:list-item>
          <text:p text:style-name="P10"><text:s text:c="2"/><text:span text:style-name="T10">float</text:span> work[3][8][8];</text:p>
        </text:list-item>
        <text:list-item>
          <text:p text:style-name="P10"><text:s text:c="2"/><text:span text:style-name="T10">static</text:span> <text:span text:style-name="T10">float</text:span> cs[106] = { 0 };</text:p>
        </text:list-item>
        <text:list-item>
          <text:p text:style-name="P10"><text:s text:c="2"/><text:span text:style-name="T10">static</text:span> <text:span text:style-name="T10">const</text:span> uchar zigzag[80] =</text:p>
        </text:list-item>
        <text:list-item>
          <text:p text:style-name="P10"><text:s text:c="2"/>{ <text:s/>0, 1, 8,16, 9, 2, 3,10,17,24,32,25,18,11, 4, 5,12,19,26,33,</text:p>
        </text:list-item>
        <text:list-item>
          <text:p text:style-name="P10"><text:s text:c="4"/>40,48,41,34,27,20,13, 6, 7,14,21,28,35,42,49,56,57,50,43,36,</text:p>
        </text:list-item>
        <text:list-item>
          <text:p text:style-name="P10"><text:s text:c="4"/>29,22,15,23,30,37,44,51,58,59,52,45,38,31,39,46,53,60,61,54,</text:p>
        </text:list-item>
        <text:list-item>
          <text:p text:style-name="P10"><text:s text:c="4"/>47,55,62,63,63,63,63,63,63,63,63,63,63,63,63,63,63,63,63,63 };</text:p>
        </text:list-item>
        <text:list-item>
          <text:p text:style-name="P10"/>
        </text:list-item>
        <text:list-item>
          <text:p text:style-name="P10"><text:s text:c="2"/><text:span text:style-name="T3">if</text:span> (!cs[0])</text:p>
        </text:list-item>
        <text:list-item>
          <text:p text:style-name="P10"><text:s text:c="4"/>FORC(106) cs[c] = cos((c &amp; 31)*M_PI/16)/2;</text:p>
        </text:list-item>
        <text:list-item>
          <text:p text:style-name="P10"><text:s text:c="2"/>memset (work, 0, <text:span text:style-name="T3">sizeof</text:span> work);</text:p>
        </text:list-item>
        <text:list-item>
          <text:p text:style-name="P10"><text:s text:c="2"/>work[0][0][0] = jh-&gt;vpred[0] += ljpeg_diff (jh-&gt;huff[0]) * jh-&gt;quant[0];</text:p>
        </text:list-item>
        <text:list-item>
          <text:p text:style-name="P10"><text:s text:c="2"/><text:span text:style-name="T3">for</text:span> (i=1; i &lt; 64; i++ ) {</text:p>
        </text:list-item>
        <text:list-item>
          <text:p text:style-name="P10"><text:s text:c="4"/>len = gethuff (jh-&gt;huff[16]);</text:p>
        </text:list-item>
        <text:list-item>
          <text:p text:style-name="P10"><text:s text:c="4"/>i += skip = len &gt;&gt; 4;</text:p>
        </text:list-item>
        <text:list-item>
          <text:p text:style-name="P10"><text:s text:c="4"/><text:span text:style-name="T3">if</text:span> (!(len &amp;= 15) &amp;&amp; skip &lt; 15) <text:span text:style-name="T3">break</text:span>;</text:p>
        </text:list-item>
        <text:list-item>
          <text:p text:style-name="P10"><text:s text:c="4"/>coef = getbits(len);</text:p>
        </text:list-item>
        <text:list-item>
          <text:p text:style-name="P10"><text:s text:c="4"/><text:span text:style-name="T3">if</text:span> ((coef &amp; (1 &lt;&lt; (len-1))) == 0)</text:p>
        </text:list-item>
        <text:list-item>
          <text:p text:style-name="P10"><text:s text:c="6"/>coef -= (1 &lt;&lt; len) - 1;</text:p>
        </text:list-item>
        <text:list-item>
          <text:p text:style-name="P10"><text:s text:c="4"/>((<text:span text:style-name="T10">float</text:span> *)work)[zigzag[i]] = coef * jh-&gt;quant[i];</text:p>
        </text:list-item>
        <text:list-item>
          <text:p text:style-name="P10"><text:s text:c="2"/>}</text:p>
        </text:list-item>
        <text:list-item>
          <text:p text:style-name="P10"><text:s text:c="2"/>FORC(8) work[0][0][c] *= M_SQRT1_2;</text:p>
        </text:list-item>
        <text:list-item>
          <text:p text:style-name="P10"><text:s text:c="2"/>FORC(8) work[0][c][0] *= M_SQRT1_2;</text:p>
        </text:list-item>
        <text:list-item>
          <text:p text:style-name="P10"><text:s text:c="2"/><text:span text:style-name="T3">for</text:span> (i=0; i &lt; 8; i++)</text:p>
        </text:list-item>
        <text:list-item>
          <text:p text:style-name="P10"><text:s text:c="4"/><text:span text:style-name="T3">for</text:span> (j=0; j &lt; 8; j++)</text:p>
        </text:list-item>
        <text:list-item>
          <text:p text:style-name="P10"><text:s text:c="6"/>FORC(8) work[1][i][j] += work[0][i][c] * cs[(j*2+1)*c];</text:p>
        </text:list-item>
        <text:list-item>
          <text:p text:style-name="P10"><text:s text:c="2"/><text:span text:style-name="T3">for</text:span> (i=0; i &lt; 8; i++)</text:p>
        </text:list-item>
        <text:list-item>
          <text:p text:style-name="P10"><text:s text:c="4"/><text:span text:style-name="T3">for</text:span> (j=0; j &lt; 8; j++)</text:p>
        </text:list-item>
        <text:list-item>
          <text:p text:style-name="P10"><text:s text:c="6"/>FORC(8) work[2][i][j] += work[1][c][j] * cs[(i*2+1)*c];</text:p>
        </text:list-item>
        <text:list-item>
          <text:p text:style-name="P10"/>
        </text:list-item>
        <text:list-item>
          <text:p text:style-name="P10"><text:s text:c="2"/>FORC(64) jh-&gt;idct[c] = CLIP(((<text:span text:style-name="T10">float</text:span> *)work[2])[c]+0.5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ossless_dng_load_raw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save, trow=0, tcol=0, jwide, jrow, jcol, row, col, i, j;</text:p>
        </text:list-item>
        <text:list-item>
          <text:p text:style-name="P10"><text:s text:c="2"/><text:span text:style-name="T10">struct</text:span> jhead jh;</text:p>
        </text:list-item>
        <text:list-item>
          <text:p text:style-name="P10"><text:s text:c="2"/>ushort *rp;</text:p>
        </text:list-item>
        <text:list-item>
          <text:p text:style-name="P10"/>
        </text:list-item>
        <text:list-item>
          <text:p text:style-name="P10"><text:s text:c="2"/><text:span text:style-name="T3">while</text:span> (trow &lt; raw_height) {</text:p>
        </text:list-item>
        <text:list-item>
          <text:p text:style-name="P10"><text:s text:c="4"/>save = ftell(ifp);</text:p>
        </text:list-item>
        <text:list-item>
          <text:p text:style-name="P10"><text:s text:c="4"/><text:span text:style-name="T3">if</text:span> (tile_length &lt; INT_MAX)</text:p>
        </text:list-item>
        <text:list-item>
          <text:p text:style-name="P10"><text:s text:c="6"/>fseek (ifp, get4(), SEEK_SET);</text:p>
        </text:list-item>
        <text:list-item>
          <text:p text:style-name="P10"><text:s text:c="4"/><text:span text:style-name="T3">if</text:span> (!ljpeg_start (&amp;jh, 0)) <text:span text:style-name="T3">break</text:span>;</text:p>
        </text:list-item>
        <text:list-item>
          <text:p text:style-name="P10"><text:soft-page-break/><text:s text:c="4"/>jwide = jh.wide;</text:p>
        </text:list-item>
        <text:list-item>
          <text:p text:style-name="P10"><text:s text:c="4"/><text:span text:style-name="T3">if</text:span> (filters) jwide *= jh.clrs;</text:p>
        </text:list-item>
        <text:list-item>
          <text:p text:style-name="P10"><text:s text:c="4"/>jwide /= MIN (is_raw, tiff_samples);</text:p>
        </text:list-item>
        <text:list-item>
          <text:p text:style-name="P10"><text:s text:c="4"/><text:span text:style-name="T3">switch</text:span> (jh.algo) {</text:p>
        </text:list-item>
        <text:list-item>
          <text:p text:style-name="P10"><text:s text:c="6"/><text:span text:style-name="T3">case</text:span> <text:span text:style-name="T8">0xc1</text:span>:</text:p>
        </text:list-item>
        <text:list-item>
          <text:p text:style-name="P10"><text:s text:c="8"/>jh.vpred[0] = 16384;</text:p>
        </text:list-item>
        <text:list-item>
          <text:p text:style-name="P10"><text:s text:c="8"/>getbits(-1);</text:p>
        </text:list-item>
        <text:list-item>
          <text:p text:style-name="P10"><text:s text:c="8"/><text:span text:style-name="T3">for</text:span> (jrow=0; jrow+7 &lt; jh.high; jrow += 8) {</text:p>
        </text:list-item>
        <text:list-item>
          <text:p text:style-name="P10"><text:s text:c="10"/><text:span text:style-name="T3">for</text:span> (jcol=0; jcol+7 &lt; jh.wide; jcol += 8) {</text:p>
        </text:list-item>
        <text:list-item>
          <text:p text:style-name="P10"><text:s text:c="12"/>ljpeg_idct (&amp;jh);</text:p>
        </text:list-item>
        <text:list-item>
          <text:p text:style-name="P10"><text:s text:c="12"/>rp = jh.idct;</text:p>
        </text:list-item>
        <text:list-item>
          <text:p text:style-name="P10"><text:s text:c="12"/>row = trow + jcol/tile_width + jrow*2;</text:p>
        </text:list-item>
        <text:list-item>
          <text:p text:style-name="P10"><text:s text:c="12"/>col = tcol + jcol%tile_width;</text:p>
        </text:list-item>
        <text:list-item>
          <text:p text:style-name="P10"><text:s text:c="12"/><text:span text:style-name="T3">for</text:span> (i=0; i &lt; 16; i+=2)</text:p>
        </text:list-item>
        <text:list-item>
          <text:p text:style-name="P10"><text:s text:c="14"/><text:span text:style-name="T3">for</text:span> (j=0; j &lt; 8; j++)</text:p>
        </text:list-item>
        <text:list-item>
          <text:p text:style-name="P10"><text:s text:c="16"/>adobe_copy_pixel (row+i, col+j, &amp;rp);</text:p>
        </text:list-item>
        <text:list-item>
          <text:p text:style-name="P10"><text:s text:c="10"/>}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c3</text:span>:</text:p>
        </text:list-item>
        <text:list-item>
          <text:p text:style-name="P10"><text:s text:c="8"/><text:span text:style-name="T3">for</text:span> (row=col=jrow=0; jrow &lt; jh.high; jrow++) {</text:p>
        </text:list-item>
        <text:list-item>
          <text:p text:style-name="P10"><text:s text:c="10"/>rp = ljpeg_row (jrow, &amp;jh);</text:p>
        </text:list-item>
        <text:list-item>
          <text:p text:style-name="P10"><text:s text:c="10"/><text:span text:style-name="T3">for</text:span> (jcol=0; jcol &lt; jwide; jcol++) {</text:p>
        </text:list-item>
        <text:list-item>
          <text:p text:style-name="P10"><text:s text:c="12"/>adobe_copy_pixel (trow+row, tcol+col, &amp;rp);</text:p>
        </text:list-item>
        <text:list-item>
          <text:p text:style-name="P10"><text:s text:c="12"/><text:span text:style-name="T3">if</text:span> (++col &gt;= tile_width || col &gt;= raw_width)</text:p>
        </text:list-item>
        <text:list-item>
          <text:p text:style-name="P10"><text:s text:c="14"/>row += 1 + (col = 0);</text:p>
        </text:list-item>
        <text:list-item>
          <text:p text:style-name="P10"><text:s text:c="10"/>}</text:p>
        </text:list-item>
        <text:list-item>
          <text:p text:style-name="P10"><text:s text:c="8"/>}</text:p>
        </text:list-item>
        <text:list-item>
          <text:p text:style-name="P10"><text:s text:c="4"/>}</text:p>
        </text:list-item>
        <text:list-item>
          <text:p text:style-name="P10"><text:s text:c="4"/>fseek (ifp, save+4, SEEK_SET);</text:p>
        </text:list-item>
        <text:list-item>
          <text:p text:style-name="P10"><text:s text:c="4"/><text:span text:style-name="T3">if</text:span> ((tcol += tile_width) &gt;= raw_width)</text:p>
        </text:list-item>
        <text:list-item>
          <text:p text:style-name="P10"><text:s text:c="6"/>trow += tile_length + (tcol = 0);</text:p>
        </text:list-item>
        <text:list-item>
          <text:p text:style-name="P10"><text:s text:c="4"/>ljpeg_end (&amp;jh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cked_dng_load_raw</text:span>()</text:p>
        </text:list-item>
        <text:list-item>
          <text:p text:style-name="P10">{</text:p>
        </text:list-item>
        <text:list-item>
          <text:p text:style-name="P10"><text:s text:c="2"/>ushort *pixel, *rp;</text:p>
        </text:list-item>
        <text:list-item>
          <text:p text:style-name="P10"><text:s text:c="2"/><text:span text:style-name="T10">int</text:span> row, col;</text:p>
        </text:list-item>
        <text:list-item>
          <text:p text:style-name="P10"/>
        </text:list-item>
        <text:list-item>
          <text:p text:style-name="P10"><text:s text:c="2"/>pixel = (ushort *) calloc (raw_width, tiff_samples*<text:span text:style-name="T3">sizeof</text:span> *pixel);</text:p>
        </text:list-item>
        <text:list-item>
          <text:p text:style-name="P10"><text:s text:c="2"/>merror (pixel, <text:span text:style-name="T5">"packed_dng_load_raw()"</text:span>)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<text:span text:style-name="T3">if</text:span> (tiff_bps == 16)</text:p>
        </text:list-item>
        <text:list-item>
          <text:p text:style-name="P10"><text:s text:c="6"/>read_shorts (pixel, raw_width * tiff_samples);</text:p>
        </text:list-item>
        <text:list-item>
          <text:p text:style-name="P10"><text:s text:c="4"/><text:span text:style-name="T3">else</text:span> {</text:p>
        </text:list-item>
        <text:list-item>
          <text:p text:style-name="P10"><text:s text:c="6"/>getbits(-1);</text:p>
        </text:list-item>
        <text:list-item>
          <text:p text:style-name="P10"><text:s text:c="6"/><text:span text:style-name="T3">for</text:span> (col=0; col &lt; raw_width * tiff_samples; col++)</text:p>
        </text:list-item>
        <text:list-item>
          <text:p text:style-name="P10"><text:s text:c="8"/>pixel[col] = getbits(tiff_bps)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rp=pixel, col=0; col &lt; raw_width; col++)</text:p>
        </text:list-item>
        <text:list-item>
          <text:p text:style-name="P10"><text:s text:c="6"/>adobe_copy_pixel (row, col, &amp;rp);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entax_load_raw</text:span>()</text:p>
        </text:list-item>
        <text:list-item>
          <text:p text:style-name="P10">{</text:p>
        </text:list-item>
        <text:list-item>
          <text:p text:style-name="P10"><text:s text:c="2"/>ushort bit[2][15], huff[4097];</text:p>
        </text:list-item>
        <text:list-item>
          <text:p text:style-name="P10"><text:s text:c="2"/><text:span text:style-name="T10">int</text:span> dep, row, col, diff, c, i;</text:p>
        </text:list-item>
        <text:list-item>
          <text:p text:style-name="P10"><text:s text:c="2"/>ushort vpred[2][2] = {{0,0},{0,0}}, hpred[2];</text:p>
        </text:list-item>
        <text:list-item>
          <text:p text:style-name="P10"/>
        </text:list-item>
        <text:list-item>
          <text:p text:style-name="P10"><text:s text:c="2"/>fseek (ifp, meta_offset, SEEK_SET);</text:p>
        </text:list-item>
        <text:list-item>
          <text:p text:style-name="P10"><text:s text:c="2"/>dep = (get2() + 12) &amp; 15;</text:p>
        </text:list-item>
        <text:list-item>
          <text:p text:style-name="P10"><text:soft-page-break/><text:s text:c="2"/>fseek (ifp, 12, SEEK_CUR);</text:p>
        </text:list-item>
        <text:list-item>
          <text:p text:style-name="P10"><text:s text:c="2"/>FORC(dep) bit[0][c] = get2();</text:p>
        </text:list-item>
        <text:list-item>
          <text:p text:style-name="P10"><text:s text:c="2"/>FORC(dep) bit[1][c] = fgetc(ifp);</text:p>
        </text:list-item>
        <text:list-item>
          <text:p text:style-name="P10"><text:s text:c="2"/>FORC(dep)</text:p>
        </text:list-item>
        <text:list-item>
          <text:p text:style-name="P10"><text:s text:c="4"/><text:span text:style-name="T3">for</text:span> (i=bit[0][c]; i &lt;= ((bit[0][c]+(4096 &gt;&gt; bit[1][c])-1) &amp; 4095); )</text:p>
        </text:list-item>
        <text:list-item>
          <text:p text:style-name="P10"><text:s text:c="6"/>huff[++i] = bit[1][c] &lt;&lt; 8 | c;</text:p>
        </text:list-item>
        <text:list-item>
          <text:p text:style-name="P10"><text:s text:c="2"/>huff[0] = 12;</text:p>
        </text:list-item>
        <text:list-item>
          <text:p text:style-name="P10"><text:s text:c="2"/>fseek (ifp, data_offset, SEEK_SET)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for</text:span> (row=0; row &lt; raw_height; row++)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diff = ljpeg_diff (huff);</text:p>
        </text:list-item>
        <text:list-item>
          <text:p text:style-name="P10"><text:s text:c="6"/><text:span text:style-name="T3">if</text:span> (col &lt; 2) hpred[col] = vpred[row &amp; 1][col] += diff;</text:p>
        </text:list-item>
        <text:list-item>
          <text:p text:style-name="P10"><text:s text:c="6"/><text:span text:style-name="T3">else</text:span> <text:s text:c="8"/>hpred[col &amp; 1] += diff;</text:p>
        </text:list-item>
        <text:list-item>
          <text:p text:style-name="P10"><text:s text:c="6"/>RAW(row,col) = hpred[col &amp; 1];</text:p>
        </text:list-item>
        <text:list-item>
          <text:p text:style-name="P10"><text:s text:c="6"/><text:span text:style-name="T3">if</text:span> (hpred[col &amp; 1] &gt;&gt; tiff_bps) derror(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nikon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uchar nikon_tree[][32] = {</text:p>
        </text:list-item>
        <text:list-item>
          <text:p text:style-name="P10"><text:s text:c="4"/>{ 0,1,5,1,1,1,1,1,1,2,0,0,0,0,0,0, <text:s/><text:span text:style-name="T4">/* 12-bit lossy */</text:span></text:p>
        </text:list-item>
        <text:list-item>
          <text:p text:style-name="P10"><text:s text:c="6"/>5,4,3,6,2,7,1,0,8,9,11,10,12 },</text:p>
        </text:list-item>
        <text:list-item>
          <text:p text:style-name="P10"><text:s text:c="4"/>{ 0,1,5,1,1,1,1,1,1,2,0,0,0,0,0,0, <text:s/><text:span text:style-name="T4">/* 12-bit lossy after split */</text:span></text:p>
        </text:list-item>
        <text:list-item>
          <text:p text:style-name="P10"><text:s text:c="6"/>0x39,0x5a,0x38,0x27,0x16,5,4,3,2,1,0,11,12,12 },</text:p>
        </text:list-item>
        <text:list-item>
          <text:p text:style-name="P10"><text:s text:c="4"/>{ 0,1,4,2,3,1,2,0,0,0,0,0,0,0,0,0, <text:s/><text:span text:style-name="T4">/* 12-bit lossless */</text:span></text:p>
        </text:list-item>
        <text:list-item>
          <text:p text:style-name="P10"><text:s text:c="6"/>5,4,6,3,7,2,8,1,9,0,10,11,12 },</text:p>
        </text:list-item>
        <text:list-item>
          <text:p text:style-name="P10"><text:s text:c="4"/>{ 0,1,4,3,1,1,1,1,1,2,0,0,0,0,0,0, <text:s/><text:span text:style-name="T4">/* 14-bit lossy */</text:span></text:p>
        </text:list-item>
        <text:list-item>
          <text:p text:style-name="P10"><text:s text:c="6"/>5,6,4,7,8,3,9,2,1,0,10,11,12,13,14 },</text:p>
        </text:list-item>
        <text:list-item>
          <text:p text:style-name="P10"><text:s text:c="4"/>{ 0,1,5,1,1,1,1,1,1,1,2,0,0,0,0,0, <text:s/><text:span text:style-name="T4">/* 14-bit lossy after split */</text:span></text:p>
        </text:list-item>
        <text:list-item>
          <text:p text:style-name="P10"><text:s text:c="6"/>8,0x5c,0x4b,0x3a,0x29,7,6,5,4,3,2,1,0,13,14 },</text:p>
        </text:list-item>
        <text:list-item>
          <text:p text:style-name="P10"><text:s text:c="4"/>{ 0,1,4,2,2,3,1,2,0,0,0,0,0,0,0,0, <text:s/><text:span text:style-name="T4">/* 14-bit lossless */</text:span></text:p>
        </text:list-item>
        <text:list-item>
          <text:p text:style-name="P10"><text:s text:c="6"/>7,6,8,5,9,4,10,3,11,12,2,0,1,13,14 } };</text:p>
        </text:list-item>
        <text:list-item>
          <text:p text:style-name="P10"><text:s text:c="2"/>ushort *huff, ver0, ver1, vpred[2][2], hpred[2], csize;</text:p>
        </text:list-item>
        <text:list-item>
          <text:p text:style-name="P10"><text:s text:c="2"/><text:span text:style-name="T10">int</text:span> i, min, max, step=0, tree=0, split=0, row, col, len, shl, diff;</text:p>
        </text:list-item>
        <text:list-item>
          <text:p text:style-name="P10"/>
        </text:list-item>
        <text:list-item>
          <text:p text:style-name="P10"><text:s text:c="2"/>fseek (ifp, meta_offset, SEEK_SET);</text:p>
        </text:list-item>
        <text:list-item>
          <text:p text:style-name="P10"><text:s text:c="2"/>ver0 = fgetc(ifp);</text:p>
        </text:list-item>
        <text:list-item>
          <text:p text:style-name="P10"><text:s text:c="2"/>ver1 = fgetc(ifp);</text:p>
        </text:list-item>
        <text:list-item>
          <text:p text:style-name="P10"><text:s text:c="2"/><text:span text:style-name="T3">if</text:span> (ver0 == 0x49 || ver1 == 0x58)</text:p>
        </text:list-item>
        <text:list-item>
          <text:p text:style-name="P10"><text:s text:c="4"/>fseek (ifp, 2110, SEEK_CUR);</text:p>
        </text:list-item>
        <text:list-item>
          <text:p text:style-name="P10"><text:s text:c="2"/><text:span text:style-name="T3">if</text:span> (ver0 == 0x46) tree = 2;</text:p>
        </text:list-item>
        <text:list-item>
          <text:p text:style-name="P10"><text:s text:c="2"/><text:span text:style-name="T3">if</text:span> (tiff_bps == 14) tree += 3;</text:p>
        </text:list-item>
        <text:list-item>
          <text:p text:style-name="P10"><text:s text:c="2"/>read_shorts (vpred[0], 4);</text:p>
        </text:list-item>
        <text:list-item>
          <text:p text:style-name="P10"><text:s text:c="2"/>max = 1 &lt;&lt; tiff_bps &amp; 0x7fff;</text:p>
        </text:list-item>
        <text:list-item>
          <text:p text:style-name="P10"><text:s text:c="2"/><text:span text:style-name="T3">if</text:span> ((csize = get2()) &gt; 1)</text:p>
        </text:list-item>
        <text:list-item>
          <text:p text:style-name="P10"><text:s text:c="4"/>step = max / (csize-1);</text:p>
        </text:list-item>
        <text:list-item>
          <text:p text:style-name="P10"><text:s text:c="2"/><text:span text:style-name="T3">if</text:span> (ver0 == 0x44 &amp;&amp; ver1 == 0x20 &amp;&amp; step &gt; 0) {</text:p>
        </text:list-item>
        <text:list-item>
          <text:p text:style-name="P10"><text:s text:c="4"/><text:span text:style-name="T3">for</text:span> (i=0; i &lt; csize; i++)</text:p>
        </text:list-item>
        <text:list-item>
          <text:p text:style-name="P10"><text:s text:c="6"/>curve[i*step] = get2();</text:p>
        </text:list-item>
        <text:list-item>
          <text:p text:style-name="P10"><text:s text:c="4"/><text:span text:style-name="T3">for</text:span> (i=0; i &lt; max; i++)</text:p>
        </text:list-item>
        <text:list-item>
          <text:p text:style-name="P10"><text:s text:c="6"/>curve[i] = ( curve[i-i%step]*(step-i%step) +</text:p>
        </text:list-item>
        <text:list-item>
          <text:p text:style-name="P10"><text:s text:c="19"/>curve[i-i%step+step]*(i%step) ) / step;</text:p>
        </text:list-item>
        <text:list-item>
          <text:p text:style-name="P10"><text:s text:c="4"/>fseek (ifp, meta_offset+562, SEEK_SET);</text:p>
        </text:list-item>
        <text:list-item>
          <text:p text:style-name="P10"><text:s text:c="4"/>split = get2();</text:p>
        </text:list-item>
        <text:list-item>
          <text:p text:style-name="P10"><text:s text:c="2"/>} <text:span text:style-name="T3">else</text:span> <text:span text:style-name="T3">if</text:span> (ver0 != 0x46 &amp;&amp; csize &lt;= 0x4001)</text:p>
        </text:list-item>
        <text:list-item>
          <text:p text:style-name="P10"><text:s text:c="4"/>read_shorts (curve, max=csize);</text:p>
        </text:list-item>
        <text:list-item>
          <text:p text:style-name="P10"><text:s text:c="2"/><text:span text:style-name="T3">while</text:span> (curve[max-2] == curve[max-1]) max--;</text:p>
        </text:list-item>
        <text:list-item>
          <text:p text:style-name="P10"><text:s text:c="2"/>huff = make_decoder (nikon_tree[tree]);</text:p>
        </text:list-item>
        <text:list-item>
          <text:p text:style-name="P10"><text:s text:c="2"/>fseek (ifp, data_offset, SEEK_SET)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for</text:span> (min=row=0; row &lt; height; row++) {</text:p>
        </text:list-item>
        <text:list-item>
          <text:p text:style-name="P10"><text:s text:c="4"/><text:span text:style-name="T3">if</text:span> (split &amp;&amp; row == split) {</text:p>
        </text:list-item>
        <text:list-item>
          <text:p text:style-name="P10"><text:s text:c="6"/>free (huff);</text:p>
        </text:list-item>
        <text:list-item>
          <text:p text:style-name="P10"><text:soft-page-break/><text:s text:c="6"/>huff = make_decoder (nikon_tree[tree+1]);</text:p>
        </text:list-item>
        <text:list-item>
          <text:p text:style-name="P10"><text:s text:c="6"/>max += (min = 16) &lt;&lt; 1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i = gethuff(huff);</text:p>
        </text:list-item>
        <text:list-item>
          <text:p text:style-name="P10"><text:s text:c="6"/>len = i &amp; 15;</text:p>
        </text:list-item>
        <text:list-item>
          <text:p text:style-name="P10"><text:s text:c="6"/>shl = i &gt;&gt; 4;</text:p>
        </text:list-item>
        <text:list-item>
          <text:p text:style-name="P10"><text:s text:c="6"/>diff = ((getbits(len-shl) &lt;&lt; 1) + 1) &lt;&lt; shl &gt;&gt; 1;</text:p>
        </text:list-item>
        <text:list-item>
          <text:p text:style-name="P10"><text:s text:c="6"/><text:span text:style-name="T3">if</text:span> ((diff &amp; (1 &lt;&lt; (len-1))) == 0)</text:p>
        </text:list-item>
        <text:list-item>
          <text:p text:style-name="P10"><text:s text:c="8"/>diff -= (1 &lt;&lt; len) - !shl;</text:p>
        </text:list-item>
        <text:list-item>
          <text:p text:style-name="P10"><text:s text:c="6"/><text:span text:style-name="T3">if</text:span> (col &lt; 2) hpred[col] = vpred[row &amp; 1][col] += diff;</text:p>
        </text:list-item>
        <text:list-item>
          <text:p text:style-name="P10"><text:s text:c="6"/><text:span text:style-name="T3">else</text:span> <text:s text:c="8"/>hpred[col &amp; 1] += diff;</text:p>
        </text:list-item>
        <text:list-item>
          <text:p text:style-name="P10"><text:s text:c="6"/><text:span text:style-name="T3">if</text:span> ((ushort)(hpred[col &amp; 1] + min) &gt;= max) derror();</text:p>
        </text:list-item>
        <text:list-item>
          <text:p text:style-name="P10"><text:s text:c="6"/>RAW(row,col) = curve[LIM((<text:span text:style-name="T10">short</text:span>)hpred[col &amp; 1],0,0x3fff)]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huff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nikon_yuv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yuv[4], rgb[3], b, c;</text:p>
        </text:list-item>
        <text:list-item>
          <text:p text:style-name="P10"><text:s text:c="2"/>UINT64 bitbuf=0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raw_height; row++)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<text:span text:style-name="T3">if</text:span> (!(b = col &amp; 1)) {</text:p>
        </text:list-item>
        <text:list-item>
          <text:p text:style-name="P10"><text:s text:c="8"/>bitbuf = 0;</text:p>
        </text:list-item>
        <text:list-item>
          <text:p text:style-name="P10"><text:s text:c="8"/>FORC(6) bitbuf |= (UINT64) fgetc(ifp) &lt;&lt; c*8;</text:p>
        </text:list-item>
        <text:list-item>
          <text:p text:style-name="P10"><text:s text:c="8"/>FORC(4) yuv[c] = (bitbuf &gt;&gt; c*12 &amp; 0xfff) - (c &gt;&gt; 1 &lt;&lt; 11);</text:p>
        </text:list-item>
        <text:list-item>
          <text:p text:style-name="P10"><text:s text:c="6"/>}</text:p>
        </text:list-item>
        <text:list-item>
          <text:p text:style-name="P10"><text:s text:c="6"/>rgb[0] = yuv[b] + 1.370705*yuv[3];</text:p>
        </text:list-item>
        <text:list-item>
          <text:p text:style-name="P10"><text:s text:c="6"/>rgb[1] = yuv[b] - 0.337633*yuv[2] - 0.698001*yuv[3];</text:p>
        </text:list-item>
        <text:list-item>
          <text:p text:style-name="P10"><text:s text:c="6"/>rgb[2] = yuv[b] + 1.732446*yuv[2];</text:p>
        </text:list-item>
        <text:list-item>
          <text:p text:style-name="P10"><text:s text:c="6"/>FORC3 image[row*width+col][c] = curve[LIM(rgb[c],0,0xfff)] / cam_mul[c]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Returns 1 for a Coolpix 995, 0 for anything else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int</text:span> CLASS <text:span text:style-name="T6">nikon_e995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i, histo[256];</text:p>
        </text:list-item>
        <text:list-item>
          <text:p text:style-name="P10"><text:s text:c="2"/><text:span text:style-name="T10">const</text:span> uchar often[] = { 0x00, 0x55, 0xaa, 0xff };</text:p>
        </text:list-item>
        <text:list-item>
          <text:p text:style-name="P10"/>
        </text:list-item>
        <text:list-item>
          <text:p text:style-name="P10"><text:s text:c="2"/>memset (histo, 0, <text:span text:style-name="T3">sizeof</text:span> histo);</text:p>
        </text:list-item>
        <text:list-item>
          <text:p text:style-name="P10"><text:s text:c="2"/>fseek (ifp, -2000, SEEK_END);</text:p>
        </text:list-item>
        <text:list-item>
          <text:p text:style-name="P10"><text:s text:c="2"/><text:span text:style-name="T3">for</text:span> (i=0; i &lt; 2000; i++)</text:p>
        </text:list-item>
        <text:list-item>
          <text:p text:style-name="P10"><text:s text:c="4"/>histo[fgetc(ifp)]++;</text:p>
        </text:list-item>
        <text:list-item>
          <text:p text:style-name="P10"><text:s text:c="2"/><text:span text:style-name="T3">for</text:span> (i=0; i &lt; 4; i++)</text:p>
        </text:list-item>
        <text:list-item>
          <text:p text:style-name="P10"><text:s text:c="4"/><text:span text:style-name="T3">if</text:span> (histo[often[i]] &lt; 200)</text:p>
        </text:list-item>
        <text:list-item>
          <text:p text:style-name="P10"><text:s text:c="6"/><text:span text:style-name="T3">return</text:span> 0;</text:p>
        </text:list-item>
        <text:list-item>
          <text:p text:style-name="P10"><text:s text:c="2"/><text:span text:style-name="T3">return</text:span>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Returns 1 for a Coolpix 2100, 0 for anything else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int</text:span> CLASS <text:span text:style-name="T6">nikon_e2100</text:span>()</text:p>
        </text:list-item>
        <text:list-item>
          <text:p text:style-name="P10">{</text:p>
        </text:list-item>
        <text:list-item>
          <text:p text:style-name="P10"><text:s text:c="2"/>uchar t[12];</text:p>
        </text:list-item>
        <text:list-item>
          <text:p text:style-name="P10"><text:s text:c="2"/><text:span text:style-name="T10">int</text:span> i;</text:p>
        </text:list-item>
        <text:list-item>
          <text:p text:style-name="P10"/>
        </text:list-item>
        <text:list-item>
          <text:p text:style-name="P10"><text:s text:c="2"/>fseek (ifp, 0, SEEK_SET);</text:p>
        </text:list-item>
        <text:list-item>
          <text:p text:style-name="P10"><text:soft-page-break/><text:s text:c="2"/><text:span text:style-name="T3">for</text:span> (i=0; i &lt; 1024; i++) {</text:p>
        </text:list-item>
        <text:list-item>
          <text:p text:style-name="P10"><text:s text:c="4"/>fread (t, 1, 12, ifp);</text:p>
        </text:list-item>
        <text:list-item>
          <text:p text:style-name="P10"><text:s text:c="4"/><text:span text:style-name="T3">if</text:span> (((t[2] &amp; t[4] &amp; t[7] &amp; t[9]) &gt;&gt; 4</text:p>
        </text:list-item>
        <text:list-item>
          <text:p text:style-name="P10"><text:s text:c="8"/>&amp; t[1] &amp; t[6] &amp; t[8] &amp; t[11] &amp; 3) != 3)</text:p>
        </text:list-item>
        <text:list-item>
          <text:p text:style-name="P10"><text:s text:c="6"/><text:span text:style-name="T3">return</text:span> 0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nikon_3700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bits, i;</text:p>
        </text:list-item>
        <text:list-item>
          <text:p text:style-name="P10"><text:s text:c="2"/>uchar dp[24];</text:p>
        </text:list-item>
        <text:list-item>
          <text:p text:style-name="P10"><text:s text:c="2"/><text:span text:style-name="T10">static</text:span> <text:span text:style-name="T10">const</text:span> <text:span text:style-name="T10">struct</text:span> {</text:p>
        </text:list-item>
        <text:list-item>
          <text:p text:style-name="P10"><text:s text:c="4"/><text:span text:style-name="T10">int</text:span> bits;</text:p>
        </text:list-item>
        <text:list-item>
          <text:p text:style-name="P10"><text:s text:c="4"/><text:span text:style-name="T10">char</text:span> make[12], model[15];</text:p>
        </text:list-item>
        <text:list-item>
          <text:p text:style-name="P10"><text:s text:c="2"/>} table[] = {</text:p>
        </text:list-item>
        <text:list-item>
          <text:p text:style-name="P10"><text:s text:c="4"/>{ 0x00, <text:span text:style-name="T5">"Pentax"</text:span>, <text:s/><text:span text:style-name="T5">"Optio 33WR"</text:span> },</text:p>
        </text:list-item>
        <text:list-item>
          <text:p text:style-name="P10"><text:s text:c="4"/>{ 0x03, <text:span text:style-name="T5">"Nikon"</text:span>, <text:s text:c="2"/><text:span text:style-name="T5">"E3200"</text:span> },</text:p>
        </text:list-item>
        <text:list-item>
          <text:p text:style-name="P10"><text:s text:c="4"/>{ 0x32, <text:span text:style-name="T5">"Nikon"</text:span>, <text:s text:c="2"/><text:span text:style-name="T5">"E3700"</text:span> },</text:p>
        </text:list-item>
        <text:list-item>
          <text:p text:style-name="P10"><text:s text:c="4"/>{ 0x33, <text:span text:style-name="T5">"Olympus"</text:span>, <text:span text:style-name="T5">"C740UZ"</text:span> } };</text:p>
        </text:list-item>
        <text:list-item>
          <text:p text:style-name="P10"/>
        </text:list-item>
        <text:list-item>
          <text:p text:style-name="P10"><text:s text:c="2"/>fseek (ifp, 3072, SEEK_SET);</text:p>
        </text:list-item>
        <text:list-item>
          <text:p text:style-name="P10"><text:s text:c="2"/>fread (dp, 1, 24, ifp);</text:p>
        </text:list-item>
        <text:list-item>
          <text:p text:style-name="P10"><text:s text:c="2"/>bits = (dp[8] &amp; 3) &lt;&lt; 4 | (dp[20] &amp; 3);</text:p>
        </text:list-item>
        <text:list-item>
          <text:p text:style-name="P10"><text:s text:c="2"/><text:span text:style-name="T3">for</text:span> (i=0; i &lt; <text:span text:style-name="T3">sizeof</text:span> table / <text:span text:style-name="T3">sizeof</text:span> *table; i++)</text:p>
        </text:list-item>
        <text:list-item>
          <text:p text:style-name="P10"><text:s text:c="4"/><text:span text:style-name="T3">if</text:span> (bits == table[i].bits) {</text:p>
        </text:list-item>
        <text:list-item>
          <text:p text:style-name="P10"><text:s text:c="6"/>strcpy (make, <text:s/>table[i].make );</text:p>
        </text:list-item>
        <text:list-item>
          <text:p text:style-name="P10"><text:s text:c="6"/>strcpy (model, table[i].model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Separates a Minolta DiMAGE Z2 from a Nikon E4300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int</text:span> CLASS <text:span text:style-name="T6">minolta_z2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i, nz;</text:p>
        </text:list-item>
        <text:list-item>
          <text:p text:style-name="P10"><text:s text:c="2"/><text:span text:style-name="T10">char</text:span> tail[424];</text:p>
        </text:list-item>
        <text:list-item>
          <text:p text:style-name="P10"/>
        </text:list-item>
        <text:list-item>
          <text:p text:style-name="P10"><text:s text:c="2"/>fseek (ifp, -<text:span text:style-name="T3">sizeof</text:span> tail, SEEK_END);</text:p>
        </text:list-item>
        <text:list-item>
          <text:p text:style-name="P10"><text:s text:c="2"/>fread (tail, 1, <text:span text:style-name="T3">sizeof</text:span> tail, ifp);</text:p>
        </text:list-item>
        <text:list-item>
          <text:p text:style-name="P10"><text:s text:c="2"/><text:span text:style-name="T3">for</text:span> (nz=i=0; i &lt; <text:span text:style-name="T3">sizeof</text:span> tail; i++)</text:p>
        </text:list-item>
        <text:list-item>
          <text:p text:style-name="P10"><text:s text:c="4"/><text:span text:style-name="T3">if</text:span> (tail[i]) nz++;</text:p>
        </text:list-item>
        <text:list-item>
          <text:p text:style-name="P10"><text:s text:c="2"/><text:span text:style-name="T3">return</text:span> nz &gt; 2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jpeg_thumb</text:span>();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pm_thumb</text:span>()</text:p>
        </text:list-item>
        <text:list-item>
          <text:p text:style-name="P10">{</text:p>
        </text:list-item>
        <text:list-item>
          <text:p text:style-name="P10"><text:s text:c="2"/><text:span text:style-name="T10">char</text:span> *thumb;</text:p>
        </text:list-item>
        <text:list-item>
          <text:p text:style-name="P10"><text:s text:c="2"/>thumb_length = thumb_width*thumb_height*3;</text:p>
        </text:list-item>
        <text:list-item>
          <text:p text:style-name="P10"><text:s text:c="2"/>thumb = (<text:span text:style-name="T10">char</text:span> *) malloc (thumb_length);</text:p>
        </text:list-item>
        <text:list-item>
          <text:p text:style-name="P10"><text:s text:c="2"/>merror (thumb, <text:span text:style-name="T5">"ppm_thumb()"</text:span>);</text:p>
        </text:list-item>
        <text:list-item>
          <text:p text:style-name="P10"><text:s text:c="2"/>fprintf (ofp, <text:span text:style-name="T5">"P6\n%d %d\n255\n"</text:span>, thumb_width, thumb_height);</text:p>
        </text:list-item>
        <text:list-item>
          <text:p text:style-name="P10"><text:s text:c="2"/>fread <text:s/>(thumb, 1, thumb_length, ifp);</text:p>
        </text:list-item>
        <text:list-item>
          <text:p text:style-name="P10"><text:s text:c="2"/>fwrite (thumb, 1, thumb_length, ofp);</text:p>
        </text:list-item>
        <text:list-item>
          <text:p text:style-name="P10"><text:s text:c="2"/>free (thumb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pm16_thumb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i;</text:p>
        </text:list-item>
        <text:list-item>
          <text:p text:style-name="P10"><text:s text:c="2"/><text:span text:style-name="T10">char</text:span> *thumb;</text:p>
        </text:list-item>
        <text:list-item>
          <text:p text:style-name="P10"><text:soft-page-break/><text:s text:c="2"/>thumb_length = thumb_width*thumb_height*3;</text:p>
        </text:list-item>
        <text:list-item>
          <text:p text:style-name="P10"><text:s text:c="2"/>thumb = (<text:span text:style-name="T10">char</text:span> *) calloc (thumb_length, 2);</text:p>
        </text:list-item>
        <text:list-item>
          <text:p text:style-name="P10"><text:s text:c="2"/>merror (thumb, <text:span text:style-name="T5">"ppm16_thumb()"</text:span>);</text:p>
        </text:list-item>
        <text:list-item>
          <text:p text:style-name="P10"><text:s text:c="2"/>read_shorts ((ushort *) thumb, thumb_length);</text:p>
        </text:list-item>
        <text:list-item>
          <text:p text:style-name="P10"><text:s text:c="2"/><text:span text:style-name="T3">for</text:span> (i=0; i &lt; thumb_length; i++)</text:p>
        </text:list-item>
        <text:list-item>
          <text:p text:style-name="P10"><text:s text:c="4"/>thumb[i] = ((ushort *) thumb)[i] &gt;&gt; 8;</text:p>
        </text:list-item>
        <text:list-item>
          <text:p text:style-name="P10"><text:s text:c="2"/>fprintf (ofp, <text:span text:style-name="T5">"P6\n%d %d\n255\n"</text:span>, thumb_width, thumb_height);</text:p>
        </text:list-item>
        <text:list-item>
          <text:p text:style-name="P10"><text:s text:c="2"/>fwrite (thumb, 1, thumb_length, ofp);</text:p>
        </text:list-item>
        <text:list-item>
          <text:p text:style-name="P10"><text:s text:c="2"/>free (thumb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ayer_thumb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i, c;</text:p>
        </text:list-item>
        <text:list-item>
          <text:p text:style-name="P10"><text:s text:c="2"/><text:span text:style-name="T10">char</text:span> *thumb, map[][4] = { <text:span text:style-name="T5">"012"</text:span>,<text:span text:style-name="T5">"102"</text:span> };</text:p>
        </text:list-item>
        <text:list-item>
          <text:p text:style-name="P10"/>
        </text:list-item>
        <text:list-item>
          <text:p text:style-name="P10"><text:s text:c="2"/>colors = thumb_misc &gt;&gt; 5 &amp; 7;</text:p>
        </text:list-item>
        <text:list-item>
          <text:p text:style-name="P10"><text:s text:c="2"/>thumb_length = thumb_width*thumb_height;</text:p>
        </text:list-item>
        <text:list-item>
          <text:p text:style-name="P10"><text:s text:c="2"/>thumb = (<text:span text:style-name="T10">char</text:span> *) calloc (colors, thumb_length);</text:p>
        </text:list-item>
        <text:list-item>
          <text:p text:style-name="P10"><text:s text:c="2"/>merror (thumb, <text:span text:style-name="T5">"layer_thumb()"</text:span>);</text:p>
        </text:list-item>
        <text:list-item>
          <text:p text:style-name="P10"><text:s text:c="2"/>fprintf (ofp, <text:span text:style-name="T5">"P%d\n%d %d\n255\n"</text:span>,</text:p>
        </text:list-item>
        <text:list-item>
          <text:p text:style-name="P10"><text:s text:c="8"/>5 + (colors &gt;&gt; 1), thumb_width, thumb_height);</text:p>
        </text:list-item>
        <text:list-item>
          <text:p text:style-name="P10"><text:s text:c="2"/>fread (thumb, thumb_length, colors, ifp);</text:p>
        </text:list-item>
        <text:list-item>
          <text:p text:style-name="P10"><text:s text:c="2"/><text:span text:style-name="T3">for</text:span> (i=0; i &lt; thumb_length; i++)</text:p>
        </text:list-item>
        <text:list-item>
          <text:p text:style-name="P10"><text:s text:c="4"/>FORCC putc (thumb[i+thumb_length*(map[thumb_misc &gt;&gt; 8][c]-<text:span text:style-name="T5">'0'</text:span>)], ofp);</text:p>
        </text:list-item>
        <text:list-item>
          <text:p text:style-name="P10"><text:s text:c="2"/>free (thumb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rollei_thumb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i;</text:p>
        </text:list-item>
        <text:list-item>
          <text:p text:style-name="P10"><text:s text:c="2"/>ushort *thumb;</text:p>
        </text:list-item>
        <text:list-item>
          <text:p text:style-name="P10"/>
        </text:list-item>
        <text:list-item>
          <text:p text:style-name="P10"><text:s text:c="2"/>thumb_length = thumb_width * thumb_height;</text:p>
        </text:list-item>
        <text:list-item>
          <text:p text:style-name="P10"><text:s text:c="2"/>thumb = (ushort *) calloc (thumb_length, 2);</text:p>
        </text:list-item>
        <text:list-item>
          <text:p text:style-name="P10"><text:s text:c="2"/>merror (thumb, <text:span text:style-name="T5">"rollei_thumb()"</text:span>);</text:p>
        </text:list-item>
        <text:list-item>
          <text:p text:style-name="P10"><text:s text:c="2"/>fprintf (ofp, <text:span text:style-name="T5">"P6\n%d %d\n255\n"</text:span>, thumb_width, thumb_height);</text:p>
        </text:list-item>
        <text:list-item>
          <text:p text:style-name="P10"><text:s text:c="2"/>read_shorts (thumb, thumb_length);</text:p>
        </text:list-item>
        <text:list-item>
          <text:p text:style-name="P10"><text:s text:c="2"/><text:span text:style-name="T3">for</text:span> (i=0; i &lt; thumb_length; i++) {</text:p>
        </text:list-item>
        <text:list-item>
          <text:p text:style-name="P10"><text:s text:c="4"/>putc (thumb[i] &lt;&lt; 3, ofp);</text:p>
        </text:list-item>
        <text:list-item>
          <text:p text:style-name="P10"><text:s text:c="4"/>putc (thumb[i] &gt;&gt; 5 <text:s/>&lt;&lt; 2, ofp);</text:p>
        </text:list-item>
        <text:list-item>
          <text:p text:style-name="P10"><text:s text:c="4"/>putc (thumb[i] &gt;&gt; 11 &lt;&lt; 3, ofp);</text:p>
        </text:list-item>
        <text:list-item>
          <text:p text:style-name="P10"><text:s text:c="2"/>}</text:p>
        </text:list-item>
        <text:list-item>
          <text:p text:style-name="P10"><text:s text:c="2"/>free (thumb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rollei_load_raw</text:span>()</text:p>
        </text:list-item>
        <text:list-item>
          <text:p text:style-name="P10">{</text:p>
        </text:list-item>
        <text:list-item>
          <text:p text:style-name="P10"><text:s text:c="2"/>uchar pixel[10];</text:p>
        </text:list-item>
        <text:list-item>
          <text:p text:style-name="P10"><text:s text:c="2"/><text:span text:style-name="T10">unsigned</text:span> iten=0, isix, i, buffer=0, todo[16];</text:p>
        </text:list-item>
        <text:list-item>
          <text:p text:style-name="P10"/>
        </text:list-item>
        <text:list-item>
          <text:p text:style-name="P10"><text:s text:c="2"/>isix = raw_width * raw_height * 5 / 8;</text:p>
        </text:list-item>
        <text:list-item>
          <text:p text:style-name="P10"><text:s text:c="2"/><text:span text:style-name="T3">while</text:span> (fread (pixel, 1, 10, ifp) == 10) {</text:p>
        </text:list-item>
        <text:list-item>
          <text:p text:style-name="P10"><text:s text:c="4"/><text:span text:style-name="T3">for</text:span> (i=0; i &lt; 10; i+=2) {</text:p>
        </text:list-item>
        <text:list-item>
          <text:p text:style-name="P10"><text:s text:c="6"/>todo[i] <text:s text:c="2"/>= iten++;</text:p>
        </text:list-item>
        <text:list-item>
          <text:p text:style-name="P10"><text:s text:c="6"/>todo[i+1] = pixel[i] &lt;&lt; 8 | pixel[i+1];</text:p>
        </text:list-item>
        <text:list-item>
          <text:p text:style-name="P10"><text:s text:c="6"/>buffer <text:s text:c="3"/>= pixel[i] &gt;&gt; 2 | buffer &lt;&lt; 6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 <text:s text:c="2"/>; i &lt; 16; i+=2) {</text:p>
        </text:list-item>
        <text:list-item>
          <text:p text:style-name="P10"><text:s text:c="6"/>todo[i] <text:s text:c="2"/>= isix++;</text:p>
        </text:list-item>
        <text:list-item>
          <text:p text:style-name="P10"><text:s text:c="6"/>todo[i+1] = buffer &gt;&gt; (14-i)*5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i=0; i &lt; 16; i+=2)</text:p>
        </text:list-item>
        <text:list-item>
          <text:p text:style-name="P10"><text:s text:c="6"/>raw_image[todo[i]] = (todo[i+1] &amp; 0x3ff);</text:p>
        </text:list-item>
        <text:list-item>
          <text:p text:style-name="P10"><text:s text:c="2"/>}</text:p>
        </text:list-item>
        <text:list-item>
          <text:p text:style-name="P10"><text:soft-page-break/><text:s text:c="2"/>maximum = 0x3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raw</text:span> (<text:span text:style-name="T10">unsigned</text:span> row, <text:span text:style-name="T10">unsigned</text:span> col)</text:p>
        </text:list-item>
        <text:list-item>
          <text:p text:style-name="P10">{</text:p>
        </text:list-item>
        <text:list-item>
          <text:p text:style-name="P10"><text:s text:c="2"/><text:span text:style-name="T3">return</text:span> (row &lt; raw_height &amp;&amp; col &lt; raw_width) ? RAW(row,col) :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hase_one_flat_field</text:span> (<text:span text:style-name="T10">int</text:span> is_float, <text:span text:style-name="T10">int</text:span> nc)</text:p>
        </text:list-item>
        <text:list-item>
          <text:p text:style-name="P10">{</text:p>
        </text:list-item>
        <text:list-item>
          <text:p text:style-name="P10"><text:s text:c="2"/>ushort head[8];</text:p>
        </text:list-item>
        <text:list-item>
          <text:p text:style-name="P10"><text:s text:c="2"/><text:span text:style-name="T10">unsigned</text:span> wide, high, y, x, c, rend, cend, row, col;</text:p>
        </text:list-item>
        <text:list-item>
          <text:p text:style-name="P10"><text:s text:c="2"/><text:span text:style-name="T10">float</text:span> *mrow, num, mult[4];</text:p>
        </text:list-item>
        <text:list-item>
          <text:p text:style-name="P10"/>
        </text:list-item>
        <text:list-item>
          <text:p text:style-name="P10"><text:s text:c="2"/>read_shorts (head, 8);</text:p>
        </text:list-item>
        <text:list-item>
          <text:p text:style-name="P10"><text:s text:c="2"/><text:span text:style-name="T3">if</text:span> (head[2] * head[3] * head[4] * head[5] == 0) <text:span text:style-name="T3">return</text:span>;</text:p>
        </text:list-item>
        <text:list-item>
          <text:p text:style-name="P10"><text:s text:c="2"/>wide = head[2] / head[4] + (head[2] % head[4] != 0);</text:p>
        </text:list-item>
        <text:list-item>
          <text:p text:style-name="P10"><text:s text:c="2"/>high = head[3] / head[5] + (head[3] % head[5] != 0);</text:p>
        </text:list-item>
        <text:list-item>
          <text:p text:style-name="P10"><text:s text:c="2"/>mrow = (<text:span text:style-name="T10">float</text:span> *) calloc (nc*wide, <text:span text:style-name="T3">sizeof</text:span> *mrow);</text:p>
        </text:list-item>
        <text:list-item>
          <text:p text:style-name="P10"><text:s text:c="2"/>merror (mrow, <text:span text:style-name="T5">"phase_one_flat_field()"</text:span>);</text:p>
        </text:list-item>
        <text:list-item>
          <text:p text:style-name="P10"><text:s text:c="2"/><text:span text:style-name="T3">for</text:span> (y=0; y &lt; high; y++) {</text:p>
        </text:list-item>
        <text:list-item>
          <text:p text:style-name="P10"><text:s text:c="4"/><text:span text:style-name="T3">for</text:span> (x=0; x &lt; wide; x++)</text:p>
        </text:list-item>
        <text:list-item>
          <text:p text:style-name="P10"><text:s text:c="6"/><text:span text:style-name="T3">for</text:span> (c=0; c &lt; nc; c+=2) {</text:p>
        </text:list-item>
        <text:list-item>
          <text:p text:style-name="P10"><text:s text:c="8"/>num = is_float ? getreal(11) : get2()/32768.0;</text:p>
        </text:list-item>
        <text:list-item>
          <text:p text:style-name="P10"><text:s text:c="8"/><text:span text:style-name="T3">if</text:span> (y==0) mrow[c*wide+x] = num;</text:p>
        </text:list-item>
        <text:list-item>
          <text:p text:style-name="P10"><text:s text:c="8"/><text:span text:style-name="T3">else</text:span> mrow[(c+1)*wide+x] = (num - mrow[c*wide+x]) / head[5];</text:p>
        </text:list-item>
        <text:list-item>
          <text:p text:style-name="P10"><text:s text:c="6"/>}</text:p>
        </text:list-item>
        <text:list-item>
          <text:p text:style-name="P10"><text:s text:c="4"/><text:span text:style-name="T3">if</text:span> (y==0) <text:span text:style-name="T3">continue</text:span>;</text:p>
        </text:list-item>
        <text:list-item>
          <text:p text:style-name="P10"><text:s text:c="4"/>rend = head[1] + y*head[5];</text:p>
        </text:list-item>
        <text:list-item>
          <text:p text:style-name="P10"><text:s text:c="4"/><text:span text:style-name="T3">for</text:span> (row = rend-head[5];</text:p>
        </text:list-item>
        <text:list-item>
          <text:p text:style-name="P10"><text:s text:c="9"/>row &lt; raw_height &amp;&amp; row &lt; rend &amp;&amp;</text:p>
        </text:list-item>
        <text:list-item>
          <text:p text:style-name="P10"><text:s text:c="9"/>row &lt; head[1]+head[3]-head[5]; row++) {</text:p>
        </text:list-item>
        <text:list-item>
          <text:p text:style-name="P10"><text:s text:c="6"/><text:span text:style-name="T3">for</text:span> (x=1; x &lt; wide; x++) {</text:p>
        </text:list-item>
        <text:list-item>
          <text:p text:style-name="P10"><text:s text:c="8"/><text:span text:style-name="T3">for</text:span> (c=0; c &lt; nc; c+=2) {</text:p>
        </text:list-item>
        <text:list-item>
          <text:p text:style-name="P10"><text:s text:c="10"/>mult[c] = mrow[c*wide+x-1];</text:p>
        </text:list-item>
        <text:list-item>
          <text:p text:style-name="P10"><text:s text:c="10"/>mult[c+1] = (mrow[c*wide+x] - mult[c]) / head[4];</text:p>
        </text:list-item>
        <text:list-item>
          <text:p text:style-name="P10"><text:s text:c="8"/>}</text:p>
        </text:list-item>
        <text:list-item>
          <text:p text:style-name="P10"><text:s text:c="8"/>cend = head[0] + x*head[4];</text:p>
        </text:list-item>
        <text:list-item>
          <text:p text:style-name="P10"><text:s text:c="8"/><text:span text:style-name="T3">for</text:span> (col = cend-head[4];</text:p>
        </text:list-item>
        <text:list-item>
          <text:p text:style-name="P10"><text:s text:c="13"/>col &lt; raw_width &amp;&amp;</text:p>
        </text:list-item>
        <text:list-item>
          <text:p text:style-name="P10"><text:s text:c="13"/>col &lt; cend &amp;&amp; col &lt; head[0]+head[2]-head[4]; col++) {</text:p>
        </text:list-item>
        <text:list-item>
          <text:p text:style-name="P10"><text:s text:c="10"/>c = nc &gt; 2 ? FC(row-top_margin,col-left_margin) : 0;</text:p>
        </text:list-item>
        <text:list-item>
          <text:p text:style-name="P10"><text:s text:c="10"/><text:span text:style-name="T3">if</text:span> (!(c &amp; 1)) {</text:p>
        </text:list-item>
        <text:list-item>
          <text:p text:style-name="P10"><text:s text:c="12"/>c = RAW(row,col) * mult[c];</text:p>
        </text:list-item>
        <text:list-item>
          <text:p text:style-name="P10"><text:s text:c="12"/>RAW(row,col) = LIM(c,0,65535);</text:p>
        </text:list-item>
        <text:list-item>
          <text:p text:style-name="P10"><text:s text:c="10"/>}</text:p>
        </text:list-item>
        <text:list-item>
          <text:p text:style-name="P10"><text:s text:c="10"/><text:span text:style-name="T3">for</text:span> (c=0; c &lt; nc; c+=2)</text:p>
        </text:list-item>
        <text:list-item>
          <text:p text:style-name="P10"><text:s text:c="12"/>mult[c] += mult[c+1]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<text:span text:style-name="T3">for</text:span> (x=0; x &lt; wide; x++)</text:p>
        </text:list-item>
        <text:list-item>
          <text:p text:style-name="P10"><text:s text:c="8"/><text:span text:style-name="T3">for</text:span> (c=0; c &lt; nc; c+=2)</text:p>
        </text:list-item>
        <text:list-item>
          <text:p text:style-name="P10"><text:s text:c="10"/>mrow[c*wide+x] += mrow[(c+1)*wide+x]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mrow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hase_one_correct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entries, tag, data, save, col, row, type;</text:p>
        </text:list-item>
        <text:list-item>
          <text:p text:style-name="P10"><text:s text:c="2"/><text:span text:style-name="T10">int</text:span> len, i, j, k, cip, val[4], dev[4], sum, max;</text:p>
        </text:list-item>
        <text:list-item>
          <text:p text:style-name="P10"><text:s text:c="2"/><text:span text:style-name="T10">int</text:span> head[9], diff, mindiff=INT_MAX, off_412=0;</text:p>
        </text:list-item>
        <text:list-item>
          <text:p text:style-name="P10"><text:s text:c="2"/><text:span text:style-name="T10">static</text:span> <text:span text:style-name="T10">const</text:span> <text:span text:style-name="T10">signed</text:span> <text:span text:style-name="T10">char</text:span> dir[12][2] =</text:p>
        </text:list-item>
        <text:list-item>
          <text:p text:style-name="P10"><text:s text:c="4"/>{ {-1,-1}, {-1,1}, {1,-1}, {1,1}, {-2,0}, {0,-2}, {0,2}, {2,0},</text:p>
        </text:list-item>
        <text:list-item>
          <text:p text:style-name="P10"><text:soft-page-break/><text:s text:c="6"/>{-2,-2}, {-2,2}, {2,-2}, {2,2} };</text:p>
        </text:list-item>
        <text:list-item>
          <text:p text:style-name="P10"><text:s text:c="2"/><text:span text:style-name="T10">float</text:span> poly[8], num, cfrac, frac, mult[2], *yval[2];</text:p>
        </text:list-item>
        <text:list-item>
          <text:p text:style-name="P10"><text:s text:c="2"/>ushort *xval[2];</text:p>
        </text:list-item>
        <text:list-item>
          <text:p text:style-name="P10"><text:s text:c="2"/><text:span text:style-name="T10">int</text:span> qmult_applied = 0, qlin_applied = 0;</text:p>
        </text:list-item>
        <text:list-item>
          <text:p text:style-name="P10"/>
        </text:list-item>
        <text:list-item>
          <text:p text:style-name="P10"><text:s text:c="2"/><text:span text:style-name="T3">if</text:span> (half_size || !meta_length) <text:span text:style-name="T3">return</text:span>;</text:p>
        </text:list-item>
        <text:list-item>
          <text:p text:style-name="P10"><text:s text:c="2"/><text:span text:style-name="T3">if</text:span> (verbose) fprintf (stderr,_(<text:span text:style-name="T5">"Phase One correction...\n"</text:span>));</text:p>
        </text:list-item>
        <text:list-item>
          <text:p text:style-name="P10"><text:s text:c="2"/>fseek (ifp, meta_offset, SEEK_SET);</text:p>
        </text:list-item>
        <text:list-item>
          <text:p text:style-name="P10"><text:s text:c="2"/>order = get2();</text:p>
        </text:list-item>
        <text:list-item>
          <text:p text:style-name="P10"><text:s text:c="2"/>fseek (ifp, 6, SEEK_CUR);</text:p>
        </text:list-item>
        <text:list-item>
          <text:p text:style-name="P10"><text:s text:c="2"/>fseek (ifp, meta_offset+get4(), SEEK_SET);</text:p>
        </text:list-item>
        <text:list-item>
          <text:p text:style-name="P10"><text:s text:c="2"/>entries = get4(); <text:s/>get4()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tag <text:s/>= get4();</text:p>
        </text:list-item>
        <text:list-item>
          <text:p text:style-name="P10"><text:s text:c="4"/>len <text:s/>= get4();</text:p>
        </text:list-item>
        <text:list-item>
          <text:p text:style-name="P10"><text:s text:c="4"/>data = get4();</text:p>
        </text:list-item>
        <text:list-item>
          <text:p text:style-name="P10"><text:s text:c="4"/>save = ftell(ifp);</text:p>
        </text:list-item>
        <text:list-item>
          <text:p text:style-name="P10"><text:s text:c="4"/>fseek (ifp, meta_offset+data, SEEK_SET);</text:p>
        </text:list-item>
        <text:list-item>
          <text:p text:style-name="P10"><text:s text:c="4"/><text:span text:style-name="T3">if</text:span> (tag == 0x419) { <text:s text:c="24"/><text:span text:style-name="T4">/* Polynomial curve */</text:span></text:p>
        </text:list-item>
        <text:list-item>
          <text:p text:style-name="P10"><text:s text:c="6"/><text:span text:style-name="T3">for</text:span> (get4(), i=0; i &lt; 8; i++)</text:p>
        </text:list-item>
        <text:list-item>
          <text:p text:style-name="P10"><text:s text:c="8"/>poly[i] = getreal(11);</text:p>
        </text:list-item>
        <text:list-item>
          <text:p text:style-name="P10"><text:s text:c="6"/>poly[3] += (ph1.tag_210 - poly[7]) * poly[6] + 1;</text:p>
        </text:list-item>
        <text:list-item>
          <text:p text:style-name="P10"><text:s text:c="6"/><text:span text:style-name="T3">for</text:span> (i=0; i &lt; 0x10000; i++) {</text:p>
        </text:list-item>
        <text:list-item>
          <text:p text:style-name="P10"><text:s text:c="8"/>num = (poly[5]*i + poly[3])*i + poly[1];</text:p>
        </text:list-item>
        <text:list-item>
          <text:p text:style-name="P10"><text:s text:c="8"/>curve[i] = LIM(num,0,65535);</text:p>
        </text:list-item>
        <text:list-item>
          <text:p text:style-name="P10"><text:s text:c="6"/>} <text:span text:style-name="T3">goto</text:span> <text:span text:style-name="T8">apply</text:span>; <text:s text:c="28"/><text:span text:style-name="T4">/* apply to right half */</text:span></text:p>
        </text:list-item>
        <text:list-item>
          <text:p text:style-name="P10"><text:s text:c="4"/>} <text:span text:style-name="T3">else</text:span> <text:span text:style-name="T3">if</text:span> (tag == 0x41a) { <text:s text:c="17"/><text:span text:style-name="T4">/* Polynomial curve */</text:span></text:p>
        </text:list-item>
        <text:list-item>
          <text:p text:style-name="P10"><text:s text:c="6"/><text:span text:style-name="T3">for</text:span> (i=0; i &lt; 4; i++)</text:p>
        </text:list-item>
        <text:list-item>
          <text:p text:style-name="P10"><text:s text:c="8"/>poly[i] = getreal(11);</text:p>
        </text:list-item>
        <text:list-item>
          <text:p text:style-name="P10"><text:s text:c="6"/><text:span text:style-name="T3">for</text:span> (i=0; i &lt; 0x10000; i++) {</text:p>
        </text:list-item>
        <text:list-item>
          <text:p text:style-name="P10"><text:s text:c="8"/><text:span text:style-name="T3">for</text:span> (num=0, j=4; j--; )</text:p>
        </text:list-item>
        <text:list-item>
          <text:p text:style-name="P10"><text:s text:c="10"/>num = num * i + poly[j];</text:p>
        </text:list-item>
        <text:list-item>
          <text:p text:style-name="P10"><text:s text:c="8"/>curve[i] = LIM(num+i,0,65535);</text:p>
        </text:list-item>
        <text:list-item>
          <text:p text:style-name="P10"><text:s text:c="6"/>} apply: <text:s text:c="33"/><text:span text:style-name="T4">/* apply to whole image */</text:span></text:p>
        </text:list-item>
        <text:list-item>
          <text:p text:style-name="P10"><text:s text:c="6"/><text:span text:style-name="T3">for</text:span> (row=0; row &lt; raw_height; row++)</text:p>
        </text:list-item>
        <text:list-item>
          <text:p text:style-name="P10"><text:s text:c="8"/><text:span text:style-name="T3">for</text:span> (col = (tag &amp; 1)*ph1.split_col; col &lt; raw_width; col++)</text:p>
        </text:list-item>
        <text:list-item>
          <text:p text:style-name="P10"><text:s text:c="10"/>RAW(row,col) = curve[RAW(row,col)];</text:p>
        </text:list-item>
        <text:list-item>
          <text:p text:style-name="P10"><text:s text:c="4"/>} <text:span text:style-name="T3">else</text:span> <text:span text:style-name="T3">if</text:span> (tag == 0x400) { <text:s text:c="17"/><text:span text:style-name="T4">/* Sensor defects */</text:span></text:p>
        </text:list-item>
        <text:list-item>
          <text:p text:style-name="P10"><text:s text:c="6"/><text:span text:style-name="T3">while</text:span> ((len -= 8) &gt;= 0) {</text:p>
        </text:list-item>
        <text:list-item>
          <text:p text:style-name="P10"><text:s text:c="8"/>col <text:s/>= get2();</text:p>
        </text:list-item>
        <text:list-item>
          <text:p text:style-name="P10"><text:s text:c="8"/>row <text:s/>= get2();</text:p>
        </text:list-item>
        <text:list-item>
          <text:p text:style-name="P10"><text:s text:c="8"/>type = get2(); get2();</text:p>
        </text:list-item>
        <text:list-item>
          <text:p text:style-name="P10"><text:s text:c="8"/><text:span text:style-name="T3">if</text:span> (col &gt;= raw_width) <text:span text:style-name="T3">continue</text:span>;</text:p>
        </text:list-item>
        <text:list-item>
          <text:p text:style-name="P10"><text:s text:c="8"/><text:span text:style-name="T3">if</text:span> (type == 131 || type == 137) <text:s text:c="8"/><text:span text:style-name="T4">/* Bad column */</text:span></text:p>
        </text:list-item>
        <text:list-item>
          <text:p text:style-name="P10"><text:s text:c="10"/><text:span text:style-name="T3">for</text:span> (row=0; row &lt; raw_height; row++)</text:p>
        </text:list-item>
        <text:list-item>
          <text:p text:style-name="P10"><text:s text:c="12"/><text:span text:style-name="T3">if</text:span> (FC(row-top_margin,col-left_margin) == 1) {</text:p>
        </text:list-item>
        <text:list-item>
          <text:p text:style-name="P10"><text:s text:c="14"/><text:span text:style-name="T3">for</text:span> (sum=i=0; i &lt; 4; i++)</text:p>
        </text:list-item>
        <text:list-item>
          <text:p text:style-name="P10"><text:s text:c="16"/>sum += val[i] = raw (row+dir[i][0], col+dir[i][1]);</text:p>
        </text:list-item>
        <text:list-item>
          <text:p text:style-name="P10"><text:s text:c="14"/><text:span text:style-name="T3">for</text:span> (max=i=0; i &lt; 4; i++) {</text:p>
        </text:list-item>
        <text:list-item>
          <text:p text:style-name="P10"><text:s text:c="16"/>dev[i] = abs((val[i] &lt;&lt; 2) - sum);</text:p>
        </text:list-item>
        <text:list-item>
          <text:p text:style-name="P10"><text:s text:c="16"/><text:span text:style-name="T3">if</text:span> (dev[max] &lt; dev[i]) max = i;</text:p>
        </text:list-item>
        <text:list-item>
          <text:p text:style-name="P10"><text:s text:c="14"/>}</text:p>
        </text:list-item>
        <text:list-item>
          <text:p text:style-name="P10"><text:s text:c="14"/>RAW(row,col) = (sum - val[max])/3.0 + 0.5;</text:p>
        </text:list-item>
        <text:list-item>
          <text:p text:style-name="P10"><text:s text:c="12"/>} <text:span text:style-name="T3">else</text:span> {</text:p>
        </text:list-item>
        <text:list-item>
          <text:p text:style-name="P10"><text:s text:c="14"/><text:span text:style-name="T3">for</text:span> (sum=0, i=8; i &lt; 12; i++)</text:p>
        </text:list-item>
        <text:list-item>
          <text:p text:style-name="P10"><text:s text:c="16"/>sum += raw (row+dir[i][0], col+dir[i][1]);</text:p>
        </text:list-item>
        <text:list-item>
          <text:p text:style-name="P10"><text:s text:c="14"/>RAW(row,col) = 0.5 + sum * 0.0732233 +</text:p>
        </text:list-item>
        <text:list-item>
          <text:p text:style-name="P10"><text:s text:c="16"/>(raw(row,col-2) + raw(row,col+2)) * 0.3535534;</text:p>
        </text:list-item>
        <text:list-item>
          <text:p text:style-name="P10"><text:s text:c="12"/>}</text:p>
        </text:list-item>
        <text:list-item>
          <text:p text:style-name="P10"><text:s text:c="8"/><text:span text:style-name="T3">else</text:span> <text:span text:style-name="T3">if</text:span> (type == 129) { <text:s text:c="16"/><text:span text:style-name="T4">/* Bad pixel */</text:span></text:p>
        </text:list-item>
        <text:list-item>
          <text:p text:style-name="P10"><text:s text:c="10"/><text:span text:style-name="T3">if</text:span> (row &gt;= raw_height) <text:span text:style-name="T3">continue</text:span>;</text:p>
        </text:list-item>
        <text:list-item>
          <text:p text:style-name="P10"><text:s text:c="10"/>j = (FC(row-top_margin,col-left_margin) != 1) * 4;</text:p>
        </text:list-item>
        <text:list-item>
          <text:p text:style-name="P10"><text:s text:c="10"/><text:span text:style-name="T3">for</text:span> (sum=0, i=j; i &lt; j+8; i++)</text:p>
        </text:list-item>
        <text:list-item>
          <text:p text:style-name="P10"><text:s text:c="12"/>sum += raw (row+dir[i][0], col+dir[i][1]);</text:p>
        </text:list-item>
        <text:list-item>
          <text:p text:style-name="P10"><text:s text:c="10"/>RAW(row,col) = (sum + 4) &gt;&gt; 3;</text:p>
        </text:list-item>
        <text:list-item>
          <text:p text:style-name="P10"><text:soft-page-break/><text:s text:c="8"/>}</text:p>
        </text:list-item>
        <text:list-item>
          <text:p text:style-name="P10"><text:s text:c="6"/>}</text:p>
        </text:list-item>
        <text:list-item>
          <text:p text:style-name="P10"><text:s text:c="4"/>} <text:span text:style-name="T3">else</text:span> <text:span text:style-name="T3">if</text:span> (tag == 0x401) { <text:s text:c="17"/><text:span text:style-name="T4">/* All-color flat fields */</text:span></text:p>
        </text:list-item>
        <text:list-item>
          <text:p text:style-name="P10"><text:s text:c="6"/>phase_one_flat_field (1, 2);</text:p>
        </text:list-item>
        <text:list-item>
          <text:p text:style-name="P10"><text:s text:c="4"/>} <text:span text:style-name="T3">else</text:span> <text:span text:style-name="T3">if</text:span> (tag == 0x416 || tag == 0x410) {</text:p>
        </text:list-item>
        <text:list-item>
          <text:p text:style-name="P10"><text:s text:c="6"/>phase_one_flat_field (0, 2);</text:p>
        </text:list-item>
        <text:list-item>
          <text:p text:style-name="P10"><text:s text:c="4"/>} <text:span text:style-name="T3">else</text:span> <text:span text:style-name="T3">if</text:span> (tag == 0x40b) { <text:s text:c="17"/><text:span text:style-name="T4">/* Red+blue flat field */</text:span></text:p>
        </text:list-item>
        <text:list-item>
          <text:p text:style-name="P10"><text:s text:c="6"/>phase_one_flat_field (0, 4);</text:p>
        </text:list-item>
        <text:list-item>
          <text:p text:style-name="P10"><text:s text:c="4"/>} <text:span text:style-name="T3">else</text:span> <text:span text:style-name="T3">if</text:span> (tag == 0x412) {</text:p>
        </text:list-item>
        <text:list-item>
          <text:p text:style-name="P10"><text:s text:c="6"/>fseek (ifp, 36, SEEK_CUR);</text:p>
        </text:list-item>
        <text:list-item>
          <text:p text:style-name="P10"><text:s text:c="6"/>diff = abs (get2() - ph1.tag_21a);</text:p>
        </text:list-item>
        <text:list-item>
          <text:p text:style-name="P10"><text:s text:c="6"/><text:span text:style-name="T3">if</text:span> (mindiff &gt; diff) {</text:p>
        </text:list-item>
        <text:list-item>
          <text:p text:style-name="P10"><text:s text:c="8"/>mindiff = diff;</text:p>
        </text:list-item>
        <text:list-item>
          <text:p text:style-name="P10"><text:s text:c="8"/>off_412 = ftell(ifp) - 38;</text:p>
        </text:list-item>
        <text:list-item>
          <text:p text:style-name="P10"><text:s text:c="6"/>}</text:p>
        </text:list-item>
        <text:list-item>
          <text:p text:style-name="P10"><text:s text:c="4"/>} <text:span text:style-name="T3">else</text:span> <text:span text:style-name="T3">if</text:span> (tag == 0x41f &amp;&amp; !qlin_applied) { <text:span text:style-name="T4">/* Quadrant linearization */</text:span></text:p>
        </text:list-item>
        <text:list-item>
          <text:p text:style-name="P10"><text:s text:c="6"/>ushort lc[2][2][16], ref[16];</text:p>
        </text:list-item>
        <text:list-item>
          <text:p text:style-name="P10"><text:s text:c="6"/><text:span text:style-name="T10">int</text:span> qr, qc;</text:p>
        </text:list-item>
        <text:list-item>
          <text:p text:style-name="P10"><text:s text:c="6"/><text:span text:style-name="T3">for</text:span> (qr = 0; qr &lt; 2; qr++)</text:p>
        </text:list-item>
        <text:list-item>
          <text:p text:style-name="P10"><text:s text:c="8"/><text:span text:style-name="T3">for</text:span> (qc = 0; qc &lt; 2; qc++)</text:p>
        </text:list-item>
        <text:list-item>
          <text:p text:style-name="P10"><text:s text:c="10"/><text:span text:style-name="T3">for</text:span> (i = 0; i &lt; 16; i++)</text:p>
        </text:list-item>
        <text:list-item>
          <text:p text:style-name="P10"><text:s text:c="12"/>lc[qr][qc][i] = get4();</text:p>
        </text:list-item>
        <text:list-item>
          <text:p text:style-name="P10"><text:s text:c="6"/><text:span text:style-name="T3">for</text:span> (i = 0; i &lt; 16; i++) {</text:p>
        </text:list-item>
        <text:list-item>
          <text:p text:style-name="P10"><text:s text:c="8"/><text:span text:style-name="T10">int</text:span> v = 0;</text:p>
        </text:list-item>
        <text:list-item>
          <text:p text:style-name="P10"><text:s text:c="8"/><text:span text:style-name="T3">for</text:span> (qr = 0; qr &lt; 2; qr++)</text:p>
        </text:list-item>
        <text:list-item>
          <text:p text:style-name="P10"><text:s text:c="10"/><text:span text:style-name="T3">for</text:span> (qc = 0; qc &lt; 2; qc++)</text:p>
        </text:list-item>
        <text:list-item>
          <text:p text:style-name="P10"><text:s text:c="12"/>v += lc[qr][qc][i];</text:p>
        </text:list-item>
        <text:list-item>
          <text:p text:style-name="P10"><text:s text:c="8"/>ref[i] = (v + 2) &gt;&gt; 2;</text:p>
        </text:list-item>
        <text:list-item>
          <text:p text:style-name="P10"><text:s text:c="6"/>}</text:p>
        </text:list-item>
        <text:list-item>
          <text:p text:style-name="P10"><text:s text:c="6"/><text:span text:style-name="T3">for</text:span> (qr = 0; qr &lt; 2; qr++) {</text:p>
        </text:list-item>
        <text:list-item>
          <text:p text:style-name="P10"><text:s text:c="8"/><text:span text:style-name="T3">for</text:span> (qc = 0; qc &lt; 2; qc++) {</text:p>
        </text:list-item>
        <text:list-item>
          <text:p text:style-name="P10"><text:s text:c="10"/><text:span text:style-name="T10">int</text:span> cx[19], cf[19];</text:p>
        </text:list-item>
        <text:list-item>
          <text:p text:style-name="P10"><text:s text:c="10"/><text:span text:style-name="T3">for</text:span> (i = 0; i &lt; 16; i++) {</text:p>
        </text:list-item>
        <text:list-item>
          <text:p text:style-name="P10"><text:s text:c="12"/>cx[1+i] = lc[qr][qc][i];</text:p>
        </text:list-item>
        <text:list-item>
          <text:p text:style-name="P10"><text:s text:c="12"/>cf[1+i] = ref[i];</text:p>
        </text:list-item>
        <text:list-item>
          <text:p text:style-name="P10"><text:s text:c="10"/>}</text:p>
        </text:list-item>
        <text:list-item>
          <text:p text:style-name="P10"><text:s text:c="10"/>cx[0] = cf[0] = 0;</text:p>
        </text:list-item>
        <text:list-item>
          <text:p text:style-name="P10"><text:s text:c="10"/>cx[17] = cf[17] = ((<text:span text:style-name="T10">unsigned</text:span>) ref[15] * 65535) / lc[qr][qc][15];</text:p>
        </text:list-item>
        <text:list-item>
          <text:p text:style-name="P10"><text:s text:c="10"/>cx[18] = cf[18] = 65535;</text:p>
        </text:list-item>
        <text:list-item>
          <text:p text:style-name="P10"><text:s text:c="10"/>cubic_spline(cx, cf, 19);</text:p>
        </text:list-item>
        <text:list-item>
          <text:p text:style-name="P10"><text:s text:c="10"/><text:span text:style-name="T3">for</text:span> (row = (qr ? ph1.split_row : 0);</text:p>
        </text:list-item>
        <text:list-item>
          <text:p text:style-name="P10"><text:s text:c="15"/>row &lt; (qr ? raw_height : ph1.split_row); row++)</text:p>
        </text:list-item>
        <text:list-item>
          <text:p text:style-name="P10"><text:s text:c="12"/><text:span text:style-name="T3">for</text:span> (col = (qc ? ph1.split_col : 0);</text:p>
        </text:list-item>
        <text:list-item>
          <text:p text:style-name="P10"><text:s text:c="17"/>col &lt; (qc ? raw_width : ph1.split_col); col++)</text:p>
        </text:list-item>
        <text:list-item>
          <text:p text:style-name="P10"><text:s text:c="14"/>RAW(row,col) = curve[RAW(row,col)]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qlin_applied = 1;</text:p>
        </text:list-item>
        <text:list-item>
          <text:p text:style-name="P10"><text:s text:c="4"/>} <text:span text:style-name="T3">else</text:span> <text:span text:style-name="T3">if</text:span> (tag == 0x41e &amp;&amp; !qmult_applied) { <text:span text:style-name="T4">/* Quadrant multipliers */</text:span></text:p>
        </text:list-item>
        <text:list-item>
          <text:p text:style-name="P10"><text:s text:c="6"/><text:span text:style-name="T10">float</text:span> qmult[2][2] = { { 1, 1 }, { 1, 1 } };</text:p>
        </text:list-item>
        <text:list-item>
          <text:p text:style-name="P10"><text:s text:c="6"/>get4(); get4(); get4(); get4();</text:p>
        </text:list-item>
        <text:list-item>
          <text:p text:style-name="P10"><text:s text:c="6"/>qmult[0][0] = 1.0 + getreal(11);</text:p>
        </text:list-item>
        <text:list-item>
          <text:p text:style-name="P10"><text:s text:c="6"/>get4(); get4(); get4(); get4(); get4();</text:p>
        </text:list-item>
        <text:list-item>
          <text:p text:style-name="P10"><text:s text:c="6"/>qmult[0][1] = 1.0 + getreal(11);</text:p>
        </text:list-item>
        <text:list-item>
          <text:p text:style-name="P10"><text:s text:c="6"/>get4(); get4(); get4();</text:p>
        </text:list-item>
        <text:list-item>
          <text:p text:style-name="P10"><text:s text:c="6"/>qmult[1][0] = 1.0 + getreal(11);</text:p>
        </text:list-item>
        <text:list-item>
          <text:p text:style-name="P10"><text:s text:c="6"/>get4(); get4(); get4();</text:p>
        </text:list-item>
        <text:list-item>
          <text:p text:style-name="P10"><text:s text:c="6"/>qmult[1][1] = 1.0 + getreal(11);</text:p>
        </text:list-item>
        <text:list-item>
          <text:p text:style-name="P10"><text:s text:c="6"/><text:span text:style-name="T3">for</text:span> (row=0; row &lt; raw_height; row++)</text:p>
        </text:list-item>
        <text:list-item>
          <text:p text:style-name="P10"><text:s text:c="8"/><text:span text:style-name="T3">for</text:span> (col=0; col &lt; raw_width; col++) {</text:p>
        </text:list-item>
        <text:list-item>
          <text:p text:style-name="P10"><text:s text:c="10"/>i = qmult[row &gt;= ph1.split_row][col &gt;= ph1.split_col] * RAW(row,col);</text:p>
        </text:list-item>
        <text:list-item>
          <text:p text:style-name="P10"><text:s text:c="10"/>RAW(row,col) = LIM(i,0,65535);</text:p>
        </text:list-item>
        <text:list-item>
          <text:p text:style-name="P10"><text:s text:c="8"/>}</text:p>
        </text:list-item>
        <text:list-item>
          <text:p text:style-name="P10"><text:s text:c="6"/>qmult_applied = 1;</text:p>
        </text:list-item>
        <text:list-item>
          <text:p text:style-name="P10"><text:s text:c="4"/>} <text:span text:style-name="T3">else</text:span> <text:span text:style-name="T3">if</text:span> (tag == 0x431 &amp;&amp; !qmult_applied) { <text:span text:style-name="T4">/* Quadrant combined */</text:span></text:p>
        </text:list-item>
        <text:list-item>
          <text:p text:style-name="P10"><text:soft-page-break/><text:s text:c="6"/>ushort lc[2][2][7], ref[7];</text:p>
        </text:list-item>
        <text:list-item>
          <text:p text:style-name="P10"><text:s text:c="6"/><text:span text:style-name="T10">int</text:span> qr, qc;</text:p>
        </text:list-item>
        <text:list-item>
          <text:p text:style-name="P10"><text:s text:c="6"/><text:span text:style-name="T3">for</text:span> (i = 0; i &lt; 7; i++)</text:p>
        </text:list-item>
        <text:list-item>
          <text:p text:style-name="P10"><text:s text:c="8"/>ref[i] = get4();</text:p>
        </text:list-item>
        <text:list-item>
          <text:p text:style-name="P10"><text:s text:c="6"/><text:span text:style-name="T3">for</text:span> (qr = 0; qr &lt; 2; qr++)</text:p>
        </text:list-item>
        <text:list-item>
          <text:p text:style-name="P10"><text:s text:c="8"/><text:span text:style-name="T3">for</text:span> (qc = 0; qc &lt; 2; qc++)</text:p>
        </text:list-item>
        <text:list-item>
          <text:p text:style-name="P10"><text:s text:c="10"/><text:span text:style-name="T3">for</text:span> (i = 0; i &lt; 7; i++)</text:p>
        </text:list-item>
        <text:list-item>
          <text:p text:style-name="P10"><text:s text:c="12"/>lc[qr][qc][i] = get4();</text:p>
        </text:list-item>
        <text:list-item>
          <text:p text:style-name="P10"><text:s text:c="6"/><text:span text:style-name="T3">for</text:span> (qr = 0; qr &lt; 2; qr++) {</text:p>
        </text:list-item>
        <text:list-item>
          <text:p text:style-name="P10"><text:s text:c="8"/><text:span text:style-name="T3">for</text:span> (qc = 0; qc &lt; 2; qc++) {</text:p>
        </text:list-item>
        <text:list-item>
          <text:p text:style-name="P10"><text:s text:c="10"/><text:span text:style-name="T10">int</text:span> cx[9], cf[9];</text:p>
        </text:list-item>
        <text:list-item>
          <text:p text:style-name="P10"><text:s text:c="10"/><text:span text:style-name="T3">for</text:span> (i = 0; i &lt; 7; i++) {</text:p>
        </text:list-item>
        <text:list-item>
          <text:p text:style-name="P10"><text:s text:c="12"/>cx[1+i] = ref[i];</text:p>
        </text:list-item>
        <text:list-item>
          <text:p text:style-name="P10"><text:s text:c="12"/>cf[1+i] = ((<text:span text:style-name="T10">unsigned</text:span>) ref[i] * lc[qr][qc][i]) / 10000;</text:p>
        </text:list-item>
        <text:list-item>
          <text:p text:style-name="P10"><text:s text:c="10"/>}</text:p>
        </text:list-item>
        <text:list-item>
          <text:p text:style-name="P10"><text:s text:c="10"/>cx[0] = cf[0] = 0;</text:p>
        </text:list-item>
        <text:list-item>
          <text:p text:style-name="P10"><text:s text:c="10"/>cx[8] = cf[8] = 65535;</text:p>
        </text:list-item>
        <text:list-item>
          <text:p text:style-name="P10"><text:s text:c="10"/>cubic_spline(cx, cf, 9);</text:p>
        </text:list-item>
        <text:list-item>
          <text:p text:style-name="P10"><text:s text:c="10"/><text:span text:style-name="T3">for</text:span> (row = (qr ? ph1.split_row : 0);</text:p>
        </text:list-item>
        <text:list-item>
          <text:p text:style-name="P10"><text:s text:c="15"/>row &lt; (qr ? raw_height : ph1.split_row); row++)</text:p>
        </text:list-item>
        <text:list-item>
          <text:p text:style-name="P10"><text:s text:c="12"/><text:span text:style-name="T3">for</text:span> (col = (qc ? ph1.split_col : 0);</text:p>
        </text:list-item>
        <text:list-item>
          <text:p text:style-name="P10"><text:s text:c="17"/>col &lt; (qc ? raw_width : ph1.split_col); col++)</text:p>
        </text:list-item>
        <text:list-item>
          <text:p text:style-name="P10"><text:s text:c="14"/>RAW(row,col) = curve[RAW(row,col)]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qmult_applied = 1;</text:p>
        </text:list-item>
        <text:list-item>
          <text:p text:style-name="P10"><text:s text:c="6"/>qlin_applied = 1;</text:p>
        </text:list-item>
        <text:list-item>
          <text:p text:style-name="P10"><text:s text:c="4"/>}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off_412) {</text:p>
        </text:list-item>
        <text:list-item>
          <text:p text:style-name="P10"><text:s text:c="4"/>fseek (ifp, off_412, SEEK_SET);</text:p>
        </text:list-item>
        <text:list-item>
          <text:p text:style-name="P10"><text:s text:c="4"/><text:span text:style-name="T3">for</text:span> (i=0; i &lt; 9; i++) head[i] = get4() &amp; 0x7fff;</text:p>
        </text:list-item>
        <text:list-item>
          <text:p text:style-name="P10"><text:s text:c="4"/>yval[0] = (<text:span text:style-name="T10">float</text:span> *) calloc (head[1]*head[3] + head[2]*head[4], 6);</text:p>
        </text:list-item>
        <text:list-item>
          <text:p text:style-name="P10"><text:s text:c="4"/>merror (yval[0], <text:span text:style-name="T5">"phase_one_correct()"</text:span>);</text:p>
        </text:list-item>
        <text:list-item>
          <text:p text:style-name="P10"><text:s text:c="4"/>yval[1] = (<text:span text:style-name="T10">float</text:span> <text:s/>*) (yval[0] + head[1]*head[3]);</text:p>
        </text:list-item>
        <text:list-item>
          <text:p text:style-name="P10"><text:s text:c="4"/>xval[0] = (ushort *) (yval[1] + head[2]*head[4]);</text:p>
        </text:list-item>
        <text:list-item>
          <text:p text:style-name="P10"><text:s text:c="4"/>xval[1] = (ushort *) (xval[0] + head[1]*head[3]);</text:p>
        </text:list-item>
        <text:list-item>
          <text:p text:style-name="P10"><text:s text:c="4"/>get2();</text:p>
        </text:list-item>
        <text:list-item>
          <text:p text:style-name="P10"><text:s text:c="4"/><text:span text:style-name="T3">for</text:span> (i=0; i &lt; 2; i++)</text:p>
        </text:list-item>
        <text:list-item>
          <text:p text:style-name="P10"><text:s text:c="6"/><text:span text:style-name="T3">for</text:span> (j=0; j &lt; head[i+1]*head[i+3]; j++)</text:p>
        </text:list-item>
        <text:list-item>
          <text:p text:style-name="P10"><text:s text:c="8"/>yval[i][j] = getreal(11);</text:p>
        </text:list-item>
        <text:list-item>
          <text:p text:style-name="P10"><text:s text:c="4"/><text:span text:style-name="T3">for</text:span> (i=0; i &lt; 2; i++)</text:p>
        </text:list-item>
        <text:list-item>
          <text:p text:style-name="P10"><text:s text:c="6"/><text:span text:style-name="T3">for</text:span> (j=0; j &lt; head[i+1]*head[i+3]; j++)</text:p>
        </text:list-item>
        <text:list-item>
          <text:p text:style-name="P10"><text:s text:c="8"/>xval[i][j] = get2();</text:p>
        </text:list-item>
        <text:list-item>
          <text:p text:style-name="P10"><text:s text:c="4"/><text:span text:style-name="T3">for</text:span> (row=0; row &lt; raw_height; row++)</text:p>
        </text:list-item>
        <text:list-item>
          <text:p text:style-name="P10"><text:s text:c="6"/><text:span text:style-name="T3">for</text:span> (col=0; col &lt; raw_width; col++) {</text:p>
        </text:list-item>
        <text:list-item>
          <text:p text:style-name="P10"><text:s text:c="8"/>cfrac = (<text:span text:style-name="T10">float</text:span>) col * head[3] / raw_width;</text:p>
        </text:list-item>
        <text:list-item>
          <text:p text:style-name="P10"><text:s text:c="8"/>cfrac -= cip = cfrac;</text:p>
        </text:list-item>
        <text:list-item>
          <text:p text:style-name="P10"><text:s text:c="8"/>num = RAW(row,col) * 0.5;</text:p>
        </text:list-item>
        <text:list-item>
          <text:p text:style-name="P10"><text:s text:c="8"/><text:span text:style-name="T3">for</text:span> (i=cip; i &lt; cip+2; i++) {</text:p>
        </text:list-item>
        <text:list-item>
          <text:p text:style-name="P10"><text:s text:c="10"/><text:span text:style-name="T3">for</text:span> (k=j=0; j &lt; head[1]; j++)</text:p>
        </text:list-item>
        <text:list-item>
          <text:p text:style-name="P10"><text:s text:c="12"/><text:span text:style-name="T3">if</text:span> (num &lt; xval[0][k = head[1]*i+j]) <text:span text:style-name="T3">break</text:span>;</text:p>
        </text:list-item>
        <text:list-item>
          <text:p text:style-name="P10"><text:s text:c="10"/>frac = (j == 0 || j == head[1]) ? 0 :</text:p>
        </text:list-item>
        <text:list-item>
          <text:p text:style-name="P10"><text:s text:c="16"/>(xval[0][k] - num) / (xval[0][k] - xval[0][k-1]);</text:p>
        </text:list-item>
        <text:list-item>
          <text:p text:style-name="P10"><text:s text:c="10"/>mult[i-cip] = yval[0][k-1] * frac + yval[0][k] * (1-frac);</text:p>
        </text:list-item>
        <text:list-item>
          <text:p text:style-name="P10"><text:s text:c="8"/>}</text:p>
        </text:list-item>
        <text:list-item>
          <text:p text:style-name="P10"><text:s text:c="8"/>i = ((mult[0] * (1-cfrac) + mult[1] * cfrac) * row + num) * 2;</text:p>
        </text:list-item>
        <text:list-item>
          <text:p text:style-name="P10"><text:s text:c="8"/>RAW(row,col) = LIM(i,0,65535);</text:p>
        </text:list-item>
        <text:list-item>
          <text:p text:style-name="P10"><text:s text:c="6"/>}</text:p>
        </text:list-item>
        <text:list-item>
          <text:p text:style-name="P10"><text:s text:c="4"/>free (yval[0]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hase_one_load_raw</text:span>()</text:p>
        </text:list-item>
        <text:list-item>
          <text:p text:style-name="P10"><text:soft-page-break/>{</text:p>
        </text:list-item>
        <text:list-item>
          <text:p text:style-name="P10"><text:s text:c="2"/><text:span text:style-name="T10">int</text:span> a, b, i;</text:p>
        </text:list-item>
        <text:list-item>
          <text:p text:style-name="P10"><text:s text:c="2"/>ushort akey, bkey, mask;</text:p>
        </text:list-item>
        <text:list-item>
          <text:p text:style-name="P10"/>
        </text:list-item>
        <text:list-item>
          <text:p text:style-name="P10"><text:s text:c="2"/>fseek (ifp, ph1.key_off, SEEK_SET);</text:p>
        </text:list-item>
        <text:list-item>
          <text:p text:style-name="P10"><text:s text:c="2"/>akey = get2();</text:p>
        </text:list-item>
        <text:list-item>
          <text:p text:style-name="P10"><text:s text:c="2"/>bkey = get2();</text:p>
        </text:list-item>
        <text:list-item>
          <text:p text:style-name="P10"><text:s text:c="2"/>mask = ph1.format == 1 ? 0x5555:0x1354;</text:p>
        </text:list-item>
        <text:list-item>
          <text:p text:style-name="P10"><text:s text:c="2"/>fseek (ifp, data_offset, SEEK_SET);</text:p>
        </text:list-item>
        <text:list-item>
          <text:p text:style-name="P10"><text:s text:c="2"/>read_shorts (raw_image, raw_width*raw_height);</text:p>
        </text:list-item>
        <text:list-item>
          <text:p text:style-name="P10"><text:s text:c="2"/><text:span text:style-name="T3">if</text:span> (ph1.format)</text:p>
        </text:list-item>
        <text:list-item>
          <text:p text:style-name="P10"><text:s text:c="4"/><text:span text:style-name="T3">for</text:span> (i=0; i &lt; raw_width*raw_height; i+=2) {</text:p>
        </text:list-item>
        <text:list-item>
          <text:p text:style-name="P10"><text:s text:c="6"/>a = raw_image[i+0] ^ akey;</text:p>
        </text:list-item>
        <text:list-item>
          <text:p text:style-name="P10"><text:s text:c="6"/>b = raw_image[i+1] ^ bkey;</text:p>
        </text:list-item>
        <text:list-item>
          <text:p text:style-name="P10"><text:s text:c="6"/>raw_image[i+0] = (a &amp; mask) | (b &amp; ~mask);</text:p>
        </text:list-item>
        <text:list-item>
          <text:p text:style-name="P10"><text:s text:c="6"/>raw_image[i+1] = (b &amp; mask) | (a &amp; ~mask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unsigned</text:span> CLASS <text:span text:style-name="T6">ph1_bithuff</text:span> (<text:span text:style-name="T10">int</text:span> nbits, ushort *huff)</text:p>
        </text:list-item>
        <text:list-item>
          <text:p text:style-name="P10">{</text:p>
        </text:list-item>
        <text:list-item>
          <text:p text:style-name="P10"><text:s text:c="2"/><text:span text:style-name="T10">static</text:span> UINT64 bitbuf=0;</text:p>
        </text:list-item>
        <text:list-item>
          <text:p text:style-name="P10"><text:s text:c="2"/><text:span text:style-name="T10">static</text:span> <text:span text:style-name="T10">int</text:span> vbits=0;</text:p>
        </text:list-item>
        <text:list-item>
          <text:p text:style-name="P10"><text:s text:c="2"/><text:span text:style-name="T10">unsigned</text:span> c;</text:p>
        </text:list-item>
        <text:list-item>
          <text:p text:style-name="P10"/>
        </text:list-item>
        <text:list-item>
          <text:p text:style-name="P10"><text:s text:c="2"/><text:span text:style-name="T3">if</text:span> (nbits == -1)</text:p>
        </text:list-item>
        <text:list-item>
          <text:p text:style-name="P10"><text:s text:c="4"/><text:span text:style-name="T3">return</text:span> bitbuf = vbits = 0;</text:p>
        </text:list-item>
        <text:list-item>
          <text:p text:style-name="P10"><text:s text:c="2"/><text:span text:style-name="T3">if</text:span> (nbits == 0) <text:span text:style-name="T3">return</text:span> 0;</text:p>
        </text:list-item>
        <text:list-item>
          <text:p text:style-name="P10"><text:s text:c="2"/><text:span text:style-name="T3">if</text:span> (vbits &lt; nbits) {</text:p>
        </text:list-item>
        <text:list-item>
          <text:p text:style-name="P10"><text:s text:c="4"/>bitbuf = bitbuf &lt;&lt; 32 | get4();</text:p>
        </text:list-item>
        <text:list-item>
          <text:p text:style-name="P10"><text:s text:c="4"/>vbits += 32;</text:p>
        </text:list-item>
        <text:list-item>
          <text:p text:style-name="P10"><text:s text:c="2"/>}</text:p>
        </text:list-item>
        <text:list-item>
          <text:p text:style-name="P10"><text:s text:c="2"/>c = bitbuf &lt;&lt; (64-vbits) &gt;&gt; (64-nbits);</text:p>
        </text:list-item>
        <text:list-item>
          <text:p text:style-name="P10"><text:s text:c="2"/><text:span text:style-name="T3">if</text:span> (huff) {</text:p>
        </text:list-item>
        <text:list-item>
          <text:p text:style-name="P10"><text:s text:c="4"/>vbits -= huff[c] &gt;&gt; 8;</text:p>
        </text:list-item>
        <text:list-item>
          <text:p text:style-name="P10"><text:s text:c="4"/><text:span text:style-name="T3">return</text:span> (uchar) huff[c];</text:p>
        </text:list-item>
        <text:list-item>
          <text:p text:style-name="P10"><text:s text:c="2"/>}</text:p>
        </text:list-item>
        <text:list-item>
          <text:p text:style-name="P10"><text:s text:c="2"/>vbits -= nbits;</text:p>
        </text:list-item>
        <text:list-item>
          <text:p text:style-name="P10"><text:s text:c="2"/><text:span text:style-name="T3">return</text:span> c;</text:p>
        </text:list-item>
        <text:list-item>
          <text:p text:style-name="P10">}</text:p>
        </text:list-item>
        <text:list-item>
          <text:p text:style-name="P10">#<text:span text:style-name="T8">define</text:span> <text:span text:style-name="T6">ph1_bits</text:span>(n) ph1_bithuff(n,0)</text:p>
        </text:list-item>
        <text:list-item>
          <text:p text:style-name="P10">#<text:span text:style-name="T8">define</text:span> <text:span text:style-name="T6">ph1_huff</text:span>(h) ph1_bithuff(*h,h+1)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hase_one_load_raw_c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int</text:span> length[] = { 8,7,6,9,11,10,5,12,14,13 };</text:p>
        </text:list-item>
        <text:list-item>
          <text:p text:style-name="P10"><text:s text:c="2"/><text:span text:style-name="T10">int</text:span> *offset, len[2], pred[2], row, col, i, j;</text:p>
        </text:list-item>
        <text:list-item>
          <text:p text:style-name="P10"><text:s text:c="2"/>ushort *pixel;</text:p>
        </text:list-item>
        <text:list-item>
          <text:p text:style-name="P10"><text:s text:c="2"/><text:span text:style-name="T10">short</text:span> (*cblack)[2], (*rblack)[2];</text:p>
        </text:list-item>
        <text:list-item>
          <text:p text:style-name="P10"/>
        </text:list-item>
        <text:list-item>
          <text:p text:style-name="P10"><text:s text:c="2"/>pixel = (ushort *) calloc (raw_width*3 + raw_height*4, 2);</text:p>
        </text:list-item>
        <text:list-item>
          <text:p text:style-name="P10"><text:s text:c="2"/>merror (pixel, <text:span text:style-name="T5">"phase_one_load_raw_c()"</text:span>);</text:p>
        </text:list-item>
        <text:list-item>
          <text:p text:style-name="P10"><text:s text:c="2"/>offset = (<text:span text:style-name="T10">int</text:span> *) (pixel + raw_width);</text:p>
        </text:list-item>
        <text:list-item>
          <text:p text:style-name="P10"><text:s text:c="2"/>fseek (ifp, strip_offset, SEEK_SET);</text:p>
        </text:list-item>
        <text:list-item>
          <text:p text:style-name="P10"><text:s text:c="2"/><text:span text:style-name="T3">for</text:span> (row=0; row &lt; raw_height; row++)</text:p>
        </text:list-item>
        <text:list-item>
          <text:p text:style-name="P10"><text:s text:c="4"/>offset[row] = get4();</text:p>
        </text:list-item>
        <text:list-item>
          <text:p text:style-name="P10"><text:s text:c="2"/>cblack = (<text:span text:style-name="T10">short</text:span> (*)[2]) (offset + raw_height);</text:p>
        </text:list-item>
        <text:list-item>
          <text:p text:style-name="P10"><text:s text:c="2"/>fseek (ifp, ph1.black_col, SEEK_SET);</text:p>
        </text:list-item>
        <text:list-item>
          <text:p text:style-name="P10"><text:s text:c="2"/><text:span text:style-name="T3">if</text:span> (ph1.black_col)</text:p>
        </text:list-item>
        <text:list-item>
          <text:p text:style-name="P10"><text:s text:c="4"/>read_shorts ((ushort *) cblack[0], raw_height*2);</text:p>
        </text:list-item>
        <text:list-item>
          <text:p text:style-name="P10"><text:s text:c="2"/>rblack = cblack + raw_height;</text:p>
        </text:list-item>
        <text:list-item>
          <text:p text:style-name="P10"><text:s text:c="2"/>fseek (ifp, ph1.black_row, SEEK_SET);</text:p>
        </text:list-item>
        <text:list-item>
          <text:p text:style-name="P10"><text:s text:c="2"/><text:span text:style-name="T3">if</text:span> (ph1.black_row)</text:p>
        </text:list-item>
        <text:list-item>
          <text:p text:style-name="P10"><text:s text:c="4"/>read_shorts ((ushort *) rblack[0], raw_width*2);</text:p>
        </text:list-item>
        <text:list-item>
          <text:p text:style-name="P10"><text:s text:c="2"/><text:span text:style-name="T3">for</text:span> (i=0; i &lt; 256; i++)</text:p>
        </text:list-item>
        <text:list-item>
          <text:p text:style-name="P10"><text:soft-page-break/><text:s text:c="4"/>curve[i] = i*i / 3.969 + 0.5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fseek (ifp, data_offset + offset[row], SEEK_SET);</text:p>
        </text:list-item>
        <text:list-item>
          <text:p text:style-name="P10"><text:s text:c="4"/>ph1_bits(-1);</text:p>
        </text:list-item>
        <text:list-item>
          <text:p text:style-name="P10"><text:s text:c="4"/>pred[0] = pred[1] = 0;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<text:span text:style-name="T3">if</text:span> (col &gt;= (raw_width &amp; -8))</text:p>
        </text:list-item>
        <text:list-item>
          <text:p text:style-name="P10"><text:s text:c="8"/>len[0] = len[1] = 14;</text:p>
        </text:list-item>
        <text:list-item>
          <text:p text:style-name="P10"><text:s text:c="6"/><text:span text:style-name="T3">else</text:span> <text:span text:style-name="T3">if</text:span> ((col &amp; 7) == 0)</text:p>
        </text:list-item>
        <text:list-item>
          <text:p text:style-name="P10"><text:s text:c="8"/><text:span text:style-name="T3">for</text:span> (i=0; i &lt; 2; i++) {</text:p>
        </text:list-item>
        <text:list-item>
          <text:p text:style-name="P10"><text:s text:c="10"/><text:span text:style-name="T3">for</text:span> (j=0; j &lt; 5 &amp;&amp; !ph1_bits(1); j++);</text:p>
        </text:list-item>
        <text:list-item>
          <text:p text:style-name="P10"><text:s text:c="10"/><text:span text:style-name="T3">if</text:span> (j--) len[i] = length[j*2 + ph1_bits(1)];</text:p>
        </text:list-item>
        <text:list-item>
          <text:p text:style-name="P10"><text:s text:c="8"/>}</text:p>
        </text:list-item>
        <text:list-item>
          <text:p text:style-name="P10"><text:s text:c="6"/><text:span text:style-name="T3">if</text:span> ((i = len[col &amp; 1]) == 14)</text:p>
        </text:list-item>
        <text:list-item>
          <text:p text:style-name="P10"><text:s text:c="8"/>pixel[col] = pred[col &amp; 1] = ph1_bits(16);</text:p>
        </text:list-item>
        <text:list-item>
          <text:p text:style-name="P10"><text:s text:c="6"/><text:span text:style-name="T3">else</text:span></text:p>
        </text:list-item>
        <text:list-item>
          <text:p text:style-name="P10"><text:s text:c="8"/>pixel[col] = pred[col &amp; 1] += ph1_bits(i) + 1 - (1 &lt;&lt; (i - 1));</text:p>
        </text:list-item>
        <text:list-item>
          <text:p text:style-name="P10"><text:s text:c="6"/><text:span text:style-name="T3">if</text:span> (pred[col &amp; 1] &gt;&gt; 16) derror();</text:p>
        </text:list-item>
        <text:list-item>
          <text:p text:style-name="P10"><text:s text:c="6"/><text:span text:style-name="T3">if</text:span> (ph1.format == 5 &amp;&amp; pixel[col] &lt; 256)</text:p>
        </text:list-item>
        <text:list-item>
          <text:p text:style-name="P10"><text:s text:c="8"/>pixel[col] = curve[pixel[col]]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i = (pixel[col] &lt;&lt; 2*(ph1.format != 8)) - ph1.black</text:p>
        </text:list-item>
        <text:list-item>
          <text:p text:style-name="P10"><text:s text:c="8"/>+ cblack[row][col &gt;= ph1.split_col]</text:p>
        </text:list-item>
        <text:list-item>
          <text:p text:style-name="P10"><text:s text:c="8"/>+ rblack[col][row &gt;= ph1.split_row];</text:p>
        </text:list-item>
        <text:list-item>
          <text:p text:style-name="P10"><text:s text:c="6"/><text:span text:style-name="T3">if</text:span> (i &gt; 0) RAW(row,col) = i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<text:s text:c="2"/>maximum = 0xfffc - ph1.black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hasselblad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ruct</text:span> jhead jh;</text:p>
        </text:list-item>
        <text:list-item>
          <text:p text:style-name="P10"><text:s text:c="2"/><text:span text:style-name="T10">int</text:span> shot, row, col, *back[5], len[2], diff[12], pred, sh, f, s, c;</text:p>
        </text:list-item>
        <text:list-item>
          <text:p text:style-name="P10"><text:s text:c="2"/><text:span text:style-name="T10">unsigned</text:span> upix, urow, ucol;</text:p>
        </text:list-item>
        <text:list-item>
          <text:p text:style-name="P10"><text:s text:c="2"/>ushort *ip;</text:p>
        </text:list-item>
        <text:list-item>
          <text:p text:style-name="P10"/>
        </text:list-item>
        <text:list-item>
          <text:p text:style-name="P10"><text:s text:c="2"/><text:span text:style-name="T3">if</text:span> (!ljpeg_start (&amp;jh, 0)) <text:span text:style-name="T3">return</text:span>;</text:p>
        </text:list-item>
        <text:list-item>
          <text:p text:style-name="P10"><text:s text:c="2"/>order = 0x4949;</text:p>
        </text:list-item>
        <text:list-item>
          <text:p text:style-name="P10"><text:s text:c="2"/>ph1_bits(-1);</text:p>
        </text:list-item>
        <text:list-item>
          <text:p text:style-name="P10"><text:s text:c="2"/>back[4] = (<text:span text:style-name="T10">int</text:span> *) calloc (raw_width, 3*<text:span text:style-name="T3">sizeof</text:span> **back);</text:p>
        </text:list-item>
        <text:list-item>
          <text:p text:style-name="P10"><text:s text:c="2"/>merror (back[4], <text:span text:style-name="T5">"hasselblad_load_raw()"</text:span>);</text:p>
        </text:list-item>
        <text:list-item>
          <text:p text:style-name="P10"><text:s text:c="2"/>FORC3 back[c] = back[4] + c*raw_width;</text:p>
        </text:list-item>
        <text:list-item>
          <text:p text:style-name="P10"><text:s text:c="2"/>cblack[6] &gt;&gt;= sh = tiff_samples &gt; 1;</text:p>
        </text:list-item>
        <text:list-item>
          <text:p text:style-name="P10"><text:s text:c="2"/>shot = LIM(shot_select, 1, tiff_samples) - 1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FORC4 back[(c+3) &amp; 3] = back[c];</text:p>
        </text:list-item>
        <text:list-item>
          <text:p text:style-name="P10"><text:s text:c="4"/><text:span text:style-name="T3">for</text:span> (col=0; col &lt; raw_width; col+=2) {</text:p>
        </text:list-item>
        <text:list-item>
          <text:p text:style-name="P10"><text:s text:c="6"/><text:span text:style-name="T3">for</text:span> (s=0; s &lt; tiff_samples*2; s+=2) {</text:p>
        </text:list-item>
        <text:list-item>
          <text:p text:style-name="P10"><text:s text:c="8"/>FORC(2) len[c] = ph1_huff(jh.huff[0]);</text:p>
        </text:list-item>
        <text:list-item>
          <text:p text:style-name="P10"><text:s text:c="8"/>FORC(2) {</text:p>
        </text:list-item>
        <text:list-item>
          <text:p text:style-name="P10"><text:s text:c="10"/>diff[s+c] = ph1_bits(len[c]);</text:p>
        </text:list-item>
        <text:list-item>
          <text:p text:style-name="P10"><text:s text:c="10"/><text:span text:style-name="T3">if</text:span> ((diff[s+c] &amp; (1 &lt;&lt; (len[c]-1))) == 0)</text:p>
        </text:list-item>
        <text:list-item>
          <text:p text:style-name="P10"><text:s text:c="12"/>diff[s+c] -= (1 &lt;&lt; len[c]) - 1;</text:p>
        </text:list-item>
        <text:list-item>
          <text:p text:style-name="P10"><text:s text:c="10"/><text:span text:style-name="T3">if</text:span> (diff[s+c] == 65535) diff[s+c] = -32768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<text:span text:style-name="T3">for</text:span> (s=col; s &lt; col+2; s++) {</text:p>
        </text:list-item>
        <text:list-item>
          <text:p text:style-name="P10"><text:s text:c="8"/>pred = 0x8000 + load_flags;</text:p>
        </text:list-item>
        <text:list-item>
          <text:p text:style-name="P10"><text:s text:c="8"/><text:span text:style-name="T3">if</text:span> (col) pred = back[2][s-2];</text:p>
        </text:list-item>
        <text:list-item>
          <text:p text:style-name="P10"><text:s text:c="8"/><text:span text:style-name="T3">if</text:span> (col &amp;&amp; row &gt; 1) <text:span text:style-name="T3">switch</text:span> (jh.psv) {</text:p>
        </text:list-item>
        <text:list-item>
          <text:p text:style-name="P10"><text:s text:c="10"/><text:span text:style-name="T3">case</text:span> <text:span text:style-name="T8">11</text:span>: pred += back[0][s]/2 - back[0][s-2]/2; <text:s/><text:span text:style-name="T3">break</text:span>;</text:p>
        </text:list-item>
        <text:list-item>
          <text:p text:style-name="P10"><text:s text:c="8"/>}</text:p>
        </text:list-item>
        <text:list-item>
          <text:p text:style-name="P10"><text:soft-page-break/><text:s text:c="8"/>f = (row &amp; 1)*3 ^ ((col+s) &amp; 1);</text:p>
        </text:list-item>
        <text:list-item>
          <text:p text:style-name="P10"><text:s text:c="8"/>FORC (tiff_samples) {</text:p>
        </text:list-item>
        <text:list-item>
          <text:p text:style-name="P10"><text:s text:c="10"/>pred += diff[(s &amp; 1)*tiff_samples+c];</text:p>
        </text:list-item>
        <text:list-item>
          <text:p text:style-name="P10"><text:s text:c="10"/>upix = pred &gt;&gt; sh &amp; 0xffff;</text:p>
        </text:list-item>
        <text:list-item>
          <text:p text:style-name="P10"><text:s text:c="10"/><text:span text:style-name="T3">if</text:span> (raw_image &amp;&amp; c == shot)</text:p>
        </text:list-item>
        <text:list-item>
          <text:p text:style-name="P10"><text:s text:c="12"/>RAW(row,s) = upix;</text:p>
        </text:list-item>
        <text:list-item>
          <text:p text:style-name="P10"><text:s text:c="10"/><text:span text:style-name="T3">if</text:span> (image) {</text:p>
        </text:list-item>
        <text:list-item>
          <text:p text:style-name="P10"><text:s text:c="12"/>urow = row-top_margin <text:s/>+ (c &amp; 1);</text:p>
        </text:list-item>
        <text:list-item>
          <text:p text:style-name="P10"><text:s text:c="12"/>ucol = col-left_margin - ((c &gt;&gt; 1) &amp; 1);</text:p>
        </text:list-item>
        <text:list-item>
          <text:p text:style-name="P10"><text:s text:c="12"/>ip = &amp;image[urow*width+ucol][f];</text:p>
        </text:list-item>
        <text:list-item>
          <text:p text:style-name="P10"><text:s text:c="12"/><text:span text:style-name="T3">if</text:span> (urow &lt; height &amp;&amp; ucol &lt; width)</text:p>
        </text:list-item>
        <text:list-item>
          <text:p text:style-name="P10"><text:s text:c="14"/>*ip = c &lt; 4 ? upix : (*ip + upix) &gt;&gt; 1;</text:p>
        </text:list-item>
        <text:list-item>
          <text:p text:style-name="P10"><text:s text:c="10"/>}</text:p>
        </text:list-item>
        <text:list-item>
          <text:p text:style-name="P10"><text:s text:c="8"/>}</text:p>
        </text:list-item>
        <text:list-item>
          <text:p text:style-name="P10"><text:s text:c="8"/>back[2][s] = pred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back[4]);</text:p>
        </text:list-item>
        <text:list-item>
          <text:p text:style-name="P10"><text:s text:c="2"/>ljpeg_end (&amp;jh);</text:p>
        </text:list-item>
        <text:list-item>
          <text:p text:style-name="P10"><text:s text:c="2"/><text:span text:style-name="T3">if</text:span> (image) mix_green =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eaf_hdr_load_raw</text:span>()</text:p>
        </text:list-item>
        <text:list-item>
          <text:p text:style-name="P10">{</text:p>
        </text:list-item>
        <text:list-item>
          <text:p text:style-name="P10"><text:s text:c="2"/>ushort *pixel=0;</text:p>
        </text:list-item>
        <text:list-item>
          <text:p text:style-name="P10"><text:s text:c="2"/><text:span text:style-name="T10">unsigned</text:span> tile=0, r, c, row, col;</text:p>
        </text:list-item>
        <text:list-item>
          <text:p text:style-name="P10"/>
        </text:list-item>
        <text:list-item>
          <text:p text:style-name="P10"><text:s text:c="2"/><text:span text:style-name="T3">if</text:span> (!filters) {</text:p>
        </text:list-item>
        <text:list-item>
          <text:p text:style-name="P10"><text:s text:c="4"/>pixel = (ushort *) calloc (raw_width, <text:span text:style-name="T3">sizeof</text:span> *pixel);</text:p>
        </text:list-item>
        <text:list-item>
          <text:p text:style-name="P10"><text:s text:c="4"/>merror (pixel, <text:span text:style-name="T5">"leaf_hdr_load_raw()"</text:span>);</text:p>
        </text:list-item>
        <text:list-item>
          <text:p text:style-name="P10"><text:s text:c="2"/>}</text:p>
        </text:list-item>
        <text:list-item>
          <text:p text:style-name="P10"><text:s text:c="2"/>FORC(tiff_samples)</text:p>
        </text:list-item>
        <text:list-item>
          <text:p text:style-name="P10"><text:s text:c="4"/><text:span text:style-name="T3">for</text:span> (r=0; r &lt; raw_height; r++) {</text:p>
        </text:list-item>
        <text:list-item>
          <text:p text:style-name="P10"><text:s text:c="6"/><text:span text:style-name="T3">if</text:span> (r % tile_length == 0) {</text:p>
        </text:list-item>
        <text:list-item>
          <text:p text:style-name="P10"><text:s text:c="8"/>fseek (ifp, data_offset + 4*tile++, SEEK_SET);</text:p>
        </text:list-item>
        <text:list-item>
          <text:p text:style-name="P10"><text:s text:c="8"/>fseek (ifp, get4(), SEEK_SET)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filters &amp;&amp; c != shot_select) <text:span text:style-name="T3">continue</text:span>;</text:p>
        </text:list-item>
        <text:list-item>
          <text:p text:style-name="P10"><text:s text:c="6"/><text:span text:style-name="T3">if</text:span> (filters) pixel = raw_image + r*raw_width;</text:p>
        </text:list-item>
        <text:list-item>
          <text:p text:style-name="P10"><text:s text:c="6"/>read_shorts (pixel, raw_width);</text:p>
        </text:list-item>
        <text:list-item>
          <text:p text:style-name="P10"><text:s text:c="6"/><text:span text:style-name="T3">if</text:span> (!filters &amp;&amp; (row = r - top_margin) &lt; height)</text:p>
        </text:list-item>
        <text:list-item>
          <text:p text:style-name="P10"><text:s text:c="8"/><text:span text:style-name="T3">for</text:span> (col=0; col &lt; width; col++)</text:p>
        </text:list-item>
        <text:list-item>
          <text:p text:style-name="P10"><text:s text:c="10"/>image[row*width+col][c] = pixel[col+left_margin];</text:p>
        </text:list-item>
        <text:list-item>
          <text:p text:style-name="P10"><text:s text:c="4"/>}</text:p>
        </text:list-item>
        <text:list-item>
          <text:p text:style-name="P10"><text:s text:c="2"/><text:span text:style-name="T3">if</text:span> (!filters) {</text:p>
        </text:list-item>
        <text:list-item>
          <text:p text:style-name="P10"><text:s text:c="4"/>maximum = 0xffff;</text:p>
        </text:list-item>
        <text:list-item>
          <text:p text:style-name="P10"><text:s text:c="4"/>raw_color = 1;</text:p>
        </text:list-item>
        <text:list-item>
          <text:p text:style-name="P10"><text:s text:c="4"/>free (pixel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unpacked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bits=0;</text:p>
        </text:list-item>
        <text:list-item>
          <text:p text:style-name="P10"/>
        </text:list-item>
        <text:list-item>
          <text:p text:style-name="P10"><text:s text:c="2"/><text:span text:style-name="T3">while</text:span> (1 &lt;&lt; ++bits &lt; maximum);</text:p>
        </text:list-item>
        <text:list-item>
          <text:p text:style-name="P10"><text:s text:c="2"/>read_shorts (raw_image, raw_width*raw_height);</text:p>
        </text:list-item>
        <text:list-item>
          <text:p text:style-name="P10"><text:s text:c="2"/><text:span text:style-name="T3">for</text:span> (row=0; row &lt; raw_height; row++)</text:p>
        </text:list-item>
        <text:list-item>
          <text:p text:style-name="P10"><text:s text:c="4"/><text:span text:style-name="T3">for</text:span> (col=0; col &lt; raw_width; col++)</text:p>
        </text:list-item>
        <text:list-item>
          <text:p text:style-name="P10"><text:s text:c="6"/><text:span text:style-name="T3">if</text:span> ((RAW(row,col) &gt;&gt;= load_flags) &gt;&gt; bits</text:p>
        </text:list-item>
        <text:list-item>
          <text:p text:style-name="P10"><text:s text:c="8"/>&amp;&amp; (<text:span text:style-name="T10">unsigned</text:span>) (row-top_margin) &lt; height</text:p>
        </text:list-item>
        <text:list-item>
          <text:p text:style-name="P10"><text:s text:c="8"/>&amp;&amp; (<text:span text:style-name="T10">unsigned</text:span>) (col-left_margin) &lt; width) derror(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oft-page-break/><text:span text:style-name="T10">void</text:span> CLASS <text:span text:style-name="T6">sinar_4shot_load_raw</text:span>()</text:p>
        </text:list-item>
        <text:list-item>
          <text:p text:style-name="P10">{</text:p>
        </text:list-item>
        <text:list-item>
          <text:p text:style-name="P10"><text:s text:c="2"/>ushort *pixel;</text:p>
        </text:list-item>
        <text:list-item>
          <text:p text:style-name="P10"><text:s text:c="2"/><text:span text:style-name="T10">unsigned</text:span> shot, row, col, r, c;</text:p>
        </text:list-item>
        <text:list-item>
          <text:p text:style-name="P10"/>
        </text:list-item>
        <text:list-item>
          <text:p text:style-name="P10"><text:s text:c="2"/><text:span text:style-name="T3">if</text:span> (raw_image) {</text:p>
        </text:list-item>
        <text:list-item>
          <text:p text:style-name="P10"><text:s text:c="4"/>shot = LIM (shot_select, 1, 4) - 1;</text:p>
        </text:list-item>
        <text:list-item>
          <text:p text:style-name="P10"><text:s text:c="4"/>fseek (ifp, data_offset + shot*4, SEEK_SET);</text:p>
        </text:list-item>
        <text:list-item>
          <text:p text:style-name="P10"><text:s text:c="4"/>fseek (ifp, get4(), SEEK_SET);</text:p>
        </text:list-item>
        <text:list-item>
          <text:p text:style-name="P10"><text:s text:c="4"/>unpacked_load_raw();</text:p>
        </text:list-item>
        <text:list-item>
          <text:p text:style-name="P10"><text:s text:c="4"/><text:span text:style-name="T3">return</text:span>;</text:p>
        </text:list-item>
        <text:list-item>
          <text:p text:style-name="P10"><text:s text:c="2"/>}</text:p>
        </text:list-item>
        <text:list-item>
          <text:p text:style-name="P10"><text:s text:c="2"/>pixel = (ushort *) calloc (raw_width, <text:span text:style-name="T3">sizeof</text:span> *pixel);</text:p>
        </text:list-item>
        <text:list-item>
          <text:p text:style-name="P10"><text:s text:c="2"/>merror (pixel, <text:span text:style-name="T5">"sinar_4shot_load_raw()"</text:span>);</text:p>
        </text:list-item>
        <text:list-item>
          <text:p text:style-name="P10"><text:s text:c="2"/><text:span text:style-name="T3">for</text:span> (shot=0; shot &lt; 4; shot++) {</text:p>
        </text:list-item>
        <text:list-item>
          <text:p text:style-name="P10"><text:s text:c="4"/>fseek (ifp, data_offset + shot*4, SEEK_SET);</text:p>
        </text:list-item>
        <text:list-item>
          <text:p text:style-name="P10"><text:s text:c="4"/>fseek (ifp, get4(), SEEK_SET);</text:p>
        </text:list-item>
        <text:list-item>
          <text:p text:style-name="P10"><text:s text:c="4"/><text:span text:style-name="T3">for</text:span> (row=0; row &lt; raw_height; row++) {</text:p>
        </text:list-item>
        <text:list-item>
          <text:p text:style-name="P10"><text:s text:c="6"/>read_shorts (pixel, raw_width);</text:p>
        </text:list-item>
        <text:list-item>
          <text:p text:style-name="P10"><text:s text:c="6"/><text:span text:style-name="T3">if</text:span> ((r = row-top_margin - (shot &gt;&gt; 1 &amp; 1)) &gt;= height) <text:span text:style-name="T3">continue</text:span>;</text:p>
        </text:list-item>
        <text:list-item>
          <text:p text:style-name="P10"><text:s text:c="6"/><text:span text:style-name="T3">for</text:span> (col=0; col &lt; raw_width; col++) {</text:p>
        </text:list-item>
        <text:list-item>
          <text:p text:style-name="P10"><text:s text:c="8"/><text:span text:style-name="T3">if</text:span> ((c = col-left_margin - (shot &amp; 1)) &gt;= width) <text:span text:style-name="T3">continue</text:span>;</text:p>
        </text:list-item>
        <text:list-item>
          <text:p text:style-name="P10"><text:s text:c="8"/>image[r*width+c][(row &amp; 1)*3 ^ (~col &amp; 1)] = pixel[col]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<text:s text:c="2"/>mix_green =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imacon_full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;</text:p>
        </text:list-item>
        <text:list-item>
          <text:p text:style-name="P10"/>
        </text:list-item>
        <text:list-item>
          <text:p text:style-name="P10"><text:s text:c="2"/><text:span text:style-name="T3">if</text:span> (!image) <text:span text:style-name="T3">return</text:span>;</text:p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</text:p>
        </text:list-item>
        <text:list-item>
          <text:p text:style-name="P10"><text:s text:c="6"/>read_shorts (image[row*width+col], 3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cked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vbits=0, bwide, rbits, bite, half, irow, row, col, val, i;</text:p>
        </text:list-item>
        <text:list-item>
          <text:p text:style-name="P10"><text:s text:c="2"/>UINT64 bitbuf=0;</text:p>
        </text:list-item>
        <text:list-item>
          <text:p text:style-name="P10"/>
        </text:list-item>
        <text:list-item>
          <text:p text:style-name="P10"><text:s text:c="2"/>bwide = raw_width * tiff_bps / 8;</text:p>
        </text:list-item>
        <text:list-item>
          <text:p text:style-name="P10"><text:s text:c="2"/>bwide += bwide &amp; load_flags &gt;&gt; 9;</text:p>
        </text:list-item>
        <text:list-item>
          <text:p text:style-name="P10"><text:s text:c="2"/>rbits = bwide * 8 - raw_width * tiff_bps;</text:p>
        </text:list-item>
        <text:list-item>
          <text:p text:style-name="P10"><text:s text:c="2"/><text:span text:style-name="T3">if</text:span> (load_flags &amp; 1) bwide = bwide * 16 / 15;</text:p>
        </text:list-item>
        <text:list-item>
          <text:p text:style-name="P10"><text:s text:c="2"/>bite = 8 + (load_flags &amp; 56);</text:p>
        </text:list-item>
        <text:list-item>
          <text:p text:style-name="P10"><text:s text:c="2"/>half = (raw_height+1) &gt;&gt; 1;</text:p>
        </text:list-item>
        <text:list-item>
          <text:p text:style-name="P10"><text:s text:c="2"/><text:span text:style-name="T3">for</text:span> (irow=0; irow &lt; raw_height; irow++) {</text:p>
        </text:list-item>
        <text:list-item>
          <text:p text:style-name="P10"><text:s text:c="4"/>row = irow;</text:p>
        </text:list-item>
        <text:list-item>
          <text:p text:style-name="P10"><text:s text:c="4"/><text:span text:style-name="T3">if</text:span> (load_flags &amp; 2 &amp;&amp;</text:p>
        </text:list-item>
        <text:list-item>
          <text:p text:style-name="P10"><text:s text:c="8"/>(row = irow % half * 2 + irow / half) == 1 &amp;&amp;</text:p>
        </text:list-item>
        <text:list-item>
          <text:p text:style-name="P10"><text:s text:c="8"/>load_flags &amp; 4) {</text:p>
        </text:list-item>
        <text:list-item>
          <text:p text:style-name="P10"><text:s text:c="6"/><text:span text:style-name="T3">if</text:span> (vbits=0, tiff_compress)</text:p>
        </text:list-item>
        <text:list-item>
          <text:p text:style-name="P10"><text:s text:c="8"/>fseek (ifp, data_offset - (-half*bwide &amp; -2048), SEEK_SET);</text:p>
        </text:list-item>
        <text:list-item>
          <text:p text:style-name="P10"><text:s text:c="6"/><text:span text:style-name="T3">else</text:span> {</text:p>
        </text:list-item>
        <text:list-item>
          <text:p text:style-name="P10"><text:s text:c="8"/>fseek (ifp, 0, SEEK_END);</text:p>
        </text:list-item>
        <text:list-item>
          <text:p text:style-name="P10"><text:s text:c="8"/>fseek (ifp, ftell(ifp) &gt;&gt; 3 &lt;&lt; 2, SEEK_SET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<text:span text:style-name="T3">for</text:span> (vbits -= tiff_bps; vbits &lt; 0; vbits += bite) {</text:p>
        </text:list-item>
        <text:list-item>
          <text:p text:style-name="P10"><text:soft-page-break/><text:s text:c="8"/>bitbuf &lt;&lt;= bite;</text:p>
        </text:list-item>
        <text:list-item>
          <text:p text:style-name="P10"><text:s text:c="8"/><text:span text:style-name="T3">for</text:span> (i=0; i &lt; bite; i+=8)</text:p>
        </text:list-item>
        <text:list-item>
          <text:p text:style-name="P10"><text:s text:c="10"/>bitbuf |= ((UINT64) fgetc(ifp) &lt;&lt; i);</text:p>
        </text:list-item>
        <text:list-item>
          <text:p text:style-name="P10"><text:s text:c="6"/>}</text:p>
        </text:list-item>
        <text:list-item>
          <text:p text:style-name="P10"><text:s text:c="6"/>val = bitbuf &lt;&lt; (64-tiff_bps-vbits) &gt;&gt; (64-tiff_bps);</text:p>
        </text:list-item>
        <text:list-item>
          <text:p text:style-name="P10"><text:s text:c="6"/>RAW(row,col ^ (load_flags &gt;&gt; 6 &amp; 3)) = val;</text:p>
        </text:list-item>
        <text:list-item>
          <text:p text:style-name="P10"><text:s text:c="6"/><text:span text:style-name="T3">if</text:span> (load_flags &amp; 1 &amp;&amp; (col % 10) == 9 &amp;&amp; fgetc(ifp) &amp;&amp;</text:p>
        </text:list-item>
        <text:list-item>
          <text:p text:style-name="P10"><text:s text:c="8"/>row &lt; height+top_margin &amp;&amp; col &lt; width+left_margin) derror();</text:p>
        </text:list-item>
        <text:list-item>
          <text:p text:style-name="P10"><text:s text:c="4"/>}</text:p>
        </text:list-item>
        <text:list-item>
          <text:p text:style-name="P10"><text:s text:c="4"/>vbits -= rbits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nokia_load_raw</text:span>()</text:p>
        </text:list-item>
        <text:list-item>
          <text:p text:style-name="P10">{</text:p>
        </text:list-item>
        <text:list-item>
          <text:p text:style-name="P10"><text:s text:c="2"/>uchar <text:s/>*data, <text:s/>*dp;</text:p>
        </text:list-item>
        <text:list-item>
          <text:p text:style-name="P10"><text:s text:c="2"/><text:span text:style-name="T10">int</text:span> rev, dwide, row, col, c;</text:p>
        </text:list-item>
        <text:list-item>
          <text:p text:style-name="P10"><text:s text:c="2"/><text:span text:style-name="T10">double</text:span> sum[]={0,0};</text:p>
        </text:list-item>
        <text:list-item>
          <text:p text:style-name="P10"/>
        </text:list-item>
        <text:list-item>
          <text:p text:style-name="P10"><text:s text:c="2"/>rev = 3 * (order == 0x4949);</text:p>
        </text:list-item>
        <text:list-item>
          <text:p text:style-name="P10"><text:s text:c="2"/>dwide = (raw_width * 5 + 1) / 4;</text:p>
        </text:list-item>
        <text:list-item>
          <text:p text:style-name="P10"><text:s text:c="2"/>data = (uchar *) malloc (dwide*2);</text:p>
        </text:list-item>
        <text:list-item>
          <text:p text:style-name="P10"><text:s text:c="2"/>merror (data, <text:span text:style-name="T5">"nokia_load_raw()"</text:span>)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<text:span text:style-name="T3">if</text:span> (fread (data+dwide, 1, dwide, ifp) &lt; dwide) derror();</text:p>
        </text:list-item>
        <text:list-item>
          <text:p text:style-name="P10"><text:s text:c="4"/>FORC(dwide) data[c] = data[dwide+(c ^ rev)];</text:p>
        </text:list-item>
        <text:list-item>
          <text:p text:style-name="P10"><text:s text:c="4"/><text:span text:style-name="T3">for</text:span> (dp=data, col=0; col &lt; raw_width; dp+=5, col+=4)</text:p>
        </text:list-item>
        <text:list-item>
          <text:p text:style-name="P10"><text:s text:c="6"/>FORC4 RAW(row,col+c) = (dp[c] &lt;&lt; 2) | (dp[4] &gt;&gt; (c &lt;&lt; 1) &amp; 3);</text:p>
        </text:list-item>
        <text:list-item>
          <text:p text:style-name="P10"><text:s text:c="2"/>}</text:p>
        </text:list-item>
        <text:list-item>
          <text:p text:style-name="P10"><text:s text:c="2"/>free (data);</text:p>
        </text:list-item>
        <text:list-item>
          <text:p text:style-name="P10"><text:s text:c="2"/>maximum = 0x3ff;</text:p>
        </text:list-item>
        <text:list-item>
          <text:p text:style-name="P10"><text:s text:c="2"/><text:span text:style-name="T3">if</text:span> (strcmp(make,<text:span text:style-name="T5">"OmniVision"</text:span>)) <text:span text:style-name="T3">return</text:span>;</text:p>
        </text:list-item>
        <text:list-item>
          <text:p text:style-name="P10"><text:s text:c="2"/>row = raw_height/2;</text:p>
        </text:list-item>
        <text:list-item>
          <text:p text:style-name="P10"><text:s text:c="2"/>FORC(width-1) {</text:p>
        </text:list-item>
        <text:list-item>
          <text:p text:style-name="P10"><text:s text:c="4"/>sum[ c &amp; 1] += SQR(RAW(row,c)-RAW(row+1,c+1));</text:p>
        </text:list-item>
        <text:list-item>
          <text:p text:style-name="P10"><text:s text:c="4"/>sum[~c &amp; 1] += SQR(RAW(row+1,c)-RAW(row,c+1)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sum[1] &gt; sum[0]) filters = 0x4b4b4b4b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rmf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bits, orow, ocol, c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raw_height; row++)</text:p>
        </text:list-item>
        <text:list-item>
          <text:p text:style-name="P10"><text:s text:c="4"/><text:span text:style-name="T3">for</text:span> (col=0; col &lt; raw_width-2; col+=3) {</text:p>
        </text:list-item>
        <text:list-item>
          <text:p text:style-name="P10"><text:s text:c="6"/>bits = get4();</text:p>
        </text:list-item>
        <text:list-item>
          <text:p text:style-name="P10"><text:s text:c="6"/>FORC3 {</text:p>
        </text:list-item>
        <text:list-item>
          <text:p text:style-name="P10"><text:s text:c="8"/>orow = row;</text:p>
        </text:list-item>
        <text:list-item>
          <text:p text:style-name="P10"><text:s text:c="8"/><text:span text:style-name="T3">if</text:span> ((ocol = col+c-4) &lt; 0) {</text:p>
        </text:list-item>
        <text:list-item>
          <text:p text:style-name="P10"><text:s text:c="10"/>ocol += raw_width;</text:p>
        </text:list-item>
        <text:list-item>
          <text:p text:style-name="P10"><text:s text:c="10"/><text:span text:style-name="T3">if</text:span> ((orow -= 2) &lt; 0)</text:p>
        </text:list-item>
        <text:list-item>
          <text:p text:style-name="P10"><text:s text:c="12"/>orow += raw_height;</text:p>
        </text:list-item>
        <text:list-item>
          <text:p text:style-name="P10"><text:s text:c="8"/>}</text:p>
        </text:list-item>
        <text:list-item>
          <text:p text:style-name="P10"><text:s text:c="8"/>RAW(orow,ocol) = curve[bits &gt;&gt; (10*c+2) &amp; 0x3ff]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maximum = curve[0x3ff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unsigned</text:span> CLASS <text:span text:style-name="T6">pana_bits</text:span> (<text:span text:style-name="T10">int</text:span> nbits)</text:p>
        </text:list-item>
        <text:list-item>
          <text:p text:style-name="P10">{</text:p>
        </text:list-item>
        <text:list-item>
          <text:p text:style-name="P10"><text:s text:c="2"/><text:span text:style-name="T10">static</text:span> uchar buf[0x4000];</text:p>
        </text:list-item>
        <text:list-item>
          <text:p text:style-name="P10"><text:s text:c="2"/><text:span text:style-name="T10">static</text:span> <text:span text:style-name="T10">int</text:span> vbits;</text:p>
        </text:list-item>
        <text:list-item>
          <text:p text:style-name="P10"><text:s text:c="2"/><text:span text:style-name="T10">int</text:span> byte;</text:p>
        </text:list-item>
        <text:list-item>
          <text:p text:style-name="P10"><text:soft-page-break/></text:p>
        </text:list-item>
        <text:list-item>
          <text:p text:style-name="P10"><text:s text:c="2"/><text:span text:style-name="T3">if</text:span> (!nbits) <text:span text:style-name="T3">return</text:span> vbits=0;</text:p>
        </text:list-item>
        <text:list-item>
          <text:p text:style-name="P10"><text:s text:c="2"/><text:span text:style-name="T3">if</text:span> (!vbits) {</text:p>
        </text:list-item>
        <text:list-item>
          <text:p text:style-name="P10"><text:s text:c="4"/>fread (buf+load_flags, 1, 0x4000-load_flags, ifp);</text:p>
        </text:list-item>
        <text:list-item>
          <text:p text:style-name="P10"><text:s text:c="4"/>fread (buf, 1, load_flags, ifp);</text:p>
        </text:list-item>
        <text:list-item>
          <text:p text:style-name="P10"><text:s text:c="2"/>}</text:p>
        </text:list-item>
        <text:list-item>
          <text:p text:style-name="P10"><text:s text:c="2"/>vbits = (vbits - nbits) &amp; 0x1ffff;</text:p>
        </text:list-item>
        <text:list-item>
          <text:p text:style-name="P10"><text:s text:c="2"/>byte = vbits &gt;&gt; 3 ^ 0x3ff0;</text:p>
        </text:list-item>
        <text:list-item>
          <text:p text:style-name="P10"><text:s text:c="2"/><text:span text:style-name="T3">return</text:span> (buf[byte] | buf[byte+1] &lt;&lt; 8) &gt;&gt; (vbits &amp; 7) &amp; ~(-1 &lt;&lt; nbits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nasonic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i, j, sh=0, pred[2], nonz[2];</text:p>
        </text:list-item>
        <text:list-item>
          <text:p text:style-name="P10"/>
        </text:list-item>
        <text:list-item>
          <text:p text:style-name="P10"><text:s text:c="2"/>pana_bits(0);</text:p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<text:span text:style-name="T3">if</text:span> ((i = col % 14) == 0)</text:p>
        </text:list-item>
        <text:list-item>
          <text:p text:style-name="P10"><text:s text:c="8"/>pred[0] = pred[1] = nonz[0] = nonz[1] = 0;</text:p>
        </text:list-item>
        <text:list-item>
          <text:p text:style-name="P10"><text:s text:c="6"/><text:span text:style-name="T3">if</text:span> (i % 3 == 2) sh = 4 &gt;&gt; (3 - pana_bits(2));</text:p>
        </text:list-item>
        <text:list-item>
          <text:p text:style-name="P10"><text:s text:c="6"/><text:span text:style-name="T3">if</text:span> (nonz[i &amp; 1]) {</text:p>
        </text:list-item>
        <text:list-item>
          <text:p text:style-name="P10"><text:s text:c="8"/><text:span text:style-name="T3">if</text:span> ((j = pana_bits(8))) {</text:p>
        </text:list-item>
        <text:list-item>
          <text:p text:style-name="P10"><text:s text:c="10"/><text:span text:style-name="T3">if</text:span> ((pred[i &amp; 1] -= 0x80 &lt;&lt; sh) &lt; 0 || sh == 4)</text:p>
        </text:list-item>
        <text:list-item>
          <text:p text:style-name="P10"><text:s text:c="15"/>pred[i &amp; 1] &amp;= ~(-1 &lt;&lt; sh);</text:p>
        </text:list-item>
        <text:list-item>
          <text:p text:style-name="P10"><text:s text:c="10"/>pred[i &amp; 1] += j &lt;&lt; sh;</text:p>
        </text:list-item>
        <text:list-item>
          <text:p text:style-name="P10"><text:s text:c="8"/>}</text:p>
        </text:list-item>
        <text:list-item>
          <text:p text:style-name="P10"><text:s text:c="6"/>} <text:span text:style-name="T3">else</text:span> <text:span text:style-name="T3">if</text:span> ((nonz[i &amp; 1] = pana_bits(8)) || i &gt; 11)</text:p>
        </text:list-item>
        <text:list-item>
          <text:p text:style-name="P10"><text:s text:c="8"/>pred[i &amp; 1] = nonz[i &amp; 1] &lt;&lt; 4 | pana_bits(4);</text:p>
        </text:list-item>
        <text:list-item>
          <text:p text:style-name="P10"><text:s text:c="6"/><text:span text:style-name="T3">if</text:span> ((RAW(row,col) = pred[col &amp; 1]) &gt; 4098 &amp;&amp; col &lt; width) derror(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olympus_load_raw</text:span>()</text:p>
        </text:list-item>
        <text:list-item>
          <text:p text:style-name="P10">{</text:p>
        </text:list-item>
        <text:list-item>
          <text:p text:style-name="P10"><text:s text:c="2"/>ushort huff[4096];</text:p>
        </text:list-item>
        <text:list-item>
          <text:p text:style-name="P10"><text:s text:c="2"/><text:span text:style-name="T10">int</text:span> row, col, nbits, sign, low, high, i, c, w, n, nw;</text:p>
        </text:list-item>
        <text:list-item>
          <text:p text:style-name="P10"><text:s text:c="2"/><text:span text:style-name="T10">int</text:span> acarry[2][3], *carry, pred, diff;</text:p>
        </text:list-item>
        <text:list-item>
          <text:p text:style-name="P10"/>
        </text:list-item>
        <text:list-item>
          <text:p text:style-name="P10"><text:s text:c="2"/>huff[n=0] = 0xc0c;</text:p>
        </text:list-item>
        <text:list-item>
          <text:p text:style-name="P10"><text:s text:c="2"/><text:span text:style-name="T3">for</text:span> (i=12; i--; )</text:p>
        </text:list-item>
        <text:list-item>
          <text:p text:style-name="P10"><text:s text:c="4"/>FORC(2048 &gt;&gt; i) huff[++n] = (i+1) &lt;&lt; 8 | i;</text:p>
        </text:list-item>
        <text:list-item>
          <text:p text:style-name="P10"><text:s text:c="2"/>fseek (ifp, 7, SEEK_CUR)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for</text:span> (row=0; row &lt; height; row++) {</text:p>
        </text:list-item>
        <text:list-item>
          <text:p text:style-name="P10"><text:s text:c="4"/>memset (acarry, 0, <text:span text:style-name="T3">sizeof</text:span> acarry);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carry = acarry[col &amp; 1];</text:p>
        </text:list-item>
        <text:list-item>
          <text:p text:style-name="P10"><text:s text:c="6"/>i = 2 * (carry[2] &lt; 3);</text:p>
        </text:list-item>
        <text:list-item>
          <text:p text:style-name="P10"><text:s text:c="6"/><text:span text:style-name="T3">for</text:span> (nbits=2+i; (ushort) carry[0] &gt;&gt; (nbits+i); nbits++);</text:p>
        </text:list-item>
        <text:list-item>
          <text:p text:style-name="P10"><text:s text:c="6"/>low = (sign = getbits(3)) &amp; 3;</text:p>
        </text:list-item>
        <text:list-item>
          <text:p text:style-name="P10"><text:s text:c="6"/>sign = sign &lt;&lt; 29 &gt;&gt; 31;</text:p>
        </text:list-item>
        <text:list-item>
          <text:p text:style-name="P10"><text:s text:c="6"/><text:span text:style-name="T3">if</text:span> ((high = getbithuff(12,huff)) == 12)</text:p>
        </text:list-item>
        <text:list-item>
          <text:p text:style-name="P10"><text:s text:c="8"/>high = getbits(16-nbits) &gt;&gt; 1;</text:p>
        </text:list-item>
        <text:list-item>
          <text:p text:style-name="P10"><text:s text:c="6"/>carry[0] = (high &lt;&lt; nbits) | getbits(nbits);</text:p>
        </text:list-item>
        <text:list-item>
          <text:p text:style-name="P10"><text:s text:c="6"/>diff = (carry[0] ^ sign) + carry[1];</text:p>
        </text:list-item>
        <text:list-item>
          <text:p text:style-name="P10"><text:s text:c="6"/>carry[1] = (diff*3 + carry[1]) &gt;&gt; 5;</text:p>
        </text:list-item>
        <text:list-item>
          <text:p text:style-name="P10"><text:s text:c="6"/>carry[2] = carry[0] &gt; 16 ? 0 : carry[2]+1;</text:p>
        </text:list-item>
        <text:list-item>
          <text:p text:style-name="P10"><text:s text:c="6"/><text:span text:style-name="T3">if</text:span> (col &gt;= width) <text:span text:style-name="T3">continue</text:span>;</text:p>
        </text:list-item>
        <text:list-item>
          <text:p text:style-name="P10"><text:s text:c="6"/><text:span text:style-name="T3">if</text:span> (row &lt; 2 &amp;&amp; col &lt; 2) pred = 0;</text:p>
        </text:list-item>
        <text:list-item>
          <text:p text:style-name="P10"><text:s text:c="6"/><text:span text:style-name="T3">else</text:span> <text:span text:style-name="T3">if</text:span> (row &lt; 2) pred = RAW(row,col-2);</text:p>
        </text:list-item>
        <text:list-item>
          <text:p text:style-name="P10"><text:s text:c="6"/><text:span text:style-name="T3">else</text:span> <text:span text:style-name="T3">if</text:span> (col &lt; 2) pred = RAW(row-2,col);</text:p>
        </text:list-item>
        <text:list-item>
          <text:p text:style-name="P10"><text:s text:c="6"/><text:span text:style-name="T3">else</text:span> {</text:p>
        </text:list-item>
        <text:list-item>
          <text:p text:style-name="P10"><text:s text:c="8"/>w <text:s/>= RAW(row,col-2);</text:p>
        </text:list-item>
        <text:list-item>
          <text:p text:style-name="P10"><text:s text:c="8"/>n <text:s/>= RAW(row-2,col);</text:p>
        </text:list-item>
        <text:list-item>
          <text:p text:style-name="P10"><text:soft-page-break/><text:s text:c="8"/>nw = RAW(row-2,col-2);</text:p>
        </text:list-item>
        <text:list-item>
          <text:p text:style-name="P10"><text:s text:c="8"/><text:span text:style-name="T3">if</text:span> ((w &lt; nw &amp;&amp; nw &lt; n) || (n &lt; nw &amp;&amp; nw &lt; w)) {</text:p>
        </text:list-item>
        <text:list-item>
          <text:p text:style-name="P10"><text:s text:c="10"/><text:span text:style-name="T3">if</text:span> (ABS(w-nw) &gt; 32 || ABS(n-nw) &gt; 32)</text:p>
        </text:list-item>
        <text:list-item>
          <text:p text:style-name="P10"><text:s text:c="12"/>pred = w + n - nw;</text:p>
        </text:list-item>
        <text:list-item>
          <text:p text:style-name="P10"><text:s text:c="10"/><text:span text:style-name="T3">else</text:span> pred = (w + n) &gt;&gt; 1;</text:p>
        </text:list-item>
        <text:list-item>
          <text:p text:style-name="P10"><text:s text:c="8"/>} <text:span text:style-name="T3">else</text:span> pred = ABS(w-nw) &gt; ABS(n-nw) ? w : n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(RAW(row,col) = pred + ((diff &lt;&lt; 2) | low)) &gt;&gt; 12) derror(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non_crx_load_raw</text:span>()</text:p>
        </text:list-item>
        <text:list-item>
          <text:p text:style-name="P10">{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fuji_xtrans_load_raw</text:span>()</text:p>
        </text:list-item>
        <text:list-item>
          <text:p text:style-name="P10">{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minolta_rd175_load_raw</text:span>()</text:p>
        </text:list-item>
        <text:list-item>
          <text:p text:style-name="P10">{</text:p>
        </text:list-item>
        <text:list-item>
          <text:p text:style-name="P10"><text:s text:c="2"/>uchar pixel[768];</text:p>
        </text:list-item>
        <text:list-item>
          <text:p text:style-name="P10"><text:s text:c="2"/><text:span text:style-name="T10">unsigned</text:span> irow, box, row, col;</text:p>
        </text:list-item>
        <text:list-item>
          <text:p text:style-name="P10"/>
        </text:list-item>
        <text:list-item>
          <text:p text:style-name="P10"><text:s text:c="2"/><text:span text:style-name="T3">for</text:span> (irow=0; irow &lt; 1481; irow++) {</text:p>
        </text:list-item>
        <text:list-item>
          <text:p text:style-name="P10"><text:s text:c="4"/><text:span text:style-name="T3">if</text:span> (fread (pixel, 1, 768, ifp) &lt; 768) derror();</text:p>
        </text:list-item>
        <text:list-item>
          <text:p text:style-name="P10"><text:s text:c="4"/>box = irow / 82;</text:p>
        </text:list-item>
        <text:list-item>
          <text:p text:style-name="P10"><text:s text:c="4"/>row = irow % 82 * 12 + ((box &lt; 12) ? box | 1 : (box-12)*2);</text:p>
        </text:list-item>
        <text:list-item>
          <text:p text:style-name="P10"><text:s text:c="4"/><text:span text:style-name="T3">switch</text:span> (irow) {</text:p>
        </text:list-item>
        <text:list-item>
          <text:p text:style-name="P10"><text:s text:c="6"/><text:span text:style-name="T3">case</text:span> <text:span text:style-name="T8">1477</text:span>: <text:span text:style-name="T3">case</text:span> <text:span text:style-name="T8">1479</text:span>: <text:span text:style-name="T3">continue</text:span>;</text:p>
        </text:list-item>
        <text:list-item>
          <text:p text:style-name="P10"><text:s text:c="6"/><text:span text:style-name="T3">case</text:span> <text:span text:style-name="T8">1476</text:span>: row = 984; <text:span text:style-name="T3">break</text:span>;</text:p>
        </text:list-item>
        <text:list-item>
          <text:p text:style-name="P10"><text:s text:c="6"/><text:span text:style-name="T3">case</text:span> <text:span text:style-name="T8">1480</text:span>: row = 985; <text:span text:style-name="T3">break</text:span>;</text:p>
        </text:list-item>
        <text:list-item>
          <text:p text:style-name="P10"><text:s text:c="6"/><text:span text:style-name="T3">case</text:span> <text:span text:style-name="T8">1478</text:span>: row = 985; box = 1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box &lt; 12) &amp;&amp; (box &amp; 1)) {</text:p>
        </text:list-item>
        <text:list-item>
          <text:p text:style-name="P10"><text:s text:c="6"/><text:span text:style-name="T3">for</text:span> (col=0; col &lt; 1533; col++, row ^= 1)</text:p>
        </text:list-item>
        <text:list-item>
          <text:p text:style-name="P10"><text:s text:c="8"/><text:span text:style-name="T3">if</text:span> (col != 1) RAW(row,col) = (col+1) &amp; 2 ?</text:p>
        </text:list-item>
        <text:list-item>
          <text:p text:style-name="P10"><text:s text:c="19"/>pixel[col/2-1] + pixel[col/2+1] : pixel[col/2] &lt;&lt; 1;</text:p>
        </text:list-item>
        <text:list-item>
          <text:p text:style-name="P10"><text:s text:c="6"/>RAW(row,1) <text:s text:c="3"/>= pixel[1] <text:s text:c="2"/>&lt;&lt; 1;</text:p>
        </text:list-item>
        <text:list-item>
          <text:p text:style-name="P10"><text:s text:c="6"/>RAW(row,1533) = pixel[765] &lt;&lt; 1;</text:p>
        </text:list-item>
        <text:list-item>
          <text:p text:style-name="P10"><text:s text:c="4"/>} <text:span text:style-name="T3">else</text:span></text:p>
        </text:list-item>
        <text:list-item>
          <text:p text:style-name="P10"><text:s text:c="6"/><text:span text:style-name="T3">for</text:span> (col=row &amp; 1; col &lt; 1534; col+=2)</text:p>
        </text:list-item>
        <text:list-item>
          <text:p text:style-name="P10"><text:s text:c="8"/>RAW(row,col) = pixel[col/2] &lt;&lt; 1;</text:p>
        </text:list-item>
        <text:list-item>
          <text:p text:style-name="P10"><text:s text:c="2"/>}</text:p>
        </text:list-item>
        <text:list-item>
          <text:p text:style-name="P10"><text:s text:c="2"/>maximum = 0xff &lt;&lt;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quicktake_100_load_raw</text:span>()</text:p>
        </text:list-item>
        <text:list-item>
          <text:p text:style-name="P10">{</text:p>
        </text:list-item>
        <text:list-item>
          <text:p text:style-name="P10"><text:s text:c="2"/>uchar pixel[484][644];</text:p>
        </text:list-item>
        <text:list-item>
          <text:p text:style-name="P10"><text:s text:c="2"/><text:span text:style-name="T10">static</text:span> <text:span text:style-name="T10">const</text:span> <text:span text:style-name="T10">short</text:span> gstep[16] =</text:p>
        </text:list-item>
        <text:list-item>
          <text:p text:style-name="P10"><text:s text:c="2"/>{ -89,-60,-44,-32,-22,-15,-8,-2,2,8,15,22,32,44,60,89 };</text:p>
        </text:list-item>
        <text:list-item>
          <text:p text:style-name="P10"><text:s text:c="2"/><text:span text:style-name="T10">static</text:span> <text:span text:style-name="T10">const</text:span> <text:span text:style-name="T10">short</text:span> rstep[6][4] =</text:p>
        </text:list-item>
        <text:list-item>
          <text:p text:style-name="P10"><text:s text:c="2"/>{ { <text:s/>-3,-1,1,3 <text:s/>}, { <text:s/>-5,-1,1,5 <text:s/>}, { <text:s/>-8,-2,2,8 <text:s/>},</text:p>
        </text:list-item>
        <text:list-item>
          <text:p text:style-name="P10"><text:s text:c="4"/>{ -13,-3,3,13 }, { -19,-4,4,19 }, { -28,-6,6,28 } };</text:p>
        </text:list-item>
        <text:list-item>
          <text:p text:style-name="P10"><text:s text:c="2"/><text:span text:style-name="T10">static</text:span> <text:span text:style-name="T10">const</text:span> <text:span text:style-name="T10">short</text:span> curve[256] =</text:p>
        </text:list-item>
        <text:list-item>
          <text:p text:style-name="P10"><text:s text:c="2"/>{ 0,1,2,3,4,5,6,7,8,9,11,12,13,14,15,16,17,18,19,20,21,22,23,24,25,26,27,</text:p>
        </text:list-item>
        <text:list-item>
          <text:p text:style-name="P10"><text:s text:c="4"/>28,29,30,32,33,34,35,36,37,38,39,40,41,42,43,44,45,46,47,48,49,50,51,53,</text:p>
        </text:list-item>
        <text:list-item>
          <text:p text:style-name="P10"><text:s text:c="4"/>54,55,56,57,58,59,60,61,62,63,64,65,66,67,68,69,70,71,72,74,75,76,77,78,</text:p>
        </text:list-item>
        <text:list-item>
          <text:p text:style-name="P10"><text:s text:c="4"/>79,80,81,82,83,84,86,88,90,92,94,97,99,101,103,105,107,110,112,114,116,</text:p>
        </text:list-item>
        <text:list-item>
          <text:p text:style-name="P10"><text:s text:c="4"/>118,120,123,125,127,129,131,134,136,138,140,142,144,147,149,151,153,155,</text:p>
        </text:list-item>
        <text:list-item>
          <text:p text:style-name="P10"><text:s text:c="4"/>158,160,162,164,166,168,171,173,175,177,179,181,184,186,188,190,192,195,</text:p>
        </text:list-item>
        <text:list-item>
          <text:p text:style-name="P10"><text:s text:c="4"/>197,199,201,203,205,208,210,212,214,216,218,221,223,226,230,235,239,244,</text:p>
        </text:list-item>
        <text:list-item>
          <text:p text:style-name="P10"><text:s text:c="4"/>248,252,257,261,265,270,274,278,283,287,291,296,300,305,309,313,318,322,</text:p>
        </text:list-item>
        <text:list-item>
          <text:p text:style-name="P10"><text:soft-page-break/><text:s text:c="4"/>326,331,335,339,344,348,352,357,361,365,370,374,379,383,387,392,396,400,</text:p>
        </text:list-item>
        <text:list-item>
          <text:p text:style-name="P10"><text:s text:c="4"/>405,409,413,418,422,426,431,435,440,444,448,453,457,461,466,470,474,479,</text:p>
        </text:list-item>
        <text:list-item>
          <text:p text:style-name="P10"><text:s text:c="4"/>483,487,492,496,500,508,519,531,542,553,564,575,587,598,609,620,631,643,</text:p>
        </text:list-item>
        <text:list-item>
          <text:p text:style-name="P10"><text:s text:c="4"/>654,665,676,687,698,710,721,732,743,754,766,777,788,799,810,822,833,844,</text:p>
        </text:list-item>
        <text:list-item>
          <text:p text:style-name="P10"><text:s text:c="4"/>855,866,878,889,900,911,922,933,945,956,967,978,989,1001,1012,1023 };</text:p>
        </text:list-item>
        <text:list-item>
          <text:p text:style-name="P10"><text:s text:c="2"/><text:span text:style-name="T10">int</text:span> rb, row, col, sharp, val=0;</text:p>
        </text:list-item>
        <text:list-item>
          <text:p text:style-name="P10"/>
        </text:list-item>
        <text:list-item>
          <text:p text:style-name="P10"><text:s text:c="2"/>getbits(-1);</text:p>
        </text:list-item>
        <text:list-item>
          <text:p text:style-name="P10"><text:s text:c="2"/>memset (pixel, 0x80, <text:span text:style-name="T3">sizeof</text:span> pixel);</text:p>
        </text:list-item>
        <text:list-item>
          <text:p text:style-name="P10"><text:s text:c="2"/><text:span text:style-name="T3">for</text:span> (row=2; row &lt; height+2; row++) {</text:p>
        </text:list-item>
        <text:list-item>
          <text:p text:style-name="P10"><text:s text:c="4"/><text:span text:style-name="T3">for</text:span> (col=2+(row &amp; 1); col &lt; width+2; col+=2) {</text:p>
        </text:list-item>
        <text:list-item>
          <text:p text:style-name="P10"><text:s text:c="6"/>val = ((pixel[row-1][col-1] + 2*pixel[row-1][col+1] +</text:p>
        </text:list-item>
        <text:list-item>
          <text:p text:style-name="P10"><text:s text:c="16"/>pixel[row][col-2]) &gt;&gt; 2) + gstep[getbits(4)];</text:p>
        </text:list-item>
        <text:list-item>
          <text:p text:style-name="P10"><text:s text:c="6"/>pixel[row][col] = val = LIM(val,0,255);</text:p>
        </text:list-item>
        <text:list-item>
          <text:p text:style-name="P10"><text:s text:c="6"/><text:span text:style-name="T3">if</text:span> (col &lt; 4)</text:p>
        </text:list-item>
        <text:list-item>
          <text:p text:style-name="P10"><text:s text:c="8"/>pixel[row][col-2] = pixel[row+1][~row &amp; 1] = val;</text:p>
        </text:list-item>
        <text:list-item>
          <text:p text:style-name="P10"><text:s text:c="6"/><text:span text:style-name="T3">if</text:span> (row == 2)</text:p>
        </text:list-item>
        <text:list-item>
          <text:p text:style-name="P10"><text:s text:c="8"/>pixel[row-1][col+1] = pixel[row-1][col+3] = val;</text:p>
        </text:list-item>
        <text:list-item>
          <text:p text:style-name="P10"><text:s text:c="4"/>}</text:p>
        </text:list-item>
        <text:list-item>
          <text:p text:style-name="P10"><text:s text:c="4"/>pixel[row][col] = val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rb=0; rb &lt; 2; rb++)</text:p>
        </text:list-item>
        <text:list-item>
          <text:p text:style-name="P10"><text:s text:c="4"/><text:span text:style-name="T3">for</text:span> (row=2+rb; row &lt; height+2; row+=2)</text:p>
        </text:list-item>
        <text:list-item>
          <text:p text:style-name="P10"><text:s text:c="6"/><text:span text:style-name="T3">for</text:span> (col=3-(row &amp; 1); col &lt; width+2; col+=2) {</text:p>
        </text:list-item>
        <text:list-item>
          <text:p text:style-name="P10"><text:s text:c="8"/><text:span text:style-name="T3">if</text:span> (row &lt; 4 || col &lt; 4) sharp = 2;</text:p>
        </text:list-item>
        <text:list-item>
          <text:p text:style-name="P10"><text:s text:c="8"/><text:span text:style-name="T3">else</text:span> {</text:p>
        </text:list-item>
        <text:list-item>
          <text:p text:style-name="P10"><text:s text:c="10"/>val = ABS(pixel[row-2][col] - pixel[row][col-2])</text:p>
        </text:list-item>
        <text:list-item>
          <text:p text:style-name="P10"><text:s text:c="14"/>+ ABS(pixel[row-2][col] - pixel[row-2][col-2])</text:p>
        </text:list-item>
        <text:list-item>
          <text:p text:style-name="P10"><text:s text:c="14"/>+ ABS(pixel[row][col-2] - pixel[row-2][col-2]);</text:p>
        </text:list-item>
        <text:list-item>
          <text:p text:style-name="P10"><text:s text:c="10"/>sharp = val &lt; <text:s/>4 ? 0 : val &lt; <text:s/>8 ? 1 : val &lt; 16 ? 2 :</text:p>
        </text:list-item>
        <text:list-item>
          <text:p text:style-name="P10"><text:s text:c="18"/>val &lt; 32 ? 3 : val &lt; 48 ? 4 : 5;</text:p>
        </text:list-item>
        <text:list-item>
          <text:p text:style-name="P10"><text:s text:c="8"/>}</text:p>
        </text:list-item>
        <text:list-item>
          <text:p text:style-name="P10"><text:s text:c="8"/>val = ((pixel[row-2][col] + pixel[row][col-2]) &gt;&gt; 1)</text:p>
        </text:list-item>
        <text:list-item>
          <text:p text:style-name="P10"><text:s text:c="14"/>+ rstep[sharp][getbits(2)];</text:p>
        </text:list-item>
        <text:list-item>
          <text:p text:style-name="P10"><text:s text:c="8"/>pixel[row][col] = val = LIM(val,0,255);</text:p>
        </text:list-item>
        <text:list-item>
          <text:p text:style-name="P10"><text:s text:c="8"/><text:span text:style-name="T3">if</text:span> (row &lt; 4) pixel[row-2][col+2] = val;</text:p>
        </text:list-item>
        <text:list-item>
          <text:p text:style-name="P10"><text:s text:c="8"/><text:span text:style-name="T3">if</text:span> (col &lt; 4) pixel[row+2][col-2] = val;</text:p>
        </text:list-item>
        <text:list-item>
          <text:p text:style-name="P10"><text:s text:c="6"/>}</text:p>
        </text:list-item>
        <text:list-item>
          <text:p text:style-name="P10"><text:s text:c="2"/><text:span text:style-name="T3">for</text:span> (row=2; row &lt; height+2; row++)</text:p>
        </text:list-item>
        <text:list-item>
          <text:p text:style-name="P10"><text:s text:c="4"/><text:span text:style-name="T3">for</text:span> (col=3-(row &amp; 1); col &lt; width+2; col+=2) {</text:p>
        </text:list-item>
        <text:list-item>
          <text:p text:style-name="P10"><text:s text:c="6"/>val = ((pixel[row][col-1] + (pixel[row][col] &lt;&lt; 2) +</text:p>
        </text:list-item>
        <text:list-item>
          <text:p text:style-name="P10"><text:s text:c="14"/>pixel[row][col+1]) &gt;&gt; 1) - 0x100;</text:p>
        </text:list-item>
        <text:list-item>
          <text:p text:style-name="P10"><text:s text:c="6"/>pixel[row][col] = LIM(val,0,255);</text:p>
        </text:list-item>
        <text:list-item>
          <text:p text:style-name="P10"><text:s text:c="4"/>}</text:p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</text:p>
        </text:list-item>
        <text:list-item>
          <text:p text:style-name="P10"><text:s text:c="6"/>RAW(row,col) = curve[pixel[row+2][col+2]];</text:p>
        </text:list-item>
        <text:list-item>
          <text:p text:style-name="P10"><text:s text:c="2"/>maximum = 0x3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define</text:span> <text:span text:style-name="T6">radc_token</text:span>(tree) ((signed char) getbithuff(8,huff[tree]))</text:p>
        </text:list-item>
        <text:list-item>
          <text:p text:style-name="P10"/>
        </text:list-item>
        <text:list-item>
          <text:p text:style-name="P10">#<text:span text:style-name="T8">define</text:span> <text:span text:style-name="T9">FORYX</text:span> for (y=1; y &lt; 3; y++) for (x=col+1; x &gt;= col; x--)</text:p>
        </text:list-item>
        <text:list-item>
          <text:p text:style-name="P10"/>
        </text:list-item>
        <text:list-item>
          <text:p text:style-name="P10">#<text:span text:style-name="T8">define</text:span> <text:span text:style-name="T9">PREDICTOR</text:span> (c ? (buf[c][y-1][x] + buf[c][y][x+1]) / 2 \</text:p>
        </text:list-item>
        <text:list-item>
          <text:p text:style-name="P10">: (buf[c][y-1][x+1] + 2*buf[c][y-1][x] + buf[c][y][x+1]) / 4)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radc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char</text:span> src[] = {</text:p>
        </text:list-item>
        <text:list-item>
          <text:p text:style-name="P10"><text:s text:c="4"/>1,1, 2,3, 3,4, 4,2, 5,7, 6,5, 7,6, 7,8,</text:p>
        </text:list-item>
        <text:list-item>
          <text:p text:style-name="P10"><text:s text:c="4"/>1,0, 2,1, 3,3, 4,4, 5,2, 6,7, 7,6, 8,5, 8,8,</text:p>
        </text:list-item>
        <text:list-item>
          <text:p text:style-name="P10"><text:s text:c="4"/>2,1, 2,3, 3,0, 3,2, 3,4, 4,6, 5,5, 6,7, 6,8,</text:p>
        </text:list-item>
        <text:list-item>
          <text:p text:style-name="P10"><text:s text:c="4"/>2,0, 2,1, 2,3, 3,2, 4,4, 5,6, 6,7, 7,5, 7,8,</text:p>
        </text:list-item>
        <text:list-item>
          <text:p text:style-name="P10"><text:s text:c="4"/>2,1, 2,4, 3,0, 3,2, 3,3, 4,7, 5,5, 6,6, 6,8,</text:p>
        </text:list-item>
        <text:list-item>
          <text:p text:style-name="P10"><text:soft-page-break/><text:s text:c="4"/>2,3, 3,1, 3,2, 3,4, 3,5, 3,6, 4,7, 5,0, 5,8,</text:p>
        </text:list-item>
        <text:list-item>
          <text:p text:style-name="P10"><text:s text:c="4"/>2,3, 2,6, 3,0, 3,1, 4,4, 4,5, 4,7, 5,2, 5,8,</text:p>
        </text:list-item>
        <text:list-item>
          <text:p text:style-name="P10"><text:s text:c="4"/>2,4, 2,7, 3,3, 3,6, 4,1, 4,2, 4,5, 5,0, 5,8,</text:p>
        </text:list-item>
        <text:list-item>
          <text:p text:style-name="P10"><text:s text:c="4"/>2,6, 3,1, 3,3, 3,5, 3,7, 3,8, 4,0, 5,2, 5,4,</text:p>
        </text:list-item>
        <text:list-item>
          <text:p text:style-name="P10"><text:s text:c="4"/>2,0, 2,1, 3,2, 3,3, 4,4, 4,5, 5,6, 5,7, 4,8,</text:p>
        </text:list-item>
        <text:list-item>
          <text:p text:style-name="P10"><text:s text:c="4"/>1,0, 2,2, 2,-2,</text:p>
        </text:list-item>
        <text:list-item>
          <text:p text:style-name="P10"><text:s text:c="4"/>1,-3, 1,3,</text:p>
        </text:list-item>
        <text:list-item>
          <text:p text:style-name="P10"><text:s text:c="4"/>2,-17, 2,-5, 2,5, 2,17,</text:p>
        </text:list-item>
        <text:list-item>
          <text:p text:style-name="P10"><text:s text:c="4"/>2,-7, 2,2, 2,9, 2,18,</text:p>
        </text:list-item>
        <text:list-item>
          <text:p text:style-name="P10"><text:s text:c="4"/>2,-18, 2,-9, 2,-2, 2,7,</text:p>
        </text:list-item>
        <text:list-item>
          <text:p text:style-name="P10"><text:s text:c="4"/>2,-28, 2,28, 3,-49, 3,-9, 3,9, 4,49, 5,-79, 5,79,</text:p>
        </text:list-item>
        <text:list-item>
          <text:p text:style-name="P10"><text:s text:c="4"/>2,-1, 2,13, 2,26, 3,39, 4,-16, 5,55, 6,-37, 6,76,</text:p>
        </text:list-item>
        <text:list-item>
          <text:p text:style-name="P10"><text:s text:c="4"/>2,-26, 2,-13, 2,1, 3,-39, 4,16, 5,-55, 6,-76, 6,37</text:p>
        </text:list-item>
        <text:list-item>
          <text:p text:style-name="P10"><text:s text:c="2"/>};</text:p>
        </text:list-item>
        <text:list-item>
          <text:p text:style-name="P10"><text:s text:c="2"/>ushort huff[19][256];</text:p>
        </text:list-item>
        <text:list-item>
          <text:p text:style-name="P10"><text:s text:c="2"/><text:span text:style-name="T10">int</text:span> row, col, tree, nreps, rep, step, i, c, s, r, x, y, val;</text:p>
        </text:list-item>
        <text:list-item>
          <text:p text:style-name="P10"><text:s text:c="2"/><text:span text:style-name="T10">short</text:span> last[3] = { 16,16,16 }, mul[3], buf[3][3][386];</text:p>
        </text:list-item>
        <text:list-item>
          <text:p text:style-name="P10"><text:s text:c="2"/><text:span text:style-name="T10">static</text:span> <text:span text:style-name="T10">const</text:span> ushort pt[] =</text:p>
        </text:list-item>
        <text:list-item>
          <text:p text:style-name="P10"><text:s text:c="4"/>{ 0,0, 1280,1344, 2320,3616, 3328,8000, 4095,16383, 65535,16383 };</text:p>
        </text:list-item>
        <text:list-item>
          <text:p text:style-name="P10"/>
        </text:list-item>
        <text:list-item>
          <text:p text:style-name="P10"><text:s text:c="2"/><text:span text:style-name="T3">for</text:span> (i=2; i &lt; 12; i+=2)</text:p>
        </text:list-item>
        <text:list-item>
          <text:p text:style-name="P10"><text:s text:c="4"/><text:span text:style-name="T3">for</text:span> (c=pt[i-2]; c &lt;= pt[i]; c++)</text:p>
        </text:list-item>
        <text:list-item>
          <text:p text:style-name="P10"><text:s text:c="6"/>curve[c] = (<text:span text:style-name="T10">float</text:span>)</text:p>
        </text:list-item>
        <text:list-item>
          <text:p text:style-name="P10"><text:s text:c="8"/>(c-pt[i-2]) / (pt[i]-pt[i-2]) * (pt[i+1]-pt[i-1]) + pt[i-1] + 0.5;</text:p>
        </text:list-item>
        <text:list-item>
          <text:p text:style-name="P10"><text:s text:c="2"/><text:span text:style-name="T3">for</text:span> (s=i=0; i &lt; <text:span text:style-name="T3">sizeof</text:span> src; i+=2)</text:p>
        </text:list-item>
        <text:list-item>
          <text:p text:style-name="P10"><text:s text:c="4"/>FORC(256 &gt;&gt; src[i])</text:p>
        </text:list-item>
        <text:list-item>
          <text:p text:style-name="P10"><text:s text:c="6"/>((ushort *)huff)[s++] = src[i] &lt;&lt; 8 | (uchar) src[i+1];</text:p>
        </text:list-item>
        <text:list-item>
          <text:p text:style-name="P10"><text:s text:c="2"/>s = kodak_cbpp == 243 ? 2 : 3;</text:p>
        </text:list-item>
        <text:list-item>
          <text:p text:style-name="P10"><text:s text:c="2"/>FORC(256) huff[18][c] = (8-s) &lt;&lt; 8 | c &gt;&gt; s &lt;&lt; s | 1 &lt;&lt; (s-1)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for</text:span> (i=0; i &lt; <text:span text:style-name="T3">sizeof</text:span>(buf)/<text:span text:style-name="T3">sizeof</text:span>(<text:span text:style-name="T10">short</text:span>); i++)</text:p>
        </text:list-item>
        <text:list-item>
          <text:p text:style-name="P10"><text:s text:c="4"/>((<text:span text:style-name="T10">short</text:span> *)buf)[i] = 2048;</text:p>
        </text:list-item>
        <text:list-item>
          <text:p text:style-name="P10"><text:s text:c="2"/><text:span text:style-name="T3">for</text:span> (row=0; row &lt; height; row+=4) {</text:p>
        </text:list-item>
        <text:list-item>
          <text:p text:style-name="P10"><text:s text:c="4"/>FORC3 mul[c] = getbits(6);</text:p>
        </text:list-item>
        <text:list-item>
          <text:p text:style-name="P10"><text:s text:c="4"/>FORC3 {</text:p>
        </text:list-item>
        <text:list-item>
          <text:p text:style-name="P10"><text:s text:c="6"/>val = ((0x1000000/last[c] + 0x7ff) &gt;&gt; 12) * mul[c];</text:p>
        </text:list-item>
        <text:list-item>
          <text:p text:style-name="P10"><text:s text:c="6"/>s = val &gt; 65564 ? 10:12;</text:p>
        </text:list-item>
        <text:list-item>
          <text:p text:style-name="P10"><text:s text:c="6"/>x = ~(-1 &lt;&lt; (s-1));</text:p>
        </text:list-item>
        <text:list-item>
          <text:p text:style-name="P10"><text:s text:c="6"/>val &lt;&lt;= 12-s;</text:p>
        </text:list-item>
        <text:list-item>
          <text:p text:style-name="P10"><text:s text:c="6"/><text:span text:style-name="T3">for</text:span> (i=0; i &lt; <text:span text:style-name="T3">sizeof</text:span>(buf[0])/<text:span text:style-name="T3">sizeof</text:span>(<text:span text:style-name="T10">short</text:span>); i++)</text:p>
        </text:list-item>
        <text:list-item>
          <text:p text:style-name="P10"><text:s text:c="8"/>((<text:span text:style-name="T10">short</text:span> *)buf[c])[i] = (((<text:span text:style-name="T10">short</text:span> *)buf[c])[i] * val + x) &gt;&gt; s;</text:p>
        </text:list-item>
        <text:list-item>
          <text:p text:style-name="P10"><text:s text:c="6"/>last[c] = mul[c];</text:p>
        </text:list-item>
        <text:list-item>
          <text:p text:style-name="P10"><text:s text:c="6"/><text:span text:style-name="T3">for</text:span> (r=0; r &lt;= !c; r++) {</text:p>
        </text:list-item>
        <text:list-item>
          <text:p text:style-name="P10"><text:s text:c="8"/>buf[c][1][width/2] = buf[c][2][width/2] = mul[c] &lt;&lt; 7;</text:p>
        </text:list-item>
        <text:list-item>
          <text:p text:style-name="P10"><text:s text:c="8"/><text:span text:style-name="T3">for</text:span> (tree=1, col=width/2; col &gt; 0; ) {</text:p>
        </text:list-item>
        <text:list-item>
          <text:p text:style-name="P10"><text:s text:c="10"/><text:span text:style-name="T3">if</text:span> ((tree = radc_token(tree))) {</text:p>
        </text:list-item>
        <text:list-item>
          <text:p text:style-name="P10"><text:s text:c="12"/>col -= 2;</text:p>
        </text:list-item>
        <text:list-item>
          <text:p text:style-name="P10"><text:s text:c="12"/><text:span text:style-name="T3">if</text:span> (tree == 8)</text:p>
        </text:list-item>
        <text:list-item>
          <text:p text:style-name="P10"><text:s text:c="14"/>FORYX buf[c][y][x] = (uchar) radc_token(18) * mul[c];</text:p>
        </text:list-item>
        <text:list-item>
          <text:p text:style-name="P10"><text:s text:c="12"/><text:span text:style-name="T3">else</text:span></text:p>
        </text:list-item>
        <text:list-item>
          <text:p text:style-name="P10"><text:s text:c="14"/>FORYX buf[c][y][x] = radc_token(tree+10) * 16 + PREDICTOR;</text:p>
        </text:list-item>
        <text:list-item>
          <text:p text:style-name="P10"><text:s text:c="10"/>} <text:span text:style-name="T3">else</text:span></text:p>
        </text:list-item>
        <text:list-item>
          <text:p text:style-name="P10"><text:s text:c="12"/><text:span text:style-name="T3">do</text:span> {</text:p>
        </text:list-item>
        <text:list-item>
          <text:p text:style-name="P10"><text:s text:c="14"/>nreps = (col &gt; 2) ? radc_token(9) + 1 : 1;</text:p>
        </text:list-item>
        <text:list-item>
          <text:p text:style-name="P10"><text:s text:c="14"/><text:span text:style-name="T3">for</text:span> (rep=0; rep &lt; 8 &amp;&amp; rep &lt; nreps &amp;&amp; col &gt; 0; rep++) {</text:p>
        </text:list-item>
        <text:list-item>
          <text:p text:style-name="P10"><text:s text:c="16"/>col -= 2;</text:p>
        </text:list-item>
        <text:list-item>
          <text:p text:style-name="P10"><text:s text:c="16"/>FORYX buf[c][y][x] = PREDICTOR;</text:p>
        </text:list-item>
        <text:list-item>
          <text:p text:style-name="P10"><text:s text:c="16"/><text:span text:style-name="T3">if</text:span> (rep &amp; 1) {</text:p>
        </text:list-item>
        <text:list-item>
          <text:p text:style-name="P10"><text:s text:c="18"/>step = radc_token(10) &lt;&lt; 4;</text:p>
        </text:list-item>
        <text:list-item>
          <text:p text:style-name="P10"><text:s text:c="18"/>FORYX buf[c][y][x] += step;</text:p>
        </text:list-item>
        <text:list-item>
          <text:p text:style-name="P10"><text:s text:c="16"/>}</text:p>
        </text:list-item>
        <text:list-item>
          <text:p text:style-name="P10"><text:s text:c="14"/>}</text:p>
        </text:list-item>
        <text:list-item>
          <text:p text:style-name="P10"><text:s text:c="12"/>} <text:span text:style-name="T3">while</text:span> (nreps == 9);</text:p>
        </text:list-item>
        <text:list-item>
          <text:p text:style-name="P10"><text:s text:c="8"/>}</text:p>
        </text:list-item>
        <text:list-item>
          <text:p text:style-name="P10"><text:s text:c="8"/><text:span text:style-name="T3">for</text:span> (y=0; y &lt; 2; y++)</text:p>
        </text:list-item>
        <text:list-item>
          <text:p text:style-name="P10"><text:soft-page-break/><text:s text:c="10"/><text:span text:style-name="T3">for</text:span> (x=0; x &lt; width/2; x++) {</text:p>
        </text:list-item>
        <text:list-item>
          <text:p text:style-name="P10"><text:s text:c="12"/>val = (buf[c][y+1][x] &lt;&lt; 4) / mul[c];</text:p>
        </text:list-item>
        <text:list-item>
          <text:p text:style-name="P10"><text:s text:c="12"/><text:span text:style-name="T3">if</text:span> (val &lt; 0) val = 0;</text:p>
        </text:list-item>
        <text:list-item>
          <text:p text:style-name="P10"><text:s text:c="12"/><text:span text:style-name="T3">if</text:span> (c) RAW(row+y*2+c-1,x*2+2-c) = val;</text:p>
        </text:list-item>
        <text:list-item>
          <text:p text:style-name="P10"><text:s text:c="12"/><text:span text:style-name="T3">else</text:span> <text:s text:c="2"/>RAW(row+r*2+y,x*2+y) = val;</text:p>
        </text:list-item>
        <text:list-item>
          <text:p text:style-name="P10"><text:s text:c="10"/>}</text:p>
        </text:list-item>
        <text:list-item>
          <text:p text:style-name="P10"><text:s text:c="8"/>memcpy (buf[c][0]+!c, buf[c][2], <text:span text:style-name="T3">sizeof</text:span> buf[c][0]-2*!c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y=row; y &lt; row+4; y++)</text:p>
        </text:list-item>
        <text:list-item>
          <text:p text:style-name="P10"><text:s text:c="6"/><text:span text:style-name="T3">for</text:span> (x=0; x &lt; width; x++)</text:p>
        </text:list-item>
        <text:list-item>
          <text:p text:style-name="P10"><text:s text:c="8"/><text:span text:style-name="T3">if</text:span> ((x+y) &amp; 1) {</text:p>
        </text:list-item>
        <text:list-item>
          <text:p text:style-name="P10"><text:s text:c="10"/>r = x ? x-1 : x+1;</text:p>
        </text:list-item>
        <text:list-item>
          <text:p text:style-name="P10"><text:s text:c="10"/>s = x+1 &lt; width ? x+1 : x-1;</text:p>
        </text:list-item>
        <text:list-item>
          <text:p text:style-name="P10"><text:s text:c="10"/>val = (RAW(y,x)-2048)*2 + (RAW(y,r)+RAW(y,s))/2;</text:p>
        </text:list-item>
        <text:list-item>
          <text:p text:style-name="P10"><text:s text:c="10"/><text:span text:style-name="T3">if</text:span> (val &lt; 0) val = 0;</text:p>
        </text:list-item>
        <text:list-item>
          <text:p text:style-name="P10"><text:s text:c="10"/>RAW(y,x) = val;</text:p>
        </text:list-item>
        <text:list-item>
          <text:p text:style-name="P10"><text:s text:c="8"/>}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height*width; i++)</text:p>
        </text:list-item>
        <text:list-item>
          <text:p text:style-name="P10"><text:s text:c="4"/>raw_image[i] = curve[raw_image[i]];</text:p>
        </text:list-item>
        <text:list-item>
          <text:p text:style-name="P10"><text:s text:c="2"/>maximum = 0x3f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undef</text:span> <text:span text:style-name="T9">FORYX</text:span></text:p>
        </text:list-item>
        <text:list-item>
          <text:p text:style-name="P10">#<text:span text:style-name="T8">undef</text:span> <text:span text:style-name="T9">PREDICTOR</text:span></text:p>
        </text:list-item>
        <text:list-item>
          <text:p text:style-name="P10"/>
        </text:list-item>
        <text:list-item>
          <text:p text:style-name="P10">#<text:span text:style-name="T8">ifdef</text:span> <text:span text:style-name="T9">NO_JPEG</text:span></text:p>
        </text:list-item>
        <text:list-item>
          <text:p text:style-name="P10"><text:span text:style-name="T10">void</text:span> CLASS <text:span text:style-name="T6">kodak_jpeg_load_raw</text:span>() {}</text:p>
        </text:list-item>
        <text:list-item>
          <text:p text:style-name="P10"><text:span text:style-name="T10">void</text:span> CLASS <text:span text:style-name="T6">lossy_dng_load_raw</text:span>() {}</text:p>
        </text:list-item>
        <text:list-item>
          <text:p text:style-name="P10">#<text:span text:style-name="T8">else</text:span></text:p>
        </text:list-item>
        <text:list-item>
          <text:p text:style-name="P10"/>
        </text:list-item>
        <text:list-item>
          <text:p text:style-name="P10"><text:span text:style-name="T6">METHODDEF</text:span>(boolean)</text:p>
        </text:list-item>
        <text:list-item>
          <text:p text:style-name="P10"><text:span text:style-name="T6">fill_input_buffer</text:span> (j_decompress_ptr cinfo)</text:p>
        </text:list-item>
        <text:list-item>
          <text:p text:style-name="P10">{</text:p>
        </text:list-item>
        <text:list-item>
          <text:p text:style-name="P10"><text:s text:c="2"/><text:span text:style-name="T10">static</text:span> uchar jpeg_buffer[4096];</text:p>
        </text:list-item>
        <text:list-item>
          <text:p text:style-name="P10"><text:s text:c="2"/>size_t nbytes;</text:p>
        </text:list-item>
        <text:list-item>
          <text:p text:style-name="P10"/>
        </text:list-item>
        <text:list-item>
          <text:p text:style-name="P10"><text:s text:c="2"/>nbytes = fread (jpeg_buffer, 1, 4096, ifp);</text:p>
        </text:list-item>
        <text:list-item>
          <text:p text:style-name="P10"><text:s text:c="2"/>swab (jpeg_buffer, jpeg_buffer, nbytes);</text:p>
        </text:list-item>
        <text:list-item>
          <text:p text:style-name="P10"><text:s text:c="2"/>cinfo-&gt;src-&gt;next_input_byte = jpeg_buffer;</text:p>
        </text:list-item>
        <text:list-item>
          <text:p text:style-name="P10"><text:s text:c="2"/>cinfo-&gt;src-&gt;bytes_in_buffer = nbytes;</text:p>
        </text:list-item>
        <text:list-item>
          <text:p text:style-name="P10"><text:s text:c="2"/><text:span text:style-name="T3">return</text:span> TRUE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jpeg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ruct</text:span> jpeg_decompress_struct cinfo;</text:p>
        </text:list-item>
        <text:list-item>
          <text:p text:style-name="P10"><text:s text:c="2"/><text:span text:style-name="T10">struct</text:span> jpeg_error_mgr jerr;</text:p>
        </text:list-item>
        <text:list-item>
          <text:p text:style-name="P10"><text:s text:c="2"/>JSAMPARRAY buf;</text:p>
        </text:list-item>
        <text:list-item>
          <text:p text:style-name="P10"><text:s text:c="2"/>JSAMPLE (*pixel)[3];</text:p>
        </text:list-item>
        <text:list-item>
          <text:p text:style-name="P10"><text:s text:c="2"/><text:span text:style-name="T10">int</text:span> row, col;</text:p>
        </text:list-item>
        <text:list-item>
          <text:p text:style-name="P10"/>
        </text:list-item>
        <text:list-item>
          <text:p text:style-name="P10"><text:s text:c="2"/>cinfo.err = jpeg_std_error (&amp;jerr);</text:p>
        </text:list-item>
        <text:list-item>
          <text:p text:style-name="P10"><text:s text:c="2"/>jpeg_create_decompress (&amp;cinfo);</text:p>
        </text:list-item>
        <text:list-item>
          <text:p text:style-name="P10"><text:s text:c="2"/>jpeg_stdio_src (&amp;cinfo, ifp);</text:p>
        </text:list-item>
        <text:list-item>
          <text:p text:style-name="P10"><text:s text:c="2"/>cinfo.src-&gt;fill_input_buffer = fill_input_buffer;</text:p>
        </text:list-item>
        <text:list-item>
          <text:p text:style-name="P10"><text:s text:c="2"/>jpeg_read_header (&amp;cinfo, TRUE);</text:p>
        </text:list-item>
        <text:list-item>
          <text:p text:style-name="P10"><text:s text:c="2"/>jpeg_start_decompress (&amp;cinfo);</text:p>
        </text:list-item>
        <text:list-item>
          <text:p text:style-name="P10"><text:s text:c="2"/><text:span text:style-name="T3">if</text:span> ((cinfo.output_width <text:s text:c="5"/>!= width <text:s/>) ||</text:p>
        </text:list-item>
        <text:list-item>
          <text:p text:style-name="P10"><text:s text:c="6"/>(cinfo.output_height*2 <text:s text:c="2"/>!= height ) ||</text:p>
        </text:list-item>
        <text:list-item>
          <text:p text:style-name="P10"><text:s text:c="6"/>(cinfo.output_components != 3 <text:s text:c="5"/>)) {</text:p>
        </text:list-item>
        <text:list-item>
          <text:p text:style-name="P10"><text:s text:c="4"/>fprintf (stderr,_(<text:span text:style-name="T5">"%s: incorrect JPEG dimensions\n"</text:span>), ifname);</text:p>
        </text:list-item>
        <text:list-item>
          <text:p text:style-name="P10"><text:s text:c="4"/>jpeg_destroy_decompress (&amp;cinfo);</text:p>
        </text:list-item>
        <text:list-item>
          <text:p text:style-name="P10"><text:s text:c="4"/>longjmp (failure, 3);</text:p>
        </text:list-item>
        <text:list-item>
          <text:p text:style-name="P10"><text:soft-page-break/><text:s text:c="2"/>}</text:p>
        </text:list-item>
        <text:list-item>
          <text:p text:style-name="P10"><text:s text:c="2"/>buf = (*cinfo.mem-&gt;alloc_sarray)</text:p>
        </text:list-item>
        <text:list-item>
          <text:p text:style-name="P10"><text:s text:c="16"/>((j_common_ptr) &amp;cinfo, JPOOL_IMAGE, width*3, 1);</text:p>
        </text:list-item>
        <text:list-item>
          <text:p text:style-name="P10"/>
        </text:list-item>
        <text:list-item>
          <text:p text:style-name="P10"><text:s text:c="2"/><text:span text:style-name="T3">while</text:span> (cinfo.output_scanline &lt; cinfo.output_height) {</text:p>
        </text:list-item>
        <text:list-item>
          <text:p text:style-name="P10"><text:s text:c="4"/>row = cinfo.output_scanline * 2;</text:p>
        </text:list-item>
        <text:list-item>
          <text:p text:style-name="P10"><text:s text:c="4"/>jpeg_read_scanlines (&amp;cinfo, buf, 1);</text:p>
        </text:list-item>
        <text:list-item>
          <text:p text:style-name="P10"><text:s text:c="4"/>pixel = (JSAMPLE (*)[3]) buf[0];</text:p>
        </text:list-item>
        <text:list-item>
          <text:p text:style-name="P10"><text:s text:c="4"/><text:span text:style-name="T3">for</text:span> (col=0; col &lt; width; col+=2) {</text:p>
        </text:list-item>
        <text:list-item>
          <text:p text:style-name="P10"><text:s text:c="6"/>RAW(row+0,col+0) = pixel[col+0][1] &lt;&lt; 1;</text:p>
        </text:list-item>
        <text:list-item>
          <text:p text:style-name="P10"><text:s text:c="6"/>RAW(row+1,col+1) = pixel[col+1][1] &lt;&lt; 1;</text:p>
        </text:list-item>
        <text:list-item>
          <text:p text:style-name="P10"><text:s text:c="6"/>RAW(row+0,col+1) = pixel[col][0] + pixel[col+1][0];</text:p>
        </text:list-item>
        <text:list-item>
          <text:p text:style-name="P10"><text:s text:c="6"/>RAW(row+1,col+0) = pixel[col][2] + pixel[col+1][2]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jpeg_finish_decompress (&amp;cinfo);</text:p>
        </text:list-item>
        <text:list-item>
          <text:p text:style-name="P10"><text:s text:c="2"/>jpeg_destroy_decompress (&amp;cinfo);</text:p>
        </text:list-item>
        <text:list-item>
          <text:p text:style-name="P10"><text:s text:c="2"/>maximum = 0xff &lt;&lt;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gamma_curve</text:span> (<text:span text:style-name="T10">double</text:span> pwr, <text:span text:style-name="T10">double</text:span> ts, <text:span text:style-name="T10">int</text:span> mode, <text:span text:style-name="T10">int</text:span> imax);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ossy_dng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ruct</text:span> jpeg_decompress_struct cinfo;</text:p>
        </text:list-item>
        <text:list-item>
          <text:p text:style-name="P10"><text:s text:c="2"/><text:span text:style-name="T10">struct</text:span> jpeg_error_mgr jerr;</text:p>
        </text:list-item>
        <text:list-item>
          <text:p text:style-name="P10"><text:s text:c="2"/>JSAMPARRAY buf;</text:p>
        </text:list-item>
        <text:list-item>
          <text:p text:style-name="P10"><text:s text:c="2"/>JSAMPLE (*pixel)[3];</text:p>
        </text:list-item>
        <text:list-item>
          <text:p text:style-name="P10"><text:s text:c="2"/><text:span text:style-name="T10">unsigned</text:span> sorder=order, ntags, opcode, deg, i, j, c;</text:p>
        </text:list-item>
        <text:list-item>
          <text:p text:style-name="P10"><text:s text:c="2"/><text:span text:style-name="T10">unsigned</text:span> save=data_offset-4, trow=0, tcol=0, row, col;</text:p>
        </text:list-item>
        <text:list-item>
          <text:p text:style-name="P10"><text:s text:c="2"/>ushort cur[3][256];</text:p>
        </text:list-item>
        <text:list-item>
          <text:p text:style-name="P10"><text:s text:c="2"/><text:span text:style-name="T10">double</text:span> coeff[9], tot;</text:p>
        </text:list-item>
        <text:list-item>
          <text:p text:style-name="P10"/>
        </text:list-item>
        <text:list-item>
          <text:p text:style-name="P10"><text:s text:c="2"/><text:span text:style-name="T3">if</text:span> (meta_offset) {</text:p>
        </text:list-item>
        <text:list-item>
          <text:p text:style-name="P10"><text:s text:c="4"/>fseek (ifp, meta_offset, SEEK_SET);</text:p>
        </text:list-item>
        <text:list-item>
          <text:p text:style-name="P10"><text:s text:c="4"/>order = 0x4d4d;</text:p>
        </text:list-item>
        <text:list-item>
          <text:p text:style-name="P10"><text:s text:c="4"/>ntags = get4();</text:p>
        </text:list-item>
        <text:list-item>
          <text:p text:style-name="P10"><text:s text:c="4"/><text:span text:style-name="T3">while</text:span> (ntags--) {</text:p>
        </text:list-item>
        <text:list-item>
          <text:p text:style-name="P10"><text:s text:c="6"/>opcode = get4(); get4(); get4();</text:p>
        </text:list-item>
        <text:list-item>
          <text:p text:style-name="P10"><text:s text:c="6"/><text:span text:style-name="T3">if</text:span> (opcode != 8)</text:p>
        </text:list-item>
        <text:list-item>
          <text:p text:style-name="P10"><text:s text:c="6"/>{ fseek (ifp, get4(), SEEK_CUR); <text:span text:style-name="T3">continue</text:span>; }</text:p>
        </text:list-item>
        <text:list-item>
          <text:p text:style-name="P10"><text:s text:c="6"/>fseek (ifp, 20, SEEK_CUR);</text:p>
        </text:list-item>
        <text:list-item>
          <text:p text:style-name="P10"><text:s text:c="6"/><text:span text:style-name="T3">if</text:span> ((c = get4()) &gt; 2) <text:span text:style-name="T3">break</text:span>;</text:p>
        </text:list-item>
        <text:list-item>
          <text:p text:style-name="P10"><text:s text:c="6"/>fseek (ifp, 12, SEEK_CUR);</text:p>
        </text:list-item>
        <text:list-item>
          <text:p text:style-name="P10"><text:s text:c="6"/><text:span text:style-name="T3">if</text:span> ((deg = get4()) &gt; 8) <text:span text:style-name="T3">break</text:span>;</text:p>
        </text:list-item>
        <text:list-item>
          <text:p text:style-name="P10"><text:s text:c="6"/><text:span text:style-name="T3">for</text:span> (i=0; i &lt;= deg &amp;&amp; i &lt; 9; i++)</text:p>
        </text:list-item>
        <text:list-item>
          <text:p text:style-name="P10"><text:s text:c="8"/>coeff[i] = getreal(12);</text:p>
        </text:list-item>
        <text:list-item>
          <text:p text:style-name="P10"><text:s text:c="6"/><text:span text:style-name="T3">for</text:span> (i=0; i &lt; 256; i++) {</text:p>
        </text:list-item>
        <text:list-item>
          <text:p text:style-name="P10"><text:s text:c="8"/><text:span text:style-name="T3">for</text:span> (tot=j=0; j &lt;= deg; j++)</text:p>
        </text:list-item>
        <text:list-item>
          <text:p text:style-name="P10"><text:s text:c="10"/>tot += coeff[j] * pow(i/255.0, j);</text:p>
        </text:list-item>
        <text:list-item>
          <text:p text:style-name="P10"><text:s text:c="8"/>cur[c][i] = tot*0xffff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order = sorder;</text:p>
        </text:list-item>
        <text:list-item>
          <text:p text:style-name="P10"><text:s text:c="2"/>} <text:span text:style-name="T3">else</text:span> {</text:p>
        </text:list-item>
        <text:list-item>
          <text:p text:style-name="P10"><text:s text:c="4"/>gamma_curve (1/2.4, 12.92, 1, 255);</text:p>
        </text:list-item>
        <text:list-item>
          <text:p text:style-name="P10"><text:s text:c="4"/>FORC3 memcpy (cur[c], curve, <text:span text:style-name="T3">sizeof</text:span> cur[0]);</text:p>
        </text:list-item>
        <text:list-item>
          <text:p text:style-name="P10"><text:s text:c="2"/>}</text:p>
        </text:list-item>
        <text:list-item>
          <text:p text:style-name="P10"><text:s text:c="2"/>cinfo.err = jpeg_std_error (&amp;jerr);</text:p>
        </text:list-item>
        <text:list-item>
          <text:p text:style-name="P10"><text:s text:c="2"/>jpeg_create_decompress (&amp;cinfo);</text:p>
        </text:list-item>
        <text:list-item>
          <text:p text:style-name="P10"><text:s text:c="2"/><text:span text:style-name="T3">while</text:span> (trow &lt; raw_height) {</text:p>
        </text:list-item>
        <text:list-item>
          <text:p text:style-name="P10"><text:s text:c="4"/>fseek (ifp, save+=4, SEEK_SET);</text:p>
        </text:list-item>
        <text:list-item>
          <text:p text:style-name="P10"><text:s text:c="4"/><text:span text:style-name="T3">if</text:span> (tile_length &lt; INT_MAX)</text:p>
        </text:list-item>
        <text:list-item>
          <text:p text:style-name="P10"><text:s text:c="6"/>fseek (ifp, get4(), SEEK_SET);</text:p>
        </text:list-item>
        <text:list-item>
          <text:p text:style-name="P10"><text:s text:c="4"/>jpeg_stdio_src (&amp;cinfo, ifp);</text:p>
        </text:list-item>
        <text:list-item>
          <text:p text:style-name="P10"><text:soft-page-break/><text:s text:c="4"/>jpeg_read_header (&amp;cinfo, TRUE);</text:p>
        </text:list-item>
        <text:list-item>
          <text:p text:style-name="P10"><text:s text:c="4"/>jpeg_start_decompress (&amp;cinfo);</text:p>
        </text:list-item>
        <text:list-item>
          <text:p text:style-name="P10"><text:s text:c="4"/>buf = (*cinfo.mem-&gt;alloc_sarray)</text:p>
        </text:list-item>
        <text:list-item>
          <text:p text:style-name="P10"><text:s text:c="8"/>((j_common_ptr) &amp;cinfo, JPOOL_IMAGE, cinfo.output_width*3, 1);</text:p>
        </text:list-item>
        <text:list-item>
          <text:p text:style-name="P10"><text:s text:c="4"/><text:span text:style-name="T3">while</text:span> (cinfo.output_scanline &lt; cinfo.output_height &amp;&amp;</text:p>
        </text:list-item>
        <text:list-item>
          <text:p text:style-name="P10"><text:s text:c="8"/>(row = trow + cinfo.output_scanline) &lt; height) {</text:p>
        </text:list-item>
        <text:list-item>
          <text:p text:style-name="P10"><text:s text:c="6"/>jpeg_read_scanlines (&amp;cinfo, buf, 1);</text:p>
        </text:list-item>
        <text:list-item>
          <text:p text:style-name="P10"><text:s text:c="6"/>pixel = (JSAMPLE (*)[3]) buf[0];</text:p>
        </text:list-item>
        <text:list-item>
          <text:p text:style-name="P10"><text:s text:c="6"/><text:span text:style-name="T3">for</text:span> (col=0; col &lt; cinfo.output_width &amp;&amp; tcol+col &lt; width; col++) {</text:p>
        </text:list-item>
        <text:list-item>
          <text:p text:style-name="P10"><text:s text:c="8"/>FORC3 image[row*width+tcol+col][c] = cur[c][pixel[col][c]]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jpeg_abort_decompress (&amp;cinfo);</text:p>
        </text:list-item>
        <text:list-item>
          <text:p text:style-name="P10"><text:s text:c="4"/><text:span text:style-name="T3">if</text:span> ((tcol += tile_width) &gt;= raw_width)</text:p>
        </text:list-item>
        <text:list-item>
          <text:p text:style-name="P10"><text:s text:c="6"/>trow += tile_length + (tcol = 0);</text:p>
        </text:list-item>
        <text:list-item>
          <text:p text:style-name="P10"><text:s text:c="2"/>}</text:p>
        </text:list-item>
        <text:list-item>
          <text:p text:style-name="P10"><text:s text:c="2"/>jpeg_destroy_decompress (&amp;cinfo);</text:p>
        </text:list-item>
        <text:list-item>
          <text:p text:style-name="P10"><text:s text:c="2"/>maximum = 0xffff;</text:p>
        </text:list-item>
        <text:list-item>
          <text:p text:style-name="P10">}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dc120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int</text:span> mul[4] = { 162, 192, 187, <text:s/>92 };</text:p>
        </text:list-item>
        <text:list-item>
          <text:p text:style-name="P10"><text:s text:c="2"/><text:span text:style-name="T10">static</text:span> <text:span text:style-name="T10">const</text:span> <text:span text:style-name="T10">int</text:span> add[4] = { <text:s text:c="2"/>0, 636, 424, 212 };</text:p>
        </text:list-item>
        <text:list-item>
          <text:p text:style-name="P10"><text:s text:c="2"/>uchar pixel[848];</text:p>
        </text:list-item>
        <text:list-item>
          <text:p text:style-name="P10"><text:s text:c="2"/><text:span text:style-name="T10">int</text:span> row, shift, col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height; row++) {</text:p>
        </text:list-item>
        <text:list-item>
          <text:p text:style-name="P10"><text:s text:c="4"/><text:span text:style-name="T3">if</text:span> (fread (pixel, 1, 848, ifp) &lt; 848) derror();</text:p>
        </text:list-item>
        <text:list-item>
          <text:p text:style-name="P10"><text:s text:c="4"/>shift = row * mul[row &amp; 3] + add[row &amp; 3];</text:p>
        </text:list-item>
        <text:list-item>
          <text:p text:style-name="P10"><text:s text:c="4"/><text:span text:style-name="T3">for</text:span> (col=0; col &lt; width; col++)</text:p>
        </text:list-item>
        <text:list-item>
          <text:p text:style-name="P10"><text:s text:c="6"/>RAW(row,col) = (ushort) pixel[(col + shift) % 848];</text:p>
        </text:list-item>
        <text:list-item>
          <text:p text:style-name="P10"><text:s text:c="2"/>}</text:p>
        </text:list-item>
        <text:list-item>
          <text:p text:style-name="P10"><text:s text:c="2"/>maximum = 0x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eight_bit_load_raw</text:span>()</text:p>
        </text:list-item>
        <text:list-item>
          <text:p text:style-name="P10">{</text:p>
        </text:list-item>
        <text:list-item>
          <text:p text:style-name="P10"><text:s text:c="2"/>uchar *pixel;</text:p>
        </text:list-item>
        <text:list-item>
          <text:p text:style-name="P10"><text:s text:c="2"/><text:span text:style-name="T10">unsigned</text:span> row, col;</text:p>
        </text:list-item>
        <text:list-item>
          <text:p text:style-name="P10"/>
        </text:list-item>
        <text:list-item>
          <text:p text:style-name="P10"><text:s text:c="2"/>pixel = (uchar *) calloc (raw_width, <text:span text:style-name="T3">sizeof</text:span> *pixel);</text:p>
        </text:list-item>
        <text:list-item>
          <text:p text:style-name="P10"><text:s text:c="2"/>merror (pixel, <text:span text:style-name="T5">"eight_bit_load_raw()"</text:span>)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<text:span text:style-name="T3">if</text:span> (fread (pixel, 1, raw_width, ifp) &lt; raw_width) derror();</text:p>
        </text:list-item>
        <text:list-item>
          <text:p text:style-name="P10"><text:s text:c="4"/><text:span text:style-name="T3">for</text:span> (col=0; col &lt; raw_width; col++)</text:p>
        </text:list-item>
        <text:list-item>
          <text:p text:style-name="P10"><text:s text:c="6"/>RAW(row,col) = curve[pixel[col]];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<text:s text:c="2"/>maximum = curve[0xff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c330_load_raw</text:span>()</text:p>
        </text:list-item>
        <text:list-item>
          <text:p text:style-name="P10">{</text:p>
        </text:list-item>
        <text:list-item>
          <text:p text:style-name="P10"><text:s text:c="2"/>uchar *pixel;</text:p>
        </text:list-item>
        <text:list-item>
          <text:p text:style-name="P10"><text:s text:c="2"/><text:span text:style-name="T10">int</text:span> row, col, y, cb, cr, rgb[3], c;</text:p>
        </text:list-item>
        <text:list-item>
          <text:p text:style-name="P10"/>
        </text:list-item>
        <text:list-item>
          <text:p text:style-name="P10"><text:s text:c="2"/>pixel = (uchar *) calloc (raw_width, 2*<text:span text:style-name="T3">sizeof</text:span> *pixel);</text:p>
        </text:list-item>
        <text:list-item>
          <text:p text:style-name="P10"><text:s text:c="2"/>merror (pixel, <text:span text:style-name="T5">"kodak_c330_load_raw()"</text:span>);</text:p>
        </text:list-item>
        <text:list-item>
          <text:p text:style-name="P10"><text:s text:c="2"/><text:span text:style-name="T3">for</text:span> (row=0; row &lt; height; row++) {</text:p>
        </text:list-item>
        <text:list-item>
          <text:p text:style-name="P10"><text:s text:c="4"/><text:span text:style-name="T3">if</text:span> (fread (pixel, raw_width, 2, ifp) &lt; 2) derror();</text:p>
        </text:list-item>
        <text:list-item>
          <text:p text:style-name="P10"><text:s text:c="4"/><text:span text:style-name="T3">if</text:span> (load_flags &amp;&amp; (row &amp; 31) == 31)</text:p>
        </text:list-item>
        <text:list-item>
          <text:p text:style-name="P10"><text:s text:c="6"/>fseek (ifp, raw_width*32, SEEK_CUR);</text:p>
        </text:list-item>
        <text:list-item>
          <text:p text:style-name="P10"><text:s text:c="4"/><text:span text:style-name="T3">for</text:span> (col=0; col &lt; width; col++) {</text:p>
        </text:list-item>
        <text:list-item>
          <text:p text:style-name="P10"><text:soft-page-break/><text:s text:c="6"/>y <text:s/>= pixel[col*2];</text:p>
        </text:list-item>
        <text:list-item>
          <text:p text:style-name="P10"><text:s text:c="6"/>cb = pixel[(col*2 &amp; -4) | 1] - 128;</text:p>
        </text:list-item>
        <text:list-item>
          <text:p text:style-name="P10"><text:s text:c="6"/>cr = pixel[(col*2 &amp; -4) | 3] - 128;</text:p>
        </text:list-item>
        <text:list-item>
          <text:p text:style-name="P10"><text:s text:c="6"/>rgb[1] = y - ((cb + cr + 2) &gt;&gt; 2);</text:p>
        </text:list-item>
        <text:list-item>
          <text:p text:style-name="P10"><text:s text:c="6"/>rgb[2] = rgb[1] + cb;</text:p>
        </text:list-item>
        <text:list-item>
          <text:p text:style-name="P10"><text:s text:c="6"/>rgb[0] = rgb[1] + cr;</text:p>
        </text:list-item>
        <text:list-item>
          <text:p text:style-name="P10"><text:s text:c="6"/>FORC3 image[row*width+col][c] = curve[LIM(rgb[c],0,255)]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<text:s text:c="2"/>maximum = curve[0xff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c603_load_raw</text:span>()</text:p>
        </text:list-item>
        <text:list-item>
          <text:p text:style-name="P10">{</text:p>
        </text:list-item>
        <text:list-item>
          <text:p text:style-name="P10"><text:s text:c="2"/>uchar *pixel;</text:p>
        </text:list-item>
        <text:list-item>
          <text:p text:style-name="P10"><text:s text:c="2"/><text:span text:style-name="T10">int</text:span> row, col, y, cb, cr, rgb[3], c;</text:p>
        </text:list-item>
        <text:list-item>
          <text:p text:style-name="P10"/>
        </text:list-item>
        <text:list-item>
          <text:p text:style-name="P10"><text:s text:c="2"/>pixel = (uchar *) calloc (raw_width, 3*<text:span text:style-name="T3">sizeof</text:span> *pixel);</text:p>
        </text:list-item>
        <text:list-item>
          <text:p text:style-name="P10"><text:s text:c="2"/>merror (pixel, <text:span text:style-name="T5">"kodak_c603_load_raw()"</text:span>);</text:p>
        </text:list-item>
        <text:list-item>
          <text:p text:style-name="P10"><text:s text:c="2"/><text:span text:style-name="T3">for</text:span> (row=0; row &lt; height; row++) {</text:p>
        </text:list-item>
        <text:list-item>
          <text:p text:style-name="P10"><text:s text:c="4"/><text:span text:style-name="T3">if</text:span> (~row &amp; 1)</text:p>
        </text:list-item>
        <text:list-item>
          <text:p text:style-name="P10"><text:s text:c="6"/><text:span text:style-name="T3">if</text:span> (fread (pixel, raw_width, 3, ifp) &lt; 3) derror();</text:p>
        </text:list-item>
        <text:list-item>
          <text:p text:style-name="P10"><text:s text:c="4"/><text:span text:style-name="T3">for</text:span> (col=0; col &lt; width; col++) {</text:p>
        </text:list-item>
        <text:list-item>
          <text:p text:style-name="P10"><text:s text:c="6"/>y <text:s/>= pixel[width*2*(row &amp; 1) + col];</text:p>
        </text:list-item>
        <text:list-item>
          <text:p text:style-name="P10"><text:s text:c="6"/>cb = pixel[width + (col &amp; -2)] <text:s text:c="2"/>- 128;</text:p>
        </text:list-item>
        <text:list-item>
          <text:p text:style-name="P10"><text:s text:c="6"/>cr = pixel[width + (col &amp; -2)+1] - 128;</text:p>
        </text:list-item>
        <text:list-item>
          <text:p text:style-name="P10"><text:s text:c="6"/>rgb[1] = y - ((cb + cr + 2) &gt;&gt; 2);</text:p>
        </text:list-item>
        <text:list-item>
          <text:p text:style-name="P10"><text:s text:c="6"/>rgb[2] = rgb[1] + cb;</text:p>
        </text:list-item>
        <text:list-item>
          <text:p text:style-name="P10"><text:s text:c="6"/>rgb[0] = rgb[1] + cr;</text:p>
        </text:list-item>
        <text:list-item>
          <text:p text:style-name="P10"><text:s text:c="6"/>FORC3 image[row*width+col][c] = curve[LIM(rgb[c],0,255)]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<text:s text:c="2"/>maximum = curve[0xff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262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uchar kodak_tree[2][26] =</text:p>
        </text:list-item>
        <text:list-item>
          <text:p text:style-name="P10"><text:s text:c="2"/>{ { 0,1,5,1,1,2,0,0,0,0,0,0,0,0,0,0, 0,1,2,3,4,5,6,7,8,9 },</text:p>
        </text:list-item>
        <text:list-item>
          <text:p text:style-name="P10"><text:s text:c="4"/>{ 0,3,1,1,1,1,1,2,0,0,0,0,0,0,0,0, 0,1,2,3,4,5,6,7,8,9 } };</text:p>
        </text:list-item>
        <text:list-item>
          <text:p text:style-name="P10"><text:s text:c="2"/>ushort *huff[2];</text:p>
        </text:list-item>
        <text:list-item>
          <text:p text:style-name="P10"><text:s text:c="2"/>uchar *pixel;</text:p>
        </text:list-item>
        <text:list-item>
          <text:p text:style-name="P10"><text:s text:c="2"/><text:span text:style-name="T10">int</text:span> *strip, ns, c, row, col, chess, pi=0, pi1, pi2, pred, val;</text:p>
        </text:list-item>
        <text:list-item>
          <text:p text:style-name="P10"/>
        </text:list-item>
        <text:list-item>
          <text:p text:style-name="P10"><text:s text:c="2"/>FORC(2) huff[c] = make_decoder (kodak_tree[c]);</text:p>
        </text:list-item>
        <text:list-item>
          <text:p text:style-name="P10"><text:s text:c="2"/>ns = (raw_height+63) &gt;&gt; 5;</text:p>
        </text:list-item>
        <text:list-item>
          <text:p text:style-name="P10"><text:s text:c="2"/>pixel = (uchar *) malloc (raw_width*32 + ns*4);</text:p>
        </text:list-item>
        <text:list-item>
          <text:p text:style-name="P10"><text:s text:c="2"/>merror (pixel, <text:span text:style-name="T5">"kodak_262_load_raw()"</text:span>);</text:p>
        </text:list-item>
        <text:list-item>
          <text:p text:style-name="P10"><text:s text:c="2"/>strip = (<text:span text:style-name="T10">int</text:span> *) (pixel + raw_width*32);</text:p>
        </text:list-item>
        <text:list-item>
          <text:p text:style-name="P10"><text:s text:c="2"/>order = 0x4d4d;</text:p>
        </text:list-item>
        <text:list-item>
          <text:p text:style-name="P10"><text:s text:c="2"/>FORC(ns) strip[c] = get4()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<text:span text:style-name="T3">if</text:span> ((row &amp; 31) == 0) {</text:p>
        </text:list-item>
        <text:list-item>
          <text:p text:style-name="P10"><text:s text:c="6"/>fseek (ifp, strip[row &gt;&gt; 5], SEEK_SET);</text:p>
        </text:list-item>
        <text:list-item>
          <text:p text:style-name="P10"><text:s text:c="6"/>getbits(-1);</text:p>
        </text:list-item>
        <text:list-item>
          <text:p text:style-name="P10"><text:s text:c="6"/>pi = 0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chess = (row + col) &amp; 1;</text:p>
        </text:list-item>
        <text:list-item>
          <text:p text:style-name="P10"><text:s text:c="6"/>pi1 = chess ? pi-2 <text:s text:c="10"/>: pi-raw_width-1;</text:p>
        </text:list-item>
        <text:list-item>
          <text:p text:style-name="P10"><text:s text:c="6"/>pi2 = chess ? pi-2*raw_width : pi-raw_width+1;</text:p>
        </text:list-item>
        <text:list-item>
          <text:p text:style-name="P10"><text:s text:c="6"/><text:span text:style-name="T3">if</text:span> (col &lt;= chess) pi1 = -1;</text:p>
        </text:list-item>
        <text:list-item>
          <text:p text:style-name="P10"><text:s text:c="6"/><text:span text:style-name="T3">if</text:span> (pi1 &lt; 0) pi1 = pi2;</text:p>
        </text:list-item>
        <text:list-item>
          <text:p text:style-name="P10"><text:soft-page-break/><text:s text:c="6"/><text:span text:style-name="T3">if</text:span> (pi2 &lt; 0) pi2 = pi1;</text:p>
        </text:list-item>
        <text:list-item>
          <text:p text:style-name="P10"><text:s text:c="6"/><text:span text:style-name="T3">if</text:span> (pi1 &lt; 0 &amp;&amp; col &gt; 1) pi1 = pi2 = pi-2;</text:p>
        </text:list-item>
        <text:list-item>
          <text:p text:style-name="P10"><text:s text:c="6"/>pred = (pi1 &lt; 0) ? 0 : (pixel[pi1] + pixel[pi2]) &gt;&gt; 1;</text:p>
        </text:list-item>
        <text:list-item>
          <text:p text:style-name="P10"><text:s text:c="6"/>pixel[pi] = val = pred + ljpeg_diff (huff[chess]);</text:p>
        </text:list-item>
        <text:list-item>
          <text:p text:style-name="P10"><text:s text:c="6"/><text:span text:style-name="T3">if</text:span> (val &gt;&gt; 8) derror();</text:p>
        </text:list-item>
        <text:list-item>
          <text:p text:style-name="P10"><text:s text:c="6"/>val = curve[pixel[pi++]];</text:p>
        </text:list-item>
        <text:list-item>
          <text:p text:style-name="P10"><text:s text:c="6"/>RAW(row,col) = val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<text:s text:c="2"/>FORC(2) free (huff[c]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kodak_65000_decode</text:span> (<text:span text:style-name="T10">short</text:span> *out, <text:span text:style-name="T10">int</text:span> bsize)</text:p>
        </text:list-item>
        <text:list-item>
          <text:p text:style-name="P10">{</text:p>
        </text:list-item>
        <text:list-item>
          <text:p text:style-name="P10"><text:s text:c="2"/>uchar c, blen[768];</text:p>
        </text:list-item>
        <text:list-item>
          <text:p text:style-name="P10"><text:s text:c="2"/>ushort raw[6];</text:p>
        </text:list-item>
        <text:list-item>
          <text:p text:style-name="P10"><text:s text:c="2"/>INT64 bitbuf=0;</text:p>
        </text:list-item>
        <text:list-item>
          <text:p text:style-name="P10"><text:s text:c="2"/><text:span text:style-name="T10">int</text:span> save, bits=0, i, j, len, diff;</text:p>
        </text:list-item>
        <text:list-item>
          <text:p text:style-name="P10"/>
        </text:list-item>
        <text:list-item>
          <text:p text:style-name="P10"><text:s text:c="2"/>save = ftell(ifp);</text:p>
        </text:list-item>
        <text:list-item>
          <text:p text:style-name="P10"><text:s text:c="2"/>bsize = (bsize + 3) &amp; -4;</text:p>
        </text:list-item>
        <text:list-item>
          <text:p text:style-name="P10"><text:s text:c="2"/><text:span text:style-name="T3">for</text:span> (i=0; i &lt; bsize; i+=2) {</text:p>
        </text:list-item>
        <text:list-item>
          <text:p text:style-name="P10"><text:s text:c="4"/>c = fgetc(ifp);</text:p>
        </text:list-item>
        <text:list-item>
          <text:p text:style-name="P10"><text:s text:c="4"/><text:span text:style-name="T3">if</text:span> ((blen[i <text:s/>] = c &amp; 15) &gt; 12 ||</text:p>
        </text:list-item>
        <text:list-item>
          <text:p text:style-name="P10"><text:s text:c="8"/>(blen[i+1] = c &gt;&gt; 4) &gt; 12 ) {</text:p>
        </text:list-item>
        <text:list-item>
          <text:p text:style-name="P10"><text:s text:c="6"/>fseek (ifp, save, SEEK_SET);</text:p>
        </text:list-item>
        <text:list-item>
          <text:p text:style-name="P10"><text:s text:c="6"/><text:span text:style-name="T3">for</text:span> (i=0; i &lt; bsize; i+=8) {</text:p>
        </text:list-item>
        <text:list-item>
          <text:p text:style-name="P10"><text:s text:c="8"/>read_shorts (raw, 6);</text:p>
        </text:list-item>
        <text:list-item>
          <text:p text:style-name="P10"><text:s text:c="8"/>out[i <text:s/>] = raw[0] &gt;&gt; 12 &lt;&lt; 8 | raw[2] &gt;&gt; 12 &lt;&lt; 4 | raw[4] &gt;&gt; 12;</text:p>
        </text:list-item>
        <text:list-item>
          <text:p text:style-name="P10"><text:s text:c="8"/>out[i+1] = raw[1] &gt;&gt; 12 &lt;&lt; 8 | raw[3] &gt;&gt; 12 &lt;&lt; 4 | raw[5] &gt;&gt; 12;</text:p>
        </text:list-item>
        <text:list-item>
          <text:p text:style-name="P10"><text:s text:c="8"/><text:span text:style-name="T3">for</text:span> (j=0; j &lt; 6; j++)</text:p>
        </text:list-item>
        <text:list-item>
          <text:p text:style-name="P10"><text:s text:c="10"/>out[i+2+j] = raw[j] &amp; 0xfff;</text:p>
        </text:list-item>
        <text:list-item>
          <text:p text:style-name="P10"><text:s text:c="6"/>}</text:p>
        </text:list-item>
        <text:list-item>
          <text:p text:style-name="P10"><text:s text:c="6"/><text:span text:style-name="T3">return</text:span> 1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(bsize &amp; 7) == 4) {</text:p>
        </text:list-item>
        <text:list-item>
          <text:p text:style-name="P10"><text:s text:c="4"/>bitbuf <text:s/>= fgetc(ifp) &lt;&lt; 8;</text:p>
        </text:list-item>
        <text:list-item>
          <text:p text:style-name="P10"><text:s text:c="4"/>bitbuf += fgetc(ifp);</text:p>
        </text:list-item>
        <text:list-item>
          <text:p text:style-name="P10"><text:s text:c="4"/>bits = 16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bsize; i++) {</text:p>
        </text:list-item>
        <text:list-item>
          <text:p text:style-name="P10"><text:s text:c="4"/>len = blen[i];</text:p>
        </text:list-item>
        <text:list-item>
          <text:p text:style-name="P10"><text:s text:c="4"/><text:span text:style-name="T3">if</text:span> (bits &lt; len) {</text:p>
        </text:list-item>
        <text:list-item>
          <text:p text:style-name="P10"><text:s text:c="6"/><text:span text:style-name="T3">for</text:span> (j=0; j &lt; 32; j+=8)</text:p>
        </text:list-item>
        <text:list-item>
          <text:p text:style-name="P10"><text:s text:c="8"/>bitbuf += (INT64) fgetc(ifp) &lt;&lt; (bits+(j^8));</text:p>
        </text:list-item>
        <text:list-item>
          <text:p text:style-name="P10"><text:s text:c="6"/>bits += 32;</text:p>
        </text:list-item>
        <text:list-item>
          <text:p text:style-name="P10"><text:s text:c="4"/>}</text:p>
        </text:list-item>
        <text:list-item>
          <text:p text:style-name="P10"><text:s text:c="4"/>diff = bitbuf &amp; (0xffff &gt;&gt; (16-len));</text:p>
        </text:list-item>
        <text:list-item>
          <text:p text:style-name="P10"><text:s text:c="4"/>bitbuf &gt;&gt;= len;</text:p>
        </text:list-item>
        <text:list-item>
          <text:p text:style-name="P10"><text:s text:c="4"/>bits -= len;</text:p>
        </text:list-item>
        <text:list-item>
          <text:p text:style-name="P10"><text:s text:c="4"/><text:span text:style-name="T3">if</text:span> ((diff &amp; (1 &lt;&lt; (len-1))) == 0)</text:p>
        </text:list-item>
        <text:list-item>
          <text:p text:style-name="P10"><text:s text:c="6"/>diff -= (1 &lt;&lt; len) - 1;</text:p>
        </text:list-item>
        <text:list-item>
          <text:p text:style-name="P10"><text:s text:c="4"/>out[i] = diff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65000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hort</text:span> buf[256];</text:p>
        </text:list-item>
        <text:list-item>
          <text:p text:style-name="P10"><text:s text:c="2"/><text:span text:style-name="T10">int</text:span> row, col, len, pred[2], ret, i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oft-page-break/><text:s text:c="4"/><text:span text:style-name="T3">for</text:span> (col=0; col &lt; width; col+=256) {</text:p>
        </text:list-item>
        <text:list-item>
          <text:p text:style-name="P10"><text:s text:c="6"/>pred[0] = pred[1] = 0;</text:p>
        </text:list-item>
        <text:list-item>
          <text:p text:style-name="P10"><text:s text:c="6"/>len = MIN (256, width-col);</text:p>
        </text:list-item>
        <text:list-item>
          <text:p text:style-name="P10"><text:s text:c="6"/>ret = kodak_65000_decode (buf, len);</text:p>
        </text:list-item>
        <text:list-item>
          <text:p text:style-name="P10"><text:s text:c="6"/><text:span text:style-name="T3">for</text:span> (i=0; i &lt; len; i++)</text:p>
        </text:list-item>
        <text:list-item>
          <text:p text:style-name="P10"><text:s text:c="8"/><text:span text:style-name="T3">if</text:span> ((RAW(row,col+i) = <text:s text:c="2"/>curve[ret ? buf[i] :</text:p>
        </text:list-item>
        <text:list-item>
          <text:p text:style-name="P10"><text:s text:c="16"/>(pred[i &amp; 1] += buf[i])]) &gt;&gt; 12) derror(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ycbcr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hort</text:span> buf[384], *bp;</text:p>
        </text:list-item>
        <text:list-item>
          <text:p text:style-name="P10"><text:s text:c="2"/><text:span text:style-name="T10">int</text:span> row, col, len, c, i, j, k, y[2][2], cb, cr, rgb[3];</text:p>
        </text:list-item>
        <text:list-item>
          <text:p text:style-name="P10"><text:s text:c="2"/>ushort *ip;</text:p>
        </text:list-item>
        <text:list-item>
          <text:p text:style-name="P10"/>
        </text:list-item>
        <text:list-item>
          <text:p text:style-name="P10"><text:s text:c="2"/><text:span text:style-name="T3">if</text:span> (!image) <text:span text:style-name="T3">return</text:span>;</text:p>
        </text:list-item>
        <text:list-item>
          <text:p text:style-name="P10"><text:s text:c="2"/><text:span text:style-name="T3">for</text:span> (row=0; row &lt; height; row+=2)</text:p>
        </text:list-item>
        <text:list-item>
          <text:p text:style-name="P10"><text:s text:c="4"/><text:span text:style-name="T3">for</text:span> (col=0; col &lt; width; col+=128) {</text:p>
        </text:list-item>
        <text:list-item>
          <text:p text:style-name="P10"><text:s text:c="6"/>len = MIN (128, width-col);</text:p>
        </text:list-item>
        <text:list-item>
          <text:p text:style-name="P10"><text:s text:c="6"/>kodak_65000_decode (buf, len*3);</text:p>
        </text:list-item>
        <text:list-item>
          <text:p text:style-name="P10"><text:s text:c="6"/>y[0][1] = y[1][1] = cb = cr = 0;</text:p>
        </text:list-item>
        <text:list-item>
          <text:p text:style-name="P10"><text:s text:c="6"/><text:span text:style-name="T3">for</text:span> (bp=buf, i=0; i &lt; len; i+=2, bp+=2) {</text:p>
        </text:list-item>
        <text:list-item>
          <text:p text:style-name="P10"><text:s text:c="8"/>cb += bp[4];</text:p>
        </text:list-item>
        <text:list-item>
          <text:p text:style-name="P10"><text:s text:c="8"/>cr += bp[5];</text:p>
        </text:list-item>
        <text:list-item>
          <text:p text:style-name="P10"><text:s text:c="8"/>rgb[1] = -((cb + cr + 2) &gt;&gt; 2);</text:p>
        </text:list-item>
        <text:list-item>
          <text:p text:style-name="P10"><text:s text:c="8"/>rgb[2] = rgb[1] + cb;</text:p>
        </text:list-item>
        <text:list-item>
          <text:p text:style-name="P10"><text:s text:c="8"/>rgb[0] = rgb[1] + cr;</text:p>
        </text:list-item>
        <text:list-item>
          <text:p text:style-name="P10"><text:s text:c="8"/><text:span text:style-name="T3">for</text:span> (j=0; j &lt; 2; j++)</text:p>
        </text:list-item>
        <text:list-item>
          <text:p text:style-name="P10"><text:s text:c="10"/><text:span text:style-name="T3">for</text:span> (k=0; k &lt; 2; k++) {</text:p>
        </text:list-item>
        <text:list-item>
          <text:p text:style-name="P10"><text:s text:c="12"/><text:span text:style-name="T3">if</text:span> ((y[j][k] = y[j][k^1] + *bp++) &gt;&gt; 10) derror();</text:p>
        </text:list-item>
        <text:list-item>
          <text:p text:style-name="P10"><text:s text:c="12"/>ip = image[(row+j)*width + col+i+k];</text:p>
        </text:list-item>
        <text:list-item>
          <text:p text:style-name="P10"><text:s text:c="12"/>FORC3 ip[c] = curve[LIM(y[j][k]+rgb[c], 0, 0xfff)];</text:p>
        </text:list-item>
        <text:list-item>
          <text:p text:style-name="P10"><text:s text:c="10"/>}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rgb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hort</text:span> buf[768], *bp;</text:p>
        </text:list-item>
        <text:list-item>
          <text:p text:style-name="P10"><text:s text:c="2"/><text:span text:style-name="T10">int</text:span> row, col, len, c, i, rgb[3];</text:p>
        </text:list-item>
        <text:list-item>
          <text:p text:style-name="P10"><text:s text:c="2"/>ushort *ip=image[0]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=256) {</text:p>
        </text:list-item>
        <text:list-item>
          <text:p text:style-name="P10"><text:s text:c="6"/>len = MIN (256, width-col);</text:p>
        </text:list-item>
        <text:list-item>
          <text:p text:style-name="P10"><text:s text:c="6"/>kodak_65000_decode (buf, len*3);</text:p>
        </text:list-item>
        <text:list-item>
          <text:p text:style-name="P10"><text:s text:c="6"/>memset (rgb, 0, <text:span text:style-name="T3">sizeof</text:span> rgb);</text:p>
        </text:list-item>
        <text:list-item>
          <text:p text:style-name="P10"><text:s text:c="6"/><text:span text:style-name="T3">for</text:span> (bp=buf, i=0; i &lt; len; i++, ip+=4)</text:p>
        </text:list-item>
        <text:list-item>
          <text:p text:style-name="P10"><text:s text:c="8"/>FORC3 <text:span text:style-name="T3">if</text:span> ((ip[c] = rgb[c] += *bp++) &gt;&gt; 12) derror(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kodak_thumb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;</text:p>
        </text:list-item>
        <text:list-item>
          <text:p text:style-name="P10"><text:s text:c="2"/>colors = thumb_misc &gt;&gt; 5;</text:p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</text:p>
        </text:list-item>
        <text:list-item>
          <text:p text:style-name="P10"><text:s text:c="6"/>read_shorts (image[row*width+col], colors);</text:p>
        </text:list-item>
        <text:list-item>
          <text:p text:style-name="P10"><text:s text:c="2"/>maximum = (1 &lt;&lt; (thumb_misc &amp; 31)) -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ony_decrypt</text:span> (<text:span text:style-name="T10">unsigned</text:span> *data, <text:span text:style-name="T10">int</text:span> len, <text:span text:style-name="T10">int</text:span> start, <text:span text:style-name="T10">int</text:span> key)</text:p>
        </text:list-item>
        <text:list-item>
          <text:p text:style-name="P10"><text:soft-page-break/>{</text:p>
        </text:list-item>
        <text:list-item>
          <text:p text:style-name="P10"><text:s text:c="2"/><text:span text:style-name="T10">static</text:span> <text:span text:style-name="T10">unsigned</text:span> pad[128], p;</text:p>
        </text:list-item>
        <text:list-item>
          <text:p text:style-name="P10"/>
        </text:list-item>
        <text:list-item>
          <text:p text:style-name="P10"><text:s text:c="2"/><text:span text:style-name="T3">if</text:span> (start) {</text:p>
        </text:list-item>
        <text:list-item>
          <text:p text:style-name="P10"><text:s text:c="4"/><text:span text:style-name="T3">for</text:span> (p=0; p &lt; 4; p++)</text:p>
        </text:list-item>
        <text:list-item>
          <text:p text:style-name="P10"><text:s text:c="6"/>pad[p] = key = key * 48828125 + 1;</text:p>
        </text:list-item>
        <text:list-item>
          <text:p text:style-name="P10"><text:s text:c="4"/>pad[3] = pad[3] &lt;&lt; 1 | (pad[0]^pad[2]) &gt;&gt; 31;</text:p>
        </text:list-item>
        <text:list-item>
          <text:p text:style-name="P10"><text:s text:c="4"/><text:span text:style-name="T3">for</text:span> (p=4; p &lt; 127; p++)</text:p>
        </text:list-item>
        <text:list-item>
          <text:p text:style-name="P10"><text:s text:c="6"/>pad[p] = (pad[p-4]^pad[p-2]) &lt;&lt; 1 | (pad[p-3]^pad[p-1]) &gt;&gt; 31;</text:p>
        </text:list-item>
        <text:list-item>
          <text:p text:style-name="P10"><text:s text:c="4"/><text:span text:style-name="T3">for</text:span> (p=0; p &lt; 127; p++)</text:p>
        </text:list-item>
        <text:list-item>
          <text:p text:style-name="P10"><text:s text:c="6"/>pad[p] = htonl(pad[p]);</text:p>
        </text:list-item>
        <text:list-item>
          <text:p text:style-name="P10"><text:s text:c="2"/>}</text:p>
        </text:list-item>
        <text:list-item>
          <text:p text:style-name="P10"><text:s text:c="2"/><text:span text:style-name="T3">while</text:span> (len-- &amp;&amp; p++)</text:p>
        </text:list-item>
        <text:list-item>
          <text:p text:style-name="P10"><text:s text:c="4"/>*data++ ^= pad[(p-1) &amp; 127] = pad[p &amp; 127] ^ pad[(p+64) &amp; 127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ony_load_raw</text:span>()</text:p>
        </text:list-item>
        <text:list-item>
          <text:p text:style-name="P10">{</text:p>
        </text:list-item>
        <text:list-item>
          <text:p text:style-name="P10"><text:s text:c="2"/>uchar head[40];</text:p>
        </text:list-item>
        <text:list-item>
          <text:p text:style-name="P10"><text:s text:c="2"/>ushort *pixel;</text:p>
        </text:list-item>
        <text:list-item>
          <text:p text:style-name="P10"><text:s text:c="2"/><text:span text:style-name="T10">unsigned</text:span> i, key, row, col;</text:p>
        </text:list-item>
        <text:list-item>
          <text:p text:style-name="P10"/>
        </text:list-item>
        <text:list-item>
          <text:p text:style-name="P10"><text:s text:c="2"/>fseek (ifp, 200896, SEEK_SET);</text:p>
        </text:list-item>
        <text:list-item>
          <text:p text:style-name="P10"><text:s text:c="2"/>fseek (ifp, (<text:span text:style-name="T10">unsigned</text:span>) fgetc(ifp)*4 - 1, SEEK_CUR);</text:p>
        </text:list-item>
        <text:list-item>
          <text:p text:style-name="P10"><text:s text:c="2"/>order = 0x4d4d;</text:p>
        </text:list-item>
        <text:list-item>
          <text:p text:style-name="P10"><text:s text:c="2"/>key = get4();</text:p>
        </text:list-item>
        <text:list-item>
          <text:p text:style-name="P10"><text:s text:c="2"/>fseek (ifp, 164600, SEEK_SET);</text:p>
        </text:list-item>
        <text:list-item>
          <text:p text:style-name="P10"><text:s text:c="2"/>fread (head, 1, 40, ifp);</text:p>
        </text:list-item>
        <text:list-item>
          <text:p text:style-name="P10"><text:s text:c="2"/>sony_decrypt ((<text:span text:style-name="T10">unsigned</text:span> *) head, 10, 1, key);</text:p>
        </text:list-item>
        <text:list-item>
          <text:p text:style-name="P10"><text:s text:c="2"/><text:span text:style-name="T3">for</text:span> (i=26; i-- &gt; 22; )</text:p>
        </text:list-item>
        <text:list-item>
          <text:p text:style-name="P10"><text:s text:c="4"/>key = key &lt;&lt; 8 | head[i];</text:p>
        </text:list-item>
        <text:list-item>
          <text:p text:style-name="P10"><text:s text:c="2"/>fseek (ifp, data_offset, SEEK_SET)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pixel = raw_image + row*raw_width;</text:p>
        </text:list-item>
        <text:list-item>
          <text:p text:style-name="P10"><text:s text:c="4"/><text:span text:style-name="T3">if</text:span> (fread (pixel, 2, raw_width, ifp) &lt; raw_width) derror();</text:p>
        </text:list-item>
        <text:list-item>
          <text:p text:style-name="P10"><text:s text:c="4"/>sony_decrypt ((<text:span text:style-name="T10">unsigned</text:span> *) pixel, raw_width/2, !row, key);</text:p>
        </text:list-item>
        <text:list-item>
          <text:p text:style-name="P10"><text:s text:c="4"/><text:span text:style-name="T3">for</text:span> (col=0; col &lt; raw_width; col++)</text:p>
        </text:list-item>
        <text:list-item>
          <text:p text:style-name="P10"><text:s text:c="6"/><text:span text:style-name="T3">if</text:span> ((pixel[col] = ntohs(pixel[col])) &gt;&gt; 14) derror();</text:p>
        </text:list-item>
        <text:list-item>
          <text:p text:style-name="P10"><text:s text:c="2"/>}</text:p>
        </text:list-item>
        <text:list-item>
          <text:p text:style-name="P10"><text:s text:c="2"/>maximum = 0x3ff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ony_arw_load_raw</text:span>()</text:p>
        </text:list-item>
        <text:list-item>
          <text:p text:style-name="P10">{</text:p>
        </text:list-item>
        <text:list-item>
          <text:p text:style-name="P10"><text:s text:c="2"/>ushort huff[32770];</text:p>
        </text:list-item>
        <text:list-item>
          <text:p text:style-name="P10"><text:s text:c="2"/><text:span text:style-name="T10">static</text:span> <text:span text:style-name="T10">const</text:span> ushort tab[18] =</text:p>
        </text:list-item>
        <text:list-item>
          <text:p text:style-name="P10"><text:s text:c="2"/>{ 0xf11,0xf10,0xe0f,0xd0e,0xc0d,0xb0c,0xa0b,0x90a,0x809,</text:p>
        </text:list-item>
        <text:list-item>
          <text:p text:style-name="P10"><text:s text:c="4"/>0x708,0x607,0x506,0x405,0x304,0x303,0x300,0x202,0x201 };</text:p>
        </text:list-item>
        <text:list-item>
          <text:p text:style-name="P10"><text:s text:c="2"/><text:span text:style-name="T10">int</text:span> i, c, n, col, row, sum=0;</text:p>
        </text:list-item>
        <text:list-item>
          <text:p text:style-name="P10"/>
        </text:list-item>
        <text:list-item>
          <text:p text:style-name="P10"><text:s text:c="2"/>huff[0] = 15;</text:p>
        </text:list-item>
        <text:list-item>
          <text:p text:style-name="P10"><text:s text:c="2"/><text:span text:style-name="T3">for</text:span> (n=i=0; i &lt; 18; i++)</text:p>
        </text:list-item>
        <text:list-item>
          <text:p text:style-name="P10"><text:s text:c="4"/>FORC(32768 &gt;&gt; (tab[i] &gt;&gt; 8)) huff[++n] = tab[i]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for</text:span> (col = raw_width; col--; )</text:p>
        </text:list-item>
        <text:list-item>
          <text:p text:style-name="P10"><text:s text:c="4"/><text:span text:style-name="T3">for</text:span> (row=0; row &lt; raw_height+1; row+=2) {</text:p>
        </text:list-item>
        <text:list-item>
          <text:p text:style-name="P10"><text:s text:c="6"/><text:span text:style-name="T3">if</text:span> (row == raw_height) row = 1;</text:p>
        </text:list-item>
        <text:list-item>
          <text:p text:style-name="P10"><text:s text:c="6"/><text:span text:style-name="T3">if</text:span> ((sum += ljpeg_diff(huff)) &gt;&gt; 12) derror();</text:p>
        </text:list-item>
        <text:list-item>
          <text:p text:style-name="P10"><text:s text:c="6"/><text:span text:style-name="T3">if</text:span> (row &lt; height) RAW(row,col) = sum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ony_arw2_load_raw</text:span>()</text:p>
        </text:list-item>
        <text:list-item>
          <text:p text:style-name="P10">{</text:p>
        </text:list-item>
        <text:list-item>
          <text:p text:style-name="P10"><text:s text:c="2"/>uchar *data, *dp;</text:p>
        </text:list-item>
        <text:list-item>
          <text:p text:style-name="P10"><text:soft-page-break/><text:s text:c="2"/>ushort pix[16];</text:p>
        </text:list-item>
        <text:list-item>
          <text:p text:style-name="P10"><text:s text:c="2"/><text:span text:style-name="T10">int</text:span> row, col, val, max, min, imax, imin, sh, bit, i;</text:p>
        </text:list-item>
        <text:list-item>
          <text:p text:style-name="P10"/>
        </text:list-item>
        <text:list-item>
          <text:p text:style-name="P10"><text:s text:c="2"/>data = (uchar *) malloc (raw_width+1);</text:p>
        </text:list-item>
        <text:list-item>
          <text:p text:style-name="P10"><text:s text:c="2"/>merror (data, <text:span text:style-name="T5">"sony_arw2_load_raw()"</text:span>);</text:p>
        </text:list-item>
        <text:list-item>
          <text:p text:style-name="P10"><text:s text:c="2"/><text:span text:style-name="T3">for</text:span> (row=0; row &lt; height; row++) {</text:p>
        </text:list-item>
        <text:list-item>
          <text:p text:style-name="P10"><text:s text:c="4"/>fread (data, 1, raw_width, ifp);</text:p>
        </text:list-item>
        <text:list-item>
          <text:p text:style-name="P10"><text:s text:c="4"/><text:span text:style-name="T3">for</text:span> (dp=data, col=0; col &lt; raw_width-30; dp+=16) {</text:p>
        </text:list-item>
        <text:list-item>
          <text:p text:style-name="P10"><text:s text:c="6"/>max = 0x7ff &amp; (val = sget4(dp));</text:p>
        </text:list-item>
        <text:list-item>
          <text:p text:style-name="P10"><text:s text:c="6"/>min = 0x7ff &amp; val &gt;&gt; 11;</text:p>
        </text:list-item>
        <text:list-item>
          <text:p text:style-name="P10"><text:s text:c="6"/>imax = 0x0f &amp; val &gt;&gt; 22;</text:p>
        </text:list-item>
        <text:list-item>
          <text:p text:style-name="P10"><text:s text:c="6"/>imin = 0x0f &amp; val &gt;&gt; 26;</text:p>
        </text:list-item>
        <text:list-item>
          <text:p text:style-name="P10"><text:s text:c="6"/><text:span text:style-name="T3">for</text:span> (sh=0; sh &lt; 4 &amp;&amp; 0x80 &lt;&lt; sh &lt;= max-min; sh++);</text:p>
        </text:list-item>
        <text:list-item>
          <text:p text:style-name="P10"><text:s text:c="6"/><text:span text:style-name="T3">for</text:span> (bit=30, i=0; i &lt; 16; i++)</text:p>
        </text:list-item>
        <text:list-item>
          <text:p text:style-name="P10"><text:s text:c="8"/><text:span text:style-name="T3">if</text:span> <text:s text:c="5"/>(i == imax) pix[i] = max;</text:p>
        </text:list-item>
        <text:list-item>
          <text:p text:style-name="P10"><text:s text:c="8"/><text:span text:style-name="T3">else</text:span> <text:span text:style-name="T3">if</text:span> (i == imin) pix[i] = min;</text:p>
        </text:list-item>
        <text:list-item>
          <text:p text:style-name="P10"><text:s text:c="8"/><text:span text:style-name="T3">else</text:span> {</text:p>
        </text:list-item>
        <text:list-item>
          <text:p text:style-name="P10"><text:s text:c="10"/>pix[i] = ((sget2(dp+(bit &gt;&gt; 3)) &gt;&gt; (bit &amp; 7) &amp; 0x7f) &lt;&lt; sh) + min;</text:p>
        </text:list-item>
        <text:list-item>
          <text:p text:style-name="P10"><text:s text:c="10"/><text:span text:style-name="T3">if</text:span> (pix[i] &gt; 0x7ff) pix[i] = 0x7ff;</text:p>
        </text:list-item>
        <text:list-item>
          <text:p text:style-name="P10"><text:s text:c="10"/>bit += 7;</text:p>
        </text:list-item>
        <text:list-item>
          <text:p text:style-name="P10"><text:s text:c="8"/>}</text:p>
        </text:list-item>
        <text:list-item>
          <text:p text:style-name="P10"><text:s text:c="6"/><text:span text:style-name="T3">for</text:span> (i=0; i &lt; 16; i++, col+=2)</text:p>
        </text:list-item>
        <text:list-item>
          <text:p text:style-name="P10"><text:s text:c="8"/>RAW(row,col) = curve[pix[i] &lt;&lt; 1] &gt;&gt; 2;</text:p>
        </text:list-item>
        <text:list-item>
          <text:p text:style-name="P10"><text:s text:c="6"/>col -= col &amp; 1 ? 1:31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data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amsung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c, i, dir, op[4], len[4];</text:p>
        </text:list-item>
        <text:list-item>
          <text:p text:style-name="P10"/>
        </text:list-item>
        <text:list-item>
          <text:p text:style-name="P10"><text:s text:c="2"/>order = 0x4949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fseek (ifp, strip_offset+row*4, SEEK_SET);</text:p>
        </text:list-item>
        <text:list-item>
          <text:p text:style-name="P10"><text:s text:c="4"/>fseek (ifp, data_offset+get4(), SEEK_SET);</text:p>
        </text:list-item>
        <text:list-item>
          <text:p text:style-name="P10"><text:s text:c="4"/>ph1_bits(-1);</text:p>
        </text:list-item>
        <text:list-item>
          <text:p text:style-name="P10"><text:s text:c="4"/>FORC4 len[c] = row &lt; 2 ? 7:4;</text:p>
        </text:list-item>
        <text:list-item>
          <text:p text:style-name="P10"><text:s text:c="4"/><text:span text:style-name="T3">for</text:span> (col=0; col &lt; raw_width; col+=16) {</text:p>
        </text:list-item>
        <text:list-item>
          <text:p text:style-name="P10"><text:s text:c="6"/>dir = ph1_bits(1);</text:p>
        </text:list-item>
        <text:list-item>
          <text:p text:style-name="P10"><text:s text:c="6"/>FORC4 op[c] = ph1_bits(2);</text:p>
        </text:list-item>
        <text:list-item>
          <text:p text:style-name="P10"><text:s text:c="6"/>FORC4 <text:span text:style-name="T3">switch</text:span> (op[c]) {</text:p>
        </text:list-item>
        <text:list-item>
          <text:p text:style-name="P10"><text:s text:c="8"/><text:span text:style-name="T3">case</text:span> <text:span text:style-name="T8">3</text:span>: len[c] = ph1_bits(4); <text:s text:c="2"/><text:span text:style-name="T3">break</text:span>;</text:p>
        </text:list-item>
        <text:list-item>
          <text:p text:style-name="P10"><text:s text:c="8"/><text:span text:style-name="T3">case</text:span> <text:span text:style-name="T8">2</text:span>: len[c]--; <text:s text:c="14"/><text:span text:style-name="T3">break</text:span>;</text:p>
        </text:list-item>
        <text:list-item>
          <text:p text:style-name="P10"><text:s text:c="8"/><text:span text:style-name="T3">case</text:span> <text:span text:style-name="T8">1</text:span>: len[c]++;</text:p>
        </text:list-item>
        <text:list-item>
          <text:p text:style-name="P10"><text:s text:c="6"/>}</text:p>
        </text:list-item>
        <text:list-item>
          <text:p text:style-name="P10"><text:s text:c="6"/><text:span text:style-name="T3">for</text:span> (c=0; c &lt; 16; c+=2) {</text:p>
        </text:list-item>
        <text:list-item>
          <text:p text:style-name="P10"><text:s text:c="8"/>i = len[((c &amp; 1) &lt;&lt; 1) | (c &gt;&gt; 3)];</text:p>
        </text:list-item>
        <text:list-item>
          <text:p text:style-name="P10"><text:s text:c="8"/>RAW(row,col+c) = ((<text:span text:style-name="T10">signed</text:span>) ph1_bits(i) &lt;&lt; (32-i) &gt;&gt; (32-i)) +</text:p>
        </text:list-item>
        <text:list-item>
          <text:p text:style-name="P10"><text:s text:c="10"/>(dir ? RAW(row+(~c | -2),col+c) : col ? RAW(row,col+(c | -2)) : 128);</text:p>
        </text:list-item>
        <text:list-item>
          <text:p text:style-name="P10"><text:s text:c="8"/><text:span text:style-name="T3">if</text:span> (c == 14) c = -1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row=0; row &lt; raw_height-1; row+=2)</text:p>
        </text:list-item>
        <text:list-item>
          <text:p text:style-name="P10"><text:s text:c="4"/><text:span text:style-name="T3">for</text:span> (col=0; col &lt; raw_width-1; col+=2)</text:p>
        </text:list-item>
        <text:list-item>
          <text:p text:style-name="P10"><text:s text:c="6"/>SWAP (RAW(row,col+1), RAW(row+1,col)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amsung2_load_raw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ushort tab[14] =</text:p>
        </text:list-item>
        <text:list-item>
          <text:p text:style-name="P10"><text:s text:c="2"/>{ 0x304,0x307,0x206,0x205,0x403,0x600,0x709,</text:p>
        </text:list-item>
        <text:list-item>
          <text:p text:style-name="P10"><text:s text:c="4"/>0x80a,0x90b,0xa0c,0xa0d,0x501,0x408,0x402 };</text:p>
        </text:list-item>
        <text:list-item>
          <text:p text:style-name="P10"><text:soft-page-break/><text:s text:c="2"/>ushort huff[1026], vpred[2][2] = {{0,0},{0,0}}, hpred[2];</text:p>
        </text:list-item>
        <text:list-item>
          <text:p text:style-name="P10"><text:s text:c="2"/><text:span text:style-name="T10">int</text:span> i, c, n, row, col, diff;</text:p>
        </text:list-item>
        <text:list-item>
          <text:p text:style-name="P10"/>
        </text:list-item>
        <text:list-item>
          <text:p text:style-name="P10"><text:s text:c="2"/>huff[0] = 10;</text:p>
        </text:list-item>
        <text:list-item>
          <text:p text:style-name="P10"><text:s text:c="2"/><text:span text:style-name="T3">for</text:span> (n=i=0; i &lt; 14; i++)</text:p>
        </text:list-item>
        <text:list-item>
          <text:p text:style-name="P10"><text:s text:c="4"/>FORC(1024 &gt;&gt; (tab[i] &gt;&gt; 8)) huff[++n] = tab[i]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for</text:span> (row=0; row &lt; raw_height; row++)</text:p>
        </text:list-item>
        <text:list-item>
          <text:p text:style-name="P10"><text:s text:c="4"/><text:span text:style-name="T3">for</text:span> (col=0; col &lt; raw_width; col++) {</text:p>
        </text:list-item>
        <text:list-item>
          <text:p text:style-name="P10"><text:s text:c="6"/>diff = ljpeg_diff (huff);</text:p>
        </text:list-item>
        <text:list-item>
          <text:p text:style-name="P10"><text:s text:c="6"/><text:span text:style-name="T3">if</text:span> (col &lt; 2) hpred[col] = vpred[row &amp; 1][col] += diff;</text:p>
        </text:list-item>
        <text:list-item>
          <text:p text:style-name="P10"><text:s text:c="6"/><text:span text:style-name="T3">else</text:span> <text:s text:c="8"/>hpred[col &amp; 1] += diff;</text:p>
        </text:list-item>
        <text:list-item>
          <text:p text:style-name="P10"><text:s text:c="6"/>RAW(row,col) = hpred[col &amp; 1];</text:p>
        </text:list-item>
        <text:list-item>
          <text:p text:style-name="P10"><text:s text:c="6"/><text:span text:style-name="T3">if</text:span> (hpred[col &amp; 1] &gt;&gt; tiff_bps) derror(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amsung3_load_raw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opt, init, mag, pmode, row, tab, col, pred, diff, i, c;</text:p>
        </text:list-item>
        <text:list-item>
          <text:p text:style-name="P10"><text:s text:c="2"/>ushort lent[3][2], len[4], *prow[2];</text:p>
        </text:list-item>
        <text:list-item>
          <text:p text:style-name="P10"/>
        </text:list-item>
        <text:list-item>
          <text:p text:style-name="P10"><text:s text:c="2"/>order = 0x4949;</text:p>
        </text:list-item>
        <text:list-item>
          <text:p text:style-name="P10"><text:s text:c="2"/>fseek (ifp, 9, SEEK_CUR);</text:p>
        </text:list-item>
        <text:list-item>
          <text:p text:style-name="P10"><text:s text:c="2"/>opt = fgetc(ifp);</text:p>
        </text:list-item>
        <text:list-item>
          <text:p text:style-name="P10"><text:s text:c="2"/>init = (get2(),get2());</text:p>
        </text:list-item>
        <text:list-item>
          <text:p text:style-name="P10"><text:s text:c="2"/><text:span text:style-name="T3">for</text:span> (row=0; row &lt; raw_height; row++) {</text:p>
        </text:list-item>
        <text:list-item>
          <text:p text:style-name="P10"><text:s text:c="4"/>fseek (ifp, (data_offset-ftell(ifp)) &amp; 15, SEEK_CUR);</text:p>
        </text:list-item>
        <text:list-item>
          <text:p text:style-name="P10"><text:s text:c="4"/>ph1_bits(-1);</text:p>
        </text:list-item>
        <text:list-item>
          <text:p text:style-name="P10"><text:s text:c="4"/>mag = 0; pmode = 7;</text:p>
        </text:list-item>
        <text:list-item>
          <text:p text:style-name="P10"><text:s text:c="4"/>FORC(6) ((ushort *)lent)[c] = row &lt; 2 ? 7:4;</text:p>
        </text:list-item>
        <text:list-item>
          <text:p text:style-name="P10"><text:s text:c="4"/>prow[ row &amp; 1] = &amp;RAW(row-1,1-((row &amp; 1) &lt;&lt; 1)); <text:s text:c="3"/><text:span text:style-name="T4">// green</text:span></text:p>
        </text:list-item>
        <text:list-item>
          <text:p text:style-name="P10"><text:s text:c="4"/>prow[~row &amp; 1] = &amp;RAW(row-2,0); <text:s text:c="20"/><text:span text:style-name="T4">// red and blue</text:span></text:p>
        </text:list-item>
        <text:list-item>
          <text:p text:style-name="P10"><text:s text:c="4"/><text:span text:style-name="T3">for</text:span> (tab=0; tab+15 &lt; raw_width; tab+=16) {</text:p>
        </text:list-item>
        <text:list-item>
          <text:p text:style-name="P10"><text:s text:c="6"/><text:span text:style-name="T3">if</text:span> (~opt &amp; 4 &amp;&amp; !(tab &amp; 63)) {</text:p>
        </text:list-item>
        <text:list-item>
          <text:p text:style-name="P10"><text:s text:c="8"/>i = ph1_bits(2);</text:p>
        </text:list-item>
        <text:list-item>
          <text:p text:style-name="P10"><text:s text:c="8"/>mag = i &lt; 3 ? mag-<text:span text:style-name="T5">'2'</text:span>+<text:span text:style-name="T5">"204"</text:span>[i] : ph1_bits(12)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opt &amp; 2)</text:p>
        </text:list-item>
        <text:list-item>
          <text:p text:style-name="P10"><text:s text:c="8"/>pmode = 7 - 4*ph1_bits(1);</text:p>
        </text:list-item>
        <text:list-item>
          <text:p text:style-name="P10"><text:s text:c="6"/><text:span text:style-name="T3">else</text:span> <text:span text:style-name="T3">if</text:span> (!ph1_bits(1))</text:p>
        </text:list-item>
        <text:list-item>
          <text:p text:style-name="P10"><text:s text:c="8"/>pmode = ph1_bits(3);</text:p>
        </text:list-item>
        <text:list-item>
          <text:p text:style-name="P10"><text:s text:c="6"/><text:span text:style-name="T3">if</text:span> (opt &amp; 1 || !ph1_bits(1)) {</text:p>
        </text:list-item>
        <text:list-item>
          <text:p text:style-name="P10"><text:s text:c="8"/>FORC4 len[c] = ph1_bits(2);</text:p>
        </text:list-item>
        <text:list-item>
          <text:p text:style-name="P10"><text:s text:c="8"/>FORC4 {</text:p>
        </text:list-item>
        <text:list-item>
          <text:p text:style-name="P10"><text:s text:c="10"/>i = ((row &amp; 1) &lt;&lt; 1 | (c &amp; 1)) % 3;</text:p>
        </text:list-item>
        <text:list-item>
          <text:p text:style-name="P10"><text:s text:c="10"/>len[c] = len[c] &lt; 3 ? lent[i][0]-<text:span text:style-name="T5">'1'</text:span>+<text:span text:style-name="T5">"120"</text:span>[len[c]] : ph1_bits(4);</text:p>
        </text:list-item>
        <text:list-item>
          <text:p text:style-name="P10"><text:s text:c="10"/>lent[i][0] = lent[i][1];</text:p>
        </text:list-item>
        <text:list-item>
          <text:p text:style-name="P10"><text:s text:c="10"/>lent[i][1] = len[c]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FORC(16) {</text:p>
        </text:list-item>
        <text:list-item>
          <text:p text:style-name="P10"><text:s text:c="8"/>col = tab + (((c &amp; 7) &lt;&lt; 1)^(c &gt;&gt; 3)^(row &amp; 1));</text:p>
        </text:list-item>
        <text:list-item>
          <text:p text:style-name="P10"><text:s text:c="8"/>pred = (pmode == 7 || row &lt; 2)</text:p>
        </text:list-item>
        <text:list-item>
          <text:p text:style-name="P10"><text:s text:c="13"/>? (tab ? RAW(row,tab-2+(col &amp; 1)) : init)</text:p>
        </text:list-item>
        <text:list-item>
          <text:p text:style-name="P10"><text:s text:c="13"/>: (prow[col &amp; 1][col-<text:span text:style-name="T5">'4'</text:span>+<text:span text:style-name="T5">"0224468"</text:span>[pmode]] +</text:p>
        </text:list-item>
        <text:list-item>
          <text:p text:style-name="P10"><text:s text:c="16"/>prow[col &amp; 1][col-<text:span text:style-name="T5">'4'</text:span>+<text:span text:style-name="T5">"0244668"</text:span>[pmode]] + 1) &gt;&gt; 1;</text:p>
        </text:list-item>
        <text:list-item>
          <text:p text:style-name="P10"><text:s text:c="8"/>diff = ph1_bits (i = len[c &gt;&gt; 2]);</text:p>
        </text:list-item>
        <text:list-item>
          <text:p text:style-name="P10"><text:s text:c="8"/><text:span text:style-name="T3">if</text:span> (diff &gt;&gt; (i-1)) diff -= 1 &lt;&lt; i;</text:p>
        </text:list-item>
        <text:list-item>
          <text:p text:style-name="P10"><text:s text:c="8"/>diff = diff * (mag*2+1) + mag;</text:p>
        </text:list-item>
        <text:list-item>
          <text:p text:style-name="P10"><text:s text:c="8"/>RAW(row,col) = pred + diff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><text:soft-page-break/></text:p>
        </text:list-item>
        <text:list-item>
          <text:p text:style-name="P10">#<text:span text:style-name="T8">define</text:span> <text:span text:style-name="T6">HOLE</text:span>(row) ((holes &gt;&gt; (((row) - raw_height) &amp; 7)) &amp; 1)</text:p>
        </text:list-item>
        <text:list-item>
          <text:p text:style-name="P10"/>
        </text:list-item>
        <text:list-item>
          <text:p text:style-name="P11">/* Kudos to Rich Taylor for figuring out SMaL's compression algorithm. */</text:p>
        </text:list-item>
        <text:list-item>
          <text:p text:style-name="P10"><text:span text:style-name="T10">void</text:span> CLASS <text:span text:style-name="T6">smal_decode_segment</text:span> (<text:span text:style-name="T10">unsigned</text:span> seg[2][2], <text:span text:style-name="T10">int</text:span> holes)</text:p>
        </text:list-item>
        <text:list-item>
          <text:p text:style-name="P10">{</text:p>
        </text:list-item>
        <text:list-item>
          <text:p text:style-name="P10"><text:s text:c="2"/>uchar hist[3][13] = {</text:p>
        </text:list-item>
        <text:list-item>
          <text:p text:style-name="P10"><text:s text:c="4"/>{ 7, 7, 0, 0, 63, 55, 47, 39, 31, 23, 15, 7, 0 },</text:p>
        </text:list-item>
        <text:list-item>
          <text:p text:style-name="P10"><text:s text:c="4"/>{ 7, 7, 0, 0, 63, 55, 47, 39, 31, 23, 15, 7, 0 },</text:p>
        </text:list-item>
        <text:list-item>
          <text:p text:style-name="P10"><text:s text:c="4"/>{ 3, 3, 0, 0, 63, <text:s text:c="4"/>47, <text:s text:c="4"/>31, <text:s text:c="4"/>15, <text:s text:c="3"/>0 } };</text:p>
        </text:list-item>
        <text:list-item>
          <text:p text:style-name="P10"><text:s text:c="2"/><text:span text:style-name="T10">int</text:span> low, high=0xff, carry=0, nbits=8;</text:p>
        </text:list-item>
        <text:list-item>
          <text:p text:style-name="P10"><text:s text:c="2"/><text:span text:style-name="T10">int</text:span> pix, s, count, bin, next, i, sym[3];</text:p>
        </text:list-item>
        <text:list-item>
          <text:p text:style-name="P10"><text:s text:c="2"/>uchar diff, pred[]={0,0};</text:p>
        </text:list-item>
        <text:list-item>
          <text:p text:style-name="P10"><text:s text:c="2"/>ushort data=0, range=0;</text:p>
        </text:list-item>
        <text:list-item>
          <text:p text:style-name="P10"/>
        </text:list-item>
        <text:list-item>
          <text:p text:style-name="P10"><text:s text:c="2"/>fseek (ifp, seg[0][1]+1, SEEK_SET);</text:p>
        </text:list-item>
        <text:list-item>
          <text:p text:style-name="P10"><text:s text:c="2"/>getbits(-1);</text:p>
        </text:list-item>
        <text:list-item>
          <text:p text:style-name="P10"><text:s text:c="2"/><text:span text:style-name="T3">if</text:span> (seg[1][0] &gt; raw_width*raw_height)</text:p>
        </text:list-item>
        <text:list-item>
          <text:p text:style-name="P10"><text:s text:c="6"/>seg[1][0] = raw_width*raw_height;</text:p>
        </text:list-item>
        <text:list-item>
          <text:p text:style-name="P10"><text:s text:c="2"/><text:span text:style-name="T3">for</text:span> (pix=seg[0][0]; pix &lt; seg[1][0]; pix++) {</text:p>
        </text:list-item>
        <text:list-item>
          <text:p text:style-name="P10"><text:s text:c="4"/><text:span text:style-name="T3">for</text:span> (s=0; s &lt; 3; s++) {</text:p>
        </text:list-item>
        <text:list-item>
          <text:p text:style-name="P10"><text:s text:c="6"/>data = data &lt;&lt; nbits | getbits(nbits);</text:p>
        </text:list-item>
        <text:list-item>
          <text:p text:style-name="P10"><text:s text:c="6"/><text:span text:style-name="T3">if</text:span> (carry &lt; 0)</text:p>
        </text:list-item>
        <text:list-item>
          <text:p text:style-name="P10"><text:s text:c="8"/>carry = (nbits += carry+1) &lt; 1 ? nbits-1 : 0;</text:p>
        </text:list-item>
        <text:list-item>
          <text:p text:style-name="P10"><text:s text:c="6"/><text:span text:style-name="T3">while</text:span> (--nbits &gt;= 0)</text:p>
        </text:list-item>
        <text:list-item>
          <text:p text:style-name="P10"><text:s text:c="8"/><text:span text:style-name="T3">if</text:span> ((data &gt;&gt; nbits &amp; 0xff) == 0xff) <text:span text:style-name="T3">break</text:span>;</text:p>
        </text:list-item>
        <text:list-item>
          <text:p text:style-name="P10"><text:s text:c="6"/><text:span text:style-name="T3">if</text:span> (nbits &gt; 0)</text:p>
        </text:list-item>
        <text:list-item>
          <text:p text:style-name="P10"><text:s text:c="10"/>data = ((data &amp; ((1 &lt;&lt; (nbits-1)) - 1)) &lt;&lt; 1) |</text:p>
        </text:list-item>
        <text:list-item>
          <text:p text:style-name="P10"><text:s text:c="8"/>((data + (((data &amp; (1 &lt;&lt; (nbits-1)))) &lt;&lt; 1)) &amp; (-1 &lt;&lt; nbits));</text:p>
        </text:list-item>
        <text:list-item>
          <text:p text:style-name="P10"><text:s text:c="6"/><text:span text:style-name="T3">if</text:span> (nbits &gt;= 0) {</text:p>
        </text:list-item>
        <text:list-item>
          <text:p text:style-name="P10"><text:s text:c="8"/>data += getbits(1);</text:p>
        </text:list-item>
        <text:list-item>
          <text:p text:style-name="P10"><text:s text:c="8"/>carry = nbits - 8;</text:p>
        </text:list-item>
        <text:list-item>
          <text:p text:style-name="P10"><text:s text:c="6"/>}</text:p>
        </text:list-item>
        <text:list-item>
          <text:p text:style-name="P10"><text:s text:c="6"/>count = ((((data-range+1) &amp; 0xffff) &lt;&lt; 2) - 1) / (high &gt;&gt; 4);</text:p>
        </text:list-item>
        <text:list-item>
          <text:p text:style-name="P10"><text:s text:c="6"/><text:span text:style-name="T3">for</text:span> (bin=0; hist[s][bin+5] &gt; count; bin++);</text:p>
        </text:list-item>
        <text:list-item>
          <text:p text:style-name="P10"><text:s text:c="16"/>low = hist[s][bin+5] * (high &gt;&gt; 4) &gt;&gt; 2;</text:p>
        </text:list-item>
        <text:list-item>
          <text:p text:style-name="P10"><text:s text:c="6"/><text:span text:style-name="T3">if</text:span> (bin) high = hist[s][bin+4] * (high &gt;&gt; 4) &gt;&gt; 2;</text:p>
        </text:list-item>
        <text:list-item>
          <text:p text:style-name="P10"><text:s text:c="6"/>high -= low;</text:p>
        </text:list-item>
        <text:list-item>
          <text:p text:style-name="P10"><text:s text:c="6"/><text:span text:style-name="T3">for</text:span> (nbits=0; high &lt;&lt; nbits &lt; 128; nbits++);</text:p>
        </text:list-item>
        <text:list-item>
          <text:p text:style-name="P10"><text:s text:c="6"/>range = (range+low) &lt;&lt; nbits;</text:p>
        </text:list-item>
        <text:list-item>
          <text:p text:style-name="P10"><text:s text:c="6"/>high &lt;&lt;= nbits;</text:p>
        </text:list-item>
        <text:list-item>
          <text:p text:style-name="P10"><text:s text:c="6"/>next = hist[s][1];</text:p>
        </text:list-item>
        <text:list-item>
          <text:p text:style-name="P10"><text:s text:c="6"/><text:span text:style-name="T3">if</text:span> (++hist[s][2] &gt; hist[s][3]) {</text:p>
        </text:list-item>
        <text:list-item>
          <text:p text:style-name="P10"><text:s text:c="8"/>next = (next+1) &amp; hist[s][0];</text:p>
        </text:list-item>
        <text:list-item>
          <text:p text:style-name="P10"><text:s text:c="8"/>hist[s][3] = (hist[s][next+4] - hist[s][next+5]) &gt;&gt; 2;</text:p>
        </text:list-item>
        <text:list-item>
          <text:p text:style-name="P10"><text:s text:c="8"/>hist[s][2] = 1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hist[s][hist[s][1]+4] - hist[s][hist[s][1]+5] &gt; 1) {</text:p>
        </text:list-item>
        <text:list-item>
          <text:p text:style-name="P10"><text:s text:c="8"/><text:span text:style-name="T3">if</text:span> (bin &lt; hist[s][1])</text:p>
        </text:list-item>
        <text:list-item>
          <text:p text:style-name="P10"><text:s text:c="10"/><text:span text:style-name="T3">for</text:span> (i=bin; i &lt; hist[s][1]; i++) hist[s][i+5]--;</text:p>
        </text:list-item>
        <text:list-item>
          <text:p text:style-name="P10"><text:s text:c="8"/><text:span text:style-name="T3">else</text:span> <text:span text:style-name="T3">if</text:span> (next &lt;= bin)</text:p>
        </text:list-item>
        <text:list-item>
          <text:p text:style-name="P10"><text:s text:c="10"/><text:span text:style-name="T3">for</text:span> (i=hist[s][1]; i &lt; bin; i++) hist[s][i+5]++;</text:p>
        </text:list-item>
        <text:list-item>
          <text:p text:style-name="P10"><text:s text:c="6"/>}</text:p>
        </text:list-item>
        <text:list-item>
          <text:p text:style-name="P10"><text:s text:c="6"/>hist[s][1] = next;</text:p>
        </text:list-item>
        <text:list-item>
          <text:p text:style-name="P10"><text:s text:c="6"/>sym[s] = bin;</text:p>
        </text:list-item>
        <text:list-item>
          <text:p text:style-name="P10"><text:s text:c="4"/>}</text:p>
        </text:list-item>
        <text:list-item>
          <text:p text:style-name="P10"><text:s text:c="4"/>diff = sym[2] &lt;&lt; 5 | sym[1] &lt;&lt; 2 | (sym[0] &amp; 3);</text:p>
        </text:list-item>
        <text:list-item>
          <text:p text:style-name="P10"><text:s text:c="4"/><text:span text:style-name="T3">if</text:span> (sym[0] &amp; 4)</text:p>
        </text:list-item>
        <text:list-item>
          <text:p text:style-name="P10"><text:s text:c="6"/>diff = diff ? -diff : 0x80;</text:p>
        </text:list-item>
        <text:list-item>
          <text:p text:style-name="P10"><text:s text:c="4"/><text:span text:style-name="T3">if</text:span> (ftell(ifp) + 12 &gt;= seg[1][1])</text:p>
        </text:list-item>
        <text:list-item>
          <text:p text:style-name="P10"><text:s text:c="6"/>diff = 0;</text:p>
        </text:list-item>
        <text:list-item>
          <text:p text:style-name="P10"><text:s text:c="4"/>raw_image[pix] = pred[pix &amp; 1] += diff;</text:p>
        </text:list-item>
        <text:list-item>
          <text:p text:style-name="P10"><text:s text:c="4"/><text:span text:style-name="T3">if</text:span> (!(pix &amp; 1) &amp;&amp; HOLE(pix / raw_width)) pix += 2;</text:p>
        </text:list-item>
        <text:list-item>
          <text:p text:style-name="P10"><text:s text:c="2"/>}</text:p>
        </text:list-item>
        <text:list-item>
          <text:p text:style-name="P10"><text:s text:c="2"/>maximum = 0xff;</text:p>
        </text:list-item>
        <text:list-item>
          <text:p text:style-name="P10"><text:soft-page-break/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mal_v6_load_raw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seg[2][2];</text:p>
        </text:list-item>
        <text:list-item>
          <text:p text:style-name="P10"/>
        </text:list-item>
        <text:list-item>
          <text:p text:style-name="P10"><text:s text:c="2"/>fseek (ifp, 16, SEEK_SET);</text:p>
        </text:list-item>
        <text:list-item>
          <text:p text:style-name="P10"><text:s text:c="2"/>seg[0][0] = 0;</text:p>
        </text:list-item>
        <text:list-item>
          <text:p text:style-name="P10"><text:s text:c="2"/>seg[0][1] = get2();</text:p>
        </text:list-item>
        <text:list-item>
          <text:p text:style-name="P10"><text:s text:c="2"/>seg[1][0] = raw_width * raw_height;</text:p>
        </text:list-item>
        <text:list-item>
          <text:p text:style-name="P10"><text:s text:c="2"/>seg[1][1] = INT_MAX;</text:p>
        </text:list-item>
        <text:list-item>
          <text:p text:style-name="P10"><text:s text:c="2"/>smal_decode_segment (seg, 0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median4</text:span> (<text:span text:style-name="T10">int</text:span> *p)</text:p>
        </text:list-item>
        <text:list-item>
          <text:p text:style-name="P10">{</text:p>
        </text:list-item>
        <text:list-item>
          <text:p text:style-name="P10"><text:s text:c="2"/><text:span text:style-name="T10">int</text:span> min, max, sum, i;</text:p>
        </text:list-item>
        <text:list-item>
          <text:p text:style-name="P10"/>
        </text:list-item>
        <text:list-item>
          <text:p text:style-name="P10"><text:s text:c="2"/>min = max = sum = p[0];</text:p>
        </text:list-item>
        <text:list-item>
          <text:p text:style-name="P10"><text:s text:c="2"/><text:span text:style-name="T3">for</text:span> (i=1; i &lt; 4; i++) {</text:p>
        </text:list-item>
        <text:list-item>
          <text:p text:style-name="P10"><text:s text:c="4"/>sum += p[i];</text:p>
        </text:list-item>
        <text:list-item>
          <text:p text:style-name="P10"><text:s text:c="4"/><text:span text:style-name="T3">if</text:span> (min &gt; p[i]) min = p[i];</text:p>
        </text:list-item>
        <text:list-item>
          <text:p text:style-name="P10"><text:s text:c="4"/><text:span text:style-name="T3">if</text:span> (max &lt; p[i]) max = p[i]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(sum - min - max) &gt;&gt;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fill_holes</text:span> (<text:span text:style-name="T10">int</text:span> holes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val[4];</text:p>
        </text:list-item>
        <text:list-item>
          <text:p text:style-name="P10"/>
        </text:list-item>
        <text:list-item>
          <text:p text:style-name="P10"><text:s text:c="2"/><text:span text:style-name="T3">for</text:span> (row=2; row &lt; height-2; row++) {</text:p>
        </text:list-item>
        <text:list-item>
          <text:p text:style-name="P10"><text:s text:c="4"/><text:span text:style-name="T3">if</text:span> (!HOLE(row)) <text:span text:style-name="T3">continue</text:span>;</text:p>
        </text:list-item>
        <text:list-item>
          <text:p text:style-name="P10"><text:s text:c="4"/><text:span text:style-name="T3">for</text:span> (col=1; col &lt; width-1; col+=4) {</text:p>
        </text:list-item>
        <text:list-item>
          <text:p text:style-name="P10"><text:s text:c="6"/>val[0] = RAW(row-1,col-1);</text:p>
        </text:list-item>
        <text:list-item>
          <text:p text:style-name="P10"><text:s text:c="6"/>val[1] = RAW(row-1,col+1);</text:p>
        </text:list-item>
        <text:list-item>
          <text:p text:style-name="P10"><text:s text:c="6"/>val[2] = RAW(row+1,col-1);</text:p>
        </text:list-item>
        <text:list-item>
          <text:p text:style-name="P10"><text:s text:c="6"/>val[3] = RAW(row+1,col+1);</text:p>
        </text:list-item>
        <text:list-item>
          <text:p text:style-name="P10"><text:s text:c="6"/>RAW(row,col) = median4(val)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col=2; col &lt; width-2; col+=4)</text:p>
        </text:list-item>
        <text:list-item>
          <text:p text:style-name="P10"><text:s text:c="6"/><text:span text:style-name="T3">if</text:span> (HOLE(row-2) || HOLE(row+2))</text:p>
        </text:list-item>
        <text:list-item>
          <text:p text:style-name="P10"><text:s text:c="8"/>RAW(row,col) = (RAW(row,col-2) + RAW(row,col+2)) &gt;&gt; 1;</text:p>
        </text:list-item>
        <text:list-item>
          <text:p text:style-name="P10"><text:s text:c="6"/><text:span text:style-name="T3">else</text:span> {</text:p>
        </text:list-item>
        <text:list-item>
          <text:p text:style-name="P10"><text:s text:c="8"/>val[0] = RAW(row,col-2);</text:p>
        </text:list-item>
        <text:list-item>
          <text:p text:style-name="P10"><text:s text:c="8"/>val[1] = RAW(row,col+2);</text:p>
        </text:list-item>
        <text:list-item>
          <text:p text:style-name="P10"><text:s text:c="8"/>val[2] = RAW(row-2,col);</text:p>
        </text:list-item>
        <text:list-item>
          <text:p text:style-name="P10"><text:s text:c="8"/>val[3] = RAW(row+2,col);</text:p>
        </text:list-item>
        <text:list-item>
          <text:p text:style-name="P10"><text:s text:c="8"/>RAW(row,col) = median4(val);</text:p>
        </text:list-item>
        <text:list-item>
          <text:p text:style-name="P10"><text:s text:c="6"/>}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mal_v9_load_raw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seg[256][2], offset, nseg, holes, i;</text:p>
        </text:list-item>
        <text:list-item>
          <text:p text:style-name="P10"/>
        </text:list-item>
        <text:list-item>
          <text:p text:style-name="P10"><text:s text:c="2"/>fseek (ifp, 67, SEEK_SET);</text:p>
        </text:list-item>
        <text:list-item>
          <text:p text:style-name="P10"><text:s text:c="2"/>offset = get4();</text:p>
        </text:list-item>
        <text:list-item>
          <text:p text:style-name="P10"><text:s text:c="2"/>nseg = (uchar) fgetc(ifp);</text:p>
        </text:list-item>
        <text:list-item>
          <text:p text:style-name="P10"><text:s text:c="2"/>fseek (ifp, offset, SEEK_SET);</text:p>
        </text:list-item>
        <text:list-item>
          <text:p text:style-name="P10"><text:s text:c="2"/><text:span text:style-name="T3">for</text:span> (i=0; i &lt; nseg*2; i++)</text:p>
        </text:list-item>
        <text:list-item>
          <text:p text:style-name="P10"><text:s text:c="4"/>((<text:span text:style-name="T10">unsigned</text:span> *)seg)[i] = get4() + data_offset*(i &amp; 1);</text:p>
        </text:list-item>
        <text:list-item>
          <text:p text:style-name="P10"><text:s text:c="2"/>fseek (ifp, 78, SEEK_SET);</text:p>
        </text:list-item>
        <text:list-item>
          <text:p text:style-name="P10"><text:s text:c="2"/>holes = fgetc(ifp);</text:p>
        </text:list-item>
        <text:list-item>
          <text:p text:style-name="P10"><text:soft-page-break/><text:s text:c="2"/>fseek (ifp, 88, SEEK_SET);</text:p>
        </text:list-item>
        <text:list-item>
          <text:p text:style-name="P10"><text:s text:c="2"/>seg[nseg][0] = raw_height * raw_width;</text:p>
        </text:list-item>
        <text:list-item>
          <text:p text:style-name="P10"><text:s text:c="2"/>seg[nseg][1] = get4() + data_offset;</text:p>
        </text:list-item>
        <text:list-item>
          <text:p text:style-name="P10"><text:s text:c="2"/><text:span text:style-name="T3">for</text:span> (i=0; i &lt; nseg; i++)</text:p>
        </text:list-item>
        <text:list-item>
          <text:p text:style-name="P10"><text:s text:c="4"/>smal_decode_segment (seg+i, holes);</text:p>
        </text:list-item>
        <text:list-item>
          <text:p text:style-name="P10"><text:s text:c="2"/><text:span text:style-name="T3">if</text:span> (holes) fill_holes (holes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redcine_load_raw</text:span>()</text:p>
        </text:list-item>
        <text:list-item>
          <text:p text:style-name="P10">{</text:p>
        </text:list-item>
        <text:list-item>
          <text:p text:style-name="P10">#<text:span text:style-name="T8">ifndef</text:span> <text:span text:style-name="T9">NO_JASPER</text:span></text:p>
        </text:list-item>
        <text:list-item>
          <text:p text:style-name="P10"><text:s text:c="2"/><text:span text:style-name="T10">int</text:span> c, row, col;</text:p>
        </text:list-item>
        <text:list-item>
          <text:p text:style-name="P10"><text:s text:c="2"/>jas_stream_t *in;</text:p>
        </text:list-item>
        <text:list-item>
          <text:p text:style-name="P10"><text:s text:c="2"/>jas_image_t *jimg;</text:p>
        </text:list-item>
        <text:list-item>
          <text:p text:style-name="P10"><text:s text:c="2"/>jas_matrix_t *jmat;</text:p>
        </text:list-item>
        <text:list-item>
          <text:p text:style-name="P10"><text:s text:c="2"/>jas_seqent_t *data;</text:p>
        </text:list-item>
        <text:list-item>
          <text:p text:style-name="P10"><text:s text:c="2"/>ushort *img, *pix;</text:p>
        </text:list-item>
        <text:list-item>
          <text:p text:style-name="P10"/>
        </text:list-item>
        <text:list-item>
          <text:p text:style-name="P10"><text:s text:c="2"/>jas_init();</text:p>
        </text:list-item>
        <text:list-item>
          <text:p text:style-name="P10"><text:s text:c="2"/>in = jas_stream_fopen (ifname, <text:span text:style-name="T5">"rb"</text:span>);</text:p>
        </text:list-item>
        <text:list-item>
          <text:p text:style-name="P10"><text:s text:c="2"/>jas_stream_seek (in, data_offset+20, SEEK_SET);</text:p>
        </text:list-item>
        <text:list-item>
          <text:p text:style-name="P10"><text:s text:c="2"/>jimg = jas_image_decode (in, -1, 0);</text:p>
        </text:list-item>
        <text:list-item>
          <text:p text:style-name="P10"><text:s text:c="2"/><text:span text:style-name="T3">if</text:span> (!jimg) longjmp (failure, 3);</text:p>
        </text:list-item>
        <text:list-item>
          <text:p text:style-name="P10"><text:s text:c="2"/>jmat = jas_matrix_create (height/2, width/2);</text:p>
        </text:list-item>
        <text:list-item>
          <text:p text:style-name="P10"><text:s text:c="2"/>merror (jmat, <text:span text:style-name="T5">"redcine_load_raw()"</text:span>);</text:p>
        </text:list-item>
        <text:list-item>
          <text:p text:style-name="P10"><text:s text:c="2"/>img = (ushort *) calloc ((height+2), (width+2)*2);</text:p>
        </text:list-item>
        <text:list-item>
          <text:p text:style-name="P10"><text:s text:c="2"/>merror (img, <text:span text:style-name="T5">"redcine_load_raw()"</text:span>);</text:p>
        </text:list-item>
        <text:list-item>
          <text:p text:style-name="P10"><text:s text:c="2"/>FORC4 {</text:p>
        </text:list-item>
        <text:list-item>
          <text:p text:style-name="P10"><text:s text:c="4"/>jas_image_readcmpt (jimg, c, 0, 0, width/2, height/2, jmat);</text:p>
        </text:list-item>
        <text:list-item>
          <text:p text:style-name="P10"><text:s text:c="4"/>data = jas_matrix_getref (jmat, 0, 0);</text:p>
        </text:list-item>
        <text:list-item>
          <text:p text:style-name="P10"><text:s text:c="4"/><text:span text:style-name="T3">for</text:span> (row = c &gt;&gt; 1; row &lt; height; row+=2)</text:p>
        </text:list-item>
        <text:list-item>
          <text:p text:style-name="P10"><text:s text:c="6"/><text:span text:style-name="T3">for</text:span> (col = c &amp; 1; col &lt; width; col+=2)</text:p>
        </text:list-item>
        <text:list-item>
          <text:p text:style-name="P10"><text:s text:c="8"/>img[(row+1)*(width+2)+col+1] = data[(row/2)*(width/2)+col/2]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col=1; col &lt;= width; col++) {</text:p>
        </text:list-item>
        <text:list-item>
          <text:p text:style-name="P10"><text:s text:c="4"/>img[col] = img[2*(width+2)+col];</text:p>
        </text:list-item>
        <text:list-item>
          <text:p text:style-name="P10"><text:s text:c="4"/>img[(height+1)*(width+2)+col] = img[(height-1)*(width+2)+col]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row=0; row &lt; height+2; row++) {</text:p>
        </text:list-item>
        <text:list-item>
          <text:p text:style-name="P10"><text:s text:c="4"/>img[row*(width+2)] = img[row*(width+2)+2];</text:p>
        </text:list-item>
        <text:list-item>
          <text:p text:style-name="P10"><text:s text:c="4"/>img[(row+1)*(width+2)-1] = img[(row+1)*(width+2)-3]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row=1; row &lt;= height; row++) {</text:p>
        </text:list-item>
        <text:list-item>
          <text:p text:style-name="P10"><text:s text:c="4"/>pix = img + row*(width+2) + (col = 1 + (FC(row,1) &amp; 1));</text:p>
        </text:list-item>
        <text:list-item>
          <text:p text:style-name="P10"><text:s text:c="4"/><text:span text:style-name="T3">for</text:span> ( <text:s text:c="2"/>; col &lt;= width; col+=2, pix+=2) {</text:p>
        </text:list-item>
        <text:list-item>
          <text:p text:style-name="P10"><text:s text:c="6"/>c = (((pix[0] - 0x800) &lt;&lt; 3) +</text:p>
        </text:list-item>
        <text:list-item>
          <text:p text:style-name="P10"><text:s text:c="8"/>pix[-(width+2)] + pix[width+2] + pix[-1] + pix[1]) &gt;&gt; 2;</text:p>
        </text:list-item>
        <text:list-item>
          <text:p text:style-name="P10"><text:s text:c="6"/>pix[0] = LIM(c,0,4095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</text:p>
        </text:list-item>
        <text:list-item>
          <text:p text:style-name="P10"><text:s text:c="6"/>RAW(row,col) = curve[img[(row+1)*(width+2)+col+1]];</text:p>
        </text:list-item>
        <text:list-item>
          <text:p text:style-name="P10"><text:s text:c="2"/>free (img);</text:p>
        </text:list-item>
        <text:list-item>
          <text:p text:style-name="P10"><text:s text:c="2"/>jas_matrix_destroy (jmat);</text:p>
        </text:list-item>
        <text:list-item>
          <text:p text:style-name="P10"><text:s text:c="2"/>jas_image_destroy (jimg);</text:p>
        </text:list-item>
        <text:list-item>
          <text:p text:style-name="P10"><text:s text:c="2"/>jas_stream_close (in);</text:p>
        </text:list-item>
        <text:list-item>
          <text:p text:style-name="P10">#<text:span text:style-name="T8">endif</text:span>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9">/* RESTRICTED code starts here */</text:p>
        </text:list-item>
        <text:list-item>
          <text:p text:style-name="P9"/>
        </text:list-item>
        <text:list-item>
          <text:p text:style-name="P14"><text:span text:style-name="T10">void</text:span> CLASS <text:span text:style-name="T6">foveon_decoder</text:span> (<text:span text:style-name="T10">unsigned</text:span> size, <text:span text:style-name="T10">unsigned</text:span> code)</text:p>
        </text:list-item>
        <text:list-item>
          <text:p text:style-name="P14">{</text:p>
        </text:list-item>
        <text:list-item>
          <text:p text:style-name="P14"><text:s text:c="2"/><text:span text:style-name="T10">static</text:span> <text:span text:style-name="T10">unsigned</text:span> huff[1024];</text:p>
        </text:list-item>
        <text:list-item>
          <text:p text:style-name="P14"><text:soft-page-break/><text:s text:c="2"/><text:span text:style-name="T10">struct</text:span> decode *cur;</text:p>
        </text:list-item>
        <text:list-item>
          <text:p text:style-name="P14"><text:s text:c="2"/><text:span text:style-name="T10">int</text:span> i, len;</text:p>
        </text:list-item>
        <text:list-item>
          <text:p text:style-name="P14"/>
        </text:list-item>
        <text:list-item>
          <text:p text:style-name="P14"><text:s text:c="2"/><text:span text:style-name="T3">if</text:span> (!code) {</text:p>
        </text:list-item>
        <text:list-item>
          <text:p text:style-name="P14"><text:s text:c="4"/><text:span text:style-name="T3">for</text:span> (i=0; i &lt; size; i++)</text:p>
        </text:list-item>
        <text:list-item>
          <text:p text:style-name="P14"><text:s text:c="6"/>huff[i] = get4();</text:p>
        </text:list-item>
        <text:list-item>
          <text:p text:style-name="P14"><text:s text:c="4"/>memset (first_decode, 0, <text:span text:style-name="T3">sizeof</text:span> first_decode);</text:p>
        </text:list-item>
        <text:list-item>
          <text:p text:style-name="P14"><text:s text:c="4"/>free_decode = first_decode;</text:p>
        </text:list-item>
        <text:list-item>
          <text:p text:style-name="P14"><text:s text:c="2"/>}</text:p>
        </text:list-item>
        <text:list-item>
          <text:p text:style-name="P14"><text:s text:c="2"/>cur = free_decode++;</text:p>
        </text:list-item>
        <text:list-item>
          <text:p text:style-name="P14"><text:s text:c="2"/><text:span text:style-name="T3">if</text:span> (free_decode &gt; first_decode+2048) {</text:p>
        </text:list-item>
        <text:list-item>
          <text:p text:style-name="P14"><text:s text:c="4"/>fprintf (stderr,_(<text:span text:style-name="T5">"%s: decoder table overflow\n"</text:span>), ifname);</text:p>
        </text:list-item>
        <text:list-item>
          <text:p text:style-name="P14"><text:s text:c="4"/>longjmp (failure, 2);</text:p>
        </text:list-item>
        <text:list-item>
          <text:p text:style-name="P14"><text:s text:c="2"/>}</text:p>
        </text:list-item>
        <text:list-item>
          <text:p text:style-name="P14"><text:s text:c="2"/><text:span text:style-name="T3">if</text:span> (code)</text:p>
        </text:list-item>
        <text:list-item>
          <text:p text:style-name="P14"><text:s text:c="4"/><text:span text:style-name="T3">for</text:span> (i=0; i &lt; size; i++)</text:p>
        </text:list-item>
        <text:list-item>
          <text:p text:style-name="P14"><text:s text:c="6"/><text:span text:style-name="T3">if</text:span> (huff[i] == code) {</text:p>
        </text:list-item>
        <text:list-item>
          <text:p text:style-name="P14"><text:s text:c="8"/>cur-&gt;leaf = i;</text:p>
        </text:list-item>
        <text:list-item>
          <text:p text:style-name="P14"><text:s text:c="8"/><text:span text:style-name="T3">return</text:span>;</text:p>
        </text:list-item>
        <text:list-item>
          <text:p text:style-name="P14"><text:s text:c="6"/>}</text:p>
        </text:list-item>
        <text:list-item>
          <text:p text:style-name="P14"><text:s text:c="2"/><text:span text:style-name="T3">if</text:span> ((len = code &gt;&gt; 27) &gt; 26) <text:span text:style-name="T3">return</text:span>;</text:p>
        </text:list-item>
        <text:list-item>
          <text:p text:style-name="P14"><text:s text:c="2"/>code = (len+1) &lt;&lt; 27 | (code &amp; 0x3ffffff) &lt;&lt; 1;</text:p>
        </text:list-item>
        <text:list-item>
          <text:p text:style-name="P14"/>
        </text:list-item>
        <text:list-item>
          <text:p text:style-name="P14"><text:s text:c="2"/>cur-&gt;branch[0] = free_decode;</text:p>
        </text:list-item>
        <text:list-item>
          <text:p text:style-name="P14"><text:s text:c="2"/>foveon_decoder (size, code);</text:p>
        </text:list-item>
        <text:list-item>
          <text:p text:style-name="P14"><text:s text:c="2"/>cur-&gt;branch[1] = free_decode;</text:p>
        </text:list-item>
        <text:list-item>
          <text:p text:style-name="P14"><text:s text:c="2"/>foveon_decoder (size, code+1)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void</text:span> CLASS <text:span text:style-name="T6">foveon_thumb</text:span>()</text:p>
        </text:list-item>
        <text:list-item>
          <text:p text:style-name="P14">{</text:p>
        </text:list-item>
        <text:list-item>
          <text:p text:style-name="P14"><text:s text:c="2"/><text:span text:style-name="T10">unsigned</text:span> bwide, row, col, bitbuf=0, bit=1, c, i;</text:p>
        </text:list-item>
        <text:list-item>
          <text:p text:style-name="P14"><text:s text:c="2"/><text:span text:style-name="T10">char</text:span> *buf;</text:p>
        </text:list-item>
        <text:list-item>
          <text:p text:style-name="P14"><text:s text:c="2"/><text:span text:style-name="T10">struct</text:span> decode *dindex;</text:p>
        </text:list-item>
        <text:list-item>
          <text:p text:style-name="P14"><text:s text:c="2"/><text:span text:style-name="T10">short</text:span> pred[3];</text:p>
        </text:list-item>
        <text:list-item>
          <text:p text:style-name="P14"/>
        </text:list-item>
        <text:list-item>
          <text:p text:style-name="P14"><text:s text:c="2"/>bwide = get4();</text:p>
        </text:list-item>
        <text:list-item>
          <text:p text:style-name="P14"><text:s text:c="2"/>fprintf (ofp, <text:span text:style-name="T5">"P6\n%d %d\n255\n"</text:span>, thumb_width, thumb_height);</text:p>
        </text:list-item>
        <text:list-item>
          <text:p text:style-name="P14"><text:s text:c="2"/><text:span text:style-name="T3">if</text:span> (bwide &gt; 0) {</text:p>
        </text:list-item>
        <text:list-item>
          <text:p text:style-name="P14"><text:s text:c="4"/><text:span text:style-name="T3">if</text:span> (bwide &lt; thumb_width*3) <text:span text:style-name="T3">return</text:span>;</text:p>
        </text:list-item>
        <text:list-item>
          <text:p text:style-name="P14"><text:s text:c="4"/>buf = (<text:span text:style-name="T10">char</text:span> *) malloc (bwide);</text:p>
        </text:list-item>
        <text:list-item>
          <text:p text:style-name="P14"><text:s text:c="4"/>merror (buf, <text:span text:style-name="T5">"foveon_thumb()"</text:span>);</text:p>
        </text:list-item>
        <text:list-item>
          <text:p text:style-name="P14"><text:s text:c="4"/><text:span text:style-name="T3">for</text:span> (row=0; row &lt; thumb_height; row++) {</text:p>
        </text:list-item>
        <text:list-item>
          <text:p text:style-name="P14"><text:s text:c="6"/>fread <text:s/>(buf, 1, bwide, ifp);</text:p>
        </text:list-item>
        <text:list-item>
          <text:p text:style-name="P14"><text:s text:c="6"/>fwrite (buf, 3, thumb_width, ofp);</text:p>
        </text:list-item>
        <text:list-item>
          <text:p text:style-name="P14"><text:s text:c="4"/>}</text:p>
        </text:list-item>
        <text:list-item>
          <text:p text:style-name="P14"><text:s text:c="4"/>free (buf);</text:p>
        </text:list-item>
        <text:list-item>
          <text:p text:style-name="P14"><text:s text:c="4"/><text:span text:style-name="T3">return</text:span>;</text:p>
        </text:list-item>
        <text:list-item>
          <text:p text:style-name="P14"><text:s text:c="2"/>}</text:p>
        </text:list-item>
        <text:list-item>
          <text:p text:style-name="P14"><text:s text:c="2"/>foveon_decoder (256, 0);</text:p>
        </text:list-item>
        <text:list-item>
          <text:p text:style-name="P14"/>
        </text:list-item>
        <text:list-item>
          <text:p text:style-name="P14"><text:s text:c="2"/><text:span text:style-name="T3">for</text:span> (row=0; row &lt; thumb_height; row++) {</text:p>
        </text:list-item>
        <text:list-item>
          <text:p text:style-name="P14"><text:s text:c="4"/>memset (pred, 0, <text:span text:style-name="T3">sizeof</text:span> pred);</text:p>
        </text:list-item>
        <text:list-item>
          <text:p text:style-name="P14"><text:s text:c="4"/><text:span text:style-name="T3">if</text:span> (!bit) get4();</text:p>
        </text:list-item>
        <text:list-item>
          <text:p text:style-name="P14"><text:s text:c="4"/><text:span text:style-name="T3">for</text:span> (bit=col=0; col &lt; thumb_width; col++)</text:p>
        </text:list-item>
        <text:list-item>
          <text:p text:style-name="P14"><text:s text:c="6"/>FORC3 {</text:p>
        </text:list-item>
        <text:list-item>
          <text:p text:style-name="P14"><text:s text:c="8"/><text:span text:style-name="T3">for</text:span> (dindex=first_decode; dindex-&gt;branch[0]; ) {</text:p>
        </text:list-item>
        <text:list-item>
          <text:p text:style-name="P14"><text:s text:c="10"/><text:span text:style-name="T3">if</text:span> ((bit = (bit-1) &amp; 31) == 31)</text:p>
        </text:list-item>
        <text:list-item>
          <text:p text:style-name="P14"><text:s text:c="12"/><text:span text:style-name="T3">for</text:span> (i=0; i &lt; 4; i++)</text:p>
        </text:list-item>
        <text:list-item>
          <text:p text:style-name="P14"><text:s text:c="14"/>bitbuf = (bitbuf &lt;&lt; 8) + fgetc(ifp);</text:p>
        </text:list-item>
        <text:list-item>
          <text:p text:style-name="P14"><text:s text:c="10"/>dindex = dindex-&gt;branch[bitbuf &gt;&gt; bit &amp; 1];</text:p>
        </text:list-item>
        <text:list-item>
          <text:p text:style-name="P14"><text:s text:c="8"/>}</text:p>
        </text:list-item>
        <text:list-item>
          <text:p text:style-name="P14"><text:s text:c="8"/>pred[c] += dindex-&gt;leaf;</text:p>
        </text:list-item>
        <text:list-item>
          <text:p text:style-name="P14"><text:s text:c="8"/>fputc (pred[c], ofp);</text:p>
        </text:list-item>
        <text:list-item>
          <text:p text:style-name="P14"><text:s text:c="6"/>}</text:p>
        </text:list-item>
        <text:list-item>
          <text:p text:style-name="P14"><text:soft-page-break/><text:s text:c="2"/>}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void</text:span> CLASS <text:span text:style-name="T6">foveon_sd_load_raw</text:span>()</text:p>
        </text:list-item>
        <text:list-item>
          <text:p text:style-name="P14">{</text:p>
        </text:list-item>
        <text:list-item>
          <text:p text:style-name="P14"><text:s text:c="2"/><text:span text:style-name="T10">struct</text:span> decode *dindex;</text:p>
        </text:list-item>
        <text:list-item>
          <text:p text:style-name="P14"><text:s text:c="2"/><text:span text:style-name="T10">short</text:span> diff[1024];</text:p>
        </text:list-item>
        <text:list-item>
          <text:p text:style-name="P14"><text:s text:c="2"/><text:span text:style-name="T10">unsigned</text:span> bitbuf=0;</text:p>
        </text:list-item>
        <text:list-item>
          <text:p text:style-name="P14"><text:s text:c="2"/><text:span text:style-name="T10">int</text:span> pred[3], row, col, bit=-1, c, i;</text:p>
        </text:list-item>
        <text:list-item>
          <text:p text:style-name="P14"/>
        </text:list-item>
        <text:list-item>
          <text:p text:style-name="P14"><text:s text:c="2"/>read_shorts ((ushort *) diff, 1024);</text:p>
        </text:list-item>
        <text:list-item>
          <text:p text:style-name="P14"><text:s text:c="2"/><text:span text:style-name="T3">if</text:span> (!load_flags) foveon_decoder (1024, 0);</text:p>
        </text:list-item>
        <text:list-item>
          <text:p text:style-name="P14"/>
        </text:list-item>
        <text:list-item>
          <text:p text:style-name="P14"><text:s text:c="2"/><text:span text:style-name="T3">for</text:span> (row=0; row &lt; height; row++) {</text:p>
        </text:list-item>
        <text:list-item>
          <text:p text:style-name="P14"><text:s text:c="4"/>memset (pred, 0, <text:span text:style-name="T3">sizeof</text:span> pred);</text:p>
        </text:list-item>
        <text:list-item>
          <text:p text:style-name="P14"><text:s text:c="4"/><text:span text:style-name="T3">if</text:span> (!bit &amp;&amp; !load_flags &amp;&amp; atoi(model+2) &lt; 14) get4();</text:p>
        </text:list-item>
        <text:list-item>
          <text:p text:style-name="P14"><text:s text:c="4"/><text:span text:style-name="T3">for</text:span> (col=bit=0; col &lt; width; col++) {</text:p>
        </text:list-item>
        <text:list-item>
          <text:p text:style-name="P14"><text:s text:c="6"/><text:span text:style-name="T3">if</text:span> (load_flags) {</text:p>
        </text:list-item>
        <text:list-item>
          <text:p text:style-name="P14"><text:s text:c="8"/>bitbuf = get4();</text:p>
        </text:list-item>
        <text:list-item>
          <text:p text:style-name="P14"><text:s text:c="8"/>FORC3 pred[2-c] += diff[bitbuf &gt;&gt; c*10 &amp; 0x3ff];</text:p>
        </text:list-item>
        <text:list-item>
          <text:p text:style-name="P14"><text:s text:c="6"/>}</text:p>
        </text:list-item>
        <text:list-item>
          <text:p text:style-name="P14"><text:s text:c="6"/><text:span text:style-name="T3">else</text:span> FORC3 {</text:p>
        </text:list-item>
        <text:list-item>
          <text:p text:style-name="P14"><text:s text:c="8"/><text:span text:style-name="T3">for</text:span> (dindex=first_decode; dindex-&gt;branch[0]; ) {</text:p>
        </text:list-item>
        <text:list-item>
          <text:p text:style-name="P14"><text:s text:c="10"/><text:span text:style-name="T3">if</text:span> ((bit = (bit-1) &amp; 31) == 31)</text:p>
        </text:list-item>
        <text:list-item>
          <text:p text:style-name="P14"><text:s text:c="12"/><text:span text:style-name="T3">for</text:span> (i=0; i &lt; 4; i++)</text:p>
        </text:list-item>
        <text:list-item>
          <text:p text:style-name="P14"><text:s text:c="14"/>bitbuf = (bitbuf &lt;&lt; 8) + fgetc(ifp);</text:p>
        </text:list-item>
        <text:list-item>
          <text:p text:style-name="P14"><text:s text:c="10"/>dindex = dindex-&gt;branch[bitbuf &gt;&gt; bit &amp; 1];</text:p>
        </text:list-item>
        <text:list-item>
          <text:p text:style-name="P14"><text:s text:c="8"/>}</text:p>
        </text:list-item>
        <text:list-item>
          <text:p text:style-name="P14"><text:s text:c="8"/>pred[c] += diff[dindex-&gt;leaf];</text:p>
        </text:list-item>
        <text:list-item>
          <text:p text:style-name="P14"><text:s text:c="8"/><text:span text:style-name="T3">if</text:span> (pred[c] &gt;&gt; 16 &amp;&amp; ~pred[c] &gt;&gt; 16) derror();</text:p>
        </text:list-item>
        <text:list-item>
          <text:p text:style-name="P14"><text:s text:c="6"/>}</text:p>
        </text:list-item>
        <text:list-item>
          <text:p text:style-name="P14"><text:s text:c="6"/>FORC3 image[row*width+col][c] = pred[c];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void</text:span> CLASS <text:span text:style-name="T6">foveon_huff</text:span> (ushort *huff)</text:p>
        </text:list-item>
        <text:list-item>
          <text:p text:style-name="P14">{</text:p>
        </text:list-item>
        <text:list-item>
          <text:p text:style-name="P14"><text:s text:c="2"/><text:span text:style-name="T10">int</text:span> i, j, clen, code;</text:p>
        </text:list-item>
        <text:list-item>
          <text:p text:style-name="P14"/>
        </text:list-item>
        <text:list-item>
          <text:p text:style-name="P14"><text:s text:c="2"/>huff[0] = 8;</text:p>
        </text:list-item>
        <text:list-item>
          <text:p text:style-name="P14"><text:s text:c="2"/><text:span text:style-name="T3">for</text:span> (i=0; i &lt; 13; i++) {</text:p>
        </text:list-item>
        <text:list-item>
          <text:p text:style-name="P14"><text:s text:c="4"/>clen = getc(ifp);</text:p>
        </text:list-item>
        <text:list-item>
          <text:p text:style-name="P14"><text:s text:c="4"/>code = getc(ifp);</text:p>
        </text:list-item>
        <text:list-item>
          <text:p text:style-name="P14"><text:s text:c="4"/><text:span text:style-name="T3">for</text:span> (j=0; j &lt; 256 &gt;&gt; clen; )</text:p>
        </text:list-item>
        <text:list-item>
          <text:p text:style-name="P14"><text:s text:c="6"/>huff[code+ ++j] = clen &lt;&lt; 8 | i;</text:p>
        </text:list-item>
        <text:list-item>
          <text:p text:style-name="P14"><text:s text:c="2"/>}</text:p>
        </text:list-item>
        <text:list-item>
          <text:p text:style-name="P14"><text:s text:c="2"/>get2()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void</text:span> CLASS <text:span text:style-name="T6">foveon_dp_load_raw</text:span>()</text:p>
        </text:list-item>
        <text:list-item>
          <text:p text:style-name="P14">{</text:p>
        </text:list-item>
        <text:list-item>
          <text:p text:style-name="P14"><text:s text:c="2"/><text:span text:style-name="T10">unsigned</text:span> c, roff[4], row, col, diff;</text:p>
        </text:list-item>
        <text:list-item>
          <text:p text:style-name="P14"><text:s text:c="2"/>ushort huff[512], vpred[2][2], hpred[2];</text:p>
        </text:list-item>
        <text:list-item>
          <text:p text:style-name="P14"/>
        </text:list-item>
        <text:list-item>
          <text:p text:style-name="P14"><text:s text:c="2"/>fseek (ifp, 8, SEEK_CUR);</text:p>
        </text:list-item>
        <text:list-item>
          <text:p text:style-name="P14"><text:s text:c="2"/>foveon_huff (huff);</text:p>
        </text:list-item>
        <text:list-item>
          <text:p text:style-name="P14"><text:s text:c="2"/>roff[0] = 48;</text:p>
        </text:list-item>
        <text:list-item>
          <text:p text:style-name="P14"><text:s text:c="2"/>FORC3 roff[c+1] = -(-(roff[c] + get4()) &amp; -16);</text:p>
        </text:list-item>
        <text:list-item>
          <text:p text:style-name="P14"><text:s text:c="2"/>FORC3 {</text:p>
        </text:list-item>
        <text:list-item>
          <text:p text:style-name="P14"><text:s text:c="4"/>fseek (ifp, data_offset+roff[c], SEEK_SET);</text:p>
        </text:list-item>
        <text:list-item>
          <text:p text:style-name="P14"><text:s text:c="4"/>getbits(-1);</text:p>
        </text:list-item>
        <text:list-item>
          <text:p text:style-name="P14"><text:s text:c="4"/>vpred[0][0] = vpred[0][1] = vpred[1][0] = vpred[1][1] = 512;</text:p>
        </text:list-item>
        <text:list-item>
          <text:p text:style-name="P14"><text:s text:c="4"/><text:span text:style-name="T3">for</text:span> (row=0; row &lt; height; row++) {</text:p>
        </text:list-item>
        <text:list-item>
          <text:p text:style-name="P14"><text:s text:c="6"/><text:span text:style-name="T3">for</text:span> (col=0; col &lt; width; col++) {</text:p>
        </text:list-item>
        <text:list-item>
          <text:p text:style-name="P14"><text:soft-page-break/><text:s text:c="8"/>diff = ljpeg_diff(huff);</text:p>
        </text:list-item>
        <text:list-item>
          <text:p text:style-name="P14"><text:s text:c="8"/><text:span text:style-name="T3">if</text:span> (col &lt; 2) hpred[col] = vpred[row &amp; 1][col] += diff;</text:p>
        </text:list-item>
        <text:list-item>
          <text:p text:style-name="P14"><text:s text:c="8"/><text:span text:style-name="T3">else</text:span> hpred[col &amp; 1] += diff;</text:p>
        </text:list-item>
        <text:list-item>
          <text:p text:style-name="P14"><text:s text:c="8"/>image[row*width+col][c] = hpred[col &amp; 1];</text:p>
        </text:list-item>
        <text:list-item>
          <text:p text:style-name="P14"><text:s text:c="6"/>}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void</text:span> CLASS <text:span text:style-name="T6">foveon_load_camf</text:span>()</text:p>
        </text:list-item>
        <text:list-item>
          <text:p text:style-name="P14">{</text:p>
        </text:list-item>
        <text:list-item>
          <text:p text:style-name="P14"><text:s text:c="2"/><text:span text:style-name="T10">unsigned</text:span> type, wide, high, i, j, row, col, diff;</text:p>
        </text:list-item>
        <text:list-item>
          <text:p text:style-name="P14"><text:s text:c="2"/>ushort huff[258], vpred[2][2] = {{512,512},{512,512}}, hpred[2];</text:p>
        </text:list-item>
        <text:list-item>
          <text:p text:style-name="P14"/>
        </text:list-item>
        <text:list-item>
          <text:p text:style-name="P14"><text:s text:c="2"/>fseek (ifp, meta_offset, SEEK_SET);</text:p>
        </text:list-item>
        <text:list-item>
          <text:p text:style-name="P14"><text:s text:c="2"/>type = get4(); <text:s/>get4(); <text:s/>get4();</text:p>
        </text:list-item>
        <text:list-item>
          <text:p text:style-name="P14"><text:s text:c="2"/>wide = get4();</text:p>
        </text:list-item>
        <text:list-item>
          <text:p text:style-name="P14"><text:s text:c="2"/>high = get4();</text:p>
        </text:list-item>
        <text:list-item>
          <text:p text:style-name="P14"><text:s text:c="2"/><text:span text:style-name="T3">if</text:span> (type == 2) {</text:p>
        </text:list-item>
        <text:list-item>
          <text:p text:style-name="P14"><text:s text:c="4"/>fread (meta_data, 1, meta_length, ifp);</text:p>
        </text:list-item>
        <text:list-item>
          <text:p text:style-name="P14"><text:s text:c="4"/><text:span text:style-name="T3">for</text:span> (i=0; i &lt; meta_length; i++) {</text:p>
        </text:list-item>
        <text:list-item>
          <text:p text:style-name="P14"><text:s text:c="6"/>high = (high * 1597 + 51749) % 244944;</text:p>
        </text:list-item>
        <text:list-item>
          <text:p text:style-name="P14"><text:s text:c="6"/>wide = high * (INT64) 301593171 &gt;&gt; 24;</text:p>
        </text:list-item>
        <text:list-item>
          <text:p text:style-name="P14"><text:s text:c="6"/>meta_data[i] ^= ((((high &lt;&lt; 8) - wide) &gt;&gt; 1) + wide) &gt;&gt; 17;</text:p>
        </text:list-item>
        <text:list-item>
          <text:p text:style-name="P14"><text:s text:c="4"/>}</text:p>
        </text:list-item>
        <text:list-item>
          <text:p text:style-name="P14"><text:s text:c="2"/>} <text:span text:style-name="T3">else</text:span> <text:span text:style-name="T3">if</text:span> (type == 4) {</text:p>
        </text:list-item>
        <text:list-item>
          <text:p text:style-name="P14"><text:s text:c="4"/>free (meta_data);</text:p>
        </text:list-item>
        <text:list-item>
          <text:p text:style-name="P14"><text:s text:c="4"/>meta_data = (<text:span text:style-name="T10">char</text:span> *) malloc (meta_length = wide*high*3/2);</text:p>
        </text:list-item>
        <text:list-item>
          <text:p text:style-name="P14"><text:s text:c="4"/>merror (meta_data, <text:span text:style-name="T5">"foveon_load_camf()"</text:span>);</text:p>
        </text:list-item>
        <text:list-item>
          <text:p text:style-name="P14"><text:s text:c="4"/>foveon_huff (huff);</text:p>
        </text:list-item>
        <text:list-item>
          <text:p text:style-name="P14"><text:s text:c="4"/>get4();</text:p>
        </text:list-item>
        <text:list-item>
          <text:p text:style-name="P14"><text:s text:c="4"/>getbits(-1);</text:p>
        </text:list-item>
        <text:list-item>
          <text:p text:style-name="P14"><text:s text:c="4"/><text:span text:style-name="T3">for</text:span> (j=row=0; row &lt; high; row++) {</text:p>
        </text:list-item>
        <text:list-item>
          <text:p text:style-name="P14"><text:s text:c="6"/><text:span text:style-name="T3">for</text:span> (col=0; col &lt; wide; col++) {</text:p>
        </text:list-item>
        <text:list-item>
          <text:p text:style-name="P14"><text:s text:c="8"/>diff = ljpeg_diff(huff);</text:p>
        </text:list-item>
        <text:list-item>
          <text:p text:style-name="P14"><text:s text:c="8"/><text:span text:style-name="T3">if</text:span> (col &lt; 2) hpred[col] = vpred[row &amp; 1][col] += diff;</text:p>
        </text:list-item>
        <text:list-item>
          <text:p text:style-name="P14"><text:s text:c="8"/><text:span text:style-name="T3">else</text:span> <text:s text:c="8"/>hpred[col &amp; 1] += diff;</text:p>
        </text:list-item>
        <text:list-item>
          <text:p text:style-name="P14"><text:s text:c="8"/><text:span text:style-name="T3">if</text:span> (col &amp; 1) {</text:p>
        </text:list-item>
        <text:list-item>
          <text:p text:style-name="P14"><text:s text:c="10"/>meta_data[j++] = hpred[0] &gt;&gt; 4;</text:p>
        </text:list-item>
        <text:list-item>
          <text:p text:style-name="P14"><text:s text:c="10"/>meta_data[j++] = hpred[0] &lt;&lt; 4 | hpred[1] &gt;&gt; 8;</text:p>
        </text:list-item>
        <text:list-item>
          <text:p text:style-name="P14"><text:s text:c="10"/>meta_data[j++] = hpred[1];</text:p>
        </text:list-item>
        <text:list-item>
          <text:p text:style-name="P14"><text:s text:c="8"/>}</text:p>
        </text:list-item>
        <text:list-item>
          <text:p text:style-name="P14"><text:s text:c="6"/>}</text:p>
        </text:list-item>
        <text:list-item>
          <text:p text:style-name="P14"><text:s text:c="4"/>}</text:p>
        </text:list-item>
        <text:list-item>
          <text:p text:style-name="P14"><text:s text:c="2"/>} <text:span text:style-name="T3">else</text:span></text:p>
        </text:list-item>
        <text:list-item>
          <text:p text:style-name="P14"><text:s text:c="4"/>fprintf (stderr,_(<text:span text:style-name="T5">"%s has unknown CAMF type %d.\n"</text:span>), ifname, type)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const</text:span> <text:span text:style-name="T10">char</text:span> * CLASS <text:span text:style-name="T6">foveon_camf_param</text:span> (<text:span text:style-name="T10">const</text:span> <text:span text:style-name="T10">char</text:span> *block, <text:span text:style-name="T10">const</text:span> <text:span text:style-name="T10">char</text:span> *param)</text:p>
        </text:list-item>
        <text:list-item>
          <text:p text:style-name="P14">{</text:p>
        </text:list-item>
        <text:list-item>
          <text:p text:style-name="P14"><text:s text:c="2"/><text:span text:style-name="T10">unsigned</text:span> idx, num;</text:p>
        </text:list-item>
        <text:list-item>
          <text:p text:style-name="P14"><text:s text:c="2"/><text:span text:style-name="T10">char</text:span> *pos, *cp, *dp;</text:p>
        </text:list-item>
        <text:list-item>
          <text:p text:style-name="P14"/>
        </text:list-item>
        <text:list-item>
          <text:p text:style-name="P14"><text:s text:c="2"/><text:span text:style-name="T3">for</text:span> (idx=0; idx &lt; meta_length; idx += sget4(pos+8)) {</text:p>
        </text:list-item>
        <text:list-item>
          <text:p text:style-name="P14"><text:s text:c="4"/>pos = meta_data + idx;</text:p>
        </text:list-item>
        <text:list-item>
          <text:p text:style-name="P14"><text:s text:c="4"/><text:span text:style-name="T3">if</text:span> (strncmp (pos, <text:span text:style-name="T5">"CMb"</text:span>, 3)) <text:span text:style-name="T3">break</text:span>;</text:p>
        </text:list-item>
        <text:list-item>
          <text:p text:style-name="P14"><text:s text:c="4"/><text:span text:style-name="T3">if</text:span> (pos[3] != <text:span text:style-name="T5">'P'</text:span>) <text:span text:style-name="T3">continue</text:span>;</text:p>
        </text:list-item>
        <text:list-item>
          <text:p text:style-name="P14"><text:s text:c="4"/><text:span text:style-name="T3">if</text:span> (strcmp (block, pos+sget4(pos+12))) <text:span text:style-name="T3">continue</text:span>;</text:p>
        </text:list-item>
        <text:list-item>
          <text:p text:style-name="P14"><text:s text:c="4"/>cp = pos + sget4(pos+16);</text:p>
        </text:list-item>
        <text:list-item>
          <text:p text:style-name="P14"><text:s text:c="4"/>num = sget4(cp);</text:p>
        </text:list-item>
        <text:list-item>
          <text:p text:style-name="P14"><text:s text:c="4"/>dp = pos + sget4(cp+4);</text:p>
        </text:list-item>
        <text:list-item>
          <text:p text:style-name="P14"><text:s text:c="4"/><text:span text:style-name="T3">while</text:span> (num--) {</text:p>
        </text:list-item>
        <text:list-item>
          <text:p text:style-name="P14"><text:s text:c="6"/>cp += 8;</text:p>
        </text:list-item>
        <text:list-item>
          <text:p text:style-name="P14"><text:s text:c="6"/><text:span text:style-name="T3">if</text:span> (!strcmp (param, dp+sget4(cp)))</text:p>
        </text:list-item>
        <text:list-item>
          <text:p text:style-name="P14"><text:s text:c="8"/><text:span text:style-name="T3">return</text:span> dp+sget4(cp+4);</text:p>
        </text:list-item>
        <text:list-item>
          <text:p text:style-name="P14"><text:soft-page-break/><text:s text:c="4"/>}</text:p>
        </text:list-item>
        <text:list-item>
          <text:p text:style-name="P14"><text:s text:c="2"/>}</text:p>
        </text:list-item>
        <text:list-item>
          <text:p text:style-name="P14"><text:s text:c="2"/><text:span text:style-name="T3">return</text:span> 0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void</text:span> * CLASS <text:span text:style-name="T6">foveon_camf_matrix</text:span> (<text:span text:style-name="T10">unsigned</text:span> dim[3], <text:span text:style-name="T10">const</text:span> <text:span text:style-name="T10">char</text:span> *name)</text:p>
        </text:list-item>
        <text:list-item>
          <text:p text:style-name="P14">{</text:p>
        </text:list-item>
        <text:list-item>
          <text:p text:style-name="P14"><text:s text:c="2"/><text:span text:style-name="T10">unsigned</text:span> i, idx, type, ndim, size, *mat;</text:p>
        </text:list-item>
        <text:list-item>
          <text:p text:style-name="P14"><text:s text:c="2"/><text:span text:style-name="T10">char</text:span> *pos, *cp, *dp;</text:p>
        </text:list-item>
        <text:list-item>
          <text:p text:style-name="P14"><text:s text:c="2"/><text:span text:style-name="T10">double</text:span> dsize;</text:p>
        </text:list-item>
        <text:list-item>
          <text:p text:style-name="P14"/>
        </text:list-item>
        <text:list-item>
          <text:p text:style-name="P14"><text:s text:c="2"/><text:span text:style-name="T3">for</text:span> (idx=0; idx &lt; meta_length; idx += sget4(pos+8)) {</text:p>
        </text:list-item>
        <text:list-item>
          <text:p text:style-name="P14"><text:s text:c="4"/>pos = meta_data + idx;</text:p>
        </text:list-item>
        <text:list-item>
          <text:p text:style-name="P14"><text:s text:c="4"/><text:span text:style-name="T3">if</text:span> (strncmp (pos, <text:span text:style-name="T5">"CMb"</text:span>, 3)) <text:span text:style-name="T3">break</text:span>;</text:p>
        </text:list-item>
        <text:list-item>
          <text:p text:style-name="P14"><text:s text:c="4"/><text:span text:style-name="T3">if</text:span> (pos[3] != <text:span text:style-name="T5">'M'</text:span>) <text:span text:style-name="T3">continue</text:span>;</text:p>
        </text:list-item>
        <text:list-item>
          <text:p text:style-name="P14"><text:s text:c="4"/><text:span text:style-name="T3">if</text:span> (strcmp (name, pos+sget4(pos+12))) <text:span text:style-name="T3">continue</text:span>;</text:p>
        </text:list-item>
        <text:list-item>
          <text:p text:style-name="P14"><text:s text:c="4"/>dim[0] = dim[1] = dim[2] = 1;</text:p>
        </text:list-item>
        <text:list-item>
          <text:p text:style-name="P14"><text:s text:c="4"/>cp = pos + sget4(pos+16);</text:p>
        </text:list-item>
        <text:list-item>
          <text:p text:style-name="P14"><text:s text:c="4"/>type = sget4(cp);</text:p>
        </text:list-item>
        <text:list-item>
          <text:p text:style-name="P14"><text:s text:c="4"/><text:span text:style-name="T3">if</text:span> ((ndim = sget4(cp+4)) &gt; 3) <text:span text:style-name="T3">break</text:span>;</text:p>
        </text:list-item>
        <text:list-item>
          <text:p text:style-name="P14"><text:s text:c="4"/>dp = pos + sget4(cp+8);</text:p>
        </text:list-item>
        <text:list-item>
          <text:p text:style-name="P14"><text:s text:c="4"/><text:span text:style-name="T3">for</text:span> (i=ndim; i--; ) {</text:p>
        </text:list-item>
        <text:list-item>
          <text:p text:style-name="P14"><text:s text:c="6"/>cp += 12;</text:p>
        </text:list-item>
        <text:list-item>
          <text:p text:style-name="P14"><text:s text:c="6"/>dim[i] = sget4(cp);</text:p>
        </text:list-item>
        <text:list-item>
          <text:p text:style-name="P14"><text:s text:c="4"/>}</text:p>
        </text:list-item>
        <text:list-item>
          <text:p text:style-name="P14"><text:s text:c="4"/><text:span text:style-name="T3">if</text:span> ((dsize = (<text:span text:style-name="T10">double</text:span>) dim[0]*dim[1]*dim[2]) &gt; meta_length/4) <text:span text:style-name="T3">break</text:span>;</text:p>
        </text:list-item>
        <text:list-item>
          <text:p text:style-name="P14"><text:s text:c="4"/>mat = (<text:span text:style-name="T10">unsigned</text:span> *) malloc ((size = dsize) * 4);</text:p>
        </text:list-item>
        <text:list-item>
          <text:p text:style-name="P14"><text:s text:c="4"/>merror (mat, <text:span text:style-name="T5">"foveon_camf_matrix()"</text:span>);</text:p>
        </text:list-item>
        <text:list-item>
          <text:p text:style-name="P14"><text:s text:c="4"/><text:span text:style-name="T3">for</text:span> (i=0; i &lt; size; i++)</text:p>
        </text:list-item>
        <text:list-item>
          <text:p text:style-name="P14"><text:s text:c="6"/><text:span text:style-name="T3">if</text:span> (type &amp;&amp; type != 6)</text:p>
        </text:list-item>
        <text:list-item>
          <text:p text:style-name="P14"><text:s text:c="8"/>mat[i] = sget4(dp + i*4);</text:p>
        </text:list-item>
        <text:list-item>
          <text:p text:style-name="P14"><text:s text:c="6"/><text:span text:style-name="T3">else</text:span></text:p>
        </text:list-item>
        <text:list-item>
          <text:p text:style-name="P14"><text:s text:c="8"/>mat[i] = sget4(dp + i*2) &amp; 0xffff;</text:p>
        </text:list-item>
        <text:list-item>
          <text:p text:style-name="P14"><text:s text:c="4"/><text:span text:style-name="T3">return</text:span> mat;</text:p>
        </text:list-item>
        <text:list-item>
          <text:p text:style-name="P14"><text:s text:c="2"/>}</text:p>
        </text:list-item>
        <text:list-item>
          <text:p text:style-name="P14"><text:s text:c="2"/>fprintf (stderr,_(<text:span text:style-name="T5">"%s: \"%s\" matrix not found!\n"</text:span>), ifname, name);</text:p>
        </text:list-item>
        <text:list-item>
          <text:p text:style-name="P14"><text:s text:c="2"/><text:span text:style-name="T3">return</text:span> 0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int</text:span> CLASS <text:span text:style-name="T6">foveon_fixed</text:span> (<text:span text:style-name="T10">void</text:span> *ptr, <text:span text:style-name="T10">int</text:span> size, <text:span text:style-name="T10">const</text:span> <text:span text:style-name="T10">char</text:span> *name)</text:p>
        </text:list-item>
        <text:list-item>
          <text:p text:style-name="P14">{</text:p>
        </text:list-item>
        <text:list-item>
          <text:p text:style-name="P14"><text:s text:c="2"/><text:span text:style-name="T10">void</text:span> *dp;</text:p>
        </text:list-item>
        <text:list-item>
          <text:p text:style-name="P14"><text:s text:c="2"/><text:span text:style-name="T10">unsigned</text:span> dim[3];</text:p>
        </text:list-item>
        <text:list-item>
          <text:p text:style-name="P14"/>
        </text:list-item>
        <text:list-item>
          <text:p text:style-name="P14"><text:s text:c="2"/><text:span text:style-name="T3">if</text:span> (!name) <text:span text:style-name="T3">return</text:span> 0;</text:p>
        </text:list-item>
        <text:list-item>
          <text:p text:style-name="P14"><text:s text:c="2"/>dp = foveon_camf_matrix (dim, name);</text:p>
        </text:list-item>
        <text:list-item>
          <text:p text:style-name="P14"><text:s text:c="2"/><text:span text:style-name="T3">if</text:span> (!dp) <text:span text:style-name="T3">return</text:span> 0;</text:p>
        </text:list-item>
        <text:list-item>
          <text:p text:style-name="P14"><text:s text:c="2"/>memcpy (ptr, dp, size*4);</text:p>
        </text:list-item>
        <text:list-item>
          <text:p text:style-name="P14"><text:s text:c="2"/>free (dp);</text:p>
        </text:list-item>
        <text:list-item>
          <text:p text:style-name="P14"><text:s text:c="2"/><text:span text:style-name="T3">return</text:span> 1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float</text:span> CLASS <text:span text:style-name="T6">foveon_avg</text:span> (<text:span text:style-name="T10">short</text:span> *pix, <text:span text:style-name="T10">int</text:span> range[2], <text:span text:style-name="T10">float</text:span> cfilt)</text:p>
        </text:list-item>
        <text:list-item>
          <text:p text:style-name="P14">{</text:p>
        </text:list-item>
        <text:list-item>
          <text:p text:style-name="P14"><text:s text:c="2"/><text:span text:style-name="T10">int</text:span> i;</text:p>
        </text:list-item>
        <text:list-item>
          <text:p text:style-name="P14"><text:s text:c="2"/><text:span text:style-name="T10">float</text:span> val, min=FLT_MAX, max=-FLT_MAX, sum=0;</text:p>
        </text:list-item>
        <text:list-item>
          <text:p text:style-name="P14"/>
        </text:list-item>
        <text:list-item>
          <text:p text:style-name="P14"><text:s text:c="2"/><text:span text:style-name="T3">for</text:span> (i=range[0]; i &lt;= range[1]; i++) {</text:p>
        </text:list-item>
        <text:list-item>
          <text:p text:style-name="P14"><text:s text:c="4"/>sum += val = pix[i*4] + (pix[i*4]-pix[(i-1)*4]) * cfilt;</text:p>
        </text:list-item>
        <text:list-item>
          <text:p text:style-name="P14"><text:s text:c="4"/><text:span text:style-name="T3">if</text:span> (min &gt; val) min = val;</text:p>
        </text:list-item>
        <text:list-item>
          <text:p text:style-name="P14"><text:s text:c="4"/><text:span text:style-name="T3">if</text:span> (max &lt; val) max = val;</text:p>
        </text:list-item>
        <text:list-item>
          <text:p text:style-name="P14"><text:s text:c="2"/>}</text:p>
        </text:list-item>
        <text:list-item>
          <text:p text:style-name="P14"><text:s text:c="2"/><text:span text:style-name="T3">if</text:span> (range[1] - range[0] == 1) <text:span text:style-name="T3">return</text:span> sum/2;</text:p>
        </text:list-item>
        <text:list-item>
          <text:p text:style-name="P14"><text:s text:c="2"/><text:span text:style-name="T3">return</text:span> (sum - min - max) / (range[1] - range[0] - 1);</text:p>
        </text:list-item>
        <text:list-item>
          <text:p text:style-name="P14">}</text:p>
        </text:list-item>
        <text:list-item>
          <text:p text:style-name="P14"><text:soft-page-break/></text:p>
        </text:list-item>
        <text:list-item>
          <text:p text:style-name="P14"><text:span text:style-name="T10">short</text:span> * CLASS <text:span text:style-name="T6">foveon_make_curve</text:span> (<text:span text:style-name="T10">double</text:span> max, <text:span text:style-name="T10">double</text:span> mul, <text:span text:style-name="T10">double</text:span> filt)</text:p>
        </text:list-item>
        <text:list-item>
          <text:p text:style-name="P14">{</text:p>
        </text:list-item>
        <text:list-item>
          <text:p text:style-name="P14"><text:s text:c="2"/><text:span text:style-name="T10">short</text:span> *curve;</text:p>
        </text:list-item>
        <text:list-item>
          <text:p text:style-name="P14"><text:s text:c="2"/><text:span text:style-name="T10">unsigned</text:span> i, size;</text:p>
        </text:list-item>
        <text:list-item>
          <text:p text:style-name="P14"><text:s text:c="2"/><text:span text:style-name="T10">double</text:span> x;</text:p>
        </text:list-item>
        <text:list-item>
          <text:p text:style-name="P14"/>
        </text:list-item>
        <text:list-item>
          <text:p text:style-name="P14"><text:s text:c="2"/><text:span text:style-name="T3">if</text:span> (!filt) filt = 0.8;</text:p>
        </text:list-item>
        <text:list-item>
          <text:p text:style-name="P14"><text:s text:c="2"/>size = 4*M_PI*max / filt;</text:p>
        </text:list-item>
        <text:list-item>
          <text:p text:style-name="P14"><text:s text:c="2"/><text:span text:style-name="T3">if</text:span> (size == UINT_MAX) size--;</text:p>
        </text:list-item>
        <text:list-item>
          <text:p text:style-name="P14"><text:s text:c="2"/>curve = (<text:span text:style-name="T10">short</text:span> *) calloc (size+1, <text:span text:style-name="T3">sizeof</text:span> *curve);</text:p>
        </text:list-item>
        <text:list-item>
          <text:p text:style-name="P14"><text:s text:c="2"/>merror (curve, <text:span text:style-name="T5">"foveon_make_curve()"</text:span>);</text:p>
        </text:list-item>
        <text:list-item>
          <text:p text:style-name="P14"><text:s text:c="2"/>curve[0] = size;</text:p>
        </text:list-item>
        <text:list-item>
          <text:p text:style-name="P14"><text:s text:c="2"/><text:span text:style-name="T3">for</text:span> (i=0; i &lt; size; i++) {</text:p>
        </text:list-item>
        <text:list-item>
          <text:p text:style-name="P14"><text:s text:c="4"/>x = i*filt/max/4;</text:p>
        </text:list-item>
        <text:list-item>
          <text:p text:style-name="P14"><text:s text:c="4"/>curve[i+1] = (cos(x)+1)/2 * tanh(i*filt/mul) * mul + 0.5;</text:p>
        </text:list-item>
        <text:list-item>
          <text:p text:style-name="P14"><text:s text:c="2"/>}</text:p>
        </text:list-item>
        <text:list-item>
          <text:p text:style-name="P14"><text:s text:c="2"/><text:span text:style-name="T3">return</text:span> curve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void</text:span> CLASS foveon_make_curves</text:p>
        </text:list-item>
        <text:list-item>
          <text:p text:style-name="P14"><text:s text:c="8"/>(<text:span text:style-name="T10">short</text:span> **curvep, <text:span text:style-name="T10">float</text:span> dq[3], <text:span text:style-name="T10">float</text:span> div[3], <text:span text:style-name="T10">float</text:span> filt)</text:p>
        </text:list-item>
        <text:list-item>
          <text:p text:style-name="P14">{</text:p>
        </text:list-item>
        <text:list-item>
          <text:p text:style-name="P14"><text:s text:c="2"/><text:span text:style-name="T10">double</text:span> mul[3], max=0;</text:p>
        </text:list-item>
        <text:list-item>
          <text:p text:style-name="P14"><text:s text:c="2"/><text:span text:style-name="T10">int</text:span> c;</text:p>
        </text:list-item>
        <text:list-item>
          <text:p text:style-name="P14"/>
        </text:list-item>
        <text:list-item>
          <text:p text:style-name="P14"><text:s text:c="2"/>FORC3 mul[c] = dq[c]/div[c];</text:p>
        </text:list-item>
        <text:list-item>
          <text:p text:style-name="P14"><text:s text:c="2"/>FORC3 <text:span text:style-name="T3">if</text:span> (max &lt; mul[c]) max = mul[c];</text:p>
        </text:list-item>
        <text:list-item>
          <text:p text:style-name="P14"><text:s text:c="2"/>FORC3 curvep[c] = foveon_make_curve (max, mul[c], filt)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<text:span text:style-name="T10">int</text:span> CLASS <text:span text:style-name="T6">foveon_apply_curve</text:span> (<text:span text:style-name="T10">short</text:span> *curve, <text:span text:style-name="T10">int</text:span> i)</text:p>
        </text:list-item>
        <text:list-item>
          <text:p text:style-name="P14">{</text:p>
        </text:list-item>
        <text:list-item>
          <text:p text:style-name="P14"><text:s text:c="2"/><text:span text:style-name="T3">if</text:span> (abs(i) &gt;= curve[0]) <text:span text:style-name="T3">return</text:span> 0;</text:p>
        </text:list-item>
        <text:list-item>
          <text:p text:style-name="P14"><text:s text:c="2"/><text:span text:style-name="T3">return</text:span> i &lt; 0 ? -curve[1-i] : curve[1+i];</text:p>
        </text:list-item>
        <text:list-item>
          <text:p text:style-name="P14">}</text:p>
        </text:list-item>
        <text:list-item>
          <text:p text:style-name="P14"/>
        </text:list-item>
        <text:list-item>
          <text:p text:style-name="P14">#<text:span text:style-name="T8">define</text:span> <text:span text:style-name="T9">image</text:span> ((short (*)[4]) image)</text:p>
        </text:list-item>
        <text:list-item>
          <text:p text:style-name="P14"/>
        </text:list-item>
        <text:list-item>
          <text:p text:style-name="P14"><text:span text:style-name="T10">void</text:span> CLASS <text:span text:style-name="T6">foveon_interpolate</text:span>()</text:p>
        </text:list-item>
        <text:list-item>
          <text:p text:style-name="P14">{</text:p>
        </text:list-item>
        <text:list-item>
          <text:p text:style-name="P14"><text:s text:c="2"/><text:span text:style-name="T10">static</text:span> <text:span text:style-name="T10">const</text:span> <text:span text:style-name="T10">short</text:span> hood[] = { -1,-1, -1,0, -1,1, 0,-1, 0,1, 1,-1, 1,0, 1,1 };</text:p>
        </text:list-item>
        <text:list-item>
          <text:p text:style-name="P14"><text:s text:c="2"/><text:span text:style-name="T10">short</text:span> *pix, prev[3], *curve[8], (*shrink)[3];</text:p>
        </text:list-item>
        <text:list-item>
          <text:p text:style-name="P14"><text:s text:c="2"/><text:span text:style-name="T10">float</text:span> cfilt=0, ddft[3][3][2], ppm[3][3][3];</text:p>
        </text:list-item>
        <text:list-item>
          <text:p text:style-name="P14"><text:s text:c="2"/><text:span text:style-name="T10">float</text:span> cam_xyz[3][3], correct[3][3], last[3][3], trans[3][3];</text:p>
        </text:list-item>
        <text:list-item>
          <text:p text:style-name="P14"><text:s text:c="2"/><text:span text:style-name="T10">float</text:span> chroma_dq[3], color_dq[3], diag[3][3], div[3];</text:p>
        </text:list-item>
        <text:list-item>
          <text:p text:style-name="P14"><text:s text:c="2"/><text:span text:style-name="T10">float</text:span> (*black)[3], (*sgain)[3], (*sgrow)[3];</text:p>
        </text:list-item>
        <text:list-item>
          <text:p text:style-name="P14"><text:s text:c="2"/><text:span text:style-name="T10">float</text:span> fsum[3], val, frow, num;</text:p>
        </text:list-item>
        <text:list-item>
          <text:p text:style-name="P14"><text:s text:c="2"/><text:span text:style-name="T10">int</text:span> row, col, c, i, j, diff, sgx, irow, sum, min, max, limit;</text:p>
        </text:list-item>
        <text:list-item>
          <text:p text:style-name="P14"><text:s text:c="2"/><text:span text:style-name="T10">int</text:span> dscr[2][2], dstb[4], (*smrow[7])[3], total[4], ipix[3];</text:p>
        </text:list-item>
        <text:list-item>
          <text:p text:style-name="P14"><text:s text:c="2"/><text:span text:style-name="T10">int</text:span> work[3][3], smlast, smred, smred_p=0, dev[3];</text:p>
        </text:list-item>
        <text:list-item>
          <text:p text:style-name="P14"><text:s text:c="2"/><text:span text:style-name="T10">int</text:span> satlev[3], keep[4], active[4];</text:p>
        </text:list-item>
        <text:list-item>
          <text:p text:style-name="P14"><text:s text:c="2"/><text:span text:style-name="T10">unsigned</text:span> dim[3], *badpix;</text:p>
        </text:list-item>
        <text:list-item>
          <text:p text:style-name="P14"><text:s text:c="2"/><text:span text:style-name="T10">double</text:span> dsum=0, trsum[3];</text:p>
        </text:list-item>
        <text:list-item>
          <text:p text:style-name="P14"><text:s text:c="2"/><text:span text:style-name="T10">char</text:span> str[128];</text:p>
        </text:list-item>
        <text:list-item>
          <text:p text:style-name="P14"><text:s text:c="2"/><text:span text:style-name="T10">const</text:span> <text:span text:style-name="T10">char</text:span>* cp;</text:p>
        </text:list-item>
        <text:list-item>
          <text:p text:style-name="P14"/>
        </text:list-item>
        <text:list-item>
          <text:p text:style-name="P14"><text:s text:c="2"/><text:span text:style-name="T3">if</text:span> (verbose)</text:p>
        </text:list-item>
        <text:list-item>
          <text:p text:style-name="P14"><text:s text:c="4"/>fprintf (stderr,_(<text:span text:style-name="T5">"Foveon interpolation...\n"</text:span>));</text:p>
        </text:list-item>
        <text:list-item>
          <text:p text:style-name="P14"/>
        </text:list-item>
        <text:list-item>
          <text:p text:style-name="P14"><text:s text:c="2"/>foveon_load_camf();</text:p>
        </text:list-item>
        <text:list-item>
          <text:p text:style-name="P14"><text:s text:c="2"/>foveon_fixed (dscr, 4, <text:span text:style-name="T5">"DarkShieldColRange"</text:span>);</text:p>
        </text:list-item>
        <text:list-item>
          <text:p text:style-name="P14"><text:s text:c="2"/>foveon_fixed (ppm[0][0], 27, <text:span text:style-name="T5">"PostPolyMatrix"</text:span>);</text:p>
        </text:list-item>
        <text:list-item>
          <text:p text:style-name="P14"><text:s text:c="2"/>foveon_fixed (satlev, 3, <text:span text:style-name="T5">"SaturationLevel"</text:span>);</text:p>
        </text:list-item>
        <text:list-item>
          <text:p text:style-name="P14"><text:s text:c="2"/>foveon_fixed (keep, 4, <text:span text:style-name="T5">"KeepImageArea"</text:span>);</text:p>
        </text:list-item>
        <text:list-item>
          <text:p text:style-name="P14"><text:soft-page-break/><text:s text:c="2"/>foveon_fixed (active, 4, <text:span text:style-name="T5">"ActiveImageArea"</text:span>);</text:p>
        </text:list-item>
        <text:list-item>
          <text:p text:style-name="P14"><text:s text:c="2"/>foveon_fixed (chroma_dq, 3, <text:span text:style-name="T5">"ChromaDQ"</text:span>);</text:p>
        </text:list-item>
        <text:list-item>
          <text:p text:style-name="P14"><text:s text:c="2"/>foveon_fixed (color_dq, 3,</text:p>
        </text:list-item>
        <text:list-item>
          <text:p text:style-name="P14"><text:s text:c="8"/>foveon_camf_param (<text:span text:style-name="T5">"IncludeBlocks"</text:span>, <text:span text:style-name="T5">"ColorDQ"</text:span>) ?</text:p>
        </text:list-item>
        <text:list-item>
          <text:p text:style-name="P14"><text:s text:c="16"/><text:span text:style-name="T5">"ColorDQ"</text:span> : <text:span text:style-name="T5">"ColorDQCamRGB"</text:span>);</text:p>
        </text:list-item>
        <text:list-item>
          <text:p text:style-name="P14"><text:s text:c="2"/><text:span text:style-name="T3">if</text:span> (foveon_camf_param (<text:span text:style-name="T5">"IncludeBlocks"</text:span>, <text:span text:style-name="T5">"ColumnFilter"</text:span>))</text:p>
        </text:list-item>
        <text:list-item>
          <text:p text:style-name="P14"><text:s text:c="17"/>foveon_fixed (&amp;cfilt, 1, <text:span text:style-name="T5">"ColumnFilter"</text:span>);</text:p>
        </text:list-item>
        <text:list-item>
          <text:p text:style-name="P14"/>
        </text:list-item>
        <text:list-item>
          <text:p text:style-name="P14"><text:s text:c="2"/>memset (ddft, 0, <text:span text:style-name="T3">sizeof</text:span> ddft);</text:p>
        </text:list-item>
        <text:list-item>
          <text:p text:style-name="P14"><text:s text:c="2"/><text:span text:style-name="T3">if</text:span> (!foveon_camf_param (<text:span text:style-name="T5">"IncludeBlocks"</text:span>, <text:span text:style-name="T5">"DarkDrift"</text:span>)</text:p>
        </text:list-item>
        <text:list-item>
          <text:p text:style-name="P14"><text:s text:c="9"/>|| !foveon_fixed (ddft[1][0], 12, <text:span text:style-name="T5">"DarkDrift"</text:span>))</text:p>
        </text:list-item>
        <text:list-item>
          <text:p text:style-name="P14"><text:s text:c="4"/><text:span text:style-name="T3">for</text:span> (i=0; i &lt; 2; i++) {</text:p>
        </text:list-item>
        <text:list-item>
          <text:p text:style-name="P14"><text:s text:c="6"/>foveon_fixed (dstb, 4, i ? <text:span text:style-name="T5">"DarkShieldBottom"</text:span>:<text:span text:style-name="T5">"DarkShieldTop"</text:span>);</text:p>
        </text:list-item>
        <text:list-item>
          <text:p text:style-name="P14"><text:s text:c="6"/><text:span text:style-name="T3">for</text:span> (row = dstb[1]; row &lt;= dstb[3]; row++)</text:p>
        </text:list-item>
        <text:list-item>
          <text:p text:style-name="P14"><text:s text:c="8"/><text:span text:style-name="T3">for</text:span> (col = dstb[0]; col &lt;= dstb[2]; col++)</text:p>
        </text:list-item>
        <text:list-item>
          <text:p text:style-name="P14"><text:s text:c="10"/>FORC3 ddft[i+1][c][1] += (<text:span text:style-name="T10">short</text:span>) image[row*width+col][c];</text:p>
        </text:list-item>
        <text:list-item>
          <text:p text:style-name="P14"><text:s text:c="6"/>FORC3 ddft[i+1][c][1] /= (dstb[3]-dstb[1]+1) * (dstb[2]-dstb[0]+1);</text:p>
        </text:list-item>
        <text:list-item>
          <text:p text:style-name="P14"><text:s text:c="4"/>}</text:p>
        </text:list-item>
        <text:list-item>
          <text:p text:style-name="P14"/>
        </text:list-item>
        <text:list-item>
          <text:p text:style-name="P14"><text:s text:c="2"/><text:span text:style-name="T3">if</text:span> (!(cp = foveon_camf_param (<text:span text:style-name="T5">"WhiteBalanceIlluminants"</text:span>, model2)))</text:p>
        </text:list-item>
        <text:list-item>
          <text:p text:style-name="P14"><text:s text:c="2"/>{ fprintf (stderr,_(<text:span text:style-name="T5">"%s: Invalid white balance \"%s\"\n"</text:span>), ifname, model2);</text:p>
        </text:list-item>
        <text:list-item>
          <text:p text:style-name="P14"><text:s text:c="4"/><text:span text:style-name="T3">return</text:span>; }</text:p>
        </text:list-item>
        <text:list-item>
          <text:p text:style-name="P14"><text:s text:c="2"/>foveon_fixed (cam_xyz, 9, cp);</text:p>
        </text:list-item>
        <text:list-item>
          <text:p text:style-name="P14"><text:s text:c="2"/>foveon_fixed (correct, 9,</text:p>
        </text:list-item>
        <text:list-item>
          <text:p text:style-name="P14"><text:s text:c="8"/>foveon_camf_param (<text:span text:style-name="T5">"WhiteBalanceCorrections"</text:span>, model2));</text:p>
        </text:list-item>
        <text:list-item>
          <text:p text:style-name="P14"><text:s text:c="2"/>memset (last, 0, <text:span text:style-name="T3">sizeof</text:span> last);</text:p>
        </text:list-item>
        <text:list-item>
          <text:p text:style-name="P14"><text:s text:c="2"/><text:span text:style-name="T3">for</text:span> (i=0; i &lt; 3; i++)</text:p>
        </text:list-item>
        <text:list-item>
          <text:p text:style-name="P14"><text:s text:c="4"/><text:span text:style-name="T3">for</text:span> (j=0; j &lt; 3; j++)</text:p>
        </text:list-item>
        <text:list-item>
          <text:p text:style-name="P14"><text:s text:c="6"/>FORC3 last[i][j] += correct[i][c] * cam_xyz[c][j];</text:p>
        </text:list-item>
        <text:list-item>
          <text:p text:style-name="P14"/>
        </text:list-item>
        <text:list-item>
          <text:p text:style-name="P14"><text:s text:c="2"/>#define LAST(x,y) last[(i+x)%3][(c+y)%3]</text:p>
        </text:list-item>
        <text:list-item>
          <text:p text:style-name="P14"><text:s text:c="2"/><text:span text:style-name="T3">for</text:span> (i=0; i &lt; 3; i++)</text:p>
        </text:list-item>
        <text:list-item>
          <text:p text:style-name="P14"><text:s text:c="4"/>FORC3 diag[c][i] = LAST(1,1)*LAST(2,2) - LAST(1,2)*LAST(2,1);</text:p>
        </text:list-item>
        <text:list-item>
          <text:p text:style-name="P14"><text:s text:c="2"/>#undef LAST</text:p>
        </text:list-item>
        <text:list-item>
          <text:p text:style-name="P14"><text:s text:c="2"/>FORC3 div[c] = diag[c][0]*0.3127 + diag[c][1]*0.329 + diag[c][2]*0.3583;</text:p>
        </text:list-item>
        <text:list-item>
          <text:p text:style-name="P14"><text:s text:c="2"/>sprintf (str, <text:span text:style-name="T5">"%sRGBNeutral"</text:span>, model2);</text:p>
        </text:list-item>
        <text:list-item>
          <text:p text:style-name="P14"><text:s text:c="2"/><text:span text:style-name="T3">if</text:span> (foveon_camf_param (<text:span text:style-name="T5">"IncludeBlocks"</text:span>, str))</text:p>
        </text:list-item>
        <text:list-item>
          <text:p text:style-name="P14"><text:s text:c="4"/>foveon_fixed (div, 3, str);</text:p>
        </text:list-item>
        <text:list-item>
          <text:p text:style-name="P14"><text:s text:c="2"/>num = 0;</text:p>
        </text:list-item>
        <text:list-item>
          <text:p text:style-name="P14"><text:s text:c="2"/>FORC3 <text:span text:style-name="T3">if</text:span> (num &lt; div[c]) num = div[c];</text:p>
        </text:list-item>
        <text:list-item>
          <text:p text:style-name="P14"><text:s text:c="2"/>FORC3 div[c] /= num;</text:p>
        </text:list-item>
        <text:list-item>
          <text:p text:style-name="P14"/>
        </text:list-item>
        <text:list-item>
          <text:p text:style-name="P14"><text:s text:c="2"/>memset (trans, 0, <text:span text:style-name="T3">sizeof</text:span> trans);</text:p>
        </text:list-item>
        <text:list-item>
          <text:p text:style-name="P14"><text:s text:c="2"/><text:span text:style-name="T3">for</text:span> (i=0; i &lt; 3; i++)</text:p>
        </text:list-item>
        <text:list-item>
          <text:p text:style-name="P14"><text:s text:c="4"/><text:span text:style-name="T3">for</text:span> (j=0; j &lt; 3; j++)</text:p>
        </text:list-item>
        <text:list-item>
          <text:p text:style-name="P14"><text:s text:c="6"/>FORC3 trans[i][j] += rgb_cam[i][c] * last[c][j] * div[j];</text:p>
        </text:list-item>
        <text:list-item>
          <text:p text:style-name="P14"><text:s text:c="2"/>FORC3 trsum[c] = trans[c][0] + trans[c][1] + trans[c][2];</text:p>
        </text:list-item>
        <text:list-item>
          <text:p text:style-name="P14"><text:s text:c="2"/>dsum = (6*trsum[0] + 11*trsum[1] + 3*trsum[2]) / 20;</text:p>
        </text:list-item>
        <text:list-item>
          <text:p text:style-name="P14"><text:s text:c="2"/><text:span text:style-name="T3">for</text:span> (i=0; i &lt; 3; i++)</text:p>
        </text:list-item>
        <text:list-item>
          <text:p text:style-name="P14"><text:s text:c="4"/>FORC3 last[i][c] = trans[i][c] * dsum / trsum[i];</text:p>
        </text:list-item>
        <text:list-item>
          <text:p text:style-name="P14"><text:s text:c="2"/>memset (trans, 0, <text:span text:style-name="T3">sizeof</text:span> trans);</text:p>
        </text:list-item>
        <text:list-item>
          <text:p text:style-name="P14"><text:s text:c="2"/><text:span text:style-name="T3">for</text:span> (i=0; i &lt; 3; i++)</text:p>
        </text:list-item>
        <text:list-item>
          <text:p text:style-name="P14"><text:s text:c="4"/><text:span text:style-name="T3">for</text:span> (j=0; j &lt; 3; j++)</text:p>
        </text:list-item>
        <text:list-item>
          <text:p text:style-name="P14"><text:s text:c="6"/>FORC3 trans[i][j] += (i==c ? 32 : -1) * last[c][j] / 30;</text:p>
        </text:list-item>
        <text:list-item>
          <text:p text:style-name="P14"/>
        </text:list-item>
        <text:list-item>
          <text:p text:style-name="P14"><text:s text:c="2"/>foveon_make_curves (curve, color_dq, div, cfilt);</text:p>
        </text:list-item>
        <text:list-item>
          <text:p text:style-name="P14"><text:s text:c="2"/>FORC3 chroma_dq[c] /= 3;</text:p>
        </text:list-item>
        <text:list-item>
          <text:p text:style-name="P14"><text:s text:c="2"/>foveon_make_curves (curve+3, chroma_dq, div, cfilt);</text:p>
        </text:list-item>
        <text:list-item>
          <text:p text:style-name="P14"><text:s text:c="2"/>FORC3 dsum += chroma_dq[c] / div[c];</text:p>
        </text:list-item>
        <text:list-item>
          <text:p text:style-name="P14"><text:s text:c="2"/>curve[6] = foveon_make_curve (dsum, dsum, cfilt);</text:p>
        </text:list-item>
        <text:list-item>
          <text:p text:style-name="P14"><text:s text:c="2"/>curve[7] = foveon_make_curve (dsum*2, dsum*2, cfilt);</text:p>
        </text:list-item>
        <text:list-item>
          <text:p text:style-name="P14"/>
        </text:list-item>
        <text:list-item>
          <text:p text:style-name="P14"><text:s text:c="2"/>sgain = (<text:span text:style-name="T10">float</text:span> (*)[3]) foveon_camf_matrix (dim, <text:span text:style-name="T5">"SpatialGain"</text:span>);</text:p>
        </text:list-item>
        <text:list-item>
          <text:p text:style-name="P14"><text:s text:c="2"/><text:span text:style-name="T3">if</text:span> (!sgain) <text:span text:style-name="T3">return</text:span>;</text:p>
        </text:list-item>
        <text:list-item>
          <text:p text:style-name="P14"><text:s text:c="2"/>sgrow = (<text:span text:style-name="T10">float</text:span> (*)[3]) calloc (dim[1], <text:span text:style-name="T3">sizeof</text:span> *sgrow);</text:p>
        </text:list-item>
        <text:list-item>
          <text:p text:style-name="P14"><text:soft-page-break/><text:s text:c="2"/>sgx = (width + dim[1]-2) / (dim[1]-1);</text:p>
        </text:list-item>
        <text:list-item>
          <text:p text:style-name="P14"/>
        </text:list-item>
        <text:list-item>
          <text:p text:style-name="P14"><text:s text:c="2"/>black = (<text:span text:style-name="T10">float</text:span> (*)[3]) calloc (height, <text:span text:style-name="T3">sizeof</text:span> *black);</text:p>
        </text:list-item>
        <text:list-item>
          <text:p text:style-name="P14"><text:s text:c="2"/><text:span text:style-name="T3">for</text:span> (row=0; row &lt; height; row++) {</text:p>
        </text:list-item>
        <text:list-item>
          <text:p text:style-name="P14"><text:s text:c="4"/><text:span text:style-name="T3">for</text:span> (i=0; i &lt; 6; i++)</text:p>
        </text:list-item>
        <text:list-item>
          <text:p text:style-name="P14"><text:s text:c="6"/>((<text:span text:style-name="T10">float</text:span> *)ddft[0])[i] = ((<text:span text:style-name="T10">float</text:span> *)ddft[1])[i] +</text:p>
        </text:list-item>
        <text:list-item>
          <text:p text:style-name="P14"><text:s text:c="8"/>row / (height-1.0) * (((<text:span text:style-name="T10">float</text:span> *)ddft[2])[i] - ((<text:span text:style-name="T10">float</text:span> *)ddft[1])[i]);</text:p>
        </text:list-item>
        <text:list-item>
          <text:p text:style-name="P14"><text:s text:c="4"/>FORC3 black[row][c] =</text:p>
        </text:list-item>
        <text:list-item>
          <text:p text:style-name="P14"><text:s text:c="8"/>( foveon_avg (image[row*width]+c, dscr[0], cfilt) +</text:p>
        </text:list-item>
        <text:list-item>
          <text:p text:style-name="P14"><text:s text:c="10"/>foveon_avg (image[row*width]+c, dscr[1], cfilt) * 3</text:p>
        </text:list-item>
        <text:list-item>
          <text:p text:style-name="P14"><text:s text:c="10"/>- ddft[0][c][0] ) / 4 - ddft[0][c][1];</text:p>
        </text:list-item>
        <text:list-item>
          <text:p text:style-name="P14"><text:s text:c="2"/>}</text:p>
        </text:list-item>
        <text:list-item>
          <text:p text:style-name="P14"><text:s text:c="2"/>memcpy (black, black+8, <text:span text:style-name="T3">sizeof</text:span> *black*8);</text:p>
        </text:list-item>
        <text:list-item>
          <text:p text:style-name="P14"><text:s text:c="2"/>memcpy (black+height-11, black+height-22, 11*<text:span text:style-name="T3">sizeof</text:span> *black);</text:p>
        </text:list-item>
        <text:list-item>
          <text:p text:style-name="P14"><text:s text:c="2"/>memcpy (last, black, <text:span text:style-name="T3">sizeof</text:span> last);</text:p>
        </text:list-item>
        <text:list-item>
          <text:p text:style-name="P14"/>
        </text:list-item>
        <text:list-item>
          <text:p text:style-name="P14"><text:s text:c="2"/><text:span text:style-name="T3">for</text:span> (row=1; row &lt; height-1; row++) {</text:p>
        </text:list-item>
        <text:list-item>
          <text:p text:style-name="P14"><text:s text:c="4"/>FORC3 <text:span text:style-name="T3">if</text:span> (last[1][c] &gt; last[0][c]) {</text:p>
        </text:list-item>
        <text:list-item>
          <text:p text:style-name="P14"><text:s text:c="8"/><text:span text:style-name="T3">if</text:span> (last[1][c] &gt; last[2][c])</text:p>
        </text:list-item>
        <text:list-item>
          <text:p text:style-name="P14"><text:s text:c="10"/>black[row][c] = (last[0][c] &gt; last[2][c]) ? last[0][c]:last[2][c];</text:p>
        </text:list-item>
        <text:list-item>
          <text:p text:style-name="P14"><text:s text:c="6"/>} <text:span text:style-name="T3">else</text:span></text:p>
        </text:list-item>
        <text:list-item>
          <text:p text:style-name="P14"><text:s text:c="8"/><text:span text:style-name="T3">if</text:span> (last[1][c] &lt; last[2][c])</text:p>
        </text:list-item>
        <text:list-item>
          <text:p text:style-name="P14"><text:s text:c="10"/>black[row][c] = (last[0][c] &lt; last[2][c]) ? last[0][c]:last[2][c];</text:p>
        </text:list-item>
        <text:list-item>
          <text:p text:style-name="P14"><text:s text:c="4"/>memmove (last, last+1, 2*<text:span text:style-name="T3">sizeof</text:span> last[0]);</text:p>
        </text:list-item>
        <text:list-item>
          <text:p text:style-name="P14"><text:s text:c="4"/>memcpy (last[2], black[row+1], <text:span text:style-name="T3">sizeof</text:span> last[2]);</text:p>
        </text:list-item>
        <text:list-item>
          <text:p text:style-name="P14"><text:s text:c="2"/>}</text:p>
        </text:list-item>
        <text:list-item>
          <text:p text:style-name="P14"><text:s text:c="2"/>FORC3 black[row][c] = (last[0][c] + last[1][c])/2;</text:p>
        </text:list-item>
        <text:list-item>
          <text:p text:style-name="P14"><text:s text:c="2"/>FORC3 black[0][c] = (black[1][c] + black[3][c])/2;</text:p>
        </text:list-item>
        <text:list-item>
          <text:p text:style-name="P14"/>
        </text:list-item>
        <text:list-item>
          <text:p text:style-name="P14"><text:s text:c="2"/>val = 1 - exp(-1/24.0);</text:p>
        </text:list-item>
        <text:list-item>
          <text:p text:style-name="P14"><text:s text:c="2"/>memcpy (fsum, black, <text:span text:style-name="T3">sizeof</text:span> fsum);</text:p>
        </text:list-item>
        <text:list-item>
          <text:p text:style-name="P14"><text:s text:c="2"/><text:span text:style-name="T3">for</text:span> (row=1; row &lt; height; row++)</text:p>
        </text:list-item>
        <text:list-item>
          <text:p text:style-name="P14"><text:s text:c="4"/>FORC3 fsum[c] += black[row][c] =</text:p>
        </text:list-item>
        <text:list-item>
          <text:p text:style-name="P14"><text:s text:c="8"/>(black[row][c] - black[row-1][c])*val + black[row-1][c];</text:p>
        </text:list-item>
        <text:list-item>
          <text:p text:style-name="P14"><text:s text:c="2"/>memcpy (last[0], black[height-1], <text:span text:style-name="T3">sizeof</text:span> last[0]);</text:p>
        </text:list-item>
        <text:list-item>
          <text:p text:style-name="P14"><text:s text:c="2"/>FORC3 fsum[c] /= height;</text:p>
        </text:list-item>
        <text:list-item>
          <text:p text:style-name="P14"><text:s text:c="2"/><text:span text:style-name="T3">for</text:span> (row = height; row--; )</text:p>
        </text:list-item>
        <text:list-item>
          <text:p text:style-name="P14"><text:s text:c="4"/>FORC3 last[0][c] = black[row][c] =</text:p>
        </text:list-item>
        <text:list-item>
          <text:p text:style-name="P14"><text:s text:c="8"/>(black[row][c] - fsum[c] - last[0][c])*val + last[0][c];</text:p>
        </text:list-item>
        <text:list-item>
          <text:p text:style-name="P14"/>
        </text:list-item>
        <text:list-item>
          <text:p text:style-name="P14"><text:s text:c="2"/>memset (total, 0, <text:span text:style-name="T3">sizeof</text:span> total);</text:p>
        </text:list-item>
        <text:list-item>
          <text:p text:style-name="P14"><text:s text:c="2"/><text:span text:style-name="T3">for</text:span> (row=2; row &lt; height; row+=4)</text:p>
        </text:list-item>
        <text:list-item>
          <text:p text:style-name="P14"><text:s text:c="4"/><text:span text:style-name="T3">for</text:span> (col=2; col &lt; width; col+=4) {</text:p>
        </text:list-item>
        <text:list-item>
          <text:p text:style-name="P14"><text:s text:c="6"/>FORC3 total[c] += (<text:span text:style-name="T10">short</text:span>) image[row*width+col][c];</text:p>
        </text:list-item>
        <text:list-item>
          <text:p text:style-name="P14"><text:s text:c="6"/>total[3]++;</text:p>
        </text:list-item>
        <text:list-item>
          <text:p text:style-name="P14"><text:s text:c="4"/>}</text:p>
        </text:list-item>
        <text:list-item>
          <text:p text:style-name="P14"><text:s text:c="2"/><text:span text:style-name="T3">for</text:span> (row=0; row &lt; height; row++)</text:p>
        </text:list-item>
        <text:list-item>
          <text:p text:style-name="P14"><text:s text:c="4"/>FORC3 black[row][c] += fsum[c]/2 + total[c]/(total[3]*100.0);</text:p>
        </text:list-item>
        <text:list-item>
          <text:p text:style-name="P14"/>
        </text:list-item>
        <text:list-item>
          <text:p text:style-name="P14"><text:s text:c="2"/><text:span text:style-name="T3">for</text:span> (row=0; row &lt; height; row++) {</text:p>
        </text:list-item>
        <text:list-item>
          <text:p text:style-name="P14"><text:s text:c="4"/><text:span text:style-name="T3">for</text:span> (i=0; i &lt; 6; i++)</text:p>
        </text:list-item>
        <text:list-item>
          <text:p text:style-name="P14"><text:s text:c="6"/>((<text:span text:style-name="T10">float</text:span> *)ddft[0])[i] = ((<text:span text:style-name="T10">float</text:span> *)ddft[1])[i] +</text:p>
        </text:list-item>
        <text:list-item>
          <text:p text:style-name="P14"><text:s text:c="8"/>row / (height-1.0) * (((<text:span text:style-name="T10">float</text:span> *)ddft[2])[i] - ((<text:span text:style-name="T10">float</text:span> *)ddft[1])[i]);</text:p>
        </text:list-item>
        <text:list-item>
          <text:p text:style-name="P14"><text:s text:c="4"/>pix = image[row*width];</text:p>
        </text:list-item>
        <text:list-item>
          <text:p text:style-name="P14"><text:s text:c="4"/>memcpy (prev, pix, <text:span text:style-name="T3">sizeof</text:span> prev);</text:p>
        </text:list-item>
        <text:list-item>
          <text:p text:style-name="P14"><text:s text:c="4"/>frow = row / (height-1.0) * (dim[2]-1);</text:p>
        </text:list-item>
        <text:list-item>
          <text:p text:style-name="P14"><text:s text:c="4"/><text:span text:style-name="T3">if</text:span> ((irow = frow) == dim[2]-1) irow--;</text:p>
        </text:list-item>
        <text:list-item>
          <text:p text:style-name="P14"><text:s text:c="4"/>frow -= irow;</text:p>
        </text:list-item>
        <text:list-item>
          <text:p text:style-name="P14"><text:s text:c="4"/><text:span text:style-name="T3">for</text:span> (i=0; i &lt; dim[1]; i++)</text:p>
        </text:list-item>
        <text:list-item>
          <text:p text:style-name="P14"><text:s text:c="6"/>FORC3 sgrow[i][c] = sgain[ irow <text:s text:c="2"/>*dim[1]+i][c] * (1-frow) +</text:p>
        </text:list-item>
        <text:list-item>
          <text:p text:style-name="P14"><text:s text:c="26"/>sgain[(irow+1)*dim[1]+i][c] * <text:s text:c="3"/>frow;</text:p>
        </text:list-item>
        <text:list-item>
          <text:p text:style-name="P14"><text:s text:c="4"/><text:span text:style-name="T3">for</text:span> (col=0; col &lt; width; col++) {</text:p>
        </text:list-item>
        <text:list-item>
          <text:p text:style-name="P14"><text:s text:c="6"/>FORC3 {</text:p>
        </text:list-item>
        <text:list-item>
          <text:p text:style-name="P14"><text:s text:c="8"/>diff = pix[c] - prev[c];</text:p>
        </text:list-item>
        <text:list-item>
          <text:p text:style-name="P14"><text:s text:c="8"/>prev[c] = pix[c];</text:p>
        </text:list-item>
        <text:list-item>
          <text:p text:style-name="P14"><text:soft-page-break/><text:s text:c="8"/>ipix[c] = pix[c] + floor ((diff + (diff*diff &gt;&gt; 14)) * cfilt</text:p>
        </text:list-item>
        <text:list-item>
          <text:p text:style-name="P14"><text:s text:c="16"/>- ddft[0][c][1] - ddft[0][c][0] * ((<text:span text:style-name="T10">float</text:span>) col/width - 0.5)</text:p>
        </text:list-item>
        <text:list-item>
          <text:p text:style-name="P14"><text:s text:c="16"/>- black[row][c] );</text:p>
        </text:list-item>
        <text:list-item>
          <text:p text:style-name="P14"><text:s text:c="6"/>}</text:p>
        </text:list-item>
        <text:list-item>
          <text:p text:style-name="P14"><text:s text:c="6"/>FORC3 {</text:p>
        </text:list-item>
        <text:list-item>
          <text:p text:style-name="P14"><text:s text:c="8"/>work[0][c] = ipix[c] * ipix[c] &gt;&gt; 14;</text:p>
        </text:list-item>
        <text:list-item>
          <text:p text:style-name="P14"><text:s text:c="8"/>work[2][c] = ipix[c] * work[0][c] &gt;&gt; 14;</text:p>
        </text:list-item>
        <text:list-item>
          <text:p text:style-name="P14"><text:s text:c="8"/>work[1][2-c] = ipix[(c+1) % 3] * ipix[(c+2) % 3] &gt;&gt; 14;</text:p>
        </text:list-item>
        <text:list-item>
          <text:p text:style-name="P14"><text:s text:c="6"/>}</text:p>
        </text:list-item>
        <text:list-item>
          <text:p text:style-name="P14"><text:s text:c="6"/>FORC3 {</text:p>
        </text:list-item>
        <text:list-item>
          <text:p text:style-name="P14"><text:s text:c="8"/><text:span text:style-name="T3">for</text:span> (val=i=0; i &lt; 3; i++)</text:p>
        </text:list-item>
        <text:list-item>
          <text:p text:style-name="P14"><text:s text:c="10"/><text:span text:style-name="T3">for</text:span> ( <text:s/>j=0; j &lt; 3; j++)</text:p>
        </text:list-item>
        <text:list-item>
          <text:p text:style-name="P14"><text:s text:c="12"/>val += ppm[c][i][j] * work[i][j];</text:p>
        </text:list-item>
        <text:list-item>
          <text:p text:style-name="P14"><text:s text:c="8"/>ipix[c] = floor ((ipix[c] + floor(val)) *</text:p>
        </text:list-item>
        <text:list-item>
          <text:p text:style-name="P14"><text:s text:c="16"/>( sgrow[col/sgx <text:s/>][c] * (sgx - col%sgx) +</text:p>
        </text:list-item>
        <text:list-item>
          <text:p text:style-name="P14"><text:s text:c="18"/>sgrow[col/sgx+1][c] * (col%sgx) ) / sgx / div[c]);</text:p>
        </text:list-item>
        <text:list-item>
          <text:p text:style-name="P14"><text:s text:c="8"/><text:span text:style-name="T3">if</text:span> (ipix[c] &gt; 32000) ipix[c] = 32000;</text:p>
        </text:list-item>
        <text:list-item>
          <text:p text:style-name="P14"><text:s text:c="8"/>pix[c] = ipix[c];</text:p>
        </text:list-item>
        <text:list-item>
          <text:p text:style-name="P14"><text:s text:c="6"/>}</text:p>
        </text:list-item>
        <text:list-item>
          <text:p text:style-name="P14"><text:s text:c="6"/>pix += 4;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><text:s text:c="2"/>free (black);</text:p>
        </text:list-item>
        <text:list-item>
          <text:p text:style-name="P14"><text:s text:c="2"/>free (sgrow);</text:p>
        </text:list-item>
        <text:list-item>
          <text:p text:style-name="P14"><text:s text:c="2"/>free (sgain);</text:p>
        </text:list-item>
        <text:list-item>
          <text:p text:style-name="P14"/>
        </text:list-item>
        <text:list-item>
          <text:p text:style-name="P14"><text:s text:c="2"/><text:span text:style-name="T3">if</text:span> ((badpix = (<text:span text:style-name="T10">unsigned</text:span> *) foveon_camf_matrix (dim, <text:span text:style-name="T5">"BadPixels"</text:span>))) {</text:p>
        </text:list-item>
        <text:list-item>
          <text:p text:style-name="P14"><text:s text:c="4"/><text:span text:style-name="T3">for</text:span> (i=0; i &lt; dim[0]; i++) {</text:p>
        </text:list-item>
        <text:list-item>
          <text:p text:style-name="P14"><text:s text:c="6"/>col = (badpix[i] &gt;&gt; 8 &amp; 0xfff) - keep[0];</text:p>
        </text:list-item>
        <text:list-item>
          <text:p text:style-name="P14"><text:s text:c="6"/>row = (badpix[i] &gt;&gt; 20 <text:s text:c="6"/>) - keep[1];</text:p>
        </text:list-item>
        <text:list-item>
          <text:p text:style-name="P14"><text:s text:c="6"/><text:span text:style-name="T3">if</text:span> ((<text:span text:style-name="T10">unsigned</text:span>)(row-1) &gt; height-3 || (<text:span text:style-name="T10">unsigned</text:span>)(col-1) &gt; width-3)</text:p>
        </text:list-item>
        <text:list-item>
          <text:p text:style-name="P14"><text:s text:c="8"/><text:span text:style-name="T3">continue</text:span>;</text:p>
        </text:list-item>
        <text:list-item>
          <text:p text:style-name="P14"><text:s text:c="6"/>memset (fsum, 0, <text:span text:style-name="T3">sizeof</text:span> fsum);</text:p>
        </text:list-item>
        <text:list-item>
          <text:p text:style-name="P14"><text:s text:c="6"/><text:span text:style-name="T3">for</text:span> (sum=j=0; j &lt; 8; j++)</text:p>
        </text:list-item>
        <text:list-item>
          <text:p text:style-name="P14"><text:s text:c="8"/><text:span text:style-name="T3">if</text:span> (badpix[i] &amp; (1 &lt;&lt; j)) {</text:p>
        </text:list-item>
        <text:list-item>
          <text:p text:style-name="P14"><text:s text:c="10"/>FORC3 fsum[c] += (<text:span text:style-name="T10">short</text:span>)</text:p>
        </text:list-item>
        <text:list-item>
          <text:p text:style-name="P14"><text:s text:c="16"/>image[(row+hood[j*2])*width+col+hood[j*2+1]][c];</text:p>
        </text:list-item>
        <text:list-item>
          <text:p text:style-name="P14"><text:s text:c="10"/>sum++;</text:p>
        </text:list-item>
        <text:list-item>
          <text:p text:style-name="P14"><text:s text:c="8"/>}</text:p>
        </text:list-item>
        <text:list-item>
          <text:p text:style-name="P14"><text:s text:c="6"/><text:span text:style-name="T3">if</text:span> (sum) FORC3 image[row*width+col][c] = fsum[c]/sum;</text:p>
        </text:list-item>
        <text:list-item>
          <text:p text:style-name="P14"><text:s text:c="4"/>}</text:p>
        </text:list-item>
        <text:list-item>
          <text:p text:style-name="P14"><text:s text:c="4"/>free (badpix);</text:p>
        </text:list-item>
        <text:list-item>
          <text:p text:style-name="P14"><text:s text:c="2"/>}</text:p>
        </text:list-item>
        <text:list-item>
          <text:p text:style-name="P14"/>
        </text:list-item>
        <text:list-item>
          <text:p text:style-name="P14"><text:s text:c="2"/><text:span text:style-name="T4">/* Array for 5x5 Gaussian averaging of red values */</text:span></text:p>
        </text:list-item>
        <text:list-item>
          <text:p text:style-name="P14"><text:s text:c="2"/>smrow[6] = (<text:span text:style-name="T10">int</text:span> (*)[3]) calloc (width*5, <text:span text:style-name="T3">sizeof</text:span> **smrow);</text:p>
        </text:list-item>
        <text:list-item>
          <text:p text:style-name="P14"><text:s text:c="2"/>merror (smrow[6], <text:span text:style-name="T5">"foveon_interpolate()"</text:span>);</text:p>
        </text:list-item>
        <text:list-item>
          <text:p text:style-name="P14"><text:s text:c="2"/><text:span text:style-name="T3">for</text:span> (i=0; i &lt; 5; i++)</text:p>
        </text:list-item>
        <text:list-item>
          <text:p text:style-name="P14"><text:s text:c="4"/>smrow[i] = smrow[6] + i*width;</text:p>
        </text:list-item>
        <text:list-item>
          <text:p text:style-name="P14"/>
        </text:list-item>
        <text:list-item>
          <text:p text:style-name="P14"><text:s text:c="2"/><text:span text:style-name="T4">/* Sharpen the reds against these Gaussian averages */</text:span></text:p>
        </text:list-item>
        <text:list-item>
          <text:p text:style-name="P14"><text:s text:c="2"/><text:span text:style-name="T3">for</text:span> (smlast=-1, row=2; row &lt; height-2; row++) {</text:p>
        </text:list-item>
        <text:list-item>
          <text:p text:style-name="P14"><text:s text:c="4"/><text:span text:style-name="T3">while</text:span> (smlast &lt; row+2) {</text:p>
        </text:list-item>
        <text:list-item>
          <text:p text:style-name="P14"><text:s text:c="6"/><text:span text:style-name="T3">for</text:span> (i=0; i &lt; 6; i++)</text:p>
        </text:list-item>
        <text:list-item>
          <text:p text:style-name="P14"><text:s text:c="8"/>smrow[(i+5) % 6] = smrow[i];</text:p>
        </text:list-item>
        <text:list-item>
          <text:p text:style-name="P14"><text:s text:c="6"/>pix = image[++smlast*width+2];</text:p>
        </text:list-item>
        <text:list-item>
          <text:p text:style-name="P14"><text:s text:c="6"/><text:span text:style-name="T3">for</text:span> (col=2; col &lt; width-2; col++) {</text:p>
        </text:list-item>
        <text:list-item>
          <text:p text:style-name="P14"><text:s text:c="8"/>smrow[4][col][0] =</text:p>
        </text:list-item>
        <text:list-item>
          <text:p text:style-name="P14"><text:s text:c="10"/>(pix[0]*6 + (pix[-4]+pix[4])*4 + pix[-8]+pix[8] + 8) &gt;&gt; 4;</text:p>
        </text:list-item>
        <text:list-item>
          <text:p text:style-name="P14"><text:s text:c="8"/>pix += 4;</text:p>
        </text:list-item>
        <text:list-item>
          <text:p text:style-name="P14"><text:s text:c="6"/>}</text:p>
        </text:list-item>
        <text:list-item>
          <text:p text:style-name="P14"><text:s text:c="4"/>}</text:p>
        </text:list-item>
        <text:list-item>
          <text:p text:style-name="P14"><text:s text:c="4"/>pix = image[row*width+2];</text:p>
        </text:list-item>
        <text:list-item>
          <text:p text:style-name="P14"><text:s text:c="4"/><text:span text:style-name="T3">for</text:span> (col=2; col &lt; width-2; col++) {</text:p>
        </text:list-item>
        <text:list-item>
          <text:p text:style-name="P14"><text:s text:c="6"/>smred = ( 6 * <text:s/>smrow[2][col][0]</text:p>
        </text:list-item>
        <text:list-item>
          <text:p text:style-name="P14"><text:soft-page-break/><text:s text:c="14"/>+ 4 * (smrow[1][col][0] + smrow[3][col][0])</text:p>
        </text:list-item>
        <text:list-item>
          <text:p text:style-name="P14"><text:s text:c="14"/>+ <text:s text:c="5"/>smrow[0][col][0] + smrow[4][col][0] + 8 ) &gt;&gt; 4;</text:p>
        </text:list-item>
        <text:list-item>
          <text:p text:style-name="P14"><text:s text:c="6"/><text:span text:style-name="T3">if</text:span> (col == 2)</text:p>
        </text:list-item>
        <text:list-item>
          <text:p text:style-name="P14"><text:s text:c="8"/>smred_p = smred;</text:p>
        </text:list-item>
        <text:list-item>
          <text:p text:style-name="P14"><text:s text:c="6"/>i = pix[0] + ((pix[0] - ((smred*7 + smred_p) &gt;&gt; 3)) &gt;&gt; 3);</text:p>
        </text:list-item>
        <text:list-item>
          <text:p text:style-name="P14"><text:s text:c="6"/><text:span text:style-name="T3">if</text:span> (i &gt; 32000) i = 32000;</text:p>
        </text:list-item>
        <text:list-item>
          <text:p text:style-name="P14"><text:s text:c="6"/>pix[0] = i;</text:p>
        </text:list-item>
        <text:list-item>
          <text:p text:style-name="P14"><text:s text:c="6"/>smred_p = smred;</text:p>
        </text:list-item>
        <text:list-item>
          <text:p text:style-name="P14"><text:s text:c="6"/>pix += 4;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/>
        </text:list-item>
        <text:list-item>
          <text:p text:style-name="P14"><text:s text:c="2"/><text:span text:style-name="T4">/* Adjust the brighter pixels for better linearity */</text:span></text:p>
        </text:list-item>
        <text:list-item>
          <text:p text:style-name="P14"><text:s text:c="2"/>min = 0xffff;</text:p>
        </text:list-item>
        <text:list-item>
          <text:p text:style-name="P14"><text:s text:c="2"/>FORC3 {</text:p>
        </text:list-item>
        <text:list-item>
          <text:p text:style-name="P14"><text:s text:c="4"/>i = satlev[c] / div[c];</text:p>
        </text:list-item>
        <text:list-item>
          <text:p text:style-name="P14"><text:s text:c="4"/><text:span text:style-name="T3">if</text:span> (min &gt; i) min = i;</text:p>
        </text:list-item>
        <text:list-item>
          <text:p text:style-name="P14"><text:s text:c="2"/>}</text:p>
        </text:list-item>
        <text:list-item>
          <text:p text:style-name="P14"><text:s text:c="2"/>limit = min * 9 &gt;&gt; 4;</text:p>
        </text:list-item>
        <text:list-item>
          <text:p text:style-name="P14"><text:s text:c="2"/><text:span text:style-name="T3">for</text:span> (pix=image[0]; pix &lt; image[height*width]; pix+=4) {</text:p>
        </text:list-item>
        <text:list-item>
          <text:p text:style-name="P14"><text:s text:c="4"/><text:span text:style-name="T3">if</text:span> (pix[0] &lt;= limit || pix[1] &lt;= limit || pix[2] &lt;= limit)</text:p>
        </text:list-item>
        <text:list-item>
          <text:p text:style-name="P14"><text:s text:c="6"/><text:span text:style-name="T3">continue</text:span>;</text:p>
        </text:list-item>
        <text:list-item>
          <text:p text:style-name="P14"><text:s text:c="4"/>min = max = pix[0];</text:p>
        </text:list-item>
        <text:list-item>
          <text:p text:style-name="P14"><text:s text:c="4"/><text:span text:style-name="T3">for</text:span> (c=1; c &lt; 3; c++) {</text:p>
        </text:list-item>
        <text:list-item>
          <text:p text:style-name="P14"><text:s text:c="6"/><text:span text:style-name="T3">if</text:span> (min &gt; pix[c]) min = pix[c];</text:p>
        </text:list-item>
        <text:list-item>
          <text:p text:style-name="P14"><text:s text:c="6"/><text:span text:style-name="T3">if</text:span> (max &lt; pix[c]) max = pix[c];</text:p>
        </text:list-item>
        <text:list-item>
          <text:p text:style-name="P14"><text:s text:c="4"/>}</text:p>
        </text:list-item>
        <text:list-item>
          <text:p text:style-name="P14"><text:s text:c="4"/><text:span text:style-name="T3">if</text:span> (min &gt;= limit*2) {</text:p>
        </text:list-item>
        <text:list-item>
          <text:p text:style-name="P14"><text:s text:c="6"/>pix[0] = pix[1] = pix[2] = max;</text:p>
        </text:list-item>
        <text:list-item>
          <text:p text:style-name="P14"><text:s text:c="4"/>} <text:span text:style-name="T3">else</text:span> {</text:p>
        </text:list-item>
        <text:list-item>
          <text:p text:style-name="P14"><text:s text:c="6"/>i = 0x4000 - ((min - limit) &lt;&lt; 14) / limit;</text:p>
        </text:list-item>
        <text:list-item>
          <text:p text:style-name="P14"><text:s text:c="6"/>i = 0x4000 - (i*i &gt;&gt; 14);</text:p>
        </text:list-item>
        <text:list-item>
          <text:p text:style-name="P14"><text:s text:c="6"/>i = i*i &gt;&gt; 14;</text:p>
        </text:list-item>
        <text:list-item>
          <text:p text:style-name="P14"><text:s text:c="6"/>FORC3 pix[c] += (max - pix[c]) * i &gt;&gt; 14;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>/*</text:p>
        </text:list-item>
        <text:list-item>
          <text:p text:style-name="P14"><text:s text:c="3"/><text:span text:style-name="T7">Because photons that miss one detector often hit another,</text:span></text:p>
        </text:list-item>
        <text:list-item>
          <text:p text:style-name="P14"><text:s text:c="3"/><text:span text:style-name="T7">the sum R+G+B is much less noisy than the individual colors.</text:span></text:p>
        </text:list-item>
        <text:list-item>
          <text:p text:style-name="P14"><text:s text:c="3"/><text:span text:style-name="T7">So smooth the hues without smoothing the total.</text:span></text:p>
        </text:list-item>
        <text:list-item>
          <text:p text:style-name="P14"><text:s/><text:span text:style-name="T7">*/</text:span></text:p>
        </text:list-item>
        <text:list-item>
          <text:p text:style-name="P14"><text:s text:c="2"/><text:span text:style-name="T3">for</text:span> (smlast=-1, row=2; row &lt; height-2; row++) {</text:p>
        </text:list-item>
        <text:list-item>
          <text:p text:style-name="P14"><text:s text:c="4"/><text:span text:style-name="T3">while</text:span> (smlast &lt; row+2) {</text:p>
        </text:list-item>
        <text:list-item>
          <text:p text:style-name="P14"><text:s text:c="6"/><text:span text:style-name="T3">for</text:span> (i=0; i &lt; 6; i++)</text:p>
        </text:list-item>
        <text:list-item>
          <text:p text:style-name="P14"><text:s text:c="8"/>smrow[(i+5) % 6] = smrow[i];</text:p>
        </text:list-item>
        <text:list-item>
          <text:p text:style-name="P14"><text:s text:c="6"/>pix = image[++smlast*width+2];</text:p>
        </text:list-item>
        <text:list-item>
          <text:p text:style-name="P14"><text:s text:c="6"/><text:span text:style-name="T3">for</text:span> (col=2; col &lt; width-2; col++) {</text:p>
        </text:list-item>
        <text:list-item>
          <text:p text:style-name="P14"><text:s text:c="8"/>FORC3 smrow[4][col][c] = (pix[c-4]+2*pix[c]+pix[c+4]+2) &gt;&gt; 2;</text:p>
        </text:list-item>
        <text:list-item>
          <text:p text:style-name="P14"><text:s text:c="8"/>pix += 4;</text:p>
        </text:list-item>
        <text:list-item>
          <text:p text:style-name="P14"><text:s text:c="6"/>}</text:p>
        </text:list-item>
        <text:list-item>
          <text:p text:style-name="P14"><text:s text:c="4"/>}</text:p>
        </text:list-item>
        <text:list-item>
          <text:p text:style-name="P14"><text:s text:c="4"/>pix = image[row*width+2];</text:p>
        </text:list-item>
        <text:list-item>
          <text:p text:style-name="P14"><text:s text:c="4"/><text:span text:style-name="T3">for</text:span> (col=2; col &lt; width-2; col++) {</text:p>
        </text:list-item>
        <text:list-item>
          <text:p text:style-name="P14"><text:s text:c="6"/>FORC3 dev[c] = -foveon_apply_curve (curve[7], pix[c] -</text:p>
        </text:list-item>
        <text:list-item>
          <text:p text:style-name="P14"><text:s text:c="8"/>((smrow[1][col][c] + 2*smrow[2][col][c] + smrow[3][col][c]) &gt;&gt; 2));</text:p>
        </text:list-item>
        <text:list-item>
          <text:p text:style-name="P14"><text:s text:c="6"/>sum = (dev[0] + dev[1] + dev[2]) &gt;&gt; 3;</text:p>
        </text:list-item>
        <text:list-item>
          <text:p text:style-name="P14"><text:s text:c="6"/>FORC3 pix[c] += dev[c] - sum;</text:p>
        </text:list-item>
        <text:list-item>
          <text:p text:style-name="P14"><text:s text:c="6"/>pix += 4;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><text:s text:c="2"/><text:span text:style-name="T3">for</text:span> (smlast=-1, row=2; row &lt; height-2; row++) {</text:p>
        </text:list-item>
        <text:list-item>
          <text:p text:style-name="P14"><text:s text:c="4"/><text:span text:style-name="T3">while</text:span> (smlast &lt; row+2) {</text:p>
        </text:list-item>
        <text:list-item>
          <text:p text:style-name="P14"><text:s text:c="6"/><text:span text:style-name="T3">for</text:span> (i=0; i &lt; 6; i++)</text:p>
        </text:list-item>
        <text:list-item>
          <text:p text:style-name="P14"><text:s text:c="8"/>smrow[(i+5) % 6] = smrow[i];</text:p>
        </text:list-item>
        <text:list-item>
          <text:p text:style-name="P14"><text:s text:c="6"/>pix = image[++smlast*width+2];</text:p>
        </text:list-item>
        <text:list-item>
          <text:p text:style-name="P14"><text:soft-page-break/><text:s text:c="6"/><text:span text:style-name="T3">for</text:span> (col=2; col &lt; width-2; col++) {</text:p>
        </text:list-item>
        <text:list-item>
          <text:p text:style-name="P14"><text:s text:c="8"/>FORC3 smrow[4][col][c] =</text:p>
        </text:list-item>
        <text:list-item>
          <text:p text:style-name="P14"><text:s text:c="16"/>(pix[c-8]+pix[c-4]+pix[c]+pix[c+4]+pix[c+8]+2) &gt;&gt; 2;</text:p>
        </text:list-item>
        <text:list-item>
          <text:p text:style-name="P14"><text:s text:c="8"/>pix += 4;</text:p>
        </text:list-item>
        <text:list-item>
          <text:p text:style-name="P14"><text:s text:c="6"/>}</text:p>
        </text:list-item>
        <text:list-item>
          <text:p text:style-name="P14"><text:s text:c="4"/>}</text:p>
        </text:list-item>
        <text:list-item>
          <text:p text:style-name="P14"><text:s text:c="4"/>pix = image[row*width+2];</text:p>
        </text:list-item>
        <text:list-item>
          <text:p text:style-name="P14"><text:s text:c="4"/><text:span text:style-name="T3">for</text:span> (col=2; col &lt; width-2; col++) {</text:p>
        </text:list-item>
        <text:list-item>
          <text:p text:style-name="P14"><text:s text:c="6"/><text:span text:style-name="T3">for</text:span> (total[3]=375, sum=60, c=0; c &lt; 3; c++) {</text:p>
        </text:list-item>
        <text:list-item>
          <text:p text:style-name="P14"><text:s text:c="8"/><text:span text:style-name="T3">for</text:span> (total[c]=i=0; i &lt; 5; i++)</text:p>
        </text:list-item>
        <text:list-item>
          <text:p text:style-name="P14"><text:s text:c="10"/>total[c] += smrow[i][col][c];</text:p>
        </text:list-item>
        <text:list-item>
          <text:p text:style-name="P14"><text:s text:c="8"/>total[3] += total[c];</text:p>
        </text:list-item>
        <text:list-item>
          <text:p text:style-name="P14"><text:s text:c="8"/>sum += pix[c];</text:p>
        </text:list-item>
        <text:list-item>
          <text:p text:style-name="P14"><text:s text:c="6"/>}</text:p>
        </text:list-item>
        <text:list-item>
          <text:p text:style-name="P14"><text:s text:c="6"/><text:span text:style-name="T3">if</text:span> (sum &lt; 0) sum = 0;</text:p>
        </text:list-item>
        <text:list-item>
          <text:p text:style-name="P14"><text:s text:c="6"/>j = total[3] &gt; 375 ? (sum &lt;&lt; 16) / total[3] : sum * 174;</text:p>
        </text:list-item>
        <text:list-item>
          <text:p text:style-name="P14"><text:s text:c="6"/>FORC3 pix[c] += foveon_apply_curve (curve[6],</text:p>
        </text:list-item>
        <text:list-item>
          <text:p text:style-name="P14"><text:s text:c="16"/>((j*total[c] + 0x8000) &gt;&gt; 16) - pix[c]);</text:p>
        </text:list-item>
        <text:list-item>
          <text:p text:style-name="P14"><text:s text:c="6"/>pix += 4;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/>
        </text:list-item>
        <text:list-item>
          <text:p text:style-name="P14"><text:s text:c="2"/><text:span text:style-name="T4">/* Transform the image to a different colorspace */</text:span></text:p>
        </text:list-item>
        <text:list-item>
          <text:p text:style-name="P14"><text:s text:c="2"/><text:span text:style-name="T3">for</text:span> (pix=image[0]; pix &lt; image[height*width]; pix+=4) {</text:p>
        </text:list-item>
        <text:list-item>
          <text:p text:style-name="P14"><text:s text:c="4"/>FORC3 pix[c] -= foveon_apply_curve (curve[c], pix[c]);</text:p>
        </text:list-item>
        <text:list-item>
          <text:p text:style-name="P14"><text:s text:c="4"/>sum = (pix[0]+pix[1]+pix[1]+pix[2]) &gt;&gt; 2;</text:p>
        </text:list-item>
        <text:list-item>
          <text:p text:style-name="P14"><text:s text:c="4"/>FORC3 pix[c] -= foveon_apply_curve (curve[c], pix[c]-sum);</text:p>
        </text:list-item>
        <text:list-item>
          <text:p text:style-name="P14"><text:s text:c="4"/>FORC3 {</text:p>
        </text:list-item>
        <text:list-item>
          <text:p text:style-name="P14"><text:s text:c="6"/><text:span text:style-name="T3">for</text:span> (dsum=i=0; i &lt; 3; i++)</text:p>
        </text:list-item>
        <text:list-item>
          <text:p text:style-name="P14"><text:s text:c="8"/>dsum += trans[c][i] * pix[i];</text:p>
        </text:list-item>
        <text:list-item>
          <text:p text:style-name="P14"><text:s text:c="6"/><text:span text:style-name="T3">if</text:span> (dsum &lt; 0) <text:s/>dsum = 0;</text:p>
        </text:list-item>
        <text:list-item>
          <text:p text:style-name="P14"><text:s text:c="6"/><text:span text:style-name="T3">if</text:span> (dsum &gt; 24000) dsum = 24000;</text:p>
        </text:list-item>
        <text:list-item>
          <text:p text:style-name="P14"><text:s text:c="6"/>ipix[c] = dsum + 0.5;</text:p>
        </text:list-item>
        <text:list-item>
          <text:p text:style-name="P14"><text:s text:c="4"/>}</text:p>
        </text:list-item>
        <text:list-item>
          <text:p text:style-name="P14"><text:s text:c="4"/>FORC3 pix[c] = ipix[c];</text:p>
        </text:list-item>
        <text:list-item>
          <text:p text:style-name="P14"><text:s text:c="2"/>}</text:p>
        </text:list-item>
        <text:list-item>
          <text:p text:style-name="P14"/>
        </text:list-item>
        <text:list-item>
          <text:p text:style-name="P14"><text:s text:c="2"/><text:span text:style-name="T4">/* Smooth the image bottom-to-top and save at 1/4 scale */</text:span></text:p>
        </text:list-item>
        <text:list-item>
          <text:p text:style-name="P14"><text:s text:c="2"/>shrink = (<text:span text:style-name="T10">short</text:span> (*)[3]) calloc ((height/4), (width/4)*<text:span text:style-name="T3">sizeof</text:span> *shrink);</text:p>
        </text:list-item>
        <text:list-item>
          <text:p text:style-name="P14"><text:s text:c="2"/>merror (shrink, <text:span text:style-name="T5">"foveon_interpolate()"</text:span>);</text:p>
        </text:list-item>
        <text:list-item>
          <text:p text:style-name="P14"><text:s text:c="2"/><text:span text:style-name="T3">for</text:span> (row = height/4; row--; )</text:p>
        </text:list-item>
        <text:list-item>
          <text:p text:style-name="P14"><text:s text:c="4"/><text:span text:style-name="T3">for</text:span> (col=0; col &lt; width/4; col++) {</text:p>
        </text:list-item>
        <text:list-item>
          <text:p text:style-name="P14"><text:s text:c="6"/>ipix[0] = ipix[1] = ipix[2] = 0;</text:p>
        </text:list-item>
        <text:list-item>
          <text:p text:style-name="P14"><text:s text:c="6"/><text:span text:style-name="T3">for</text:span> (i=0; i &lt; 4; i++)</text:p>
        </text:list-item>
        <text:list-item>
          <text:p text:style-name="P14"><text:s text:c="8"/><text:span text:style-name="T3">for</text:span> (j=0; j &lt; 4; j++)</text:p>
        </text:list-item>
        <text:list-item>
          <text:p text:style-name="P14"><text:s text:c="10"/>FORC3 ipix[c] += image[(row*4+i)*width+col*4+j][c];</text:p>
        </text:list-item>
        <text:list-item>
          <text:p text:style-name="P14"><text:s text:c="6"/>FORC3</text:p>
        </text:list-item>
        <text:list-item>
          <text:p text:style-name="P14"><text:s text:c="8"/><text:span text:style-name="T3">if</text:span> (row+2 &gt; height/4)</text:p>
        </text:list-item>
        <text:list-item>
          <text:p text:style-name="P14"><text:s text:c="10"/>shrink[row*(width/4)+col][c] = ipix[c] &gt;&gt; 4;</text:p>
        </text:list-item>
        <text:list-item>
          <text:p text:style-name="P14"><text:s text:c="8"/><text:span text:style-name="T3">else</text:span></text:p>
        </text:list-item>
        <text:list-item>
          <text:p text:style-name="P14"><text:s text:c="10"/>shrink[row*(width/4)+col][c] =</text:p>
        </text:list-item>
        <text:list-item>
          <text:p text:style-name="P14"><text:s text:c="12"/>(shrink[(row+1)*(width/4)+col][c]*1840 + ipix[c]*141 + 2048) &gt;&gt; 12;</text:p>
        </text:list-item>
        <text:list-item>
          <text:p text:style-name="P14"><text:s text:c="4"/>}</text:p>
        </text:list-item>
        <text:list-item>
          <text:p text:style-name="P14"><text:s text:c="2"/><text:span text:style-name="T4">/* From the 1/4-scale image, smooth right-to-left */</text:span></text:p>
        </text:list-item>
        <text:list-item>
          <text:p text:style-name="P14"><text:s text:c="2"/><text:span text:style-name="T3">for</text:span> (row=0; row &lt; (height &amp; ~3); row++) {</text:p>
        </text:list-item>
        <text:list-item>
          <text:p text:style-name="P14"><text:s text:c="4"/>ipix[0] = ipix[1] = ipix[2] = 0;</text:p>
        </text:list-item>
        <text:list-item>
          <text:p text:style-name="P14"><text:s text:c="4"/><text:span text:style-name="T3">if</text:span> ((row &amp; 3) == 0)</text:p>
        </text:list-item>
        <text:list-item>
          <text:p text:style-name="P14"><text:s text:c="6"/><text:span text:style-name="T3">for</text:span> (col = width &amp; ~3 ; col--; )</text:p>
        </text:list-item>
        <text:list-item>
          <text:p text:style-name="P14"><text:s text:c="8"/>FORC3 smrow[0][col][c] = ipix[c] =</text:p>
        </text:list-item>
        <text:list-item>
          <text:p text:style-name="P14"><text:s text:c="10"/>(shrink[(row/4)*(width/4)+col/4][c]*1485 + ipix[c]*6707 + 4096) &gt;&gt; 13;</text:p>
        </text:list-item>
        <text:list-item>
          <text:p text:style-name="P14"/>
        </text:list-item>
        <text:list-item>
          <text:p text:style-name="P14"><text:s text:c="2"/><text:span text:style-name="T4">/* Then smooth left-to-right */</text:span></text:p>
        </text:list-item>
        <text:list-item>
          <text:p text:style-name="P14"><text:s text:c="4"/>ipix[0] = ipix[1] = ipix[2] = 0;</text:p>
        </text:list-item>
        <text:list-item>
          <text:p text:style-name="P14"><text:s text:c="4"/><text:span text:style-name="T3">for</text:span> (col=0; col &lt; (width &amp; ~3); col++)</text:p>
        </text:list-item>
        <text:list-item>
          <text:p text:style-name="P14"><text:s text:c="6"/>FORC3 smrow[1][col][c] = ipix[c] =</text:p>
        </text:list-item>
        <text:list-item>
          <text:p text:style-name="P14"><text:soft-page-break/><text:s text:c="8"/>(smrow[0][col][c]*1485 + ipix[c]*6707 + 4096) &gt;&gt; 13;</text:p>
        </text:list-item>
        <text:list-item>
          <text:p text:style-name="P14"/>
        </text:list-item>
        <text:list-item>
          <text:p text:style-name="P14"><text:s text:c="2"/><text:span text:style-name="T4">/* Smooth top-to-bottom */</text:span></text:p>
        </text:list-item>
        <text:list-item>
          <text:p text:style-name="P14"><text:s text:c="4"/><text:span text:style-name="T3">if</text:span> (row == 0)</text:p>
        </text:list-item>
        <text:list-item>
          <text:p text:style-name="P14"><text:s text:c="6"/>memcpy (smrow[2], smrow[1], <text:span text:style-name="T3">sizeof</text:span> **smrow * width);</text:p>
        </text:list-item>
        <text:list-item>
          <text:p text:style-name="P14"><text:s text:c="4"/><text:span text:style-name="T3">else</text:span></text:p>
        </text:list-item>
        <text:list-item>
          <text:p text:style-name="P14"><text:s text:c="6"/><text:span text:style-name="T3">for</text:span> (col=0; col &lt; (width &amp; ~3); col++)</text:p>
        </text:list-item>
        <text:list-item>
          <text:p text:style-name="P14"><text:s text:c="8"/>FORC3 smrow[2][col][c] =</text:p>
        </text:list-item>
        <text:list-item>
          <text:p text:style-name="P14"><text:s text:c="10"/>(smrow[2][col][c]*6707 + smrow[1][col][c]*1485 + 4096) &gt;&gt; 13;</text:p>
        </text:list-item>
        <text:list-item>
          <text:p text:style-name="P14"/>
        </text:list-item>
        <text:list-item>
          <text:p text:style-name="P14"><text:s text:c="2"/><text:span text:style-name="T4">/* Adjust the chroma toward the smooth values */</text:span></text:p>
        </text:list-item>
        <text:list-item>
          <text:p text:style-name="P14"><text:s text:c="4"/><text:span text:style-name="T3">for</text:span> (col=0; col &lt; (width &amp; ~3); col++) {</text:p>
        </text:list-item>
        <text:list-item>
          <text:p text:style-name="P14"><text:s text:c="6"/><text:span text:style-name="T3">for</text:span> (i=j=30, c=0; c &lt; 3; c++) {</text:p>
        </text:list-item>
        <text:list-item>
          <text:p text:style-name="P14"><text:s text:c="8"/>i += smrow[2][col][c];</text:p>
        </text:list-item>
        <text:list-item>
          <text:p text:style-name="P14"><text:s text:c="8"/>j += image[row*width+col][c];</text:p>
        </text:list-item>
        <text:list-item>
          <text:p text:style-name="P14"><text:s text:c="6"/>}</text:p>
        </text:list-item>
        <text:list-item>
          <text:p text:style-name="P14"><text:s text:c="6"/>j = (j &lt;&lt; 16) / i;</text:p>
        </text:list-item>
        <text:list-item>
          <text:p text:style-name="P14"><text:s text:c="6"/><text:span text:style-name="T3">for</text:span> (sum=c=0; c &lt; 3; c++) {</text:p>
        </text:list-item>
        <text:list-item>
          <text:p text:style-name="P14"><text:s text:c="8"/>ipix[c] = foveon_apply_curve (curve[c+3],</text:p>
        </text:list-item>
        <text:list-item>
          <text:p text:style-name="P14"><text:s text:c="10"/>((smrow[2][col][c] * j + 0x8000) &gt;&gt; 16) - image[row*width+col][c]);</text:p>
        </text:list-item>
        <text:list-item>
          <text:p text:style-name="P14"><text:s text:c="8"/>sum += ipix[c];</text:p>
        </text:list-item>
        <text:list-item>
          <text:p text:style-name="P14"><text:s text:c="6"/>}</text:p>
        </text:list-item>
        <text:list-item>
          <text:p text:style-name="P14"><text:s text:c="6"/>sum &gt;&gt;= 3;</text:p>
        </text:list-item>
        <text:list-item>
          <text:p text:style-name="P14"><text:s text:c="6"/>FORC3 {</text:p>
        </text:list-item>
        <text:list-item>
          <text:p text:style-name="P14"><text:s text:c="8"/>i = image[row*width+col][c] + ipix[c] - sum;</text:p>
        </text:list-item>
        <text:list-item>
          <text:p text:style-name="P14"><text:s text:c="8"/><text:span text:style-name="T3">if</text:span> (i &lt; 0) i = 0;</text:p>
        </text:list-item>
        <text:list-item>
          <text:p text:style-name="P14"><text:s text:c="8"/>image[row*width+col][c] = i;</text:p>
        </text:list-item>
        <text:list-item>
          <text:p text:style-name="P14"><text:s text:c="6"/>}</text:p>
        </text:list-item>
        <text:list-item>
          <text:p text:style-name="P14"><text:s text:c="4"/>}</text:p>
        </text:list-item>
        <text:list-item>
          <text:p text:style-name="P14"><text:s text:c="2"/>}</text:p>
        </text:list-item>
        <text:list-item>
          <text:p text:style-name="P14"><text:s text:c="2"/>free (shrink);</text:p>
        </text:list-item>
        <text:list-item>
          <text:p text:style-name="P14"><text:s text:c="2"/>free (smrow[6]);</text:p>
        </text:list-item>
        <text:list-item>
          <text:p text:style-name="P14"><text:s text:c="2"/><text:span text:style-name="T3">for</text:span> (i=0; i &lt; 8; i++)</text:p>
        </text:list-item>
        <text:list-item>
          <text:p text:style-name="P14"><text:s text:c="4"/>free (curve[i]);</text:p>
        </text:list-item>
        <text:list-item>
          <text:p text:style-name="P14"/>
        </text:list-item>
        <text:list-item>
          <text:p text:style-name="P14"><text:s text:c="2"/><text:span text:style-name="T4">/* Trim off the black border */</text:span></text:p>
        </text:list-item>
        <text:list-item>
          <text:p text:style-name="P14"><text:s text:c="2"/>active[1] -= keep[1];</text:p>
        </text:list-item>
        <text:list-item>
          <text:p text:style-name="P14"><text:s text:c="2"/>active[3] -= 2;</text:p>
        </text:list-item>
        <text:list-item>
          <text:p text:style-name="P14"><text:s text:c="2"/>i = active[2] - active[0];</text:p>
        </text:list-item>
        <text:list-item>
          <text:p text:style-name="P14"><text:s text:c="2"/><text:span text:style-name="T3">for</text:span> (row=0; row &lt; active[3]-active[1]; row++)</text:p>
        </text:list-item>
        <text:list-item>
          <text:p text:style-name="P14"><text:s text:c="4"/>memcpy (image[row*i], image[(row+active[1])*width+active[0]],</text:p>
        </text:list-item>
        <text:list-item>
          <text:p text:style-name="P14"><text:s text:c="9"/>i * <text:span text:style-name="T3">sizeof</text:span> *image);</text:p>
        </text:list-item>
        <text:list-item>
          <text:p text:style-name="P14"><text:s text:c="2"/>width = i;</text:p>
        </text:list-item>
        <text:list-item>
          <text:p text:style-name="P14"><text:s text:c="2"/>height = row;</text:p>
        </text:list-item>
        <text:list-item>
          <text:p text:style-name="P14">}</text:p>
        </text:list-item>
        <text:list-item>
          <text:p text:style-name="P14">#<text:span text:style-name="T8">undef</text:span> <text:span text:style-name="T9">image</text:span></text:p>
        </text:list-item>
        <text:list-item>
          <text:p text:style-name="P14"/>
        </text:list-item>
        <text:list-item>
          <text:p text:style-name="P11">/* RESTRICTED code ends here */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rop_masked_pixels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;</text:p>
        </text:list-item>
        <text:list-item>
          <text:p text:style-name="P10"><text:s text:c="2"/><text:span text:style-name="T10">unsigned</text:span> r, c, m, mblack[8], zero, val;</text:p>
        </text:list-item>
        <text:list-item>
          <text:p text:style-name="P10"/>
        </text:list-item>
        <text:list-item>
          <text:p text:style-name="P10"><text:s text:c="2"/><text:span text:style-name="T3">if</text:span> (load_raw == &amp;CLASS phase_one_load_raw ||</text:p>
        </text:list-item>
        <text:list-item>
          <text:p text:style-name="P10"><text:s text:c="6"/>load_raw == &amp;CLASS phase_one_load_raw_c)</text:p>
        </text:list-item>
        <text:list-item>
          <text:p text:style-name="P10"><text:s text:c="4"/>phase_one_correct();</text:p>
        </text:list-item>
        <text:list-item>
          <text:p text:style-name="P10"><text:s text:c="2"/><text:span text:style-name="T3">if</text:span> (fuji_width) {</text:p>
        </text:list-item>
        <text:list-item>
          <text:p text:style-name="P10"><text:s text:c="4"/><text:span text:style-name="T3">for</text:span> (row=0; row &lt; raw_height-top_margin*2; row++) {</text:p>
        </text:list-item>
        <text:list-item>
          <text:p text:style-name="P10"><text:s text:c="6"/><text:span text:style-name="T3">for</text:span> (col=0; col &lt; fuji_width &lt;&lt; !fuji_layout; col++) {</text:p>
        </text:list-item>
        <text:list-item>
          <text:p text:style-name="P10"><text:s text:c="8"/><text:span text:style-name="T3">if</text:span> (fuji_layout) {</text:p>
        </text:list-item>
        <text:list-item>
          <text:p text:style-name="P10"><text:s text:c="10"/>r = fuji_width - 1 - col + (row &gt;&gt; 1);</text:p>
        </text:list-item>
        <text:list-item>
          <text:p text:style-name="P10"><text:s text:c="10"/>c = col + ((row+1) &gt;&gt; 1);</text:p>
        </text:list-item>
        <text:list-item>
          <text:p text:style-name="P10"><text:s text:c="8"/>} <text:span text:style-name="T3">else</text:span> {</text:p>
        </text:list-item>
        <text:list-item>
          <text:p text:style-name="P10"><text:s text:c="10"/>r = fuji_width - 1 + row - (col &gt;&gt; 1);</text:p>
        </text:list-item>
        <text:list-item>
          <text:p text:style-name="P10"><text:soft-page-break/><text:s text:c="10"/>c = row + ((col+1) &gt;&gt; 1);</text:p>
        </text:list-item>
        <text:list-item>
          <text:p text:style-name="P10"><text:s text:c="8"/>}</text:p>
        </text:list-item>
        <text:list-item>
          <text:p text:style-name="P10"><text:s text:c="8"/><text:span text:style-name="T3">if</text:span> (r &lt; height &amp;&amp; c &lt; width)</text:p>
        </text:list-item>
        <text:list-item>
          <text:p text:style-name="P10"><text:s text:c="10"/>BAYER(r,c) = RAW(row+top_margin,col+left_margin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{</text:p>
        </text:list-item>
        <text:list-item>
          <text:p text:style-name="P10"><text:s text:c="4"/><text:span text:style-name="T3">for</text:span> (row=0; row &lt; height; row++)</text:p>
        </text:list-item>
        <text:list-item>
          <text:p text:style-name="P10"><text:s text:c="6"/><text:span text:style-name="T3">for</text:span> (col=0; col &lt; width; col++)</text:p>
        </text:list-item>
        <text:list-item>
          <text:p text:style-name="P10"><text:s text:c="8"/>BAYER2(row,col) = RAW(row+top_margin,col+left_margin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mask[0][3] &gt; 0) <text:span text:style-name="T3">goto</text:span> <text:span text:style-name="T8">mask_set</text:span>;</text:p>
        </text:list-item>
        <text:list-item>
          <text:p text:style-name="P10"><text:s text:c="2"/><text:span text:style-name="T3">if</text:span> (load_raw == &amp;CLASS canon_load_raw ||</text:p>
        </text:list-item>
        <text:list-item>
          <text:p text:style-name="P10"><text:s text:c="6"/>load_raw == &amp;CLASS lossless_jpeg_load_raw) {</text:p>
        </text:list-item>
        <text:list-item>
          <text:p text:style-name="P10"><text:s text:c="4"/>mask[0][1] = mask[1][1] += 2;</text:p>
        </text:list-item>
        <text:list-item>
          <text:p text:style-name="P10"><text:s text:c="4"/>mask[0][3] -= 2;</text:p>
        </text:list-item>
        <text:list-item>
          <text:p text:style-name="P10"><text:s text:c="4"/><text:span text:style-name="T3">goto</text:span> <text:span text:style-name="T8">sides</text:span>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load_raw == &amp;CLASS canon_600_load_raw ||</text:p>
        </text:list-item>
        <text:list-item>
          <text:p text:style-name="P10"><text:s text:c="6"/>load_raw == &amp;CLASS sony_load_raw ||</text:p>
        </text:list-item>
        <text:list-item>
          <text:p text:style-name="P10"><text:s text:c="5"/>(load_raw == &amp;CLASS eight_bit_load_raw &amp;&amp; strncmp(model,<text:span text:style-name="T5">"DC2"</text:span>,3)) ||</text:p>
        </text:list-item>
        <text:list-item>
          <text:p text:style-name="P10"><text:s text:c="6"/>load_raw == &amp;CLASS kodak_262_load_raw ||</text:p>
        </text:list-item>
        <text:list-item>
          <text:p text:style-name="P10"><text:s text:c="5"/>(load_raw == &amp;CLASS packed_load_raw &amp;&amp; (load_flags &amp; 256))) {</text:p>
        </text:list-item>
        <text:list-item>
          <text:p text:style-name="P10"><text:span text:style-name="T8">sides</text:span>:</text:p>
        </text:list-item>
        <text:list-item>
          <text:p text:style-name="P10"><text:s text:c="4"/>mask[0][0] = mask[1][0] = top_margin;</text:p>
        </text:list-item>
        <text:list-item>
          <text:p text:style-name="P10"><text:s text:c="4"/>mask[0][2] = mask[1][2] = top_margin+height;</text:p>
        </text:list-item>
        <text:list-item>
          <text:p text:style-name="P10"><text:s text:c="4"/>mask[0][3] += left_margin;</text:p>
        </text:list-item>
        <text:list-item>
          <text:p text:style-name="P10"><text:s text:c="4"/>mask[1][1] += left_margin+width;</text:p>
        </text:list-item>
        <text:list-item>
          <text:p text:style-name="P10"><text:s text:c="4"/>mask[1][3] += raw_width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load_raw == &amp;CLASS nokia_load_raw) {</text:p>
        </text:list-item>
        <text:list-item>
          <text:p text:style-name="P10"><text:s text:c="4"/>mask[0][2] = top_margin;</text:p>
        </text:list-item>
        <text:list-item>
          <text:p text:style-name="P10"><text:s text:c="4"/>mask[0][3] = width;</text:p>
        </text:list-item>
        <text:list-item>
          <text:p text:style-name="P10"><text:s text:c="2"/>}</text:p>
        </text:list-item>
        <text:list-item>
          <text:p text:style-name="P10"><text:span text:style-name="T8">mask_set</text:span>:</text:p>
        </text:list-item>
        <text:list-item>
          <text:p text:style-name="P10"><text:s text:c="2"/>memset (mblack, 0, <text:span text:style-name="T3">sizeof</text:span> mblack);</text:p>
        </text:list-item>
        <text:list-item>
          <text:p text:style-name="P10"><text:s text:c="2"/><text:span text:style-name="T3">for</text:span> (zero=m=0; m &lt; 8; m++)</text:p>
        </text:list-item>
        <text:list-item>
          <text:p text:style-name="P10"><text:s text:c="4"/><text:span text:style-name="T3">for</text:span> (row=MAX(mask[m][0],0); row &lt; MIN(mask[m][2],raw_height); row++)</text:p>
        </text:list-item>
        <text:list-item>
          <text:p text:style-name="P10"><text:s text:c="6"/><text:span text:style-name="T3">for</text:span> (col=MAX(mask[m][1],0); col &lt; MIN(mask[m][3],raw_width); col++) {</text:p>
        </text:list-item>
        <text:list-item>
          <text:p text:style-name="P10"><text:s text:c="8"/>c = FC(row-top_margin,col-left_margin);</text:p>
        </text:list-item>
        <text:list-item>
          <text:p text:style-name="P10"><text:s text:c="8"/>mblack[c] += val = RAW(row,col);</text:p>
        </text:list-item>
        <text:list-item>
          <text:p text:style-name="P10"><text:s text:c="8"/>mblack[4+c]++;</text:p>
        </text:list-item>
        <text:list-item>
          <text:p text:style-name="P10"><text:s text:c="8"/>zero += !val;</text:p>
        </text:list-item>
        <text:list-item>
          <text:p text:style-name="P10"><text:s text:c="6"/>}</text:p>
        </text:list-item>
        <text:list-item>
          <text:p text:style-name="P10"><text:s text:c="2"/><text:span text:style-name="T3">if</text:span> (load_raw == &amp;CLASS canon_600_load_raw &amp;&amp; width &lt; raw_width) {</text:p>
        </text:list-item>
        <text:list-item>
          <text:p text:style-name="P10"><text:s text:c="4"/>black = (mblack[0]+mblack[1]+mblack[2]+mblack[3]) /</text:p>
        </text:list-item>
        <text:list-item>
          <text:p text:style-name="P10"><text:s text:c="12"/>(mblack[4]+mblack[5]+mblack[6]+mblack[7]) - 4;</text:p>
        </text:list-item>
        <text:list-item>
          <text:p text:style-name="P10"><text:s text:c="4"/>canon_600_correct();</text:p>
        </text:list-item>
        <text:list-item>
          <text:p text:style-name="P10"><text:s text:c="2"/>} <text:span text:style-name="T3">else</text:span> <text:span text:style-name="T3">if</text:span> (zero &lt; mblack[4] &amp;&amp; mblack[5] &amp;&amp; mblack[6] &amp;&amp; mblack[7]) {</text:p>
        </text:list-item>
        <text:list-item>
          <text:p text:style-name="P10"><text:s text:c="4"/>FORC4 cblack[c] = mblack[c] / mblack[4+c];</text:p>
        </text:list-item>
        <text:list-item>
          <text:p text:style-name="P10"><text:s text:c="4"/>cblack[4] = cblack[5] = cblack[6] = 0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remove_zeroes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row, col, tot, n, r, c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</text:p>
        </text:list-item>
        <text:list-item>
          <text:p text:style-name="P10"><text:s text:c="6"/><text:span text:style-name="T3">if</text:span> (BAYER(row,col) == 0) {</text:p>
        </text:list-item>
        <text:list-item>
          <text:p text:style-name="P10"><text:s text:c="8"/>tot = n = 0;</text:p>
        </text:list-item>
        <text:list-item>
          <text:p text:style-name="P10"><text:s text:c="8"/><text:span text:style-name="T3">for</text:span> (r = row-2; r &lt;= row+2; r++)</text:p>
        </text:list-item>
        <text:list-item>
          <text:p text:style-name="P10"><text:s text:c="10"/><text:span text:style-name="T3">for</text:span> (c = col-2; c &lt;= col+2; c++)</text:p>
        </text:list-item>
        <text:list-item>
          <text:p text:style-name="P10"><text:s text:c="12"/><text:span text:style-name="T3">if</text:span> (r &lt; height &amp;&amp; c &lt; width &amp;&amp;</text:p>
        </text:list-item>
        <text:list-item>
          <text:p text:style-name="P10"><text:soft-page-break/><text:s text:c="16"/>FC(r,c) == FC(row,col) &amp;&amp; BAYER(r,c))</text:p>
        </text:list-item>
        <text:list-item>
          <text:p text:style-name="P10"><text:s text:c="14"/>tot += (n++,BAYER(r,c));</text:p>
        </text:list-item>
        <text:list-item>
          <text:p text:style-name="P10"><text:s text:c="8"/><text:span text:style-name="T3">if</text:span> (n) BAYER(row,col) = tot/n;</text:p>
        </text:list-item>
        <text:list-item>
          <text:p text:style-name="P10"><text:s text:c="6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Seach from the current directory up to the root looking for</text:span></text:p>
        </text:list-item>
        <text:list-item>
          <text:p text:style-name="P12"><text:s text:c="3"/><text:span text:style-name="T7">a ".badpixels" file, and fix those pixels now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bad_pixels</text:span> (<text:span text:style-name="T10">const</text:span> <text:span text:style-name="T10">char</text:span> *cfname)</text:p>
        </text:list-item>
        <text:list-item>
          <text:p text:style-name="P10">{</text:p>
        </text:list-item>
        <text:list-item>
          <text:p text:style-name="P10"><text:s text:c="2"/>FILE *fp=0;</text:p>
        </text:list-item>
        <text:list-item>
          <text:p text:style-name="P10"><text:s text:c="2"/><text:span text:style-name="T10">char</text:span> *fname, *cp, line[128];</text:p>
        </text:list-item>
        <text:list-item>
          <text:p text:style-name="P10"><text:s text:c="2"/><text:span text:style-name="T10">int</text:span> len, time, row, col, r, c, rad, tot, n, fixed=0;</text:p>
        </text:list-item>
        <text:list-item>
          <text:p text:style-name="P10"/>
        </text:list-item>
        <text:list-item>
          <text:p text:style-name="P10"><text:s text:c="2"/><text:span text:style-name="T3">if</text:span> (!filters) <text:span text:style-name="T3">return</text:span>;</text:p>
        </text:list-item>
        <text:list-item>
          <text:p text:style-name="P10"><text:s text:c="2"/><text:span text:style-name="T3">if</text:span> (cfname)</text:p>
        </text:list-item>
        <text:list-item>
          <text:p text:style-name="P10"><text:s text:c="4"/>fp = fopen (cfname, <text:span text:style-name="T5">"r"</text:span>);</text:p>
        </text:list-item>
        <text:list-item>
          <text:p text:style-name="P10"><text:s text:c="2"/><text:span text:style-name="T3">else</text:span> {</text:p>
        </text:list-item>
        <text:list-item>
          <text:p text:style-name="P10"><text:s text:c="4"/><text:span text:style-name="T3">for</text:span> (len=32 ; ; len *= 2) {</text:p>
        </text:list-item>
        <text:list-item>
          <text:p text:style-name="P10"><text:s text:c="6"/>fname = (<text:span text:style-name="T10">char</text:span> *) malloc (len);</text:p>
        </text:list-item>
        <text:list-item>
          <text:p text:style-name="P10"><text:s text:c="6"/><text:span text:style-name="T3">if</text:span> (!fname) <text:span text:style-name="T3">return</text:span>;</text:p>
        </text:list-item>
        <text:list-item>
          <text:p text:style-name="P10"><text:s text:c="6"/><text:span text:style-name="T3">if</text:span> (getcwd (fname, len-16)) <text:span text:style-name="T3">break</text:span>;</text:p>
        </text:list-item>
        <text:list-item>
          <text:p text:style-name="P10"><text:s text:c="6"/>free (fname);</text:p>
        </text:list-item>
        <text:list-item>
          <text:p text:style-name="P10"><text:s text:c="6"/><text:span text:style-name="T3">if</text:span> (errno != ERANGE) <text:span text:style-name="T3">return</text:span>;</text:p>
        </text:list-item>
        <text:list-item>
          <text:p text:style-name="P10"><text:s text:c="4"/>}</text:p>
        </text:list-item>
        <text:list-item>
          <text:p text:style-name="P10">#<text:span text:style-name="T8">if</text:span> <text:span text:style-name="T8">defined</text:span>(<text:span text:style-name="T9">WIN32</text:span>) || <text:span text:style-name="T8">defined</text:span>(<text:span text:style-name="T9">DJGPP</text:span>)</text:p>
        </text:list-item>
        <text:list-item>
          <text:p text:style-name="P10"><text:s text:c="4"/><text:span text:style-name="T3">if</text:span> (fname[1] == <text:span text:style-name="T5">':'</text:span>)</text:p>
        </text:list-item>
        <text:list-item>
          <text:p text:style-name="P10"><text:s text:c="6"/>memmove (fname, fname+2, len-2);</text:p>
        </text:list-item>
        <text:list-item>
          <text:p text:style-name="P10"><text:s text:c="4"/><text:span text:style-name="T3">for</text:span> (cp=fname; *cp; cp++)</text:p>
        </text:list-item>
        <text:list-item>
          <text:p text:style-name="P10"><text:s text:c="6"/><text:span text:style-name="T3">if</text:span> (*cp == <text:span text:style-name="T5">'\\'</text:span>) *cp = <text:span text:style-name="T5">'/'</text:span>;</text:p>
        </text:list-item>
        <text:list-item>
          <text:p text:style-name="P10">#<text:span text:style-name="T8">endif</text:span></text:p>
        </text:list-item>
        <text:list-item>
          <text:p text:style-name="P10"><text:s text:c="4"/>cp = fname + strlen(fname);</text:p>
        </text:list-item>
        <text:list-item>
          <text:p text:style-name="P10"><text:s text:c="4"/><text:span text:style-name="T3">if</text:span> (cp[-1] == <text:span text:style-name="T5">'/'</text:span>) cp--;</text:p>
        </text:list-item>
        <text:list-item>
          <text:p text:style-name="P10"><text:s text:c="4"/><text:span text:style-name="T3">while</text:span> (*fname == <text:span text:style-name="T5">'/'</text:span>) {</text:p>
        </text:list-item>
        <text:list-item>
          <text:p text:style-name="P10"><text:s text:c="6"/>strcpy (cp, <text:span text:style-name="T5">"/.badpixels"</text:span>);</text:p>
        </text:list-item>
        <text:list-item>
          <text:p text:style-name="P10"><text:s text:c="6"/><text:span text:style-name="T3">if</text:span> ((fp = fopen (fname, <text:span text:style-name="T5">"r"</text:span>))) <text:span text:style-name="T3">break</text:span>;</text:p>
        </text:list-item>
        <text:list-item>
          <text:p text:style-name="P10"><text:s text:c="6"/><text:span text:style-name="T3">if</text:span> (cp == fname) <text:span text:style-name="T3">break</text:span>;</text:p>
        </text:list-item>
        <text:list-item>
          <text:p text:style-name="P10"><text:s text:c="6"/><text:span text:style-name="T3">while</text:span> (*--cp != <text:span text:style-name="T5">'/'</text:span>);</text:p>
        </text:list-item>
        <text:list-item>
          <text:p text:style-name="P10"><text:s text:c="4"/>}</text:p>
        </text:list-item>
        <text:list-item>
          <text:p text:style-name="P10"><text:s text:c="4"/>free (fname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fp) <text:span text:style-name="T3">return</text:span>;</text:p>
        </text:list-item>
        <text:list-item>
          <text:p text:style-name="P10"><text:s text:c="2"/><text:span text:style-name="T3">while</text:span> (fgets (line, 128, fp)) {</text:p>
        </text:list-item>
        <text:list-item>
          <text:p text:style-name="P10"><text:s text:c="4"/>cp = strchr (line, <text:span text:style-name="T5">'#'</text:span>);</text:p>
        </text:list-item>
        <text:list-item>
          <text:p text:style-name="P10"><text:s text:c="4"/><text:span text:style-name="T3">if</text:span> (cp) *cp = 0;</text:p>
        </text:list-item>
        <text:list-item>
          <text:p text:style-name="P10"><text:s text:c="4"/><text:span text:style-name="T3">if</text:span> (sscanf (line, <text:span text:style-name="T5">"%d %d %d"</text:span>, &amp;col, &amp;row, &amp;time) != 3) <text:span text:style-name="T3">continue</text:span>;</text:p>
        </text:list-item>
        <text:list-item>
          <text:p text:style-name="P10"><text:s text:c="4"/><text:span text:style-name="T3">if</text:span> ((<text:span text:style-name="T10">unsigned</text:span>) col &gt;= width || (<text:span text:style-name="T10">unsigned</text:span>) row &gt;= height) <text:span text:style-name="T3">continue</text:span>;</text:p>
        </text:list-item>
        <text:list-item>
          <text:p text:style-name="P10"><text:s text:c="4"/><text:span text:style-name="T3">if</text:span> (time &gt; timestamp) <text:span text:style-name="T3">continue</text:span>;</text:p>
        </text:list-item>
        <text:list-item>
          <text:p text:style-name="P10"><text:s text:c="4"/><text:span text:style-name="T3">for</text:span> (tot=n=0, rad=1; rad &lt; 3 &amp;&amp; n==0; rad++)</text:p>
        </text:list-item>
        <text:list-item>
          <text:p text:style-name="P10"><text:s text:c="6"/><text:span text:style-name="T3">for</text:span> (r = row-rad; r &lt;= row+rad; r++)</text:p>
        </text:list-item>
        <text:list-item>
          <text:p text:style-name="P10"><text:s text:c="8"/><text:span text:style-name="T3">for</text:span> (c = col-rad; c &lt;= col+rad; c++)</text:p>
        </text:list-item>
        <text:list-item>
          <text:p text:style-name="P10"><text:s text:c="10"/><text:span text:style-name="T3">if</text:span> ((<text:span text:style-name="T10">unsigned</text:span>) r &lt; height &amp;&amp; (<text:span text:style-name="T10">unsigned</text:span>) c &lt; width &amp;&amp;</text:p>
        </text:list-item>
        <text:list-item>
          <text:p text:style-name="P10"><text:s text:c="16"/>(r != row || c != col) &amp;&amp; fcol(r,c) == fcol(row,col)) {</text:p>
        </text:list-item>
        <text:list-item>
          <text:p text:style-name="P10"><text:s text:c="12"/>tot += BAYER2(r,c);</text:p>
        </text:list-item>
        <text:list-item>
          <text:p text:style-name="P10"><text:s text:c="12"/>n++;</text:p>
        </text:list-item>
        <text:list-item>
          <text:p text:style-name="P10"><text:s text:c="10"/>}</text:p>
        </text:list-item>
        <text:list-item>
          <text:p text:style-name="P10"><text:s text:c="4"/>BAYER2(row,col) = tot/n;</text:p>
        </text:list-item>
        <text:list-item>
          <text:p text:style-name="P10"><text:s text:c="4"/><text:span text:style-name="T3">if</text:span> (verbose) {</text:p>
        </text:list-item>
        <text:list-item>
          <text:p text:style-name="P10"><text:s text:c="6"/><text:span text:style-name="T3">if</text:span> (!fixed++)</text:p>
        </text:list-item>
        <text:list-item>
          <text:p text:style-name="P10"><text:s text:c="8"/>fprintf (stderr,_(<text:span text:style-name="T5">"Fixed dead pixels at:"</text:span>));</text:p>
        </text:list-item>
        <text:list-item>
          <text:p text:style-name="P10"><text:s text:c="6"/>fprintf (stderr, <text:span text:style-name="T5">" %d,%d"</text:span>, col, row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oft-page-break/><text:s text:c="2"/><text:span text:style-name="T3">if</text:span> (fixed) fputc (<text:span text:style-name="T5">'\n'</text:span>, stderr);</text:p>
        </text:list-item>
        <text:list-item>
          <text:p text:style-name="P10"><text:s text:c="2"/>fclose (fp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ubtract</text:span> (<text:span text:style-name="T10">const</text:span> <text:span text:style-name="T10">char</text:span> *fname)</text:p>
        </text:list-item>
        <text:list-item>
          <text:p text:style-name="P10">{</text:p>
        </text:list-item>
        <text:list-item>
          <text:p text:style-name="P10"><text:s text:c="2"/>FILE *fp;</text:p>
        </text:list-item>
        <text:list-item>
          <text:p text:style-name="P10"><text:s text:c="2"/><text:span text:style-name="T10">int</text:span> dim[3]={0,0,0}, comment=0, number=0, error=0, nd=0, c, row, col;</text:p>
        </text:list-item>
        <text:list-item>
          <text:p text:style-name="P10"><text:s text:c="2"/>ushort *pixel;</text:p>
        </text:list-item>
        <text:list-item>
          <text:p text:style-name="P10"/>
        </text:list-item>
        <text:list-item>
          <text:p text:style-name="P10"><text:s text:c="2"/><text:span text:style-name="T3">if</text:span> (!(fp = fopen (fname, <text:span text:style-name="T5">"rb"</text:span>))) {</text:p>
        </text:list-item>
        <text:list-item>
          <text:p text:style-name="P10"><text:s text:c="4"/>perror (fname); <text:s/><text:span text:style-name="T3">return</text:span>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fgetc(fp) != <text:span text:style-name="T5">'P'</text:span> || fgetc(fp) != <text:span text:style-name="T5">'5'</text:span>) error = 1;</text:p>
        </text:list-item>
        <text:list-item>
          <text:p text:style-name="P10"><text:s text:c="2"/><text:span text:style-name="T3">while</text:span> (!error &amp;&amp; nd &lt; 3 &amp;&amp; (c = fgetc(fp)) != EOF) {</text:p>
        </text:list-item>
        <text:list-item>
          <text:p text:style-name="P10"><text:s text:c="4"/><text:span text:style-name="T3">if</text:span> (c == <text:span text:style-name="T5">'#'</text:span>) <text:s/>comment = 1;</text:p>
        </text:list-item>
        <text:list-item>
          <text:p text:style-name="P10"><text:s text:c="4"/><text:span text:style-name="T3">if</text:span> (c == <text:span text:style-name="T5">'\n'</text:span>) comment = 0;</text:p>
        </text:list-item>
        <text:list-item>
          <text:p text:style-name="P10"><text:s text:c="4"/><text:span text:style-name="T3">if</text:span> (comment) <text:span text:style-name="T3">continue</text:span>;</text:p>
        </text:list-item>
        <text:list-item>
          <text:p text:style-name="P10"><text:s text:c="4"/><text:span text:style-name="T3">if</text:span> (isdigit(c)) number = 1;</text:p>
        </text:list-item>
        <text:list-item>
          <text:p text:style-name="P10"><text:s text:c="4"/><text:span text:style-name="T3">if</text:span> (number) {</text:p>
        </text:list-item>
        <text:list-item>
          <text:p text:style-name="P10"><text:s text:c="6"/><text:span text:style-name="T3">if</text:span> (isdigit(c)) dim[nd] = dim[nd]*10 + c -<text:span text:style-name="T5">'0'</text:span>;</text:p>
        </text:list-item>
        <text:list-item>
          <text:p text:style-name="P10"><text:s text:c="6"/><text:span text:style-name="T3">else</text:span> <text:span text:style-name="T3">if</text:span> (isspace(c)) {</text:p>
        </text:list-item>
        <text:list-item>
          <text:p text:style-name="P10"><text:s text:c="8"/>number = 0; <text:s/>nd++;</text:p>
        </text:list-item>
        <text:list-item>
          <text:p text:style-name="P10"><text:s text:c="6"/>} <text:span text:style-name="T3">else</text:span> error = 1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error || nd &lt; 3) {</text:p>
        </text:list-item>
        <text:list-item>
          <text:p text:style-name="P10"><text:s text:c="4"/>fprintf (stderr,_(<text:span text:style-name="T5">"%s is not a valid PGM file!\n"</text:span>), fname);</text:p>
        </text:list-item>
        <text:list-item>
          <text:p text:style-name="P10"><text:s text:c="4"/>fclose (fp); <text:s/><text:span text:style-name="T3">return</text:span>;</text:p>
        </text:list-item>
        <text:list-item>
          <text:p text:style-name="P10"><text:s text:c="2"/>} <text:span text:style-name="T3">else</text:span> <text:span text:style-name="T3">if</text:span> (dim[0] != width || dim[1] != height || dim[2] != 65535) {</text:p>
        </text:list-item>
        <text:list-item>
          <text:p text:style-name="P10"><text:s text:c="4"/>fprintf (stderr,_(<text:span text:style-name="T5">"%s has the wrong dimensions!\n"</text:span>), fname);</text:p>
        </text:list-item>
        <text:list-item>
          <text:p text:style-name="P10"><text:s text:c="4"/>fclose (fp); <text:s/><text:span text:style-name="T3">return</text:span>;</text:p>
        </text:list-item>
        <text:list-item>
          <text:p text:style-name="P10"><text:s text:c="2"/>}</text:p>
        </text:list-item>
        <text:list-item>
          <text:p text:style-name="P10"><text:s text:c="2"/>pixel = (ushort *) calloc (width, <text:span text:style-name="T3">sizeof</text:span> *pixel);</text:p>
        </text:list-item>
        <text:list-item>
          <text:p text:style-name="P10"><text:s text:c="2"/>merror (pixel, <text:span text:style-name="T5">"subtract()"</text:span>);</text:p>
        </text:list-item>
        <text:list-item>
          <text:p text:style-name="P10"><text:s text:c="2"/><text:span text:style-name="T3">for</text:span> (row=0; row &lt; height; row++) {</text:p>
        </text:list-item>
        <text:list-item>
          <text:p text:style-name="P10"><text:s text:c="4"/>fread (pixel, 2, width, fp);</text:p>
        </text:list-item>
        <text:list-item>
          <text:p text:style-name="P10"><text:s text:c="4"/><text:span text:style-name="T3">for</text:span> (col=0; col &lt; width; col++)</text:p>
        </text:list-item>
        <text:list-item>
          <text:p text:style-name="P10"><text:s text:c="6"/>BAYER(row,col) = MAX (BAYER(row,col) - ntohs(pixel[col]), 0);</text:p>
        </text:list-item>
        <text:list-item>
          <text:p text:style-name="P10"><text:s text:c="2"/>}</text:p>
        </text:list-item>
        <text:list-item>
          <text:p text:style-name="P10"><text:s text:c="2"/>free (pixel);</text:p>
        </text:list-item>
        <text:list-item>
          <text:p text:style-name="P10"><text:s text:c="2"/>fclose (fp);</text:p>
        </text:list-item>
        <text:list-item>
          <text:p text:style-name="P10"><text:s text:c="2"/>memset (cblack, 0, <text:span text:style-name="T3">sizeof</text:span> cblack);</text:p>
        </text:list-item>
        <text:list-item>
          <text:p text:style-name="P10"><text:s text:c="2"/>black =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gamma_curve</text:span> (<text:span text:style-name="T10">double</text:span> pwr, <text:span text:style-name="T10">double</text:span> ts, <text:span text:style-name="T10">int</text:span> mode, <text:span text:style-name="T10">int</text:span> imax)</text:p>
        </text:list-item>
        <text:list-item>
          <text:p text:style-name="P10">{</text:p>
        </text:list-item>
        <text:list-item>
          <text:p text:style-name="P10"><text:s text:c="2"/><text:span text:style-name="T10">int</text:span> i;</text:p>
        </text:list-item>
        <text:list-item>
          <text:p text:style-name="P10"><text:s text:c="2"/><text:span text:style-name="T10">double</text:span> g[6], bnd[2]={0,0}, r;</text:p>
        </text:list-item>
        <text:list-item>
          <text:p text:style-name="P10"/>
        </text:list-item>
        <text:list-item>
          <text:p text:style-name="P10"><text:s text:c="2"/>g[0] = pwr;</text:p>
        </text:list-item>
        <text:list-item>
          <text:p text:style-name="P10"><text:s text:c="2"/>g[1] = ts;</text:p>
        </text:list-item>
        <text:list-item>
          <text:p text:style-name="P10"><text:s text:c="2"/>g[2] = g[3] = g[4] = 0;</text:p>
        </text:list-item>
        <text:list-item>
          <text:p text:style-name="P10"><text:s text:c="2"/>bnd[g[1] &gt;= 1] = 1;</text:p>
        </text:list-item>
        <text:list-item>
          <text:p text:style-name="P10"><text:s text:c="2"/><text:span text:style-name="T3">if</text:span> (g[1] &amp;&amp; (g[1]-1)*(g[0]-1) &lt;= 0) {</text:p>
        </text:list-item>
        <text:list-item>
          <text:p text:style-name="P10"><text:s text:c="4"/><text:span text:style-name="T3">for</text:span> (i=0; i &lt; 48; i++) {</text:p>
        </text:list-item>
        <text:list-item>
          <text:p text:style-name="P10"><text:s text:c="6"/>g[2] = (bnd[0] + bnd[1])/2;</text:p>
        </text:list-item>
        <text:list-item>
          <text:p text:style-name="P10"><text:s text:c="6"/><text:span text:style-name="T3">if</text:span> (g[0]) bnd[(pow(g[2]/g[1],-g[0]) - 1)/g[0] - 1/g[2] &gt; -1] = g[2];</text:p>
        </text:list-item>
        <text:list-item>
          <text:p text:style-name="P10"><text:s text:c="6"/><text:span text:style-name="T3">else</text:span> <text:s text:c="5"/>bnd[g[2]/exp(1-1/g[2]) &lt; g[1]] = g[2];</text:p>
        </text:list-item>
        <text:list-item>
          <text:p text:style-name="P10"><text:s text:c="4"/>}</text:p>
        </text:list-item>
        <text:list-item>
          <text:p text:style-name="P10"><text:s text:c="4"/>g[3] = g[2] / g[1];</text:p>
        </text:list-item>
        <text:list-item>
          <text:p text:style-name="P10"><text:s text:c="4"/><text:span text:style-name="T3">if</text:span> (g[0]) g[4] = g[2] * (1/g[0] - 1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g[0]) g[5] = 1 / (g[1]*SQR(g[3])/2 - g[4]*(1 - g[3]) +</text:p>
        </text:list-item>
        <text:list-item>
          <text:p text:style-name="P10"><text:soft-page-break/><text:s text:c="16"/>(1 - pow(g[3],1+g[0]))*(1 + g[4])/(1 + g[0])) - 1;</text:p>
        </text:list-item>
        <text:list-item>
          <text:p text:style-name="P10"><text:s text:c="2"/><text:span text:style-name="T3">else</text:span> <text:s text:c="5"/>g[5] = 1 / (g[1]*SQR(g[3])/2 + 1</text:p>
        </text:list-item>
        <text:list-item>
          <text:p text:style-name="P10"><text:s text:c="16"/>- g[2] - g[3] - g[2]*g[3]*(log(g[3]) - 1)) - 1;</text:p>
        </text:list-item>
        <text:list-item>
          <text:p text:style-name="P10"><text:s text:c="2"/><text:span text:style-name="T3">if</text:span> (!mode--) {</text:p>
        </text:list-item>
        <text:list-item>
          <text:p text:style-name="P10"><text:s text:c="4"/>memcpy (gamm, g, <text:span text:style-name="T3">sizeof</text:span> gamm);</text:p>
        </text:list-item>
        <text:list-item>
          <text:p text:style-name="P10"><text:s text:c="4"/><text:span text:style-name="T3">return</text:span>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0x10000; i++) {</text:p>
        </text:list-item>
        <text:list-item>
          <text:p text:style-name="P10"><text:s text:c="4"/>curve[i] = 0xffff;</text:p>
        </text:list-item>
        <text:list-item>
          <text:p text:style-name="P10"><text:s text:c="4"/><text:span text:style-name="T3">if</text:span> ((r = (<text:span text:style-name="T10">double</text:span>) i / imax) &lt; 1)</text:p>
        </text:list-item>
        <text:list-item>
          <text:p text:style-name="P10"><text:s text:c="6"/>curve[i] = 0x10000 * ( mode</text:p>
        </text:list-item>
        <text:list-item>
          <text:p text:style-name="P10"><text:s text:c="8"/>? (r &lt; g[3] ? r*g[1] : (g[0] ? pow( r,g[0])*(1+g[4])-g[4] <text:s text:c="3"/>: log(r)*g[2]+1))</text:p>
        </text:list-item>
        <text:list-item>
          <text:p text:style-name="P10"><text:s text:c="8"/>: (r &lt; g[2] ? r/g[1] : (g[0] ? pow((r+g[4])/(1+g[4]),1/g[0]) : exp((r-1)/g[2])))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seudoinverse</text:span> (<text:span text:style-name="T10">double</text:span> (*in)[3], <text:span text:style-name="T10">double</text:span> (*out)[3], <text:span text:style-name="T10">int</text:span> size)</text:p>
        </text:list-item>
        <text:list-item>
          <text:p text:style-name="P10">{</text:p>
        </text:list-item>
        <text:list-item>
          <text:p text:style-name="P10"><text:s text:c="2"/><text:span text:style-name="T10">double</text:span> work[3][6], num;</text:p>
        </text:list-item>
        <text:list-item>
          <text:p text:style-name="P10"><text:s text:c="2"/><text:span text:style-name="T10">int</text:span> i, j, k;</text:p>
        </text:list-item>
        <text:list-item>
          <text:p text:style-name="P10"/>
        </text:list-item>
        <text:list-item>
          <text:p text:style-name="P10"><text:s text:c="2"/><text:span text:style-name="T3">for</text:span> (i=0; i &lt; 3; i++) {</text:p>
        </text:list-item>
        <text:list-item>
          <text:p text:style-name="P10"><text:s text:c="4"/><text:span text:style-name="T3">for</text:span> (j=0; j &lt; 6; j++)</text:p>
        </text:list-item>
        <text:list-item>
          <text:p text:style-name="P10"><text:s text:c="6"/>work[i][j] = j == i+3;</text:p>
        </text:list-item>
        <text:list-item>
          <text:p text:style-name="P10"><text:s text:c="4"/><text:span text:style-name="T3">for</text:span> (j=0; j &lt; 3; j++)</text:p>
        </text:list-item>
        <text:list-item>
          <text:p text:style-name="P10"><text:s text:c="6"/><text:span text:style-name="T3">for</text:span> (k=0; k &lt; size; k++)</text:p>
        </text:list-item>
        <text:list-item>
          <text:p text:style-name="P10"><text:s text:c="8"/>work[i][j] += in[k][i] * in[k][j]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3; i++) {</text:p>
        </text:list-item>
        <text:list-item>
          <text:p text:style-name="P10"><text:s text:c="4"/>num = work[i][i];</text:p>
        </text:list-item>
        <text:list-item>
          <text:p text:style-name="P10"><text:s text:c="4"/><text:span text:style-name="T3">for</text:span> (j=0; j &lt; 6; j++)</text:p>
        </text:list-item>
        <text:list-item>
          <text:p text:style-name="P10"><text:s text:c="6"/>work[i][j] /= num;</text:p>
        </text:list-item>
        <text:list-item>
          <text:p text:style-name="P10"><text:s text:c="4"/><text:span text:style-name="T3">for</text:span> (k=0; k &lt; 3; k++) {</text:p>
        </text:list-item>
        <text:list-item>
          <text:p text:style-name="P10"><text:s text:c="6"/><text:span text:style-name="T3">if</text:span> (k==i) <text:span text:style-name="T3">continue</text:span>;</text:p>
        </text:list-item>
        <text:list-item>
          <text:p text:style-name="P10"><text:s text:c="6"/>num = work[k][i];</text:p>
        </text:list-item>
        <text:list-item>
          <text:p text:style-name="P10"><text:s text:c="6"/><text:span text:style-name="T3">for</text:span> (j=0; j &lt; 6; j++)</text:p>
        </text:list-item>
        <text:list-item>
          <text:p text:style-name="P10"><text:s text:c="8"/>work[k][j] -= work[i][j] * num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size; i++)</text:p>
        </text:list-item>
        <text:list-item>
          <text:p text:style-name="P10"><text:s text:c="4"/><text:span text:style-name="T3">for</text:span> (j=0; j &lt; 3; j++)</text:p>
        </text:list-item>
        <text:list-item>
          <text:p text:style-name="P10"><text:s text:c="6"/><text:span text:style-name="T3">for</text:span> (out[i][j]=k=0; k &lt; 3; k++)</text:p>
        </text:list-item>
        <text:list-item>
          <text:p text:style-name="P10"><text:s text:c="8"/>out[i][j] += work[j][k+3] * in[i][k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am_xyz_coeff</text:span> (<text:span text:style-name="T10">float</text:span> rgb_cam[3][4], <text:span text:style-name="T10">double</text:span> cam_xyz[4][3])</text:p>
        </text:list-item>
        <text:list-item>
          <text:p text:style-name="P10">{</text:p>
        </text:list-item>
        <text:list-item>
          <text:p text:style-name="P10"><text:s text:c="2"/><text:span text:style-name="T10">double</text:span> cam_rgb[4][3], inverse[4][3], num;</text:p>
        </text:list-item>
        <text:list-item>
          <text:p text:style-name="P10"><text:s text:c="2"/><text:span text:style-name="T10">int</text:span> i, j, k;</text:p>
        </text:list-item>
        <text:list-item>
          <text:p text:style-name="P10"/>
        </text:list-item>
        <text:list-item>
          <text:p text:style-name="P10"><text:s text:c="2"/><text:span text:style-name="T3">for</text:span> (i=0; i &lt; colors; i++) <text:s text:c="11"/><text:span text:style-name="T4">/* Multiply out XYZ colorspace */</text:span></text:p>
        </text:list-item>
        <text:list-item>
          <text:p text:style-name="P10"><text:s text:c="4"/><text:span text:style-name="T3">for</text:span> (j=0; j &lt; 3; j++)</text:p>
        </text:list-item>
        <text:list-item>
          <text:p text:style-name="P10"><text:s text:c="6"/><text:span text:style-name="T3">for</text:span> (cam_rgb[i][j] = k=0; k &lt; 3; k++)</text:p>
        </text:list-item>
        <text:list-item>
          <text:p text:style-name="P10"><text:s text:c="8"/>cam_rgb[i][j] += cam_xyz[i][k] * xyz_rgb[k][j];</text:p>
        </text:list-item>
        <text:list-item>
          <text:p text:style-name="P10"/>
        </text:list-item>
        <text:list-item>
          <text:p text:style-name="P10"><text:s text:c="2"/><text:span text:style-name="T3">for</text:span> (i=0; i &lt; colors; i++) { <text:s text:c="9"/><text:span text:style-name="T4">/* Normalize cam_rgb so that */</text:span></text:p>
        </text:list-item>
        <text:list-item>
          <text:p text:style-name="P10"><text:s text:c="4"/><text:span text:style-name="T3">for</text:span> (num=j=0; j &lt; 3; j++) <text:s text:c="10"/><text:span text:style-name="T4">/* cam_rgb * (1,1,1) is (1,1,1,1) */</text:span></text:p>
        </text:list-item>
        <text:list-item>
          <text:p text:style-name="P10"><text:s text:c="6"/>num += cam_rgb[i][j];</text:p>
        </text:list-item>
        <text:list-item>
          <text:p text:style-name="P10"><text:s text:c="4"/><text:span text:style-name="T3">for</text:span> (j=0; j &lt; 3; j++)</text:p>
        </text:list-item>
        <text:list-item>
          <text:p text:style-name="P10"><text:s text:c="6"/>cam_rgb[i][j] /= num;</text:p>
        </text:list-item>
        <text:list-item>
          <text:p text:style-name="P10"><text:s text:c="4"/>pre_mul[i] = 1 / num;</text:p>
        </text:list-item>
        <text:list-item>
          <text:p text:style-name="P10"><text:s text:c="2"/>}</text:p>
        </text:list-item>
        <text:list-item>
          <text:p text:style-name="P10"><text:s text:c="2"/>pseudoinverse (cam_rgb, inverse, colors);</text:p>
        </text:list-item>
        <text:list-item>
          <text:p text:style-name="P10"><text:s text:c="2"/><text:span text:style-name="T3">for</text:span> (i=0; i &lt; 3; i++)</text:p>
        </text:list-item>
        <text:list-item>
          <text:p text:style-name="P10"><text:soft-page-break/><text:s text:c="4"/><text:span text:style-name="T3">for</text:span> (j=0; j &lt; colors; j++)</text:p>
        </text:list-item>
        <text:list-item>
          <text:p text:style-name="P10"><text:s text:c="6"/>rgb_cam[i][j] = inverse[j][i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ifdef</text:span> <text:span text:style-name="T9">COLORCHECK</text:span></text:p>
        </text:list-item>
        <text:list-item>
          <text:p text:style-name="P10"><text:span text:style-name="T10">void</text:span> CLASS <text:span text:style-name="T6">colorcheck</text:span>()</text:p>
        </text:list-item>
        <text:list-item>
          <text:p text:style-name="P10">{</text:p>
        </text:list-item>
        <text:list-item>
          <text:p text:style-name="P10">#<text:span text:style-name="T8">define</text:span> <text:span text:style-name="T9">NSQ</text:span> 24</text:p>
        </text:list-item>
        <text:list-item>
          <text:p text:style-name="P11">// Coordinates of the GretagMacbeth ColorChecker squares</text:p>
        </text:list-item>
        <text:list-item>
          <text:p text:style-name="P11">// width, height, 1st_column, 1st_row</text:p>
        </text:list-item>
        <text:list-item>
          <text:p text:style-name="P10"><text:s text:c="2"/><text:span text:style-name="T10">int</text:span> cut[NSQ][4]; <text:s text:c="21"/><text:span text:style-name="T4">// you must set these</text:span></text:p>
        </text:list-item>
        <text:list-item>
          <text:p text:style-name="P11">// ColorChecker Chart under 6500-kelvin illumination</text:p>
        </text:list-item>
        <text:list-item>
          <text:p text:style-name="P10"><text:s text:c="2"/><text:span text:style-name="T10">static</text:span> <text:span text:style-name="T10">const</text:span> <text:span text:style-name="T10">double</text:span> gmb_xyY[NSQ][3] = {</text:p>
        </text:list-item>
        <text:list-item>
          <text:p text:style-name="P10"><text:s text:c="4"/>{ 0.400, 0.350, 10.1 }, <text:s text:c="12"/><text:span text:style-name="T4">// Dark Skin</text:span></text:p>
        </text:list-item>
        <text:list-item>
          <text:p text:style-name="P10"><text:s text:c="4"/>{ 0.377, 0.345, 35.8 }, <text:s text:c="12"/><text:span text:style-name="T4">// Light Skin</text:span></text:p>
        </text:list-item>
        <text:list-item>
          <text:p text:style-name="P10"><text:s text:c="4"/>{ 0.247, 0.251, 19.3 }, <text:s text:c="12"/><text:span text:style-name="T4">// Blue Sky</text:span></text:p>
        </text:list-item>
        <text:list-item>
          <text:p text:style-name="P10"><text:s text:c="4"/>{ 0.337, 0.422, 13.3 }, <text:s text:c="12"/><text:span text:style-name="T4">// Foliage</text:span></text:p>
        </text:list-item>
        <text:list-item>
          <text:p text:style-name="P10"><text:s text:c="4"/>{ 0.265, 0.240, 24.3 }, <text:s text:c="12"/><text:span text:style-name="T4">// Blue Flower</text:span></text:p>
        </text:list-item>
        <text:list-item>
          <text:p text:style-name="P10"><text:s text:c="4"/>{ 0.261, 0.343, 43.1 }, <text:s text:c="12"/><text:span text:style-name="T4">// Bluish Green</text:span></text:p>
        </text:list-item>
        <text:list-item>
          <text:p text:style-name="P10"><text:s text:c="4"/>{ 0.506, 0.407, 30.1 }, <text:s text:c="12"/><text:span text:style-name="T4">// Orange</text:span></text:p>
        </text:list-item>
        <text:list-item>
          <text:p text:style-name="P10"><text:s text:c="4"/>{ 0.211, 0.175, 12.0 }, <text:s text:c="12"/><text:span text:style-name="T4">// Purplish Blue</text:span></text:p>
        </text:list-item>
        <text:list-item>
          <text:p text:style-name="P10"><text:s text:c="4"/>{ 0.453, 0.306, 19.8 }, <text:s text:c="12"/><text:span text:style-name="T4">// Moderate Red</text:span></text:p>
        </text:list-item>
        <text:list-item>
          <text:p text:style-name="P10"><text:s text:c="4"/>{ 0.285, 0.202, 6.6 }, <text:s text:c="13"/><text:span text:style-name="T4">// Purple</text:span></text:p>
        </text:list-item>
        <text:list-item>
          <text:p text:style-name="P10"><text:s text:c="4"/>{ 0.380, 0.489, 44.3 }, <text:s text:c="12"/><text:span text:style-name="T4">// Yellow Green</text:span></text:p>
        </text:list-item>
        <text:list-item>
          <text:p text:style-name="P10"><text:s text:c="4"/>{ 0.473, 0.438, 43.1 }, <text:s text:c="12"/><text:span text:style-name="T4">// Orange Yellow</text:span></text:p>
        </text:list-item>
        <text:list-item>
          <text:p text:style-name="P10"><text:s text:c="4"/>{ 0.187, 0.129, 6.1 }, <text:s text:c="13"/><text:span text:style-name="T4">// Blue</text:span></text:p>
        </text:list-item>
        <text:list-item>
          <text:p text:style-name="P10"><text:s text:c="4"/>{ 0.305, 0.478, 23.4 }, <text:s text:c="12"/><text:span text:style-name="T4">// Green</text:span></text:p>
        </text:list-item>
        <text:list-item>
          <text:p text:style-name="P10"><text:s text:c="4"/>{ 0.539, 0.313, 12.0 }, <text:s text:c="12"/><text:span text:style-name="T4">// Red</text:span></text:p>
        </text:list-item>
        <text:list-item>
          <text:p text:style-name="P10"><text:s text:c="4"/>{ 0.448, 0.470, 59.1 }, <text:s text:c="12"/><text:span text:style-name="T4">// Yellow</text:span></text:p>
        </text:list-item>
        <text:list-item>
          <text:p text:style-name="P10"><text:s text:c="4"/>{ 0.364, 0.233, 19.8 }, <text:s text:c="12"/><text:span text:style-name="T4">// Magenta</text:span></text:p>
        </text:list-item>
        <text:list-item>
          <text:p text:style-name="P10"><text:s text:c="4"/>{ 0.196, 0.252, 19.8 }, <text:s text:c="12"/><text:span text:style-name="T4">// Cyan</text:span></text:p>
        </text:list-item>
        <text:list-item>
          <text:p text:style-name="P10"><text:s text:c="4"/>{ 0.310, 0.316, 90.0 }, <text:s text:c="12"/><text:span text:style-name="T4">// White</text:span></text:p>
        </text:list-item>
        <text:list-item>
          <text:p text:style-name="P10"><text:s text:c="4"/>{ 0.310, 0.316, 59.1 }, <text:s text:c="12"/><text:span text:style-name="T4">// Neutral 8</text:span></text:p>
        </text:list-item>
        <text:list-item>
          <text:p text:style-name="P10"><text:s text:c="4"/>{ 0.310, 0.316, 36.2 }, <text:s text:c="12"/><text:span text:style-name="T4">// Neutral 6.5</text:span></text:p>
        </text:list-item>
        <text:list-item>
          <text:p text:style-name="P10"><text:s text:c="4"/>{ 0.310, 0.316, 19.8 }, <text:s text:c="12"/><text:span text:style-name="T4">// Neutral 5</text:span></text:p>
        </text:list-item>
        <text:list-item>
          <text:p text:style-name="P10"><text:s text:c="4"/>{ 0.310, 0.316, 9.0 }, <text:s text:c="13"/><text:span text:style-name="T4">// Neutral 3.5</text:span></text:p>
        </text:list-item>
        <text:list-item>
          <text:p text:style-name="P10"><text:s text:c="4"/>{ 0.310, 0.316, 3.1 } }; <text:s text:c="11"/><text:span text:style-name="T4">// Black</text:span></text:p>
        </text:list-item>
        <text:list-item>
          <text:p text:style-name="P10"><text:s text:c="2"/><text:span text:style-name="T10">double</text:span> gmb_cam[NSQ][4], gmb_xyz[NSQ][3];</text:p>
        </text:list-item>
        <text:list-item>
          <text:p text:style-name="P10"><text:s text:c="2"/><text:span text:style-name="T10">double</text:span> inverse[NSQ][3], cam_xyz[4][3], balance[4], num;</text:p>
        </text:list-item>
        <text:list-item>
          <text:p text:style-name="P10"><text:s text:c="2"/><text:span text:style-name="T10">int</text:span> c, i, j, k, sq, row, col, pass, count[4];</text:p>
        </text:list-item>
        <text:list-item>
          <text:p text:style-name="P10"/>
        </text:list-item>
        <text:list-item>
          <text:p text:style-name="P10"><text:s text:c="2"/>memset (gmb_cam, 0, <text:span text:style-name="T3">sizeof</text:span> gmb_cam);</text:p>
        </text:list-item>
        <text:list-item>
          <text:p text:style-name="P10"><text:s text:c="2"/><text:span text:style-name="T3">for</text:span> (sq=0; sq &lt; NSQ; sq++) {</text:p>
        </text:list-item>
        <text:list-item>
          <text:p text:style-name="P10"><text:s text:c="4"/>FORCC count[c] = 0;</text:p>
        </text:list-item>
        <text:list-item>
          <text:p text:style-name="P10"><text:s text:c="4"/><text:span text:style-name="T3">for</text:span> <text:s text:c="2"/>(row=cut[sq][3]; row &lt; cut[sq][3]+cut[sq][1]; row++)</text:p>
        </text:list-item>
        <text:list-item>
          <text:p text:style-name="P10"><text:s text:c="6"/><text:span text:style-name="T3">for</text:span> (col=cut[sq][2]; col &lt; cut[sq][2]+cut[sq][0]; col++) {</text:p>
        </text:list-item>
        <text:list-item>
          <text:p text:style-name="P10"><text:s text:c="8"/>c = FC(row,col);</text:p>
        </text:list-item>
        <text:list-item>
          <text:p text:style-name="P10"><text:s text:c="8"/><text:span text:style-name="T3">if</text:span> (c &gt;= colors) c -= 2;</text:p>
        </text:list-item>
        <text:list-item>
          <text:p text:style-name="P10"><text:s text:c="8"/>gmb_cam[sq][c] += BAYER2(row,col);</text:p>
        </text:list-item>
        <text:list-item>
          <text:p text:style-name="P10"><text:s text:c="8"/>BAYER2(row,col) = black + (BAYER2(row,col)-black)/2;</text:p>
        </text:list-item>
        <text:list-item>
          <text:p text:style-name="P10"><text:s text:c="8"/>count[c]++;</text:p>
        </text:list-item>
        <text:list-item>
          <text:p text:style-name="P10"><text:s text:c="6"/>}</text:p>
        </text:list-item>
        <text:list-item>
          <text:p text:style-name="P10"><text:s text:c="4"/>FORCC gmb_cam[sq][c] = gmb_cam[sq][c]/count[c] - black;</text:p>
        </text:list-item>
        <text:list-item>
          <text:p text:style-name="P10"><text:s text:c="4"/>gmb_xyz[sq][0] = gmb_xyY[sq][2] * gmb_xyY[sq][0] / gmb_xyY[sq][1];</text:p>
        </text:list-item>
        <text:list-item>
          <text:p text:style-name="P10"><text:s text:c="4"/>gmb_xyz[sq][1] = gmb_xyY[sq][2];</text:p>
        </text:list-item>
        <text:list-item>
          <text:p text:style-name="P10"><text:s text:c="4"/>gmb_xyz[sq][2] = gmb_xyY[sq][2] *</text:p>
        </text:list-item>
        <text:list-item>
          <text:p text:style-name="P10"><text:s text:c="16"/>(1 - gmb_xyY[sq][0] - gmb_xyY[sq][1]) / gmb_xyY[sq][1];</text:p>
        </text:list-item>
        <text:list-item>
          <text:p text:style-name="P10"><text:s text:c="2"/>}</text:p>
        </text:list-item>
        <text:list-item>
          <text:p text:style-name="P10"><text:s text:c="2"/>pseudoinverse (gmb_xyz, inverse, NSQ);</text:p>
        </text:list-item>
        <text:list-item>
          <text:p text:style-name="P10"><text:s text:c="2"/><text:span text:style-name="T3">for</text:span> (pass=0; pass &lt; 2; pass++) {</text:p>
        </text:list-item>
        <text:list-item>
          <text:p text:style-name="P10"><text:s text:c="4"/><text:span text:style-name="T3">for</text:span> (raw_color = i=0; i &lt; colors; i++)</text:p>
        </text:list-item>
        <text:list-item>
          <text:p text:style-name="P10"><text:s text:c="6"/><text:span text:style-name="T3">for</text:span> (j=0; j &lt; 3; j++)</text:p>
        </text:list-item>
        <text:list-item>
          <text:p text:style-name="P10"><text:s text:c="8"/><text:span text:style-name="T3">for</text:span> (cam_xyz[i][j] = k=0; k &lt; NSQ; k++)</text:p>
        </text:list-item>
        <text:list-item>
          <text:p text:style-name="P10"><text:s text:c="10"/>cam_xyz[i][j] += gmb_cam[k][i] * inverse[k][j];</text:p>
        </text:list-item>
        <text:list-item>
          <text:p text:style-name="P10"><text:s text:c="4"/>cam_xyz_coeff (rgb_cam, cam_xyz);</text:p>
        </text:list-item>
        <text:list-item>
          <text:p text:style-name="P10"><text:soft-page-break/><text:s text:c="4"/>FORCC balance[c] = pre_mul[c] * gmb_cam[20][c];</text:p>
        </text:list-item>
        <text:list-item>
          <text:p text:style-name="P10"><text:s text:c="4"/><text:span text:style-name="T3">for</text:span> (sq=0; sq &lt; NSQ; sq++)</text:p>
        </text:list-item>
        <text:list-item>
          <text:p text:style-name="P10"><text:s text:c="6"/>FORCC gmb_cam[sq][c] *= balance[c]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verbose) {</text:p>
        </text:list-item>
        <text:list-item>
          <text:p text:style-name="P10"><text:s text:c="4"/>printf (<text:span text:style-name="T5">" <text:s text:c="3"/>{ \"%s %s\", %d,\n\t{"</text:span>, make, model, black);</text:p>
        </text:list-item>
        <text:list-item>
          <text:p text:style-name="P10"><text:s text:c="4"/>num = 10000 / (cam_xyz[1][0] + cam_xyz[1][1] + cam_xyz[1][2]);</text:p>
        </text:list-item>
        <text:list-item>
          <text:p text:style-name="P10"><text:s text:c="4"/>FORCC <text:span text:style-name="T3">for</text:span> (j=0; j &lt; 3; j++)</text:p>
        </text:list-item>
        <text:list-item>
          <text:p text:style-name="P10"><text:s text:c="6"/>printf (<text:span text:style-name="T5">"%c%d"</text:span>, (c | j) ? <text:span text:style-name="T5">','</text:span>:<text:span text:style-name="T5">' '</text:span>, (<text:span text:style-name="T10">int</text:span>) (cam_xyz[c][j] * num + 0.5));</text:p>
        </text:list-item>
        <text:list-item>
          <text:p text:style-name="P10"><text:s text:c="4"/>puts (<text:span text:style-name="T5">" } },"</text:span>);</text:p>
        </text:list-item>
        <text:list-item>
          <text:p text:style-name="P10"><text:s text:c="2"/>}</text:p>
        </text:list-item>
        <text:list-item>
          <text:p text:style-name="P10">#<text:span text:style-name="T8">undef</text:span> <text:span text:style-name="T9">NSQ</text:span></text:p>
        </text:list-item>
        <text:list-item>
          <text:p text:style-name="P10">}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hat_transform</text:span> (<text:span text:style-name="T10">float</text:span> *temp, <text:span text:style-name="T10">float</text:span> *base, <text:span text:style-name="T10">int</text:span> st, <text:span text:style-name="T10">int</text:span> size, <text:span text:style-name="T10">int</text:span> sc)</text:p>
        </text:list-item>
        <text:list-item>
          <text:p text:style-name="P10">{</text:p>
        </text:list-item>
        <text:list-item>
          <text:p text:style-name="P10"><text:s text:c="2"/><text:span text:style-name="T10">int</text:span> i;</text:p>
        </text:list-item>
        <text:list-item>
          <text:p text:style-name="P10"><text:s text:c="2"/><text:span text:style-name="T3">for</text:span> (i=0; i &lt; sc; i++)</text:p>
        </text:list-item>
        <text:list-item>
          <text:p text:style-name="P10"><text:s text:c="4"/>temp[i] = 2*base[st*i] + base[st*(sc-i)] + base[st*(i+sc)];</text:p>
        </text:list-item>
        <text:list-item>
          <text:p text:style-name="P10"><text:s text:c="2"/><text:span text:style-name="T3">for</text:span> (; i+sc &lt; size; i++)</text:p>
        </text:list-item>
        <text:list-item>
          <text:p text:style-name="P10"><text:s text:c="4"/>temp[i] = 2*base[st*i] + base[st*(i-sc)] + base[st*(i+sc)];</text:p>
        </text:list-item>
        <text:list-item>
          <text:p text:style-name="P10"><text:s text:c="2"/><text:span text:style-name="T3">for</text:span> (; i &lt; size; i++)</text:p>
        </text:list-item>
        <text:list-item>
          <text:p text:style-name="P10"><text:s text:c="4"/>temp[i] = 2*base[st*i] + base[st*(i-sc)] + base[st*(2*size-2-(i+sc))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wavelet_denoise</text:span>()</text:p>
        </text:list-item>
        <text:list-item>
          <text:p text:style-name="P10">{</text:p>
        </text:list-item>
        <text:list-item>
          <text:p text:style-name="P10"><text:s text:c="2"/><text:span text:style-name="T10">float</text:span> *fimg=0, *temp, thold, mul[2], avg, diff;</text:p>
        </text:list-item>
        <text:list-item>
          <text:p text:style-name="P10"><text:s text:c="2"/><text:span text:style-name="T10">int</text:span> scale=1, size, lev, hpass, lpass, row, col, nc, c, i, wlast, blk[2];</text:p>
        </text:list-item>
        <text:list-item>
          <text:p text:style-name="P10"><text:s text:c="2"/>ushort *window[4];</text:p>
        </text:list-item>
        <text:list-item>
          <text:p text:style-name="P10"><text:s text:c="2"/><text:span text:style-name="T10">static</text:span> <text:span text:style-name="T10">const</text:span> <text:span text:style-name="T10">float</text:span> noise[] =</text:p>
        </text:list-item>
        <text:list-item>
          <text:p text:style-name="P10"><text:s text:c="2"/>{ 0.8002,0.2735,0.1202,0.0585,0.0291,0.0152,0.0080,0.0044 };</text:p>
        </text:list-item>
        <text:list-item>
          <text:p text:style-name="P10"/>
        </text:list-item>
        <text:list-item>
          <text:p text:style-name="P10"><text:s text:c="2"/><text:span text:style-name="T3">if</text:span> (verbose) fprintf (stderr,_(<text:span text:style-name="T5">"Wavelet denoising...\n"</text:span>));</text:p>
        </text:list-item>
        <text:list-item>
          <text:p text:style-name="P10"/>
        </text:list-item>
        <text:list-item>
          <text:p text:style-name="P10"><text:s text:c="2"/><text:span text:style-name="T3">while</text:span> (maximum &lt;&lt; scale &lt; 0x10000) scale++;</text:p>
        </text:list-item>
        <text:list-item>
          <text:p text:style-name="P10"><text:s text:c="2"/>maximum &lt;&lt;= --scale;</text:p>
        </text:list-item>
        <text:list-item>
          <text:p text:style-name="P10"><text:s text:c="2"/>black &lt;&lt;= scale;</text:p>
        </text:list-item>
        <text:list-item>
          <text:p text:style-name="P10"><text:s text:c="2"/>FORC4 cblack[c] &lt;&lt;= scale;</text:p>
        </text:list-item>
        <text:list-item>
          <text:p text:style-name="P10"><text:s text:c="2"/><text:span text:style-name="T3">if</text:span> ((size = iheight*iwidth) &lt; 0x15550000)</text:p>
        </text:list-item>
        <text:list-item>
          <text:p text:style-name="P10"><text:s text:c="4"/>fimg = (<text:span text:style-name="T10">float</text:span> *) malloc ((size*3 + iheight + iwidth) * <text:span text:style-name="T3">sizeof</text:span> *fimg);</text:p>
        </text:list-item>
        <text:list-item>
          <text:p text:style-name="P10"><text:s text:c="2"/>merror (fimg, <text:span text:style-name="T5">"wavelet_denoise()"</text:span>);</text:p>
        </text:list-item>
        <text:list-item>
          <text:p text:style-name="P10"><text:s text:c="2"/>temp = fimg + size*3;</text:p>
        </text:list-item>
        <text:list-item>
          <text:p text:style-name="P10"><text:s text:c="2"/><text:span text:style-name="T3">if</text:span> ((nc = colors) == 3 &amp;&amp; filters) nc++;</text:p>
        </text:list-item>
        <text:list-item>
          <text:p text:style-name="P10"><text:s text:c="2"/>FORC(nc) { <text:s text:c="19"/><text:span text:style-name="T4">/* denoise R,G1,B,G3 individually */</text:span></text:p>
        </text:list-item>
        <text:list-item>
          <text:p text:style-name="P10"><text:s text:c="4"/><text:span text:style-name="T3">for</text:span> (i=0; i &lt; size; i++)</text:p>
        </text:list-item>
        <text:list-item>
          <text:p text:style-name="P10"><text:s text:c="6"/>fimg[i] = 256 * sqrt(image[i][c] &lt;&lt; scale);</text:p>
        </text:list-item>
        <text:list-item>
          <text:p text:style-name="P10"><text:s text:c="4"/><text:span text:style-name="T3">for</text:span> (hpass=lev=0; lev &lt; 5; lev++) {</text:p>
        </text:list-item>
        <text:list-item>
          <text:p text:style-name="P10"><text:s text:c="6"/>lpass = size*((lev &amp; 1)+1);</text:p>
        </text:list-item>
        <text:list-item>
          <text:p text:style-name="P10"><text:s text:c="6"/><text:span text:style-name="T3">for</text:span> (row=0; row &lt; iheight; row++) {</text:p>
        </text:list-item>
        <text:list-item>
          <text:p text:style-name="P10"><text:s text:c="8"/>hat_transform (temp, fimg+hpass+row*iwidth, 1, iwidth, 1 &lt;&lt; lev);</text:p>
        </text:list-item>
        <text:list-item>
          <text:p text:style-name="P10"><text:s text:c="8"/><text:span text:style-name="T3">for</text:span> (col=0; col &lt; iwidth; col++)</text:p>
        </text:list-item>
        <text:list-item>
          <text:p text:style-name="P10"><text:s text:c="10"/>fimg[lpass + row*iwidth + col] = temp[col] * 0.25;</text:p>
        </text:list-item>
        <text:list-item>
          <text:p text:style-name="P10"><text:s text:c="6"/>}</text:p>
        </text:list-item>
        <text:list-item>
          <text:p text:style-name="P10"><text:s text:c="6"/><text:span text:style-name="T3">for</text:span> (col=0; col &lt; iwidth; col++) {</text:p>
        </text:list-item>
        <text:list-item>
          <text:p text:style-name="P10"><text:s text:c="8"/>hat_transform (temp, fimg+lpass+col, iwidth, iheight, 1 &lt;&lt; lev);</text:p>
        </text:list-item>
        <text:list-item>
          <text:p text:style-name="P10"><text:s text:c="8"/><text:span text:style-name="T3">for</text:span> (row=0; row &lt; iheight; row++)</text:p>
        </text:list-item>
        <text:list-item>
          <text:p text:style-name="P10"><text:s text:c="10"/>fimg[lpass + row*iwidth + col] = temp[row] * 0.25;</text:p>
        </text:list-item>
        <text:list-item>
          <text:p text:style-name="P10"><text:s text:c="6"/>}</text:p>
        </text:list-item>
        <text:list-item>
          <text:p text:style-name="P10"><text:s text:c="6"/>thold = threshold * noise[lev];</text:p>
        </text:list-item>
        <text:list-item>
          <text:p text:style-name="P10"><text:s text:c="6"/><text:span text:style-name="T3">for</text:span> (i=0; i &lt; size; i++) {</text:p>
        </text:list-item>
        <text:list-item>
          <text:p text:style-name="P10"><text:s text:c="8"/>fimg[hpass+i] -= fimg[lpass+i];</text:p>
        </text:list-item>
        <text:list-item>
          <text:p text:style-name="P10"><text:s text:c="8"/><text:span text:style-name="T3">if</text:span> <text:s text:c="5"/>(fimg[hpass+i] &lt; -thold) fimg[hpass+i] += thold;</text:p>
        </text:list-item>
        <text:list-item>
          <text:p text:style-name="P10"><text:s text:c="8"/><text:span text:style-name="T3">else</text:span> <text:span text:style-name="T3">if</text:span> (fimg[hpass+i] &gt; <text:s/>thold) fimg[hpass+i] -= thold;</text:p>
        </text:list-item>
        <text:list-item>
          <text:p text:style-name="P10"><text:soft-page-break/><text:s text:c="8"/><text:span text:style-name="T3">else</text:span> <text:s text:c="4"/>fimg[hpass+i] = 0;</text:p>
        </text:list-item>
        <text:list-item>
          <text:p text:style-name="P10"><text:s text:c="8"/><text:span text:style-name="T3">if</text:span> (hpass) fimg[i] += fimg[hpass+i];</text:p>
        </text:list-item>
        <text:list-item>
          <text:p text:style-name="P10"><text:s text:c="6"/>}</text:p>
        </text:list-item>
        <text:list-item>
          <text:p text:style-name="P10"><text:s text:c="6"/>hpass = lpass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i=0; i &lt; size; i++)</text:p>
        </text:list-item>
        <text:list-item>
          <text:p text:style-name="P10"><text:s text:c="6"/>image[i][c] = CLIP(SQR(fimg[i]+fimg[lpass+i])/0x10000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filters &amp;&amp; colors == 3) { <text:s/><text:span text:style-name="T4">/* pull G1 and G3 closer together */</text:span></text:p>
        </text:list-item>
        <text:list-item>
          <text:p text:style-name="P10"><text:s text:c="4"/><text:span text:style-name="T3">for</text:span> (row=0; row &lt; 2; row++) {</text:p>
        </text:list-item>
        <text:list-item>
          <text:p text:style-name="P10"><text:s text:c="6"/>mul[row] = 0.125 * pre_mul[FC(row+1,0) | 1] / pre_mul[FC(row,0) | 1];</text:p>
        </text:list-item>
        <text:list-item>
          <text:p text:style-name="P10"><text:s text:c="6"/>blk[row] = cblack[FC(row,0) | 1]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i=0; i &lt; 4; i++)</text:p>
        </text:list-item>
        <text:list-item>
          <text:p text:style-name="P10"><text:s text:c="6"/>window[i] = (ushort *) fimg + width*i;</text:p>
        </text:list-item>
        <text:list-item>
          <text:p text:style-name="P10"><text:s text:c="4"/><text:span text:style-name="T3">for</text:span> (wlast=-1, row=1; row &lt; height-1; row++) {</text:p>
        </text:list-item>
        <text:list-item>
          <text:p text:style-name="P10"><text:s text:c="6"/><text:span text:style-name="T3">while</text:span> (wlast &lt; row+1) {</text:p>
        </text:list-item>
        <text:list-item>
          <text:p text:style-name="P10"><text:s text:c="8"/><text:span text:style-name="T3">for</text:span> (wlast++, i=0; i &lt; 4; i++)</text:p>
        </text:list-item>
        <text:list-item>
          <text:p text:style-name="P10"><text:s text:c="10"/>window[(i+3) &amp; 3] = window[i];</text:p>
        </text:list-item>
        <text:list-item>
          <text:p text:style-name="P10"><text:s text:c="8"/><text:span text:style-name="T3">for</text:span> (col = FC(wlast,1) &amp; 1; col &lt; width; col+=2)</text:p>
        </text:list-item>
        <text:list-item>
          <text:p text:style-name="P10"><text:s text:c="10"/>window[2][col] = BAYER(wlast,col);</text:p>
        </text:list-item>
        <text:list-item>
          <text:p text:style-name="P10"><text:s text:c="6"/>}</text:p>
        </text:list-item>
        <text:list-item>
          <text:p text:style-name="P10"><text:s text:c="6"/>thold = threshold/512;</text:p>
        </text:list-item>
        <text:list-item>
          <text:p text:style-name="P10"><text:s text:c="6"/><text:span text:style-name="T3">for</text:span> (col = (FC(row,0) &amp; 1)+1; col &lt; width-1; col+=2) {</text:p>
        </text:list-item>
        <text:list-item>
          <text:p text:style-name="P10"><text:s text:c="8"/>avg = ( window[0][col-1] + window[0][col+1] +</text:p>
        </text:list-item>
        <text:list-item>
          <text:p text:style-name="P10"><text:s text:c="16"/>window[2][col-1] + window[2][col+1] - blk[~row &amp; 1]*4 )</text:p>
        </text:list-item>
        <text:list-item>
          <text:p text:style-name="P10"><text:s text:c="14"/>* mul[row &amp; 1] + (window[1][col] + blk[row &amp; 1]) * 0.5;</text:p>
        </text:list-item>
        <text:list-item>
          <text:p text:style-name="P10"><text:s text:c="8"/>avg = avg &lt; 0 ? 0 : sqrt(avg);</text:p>
        </text:list-item>
        <text:list-item>
          <text:p text:style-name="P10"><text:s text:c="8"/>diff = sqrt(BAYER(row,col)) - avg;</text:p>
        </text:list-item>
        <text:list-item>
          <text:p text:style-name="P10"><text:s text:c="8"/><text:span text:style-name="T3">if</text:span> <text:s text:c="5"/>(diff &lt; -thold) diff += thold;</text:p>
        </text:list-item>
        <text:list-item>
          <text:p text:style-name="P10"><text:s text:c="8"/><text:span text:style-name="T3">else</text:span> <text:span text:style-name="T3">if</text:span> (diff &gt; <text:s/>thold) diff -= thold;</text:p>
        </text:list-item>
        <text:list-item>
          <text:p text:style-name="P10"><text:s text:c="8"/><text:span text:style-name="T3">else</text:span> diff = 0;</text:p>
        </text:list-item>
        <text:list-item>
          <text:p text:style-name="P10"><text:s text:c="8"/>BAYER(row,col) = CLIP(SQR(avg+diff) + 0.5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ree (fimg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cale_colors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bottom, right, size, row, col, ur, uc, i, x, y, c, sum[8];</text:p>
        </text:list-item>
        <text:list-item>
          <text:p text:style-name="P10"><text:s text:c="2"/><text:span text:style-name="T10">int</text:span> val, dark, sat;</text:p>
        </text:list-item>
        <text:list-item>
          <text:p text:style-name="P10"><text:s text:c="2"/><text:span text:style-name="T10">double</text:span> dsum[8], dmin, dmax;</text:p>
        </text:list-item>
        <text:list-item>
          <text:p text:style-name="P10"><text:s text:c="2"/><text:span text:style-name="T10">float</text:span> scale_mul[4], fr, fc;</text:p>
        </text:list-item>
        <text:list-item>
          <text:p text:style-name="P10"><text:s text:c="2"/>ushort *img=0, *pix;</text:p>
        </text:list-item>
        <text:list-item>
          <text:p text:style-name="P10"/>
        </text:list-item>
        <text:list-item>
          <text:p text:style-name="P10"><text:s text:c="2"/><text:span text:style-name="T3">if</text:span> (user_mul[0])</text:p>
        </text:list-item>
        <text:list-item>
          <text:p text:style-name="P10"><text:s text:c="4"/>memcpy (pre_mul, user_mul, <text:span text:style-name="T3">sizeof</text:span> pre_mul);</text:p>
        </text:list-item>
        <text:list-item>
          <text:p text:style-name="P10"><text:s text:c="2"/><text:span text:style-name="T3">if</text:span> (use_auto_wb || (use_camera_wb &amp;&amp; cam_mul[0] == -1)) {</text:p>
        </text:list-item>
        <text:list-item>
          <text:p text:style-name="P10"><text:s text:c="4"/>memset (dsum, 0, <text:span text:style-name="T3">sizeof</text:span> dsum);</text:p>
        </text:list-item>
        <text:list-item>
          <text:p text:style-name="P10"><text:s text:c="4"/>bottom = MIN (greybox[1]+greybox[3], height);</text:p>
        </text:list-item>
        <text:list-item>
          <text:p text:style-name="P10"><text:s text:c="4"/>right <text:s/>= MIN (greybox[0]+greybox[2], width);</text:p>
        </text:list-item>
        <text:list-item>
          <text:p text:style-name="P10"><text:s text:c="4"/><text:span text:style-name="T3">for</text:span> (row=greybox[1]; row &lt; bottom; row += 8)</text:p>
        </text:list-item>
        <text:list-item>
          <text:p text:style-name="P10"><text:s text:c="6"/><text:span text:style-name="T3">for</text:span> (col=greybox[0]; col &lt; right; col += 8) {</text:p>
        </text:list-item>
        <text:list-item>
          <text:p text:style-name="P10"><text:s text:c="8"/>memset (sum, 0, <text:span text:style-name="T3">sizeof</text:span> sum);</text:p>
        </text:list-item>
        <text:list-item>
          <text:p text:style-name="P10"><text:s text:c="8"/><text:span text:style-name="T3">for</text:span> (y=row; y &lt; row+8 &amp;&amp; y &lt; bottom; y++)</text:p>
        </text:list-item>
        <text:list-item>
          <text:p text:style-name="P10"><text:s text:c="10"/><text:span text:style-name="T3">for</text:span> (x=col; x &lt; col+8 &amp;&amp; x &lt; right; x++)</text:p>
        </text:list-item>
        <text:list-item>
          <text:p text:style-name="P10"><text:s text:c="12"/>FORC4 {</text:p>
        </text:list-item>
        <text:list-item>
          <text:p text:style-name="P10"><text:s text:c="14"/><text:span text:style-name="T3">if</text:span> (filters) {</text:p>
        </text:list-item>
        <text:list-item>
          <text:p text:style-name="P10"><text:s text:c="16"/>c = fcol(y,x);</text:p>
        </text:list-item>
        <text:list-item>
          <text:p text:style-name="P10"><text:s text:c="16"/>val = BAYER2(y,x);</text:p>
        </text:list-item>
        <text:list-item>
          <text:p text:style-name="P10"><text:s text:c="14"/>} <text:span text:style-name="T3">else</text:span></text:p>
        </text:list-item>
        <text:list-item>
          <text:p text:style-name="P10"><text:s text:c="16"/>val = image[y*width+x][c];</text:p>
        </text:list-item>
        <text:list-item>
          <text:p text:style-name="P10"><text:s text:c="14"/><text:span text:style-name="T3">if</text:span> (val &gt; maximum-25) <text:span text:style-name="T3">goto</text:span> <text:span text:style-name="T8">skip_block</text:span>;</text:p>
        </text:list-item>
        <text:list-item>
          <text:p text:style-name="P10"><text:soft-page-break/><text:s text:c="14"/><text:span text:style-name="T3">if</text:span> ((val -= cblack[c]) &lt; 0) val = 0;</text:p>
        </text:list-item>
        <text:list-item>
          <text:p text:style-name="P10"><text:s text:c="14"/>sum[c] += val;</text:p>
        </text:list-item>
        <text:list-item>
          <text:p text:style-name="P10"><text:s text:c="14"/>sum[c+4]++;</text:p>
        </text:list-item>
        <text:list-item>
          <text:p text:style-name="P10"><text:s text:c="14"/><text:span text:style-name="T3">if</text:span> (filters) <text:span text:style-name="T3">break</text:span>;</text:p>
        </text:list-item>
        <text:list-item>
          <text:p text:style-name="P10"><text:s text:c="12"/>}</text:p>
        </text:list-item>
        <text:list-item>
          <text:p text:style-name="P10"><text:s text:c="8"/>FORC(8) dsum[c] += sum[c];</text:p>
        </text:list-item>
        <text:list-item>
          <text:p text:style-name="P10"><text:span text:style-name="T8">skip_block</text:span>: ;</text:p>
        </text:list-item>
        <text:list-item>
          <text:p text:style-name="P10"><text:s text:c="6"/>}</text:p>
        </text:list-item>
        <text:list-item>
          <text:p text:style-name="P10"><text:s text:c="4"/>FORC4 <text:span text:style-name="T3">if</text:span> (dsum[c]) pre_mul[c] = dsum[c+4] / dsum[c]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use_camera_wb &amp;&amp; cam_mul[0] != -1) {</text:p>
        </text:list-item>
        <text:list-item>
          <text:p text:style-name="P10"><text:s text:c="4"/>memset (sum, 0, <text:span text:style-name="T3">sizeof</text:span> sum);</text:p>
        </text:list-item>
        <text:list-item>
          <text:p text:style-name="P10"><text:s text:c="4"/><text:span text:style-name="T3">for</text:span> (row=0; row &lt; 8; row++)</text:p>
        </text:list-item>
        <text:list-item>
          <text:p text:style-name="P10"><text:s text:c="6"/><text:span text:style-name="T3">for</text:span> (col=0; col &lt; 8; col++) {</text:p>
        </text:list-item>
        <text:list-item>
          <text:p text:style-name="P10"><text:s text:c="8"/>c = FC(row,col);</text:p>
        </text:list-item>
        <text:list-item>
          <text:p text:style-name="P10"><text:s text:c="8"/><text:span text:style-name="T3">if</text:span> ((val = white[row][col] - cblack[c]) &gt; 0)</text:p>
        </text:list-item>
        <text:list-item>
          <text:p text:style-name="P10"><text:s text:c="10"/>sum[c] += val;</text:p>
        </text:list-item>
        <text:list-item>
          <text:p text:style-name="P10"><text:s text:c="8"/>sum[c+4]++;</text:p>
        </text:list-item>
        <text:list-item>
          <text:p text:style-name="P10"><text:s text:c="6"/>}</text:p>
        </text:list-item>
        <text:list-item>
          <text:p text:style-name="P10"><text:s text:c="4"/><text:span text:style-name="T3">if</text:span> (sum[0] &amp;&amp; sum[1] &amp;&amp; sum[2] &amp;&amp; sum[3])</text:p>
        </text:list-item>
        <text:list-item>
          <text:p text:style-name="P10"><text:s text:c="6"/>FORC4 pre_mul[c] = (<text:span text:style-name="T10">float</text:span>) sum[c+4] / sum[c];</text:p>
        </text:list-item>
        <text:list-item>
          <text:p text:style-name="P10"><text:s text:c="4"/><text:span text:style-name="T3">else</text:span> <text:span text:style-name="T3">if</text:span> (cam_mul[0] &amp;&amp; cam_mul[2])</text:p>
        </text:list-item>
        <text:list-item>
          <text:p text:style-name="P10"><text:s text:c="6"/>memcpy (pre_mul, cam_mul, <text:span text:style-name="T3">sizeof</text:span> pre_mul);</text:p>
        </text:list-item>
        <text:list-item>
          <text:p text:style-name="P10"><text:s text:c="4"/><text:span text:style-name="T3">else</text:span></text:p>
        </text:list-item>
        <text:list-item>
          <text:p text:style-name="P10"><text:s text:c="6"/>fprintf (stderr,_(<text:span text:style-name="T5">"%s: Cannot use camera white balance.\n"</text:span>), ifname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pre_mul[1] == 0) pre_mul[1] = 1;</text:p>
        </text:list-item>
        <text:list-item>
          <text:p text:style-name="P10"><text:s text:c="2"/><text:span text:style-name="T3">if</text:span> (pre_mul[3] == 0) pre_mul[3] = colors &lt; 4 ? pre_mul[1] : 1;</text:p>
        </text:list-item>
        <text:list-item>
          <text:p text:style-name="P10"><text:s text:c="2"/>dark = black;</text:p>
        </text:list-item>
        <text:list-item>
          <text:p text:style-name="P10"><text:s text:c="2"/>sat = maximum;</text:p>
        </text:list-item>
        <text:list-item>
          <text:p text:style-name="P10"><text:s text:c="2"/><text:span text:style-name="T3">if</text:span> (threshold) wavelet_denoise();</text:p>
        </text:list-item>
        <text:list-item>
          <text:p text:style-name="P10"><text:s text:c="2"/>maximum -= black;</text:p>
        </text:list-item>
        <text:list-item>
          <text:p text:style-name="P10"><text:s text:c="2"/><text:span text:style-name="T3">for</text:span> (dmin=DBL_MAX, dmax=c=0; c &lt; 4; c++) {</text:p>
        </text:list-item>
        <text:list-item>
          <text:p text:style-name="P10"><text:s text:c="4"/><text:span text:style-name="T3">if</text:span> (dmin &gt; pre_mul[c])</text:p>
        </text:list-item>
        <text:list-item>
          <text:p text:style-name="P10"><text:s text:c="8"/>dmin = pre_mul[c];</text:p>
        </text:list-item>
        <text:list-item>
          <text:p text:style-name="P10"><text:s text:c="4"/><text:span text:style-name="T3">if</text:span> (dmax &lt; pre_mul[c])</text:p>
        </text:list-item>
        <text:list-item>
          <text:p text:style-name="P10"><text:s text:c="8"/>dmax = pre_mul[c]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highlight) dmax = dmin;</text:p>
        </text:list-item>
        <text:list-item>
          <text:p text:style-name="P10"><text:s text:c="2"/>FORC4 scale_mul[c] = (pre_mul[c] /= dmax) * 65535.0 / maximum;</text:p>
        </text:list-item>
        <text:list-item>
          <text:p text:style-name="P10"><text:s text:c="2"/><text:span text:style-name="T3">if</text:span> (verbose) {</text:p>
        </text:list-item>
        <text:list-item>
          <text:p text:style-name="P10"><text:s text:c="4"/>fprintf (stderr,</text:p>
        </text:list-item>
        <text:list-item>
          <text:p text:style-name="P10"><text:s text:c="6"/>_(<text:span text:style-name="T5">"Scaling with darkness %d, saturation %d, and\nmultipliers"</text:span>), dark, sat);</text:p>
        </text:list-item>
        <text:list-item>
          <text:p text:style-name="P10"><text:s text:c="4"/>FORC4 fprintf (stderr, <text:span text:style-name="T5">" %f"</text:span>, pre_mul[c]);</text:p>
        </text:list-item>
        <text:list-item>
          <text:p text:style-name="P10"><text:s text:c="4"/>fputc (<text:span text:style-name="T5">'\n'</text:span>, stderr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filters &gt; 1000 &amp;&amp; (cblack[4]+1)/2 == 1 &amp;&amp; (cblack[5]+1)/2 == 1) {</text:p>
        </text:list-item>
        <text:list-item>
          <text:p text:style-name="P10"><text:s text:c="4"/>FORC4 cblack[FC(c/2,c%2)] +=</text:p>
        </text:list-item>
        <text:list-item>
          <text:p text:style-name="P10"><text:s text:c="8"/>cblack[6 + c/2 % cblack[4] * cblack[5] + c%2 % cblack[5]];</text:p>
        </text:list-item>
        <text:list-item>
          <text:p text:style-name="P10"><text:s text:c="4"/>cblack[4] = cblack[5] = 0;</text:p>
        </text:list-item>
        <text:list-item>
          <text:p text:style-name="P10"><text:s text:c="2"/>}</text:p>
        </text:list-item>
        <text:list-item>
          <text:p text:style-name="P10"><text:s text:c="2"/>size = iheight*iwidth;</text:p>
        </text:list-item>
        <text:list-item>
          <text:p text:style-name="P10"><text:s text:c="2"/><text:span text:style-name="T3">for</text:span> (i=0; i &lt; size*4; i++) {</text:p>
        </text:list-item>
        <text:list-item>
          <text:p text:style-name="P10"><text:s text:c="4"/><text:span text:style-name="T3">if</text:span> (!(val = ((ushort *)image)[i])) <text:span text:style-name="T3">continue</text:span>;</text:p>
        </text:list-item>
        <text:list-item>
          <text:p text:style-name="P10"><text:s text:c="4"/><text:span text:style-name="T3">if</text:span> (cblack[4] &amp;&amp; cblack[5])</text:p>
        </text:list-item>
        <text:list-item>
          <text:p text:style-name="P10"><text:s text:c="6"/>val -= cblack[6 + i/4 / iwidth % cblack[4] * cblack[5] +</text:p>
        </text:list-item>
        <text:list-item>
          <text:p text:style-name="P10"><text:s text:c="24"/>i/4 % iwidth % cblack[5]];</text:p>
        </text:list-item>
        <text:list-item>
          <text:p text:style-name="P10"><text:s text:c="4"/>val -= cblack[i &amp; 3];</text:p>
        </text:list-item>
        <text:list-item>
          <text:p text:style-name="P10"><text:s text:c="4"/>val *= scale_mul[i &amp; 3];</text:p>
        </text:list-item>
        <text:list-item>
          <text:p text:style-name="P10"><text:s text:c="4"/>((ushort *)image)[i] = CLIP(val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(aber[0] != 1 || aber[2] != 1) &amp;&amp; colors == 3) {</text:p>
        </text:list-item>
        <text:list-item>
          <text:p text:style-name="P10"><text:s text:c="4"/><text:span text:style-name="T3">if</text:span> (verbose)</text:p>
        </text:list-item>
        <text:list-item>
          <text:p text:style-name="P10"><text:s text:c="6"/>fprintf (stderr,_(<text:span text:style-name="T5">"Correcting chromatic aberration...\n"</text:span>));</text:p>
        </text:list-item>
        <text:list-item>
          <text:p text:style-name="P10"><text:s text:c="4"/><text:span text:style-name="T3">for</text:span> (c=0; c &lt; 4; c+=2) {</text:p>
        </text:list-item>
        <text:list-item>
          <text:p text:style-name="P10"><text:soft-page-break/><text:s text:c="6"/><text:span text:style-name="T3">if</text:span> (aber[c] == 1) <text:span text:style-name="T3">continue</text:span>;</text:p>
        </text:list-item>
        <text:list-item>
          <text:p text:style-name="P10"><text:s text:c="6"/>img = (ushort *) malloc (size * <text:span text:style-name="T3">sizeof</text:span> *img);</text:p>
        </text:list-item>
        <text:list-item>
          <text:p text:style-name="P10"><text:s text:c="6"/>merror (img, <text:span text:style-name="T5">"scale_colors()"</text:span>);</text:p>
        </text:list-item>
        <text:list-item>
          <text:p text:style-name="P10"><text:s text:c="6"/><text:span text:style-name="T3">for</text:span> (i=0; i &lt; size; i++)</text:p>
        </text:list-item>
        <text:list-item>
          <text:p text:style-name="P10"><text:s text:c="8"/>img[i] = image[i][c];</text:p>
        </text:list-item>
        <text:list-item>
          <text:p text:style-name="P10"><text:s text:c="6"/><text:span text:style-name="T3">for</text:span> (row=0; row &lt; iheight; row++) {</text:p>
        </text:list-item>
        <text:list-item>
          <text:p text:style-name="P10"><text:s text:c="8"/>ur = fr = (row - iheight*0.5) * aber[c] + iheight*0.5;</text:p>
        </text:list-item>
        <text:list-item>
          <text:p text:style-name="P10"><text:s text:c="8"/><text:span text:style-name="T3">if</text:span> (ur &gt; iheight-2) <text:span text:style-name="T3">continue</text:span>;</text:p>
        </text:list-item>
        <text:list-item>
          <text:p text:style-name="P10"><text:s text:c="8"/>fr -= ur;</text:p>
        </text:list-item>
        <text:list-item>
          <text:p text:style-name="P10"><text:s text:c="8"/><text:span text:style-name="T3">for</text:span> (col=0; col &lt; iwidth; col++) {</text:p>
        </text:list-item>
        <text:list-item>
          <text:p text:style-name="P10"><text:s text:c="10"/>uc = fc = (col - iwidth*0.5) * aber[c] + iwidth*0.5;</text:p>
        </text:list-item>
        <text:list-item>
          <text:p text:style-name="P10"><text:s text:c="10"/><text:span text:style-name="T3">if</text:span> (uc &gt; iwidth-2) <text:span text:style-name="T3">continue</text:span>;</text:p>
        </text:list-item>
        <text:list-item>
          <text:p text:style-name="P10"><text:s text:c="10"/>fc -= uc;</text:p>
        </text:list-item>
        <text:list-item>
          <text:p text:style-name="P10"><text:s text:c="10"/>pix = img + ur*iwidth + uc;</text:p>
        </text:list-item>
        <text:list-item>
          <text:p text:style-name="P10"><text:s text:c="10"/>image[row*iwidth+col][c] =</text:p>
        </text:list-item>
        <text:list-item>
          <text:p text:style-name="P10"><text:s text:c="12"/>(pix[ <text:s text:c="4"/>0]*(1-fc) + pix[ <text:s text:c="6"/>1]*fc) * (1-fr) +</text:p>
        </text:list-item>
        <text:list-item>
          <text:p text:style-name="P10"><text:s text:c="12"/>(pix[iwidth]*(1-fc) + pix[iwidth+1]*fc) * fr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free(img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re_interpolate</text:span>()</text:p>
        </text:list-item>
        <text:list-item>
          <text:p text:style-name="P10">{</text:p>
        </text:list-item>
        <text:list-item>
          <text:p text:style-name="P10"><text:s text:c="2"/>ushort (*img)[4];</text:p>
        </text:list-item>
        <text:list-item>
          <text:p text:style-name="P10"><text:s text:c="2"/><text:span text:style-name="T10">int</text:span> row, col, c;</text:p>
        </text:list-item>
        <text:list-item>
          <text:p text:style-name="P10"/>
        </text:list-item>
        <text:list-item>
          <text:p text:style-name="P10"><text:s text:c="2"/><text:span text:style-name="T3">if</text:span> (shrink) {</text:p>
        </text:list-item>
        <text:list-item>
          <text:p text:style-name="P10"><text:s text:c="4"/><text:span text:style-name="T3">if</text:span> (half_size) {</text:p>
        </text:list-item>
        <text:list-item>
          <text:p text:style-name="P10"><text:s text:c="6"/>height = iheight;</text:p>
        </text:list-item>
        <text:list-item>
          <text:p text:style-name="P10"><text:s text:c="6"/>width <text:s/>= iwidth;</text:p>
        </text:list-item>
        <text:list-item>
          <text:p text:style-name="P10"><text:s text:c="6"/><text:span text:style-name="T3">if</text:span> (filters == 9) {</text:p>
        </text:list-item>
        <text:list-item>
          <text:p text:style-name="P10"><text:s text:c="8"/><text:span text:style-name="T3">for</text:span> (row=0; row &lt; 3; row++)</text:p>
        </text:list-item>
        <text:list-item>
          <text:p text:style-name="P10"><text:s text:c="10"/><text:span text:style-name="T3">for</text:span> (col=1; col &lt; 4; col++)</text:p>
        </text:list-item>
        <text:list-item>
          <text:p text:style-name="P10"><text:s text:c="12"/><text:span text:style-name="T3">if</text:span> (!(image[row*width+col][0] | image[row*width+col][2]))</text:p>
        </text:list-item>
        <text:list-item>
          <text:p text:style-name="P10"><text:s text:c="14"/><text:span text:style-name="T3">goto</text:span> <text:span text:style-name="T8">break2</text:span>; <text:s/>break2:</text:p>
        </text:list-item>
        <text:list-item>
          <text:p text:style-name="P10"><text:s text:c="8"/><text:span text:style-name="T3">for</text:span> ( ; row &lt; height; row+=3)</text:p>
        </text:list-item>
        <text:list-item>
          <text:p text:style-name="P10"><text:s text:c="10"/><text:span text:style-name="T3">for</text:span> (col=(col-1)%3+1; col &lt; width-1; col+=3) {</text:p>
        </text:list-item>
        <text:list-item>
          <text:p text:style-name="P10"><text:s text:c="12"/>img = image + row*width+col;</text:p>
        </text:list-item>
        <text:list-item>
          <text:p text:style-name="P10"><text:s text:c="12"/><text:span text:style-name="T3">for</text:span> (c=0; c &lt; 3; c+=2)</text:p>
        </text:list-item>
        <text:list-item>
          <text:p text:style-name="P10"><text:s text:c="14"/>img[0][c] = (img[-1][c] + img[1][c]) &gt;&gt; 1;</text:p>
        </text:list-item>
        <text:list-item>
          <text:p text:style-name="P10"><text:s text:c="10"/>}</text:p>
        </text:list-item>
        <text:list-item>
          <text:p text:style-name="P10"><text:s text:c="6"/>}</text:p>
        </text:list-item>
        <text:list-item>
          <text:p text:style-name="P10"><text:s text:c="4"/>} <text:span text:style-name="T3">else</text:span> {</text:p>
        </text:list-item>
        <text:list-item>
          <text:p text:style-name="P10"><text:s text:c="6"/>img = (ushort (*)[4]) calloc (height, width*<text:span text:style-name="T3">sizeof</text:span> *img);</text:p>
        </text:list-item>
        <text:list-item>
          <text:p text:style-name="P10"><text:s text:c="6"/>merror (img, <text:span text:style-name="T5">"pre_interpolate()"</text:span>);</text:p>
        </text:list-item>
        <text:list-item>
          <text:p text:style-name="P10"><text:s text:c="6"/><text:span text:style-name="T3">for</text:span> (row=0; row &lt; height; row++)</text:p>
        </text:list-item>
        <text:list-item>
          <text:p text:style-name="P10"><text:s text:c="8"/><text:span text:style-name="T3">for</text:span> (col=0; col &lt; width; col++) {</text:p>
        </text:list-item>
        <text:list-item>
          <text:p text:style-name="P10"><text:s text:c="10"/>c = fcol(row,col);</text:p>
        </text:list-item>
        <text:list-item>
          <text:p text:style-name="P10"><text:s text:c="10"/>img[row*width+col][c] = image[(row &gt;&gt; 1)*iwidth+(col &gt;&gt; 1)][c];</text:p>
        </text:list-item>
        <text:list-item>
          <text:p text:style-name="P10"><text:s text:c="8"/>}</text:p>
        </text:list-item>
        <text:list-item>
          <text:p text:style-name="P10"><text:s text:c="6"/>free (image);</text:p>
        </text:list-item>
        <text:list-item>
          <text:p text:style-name="P10"><text:s text:c="6"/>image = img;</text:p>
        </text:list-item>
        <text:list-item>
          <text:p text:style-name="P10"><text:s text:c="6"/>shrink = 0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filters &gt; 1000 &amp;&amp; colors == 3) {</text:p>
        </text:list-item>
        <text:list-item>
          <text:p text:style-name="P10"><text:s text:c="4"/>mix_green = four_color_rgb ^ half_size;</text:p>
        </text:list-item>
        <text:list-item>
          <text:p text:style-name="P10"><text:s text:c="4"/><text:span text:style-name="T3">if</text:span> (four_color_rgb | half_size) colors++;</text:p>
        </text:list-item>
        <text:list-item>
          <text:p text:style-name="P10"><text:s text:c="4"/><text:span text:style-name="T3">else</text:span> {</text:p>
        </text:list-item>
        <text:list-item>
          <text:p text:style-name="P10"><text:s text:c="6"/><text:span text:style-name="T3">for</text:span> (row = FC(1,0) &gt;&gt; 1; row &lt; height; row+=2)</text:p>
        </text:list-item>
        <text:list-item>
          <text:p text:style-name="P10"><text:s text:c="8"/><text:span text:style-name="T3">for</text:span> (col = FC(row,1) &amp; 1; col &lt; width; col+=2)</text:p>
        </text:list-item>
        <text:list-item>
          <text:p text:style-name="P10"><text:s text:c="10"/>image[row*width+col][1] = image[row*width+col][3];</text:p>
        </text:list-item>
        <text:list-item>
          <text:p text:style-name="P10"><text:soft-page-break/><text:s text:c="6"/>filters &amp;= ~((filters &amp; 0x55555555) &lt;&lt; 1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half_size) filters =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border_interpolate</text:span> (<text:span text:style-name="T10">int</text:span> border)</text:p>
        </text:list-item>
        <text:list-item>
          <text:p text:style-name="P10">{</text:p>
        </text:list-item>
        <text:list-item>
          <text:p text:style-name="P10"><text:s text:c="2"/><text:span text:style-name="T10">unsigned</text:span> row, col, y, x, f, c, sum[8]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 {</text:p>
        </text:list-item>
        <text:list-item>
          <text:p text:style-name="P10"><text:s text:c="6"/><text:span text:style-name="T3">if</text:span> (col==border &amp;&amp; row &gt;= border &amp;&amp; row &lt; height-border)</text:p>
        </text:list-item>
        <text:list-item>
          <text:p text:style-name="P10"><text:s text:c="8"/>col = width-border;</text:p>
        </text:list-item>
        <text:list-item>
          <text:p text:style-name="P10"><text:s text:c="6"/>memset (sum, 0, <text:span text:style-name="T3">sizeof</text:span> sum);</text:p>
        </text:list-item>
        <text:list-item>
          <text:p text:style-name="P10"><text:s text:c="6"/><text:span text:style-name="T3">for</text:span> (y=row-1; y != row+2; y++)</text:p>
        </text:list-item>
        <text:list-item>
          <text:p text:style-name="P10"><text:s text:c="8"/><text:span text:style-name="T3">for</text:span> (x=col-1; x != col+2; x++)</text:p>
        </text:list-item>
        <text:list-item>
          <text:p text:style-name="P10"><text:s text:c="10"/><text:span text:style-name="T3">if</text:span> (y &lt; height &amp;&amp; x &lt; width) {</text:p>
        </text:list-item>
        <text:list-item>
          <text:p text:style-name="P10"><text:s text:c="12"/>f = fcol(y,x);</text:p>
        </text:list-item>
        <text:list-item>
          <text:p text:style-name="P10"><text:s text:c="12"/>sum[f] += image[y*width+x][f];</text:p>
        </text:list-item>
        <text:list-item>
          <text:p text:style-name="P10"><text:s text:c="12"/>sum[f+4]++;</text:p>
        </text:list-item>
        <text:list-item>
          <text:p text:style-name="P10"><text:s text:c="10"/>}</text:p>
        </text:list-item>
        <text:list-item>
          <text:p text:style-name="P10"><text:s text:c="6"/>f = fcol(row,col);</text:p>
        </text:list-item>
        <text:list-item>
          <text:p text:style-name="P10"><text:s text:c="6"/>FORCC <text:span text:style-name="T3">if</text:span> (c != f &amp;&amp; sum[c+4])</text:p>
        </text:list-item>
        <text:list-item>
          <text:p text:style-name="P10"><text:s text:c="8"/>image[row*width+col][c] = sum[c] / sum[c+4]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in_interpolate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code[16][16][32], size=16, *ip, sum[4];</text:p>
        </text:list-item>
        <text:list-item>
          <text:p text:style-name="P10"><text:s text:c="2"/><text:span text:style-name="T10">int</text:span> f, c, i, x, y, row, col, shift, color;</text:p>
        </text:list-item>
        <text:list-item>
          <text:p text:style-name="P10"><text:s text:c="2"/>ushort *pix;</text:p>
        </text:list-item>
        <text:list-item>
          <text:p text:style-name="P10"/>
        </text:list-item>
        <text:list-item>
          <text:p text:style-name="P10"><text:s text:c="2"/><text:span text:style-name="T3">if</text:span> (verbose) fprintf (stderr,_(<text:span text:style-name="T5">"Bilinear interpolation...\n"</text:span>));</text:p>
        </text:list-item>
        <text:list-item>
          <text:p text:style-name="P10"><text:s text:c="2"/><text:span text:style-name="T3">if</text:span> (filters == 9) size = 6;</text:p>
        </text:list-item>
        <text:list-item>
          <text:p text:style-name="P10"><text:s text:c="2"/>border_interpolate(1);</text:p>
        </text:list-item>
        <text:list-item>
          <text:p text:style-name="P10"><text:s text:c="2"/><text:span text:style-name="T3">for</text:span> (row=0; row &lt; size; row++)</text:p>
        </text:list-item>
        <text:list-item>
          <text:p text:style-name="P10"><text:s text:c="4"/><text:span text:style-name="T3">for</text:span> (col=0; col &lt; size; col++) {</text:p>
        </text:list-item>
        <text:list-item>
          <text:p text:style-name="P10"><text:s text:c="6"/>ip = code[row][col]+1;</text:p>
        </text:list-item>
        <text:list-item>
          <text:p text:style-name="P10"><text:s text:c="6"/>f = fcol(row,col);</text:p>
        </text:list-item>
        <text:list-item>
          <text:p text:style-name="P10"><text:s text:c="6"/>memset (sum, 0, <text:span text:style-name="T3">sizeof</text:span> sum);</text:p>
        </text:list-item>
        <text:list-item>
          <text:p text:style-name="P10"><text:s text:c="6"/><text:span text:style-name="T3">for</text:span> (y=-1; y &lt;= 1; y++)</text:p>
        </text:list-item>
        <text:list-item>
          <text:p text:style-name="P10"><text:s text:c="8"/><text:span text:style-name="T3">for</text:span> (x=-1; x &lt;= 1; x++) {</text:p>
        </text:list-item>
        <text:list-item>
          <text:p text:style-name="P10"><text:s text:c="10"/>shift = (y==0) + (x==0);</text:p>
        </text:list-item>
        <text:list-item>
          <text:p text:style-name="P10"><text:s text:c="10"/>color = fcol(row+y,col+x);</text:p>
        </text:list-item>
        <text:list-item>
          <text:p text:style-name="P10"><text:s text:c="10"/><text:span text:style-name="T3">if</text:span> (color == f) <text:span text:style-name="T3">continue</text:span>;</text:p>
        </text:list-item>
        <text:list-item>
          <text:p text:style-name="P10"><text:s text:c="10"/>*ip++ = (width*y + x)*4 + color;</text:p>
        </text:list-item>
        <text:list-item>
          <text:p text:style-name="P10"><text:s text:c="10"/>*ip++ = shift;</text:p>
        </text:list-item>
        <text:list-item>
          <text:p text:style-name="P10"><text:s text:c="10"/>*ip++ = color;</text:p>
        </text:list-item>
        <text:list-item>
          <text:p text:style-name="P10"><text:s text:c="10"/>sum[color] += 1 &lt;&lt; shift;</text:p>
        </text:list-item>
        <text:list-item>
          <text:p text:style-name="P10"><text:s text:c="8"/>}</text:p>
        </text:list-item>
        <text:list-item>
          <text:p text:style-name="P10"><text:s text:c="6"/>code[row][col][0] = (ip - code[row][col]) / 3;</text:p>
        </text:list-item>
        <text:list-item>
          <text:p text:style-name="P10"><text:s text:c="6"/>FORCC</text:p>
        </text:list-item>
        <text:list-item>
          <text:p text:style-name="P10"><text:s text:c="8"/><text:span text:style-name="T3">if</text:span> (c != f) {</text:p>
        </text:list-item>
        <text:list-item>
          <text:p text:style-name="P10"><text:s text:c="10"/>*ip++ = c;</text:p>
        </text:list-item>
        <text:list-item>
          <text:p text:style-name="P10"><text:s text:c="10"/>*ip++ = 256 / sum[c];</text:p>
        </text:list-item>
        <text:list-item>
          <text:p text:style-name="P10"><text:s text:c="8"/>}</text:p>
        </text:list-item>
        <text:list-item>
          <text:p text:style-name="P10"><text:s text:c="4"/>}</text:p>
        </text:list-item>
        <text:list-item>
          <text:p text:style-name="P10"><text:s text:c="2"/><text:span text:style-name="T3">for</text:span> (row=1; row &lt; height-1; row++)</text:p>
        </text:list-item>
        <text:list-item>
          <text:p text:style-name="P10"><text:s text:c="4"/><text:span text:style-name="T3">for</text:span> (col=1; col &lt; width-1; col++) {</text:p>
        </text:list-item>
        <text:list-item>
          <text:p text:style-name="P10"><text:s text:c="6"/>pix = image[row*width+col];</text:p>
        </text:list-item>
        <text:list-item>
          <text:p text:style-name="P10"><text:s text:c="6"/>ip = code[row % size][col % size];</text:p>
        </text:list-item>
        <text:list-item>
          <text:p text:style-name="P10"><text:s text:c="6"/>memset (sum, 0, <text:span text:style-name="T3">sizeof</text:span> sum);</text:p>
        </text:list-item>
        <text:list-item>
          <text:p text:style-name="P10"><text:s text:c="6"/><text:span text:style-name="T3">for</text:span> (i=*ip++; i--; ip+=3)</text:p>
        </text:list-item>
        <text:list-item>
          <text:p text:style-name="P10"><text:soft-page-break/><text:s text:c="8"/>sum[ip[2]] += pix[ip[0]] &lt;&lt; ip[1];</text:p>
        </text:list-item>
        <text:list-item>
          <text:p text:style-name="P10"><text:s text:c="6"/><text:span text:style-name="T3">for</text:span> (i=colors; --i; ip+=2)</text:p>
        </text:list-item>
        <text:list-item>
          <text:p text:style-name="P10"><text:s text:c="8"/>pix[ip[0]] = sum[ip[0]] * ip[1] &gt;&gt; 8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This algorithm is officially called:</text:span></text:p>
        </text:list-item>
        <text:list-item>
          <text:p text:style-name="P10"/>
        </text:list-item>
        <text:list-item>
          <text:p text:style-name="P12"><text:s text:c="3"/><text:span text:style-name="T7">"Interpolation using a Threshold-based variable number of gradients"</text:span></text:p>
        </text:list-item>
        <text:list-item>
          <text:p text:style-name="P10"/>
        </text:list-item>
        <text:list-item>
          <text:p text:style-name="P12"><text:s text:c="3"/><text:span text:style-name="T7">described in http://scien.stanford.edu/pages/labsite/1999/psych221/projects/99/tingchen/algodep/vargra.html</text:span></text:p>
        </text:list-item>
        <text:list-item>
          <text:p text:style-name="P10"/>
        </text:list-item>
        <text:list-item>
          <text:p text:style-name="P12"><text:s text:c="3"/><text:span text:style-name="T7">I've extended the basic idea to work with non-Bayer filter arrays.</text:span></text:p>
        </text:list-item>
        <text:list-item>
          <text:p text:style-name="P12"><text:s text:c="3"/><text:span text:style-name="T7">Gradients are numbered clockwise from NW=0 to W=7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vng_interpolate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signed</text:span> <text:span text:style-name="T10">char</text:span> *cp, terms[] = {</text:p>
        </text:list-item>
        <text:list-item>
          <text:p text:style-name="P10"><text:s text:c="4"/>-2,-2,+0,-1,0,0x01, -2,-2,+0,+0,1,0x01, -2,-1,-1,+0,0,0x01,</text:p>
        </text:list-item>
        <text:list-item>
          <text:p text:style-name="P10"><text:s text:c="4"/>-2,-1,+0,-1,0,0x02, -2,-1,+0,+0,0,0x03, -2,-1,+0,+1,1,0x01,</text:p>
        </text:list-item>
        <text:list-item>
          <text:p text:style-name="P10"><text:s text:c="4"/>-2,+0,+0,-1,0,0x06, -2,+0,+0,+0,1,0x02, -2,+0,+0,+1,0,0x03,</text:p>
        </text:list-item>
        <text:list-item>
          <text:p text:style-name="P10"><text:s text:c="4"/>-2,+1,-1,+0,0,0x04, -2,+1,+0,-1,1,0x04, -2,+1,+0,+0,0,0x06,</text:p>
        </text:list-item>
        <text:list-item>
          <text:p text:style-name="P10"><text:s text:c="4"/>-2,+1,+0,+1,0,0x02, -2,+2,+0,+0,1,0x04, -2,+2,+0,+1,0,0x04,</text:p>
        </text:list-item>
        <text:list-item>
          <text:p text:style-name="P10"><text:s text:c="4"/>-1,-2,-1,+0,0,0x80, -1,-2,+0,-1,0,0x01, -1,-2,+1,-1,0,0x01,</text:p>
        </text:list-item>
        <text:list-item>
          <text:p text:style-name="P10"><text:s text:c="4"/>-1,-2,+1,+0,1,0x01, -1,-1,-1,+1,0,0x88, -1,-1,+1,-2,0,0x40,</text:p>
        </text:list-item>
        <text:list-item>
          <text:p text:style-name="P10"><text:s text:c="4"/>-1,-1,+1,-1,0,0x22, -1,-1,+1,+0,0,0x33, -1,-1,+1,+1,1,0x11,</text:p>
        </text:list-item>
        <text:list-item>
          <text:p text:style-name="P10"><text:s text:c="4"/>-1,+0,-1,+2,0,0x08, -1,+0,+0,-1,0,0x44, -1,+0,+0,+1,0,0x11,</text:p>
        </text:list-item>
        <text:list-item>
          <text:p text:style-name="P10"><text:s text:c="4"/>-1,+0,+1,-2,1,0x40, -1,+0,+1,-1,0,0x66, -1,+0,+1,+0,1,0x22,</text:p>
        </text:list-item>
        <text:list-item>
          <text:p text:style-name="P10"><text:s text:c="4"/>-1,+0,+1,+1,0,0x33, -1,+0,+1,+2,1,0x10, -1,+1,+1,-1,1,0x44,</text:p>
        </text:list-item>
        <text:list-item>
          <text:p text:style-name="P10"><text:s text:c="4"/>-1,+1,+1,+0,0,0x66, -1,+1,+1,+1,0,0x22, -1,+1,+1,+2,0,0x10,</text:p>
        </text:list-item>
        <text:list-item>
          <text:p text:style-name="P10"><text:s text:c="4"/>-1,+2,+0,+1,0,0x04, -1,+2,+1,+0,1,0x04, -1,+2,+1,+1,0,0x04,</text:p>
        </text:list-item>
        <text:list-item>
          <text:p text:style-name="P10"><text:s text:c="4"/>+0,-2,+0,+0,1,0x80, +0,-1,+0,+1,1,0x88, +0,-1,+1,-2,0,0x40,</text:p>
        </text:list-item>
        <text:list-item>
          <text:p text:style-name="P10"><text:s text:c="4"/>+0,-1,+1,+0,0,0x11, +0,-1,+2,-2,0,0x40, +0,-1,+2,-1,0,0x20,</text:p>
        </text:list-item>
        <text:list-item>
          <text:p text:style-name="P10"><text:s text:c="4"/>+0,-1,+2,+0,0,0x30, +0,-1,+2,+1,1,0x10, +0,+0,+0,+2,1,0x08,</text:p>
        </text:list-item>
        <text:list-item>
          <text:p text:style-name="P10"><text:s text:c="4"/>+0,+0,+2,-2,1,0x40, +0,+0,+2,-1,0,0x60, +0,+0,+2,+0,1,0x20,</text:p>
        </text:list-item>
        <text:list-item>
          <text:p text:style-name="P10"><text:s text:c="4"/>+0,+0,+2,+1,0,0x30, +0,+0,+2,+2,1,0x10, +0,+1,+1,+0,0,0x44,</text:p>
        </text:list-item>
        <text:list-item>
          <text:p text:style-name="P10"><text:s text:c="4"/>+0,+1,+1,+2,0,0x10, +0,+1,+2,-1,1,0x40, +0,+1,+2,+0,0,0x60,</text:p>
        </text:list-item>
        <text:list-item>
          <text:p text:style-name="P10"><text:s text:c="4"/>+0,+1,+2,+1,0,0x20, +0,+1,+2,+2,0,0x10, +1,-2,+1,+0,0,0x80,</text:p>
        </text:list-item>
        <text:list-item>
          <text:p text:style-name="P10"><text:s text:c="4"/>+1,-1,+1,+1,0,0x88, +1,+0,+1,+2,0,0x08, +1,+0,+2,-1,0,0x40,</text:p>
        </text:list-item>
        <text:list-item>
          <text:p text:style-name="P10"><text:s text:c="4"/>+1,+0,+2,+1,0,0x10</text:p>
        </text:list-item>
        <text:list-item>
          <text:p text:style-name="P10"><text:s text:c="2"/>}, chood[] = { -1,-1, -1,0, -1,+1, 0,+1, +1,+1, +1,0, +1,-1, 0,-1 };</text:p>
        </text:list-item>
        <text:list-item>
          <text:p text:style-name="P10"><text:s text:c="2"/>ushort (*brow[5])[4], *pix;</text:p>
        </text:list-item>
        <text:list-item>
          <text:p text:style-name="P10"><text:s text:c="2"/><text:span text:style-name="T10">int</text:span> prow=8, pcol=2, *ip, *code[16][16], gval[8], gmin, gmax, sum[4];</text:p>
        </text:list-item>
        <text:list-item>
          <text:p text:style-name="P10"><text:s text:c="2"/><text:span text:style-name="T10">int</text:span> row, col, x, y, x1, x2, y1, y2, t, weight, grads, color, diag;</text:p>
        </text:list-item>
        <text:list-item>
          <text:p text:style-name="P10"><text:s text:c="2"/><text:span text:style-name="T10">int</text:span> g, diff, thold, num, c;</text:p>
        </text:list-item>
        <text:list-item>
          <text:p text:style-name="P10"/>
        </text:list-item>
        <text:list-item>
          <text:p text:style-name="P10"><text:s text:c="2"/>lin_interpolate();</text:p>
        </text:list-item>
        <text:list-item>
          <text:p text:style-name="P10"><text:s text:c="2"/><text:span text:style-name="T3">if</text:span> (verbose) fprintf (stderr,_(<text:span text:style-name="T5">"VNG interpolation...\n"</text:span>));</text:p>
        </text:list-item>
        <text:list-item>
          <text:p text:style-name="P10"/>
        </text:list-item>
        <text:list-item>
          <text:p text:style-name="P10"><text:s text:c="2"/><text:span text:style-name="T3">if</text:span> (filters == 1) prow = pcol = 16;</text:p>
        </text:list-item>
        <text:list-item>
          <text:p text:style-name="P10"><text:s text:c="2"/><text:span text:style-name="T3">if</text:span> (filters == 9) prow = pcol = <text:s/>6;</text:p>
        </text:list-item>
        <text:list-item>
          <text:p text:style-name="P10"><text:s text:c="2"/>ip = (<text:span text:style-name="T10">int</text:span> *) calloc (prow*pcol, 1280);</text:p>
        </text:list-item>
        <text:list-item>
          <text:p text:style-name="P10"><text:s text:c="2"/>merror (ip, <text:span text:style-name="T5">"vng_interpolate()"</text:span>);</text:p>
        </text:list-item>
        <text:list-item>
          <text:p text:style-name="P10"><text:s text:c="2"/><text:span text:style-name="T3">for</text:span> (row=0; row &lt; prow; row++) <text:s text:c="15"/><text:span text:style-name="T4">/* Precalculate for VNG */</text:span></text:p>
        </text:list-item>
        <text:list-item>
          <text:p text:style-name="P10"><text:s text:c="4"/><text:span text:style-name="T3">for</text:span> (col=0; col &lt; pcol; col++) {</text:p>
        </text:list-item>
        <text:list-item>
          <text:p text:style-name="P10"><text:s text:c="6"/>code[row][col] = ip;</text:p>
        </text:list-item>
        <text:list-item>
          <text:p text:style-name="P10"><text:s text:c="6"/><text:span text:style-name="T3">for</text:span> (cp=terms, t=0; t &lt; 64; t++) {</text:p>
        </text:list-item>
        <text:list-item>
          <text:p text:style-name="P10"><text:s text:c="8"/>y1 = *cp++; <text:s/>x1 = *cp++;</text:p>
        </text:list-item>
        <text:list-item>
          <text:p text:style-name="P10"><text:s text:c="8"/>y2 = *cp++; <text:s/>x2 = *cp++;</text:p>
        </text:list-item>
        <text:list-item>
          <text:p text:style-name="P10"><text:s text:c="8"/>weight = *cp++;</text:p>
        </text:list-item>
        <text:list-item>
          <text:p text:style-name="P10"><text:s text:c="8"/>grads = *cp++;</text:p>
        </text:list-item>
        <text:list-item>
          <text:p text:style-name="P10"><text:s text:c="8"/>color = fcol(row+y1,col+x1);</text:p>
        </text:list-item>
        <text:list-item>
          <text:p text:style-name="P10"><text:s text:c="8"/><text:span text:style-name="T3">if</text:span> (fcol(row+y2,col+x2) != color) <text:span text:style-name="T3">continue</text:span>;</text:p>
        </text:list-item>
        <text:list-item>
          <text:p text:style-name="P10"><text:soft-page-break/><text:s text:c="8"/>diag = (fcol(row,col+1) == color &amp;&amp; fcol(row+1,col) == color) ? 2:1;</text:p>
        </text:list-item>
        <text:list-item>
          <text:p text:style-name="P10"><text:s text:c="8"/><text:span text:style-name="T3">if</text:span> (abs(y1-y2) == diag &amp;&amp; abs(x1-x2) == diag) <text:span text:style-name="T3">continue</text:span>;</text:p>
        </text:list-item>
        <text:list-item>
          <text:p text:style-name="P10"><text:s text:c="8"/>*ip++ = (y1*width + x1)*4 + color;</text:p>
        </text:list-item>
        <text:list-item>
          <text:p text:style-name="P10"><text:s text:c="8"/>*ip++ = (y2*width + x2)*4 + color;</text:p>
        </text:list-item>
        <text:list-item>
          <text:p text:style-name="P10"><text:s text:c="8"/>*ip++ = weight;</text:p>
        </text:list-item>
        <text:list-item>
          <text:p text:style-name="P10"><text:s text:c="8"/><text:span text:style-name="T3">for</text:span> (g=0; g &lt; 8; g++)</text:p>
        </text:list-item>
        <text:list-item>
          <text:p text:style-name="P10"><text:s text:c="10"/><text:span text:style-name="T3">if</text:span> (grads &amp; 1&lt;&lt;g) *ip++ = g;</text:p>
        </text:list-item>
        <text:list-item>
          <text:p text:style-name="P10"><text:s text:c="8"/>*ip++ = -1;</text:p>
        </text:list-item>
        <text:list-item>
          <text:p text:style-name="P10"><text:s text:c="6"/>}</text:p>
        </text:list-item>
        <text:list-item>
          <text:p text:style-name="P10"><text:s text:c="6"/>*ip++ = INT_MAX;</text:p>
        </text:list-item>
        <text:list-item>
          <text:p text:style-name="P10"><text:s text:c="6"/><text:span text:style-name="T3">for</text:span> (cp=chood, g=0; g &lt; 8; g++) {</text:p>
        </text:list-item>
        <text:list-item>
          <text:p text:style-name="P10"><text:s text:c="8"/>y = *cp++; <text:s/>x = *cp++;</text:p>
        </text:list-item>
        <text:list-item>
          <text:p text:style-name="P10"><text:s text:c="8"/>*ip++ = (y*width + x) * 4;</text:p>
        </text:list-item>
        <text:list-item>
          <text:p text:style-name="P10"><text:s text:c="8"/>color = fcol(row,col);</text:p>
        </text:list-item>
        <text:list-item>
          <text:p text:style-name="P10"><text:s text:c="8"/><text:span text:style-name="T3">if</text:span> (fcol(row+y,col+x) != color &amp;&amp; fcol(row+y*2,col+x*2) == color)</text:p>
        </text:list-item>
        <text:list-item>
          <text:p text:style-name="P10"><text:s text:c="10"/>*ip++ = (y*width + x) * 8 + color;</text:p>
        </text:list-item>
        <text:list-item>
          <text:p text:style-name="P10"><text:s text:c="8"/><text:span text:style-name="T3">else</text:span></text:p>
        </text:list-item>
        <text:list-item>
          <text:p text:style-name="P10"><text:s text:c="10"/>*ip++ = 0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brow[4] = (ushort (*)[4]) calloc (width*3, <text:span text:style-name="T3">sizeof</text:span> **brow);</text:p>
        </text:list-item>
        <text:list-item>
          <text:p text:style-name="P10"><text:s text:c="2"/>merror (brow[4], <text:span text:style-name="T5">"vng_interpolate()"</text:span>);</text:p>
        </text:list-item>
        <text:list-item>
          <text:p text:style-name="P10"><text:s text:c="2"/><text:span text:style-name="T3">for</text:span> (row=0; row &lt; 3; row++)</text:p>
        </text:list-item>
        <text:list-item>
          <text:p text:style-name="P10"><text:s text:c="4"/>brow[row] = brow[4] + row*width;</text:p>
        </text:list-item>
        <text:list-item>
          <text:p text:style-name="P10"><text:s text:c="2"/><text:span text:style-name="T3">for</text:span> (row=2; row &lt; height-2; row++) { <text:s text:c="9"/><text:span text:style-name="T4">/* Do VNG interpolation */</text:span></text:p>
        </text:list-item>
        <text:list-item>
          <text:p text:style-name="P10"><text:s text:c="4"/><text:span text:style-name="T3">for</text:span> (col=2; col &lt; width-2; col++) {</text:p>
        </text:list-item>
        <text:list-item>
          <text:p text:style-name="P10"><text:s text:c="6"/>pix = image[row*width+col];</text:p>
        </text:list-item>
        <text:list-item>
          <text:p text:style-name="P10"><text:s text:c="6"/>ip = code[row % prow][col % pcol];</text:p>
        </text:list-item>
        <text:list-item>
          <text:p text:style-name="P10"><text:s text:c="6"/>memset (gval, 0, <text:span text:style-name="T3">sizeof</text:span> gval);</text:p>
        </text:list-item>
        <text:list-item>
          <text:p text:style-name="P10"><text:s text:c="6"/><text:span text:style-name="T3">while</text:span> ((g = ip[0]) != INT_MAX) { <text:s text:c="9"/><text:span text:style-name="T4">/* Calculate gradients */</text:span></text:p>
        </text:list-item>
        <text:list-item>
          <text:p text:style-name="P10"><text:s text:c="8"/>diff = ABS(pix[g] - pix[ip[1]]) &lt;&lt; ip[2];</text:p>
        </text:list-item>
        <text:list-item>
          <text:p text:style-name="P10"><text:s text:c="8"/>gval[ip[3]] += diff;</text:p>
        </text:list-item>
        <text:list-item>
          <text:p text:style-name="P10"><text:s text:c="8"/>ip += 5;</text:p>
        </text:list-item>
        <text:list-item>
          <text:p text:style-name="P10"><text:s text:c="8"/><text:span text:style-name="T3">if</text:span> ((g = ip[-1]) == -1) <text:span text:style-name="T3">continue</text:span>;</text:p>
        </text:list-item>
        <text:list-item>
          <text:p text:style-name="P10"><text:s text:c="8"/>gval[g] += diff;</text:p>
        </text:list-item>
        <text:list-item>
          <text:p text:style-name="P10"><text:s text:c="8"/><text:span text:style-name="T3">while</text:span> ((g = *ip++) != -1)</text:p>
        </text:list-item>
        <text:list-item>
          <text:p text:style-name="P10"><text:s text:c="10"/>gval[g] += diff;</text:p>
        </text:list-item>
        <text:list-item>
          <text:p text:style-name="P10"><text:s text:c="6"/>}</text:p>
        </text:list-item>
        <text:list-item>
          <text:p text:style-name="P10"><text:s text:c="6"/>ip++;</text:p>
        </text:list-item>
        <text:list-item>
          <text:p text:style-name="P10"><text:s text:c="6"/>gmin = gmax = gval[0]; <text:s text:c="19"/><text:span text:style-name="T4">/* Choose a threshold */</text:span></text:p>
        </text:list-item>
        <text:list-item>
          <text:p text:style-name="P10"><text:s text:c="6"/><text:span text:style-name="T3">for</text:span> (g=1; g &lt; 8; g++) {</text:p>
        </text:list-item>
        <text:list-item>
          <text:p text:style-name="P10"><text:s text:c="8"/><text:span text:style-name="T3">if</text:span> (gmin &gt; gval[g]) gmin = gval[g];</text:p>
        </text:list-item>
        <text:list-item>
          <text:p text:style-name="P10"><text:s text:c="8"/><text:span text:style-name="T3">if</text:span> (gmax &lt; gval[g]) gmax = gval[g]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gmax == 0) {</text:p>
        </text:list-item>
        <text:list-item>
          <text:p text:style-name="P10"><text:s text:c="8"/>memcpy (brow[2][col], pix, <text:span text:style-name="T3">sizeof</text:span> *image);</text:p>
        </text:list-item>
        <text:list-item>
          <text:p text:style-name="P10"><text:s text:c="8"/><text:span text:style-name="T3">continue</text:span>;</text:p>
        </text:list-item>
        <text:list-item>
          <text:p text:style-name="P10"><text:s text:c="6"/>}</text:p>
        </text:list-item>
        <text:list-item>
          <text:p text:style-name="P10"><text:s text:c="6"/>thold = gmin + (gmax &gt;&gt; 1);</text:p>
        </text:list-item>
        <text:list-item>
          <text:p text:style-name="P10"><text:s text:c="6"/>memset (sum, 0, <text:span text:style-name="T3">sizeof</text:span> sum);</text:p>
        </text:list-item>
        <text:list-item>
          <text:p text:style-name="P10"><text:s text:c="6"/>color = fcol(row,col);</text:p>
        </text:list-item>
        <text:list-item>
          <text:p text:style-name="P10"><text:s text:c="6"/><text:span text:style-name="T3">for</text:span> (num=g=0; g &lt; 8; g++,ip+=2) { <text:s text:c="8"/><text:span text:style-name="T4">/* Average the neighbors */</text:span></text:p>
        </text:list-item>
        <text:list-item>
          <text:p text:style-name="P10"><text:s text:c="8"/><text:span text:style-name="T3">if</text:span> (gval[g] &lt;= thold) {</text:p>
        </text:list-item>
        <text:list-item>
          <text:p text:style-name="P10"><text:s text:c="10"/>FORCC</text:p>
        </text:list-item>
        <text:list-item>
          <text:p text:style-name="P10"><text:s text:c="12"/><text:span text:style-name="T3">if</text:span> (c == color &amp;&amp; ip[1])</text:p>
        </text:list-item>
        <text:list-item>
          <text:p text:style-name="P10"><text:s text:c="14"/>sum[c] += (pix[c] + pix[ip[1]]) &gt;&gt; 1;</text:p>
        </text:list-item>
        <text:list-item>
          <text:p text:style-name="P10"><text:s text:c="12"/><text:span text:style-name="T3">else</text:span></text:p>
        </text:list-item>
        <text:list-item>
          <text:p text:style-name="P10"><text:s text:c="14"/>sum[c] += pix[ip[0] + c];</text:p>
        </text:list-item>
        <text:list-item>
          <text:p text:style-name="P10"><text:s text:c="10"/>num++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6"/>FORCC { <text:s text:c="34"/><text:span text:style-name="T4">/* Save to buffer */</text:span></text:p>
        </text:list-item>
        <text:list-item>
          <text:p text:style-name="P10"><text:s text:c="8"/>t = pix[color];</text:p>
        </text:list-item>
        <text:list-item>
          <text:p text:style-name="P10"><text:s text:c="8"/><text:span text:style-name="T3">if</text:span> (c != color)</text:p>
        </text:list-item>
        <text:list-item>
          <text:p text:style-name="P10"><text:s text:c="10"/>t += (sum[c] - sum[color]) / num;</text:p>
        </text:list-item>
        <text:list-item>
          <text:p text:style-name="P10"><text:soft-page-break/><text:s text:c="8"/>brow[2][col][c] = CLIP(t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row &gt; 3) <text:s text:c="31"/><text:span text:style-name="T4">/* Write buffer to image */</text:span></text:p>
        </text:list-item>
        <text:list-item>
          <text:p text:style-name="P10"><text:s text:c="6"/>memcpy (image[(row-2)*width+2], brow[0]+2, (width-4)*<text:span text:style-name="T3">sizeof</text:span> *image);</text:p>
        </text:list-item>
        <text:list-item>
          <text:p text:style-name="P10"><text:s text:c="4"/><text:span text:style-name="T3">for</text:span> (g=0; g &lt; 4; g++)</text:p>
        </text:list-item>
        <text:list-item>
          <text:p text:style-name="P10"><text:s text:c="6"/>brow[(g-1) &amp; 3] = brow[g];</text:p>
        </text:list-item>
        <text:list-item>
          <text:p text:style-name="P10"><text:s text:c="2"/>}</text:p>
        </text:list-item>
        <text:list-item>
          <text:p text:style-name="P10"><text:s text:c="2"/>memcpy (image[(row-2)*width+2], brow[0]+2, (width-4)*<text:span text:style-name="T3">sizeof</text:span> *image);</text:p>
        </text:list-item>
        <text:list-item>
          <text:p text:style-name="P10"><text:s text:c="2"/>memcpy (image[(row-1)*width+2], brow[1]+2, (width-4)*<text:span text:style-name="T3">sizeof</text:span> *image);</text:p>
        </text:list-item>
        <text:list-item>
          <text:p text:style-name="P10"><text:s text:c="2"/>free (brow[4]);</text:p>
        </text:list-item>
        <text:list-item>
          <text:p text:style-name="P10"><text:s text:c="2"/>free (code[0][0]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Patterned Pixel Grouping Interpolation by Alain Desbiolles</text:span></text:p>
        </text:list-item>
        <text:list-item>
          <text:p text:style-name="P11">*/</text:p>
        </text:list-item>
        <text:list-item>
          <text:p text:style-name="P10"><text:span text:style-name="T10">void</text:span> CLASS <text:span text:style-name="T6">ppg_interpolate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dir[5] = { 1, width, -1, -width, 1 };</text:p>
        </text:list-item>
        <text:list-item>
          <text:p text:style-name="P10"><text:s text:c="2"/><text:span text:style-name="T10">int</text:span> row, col, diff[2], guess[2], c, d, i;</text:p>
        </text:list-item>
        <text:list-item>
          <text:p text:style-name="P10"><text:s text:c="2"/>ushort (*pix)[4];</text:p>
        </text:list-item>
        <text:list-item>
          <text:p text:style-name="P10"/>
        </text:list-item>
        <text:list-item>
          <text:p text:style-name="P10"><text:s text:c="2"/>border_interpolate(3);</text:p>
        </text:list-item>
        <text:list-item>
          <text:p text:style-name="P10"><text:s text:c="2"/><text:span text:style-name="T3">if</text:span> (verbose) fprintf (stderr,_(<text:span text:style-name="T5">"PPG interpolation...\n"</text:span>));</text:p>
        </text:list-item>
        <text:list-item>
          <text:p text:style-name="P10"/>
        </text:list-item>
        <text:list-item>
          <text:p text:style-name="P11">/* <text:s/>Fill in the green layer with gradients and pattern recognition: */</text:p>
        </text:list-item>
        <text:list-item>
          <text:p text:style-name="P10"><text:s text:c="2"/><text:span text:style-name="T3">for</text:span> (row=3; row &lt; height-3; row++)</text:p>
        </text:list-item>
        <text:list-item>
          <text:p text:style-name="P10"><text:s text:c="4"/><text:span text:style-name="T3">for</text:span> (col=3+(FC(row,3) &amp; 1), c=FC(row,col); col &lt; width-3; col+=2) {</text:p>
        </text:list-item>
        <text:list-item>
          <text:p text:style-name="P10"><text:s text:c="6"/>pix = image + row*width+col;</text:p>
        </text:list-item>
        <text:list-item>
          <text:p text:style-name="P10"><text:s text:c="6"/><text:span text:style-name="T3">for</text:span> (i=0; (d=dir[i]) &gt; 0; i++) {</text:p>
        </text:list-item>
        <text:list-item>
          <text:p text:style-name="P10"><text:s text:c="8"/>guess[i] = (pix[-d][1] + pix[0][c] + pix[d][1]) * 2</text:p>
        </text:list-item>
        <text:list-item>
          <text:p text:style-name="P10"><text:s text:c="22"/>- pix[-2*d][c] - pix[2*d][c];</text:p>
        </text:list-item>
        <text:list-item>
          <text:p text:style-name="P10"><text:s text:c="8"/>diff[i] = ( ABS(pix[-2*d][c] - pix[ 0][c]) +</text:p>
        </text:list-item>
        <text:list-item>
          <text:p text:style-name="P10"><text:s text:c="20"/>ABS(pix[ 2*d][c] - pix[ 0][c]) +</text:p>
        </text:list-item>
        <text:list-item>
          <text:p text:style-name="P10"><text:s text:c="20"/>ABS(pix[ <text:s/>-d][1] - pix[ d][1]) ) * 3 +</text:p>
        </text:list-item>
        <text:list-item>
          <text:p text:style-name="P10"><text:s text:c="18"/>( ABS(pix[ 3*d][1] - pix[ d][1]) +</text:p>
        </text:list-item>
        <text:list-item>
          <text:p text:style-name="P10"><text:s text:c="20"/>ABS(pix[-3*d][1] - pix[-d][1]) ) * 2;</text:p>
        </text:list-item>
        <text:list-item>
          <text:p text:style-name="P10"><text:s text:c="6"/>}</text:p>
        </text:list-item>
        <text:list-item>
          <text:p text:style-name="P10"><text:s text:c="6"/>d = dir[i = diff[0] &gt; diff[1]];</text:p>
        </text:list-item>
        <text:list-item>
          <text:p text:style-name="P10"><text:s text:c="6"/>pix[0][1] = ULIM(guess[i] &gt;&gt; 2, pix[d][1], pix[-d][1]);</text:p>
        </text:list-item>
        <text:list-item>
          <text:p text:style-name="P10"><text:s text:c="4"/>}</text:p>
        </text:list-item>
        <text:list-item>
          <text:p text:style-name="P11">/* <text:s/>Calculate red and blue for each green pixel: <text:s text:c="15"/>*/</text:p>
        </text:list-item>
        <text:list-item>
          <text:p text:style-name="P10"><text:s text:c="2"/><text:span text:style-name="T3">for</text:span> (row=1; row &lt; height-1; row++)</text:p>
        </text:list-item>
        <text:list-item>
          <text:p text:style-name="P10"><text:s text:c="4"/><text:span text:style-name="T3">for</text:span> (col=1+(FC(row,2) &amp; 1), c=FC(row,col+1); col &lt; width-1; col+=2) {</text:p>
        </text:list-item>
        <text:list-item>
          <text:p text:style-name="P10"><text:s text:c="6"/>pix = image + row*width+col;</text:p>
        </text:list-item>
        <text:list-item>
          <text:p text:style-name="P10"><text:s text:c="6"/><text:span text:style-name="T3">for</text:span> (i=0; (d=dir[i]) &gt; 0; c=2-c, i++)</text:p>
        </text:list-item>
        <text:list-item>
          <text:p text:style-name="P10"><text:s text:c="8"/>pix[0][c] = CLIP((pix[-d][c] + pix[d][c] + 2*pix[0][1]</text:p>
        </text:list-item>
        <text:list-item>
          <text:p text:style-name="P10"><text:s text:c="24"/>- pix[-d][1] - pix[d][1]) &gt;&gt; 1);</text:p>
        </text:list-item>
        <text:list-item>
          <text:p text:style-name="P10"><text:s text:c="4"/>}</text:p>
        </text:list-item>
        <text:list-item>
          <text:p text:style-name="P11">/* <text:s/>Calculate blue for red pixels and vice versa: <text:s text:c="14"/>*/</text:p>
        </text:list-item>
        <text:list-item>
          <text:p text:style-name="P10"><text:s text:c="2"/><text:span text:style-name="T3">for</text:span> (row=1; row &lt; height-1; row++)</text:p>
        </text:list-item>
        <text:list-item>
          <text:p text:style-name="P10"><text:s text:c="4"/><text:span text:style-name="T3">for</text:span> (col=1+(FC(row,1) &amp; 1), c=2-FC(row,col); col &lt; width-1; col+=2) {</text:p>
        </text:list-item>
        <text:list-item>
          <text:p text:style-name="P10"><text:s text:c="6"/>pix = image + row*width+col;</text:p>
        </text:list-item>
        <text:list-item>
          <text:p text:style-name="P10"><text:s text:c="6"/><text:span text:style-name="T3">for</text:span> (i=0; (d=dir[i]+dir[i+1]) &gt; 0; i++) {</text:p>
        </text:list-item>
        <text:list-item>
          <text:p text:style-name="P10"><text:s text:c="8"/>diff[i] = ABS(pix[-d][c] - pix[d][c]) +</text:p>
        </text:list-item>
        <text:list-item>
          <text:p text:style-name="P10"><text:s text:c="18"/>ABS(pix[-d][1] - pix[0][1]) +</text:p>
        </text:list-item>
        <text:list-item>
          <text:p text:style-name="P10"><text:s text:c="18"/>ABS(pix[ d][1] - pix[0][1]);</text:p>
        </text:list-item>
        <text:list-item>
          <text:p text:style-name="P10"><text:s text:c="8"/>guess[i] = pix[-d][c] + pix[d][c] + 2*pix[0][1]</text:p>
        </text:list-item>
        <text:list-item>
          <text:p text:style-name="P10"><text:s text:c="17"/>- pix[-d][1] - pix[d][1]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diff[0] != diff[1])</text:p>
        </text:list-item>
        <text:list-item>
          <text:p text:style-name="P10"><text:s text:c="8"/>pix[0][c] = CLIP(guess[diff[0] &gt; diff[1]] &gt;&gt; 1);</text:p>
        </text:list-item>
        <text:list-item>
          <text:p text:style-name="P10"><text:s text:c="6"/><text:span text:style-name="T3">else</text:span></text:p>
        </text:list-item>
        <text:list-item>
          <text:p text:style-name="P10"><text:s text:c="8"/>pix[0][c] = CLIP((guess[0]+guess[1]) &gt;&gt; 2);</text:p>
        </text:list-item>
        <text:list-item>
          <text:p text:style-name="P10"><text:soft-page-break/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ielab</text:span> (ushort rgb[3], <text:span text:style-name="T10">short</text:span> lab[3])</text:p>
        </text:list-item>
        <text:list-item>
          <text:p text:style-name="P10">{</text:p>
        </text:list-item>
        <text:list-item>
          <text:p text:style-name="P10"><text:s text:c="2"/><text:span text:style-name="T10">int</text:span> c, i, j, k;</text:p>
        </text:list-item>
        <text:list-item>
          <text:p text:style-name="P10"><text:s text:c="2"/><text:span text:style-name="T10">float</text:span> r, xyz[3];</text:p>
        </text:list-item>
        <text:list-item>
          <text:p text:style-name="P10"><text:s text:c="2"/><text:span text:style-name="T10">static</text:span> <text:span text:style-name="T10">float</text:span> cbrt[0x10000], xyz_cam[3][4];</text:p>
        </text:list-item>
        <text:list-item>
          <text:p text:style-name="P10"/>
        </text:list-item>
        <text:list-item>
          <text:p text:style-name="P10"><text:s text:c="2"/><text:span text:style-name="T3">if</text:span> (!rgb) {</text:p>
        </text:list-item>
        <text:list-item>
          <text:p text:style-name="P10"><text:s text:c="4"/><text:span text:style-name="T3">for</text:span> (i=0; i &lt; 0x10000; i++) {</text:p>
        </text:list-item>
        <text:list-item>
          <text:p text:style-name="P10"><text:s text:c="6"/>r = i / 65535.0;</text:p>
        </text:list-item>
        <text:list-item>
          <text:p text:style-name="P10"><text:s text:c="6"/>cbrt[i] = r &gt; 0.008856 ? pow(r,1/3.0) : 7.787*r + 16/116.0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i=0; i &lt; 3; i++)</text:p>
        </text:list-item>
        <text:list-item>
          <text:p text:style-name="P10"><text:s text:c="6"/><text:span text:style-name="T3">for</text:span> (j=0; j &lt; colors; j++)</text:p>
        </text:list-item>
        <text:list-item>
          <text:p text:style-name="P10"><text:s text:c="8"/><text:span text:style-name="T3">for</text:span> (xyz_cam[i][j] = k=0; k &lt; 3; k++)</text:p>
        </text:list-item>
        <text:list-item>
          <text:p text:style-name="P10"><text:s text:c="10"/>xyz_cam[i][j] += xyz_rgb[i][k] * rgb_cam[k][j] / d65_white[i];</text:p>
        </text:list-item>
        <text:list-item>
          <text:p text:style-name="P10"><text:s text:c="4"/><text:span text:style-name="T3">return</text:span>;</text:p>
        </text:list-item>
        <text:list-item>
          <text:p text:style-name="P10"><text:s text:c="2"/>}</text:p>
        </text:list-item>
        <text:list-item>
          <text:p text:style-name="P10"><text:s text:c="2"/>xyz[0] = xyz[1] = xyz[2] = 0.5;</text:p>
        </text:list-item>
        <text:list-item>
          <text:p text:style-name="P10"><text:s text:c="2"/>FORCC {</text:p>
        </text:list-item>
        <text:list-item>
          <text:p text:style-name="P10"><text:s text:c="4"/>xyz[0] += xyz_cam[0][c] * rgb[c];</text:p>
        </text:list-item>
        <text:list-item>
          <text:p text:style-name="P10"><text:s text:c="4"/>xyz[1] += xyz_cam[1][c] * rgb[c];</text:p>
        </text:list-item>
        <text:list-item>
          <text:p text:style-name="P10"><text:s text:c="4"/>xyz[2] += xyz_cam[2][c] * rgb[c];</text:p>
        </text:list-item>
        <text:list-item>
          <text:p text:style-name="P10"><text:s text:c="2"/>}</text:p>
        </text:list-item>
        <text:list-item>
          <text:p text:style-name="P10"><text:s text:c="2"/>xyz[0] = cbrt[CLIP((<text:span text:style-name="T10">int</text:span>) xyz[0])];</text:p>
        </text:list-item>
        <text:list-item>
          <text:p text:style-name="P10"><text:s text:c="2"/>xyz[1] = cbrt[CLIP((<text:span text:style-name="T10">int</text:span>) xyz[1])];</text:p>
        </text:list-item>
        <text:list-item>
          <text:p text:style-name="P10"><text:s text:c="2"/>xyz[2] = cbrt[CLIP((<text:span text:style-name="T10">int</text:span>) xyz[2])];</text:p>
        </text:list-item>
        <text:list-item>
          <text:p text:style-name="P10"><text:s text:c="2"/>lab[0] = 64 * (116 * xyz[1] - 16);</text:p>
        </text:list-item>
        <text:list-item>
          <text:p text:style-name="P10"><text:s text:c="2"/>lab[1] = 64 * 500 * (xyz[0] - xyz[1]);</text:p>
        </text:list-item>
        <text:list-item>
          <text:p text:style-name="P10"><text:s text:c="2"/>lab[2] = 64 * 200 * (xyz[1] - xyz[2]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define</text:span> <text:span text:style-name="T9">TS</text:span> 512 <text:s text:c="9"/><text:span text:style-name="T4">/* Tile Size */</text:span></text:p>
        </text:list-item>
        <text:list-item>
          <text:p text:style-name="P10">#<text:span text:style-name="T8">define</text:span> <text:span text:style-name="T6">fcol</text:span>(row,col) xtrans[(row+6) % 6][(col+6) % 6]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Frank Markesteijn's algorithm for Fuji X-Trans sensors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xtrans_interpolate</text:span> (<text:span text:style-name="T10">int</text:span> passes)</text:p>
        </text:list-item>
        <text:list-item>
          <text:p text:style-name="P10">{</text:p>
        </text:list-item>
        <text:list-item>
          <text:p text:style-name="P10"><text:s text:c="2"/><text:span text:style-name="T10">int</text:span> c, d, f, g, h, i, v, ng, row, col, top, left, mrow, mcol;</text:p>
        </text:list-item>
        <text:list-item>
          <text:p text:style-name="P10"><text:s text:c="2"/><text:span text:style-name="T10">int</text:span> val, ndir, pass, hm[8], avg[4], color[3][8];</text:p>
        </text:list-item>
        <text:list-item>
          <text:p text:style-name="P10"><text:s text:c="2"/><text:span text:style-name="T10">static</text:span> <text:span text:style-name="T10">const</text:span> <text:span text:style-name="T10">short</text:span> orth[12] = { 1,0,0,1,-1,0,0,-1,1,0,0,1 },</text:p>
        </text:list-item>
        <text:list-item>
          <text:p text:style-name="P10"><text:s text:c="8"/>patt[2][16] = { { 0,1,0,-1,2,0,-1,0,1,1,1,-1,0,0,0,0 },</text:p>
        </text:list-item>
        <text:list-item>
          <text:p text:style-name="P10"><text:s text:c="24"/>{ 0,1,0,-2,1,0,-2,0,1,1,-2,-2,1,-1,-1,1 } },</text:p>
        </text:list-item>
        <text:list-item>
          <text:p text:style-name="P10"><text:s text:c="8"/>dir[4] = { 1,TS,TS+1,TS-1 };</text:p>
        </text:list-item>
        <text:list-item>
          <text:p text:style-name="P10"><text:s text:c="2"/><text:span text:style-name="T10">short</text:span> allhex[3][3][2][8], *hex;</text:p>
        </text:list-item>
        <text:list-item>
          <text:p text:style-name="P10"><text:s text:c="2"/>ushort min, max, sgrow, sgcol;</text:p>
        </text:list-item>
        <text:list-item>
          <text:p text:style-name="P10"><text:s text:c="2"/>ushort (*rgb)[TS][TS][3], (*rix)[3], (*pix)[4];</text:p>
        </text:list-item>
        <text:list-item>
          <text:p text:style-name="P10"><text:s text:c="3"/><text:span text:style-name="T10">short</text:span> (*lab) <text:s text:c="3"/>[TS][3], (*lix)[3];</text:p>
        </text:list-item>
        <text:list-item>
          <text:p text:style-name="P10"><text:s text:c="3"/><text:span text:style-name="T10">float</text:span> (*drv)[TS][TS], diff[6], tr;</text:p>
        </text:list-item>
        <text:list-item>
          <text:p text:style-name="P10"><text:s text:c="3"/><text:span text:style-name="T10">char</text:span> (*homo)[TS][TS], *buffer;</text:p>
        </text:list-item>
        <text:list-item>
          <text:p text:style-name="P10"/>
        </text:list-item>
        <text:list-item>
          <text:p text:style-name="P10"><text:s text:c="2"/><text:span text:style-name="T3">if</text:span> (verbose)</text:p>
        </text:list-item>
        <text:list-item>
          <text:p text:style-name="P10"><text:s text:c="4"/>fprintf (stderr,_(<text:span text:style-name="T5">"%d-pass X-Trans interpolation...\n"</text:span>), passes);</text:p>
        </text:list-item>
        <text:list-item>
          <text:p text:style-name="P10"/>
        </text:list-item>
        <text:list-item>
          <text:p text:style-name="P10"><text:s text:c="2"/>cielab (0,0);</text:p>
        </text:list-item>
        <text:list-item>
          <text:p text:style-name="P10"><text:s text:c="2"/>ndir = 4 &lt;&lt; (passes &gt; 1);</text:p>
        </text:list-item>
        <text:list-item>
          <text:p text:style-name="P10"><text:s text:c="2"/>buffer = (<text:span text:style-name="T10">char</text:span> *) malloc (TS*TS*(ndir*11+6));</text:p>
        </text:list-item>
        <text:list-item>
          <text:p text:style-name="P10"><text:s text:c="2"/>merror (buffer, <text:span text:style-name="T5">"xtrans_interpolate()"</text:span>);</text:p>
        </text:list-item>
        <text:list-item>
          <text:p text:style-name="P10"><text:s text:c="2"/>rgb <text:s/>= (ushort(*)[TS][TS][3]) buffer;</text:p>
        </text:list-item>
        <text:list-item>
          <text:p text:style-name="P10"><text:s text:c="2"/>lab <text:s/>= (<text:span text:style-name="T10">short</text:span> (*) <text:s text:c="3"/>[TS][3])(buffer + TS*TS*(ndir*6));</text:p>
        </text:list-item>
        <text:list-item>
          <text:p text:style-name="P10"><text:s text:c="2"/>drv <text:s/>= (<text:span text:style-name="T10">float</text:span> (*)[TS][TS]) <text:s text:c="2"/>(buffer + TS*TS*(ndir*6+6));</text:p>
        </text:list-item>
        <text:list-item>
          <text:p text:style-name="P10"><text:soft-page-break/><text:s text:c="2"/>homo = (<text:span text:style-name="T10">char</text:span> <text:s/>(*)[TS][TS]) <text:s text:c="2"/>(buffer + TS*TS*(ndir*10+6));</text:p>
        </text:list-item>
        <text:list-item>
          <text:p text:style-name="P10"/>
        </text:list-item>
        <text:list-item>
          <text:p text:style-name="P11">/* Map a green hexagon around each non-green pixel and vice versa: <text:s text:c="5"/>*/</text:p>
        </text:list-item>
        <text:list-item>
          <text:p text:style-name="P10"><text:s text:c="2"/><text:span text:style-name="T3">for</text:span> (row=0; row &lt; 3; row++)</text:p>
        </text:list-item>
        <text:list-item>
          <text:p text:style-name="P10"><text:s text:c="4"/><text:span text:style-name="T3">for</text:span> (col=0; col &lt; 3; col++)</text:p>
        </text:list-item>
        <text:list-item>
          <text:p text:style-name="P10"><text:s text:c="6"/><text:span text:style-name="T3">for</text:span> (ng=d=0; d &lt; 10; d+=2) {</text:p>
        </text:list-item>
        <text:list-item>
          <text:p text:style-name="P10"><text:s text:c="8"/>g = fcol(row,col) == 1;</text:p>
        </text:list-item>
        <text:list-item>
          <text:p text:style-name="P10"><text:s text:c="8"/><text:span text:style-name="T3">if</text:span> (fcol(row+orth[d],col+orth[d+2]) == 1) ng=0; <text:span text:style-name="T3">else</text:span> ng++;</text:p>
        </text:list-item>
        <text:list-item>
          <text:p text:style-name="P10"><text:s text:c="8"/><text:span text:style-name="T3">if</text:span> (ng == 4) { sgrow = row; sgcol = col; }</text:p>
        </text:list-item>
        <text:list-item>
          <text:p text:style-name="P10"><text:s text:c="8"/><text:span text:style-name="T3">if</text:span> (ng == g+1) FORC(8) {</text:p>
        </text:list-item>
        <text:list-item>
          <text:p text:style-name="P10"><text:s text:c="10"/>v = orth[d <text:s/>]*patt[g][c*2] + orth[d+1]*patt[g][c*2+1];</text:p>
        </text:list-item>
        <text:list-item>
          <text:p text:style-name="P10"><text:s text:c="10"/>h = orth[d+2]*patt[g][c*2] + orth[d+3]*patt[g][c*2+1];</text:p>
        </text:list-item>
        <text:list-item>
          <text:p text:style-name="P10"><text:s text:c="10"/>allhex[row][col][0][c^(g*2 &amp; d)] = h + v*width;</text:p>
        </text:list-item>
        <text:list-item>
          <text:p text:style-name="P10"><text:s text:c="10"/>allhex[row][col][1][c^(g*2 &amp; d)] = h + v*TS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/>
        </text:list-item>
        <text:list-item>
          <text:p text:style-name="P11">/* Set green1 and green3 to the minimum and maximum allowed values: <text:s text:c="4"/>*/</text:p>
        </text:list-item>
        <text:list-item>
          <text:p text:style-name="P10"><text:s text:c="2"/><text:span text:style-name="T3">for</text:span> (row=2; row &lt; height-2; row++)</text:p>
        </text:list-item>
        <text:list-item>
          <text:p text:style-name="P10"><text:s text:c="4"/><text:span text:style-name="T3">for</text:span> (min=~(max=0), col=2; col &lt; width-2; col++) {</text:p>
        </text:list-item>
        <text:list-item>
          <text:p text:style-name="P10"><text:s text:c="6"/><text:span text:style-name="T3">if</text:span> (fcol(row,col) == 1 &amp;&amp; (min=~(max=0))) <text:span text:style-name="T3">continue</text:span>;</text:p>
        </text:list-item>
        <text:list-item>
          <text:p text:style-name="P10"><text:s text:c="6"/>pix = image + row*width + col;</text:p>
        </text:list-item>
        <text:list-item>
          <text:p text:style-name="P10"><text:s text:c="6"/>hex = allhex[row % 3][col % 3][0];</text:p>
        </text:list-item>
        <text:list-item>
          <text:p text:style-name="P10"><text:s text:c="6"/><text:span text:style-name="T3">if</text:span> (!max) FORC(6) {</text:p>
        </text:list-item>
        <text:list-item>
          <text:p text:style-name="P10"><text:s text:c="8"/>val = pix[hex[c]][1];</text:p>
        </text:list-item>
        <text:list-item>
          <text:p text:style-name="P10"><text:s text:c="8"/><text:span text:style-name="T3">if</text:span> (min &gt; val) min = val;</text:p>
        </text:list-item>
        <text:list-item>
          <text:p text:style-name="P10"><text:s text:c="8"/><text:span text:style-name="T3">if</text:span> (max &lt; val) max = val;</text:p>
        </text:list-item>
        <text:list-item>
          <text:p text:style-name="P10"><text:s text:c="6"/>}</text:p>
        </text:list-item>
        <text:list-item>
          <text:p text:style-name="P10"><text:s text:c="6"/>pix[0][1] = min;</text:p>
        </text:list-item>
        <text:list-item>
          <text:p text:style-name="P10"><text:s text:c="6"/>pix[0][3] = max;</text:p>
        </text:list-item>
        <text:list-item>
          <text:p text:style-name="P10"><text:s text:c="6"/><text:span text:style-name="T3">switch</text:span> ((row-sgrow) % 3) {</text:p>
        </text:list-item>
        <text:list-item>
          <text:p text:style-name="P10"><text:s text:c="8"/><text:span text:style-name="T3">case</text:span> <text:span text:style-name="T8">1</text:span>: <text:span text:style-name="T3">if</text:span> (row &lt; height-3) { row++; col--; } <text:span text:style-name="T3">break</text:span>;</text:p>
        </text:list-item>
        <text:list-item>
          <text:p text:style-name="P10"><text:s text:c="8"/><text:span text:style-name="T3">case</text:span> <text:span text:style-name="T8">2</text:span>: <text:span text:style-name="T3">if</text:span> ((min=~(max=0)) &amp;&amp; (col+=2) &lt; width-3 &amp;&amp; row &gt; 2) row--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/>
        </text:list-item>
        <text:list-item>
          <text:p text:style-name="P10"><text:s text:c="2"/><text:span text:style-name="T3">for</text:span> (top=3; top &lt; height-19; top += TS-16)</text:p>
        </text:list-item>
        <text:list-item>
          <text:p text:style-name="P10"><text:s text:c="4"/><text:span text:style-name="T3">for</text:span> (left=3; left &lt; width-19; left += TS-16) {</text:p>
        </text:list-item>
        <text:list-item>
          <text:p text:style-name="P10"><text:s text:c="6"/>mrow = MIN (top+TS, height-3);</text:p>
        </text:list-item>
        <text:list-item>
          <text:p text:style-name="P10"><text:s text:c="6"/>mcol = MIN (left+TS, width-3);</text:p>
        </text:list-item>
        <text:list-item>
          <text:p text:style-name="P10"><text:s text:c="6"/><text:span text:style-name="T3">for</text:span> (row=top; row &lt; mrow; row++)</text:p>
        </text:list-item>
        <text:list-item>
          <text:p text:style-name="P10"><text:s text:c="8"/><text:span text:style-name="T3">for</text:span> (col=left; col &lt; mcol; col++)</text:p>
        </text:list-item>
        <text:list-item>
          <text:p text:style-name="P10"><text:s text:c="10"/>memcpy (rgb[0][row-top][col-left], image[row*width+col], 6);</text:p>
        </text:list-item>
        <text:list-item>
          <text:p text:style-name="P10"><text:s text:c="6"/>FORC3 memcpy (rgb[c+1], rgb[0], <text:span text:style-name="T3">sizeof</text:span> *rgb);</text:p>
        </text:list-item>
        <text:list-item>
          <text:p text:style-name="P10"/>
        </text:list-item>
        <text:list-item>
          <text:p text:style-name="P11">/* Interpolate green horizontally, vertically, and along both diagonals: */</text:p>
        </text:list-item>
        <text:list-item>
          <text:p text:style-name="P10"><text:s text:c="6"/><text:span text:style-name="T3">for</text:span> (row=top; row &lt; mrow; row++)</text:p>
        </text:list-item>
        <text:list-item>
          <text:p text:style-name="P10"><text:s text:c="8"/><text:span text:style-name="T3">for</text:span> (col=left; col &lt; mcol; col++) {</text:p>
        </text:list-item>
        <text:list-item>
          <text:p text:style-name="P10"><text:s text:c="10"/><text:span text:style-name="T3">if</text:span> ((f = fcol(row,col)) == 1) <text:span text:style-name="T3">continue</text:span>;</text:p>
        </text:list-item>
        <text:list-item>
          <text:p text:style-name="P10"><text:s text:c="10"/>pix = image + row*width + col;</text:p>
        </text:list-item>
        <text:list-item>
          <text:p text:style-name="P10"><text:s text:c="10"/>hex = allhex[row % 3][col % 3][0];</text:p>
        </text:list-item>
        <text:list-item>
          <text:p text:style-name="P10"><text:s text:c="10"/>color[1][0] = 174 * (pix[ <text:s/>hex[1]][1] + pix[ <text:s/>hex[0]][1]) -</text:p>
        </text:list-item>
        <text:list-item>
          <text:p text:style-name="P10"><text:s text:c="25"/>46 * (pix[2*hex[1]][1] + pix[2*hex[0]][1]);</text:p>
        </text:list-item>
        <text:list-item>
          <text:p text:style-name="P10"><text:s text:c="10"/>color[1][1] = 223 * <text:s/>pix[ <text:s/>hex[3]][1] + pix[ <text:s/>hex[2]][1] * 33 +</text:p>
        </text:list-item>
        <text:list-item>
          <text:p text:style-name="P10"><text:s text:c="25"/>92 * (pix[ <text:s text:c="5"/>0 ][f] - pix[ -hex[2]][f]);</text:p>
        </text:list-item>
        <text:list-item>
          <text:p text:style-name="P10"><text:s text:c="10"/>FORC(2) color[1][2+c] =</text:p>
        </text:list-item>
        <text:list-item>
          <text:p text:style-name="P10"><text:s text:c="16"/>164 * pix[hex[4+c]][1] + 92 * pix[-2*hex[4+c]][1] + 33 *</text:p>
        </text:list-item>
        <text:list-item>
          <text:p text:style-name="P10"><text:s text:c="16"/>(2*pix[0][f] - pix[3*hex[4+c]][f] - pix[-3*hex[4+c]][f]);</text:p>
        </text:list-item>
        <text:list-item>
          <text:p text:style-name="P10"><text:s text:c="10"/>FORC4 rgb[c^!((row-sgrow) % 3)][row-top][col-left][1] =</text:p>
        </text:list-item>
        <text:list-item>
          <text:p text:style-name="P10"><text:s text:c="16"/>LIM(color[1][c] &gt;&gt; 8,pix[0][1],pix[0][3]);</text:p>
        </text:list-item>
        <text:list-item>
          <text:p text:style-name="P10"><text:s text:c="8"/>}</text:p>
        </text:list-item>
        <text:list-item>
          <text:p text:style-name="P10"/>
        </text:list-item>
        <text:list-item>
          <text:p text:style-name="P10"><text:s text:c="6"/><text:span text:style-name="T3">for</text:span> (pass=0; pass &lt; passes; pass++) {</text:p>
        </text:list-item>
        <text:list-item>
          <text:p text:style-name="P10"><text:s text:c="8"/><text:span text:style-name="T3">if</text:span> (pass == 1)</text:p>
        </text:list-item>
        <text:list-item>
          <text:p text:style-name="P10"><text:s text:c="10"/>memcpy (rgb+=4, buffer, 4*<text:span text:style-name="T3">sizeof</text:span> *rgb);</text:p>
        </text:list-item>
        <text:list-item>
          <text:p text:style-name="P10"><text:soft-page-break/></text:p>
        </text:list-item>
        <text:list-item>
          <text:p text:style-name="P11">/* Recalculate green from interpolated values of closer pixels: */</text:p>
        </text:list-item>
        <text:list-item>
          <text:p text:style-name="P10"><text:s text:c="8"/><text:span text:style-name="T3">if</text:span> (pass) {</text:p>
        </text:list-item>
        <text:list-item>
          <text:p text:style-name="P10"><text:s text:c="10"/><text:span text:style-name="T3">for</text:span> (row=top+2; row &lt; mrow-2; row++)</text:p>
        </text:list-item>
        <text:list-item>
          <text:p text:style-name="P10"><text:s text:c="12"/><text:span text:style-name="T3">for</text:span> (col=left+2; col &lt; mcol-2; col++) {</text:p>
        </text:list-item>
        <text:list-item>
          <text:p text:style-name="P10"><text:s text:c="14"/><text:span text:style-name="T3">if</text:span> ((f = fcol(row,col)) == 1) <text:span text:style-name="T3">continue</text:span>;</text:p>
        </text:list-item>
        <text:list-item>
          <text:p text:style-name="P10"><text:s text:c="14"/>pix = image + row*width + col;</text:p>
        </text:list-item>
        <text:list-item>
          <text:p text:style-name="P10"><text:s text:c="14"/>hex = allhex[row % 3][col % 3][1];</text:p>
        </text:list-item>
        <text:list-item>
          <text:p text:style-name="P10"><text:s text:c="14"/><text:span text:style-name="T3">for</text:span> (d=3; d &lt; 6; d++) {</text:p>
        </text:list-item>
        <text:list-item>
          <text:p text:style-name="P10"><text:s text:c="16"/>rix = &amp;rgb[(d-2)^!((row-sgrow) % 3)][row-top][col-left];</text:p>
        </text:list-item>
        <text:list-item>
          <text:p text:style-name="P10"><text:s text:c="16"/>val = rix[-2*hex[d]][1] + 2*rix[hex[d]][1]</text:p>
        </text:list-item>
        <text:list-item>
          <text:p text:style-name="P10"><text:s text:c="20"/>- rix[-2*hex[d]][f] - 2*rix[hex[d]][f] + 3*rix[0][f];</text:p>
        </text:list-item>
        <text:list-item>
          <text:p text:style-name="P10"><text:s text:c="16"/>rix[0][1] = LIM(val/3,pix[0][1],pix[0][3]);</text:p>
        </text:list-item>
        <text:list-item>
          <text:p text:style-name="P10"><text:s text:c="14"/>}</text:p>
        </text:list-item>
        <text:list-item>
          <text:p text:style-name="P10"><text:s text:c="12"/>}</text:p>
        </text:list-item>
        <text:list-item>
          <text:p text:style-name="P10"><text:s text:c="8"/>}</text:p>
        </text:list-item>
        <text:list-item>
          <text:p text:style-name="P10"/>
        </text:list-item>
        <text:list-item>
          <text:p text:style-name="P11">/* Interpolate red and blue values for solitary green pixels: <text:s text:c="2"/>*/</text:p>
        </text:list-item>
        <text:list-item>
          <text:p text:style-name="P10"><text:s text:c="8"/><text:span text:style-name="T3">for</text:span> (row=(top-sgrow+4)/3*3+sgrow; row &lt; mrow-2; row+=3)</text:p>
        </text:list-item>
        <text:list-item>
          <text:p text:style-name="P10"><text:s text:c="10"/><text:span text:style-name="T3">for</text:span> (col=(left-sgcol+4)/3*3+sgcol; col &lt; mcol-2; col+=3) {</text:p>
        </text:list-item>
        <text:list-item>
          <text:p text:style-name="P10"><text:s text:c="12"/>rix = &amp;rgb[0][row-top][col-left];</text:p>
        </text:list-item>
        <text:list-item>
          <text:p text:style-name="P10"><text:s text:c="12"/>h = fcol(row,col+1);</text:p>
        </text:list-item>
        <text:list-item>
          <text:p text:style-name="P10"><text:s text:c="12"/>memset (diff, 0, <text:span text:style-name="T3">sizeof</text:span> diff);</text:p>
        </text:list-item>
        <text:list-item>
          <text:p text:style-name="P10"><text:s text:c="12"/><text:span text:style-name="T3">for</text:span> (i=1, d=0; d &lt; 6; d++, i^=TS^1, h^=2) {</text:p>
        </text:list-item>
        <text:list-item>
          <text:p text:style-name="P10"><text:s text:c="14"/><text:span text:style-name="T3">for</text:span> (c=0; c &lt; 2; c++, h^=2) {</text:p>
        </text:list-item>
        <text:list-item>
          <text:p text:style-name="P10"><text:s text:c="16"/>g = 2*rix[0][1] - rix[i&lt;&lt;c][1] - rix[-i&lt;&lt;c][1];</text:p>
        </text:list-item>
        <text:list-item>
          <text:p text:style-name="P10"><text:s text:c="16"/>color[h][d] = g + rix[i&lt;&lt;c][h] + rix[-i&lt;&lt;c][h];</text:p>
        </text:list-item>
        <text:list-item>
          <text:p text:style-name="P10"><text:s text:c="16"/><text:span text:style-name="T3">if</text:span> (d &gt; 1)</text:p>
        </text:list-item>
        <text:list-item>
          <text:p text:style-name="P10"><text:s text:c="18"/>diff[d] += SQR (rix[i&lt;&lt;c][1] - rix[-i&lt;&lt;c][1]</text:p>
        </text:list-item>
        <text:list-item>
          <text:p text:style-name="P10"><text:s text:c="32"/>- rix[i&lt;&lt;c][h] + rix[-i&lt;&lt;c][h]) + SQR(g);</text:p>
        </text:list-item>
        <text:list-item>
          <text:p text:style-name="P10"><text:s text:c="14"/>}</text:p>
        </text:list-item>
        <text:list-item>
          <text:p text:style-name="P10"><text:s text:c="14"/><text:span text:style-name="T3">if</text:span> (d &gt; 1 &amp;&amp; (d &amp; 1))</text:p>
        </text:list-item>
        <text:list-item>
          <text:p text:style-name="P10"><text:s text:c="16"/><text:span text:style-name="T3">if</text:span> (diff[d-1] &lt; diff[d])</text:p>
        </text:list-item>
        <text:list-item>
          <text:p text:style-name="P10"><text:s text:c="18"/>FORC(2) color[c*2][d] = color[c*2][d-1];</text:p>
        </text:list-item>
        <text:list-item>
          <text:p text:style-name="P10"><text:s text:c="14"/><text:span text:style-name="T3">if</text:span> (d &lt; 2 || (d &amp; 1)) {</text:p>
        </text:list-item>
        <text:list-item>
          <text:p text:style-name="P10"><text:s text:c="16"/>FORC(2) rix[0][c*2] = CLIP(color[c*2][d]/2);</text:p>
        </text:list-item>
        <text:list-item>
          <text:p text:style-name="P10"><text:s text:c="16"/>rix += TS*TS;</text:p>
        </text:list-item>
        <text:list-item>
          <text:p text:style-name="P10"><text:s text:c="14"/>}</text:p>
        </text:list-item>
        <text:list-item>
          <text:p text:style-name="P10"><text:s text:c="12"/>}</text:p>
        </text:list-item>
        <text:list-item>
          <text:p text:style-name="P10"><text:s text:c="10"/>}</text:p>
        </text:list-item>
        <text:list-item>
          <text:p text:style-name="P10"/>
        </text:list-item>
        <text:list-item>
          <text:p text:style-name="P11">/* Interpolate red for blue pixels and vice versa: <text:s text:c="13"/>*/</text:p>
        </text:list-item>
        <text:list-item>
          <text:p text:style-name="P10"><text:s text:c="8"/><text:span text:style-name="T3">for</text:span> (row=top+3; row &lt; mrow-3; row++)</text:p>
        </text:list-item>
        <text:list-item>
          <text:p text:style-name="P10"><text:s text:c="10"/><text:span text:style-name="T3">for</text:span> (col=left+3; col &lt; mcol-3; col++) {</text:p>
        </text:list-item>
        <text:list-item>
          <text:p text:style-name="P10"><text:s text:c="12"/><text:span text:style-name="T3">if</text:span> ((f = 2-fcol(row,col)) == 1) <text:span text:style-name="T3">continue</text:span>;</text:p>
        </text:list-item>
        <text:list-item>
          <text:p text:style-name="P10"><text:s text:c="12"/>rix = &amp;rgb[0][row-top][col-left];</text:p>
        </text:list-item>
        <text:list-item>
          <text:p text:style-name="P10"><text:s text:c="12"/>c = (row-sgrow) % 3 ? TS:1;</text:p>
        </text:list-item>
        <text:list-item>
          <text:p text:style-name="P10"><text:s text:c="12"/>h = 3 * (c ^ TS ^ 1);</text:p>
        </text:list-item>
        <text:list-item>
          <text:p text:style-name="P10"><text:s text:c="12"/><text:span text:style-name="T3">for</text:span> (d=0; d &lt; 4; d++, rix += TS*TS) {</text:p>
        </text:list-item>
        <text:list-item>
          <text:p text:style-name="P10"><text:s text:c="14"/>i = d &gt; 1 || ((d ^ c) &amp; 1) ||</text:p>
        </text:list-item>
        <text:list-item>
          <text:p text:style-name="P10"><text:s text:c="17"/>((ABS(rix[0][1]-rix[c][1])+ABS(rix[0][1]-rix[-c][1])) &lt;</text:p>
        </text:list-item>
        <text:list-item>
          <text:p text:style-name="P10"><text:s text:c="16"/>2*(ABS(rix[0][1]-rix[h][1])+ABS(rix[0][1]-rix[-h][1]))) ? c:h;</text:p>
        </text:list-item>
        <text:list-item>
          <text:p text:style-name="P10"><text:s text:c="14"/>rix[0][f] = CLIP((rix[i][f] + rix[-i][f] +</text:p>
        </text:list-item>
        <text:list-item>
          <text:p text:style-name="P10"><text:s text:c="18"/>2*rix[0][1] - rix[i][1] - rix[-i][1])/2);</text:p>
        </text:list-item>
        <text:list-item>
          <text:p text:style-name="P10"><text:s text:c="12"/>}</text:p>
        </text:list-item>
        <text:list-item>
          <text:p text:style-name="P10"><text:s text:c="10"/>}</text:p>
        </text:list-item>
        <text:list-item>
          <text:p text:style-name="P10"/>
        </text:list-item>
        <text:list-item>
          <text:p text:style-name="P11">/* Fill in red and blue for 2x2 blocks of green: <text:s text:c="15"/>*/</text:p>
        </text:list-item>
        <text:list-item>
          <text:p text:style-name="P10"><text:s text:c="8"/><text:span text:style-name="T3">for</text:span> (row=top+2; row &lt; mrow-2; row++) <text:span text:style-name="T3">if</text:span> ((row-sgrow) % 3)</text:p>
        </text:list-item>
        <text:list-item>
          <text:p text:style-name="P10"><text:s text:c="10"/><text:span text:style-name="T3">for</text:span> (col=left+2; col &lt; mcol-2; col++) <text:span text:style-name="T3">if</text:span> ((col-sgcol) % 3) {</text:p>
        </text:list-item>
        <text:list-item>
          <text:p text:style-name="P10"><text:s text:c="12"/>rix = &amp;rgb[0][row-top][col-left];</text:p>
        </text:list-item>
        <text:list-item>
          <text:p text:style-name="P10"><text:s text:c="12"/>hex = allhex[row % 3][col % 3][1];</text:p>
        </text:list-item>
        <text:list-item>
          <text:p text:style-name="P10"><text:s text:c="12"/><text:span text:style-name="T3">for</text:span> (d=0; d &lt; ndir; d+=2, rix += TS*TS)</text:p>
        </text:list-item>
        <text:list-item>
          <text:p text:style-name="P10"><text:s text:c="14"/><text:span text:style-name="T3">if</text:span> (hex[d] + hex[d+1]) {</text:p>
        </text:list-item>
        <text:list-item>
          <text:p text:style-name="P10"><text:s text:c="16"/>g = 3*rix[0][1] - 2*rix[hex[d]][1] - rix[hex[d+1]][1];</text:p>
        </text:list-item>
        <text:list-item>
          <text:p text:style-name="P10"><text:soft-page-break/><text:s text:c="16"/><text:span text:style-name="T3">for</text:span> (c=0; c &lt; 4; c+=2) rix[0][c] =</text:p>
        </text:list-item>
        <text:list-item>
          <text:p text:style-name="P10"><text:s text:c="24"/>CLIP((g + 2*rix[hex[d]][c] + rix[hex[d+1]][c])/3);</text:p>
        </text:list-item>
        <text:list-item>
          <text:p text:style-name="P10"><text:s text:c="14"/>} <text:span text:style-name="T3">else</text:span> {</text:p>
        </text:list-item>
        <text:list-item>
          <text:p text:style-name="P10"><text:s text:c="16"/>g = 2*rix[0][1] - rix[hex[d]][1] - rix[hex[d+1]][1];</text:p>
        </text:list-item>
        <text:list-item>
          <text:p text:style-name="P10"><text:s text:c="16"/><text:span text:style-name="T3">for</text:span> (c=0; c &lt; 4; c+=2) rix[0][c] =</text:p>
        </text:list-item>
        <text:list-item>
          <text:p text:style-name="P10"><text:s text:c="24"/>CLIP((g + rix[hex[d]][c] + rix[hex[d+1]][c])/2);</text:p>
        </text:list-item>
        <text:list-item>
          <text:p text:style-name="P10"><text:s text:c="14"/>}</text:p>
        </text:list-item>
        <text:list-item>
          <text:p text:style-name="P10"><text:s text:c="10"/>}</text:p>
        </text:list-item>
        <text:list-item>
          <text:p text:style-name="P10"><text:s text:c="6"/>}</text:p>
        </text:list-item>
        <text:list-item>
          <text:p text:style-name="P10"><text:s text:c="6"/>rgb = (ushort(*)[TS][TS][3]) buffer;</text:p>
        </text:list-item>
        <text:list-item>
          <text:p text:style-name="P10"><text:s text:c="6"/>mrow -= top;</text:p>
        </text:list-item>
        <text:list-item>
          <text:p text:style-name="P10"><text:s text:c="6"/>mcol -= left;</text:p>
        </text:list-item>
        <text:list-item>
          <text:p text:style-name="P10"/>
        </text:list-item>
        <text:list-item>
          <text:p text:style-name="P11">/* Convert to CIELab and differentiate in all directions: <text:s text:c="6"/>*/</text:p>
        </text:list-item>
        <text:list-item>
          <text:p text:style-name="P10"><text:s text:c="6"/><text:span text:style-name="T3">for</text:span> (d=0; d &lt; ndir; d++) {</text:p>
        </text:list-item>
        <text:list-item>
          <text:p text:style-name="P10"><text:s text:c="8"/><text:span text:style-name="T3">for</text:span> (row=2; row &lt; mrow-2; row++)</text:p>
        </text:list-item>
        <text:list-item>
          <text:p text:style-name="P10"><text:s text:c="10"/><text:span text:style-name="T3">for</text:span> (col=2; col &lt; mcol-2; col++)</text:p>
        </text:list-item>
        <text:list-item>
          <text:p text:style-name="P10"><text:s text:c="12"/>cielab (rgb[d][row][col], lab[row][col]);</text:p>
        </text:list-item>
        <text:list-item>
          <text:p text:style-name="P10"><text:s text:c="8"/><text:span text:style-name="T3">for</text:span> (f=dir[d &amp; 3],row=3; row &lt; mrow-3; row++)</text:p>
        </text:list-item>
        <text:list-item>
          <text:p text:style-name="P10"><text:s text:c="10"/><text:span text:style-name="T3">for</text:span> (col=3; col &lt; mcol-3; col++) {</text:p>
        </text:list-item>
        <text:list-item>
          <text:p text:style-name="P10"><text:s text:c="12"/>lix = &amp;lab[row][col];</text:p>
        </text:list-item>
        <text:list-item>
          <text:p text:style-name="P10"><text:s text:c="12"/>g = 2*lix[0][0] - lix[f][0] - lix[-f][0];</text:p>
        </text:list-item>
        <text:list-item>
          <text:p text:style-name="P10"><text:s text:c="12"/>drv[d][row][col] = SQR(g)</text:p>
        </text:list-item>
        <text:list-item>
          <text:p text:style-name="P10"><text:s text:c="14"/>+ SQR((2*lix[0][1] - lix[f][1] - lix[-f][1] + g*500/232))</text:p>
        </text:list-item>
        <text:list-item>
          <text:p text:style-name="P10"><text:s text:c="14"/>+ SQR((2*lix[0][2] - lix[f][2] - lix[-f][2] - g*500/580));</text:p>
        </text:list-item>
        <text:list-item>
          <text:p text:style-name="P10"><text:s text:c="10"/>}</text:p>
        </text:list-item>
        <text:list-item>
          <text:p text:style-name="P10"><text:s text:c="6"/>}</text:p>
        </text:list-item>
        <text:list-item>
          <text:p text:style-name="P10"/>
        </text:list-item>
        <text:list-item>
          <text:p text:style-name="P11">/* Build homogeneity maps from the derivatives: <text:s text:c="16"/>*/</text:p>
        </text:list-item>
        <text:list-item>
          <text:p text:style-name="P10"><text:s text:c="6"/>memset(homo, 0, ndir*TS*TS);</text:p>
        </text:list-item>
        <text:list-item>
          <text:p text:style-name="P10"><text:s text:c="6"/><text:span text:style-name="T3">for</text:span> (row=4; row &lt; mrow-4; row++)</text:p>
        </text:list-item>
        <text:list-item>
          <text:p text:style-name="P10"><text:s text:c="8"/><text:span text:style-name="T3">for</text:span> (col=4; col &lt; mcol-4; col++) {</text:p>
        </text:list-item>
        <text:list-item>
          <text:p text:style-name="P10"><text:s text:c="10"/><text:span text:style-name="T3">for</text:span> (tr=FLT_MAX, d=0; d &lt; ndir; d++)</text:p>
        </text:list-item>
        <text:list-item>
          <text:p text:style-name="P10"><text:s text:c="12"/><text:span text:style-name="T3">if</text:span> (tr &gt; drv[d][row][col])</text:p>
        </text:list-item>
        <text:list-item>
          <text:p text:style-name="P10"><text:s text:c="16"/>tr = drv[d][row][col];</text:p>
        </text:list-item>
        <text:list-item>
          <text:p text:style-name="P10"><text:s text:c="10"/>tr *= 8;</text:p>
        </text:list-item>
        <text:list-item>
          <text:p text:style-name="P10"><text:s text:c="10"/><text:span text:style-name="T3">for</text:span> (d=0; d &lt; ndir; d++)</text:p>
        </text:list-item>
        <text:list-item>
          <text:p text:style-name="P10"><text:s text:c="12"/><text:span text:style-name="T3">for</text:span> (v=-1; v &lt;= 1; v++)</text:p>
        </text:list-item>
        <text:list-item>
          <text:p text:style-name="P10"><text:s text:c="14"/><text:span text:style-name="T3">for</text:span> (h=-1; h &lt;= 1; h++)</text:p>
        </text:list-item>
        <text:list-item>
          <text:p text:style-name="P10"><text:s text:c="16"/><text:span text:style-name="T3">if</text:span> (drv[d][row+v][col+h] &lt;= tr)</text:p>
        </text:list-item>
        <text:list-item>
          <text:p text:style-name="P10"><text:s text:c="18"/>homo[d][row][col]++;</text:p>
        </text:list-item>
        <text:list-item>
          <text:p text:style-name="P10"><text:s text:c="8"/>}</text:p>
        </text:list-item>
        <text:list-item>
          <text:p text:style-name="P10"/>
        </text:list-item>
        <text:list-item>
          <text:p text:style-name="P11">/* Average the most homogenous pixels for the final result: <text:s text:c="4"/>*/</text:p>
        </text:list-item>
        <text:list-item>
          <text:p text:style-name="P10"><text:s text:c="6"/><text:span text:style-name="T3">if</text:span> (height-top &lt; TS+4) mrow = height-top+2;</text:p>
        </text:list-item>
        <text:list-item>
          <text:p text:style-name="P10"><text:s text:c="6"/><text:span text:style-name="T3">if</text:span> (width-left &lt; TS+4) mcol = width-left+2;</text:p>
        </text:list-item>
        <text:list-item>
          <text:p text:style-name="P10"><text:s text:c="6"/><text:span text:style-name="T3">for</text:span> (row = MIN(top,8); row &lt; mrow-8; row++)</text:p>
        </text:list-item>
        <text:list-item>
          <text:p text:style-name="P10"><text:s text:c="8"/><text:span text:style-name="T3">for</text:span> (col = MIN(left,8); col &lt; mcol-8; col++) {</text:p>
        </text:list-item>
        <text:list-item>
          <text:p text:style-name="P10"><text:s text:c="10"/><text:span text:style-name="T3">for</text:span> (d=0; d &lt; ndir; d++)</text:p>
        </text:list-item>
        <text:list-item>
          <text:p text:style-name="P10"><text:s text:c="12"/><text:span text:style-name="T3">for</text:span> (hm[d]=0, v=-2; v &lt;= 2; v++)</text:p>
        </text:list-item>
        <text:list-item>
          <text:p text:style-name="P10"><text:s text:c="14"/><text:span text:style-name="T3">for</text:span> (h=-2; h &lt;= 2; h++)</text:p>
        </text:list-item>
        <text:list-item>
          <text:p text:style-name="P10"><text:s text:c="16"/>hm[d] += homo[d][row+v][col+h];</text:p>
        </text:list-item>
        <text:list-item>
          <text:p text:style-name="P10"><text:s text:c="10"/><text:span text:style-name="T3">for</text:span> (d=0; d &lt; ndir-4; d++)</text:p>
        </text:list-item>
        <text:list-item>
          <text:p text:style-name="P10"><text:s text:c="12"/><text:span text:style-name="T3">if</text:span> (hm[d] &lt; hm[d+4]) hm[d <text:s/>] = 0; <text:span text:style-name="T3">else</text:span></text:p>
        </text:list-item>
        <text:list-item>
          <text:p text:style-name="P10"><text:s text:c="12"/><text:span text:style-name="T3">if</text:span> (hm[d] &gt; hm[d+4]) hm[d+4] = 0;</text:p>
        </text:list-item>
        <text:list-item>
          <text:p text:style-name="P10"><text:s text:c="10"/><text:span text:style-name="T3">for</text:span> (max=hm[0],d=1; d &lt; ndir; d++)</text:p>
        </text:list-item>
        <text:list-item>
          <text:p text:style-name="P10"><text:s text:c="12"/><text:span text:style-name="T3">if</text:span> (max &lt; hm[d]) max = hm[d];</text:p>
        </text:list-item>
        <text:list-item>
          <text:p text:style-name="P10"><text:s text:c="10"/>max -= max &gt;&gt; 3;</text:p>
        </text:list-item>
        <text:list-item>
          <text:p text:style-name="P10"><text:s text:c="10"/>memset (avg, 0, <text:span text:style-name="T3">sizeof</text:span> avg);</text:p>
        </text:list-item>
        <text:list-item>
          <text:p text:style-name="P10"><text:s text:c="10"/><text:span text:style-name="T3">for</text:span> (d=0; d &lt; ndir; d++)</text:p>
        </text:list-item>
        <text:list-item>
          <text:p text:style-name="P10"><text:s text:c="12"/><text:span text:style-name="T3">if</text:span> (hm[d] &gt;= max) {</text:p>
        </text:list-item>
        <text:list-item>
          <text:p text:style-name="P10"><text:s text:c="14"/>FORC3 avg[c] += rgb[d][row][col][c];</text:p>
        </text:list-item>
        <text:list-item>
          <text:p text:style-name="P10"><text:s text:c="14"/>avg[3]++;</text:p>
        </text:list-item>
        <text:list-item>
          <text:p text:style-name="P10"><text:s text:c="12"/>}</text:p>
        </text:list-item>
        <text:list-item>
          <text:p text:style-name="P10"><text:s text:c="10"/>FORC3 image[(row+top)*width+col+left][c] = avg[c]/avg[3];</text:p>
        </text:list-item>
        <text:list-item>
          <text:p text:style-name="P10"><text:soft-page-break/><text:s text:c="8"/>}</text:p>
        </text:list-item>
        <text:list-item>
          <text:p text:style-name="P10"><text:s text:c="4"/>}</text:p>
        </text:list-item>
        <text:list-item>
          <text:p text:style-name="P10"><text:s text:c="2"/>free(buffer);</text:p>
        </text:list-item>
        <text:list-item>
          <text:p text:style-name="P10"><text:s text:c="2"/>border_interpolate(8);</text:p>
        </text:list-item>
        <text:list-item>
          <text:p text:style-name="P10">}</text:p>
        </text:list-item>
        <text:list-item>
          <text:p text:style-name="P10">#<text:span text:style-name="T8">undef</text:span> <text:span text:style-name="T9">fcol</text:span>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Adaptive Homogeneity-Directed interpolation is based on</text:span></text:p>
        </text:list-item>
        <text:list-item>
          <text:p text:style-name="P12"><text:s text:c="3"/><text:span text:style-name="T7">the work of Keigo Hirakawa, Thomas Parks, and Paul Lee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ahd_interpolate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i, j, top, left, row, col, tr, tc, c, d, val, hm[2];</text:p>
        </text:list-item>
        <text:list-item>
          <text:p text:style-name="P10"><text:s text:c="2"/><text:span text:style-name="T10">static</text:span> <text:span text:style-name="T10">const</text:span> <text:span text:style-name="T10">int</text:span> dir[4] = { -1, 1, -TS, TS };</text:p>
        </text:list-item>
        <text:list-item>
          <text:p text:style-name="P10"><text:s text:c="2"/><text:span text:style-name="T10">unsigned</text:span> ldiff[2][4], abdiff[2][4], leps, abeps;</text:p>
        </text:list-item>
        <text:list-item>
          <text:p text:style-name="P10"><text:s text:c="2"/>ushort (*rgb)[TS][TS][3], (*rix)[3], (*pix)[4];</text:p>
        </text:list-item>
        <text:list-item>
          <text:p text:style-name="P10"><text:s text:c="3"/><text:span text:style-name="T10">short</text:span> (*lab)[TS][TS][3], (*lix)[3];</text:p>
        </text:list-item>
        <text:list-item>
          <text:p text:style-name="P10"><text:s text:c="3"/><text:span text:style-name="T10">char</text:span> (*homo)[TS][TS], *buffer;</text:p>
        </text:list-item>
        <text:list-item>
          <text:p text:style-name="P10"/>
        </text:list-item>
        <text:list-item>
          <text:p text:style-name="P10"><text:s text:c="2"/><text:span text:style-name="T3">if</text:span> (verbose) fprintf (stderr,_(<text:span text:style-name="T5">"AHD interpolation...\n"</text:span>));</text:p>
        </text:list-item>
        <text:list-item>
          <text:p text:style-name="P10"/>
        </text:list-item>
        <text:list-item>
          <text:p text:style-name="P10"><text:s text:c="2"/>cielab (0,0);</text:p>
        </text:list-item>
        <text:list-item>
          <text:p text:style-name="P10"><text:s text:c="2"/>border_interpolate(5);</text:p>
        </text:list-item>
        <text:list-item>
          <text:p text:style-name="P10"><text:s text:c="2"/>buffer = (<text:span text:style-name="T10">char</text:span> *) malloc (26*TS*TS);</text:p>
        </text:list-item>
        <text:list-item>
          <text:p text:style-name="P10"><text:s text:c="2"/>merror (buffer, <text:span text:style-name="T5">"ahd_interpolate()"</text:span>);</text:p>
        </text:list-item>
        <text:list-item>
          <text:p text:style-name="P10"><text:s text:c="2"/>rgb <text:s/>= (ushort(*)[TS][TS][3]) buffer;</text:p>
        </text:list-item>
        <text:list-item>
          <text:p text:style-name="P10"><text:s text:c="2"/>lab <text:s/>= (<text:span text:style-name="T10">short</text:span> (*)[TS][TS][3])(buffer + 12*TS*TS);</text:p>
        </text:list-item>
        <text:list-item>
          <text:p text:style-name="P10"><text:s text:c="2"/>homo = (<text:span text:style-name="T10">char</text:span> <text:s/>(*)[TS][TS]) <text:s text:c="2"/>(buffer + 24*TS*TS);</text:p>
        </text:list-item>
        <text:list-item>
          <text:p text:style-name="P10"/>
        </text:list-item>
        <text:list-item>
          <text:p text:style-name="P10"><text:s text:c="2"/><text:span text:style-name="T3">for</text:span> (top=2; top &lt; height-5; top += TS-6)</text:p>
        </text:list-item>
        <text:list-item>
          <text:p text:style-name="P10"><text:s text:c="4"/><text:span text:style-name="T3">for</text:span> (left=2; left &lt; width-5; left += TS-6) {</text:p>
        </text:list-item>
        <text:list-item>
          <text:p text:style-name="P10"/>
        </text:list-item>
        <text:list-item>
          <text:p text:style-name="P11">/* <text:s/>Interpolate green horizontally and vertically: <text:s text:c="13"/>*/</text:p>
        </text:list-item>
        <text:list-item>
          <text:p text:style-name="P10"><text:s text:c="6"/><text:span text:style-name="T3">for</text:span> (row=top; row &lt; top+TS &amp;&amp; row &lt; height-2; row++) {</text:p>
        </text:list-item>
        <text:list-item>
          <text:p text:style-name="P10"><text:s text:c="8"/>col = left + (FC(row,left) &amp; 1);</text:p>
        </text:list-item>
        <text:list-item>
          <text:p text:style-name="P10"><text:s text:c="8"/><text:span text:style-name="T3">for</text:span> (c = FC(row,col); col &lt; left+TS &amp;&amp; col &lt; width-2; col+=2) {</text:p>
        </text:list-item>
        <text:list-item>
          <text:p text:style-name="P10"><text:s text:c="10"/>pix = image + row*width+col;</text:p>
        </text:list-item>
        <text:list-item>
          <text:p text:style-name="P10"><text:s text:c="10"/>val = ((pix[-1][1] + pix[0][c] + pix[1][1]) * 2</text:p>
        </text:list-item>
        <text:list-item>
          <text:p text:style-name="P10"><text:s text:c="16"/>- pix[-2][c] - pix[2][c]) &gt;&gt; 2;</text:p>
        </text:list-item>
        <text:list-item>
          <text:p text:style-name="P10"><text:s text:c="10"/>rgb[0][row-top][col-left][1] = ULIM(val,pix[-1][1],pix[1][1]);</text:p>
        </text:list-item>
        <text:list-item>
          <text:p text:style-name="P10"><text:s text:c="10"/>val = ((pix[-width][1] + pix[0][c] + pix[width][1]) * 2</text:p>
        </text:list-item>
        <text:list-item>
          <text:p text:style-name="P10"><text:s text:c="16"/>- pix[-2*width][c] - pix[2*width][c]) &gt;&gt; 2;</text:p>
        </text:list-item>
        <text:list-item>
          <text:p text:style-name="P10"><text:s text:c="10"/>rgb[1][row-top][col-left][1] = ULIM(val,pix[-width][1],pix[width][1])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1">/* <text:s/>Interpolate red and blue, and convert to CIELab: <text:s text:c="11"/>*/</text:p>
        </text:list-item>
        <text:list-item>
          <text:p text:style-name="P10"><text:s text:c="6"/><text:span text:style-name="T3">for</text:span> (d=0; d &lt; 2; d++)</text:p>
        </text:list-item>
        <text:list-item>
          <text:p text:style-name="P10"><text:s text:c="8"/><text:span text:style-name="T3">for</text:span> (row=top+1; row &lt; top+TS-1 &amp;&amp; row &lt; height-3; row++)</text:p>
        </text:list-item>
        <text:list-item>
          <text:p text:style-name="P10"><text:s text:c="10"/><text:span text:style-name="T3">for</text:span> (col=left+1; col &lt; left+TS-1 &amp;&amp; col &lt; width-3; col++) {</text:p>
        </text:list-item>
        <text:list-item>
          <text:p text:style-name="P10"><text:s text:c="12"/>pix = image + row*width+col;</text:p>
        </text:list-item>
        <text:list-item>
          <text:p text:style-name="P10"><text:s text:c="12"/>rix = &amp;rgb[d][row-top][col-left];</text:p>
        </text:list-item>
        <text:list-item>
          <text:p text:style-name="P10"><text:s text:c="12"/>lix = &amp;lab[d][row-top][col-left];</text:p>
        </text:list-item>
        <text:list-item>
          <text:p text:style-name="P10"><text:s text:c="12"/><text:span text:style-name="T3">if</text:span> ((c = 2 - FC(row,col)) == 1) {</text:p>
        </text:list-item>
        <text:list-item>
          <text:p text:style-name="P10"><text:s text:c="14"/>c = FC(row+1,col);</text:p>
        </text:list-item>
        <text:list-item>
          <text:p text:style-name="P10"><text:s text:c="14"/>val = pix[0][1] + (( pix[-1][2-c] + pix[1][2-c]</text:p>
        </text:list-item>
        <text:list-item>
          <text:p text:style-name="P10"><text:s text:c="33"/>- rix[-1][1] - rix[1][1] ) &gt;&gt; 1);</text:p>
        </text:list-item>
        <text:list-item>
          <text:p text:style-name="P10"><text:s text:c="14"/>rix[0][2-c] = CLIP(val);</text:p>
        </text:list-item>
        <text:list-item>
          <text:p text:style-name="P10"><text:s text:c="14"/>val = pix[0][1] + (( pix[-width][c] + pix[width][c]</text:p>
        </text:list-item>
        <text:list-item>
          <text:p text:style-name="P10"><text:s text:c="33"/>- rix[-TS][1] - rix[TS][1] ) &gt;&gt; 1);</text:p>
        </text:list-item>
        <text:list-item>
          <text:p text:style-name="P10"><text:s text:c="12"/>} <text:span text:style-name="T3">else</text:span></text:p>
        </text:list-item>
        <text:list-item>
          <text:p text:style-name="P10"><text:s text:c="14"/>val = rix[0][1] + (( pix[-width-1][c] + pix[-width+1][c]</text:p>
        </text:list-item>
        <text:list-item>
          <text:p text:style-name="P10"><text:s text:c="33"/>+ pix[+width-1][c] + pix[+width+1][c]</text:p>
        </text:list-item>
        <text:list-item>
          <text:p text:style-name="P10"><text:s text:c="33"/>- rix[-TS-1][1] - rix[-TS+1][1]</text:p>
        </text:list-item>
        <text:list-item>
          <text:p text:style-name="P10"><text:s text:c="33"/>- rix[+TS-1][1] - rix[+TS+1][1] + 1) &gt;&gt; 2);</text:p>
        </text:list-item>
        <text:list-item>
          <text:p text:style-name="P10"><text:soft-page-break/><text:s text:c="12"/>rix[0][c] = CLIP(val);</text:p>
        </text:list-item>
        <text:list-item>
          <text:p text:style-name="P10"><text:s text:c="12"/>c = FC(row,col);</text:p>
        </text:list-item>
        <text:list-item>
          <text:p text:style-name="P10"><text:s text:c="12"/>rix[0][c] = pix[0][c];</text:p>
        </text:list-item>
        <text:list-item>
          <text:p text:style-name="P10"><text:s text:c="12"/>cielab (rix[0],lix[0]);</text:p>
        </text:list-item>
        <text:list-item>
          <text:p text:style-name="P10"><text:s text:c="10"/>}</text:p>
        </text:list-item>
        <text:list-item>
          <text:p text:style-name="P11">/* <text:s/>Build homogeneity maps from the CIELab images: <text:s text:c="13"/>*/</text:p>
        </text:list-item>
        <text:list-item>
          <text:p text:style-name="P10"><text:s text:c="6"/>memset (homo, 0, 2*TS*TS);</text:p>
        </text:list-item>
        <text:list-item>
          <text:p text:style-name="P10"><text:s text:c="6"/><text:span text:style-name="T3">for</text:span> (row=top+2; row &lt; top+TS-2 &amp;&amp; row &lt; height-4; row++) {</text:p>
        </text:list-item>
        <text:list-item>
          <text:p text:style-name="P10"><text:s text:c="8"/>tr = row-top;</text:p>
        </text:list-item>
        <text:list-item>
          <text:p text:style-name="P10"><text:s text:c="8"/><text:span text:style-name="T3">for</text:span> (col=left+2; col &lt; left+TS-2 &amp;&amp; col &lt; width-4; col++) {</text:p>
        </text:list-item>
        <text:list-item>
          <text:p text:style-name="P10"><text:s text:c="10"/>tc = col-left;</text:p>
        </text:list-item>
        <text:list-item>
          <text:p text:style-name="P10"><text:s text:c="10"/><text:span text:style-name="T3">for</text:span> (d=0; d &lt; 2; d++) {</text:p>
        </text:list-item>
        <text:list-item>
          <text:p text:style-name="P10"><text:s text:c="12"/>lix = &amp;lab[d][tr][tc];</text:p>
        </text:list-item>
        <text:list-item>
          <text:p text:style-name="P10"><text:s text:c="12"/><text:span text:style-name="T3">for</text:span> (i=0; i &lt; 4; i++) {</text:p>
        </text:list-item>
        <text:list-item>
          <text:p text:style-name="P10"><text:s text:c="15"/>ldiff[d][i] = ABS(lix[0][0]-lix[dir[i]][0]);</text:p>
        </text:list-item>
        <text:list-item>
          <text:p text:style-name="P10"><text:s text:c="14"/>abdiff[d][i] = SQR(lix[0][1]-lix[dir[i]][1])</text:p>
        </text:list-item>
        <text:list-item>
          <text:p text:style-name="P10"><text:s text:c="27"/>+ SQR(lix[0][2]-lix[dir[i]][2]);</text:p>
        </text:list-item>
        <text:list-item>
          <text:p text:style-name="P10"><text:s text:c="12"/>}</text:p>
        </text:list-item>
        <text:list-item>
          <text:p text:style-name="P10"><text:s text:c="10"/>}</text:p>
        </text:list-item>
        <text:list-item>
          <text:p text:style-name="P10"><text:s text:c="10"/>leps = MIN(MAX(ldiff[0][0],ldiff[0][1]),</text:p>
        </text:list-item>
        <text:list-item>
          <text:p text:style-name="P10"><text:s text:c="21"/>MAX(ldiff[1][2],ldiff[1][3]));</text:p>
        </text:list-item>
        <text:list-item>
          <text:p text:style-name="P10"><text:s text:c="10"/>abeps = MIN(MAX(abdiff[0][0],abdiff[0][1]),</text:p>
        </text:list-item>
        <text:list-item>
          <text:p text:style-name="P10"><text:s text:c="22"/>MAX(abdiff[1][2],abdiff[1][3]));</text:p>
        </text:list-item>
        <text:list-item>
          <text:p text:style-name="P10"><text:s text:c="10"/><text:span text:style-name="T3">for</text:span> (d=0; d &lt; 2; d++)</text:p>
        </text:list-item>
        <text:list-item>
          <text:p text:style-name="P10"><text:s text:c="12"/><text:span text:style-name="T3">for</text:span> (i=0; i &lt; 4; i++)</text:p>
        </text:list-item>
        <text:list-item>
          <text:p text:style-name="P10"><text:s text:c="14"/><text:span text:style-name="T3">if</text:span> (ldiff[d][i] &lt;= leps &amp;&amp; abdiff[d][i] &lt;= abeps)</text:p>
        </text:list-item>
        <text:list-item>
          <text:p text:style-name="P10"><text:s text:c="16"/>homo[d][tr][tc]++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1">/* <text:s/>Combine the most homogenous pixels for the final result: <text:s text:c="3"/>*/</text:p>
        </text:list-item>
        <text:list-item>
          <text:p text:style-name="P10"><text:s text:c="6"/><text:span text:style-name="T3">for</text:span> (row=top+3; row &lt; top+TS-3 &amp;&amp; row &lt; height-5; row++) {</text:p>
        </text:list-item>
        <text:list-item>
          <text:p text:style-name="P10"><text:s text:c="8"/>tr = row-top;</text:p>
        </text:list-item>
        <text:list-item>
          <text:p text:style-name="P10"><text:s text:c="8"/><text:span text:style-name="T3">for</text:span> (col=left+3; col &lt; left+TS-3 &amp;&amp; col &lt; width-5; col++) {</text:p>
        </text:list-item>
        <text:list-item>
          <text:p text:style-name="P10"><text:s text:c="10"/>tc = col-left;</text:p>
        </text:list-item>
        <text:list-item>
          <text:p text:style-name="P10"><text:s text:c="10"/><text:span text:style-name="T3">for</text:span> (d=0; d &lt; 2; d++)</text:p>
        </text:list-item>
        <text:list-item>
          <text:p text:style-name="P10"><text:s text:c="12"/><text:span text:style-name="T3">for</text:span> (hm[d]=0, i=tr-1; i &lt;= tr+1; i++)</text:p>
        </text:list-item>
        <text:list-item>
          <text:p text:style-name="P10"><text:s text:c="14"/><text:span text:style-name="T3">for</text:span> (j=tc-1; j &lt;= tc+1; j++)</text:p>
        </text:list-item>
        <text:list-item>
          <text:p text:style-name="P10"><text:s text:c="16"/>hm[d] += homo[d][i][j];</text:p>
        </text:list-item>
        <text:list-item>
          <text:p text:style-name="P10"><text:s text:c="10"/><text:span text:style-name="T3">if</text:span> (hm[0] != hm[1])</text:p>
        </text:list-item>
        <text:list-item>
          <text:p text:style-name="P10"><text:s text:c="12"/>FORC3 image[row*width+col][c] = rgb[hm[1] &gt; hm[0]][tr][tc][c];</text:p>
        </text:list-item>
        <text:list-item>
          <text:p text:style-name="P10"><text:s text:c="10"/><text:span text:style-name="T3">else</text:span></text:p>
        </text:list-item>
        <text:list-item>
          <text:p text:style-name="P10"><text:s text:c="12"/>FORC3 image[row*width+col][c] =</text:p>
        </text:list-item>
        <text:list-item>
          <text:p text:style-name="P10"><text:s text:c="16"/>(rgb[0][tr][tc][c] + rgb[1][tr][tc][c]) &gt;&gt; 1;</text:p>
        </text:list-item>
        <text:list-item>
          <text:p text:style-name="P10"><text:s text:c="8"/>}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free (buffer);</text:p>
        </text:list-item>
        <text:list-item>
          <text:p text:style-name="P10">}</text:p>
        </text:list-item>
        <text:list-item>
          <text:p text:style-name="P10">#<text:span text:style-name="T8">undef</text:span> <text:span text:style-name="T9">TS</text:span>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median_filter</text:span>()</text:p>
        </text:list-item>
        <text:list-item>
          <text:p text:style-name="P10">{</text:p>
        </text:list-item>
        <text:list-item>
          <text:p text:style-name="P10"><text:s text:c="2"/>ushort (*pix)[4];</text:p>
        </text:list-item>
        <text:list-item>
          <text:p text:style-name="P10"><text:s text:c="2"/><text:span text:style-name="T10">int</text:span> pass, c, i, j, k, med[9];</text:p>
        </text:list-item>
        <text:list-item>
          <text:p text:style-name="P10"><text:s text:c="2"/><text:span text:style-name="T10">static</text:span> <text:span text:style-name="T10">const</text:span> uchar opt[] = <text:s text:c="3"/><text:span text:style-name="T4">/* Optimal 9-element median search */</text:span></text:p>
        </text:list-item>
        <text:list-item>
          <text:p text:style-name="P10"><text:s text:c="2"/>{ 1,2, 4,5, 7,8, 0,1, 3,4, 6,7, 1,2, 4,5, 7,8,</text:p>
        </text:list-item>
        <text:list-item>
          <text:p text:style-name="P10"><text:s text:c="4"/>0,3, 5,8, 4,7, 3,6, 1,4, 2,5, 4,7, 4,2, 6,4, 4,2 };</text:p>
        </text:list-item>
        <text:list-item>
          <text:p text:style-name="P10"/>
        </text:list-item>
        <text:list-item>
          <text:p text:style-name="P10"><text:s text:c="2"/><text:span text:style-name="T3">for</text:span> (pass=1; pass &lt;= med_passes; pass++) {</text:p>
        </text:list-item>
        <text:list-item>
          <text:p text:style-name="P10"><text:s text:c="4"/><text:span text:style-name="T3">if</text:span> (verbose)</text:p>
        </text:list-item>
        <text:list-item>
          <text:p text:style-name="P10"><text:s text:c="6"/>fprintf (stderr,_(<text:span text:style-name="T5">"Median filter pass %d...\n"</text:span>), pass);</text:p>
        </text:list-item>
        <text:list-item>
          <text:p text:style-name="P10"><text:s text:c="4"/><text:span text:style-name="T3">for</text:span> (c=0; c &lt; 3; c+=2) {</text:p>
        </text:list-item>
        <text:list-item>
          <text:p text:style-name="P10"><text:s text:c="6"/><text:span text:style-name="T3">for</text:span> (pix = image; pix &lt; image+width*height; pix++)</text:p>
        </text:list-item>
        <text:list-item>
          <text:p text:style-name="P10"><text:s text:c="8"/>pix[0][3] = pix[0][c];</text:p>
        </text:list-item>
        <text:list-item>
          <text:p text:style-name="P10"><text:s text:c="6"/><text:span text:style-name="T3">for</text:span> (pix = image+width; pix &lt; image+width*(height-1); pix++) {</text:p>
        </text:list-item>
        <text:list-item>
          <text:p text:style-name="P10"><text:soft-page-break/><text:s text:c="8"/><text:span text:style-name="T3">if</text:span> ((pix-image+1) % width &lt; 2) <text:span text:style-name="T3">continue</text:span>;</text:p>
        </text:list-item>
        <text:list-item>
          <text:p text:style-name="P10"><text:s text:c="8"/><text:span text:style-name="T3">for</text:span> (k=0, i = -width; i &lt;= width; i += width)</text:p>
        </text:list-item>
        <text:list-item>
          <text:p text:style-name="P10"><text:s text:c="10"/><text:span text:style-name="T3">for</text:span> (j = i-1; j &lt;= i+1; j++)</text:p>
        </text:list-item>
        <text:list-item>
          <text:p text:style-name="P10"><text:s text:c="12"/>med[k++] = pix[j][3] - pix[j][1];</text:p>
        </text:list-item>
        <text:list-item>
          <text:p text:style-name="P10"><text:s text:c="8"/><text:span text:style-name="T3">for</text:span> (i=0; i &lt; <text:span text:style-name="T3">sizeof</text:span> opt; i+=2)</text:p>
        </text:list-item>
        <text:list-item>
          <text:p text:style-name="P10"><text:s text:c="10"/><text:span text:style-name="T3">if</text:span> <text:s text:c="4"/>(med[opt[i]] &gt; med[opt[i+1]])</text:p>
        </text:list-item>
        <text:list-item>
          <text:p text:style-name="P10"><text:s text:c="12"/>SWAP (med[opt[i]] , med[opt[i+1]]);</text:p>
        </text:list-item>
        <text:list-item>
          <text:p text:style-name="P10"><text:s text:c="8"/>pix[0][c] = CLIP(med[4] + pix[0][1]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blend_highlights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clip=INT_MAX, row, col, c, i, j;</text:p>
        </text:list-item>
        <text:list-item>
          <text:p text:style-name="P10"><text:s text:c="2"/><text:span text:style-name="T10">static</text:span> <text:span text:style-name="T10">const</text:span> <text:span text:style-name="T10">float</text:span> trans[2][4][4] =</text:p>
        </text:list-item>
        <text:list-item>
          <text:p text:style-name="P10"><text:s text:c="2"/>{ { { 1,1,1 }, { 1.7320508,-1.7320508,0 }, { -1,-1,2 } },</text:p>
        </text:list-item>
        <text:list-item>
          <text:p text:style-name="P10"><text:s text:c="4"/>{ { 1,1,1,1 }, { 1,-1,1,-1 }, { 1,1,-1,-1 }, { 1,-1,-1,1 } } };</text:p>
        </text:list-item>
        <text:list-item>
          <text:p text:style-name="P10"><text:s text:c="2"/><text:span text:style-name="T10">static</text:span> <text:span text:style-name="T10">const</text:span> <text:span text:style-name="T10">float</text:span> itrans[2][4][4] =</text:p>
        </text:list-item>
        <text:list-item>
          <text:p text:style-name="P10"><text:s text:c="2"/>{ { { 1,0.8660254,-0.5 }, { 1,-0.8660254,-0.5 }, { 1,0,1 } },</text:p>
        </text:list-item>
        <text:list-item>
          <text:p text:style-name="P10"><text:s text:c="4"/>{ { 1,1,1,1 }, { 1,-1,1,-1 }, { 1,1,-1,-1 }, { 1,-1,-1,1 } } };</text:p>
        </text:list-item>
        <text:list-item>
          <text:p text:style-name="P10"><text:s text:c="2"/><text:span text:style-name="T10">float</text:span> cam[2][4], lab[2][4], sum[2], chratio;</text:p>
        </text:list-item>
        <text:list-item>
          <text:p text:style-name="P10"/>
        </text:list-item>
        <text:list-item>
          <text:p text:style-name="P10"><text:s text:c="2"/><text:span text:style-name="T3">if</text:span> ((<text:span text:style-name="T10">unsigned</text:span>) (colors-3) &gt; 1) <text:span text:style-name="T3">return</text:span>;</text:p>
        </text:list-item>
        <text:list-item>
          <text:p text:style-name="P10"><text:s text:c="2"/><text:span text:style-name="T3">if</text:span> (verbose) fprintf (stderr,_(<text:span text:style-name="T5">"Blending highlights...\n"</text:span>));</text:p>
        </text:list-item>
        <text:list-item>
          <text:p text:style-name="P10"><text:s text:c="2"/>FORCC <text:span text:style-name="T3">if</text:span> (clip &gt; (i = 65535*pre_mul[c])) clip = i;</text:p>
        </text:list-item>
        <text:list-item>
          <text:p text:style-name="P10"><text:s text:c="2"/><text:span text:style-name="T3">for</text:span> (row=0; row &lt; height; row++)</text:p>
        </text:list-item>
        <text:list-item>
          <text:p text:style-name="P10"><text:s text:c="4"/><text:span text:style-name="T3">for</text:span> (col=0; col &lt; width; col++) {</text:p>
        </text:list-item>
        <text:list-item>
          <text:p text:style-name="P10"><text:s text:c="6"/>FORCC <text:span text:style-name="T3">if</text:span> (image[row*width+col][c] &gt; clip) <text:span text:style-name="T3">break</text:span>;</text:p>
        </text:list-item>
        <text:list-item>
          <text:p text:style-name="P10"><text:s text:c="6"/><text:span text:style-name="T3">if</text:span> (c == colors) <text:span text:style-name="T3">continue</text:span>;</text:p>
        </text:list-item>
        <text:list-item>
          <text:p text:style-name="P10"><text:s text:c="6"/>FORCC {</text:p>
        </text:list-item>
        <text:list-item>
          <text:p text:style-name="P10"><text:s text:c="8"/>cam[0][c] = image[row*width+col][c];</text:p>
        </text:list-item>
        <text:list-item>
          <text:p text:style-name="P10"><text:s text:c="8"/>cam[1][c] = MIN(cam[0][c],clip);</text:p>
        </text:list-item>
        <text:list-item>
          <text:p text:style-name="P10"><text:s text:c="6"/>}</text:p>
        </text:list-item>
        <text:list-item>
          <text:p text:style-name="P10"><text:s text:c="6"/><text:span text:style-name="T3">for</text:span> (i=0; i &lt; 2; i++) {</text:p>
        </text:list-item>
        <text:list-item>
          <text:p text:style-name="P10"><text:s text:c="8"/>FORCC <text:span text:style-name="T3">for</text:span> (lab[i][c]=j=0; j &lt; colors; j++)</text:p>
        </text:list-item>
        <text:list-item>
          <text:p text:style-name="P10"><text:s text:c="10"/>lab[i][c] += trans[colors-3][c][j] * cam[i][j];</text:p>
        </text:list-item>
        <text:list-item>
          <text:p text:style-name="P10"><text:s text:c="8"/><text:span text:style-name="T3">for</text:span> (sum[i]=0,c=1; c &lt; colors; c++)</text:p>
        </text:list-item>
        <text:list-item>
          <text:p text:style-name="P10"><text:s text:c="10"/>sum[i] += SQR(lab[i][c]);</text:p>
        </text:list-item>
        <text:list-item>
          <text:p text:style-name="P10"><text:s text:c="6"/>}</text:p>
        </text:list-item>
        <text:list-item>
          <text:p text:style-name="P10"><text:s text:c="6"/>chratio = sqrt(sum[1]/sum[0]);</text:p>
        </text:list-item>
        <text:list-item>
          <text:p text:style-name="P10"><text:s text:c="6"/><text:span text:style-name="T3">for</text:span> (c=1; c &lt; colors; c++)</text:p>
        </text:list-item>
        <text:list-item>
          <text:p text:style-name="P10"><text:s text:c="8"/>lab[0][c] *= chratio;</text:p>
        </text:list-item>
        <text:list-item>
          <text:p text:style-name="P10"><text:s text:c="6"/>FORCC <text:span text:style-name="T3">for</text:span> (cam[0][c]=j=0; j &lt; colors; j++)</text:p>
        </text:list-item>
        <text:list-item>
          <text:p text:style-name="P10"><text:s text:c="8"/>cam[0][c] += itrans[colors-3][c][j] * lab[0][j];</text:p>
        </text:list-item>
        <text:list-item>
          <text:p text:style-name="P10"><text:s text:c="6"/>FORCC image[row*width+col][c] = cam[0][c] / colors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define</text:span> <text:span text:style-name="T9">SCALE</text:span> (4 &gt;&gt; shrink)</text:p>
        </text:list-item>
        <text:list-item>
          <text:p text:style-name="P10"><text:span text:style-name="T10">void</text:span> CLASS <text:span text:style-name="T6">recover_highlights</text:span>()</text:p>
        </text:list-item>
        <text:list-item>
          <text:p text:style-name="P10">{</text:p>
        </text:list-item>
        <text:list-item>
          <text:p text:style-name="P10"><text:s text:c="2"/><text:span text:style-name="T10">float</text:span> *map, sum, wgt, grow;</text:p>
        </text:list-item>
        <text:list-item>
          <text:p text:style-name="P10"><text:s text:c="2"/><text:span text:style-name="T10">int</text:span> hsat[4], count, spread, change, val, i;</text:p>
        </text:list-item>
        <text:list-item>
          <text:p text:style-name="P10"><text:s text:c="2"/><text:span text:style-name="T10">unsigned</text:span> high, wide, mrow, mcol, row, col, kc, c, d, y, x;</text:p>
        </text:list-item>
        <text:list-item>
          <text:p text:style-name="P10"><text:s text:c="2"/>ushort *pixel;</text:p>
        </text:list-item>
        <text:list-item>
          <text:p text:style-name="P10"><text:s text:c="2"/><text:span text:style-name="T10">static</text:span> <text:span text:style-name="T10">const</text:span> <text:span text:style-name="T10">signed</text:span> <text:span text:style-name="T10">char</text:span> dir[8][2] =</text:p>
        </text:list-item>
        <text:list-item>
          <text:p text:style-name="P10"><text:s text:c="4"/>{ {-1,-1}, {-1,0}, {-1,1}, {0,1}, {1,1}, {1,0}, {1,-1}, {0,-1} };</text:p>
        </text:list-item>
        <text:list-item>
          <text:p text:style-name="P10"/>
        </text:list-item>
        <text:list-item>
          <text:p text:style-name="P10"><text:s text:c="2"/><text:span text:style-name="T3">if</text:span> (verbose) fprintf (stderr,_(<text:span text:style-name="T5">"Rebuilding highlights...\n"</text:span>));</text:p>
        </text:list-item>
        <text:list-item>
          <text:p text:style-name="P10"/>
        </text:list-item>
        <text:list-item>
          <text:p text:style-name="P10"><text:s text:c="2"/>grow = pow (2, 4-highlight);</text:p>
        </text:list-item>
        <text:list-item>
          <text:p text:style-name="P10"><text:s text:c="2"/>FORCC hsat[c] = 32000 * pre_mul[c];</text:p>
        </text:list-item>
        <text:list-item>
          <text:p text:style-name="P10"><text:s text:c="2"/><text:span text:style-name="T3">for</text:span> (kc=0, c=1; c &lt; colors; c++)</text:p>
        </text:list-item>
        <text:list-item>
          <text:p text:style-name="P10"><text:soft-page-break/><text:s text:c="4"/><text:span text:style-name="T3">if</text:span> (pre_mul[kc] &lt; pre_mul[c]) kc = c;</text:p>
        </text:list-item>
        <text:list-item>
          <text:p text:style-name="P10"><text:s text:c="2"/>high = height / SCALE;</text:p>
        </text:list-item>
        <text:list-item>
          <text:p text:style-name="P10"><text:s text:c="2"/>wide = <text:s/>width / SCALE;</text:p>
        </text:list-item>
        <text:list-item>
          <text:p text:style-name="P10"><text:s text:c="2"/>map = (<text:span text:style-name="T10">float</text:span> *) calloc (high, wide*<text:span text:style-name="T3">sizeof</text:span> *map);</text:p>
        </text:list-item>
        <text:list-item>
          <text:p text:style-name="P10"><text:s text:c="2"/>merror (map, <text:span text:style-name="T5">"recover_highlights()"</text:span>);</text:p>
        </text:list-item>
        <text:list-item>
          <text:p text:style-name="P10"><text:s text:c="2"/>FORCC <text:span text:style-name="T3">if</text:span> (c != kc) {</text:p>
        </text:list-item>
        <text:list-item>
          <text:p text:style-name="P10"><text:s text:c="4"/>memset (map, 0, high*wide*<text:span text:style-name="T3">sizeof</text:span> *map);</text:p>
        </text:list-item>
        <text:list-item>
          <text:p text:style-name="P10"><text:s text:c="4"/><text:span text:style-name="T3">for</text:span> (mrow=0; mrow &lt; high; mrow++)</text:p>
        </text:list-item>
        <text:list-item>
          <text:p text:style-name="P10"><text:s text:c="6"/><text:span text:style-name="T3">for</text:span> (mcol=0; mcol &lt; wide; mcol++) {</text:p>
        </text:list-item>
        <text:list-item>
          <text:p text:style-name="P10"><text:s text:c="8"/>sum = wgt = count = 0;</text:p>
        </text:list-item>
        <text:list-item>
          <text:p text:style-name="P10"><text:s text:c="8"/><text:span text:style-name="T3">for</text:span> (row = mrow*SCALE; row &lt; (mrow+1)*SCALE; row++)</text:p>
        </text:list-item>
        <text:list-item>
          <text:p text:style-name="P10"><text:s text:c="10"/><text:span text:style-name="T3">for</text:span> (col = mcol*SCALE; col &lt; (mcol+1)*SCALE; col++) {</text:p>
        </text:list-item>
        <text:list-item>
          <text:p text:style-name="P10"><text:s text:c="12"/>pixel = image[row*width+col];</text:p>
        </text:list-item>
        <text:list-item>
          <text:p text:style-name="P10"><text:s text:c="12"/><text:span text:style-name="T3">if</text:span> (pixel[c] / hsat[c] == 1 &amp;&amp; pixel[kc] &gt; 24000) {</text:p>
        </text:list-item>
        <text:list-item>
          <text:p text:style-name="P10"><text:s text:c="14"/>sum += pixel[c];</text:p>
        </text:list-item>
        <text:list-item>
          <text:p text:style-name="P10"><text:s text:c="14"/>wgt += pixel[kc];</text:p>
        </text:list-item>
        <text:list-item>
          <text:p text:style-name="P10"><text:s text:c="14"/>count++;</text:p>
        </text:list-item>
        <text:list-item>
          <text:p text:style-name="P10"><text:s text:c="12"/>}</text:p>
        </text:list-item>
        <text:list-item>
          <text:p text:style-name="P10"><text:s text:c="10"/>}</text:p>
        </text:list-item>
        <text:list-item>
          <text:p text:style-name="P10"><text:s text:c="8"/><text:span text:style-name="T3">if</text:span> (count == SCALE*SCALE)</text:p>
        </text:list-item>
        <text:list-item>
          <text:p text:style-name="P10"><text:s text:c="10"/>map[mrow*wide+mcol] = sum / wgt;</text:p>
        </text:list-item>
        <text:list-item>
          <text:p text:style-name="P10"><text:s text:c="6"/>}</text:p>
        </text:list-item>
        <text:list-item>
          <text:p text:style-name="P10"><text:s text:c="4"/><text:span text:style-name="T3">for</text:span> (spread = 32/grow; spread--; ) {</text:p>
        </text:list-item>
        <text:list-item>
          <text:p text:style-name="P10"><text:s text:c="6"/><text:span text:style-name="T3">for</text:span> (mrow=0; mrow &lt; high; mrow++)</text:p>
        </text:list-item>
        <text:list-item>
          <text:p text:style-name="P10"><text:s text:c="8"/><text:span text:style-name="T3">for</text:span> (mcol=0; mcol &lt; wide; mcol++) {</text:p>
        </text:list-item>
        <text:list-item>
          <text:p text:style-name="P10"><text:s text:c="10"/><text:span text:style-name="T3">if</text:span> (map[mrow*wide+mcol]) <text:span text:style-name="T3">continue</text:span>;</text:p>
        </text:list-item>
        <text:list-item>
          <text:p text:style-name="P10"><text:s text:c="10"/>sum = count = 0;</text:p>
        </text:list-item>
        <text:list-item>
          <text:p text:style-name="P10"><text:s text:c="10"/><text:span text:style-name="T3">for</text:span> (d=0; d &lt; 8; d++) {</text:p>
        </text:list-item>
        <text:list-item>
          <text:p text:style-name="P10"><text:s text:c="12"/>y = mrow + dir[d][0];</text:p>
        </text:list-item>
        <text:list-item>
          <text:p text:style-name="P10"><text:s text:c="12"/>x = mcol + dir[d][1];</text:p>
        </text:list-item>
        <text:list-item>
          <text:p text:style-name="P10"><text:s text:c="12"/><text:span text:style-name="T3">if</text:span> (y &lt; high &amp;&amp; x &lt; wide &amp;&amp; map[y*wide+x] &gt; 0) {</text:p>
        </text:list-item>
        <text:list-item>
          <text:p text:style-name="P10"><text:s text:c="14"/>sum <text:s/>+= (1 + (d &amp; 1)) * map[y*wide+x];</text:p>
        </text:list-item>
        <text:list-item>
          <text:p text:style-name="P10"><text:s text:c="14"/>count += 1 + (d &amp; 1);</text:p>
        </text:list-item>
        <text:list-item>
          <text:p text:style-name="P10"><text:s text:c="12"/>}</text:p>
        </text:list-item>
        <text:list-item>
          <text:p text:style-name="P10"><text:s text:c="10"/>}</text:p>
        </text:list-item>
        <text:list-item>
          <text:p text:style-name="P10"><text:s text:c="10"/><text:span text:style-name="T3">if</text:span> (count &gt; 3)</text:p>
        </text:list-item>
        <text:list-item>
          <text:p text:style-name="P10"><text:s text:c="12"/>map[mrow*wide+mcol] = - (sum+grow) / (count+grow);</text:p>
        </text:list-item>
        <text:list-item>
          <text:p text:style-name="P10"><text:s text:c="8"/>}</text:p>
        </text:list-item>
        <text:list-item>
          <text:p text:style-name="P10"><text:s text:c="6"/><text:span text:style-name="T3">for</text:span> (change=i=0; i &lt; high*wide; i++)</text:p>
        </text:list-item>
        <text:list-item>
          <text:p text:style-name="P10"><text:s text:c="8"/><text:span text:style-name="T3">if</text:span> (map[i] &lt; 0) {</text:p>
        </text:list-item>
        <text:list-item>
          <text:p text:style-name="P10"><text:s text:c="10"/>map[i] = -map[i];</text:p>
        </text:list-item>
        <text:list-item>
          <text:p text:style-name="P10"><text:s text:c="10"/>change = 1;</text:p>
        </text:list-item>
        <text:list-item>
          <text:p text:style-name="P10"><text:s text:c="8"/>}</text:p>
        </text:list-item>
        <text:list-item>
          <text:p text:style-name="P10"><text:s text:c="6"/><text:span text:style-name="T3">if</text:span> (!change) <text:span text:style-name="T3">break</text:span>;</text:p>
        </text:list-item>
        <text:list-item>
          <text:p text:style-name="P10"><text:s text:c="4"/>}</text:p>
        </text:list-item>
        <text:list-item>
          <text:p text:style-name="P10"><text:s text:c="4"/><text:span text:style-name="T3">for</text:span> (i=0; i &lt; high*wide; i++)</text:p>
        </text:list-item>
        <text:list-item>
          <text:p text:style-name="P10"><text:s text:c="6"/><text:span text:style-name="T3">if</text:span> (map[i] == 0) map[i] = 1;</text:p>
        </text:list-item>
        <text:list-item>
          <text:p text:style-name="P10"><text:s text:c="4"/><text:span text:style-name="T3">for</text:span> (mrow=0; mrow &lt; high; mrow++)</text:p>
        </text:list-item>
        <text:list-item>
          <text:p text:style-name="P10"><text:s text:c="6"/><text:span text:style-name="T3">for</text:span> (mcol=0; mcol &lt; wide; mcol++) {</text:p>
        </text:list-item>
        <text:list-item>
          <text:p text:style-name="P10"><text:s text:c="8"/><text:span text:style-name="T3">for</text:span> (row = mrow*SCALE; row &lt; (mrow+1)*SCALE; row++)</text:p>
        </text:list-item>
        <text:list-item>
          <text:p text:style-name="P10"><text:s text:c="10"/><text:span text:style-name="T3">for</text:span> (col = mcol*SCALE; col &lt; (mcol+1)*SCALE; col++) {</text:p>
        </text:list-item>
        <text:list-item>
          <text:p text:style-name="P10"><text:s text:c="12"/>pixel = image[row*width+col];</text:p>
        </text:list-item>
        <text:list-item>
          <text:p text:style-name="P10"><text:s text:c="12"/><text:span text:style-name="T3">if</text:span> (pixel[c] / hsat[c] &gt; 1) {</text:p>
        </text:list-item>
        <text:list-item>
          <text:p text:style-name="P10"><text:s text:c="14"/>val = pixel[kc] * map[mrow*wide+mcol];</text:p>
        </text:list-item>
        <text:list-item>
          <text:p text:style-name="P10"><text:s text:c="14"/><text:span text:style-name="T3">if</text:span> (pixel[c] &lt; val) pixel[c] = CLIP(val);</text:p>
        </text:list-item>
        <text:list-item>
          <text:p text:style-name="P10"><text:s text:c="12"/>}</text:p>
        </text:list-item>
        <text:list-item>
          <text:p text:style-name="P10"><text:s text:c="10"/>}</text:p>
        </text:list-item>
        <text:list-item>
          <text:p text:style-name="P10"><text:s text:c="6"/>}</text:p>
        </text:list-item>
        <text:list-item>
          <text:p text:style-name="P10"><text:s text:c="2"/>}</text:p>
        </text:list-item>
        <text:list-item>
          <text:p text:style-name="P10"><text:s text:c="2"/>free (map);</text:p>
        </text:list-item>
        <text:list-item>
          <text:p text:style-name="P10">}</text:p>
        </text:list-item>
        <text:list-item>
          <text:p text:style-name="P10">#<text:span text:style-name="T8">undef</text:span> <text:span text:style-name="T9">SCALE</text:span>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tiff_get</text:span> (<text:span text:style-name="T10">unsigned</text:span> base,</text:p>
        </text:list-item>
        <text:list-item>
          <text:p text:style-name="P10"><text:s text:c="8"/><text:span text:style-name="T10">unsigned</text:span> *tag, <text:span text:style-name="T10">unsigned</text:span> *type, <text:span text:style-name="T10">unsigned</text:span> *len, <text:span text:style-name="T10">unsigned</text:span> *save)</text:p>
        </text:list-item>
        <text:list-item>
          <text:p text:style-name="P10"><text:soft-page-break/>{</text:p>
        </text:list-item>
        <text:list-item>
          <text:p text:style-name="P10"><text:s text:c="2"/>*tag <text:s/>= get2();</text:p>
        </text:list-item>
        <text:list-item>
          <text:p text:style-name="P10"><text:s text:c="2"/>*type = get2();</text:p>
        </text:list-item>
        <text:list-item>
          <text:p text:style-name="P10"><text:s text:c="2"/>*len <text:s/>= get4();</text:p>
        </text:list-item>
        <text:list-item>
          <text:p text:style-name="P10"><text:s text:c="2"/>*save = ftell(ifp) + 4;</text:p>
        </text:list-item>
        <text:list-item>
          <text:p text:style-name="P10"><text:s text:c="2"/><text:span text:style-name="T3">if</text:span> (*len * (<text:span text:style-name="T5">"11124811248484"</text:span>[*type &lt; 14 ? *type:0]-<text:span text:style-name="T5">'0'</text:span>) &gt; 4)</text:p>
        </text:list-item>
        <text:list-item>
          <text:p text:style-name="P10"><text:s text:c="4"/>fseek (ifp, get4()+base, SEEK_SET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thumb_note</text:span> (<text:span text:style-name="T10">int</text:span> base, <text:span text:style-name="T10">unsigned</text:span> toff, <text:span text:style-name="T10">unsigned</text:span> tlen)</text:p>
        </text:list-item>
        <text:list-item>
          <text:p text:style-name="P10">{</text:p>
        </text:list-item>
        <text:list-item>
          <text:p text:style-name="P10"><text:s text:c="2"/><text:span text:style-name="T10">unsigned</text:span> entries, tag, type, len, save;</text:p>
        </text:list-item>
        <text:list-item>
          <text:p text:style-name="P10"/>
        </text:list-item>
        <text:list-item>
          <text:p text:style-name="P10"><text:s text:c="2"/>entries = get2()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tiff_get (base, &amp;tag, &amp;type, &amp;len, &amp;save);</text:p>
        </text:list-item>
        <text:list-item>
          <text:p text:style-name="P10"><text:s text:c="4"/><text:span text:style-name="T3">if</text:span> (tag == toff) thumb_offset = get4()+base;</text:p>
        </text:list-item>
        <text:list-item>
          <text:p text:style-name="P10"><text:s text:c="4"/><text:span text:style-name="T3">if</text:span> (tag == tlen) thumb_length = get4();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parse_tiff_ifd</text:span> (<text:span text:style-name="T10">int</text:span> base);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makernote</text:span> (<text:span text:style-name="T10">int</text:span> base, <text:span text:style-name="T10">int</text:span> uptag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uchar xlat[2][256] = {</text:p>
        </text:list-item>
        <text:list-item>
          <text:p text:style-name="P10"><text:s text:c="2"/>{ 0xc1,0xbf,0x6d,0x0d,0x59,0xc5,0x13,0x9d,0x83,0x61,0x6b,0x4f,0xc7,0x7f,0x3d,0x3d,</text:p>
        </text:list-item>
        <text:list-item>
          <text:p text:style-name="P10"><text:s text:c="4"/>0x53,0x59,0xe3,0xc7,0xe9,0x2f,0x95,0xa7,0x95,0x1f,0xdf,0x7f,0x2b,0x29,0xc7,0x0d,</text:p>
        </text:list-item>
        <text:list-item>
          <text:p text:style-name="P10"><text:s text:c="4"/>0xdf,0x07,0xef,0x71,0x89,0x3d,0x13,0x3d,0x3b,0x13,0xfb,0x0d,0x89,0xc1,0x65,0x1f,</text:p>
        </text:list-item>
        <text:list-item>
          <text:p text:style-name="P10"><text:s text:c="4"/>0xb3,0x0d,0x6b,0x29,0xe3,0xfb,0xef,0xa3,0x6b,0x47,0x7f,0x95,0x35,0xa7,0x47,0x4f,</text:p>
        </text:list-item>
        <text:list-item>
          <text:p text:style-name="P10"><text:s text:c="4"/>0xc7,0xf1,0x59,0x95,0x35,0x11,0x29,0x61,0xf1,0x3d,0xb3,0x2b,0x0d,0x43,0x89,0xc1,</text:p>
        </text:list-item>
        <text:list-item>
          <text:p text:style-name="P10"><text:s text:c="4"/>0x9d,0x9d,0x89,0x65,0xf1,0xe9,0xdf,0xbf,0x3d,0x7f,0x53,0x97,0xe5,0xe9,0x95,0x17,</text:p>
        </text:list-item>
        <text:list-item>
          <text:p text:style-name="P10"><text:s text:c="4"/>0x1d,0x3d,0x8b,0xfb,0xc7,0xe3,0x67,0xa7,0x07,0xf1,0x71,0xa7,0x53,0xb5,0x29,0x89,</text:p>
        </text:list-item>
        <text:list-item>
          <text:p text:style-name="P10"><text:s text:c="4"/>0xe5,0x2b,0xa7,0x17,0x29,0xe9,0x4f,0xc5,0x65,0x6d,0x6b,0xef,0x0d,0x89,0x49,0x2f,</text:p>
        </text:list-item>
        <text:list-item>
          <text:p text:style-name="P10"><text:s text:c="4"/>0xb3,0x43,0x53,0x65,0x1d,0x49,0xa3,0x13,0x89,0x59,0xef,0x6b,0xef,0x65,0x1d,0x0b,</text:p>
        </text:list-item>
        <text:list-item>
          <text:p text:style-name="P10"><text:s text:c="4"/>0x59,0x13,0xe3,0x4f,0x9d,0xb3,0x29,0x43,0x2b,0x07,0x1d,0x95,0x59,0x59,0x47,0xfb,</text:p>
        </text:list-item>
        <text:list-item>
          <text:p text:style-name="P10"><text:s text:c="4"/>0xe5,0xe9,0x61,0x47,0x2f,0x35,0x7f,0x17,0x7f,0xef,0x7f,0x95,0x95,0x71,0xd3,0xa3,</text:p>
        </text:list-item>
        <text:list-item>
          <text:p text:style-name="P10"><text:s text:c="4"/>0x0b,0x71,0xa3,0xad,0x0b,0x3b,0xb5,0xfb,0xa3,0xbf,0x4f,0x83,0x1d,0xad,0xe9,0x2f,</text:p>
        </text:list-item>
        <text:list-item>
          <text:p text:style-name="P10"><text:s text:c="4"/>0x71,0x65,0xa3,0xe5,0x07,0x35,0x3d,0x0d,0xb5,0xe9,0xe5,0x47,0x3b,0x9d,0xef,0x35,</text:p>
        </text:list-item>
        <text:list-item>
          <text:p text:style-name="P10"><text:s text:c="4"/>0xa3,0xbf,0xb3,0xdf,0x53,0xd3,0x97,0x53,0x49,0x71,0x07,0x35,0x61,0x71,0x2f,0x43,</text:p>
        </text:list-item>
        <text:list-item>
          <text:p text:style-name="P10"><text:s text:c="4"/>0x2f,0x11,0xdf,0x17,0x97,0xfb,0x95,0x3b,0x7f,0x6b,0xd3,0x25,0xbf,0xad,0xc7,0xc5,</text:p>
        </text:list-item>
        <text:list-item>
          <text:p text:style-name="P10"><text:s text:c="4"/>0xc5,0xb5,0x8b,0xef,0x2f,0xd3,0x07,0x6b,0x25,0x49,0x95,0x25,0x49,0x6d,0x71,0xc7 },</text:p>
        </text:list-item>
        <text:list-item>
          <text:p text:style-name="P10"><text:s text:c="2"/>{ 0xa7,0xbc,0xc9,0xad,0x91,0xdf,0x85,0xe5,0xd4,0x78,0xd5,0x17,0x46,0x7c,0x29,0x4c,</text:p>
        </text:list-item>
        <text:list-item>
          <text:p text:style-name="P10"><text:s text:c="4"/>0x4d,0x03,0xe9,0x25,0x68,0x11,0x86,0xb3,0xbd,0xf7,0x6f,0x61,0x22,0xa2,0x26,0x34,</text:p>
        </text:list-item>
        <text:list-item>
          <text:p text:style-name="P10"><text:s text:c="4"/>0x2a,0xbe,0x1e,0x46,0x14,0x68,0x9d,0x44,0x18,0xc2,0x40,0xf4,0x7e,0x5f,0x1b,0xad,</text:p>
        </text:list-item>
        <text:list-item>
          <text:p text:style-name="P10"><text:s text:c="4"/>0x0b,0x94,0xb6,0x67,0xb4,0x0b,0xe1,0xea,0x95,0x9c,0x66,0xdc,0xe7,0x5d,0x6c,0x05,</text:p>
        </text:list-item>
        <text:list-item>
          <text:p text:style-name="P10"><text:s text:c="4"/>0xda,0xd5,0xdf,0x7a,0xef,0xf6,0xdb,0x1f,0x82,0x4c,0xc0,0x68,0x47,0xa1,0xbd,0xee,</text:p>
        </text:list-item>
        <text:list-item>
          <text:p text:style-name="P10"><text:s text:c="4"/>0x39,0x50,0x56,0x4a,0xdd,0xdf,0xa5,0xf8,0xc6,0xda,0xca,0x90,0xca,0x01,0x42,0x9d,</text:p>
        </text:list-item>
        <text:list-item>
          <text:p text:style-name="P10"><text:s text:c="4"/>0x8b,0x0c,0x73,0x43,0x75,0x05,0x94,0xde,0x24,0xb3,0x80,0x34,0xe5,0x2c,0xdc,0x9b,</text:p>
        </text:list-item>
        <text:list-item>
          <text:p text:style-name="P10"><text:s text:c="4"/>0x3f,0xca,0x33,0x45,0xd0,0xdb,0x5f,0xf5,0x52,0xc3,0x21,0xda,0xe2,0x22,0x72,0x6b,</text:p>
        </text:list-item>
        <text:list-item>
          <text:p text:style-name="P10"><text:s text:c="4"/>0x3e,0xd0,0x5b,0xa8,0x87,0x8c,0x06,0x5d,0x0f,0xdd,0x09,0x19,0x93,0xd0,0xb9,0xfc,</text:p>
        </text:list-item>
        <text:list-item>
          <text:p text:style-name="P10"><text:s text:c="4"/>0x8b,0x0f,0x84,0x60,0x33,0x1c,0x9b,0x45,0xf1,0xf0,0xa3,0x94,0x3a,0x12,0x77,0x33,</text:p>
        </text:list-item>
        <text:list-item>
          <text:p text:style-name="P10"><text:s text:c="4"/>0x4d,0x44,0x78,0x28,0x3c,0x9e,0xfd,0x65,0x57,0x16,0x94,0x6b,0xfb,0x59,0xd0,0xc8,</text:p>
        </text:list-item>
        <text:list-item>
          <text:p text:style-name="P10"><text:s text:c="4"/>0x22,0x36,0xdb,0xd2,0x63,0x98,0x43,0xa1,0x04,0x87,0x86,0xf7,0xa6,0x26,0xbb,0xd6,</text:p>
        </text:list-item>
        <text:list-item>
          <text:p text:style-name="P10"><text:s text:c="4"/>0x59,0x4d,0xbf,0x6a,0x2e,0xaa,0x2b,0xef,0xe6,0x78,0xb6,0x4e,0xe0,0x2f,0xdc,0x7c,</text:p>
        </text:list-item>
        <text:list-item>
          <text:p text:style-name="P10"><text:s text:c="4"/>0xbe,0x57,0x19,0x32,0x7e,0x2a,0xd0,0xb8,0xba,0x29,0x00,0x3c,0x52,0x7d,0xa8,0x49,</text:p>
        </text:list-item>
        <text:list-item>
          <text:p text:style-name="P10"><text:s text:c="4"/>0x3b,0x2d,0xeb,0x25,0x49,0xfa,0xa3,0xaa,0x39,0xa7,0xc5,0xa7,0x50,0x11,0x36,0xfb,</text:p>
        </text:list-item>
        <text:list-item>
          <text:p text:style-name="P10"><text:s text:c="4"/>0xc6,0x67,0x4a,0xf5,0xa5,0x12,0x65,0x7e,0xb0,0xdf,0xaf,0x4e,0xb3,0x61,0x7f,0x2f } };</text:p>
        </text:list-item>
        <text:list-item>
          <text:p text:style-name="P10"><text:s text:c="2"/><text:span text:style-name="T10">unsigned</text:span> offset=0, entries, tag, type, len, save, c;</text:p>
        </text:list-item>
        <text:list-item>
          <text:p text:style-name="P10"><text:s text:c="2"/><text:span text:style-name="T10">unsigned</text:span> ver97=0, serial=0, i, wbi=0, wb[4]={0,0,0,0};</text:p>
        </text:list-item>
        <text:list-item>
          <text:p text:style-name="P10"><text:s text:c="2"/>uchar buf97[324], ci, cj, ck;</text:p>
        </text:list-item>
        <text:list-item>
          <text:p text:style-name="P10"><text:s text:c="2"/><text:span text:style-name="T10">short</text:span> morder, sorder=order;</text:p>
        </text:list-item>
        <text:list-item>
          <text:p text:style-name="P10"><text:s text:c="2"/><text:span text:style-name="T10">char</text:span> buf[10];</text:p>
        </text:list-item>
        <text:list-item>
          <text:p text:style-name="P11">/*</text:p>
        </text:list-item>
        <text:list-item>
          <text:p text:style-name="P12"><text:soft-page-break/><text:s text:c="3"/><text:span text:style-name="T7">The MakerNote might have its own TIFF header (possibly with</text:span></text:p>
        </text:list-item>
        <text:list-item>
          <text:p text:style-name="P12"><text:s text:c="3"/><text:span text:style-name="T7">its own byte-order!), or it might just be a table.</text:span></text:p>
        </text:list-item>
        <text:list-item>
          <text:p text:style-name="P12"><text:s/><text:span text:style-name="T7">*/</text:span></text:p>
        </text:list-item>
        <text:list-item>
          <text:p text:style-name="P10"><text:s text:c="2"/><text:span text:style-name="T3">if</text:span> (!strcmp(make,<text:span text:style-name="T5">"Nokia"</text:span>)) <text:span text:style-name="T3">return</text:span>;</text:p>
        </text:list-item>
        <text:list-item>
          <text:p text:style-name="P10"><text:s text:c="2"/>fread (buf, 1, 10, ifp);</text:p>
        </text:list-item>
        <text:list-item>
          <text:p text:style-name="P10"><text:s text:c="2"/><text:span text:style-name="T3">if</text:span> (!strncmp (buf,<text:span text:style-name="T5">"KDK"</text:span> ,3) || <text:s text:c="7"/><text:span text:style-name="T4">/* these aren't TIFF tables */</text:span></text:p>
        </text:list-item>
        <text:list-item>
          <text:p text:style-name="P10"><text:s text:c="6"/>!strncmp (buf,<text:span text:style-name="T5">"VER"</text:span> ,3) ||</text:p>
        </text:list-item>
        <text:list-item>
          <text:p text:style-name="P10"><text:s text:c="6"/>!strncmp (buf,<text:span text:style-name="T5">"IIII"</text:span>,4) ||</text:p>
        </text:list-item>
        <text:list-item>
          <text:p text:style-name="P10"><text:s text:c="6"/>!strncmp (buf,<text:span text:style-name="T5">"MMMM"</text:span>,4)) <text:span text:style-name="T3">return</text:span>;</text:p>
        </text:list-item>
        <text:list-item>
          <text:p text:style-name="P10"><text:s text:c="2"/><text:span text:style-name="T3">if</text:span> (!strncmp (buf,<text:span text:style-name="T5">"KC"</text:span> <text:s/>,2) || <text:s text:c="7"/><text:span text:style-name="T4">/* Konica KD-400Z, KD-510Z */</text:span></text:p>
        </text:list-item>
        <text:list-item>
          <text:p text:style-name="P10"><text:s text:c="6"/>!strncmp (buf,<text:span text:style-name="T5">"MLY"</text:span> ,3)) { <text:s text:c="7"/><text:span text:style-name="T4">/* Minolta DiMAGE G series */</text:span></text:p>
        </text:list-item>
        <text:list-item>
          <text:p text:style-name="P10"><text:s text:c="4"/>order = 0x4d4d;</text:p>
        </text:list-item>
        <text:list-item>
          <text:p text:style-name="P10"><text:s text:c="4"/><text:span text:style-name="T3">while</text:span> ((i=ftell(ifp)) &lt; data_offset &amp;&amp; i &lt; 16384) {</text:p>
        </text:list-item>
        <text:list-item>
          <text:p text:style-name="P10"><text:s text:c="6"/>wb[0] = wb[2]; <text:s/>wb[2] = wb[1]; <text:s/>wb[1] = wb[3];</text:p>
        </text:list-item>
        <text:list-item>
          <text:p text:style-name="P10"><text:s text:c="6"/>wb[3] = get2();</text:p>
        </text:list-item>
        <text:list-item>
          <text:p text:style-name="P10"><text:s text:c="6"/><text:span text:style-name="T3">if</text:span> (wb[1] == 256 &amp;&amp; wb[3] == 256 &amp;&amp;</text:p>
        </text:list-item>
        <text:list-item>
          <text:p text:style-name="P10"><text:s text:c="10"/>wb[0] &gt; 256 &amp;&amp; wb[0] &lt; 640 &amp;&amp; wb[2] &gt; 256 &amp;&amp; wb[2] &lt; 640)</text:p>
        </text:list-item>
        <text:list-item>
          <text:p text:style-name="P10"><text:s text:c="8"/>FORC4 cam_mul[c] = wb[c];</text:p>
        </text:list-item>
        <text:list-item>
          <text:p text:style-name="P10"><text:s text:c="4"/>}</text:p>
        </text:list-item>
        <text:list-item>
          <text:p text:style-name="P10"><text:s text:c="4"/><text:span text:style-name="T3">goto</text:span> <text:span text:style-name="T8">quit</text:span>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strcmp (buf,<text:span text:style-name="T5">"Nikon"</text:span>)) {</text:p>
        </text:list-item>
        <text:list-item>
          <text:p text:style-name="P10"><text:s text:c="4"/>base = ftell(ifp);</text:p>
        </text:list-item>
        <text:list-item>
          <text:p text:style-name="P10"><text:s text:c="4"/>order = get2();</text:p>
        </text:list-item>
        <text:list-item>
          <text:p text:style-name="P10"><text:s text:c="4"/><text:span text:style-name="T3">if</text:span> (get2() != 42) <text:span text:style-name="T3">goto</text:span> <text:span text:style-name="T8">quit</text:span>;</text:p>
        </text:list-item>
        <text:list-item>
          <text:p text:style-name="P10"><text:s text:c="4"/>offset = get4();</text:p>
        </text:list-item>
        <text:list-item>
          <text:p text:style-name="P10"><text:s text:c="4"/>fseek (ifp, offset-8, SEEK_CUR);</text:p>
        </text:list-item>
        <text:list-item>
          <text:p text:style-name="P10"><text:s text:c="2"/>} <text:span text:style-name="T3">else</text:span> <text:span text:style-name="T3">if</text:span> (!strcmp (buf,<text:span text:style-name="T5">"OLYMPUS"</text:span>) ||</text:p>
        </text:list-item>
        <text:list-item>
          <text:p text:style-name="P10"><text:s text:c="13"/>!strcmp (buf,<text:span text:style-name="T5">"PENTAX "</text:span>)) {</text:p>
        </text:list-item>
        <text:list-item>
          <text:p text:style-name="P10"><text:s text:c="4"/>base = ftell(ifp)-10;</text:p>
        </text:list-item>
        <text:list-item>
          <text:p text:style-name="P10"><text:s text:c="4"/>fseek (ifp, -2, SEEK_CUR);</text:p>
        </text:list-item>
        <text:list-item>
          <text:p text:style-name="P10"><text:s text:c="4"/>order = get2();</text:p>
        </text:list-item>
        <text:list-item>
          <text:p text:style-name="P10"><text:s text:c="4"/><text:span text:style-name="T3">if</text:span> (buf[0] == <text:span text:style-name="T5">'O'</text:span>) get2();</text:p>
        </text:list-item>
        <text:list-item>
          <text:p text:style-name="P10"><text:s text:c="2"/>} <text:span text:style-name="T3">else</text:span> <text:span text:style-name="T3">if</text:span> (!strncmp (buf,<text:span text:style-name="T5">"SONY"</text:span>,4) ||</text:p>
        </text:list-item>
        <text:list-item>
          <text:p text:style-name="P10"><text:s text:c="13"/>!strcmp <text:s/>(buf,<text:span text:style-name="T5">"Panasonic"</text:span>)) {</text:p>
        </text:list-item>
        <text:list-item>
          <text:p text:style-name="P10"><text:s text:c="4"/><text:span text:style-name="T3">goto</text:span> <text:span text:style-name="T8">nf</text:span>;</text:p>
        </text:list-item>
        <text:list-item>
          <text:p text:style-name="P10"><text:s text:c="2"/>} <text:span text:style-name="T3">else</text:span> <text:span text:style-name="T3">if</text:span> (!strncmp (buf,<text:span text:style-name="T5">"FUJIFILM"</text:span>,8)) {</text:p>
        </text:list-item>
        <text:list-item>
          <text:p text:style-name="P10"><text:s text:c="4"/>base = ftell(ifp)-10;</text:p>
        </text:list-item>
        <text:list-item>
          <text:p text:style-name="P10"><text:span text:style-name="T8">nf</text:span>: order = 0x4949;</text:p>
        </text:list-item>
        <text:list-item>
          <text:p text:style-name="P10"><text:s text:c="4"/>fseek (ifp, <text:s/>2, SEEK_CUR);</text:p>
        </text:list-item>
        <text:list-item>
          <text:p text:style-name="P10"><text:s text:c="2"/>} <text:span text:style-name="T3">else</text:span> <text:span text:style-name="T3">if</text:span> (!strcmp (buf,<text:span text:style-name="T5">"OLYMP"</text:span>) ||</text:p>
        </text:list-item>
        <text:list-item>
          <text:p text:style-name="P10"><text:s text:c="13"/>!strcmp (buf,<text:span text:style-name="T5">"LEICA"</text:span>) ||</text:p>
        </text:list-item>
        <text:list-item>
          <text:p text:style-name="P10"><text:s text:c="13"/>!strcmp (buf,<text:span text:style-name="T5">"Ricoh"</text:span>) ||</text:p>
        </text:list-item>
        <text:list-item>
          <text:p text:style-name="P10"><text:s text:c="13"/>!strcmp (buf,<text:span text:style-name="T5">"EPSON"</text:span>))</text:p>
        </text:list-item>
        <text:list-item>
          <text:p text:style-name="P10"><text:s text:c="4"/>fseek (ifp, -2, SEEK_CUR);</text:p>
        </text:list-item>
        <text:list-item>
          <text:p text:style-name="P10"><text:s text:c="2"/><text:span text:style-name="T3">else</text:span> <text:span text:style-name="T3">if</text:span> (!strcmp (buf,<text:span text:style-name="T5">"AOC"</text:span>) ||</text:p>
        </text:list-item>
        <text:list-item>
          <text:p text:style-name="P10"><text:s text:c="11"/>!strcmp (buf,<text:span text:style-name="T5">"QVC"</text:span>))</text:p>
        </text:list-item>
        <text:list-item>
          <text:p text:style-name="P10"><text:s text:c="4"/>fseek (ifp, -4, SEEK_CUR);</text:p>
        </text:list-item>
        <text:list-item>
          <text:p text:style-name="P10"><text:s text:c="2"/><text:span text:style-name="T3">else</text:span> {</text:p>
        </text:list-item>
        <text:list-item>
          <text:p text:style-name="P10"><text:s text:c="4"/>fseek (ifp, -10, SEEK_CUR);</text:p>
        </text:list-item>
        <text:list-item>
          <text:p text:style-name="P10"><text:s text:c="4"/><text:span text:style-name="T3">if</text:span> (!strncmp(make,<text:span text:style-name="T5">"SAMSUNG"</text:span>,7))</text:p>
        </text:list-item>
        <text:list-item>
          <text:p text:style-name="P10"><text:s text:c="6"/>base = ftell(ifp);</text:p>
        </text:list-item>
        <text:list-item>
          <text:p text:style-name="P10"><text:s text:c="2"/>}</text:p>
        </text:list-item>
        <text:list-item>
          <text:p text:style-name="P10"><text:s text:c="2"/>entries = get2();</text:p>
        </text:list-item>
        <text:list-item>
          <text:p text:style-name="P10"><text:s text:c="2"/><text:span text:style-name="T3">if</text:span> (entries &gt; 1000) <text:span text:style-name="T3">return</text:span>;</text:p>
        </text:list-item>
        <text:list-item>
          <text:p text:style-name="P10"><text:s text:c="2"/>morder = order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order = morder;</text:p>
        </text:list-item>
        <text:list-item>
          <text:p text:style-name="P10"><text:s text:c="4"/>tiff_get (base, &amp;tag, &amp;type, &amp;len, &amp;save);</text:p>
        </text:list-item>
        <text:list-item>
          <text:p text:style-name="P10"><text:s text:c="4"/>tag |= uptag &lt;&lt; 16;</text:p>
        </text:list-item>
        <text:list-item>
          <text:p text:style-name="P10"><text:s text:c="4"/><text:span text:style-name="T3">if</text:span> (tag == 2 &amp;&amp; strstr(make,<text:span text:style-name="T5">"NIKON"</text:span>) &amp;&amp; !iso_speed)</text:p>
        </text:list-item>
        <text:list-item>
          <text:p text:style-name="P10"><text:s text:c="6"/>iso_speed = (get2(),get2());</text:p>
        </text:list-item>
        <text:list-item>
          <text:p text:style-name="P10"><text:s text:c="4"/><text:span text:style-name="T3">if</text:span> (tag == 4 &amp;&amp; len &gt; 26 &amp;&amp; len &lt; 35) {</text:p>
        </text:list-item>
        <text:list-item>
          <text:p text:style-name="P10"><text:s text:c="6"/><text:span text:style-name="T3">if</text:span> ((i=(get4(),get2())) != 0x7fff &amp;&amp; !iso_speed)</text:p>
        </text:list-item>
        <text:list-item>
          <text:p text:style-name="P10"><text:s text:c="8"/>iso_speed = 50 * pow (2, i/32.0 - 4);</text:p>
        </text:list-item>
        <text:list-item>
          <text:p text:style-name="P10"><text:soft-page-break/><text:s text:c="6"/><text:span text:style-name="T3">if</text:span> ((i=(get2(),get2())) != 0x7fff &amp;&amp; !aperture)</text:p>
        </text:list-item>
        <text:list-item>
          <text:p text:style-name="P10"><text:s text:c="8"/>aperture = pow (2, i/64.0);</text:p>
        </text:list-item>
        <text:list-item>
          <text:p text:style-name="P10"><text:s text:c="6"/><text:span text:style-name="T3">if</text:span> ((i=get2()) != 0xffff &amp;&amp; !shutter)</text:p>
        </text:list-item>
        <text:list-item>
          <text:p text:style-name="P10"><text:s text:c="8"/>shutter = pow (2, (<text:span text:style-name="T10">short</text:span>) i/-32.0);</text:p>
        </text:list-item>
        <text:list-item>
          <text:p text:style-name="P10"><text:s text:c="6"/>wbi = (get2(),get2());</text:p>
        </text:list-item>
        <text:list-item>
          <text:p text:style-name="P10"><text:s text:c="6"/>shot_order = (get2(),get2()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tag == 4 || tag == 0x114) &amp;&amp; !strncmp(make,<text:span text:style-name="T5">"KONICA"</text:span>,6)) {</text:p>
        </text:list-item>
        <text:list-item>
          <text:p text:style-name="P10"><text:s text:c="6"/>fseek (ifp, tag == 4 ? 140:160, SEEK_CUR);</text:p>
        </text:list-item>
        <text:list-item>
          <text:p text:style-name="P10"><text:s text:c="6"/><text:span text:style-name="T3">switch</text:span> (get2()) {</text:p>
        </text:list-item>
        <text:list-item>
          <text:p text:style-name="P10"><text:s text:c="8"/><text:span text:style-name="T3">case</text:span> <text:span text:style-name="T8">72</text:span>: <text:s/>flip = 0; <text:s/><text:span text:style-name="T3">break</text:span>;</text:p>
        </text:list-item>
        <text:list-item>
          <text:p text:style-name="P10"><text:s text:c="8"/><text:span text:style-name="T3">case</text:span> <text:span text:style-name="T8">76</text:span>: <text:s/>flip = 6; <text:s/><text:span text:style-name="T3">break</text:span>;</text:p>
        </text:list-item>
        <text:list-item>
          <text:p text:style-name="P10"><text:s text:c="8"/><text:span text:style-name="T3">case</text:span> <text:span text:style-name="T8">82</text:span>: <text:s/>flip = 5; <text:s/><text:span text:style-name="T3">break</text:span>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7 &amp;&amp; type == 2 &amp;&amp; len &gt; 20)</text:p>
        </text:list-item>
        <text:list-item>
          <text:p text:style-name="P10"><text:s text:c="6"/>fgets (model2, 64, ifp);</text:p>
        </text:list-item>
        <text:list-item>
          <text:p text:style-name="P10"><text:s text:c="4"/><text:span text:style-name="T3">if</text:span> (tag == 8 &amp;&amp; type == 4)</text:p>
        </text:list-item>
        <text:list-item>
          <text:p text:style-name="P10"><text:s text:c="6"/>shot_order = get4();</text:p>
        </text:list-item>
        <text:list-item>
          <text:p text:style-name="P10"><text:s text:c="4"/><text:span text:style-name="T3">if</text:span> (tag == 9 &amp;&amp; !strcmp(make,<text:span text:style-name="T5">"Canon"</text:span>))</text:p>
        </text:list-item>
        <text:list-item>
          <text:p text:style-name="P10"><text:s text:c="6"/>fread (artist, 64, 1, ifp);</text:p>
        </text:list-item>
        <text:list-item>
          <text:p text:style-name="P10"><text:s text:c="4"/><text:span text:style-name="T3">if</text:span> (tag == 0xc &amp;&amp; len == 4)</text:p>
        </text:list-item>
        <text:list-item>
          <text:p text:style-name="P10"><text:s text:c="6"/>FORC3 cam_mul[(c &lt;&lt; 1 | c &gt;&gt; 1) &amp; 3] = getreal(type);</text:p>
        </text:list-item>
        <text:list-item>
          <text:p text:style-name="P10"><text:s text:c="4"/><text:span text:style-name="T3">if</text:span> (tag == 0xd &amp;&amp; type == 7 &amp;&amp; get2() == 0xaaaa) {</text:p>
        </text:list-item>
        <text:list-item>
          <text:p text:style-name="P10"><text:s text:c="6"/><text:span text:style-name="T3">for</text:span> (c=i=2; (ushort) c != 0xbbbb &amp;&amp; i &lt; len; i++)</text:p>
        </text:list-item>
        <text:list-item>
          <text:p text:style-name="P10"><text:s text:c="8"/>c = c &lt;&lt; 8 | fgetc(ifp);</text:p>
        </text:list-item>
        <text:list-item>
          <text:p text:style-name="P10"><text:s text:c="6"/><text:span text:style-name="T3">while</text:span> ((i+=4) &lt; len-5)</text:p>
        </text:list-item>
        <text:list-item>
          <text:p text:style-name="P10"><text:s text:c="8"/><text:span text:style-name="T3">if</text:span> (get4() == 257 &amp;&amp; (i=len) &amp;&amp; (c = (get4(),fgetc(ifp))) &lt; 3)</text:p>
        </text:list-item>
        <text:list-item>
          <text:p text:style-name="P10"><text:s text:c="10"/>flip = <text:span text:style-name="T5">"065"</text:span>[c]-<text:span text:style-name="T5">'0'</text:span>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10 &amp;&amp; type == 4)</text:p>
        </text:list-item>
        <text:list-item>
          <text:p text:style-name="P10"><text:s text:c="6"/>unique_id = get4();</text:p>
        </text:list-item>
        <text:list-item>
          <text:p text:style-name="P10"><text:s text:c="4"/><text:span text:style-name="T3">if</text:span> (tag == 0x11 &amp;&amp; is_raw &amp;&amp; !strncmp(make,<text:span text:style-name="T5">"NIKON"</text:span>,5)) {</text:p>
        </text:list-item>
        <text:list-item>
          <text:p text:style-name="P10"><text:s text:c="6"/>fseek (ifp, get4()+base, SEEK_SET);</text:p>
        </text:list-item>
        <text:list-item>
          <text:p text:style-name="P10"><text:s text:c="6"/>parse_tiff_ifd (base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14 &amp;&amp; type == 7) {</text:p>
        </text:list-item>
        <text:list-item>
          <text:p text:style-name="P10"><text:s text:c="6"/><text:span text:style-name="T3">if</text:span> (len == 2560) {</text:p>
        </text:list-item>
        <text:list-item>
          <text:p text:style-name="P10"><text:s text:c="8"/>fseek (ifp, 1248, SEEK_CUR);</text:p>
        </text:list-item>
        <text:list-item>
          <text:p text:style-name="P10"><text:s text:c="8"/><text:span text:style-name="T3">goto</text:span> <text:span text:style-name="T8">get2_256</text:span>;</text:p>
        </text:list-item>
        <text:list-item>
          <text:p text:style-name="P10"><text:s text:c="6"/>}</text:p>
        </text:list-item>
        <text:list-item>
          <text:p text:style-name="P10"><text:s text:c="6"/>fread (buf, 1, 10, ifp);</text:p>
        </text:list-item>
        <text:list-item>
          <text:p text:style-name="P10"><text:s text:c="6"/><text:span text:style-name="T3">if</text:span> (!strncmp(buf,<text:span text:style-name="T5">"NRW "</text:span>,4)) {</text:p>
        </text:list-item>
        <text:list-item>
          <text:p text:style-name="P10"><text:s text:c="8"/>fseek (ifp, strcmp(buf+4,<text:span text:style-name="T5">"0100"</text:span>) ? 46:1546, SEEK_CUR);</text:p>
        </text:list-item>
        <text:list-item>
          <text:p text:style-name="P10"><text:s text:c="8"/>cam_mul[0] = get4() &lt;&lt; 2;</text:p>
        </text:list-item>
        <text:list-item>
          <text:p text:style-name="P10"><text:s text:c="8"/>cam_mul[1] = get4() + get4();</text:p>
        </text:list-item>
        <text:list-item>
          <text:p text:style-name="P10"><text:s text:c="8"/>cam_mul[2] = get4() &lt;&lt; 2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15 &amp;&amp; type == 2 &amp;&amp; is_raw)</text:p>
        </text:list-item>
        <text:list-item>
          <text:p text:style-name="P10"><text:s text:c="6"/>fread (model, 64, 1, ifp);</text:p>
        </text:list-item>
        <text:list-item>
          <text:p text:style-name="P10"><text:s text:c="4"/><text:span text:style-name="T3">if</text:span> (strstr(make,<text:span text:style-name="T5">"PENTAX"</text:span>)) {</text:p>
        </text:list-item>
        <text:list-item>
          <text:p text:style-name="P10"><text:s text:c="6"/><text:span text:style-name="T3">if</text:span> (tag == 0x1b) tag = 0x1018;</text:p>
        </text:list-item>
        <text:list-item>
          <text:p text:style-name="P10"><text:s text:c="6"/><text:span text:style-name="T3">if</text:span> (tag == 0x1c) tag = 0x1017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1d)</text:p>
        </text:list-item>
        <text:list-item>
          <text:p text:style-name="P10"><text:s text:c="6"/><text:span text:style-name="T3">while</text:span> ((c = fgetc(ifp)) &amp;&amp; c != EOF)</text:p>
        </text:list-item>
        <text:list-item>
          <text:p text:style-name="P10"><text:s text:c="8"/>serial = serial*10 + (isdigit(c) ? c - <text:span text:style-name="T5">'0'</text:span> : c % 10);</text:p>
        </text:list-item>
        <text:list-item>
          <text:p text:style-name="P10"><text:s text:c="4"/><text:span text:style-name="T3">if</text:span> (tag == 0x29 &amp;&amp; type == 1) {</text:p>
        </text:list-item>
        <text:list-item>
          <text:p text:style-name="P10"><text:s text:c="6"/>c = wbi &lt; 18 ? <text:span text:style-name="T5">"012347800000005896"</text:span>[wbi]-<text:span text:style-name="T5">'0'</text:span> : 0;</text:p>
        </text:list-item>
        <text:list-item>
          <text:p text:style-name="P10"><text:s text:c="6"/>fseek (ifp, 8 + c*32, SEEK_CUR);</text:p>
        </text:list-item>
        <text:list-item>
          <text:p text:style-name="P10"><text:s text:c="6"/>FORC4 cam_mul[c ^ (c &gt;&gt; 1) ^ 1] = get4(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3d &amp;&amp; type == 3 &amp;&amp; len == 4)</text:p>
        </text:list-item>
        <text:list-item>
          <text:p text:style-name="P10"><text:s text:c="6"/>FORC4 cblack[c ^ c &gt;&gt; 1] = get2() &gt;&gt; (14-tiff_bps);</text:p>
        </text:list-item>
        <text:list-item>
          <text:p text:style-name="P10"><text:soft-page-break/><text:s text:c="4"/><text:span text:style-name="T3">if</text:span> (tag == 0x81 &amp;&amp; type == 4) {</text:p>
        </text:list-item>
        <text:list-item>
          <text:p text:style-name="P10"><text:s text:c="6"/>data_offset = get4();</text:p>
        </text:list-item>
        <text:list-item>
          <text:p text:style-name="P10"><text:s text:c="6"/>fseek (ifp, data_offset + 41, SEEK_SET);</text:p>
        </text:list-item>
        <text:list-item>
          <text:p text:style-name="P10"><text:s text:c="6"/>raw_height = get2() * 2;</text:p>
        </text:list-item>
        <text:list-item>
          <text:p text:style-name="P10"><text:s text:c="6"/>raw_width <text:s/>= get2();</text:p>
        </text:list-item>
        <text:list-item>
          <text:p text:style-name="P10"><text:s text:c="6"/>filters = 0x61616161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tag == 0x81 <text:s/>&amp;&amp; type == 7) ||</text:p>
        </text:list-item>
        <text:list-item>
          <text:p text:style-name="P10"><text:s text:c="8"/>(tag == 0x100 &amp;&amp; type == 7) ||</text:p>
        </text:list-item>
        <text:list-item>
          <text:p text:style-name="P10"><text:s text:c="8"/>(tag == 0x280 &amp;&amp; type == 1)) {</text:p>
        </text:list-item>
        <text:list-item>
          <text:p text:style-name="P10"><text:s text:c="6"/>thumb_offset = ftell(ifp);</text:p>
        </text:list-item>
        <text:list-item>
          <text:p text:style-name="P10"><text:s text:c="6"/>thumb_length = len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88 &amp;&amp; type == 4 &amp;&amp; (thumb_offset = get4()))</text:p>
        </text:list-item>
        <text:list-item>
          <text:p text:style-name="P10"><text:s text:c="6"/>thumb_offset += base;</text:p>
        </text:list-item>
        <text:list-item>
          <text:p text:style-name="P10"><text:s text:c="4"/><text:span text:style-name="T3">if</text:span> (tag == 0x89 &amp;&amp; type == 4)</text:p>
        </text:list-item>
        <text:list-item>
          <text:p text:style-name="P10"><text:s text:c="6"/>thumb_length = get4();</text:p>
        </text:list-item>
        <text:list-item>
          <text:p text:style-name="P10"><text:s text:c="4"/><text:span text:style-name="T3">if</text:span> (tag == 0x8c || tag == 0x96)</text:p>
        </text:list-item>
        <text:list-item>
          <text:p text:style-name="P10"><text:s text:c="6"/>meta_offset = ftell(ifp);</text:p>
        </text:list-item>
        <text:list-item>
          <text:p text:style-name="P10"><text:s text:c="4"/><text:span text:style-name="T3">if</text:span> (tag == 0x97) {</text:p>
        </text:list-item>
        <text:list-item>
          <text:p text:style-name="P10"><text:s text:c="6"/><text:span text:style-name="T3">for</text:span> (i=0; i &lt; 4; i++)</text:p>
        </text:list-item>
        <text:list-item>
          <text:p text:style-name="P10"><text:s text:c="8"/>ver97 = ver97 * 10 + fgetc(ifp)-<text:span text:style-name="T5">'0'</text:span>;</text:p>
        </text:list-item>
        <text:list-item>
          <text:p text:style-name="P10"><text:s text:c="6"/><text:span text:style-name="T3">switch</text:span> (ver97) {</text:p>
        </text:list-item>
        <text:list-item>
          <text:p text:style-name="P10"><text:s text:c="8"/><text:span text:style-name="T3">case</text:span> <text:span text:style-name="T8">100</text:span>:</text:p>
        </text:list-item>
        <text:list-item>
          <text:p text:style-name="P10"><text:s text:c="10"/>fseek (ifp, 68, SEEK_CUR);</text:p>
        </text:list-item>
        <text:list-item>
          <text:p text:style-name="P10"><text:s text:c="10"/>FORC4 cam_mul[(c &gt;&gt; 1) | ((c &amp; 1) &lt;&lt; 1)] = get2();</text:p>
        </text:list-item>
        <text:list-item>
          <text:p text:style-name="P10"><text:s text:c="10"/><text:span text:style-name="T3">break</text:span>;</text:p>
        </text:list-item>
        <text:list-item>
          <text:p text:style-name="P10"><text:s text:c="8"/><text:span text:style-name="T3">case</text:span> <text:span text:style-name="T8">102</text:span>:</text:p>
        </text:list-item>
        <text:list-item>
          <text:p text:style-name="P10"><text:s text:c="10"/>fseek (ifp, 6, SEEK_CUR);</text:p>
        </text:list-item>
        <text:list-item>
          <text:p text:style-name="P10"><text:s text:c="10"/>FORC4 cam_mul[c ^ (c &gt;&gt; 1)] = get2();</text:p>
        </text:list-item>
        <text:list-item>
          <text:p text:style-name="P10"><text:s text:c="10"/><text:span text:style-name="T3">break</text:span>;</text:p>
        </text:list-item>
        <text:list-item>
          <text:p text:style-name="P10"><text:s text:c="8"/><text:span text:style-name="T3">case</text:span> <text:span text:style-name="T8">103</text:span>:</text:p>
        </text:list-item>
        <text:list-item>
          <text:p text:style-name="P10"><text:s text:c="10"/>fseek (ifp, 16, SEEK_CUR);</text:p>
        </text:list-item>
        <text:list-item>
          <text:p text:style-name="P10"><text:s text:c="10"/>FORC4 cam_mul[c] = get2()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ver97 &gt;= 200) {</text:p>
        </text:list-item>
        <text:list-item>
          <text:p text:style-name="P10"><text:s text:c="8"/><text:span text:style-name="T3">if</text:span> (ver97 != 205) fseek (ifp, 280, SEEK_CUR);</text:p>
        </text:list-item>
        <text:list-item>
          <text:p text:style-name="P10"><text:s text:c="8"/>fread (buf97, 324, 1, ifp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a1 &amp;&amp; type == 7) {</text:p>
        </text:list-item>
        <text:list-item>
          <text:p text:style-name="P10"><text:s text:c="6"/>order = 0x4949;</text:p>
        </text:list-item>
        <text:list-item>
          <text:p text:style-name="P10"><text:s text:c="6"/>fseek (ifp, 140, SEEK_CUR);</text:p>
        </text:list-item>
        <text:list-item>
          <text:p text:style-name="P10"><text:s text:c="6"/>FORC3 cam_mul[c] = get4(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a4 &amp;&amp; type == 3) {</text:p>
        </text:list-item>
        <text:list-item>
          <text:p text:style-name="P10"><text:s text:c="6"/>fseek (ifp, wbi*48, SEEK_CUR);</text:p>
        </text:list-item>
        <text:list-item>
          <text:p text:style-name="P10"><text:s text:c="6"/>FORC3 cam_mul[c] = get2(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a7 &amp;&amp; (<text:span text:style-name="T10">unsigned</text:span>) (ver97-200) &lt; 17) {</text:p>
        </text:list-item>
        <text:list-item>
          <text:p text:style-name="P10"><text:s text:c="6"/>ci = xlat[0][serial &amp; 0xff];</text:p>
        </text:list-item>
        <text:list-item>
          <text:p text:style-name="P10"><text:s text:c="6"/>cj = xlat[1][fgetc(ifp)^fgetc(ifp)^fgetc(ifp)^fgetc(ifp)];</text:p>
        </text:list-item>
        <text:list-item>
          <text:p text:style-name="P10"><text:s text:c="6"/>ck = 0x60;</text:p>
        </text:list-item>
        <text:list-item>
          <text:p text:style-name="P10"><text:s text:c="6"/><text:span text:style-name="T3">for</text:span> (i=0; i &lt; 324; i++)</text:p>
        </text:list-item>
        <text:list-item>
          <text:p text:style-name="P10"><text:s text:c="8"/>buf97[i] ^= (cj += ci * ck++);</text:p>
        </text:list-item>
        <text:list-item>
          <text:p text:style-name="P10"><text:s text:c="6"/>i = <text:span text:style-name="T5">"66666&gt;666;6A;:;55"</text:span>[ver97-200] - <text:span text:style-name="T5">'0'</text:span>;</text:p>
        </text:list-item>
        <text:list-item>
          <text:p text:style-name="P10"><text:s text:c="6"/>FORC4 cam_mul[c ^ (c &gt;&gt; 1) ^ (i &amp; 1)] =</text:p>
        </text:list-item>
        <text:list-item>
          <text:p text:style-name="P10"><text:s text:c="8"/>sget2 (buf97 + (i &amp; -2) + c*2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200 &amp;&amp; len == 3)</text:p>
        </text:list-item>
        <text:list-item>
          <text:p text:style-name="P10"><text:s text:c="6"/>shot_order = (get4(),get4());</text:p>
        </text:list-item>
        <text:list-item>
          <text:p text:style-name="P10"><text:s text:c="4"/><text:span text:style-name="T3">if</text:span> (tag == 0x200 &amp;&amp; len == 4)</text:p>
        </text:list-item>
        <text:list-item>
          <text:p text:style-name="P10"><text:s text:c="6"/>FORC4 cblack[c ^ c &gt;&gt; 1] = get2();</text:p>
        </text:list-item>
        <text:list-item>
          <text:p text:style-name="P10"><text:s text:c="4"/><text:span text:style-name="T3">if</text:span> (tag == 0x201 &amp;&amp; len == 4)</text:p>
        </text:list-item>
        <text:list-item>
          <text:p text:style-name="P10"><text:s text:c="6"/>FORC4 cam_mul[c ^ (c &gt;&gt; 1)] = get2();</text:p>
        </text:list-item>
        <text:list-item>
          <text:p text:style-name="P10"><text:soft-page-break/><text:s text:c="4"/><text:span text:style-name="T3">if</text:span> (tag == 0x220 &amp;&amp; type == 7)</text:p>
        </text:list-item>
        <text:list-item>
          <text:p text:style-name="P10"><text:s text:c="6"/>meta_offset = ftell(ifp);</text:p>
        </text:list-item>
        <text:list-item>
          <text:p text:style-name="P10"><text:s text:c="4"/><text:span text:style-name="T3">if</text:span> (tag == 0x401 &amp;&amp; type == 4 &amp;&amp; len == 4)</text:p>
        </text:list-item>
        <text:list-item>
          <text:p text:style-name="P10"><text:s text:c="6"/>FORC4 cblack[c ^ c &gt;&gt; 1] = get4();</text:p>
        </text:list-item>
        <text:list-item>
          <text:p text:style-name="P10"><text:s text:c="4"/><text:span text:style-name="T3">if</text:span> (tag == 0xe01) { <text:s text:c="8"/><text:span text:style-name="T4">/* Nikon Capture Note */</text:span></text:p>
        </text:list-item>
        <text:list-item>
          <text:p text:style-name="P10"><text:s text:c="6"/>order = 0x4949;</text:p>
        </text:list-item>
        <text:list-item>
          <text:p text:style-name="P10"><text:s text:c="6"/>fseek (ifp, 22, SEEK_CUR);</text:p>
        </text:list-item>
        <text:list-item>
          <text:p text:style-name="P10"><text:s text:c="6"/><text:span text:style-name="T3">for</text:span> (offset=22; offset+22 &lt; len; offset += 22+i) {</text:p>
        </text:list-item>
        <text:list-item>
          <text:p text:style-name="P10"><text:s text:c="8"/>tag = get4();</text:p>
        </text:list-item>
        <text:list-item>
          <text:p text:style-name="P10"><text:s text:c="8"/>fseek (ifp, 14, SEEK_CUR);</text:p>
        </text:list-item>
        <text:list-item>
          <text:p text:style-name="P10"><text:s text:c="8"/>i = get4()-4;</text:p>
        </text:list-item>
        <text:list-item>
          <text:p text:style-name="P10"><text:s text:c="8"/><text:span text:style-name="T3">if</text:span> (tag == 0x76a43207) flip = get2();</text:p>
        </text:list-item>
        <text:list-item>
          <text:p text:style-name="P10"><text:s text:c="8"/><text:span text:style-name="T3">else</text:span> fseek (ifp, i, SEEK_CUR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e80 &amp;&amp; len == 256 &amp;&amp; type == 7) {</text:p>
        </text:list-item>
        <text:list-item>
          <text:p text:style-name="P10"><text:s text:c="6"/>fseek (ifp, 48, SEEK_CUR);</text:p>
        </text:list-item>
        <text:list-item>
          <text:p text:style-name="P10"><text:s text:c="6"/>cam_mul[0] = get2() * 508 * 1.078 / 0x10000;</text:p>
        </text:list-item>
        <text:list-item>
          <text:p text:style-name="P10"><text:s text:c="6"/>cam_mul[2] = get2() * 382 * 1.173 / 0x10000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f00 &amp;&amp; type == 7) {</text:p>
        </text:list-item>
        <text:list-item>
          <text:p text:style-name="P10"><text:s text:c="6"/><text:span text:style-name="T3">if</text:span> (len == 614)</text:p>
        </text:list-item>
        <text:list-item>
          <text:p text:style-name="P10"><text:s text:c="8"/>fseek (ifp, 176, SEEK_CUR);</text:p>
        </text:list-item>
        <text:list-item>
          <text:p text:style-name="P10"><text:s text:c="6"/><text:span text:style-name="T3">else</text:span> <text:span text:style-name="T3">if</text:span> (len == 734 || len == 1502)</text:p>
        </text:list-item>
        <text:list-item>
          <text:p text:style-name="P10"><text:s text:c="8"/>fseek (ifp, 148, SEEK_CUR);</text:p>
        </text:list-item>
        <text:list-item>
          <text:p text:style-name="P10"><text:s text:c="6"/><text:span text:style-name="T3">else</text:span> <text:span text:style-name="T3">goto</text:span> <text:span text:style-name="T8">next</text:span>;</text:p>
        </text:list-item>
        <text:list-item>
          <text:p text:style-name="P10"><text:s text:c="6"/><text:span text:style-name="T3">goto</text:span> <text:span text:style-name="T8">get2_256</text:span>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tag == 0x1011 &amp;&amp; len == 9) || tag == 0x20400200)</text:p>
        </text:list-item>
        <text:list-item>
          <text:p text:style-name="P10"><text:s text:c="6"/><text:span text:style-name="T3">for</text:span> (i=0; i &lt; 3; i++)</text:p>
        </text:list-item>
        <text:list-item>
          <text:p text:style-name="P10"><text:s text:c="8"/>FORC3 cmatrix[i][c] = ((<text:span text:style-name="T10">short</text:span>) get2()) / 256.0;</text:p>
        </text:list-item>
        <text:list-item>
          <text:p text:style-name="P10"><text:s text:c="4"/><text:span text:style-name="T3">if</text:span> ((tag == 0x1012 || tag == 0x20400600) &amp;&amp; len == 4)</text:p>
        </text:list-item>
        <text:list-item>
          <text:p text:style-name="P10"><text:s text:c="6"/>FORC4 cblack[c ^ c &gt;&gt; 1] = get2();</text:p>
        </text:list-item>
        <text:list-item>
          <text:p text:style-name="P10"><text:s text:c="4"/><text:span text:style-name="T3">if</text:span> (tag == 0x1017 || tag == 0x20400100)</text:p>
        </text:list-item>
        <text:list-item>
          <text:p text:style-name="P10"><text:s text:c="6"/>cam_mul[0] = get2() / 256.0;</text:p>
        </text:list-item>
        <text:list-item>
          <text:p text:style-name="P10"><text:s text:c="4"/><text:span text:style-name="T3">if</text:span> (tag == 0x1018 || tag == 0x20400100)</text:p>
        </text:list-item>
        <text:list-item>
          <text:p text:style-name="P10"><text:s text:c="6"/>cam_mul[2] = get2() / 256.0;</text:p>
        </text:list-item>
        <text:list-item>
          <text:p text:style-name="P10"><text:s text:c="4"/><text:span text:style-name="T3">if</text:span> (tag == 0x2011 &amp;&amp; len == 2) {</text:p>
        </text:list-item>
        <text:list-item>
          <text:p text:style-name="P10"><text:span text:style-name="T8">get2_256</text:span>:</text:p>
        </text:list-item>
        <text:list-item>
          <text:p text:style-name="P10"><text:s text:c="6"/>order = 0x4d4d;</text:p>
        </text:list-item>
        <text:list-item>
          <text:p text:style-name="P10"><text:s text:c="6"/>cam_mul[0] = get2() / 256.0;</text:p>
        </text:list-item>
        <text:list-item>
          <text:p text:style-name="P10"><text:s text:c="6"/>cam_mul[2] = get2() / 256.0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tag | 0x70) == 0x2070 &amp;&amp; (type == 4 || type == 13))</text:p>
        </text:list-item>
        <text:list-item>
          <text:p text:style-name="P10"><text:s text:c="6"/>fseek (ifp, get4()+base, SEEK_SET);</text:p>
        </text:list-item>
        <text:list-item>
          <text:p text:style-name="P10"><text:s text:c="4"/><text:span text:style-name="T3">if</text:span> (tag == 0x2020 &amp;&amp; !strncmp(buf,<text:span text:style-name="T5">"OLYMP"</text:span>,5))</text:p>
        </text:list-item>
        <text:list-item>
          <text:p text:style-name="P10"><text:s text:c="6"/>parse_thumb_note (base, 257, 258);</text:p>
        </text:list-item>
        <text:list-item>
          <text:p text:style-name="P10"><text:s text:c="4"/><text:span text:style-name="T3">if</text:span> (tag == 0x2040)</text:p>
        </text:list-item>
        <text:list-item>
          <text:p text:style-name="P10"><text:s text:c="6"/>parse_makernote (base, 0x2040);</text:p>
        </text:list-item>
        <text:list-item>
          <text:p text:style-name="P10"><text:s text:c="4"/><text:span text:style-name="T3">if</text:span> (tag == 0xb028) {</text:p>
        </text:list-item>
        <text:list-item>
          <text:p text:style-name="P10"><text:s text:c="6"/>fseek (ifp, get4()+base, SEEK_SET);</text:p>
        </text:list-item>
        <text:list-item>
          <text:p text:style-name="P10"><text:s text:c="6"/>parse_thumb_note (base, 136, 137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4001 &amp;&amp; len &gt; 500) {</text:p>
        </text:list-item>
        <text:list-item>
          <text:p text:style-name="P10"><text:s text:c="6"/>i = len == 582 ? 50 : len == 653 ? 68 : len == 5120 ? 142 : 126;</text:p>
        </text:list-item>
        <text:list-item>
          <text:p text:style-name="P10"><text:s text:c="6"/>fseek (ifp, i, SEEK_CUR);</text:p>
        </text:list-item>
        <text:list-item>
          <text:p text:style-name="P10"><text:s text:c="6"/>FORC4 cam_mul[c ^ (c &gt;&gt; 1)] = get2();</text:p>
        </text:list-item>
        <text:list-item>
          <text:p text:style-name="P10"><text:s text:c="6"/><text:span text:style-name="T3">for</text:span> (i+=18; i &lt;= len; i+=10) {</text:p>
        </text:list-item>
        <text:list-item>
          <text:p text:style-name="P10"><text:s text:c="8"/>get2();</text:p>
        </text:list-item>
        <text:list-item>
          <text:p text:style-name="P10"><text:s text:c="8"/>FORC4 sraw_mul[c ^ (c &gt;&gt; 1)] = get2();</text:p>
        </text:list-item>
        <text:list-item>
          <text:p text:style-name="P10"><text:s text:c="8"/><text:span text:style-name="T3">if</text:span> (sraw_mul[1] == 1170) <text:span text:style-name="T3">break</text:span>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0x4021 &amp;&amp; get4() &amp;&amp; get4())</text:p>
        </text:list-item>
        <text:list-item>
          <text:p text:style-name="P10"><text:s text:c="6"/>FORC4 cam_mul[c] = 1024;</text:p>
        </text:list-item>
        <text:list-item>
          <text:p text:style-name="P10"><text:soft-page-break/><text:s text:c="4"/><text:span text:style-name="T3">if</text:span> (tag == 0xa021)</text:p>
        </text:list-item>
        <text:list-item>
          <text:p text:style-name="P10"><text:s text:c="6"/>FORC4 cam_mul[c ^ (c &gt;&gt; 1)] = get4();</text:p>
        </text:list-item>
        <text:list-item>
          <text:p text:style-name="P10"><text:s text:c="4"/><text:span text:style-name="T3">if</text:span> (tag == 0xa028)</text:p>
        </text:list-item>
        <text:list-item>
          <text:p text:style-name="P10"><text:s text:c="6"/>FORC4 cam_mul[c ^ (c &gt;&gt; 1)] -= get4();</text:p>
        </text:list-item>
        <text:list-item>
          <text:p text:style-name="P10"><text:s text:c="4"/><text:span text:style-name="T3">if</text:span> (tag == 0xb001)</text:p>
        </text:list-item>
        <text:list-item>
          <text:p text:style-name="P10"><text:s text:c="6"/>unique_id = get2();</text:p>
        </text:list-item>
        <text:list-item>
          <text:p text:style-name="P10"><text:span text:style-name="T8">next</text:span>: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<text:span text:style-name="T8">quit</text:span>:</text:p>
        </text:list-item>
        <text:list-item>
          <text:p text:style-name="P10"><text:s text:c="2"/>order = sorder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Since the TIFF DateTime string has no timezone information,</text:span></text:p>
        </text:list-item>
        <text:list-item>
          <text:p text:style-name="P12"><text:s text:c="3"/><text:span text:style-name="T7">assume that the camera's clock was set to Universal Time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get_timestamp</text:span> (<text:span text:style-name="T10">int</text:span> reversed)</text:p>
        </text:list-item>
        <text:list-item>
          <text:p text:style-name="P10">{</text:p>
        </text:list-item>
        <text:list-item>
          <text:p text:style-name="P10"><text:s text:c="2"/><text:span text:style-name="T10">struct</text:span> tm t;</text:p>
        </text:list-item>
        <text:list-item>
          <text:p text:style-name="P10"><text:s text:c="2"/><text:span text:style-name="T10">char</text:span> str[20];</text:p>
        </text:list-item>
        <text:list-item>
          <text:p text:style-name="P10"><text:s text:c="2"/><text:span text:style-name="T10">int</text:span> i;</text:p>
        </text:list-item>
        <text:list-item>
          <text:p text:style-name="P10"/>
        </text:list-item>
        <text:list-item>
          <text:p text:style-name="P10"><text:s text:c="2"/>str[19] = 0;</text:p>
        </text:list-item>
        <text:list-item>
          <text:p text:style-name="P10"><text:s text:c="2"/><text:span text:style-name="T3">if</text:span> (reversed)</text:p>
        </text:list-item>
        <text:list-item>
          <text:p text:style-name="P10"><text:s text:c="4"/><text:span text:style-name="T3">for</text:span> (i=19; i--; ) str[i] = fgetc(ifp);</text:p>
        </text:list-item>
        <text:list-item>
          <text:p text:style-name="P10"><text:s text:c="2"/><text:span text:style-name="T3">else</text:span></text:p>
        </text:list-item>
        <text:list-item>
          <text:p text:style-name="P10"><text:s text:c="4"/>fread (str, 19, 1, ifp);</text:p>
        </text:list-item>
        <text:list-item>
          <text:p text:style-name="P10"><text:s text:c="2"/>memset (&amp;t, 0, <text:span text:style-name="T3">sizeof</text:span> t);</text:p>
        </text:list-item>
        <text:list-item>
          <text:p text:style-name="P10"><text:s text:c="2"/><text:span text:style-name="T3">if</text:span> (sscanf (str, <text:span text:style-name="T5">"%d:%d:%d %d:%d:%d"</text:span>, &amp;t.tm_year, &amp;t.tm_mon,</text:p>
        </text:list-item>
        <text:list-item>
          <text:p text:style-name="P10"><text:s text:c="8"/>&amp;t.tm_mday, &amp;t.tm_hour, &amp;t.tm_min, &amp;t.tm_sec) != 6)</text:p>
        </text:list-item>
        <text:list-item>
          <text:p text:style-name="P10"><text:s text:c="4"/><text:span text:style-name="T3">return</text:span>;</text:p>
        </text:list-item>
        <text:list-item>
          <text:p text:style-name="P10"><text:s text:c="2"/>t.tm_year -= 1900;</text:p>
        </text:list-item>
        <text:list-item>
          <text:p text:style-name="P10"><text:s text:c="2"/>t.tm_mon -= 1;</text:p>
        </text:list-item>
        <text:list-item>
          <text:p text:style-name="P10"><text:s text:c="2"/>t.tm_isdst = -1;</text:p>
        </text:list-item>
        <text:list-item>
          <text:p text:style-name="P10"><text:s text:c="2"/><text:span text:style-name="T3">if</text:span> (mktime(&amp;t) &gt; 0)</text:p>
        </text:list-item>
        <text:list-item>
          <text:p text:style-name="P10"><text:s text:c="4"/>timestamp = mktime(&amp;t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exif</text:span> (<text:span text:style-name="T10">int</text:span> base)</text:p>
        </text:list-item>
        <text:list-item>
          <text:p text:style-name="P10">{</text:p>
        </text:list-item>
        <text:list-item>
          <text:p text:style-name="P10"><text:s text:c="2"/><text:span text:style-name="T10">unsigned</text:span> kodak, entries, tag, type, len, save, c;</text:p>
        </text:list-item>
        <text:list-item>
          <text:p text:style-name="P10"><text:s text:c="2"/><text:span text:style-name="T10">double</text:span> expo;</text:p>
        </text:list-item>
        <text:list-item>
          <text:p text:style-name="P10"/>
        </text:list-item>
        <text:list-item>
          <text:p text:style-name="P10"><text:s text:c="2"/>kodak = !strncmp(make,<text:span text:style-name="T5">"EASTMAN"</text:span>,7) &amp;&amp; tiff_nifds &lt; 3;</text:p>
        </text:list-item>
        <text:list-item>
          <text:p text:style-name="P10"><text:s text:c="2"/>entries = get2()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tiff_get (base, &amp;tag, &amp;type, &amp;len, &amp;save);</text:p>
        </text:list-item>
        <text:list-item>
          <text:p text:style-name="P10"><text:s text:c="4"/><text:span text:style-name="T3">switch</text:span> (tag) {</text:p>
        </text:list-item>
        <text:list-item>
          <text:p text:style-name="P10"><text:s text:c="6"/><text:span text:style-name="T3">case</text:span> <text:span text:style-name="T8">33434</text:span>: <text:s/>tiff_ifd[tiff_nifds-1].shutter =</text:p>
        </text:list-item>
        <text:list-item>
          <text:p text:style-name="P10"><text:s text:c="19"/>shutter = getreal(type); <text:s text:c="12"/><text:span text:style-name="T3">break</text:span>;</text:p>
        </text:list-item>
        <text:list-item>
          <text:p text:style-name="P10"><text:s text:c="6"/><text:span text:style-name="T3">case</text:span> <text:span text:style-name="T8">33437</text:span>: <text:s/>aperture = getreal(type); <text:s text:c="11"/><text:span text:style-name="T3">break</text:span>;</text:p>
        </text:list-item>
        <text:list-item>
          <text:p text:style-name="P10"><text:s text:c="6"/><text:span text:style-name="T3">case</text:span> <text:span text:style-name="T8">34855</text:span>: <text:s/>iso_speed = get2(); <text:s text:c="17"/><text:span text:style-name="T3">break</text:span>;</text:p>
        </text:list-item>
        <text:list-item>
          <text:p text:style-name="P10"><text:s text:c="6"/><text:span text:style-name="T3">case</text:span> <text:span text:style-name="T8">36867</text:span>:</text:p>
        </text:list-item>
        <text:list-item>
          <text:p text:style-name="P10"><text:s text:c="6"/><text:span text:style-name="T3">case</text:span> <text:span text:style-name="T8">36868</text:span>: <text:s/>get_timestamp(0); <text:s text:c="19"/><text:span text:style-name="T3">break</text:span>;</text:p>
        </text:list-item>
        <text:list-item>
          <text:p text:style-name="P10"><text:s text:c="6"/><text:span text:style-name="T3">case</text:span> <text:span text:style-name="T8">37377</text:span>: <text:s/><text:span text:style-name="T3">if</text:span> ((expo = -getreal(type)) &lt; 128)</text:p>
        </text:list-item>
        <text:list-item>
          <text:p text:style-name="P10"><text:s text:c="21"/>tiff_ifd[tiff_nifds-1].shutter =</text:p>
        </text:list-item>
        <text:list-item>
          <text:p text:style-name="P10"><text:s text:c="21"/>shutter = pow (2, expo); <text:s text:c="10"/><text:span text:style-name="T3">break</text:span>;</text:p>
        </text:list-item>
        <text:list-item>
          <text:p text:style-name="P10"><text:s text:c="6"/><text:span text:style-name="T3">case</text:span> <text:span text:style-name="T8">37378</text:span>: <text:s/>aperture = pow (2, getreal(type)/2); <text:span text:style-name="T3">break</text:span>;</text:p>
        </text:list-item>
        <text:list-item>
          <text:p text:style-name="P10"><text:s text:c="6"/><text:span text:style-name="T3">case</text:span> <text:span text:style-name="T8">37386</text:span>: <text:s/>focal_len = getreal(type); <text:s text:c="10"/><text:span text:style-name="T3">break</text:span>;</text:p>
        </text:list-item>
        <text:list-item>
          <text:p text:style-name="P10"><text:s text:c="6"/><text:span text:style-name="T3">case</text:span> <text:span text:style-name="T8">37500</text:span>: <text:s/>parse_makernote (base, 0); <text:s text:c="10"/><text:span text:style-name="T3">break</text:span>;</text:p>
        </text:list-item>
        <text:list-item>
          <text:p text:style-name="P10"><text:s text:c="6"/><text:span text:style-name="T3">case</text:span> <text:span text:style-name="T8">40962</text:span>: <text:s/><text:span text:style-name="T3">if</text:span> (kodak) raw_width <text:s/>= get4(); <text:s text:c="5"/><text:span text:style-name="T3">break</text:span>;</text:p>
        </text:list-item>
        <text:list-item>
          <text:p text:style-name="P10"><text:s text:c="6"/><text:span text:style-name="T3">case</text:span> <text:span text:style-name="T8">40963</text:span>: <text:s/><text:span text:style-name="T3">if</text:span> (kodak) raw_height = get4(); <text:s text:c="5"/><text:span text:style-name="T3">break</text:span>;</text:p>
        </text:list-item>
        <text:list-item>
          <text:p text:style-name="P10"><text:s text:c="6"/><text:span text:style-name="T3">case</text:span> <text:span text:style-name="T8">41730</text:span>:</text:p>
        </text:list-item>
        <text:list-item>
          <text:p text:style-name="P10"><text:s text:c="8"/><text:span text:style-name="T3">if</text:span> (get4() == 0x20002)</text:p>
        </text:list-item>
        <text:list-item>
          <text:p text:style-name="P10"><text:soft-page-break/><text:s text:c="10"/><text:span text:style-name="T3">for</text:span> (exif_cfa=c=0; c &lt; 8; c+=2)</text:p>
        </text:list-item>
        <text:list-item>
          <text:p text:style-name="P10"><text:s text:c="12"/>exif_cfa |= fgetc(ifp) * 0x01010101 &lt;&lt; c;</text:p>
        </text:list-item>
        <text:list-item>
          <text:p text:style-name="P10"><text:s text:c="4"/>}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gps</text:span> (<text:span text:style-name="T10">int</text:span> base)</text:p>
        </text:list-item>
        <text:list-item>
          <text:p text:style-name="P10">{</text:p>
        </text:list-item>
        <text:list-item>
          <text:p text:style-name="P10"><text:s text:c="2"/><text:span text:style-name="T10">unsigned</text:span> entries, tag, type, len, save, c;</text:p>
        </text:list-item>
        <text:list-item>
          <text:p text:style-name="P10"/>
        </text:list-item>
        <text:list-item>
          <text:p text:style-name="P10"><text:s text:c="2"/>entries = get2()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tiff_get (base, &amp;tag, &amp;type, &amp;len, &amp;save);</text:p>
        </text:list-item>
        <text:list-item>
          <text:p text:style-name="P10"><text:s text:c="4"/><text:span text:style-name="T3">switch</text:span> (tag) {</text:p>
        </text:list-item>
        <text:list-item>
          <text:p text:style-name="P10"><text:s text:c="6"/><text:span text:style-name="T3">case</text:span> <text:span text:style-name="T8">1</text:span>: <text:span text:style-name="T3">case</text:span> <text:span text:style-name="T8">3</text:span>: <text:span text:style-name="T3">case</text:span> <text:span text:style-name="T8">5</text:span>:</text:p>
        </text:list-item>
        <text:list-item>
          <text:p text:style-name="P10"><text:s text:c="8"/>gpsdata[29+tag/2] = getc(ifp); <text:s text:c="17"/><text:span text:style-name="T3">break</text:span>;</text:p>
        </text:list-item>
        <text:list-item>
          <text:p text:style-name="P10"><text:s text:c="6"/><text:span text:style-name="T3">case</text:span> <text:span text:style-name="T8">2</text:span>: <text:span text:style-name="T3">case</text:span> <text:span text:style-name="T8">4</text:span>: <text:span text:style-name="T3">case</text:span> <text:span text:style-name="T8">7</text:span>:</text:p>
        </text:list-item>
        <text:list-item>
          <text:p text:style-name="P10"><text:s text:c="8"/>FORC(6) gpsdata[tag/3*6+c] = get4(); <text:s text:c="11"/><text:span text:style-name="T3">break</text:span>;</text:p>
        </text:list-item>
        <text:list-item>
          <text:p text:style-name="P10"><text:s text:c="6"/><text:span text:style-name="T3">case</text:span> <text:span text:style-name="T8">6</text:span>:</text:p>
        </text:list-item>
        <text:list-item>
          <text:p text:style-name="P10"><text:s text:c="8"/>FORC(2) gpsdata[18+c] = get4(); <text:s text:c="16"/><text:span text:style-name="T3">break</text:span>;</text:p>
        </text:list-item>
        <text:list-item>
          <text:p text:style-name="P10"><text:s text:c="6"/><text:span text:style-name="T3">case</text:span> <text:span text:style-name="T8">18</text:span>: <text:span text:style-name="T3">case</text:span> <text:span text:style-name="T8">29</text:span>:</text:p>
        </text:list-item>
        <text:list-item>
          <text:p text:style-name="P10"><text:s text:c="8"/>fgets ((<text:span text:style-name="T10">char</text:span> *) (gpsdata+14+tag/3), MIN(len,12), ifp);</text:p>
        </text:list-item>
        <text:list-item>
          <text:p text:style-name="P10"><text:s text:c="4"/>}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romm_coeff</text:span> (<text:span text:style-name="T10">float</text:span> romm_cam[3][3]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float</text:span> rgb_romm[3][3] = <text:s text:c="2"/><text:span text:style-name="T4">/* ROMM == Kodak ProPhoto */</text:span></text:p>
        </text:list-item>
        <text:list-item>
          <text:p text:style-name="P10"><text:s text:c="2"/>{ { <text:s/>2.034193, -0.727420, -0.306766 },</text:p>
        </text:list-item>
        <text:list-item>
          <text:p text:style-name="P10"><text:s text:c="4"/>{ -0.228811, <text:s/>1.231729, -0.002922 },</text:p>
        </text:list-item>
        <text:list-item>
          <text:p text:style-name="P10"><text:s text:c="4"/>{ -0.008565, -0.153273, <text:s/>1.161839 } };</text:p>
        </text:list-item>
        <text:list-item>
          <text:p text:style-name="P10"><text:s text:c="2"/><text:span text:style-name="T10">int</text:span> i, j, k;</text:p>
        </text:list-item>
        <text:list-item>
          <text:p text:style-name="P10"/>
        </text:list-item>
        <text:list-item>
          <text:p text:style-name="P10"><text:s text:c="2"/><text:span text:style-name="T3">for</text:span> (i=0; i &lt; 3; i++)</text:p>
        </text:list-item>
        <text:list-item>
          <text:p text:style-name="P10"><text:s text:c="4"/><text:span text:style-name="T3">for</text:span> (j=0; j &lt; 3; j++)</text:p>
        </text:list-item>
        <text:list-item>
          <text:p text:style-name="P10"><text:s text:c="6"/><text:span text:style-name="T3">for</text:span> (cmatrix[i][j] = k=0; k &lt; 3; k++)</text:p>
        </text:list-item>
        <text:list-item>
          <text:p text:style-name="P10"><text:s text:c="8"/>cmatrix[i][j] += rgb_romm[i][k] * romm_cam[k][j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mos</text:span> (<text:span text:style-name="T10">int</text:span> offset)</text:p>
        </text:list-item>
        <text:list-item>
          <text:p text:style-name="P10">{</text:p>
        </text:list-item>
        <text:list-item>
          <text:p text:style-name="P10"><text:s text:c="2"/><text:span text:style-name="T10">char</text:span> data[40];</text:p>
        </text:list-item>
        <text:list-item>
          <text:p text:style-name="P10"><text:s text:c="2"/><text:span text:style-name="T10">int</text:span> skip, from, i, c, neut[4], planes=0, frot=0;</text:p>
        </text:list-item>
        <text:list-item>
          <text:p text:style-name="P10"><text:s text:c="2"/><text:span text:style-name="T10">static</text:span> <text:span text:style-name="T10">const</text:span> <text:span text:style-name="T10">char</text:span> *mod[] =</text:p>
        </text:list-item>
        <text:list-item>
          <text:p text:style-name="P10"><text:s text:c="2"/>{ <text:span text:style-name="T5">""</text:span>,<text:span text:style-name="T5">"DCB2"</text:span>,<text:span text:style-name="T5">"Volare"</text:span>,<text:span text:style-name="T5">"Cantare"</text:span>,<text:span text:style-name="T5">"CMost"</text:span>,<text:span text:style-name="T5">"Valeo 6"</text:span>,<text:span text:style-name="T5">"Valeo 11"</text:span>,<text:span text:style-name="T5">"Valeo 22"</text:span>,</text:p>
        </text:list-item>
        <text:list-item>
          <text:p text:style-name="P10"><text:s text:c="4"/><text:span text:style-name="T5">"Valeo 11p"</text:span>,<text:span text:style-name="T5">"Valeo 17"</text:span>,<text:span text:style-name="T5">""</text:span>,<text:span text:style-name="T5">"Aptus 17"</text:span>,<text:span text:style-name="T5">"Aptus 22"</text:span>,<text:span text:style-name="T5">"Aptus 75"</text:span>,<text:span text:style-name="T5">"Aptus 65"</text:span>,</text:p>
        </text:list-item>
        <text:list-item>
          <text:p text:style-name="P10"><text:s text:c="4"/><text:span text:style-name="T5">"Aptus 54S"</text:span>,<text:span text:style-name="T5">"Aptus 65S"</text:span>,<text:span text:style-name="T5">"Aptus 75S"</text:span>,<text:span text:style-name="T5">"AFi 5"</text:span>,<text:span text:style-name="T5">"AFi 6"</text:span>,<text:span text:style-name="T5">"AFi 7"</text:span>,</text:p>
        </text:list-item>
        <text:list-item>
          <text:p text:style-name="P10"><text:s text:c="4"/><text:span text:style-name="T5">"AFi-II 7"</text:span>,<text:span text:style-name="T5">"Aptus-II 7"</text:span>,<text:span text:style-name="T5">""</text:span>,<text:span text:style-name="T5">"Aptus-II 6"</text:span>,<text:span text:style-name="T5">""</text:span>,<text:span text:style-name="T5">""</text:span>,<text:span text:style-name="T5">"Aptus-II 10"</text:span>,<text:span text:style-name="T5">"Aptus-II 5"</text:span>,</text:p>
        </text:list-item>
        <text:list-item>
          <text:p text:style-name="P10"><text:s text:c="4"/><text:span text:style-name="T5">""</text:span>,<text:span text:style-name="T5">""</text:span>,<text:span text:style-name="T5">""</text:span>,<text:span text:style-name="T5">""</text:span>,<text:span text:style-name="T5">"Aptus-II 10R"</text:span>,<text:span text:style-name="T5">"Aptus-II 8"</text:span>,<text:span text:style-name="T5">""</text:span>,<text:span text:style-name="T5">"Aptus-II 12"</text:span>,<text:span text:style-name="T5">""</text:span>,<text:span text:style-name="T5">"AFi-II 12"</text:span> };</text:p>
        </text:list-item>
        <text:list-item>
          <text:p text:style-name="P10"><text:s text:c="2"/><text:span text:style-name="T10">float</text:span> romm_cam[3][3];</text:p>
        </text:list-item>
        <text:list-item>
          <text:p text:style-name="P10"/>
        </text:list-item>
        <text:list-item>
          <text:p text:style-name="P10"><text:s text:c="2"/>fseek (ifp, offset, SEEK_SET);</text:p>
        </text:list-item>
        <text:list-item>
          <text:p text:style-name="P10"><text:s text:c="2"/><text:span text:style-name="T3">while</text:span> (1) {</text:p>
        </text:list-item>
        <text:list-item>
          <text:p text:style-name="P10"><text:s text:c="4"/><text:span text:style-name="T3">if</text:span> (get4() != 0x504b5453) <text:span text:style-name="T3">break</text:span>;</text:p>
        </text:list-item>
        <text:list-item>
          <text:p text:style-name="P10"><text:s text:c="4"/>get4();</text:p>
        </text:list-item>
        <text:list-item>
          <text:p text:style-name="P10"><text:s text:c="4"/>fread (data, 1, 40, ifp);</text:p>
        </text:list-item>
        <text:list-item>
          <text:p text:style-name="P10"><text:s text:c="4"/>skip = get4();</text:p>
        </text:list-item>
        <text:list-item>
          <text:p text:style-name="P10"><text:s text:c="4"/>from = ftell(ifp);</text:p>
        </text:list-item>
        <text:list-item>
          <text:p text:style-name="P10"><text:s text:c="4"/><text:span text:style-name="T3">if</text:span> (!strcmp(data,<text:span text:style-name="T5">"JPEG_preview_data"</text:span>)) {</text:p>
        </text:list-item>
        <text:list-item>
          <text:p text:style-name="P10"><text:s text:c="6"/>thumb_offset = from;</text:p>
        </text:list-item>
        <text:list-item>
          <text:p text:style-name="P10"><text:s text:c="6"/>thumb_length = skip;</text:p>
        </text:list-item>
        <text:list-item>
          <text:p text:style-name="P10"><text:s text:c="4"/>}</text:p>
        </text:list-item>
        <text:list-item>
          <text:p text:style-name="P10"><text:soft-page-break/><text:s text:c="4"/><text:span text:style-name="T3">if</text:span> (!strcmp(data,<text:span text:style-name="T5">"icc_camera_profile"</text:span>)) {</text:p>
        </text:list-item>
        <text:list-item>
          <text:p text:style-name="P10"><text:s text:c="6"/>profile_offset = from;</text:p>
        </text:list-item>
        <text:list-item>
          <text:p text:style-name="P10"><text:s text:c="6"/>profile_length = skip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cmp(data,<text:span text:style-name="T5">"ShootObj_back_type"</text:span>)) {</text:p>
        </text:list-item>
        <text:list-item>
          <text:p text:style-name="P10"><text:s text:c="6"/>fscanf (ifp, <text:span text:style-name="T5">"%d"</text:span>, &amp;i);</text:p>
        </text:list-item>
        <text:list-item>
          <text:p text:style-name="P10"><text:s text:c="6"/><text:span text:style-name="T3">if</text:span> ((<text:span text:style-name="T10">unsigned</text:span>) i &lt; <text:span text:style-name="T3">sizeof</text:span> mod / <text:span text:style-name="T3">sizeof</text:span> (*mod))</text:p>
        </text:list-item>
        <text:list-item>
          <text:p text:style-name="P10"><text:s text:c="8"/>strcpy (model, mod[i]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cmp(data,<text:span text:style-name="T5">"icc_camera_to_tone_matrix"</text:span>)) {</text:p>
        </text:list-item>
        <text:list-item>
          <text:p text:style-name="P10"><text:s text:c="6"/><text:span text:style-name="T3">for</text:span> (i=0; i &lt; 9; i++)</text:p>
        </text:list-item>
        <text:list-item>
          <text:p text:style-name="P10"><text:s text:c="8"/>((<text:span text:style-name="T10">float</text:span> *)romm_cam)[i] = int_to_float(get4());</text:p>
        </text:list-item>
        <text:list-item>
          <text:p text:style-name="P10"><text:s text:c="6"/>romm_coeff (romm_cam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cmp(data,<text:span text:style-name="T5">"CaptProf_color_matrix"</text:span>)) {</text:p>
        </text:list-item>
        <text:list-item>
          <text:p text:style-name="P10"><text:s text:c="6"/><text:span text:style-name="T3">for</text:span> (i=0; i &lt; 9; i++)</text:p>
        </text:list-item>
        <text:list-item>
          <text:p text:style-name="P10"><text:s text:c="8"/>fscanf (ifp, <text:span text:style-name="T5">"%f"</text:span>, (<text:span text:style-name="T10">float</text:span> *)romm_cam + i);</text:p>
        </text:list-item>
        <text:list-item>
          <text:p text:style-name="P10"><text:s text:c="6"/>romm_coeff (romm_cam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cmp(data,<text:span text:style-name="T5">"CaptProf_number_of_planes"</text:span>))</text:p>
        </text:list-item>
        <text:list-item>
          <text:p text:style-name="P10"><text:s text:c="6"/>fscanf (ifp, <text:span text:style-name="T5">"%d"</text:span>, &amp;planes);</text:p>
        </text:list-item>
        <text:list-item>
          <text:p text:style-name="P10"><text:s text:c="4"/><text:span text:style-name="T3">if</text:span> (!strcmp(data,<text:span text:style-name="T5">"CaptProf_raw_data_rotation"</text:span>))</text:p>
        </text:list-item>
        <text:list-item>
          <text:p text:style-name="P10"><text:s text:c="6"/>fscanf (ifp, <text:span text:style-name="T5">"%d"</text:span>, &amp;flip);</text:p>
        </text:list-item>
        <text:list-item>
          <text:p text:style-name="P10"><text:s text:c="4"/><text:span text:style-name="T3">if</text:span> (!strcmp(data,<text:span text:style-name="T5">"CaptProf_mosaic_pattern"</text:span>))</text:p>
        </text:list-item>
        <text:list-item>
          <text:p text:style-name="P10"><text:s text:c="6"/>FORC4 {</text:p>
        </text:list-item>
        <text:list-item>
          <text:p text:style-name="P10"><text:s text:c="8"/>fscanf (ifp, <text:span text:style-name="T5">"%d"</text:span>, &amp;i);</text:p>
        </text:list-item>
        <text:list-item>
          <text:p text:style-name="P10"><text:s text:c="8"/><text:span text:style-name="T3">if</text:span> (i == 1) frot = c ^ (c &gt;&gt; 1);</text:p>
        </text:list-item>
        <text:list-item>
          <text:p text:style-name="P10"><text:s text:c="6"/>}</text:p>
        </text:list-item>
        <text:list-item>
          <text:p text:style-name="P10"><text:s text:c="4"/><text:span text:style-name="T3">if</text:span> (!strcmp(data,<text:span text:style-name="T5">"ImgProf_rotation_angle"</text:span>)) {</text:p>
        </text:list-item>
        <text:list-item>
          <text:p text:style-name="P10"><text:s text:c="6"/>fscanf (ifp, <text:span text:style-name="T5">"%d"</text:span>, &amp;i);</text:p>
        </text:list-item>
        <text:list-item>
          <text:p text:style-name="P10"><text:s text:c="6"/>flip = i - flip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cmp(data,<text:span text:style-name="T5">"NeutObj_neutrals"</text:span>) &amp;&amp; !cam_mul[0]) {</text:p>
        </text:list-item>
        <text:list-item>
          <text:p text:style-name="P10"><text:s text:c="6"/>FORC4 fscanf (ifp, <text:span text:style-name="T5">"%d"</text:span>, neut+c);</text:p>
        </text:list-item>
        <text:list-item>
          <text:p text:style-name="P10"><text:s text:c="6"/>FORC3 cam_mul[c] = (<text:span text:style-name="T10">float</text:span>) neut[0] / neut[c+1]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cmp(data,<text:span text:style-name="T5">"Rows_data"</text:span>))</text:p>
        </text:list-item>
        <text:list-item>
          <text:p text:style-name="P10"><text:s text:c="6"/>load_flags = get4();</text:p>
        </text:list-item>
        <text:list-item>
          <text:p text:style-name="P10"><text:s text:c="4"/>parse_mos (from);</text:p>
        </text:list-item>
        <text:list-item>
          <text:p text:style-name="P10"><text:s text:c="4"/>fseek (ifp, skip+from, SEEK_SET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planes)</text:p>
        </text:list-item>
        <text:list-item>
          <text:p text:style-name="P10"><text:s text:c="4"/>filters = (planes == 1) * 0x01010101 *</text:p>
        </text:list-item>
        <text:list-item>
          <text:p text:style-name="P10"><text:s text:c="8"/>(uchar) <text:span text:style-name="T5">"\x94\x61\x16\x49"</text:span>[(flip/90 + frot) &amp; 3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linear_table</text:span> (<text:span text:style-name="T10">unsigned</text:span> len)</text:p>
        </text:list-item>
        <text:list-item>
          <text:p text:style-name="P10">{</text:p>
        </text:list-item>
        <text:list-item>
          <text:p text:style-name="P10"><text:s text:c="2"/><text:span text:style-name="T10">int</text:span> i;</text:p>
        </text:list-item>
        <text:list-item>
          <text:p text:style-name="P10"><text:s text:c="2"/><text:span text:style-name="T3">if</text:span> (len &gt; 0x1000) len = 0x1000;</text:p>
        </text:list-item>
        <text:list-item>
          <text:p text:style-name="P10"><text:s text:c="2"/>read_shorts (curve, len);</text:p>
        </text:list-item>
        <text:list-item>
          <text:p text:style-name="P10"><text:s text:c="2"/><text:span text:style-name="T3">for</text:span> (i=len; i &lt; 0x1000; i++)</text:p>
        </text:list-item>
        <text:list-item>
          <text:p text:style-name="P10"><text:s text:c="4"/>curve[i] = curve[i-1];</text:p>
        </text:list-item>
        <text:list-item>
          <text:p text:style-name="P10"><text:s text:c="2"/>maximum = curve[0xfff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kodak_ifd</text:span> (<text:span text:style-name="T10">int</text:span> base)</text:p>
        </text:list-item>
        <text:list-item>
          <text:p text:style-name="P10">{</text:p>
        </text:list-item>
        <text:list-item>
          <text:p text:style-name="P10"><text:s text:c="2"/><text:span text:style-name="T10">unsigned</text:span> entries, tag, type, len, save;</text:p>
        </text:list-item>
        <text:list-item>
          <text:p text:style-name="P10"><text:s text:c="2"/><text:span text:style-name="T10">int</text:span> i, c, wbi=-2, wbtemp=6500;</text:p>
        </text:list-item>
        <text:list-item>
          <text:p text:style-name="P10"><text:s text:c="2"/><text:span text:style-name="T10">float</text:span> mul[3]={1,1,1}, num;</text:p>
        </text:list-item>
        <text:list-item>
          <text:p text:style-name="P10"><text:s text:c="2"/><text:span text:style-name="T10">static</text:span> <text:span text:style-name="T10">const</text:span> <text:span text:style-name="T10">int</text:span> wbtag[] = { 64037,64040,64039,64041,-1,-1,64042 };</text:p>
        </text:list-item>
        <text:list-item>
          <text:p text:style-name="P10"/>
        </text:list-item>
        <text:list-item>
          <text:p text:style-name="P10"><text:s text:c="2"/>entries = get2();</text:p>
        </text:list-item>
        <text:list-item>
          <text:p text:style-name="P10"><text:s text:c="2"/><text:span text:style-name="T3">if</text:span> (entries &gt; 1024) <text:span text:style-name="T3">return</text:span>;</text:p>
        </text:list-item>
        <text:list-item>
          <text:p text:style-name="P10"><text:soft-page-break/><text:s text:c="2"/><text:span text:style-name="T3">while</text:span> (entries--) {</text:p>
        </text:list-item>
        <text:list-item>
          <text:p text:style-name="P10"><text:s text:c="4"/>tiff_get (base, &amp;tag, &amp;type, &amp;len, &amp;save);</text:p>
        </text:list-item>
        <text:list-item>
          <text:p text:style-name="P10"><text:s text:c="4"/><text:span text:style-name="T3">if</text:span> (tag == 1020) wbi = getint(type);</text:p>
        </text:list-item>
        <text:list-item>
          <text:p text:style-name="P10"><text:s text:c="4"/><text:span text:style-name="T3">if</text:span> (tag == 1021 &amp;&amp; len == 72) { <text:s text:c="12"/><text:span text:style-name="T4">/* WB set in software */</text:span></text:p>
        </text:list-item>
        <text:list-item>
          <text:p text:style-name="P10"><text:s text:c="6"/>fseek (ifp, 40, SEEK_CUR);</text:p>
        </text:list-item>
        <text:list-item>
          <text:p text:style-name="P10"><text:s text:c="6"/>FORC3 cam_mul[c] = 2048.0 / get2();</text:p>
        </text:list-item>
        <text:list-item>
          <text:p text:style-name="P10"><text:s text:c="6"/>wbi = -2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ag == 2118) wbtemp = getint(type);</text:p>
        </text:list-item>
        <text:list-item>
          <text:p text:style-name="P10"><text:s text:c="4"/><text:span text:style-name="T3">if</text:span> (tag == 2120 + wbi &amp;&amp; wbi &gt;= 0)</text:p>
        </text:list-item>
        <text:list-item>
          <text:p text:style-name="P10"><text:s text:c="6"/>FORC3 cam_mul[c] = 2048.0 / getreal(type);</text:p>
        </text:list-item>
        <text:list-item>
          <text:p text:style-name="P10"><text:s text:c="4"/><text:span text:style-name="T3">if</text:span> (tag == 2130 + wbi)</text:p>
        </text:list-item>
        <text:list-item>
          <text:p text:style-name="P10"><text:s text:c="6"/>FORC3 mul[c] = getreal(type);</text:p>
        </text:list-item>
        <text:list-item>
          <text:p text:style-name="P10"><text:s text:c="4"/><text:span text:style-name="T3">if</text:span> (tag == 2140 + wbi &amp;&amp; wbi &gt;= 0)</text:p>
        </text:list-item>
        <text:list-item>
          <text:p text:style-name="P10"><text:s text:c="6"/>FORC3 {</text:p>
        </text:list-item>
        <text:list-item>
          <text:p text:style-name="P10"><text:s text:c="8"/><text:span text:style-name="T3">for</text:span> (num=i=0; i &lt; 4; i++)</text:p>
        </text:list-item>
        <text:list-item>
          <text:p text:style-name="P10"><text:s text:c="10"/>num += getreal(type) * pow (wbtemp/100.0, i);</text:p>
        </text:list-item>
        <text:list-item>
          <text:p text:style-name="P10"><text:s text:c="8"/>cam_mul[c] = 2048 / (num * mul[c]);</text:p>
        </text:list-item>
        <text:list-item>
          <text:p text:style-name="P10"><text:s text:c="6"/>}</text:p>
        </text:list-item>
        <text:list-item>
          <text:p text:style-name="P10"><text:s text:c="4"/><text:span text:style-name="T3">if</text:span> (tag == 2317) linear_table (len);</text:p>
        </text:list-item>
        <text:list-item>
          <text:p text:style-name="P10"><text:s text:c="4"/><text:span text:style-name="T3">if</text:span> (tag == 6020) iso_speed = getint(type);</text:p>
        </text:list-item>
        <text:list-item>
          <text:p text:style-name="P10"><text:s text:c="4"/><text:span text:style-name="T3">if</text:span> (tag == 64013) wbi = fgetc(ifp);</text:p>
        </text:list-item>
        <text:list-item>
          <text:p text:style-name="P10"><text:s text:c="4"/><text:span text:style-name="T3">if</text:span> ((<text:span text:style-name="T10">unsigned</text:span>) wbi &lt; 7 &amp;&amp; tag == wbtag[wbi])</text:p>
        </text:list-item>
        <text:list-item>
          <text:p text:style-name="P10"><text:s text:c="6"/>FORC3 cam_mul[c] = get4();</text:p>
        </text:list-item>
        <text:list-item>
          <text:p text:style-name="P10"><text:s text:c="4"/><text:span text:style-name="T3">if</text:span> (tag == 64019) width = getint(type);</text:p>
        </text:list-item>
        <text:list-item>
          <text:p text:style-name="P10"><text:s text:c="4"/><text:span text:style-name="T3">if</text:span> (tag == 64020) height = (getint(type)+1) &amp; -2;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minolta</text:span> (<text:span text:style-name="T10">int</text:span> base);</text:p>
        </text:list-item>
        <text:list-item>
          <text:p text:style-name="P10"><text:span text:style-name="T10">int</text:span> CLASS <text:span text:style-name="T6">parse_tiff</text:span> (<text:span text:style-name="T10">int</text:span> base);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parse_tiff_ifd</text:span> (<text:span text:style-name="T10">int</text:span> base)</text:p>
        </text:list-item>
        <text:list-item>
          <text:p text:style-name="P10">{</text:p>
        </text:list-item>
        <text:list-item>
          <text:p text:style-name="P10"><text:s text:c="2"/><text:span text:style-name="T10">unsigned</text:span> entries, tag, type, len, plen=16, save;</text:p>
        </text:list-item>
        <text:list-item>
          <text:p text:style-name="P10"><text:s text:c="2"/><text:span text:style-name="T10">int</text:span> ifd, use_cm=0, cfa, i, j, c, ima_len=0;</text:p>
        </text:list-item>
        <text:list-item>
          <text:p text:style-name="P10"><text:s text:c="2"/><text:span text:style-name="T10">char</text:span> software[64], *cbuf, *cp;</text:p>
        </text:list-item>
        <text:list-item>
          <text:p text:style-name="P10"><text:s text:c="2"/>uchar cfa_pat[16], cfa_pc[] = { 0,1,2,3 }, tab[256];</text:p>
        </text:list-item>
        <text:list-item>
          <text:p text:style-name="P10"><text:s text:c="2"/><text:span text:style-name="T10">double</text:span> cc[4][4], cm[4][3], cam_xyz[4][3], num;</text:p>
        </text:list-item>
        <text:list-item>
          <text:p text:style-name="P10"><text:s text:c="2"/><text:span text:style-name="T10">double</text:span> ab[]={ 1,1,1,1 }, asn[] = { 0,0,0,0 }, xyz[] = { 1,1,1 };</text:p>
        </text:list-item>
        <text:list-item>
          <text:p text:style-name="P10"><text:s text:c="2"/><text:span text:style-name="T10">unsigned</text:span> sony_curve[] = { 0,0,0,0,0,4095 };</text:p>
        </text:list-item>
        <text:list-item>
          <text:p text:style-name="P10"><text:s text:c="2"/><text:span text:style-name="T10">unsigned</text:span> *buf, sony_offset=0, sony_length=0, sony_key=0;</text:p>
        </text:list-item>
        <text:list-item>
          <text:p text:style-name="P10"><text:s text:c="2"/><text:span text:style-name="T10">struct</text:span> jhead jh;</text:p>
        </text:list-item>
        <text:list-item>
          <text:p text:style-name="P10"><text:s text:c="2"/>FILE *sfp;</text:p>
        </text:list-item>
        <text:list-item>
          <text:p text:style-name="P10"/>
        </text:list-item>
        <text:list-item>
          <text:p text:style-name="P10"><text:s text:c="2"/><text:span text:style-name="T3">if</text:span> (tiff_nifds &gt;= <text:span text:style-name="T3">sizeof</text:span> tiff_ifd / <text:span text:style-name="T3">sizeof</text:span> tiff_ifd[0])</text:p>
        </text:list-item>
        <text:list-item>
          <text:p text:style-name="P10"><text:s text:c="4"/><text:span text:style-name="T3">return</text:span> 1;</text:p>
        </text:list-item>
        <text:list-item>
          <text:p text:style-name="P10"><text:s text:c="2"/>ifd = tiff_nifds++;</text:p>
        </text:list-item>
        <text:list-item>
          <text:p text:style-name="P10"><text:s text:c="2"/><text:span text:style-name="T3">for</text:span> (j=0; j &lt; 4; j++)</text:p>
        </text:list-item>
        <text:list-item>
          <text:p text:style-name="P10"><text:s text:c="4"/><text:span text:style-name="T3">for</text:span> (i=0; i &lt; 4; i++)</text:p>
        </text:list-item>
        <text:list-item>
          <text:p text:style-name="P10"><text:s text:c="6"/>cc[j][i] = i == j;</text:p>
        </text:list-item>
        <text:list-item>
          <text:p text:style-name="P10"><text:s text:c="2"/>entries = get2();</text:p>
        </text:list-item>
        <text:list-item>
          <text:p text:style-name="P10"><text:s text:c="2"/><text:span text:style-name="T3">if</text:span> (entries &gt; 512) <text:span text:style-name="T3">return</text:span> 1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tiff_get (base, &amp;tag, &amp;type, &amp;len, &amp;save);</text:p>
        </text:list-item>
        <text:list-item>
          <text:p text:style-name="P10"><text:s text:c="4"/><text:span text:style-name="T3">switch</text:span> (tag) {</text:p>
        </text:list-item>
        <text:list-item>
          <text:p text:style-name="P10"><text:s text:c="6"/><text:span text:style-name="T3">case</text:span> <text:span text:style-name="T8">5</text:span>: <text:s text:c="2"/>width <text:s/>= get2(); <text:s/><text:span text:style-name="T3">break</text:span>;</text:p>
        </text:list-item>
        <text:list-item>
          <text:p text:style-name="P10"><text:s text:c="6"/><text:span text:style-name="T3">case</text:span> <text:span text:style-name="T8">6</text:span>: <text:s text:c="2"/>height = get2(); <text:s/><text:span text:style-name="T3">break</text:span>;</text:p>
        </text:list-item>
        <text:list-item>
          <text:p text:style-name="P10"><text:s text:c="6"/><text:span text:style-name="T3">case</text:span> <text:span text:style-name="T8">7</text:span>: <text:s text:c="2"/>width += get2(); <text:s/><text:span text:style-name="T3">break</text:span>;</text:p>
        </text:list-item>
        <text:list-item>
          <text:p text:style-name="P10"><text:s text:c="6"/><text:span text:style-name="T3">case</text:span> <text:span text:style-name="T8">9</text:span>: <text:s text:c="2"/><text:span text:style-name="T3">if</text:span> ((i = get2())) filters = i; <text:s/><text:span text:style-name="T3">break</text:span>;</text:p>
        </text:list-item>
        <text:list-item>
          <text:p text:style-name="P10"><text:s text:c="6"/><text:span text:style-name="T3">case</text:span> <text:span text:style-name="T8">17</text:span>: <text:span text:style-name="T3">case</text:span> <text:span text:style-name="T8">18</text:span>:</text:p>
        </text:list-item>
        <text:list-item>
          <text:p text:style-name="P10"><text:s text:c="8"/><text:span text:style-name="T3">if</text:span> (type == 3 &amp;&amp; len == 1)</text:p>
        </text:list-item>
        <text:list-item>
          <text:p text:style-name="P10"><text:s text:c="10"/>cam_mul[(tag-17)*2] = get2() / 256.0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oft-page-break/><text:s text:c="6"/><text:span text:style-name="T3">case</text:span> <text:span text:style-name="T8">23</text:span>:</text:p>
        </text:list-item>
        <text:list-item>
          <text:p text:style-name="P10"><text:s text:c="8"/><text:span text:style-name="T3">if</text:span> (type == 3) iso_speed =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8</text:span>: <text:span text:style-name="T3">case</text:span> <text:span text:style-name="T8">29</text:span>: <text:span text:style-name="T3">case</text:span> <text:span text:style-name="T8">30</text:span>:</text:p>
        </text:list-item>
        <text:list-item>
          <text:p text:style-name="P10"><text:s text:c="8"/>cblack[tag-28] = get2();</text:p>
        </text:list-item>
        <text:list-item>
          <text:p text:style-name="P10"><text:s text:c="8"/>cblack[3] = cblack[1]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6</text:span>: <text:span text:style-name="T3">case</text:span> <text:span text:style-name="T8">37</text:span>: <text:span text:style-name="T3">case</text:span> <text:span text:style-name="T8">38</text:span>:</text:p>
        </text:list-item>
        <text:list-item>
          <text:p text:style-name="P10"><text:s text:c="8"/>cam_mul[tag-36] =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9</text:span>:</text:p>
        </text:list-item>
        <text:list-item>
          <text:p text:style-name="P10"><text:s text:c="8"/><text:span text:style-name="T3">if</text:span> (len &lt; 50 || cam_mul[0]) <text:span text:style-name="T3">break</text:span>;</text:p>
        </text:list-item>
        <text:list-item>
          <text:p text:style-name="P10"><text:s text:c="8"/>fseek (ifp, 12, SEEK_CUR);</text:p>
        </text:list-item>
        <text:list-item>
          <text:p text:style-name="P10"><text:s text:c="8"/>FORC3 cam_mul[c] =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46</text:span>:</text:p>
        </text:list-item>
        <text:list-item>
          <text:p text:style-name="P10"><text:s text:c="8"/><text:span text:style-name="T3">if</text:span> (type != 7 || fgetc(ifp) != 0xff || fgetc(ifp) != 0xd8) <text:span text:style-name="T3">break</text:span>;</text:p>
        </text:list-item>
        <text:list-item>
          <text:p text:style-name="P10"><text:s text:c="8"/>thumb_offset = ftell(ifp) - 2;</text:p>
        </text:list-item>
        <text:list-item>
          <text:p text:style-name="P10"><text:s text:c="8"/>thumb_length = len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1440</text:span>: <text:s text:c="22"/><text:span text:style-name="T4">/* Fuji HS10 table */</text:span></text:p>
        </text:list-item>
        <text:list-item>
          <text:p text:style-name="P10"><text:s text:c="8"/>fseek (ifp, get4()+base, SEEK_SET);</text:p>
        </text:list-item>
        <text:list-item>
          <text:p text:style-name="P10"><text:s text:c="8"/>parse_tiff_ifd (bas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</text:span>: <text:span text:style-name="T3">case</text:span> <text:span text:style-name="T8">256</text:span>: <text:span text:style-name="T3">case</text:span> <text:span text:style-name="T8">61441</text:span>: <text:s text:c="4"/><text:span text:style-name="T4">/* ImageWidth */</text:span></text:p>
        </text:list-item>
        <text:list-item>
          <text:p text:style-name="P10"><text:s text:c="8"/>tiff_ifd[ifd].width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</text:span>: <text:span text:style-name="T3">case</text:span> <text:span text:style-name="T8">257</text:span>: <text:span text:style-name="T3">case</text:span> <text:span text:style-name="T8">61442</text:span>: <text:s text:c="4"/><text:span text:style-name="T4">/* ImageHeight */</text:span></text:p>
        </text:list-item>
        <text:list-item>
          <text:p text:style-name="P10"><text:s text:c="8"/>tiff_ifd[ifd].height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58</text:span>: <text:s text:c="24"/><text:span text:style-name="T4">/* BitsPerSample */</text:span></text:p>
        </text:list-item>
        <text:list-item>
          <text:p text:style-name="P10"><text:s text:c="6"/><text:span text:style-name="T3">case</text:span> <text:span text:style-name="T8">61443</text:span>:</text:p>
        </text:list-item>
        <text:list-item>
          <text:p text:style-name="P10"><text:s text:c="8"/>tiff_ifd[ifd].samples = len &amp; 7;</text:p>
        </text:list-item>
        <text:list-item>
          <text:p text:style-name="P10"><text:s text:c="8"/><text:span text:style-name="T3">if</text:span> ((tiff_ifd[ifd].bps = getint(type)) &gt; 32)</text:p>
        </text:list-item>
        <text:list-item>
          <text:p text:style-name="P10"><text:s text:c="13"/>tiff_ifd[ifd].bps = 8;</text:p>
        </text:list-item>
        <text:list-item>
          <text:p text:style-name="P10"><text:s text:c="8"/><text:span text:style-name="T3">if</text:span> (tiff_bps &lt; tiff_ifd[ifd].bps)</text:p>
        </text:list-item>
        <text:list-item>
          <text:p text:style-name="P10"><text:s text:c="12"/>tiff_bps = tiff_ifd[ifd].bps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1446</text:span>:</text:p>
        </text:list-item>
        <text:list-item>
          <text:p text:style-name="P10"><text:s text:c="8"/>raw_height = 0;</text:p>
        </text:list-item>
        <text:list-item>
          <text:p text:style-name="P10"><text:s text:c="8"/>load_flags = get4() ? 24:80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59</text:span>: <text:s text:c="24"/><text:span text:style-name="T4">/* Compression */</text:span></text:p>
        </text:list-item>
        <text:list-item>
          <text:p text:style-name="P10"><text:s text:c="8"/>tiff_ifd[ifd].comp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62</text:span>: <text:s text:c="24"/><text:span text:style-name="T4">/* PhotometricInterpretation */</text:span></text:p>
        </text:list-item>
        <text:list-item>
          <text:p text:style-name="P10"><text:s text:c="8"/>tiff_ifd[ifd].phint =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70</text:span>: <text:s text:c="24"/><text:span text:style-name="T4">/* ImageDescription */</text:span></text:p>
        </text:list-item>
        <text:list-item>
          <text:p text:style-name="P10"><text:s text:c="8"/>fread (desc, 512, 1, if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71</text:span>: <text:s text:c="24"/><text:span text:style-name="T4">/* Make */</text:span></text:p>
        </text:list-item>
        <text:list-item>
          <text:p text:style-name="P10"><text:s text:c="8"/>fgets (make, 64, if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72</text:span>: <text:s text:c="24"/><text:span text:style-name="T4">/* Model */</text:span></text:p>
        </text:list-item>
        <text:list-item>
          <text:p text:style-name="P10"><text:s text:c="8"/>fgets (model, 64, if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80</text:span>: <text:s text:c="24"/><text:span text:style-name="T4">/* Panasonic RW2 offset */</text:span></text:p>
        </text:list-item>
        <text:list-item>
          <text:p text:style-name="P10"><text:s text:c="8"/><text:span text:style-name="T3">if</text:span> (type != 4) <text:span text:style-name="T3">break</text:span>;</text:p>
        </text:list-item>
        <text:list-item>
          <text:p text:style-name="P10"><text:s text:c="8"/>load_raw = &amp;CLASS panasonic_load_raw;</text:p>
        </text:list-item>
        <text:list-item>
          <text:p text:style-name="P10"><text:s text:c="8"/>load_flags = 0x2008;</text:p>
        </text:list-item>
        <text:list-item>
          <text:p text:style-name="P10"><text:s text:c="6"/><text:span text:style-name="T3">case</text:span> <text:span text:style-name="T8">273</text:span>: <text:s text:c="24"/><text:span text:style-name="T4">/* StripOffset */</text:span></text:p>
        </text:list-item>
        <text:list-item>
          <text:p text:style-name="P10"><text:s text:c="6"/><text:span text:style-name="T3">case</text:span> <text:span text:style-name="T8">513</text:span>: <text:s text:c="24"/><text:span text:style-name="T4">/* JpegIFOffset */</text:span></text:p>
        </text:list-item>
        <text:list-item>
          <text:p text:style-name="P10"><text:s text:c="6"/><text:span text:style-name="T3">case</text:span> <text:span text:style-name="T8">61447</text:span>:</text:p>
        </text:list-item>
        <text:list-item>
          <text:p text:style-name="P10"><text:s text:c="8"/>tiff_ifd[ifd].offset = get4()+base;</text:p>
        </text:list-item>
        <text:list-item>
          <text:p text:style-name="P10"><text:soft-page-break/><text:s text:c="8"/><text:span text:style-name="T3">if</text:span> (!tiff_ifd[ifd].bps &amp;&amp; tiff_ifd[ifd].offset &gt; 0) {</text:p>
        </text:list-item>
        <text:list-item>
          <text:p text:style-name="P10"><text:s text:c="10"/>fseek (ifp, tiff_ifd[ifd].offset, SEEK_SET);</text:p>
        </text:list-item>
        <text:list-item>
          <text:p text:style-name="P10"><text:s text:c="10"/><text:span text:style-name="T3">if</text:span> (ljpeg_start (&amp;jh, 1)) {</text:p>
        </text:list-item>
        <text:list-item>
          <text:p text:style-name="P10"><text:s text:c="12"/>tiff_ifd[ifd].comp <text:s text:c="3"/>= 6;</text:p>
        </text:list-item>
        <text:list-item>
          <text:p text:style-name="P10"><text:s text:c="12"/>tiff_ifd[ifd].width <text:s text:c="2"/>= jh.wide;</text:p>
        </text:list-item>
        <text:list-item>
          <text:p text:style-name="P10"><text:s text:c="12"/>tiff_ifd[ifd].height <text:s/>= jh.high;</text:p>
        </text:list-item>
        <text:list-item>
          <text:p text:style-name="P10"><text:s text:c="12"/>tiff_ifd[ifd].bps <text:s text:c="4"/>= jh.bits;</text:p>
        </text:list-item>
        <text:list-item>
          <text:p text:style-name="P10"><text:s text:c="12"/>tiff_ifd[ifd].samples = jh.clrs;</text:p>
        </text:list-item>
        <text:list-item>
          <text:p text:style-name="P10"><text:s text:c="12"/><text:span text:style-name="T3">if</text:span> (!(jh.sraw || (jh.clrs &amp; 1)))</text:p>
        </text:list-item>
        <text:list-item>
          <text:p text:style-name="P10"><text:s text:c="14"/>tiff_ifd[ifd].width *= jh.clrs;</text:p>
        </text:list-item>
        <text:list-item>
          <text:p text:style-name="P10"><text:s text:c="12"/><text:span text:style-name="T3">if</text:span> ((tiff_ifd[ifd].width &gt; 4*tiff_ifd[ifd].height) &amp; ~jh.clrs) {</text:p>
        </text:list-item>
        <text:list-item>
          <text:p text:style-name="P10"><text:s text:c="14"/>tiff_ifd[ifd].width <text:s/>/= 2;</text:p>
        </text:list-item>
        <text:list-item>
          <text:p text:style-name="P10"><text:s text:c="14"/>tiff_ifd[ifd].height *= 2;</text:p>
        </text:list-item>
        <text:list-item>
          <text:p text:style-name="P10"><text:s text:c="12"/>}</text:p>
        </text:list-item>
        <text:list-item>
          <text:p text:style-name="P10"><text:s text:c="12"/>i = order;</text:p>
        </text:list-item>
        <text:list-item>
          <text:p text:style-name="P10"><text:s text:c="12"/>parse_tiff (tiff_ifd[ifd].offset + 12);</text:p>
        </text:list-item>
        <text:list-item>
          <text:p text:style-name="P10"><text:s text:c="12"/>order = i;</text:p>
        </text:list-item>
        <text:list-item>
          <text:p text:style-name="P10"><text:s text:c="10"/>}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74</text:span>: <text:s text:c="24"/><text:span text:style-name="T4">/* Orientation */</text:span></text:p>
        </text:list-item>
        <text:list-item>
          <text:p text:style-name="P10"><text:s text:c="8"/>tiff_ifd[ifd].flip = <text:span text:style-name="T5">"50132467"</text:span>[get2() &amp; 7]-<text:span text:style-name="T5">'0'</text:span>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77</text:span>: <text:s text:c="24"/><text:span text:style-name="T4">/* SamplesPerPixel */</text:span></text:p>
        </text:list-item>
        <text:list-item>
          <text:p text:style-name="P10"><text:s text:c="8"/>tiff_ifd[ifd].samples = getint(type) &amp; 7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79</text:span>: <text:s text:c="24"/><text:span text:style-name="T4">/* StripByteCounts */</text:span></text:p>
        </text:list-item>
        <text:list-item>
          <text:p text:style-name="P10"><text:s text:c="6"/><text:span text:style-name="T3">case</text:span> <text:span text:style-name="T8">514</text:span>:</text:p>
        </text:list-item>
        <text:list-item>
          <text:p text:style-name="P10"><text:s text:c="6"/><text:span text:style-name="T3">case</text:span> <text:span text:style-name="T8">61448</text:span>:</text:p>
        </text:list-item>
        <text:list-item>
          <text:p text:style-name="P10"><text:s text:c="8"/>tiff_ifd[ifd].bytes = get4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1454</text:span>:</text:p>
        </text:list-item>
        <text:list-item>
          <text:p text:style-name="P10"><text:s text:c="8"/>FORC3 cam_mul[(4-c) % 3]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05</text:span>: <text:s/><text:span text:style-name="T3">case</text:span> <text:span text:style-name="T8">11</text:span>: <text:s text:c="14"/><text:span text:style-name="T4">/* Software */</text:span></text:p>
        </text:list-item>
        <text:list-item>
          <text:p text:style-name="P10"><text:s text:c="8"/>fgets (software, 64, ifp);</text:p>
        </text:list-item>
        <text:list-item>
          <text:p text:style-name="P10"><text:s text:c="8"/><text:span text:style-name="T3">if</text:span> (!strncmp(software,<text:span text:style-name="T5">"Adobe"</text:span>,5) ||</text:p>
        </text:list-item>
        <text:list-item>
          <text:p text:style-name="P10"><text:s text:c="12"/>!strncmp(software,<text:span text:style-name="T5">"dcraw"</text:span>,5) ||</text:p>
        </text:list-item>
        <text:list-item>
          <text:p text:style-name="P10"><text:s text:c="12"/>!strncmp(software,<text:span text:style-name="T5">"UFRaw"</text:span>,5) ||</text:p>
        </text:list-item>
        <text:list-item>
          <text:p text:style-name="P10"><text:s text:c="12"/>!strncmp(software,<text:span text:style-name="T5">"Bibble"</text:span>,6) ||</text:p>
        </text:list-item>
        <text:list-item>
          <text:p text:style-name="P10"><text:s text:c="12"/>!strncmp(software,<text:span text:style-name="T5">"Nikon Scan"</text:span>,10) ||</text:p>
        </text:list-item>
        <text:list-item>
          <text:p text:style-name="P10"><text:s text:c="12"/>!strcmp (software,<text:span text:style-name="T5">"Digital Photo Professional"</text:span>))</text:p>
        </text:list-item>
        <text:list-item>
          <text:p text:style-name="P10"><text:s text:c="10"/>is_raw = 0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06</text:span>: <text:s text:c="24"/><text:span text:style-name="T4">/* DateTime */</text:span></text:p>
        </text:list-item>
        <text:list-item>
          <text:p text:style-name="P10"><text:s text:c="8"/>get_timestamp(0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15</text:span>: <text:s text:c="24"/><text:span text:style-name="T4">/* Artist */</text:span></text:p>
        </text:list-item>
        <text:list-item>
          <text:p text:style-name="P10"><text:s text:c="8"/>fread (artist, 64, 1, if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22</text:span>: <text:s text:c="24"/><text:span text:style-name="T4">/* TileWidth */</text:span></text:p>
        </text:list-item>
        <text:list-item>
          <text:p text:style-name="P10"><text:s text:c="8"/>tiff_ifd[ifd].tile_width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23</text:span>: <text:s text:c="24"/><text:span text:style-name="T4">/* TileLength */</text:span></text:p>
        </text:list-item>
        <text:list-item>
          <text:p text:style-name="P10"><text:s text:c="8"/>tiff_ifd[ifd].tile_length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24</text:span>: <text:s text:c="24"/><text:span text:style-name="T4">/* TileOffsets */</text:span></text:p>
        </text:list-item>
        <text:list-item>
          <text:p text:style-name="P10"><text:s text:c="8"/>tiff_ifd[ifd].offset = len &gt; 1 ? ftell(ifp) : get4();</text:p>
        </text:list-item>
        <text:list-item>
          <text:p text:style-name="P10"><text:s text:c="8"/><text:span text:style-name="T3">if</text:span> (len == 1)</text:p>
        </text:list-item>
        <text:list-item>
          <text:p text:style-name="P10"><text:s text:c="10"/>tiff_ifd[ifd].tile_width = tiff_ifd[ifd].tile_length = 0;</text:p>
        </text:list-item>
        <text:list-item>
          <text:p text:style-name="P10"><text:s text:c="8"/><text:span text:style-name="T3">if</text:span> (len == 4) {</text:p>
        </text:list-item>
        <text:list-item>
          <text:p text:style-name="P10"><text:s text:c="10"/>load_raw = &amp;CLASS sinar_4shot_load_raw;</text:p>
        </text:list-item>
        <text:list-item>
          <text:p text:style-name="P10"><text:s text:c="10"/>is_raw = 5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oft-page-break/><text:s text:c="6"/><text:span text:style-name="T3">case</text:span> <text:span text:style-name="T8">330</text:span>: <text:s text:c="24"/><text:span text:style-name="T4">/* SubIFDs */</text:span></text:p>
        </text:list-item>
        <text:list-item>
          <text:p text:style-name="P10"><text:s text:c="8"/><text:span text:style-name="T3">if</text:span> (!strcmp(model,<text:span text:style-name="T5">"DSLR-A100"</text:span>) &amp;&amp; tiff_ifd[ifd].width == 3872) {</text:p>
        </text:list-item>
        <text:list-item>
          <text:p text:style-name="P10"><text:s text:c="10"/>load_raw = &amp;CLASS sony_arw_load_raw;</text:p>
        </text:list-item>
        <text:list-item>
          <text:p text:style-name="P10"><text:s text:c="10"/>data_offset = get4()+base;</text:p>
        </text:list-item>
        <text:list-item>
          <text:p text:style-name="P10"><text:s text:c="10"/>ifd++; <text:s/><text:span text:style-name="T3">break</text:span>;</text:p>
        </text:list-item>
        <text:list-item>
          <text:p text:style-name="P10"><text:s text:c="8"/>}</text:p>
        </text:list-item>
        <text:list-item>
          <text:p text:style-name="P10"><text:s text:c="8"/><text:span text:style-name="T3">while</text:span> (len--) {</text:p>
        </text:list-item>
        <text:list-item>
          <text:p text:style-name="P10"><text:s text:c="10"/>i = ftell(ifp);</text:p>
        </text:list-item>
        <text:list-item>
          <text:p text:style-name="P10"><text:s text:c="10"/>fseek (ifp, get4()+base, SEEK_SET);</text:p>
        </text:list-item>
        <text:list-item>
          <text:p text:style-name="P10"><text:s text:c="10"/><text:span text:style-name="T3">if</text:span> (parse_tiff_ifd (base)) <text:span text:style-name="T3">break</text:span>;</text:p>
        </text:list-item>
        <text:list-item>
          <text:p text:style-name="P10"><text:s text:c="10"/>fseek (ifp, i+4, SEEK_SET)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400</text:span>:</text:p>
        </text:list-item>
        <text:list-item>
          <text:p text:style-name="P10"><text:s text:c="8"/>strcpy (make, <text:span text:style-name="T5">"Sarnoff"</text:span>);</text:p>
        </text:list-item>
        <text:list-item>
          <text:p text:style-name="P10"><text:s text:c="8"/>maximum = 0xfff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8688</text:span>:</text:p>
        </text:list-item>
        <text:list-item>
          <text:p text:style-name="P10"><text:s text:c="8"/>FORC4 sony_curve[c+1] = get2() &gt;&gt; 2 &amp; 0xfff;</text:p>
        </text:list-item>
        <text:list-item>
          <text:p text:style-name="P10"><text:s text:c="8"/><text:span text:style-name="T3">for</text:span> (i=0; i &lt; 5; i++)</text:p>
        </text:list-item>
        <text:list-item>
          <text:p text:style-name="P10"><text:s text:c="10"/><text:span text:style-name="T3">for</text:span> (j = sony_curve[i]+1; j &lt;= sony_curve[i+1]; j++)</text:p>
        </text:list-item>
        <text:list-item>
          <text:p text:style-name="P10"><text:s text:c="12"/>curve[j] = curve[j-1] + (1 &lt;&lt; i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9184</text:span>: sony_offset = get4(); <text:s/><text:span text:style-name="T3">break</text:span>;</text:p>
        </text:list-item>
        <text:list-item>
          <text:p text:style-name="P10"><text:s text:c="6"/><text:span text:style-name="T3">case</text:span> <text:span text:style-name="T8">29185</text:span>: sony_length = get4(); <text:s/><text:span text:style-name="T3">break</text:span>;</text:p>
        </text:list-item>
        <text:list-item>
          <text:p text:style-name="P10"><text:s text:c="6"/><text:span text:style-name="T3">case</text:span> <text:span text:style-name="T8">29217</text:span>: sony_key <text:s text:c="3"/>= get4(); <text:s/><text:span text:style-name="T3">break</text:span>;</text:p>
        </text:list-item>
        <text:list-item>
          <text:p text:style-name="P10"><text:s text:c="6"/><text:span text:style-name="T3">case</text:span> <text:span text:style-name="T8">29264</text:span>:</text:p>
        </text:list-item>
        <text:list-item>
          <text:p text:style-name="P10"><text:s text:c="8"/>parse_minolta (ftell(ifp));</text:p>
        </text:list-item>
        <text:list-item>
          <text:p text:style-name="P10"><text:s text:c="8"/>raw_width = 0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9443</text:span>:</text:p>
        </text:list-item>
        <text:list-item>
          <text:p text:style-name="P10"><text:s text:c="8"/>FORC4 cam_mul[c ^ (c &lt; 2)] =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9459</text:span>:</text:p>
        </text:list-item>
        <text:list-item>
          <text:p text:style-name="P10"><text:s text:c="8"/>FORC4 cam_mul[c] = get2();</text:p>
        </text:list-item>
        <text:list-item>
          <text:p text:style-name="P10"><text:s text:c="8"/>i = (cam_mul[1] == 1024 &amp;&amp; cam_mul[2] == 1024) &lt;&lt; 1;</text:p>
        </text:list-item>
        <text:list-item>
          <text:p text:style-name="P10"><text:s text:c="8"/>SWAP (cam_mul[i],cam_mul[i+1])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3405</text:span>: <text:s text:c="22"/><text:span text:style-name="T4">/* Model2 */</text:span></text:p>
        </text:list-item>
        <text:list-item>
          <text:p text:style-name="P10"><text:s text:c="8"/>fgets (model2, 64, if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3421</text:span>: <text:s text:c="22"/><text:span text:style-name="T4">/* CFARepeatPatternDim */</text:span></text:p>
        </text:list-item>
        <text:list-item>
          <text:p text:style-name="P10"><text:s text:c="8"/><text:span text:style-name="T3">if</text:span> (get2() == 6 &amp;&amp; get2() == 6)</text:p>
        </text:list-item>
        <text:list-item>
          <text:p text:style-name="P10"><text:s text:c="10"/>filters = 9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3422</text:span>: <text:s text:c="22"/><text:span text:style-name="T4">/* CFAPattern */</text:span></text:p>
        </text:list-item>
        <text:list-item>
          <text:p text:style-name="P10"><text:s text:c="8"/><text:span text:style-name="T3">if</text:span> (filters == 9) {</text:p>
        </text:list-item>
        <text:list-item>
          <text:p text:style-name="P10"><text:s text:c="10"/>FORC(36) ((<text:span text:style-name="T10">char</text:span> *)xtrans)[c] = fgetc(ifp) &amp; 3;</text:p>
        </text:list-item>
        <text:list-item>
          <text:p text:style-name="P10"><text:s text:c="10"/><text:span text:style-name="T3">break</text:span>;</text:p>
        </text:list-item>
        <text:list-item>
          <text:p text:style-name="P10"><text:s text:c="8"/>}</text:p>
        </text:list-item>
        <text:list-item>
          <text:p text:style-name="P10"><text:s text:c="6"/><text:span text:style-name="T3">case</text:span> <text:span text:style-name="T8">64777</text:span>: <text:s text:c="22"/><text:span text:style-name="T4">/* Kodak P-series */</text:span></text:p>
        </text:list-item>
        <text:list-item>
          <text:p text:style-name="P10"><text:s text:c="8"/><text:span text:style-name="T3">if</text:span> ((plen=len) &gt; 16) plen = 16;</text:p>
        </text:list-item>
        <text:list-item>
          <text:p text:style-name="P10"><text:s text:c="8"/>fread (cfa_pat, 1, plen, ifp);</text:p>
        </text:list-item>
        <text:list-item>
          <text:p text:style-name="P10"><text:s text:c="8"/><text:span text:style-name="T3">for</text:span> (colors=cfa=i=0; i &lt; plen &amp;&amp; colors &lt; 4; i++) {</text:p>
        </text:list-item>
        <text:list-item>
          <text:p text:style-name="P10"><text:s text:c="10"/>colors += !(cfa &amp; (1 &lt;&lt; cfa_pat[i]));</text:p>
        </text:list-item>
        <text:list-item>
          <text:p text:style-name="P10"><text:s text:c="10"/>cfa |= 1 &lt;&lt; cfa_pat[i];</text:p>
        </text:list-item>
        <text:list-item>
          <text:p text:style-name="P10"><text:s text:c="8"/>}</text:p>
        </text:list-item>
        <text:list-item>
          <text:p text:style-name="P10"><text:s text:c="8"/><text:span text:style-name="T3">if</text:span> (cfa == 070) memcpy (cfa_pc,<text:span text:style-name="T5">"\003\004\005"</text:span>,3); <text:s text:c="6"/><text:span text:style-name="T4">/* CMY */</text:span></text:p>
        </text:list-item>
        <text:list-item>
          <text:p text:style-name="P10"><text:s text:c="8"/><text:span text:style-name="T3">if</text:span> (cfa == 072) memcpy (cfa_pc,<text:span text:style-name="T5">"\005\003\004\001"</text:span>,4); <text:s text:c="2"/><text:span text:style-name="T4">/* GMCY */</text:span></text:p>
        </text:list-item>
        <text:list-item>
          <text:p text:style-name="P10"><text:s text:c="8"/><text:span text:style-name="T3">goto</text:span> <text:span text:style-name="T8">guess_cfa_pc</text:span>;</text:p>
        </text:list-item>
        <text:list-item>
          <text:p text:style-name="P10"><text:s text:c="6"/><text:span text:style-name="T3">case</text:span> <text:span text:style-name="T8">33424</text:span>:</text:p>
        </text:list-item>
        <text:list-item>
          <text:p text:style-name="P10"><text:s text:c="6"/><text:span text:style-name="T3">case</text:span> <text:span text:style-name="T8">65024</text:span>:</text:p>
        </text:list-item>
        <text:list-item>
          <text:p text:style-name="P10"><text:s text:c="8"/>fseek (ifp, get4()+base, SEEK_SET);</text:p>
        </text:list-item>
        <text:list-item>
          <text:p text:style-name="P10"><text:s text:c="8"/>parse_kodak_ifd (bas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oft-page-break/><text:s text:c="6"/><text:span text:style-name="T3">case</text:span> <text:span text:style-name="T8">33434</text:span>: <text:s text:c="22"/><text:span text:style-name="T4">/* ExposureTime */</text:span></text:p>
        </text:list-item>
        <text:list-item>
          <text:p text:style-name="P10"><text:s text:c="8"/>tiff_ifd[ifd].shutter = shutter = getreal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3437</text:span>: <text:s text:c="22"/><text:span text:style-name="T4">/* FNumber */</text:span></text:p>
        </text:list-item>
        <text:list-item>
          <text:p text:style-name="P10"><text:s text:c="8"/>aperture = getreal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4306</text:span>: <text:s text:c="22"/><text:span text:style-name="T4">/* Leaf white balance */</text:span></text:p>
        </text:list-item>
        <text:list-item>
          <text:p text:style-name="P10"><text:s text:c="8"/>FORC4 cam_mul[c ^ 1] = 4096.0 /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4307</text:span>: <text:s text:c="22"/><text:span text:style-name="T4">/* Leaf CatchLight color matrix */</text:span></text:p>
        </text:list-item>
        <text:list-item>
          <text:p text:style-name="P10"><text:s text:c="8"/>fread (software, 1, 7, ifp);</text:p>
        </text:list-item>
        <text:list-item>
          <text:p text:style-name="P10"><text:s text:c="8"/><text:span text:style-name="T3">if</text:span> (strncmp(software,<text:span text:style-name="T5">"MATRIX"</text:span>,6)) <text:span text:style-name="T3">break</text:span>;</text:p>
        </text:list-item>
        <text:list-item>
          <text:p text:style-name="P10"><text:s text:c="8"/>colors = 4;</text:p>
        </text:list-item>
        <text:list-item>
          <text:p text:style-name="P10"><text:s text:c="8"/><text:span text:style-name="T3">for</text:span> (raw_color = i=0; i &lt; 3; i++) {</text:p>
        </text:list-item>
        <text:list-item>
          <text:p text:style-name="P10"><text:s text:c="10"/>FORC4 fscanf (ifp, <text:span text:style-name="T5">"%f"</text:span>, &amp;rgb_cam[i][c^1]);</text:p>
        </text:list-item>
        <text:list-item>
          <text:p text:style-name="P10"><text:s text:c="10"/><text:span text:style-name="T3">if</text:span> (!use_camera_wb) <text:span text:style-name="T3">continue</text:span>;</text:p>
        </text:list-item>
        <text:list-item>
          <text:p text:style-name="P10"><text:s text:c="10"/>num = 0;</text:p>
        </text:list-item>
        <text:list-item>
          <text:p text:style-name="P10"><text:s text:c="10"/>FORC4 num += rgb_cam[i][c];</text:p>
        </text:list-item>
        <text:list-item>
          <text:p text:style-name="P10"><text:s text:c="10"/>FORC4 rgb_cam[i][c] /= num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4310</text:span>: <text:s text:c="22"/><text:span text:style-name="T4">/* Leaf metadata */</text:span></text:p>
        </text:list-item>
        <text:list-item>
          <text:p text:style-name="P10"><text:s text:c="8"/>parse_mos (ftell(ifp));</text:p>
        </text:list-item>
        <text:list-item>
          <text:p text:style-name="P10"><text:s text:c="6"/><text:span text:style-name="T3">case</text:span> <text:span text:style-name="T8">34303</text:span>:</text:p>
        </text:list-item>
        <text:list-item>
          <text:p text:style-name="P10"><text:s text:c="8"/>strcpy (make, <text:span text:style-name="T5">"Leaf"</text:span>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4665</text:span>: <text:s text:c="22"/><text:span text:style-name="T4">/* EXIF tag */</text:span></text:p>
        </text:list-item>
        <text:list-item>
          <text:p text:style-name="P10"><text:s text:c="8"/>fseek (ifp, get4()+base, SEEK_SET);</text:p>
        </text:list-item>
        <text:list-item>
          <text:p text:style-name="P10"><text:s text:c="8"/>parse_exif (bas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4853</text:span>: <text:s text:c="22"/><text:span text:style-name="T4">/* GPSInfo tag */</text:span></text:p>
        </text:list-item>
        <text:list-item>
          <text:p text:style-name="P10"><text:s text:c="8"/>fseek (ifp, get4()+base, SEEK_SET);</text:p>
        </text:list-item>
        <text:list-item>
          <text:p text:style-name="P10"><text:s text:c="8"/>parse_gps (bas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4675</text:span>: <text:s text:c="22"/><text:span text:style-name="T4">/* InterColorProfile */</text:span></text:p>
        </text:list-item>
        <text:list-item>
          <text:p text:style-name="P10"><text:s text:c="6"/><text:span text:style-name="T3">case</text:span> <text:span text:style-name="T8">50831</text:span>: <text:s text:c="22"/><text:span text:style-name="T4">/* AsShotICCProfile */</text:span></text:p>
        </text:list-item>
        <text:list-item>
          <text:p text:style-name="P10"><text:s text:c="8"/>profile_offset = ftell(ifp);</text:p>
        </text:list-item>
        <text:list-item>
          <text:p text:style-name="P10"><text:s text:c="8"/>profile_length = len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7122</text:span>: <text:s text:c="22"/><text:span text:style-name="T4">/* CompressedBitsPerPixel */</text:span></text:p>
        </text:list-item>
        <text:list-item>
          <text:p text:style-name="P10"><text:s text:c="8"/>kodak_cbpp = get4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7386</text:span>: <text:s text:c="22"/><text:span text:style-name="T4">/* FocalLength */</text:span></text:p>
        </text:list-item>
        <text:list-item>
          <text:p text:style-name="P10"><text:s text:c="8"/>focal_len = getreal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7393</text:span>: <text:s text:c="22"/><text:span text:style-name="T4">/* ImageNumber */</text:span></text:p>
        </text:list-item>
        <text:list-item>
          <text:p text:style-name="P10"><text:s text:c="8"/>shot_order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37400</text:span>: <text:s text:c="22"/><text:span text:style-name="T4">/* old Kodak KDC tag */</text:span></text:p>
        </text:list-item>
        <text:list-item>
          <text:p text:style-name="P10"><text:s text:c="8"/><text:span text:style-name="T3">for</text:span> (raw_color = i=0; i &lt; 3; i++) {</text:p>
        </text:list-item>
        <text:list-item>
          <text:p text:style-name="P10"><text:s text:c="10"/>getreal(type);</text:p>
        </text:list-item>
        <text:list-item>
          <text:p text:style-name="P10"><text:s text:c="10"/>FORC3 rgb_cam[i][c] = getreal(type)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40976</text:span>:</text:p>
        </text:list-item>
        <text:list-item>
          <text:p text:style-name="P10"><text:s text:c="8"/>strip_offset = get4();</text:p>
        </text:list-item>
        <text:list-item>
          <text:p text:style-name="P10"><text:s text:c="8"/><text:span text:style-name="T3">switch</text:span> (tiff_ifd[ifd].comp) {</text:p>
        </text:list-item>
        <text:list-item>
          <text:p text:style-name="P10"><text:s text:c="10"/><text:span text:style-name="T3">case</text:span> <text:span text:style-name="T8">32770</text:span>: load_raw = &amp;CLASS samsung_load_raw; <text:s text:c="2"/><text:span text:style-name="T3">break</text:span>;</text:p>
        </text:list-item>
        <text:list-item>
          <text:p text:style-name="P10"><text:s text:c="10"/><text:span text:style-name="T3">case</text:span> <text:span text:style-name="T8">32772</text:span>: load_raw = &amp;CLASS samsung2_load_raw; <text:s/><text:span text:style-name="T3">break</text:span>;</text:p>
        </text:list-item>
        <text:list-item>
          <text:p text:style-name="P10"><text:s text:c="10"/><text:span text:style-name="T3">case</text:span> <text:span text:style-name="T8">32773</text:span>: load_raw = &amp;CLASS samsung3_load_raw; <text:s/><text:span text:style-name="T3">break</text:span>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46275</text:span>: <text:s text:c="22"/><text:span text:style-name="T4">/* Imacon tags */</text:span></text:p>
        </text:list-item>
        <text:list-item>
          <text:p text:style-name="P10"><text:s text:c="8"/>strcpy (make, <text:span text:style-name="T5">"Imacon"</text:span>);</text:p>
        </text:list-item>
        <text:list-item>
          <text:p text:style-name="P10"><text:s text:c="8"/>data_offset = ftell(ifp);</text:p>
        </text:list-item>
        <text:list-item>
          <text:p text:style-name="P10"><text:soft-page-break/><text:s text:c="8"/>ima_len = len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46279</text:span>:</text:p>
        </text:list-item>
        <text:list-item>
          <text:p text:style-name="P10"><text:s text:c="8"/><text:span text:style-name="T3">if</text:span> (!ima_len) <text:span text:style-name="T3">break</text:span>;</text:p>
        </text:list-item>
        <text:list-item>
          <text:p text:style-name="P10"><text:s text:c="8"/>fseek (ifp, 38, SEEK_CUR);</text:p>
        </text:list-item>
        <text:list-item>
          <text:p text:style-name="P10"><text:s text:c="6"/><text:span text:style-name="T3">case</text:span> <text:span text:style-name="T8">46274</text:span>:</text:p>
        </text:list-item>
        <text:list-item>
          <text:p text:style-name="P10"><text:s text:c="8"/>fseek (ifp, 40, SEEK_CUR);</text:p>
        </text:list-item>
        <text:list-item>
          <text:p text:style-name="P10"><text:s text:c="8"/>raw_width <text:s/>= get4();</text:p>
        </text:list-item>
        <text:list-item>
          <text:p text:style-name="P10"><text:s text:c="8"/>raw_height = get4();</text:p>
        </text:list-item>
        <text:list-item>
          <text:p text:style-name="P10"><text:s text:c="8"/>left_margin = get4() &amp; 7;</text:p>
        </text:list-item>
        <text:list-item>
          <text:p text:style-name="P10"><text:s text:c="8"/>width = raw_width - left_margin - (get4() &amp; 7);</text:p>
        </text:list-item>
        <text:list-item>
          <text:p text:style-name="P10"><text:s text:c="8"/>top_margin = get4() &amp; 7;</text:p>
        </text:list-item>
        <text:list-item>
          <text:p text:style-name="P10"><text:s text:c="8"/>height = raw_height - top_margin - (get4() &amp; 7);</text:p>
        </text:list-item>
        <text:list-item>
          <text:p text:style-name="P10"><text:s text:c="8"/><text:span text:style-name="T3">if</text:span> (raw_width == 7262) {</text:p>
        </text:list-item>
        <text:list-item>
          <text:p text:style-name="P10"><text:s text:c="10"/>height = 5444;</text:p>
        </text:list-item>
        <text:list-item>
          <text:p text:style-name="P10"><text:s text:c="10"/>width <text:s/>= 7244;</text:p>
        </text:list-item>
        <text:list-item>
          <text:p text:style-name="P10"><text:s text:c="10"/>left_margin = 7;</text:p>
        </text:list-item>
        <text:list-item>
          <text:p text:style-name="P10"><text:s text:c="8"/>}</text:p>
        </text:list-item>
        <text:list-item>
          <text:p text:style-name="P10"><text:s text:c="8"/>fseek (ifp, 52, SEEK_CUR);</text:p>
        </text:list-item>
        <text:list-item>
          <text:p text:style-name="P10"><text:s text:c="8"/>FORC3 cam_mul[c] = getreal(11);</text:p>
        </text:list-item>
        <text:list-item>
          <text:p text:style-name="P10"><text:s text:c="8"/>fseek (ifp, 114, SEEK_CUR);</text:p>
        </text:list-item>
        <text:list-item>
          <text:p text:style-name="P10"><text:s text:c="8"/>flip = (get2() &gt;&gt; 7) * 90;</text:p>
        </text:list-item>
        <text:list-item>
          <text:p text:style-name="P10"><text:s text:c="8"/><text:span text:style-name="T3">if</text:span> (width * height * 6 == ima_len) {</text:p>
        </text:list-item>
        <text:list-item>
          <text:p text:style-name="P10"><text:s text:c="10"/><text:span text:style-name="T3">if</text:span> (flip % 180 == 90) SWAP(width,height);</text:p>
        </text:list-item>
        <text:list-item>
          <text:p text:style-name="P10"><text:s text:c="10"/>raw_width = width;</text:p>
        </text:list-item>
        <text:list-item>
          <text:p text:style-name="P10"><text:s text:c="10"/>raw_height = height;</text:p>
        </text:list-item>
        <text:list-item>
          <text:p text:style-name="P10"><text:s text:c="10"/>left_margin = top_margin = filters = flip = 0;</text:p>
        </text:list-item>
        <text:list-item>
          <text:p text:style-name="P10"><text:s text:c="8"/>}</text:p>
        </text:list-item>
        <text:list-item>
          <text:p text:style-name="P10"><text:s text:c="8"/>sprintf (model, <text:span text:style-name="T5">"Ixpress %d-Mp"</text:span>, height*width/1000000);</text:p>
        </text:list-item>
        <text:list-item>
          <text:p text:style-name="P10"><text:s text:c="8"/>load_raw = &amp;CLASS imacon_full_load_raw;</text:p>
        </text:list-item>
        <text:list-item>
          <text:p text:style-name="P10"><text:s text:c="8"/><text:span text:style-name="T3">if</text:span> (filters) {</text:p>
        </text:list-item>
        <text:list-item>
          <text:p text:style-name="P10"><text:s text:c="10"/><text:span text:style-name="T3">if</text:span> (left_margin &amp; 1) filters = 0x61616161;</text:p>
        </text:list-item>
        <text:list-item>
          <text:p text:style-name="P10"><text:s text:c="10"/>load_raw = &amp;CLASS unpacked_load_raw;</text:p>
        </text:list-item>
        <text:list-item>
          <text:p text:style-name="P10"><text:s text:c="8"/>}</text:p>
        </text:list-item>
        <text:list-item>
          <text:p text:style-name="P10"><text:s text:c="8"/>maximum = 0xffff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454</text:span>: <text:s text:c="22"/><text:span text:style-name="T4">/* Sinar tag */</text:span></text:p>
        </text:list-item>
        <text:list-item>
          <text:p text:style-name="P10"><text:s text:c="6"/><text:span text:style-name="T3">case</text:span> <text:span text:style-name="T8">50455</text:span>:</text:p>
        </text:list-item>
        <text:list-item>
          <text:p text:style-name="P10"><text:s text:c="8"/><text:span text:style-name="T3">if</text:span> (!(cbuf = (<text:span text:style-name="T10">char</text:span> *) malloc(len))) <text:span text:style-name="T3">break</text:span>;</text:p>
        </text:list-item>
        <text:list-item>
          <text:p text:style-name="P10"><text:s text:c="8"/>fread (cbuf, 1, len, ifp);</text:p>
        </text:list-item>
        <text:list-item>
          <text:p text:style-name="P10"><text:s text:c="8"/><text:span text:style-name="T3">for</text:span> (cp = cbuf-1; cp &amp;&amp; cp &lt; cbuf+len; cp = strchr(cp,<text:span text:style-name="T5">'\n'</text:span>))</text:p>
        </text:list-item>
        <text:list-item>
          <text:p text:style-name="P10"><text:s text:c="10"/><text:span text:style-name="T3">if</text:span> (!strncmp (++cp,<text:span text:style-name="T5">"Neutral "</text:span>,8))</text:p>
        </text:list-item>
        <text:list-item>
          <text:p text:style-name="P10"><text:s text:c="12"/>sscanf (cp+8, <text:span text:style-name="T5">"%f %f %f"</text:span>, cam_mul, cam_mul+1, cam_mul+2);</text:p>
        </text:list-item>
        <text:list-item>
          <text:p text:style-name="P10"><text:s text:c="8"/>free (cbuf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458</text:span>:</text:p>
        </text:list-item>
        <text:list-item>
          <text:p text:style-name="P10"><text:s text:c="8"/><text:span text:style-name="T3">if</text:span> (!make[0]) strcpy (make, <text:span text:style-name="T5">"Hasselblad"</text:span>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459</text:span>: <text:s text:c="22"/><text:span text:style-name="T4">/* Hasselblad tag */</text:span></text:p>
        </text:list-item>
        <text:list-item>
          <text:p text:style-name="P10"><text:s text:c="8"/>i = order;</text:p>
        </text:list-item>
        <text:list-item>
          <text:p text:style-name="P10"><text:s text:c="8"/>j = ftell(ifp);</text:p>
        </text:list-item>
        <text:list-item>
          <text:p text:style-name="P10"><text:s text:c="8"/>c = tiff_nifds;</text:p>
        </text:list-item>
        <text:list-item>
          <text:p text:style-name="P10"><text:s text:c="8"/>order = get2();</text:p>
        </text:list-item>
        <text:list-item>
          <text:p text:style-name="P10"><text:s text:c="8"/>fseek (ifp, j+(get2(),get4()), SEEK_SET);</text:p>
        </text:list-item>
        <text:list-item>
          <text:p text:style-name="P10"><text:s text:c="8"/>parse_tiff_ifd (j);</text:p>
        </text:list-item>
        <text:list-item>
          <text:p text:style-name="P10"><text:s text:c="8"/>maximum = 0xffff;</text:p>
        </text:list-item>
        <text:list-item>
          <text:p text:style-name="P10"><text:s text:c="8"/>tiff_nifds = c;</text:p>
        </text:list-item>
        <text:list-item>
          <text:p text:style-name="P10"><text:s text:c="8"/>order = i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06</text:span>: <text:s text:c="22"/><text:span text:style-name="T4">/* DNGVersion */</text:span></text:p>
        </text:list-item>
        <text:list-item>
          <text:p text:style-name="P10"><text:s text:c="8"/>FORC4 dng_version = (dng_version &lt;&lt; 8) + fgetc(ifp);</text:p>
        </text:list-item>
        <text:list-item>
          <text:p text:style-name="P10"><text:s text:c="8"/><text:span text:style-name="T3">if</text:span> (!make[0]) strcpy (make, <text:span text:style-name="T5">"DNG"</text:span>);</text:p>
        </text:list-item>
        <text:list-item>
          <text:p text:style-name="P10"><text:s text:c="8"/>is_raw = 1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08</text:span>: <text:s text:c="22"/><text:span text:style-name="T4">/* UniqueCameraModel */</text:span></text:p>
        </text:list-item>
        <text:list-item>
          <text:p text:style-name="P10"><text:soft-page-break/><text:s text:c="8"/><text:span text:style-name="T3">if</text:span> (model[0]) <text:span text:style-name="T3">break</text:span>;</text:p>
        </text:list-item>
        <text:list-item>
          <text:p text:style-name="P10"><text:s text:c="8"/>fgets (make, 64, ifp);</text:p>
        </text:list-item>
        <text:list-item>
          <text:p text:style-name="P10"><text:s text:c="8"/><text:span text:style-name="T3">if</text:span> ((cp = strchr(make,<text:span text:style-name="T5">' '</text:span>))) {</text:p>
        </text:list-item>
        <text:list-item>
          <text:p text:style-name="P10"><text:s text:c="10"/>strcpy(model,cp+1);</text:p>
        </text:list-item>
        <text:list-item>
          <text:p text:style-name="P10"><text:s text:c="10"/>*cp = 0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10</text:span>: <text:s text:c="22"/><text:span text:style-name="T4">/* CFAPlaneColor */</text:span></text:p>
        </text:list-item>
        <text:list-item>
          <text:p text:style-name="P10"><text:s text:c="8"/><text:span text:style-name="T3">if</text:span> (filters == 9) <text:span text:style-name="T3">break</text:span>;</text:p>
        </text:list-item>
        <text:list-item>
          <text:p text:style-name="P10"><text:s text:c="8"/><text:span text:style-name="T3">if</text:span> (len &gt; 4) len = 4;</text:p>
        </text:list-item>
        <text:list-item>
          <text:p text:style-name="P10"><text:s text:c="8"/>colors = len;</text:p>
        </text:list-item>
        <text:list-item>
          <text:p text:style-name="P10"><text:s text:c="8"/>fread (cfa_pc, 1, colors, ifp);</text:p>
        </text:list-item>
        <text:list-item>
          <text:p text:style-name="P10"><text:span text:style-name="T8">guess_cfa_pc</text:span>:</text:p>
        </text:list-item>
        <text:list-item>
          <text:p text:style-name="P10"><text:s text:c="8"/>FORCC tab[cfa_pc[c]] = c;</text:p>
        </text:list-item>
        <text:list-item>
          <text:p text:style-name="P10"><text:s text:c="8"/>cdesc[c] = 0;</text:p>
        </text:list-item>
        <text:list-item>
          <text:p text:style-name="P10"><text:s text:c="8"/><text:span text:style-name="T3">for</text:span> (i=16; i--; )</text:p>
        </text:list-item>
        <text:list-item>
          <text:p text:style-name="P10"><text:s text:c="10"/>filters = filters &lt;&lt; 2 | tab[cfa_pat[i % plen]];</text:p>
        </text:list-item>
        <text:list-item>
          <text:p text:style-name="P10"><text:s text:c="8"/>filters -= !filters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11</text:span>: <text:s text:c="22"/><text:span text:style-name="T4">/* CFALayout */</text:span></text:p>
        </text:list-item>
        <text:list-item>
          <text:p text:style-name="P10"><text:s text:c="8"/><text:span text:style-name="T3">if</text:span> (get2() == 2) fuji_width = 1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91</text:span>:</text:p>
        </text:list-item>
        <text:list-item>
          <text:p text:style-name="P10"><text:s text:c="6"/><text:span text:style-name="T3">case</text:span> <text:span text:style-name="T8">50712</text:span>: <text:s text:c="22"/><text:span text:style-name="T4">/* LinearizationTable */</text:span></text:p>
        </text:list-item>
        <text:list-item>
          <text:p text:style-name="P10"><text:s text:c="8"/>linear_table (len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13</text:span>: <text:s text:c="22"/><text:span text:style-name="T4">/* BlackLevelRepeatDim */</text:span></text:p>
        </text:list-item>
        <text:list-item>
          <text:p text:style-name="P10"><text:s text:c="8"/>cblack[4] = get2();</text:p>
        </text:list-item>
        <text:list-item>
          <text:p text:style-name="P10"><text:s text:c="8"/>cblack[5] = get2();</text:p>
        </text:list-item>
        <text:list-item>
          <text:p text:style-name="P10"><text:s text:c="8"/><text:span text:style-name="T3">if</text:span> (cblack[4] * cblack[5] &gt; <text:span text:style-name="T3">sizeof</text:span> cblack / <text:span text:style-name="T3">sizeof</text:span> *cblack - 6)</text:p>
        </text:list-item>
        <text:list-item>
          <text:p text:style-name="P10"><text:s text:c="12"/>cblack[4] = cblack[5] = 1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1450</text:span>:</text:p>
        </text:list-item>
        <text:list-item>
          <text:p text:style-name="P10"><text:s text:c="8"/>cblack[4] = cblack[5] = MIN(sqrt(len),64);</text:p>
        </text:list-item>
        <text:list-item>
          <text:p text:style-name="P10"><text:s text:c="6"/><text:span text:style-name="T3">case</text:span> <text:span text:style-name="T8">50714</text:span>: <text:s text:c="22"/><text:span text:style-name="T4">/* BlackLevel */</text:span></text:p>
        </text:list-item>
        <text:list-item>
          <text:p text:style-name="P10"><text:s text:c="8"/><text:span text:style-name="T3">if</text:span> (!(cblack[4] * cblack[5]))</text:p>
        </text:list-item>
        <text:list-item>
          <text:p text:style-name="P10"><text:s text:c="10"/>cblack[4] = cblack[5] = 1;</text:p>
        </text:list-item>
        <text:list-item>
          <text:p text:style-name="P10"><text:s text:c="8"/>FORC (cblack[4] * cblack[5])</text:p>
        </text:list-item>
        <text:list-item>
          <text:p text:style-name="P10"><text:s text:c="10"/>cblack[6+c] = getreal(type);</text:p>
        </text:list-item>
        <text:list-item>
          <text:p text:style-name="P10"><text:s text:c="8"/>black = 0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15</text:span>: <text:s text:c="22"/><text:span text:style-name="T4">/* BlackLevelDeltaH */</text:span></text:p>
        </text:list-item>
        <text:list-item>
          <text:p text:style-name="P10"><text:s text:c="6"/><text:span text:style-name="T3">case</text:span> <text:span text:style-name="T8">50716</text:span>: <text:s text:c="22"/><text:span text:style-name="T4">/* BlackLevelDeltaV */</text:span></text:p>
        </text:list-item>
        <text:list-item>
          <text:p text:style-name="P10"><text:s text:c="8"/><text:span text:style-name="T3">for</text:span> (num=i=0; i &lt; (len &amp; 0xffff); i++)</text:p>
        </text:list-item>
        <text:list-item>
          <text:p text:style-name="P10"><text:s text:c="10"/>num += getreal(type);</text:p>
        </text:list-item>
        <text:list-item>
          <text:p text:style-name="P10"><text:s text:c="8"/>black += num/len + 0.5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17</text:span>: <text:s text:c="22"/><text:span text:style-name="T4">/* WhiteLevel */</text:span></text:p>
        </text:list-item>
        <text:list-item>
          <text:p text:style-name="P10"><text:s text:c="8"/>maximum = getint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18</text:span>: <text:s text:c="22"/><text:span text:style-name="T4">/* DefaultScale */</text:span></text:p>
        </text:list-item>
        <text:list-item>
          <text:p text:style-name="P10"><text:s text:c="8"/>pixel_aspect <text:s/>= getreal(type);</text:p>
        </text:list-item>
        <text:list-item>
          <text:p text:style-name="P10"><text:s text:c="8"/>pixel_aspect /= getreal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21</text:span>: <text:s text:c="22"/><text:span text:style-name="T4">/* ColorMatrix1 */</text:span></text:p>
        </text:list-item>
        <text:list-item>
          <text:p text:style-name="P10"><text:s text:c="6"/><text:span text:style-name="T3">case</text:span> <text:span text:style-name="T8">50722</text:span>: <text:s text:c="22"/><text:span text:style-name="T4">/* ColorMatrix2 */</text:span></text:p>
        </text:list-item>
        <text:list-item>
          <text:p text:style-name="P10"><text:s text:c="8"/>FORCC <text:span text:style-name="T3">for</text:span> (j=0; j &lt; 3; j++)</text:p>
        </text:list-item>
        <text:list-item>
          <text:p text:style-name="P10"><text:s text:c="10"/>cm[c][j] = getreal(type);</text:p>
        </text:list-item>
        <text:list-item>
          <text:p text:style-name="P10"><text:s text:c="8"/>use_cm = 1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23</text:span>: <text:s text:c="22"/><text:span text:style-name="T4">/* CameraCalibration1 */</text:span></text:p>
        </text:list-item>
        <text:list-item>
          <text:p text:style-name="P10"><text:s text:c="6"/><text:span text:style-name="T3">case</text:span> <text:span text:style-name="T8">50724</text:span>: <text:s text:c="22"/><text:span text:style-name="T4">/* CameraCalibration2 */</text:span></text:p>
        </text:list-item>
        <text:list-item>
          <text:p text:style-name="P10"><text:s text:c="8"/><text:span text:style-name="T3">for</text:span> (i=0; i &lt; colors; i++)</text:p>
        </text:list-item>
        <text:list-item>
          <text:p text:style-name="P10"><text:s text:c="10"/>FORCC cc[i][c] = getreal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oft-page-break/><text:s text:c="6"/><text:span text:style-name="T3">case</text:span> <text:span text:style-name="T8">50727</text:span>: <text:s text:c="22"/><text:span text:style-name="T4">/* AnalogBalance */</text:span></text:p>
        </text:list-item>
        <text:list-item>
          <text:p text:style-name="P10"><text:s text:c="8"/>FORCC ab[c] = getreal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28</text:span>: <text:s text:c="22"/><text:span text:style-name="T4">/* AsShotNeutral */</text:span></text:p>
        </text:list-item>
        <text:list-item>
          <text:p text:style-name="P10"><text:s text:c="8"/>FORCC asn[c] = getreal(typ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29</text:span>: <text:s text:c="22"/><text:span text:style-name="T4">/* AsShotWhiteXY */</text:span></text:p>
        </text:list-item>
        <text:list-item>
          <text:p text:style-name="P10"><text:s text:c="8"/>xyz[0] = getreal(type);</text:p>
        </text:list-item>
        <text:list-item>
          <text:p text:style-name="P10"><text:s text:c="8"/>xyz[1] = getreal(type);</text:p>
        </text:list-item>
        <text:list-item>
          <text:p text:style-name="P10"><text:s text:c="8"/>xyz[2] = 1 - xyz[0] - xyz[1];</text:p>
        </text:list-item>
        <text:list-item>
          <text:p text:style-name="P10"><text:s text:c="8"/>FORC3 xyz[c] /= d65_white[c]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40</text:span>: <text:s text:c="22"/><text:span text:style-name="T4">/* DNGPrivateData */</text:span></text:p>
        </text:list-item>
        <text:list-item>
          <text:p text:style-name="P10"><text:s text:c="8"/><text:span text:style-name="T3">if</text:span> (dng_version) <text:span text:style-name="T3">break</text:span>;</text:p>
        </text:list-item>
        <text:list-item>
          <text:p text:style-name="P10"><text:s text:c="8"/>parse_minolta (j = get4()+base);</text:p>
        </text:list-item>
        <text:list-item>
          <text:p text:style-name="P10"><text:s text:c="8"/>fseek (ifp, j, SEEK_SET);</text:p>
        </text:list-item>
        <text:list-item>
          <text:p text:style-name="P10"><text:s text:c="8"/>parse_tiff_ifd (bas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752</text:span>:</text:p>
        </text:list-item>
        <text:list-item>
          <text:p text:style-name="P10"><text:s text:c="8"/>read_shorts (cr2_slice, 3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829</text:span>: <text:s text:c="22"/><text:span text:style-name="T4">/* ActiveArea */</text:span></text:p>
        </text:list-item>
        <text:list-item>
          <text:p text:style-name="P10"><text:s text:c="8"/>top_margin = getint(type);</text:p>
        </text:list-item>
        <text:list-item>
          <text:p text:style-name="P10"><text:s text:c="8"/>left_margin = getint(type);</text:p>
        </text:list-item>
        <text:list-item>
          <text:p text:style-name="P10"><text:s text:c="8"/>height = getint(type) - top_margin;</text:p>
        </text:list-item>
        <text:list-item>
          <text:p text:style-name="P10"><text:s text:c="8"/>width = getint(type) - left_margin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0830</text:span>: <text:s text:c="22"/><text:span text:style-name="T4">/* MaskedAreas */</text:span></text:p>
        </text:list-item>
        <text:list-item>
          <text:p text:style-name="P10"><text:s text:c="8"/><text:span text:style-name="T3">for</text:span> (i=0; i &lt; len &amp;&amp; i &lt; 32; i++)</text:p>
        </text:list-item>
        <text:list-item>
          <text:p text:style-name="P10"><text:s text:c="10"/>((<text:span text:style-name="T10">int</text:span> *)mask)[i] = getint(type);</text:p>
        </text:list-item>
        <text:list-item>
          <text:p text:style-name="P10"><text:s text:c="8"/>black = 0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51009</text:span>: <text:s text:c="22"/><text:span text:style-name="T4">/* OpcodeList2 */</text:span></text:p>
        </text:list-item>
        <text:list-item>
          <text:p text:style-name="P10"><text:s text:c="8"/>meta_offset = ftell(ifp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4772</text:span>: <text:s text:c="22"/><text:span text:style-name="T4">/* Kodak P-series */</text:span></text:p>
        </text:list-item>
        <text:list-item>
          <text:p text:style-name="P10"><text:s text:c="8"/><text:span text:style-name="T3">if</text:span> (len &lt; 13) <text:span text:style-name="T3">break</text:span>;</text:p>
        </text:list-item>
        <text:list-item>
          <text:p text:style-name="P10"><text:s text:c="8"/>fseek (ifp, 16, SEEK_CUR);</text:p>
        </text:list-item>
        <text:list-item>
          <text:p text:style-name="P10"><text:s text:c="8"/>data_offset = get4();</text:p>
        </text:list-item>
        <text:list-item>
          <text:p text:style-name="P10"><text:s text:c="8"/>fseek (ifp, 28, SEEK_CUR);</text:p>
        </text:list-item>
        <text:list-item>
          <text:p text:style-name="P10"><text:s text:c="8"/>data_offset += get4();</text:p>
        </text:list-item>
        <text:list-item>
          <text:p text:style-name="P10"><text:s text:c="8"/>load_raw = &amp;CLASS packed_load_raw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5026</text:span>:</text:p>
        </text:list-item>
        <text:list-item>
          <text:p text:style-name="P10"><text:s text:c="8"/><text:span text:style-name="T3">if</text:span> (type == 2) fgets (model2, 64, ifp);</text:p>
        </text:list-item>
        <text:list-item>
          <text:p text:style-name="P10"><text:s text:c="4"/>}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sony_length &amp;&amp; (buf = (<text:span text:style-name="T10">unsigned</text:span> *) malloc(sony_length))) {</text:p>
        </text:list-item>
        <text:list-item>
          <text:p text:style-name="P10"><text:s text:c="4"/>fseek (ifp, sony_offset, SEEK_SET);</text:p>
        </text:list-item>
        <text:list-item>
          <text:p text:style-name="P10"><text:s text:c="4"/>fread (buf, sony_length, 1, ifp);</text:p>
        </text:list-item>
        <text:list-item>
          <text:p text:style-name="P10"><text:s text:c="4"/>sony_decrypt (buf, sony_length/4, 1, sony_key);</text:p>
        </text:list-item>
        <text:list-item>
          <text:p text:style-name="P10"><text:s text:c="4"/>sfp = ifp;</text:p>
        </text:list-item>
        <text:list-item>
          <text:p text:style-name="P10"><text:s text:c="4"/><text:span text:style-name="T3">if</text:span> ((ifp = tmpfile())) {</text:p>
        </text:list-item>
        <text:list-item>
          <text:p text:style-name="P10"><text:s text:c="6"/>fwrite (buf, sony_length, 1, ifp);</text:p>
        </text:list-item>
        <text:list-item>
          <text:p text:style-name="P10"><text:s text:c="6"/>fseek (ifp, 0, SEEK_SET);</text:p>
        </text:list-item>
        <text:list-item>
          <text:p text:style-name="P10"><text:s text:c="6"/>parse_tiff_ifd (-sony_offset);</text:p>
        </text:list-item>
        <text:list-item>
          <text:p text:style-name="P10"><text:s text:c="6"/>fclose (ifp);</text:p>
        </text:list-item>
        <text:list-item>
          <text:p text:style-name="P10"><text:s text:c="4"/>}</text:p>
        </text:list-item>
        <text:list-item>
          <text:p text:style-name="P10"><text:s text:c="4"/>ifp = sfp;</text:p>
        </text:list-item>
        <text:list-item>
          <text:p text:style-name="P10"><text:s text:c="4"/>free (buf)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colors; i++)</text:p>
        </text:list-item>
        <text:list-item>
          <text:p text:style-name="P10"><text:s text:c="4"/>FORCC cc[i][c] *= ab[i];</text:p>
        </text:list-item>
        <text:list-item>
          <text:p text:style-name="P10"><text:s text:c="2"/><text:span text:style-name="T3">if</text:span> (use_cm) {</text:p>
        </text:list-item>
        <text:list-item>
          <text:p text:style-name="P10"><text:soft-page-break/><text:s text:c="4"/>FORCC <text:span text:style-name="T3">for</text:span> (i=0; i &lt; 3; i++)</text:p>
        </text:list-item>
        <text:list-item>
          <text:p text:style-name="P10"><text:s text:c="6"/><text:span text:style-name="T3">for</text:span> (cam_xyz[c][i]=j=0; j &lt; colors; j++)</text:p>
        </text:list-item>
        <text:list-item>
          <text:p text:style-name="P10"><text:s text:c="8"/>cam_xyz[c][i] += cc[c][j] * cm[j][i] * xyz[i];</text:p>
        </text:list-item>
        <text:list-item>
          <text:p text:style-name="P10"><text:s text:c="4"/>cam_xyz_coeff (cmatrix, cam_xyz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asn[0]) {</text:p>
        </text:list-item>
        <text:list-item>
          <text:p text:style-name="P10"><text:s text:c="4"/>cam_mul[3] = 0;</text:p>
        </text:list-item>
        <text:list-item>
          <text:p text:style-name="P10"><text:s text:c="4"/>FORCC cam_mul[c] = 1 / asn[c]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use_cm)</text:p>
        </text:list-item>
        <text:list-item>
          <text:p text:style-name="P10"><text:s text:c="4"/>FORCC pre_mul[c] /= cc[c][c];</text:p>
        </text:list-item>
        <text:list-item>
          <text:p text:style-name="P10"><text:s text:c="2"/><text:span text:style-name="T3">return</text:span>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parse_tiff</text:span> (<text:span text:style-name="T10">int</text:span> base)</text:p>
        </text:list-item>
        <text:list-item>
          <text:p text:style-name="P10">{</text:p>
        </text:list-item>
        <text:list-item>
          <text:p text:style-name="P10"><text:s text:c="2"/><text:span text:style-name="T10">int</text:span> doff;</text:p>
        </text:list-item>
        <text:list-item>
          <text:p text:style-name="P10"/>
        </text:list-item>
        <text:list-item>
          <text:p text:style-name="P10"><text:s text:c="2"/>fseek (ifp, base, SEEK_SET);</text:p>
        </text:list-item>
        <text:list-item>
          <text:p text:style-name="P10"><text:s text:c="2"/>order = get2();</text:p>
        </text:list-item>
        <text:list-item>
          <text:p text:style-name="P10"><text:s text:c="2"/><text:span text:style-name="T3">if</text:span> (order != 0x4949 &amp;&amp; order != 0x4d4d) <text:span text:style-name="T3">return</text:span> 0;</text:p>
        </text:list-item>
        <text:list-item>
          <text:p text:style-name="P10"><text:s text:c="2"/>get2();</text:p>
        </text:list-item>
        <text:list-item>
          <text:p text:style-name="P10"><text:s text:c="2"/><text:span text:style-name="T3">while</text:span> ((doff = get4())) {</text:p>
        </text:list-item>
        <text:list-item>
          <text:p text:style-name="P10"><text:s text:c="4"/>fseek (ifp, doff+base, SEEK_SET);</text:p>
        </text:list-item>
        <text:list-item>
          <text:p text:style-name="P10"><text:s text:c="4"/><text:span text:style-name="T3">if</text:span> (parse_tiff_ifd (base)) <text:span text:style-name="T3">break</text:span>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apply_tiff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max_samp=0, ties=0, os, ns, raw=-1, thm=-1, i;</text:p>
        </text:list-item>
        <text:list-item>
          <text:p text:style-name="P10"><text:s text:c="2"/><text:span text:style-name="T10">struct</text:span> jhead jh;</text:p>
        </text:list-item>
        <text:list-item>
          <text:p text:style-name="P10"/>
        </text:list-item>
        <text:list-item>
          <text:p text:style-name="P10"><text:s text:c="2"/>thumb_misc = 16;</text:p>
        </text:list-item>
        <text:list-item>
          <text:p text:style-name="P10"><text:s text:c="2"/><text:span text:style-name="T3">if</text:span> (thumb_offset) {</text:p>
        </text:list-item>
        <text:list-item>
          <text:p text:style-name="P10"><text:s text:c="4"/>fseek (ifp, thumb_offset, SEEK_SET);</text:p>
        </text:list-item>
        <text:list-item>
          <text:p text:style-name="P10"><text:s text:c="4"/><text:span text:style-name="T3">if</text:span> (ljpeg_start (&amp;jh, 1)) {</text:p>
        </text:list-item>
        <text:list-item>
          <text:p text:style-name="P10"><text:s text:c="6"/>thumb_misc <text:s text:c="2"/>= jh.bits;</text:p>
        </text:list-item>
        <text:list-item>
          <text:p text:style-name="P10"><text:s text:c="6"/>thumb_width <text:s/>= jh.wide;</text:p>
        </text:list-item>
        <text:list-item>
          <text:p text:style-name="P10"><text:s text:c="6"/>thumb_height = jh.high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tiff_nifds; i--; ) {</text:p>
        </text:list-item>
        <text:list-item>
          <text:p text:style-name="P10"><text:s text:c="4"/><text:span text:style-name="T3">if</text:span> (tiff_ifd[i].shutter)</text:p>
        </text:list-item>
        <text:list-item>
          <text:p text:style-name="P10"><text:s text:c="6"/>shutter = tiff_ifd[i].shutter;</text:p>
        </text:list-item>
        <text:list-item>
          <text:p text:style-name="P10"><text:s text:c="4"/>tiff_ifd[i].shutter = shutter;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tiff_nifds; i++) {</text:p>
        </text:list-item>
        <text:list-item>
          <text:p text:style-name="P10"><text:s text:c="4"/><text:span text:style-name="T3">if</text:span> (max_samp &lt; tiff_ifd[i].samples)</text:p>
        </text:list-item>
        <text:list-item>
          <text:p text:style-name="P10"><text:s text:c="8"/>max_samp = tiff_ifd[i].samples;</text:p>
        </text:list-item>
        <text:list-item>
          <text:p text:style-name="P10"><text:s text:c="4"/><text:span text:style-name="T3">if</text:span> (max_samp &gt; 3) max_samp = 3;</text:p>
        </text:list-item>
        <text:list-item>
          <text:p text:style-name="P10"><text:s text:c="4"/>os = raw_width*raw_height;</text:p>
        </text:list-item>
        <text:list-item>
          <text:p text:style-name="P10"><text:s text:c="4"/>ns = tiff_ifd[i].width*tiff_ifd[i].height;</text:p>
        </text:list-item>
        <text:list-item>
          <text:p text:style-name="P10"><text:s text:c="4"/><text:span text:style-name="T3">if</text:span> (tiff_bps) {</text:p>
        </text:list-item>
        <text:list-item>
          <text:p text:style-name="P10"><text:s text:c="6"/>os *= tiff_bps;</text:p>
        </text:list-item>
        <text:list-item>
          <text:p text:style-name="P10"><text:s text:c="6"/>ns *= tiff_ifd[i].bps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tiff_ifd[i].comp != 6 || tiff_ifd[i].samples != 3) &amp;&amp;</text:p>
        </text:list-item>
        <text:list-item>
          <text:p text:style-name="P10"><text:s text:c="8"/>(tiff_ifd[i].width | tiff_ifd[i].height) &lt; 0x10000 &amp;&amp;</text:p>
        </text:list-item>
        <text:list-item>
          <text:p text:style-name="P10"><text:s text:c="9"/>ns &amp;&amp; ((ns &gt; os &amp;&amp; (ties = 1)) ||</text:p>
        </text:list-item>
        <text:list-item>
          <text:p text:style-name="P10"><text:s text:c="16"/>(ns == os &amp;&amp; shot_select == ties++))) {</text:p>
        </text:list-item>
        <text:list-item>
          <text:p text:style-name="P10"><text:s text:c="6"/>raw_width <text:s text:c="4"/>= tiff_ifd[i].width;</text:p>
        </text:list-item>
        <text:list-item>
          <text:p text:style-name="P10"><text:s text:c="6"/>raw_height <text:s text:c="3"/>= tiff_ifd[i].height;</text:p>
        </text:list-item>
        <text:list-item>
          <text:p text:style-name="P10"><text:s text:c="6"/>tiff_bps <text:s text:c="5"/>= tiff_ifd[i].bps;</text:p>
        </text:list-item>
        <text:list-item>
          <text:p text:style-name="P10"><text:soft-page-break/><text:s text:c="6"/>tiff_compress = tiff_ifd[i].comp;</text:p>
        </text:list-item>
        <text:list-item>
          <text:p text:style-name="P10"><text:s text:c="6"/>data_offset <text:s text:c="2"/>= tiff_ifd[i].offset;</text:p>
        </text:list-item>
        <text:list-item>
          <text:p text:style-name="P10"><text:s text:c="6"/>tiff_flip <text:s text:c="4"/>= tiff_ifd[i].flip;</text:p>
        </text:list-item>
        <text:list-item>
          <text:p text:style-name="P10"><text:s text:c="6"/>tiff_samples <text:s/>= tiff_ifd[i].samples;</text:p>
        </text:list-item>
        <text:list-item>
          <text:p text:style-name="P10"><text:s text:c="6"/>tile_width <text:s text:c="3"/>= tiff_ifd[i].tile_width;</text:p>
        </text:list-item>
        <text:list-item>
          <text:p text:style-name="P10"><text:s text:c="6"/>tile_length <text:s text:c="2"/>= tiff_ifd[i].tile_length;</text:p>
        </text:list-item>
        <text:list-item>
          <text:p text:style-name="P10"><text:s text:c="6"/>shutter <text:s text:c="6"/>= tiff_ifd[i].shutter;</text:p>
        </text:list-item>
        <text:list-item>
          <text:p text:style-name="P10"><text:s text:c="6"/>raw = i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is_raw == 1 &amp;&amp; ties) is_raw = ties;</text:p>
        </text:list-item>
        <text:list-item>
          <text:p text:style-name="P10"><text:s text:c="2"/><text:span text:style-name="T3">if</text:span> (!tile_width ) tile_width <text:s/>= INT_MAX;</text:p>
        </text:list-item>
        <text:list-item>
          <text:p text:style-name="P10"><text:s text:c="2"/><text:span text:style-name="T3">if</text:span> (!tile_length) tile_length = INT_MAX;</text:p>
        </text:list-item>
        <text:list-item>
          <text:p text:style-name="P10"><text:s text:c="2"/><text:span text:style-name="T3">for</text:span> (i=tiff_nifds; i--; )</text:p>
        </text:list-item>
        <text:list-item>
          <text:p text:style-name="P10"><text:s text:c="4"/><text:span text:style-name="T3">if</text:span> (tiff_ifd[i].flip) tiff_flip = tiff_ifd[i].flip;</text:p>
        </text:list-item>
        <text:list-item>
          <text:p text:style-name="P10"><text:s text:c="2"/><text:span text:style-name="T3">if</text:span> (raw &gt;= 0 &amp;&amp; !load_raw)</text:p>
        </text:list-item>
        <text:list-item>
          <text:p text:style-name="P10"><text:s text:c="4"/><text:span text:style-name="T3">switch</text:span> (tiff_compress) {</text:p>
        </text:list-item>
        <text:list-item>
          <text:p text:style-name="P10"><text:s text:c="6"/><text:span text:style-name="T3">case</text:span> <text:span text:style-name="T8">32767</text:span>:</text:p>
        </text:list-item>
        <text:list-item>
          <text:p text:style-name="P10"><text:s text:c="8"/><text:span text:style-name="T3">if</text:span> (tiff_ifd[raw].bytes == raw_width*raw_height) {</text:p>
        </text:list-item>
        <text:list-item>
          <text:p text:style-name="P10"><text:s text:c="10"/>tiff_bps = 12;</text:p>
        </text:list-item>
        <text:list-item>
          <text:p text:style-name="P10"><text:s text:c="10"/>maximum = 4095;</text:p>
        </text:list-item>
        <text:list-item>
          <text:p text:style-name="P10"><text:s text:c="10"/>load_raw = &amp;CLASS sony_arw2_load_raw; <text:s text:c="16"/><text:span text:style-name="T3">break</text:span>;</text:p>
        </text:list-item>
        <text:list-item>
          <text:p text:style-name="P10"><text:s text:c="8"/>}</text:p>
        </text:list-item>
        <text:list-item>
          <text:p text:style-name="P10"><text:s text:c="8"/><text:span text:style-name="T3">if</text:span> (tiff_ifd[raw].bytes*8 != raw_width*raw_height*tiff_bps) {</text:p>
        </text:list-item>
        <text:list-item>
          <text:p text:style-name="P10"><text:s text:c="10"/>raw_height += 8;</text:p>
        </text:list-item>
        <text:list-item>
          <text:p text:style-name="P10"><text:s text:c="10"/>load_raw = &amp;CLASS sony_arw_load_raw; <text:s text:c="17"/><text:span text:style-name="T3">break</text:span>;</text:p>
        </text:list-item>
        <text:list-item>
          <text:p text:style-name="P10"><text:s text:c="8"/>}</text:p>
        </text:list-item>
        <text:list-item>
          <text:p text:style-name="P10"><text:s text:c="8"/>load_flags = 79;</text:p>
        </text:list-item>
        <text:list-item>
          <text:p text:style-name="P10"><text:s text:c="6"/><text:span text:style-name="T3">case</text:span> <text:span text:style-name="T8">32769</text:span>:</text:p>
        </text:list-item>
        <text:list-item>
          <text:p text:style-name="P10"><text:s text:c="8"/>load_flags++;</text:p>
        </text:list-item>
        <text:list-item>
          <text:p text:style-name="P10"><text:s text:c="6"/><text:span text:style-name="T3">case</text:span> <text:span text:style-name="T8">32770</text:span>:</text:p>
        </text:list-item>
        <text:list-item>
          <text:p text:style-name="P10"><text:s text:c="6"/><text:span text:style-name="T3">case</text:span> <text:span text:style-name="T8">32773</text:span>: <text:span text:style-name="T3">goto</text:span> <text:span text:style-name="T8">slr</text:span>;</text:p>
        </text:list-item>
        <text:list-item>
          <text:p text:style-name="P10"><text:s text:c="6"/><text:span text:style-name="T3">case</text:span> <text:span text:style-name="T8">0</text:span>: <text:s/><text:span text:style-name="T3">case</text:span> <text:span text:style-name="T8">1</text:span>:</text:p>
        </text:list-item>
        <text:list-item>
          <text:p text:style-name="P10"><text:s text:c="8"/><text:span text:style-name="T3">if</text:span> (!strncmp(make,<text:span text:style-name="T5">"OLYMPUS"</text:span>,7) &amp;&amp;</text:p>
        </text:list-item>
        <text:list-item>
          <text:p text:style-name="P10"><text:s text:c="16"/>tiff_ifd[raw].bytes*2 == raw_width*raw_height*3)</text:p>
        </text:list-item>
        <text:list-item>
          <text:p text:style-name="P10"><text:s text:c="10"/>load_flags = 24;</text:p>
        </text:list-item>
        <text:list-item>
          <text:p text:style-name="P10"><text:s text:c="8"/><text:span text:style-name="T3">if</text:span> (!strcmp(make,<text:span text:style-name="T5">"SONY"</text:span>) &amp;&amp; tiff_bps &lt; 14 &amp;&amp;</text:p>
        </text:list-item>
        <text:list-item>
          <text:p text:style-name="P10"><text:s text:c="16"/>tiff_ifd[raw].bytes == raw_width*raw_height*2)</text:p>
        </text:list-item>
        <text:list-item>
          <text:p text:style-name="P10"><text:s text:c="12"/>tiff_bps = 14;</text:p>
        </text:list-item>
        <text:list-item>
          <text:p text:style-name="P10"><text:s text:c="8"/><text:span text:style-name="T3">if</text:span> (tiff_ifd[raw].bytes*5 == raw_width*raw_height*8) {</text:p>
        </text:list-item>
        <text:list-item>
          <text:p text:style-name="P10"><text:s text:c="10"/>load_flags = 81;</text:p>
        </text:list-item>
        <text:list-item>
          <text:p text:style-name="P10"><text:s text:c="10"/>tiff_bps = 12;</text:p>
        </text:list-item>
        <text:list-item>
          <text:p text:style-name="P10"><text:s text:c="8"/>} slr:</text:p>
        </text:list-item>
        <text:list-item>
          <text:p text:style-name="P10"><text:s text:c="8"/><text:span text:style-name="T3">switch</text:span> (tiff_bps) {</text:p>
        </text:list-item>
        <text:list-item>
          <text:p text:style-name="P10"><text:s text:c="10"/><text:span text:style-name="T3">case</text:span> <text:s/><text:span text:style-name="T8">8</text:span>: load_raw = &amp;CLASS eight_bit_load_raw; <text:s text:c="7"/><text:span text:style-name="T3">break</text:span>;</text:p>
        </text:list-item>
        <text:list-item>
          <text:p text:style-name="P10"><text:s text:c="10"/><text:span text:style-name="T3">case</text:span> <text:span text:style-name="T8">12</text:span>: <text:span text:style-name="T3">if</text:span> (tiff_ifd[raw].phint == 2)</text:p>
        </text:list-item>
        <text:list-item>
          <text:p text:style-name="P10"><text:s text:c="21"/>load_flags = 6;</text:p>
        </text:list-item>
        <text:list-item>
          <text:p text:style-name="P10"><text:s text:c="19"/>load_raw = &amp;CLASS packed_load_raw; <text:s text:c="10"/><text:span text:style-name="T3">break</text:span>;</text:p>
        </text:list-item>
        <text:list-item>
          <text:p text:style-name="P10"><text:s text:c="10"/><text:span text:style-name="T3">case</text:span> <text:span text:style-name="T8">14</text:span>: load_raw = &amp;CLASS packed_load_raw;</text:p>
        </text:list-item>
        <text:list-item>
          <text:p text:style-name="P10"><text:s text:c="19"/><text:span text:style-name="T3">if</text:span> (tiff_ifd[raw].bytes*4 == raw_width*raw_height*7) <text:span text:style-name="T3">break</text:span>;</text:p>
        </text:list-item>
        <text:list-item>
          <text:p text:style-name="P10"><text:s text:c="19"/>load_flags = 0;</text:p>
        </text:list-item>
        <text:list-item>
          <text:p text:style-name="P10"><text:s text:c="10"/><text:span text:style-name="T3">case</text:span> <text:span text:style-name="T8">16</text:span>: load_raw = &amp;CLASS unpacked_load_raw;</text:p>
        </text:list-item>
        <text:list-item>
          <text:p text:style-name="P10"><text:s text:c="19"/><text:span text:style-name="T3">if</text:span> (!strncmp(make,<text:span text:style-name="T5">"OLYMPUS"</text:span>,7) &amp;&amp;</text:p>
        </text:list-item>
        <text:list-item>
          <text:p text:style-name="P10"><text:s text:c="24"/>tiff_ifd[raw].bytes*7 &gt; raw_width*raw_height)</text:p>
        </text:list-item>
        <text:list-item>
          <text:p text:style-name="P10"><text:s text:c="21"/>load_raw = &amp;CLASS olympus_load_raw;</text:p>
        </text:list-item>
        <text:list-item>
          <text:p text:style-name="P10"><text:s text:c="8"/>}</text:p>
        </text:list-item>
        <text:list-item>
          <text:p text:style-name="P10"><text:s text:c="8"/><text:span text:style-name="T3">if</text:span> (filters == 9 &amp;&amp; tiff_ifd[raw].bytes*8 &lt; raw_width*raw_height*tiff_bps)</text:p>
        </text:list-item>
        <text:list-item>
          <text:p text:style-name="P10"><text:s text:c="10"/>load_raw = &amp;CLASS fuji_xtrans_load_raw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</text:span>: <text:s/><text:span text:style-name="T3">case</text:span> <text:span text:style-name="T8">7</text:span>: <text:s/><text:span text:style-name="T3">case</text:span> <text:span text:style-name="T8">99</text:span>:</text:p>
        </text:list-item>
        <text:list-item>
          <text:p text:style-name="P10"><text:s text:c="8"/>load_raw = &amp;CLASS lossless_jpeg_load_raw; <text:s text:c="14"/><text:span text:style-name="T3">break</text:span>;</text:p>
        </text:list-item>
        <text:list-item>
          <text:p text:style-name="P10"><text:s text:c="6"/><text:span text:style-name="T3">case</text:span> <text:span text:style-name="T8">262</text:span>:</text:p>
        </text:list-item>
        <text:list-item>
          <text:p text:style-name="P10"><text:s text:c="8"/>load_raw = &amp;CLASS kodak_262_load_raw; <text:s text:c="18"/><text:span text:style-name="T3">break</text:span>;</text:p>
        </text:list-item>
        <text:list-item>
          <text:p text:style-name="P10"><text:s text:c="6"/><text:span text:style-name="T3">case</text:span> <text:span text:style-name="T8">34713</text:span>:</text:p>
        </text:list-item>
        <text:list-item>
          <text:p text:style-name="P10"><text:s text:c="8"/><text:span text:style-name="T3">if</text:span> ((raw_width+9)/10*16*raw_height == tiff_ifd[raw].bytes) {</text:p>
        </text:list-item>
        <text:list-item>
          <text:p text:style-name="P10"><text:soft-page-break/><text:s text:c="10"/>load_raw = &amp;CLASS packed_load_raw;</text:p>
        </text:list-item>
        <text:list-item>
          <text:p text:style-name="P10"><text:s text:c="10"/>load_flags = 1;</text:p>
        </text:list-item>
        <text:list-item>
          <text:p text:style-name="P10"><text:s text:c="8"/>} <text:span text:style-name="T3">else</text:span> <text:span text:style-name="T3">if</text:span> (raw_width*raw_height*3 == tiff_ifd[raw].bytes*2) {</text:p>
        </text:list-item>
        <text:list-item>
          <text:p text:style-name="P10"><text:s text:c="10"/>load_raw = &amp;CLASS packed_load_raw;</text:p>
        </text:list-item>
        <text:list-item>
          <text:p text:style-name="P10"><text:s text:c="10"/><text:span text:style-name="T3">if</text:span> (model[0] == <text:span text:style-name="T5">'N'</text:span>) load_flags = 80;</text:p>
        </text:list-item>
        <text:list-item>
          <text:p text:style-name="P10"><text:s text:c="8"/>} <text:span text:style-name="T3">else</text:span> <text:span text:style-name="T3">if</text:span> (raw_width*raw_height*3 == tiff_ifd[raw].bytes) {</text:p>
        </text:list-item>
        <text:list-item>
          <text:p text:style-name="P10"><text:s text:c="10"/>load_raw = &amp;CLASS nikon_yuv_load_raw;</text:p>
        </text:list-item>
        <text:list-item>
          <text:p text:style-name="P10"><text:s text:c="10"/>gamma_curve (1/2.4, 12.92, 1, 4095);</text:p>
        </text:list-item>
        <text:list-item>
          <text:p text:style-name="P10"><text:s text:c="10"/>memset (cblack, 0, <text:span text:style-name="T3">sizeof</text:span> cblack);</text:p>
        </text:list-item>
        <text:list-item>
          <text:p text:style-name="P10"><text:s text:c="10"/>filters = 0;</text:p>
        </text:list-item>
        <text:list-item>
          <text:p text:style-name="P10"><text:s text:c="8"/>} <text:span text:style-name="T3">else</text:span> <text:span text:style-name="T3">if</text:span> (raw_width*raw_height*2 == tiff_ifd[raw].bytes) {</text:p>
        </text:list-item>
        <text:list-item>
          <text:p text:style-name="P10"><text:s text:c="10"/>load_raw = &amp;CLASS unpacked_load_raw;</text:p>
        </text:list-item>
        <text:list-item>
          <text:p text:style-name="P10"><text:s text:c="10"/>load_flags = 4;</text:p>
        </text:list-item>
        <text:list-item>
          <text:p text:style-name="P10"><text:s text:c="10"/>order = 0x4d4d;</text:p>
        </text:list-item>
        <text:list-item>
          <text:p text:style-name="P10"><text:s text:c="8"/>} <text:span text:style-name="T3">else</text:span></text:p>
        </text:list-item>
        <text:list-item>
          <text:p text:style-name="P10"><text:s text:c="10"/>load_raw = &amp;CLASS nikon_load_raw; <text:s text:c="20"/><text:span text:style-name="T3">break</text:span>;</text:p>
        </text:list-item>
        <text:list-item>
          <text:p text:style-name="P10"><text:s text:c="6"/><text:span text:style-name="T3">case</text:span> <text:span text:style-name="T8">65535</text:span>:</text:p>
        </text:list-item>
        <text:list-item>
          <text:p text:style-name="P10"><text:s text:c="8"/>load_raw = &amp;CLASS pentax_load_raw; <text:s text:c="21"/><text:span text:style-name="T3">break</text:span>;</text:p>
        </text:list-item>
        <text:list-item>
          <text:p text:style-name="P10"><text:s text:c="6"/><text:span text:style-name="T3">case</text:span> <text:span text:style-name="T8">65000</text:span>:</text:p>
        </text:list-item>
        <text:list-item>
          <text:p text:style-name="P10"><text:s text:c="8"/><text:span text:style-name="T3">switch</text:span> (tiff_ifd[raw].phint) {</text:p>
        </text:list-item>
        <text:list-item>
          <text:p text:style-name="P10"><text:s text:c="10"/><text:span text:style-name="T3">case</text:span> <text:span text:style-name="T8">2</text:span>: load_raw = &amp;CLASS kodak_rgb_load_raw; <text:s text:c="2"/>filters = 0; <text:s/><text:span text:style-name="T3">break</text:span>;</text:p>
        </text:list-item>
        <text:list-item>
          <text:p text:style-name="P10"><text:s text:c="10"/><text:span text:style-name="T3">case</text:span> <text:span text:style-name="T8">6</text:span>: load_raw = &amp;CLASS kodak_ycbcr_load_raw; filters = 0; <text:s/><text:span text:style-name="T3">break</text:span>;</text:p>
        </text:list-item>
        <text:list-item>
          <text:p text:style-name="P10"><text:s text:c="10"/><text:span text:style-name="T3">case</text:span> <text:span text:style-name="T8">32803</text:span>: load_raw = &amp;CLASS kodak_65000_load_raw;</text:p>
        </text:list-item>
        <text:list-item>
          <text:p text:style-name="P10"><text:s text:c="8"/>}</text:p>
        </text:list-item>
        <text:list-item>
          <text:p text:style-name="P10"><text:s text:c="6"/><text:span text:style-name="T3">case</text:span> <text:span text:style-name="T8">32867</text:span>: <text:span text:style-name="T3">case</text:span> <text:span text:style-name="T8">34892</text:span>: <text:span text:style-name="T3">break</text:span>;</text:p>
        </text:list-item>
        <text:list-item>
          <text:p text:style-name="P10"><text:s text:c="6"/><text:span text:style-name="T8">default</text:span>: is_raw = 0;</text:p>
        </text:list-item>
        <text:list-item>
          <text:p text:style-name="P10"><text:s text:c="4"/>}</text:p>
        </text:list-item>
        <text:list-item>
          <text:p text:style-name="P10"><text:s text:c="2"/><text:span text:style-name="T3">if</text:span> (!dng_version)</text:p>
        </text:list-item>
        <text:list-item>
          <text:p text:style-name="P10"><text:s text:c="4"/><text:span text:style-name="T3">if</text:span> ( (tiff_samples == 3 &amp;&amp; tiff_ifd[raw].bytes &amp;&amp; tiff_bps != 14 &amp;&amp;</text:p>
        </text:list-item>
        <text:list-item>
          <text:p text:style-name="P10"><text:s text:c="10"/>(tiff_compress &amp; -16) != 32768)</text:p>
        </text:list-item>
        <text:list-item>
          <text:p text:style-name="P10"><text:s text:c="6"/>|| (tiff_bps == 8 &amp;&amp; strncmp(make,<text:span text:style-name="T5">"Phase"</text:span>,5) &amp;&amp;</text:p>
        </text:list-item>
        <text:list-item>
          <text:p text:style-name="P10"><text:s text:c="10"/>!strcasestr(make,<text:span text:style-name="T5">"Kodak"</text:span>) &amp;&amp; !strstr(model2,<text:span text:style-name="T5">"DEBUG RAW"</text:span>)))</text:p>
        </text:list-item>
        <text:list-item>
          <text:p text:style-name="P10"><text:s text:c="6"/>is_raw = 0;</text:p>
        </text:list-item>
        <text:list-item>
          <text:p text:style-name="P10"><text:s text:c="2"/><text:span text:style-name="T3">for</text:span> (i=0; i &lt; tiff_nifds; i++)</text:p>
        </text:list-item>
        <text:list-item>
          <text:p text:style-name="P10"><text:s text:c="4"/><text:span text:style-name="T3">if</text:span> (i != raw &amp;&amp; tiff_ifd[i].samples == max_samp &amp;&amp;</text:p>
        </text:list-item>
        <text:list-item>
          <text:p text:style-name="P10"><text:s text:c="8"/>tiff_ifd[i].width * tiff_ifd[i].height / (SQR(tiff_ifd[i].bps)+1) &gt;</text:p>
        </text:list-item>
        <text:list-item>
          <text:p text:style-name="P10"><text:s text:c="14"/>thumb_width * <text:s text:c="6"/>thumb_height / (SQR(thumb_misc)+1)</text:p>
        </text:list-item>
        <text:list-item>
          <text:p text:style-name="P10"><text:s text:c="8"/>&amp;&amp; tiff_ifd[i].comp != 34892) {</text:p>
        </text:list-item>
        <text:list-item>
          <text:p text:style-name="P10"><text:s text:c="6"/>thumb_width <text:s/>= tiff_ifd[i].width;</text:p>
        </text:list-item>
        <text:list-item>
          <text:p text:style-name="P10"><text:s text:c="6"/>thumb_height = tiff_ifd[i].height;</text:p>
        </text:list-item>
        <text:list-item>
          <text:p text:style-name="P10"><text:s text:c="6"/>thumb_offset = tiff_ifd[i].offset;</text:p>
        </text:list-item>
        <text:list-item>
          <text:p text:style-name="P10"><text:s text:c="6"/>thumb_length = tiff_ifd[i].bytes;</text:p>
        </text:list-item>
        <text:list-item>
          <text:p text:style-name="P10"><text:s text:c="6"/>thumb_misc <text:s text:c="2"/>= tiff_ifd[i].bps;</text:p>
        </text:list-item>
        <text:list-item>
          <text:p text:style-name="P10"><text:s text:c="6"/>thm = i;</text:p>
        </text:list-item>
        <text:list-item>
          <text:p text:style-name="P10"><text:s text:c="4"/>}</text:p>
        </text:list-item>
        <text:list-item>
          <text:p text:style-name="P10"><text:s text:c="2"/><text:span text:style-name="T3">if</text:span> (thm &gt;= 0) {</text:p>
        </text:list-item>
        <text:list-item>
          <text:p text:style-name="P10"><text:s text:c="4"/>thumb_misc |= tiff_ifd[thm].samples &lt;&lt; 5;</text:p>
        </text:list-item>
        <text:list-item>
          <text:p text:style-name="P10"><text:s text:c="4"/><text:span text:style-name="T3">switch</text:span> (tiff_ifd[thm].comp) {</text:p>
        </text:list-item>
        <text:list-item>
          <text:p text:style-name="P10"><text:s text:c="6"/><text:span text:style-name="T3">case</text:span> <text:span text:style-name="T8">0</text:span>:</text:p>
        </text:list-item>
        <text:list-item>
          <text:p text:style-name="P10"><text:s text:c="8"/>write_thumb = &amp;CLASS layer_thumb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1</text:span>:</text:p>
        </text:list-item>
        <text:list-item>
          <text:p text:style-name="P10"><text:s text:c="8"/><text:span text:style-name="T3">if</text:span> (tiff_ifd[thm].bps &lt;= 8)</text:p>
        </text:list-item>
        <text:list-item>
          <text:p text:style-name="P10"><text:s text:c="10"/>write_thumb = &amp;CLASS ppm_thumb;</text:p>
        </text:list-item>
        <text:list-item>
          <text:p text:style-name="P10"><text:s text:c="8"/><text:span text:style-name="T3">else</text:span> <text:span text:style-name="T3">if</text:span> (!strcmp(make,<text:span text:style-name="T5">"Imacon"</text:span>))</text:p>
        </text:list-item>
        <text:list-item>
          <text:p text:style-name="P10"><text:s text:c="10"/>write_thumb = &amp;CLASS ppm16_thumb;</text:p>
        </text:list-item>
        <text:list-item>
          <text:p text:style-name="P10"><text:s text:c="8"/><text:span text:style-name="T3">else</text:span></text:p>
        </text:list-item>
        <text:list-item>
          <text:p text:style-name="P10"><text:s text:c="10"/>thumb_load_raw = &amp;CLASS kodak_thumb_load_raw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65000</text:span>:</text:p>
        </text:list-item>
        <text:list-item>
          <text:p text:style-name="P10"><text:s text:c="8"/>thumb_load_raw = tiff_ifd[thm].phint == 6 ?</text:p>
        </text:list-item>
        <text:list-item>
          <text:p text:style-name="P10"><text:s text:c="16"/>&amp;CLASS kodak_ycbcr_load_raw : &amp;CLASS kodak_rgb_load_raw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><text:soft-page-break/></text:p>
        </text:list-item>
        <text:list-item>
          <text:p text:style-name="P10"><text:span text:style-name="T10">void</text:span> CLASS <text:span text:style-name="T6">parse_minolta</text:span> (<text:span text:style-name="T10">int</text:span> base)</text:p>
        </text:list-item>
        <text:list-item>
          <text:p text:style-name="P10">{</text:p>
        </text:list-item>
        <text:list-item>
          <text:p text:style-name="P10"><text:s text:c="2"/><text:span text:style-name="T10">int</text:span> save, tag, len, offset, high=0, wide=0, i, c;</text:p>
        </text:list-item>
        <text:list-item>
          <text:p text:style-name="P10"><text:s text:c="2"/><text:span text:style-name="T10">short</text:span> sorder=order;</text:p>
        </text:list-item>
        <text:list-item>
          <text:p text:style-name="P10"/>
        </text:list-item>
        <text:list-item>
          <text:p text:style-name="P10"><text:s text:c="2"/>fseek (ifp, base, SEEK_SET);</text:p>
        </text:list-item>
        <text:list-item>
          <text:p text:style-name="P10"><text:s text:c="2"/><text:span text:style-name="T3">if</text:span> (fgetc(ifp) || fgetc(ifp)-<text:span text:style-name="T5">'M'</text:span> || fgetc(ifp)-<text:span text:style-name="T5">'R'</text:span>) <text:span text:style-name="T3">return</text:span>;</text:p>
        </text:list-item>
        <text:list-item>
          <text:p text:style-name="P10"><text:s text:c="2"/>order = fgetc(ifp) * 0x101;</text:p>
        </text:list-item>
        <text:list-item>
          <text:p text:style-name="P10"><text:s text:c="2"/>offset = base + get4() + 8;</text:p>
        </text:list-item>
        <text:list-item>
          <text:p text:style-name="P10"><text:s text:c="2"/><text:span text:style-name="T3">while</text:span> ((save=ftell(ifp)) &lt; offset) {</text:p>
        </text:list-item>
        <text:list-item>
          <text:p text:style-name="P10"><text:s text:c="4"/><text:span text:style-name="T3">for</text:span> (tag=i=0; i &lt; 4; i++)</text:p>
        </text:list-item>
        <text:list-item>
          <text:p text:style-name="P10"><text:s text:c="6"/>tag = tag &lt;&lt; 8 | fgetc(ifp);</text:p>
        </text:list-item>
        <text:list-item>
          <text:p text:style-name="P10"><text:s text:c="4"/>len = get4();</text:p>
        </text:list-item>
        <text:list-item>
          <text:p text:style-name="P10"><text:s text:c="4"/><text:span text:style-name="T3">switch</text:span> (tag) {</text:p>
        </text:list-item>
        <text:list-item>
          <text:p text:style-name="P10"><text:s text:c="6"/><text:span text:style-name="T3">case</text:span> <text:span text:style-name="T8">0x505244</text:span>: <text:s text:c="27"/><text:span text:style-name="T4">/* PRD */</text:span></text:p>
        </text:list-item>
        <text:list-item>
          <text:p text:style-name="P10"><text:s text:c="8"/>fseek (ifp, 8, SEEK_CUR);</text:p>
        </text:list-item>
        <text:list-item>
          <text:p text:style-name="P10"><text:s text:c="8"/>high = get2();</text:p>
        </text:list-item>
        <text:list-item>
          <text:p text:style-name="P10"><text:s text:c="8"/>wide =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574247</text:span>: <text:s text:c="27"/><text:span text:style-name="T4">/* WBG */</text:span></text:p>
        </text:list-item>
        <text:list-item>
          <text:p text:style-name="P10"><text:s text:c="8"/>get4();</text:p>
        </text:list-item>
        <text:list-item>
          <text:p text:style-name="P10"><text:s text:c="8"/>i = strcmp(model,<text:span text:style-name="T5">"DiMAGE A200"</text:span>) ? 0:3;</text:p>
        </text:list-item>
        <text:list-item>
          <text:p text:style-name="P10"><text:s text:c="8"/>FORC4 cam_mul[c ^ (c &gt;&gt; 1) ^ i] = get2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545457</text:span>: <text:s text:c="27"/><text:span text:style-name="T4">/* TTW */</text:span></text:p>
        </text:list-item>
        <text:list-item>
          <text:p text:style-name="P10"><text:s text:c="8"/>parse_tiff (ftell(ifp));</text:p>
        </text:list-item>
        <text:list-item>
          <text:p text:style-name="P10"><text:s text:c="8"/>data_offset = offset;</text:p>
        </text:list-item>
        <text:list-item>
          <text:p text:style-name="P10"><text:s text:c="4"/>}</text:p>
        </text:list-item>
        <text:list-item>
          <text:p text:style-name="P10"><text:s text:c="4"/>fseek (ifp, save+len+8, SEEK_SET);</text:p>
        </text:list-item>
        <text:list-item>
          <text:p text:style-name="P10"><text:s text:c="2"/>}</text:p>
        </text:list-item>
        <text:list-item>
          <text:p text:style-name="P10"><text:s text:c="2"/>raw_height = high;</text:p>
        </text:list-item>
        <text:list-item>
          <text:p text:style-name="P10"><text:s text:c="2"/>raw_width <text:s/>= wide;</text:p>
        </text:list-item>
        <text:list-item>
          <text:p text:style-name="P10"><text:s text:c="2"/>order = sorder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Many cameras have a "debug mode" that writes JPEG and raw</text:span></text:p>
        </text:list-item>
        <text:list-item>
          <text:p text:style-name="P12"><text:s text:c="3"/><text:span text:style-name="T7">at the same time. <text:s/>The raw file has no header, so try to</text:span></text:p>
        </text:list-item>
        <text:list-item>
          <text:p text:style-name="P12"><text:s text:c="3"/><text:span text:style-name="T7">to open the matching JPEG file and read its metadata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parse_external_jpeg</text:span>()</text:p>
        </text:list-item>
        <text:list-item>
          <text:p text:style-name="P10">{</text:p>
        </text:list-item>
        <text:list-item>
          <text:p text:style-name="P10"><text:s text:c="2"/><text:span text:style-name="T10">const</text:span> <text:span text:style-name="T10">char</text:span> *file, *ext;</text:p>
        </text:list-item>
        <text:list-item>
          <text:p text:style-name="P10"><text:s text:c="2"/><text:span text:style-name="T10">char</text:span> *jname, *jfile, *jext;</text:p>
        </text:list-item>
        <text:list-item>
          <text:p text:style-name="P10"><text:s text:c="2"/>FILE *save=ifp;</text:p>
        </text:list-item>
        <text:list-item>
          <text:p text:style-name="P10"/>
        </text:list-item>
        <text:list-item>
          <text:p text:style-name="P10"><text:s text:c="2"/>ext <text:s/>= strrchr (ifname, <text:span text:style-name="T5">'.'</text:span>);</text:p>
        </text:list-item>
        <text:list-item>
          <text:p text:style-name="P10"><text:s text:c="2"/>file = strrchr (ifname, <text:span text:style-name="T5">'/'</text:span>);</text:p>
        </text:list-item>
        <text:list-item>
          <text:p text:style-name="P10"><text:s text:c="2"/><text:span text:style-name="T3">if</text:span> (!file) file = strrchr (ifname, <text:span text:style-name="T5">'\\'</text:span>);</text:p>
        </text:list-item>
        <text:list-item>
          <text:p text:style-name="P10"><text:s text:c="2"/><text:span text:style-name="T3">if</text:span> (!file) file = ifname-1;</text:p>
        </text:list-item>
        <text:list-item>
          <text:p text:style-name="P10"><text:s text:c="2"/>file++;</text:p>
        </text:list-item>
        <text:list-item>
          <text:p text:style-name="P10"><text:s text:c="2"/><text:span text:style-name="T3">if</text:span> (!ext || strlen(ext) != 4 || ext-file != 8) <text:span text:style-name="T3">return</text:span>;</text:p>
        </text:list-item>
        <text:list-item>
          <text:p text:style-name="P10"><text:s text:c="2"/>jname = (<text:span text:style-name="T10">char</text:span> *) malloc (strlen(ifname) + 1);</text:p>
        </text:list-item>
        <text:list-item>
          <text:p text:style-name="P10"><text:s text:c="2"/>merror (jname, <text:span text:style-name="T5">"parse_external_jpeg()"</text:span>);</text:p>
        </text:list-item>
        <text:list-item>
          <text:p text:style-name="P10"><text:s text:c="2"/>strcpy (jname, ifname);</text:p>
        </text:list-item>
        <text:list-item>
          <text:p text:style-name="P10"><text:s text:c="2"/>jfile = file - ifname + jname;</text:p>
        </text:list-item>
        <text:list-item>
          <text:p text:style-name="P10"><text:s text:c="2"/>jext <text:s/>= ext <text:s/>- ifname + jname;</text:p>
        </text:list-item>
        <text:list-item>
          <text:p text:style-name="P10"><text:s text:c="2"/><text:span text:style-name="T3">if</text:span> (strcasecmp (ext, <text:span text:style-name="T5">".jpg"</text:span>)) {</text:p>
        </text:list-item>
        <text:list-item>
          <text:p text:style-name="P10"><text:s text:c="4"/>strcpy (jext, isupper(ext[1]) ? <text:span text:style-name="T5">".JPG"</text:span>:<text:span text:style-name="T5">".jpg"</text:span>);</text:p>
        </text:list-item>
        <text:list-item>
          <text:p text:style-name="P10"><text:s text:c="4"/><text:span text:style-name="T3">if</text:span> (isdigit(*file)) {</text:p>
        </text:list-item>
        <text:list-item>
          <text:p text:style-name="P10"><text:s text:c="6"/>memcpy (jfile, file+4, 4);</text:p>
        </text:list-item>
        <text:list-item>
          <text:p text:style-name="P10"><text:s text:c="6"/>memcpy (jfile+4, file, 4)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</text:p>
        </text:list-item>
        <text:list-item>
          <text:p text:style-name="P10"><text:soft-page-break/><text:s text:c="4"/><text:span text:style-name="T3">while</text:span> (isdigit(*--jext)) {</text:p>
        </text:list-item>
        <text:list-item>
          <text:p text:style-name="P10"><text:s text:c="6"/><text:span text:style-name="T3">if</text:span> (*jext != <text:span text:style-name="T5">'9'</text:span>) {</text:p>
        </text:list-item>
        <text:list-item>
          <text:p text:style-name="P10"><text:s text:c="8"/>(*jext)++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}</text:p>
        </text:list-item>
        <text:list-item>
          <text:p text:style-name="P10"><text:s text:c="6"/>*jext = <text:span text:style-name="T5">'0'</text:span>;</text:p>
        </text:list-item>
        <text:list-item>
          <text:p text:style-name="P10"><text:s text:c="4"/>}</text:p>
        </text:list-item>
        <text:list-item>
          <text:p text:style-name="P10"><text:s text:c="2"/><text:span text:style-name="T3">if</text:span> (strcmp (jname, ifname)) {</text:p>
        </text:list-item>
        <text:list-item>
          <text:p text:style-name="P10"><text:s text:c="4"/><text:span text:style-name="T3">if</text:span> ((ifp = fopen (jname, <text:span text:style-name="T5">"rb"</text:span>))) {</text:p>
        </text:list-item>
        <text:list-item>
          <text:p text:style-name="P10"><text:s text:c="6"/><text:span text:style-name="T3">if</text:span> (verbose)</text:p>
        </text:list-item>
        <text:list-item>
          <text:p text:style-name="P10"><text:s text:c="8"/>fprintf (stderr,_(<text:span text:style-name="T5">"Reading metadata from %s ...\n"</text:span>), jname);</text:p>
        </text:list-item>
        <text:list-item>
          <text:p text:style-name="P10"><text:s text:c="6"/>parse_tiff (12);</text:p>
        </text:list-item>
        <text:list-item>
          <text:p text:style-name="P10"><text:s text:c="6"/>thumb_offset = 0;</text:p>
        </text:list-item>
        <text:list-item>
          <text:p text:style-name="P10"><text:s text:c="6"/>is_raw = 1;</text:p>
        </text:list-item>
        <text:list-item>
          <text:p text:style-name="P10"><text:s text:c="6"/>fclose (ifp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timestamp)</text:p>
        </text:list-item>
        <text:list-item>
          <text:p text:style-name="P10"><text:s text:c="4"/>fprintf (stderr,_(<text:span text:style-name="T5">"Failed to read metadata from %s\n"</text:span>), jname);</text:p>
        </text:list-item>
        <text:list-item>
          <text:p text:style-name="P10"><text:s text:c="2"/>free (jname);</text:p>
        </text:list-item>
        <text:list-item>
          <text:p text:style-name="P10"><text:s text:c="2"/>ifp = save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CIFF block 0x1030 contains an 8x8 white sample.</text:span></text:p>
        </text:list-item>
        <text:list-item>
          <text:p text:style-name="P12"><text:s text:c="3"/><text:span text:style-name="T7">Load this into white[][] for use in scale_colors()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ciff_block_1030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ushort key[] = { 0x410, 0x45f3 };</text:p>
        </text:list-item>
        <text:list-item>
          <text:p text:style-name="P10"><text:s text:c="2"/><text:span text:style-name="T10">int</text:span> i, bpp, row, col, vbits=0;</text:p>
        </text:list-item>
        <text:list-item>
          <text:p text:style-name="P10"><text:s text:c="2"/><text:span text:style-name="T10">unsigned</text:span> <text:span text:style-name="T10">long</text:span> bitbuf=0;</text:p>
        </text:list-item>
        <text:list-item>
          <text:p text:style-name="P10"/>
        </text:list-item>
        <text:list-item>
          <text:p text:style-name="P10"><text:s text:c="2"/><text:span text:style-name="T3">if</text:span> ((get2(),get4()) != 0x80008 || !get4()) <text:span text:style-name="T3">return</text:span>;</text:p>
        </text:list-item>
        <text:list-item>
          <text:p text:style-name="P10"><text:s text:c="2"/>bpp = get2();</text:p>
        </text:list-item>
        <text:list-item>
          <text:p text:style-name="P10"><text:s text:c="2"/><text:span text:style-name="T3">if</text:span> (bpp != 10 &amp;&amp; bpp != 12) <text:span text:style-name="T3">return</text:span>;</text:p>
        </text:list-item>
        <text:list-item>
          <text:p text:style-name="P10"><text:s text:c="2"/><text:span text:style-name="T3">for</text:span> (i=row=0; row &lt; 8; row++)</text:p>
        </text:list-item>
        <text:list-item>
          <text:p text:style-name="P10"><text:s text:c="4"/><text:span text:style-name="T3">for</text:span> (col=0; col &lt; 8; col++) {</text:p>
        </text:list-item>
        <text:list-item>
          <text:p text:style-name="P10"><text:s text:c="6"/><text:span text:style-name="T3">if</text:span> (vbits &lt; bpp) {</text:p>
        </text:list-item>
        <text:list-item>
          <text:p text:style-name="P10"><text:s text:c="8"/>bitbuf = bitbuf &lt;&lt; 16 | (get2() ^ key[i++ &amp; 1]);</text:p>
        </text:list-item>
        <text:list-item>
          <text:p text:style-name="P10"><text:s text:c="8"/>vbits += 16;</text:p>
        </text:list-item>
        <text:list-item>
          <text:p text:style-name="P10"><text:s text:c="6"/>}</text:p>
        </text:list-item>
        <text:list-item>
          <text:p text:style-name="P10"><text:s text:c="6"/>white[row][col] = bitbuf &gt;&gt; (vbits -= bpp) &amp; ~(-1 &lt;&lt; bpp)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Parse a CIFF file, better known as Canon CRW format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parse_ciff</text:span> (<text:span text:style-name="T10">int</text:span> offset, <text:span text:style-name="T10">int</text:span> length, <text:span text:style-name="T10">int</text:span> depth)</text:p>
        </text:list-item>
        <text:list-item>
          <text:p text:style-name="P10">{</text:p>
        </text:list-item>
        <text:list-item>
          <text:p text:style-name="P10"><text:s text:c="2"/><text:span text:style-name="T10">int</text:span> tboff, nrecs, c, type, len, save, wbi=-1;</text:p>
        </text:list-item>
        <text:list-item>
          <text:p text:style-name="P10"><text:s text:c="2"/>ushort key[] = { 0x410, 0x45f3 };</text:p>
        </text:list-item>
        <text:list-item>
          <text:p text:style-name="P10"/>
        </text:list-item>
        <text:list-item>
          <text:p text:style-name="P10"><text:s text:c="2"/>fseek (ifp, offset+length-4, SEEK_SET);</text:p>
        </text:list-item>
        <text:list-item>
          <text:p text:style-name="P10"><text:s text:c="2"/>tboff = get4() + offset;</text:p>
        </text:list-item>
        <text:list-item>
          <text:p text:style-name="P10"><text:s text:c="2"/>fseek (ifp, tboff, SEEK_SET);</text:p>
        </text:list-item>
        <text:list-item>
          <text:p text:style-name="P10"><text:s text:c="2"/>nrecs = get2();</text:p>
        </text:list-item>
        <text:list-item>
          <text:p text:style-name="P10"><text:s text:c="2"/><text:span text:style-name="T3">if</text:span> ((nrecs | depth) &gt; 127) <text:span text:style-name="T3">return</text:span>;</text:p>
        </text:list-item>
        <text:list-item>
          <text:p text:style-name="P10"><text:s text:c="2"/><text:span text:style-name="T3">while</text:span> (nrecs--) {</text:p>
        </text:list-item>
        <text:list-item>
          <text:p text:style-name="P10"><text:s text:c="4"/>type = get2();</text:p>
        </text:list-item>
        <text:list-item>
          <text:p text:style-name="P10"><text:s text:c="4"/>len <text:s/>= get4();</text:p>
        </text:list-item>
        <text:list-item>
          <text:p text:style-name="P10"><text:s text:c="4"/>save = ftell(ifp) + 4;</text:p>
        </text:list-item>
        <text:list-item>
          <text:p text:style-name="P10"><text:s text:c="4"/>fseek (ifp, offset+get4(), SEEK_SET);</text:p>
        </text:list-item>
        <text:list-item>
          <text:p text:style-name="P10"><text:s text:c="4"/><text:span text:style-name="T3">if</text:span> ((((type &gt;&gt; 8) + 8) | 8) == 0x38)</text:p>
        </text:list-item>
        <text:list-item>
          <text:p text:style-name="P10"><text:soft-page-break/><text:s text:c="6"/>parse_ciff (ftell(ifp), len, depth+1); <text:span text:style-name="T4">/* Parse a sub-table */</text:span></text:p>
        </text:list-item>
        <text:list-item>
          <text:p text:style-name="P10"><text:s text:c="4"/><text:span text:style-name="T3">if</text:span> (type == 0x0810)</text:p>
        </text:list-item>
        <text:list-item>
          <text:p text:style-name="P10"><text:s text:c="6"/>fread (artist, 64, 1, ifp);</text:p>
        </text:list-item>
        <text:list-item>
          <text:p text:style-name="P10"><text:s text:c="4"/><text:span text:style-name="T3">if</text:span> (type == 0x080a) {</text:p>
        </text:list-item>
        <text:list-item>
          <text:p text:style-name="P10"><text:s text:c="6"/>fread (make, 64, 1, ifp);</text:p>
        </text:list-item>
        <text:list-item>
          <text:p text:style-name="P10"><text:s text:c="6"/>fseek (ifp, strlen(make) - 63, SEEK_CUR);</text:p>
        </text:list-item>
        <text:list-item>
          <text:p text:style-name="P10"><text:s text:c="6"/>fread (model, 64, 1, ifp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1810) {</text:p>
        </text:list-item>
        <text:list-item>
          <text:p text:style-name="P10"><text:s text:c="6"/>width = get4();</text:p>
        </text:list-item>
        <text:list-item>
          <text:p text:style-name="P10"><text:s text:c="6"/>height = get4();</text:p>
        </text:list-item>
        <text:list-item>
          <text:p text:style-name="P10"><text:s text:c="6"/>pixel_aspect = int_to_float(get4());</text:p>
        </text:list-item>
        <text:list-item>
          <text:p text:style-name="P10"><text:s text:c="6"/>flip = get4(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1835) <text:s text:c="16"/><text:span text:style-name="T4">/* Get the decoder table */</text:span></text:p>
        </text:list-item>
        <text:list-item>
          <text:p text:style-name="P10"><text:s text:c="6"/>tiff_compress = get4();</text:p>
        </text:list-item>
        <text:list-item>
          <text:p text:style-name="P10"><text:s text:c="4"/><text:span text:style-name="T3">if</text:span> (type == 0x2007) {</text:p>
        </text:list-item>
        <text:list-item>
          <text:p text:style-name="P10"><text:s text:c="6"/>thumb_offset = ftell(ifp);</text:p>
        </text:list-item>
        <text:list-item>
          <text:p text:style-name="P10"><text:s text:c="6"/>thumb_length = len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1818) {</text:p>
        </text:list-item>
        <text:list-item>
          <text:p text:style-name="P10"><text:s text:c="6"/>shutter = pow (2, -int_to_float((get4(),get4())));</text:p>
        </text:list-item>
        <text:list-item>
          <text:p text:style-name="P10"><text:s text:c="6"/>aperture = pow (2, int_to_float(get4())/2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102a) {</text:p>
        </text:list-item>
        <text:list-item>
          <text:p text:style-name="P10"><text:s text:c="6"/>iso_speed = pow (2, (get4(),get2())/32.0 - 4) * 50;</text:p>
        </text:list-item>
        <text:list-item>
          <text:p text:style-name="P10"><text:s text:c="6"/>aperture <text:s/>= pow (2, (get2(),(<text:span text:style-name="T10">short</text:span>)get2())/64.0);</text:p>
        </text:list-item>
        <text:list-item>
          <text:p text:style-name="P10"><text:s text:c="6"/>shutter <text:s text:c="2"/>= pow (2,-((<text:span text:style-name="T10">short</text:span>)get2())/32.0);</text:p>
        </text:list-item>
        <text:list-item>
          <text:p text:style-name="P10"><text:s text:c="6"/>wbi = (get2(),get2());</text:p>
        </text:list-item>
        <text:list-item>
          <text:p text:style-name="P10"><text:s text:c="6"/><text:span text:style-name="T3">if</text:span> (wbi &gt; 17) wbi = 0;</text:p>
        </text:list-item>
        <text:list-item>
          <text:p text:style-name="P10"><text:s text:c="6"/>fseek (ifp, 32, SEEK_CUR);</text:p>
        </text:list-item>
        <text:list-item>
          <text:p text:style-name="P10"><text:s text:c="6"/><text:span text:style-name="T3">if</text:span> (shutter &gt; 1e6) shutter = get2()/10.0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102c) {</text:p>
        </text:list-item>
        <text:list-item>
          <text:p text:style-name="P10"><text:s text:c="6"/><text:span text:style-name="T3">if</text:span> (get2() &gt; 512) { <text:s text:c="14"/><text:span text:style-name="T4">/* Pro90, G1 */</text:span></text:p>
        </text:list-item>
        <text:list-item>
          <text:p text:style-name="P10"><text:s text:c="8"/>fseek (ifp, 118, SEEK_CUR);</text:p>
        </text:list-item>
        <text:list-item>
          <text:p text:style-name="P10"><text:s text:c="8"/>FORC4 cam_mul[c ^ 2] = get2();</text:p>
        </text:list-item>
        <text:list-item>
          <text:p text:style-name="P10"><text:s text:c="6"/>} <text:span text:style-name="T3">else</text:span> { <text:s text:c="25"/><text:span text:style-name="T4">/* G2, S30, S40 */</text:span></text:p>
        </text:list-item>
        <text:list-item>
          <text:p text:style-name="P10"><text:s text:c="8"/>fseek (ifp, 98, SEEK_CUR);</text:p>
        </text:list-item>
        <text:list-item>
          <text:p text:style-name="P10"><text:s text:c="8"/>FORC4 cam_mul[c ^ (c &gt;&gt; 1) ^ 1] = get2()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0032) {</text:p>
        </text:list-item>
        <text:list-item>
          <text:p text:style-name="P10"><text:s text:c="6"/><text:span text:style-name="T3">if</text:span> (len == 768) { <text:s text:c="16"/><text:span text:style-name="T4">/* EOS D30 */</text:span></text:p>
        </text:list-item>
        <text:list-item>
          <text:p text:style-name="P10"><text:s text:c="8"/>fseek (ifp, 72, SEEK_CUR);</text:p>
        </text:list-item>
        <text:list-item>
          <text:p text:style-name="P10"><text:s text:c="8"/>FORC4 cam_mul[c ^ (c &gt;&gt; 1)] = 1024.0 / get2();</text:p>
        </text:list-item>
        <text:list-item>
          <text:p text:style-name="P10"><text:s text:c="8"/><text:span text:style-name="T3">if</text:span> (!wbi) cam_mul[0] = -1; <text:s text:c="5"/><text:span text:style-name="T4">/* use my auto white balance */</text:span></text:p>
        </text:list-item>
        <text:list-item>
          <text:p text:style-name="P10"><text:s text:c="6"/>} <text:span text:style-name="T3">else</text:span> <text:span text:style-name="T3">if</text:span> (!cam_mul[0]) {</text:p>
        </text:list-item>
        <text:list-item>
          <text:p text:style-name="P10"><text:s text:c="8"/><text:span text:style-name="T3">if</text:span> (get2() == key[0]) <text:s text:c="10"/><text:span text:style-name="T4">/* Pro1, G6, S60, S70 */</text:span></text:p>
        </text:list-item>
        <text:list-item>
          <text:p text:style-name="P10"><text:s text:c="10"/>c = (strstr(model,<text:span text:style-name="T5">"Pro1"</text:span>) ?</text:p>
        </text:list-item>
        <text:list-item>
          <text:p text:style-name="P10"><text:s text:c="14"/><text:span text:style-name="T5">"012346000000000000"</text:span>:<text:span text:style-name="T5">"01345:000000006008"</text:span>)[wbi]-<text:span text:style-name="T5">'0'</text:span>+ 2;</text:p>
        </text:list-item>
        <text:list-item>
          <text:p text:style-name="P10"><text:s text:c="8"/><text:span text:style-name="T3">else</text:span> { <text:s text:c="25"/><text:span text:style-name="T4">/* G3, G5, S45, S50 */</text:span></text:p>
        </text:list-item>
        <text:list-item>
          <text:p text:style-name="P10"><text:s text:c="10"/>c = <text:span text:style-name="T5">"023457000000006000"</text:span>[wbi]-<text:span text:style-name="T5">'0'</text:span>;</text:p>
        </text:list-item>
        <text:list-item>
          <text:p text:style-name="P10"><text:s text:c="10"/>key[0] = key[1] = 0;</text:p>
        </text:list-item>
        <text:list-item>
          <text:p text:style-name="P10"><text:s text:c="8"/>}</text:p>
        </text:list-item>
        <text:list-item>
          <text:p text:style-name="P10"><text:s text:c="8"/>fseek (ifp, 78 + c*8, SEEK_CUR);</text:p>
        </text:list-item>
        <text:list-item>
          <text:p text:style-name="P10"><text:s text:c="8"/>FORC4 cam_mul[c ^ (c &gt;&gt; 1) ^ 1] = get2() ^ key[c &amp; 1];</text:p>
        </text:list-item>
        <text:list-item>
          <text:p text:style-name="P10"><text:s text:c="8"/><text:span text:style-name="T3">if</text:span> (!wbi) cam_mul[0] = -1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10a9) { <text:s text:c="14"/><text:span text:style-name="T4">/* D60, 10D, 300D, and clones */</text:span></text:p>
        </text:list-item>
        <text:list-item>
          <text:p text:style-name="P10"><text:s text:c="6"/><text:span text:style-name="T3">if</text:span> (len &gt; 66) wbi = <text:span text:style-name="T5">"0134567028"</text:span>[wbi]-<text:span text:style-name="T5">'0'</text:span>;</text:p>
        </text:list-item>
        <text:list-item>
          <text:p text:style-name="P10"><text:s text:c="6"/>fseek (ifp, 2 + wbi*8, SEEK_CUR);</text:p>
        </text:list-item>
        <text:list-item>
          <text:p text:style-name="P10"><text:s text:c="6"/>FORC4 cam_mul[c ^ (c &gt;&gt; 1)] = get2();</text:p>
        </text:list-item>
        <text:list-item>
          <text:p text:style-name="P10"><text:s text:c="4"/>}</text:p>
        </text:list-item>
        <text:list-item>
          <text:p text:style-name="P10"><text:soft-page-break/><text:s text:c="4"/><text:span text:style-name="T3">if</text:span> (type == 0x1030 &amp;&amp; (0x18040 &gt;&gt; wbi &amp; 1))</text:p>
        </text:list-item>
        <text:list-item>
          <text:p text:style-name="P10"><text:s text:c="6"/>ciff_block_1030(); <text:s text:c="15"/><text:span text:style-name="T4">/* all that don't have 0x10a9 */</text:span></text:p>
        </text:list-item>
        <text:list-item>
          <text:p text:style-name="P10"><text:s text:c="4"/><text:span text:style-name="T3">if</text:span> (type == 0x1031) {</text:p>
        </text:list-item>
        <text:list-item>
          <text:p text:style-name="P10"><text:s text:c="6"/>raw_width = (get2(),get2());</text:p>
        </text:list-item>
        <text:list-item>
          <text:p text:style-name="P10"><text:s text:c="6"/>raw_height = get2(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5029) {</text:p>
        </text:list-item>
        <text:list-item>
          <text:p text:style-name="P10"><text:s text:c="6"/>focal_len = len &gt;&gt; 16;</text:p>
        </text:list-item>
        <text:list-item>
          <text:p text:style-name="P10"><text:s text:c="6"/><text:span text:style-name="T3">if</text:span> ((len &amp; 0xffff) == 2) focal_len /= 32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ype == 0x5813) flash_used = int_to_float(len);</text:p>
        </text:list-item>
        <text:list-item>
          <text:p text:style-name="P10"><text:s text:c="4"/><text:span text:style-name="T3">if</text:span> (type == 0x5814) canon_ev <text:s text:c="2"/>= int_to_float(len);</text:p>
        </text:list-item>
        <text:list-item>
          <text:p text:style-name="P10"><text:s text:c="4"/><text:span text:style-name="T3">if</text:span> (type == 0x5817) shot_order = len;</text:p>
        </text:list-item>
        <text:list-item>
          <text:p text:style-name="P10"><text:s text:c="4"/><text:span text:style-name="T3">if</text:span> (type == 0x5834) unique_id <text:s/>= len;</text:p>
        </text:list-item>
        <text:list-item>
          <text:p text:style-name="P10"><text:s text:c="4"/><text:span text:style-name="T3">if</text:span> (type == 0x580e) timestamp <text:s/>= len;</text:p>
        </text:list-item>
        <text:list-item>
          <text:p text:style-name="P10"><text:s text:c="4"/><text:span text:style-name="T3">if</text:span> (type == 0x180e) timestamp <text:s/>= get4();</text:p>
        </text:list-item>
        <text:list-item>
          <text:p text:style-name="P10">#<text:span text:style-name="T8">ifdef</text:span> <text:span text:style-name="T9">LOCALTIME</text:span></text:p>
        </text:list-item>
        <text:list-item>
          <text:p text:style-name="P10"><text:s text:c="4"/><text:span text:style-name="T3">if</text:span> ((type | 0x4000) == 0x580e)</text:p>
        </text:list-item>
        <text:list-item>
          <text:p text:style-name="P10"><text:s text:c="6"/>timestamp = mktime (gmtime (&amp;timestamp));</text:p>
        </text:list-item>
        <text:list-item>
          <text:p text:style-name="P10">#<text:span text:style-name="T8">endif</text:span>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rollei</text:span>()</text:p>
        </text:list-item>
        <text:list-item>
          <text:p text:style-name="P10">{</text:p>
        </text:list-item>
        <text:list-item>
          <text:p text:style-name="P10"><text:s text:c="2"/><text:span text:style-name="T10">char</text:span> line[128], *val;</text:p>
        </text:list-item>
        <text:list-item>
          <text:p text:style-name="P10"><text:s text:c="2"/><text:span text:style-name="T10">struct</text:span> tm t;</text:p>
        </text:list-item>
        <text:list-item>
          <text:p text:style-name="P10"/>
        </text:list-item>
        <text:list-item>
          <text:p text:style-name="P10"><text:s text:c="2"/>fseek (ifp, 0, SEEK_SET);</text:p>
        </text:list-item>
        <text:list-item>
          <text:p text:style-name="P10"><text:s text:c="2"/>memset (&amp;t, 0, <text:span text:style-name="T3">sizeof</text:span> t);</text:p>
        </text:list-item>
        <text:list-item>
          <text:p text:style-name="P10"><text:s text:c="2"/><text:span text:style-name="T3">do</text:span> {</text:p>
        </text:list-item>
        <text:list-item>
          <text:p text:style-name="P10"><text:s text:c="4"/>fgets (line, 128, ifp);</text:p>
        </text:list-item>
        <text:list-item>
          <text:p text:style-name="P10"><text:s text:c="4"/><text:span text:style-name="T3">if</text:span> ((val = strchr(line,<text:span text:style-name="T5">'='</text:span>)))</text:p>
        </text:list-item>
        <text:list-item>
          <text:p text:style-name="P10"><text:s text:c="6"/>*val++ = 0;</text:p>
        </text:list-item>
        <text:list-item>
          <text:p text:style-name="P10"><text:s text:c="4"/><text:span text:style-name="T3">else</text:span></text:p>
        </text:list-item>
        <text:list-item>
          <text:p text:style-name="P10"><text:s text:c="6"/>val = line + strlen(line);</text:p>
        </text:list-item>
        <text:list-item>
          <text:p text:style-name="P10"><text:s text:c="4"/><text:span text:style-name="T3">if</text:span> (!strcmp(line,<text:span text:style-name="T5">"DAT"</text:span>))</text:p>
        </text:list-item>
        <text:list-item>
          <text:p text:style-name="P10"><text:s text:c="6"/>sscanf (val, <text:span text:style-name="T5">"%d.%d.%d"</text:span>, &amp;t.tm_mday, &amp;t.tm_mon, &amp;t.tm_year);</text:p>
        </text:list-item>
        <text:list-item>
          <text:p text:style-name="P10"><text:s text:c="4"/><text:span text:style-name="T3">if</text:span> (!strcmp(line,<text:span text:style-name="T5">"TIM"</text:span>))</text:p>
        </text:list-item>
        <text:list-item>
          <text:p text:style-name="P10"><text:s text:c="6"/>sscanf (val, <text:span text:style-name="T5">"%d:%d:%d"</text:span>, &amp;t.tm_hour, &amp;t.tm_min, &amp;t.tm_sec);</text:p>
        </text:list-item>
        <text:list-item>
          <text:p text:style-name="P10"><text:s text:c="4"/><text:span text:style-name="T3">if</text:span> (!strcmp(line,<text:span text:style-name="T5">"HDR"</text:span>))</text:p>
        </text:list-item>
        <text:list-item>
          <text:p text:style-name="P10"><text:s text:c="6"/>thumb_offset = atoi(val);</text:p>
        </text:list-item>
        <text:list-item>
          <text:p text:style-name="P10"><text:s text:c="4"/><text:span text:style-name="T3">if</text:span> (!strcmp(line,<text:span text:style-name="T5">"X <text:s/>"</text:span>))</text:p>
        </text:list-item>
        <text:list-item>
          <text:p text:style-name="P10"><text:s text:c="6"/>raw_width = atoi(val);</text:p>
        </text:list-item>
        <text:list-item>
          <text:p text:style-name="P10"><text:s text:c="4"/><text:span text:style-name="T3">if</text:span> (!strcmp(line,<text:span text:style-name="T5">"Y <text:s/>"</text:span>))</text:p>
        </text:list-item>
        <text:list-item>
          <text:p text:style-name="P10"><text:s text:c="6"/>raw_height = atoi(val);</text:p>
        </text:list-item>
        <text:list-item>
          <text:p text:style-name="P10"><text:s text:c="4"/><text:span text:style-name="T3">if</text:span> (!strcmp(line,<text:span text:style-name="T5">"TX "</text:span>))</text:p>
        </text:list-item>
        <text:list-item>
          <text:p text:style-name="P10"><text:s text:c="6"/>thumb_width = atoi(val);</text:p>
        </text:list-item>
        <text:list-item>
          <text:p text:style-name="P10"><text:s text:c="4"/><text:span text:style-name="T3">if</text:span> (!strcmp(line,<text:span text:style-name="T5">"TY "</text:span>))</text:p>
        </text:list-item>
        <text:list-item>
          <text:p text:style-name="P10"><text:s text:c="6"/>thumb_height = atoi(val);</text:p>
        </text:list-item>
        <text:list-item>
          <text:p text:style-name="P10"><text:s text:c="2"/>} <text:span text:style-name="T3">while</text:span> (strncmp(line,<text:span text:style-name="T5">"EOHD"</text:span>,4));</text:p>
        </text:list-item>
        <text:list-item>
          <text:p text:style-name="P10"><text:s text:c="2"/>data_offset = thumb_offset + thumb_width * thumb_height * 2;</text:p>
        </text:list-item>
        <text:list-item>
          <text:p text:style-name="P10"><text:s text:c="2"/>t.tm_year -= 1900;</text:p>
        </text:list-item>
        <text:list-item>
          <text:p text:style-name="P10"><text:s text:c="2"/>t.tm_mon -= 1;</text:p>
        </text:list-item>
        <text:list-item>
          <text:p text:style-name="P10"><text:s text:c="2"/><text:span text:style-name="T3">if</text:span> (mktime(&amp;t) &gt; 0)</text:p>
        </text:list-item>
        <text:list-item>
          <text:p text:style-name="P10"><text:s text:c="4"/>timestamp = mktime(&amp;t);</text:p>
        </text:list-item>
        <text:list-item>
          <text:p text:style-name="P10"><text:s text:c="2"/>strcpy (make, <text:span text:style-name="T5">"Rollei"</text:span>);</text:p>
        </text:list-item>
        <text:list-item>
          <text:p text:style-name="P10"><text:s text:c="2"/>strcpy (model,<text:span text:style-name="T5">"d530flex"</text:span>);</text:p>
        </text:list-item>
        <text:list-item>
          <text:p text:style-name="P10"><text:s text:c="2"/>write_thumb = &amp;CLASS rollei_thumb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sinar_ia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entries, off;</text:p>
        </text:list-item>
        <text:list-item>
          <text:p text:style-name="P10"><text:soft-page-break/><text:s text:c="2"/><text:span text:style-name="T10">char</text:span> str[8], *cp;</text:p>
        </text:list-item>
        <text:list-item>
          <text:p text:style-name="P10"/>
        </text:list-item>
        <text:list-item>
          <text:p text:style-name="P10"><text:s text:c="2"/>order = 0x4949;</text:p>
        </text:list-item>
        <text:list-item>
          <text:p text:style-name="P10"><text:s text:c="2"/>fseek (ifp, 4, SEEK_SET);</text:p>
        </text:list-item>
        <text:list-item>
          <text:p text:style-name="P10"><text:s text:c="2"/>entries = get4();</text:p>
        </text:list-item>
        <text:list-item>
          <text:p text:style-name="P10"><text:s text:c="2"/>fseek (ifp, get4(), SEEK_SET)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off = get4(); get4();</text:p>
        </text:list-item>
        <text:list-item>
          <text:p text:style-name="P10"><text:s text:c="4"/>fread (str, 8, 1, ifp);</text:p>
        </text:list-item>
        <text:list-item>
          <text:p text:style-name="P10"><text:s text:c="4"/><text:span text:style-name="T3">if</text:span> (!strcmp(str,<text:span text:style-name="T5">"META"</text:span>)) <text:s text:c="2"/>meta_offset = off;</text:p>
        </text:list-item>
        <text:list-item>
          <text:p text:style-name="P10"><text:s text:c="4"/><text:span text:style-name="T3">if</text:span> (!strcmp(str,<text:span text:style-name="T5">"THUMB"</text:span>)) thumb_offset = off;</text:p>
        </text:list-item>
        <text:list-item>
          <text:p text:style-name="P10"><text:s text:c="4"/><text:span text:style-name="T3">if</text:span> (!strcmp(str,<text:span text:style-name="T5">"RAW0"</text:span>)) <text:s text:c="2"/>data_offset = off;</text:p>
        </text:list-item>
        <text:list-item>
          <text:p text:style-name="P10"><text:s text:c="2"/>}</text:p>
        </text:list-item>
        <text:list-item>
          <text:p text:style-name="P10"><text:s text:c="2"/>fseek (ifp, meta_offset+20, SEEK_SET);</text:p>
        </text:list-item>
        <text:list-item>
          <text:p text:style-name="P10"><text:s text:c="2"/>fread (make, 64, 1, ifp);</text:p>
        </text:list-item>
        <text:list-item>
          <text:p text:style-name="P10"><text:s text:c="2"/>make[63] = 0;</text:p>
        </text:list-item>
        <text:list-item>
          <text:p text:style-name="P10"><text:s text:c="2"/><text:span text:style-name="T3">if</text:span> ((cp = strchr(make,<text:span text:style-name="T5">' '</text:span>))) {</text:p>
        </text:list-item>
        <text:list-item>
          <text:p text:style-name="P10"><text:s text:c="4"/>strcpy (model, cp+1);</text:p>
        </text:list-item>
        <text:list-item>
          <text:p text:style-name="P10"><text:s text:c="4"/>*cp = 0;</text:p>
        </text:list-item>
        <text:list-item>
          <text:p text:style-name="P10"><text:s text:c="2"/>}</text:p>
        </text:list-item>
        <text:list-item>
          <text:p text:style-name="P10"><text:s text:c="2"/>raw_width <text:s/>= get2();</text:p>
        </text:list-item>
        <text:list-item>
          <text:p text:style-name="P10"><text:s text:c="2"/>raw_height = get2();</text:p>
        </text:list-item>
        <text:list-item>
          <text:p text:style-name="P10"><text:s text:c="2"/>load_raw = &amp;CLASS unpacked_load_raw;</text:p>
        </text:list-item>
        <text:list-item>
          <text:p text:style-name="P10"><text:s text:c="2"/>thumb_width = (get4(),get2());</text:p>
        </text:list-item>
        <text:list-item>
          <text:p text:style-name="P10"><text:s text:c="2"/>thumb_height = get2();</text:p>
        </text:list-item>
        <text:list-item>
          <text:p text:style-name="P10"><text:s text:c="2"/>write_thumb = &amp;CLASS ppm_thumb;</text:p>
        </text:list-item>
        <text:list-item>
          <text:p text:style-name="P10"><text:s text:c="2"/>maximum = 0x3fff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phase_one</text:span> (<text:span text:style-name="T10">int</text:span> base)</text:p>
        </text:list-item>
        <text:list-item>
          <text:p text:style-name="P10">{</text:p>
        </text:list-item>
        <text:list-item>
          <text:p text:style-name="P10"><text:s text:c="2"/><text:span text:style-name="T10">unsigned</text:span> entries, tag, type, len, data, save, i, c;</text:p>
        </text:list-item>
        <text:list-item>
          <text:p text:style-name="P10"><text:s text:c="2"/><text:span text:style-name="T10">float</text:span> romm_cam[3][3];</text:p>
        </text:list-item>
        <text:list-item>
          <text:p text:style-name="P10"><text:s text:c="2"/><text:span text:style-name="T10">char</text:span> *cp;</text:p>
        </text:list-item>
        <text:list-item>
          <text:p text:style-name="P10"/>
        </text:list-item>
        <text:list-item>
          <text:p text:style-name="P10"><text:s text:c="2"/>memset (&amp;ph1, 0, <text:span text:style-name="T3">sizeof</text:span> ph1);</text:p>
        </text:list-item>
        <text:list-item>
          <text:p text:style-name="P10"><text:s text:c="2"/>fseek (ifp, base, SEEK_SET);</text:p>
        </text:list-item>
        <text:list-item>
          <text:p text:style-name="P10"><text:s text:c="2"/>order = get4() &amp; 0xffff;</text:p>
        </text:list-item>
        <text:list-item>
          <text:p text:style-name="P10"><text:s text:c="2"/><text:span text:style-name="T3">if</text:span> (get4() &gt;&gt; 8 != 0x526177) <text:span text:style-name="T3">return</text:span>; <text:s text:c="9"/><text:span text:style-name="T4">/* "Raw" */</text:span></text:p>
        </text:list-item>
        <text:list-item>
          <text:p text:style-name="P10"><text:s text:c="2"/>fseek (ifp, get4()+base, SEEK_SET);</text:p>
        </text:list-item>
        <text:list-item>
          <text:p text:style-name="P10"><text:s text:c="2"/>entries = get4();</text:p>
        </text:list-item>
        <text:list-item>
          <text:p text:style-name="P10"><text:s text:c="2"/>get4()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tag <text:s/>= get4();</text:p>
        </text:list-item>
        <text:list-item>
          <text:p text:style-name="P10"><text:s text:c="4"/>type = get4();</text:p>
        </text:list-item>
        <text:list-item>
          <text:p text:style-name="P10"><text:s text:c="4"/>len <text:s/>= get4();</text:p>
        </text:list-item>
        <text:list-item>
          <text:p text:style-name="P10"><text:s text:c="4"/>data = get4();</text:p>
        </text:list-item>
        <text:list-item>
          <text:p text:style-name="P10"><text:s text:c="4"/>save = ftell(ifp);</text:p>
        </text:list-item>
        <text:list-item>
          <text:p text:style-name="P10"><text:s text:c="4"/>fseek (ifp, base+data, SEEK_SET);</text:p>
        </text:list-item>
        <text:list-item>
          <text:p text:style-name="P10"><text:s text:c="4"/><text:span text:style-name="T3">switch</text:span> (tag) {</text:p>
        </text:list-item>
        <text:list-item>
          <text:p text:style-name="P10"><text:s text:c="6"/><text:span text:style-name="T3">case</text:span> <text:span text:style-name="T8">0x100</text:span>: <text:s/>flip = <text:span text:style-name="T5">"0653"</text:span>[data &amp; 3]-<text:span text:style-name="T5">'0'</text:span>; <text:s/><text:span text:style-name="T3">break</text:span>;</text:p>
        </text:list-item>
        <text:list-item>
          <text:p text:style-name="P10"><text:s text:c="6"/><text:span text:style-name="T3">case</text:span> <text:span text:style-name="T8">0x106</text:span>:</text:p>
        </text:list-item>
        <text:list-item>
          <text:p text:style-name="P10"><text:s text:c="8"/><text:span text:style-name="T3">for</text:span> (i=0; i &lt; 9; i++)</text:p>
        </text:list-item>
        <text:list-item>
          <text:p text:style-name="P10"><text:s text:c="10"/>((<text:span text:style-name="T10">float</text:span> *)romm_cam)[i] = getreal(11);</text:p>
        </text:list-item>
        <text:list-item>
          <text:p text:style-name="P10"><text:s text:c="8"/>romm_coeff (romm_cam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107</text:span>:</text:p>
        </text:list-item>
        <text:list-item>
          <text:p text:style-name="P10"><text:s text:c="8"/>FORC3 cam_mul[c] = getreal(11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108</text:span>: <text:s/>raw_width <text:s text:c="4"/>= data; <text:s text:c="7"/><text:span text:style-name="T3">break</text:span>;</text:p>
        </text:list-item>
        <text:list-item>
          <text:p text:style-name="P10"><text:s text:c="6"/><text:span text:style-name="T3">case</text:span> <text:span text:style-name="T8">0x109</text:span>: <text:s/>raw_height <text:s text:c="3"/>= data; <text:s text:c="7"/><text:span text:style-name="T3">break</text:span>;</text:p>
        </text:list-item>
        <text:list-item>
          <text:p text:style-name="P10"><text:s text:c="6"/><text:span text:style-name="T3">case</text:span> <text:span text:style-name="T8">0x10a</text:span>: <text:s/>left_margin <text:s text:c="2"/>= data; <text:s text:c="7"/><text:span text:style-name="T3">break</text:span>;</text:p>
        </text:list-item>
        <text:list-item>
          <text:p text:style-name="P10"><text:s text:c="6"/><text:span text:style-name="T3">case</text:span> <text:span text:style-name="T8">0x10b</text:span>: <text:s/>top_margin <text:s text:c="3"/>= data; <text:s text:c="7"/><text:span text:style-name="T3">break</text:span>;</text:p>
        </text:list-item>
        <text:list-item>
          <text:p text:style-name="P10"><text:s text:c="6"/><text:span text:style-name="T3">case</text:span> <text:span text:style-name="T8">0x10c</text:span>: <text:s/>width <text:s text:c="8"/>= data; <text:s text:c="7"/><text:span text:style-name="T3">break</text:span>;</text:p>
        </text:list-item>
        <text:list-item>
          <text:p text:style-name="P10"><text:s text:c="6"/><text:span text:style-name="T3">case</text:span> <text:span text:style-name="T8">0x10d</text:span>: <text:s/>height <text:s text:c="7"/>= data; <text:s text:c="7"/><text:span text:style-name="T3">break</text:span>;</text:p>
        </text:list-item>
        <text:list-item>
          <text:p text:style-name="P10"><text:soft-page-break/><text:s text:c="6"/><text:span text:style-name="T3">case</text:span> <text:span text:style-name="T8">0x10e</text:span>: <text:s/>ph1.format <text:s text:c="3"/>= data; <text:s text:c="7"/><text:span text:style-name="T3">break</text:span>;</text:p>
        </text:list-item>
        <text:list-item>
          <text:p text:style-name="P10"><text:s text:c="6"/><text:span text:style-name="T3">case</text:span> <text:span text:style-name="T8">0x10f</text:span>: <text:s/>data_offset <text:s text:c="2"/>= data+base; <text:s text:c="2"/><text:span text:style-name="T3">break</text:span>;</text:p>
        </text:list-item>
        <text:list-item>
          <text:p text:style-name="P10"><text:s text:c="6"/><text:span text:style-name="T3">case</text:span> <text:span text:style-name="T8">0x110</text:span>: <text:s/>meta_offset <text:s text:c="2"/>= data+base;</text:p>
        </text:list-item>
        <text:list-item>
          <text:p text:style-name="P10"><text:s text:c="19"/>meta_length <text:s text:c="2"/>= len; <text:s text:c="16"/><text:span text:style-name="T3">break</text:span>;</text:p>
        </text:list-item>
        <text:list-item>
          <text:p text:style-name="P10"><text:s text:c="6"/><text:span text:style-name="T3">case</text:span> <text:span text:style-name="T8">0x112</text:span>: <text:s/>ph1.key_off <text:s text:c="2"/>= save - 4; <text:s text:c="11"/><text:span text:style-name="T3">break</text:span>;</text:p>
        </text:list-item>
        <text:list-item>
          <text:p text:style-name="P10"><text:s text:c="6"/><text:span text:style-name="T3">case</text:span> <text:span text:style-name="T8">0x210</text:span>: <text:s/>ph1.tag_210 <text:s text:c="2"/>= int_to_float(data); <text:s/><text:span text:style-name="T3">break</text:span>;</text:p>
        </text:list-item>
        <text:list-item>
          <text:p text:style-name="P10"><text:s text:c="6"/><text:span text:style-name="T3">case</text:span> <text:span text:style-name="T8">0x21a</text:span>: <text:s/>ph1.tag_21a <text:s text:c="2"/>= data; <text:s text:c="15"/><text:span text:style-name="T3">break</text:span>;</text:p>
        </text:list-item>
        <text:list-item>
          <text:p text:style-name="P10"><text:s text:c="6"/><text:span text:style-name="T3">case</text:span> <text:span text:style-name="T8">0x21c</text:span>: <text:s/>strip_offset <text:s/>= data+base; <text:s text:c="10"/><text:span text:style-name="T3">break</text:span>;</text:p>
        </text:list-item>
        <text:list-item>
          <text:p text:style-name="P10"><text:s text:c="6"/><text:span text:style-name="T3">case</text:span> <text:span text:style-name="T8">0x21d</text:span>: <text:s/>ph1.black <text:s text:c="4"/>= data; <text:s text:c="15"/><text:span text:style-name="T3">break</text:span>;</text:p>
        </text:list-item>
        <text:list-item>
          <text:p text:style-name="P10"><text:s text:c="6"/><text:span text:style-name="T3">case</text:span> <text:span text:style-name="T8">0x222</text:span>: <text:s/>ph1.split_col = data; <text:s text:c="15"/><text:span text:style-name="T3">break</text:span>;</text:p>
        </text:list-item>
        <text:list-item>
          <text:p text:style-name="P10"><text:s text:c="6"/><text:span text:style-name="T3">case</text:span> <text:span text:style-name="T8">0x223</text:span>: <text:s/>ph1.black_col = data+base; <text:s text:c="10"/><text:span text:style-name="T3">break</text:span>;</text:p>
        </text:list-item>
        <text:list-item>
          <text:p text:style-name="P10"><text:s text:c="6"/><text:span text:style-name="T3">case</text:span> <text:span text:style-name="T8">0x224</text:span>: <text:s/>ph1.split_row = data; <text:s text:c="15"/><text:span text:style-name="T3">break</text:span>;</text:p>
        </text:list-item>
        <text:list-item>
          <text:p text:style-name="P10"><text:s text:c="6"/><text:span text:style-name="T3">case</text:span> <text:span text:style-name="T8">0x225</text:span>: <text:s/>ph1.black_row = data+base; <text:s text:c="10"/><text:span text:style-name="T3">break</text:span>;</text:p>
        </text:list-item>
        <text:list-item>
          <text:p text:style-name="P10"><text:s text:c="6"/><text:span text:style-name="T3">case</text:span> <text:span text:style-name="T8">0x301</text:span>:</text:p>
        </text:list-item>
        <text:list-item>
          <text:p text:style-name="P10"><text:s text:c="8"/>model[63] = 0;</text:p>
        </text:list-item>
        <text:list-item>
          <text:p text:style-name="P10"><text:s text:c="8"/>fread (model, 1, 63, ifp);</text:p>
        </text:list-item>
        <text:list-item>
          <text:p text:style-name="P10"><text:s text:c="8"/><text:span text:style-name="T3">if</text:span> ((cp = strstr(model,<text:span text:style-name="T5">" camera"</text:span>))) *cp = 0;</text:p>
        </text:list-item>
        <text:list-item>
          <text:p text:style-name="P10"><text:s text:c="4"/>}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<text:s text:c="2"/>load_raw = ph1.format &lt; 3 ?</text:p>
        </text:list-item>
        <text:list-item>
          <text:p text:style-name="P10"><text:s text:c="8"/>&amp;CLASS phase_one_load_raw : &amp;CLASS phase_one_load_raw_c;</text:p>
        </text:list-item>
        <text:list-item>
          <text:p text:style-name="P10"><text:s text:c="2"/>maximum = 0xffff;</text:p>
        </text:list-item>
        <text:list-item>
          <text:p text:style-name="P10"><text:s text:c="2"/>strcpy (make, <text:span text:style-name="T5">"Phase One"</text:span>);</text:p>
        </text:list-item>
        <text:list-item>
          <text:p text:style-name="P10"><text:s text:c="2"/><text:span text:style-name="T3">if</text:span> (model[0]) <text:span text:style-name="T3">return</text:span>;</text:p>
        </text:list-item>
        <text:list-item>
          <text:p text:style-name="P10"><text:s text:c="2"/><text:span text:style-name="T3">switch</text:span> (raw_height) {</text:p>
        </text:list-item>
        <text:list-item>
          <text:p text:style-name="P10"><text:s text:c="4"/><text:span text:style-name="T3">case</text:span> <text:span text:style-name="T8">2060</text:span>: strcpy (model,<text:span text:style-name="T5">"LightPhase"</text:span>); <text:s text:c="4"/><text:span text:style-name="T3">break</text:span>;</text:p>
        </text:list-item>
        <text:list-item>
          <text:p text:style-name="P10"><text:s text:c="4"/><text:span text:style-name="T3">case</text:span> <text:span text:style-name="T8">2682</text:span>: strcpy (model,<text:span text:style-name="T5">"H 10"</text:span>); <text:s text:c="10"/><text:span text:style-name="T3">break</text:span>;</text:p>
        </text:list-item>
        <text:list-item>
          <text:p text:style-name="P10"><text:s text:c="4"/><text:span text:style-name="T3">case</text:span> <text:span text:style-name="T8">4128</text:span>: strcpy (model,<text:span text:style-name="T5">"H 20"</text:span>); <text:s text:c="10"/><text:span text:style-name="T3">break</text:span>;</text:p>
        </text:list-item>
        <text:list-item>
          <text:p text:style-name="P10"><text:s text:c="4"/><text:span text:style-name="T3">case</text:span> <text:span text:style-name="T8">5488</text:span>: strcpy (model,<text:span text:style-name="T5">"H 25"</text:span>); <text:s text:c="10"/><text:span text:style-name="T3">break</text:span>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fuji</text:span> (<text:span text:style-name="T10">int</text:span> offset)</text:p>
        </text:list-item>
        <text:list-item>
          <text:p text:style-name="P10">{</text:p>
        </text:list-item>
        <text:list-item>
          <text:p text:style-name="P10"><text:s text:c="2"/><text:span text:style-name="T10">unsigned</text:span> entries, tag, len, save, c;</text:p>
        </text:list-item>
        <text:list-item>
          <text:p text:style-name="P10"/>
        </text:list-item>
        <text:list-item>
          <text:p text:style-name="P10"><text:s text:c="2"/>fseek (ifp, offset, SEEK_SET);</text:p>
        </text:list-item>
        <text:list-item>
          <text:p text:style-name="P10"><text:s text:c="2"/>entries = get4();</text:p>
        </text:list-item>
        <text:list-item>
          <text:p text:style-name="P10"><text:s text:c="2"/><text:span text:style-name="T3">if</text:span> (entries &gt; 255) <text:span text:style-name="T3">return</text:span>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tag = get2();</text:p>
        </text:list-item>
        <text:list-item>
          <text:p text:style-name="P10"><text:s text:c="4"/>len = get2();</text:p>
        </text:list-item>
        <text:list-item>
          <text:p text:style-name="P10"><text:s text:c="4"/>save = ftell(ifp);</text:p>
        </text:list-item>
        <text:list-item>
          <text:p text:style-name="P10"><text:s text:c="4"/><text:span text:style-name="T3">if</text:span> (tag == 0x100) {</text:p>
        </text:list-item>
        <text:list-item>
          <text:p text:style-name="P10"><text:s text:c="6"/>raw_height = get2();</text:p>
        </text:list-item>
        <text:list-item>
          <text:p text:style-name="P10"><text:s text:c="6"/>raw_width <text:s/>= get2();</text:p>
        </text:list-item>
        <text:list-item>
          <text:p text:style-name="P10"><text:s text:c="4"/>} <text:span text:style-name="T3">else</text:span> <text:span text:style-name="T3">if</text:span> (tag == 0x121) {</text:p>
        </text:list-item>
        <text:list-item>
          <text:p text:style-name="P10"><text:s text:c="6"/>height = get2();</text:p>
        </text:list-item>
        <text:list-item>
          <text:p text:style-name="P10"><text:s text:c="6"/><text:span text:style-name="T3">if</text:span> ((width = get2()) == 4284) width += 3;</text:p>
        </text:list-item>
        <text:list-item>
          <text:p text:style-name="P10"><text:s text:c="4"/>} <text:span text:style-name="T3">else</text:span> <text:span text:style-name="T3">if</text:span> (tag == 0x130) {</text:p>
        </text:list-item>
        <text:list-item>
          <text:p text:style-name="P10"><text:s text:c="6"/>fuji_layout = fgetc(ifp) &gt;&gt; 7;</text:p>
        </text:list-item>
        <text:list-item>
          <text:p text:style-name="P10"><text:s text:c="6"/>fuji_width = !(fgetc(ifp) &amp; 8);</text:p>
        </text:list-item>
        <text:list-item>
          <text:p text:style-name="P10"><text:s text:c="4"/>} <text:span text:style-name="T3">else</text:span> <text:span text:style-name="T3">if</text:span> (tag == 0x131) {</text:p>
        </text:list-item>
        <text:list-item>
          <text:p text:style-name="P10"><text:s text:c="6"/>filters = 9;</text:p>
        </text:list-item>
        <text:list-item>
          <text:p text:style-name="P10"><text:s text:c="6"/>FORC(36) xtrans_abs[0][35-c] = fgetc(ifp) &amp; 3;</text:p>
        </text:list-item>
        <text:list-item>
          <text:p text:style-name="P10"><text:s text:c="4"/>} <text:span text:style-name="T3">else</text:span> <text:span text:style-name="T3">if</text:span> (tag == 0x2ff0) {</text:p>
        </text:list-item>
        <text:list-item>
          <text:p text:style-name="P10"><text:s text:c="6"/>FORC4 cam_mul[c ^ 1] = get2();</text:p>
        </text:list-item>
        <text:list-item>
          <text:p text:style-name="P10"><text:s text:c="4"/>} <text:span text:style-name="T3">else</text:span> <text:span text:style-name="T3">if</text:span> (tag == 0xc000 &amp;&amp; len &gt; 20000) {</text:p>
        </text:list-item>
        <text:list-item>
          <text:p text:style-name="P10"><text:s text:c="6"/>c = order;</text:p>
        </text:list-item>
        <text:list-item>
          <text:p text:style-name="P10"><text:s text:c="6"/>order = 0x4949;</text:p>
        </text:list-item>
        <text:list-item>
          <text:p text:style-name="P10"><text:s text:c="6"/><text:span text:style-name="T3">while</text:span> ((tag = get4()) &gt; raw_width);</text:p>
        </text:list-item>
        <text:list-item>
          <text:p text:style-name="P10"><text:s text:c="6"/>width = tag;</text:p>
        </text:list-item>
        <text:list-item>
          <text:p text:style-name="P10"><text:s text:c="6"/>height = get4();</text:p>
        </text:list-item>
        <text:list-item>
          <text:p text:style-name="P10"><text:s text:c="6"/>order = c;</text:p>
        </text:list-item>
        <text:list-item>
          <text:p text:style-name="P10"><text:soft-page-break/><text:s text:c="4"/>}</text:p>
        </text:list-item>
        <text:list-item>
          <text:p text:style-name="P10"><text:s text:c="4"/>fseek (ifp, save+len, SEEK_SET);</text:p>
        </text:list-item>
        <text:list-item>
          <text:p text:style-name="P10"><text:s text:c="2"/>}</text:p>
        </text:list-item>
        <text:list-item>
          <text:p text:style-name="P10"><text:s text:c="2"/>height &lt;&lt;= fuji_layout;</text:p>
        </text:list-item>
        <text:list-item>
          <text:p text:style-name="P10"><text:s text:c="2"/>width <text:s/>&gt;&gt;= fuji_layout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parse_jpeg</text:span> (<text:span text:style-name="T10">int</text:span> offset)</text:p>
        </text:list-item>
        <text:list-item>
          <text:p text:style-name="P10">{</text:p>
        </text:list-item>
        <text:list-item>
          <text:p text:style-name="P10"><text:s text:c="2"/><text:span text:style-name="T10">int</text:span> len, save, hlen, mark;</text:p>
        </text:list-item>
        <text:list-item>
          <text:p text:style-name="P10"/>
        </text:list-item>
        <text:list-item>
          <text:p text:style-name="P10"><text:s text:c="2"/>fseek (ifp, offset, SEEK_SET);</text:p>
        </text:list-item>
        <text:list-item>
          <text:p text:style-name="P10"><text:s text:c="2"/><text:span text:style-name="T3">if</text:span> (fgetc(ifp) != 0xff || fgetc(ifp) != 0xd8) <text:span text:style-name="T3">return</text:span> 0;</text:p>
        </text:list-item>
        <text:list-item>
          <text:p text:style-name="P10"/>
        </text:list-item>
        <text:list-item>
          <text:p text:style-name="P10"><text:s text:c="2"/><text:span text:style-name="T3">while</text:span> (fgetc(ifp) == 0xff &amp;&amp; (mark = fgetc(ifp)) != 0xda) {</text:p>
        </text:list-item>
        <text:list-item>
          <text:p text:style-name="P10"><text:s text:c="4"/>order = 0x4d4d;</text:p>
        </text:list-item>
        <text:list-item>
          <text:p text:style-name="P10"><text:s text:c="4"/>len <text:s text:c="2"/>= get2() - 2;</text:p>
        </text:list-item>
        <text:list-item>
          <text:p text:style-name="P10"><text:s text:c="4"/>save <text:s/>= ftell(ifp);</text:p>
        </text:list-item>
        <text:list-item>
          <text:p text:style-name="P10"><text:s text:c="4"/><text:span text:style-name="T3">if</text:span> (mark == 0xc0 || mark == 0xc3 || mark == 0xc9) {</text:p>
        </text:list-item>
        <text:list-item>
          <text:p text:style-name="P10"><text:s text:c="6"/>fgetc(ifp);</text:p>
        </text:list-item>
        <text:list-item>
          <text:p text:style-name="P10"><text:s text:c="6"/>raw_height = get2();</text:p>
        </text:list-item>
        <text:list-item>
          <text:p text:style-name="P10"><text:s text:c="6"/>raw_width <text:s/>= get2();</text:p>
        </text:list-item>
        <text:list-item>
          <text:p text:style-name="P10"><text:s text:c="4"/>}</text:p>
        </text:list-item>
        <text:list-item>
          <text:p text:style-name="P10"><text:s text:c="4"/>order = get2();</text:p>
        </text:list-item>
        <text:list-item>
          <text:p text:style-name="P10"><text:s text:c="4"/>hlen <text:s/>= get4();</text:p>
        </text:list-item>
        <text:list-item>
          <text:p text:style-name="P10"><text:s text:c="4"/><text:span text:style-name="T3">if</text:span> (get4() == 0x48454150) <text:s text:c="10"/><text:span text:style-name="T4">/* "HEAP" */</text:span></text:p>
        </text:list-item>
        <text:list-item>
          <text:p text:style-name="P10"><text:s text:c="6"/>parse_ciff (save+hlen, len-hlen, 0);</text:p>
        </text:list-item>
        <text:list-item>
          <text:p text:style-name="P10"><text:s text:c="4"/><text:span text:style-name="T3">if</text:span> (parse_tiff (save+6)) apply_tiff();</text:p>
        </text:list-item>
        <text:list-item>
          <text:p text:style-name="P10"><text:s text:c="4"/>fseek (ifp, save+len, SEEK_SET)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1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riff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i, size, end;</text:p>
        </text:list-item>
        <text:list-item>
          <text:p text:style-name="P10"><text:s text:c="2"/><text:span text:style-name="T10">char</text:span> tag[4], date[64], month[64];</text:p>
        </text:list-item>
        <text:list-item>
          <text:p text:style-name="P10"><text:s text:c="2"/><text:span text:style-name="T10">static</text:span> <text:span text:style-name="T10">const</text:span> <text:span text:style-name="T10">char</text:span> mon[12][4] =</text:p>
        </text:list-item>
        <text:list-item>
          <text:p text:style-name="P10"><text:s text:c="2"/>{ <text:span text:style-name="T5">"Jan"</text:span>,<text:span text:style-name="T5">"Feb"</text:span>,<text:span text:style-name="T5">"Mar"</text:span>,<text:span text:style-name="T5">"Apr"</text:span>,<text:span text:style-name="T5">"May"</text:span>,<text:span text:style-name="T5">"Jun"</text:span>,<text:span text:style-name="T5">"Jul"</text:span>,<text:span text:style-name="T5">"Aug"</text:span>,<text:span text:style-name="T5">"Sep"</text:span>,<text:span text:style-name="T5">"Oct"</text:span>,<text:span text:style-name="T5">"Nov"</text:span>,<text:span text:style-name="T5">"Dec"</text:span> };</text:p>
        </text:list-item>
        <text:list-item>
          <text:p text:style-name="P10"><text:s text:c="2"/><text:span text:style-name="T10">struct</text:span> tm t;</text:p>
        </text:list-item>
        <text:list-item>
          <text:p text:style-name="P10"/>
        </text:list-item>
        <text:list-item>
          <text:p text:style-name="P10"><text:s text:c="2"/>order = 0x4949;</text:p>
        </text:list-item>
        <text:list-item>
          <text:p text:style-name="P10"><text:s text:c="2"/>fread (tag, 4, 1, ifp);</text:p>
        </text:list-item>
        <text:list-item>
          <text:p text:style-name="P10"><text:s text:c="2"/>size = get4();</text:p>
        </text:list-item>
        <text:list-item>
          <text:p text:style-name="P10"><text:s text:c="2"/>end = ftell(ifp) + size;</text:p>
        </text:list-item>
        <text:list-item>
          <text:p text:style-name="P10"><text:s text:c="2"/><text:span text:style-name="T3">if</text:span> (!memcmp(tag,<text:span text:style-name="T5">"RIFF"</text:span>,4) || !memcmp(tag,<text:span text:style-name="T5">"LIST"</text:span>,4)) {</text:p>
        </text:list-item>
        <text:list-item>
          <text:p text:style-name="P10"><text:s text:c="4"/>get4();</text:p>
        </text:list-item>
        <text:list-item>
          <text:p text:style-name="P10"><text:s text:c="4"/><text:span text:style-name="T3">while</text:span> (ftell(ifp)+7 &lt; end &amp;&amp; !feof(ifp))</text:p>
        </text:list-item>
        <text:list-item>
          <text:p text:style-name="P10"><text:s text:c="6"/>parse_riff();</text:p>
        </text:list-item>
        <text:list-item>
          <text:p text:style-name="P10"><text:s text:c="2"/>} <text:span text:style-name="T3">else</text:span> <text:span text:style-name="T3">if</text:span> (!memcmp(tag,<text:span text:style-name="T5">"nctg"</text:span>,4)) {</text:p>
        </text:list-item>
        <text:list-item>
          <text:p text:style-name="P10"><text:s text:c="4"/><text:span text:style-name="T3">while</text:span> (ftell(ifp)+7 &lt; end) {</text:p>
        </text:list-item>
        <text:list-item>
          <text:p text:style-name="P10"><text:s text:c="6"/>i = get2();</text:p>
        </text:list-item>
        <text:list-item>
          <text:p text:style-name="P10"><text:s text:c="6"/>size = get2();</text:p>
        </text:list-item>
        <text:list-item>
          <text:p text:style-name="P10"><text:s text:c="6"/><text:span text:style-name="T3">if</text:span> ((i+1) &gt;&gt; 1 == 10 &amp;&amp; size == 20)</text:p>
        </text:list-item>
        <text:list-item>
          <text:p text:style-name="P10"><text:s text:c="8"/>get_timestamp(0);</text:p>
        </text:list-item>
        <text:list-item>
          <text:p text:style-name="P10"><text:s text:c="6"/><text:span text:style-name="T3">else</text:span> fseek (ifp, size, SEEK_CUR)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memcmp(tag,<text:span text:style-name="T5">"IDIT"</text:span>,4) &amp;&amp; size &lt; 64) {</text:p>
        </text:list-item>
        <text:list-item>
          <text:p text:style-name="P10"><text:s text:c="4"/>fread (date, 64, 1, ifp);</text:p>
        </text:list-item>
        <text:list-item>
          <text:p text:style-name="P10"><text:s text:c="4"/>date[size] = 0;</text:p>
        </text:list-item>
        <text:list-item>
          <text:p text:style-name="P10"><text:s text:c="4"/>memset (&amp;t, 0, <text:span text:style-name="T3">sizeof</text:span> t);</text:p>
        </text:list-item>
        <text:list-item>
          <text:p text:style-name="P10"><text:s text:c="4"/><text:span text:style-name="T3">if</text:span> (sscanf (date, <text:span text:style-name="T5">"%*s %s %d %d:%d:%d %d"</text:span>, month, &amp;t.tm_mday,</text:p>
        </text:list-item>
        <text:list-item>
          <text:p text:style-name="P10"><text:s text:c="8"/>&amp;t.tm_hour, &amp;t.tm_min, &amp;t.tm_sec, &amp;t.tm_year) == 6) {</text:p>
        </text:list-item>
        <text:list-item>
          <text:p text:style-name="P10"><text:s text:c="6"/><text:span text:style-name="T3">for</text:span> (i=0; i &lt; 12 &amp;&amp; strcasecmp(mon[i],month); i++);</text:p>
        </text:list-item>
        <text:list-item>
          <text:p text:style-name="P10"><text:s text:c="6"/>t.tm_mon = i;</text:p>
        </text:list-item>
        <text:list-item>
          <text:p text:style-name="P10"><text:soft-page-break/><text:s text:c="6"/>t.tm_year -= 1900;</text:p>
        </text:list-item>
        <text:list-item>
          <text:p text:style-name="P10"><text:s text:c="6"/><text:span text:style-name="T3">if</text:span> (mktime(&amp;t) &gt; 0)</text:p>
        </text:list-item>
        <text:list-item>
          <text:p text:style-name="P10"><text:s text:c="8"/>timestamp = mktime(&amp;t)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</text:p>
        </text:list-item>
        <text:list-item>
          <text:p text:style-name="P10"><text:s text:c="4"/>fseek (ifp, size, SEEK_CUR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crx</text:span> (<text:span text:style-name="T10">int</text:span> end)</text:p>
        </text:list-item>
        <text:list-item>
          <text:p text:style-name="P10">{</text:p>
        </text:list-item>
        <text:list-item>
          <text:p text:style-name="P10"><text:s text:c="2"/><text:span text:style-name="T10">unsigned</text:span> i, save, size, tag, base;</text:p>
        </text:list-item>
        <text:list-item>
          <text:p text:style-name="P10"><text:s text:c="2"/><text:span text:style-name="T10">static</text:span> <text:span text:style-name="T10">int</text:span> index=0, wide, high, off, len;</text:p>
        </text:list-item>
        <text:list-item>
          <text:p text:style-name="P10"/>
        </text:list-item>
        <text:list-item>
          <text:p text:style-name="P10"><text:s text:c="2"/>order = 0x4d4d;</text:p>
        </text:list-item>
        <text:list-item>
          <text:p text:style-name="P10"><text:s text:c="2"/><text:span text:style-name="T3">while</text:span> (ftell(ifp)+7 &lt; end) {</text:p>
        </text:list-item>
        <text:list-item>
          <text:p text:style-name="P10"><text:s text:c="4"/>save = ftell(ifp);</text:p>
        </text:list-item>
        <text:list-item>
          <text:p text:style-name="P10"><text:s text:c="4"/><text:span text:style-name="T3">if</text:span> ((size = get4()) &lt; 8) <text:span text:style-name="T3">break</text:span>;</text:p>
        </text:list-item>
        <text:list-item>
          <text:p text:style-name="P10"><text:s text:c="4"/><text:span text:style-name="T3">switch</text:span> (tag = get4()) {</text:p>
        </text:list-item>
        <text:list-item>
          <text:p text:style-name="P10"><text:s text:c="6"/><text:span text:style-name="T3">case</text:span> <text:span text:style-name="T8">0x6d6f6f76</text:span>: <text:s text:c="25"/><text:span text:style-name="T4">/* moov */</text:span></text:p>
        </text:list-item>
        <text:list-item>
          <text:p text:style-name="P10"><text:s text:c="6"/><text:span text:style-name="T3">case</text:span> <text:span text:style-name="T8">0x7472616b</text:span>: <text:s text:c="25"/><text:span text:style-name="T4">/* trak */</text:span></text:p>
        </text:list-item>
        <text:list-item>
          <text:p text:style-name="P10"><text:s text:c="6"/><text:span text:style-name="T3">case</text:span> <text:span text:style-name="T8">0x6d646961</text:span>: <text:s text:c="25"/><text:span text:style-name="T4">/* mdia */</text:span></text:p>
        </text:list-item>
        <text:list-item>
          <text:p text:style-name="P10"><text:s text:c="6"/><text:span text:style-name="T3">case</text:span> <text:span text:style-name="T8">0x6d696e66</text:span>: <text:s text:c="25"/><text:span text:style-name="T4">/* minf */</text:span></text:p>
        </text:list-item>
        <text:list-item>
          <text:p text:style-name="P10"><text:s text:c="6"/><text:span text:style-name="T3">case</text:span> <text:span text:style-name="T8">0x7374626c</text:span>: <text:s text:c="25"/><text:span text:style-name="T4">/* stbl */</text:span></text:p>
        </text:list-item>
        <text:list-item>
          <text:p text:style-name="P10"><text:s text:c="8"/>parse_crx (save+size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75756964</text:span>: <text:s text:c="25"/><text:span text:style-name="T4">/* uuid */</text:span></text:p>
        </text:list-item>
        <text:list-item>
          <text:p text:style-name="P10"><text:s text:c="8"/><text:span text:style-name="T3">switch</text:span> (i=get4()) {</text:p>
        </text:list-item>
        <text:list-item>
          <text:p text:style-name="P10"><text:s text:c="10"/><text:span text:style-name="T3">case</text:span> <text:span text:style-name="T8">0xeaf42b5e</text:span>: fseek (ifp, <text:s/>8, SEEK_CUR);</text:p>
        </text:list-item>
        <text:list-item>
          <text:p text:style-name="P10"><text:s text:c="10"/><text:span text:style-name="T3">case</text:span> <text:span text:style-name="T8">0x85c0b687</text:span>: fseek (ifp, 12, SEEK_CUR);</text:p>
        </text:list-item>
        <text:list-item>
          <text:p text:style-name="P10"><text:s text:c="12"/>parse_crx (save+size)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434d5431</text:span>: <text:s text:c="25"/><text:span text:style-name="T4">/* CMT1 */</text:span></text:p>
        </text:list-item>
        <text:list-item>
          <text:p text:style-name="P10"><text:s text:c="6"/><text:span text:style-name="T3">case</text:span> <text:span text:style-name="T8">0x434d5432</text:span>: <text:s text:c="25"/><text:span text:style-name="T4">/* CMT2 */</text:span></text:p>
        </text:list-item>
        <text:list-item>
          <text:p text:style-name="P10"><text:s text:c="8"/>base = ftell(ifp);</text:p>
        </text:list-item>
        <text:list-item>
          <text:p text:style-name="P10"><text:s text:c="8"/>order = get2();</text:p>
        </text:list-item>
        <text:list-item>
          <text:p text:style-name="P10"><text:s text:c="8"/>fseek (ifp, 6, SEEK_CUR);</text:p>
        </text:list-item>
        <text:list-item>
          <text:p text:style-name="P10"><text:s text:c="8"/>tag &amp; 1 ? parse_tiff_ifd (base) : parse_exif (base);</text:p>
        </text:list-item>
        <text:list-item>
          <text:p text:style-name="P10"><text:s text:c="8"/>order = 0x4d4d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746b6864</text:span>: <text:s text:c="25"/><text:span text:style-name="T4">/* tkhd */</text:span></text:p>
        </text:list-item>
        <text:list-item>
          <text:p text:style-name="P10"><text:s text:c="8"/>fseek (ifp, 12, SEEK_CUR);</text:p>
        </text:list-item>
        <text:list-item>
          <text:p text:style-name="P10"><text:s text:c="8"/>index = get4();</text:p>
        </text:list-item>
        <text:list-item>
          <text:p text:style-name="P10"><text:s text:c="8"/>fseek (ifp, 58, SEEK_CUR);</text:p>
        </text:list-item>
        <text:list-item>
          <text:p text:style-name="P10"><text:s text:c="8"/>wide = get4();</text:p>
        </text:list-item>
        <text:list-item>
          <text:p text:style-name="P10"><text:s text:c="8"/>high = get4(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7374737a</text:span>: <text:s text:c="25"/><text:span text:style-name="T4">/* stsz */</text:span></text:p>
        </text:list-item>
        <text:list-item>
          <text:p text:style-name="P10"><text:s text:c="8"/>len = (get4(),get4()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636f3634</text:span>: <text:s text:c="25"/><text:span text:style-name="T4">/* co64 */</text:span></text:p>
        </text:list-item>
        <text:list-item>
          <text:p text:style-name="P10"><text:s text:c="8"/>fseek (ifp, 12, SEEK_CUR);</text:p>
        </text:list-item>
        <text:list-item>
          <text:p text:style-name="P10"><text:s text:c="8"/>off = get4();</text:p>
        </text:list-item>
        <text:list-item>
          <text:p text:style-name="P10"><text:s text:c="8"/><text:span text:style-name="T3">switch</text:span> (index) {</text:p>
        </text:list-item>
        <text:list-item>
          <text:p text:style-name="P10"><text:s text:c="10"/><text:span text:style-name="T3">case</text:span> <text:span text:style-name="T8">1</text:span>: <text:s text:c="22"/><text:span text:style-name="T4">/* 1 = full size, 2 = 27% size */</text:span></text:p>
        </text:list-item>
        <text:list-item>
          <text:p text:style-name="P10"><text:s text:c="12"/>thumb_width <text:s/>= wide;</text:p>
        </text:list-item>
        <text:list-item>
          <text:p text:style-name="P10"><text:s text:c="12"/>thumb_height = high;</text:p>
        </text:list-item>
        <text:list-item>
          <text:p text:style-name="P10"><text:s text:c="12"/>thumb_length = len;</text:p>
        </text:list-item>
        <text:list-item>
          <text:p text:style-name="P10"><text:s text:c="12"/>thumb_offset = off;</text:p>
        </text:list-item>
        <text:list-item>
          <text:p text:style-name="P10"><text:s text:c="12"/><text:span text:style-name="T3">break</text:span>;</text:p>
        </text:list-item>
        <text:list-item>
          <text:p text:style-name="P10"><text:s text:c="10"/><text:span text:style-name="T3">case</text:span> <text:span text:style-name="T8">3</text:span>:</text:p>
        </text:list-item>
        <text:list-item>
          <text:p text:style-name="P10"><text:s text:c="12"/>raw_width <text:s/>= wide;</text:p>
        </text:list-item>
        <text:list-item>
          <text:p text:style-name="P10"><text:s text:c="12"/>raw_height = high;</text:p>
        </text:list-item>
        <text:list-item>
          <text:p text:style-name="P10"><text:s text:c="12"/>data_offset = off;</text:p>
        </text:list-item>
        <text:list-item>
          <text:p text:style-name="P10"><text:s text:c="12"/>load_raw = &amp;CLASS canon_crx_load_raw;</text:p>
        </text:list-item>
        <text:list-item>
          <text:p text:style-name="P10"><text:soft-page-break/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50525657</text:span>: <text:s text:c="25"/><text:span text:style-name="T4">/* PRVW */</text:span></text:p>
        </text:list-item>
        <text:list-item>
          <text:p text:style-name="P10"><text:s text:c="8"/>fseek (ifp, 6, SEEK_CUR);</text:p>
        </text:list-item>
        <text:list-item>
          <text:p text:style-name="P10"><text:s text:c="4"/>}</text:p>
        </text:list-item>
        <text:list-item>
          <text:p text:style-name="P10"><text:s text:c="4"/>fseek (ifp, save+siz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qt</text:span> (<text:span text:style-name="T10">int</text:span> end)</text:p>
        </text:list-item>
        <text:list-item>
          <text:p text:style-name="P10">{</text:p>
        </text:list-item>
        <text:list-item>
          <text:p text:style-name="P10"><text:s text:c="2"/><text:span text:style-name="T10">unsigned</text:span> save, size;</text:p>
        </text:list-item>
        <text:list-item>
          <text:p text:style-name="P10"><text:s text:c="2"/><text:span text:style-name="T10">char</text:span> tag[4];</text:p>
        </text:list-item>
        <text:list-item>
          <text:p text:style-name="P10"/>
        </text:list-item>
        <text:list-item>
          <text:p text:style-name="P10"><text:s text:c="2"/>order = 0x4d4d;</text:p>
        </text:list-item>
        <text:list-item>
          <text:p text:style-name="P10"><text:s text:c="2"/><text:span text:style-name="T3">while</text:span> (ftell(ifp)+7 &lt; end) {</text:p>
        </text:list-item>
        <text:list-item>
          <text:p text:style-name="P10"><text:s text:c="4"/>save = ftell(ifp);</text:p>
        </text:list-item>
        <text:list-item>
          <text:p text:style-name="P10"><text:s text:c="4"/><text:span text:style-name="T3">if</text:span> ((size = get4()) &lt; 8) <text:span text:style-name="T3">return</text:span>;</text:p>
        </text:list-item>
        <text:list-item>
          <text:p text:style-name="P10"><text:s text:c="4"/>fread (tag, 4, 1, ifp);</text:p>
        </text:list-item>
        <text:list-item>
          <text:p text:style-name="P10"><text:s text:c="4"/><text:span text:style-name="T3">if</text:span> (!memcmp(tag,<text:span text:style-name="T5">"moov"</text:span>,4) ||</text:p>
        </text:list-item>
        <text:list-item>
          <text:p text:style-name="P10"><text:s text:c="8"/>!memcmp(tag,<text:span text:style-name="T5">"udta"</text:span>,4) ||</text:p>
        </text:list-item>
        <text:list-item>
          <text:p text:style-name="P10"><text:s text:c="8"/>!memcmp(tag,<text:span text:style-name="T5">"CNTH"</text:span>,4))</text:p>
        </text:list-item>
        <text:list-item>
          <text:p text:style-name="P10"><text:s text:c="6"/>parse_qt (save+size);</text:p>
        </text:list-item>
        <text:list-item>
          <text:p text:style-name="P10"><text:s text:c="4"/><text:span text:style-name="T3">if</text:span> (!memcmp(tag,<text:span text:style-name="T5">"CNDA"</text:span>,4))</text:p>
        </text:list-item>
        <text:list-item>
          <text:p text:style-name="P10"><text:s text:c="6"/>parse_jpeg (ftell(ifp));</text:p>
        </text:list-item>
        <text:list-item>
          <text:p text:style-name="P10"><text:s text:c="4"/>fseek (ifp, save+siz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smal</text:span> (<text:span text:style-name="T10">int</text:span> offset, <text:span text:style-name="T10">int</text:span> fsize)</text:p>
        </text:list-item>
        <text:list-item>
          <text:p text:style-name="P10">{</text:p>
        </text:list-item>
        <text:list-item>
          <text:p text:style-name="P10"><text:s text:c="2"/><text:span text:style-name="T10">int</text:span> ver;</text:p>
        </text:list-item>
        <text:list-item>
          <text:p text:style-name="P10"/>
        </text:list-item>
        <text:list-item>
          <text:p text:style-name="P10"><text:s text:c="2"/>fseek (ifp, offset+2, SEEK_SET);</text:p>
        </text:list-item>
        <text:list-item>
          <text:p text:style-name="P10"><text:s text:c="2"/>order = 0x4949;</text:p>
        </text:list-item>
        <text:list-item>
          <text:p text:style-name="P10"><text:s text:c="2"/>ver = fgetc(ifp);</text:p>
        </text:list-item>
        <text:list-item>
          <text:p text:style-name="P10"><text:s text:c="2"/><text:span text:style-name="T3">if</text:span> (ver == 6)</text:p>
        </text:list-item>
        <text:list-item>
          <text:p text:style-name="P10"><text:s text:c="4"/>fseek (ifp, 5, SEEK_CUR);</text:p>
        </text:list-item>
        <text:list-item>
          <text:p text:style-name="P10"><text:s text:c="2"/><text:span text:style-name="T3">if</text:span> (get4() != fsize) <text:span text:style-name="T3">return</text:span>;</text:p>
        </text:list-item>
        <text:list-item>
          <text:p text:style-name="P10"><text:s text:c="2"/><text:span text:style-name="T3">if</text:span> (ver &gt; 6) data_offset = get4();</text:p>
        </text:list-item>
        <text:list-item>
          <text:p text:style-name="P10"><text:s text:c="2"/>raw_height = height = get2();</text:p>
        </text:list-item>
        <text:list-item>
          <text:p text:style-name="P10"><text:s text:c="2"/>raw_width <text:s/>= width <text:s/>= get2();</text:p>
        </text:list-item>
        <text:list-item>
          <text:p text:style-name="P10"><text:s text:c="2"/>strcpy (make, <text:span text:style-name="T5">"SMaL"</text:span>);</text:p>
        </text:list-item>
        <text:list-item>
          <text:p text:style-name="P10"><text:s text:c="2"/>sprintf (model, <text:span text:style-name="T5">"v%d %dx%d"</text:span>, ver, width, height);</text:p>
        </text:list-item>
        <text:list-item>
          <text:p text:style-name="P10"><text:s text:c="2"/><text:span text:style-name="T3">if</text:span> (ver == 6) load_raw = &amp;CLASS smal_v6_load_raw;</text:p>
        </text:list-item>
        <text:list-item>
          <text:p text:style-name="P10"><text:s text:c="2"/><text:span text:style-name="T3">if</text:span> (ver == 9) load_raw = &amp;CLASS smal_v9_load_raw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cine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off_head, off_setup, off_image, i;</text:p>
        </text:list-item>
        <text:list-item>
          <text:p text:style-name="P10"/>
        </text:list-item>
        <text:list-item>
          <text:p text:style-name="P10"><text:s text:c="2"/>order = 0x4949;</text:p>
        </text:list-item>
        <text:list-item>
          <text:p text:style-name="P10"><text:s text:c="2"/>fseek (ifp, 4, SEEK_SET);</text:p>
        </text:list-item>
        <text:list-item>
          <text:p text:style-name="P10"><text:s text:c="2"/>is_raw = get2() == 2;</text:p>
        </text:list-item>
        <text:list-item>
          <text:p text:style-name="P10"><text:s text:c="2"/>fseek (ifp, 14, SEEK_CUR);</text:p>
        </text:list-item>
        <text:list-item>
          <text:p text:style-name="P10"><text:s text:c="2"/>is_raw *= get4();</text:p>
        </text:list-item>
        <text:list-item>
          <text:p text:style-name="P10"><text:s text:c="2"/>off_head = get4();</text:p>
        </text:list-item>
        <text:list-item>
          <text:p text:style-name="P10"><text:s text:c="2"/>off_setup = get4();</text:p>
        </text:list-item>
        <text:list-item>
          <text:p text:style-name="P10"><text:s text:c="2"/>off_image = get4();</text:p>
        </text:list-item>
        <text:list-item>
          <text:p text:style-name="P10"><text:s text:c="2"/>timestamp = get4();</text:p>
        </text:list-item>
        <text:list-item>
          <text:p text:style-name="P10"><text:s text:c="2"/><text:span text:style-name="T3">if</text:span> ((i = get4())) timestamp = i;</text:p>
        </text:list-item>
        <text:list-item>
          <text:p text:style-name="P10"><text:s text:c="2"/>fseek (ifp, off_head+4, SEEK_SET);</text:p>
        </text:list-item>
        <text:list-item>
          <text:p text:style-name="P10"><text:s text:c="2"/>raw_width = get4();</text:p>
        </text:list-item>
        <text:list-item>
          <text:p text:style-name="P10"><text:s text:c="2"/>raw_height = get4();</text:p>
        </text:list-item>
        <text:list-item>
          <text:p text:style-name="P10"><text:soft-page-break/><text:s text:c="2"/><text:span text:style-name="T3">switch</text:span> (get2(),get2()) {</text:p>
        </text:list-item>
        <text:list-item>
          <text:p text:style-name="P10"><text:s text:c="4"/><text:span text:style-name="T3">case</text:span> <text:s/><text:span text:style-name="T8">8</text:span>: <text:s/>load_raw = &amp;CLASS eight_bit_load_raw; <text:s/><text:span text:style-name="T3">break</text:span>;</text:p>
        </text:list-item>
        <text:list-item>
          <text:p text:style-name="P10"><text:s text:c="4"/><text:span text:style-name="T3">case</text:span> <text:span text:style-name="T8">16</text:span>: <text:s/>load_raw = &amp;CLASS <text:s/>unpacked_load_raw;</text:p>
        </text:list-item>
        <text:list-item>
          <text:p text:style-name="P10"><text:s text:c="2"/>}</text:p>
        </text:list-item>
        <text:list-item>
          <text:p text:style-name="P10"><text:s text:c="2"/>fseek (ifp, off_setup+792, SEEK_SET);</text:p>
        </text:list-item>
        <text:list-item>
          <text:p text:style-name="P10"><text:s text:c="2"/>strcpy (make, <text:span text:style-name="T5">"CINE"</text:span>);</text:p>
        </text:list-item>
        <text:list-item>
          <text:p text:style-name="P10"><text:s text:c="2"/>sprintf (model, <text:span text:style-name="T5">"%d"</text:span>, get4());</text:p>
        </text:list-item>
        <text:list-item>
          <text:p text:style-name="P10"><text:s text:c="2"/>fseek (ifp, 12, SEEK_CUR);</text:p>
        </text:list-item>
        <text:list-item>
          <text:p text:style-name="P10"><text:s text:c="2"/><text:span text:style-name="T3">switch</text:span> ((i=get4()) &amp; 0xffffff) {</text:p>
        </text:list-item>
        <text:list-item>
          <text:p text:style-name="P10"><text:s text:c="4"/><text:span text:style-name="T3">case</text:span> <text:s/><text:span text:style-name="T8">3</text:span>: <text:s/>filters = 0x94949494; <text:s/><text:span text:style-name="T3">break</text:span>;</text:p>
        </text:list-item>
        <text:list-item>
          <text:p text:style-name="P10"><text:s text:c="4"/><text:span text:style-name="T3">case</text:span> <text:s/><text:span text:style-name="T8">4</text:span>: <text:s/>filters = 0x49494949; <text:s/><text:span text:style-name="T3">break</text:span>;</text:p>
        </text:list-item>
        <text:list-item>
          <text:p text:style-name="P10"><text:s text:c="4"/><text:span text:style-name="T8">default</text:span>: <text:s/>is_raw = 0;</text:p>
        </text:list-item>
        <text:list-item>
          <text:p text:style-name="P10"><text:s text:c="2"/>}</text:p>
        </text:list-item>
        <text:list-item>
          <text:p text:style-name="P10"><text:s text:c="2"/>fseek (ifp, 72, SEEK_CUR);</text:p>
        </text:list-item>
        <text:list-item>
          <text:p text:style-name="P10"><text:s text:c="2"/><text:span text:style-name="T3">switch</text:span> ((get4()+3600) % 360) {</text:p>
        </text:list-item>
        <text:list-item>
          <text:p text:style-name="P10"><text:s text:c="4"/><text:span text:style-name="T3">case</text:span> <text:span text:style-name="T8">270</text:span>: <text:s/>flip = 4; <text:s/><text:span text:style-name="T3">break</text:span>;</text:p>
        </text:list-item>
        <text:list-item>
          <text:p text:style-name="P10"><text:s text:c="4"/><text:span text:style-name="T3">case</text:span> <text:span text:style-name="T8">180</text:span>: <text:s/>flip = 1; <text:s/><text:span text:style-name="T3">break</text:span>;</text:p>
        </text:list-item>
        <text:list-item>
          <text:p text:style-name="P10"><text:s text:c="4"/><text:span text:style-name="T3">case</text:span> <text:s/><text:span text:style-name="T8">90</text:span>: <text:s/>flip = 7; <text:s/><text:span text:style-name="T3">break</text:span>;</text:p>
        </text:list-item>
        <text:list-item>
          <text:p text:style-name="P10"><text:s text:c="4"/><text:span text:style-name="T3">case</text:span> <text:s text:c="2"/><text:span text:style-name="T8">0</text:span>: <text:s/>flip = 2;</text:p>
        </text:list-item>
        <text:list-item>
          <text:p text:style-name="P10"><text:s text:c="2"/>}</text:p>
        </text:list-item>
        <text:list-item>
          <text:p text:style-name="P10"><text:s text:c="2"/>cam_mul[0] = getreal(11);</text:p>
        </text:list-item>
        <text:list-item>
          <text:p text:style-name="P10"><text:s text:c="2"/>cam_mul[2] = getreal(11);</text:p>
        </text:list-item>
        <text:list-item>
          <text:p text:style-name="P10"><text:s text:c="2"/>maximum = ~(-1 &lt;&lt; get4());</text:p>
        </text:list-item>
        <text:list-item>
          <text:p text:style-name="P10"><text:s text:c="2"/>fseek (ifp, 668, SEEK_CUR);</text:p>
        </text:list-item>
        <text:list-item>
          <text:p text:style-name="P10"><text:s text:c="2"/>shutter = get4()/1000000000.0;</text:p>
        </text:list-item>
        <text:list-item>
          <text:p text:style-name="P10"><text:s text:c="2"/>fseek (ifp, off_image, SEEK_SET);</text:p>
        </text:list-item>
        <text:list-item>
          <text:p text:style-name="P10"><text:s text:c="2"/><text:span text:style-name="T3">if</text:span> (shot_select &lt; is_raw)</text:p>
        </text:list-item>
        <text:list-item>
          <text:p text:style-name="P10"><text:s text:c="4"/>fseek (ifp, shot_select*8, SEEK_CUR);</text:p>
        </text:list-item>
        <text:list-item>
          <text:p text:style-name="P10"><text:s text:c="2"/>data_offset <text:s/>= (INT64) get4() + 8;</text:p>
        </text:list-item>
        <text:list-item>
          <text:p text:style-name="P10"><text:s text:c="2"/>data_offset += (INT64) get4() &lt;&lt; 32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redcine</text:span>()</text:p>
        </text:list-item>
        <text:list-item>
          <text:p text:style-name="P10">{</text:p>
        </text:list-item>
        <text:list-item>
          <text:p text:style-name="P10"><text:s text:c="2"/><text:span text:style-name="T10">unsigned</text:span> i, len, rdvo;</text:p>
        </text:list-item>
        <text:list-item>
          <text:p text:style-name="P10"/>
        </text:list-item>
        <text:list-item>
          <text:p text:style-name="P10"><text:s text:c="2"/>order = 0x4d4d;</text:p>
        </text:list-item>
        <text:list-item>
          <text:p text:style-name="P10"><text:s text:c="2"/>is_raw = 0;</text:p>
        </text:list-item>
        <text:list-item>
          <text:p text:style-name="P10"><text:s text:c="2"/>fseek (ifp, 52, SEEK_SET);</text:p>
        </text:list-item>
        <text:list-item>
          <text:p text:style-name="P10"><text:s text:c="2"/>width <text:s/>= get4();</text:p>
        </text:list-item>
        <text:list-item>
          <text:p text:style-name="P10"><text:s text:c="2"/>height = get4();</text:p>
        </text:list-item>
        <text:list-item>
          <text:p text:style-name="P10"><text:s text:c="2"/>fseek (ifp, 0, SEEK_END);</text:p>
        </text:list-item>
        <text:list-item>
          <text:p text:style-name="P10"><text:s text:c="2"/>fseek (ifp, -(i = ftello(ifp) &amp; 511), SEEK_CUR);</text:p>
        </text:list-item>
        <text:list-item>
          <text:p text:style-name="P10"><text:s text:c="2"/><text:span text:style-name="T3">if</text:span> (get4() != i || get4() != 0x52454f42) {</text:p>
        </text:list-item>
        <text:list-item>
          <text:p text:style-name="P10"><text:s text:c="4"/>fprintf (stderr,_(<text:span text:style-name="T5">"%s: Tail is missing, parsing from head...\n"</text:span>), ifname);</text:p>
        </text:list-item>
        <text:list-item>
          <text:p text:style-name="P10"><text:s text:c="4"/>fseek (ifp, 0, SEEK_SET);</text:p>
        </text:list-item>
        <text:list-item>
          <text:p text:style-name="P10"><text:s text:c="4"/><text:span text:style-name="T3">while</text:span> ((len = get4()) != EOF) {</text:p>
        </text:list-item>
        <text:list-item>
          <text:p text:style-name="P10"><text:s text:c="6"/><text:span text:style-name="T3">if</text:span> (get4() == 0x52454456)</text:p>
        </text:list-item>
        <text:list-item>
          <text:p text:style-name="P10"><text:s text:c="8"/><text:span text:style-name="T3">if</text:span> (is_raw++ == shot_select)</text:p>
        </text:list-item>
        <text:list-item>
          <text:p text:style-name="P10"><text:s text:c="10"/>data_offset = ftello(ifp) - 8;</text:p>
        </text:list-item>
        <text:list-item>
          <text:p text:style-name="P10"><text:s text:c="6"/>fseek (ifp, len-8, SEEK_CUR)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{</text:p>
        </text:list-item>
        <text:list-item>
          <text:p text:style-name="P10"><text:s text:c="4"/>rdvo = get4();</text:p>
        </text:list-item>
        <text:list-item>
          <text:p text:style-name="P10"><text:s text:c="4"/>fseek (ifp, 12, SEEK_CUR);</text:p>
        </text:list-item>
        <text:list-item>
          <text:p text:style-name="P10"><text:s text:c="4"/>is_raw = get4();</text:p>
        </text:list-item>
        <text:list-item>
          <text:p text:style-name="P10"><text:s text:c="4"/>fseeko (ifp, rdvo+8 + shot_select*4, SEEK_SET);</text:p>
        </text:list-item>
        <text:list-item>
          <text:p text:style-name="P10"><text:s text:c="4"/>data_offset = get4(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char</text:span> * CLASS <text:span text:style-name="T6">foveon_gets</text:span> (<text:span text:style-name="T10">int</text:span> offset, <text:span text:style-name="T10">char</text:span> *str, <text:span text:style-name="T10">int</text:span> len)</text:p>
        </text:list-item>
        <text:list-item>
          <text:p text:style-name="P10">{</text:p>
        </text:list-item>
        <text:list-item>
          <text:p text:style-name="P10"><text:s text:c="2"/><text:span text:style-name="T10">int</text:span> i;</text:p>
        </text:list-item>
        <text:list-item>
          <text:p text:style-name="P10"><text:s text:c="2"/>fseek (ifp, offset, SEEK_SET);</text:p>
        </text:list-item>
        <text:list-item>
          <text:p text:style-name="P10"><text:soft-page-break/><text:s text:c="2"/><text:span text:style-name="T3">for</text:span> (i=0; i &lt; len-1; i++)</text:p>
        </text:list-item>
        <text:list-item>
          <text:p text:style-name="P10"><text:s text:c="4"/><text:span text:style-name="T3">if</text:span> ((str[i] = get2()) == 0) <text:span text:style-name="T3">break</text:span>;</text:p>
        </text:list-item>
        <text:list-item>
          <text:p text:style-name="P10"><text:s text:c="2"/>str[i] = 0;</text:p>
        </text:list-item>
        <text:list-item>
          <text:p text:style-name="P10"><text:s text:c="2"/><text:span text:style-name="T3">return</text:span> str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parse_foveon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entries, img=0, off, len, tag, save, i, wide, high, pent, poff[256][2];</text:p>
        </text:list-item>
        <text:list-item>
          <text:p text:style-name="P10"><text:s text:c="2"/><text:span text:style-name="T10">char</text:span> name[64], value[64];</text:p>
        </text:list-item>
        <text:list-item>
          <text:p text:style-name="P10"/>
        </text:list-item>
        <text:list-item>
          <text:p text:style-name="P10"><text:s text:c="2"/>order = 0x4949; <text:s text:c="22"/><text:span text:style-name="T4">/* Little-endian */</text:span></text:p>
        </text:list-item>
        <text:list-item>
          <text:p text:style-name="P10"><text:s text:c="2"/>fseek (ifp, 36, SEEK_SET);</text:p>
        </text:list-item>
        <text:list-item>
          <text:p text:style-name="P10"><text:s text:c="2"/>flip = get4();</text:p>
        </text:list-item>
        <text:list-item>
          <text:p text:style-name="P10"><text:s text:c="2"/>fseek (ifp, -4, SEEK_END);</text:p>
        </text:list-item>
        <text:list-item>
          <text:p text:style-name="P10"><text:s text:c="2"/>fseek (ifp, get4(), SEEK_SET);</text:p>
        </text:list-item>
        <text:list-item>
          <text:p text:style-name="P10"><text:s text:c="2"/><text:span text:style-name="T3">if</text:span> (get4() != 0x64434553) <text:span text:style-name="T3">return</text:span>; <text:s text:c="4"/><text:span text:style-name="T4">/* SECd */</text:span></text:p>
        </text:list-item>
        <text:list-item>
          <text:p text:style-name="P10"><text:s text:c="2"/>entries = (get4(),get4());</text:p>
        </text:list-item>
        <text:list-item>
          <text:p text:style-name="P10"><text:s text:c="2"/><text:span text:style-name="T3">while</text:span> (entries--) {</text:p>
        </text:list-item>
        <text:list-item>
          <text:p text:style-name="P10"><text:s text:c="4"/>off = get4();</text:p>
        </text:list-item>
        <text:list-item>
          <text:p text:style-name="P10"><text:s text:c="4"/>len = get4();</text:p>
        </text:list-item>
        <text:list-item>
          <text:p text:style-name="P10"><text:s text:c="4"/>tag = get4();</text:p>
        </text:list-item>
        <text:list-item>
          <text:p text:style-name="P10"><text:s text:c="4"/>save = ftell(ifp);</text:p>
        </text:list-item>
        <text:list-item>
          <text:p text:style-name="P10"><text:s text:c="4"/>fseek (ifp, off, SEEK_SET);</text:p>
        </text:list-item>
        <text:list-item>
          <text:p text:style-name="P10"><text:s text:c="4"/><text:span text:style-name="T3">if</text:span> (get4() != (0x20434553 | (tag &lt;&lt; 24))) <text:span text:style-name="T3">return</text:span>;</text:p>
        </text:list-item>
        <text:list-item>
          <text:p text:style-name="P10"><text:s text:c="4"/><text:span text:style-name="T3">switch</text:span> (tag) {</text:p>
        </text:list-item>
        <text:list-item>
          <text:p text:style-name="P10"><text:s text:c="6"/><text:span text:style-name="T3">case</text:span> <text:span text:style-name="T8">0x47414d49</text:span>: <text:s text:c="17"/><text:span text:style-name="T4">/* IMAG */</text:span></text:p>
        </text:list-item>
        <text:list-item>
          <text:p text:style-name="P10"><text:s text:c="6"/><text:span text:style-name="T3">case</text:span> <text:span text:style-name="T8">0x32414d49</text:span>: <text:s text:c="17"/><text:span text:style-name="T4">/* IMA2 */</text:span></text:p>
        </text:list-item>
        <text:list-item>
          <text:p text:style-name="P10"><text:s text:c="8"/>fseek (ifp, 8, SEEK_CUR);</text:p>
        </text:list-item>
        <text:list-item>
          <text:p text:style-name="P10"><text:s text:c="8"/>pent = get4();</text:p>
        </text:list-item>
        <text:list-item>
          <text:p text:style-name="P10"><text:s text:c="8"/>wide = get4();</text:p>
        </text:list-item>
        <text:list-item>
          <text:p text:style-name="P10"><text:s text:c="8"/>high = get4();</text:p>
        </text:list-item>
        <text:list-item>
          <text:p text:style-name="P10"><text:s text:c="8"/><text:span text:style-name="T3">if</text:span> (wide &gt; raw_width &amp;&amp; high &gt; raw_height) {</text:p>
        </text:list-item>
        <text:list-item>
          <text:p text:style-name="P10"><text:s text:c="10"/><text:span text:style-name="T3">switch</text:span> (pent) {</text:p>
        </text:list-item>
        <text:list-item>
          <text:p text:style-name="P10"><text:s text:c="12"/><text:span text:style-name="T3">case</text:span> <text:s/><text:span text:style-name="T8">5</text:span>: <text:s/>load_flags = 1;</text:p>
        </text:list-item>
        <text:list-item>
          <text:p text:style-name="P10"><text:s text:c="12"/><text:span text:style-name="T3">case</text:span> <text:s/><text:span text:style-name="T8">6</text:span>: <text:s/>load_raw = &amp;CLASS foveon_sd_load_raw; <text:s/><text:span text:style-name="T3">break</text:span>;</text:p>
        </text:list-item>
        <text:list-item>
          <text:p text:style-name="P10"><text:s text:c="12"/><text:span text:style-name="T3">case</text:span> <text:span text:style-name="T8">30</text:span>: <text:s/>load_raw = &amp;CLASS foveon_dp_load_raw; <text:s/><text:span text:style-name="T3">break</text:span>;</text:p>
        </text:list-item>
        <text:list-item>
          <text:p text:style-name="P10"><text:s text:c="12"/><text:span text:style-name="T8">default</text:span>: <text:s/>load_raw = 0;</text:p>
        </text:list-item>
        <text:list-item>
          <text:p text:style-name="P10"><text:s text:c="10"/>}</text:p>
        </text:list-item>
        <text:list-item>
          <text:p text:style-name="P10"><text:s text:c="10"/>raw_width <text:s/>= wide;</text:p>
        </text:list-item>
        <text:list-item>
          <text:p text:style-name="P10"><text:s text:c="10"/>raw_height = high;</text:p>
        </text:list-item>
        <text:list-item>
          <text:p text:style-name="P10"><text:s text:c="10"/>data_offset = off+28;</text:p>
        </text:list-item>
        <text:list-item>
          <text:p text:style-name="P10"><text:s text:c="10"/>is_foveon = 1;</text:p>
        </text:list-item>
        <text:list-item>
          <text:p text:style-name="P10"><text:s text:c="8"/>}</text:p>
        </text:list-item>
        <text:list-item>
          <text:p text:style-name="P10"><text:s text:c="8"/>fseek (ifp, off+28, SEEK_SET);</text:p>
        </text:list-item>
        <text:list-item>
          <text:p text:style-name="P10"><text:s text:c="8"/><text:span text:style-name="T3">if</text:span> (fgetc(ifp) == 0xff &amp;&amp; fgetc(ifp) == 0xd8</text:p>
        </text:list-item>
        <text:list-item>
          <text:p text:style-name="P10"><text:s text:c="16"/>&amp;&amp; thumb_length &lt; len-28) {</text:p>
        </text:list-item>
        <text:list-item>
          <text:p text:style-name="P10"><text:s text:c="10"/>thumb_offset = off+28;</text:p>
        </text:list-item>
        <text:list-item>
          <text:p text:style-name="P10"><text:s text:c="10"/>thumb_length = len-28;</text:p>
        </text:list-item>
        <text:list-item>
          <text:p text:style-name="P10"><text:s text:c="10"/>write_thumb = &amp;CLASS jpeg_thumb;</text:p>
        </text:list-item>
        <text:list-item>
          <text:p text:style-name="P10"><text:s text:c="8"/>}</text:p>
        </text:list-item>
        <text:list-item>
          <text:p text:style-name="P10"><text:s text:c="8"/><text:span text:style-name="T3">if</text:span> (++img == 2 &amp;&amp; !thumb_length) {</text:p>
        </text:list-item>
        <text:list-item>
          <text:p text:style-name="P10"><text:s text:c="10"/>thumb_offset = off+24;</text:p>
        </text:list-item>
        <text:list-item>
          <text:p text:style-name="P10"><text:s text:c="10"/>thumb_width = wide;</text:p>
        </text:list-item>
        <text:list-item>
          <text:p text:style-name="P10"><text:s text:c="10"/>thumb_height = high;</text:p>
        </text:list-item>
        <text:list-item>
          <text:p text:style-name="P10"><text:s text:c="10"/>write_thumb = &amp;CLASS foveon_thumb;</text:p>
        </text:list-item>
        <text:list-item>
          <text:p text:style-name="P10"><text:s text:c="8"/>}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464d4143</text:span>: <text:s text:c="17"/><text:span text:style-name="T4">/* CAMF */</text:span></text:p>
        </text:list-item>
        <text:list-item>
          <text:p text:style-name="P10"><text:s text:c="8"/>meta_offset = off+8;</text:p>
        </text:list-item>
        <text:list-item>
          <text:p text:style-name="P10"><text:s text:c="8"/>meta_length = len-28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0x504f5250</text:span>: <text:s text:c="17"/><text:span text:style-name="T4">/* PROP */</text:span></text:p>
        </text:list-item>
        <text:list-item>
          <text:p text:style-name="P10"><text:s text:c="8"/>pent = (get4(),get4());</text:p>
        </text:list-item>
        <text:list-item>
          <text:p text:style-name="P10"><text:s text:c="8"/>fseek (ifp, 12, SEEK_CUR);</text:p>
        </text:list-item>
        <text:list-item>
          <text:p text:style-name="P10"><text:soft-page-break/><text:s text:c="8"/>off += pent*8 + 24;</text:p>
        </text:list-item>
        <text:list-item>
          <text:p text:style-name="P10"><text:s text:c="8"/><text:span text:style-name="T3">if</text:span> ((<text:span text:style-name="T10">unsigned</text:span>) pent &gt; 256) pent=256;</text:p>
        </text:list-item>
        <text:list-item>
          <text:p text:style-name="P10"><text:s text:c="8"/><text:span text:style-name="T3">for</text:span> (i=0; i &lt; pent*2; i++)</text:p>
        </text:list-item>
        <text:list-item>
          <text:p text:style-name="P10"><text:s text:c="10"/>((<text:span text:style-name="T10">int</text:span> *)poff)[i] = off + get4()*2;</text:p>
        </text:list-item>
        <text:list-item>
          <text:p text:style-name="P10"><text:s text:c="8"/><text:span text:style-name="T3">for</text:span> (i=0; i &lt; pent; i++) {</text:p>
        </text:list-item>
        <text:list-item>
          <text:p text:style-name="P10"><text:s text:c="10"/>foveon_gets (poff[i][0], name, 64);</text:p>
        </text:list-item>
        <text:list-item>
          <text:p text:style-name="P10"><text:s text:c="10"/>foveon_gets (poff[i][1], value, 64);</text:p>
        </text:list-item>
        <text:list-item>
          <text:p text:style-name="P10"><text:s text:c="10"/><text:span text:style-name="T3">if</text:span> (!strcmp (name, <text:span text:style-name="T5">"ISO"</text:span>))</text:p>
        </text:list-item>
        <text:list-item>
          <text:p text:style-name="P10"><text:s text:c="12"/>iso_speed = atoi(value);</text:p>
        </text:list-item>
        <text:list-item>
          <text:p text:style-name="P10"><text:s text:c="10"/><text:span text:style-name="T3">if</text:span> (!strcmp (name, <text:span text:style-name="T5">"CAMMANUF"</text:span>))</text:p>
        </text:list-item>
        <text:list-item>
          <text:p text:style-name="P10"><text:s text:c="12"/>strcpy (make, value);</text:p>
        </text:list-item>
        <text:list-item>
          <text:p text:style-name="P10"><text:s text:c="10"/><text:span text:style-name="T3">if</text:span> (!strcmp (name, <text:span text:style-name="T5">"CAMMODEL"</text:span>))</text:p>
        </text:list-item>
        <text:list-item>
          <text:p text:style-name="P10"><text:s text:c="12"/>strcpy (model, value);</text:p>
        </text:list-item>
        <text:list-item>
          <text:p text:style-name="P10"><text:s text:c="10"/><text:span text:style-name="T3">if</text:span> (!strcmp (name, <text:span text:style-name="T5">"WB_DESC"</text:span>))</text:p>
        </text:list-item>
        <text:list-item>
          <text:p text:style-name="P10"><text:s text:c="12"/>strcpy (model2, value);</text:p>
        </text:list-item>
        <text:list-item>
          <text:p text:style-name="P10"><text:s text:c="10"/><text:span text:style-name="T3">if</text:span> (!strcmp (name, <text:span text:style-name="T5">"TIME"</text:span>))</text:p>
        </text:list-item>
        <text:list-item>
          <text:p text:style-name="P10"><text:s text:c="12"/>timestamp = atoi(value);</text:p>
        </text:list-item>
        <text:list-item>
          <text:p text:style-name="P10"><text:s text:c="10"/><text:span text:style-name="T3">if</text:span> (!strcmp (name, <text:span text:style-name="T5">"EXPTIME"</text:span>))</text:p>
        </text:list-item>
        <text:list-item>
          <text:p text:style-name="P10"><text:s text:c="12"/>shutter = atoi(value) / 1000000.0;</text:p>
        </text:list-item>
        <text:list-item>
          <text:p text:style-name="P10"><text:s text:c="10"/><text:span text:style-name="T3">if</text:span> (!strcmp (name, <text:span text:style-name="T5">"APERTURE"</text:span>))</text:p>
        </text:list-item>
        <text:list-item>
          <text:p text:style-name="P10"><text:s text:c="12"/>aperture = atof(value);</text:p>
        </text:list-item>
        <text:list-item>
          <text:p text:style-name="P10"><text:s text:c="10"/><text:span text:style-name="T3">if</text:span> (!strcmp (name, <text:span text:style-name="T5">"FLENGTH"</text:span>))</text:p>
        </text:list-item>
        <text:list-item>
          <text:p text:style-name="P10"><text:s text:c="12"/>focal_len = atof(value);</text:p>
        </text:list-item>
        <text:list-item>
          <text:p text:style-name="P10"><text:s text:c="8"/>}</text:p>
        </text:list-item>
        <text:list-item>
          <text:p text:style-name="P10">#<text:span text:style-name="T8">ifdef</text:span> <text:span text:style-name="T9">LOCALTIME</text:span></text:p>
        </text:list-item>
        <text:list-item>
          <text:p text:style-name="P10"><text:s text:c="8"/>timestamp = mktime (gmtime (&amp;timestamp));</text:p>
        </text:list-item>
        <text:list-item>
          <text:p text:style-name="P10">#<text:span text:style-name="T8">endif</text:span></text:p>
        </text:list-item>
        <text:list-item>
          <text:p text:style-name="P10"><text:s text:c="4"/>}</text:p>
        </text:list-item>
        <text:list-item>
          <text:p text:style-name="P10"><text:s text:c="4"/>fseek (ifp, save, SEEK_SET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All matrices are from Adobe DNG Converter unless otherwise noted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adobe_coeff</text:span> (<text:span text:style-name="T10">const</text:span> <text:span text:style-name="T10">char</text:span> *make, <text:span text:style-name="T10">const</text:span> <text:span text:style-name="T10">char</text:span> *model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struct</text:span> {</text:p>
        </text:list-item>
        <text:list-item>
          <text:p text:style-name="P10"><text:s text:c="4"/><text:span text:style-name="T10">const</text:span> <text:span text:style-name="T10">char</text:span> *prefix;</text:p>
        </text:list-item>
        <text:list-item>
          <text:p text:style-name="P10"><text:s text:c="4"/><text:span text:style-name="T10">short</text:span> black, maximum, trans[12];</text:p>
        </text:list-item>
        <text:list-item>
          <text:p text:style-name="P10"><text:s text:c="2"/>} table[] = {</text:p>
        </text:list-item>
        <text:list-item>
          <text:p text:style-name="P10"><text:s text:c="4"/>{ <text:span text:style-name="T5">"AgfaPhoto DC-833m"</text:span>, 0, 0, <text:s text:c="7"/><text:span text:style-name="T4">/* DJC */</text:span></text:p>
        </text:list-item>
        <text:list-item>
          <text:p text:style-name="P10"><text:s text:c="8"/>{ 11438,-3762,-1115,-2409,9914,2497,-1227,2295,5300 } },</text:p>
        </text:list-item>
        <text:list-item>
          <text:p text:style-name="P10"><text:s text:c="4"/>{ <text:span text:style-name="T5">"Apple QuickTake"</text:span>, 0, 0, <text:s text:c="9"/><text:span text:style-name="T4">/* DJC */</text:span></text:p>
        </text:list-item>
        <text:list-item>
          <text:p text:style-name="P10"><text:s text:c="8"/>{ 21392,-5653,-3353,2406,8010,-415,7166,1427,2078 } },</text:p>
        </text:list-item>
        <text:list-item>
          <text:p text:style-name="P10"><text:s text:c="4"/>{ <text:span text:style-name="T5">"Canon EOS D2000"</text:span>, 0, 0,</text:p>
        </text:list-item>
        <text:list-item>
          <text:p text:style-name="P10"><text:s text:c="8"/>{ 24542,-10860,-3401,-1490,11370,-297,2858,-605,3225 } },</text:p>
        </text:list-item>
        <text:list-item>
          <text:p text:style-name="P10"><text:s text:c="4"/>{ <text:span text:style-name="T5">"Canon EOS D6000"</text:span>, 0, 0,</text:p>
        </text:list-item>
        <text:list-item>
          <text:p text:style-name="P10"><text:s text:c="8"/>{ 20482,-7172,-3125,-1033,10410,-285,2542,226,3136 } },</text:p>
        </text:list-item>
        <text:list-item>
          <text:p text:style-name="P10"><text:s text:c="4"/>{ <text:span text:style-name="T5">"Canon EOS D30"</text:span>, 0, 0,</text:p>
        </text:list-item>
        <text:list-item>
          <text:p text:style-name="P10"><text:s text:c="8"/>{ 9805,-2689,-1312,-5803,13064,3068,-2438,3075,8775 } },</text:p>
        </text:list-item>
        <text:list-item>
          <text:p text:style-name="P10"><text:s text:c="4"/>{ <text:span text:style-name="T5">"Canon EOS D60"</text:span>, 0, 0xfa0,</text:p>
        </text:list-item>
        <text:list-item>
          <text:p text:style-name="P10"><text:s text:c="8"/>{ 6188,-1341,-890,-7168,14489,2937,-2640,3228,8483 } },</text:p>
        </text:list-item>
        <text:list-item>
          <text:p text:style-name="P10"><text:s text:c="4"/>{ <text:span text:style-name="T5">"Canon EOS 5DS"</text:span>, 0, 0x3c96,</text:p>
        </text:list-item>
        <text:list-item>
          <text:p text:style-name="P10"><text:s text:c="8"/>{ 6250,-711,-808,-5153,12794,2636,-1249,2198,5610 } },</text:p>
        </text:list-item>
        <text:list-item>
          <text:p text:style-name="P10"><text:s text:c="4"/>{ <text:span text:style-name="T5">"Canon EOS 5D Mark IV"</text:span>, 0, 0,</text:p>
        </text:list-item>
        <text:list-item>
          <text:p text:style-name="P10"><text:s text:c="8"/>{ 6446,-366,-864,-4436,12204,2513,-952,2496,6348 } },</text:p>
        </text:list-item>
        <text:list-item>
          <text:p text:style-name="P10"><text:s text:c="4"/>{ <text:span text:style-name="T5">"Canon EOS 5D Mark III"</text:span>, 0, 0x3c80,</text:p>
        </text:list-item>
        <text:list-item>
          <text:p text:style-name="P10"><text:s text:c="8"/>{ 6722,-635,-963,-4287,12460,2028,-908,2162,5668 } },</text:p>
        </text:list-item>
        <text:list-item>
          <text:p text:style-name="P10"><text:s text:c="4"/>{ <text:span text:style-name="T5">"Canon EOS 5D Mark II"</text:span>, 0, 0x3cf0,</text:p>
        </text:list-item>
        <text:list-item>
          <text:p text:style-name="P10"><text:s text:c="8"/>{ 4716,603,-830,-7798,15474,2480,-1496,1937,6651 } },</text:p>
        </text:list-item>
        <text:list-item>
          <text:p text:style-name="P10"><text:s text:c="4"/>{ <text:span text:style-name="T5">"Canon EOS 5D"</text:span>, 0, 0xe6c,</text:p>
        </text:list-item>
        <text:list-item>
          <text:p text:style-name="P10"><text:s text:c="8"/>{ 6347,-479,-972,-8297,15954,2480,-1968,2131,7649 } },</text:p>
        </text:list-item>
        <text:list-item>
          <text:p text:style-name="P10"><text:s text:c="4"/>{ <text:span text:style-name="T5">"Canon EOS 6D Mark II"</text:span>, 0, 0,</text:p>
        </text:list-item>
        <text:list-item>
          <text:p text:style-name="P10"><text:s text:c="8"/>{ 6875,-970,-932,-4691,12459,2501,-874,1953,5809 } },</text:p>
        </text:list-item>
        <text:list-item>
          <text:p text:style-name="P10"><text:soft-page-break/><text:s text:c="4"/>{ <text:span text:style-name="T5">"Canon EOS 6D"</text:span>, 0, 0x3c82,</text:p>
        </text:list-item>
        <text:list-item>
          <text:p text:style-name="P10"><text:s text:c="8"/>{ 7034,-804,-1014,-4420,12564,2058,-851,1994,5758 } },</text:p>
        </text:list-item>
        <text:list-item>
          <text:p text:style-name="P10"><text:s text:c="4"/>{ <text:span text:style-name="T5">"Canon EOS 7D Mark II"</text:span>, 0, 0x3510,</text:p>
        </text:list-item>
        <text:list-item>
          <text:p text:style-name="P10"><text:s text:c="8"/>{ 7268,-1082,-969,-4186,11839,2663,-825,2029,5839 } },</text:p>
        </text:list-item>
        <text:list-item>
          <text:p text:style-name="P10"><text:s text:c="4"/>{ <text:span text:style-name="T5">"Canon EOS 7D"</text:span>, 0, 0x3510,</text:p>
        </text:list-item>
        <text:list-item>
          <text:p text:style-name="P10"><text:s text:c="8"/>{ 6844,-996,-856,-3876,11761,2396,-593,1772,6198 } },</text:p>
        </text:list-item>
        <text:list-item>
          <text:p text:style-name="P10"><text:s text:c="4"/>{ <text:span text:style-name="T5">"Canon EOS 10D"</text:span>, 0, 0xfa0,</text:p>
        </text:list-item>
        <text:list-item>
          <text:p text:style-name="P10"><text:s text:c="8"/>{ 8197,-2000,-1118,-6714,14335,2592,-2536,3178,8266 } },</text:p>
        </text:list-item>
        <text:list-item>
          <text:p text:style-name="P10"><text:s text:c="4"/>{ <text:span text:style-name="T5">"Canon EOS 20Da"</text:span>, 0, 0,</text:p>
        </text:list-item>
        <text:list-item>
          <text:p text:style-name="P10"><text:s text:c="8"/>{ 14155,-5065,-1382,-6550,14633,2039,-1623,1824,6561 } },</text:p>
        </text:list-item>
        <text:list-item>
          <text:p text:style-name="P10"><text:s text:c="4"/>{ <text:span text:style-name="T5">"Canon EOS 20D"</text:span>, 0, 0xfff,</text:p>
        </text:list-item>
        <text:list-item>
          <text:p text:style-name="P10"><text:s text:c="8"/>{ 6599,-537,-891,-8071,15783,2424,-1983,2234,7462 } },</text:p>
        </text:list-item>
        <text:list-item>
          <text:p text:style-name="P10"><text:s text:c="4"/>{ <text:span text:style-name="T5">"Canon EOS 30D"</text:span>, 0, 0,</text:p>
        </text:list-item>
        <text:list-item>
          <text:p text:style-name="P10"><text:s text:c="8"/>{ 6257,-303,-1000,-7880,15621,2396,-1714,1904,7046 } },</text:p>
        </text:list-item>
        <text:list-item>
          <text:p text:style-name="P10"><text:s text:c="4"/>{ <text:span text:style-name="T5">"Canon EOS 40D"</text:span>, 0, 0x3f60,</text:p>
        </text:list-item>
        <text:list-item>
          <text:p text:style-name="P10"><text:s text:c="8"/>{ 6071,-747,-856,-7653,15365,2441,-2025,2553,7315 } },</text:p>
        </text:list-item>
        <text:list-item>
          <text:p text:style-name="P10"><text:s text:c="4"/>{ <text:span text:style-name="T5">"Canon EOS 50D"</text:span>, 0, 0x3d93,</text:p>
        </text:list-item>
        <text:list-item>
          <text:p text:style-name="P10"><text:s text:c="8"/>{ 4920,616,-593,-6493,13964,2784,-1774,3178,7005 } },</text:p>
        </text:list-item>
        <text:list-item>
          <text:p text:style-name="P10"><text:s text:c="4"/>{ <text:span text:style-name="T5">"Canon EOS 60D"</text:span>, 0, 0x2ff7,</text:p>
        </text:list-item>
        <text:list-item>
          <text:p text:style-name="P10"><text:s text:c="8"/>{ 6719,-994,-925,-4408,12426,2211,-887,2129,6051 } },</text:p>
        </text:list-item>
        <text:list-item>
          <text:p text:style-name="P10"><text:s text:c="4"/>{ <text:span text:style-name="T5">"Canon EOS 70D"</text:span>, 0, 0x3bc7,</text:p>
        </text:list-item>
        <text:list-item>
          <text:p text:style-name="P10"><text:s text:c="8"/>{ 7034,-804,-1014,-4420,12564,2058,-851,1994,5758 } },</text:p>
        </text:list-item>
        <text:list-item>
          <text:p text:style-name="P10"><text:s text:c="4"/>{ <text:span text:style-name="T5">"Canon EOS 77D"</text:span>, 0, 0,</text:p>
        </text:list-item>
        <text:list-item>
          <text:p text:style-name="P10"><text:s text:c="8"/>{ 7377,-742,-998,-4235,11981,2549,-673,1918,5538 } },</text:p>
        </text:list-item>
        <text:list-item>
          <text:p text:style-name="P10"><text:s text:c="4"/>{ <text:span text:style-name="T5">"Canon EOS 80D"</text:span>, 0, 0,</text:p>
        </text:list-item>
        <text:list-item>
          <text:p text:style-name="P10"><text:s text:c="8"/>{ 7457,-671,-937,-4849,12495,2643,-1213,2354,5492 } },</text:p>
        </text:list-item>
        <text:list-item>
          <text:p text:style-name="P10"><text:s text:c="4"/>{ <text:span text:style-name="T5">"Canon EOS 100D"</text:span>, 0, 0x350f,</text:p>
        </text:list-item>
        <text:list-item>
          <text:p text:style-name="P10"><text:s text:c="8"/>{ 6602,-841,-939,-4472,12458,2247,-975,2039,6148 } },</text:p>
        </text:list-item>
        <text:list-item>
          <text:p text:style-name="P10"><text:s text:c="4"/>{ <text:span text:style-name="T5">"Canon EOS 200D"</text:span>, 0, 0,</text:p>
        </text:list-item>
        <text:list-item>
          <text:p text:style-name="P10"><text:s text:c="8"/>{ 7377,-742,-998,-4235,11981,2549,-673,1918,5538 } },</text:p>
        </text:list-item>
        <text:list-item>
          <text:p text:style-name="P10"><text:s text:c="4"/>{ <text:span text:style-name="T5">"Canon EOS 300D"</text:span>, 0, 0xfa0,</text:p>
        </text:list-item>
        <text:list-item>
          <text:p text:style-name="P10"><text:s text:c="8"/>{ 8197,-2000,-1118,-6714,14335,2592,-2536,3178,8266 } },</text:p>
        </text:list-item>
        <text:list-item>
          <text:p text:style-name="P10"><text:s text:c="4"/>{ <text:span text:style-name="T5">"Canon EOS 350D"</text:span>, 0, 0xfff,</text:p>
        </text:list-item>
        <text:list-item>
          <text:p text:style-name="P10"><text:s text:c="8"/>{ 6018,-617,-965,-8645,15881,2975,-1530,1719,7642 } },</text:p>
        </text:list-item>
        <text:list-item>
          <text:p text:style-name="P10"><text:s text:c="4"/>{ <text:span text:style-name="T5">"Canon EOS 400D"</text:span>, 0, 0xe8e,</text:p>
        </text:list-item>
        <text:list-item>
          <text:p text:style-name="P10"><text:s text:c="8"/>{ 7054,-1501,-990,-8156,15544,2812,-1278,1414,7796 } },</text:p>
        </text:list-item>
        <text:list-item>
          <text:p text:style-name="P10"><text:s text:c="4"/>{ <text:span text:style-name="T5">"Canon EOS 450D"</text:span>, 0, 0x390d,</text:p>
        </text:list-item>
        <text:list-item>
          <text:p text:style-name="P10"><text:s text:c="8"/>{ 5784,-262,-821,-7539,15064,2672,-1982,2681,7427 } },</text:p>
        </text:list-item>
        <text:list-item>
          <text:p text:style-name="P10"><text:s text:c="4"/>{ <text:span text:style-name="T5">"Canon EOS 500D"</text:span>, 0, 0x3479,</text:p>
        </text:list-item>
        <text:list-item>
          <text:p text:style-name="P10"><text:s text:c="8"/>{ 4763,712,-646,-6821,14399,2640,-1921,3276,6561 } },</text:p>
        </text:list-item>
        <text:list-item>
          <text:p text:style-name="P10"><text:s text:c="4"/>{ <text:span text:style-name="T5">"Canon EOS 550D"</text:span>, 0, 0x3dd7,</text:p>
        </text:list-item>
        <text:list-item>
          <text:p text:style-name="P10"><text:s text:c="8"/>{ 6941,-1164,-857,-3825,11597,2534,-416,1540,6039 } },</text:p>
        </text:list-item>
        <text:list-item>
          <text:p text:style-name="P10"><text:s text:c="4"/>{ <text:span text:style-name="T5">"Canon EOS 600D"</text:span>, 0, 0x3510,</text:p>
        </text:list-item>
        <text:list-item>
          <text:p text:style-name="P10"><text:s text:c="8"/>{ 6461,-907,-882,-4300,12184,2378,-819,1944,5931 } },</text:p>
        </text:list-item>
        <text:list-item>
          <text:p text:style-name="P10"><text:s text:c="4"/>{ <text:span text:style-name="T5">"Canon EOS 650D"</text:span>, 0, 0x354d,</text:p>
        </text:list-item>
        <text:list-item>
          <text:p text:style-name="P10"><text:s text:c="8"/>{ 6602,-841,-939,-4472,12458,2247,-975,2039,6148 } },</text:p>
        </text:list-item>
        <text:list-item>
          <text:p text:style-name="P10"><text:s text:c="4"/>{ <text:span text:style-name="T5">"Canon EOS 700D"</text:span>, 0, 0x3c00,</text:p>
        </text:list-item>
        <text:list-item>
          <text:p text:style-name="P10"><text:s text:c="8"/>{ 6602,-841,-939,-4472,12458,2247,-975,2039,6148 } },</text:p>
        </text:list-item>
        <text:list-item>
          <text:p text:style-name="P10"><text:s text:c="4"/>{ <text:span text:style-name="T5">"Canon EOS 750D"</text:span>, 0, 0x368e,</text:p>
        </text:list-item>
        <text:list-item>
          <text:p text:style-name="P10"><text:s text:c="8"/>{ 6362,-823,-847,-4426,12109,2616,-743,1857,5635 } },</text:p>
        </text:list-item>
        <text:list-item>
          <text:p text:style-name="P10"><text:s text:c="4"/>{ <text:span text:style-name="T5">"Canon EOS 760D"</text:span>, 0, 0x350f,</text:p>
        </text:list-item>
        <text:list-item>
          <text:p text:style-name="P10"><text:s text:c="8"/>{ 6362,-823,-847,-4426,12109,2616,-743,1857,5635 } },</text:p>
        </text:list-item>
        <text:list-item>
          <text:p text:style-name="P10"><text:s text:c="4"/>{ <text:span text:style-name="T5">"Canon EOS 800D"</text:span>, 0, 0,</text:p>
        </text:list-item>
        <text:list-item>
          <text:p text:style-name="P10"><text:s text:c="8"/>{ 6970,-512,-968,-4425,12161,2553,-739,1982,5601 } },</text:p>
        </text:list-item>
        <text:list-item>
          <text:p text:style-name="P10"><text:s text:c="4"/>{ <text:span text:style-name="T5">"Canon EOS 1000D"</text:span>, 0, 0xe43,</text:p>
        </text:list-item>
        <text:list-item>
          <text:p text:style-name="P10"><text:s text:c="8"/>{ 6771,-1139,-977,-7818,15123,2928,-1244,1437,7533 } },</text:p>
        </text:list-item>
        <text:list-item>
          <text:p text:style-name="P10"><text:s text:c="4"/>{ <text:span text:style-name="T5">"Canon EOS 1100D"</text:span>, 0, 0x3510,</text:p>
        </text:list-item>
        <text:list-item>
          <text:p text:style-name="P10"><text:s text:c="8"/>{ 6444,-904,-893,-4563,12308,2535,-903,2016,6728 } },</text:p>
        </text:list-item>
        <text:list-item>
          <text:p text:style-name="P10"><text:s text:c="4"/>{ <text:span text:style-name="T5">"Canon EOS 1200D"</text:span>, 0, 0x37c2,</text:p>
        </text:list-item>
        <text:list-item>
          <text:p text:style-name="P10"><text:s text:c="8"/>{ 6461,-907,-882,-4300,12184,2378,-819,1944,5931 } },</text:p>
        </text:list-item>
        <text:list-item>
          <text:p text:style-name="P10"><text:s text:c="4"/>{ <text:span text:style-name="T5">"Canon EOS 1300D"</text:span>, 0, 0x3510,</text:p>
        </text:list-item>
        <text:list-item>
          <text:p text:style-name="P10"><text:s text:c="8"/>{ 6939,-1016,-866,-4428,12473,2177,-1175,2178,6162 } },</text:p>
        </text:list-item>
        <text:list-item>
          <text:p text:style-name="P10"><text:s text:c="4"/>{ <text:span text:style-name="T5">"Canon EOS 1500D"</text:span>, 0, 0,</text:p>
        </text:list-item>
        <text:list-item>
          <text:p text:style-name="P10"><text:s text:c="8"/>{ 8532,-701,-1167,-4095,11879,2508,-797,2424,7010 } },</text:p>
        </text:list-item>
        <text:list-item>
          <text:p text:style-name="P10"><text:s text:c="4"/>{ <text:span text:style-name="T5">"Canon EOS 3000D"</text:span>, 0, 0,</text:p>
        </text:list-item>
        <text:list-item>
          <text:p text:style-name="P10"><text:soft-page-break/><text:s text:c="8"/>{ 6939,-1016,-866,-4428,12473,2177,-1175,2178,6162 } },</text:p>
        </text:list-item>
        <text:list-item>
          <text:p text:style-name="P10"><text:s text:c="4"/>{ <text:span text:style-name="T5">"Canon EOS M6"</text:span>, 0, 0,</text:p>
        </text:list-item>
        <text:list-item>
          <text:p text:style-name="P10"><text:s text:c="8"/>{ 8532,-701,-1167,-4095,11879,2508,-797,2424,7010 } },</text:p>
        </text:list-item>
        <text:list-item>
          <text:p text:style-name="P10"><text:s text:c="4"/>{ <text:span text:style-name="T5">"Canon EOS M5"</text:span>, 0, 0, <text:s text:c="4"/><text:span text:style-name="T4">/* also M50 */</text:span></text:p>
        </text:list-item>
        <text:list-item>
          <text:p text:style-name="P10"><text:s text:c="8"/>{ 8532,-701,-1167,-4095,11879,2508,-797,2424,7010 } },</text:p>
        </text:list-item>
        <text:list-item>
          <text:p text:style-name="P10"><text:s text:c="4"/>{ <text:span text:style-name="T5">"Canon EOS M3"</text:span>, 0, 0,</text:p>
        </text:list-item>
        <text:list-item>
          <text:p text:style-name="P10"><text:s text:c="8"/>{ 6362,-823,-847,-4426,12109,2616,-743,1857,5635 } },</text:p>
        </text:list-item>
        <text:list-item>
          <text:p text:style-name="P10"><text:s text:c="4"/>{ <text:span text:style-name="T5">"Canon EOS M100"</text:span>, 0, 0,</text:p>
        </text:list-item>
        <text:list-item>
          <text:p text:style-name="P10"><text:s text:c="8"/>{ 8532,-701,-1167,-4095,11879,2508,-797,2424,7010 } },</text:p>
        </text:list-item>
        <text:list-item>
          <text:p text:style-name="P10"><text:s text:c="4"/>{ <text:span text:style-name="T5">"Canon EOS M10"</text:span>, 0, 0,</text:p>
        </text:list-item>
        <text:list-item>
          <text:p text:style-name="P10"><text:s text:c="8"/>{ 6400,-480,-888,-5294,13416,2047,-1296,2203,6137 } },</text:p>
        </text:list-item>
        <text:list-item>
          <text:p text:style-name="P10"><text:s text:c="4"/>{ <text:span text:style-name="T5">"Canon EOS M"</text:span>, 0, 0,</text:p>
        </text:list-item>
        <text:list-item>
          <text:p text:style-name="P10"><text:s text:c="8"/>{ 6602,-841,-939,-4472,12458,2247,-975,2039,6148 } },</text:p>
        </text:list-item>
        <text:list-item>
          <text:p text:style-name="P10"><text:s text:c="4"/>{ <text:span text:style-name="T5">"Canon EOS-1Ds Mark III"</text:span>, 0, 0x3bb0,</text:p>
        </text:list-item>
        <text:list-item>
          <text:p text:style-name="P10"><text:s text:c="8"/>{ 5859,-211,-930,-8255,16017,2353,-1732,1887,7448 } },</text:p>
        </text:list-item>
        <text:list-item>
          <text:p text:style-name="P10"><text:s text:c="4"/>{ <text:span text:style-name="T5">"Canon EOS-1Ds Mark II"</text:span>, 0, 0xe80,</text:p>
        </text:list-item>
        <text:list-item>
          <text:p text:style-name="P10"><text:s text:c="8"/>{ 6517,-602,-867,-8180,15926,2378,-1618,1771,7633 } },</text:p>
        </text:list-item>
        <text:list-item>
          <text:p text:style-name="P10"><text:s text:c="4"/>{ <text:span text:style-name="T5">"Canon EOS-1D Mark IV"</text:span>, 0, 0x3bb0,</text:p>
        </text:list-item>
        <text:list-item>
          <text:p text:style-name="P10"><text:s text:c="8"/>{ 6014,-220,-795,-4109,12014,2361,-561,1824,5787 } },</text:p>
        </text:list-item>
        <text:list-item>
          <text:p text:style-name="P10"><text:s text:c="4"/>{ <text:span text:style-name="T5">"Canon EOS-1D Mark III"</text:span>, 0, 0x3bb0,</text:p>
        </text:list-item>
        <text:list-item>
          <text:p text:style-name="P10"><text:s text:c="8"/>{ 6291,-540,-976,-8350,16145,2311,-1714,1858,7326 } },</text:p>
        </text:list-item>
        <text:list-item>
          <text:p text:style-name="P10"><text:s text:c="4"/>{ <text:span text:style-name="T5">"Canon EOS-1D Mark II N"</text:span>, 0, 0xe80,</text:p>
        </text:list-item>
        <text:list-item>
          <text:p text:style-name="P10"><text:s text:c="8"/>{ 6240,-466,-822,-8180,15825,2500,-1801,1938,8042 } },</text:p>
        </text:list-item>
        <text:list-item>
          <text:p text:style-name="P10"><text:s text:c="4"/>{ <text:span text:style-name="T5">"Canon EOS-1D Mark II"</text:span>, 0, 0xe80,</text:p>
        </text:list-item>
        <text:list-item>
          <text:p text:style-name="P10"><text:s text:c="8"/>{ 6264,-582,-724,-8312,15948,2504,-1744,1919,8664 } },</text:p>
        </text:list-item>
        <text:list-item>
          <text:p text:style-name="P10"><text:s text:c="4"/>{ <text:span text:style-name="T5">"Canon EOS-1DS"</text:span>, 0, 0xe20,</text:p>
        </text:list-item>
        <text:list-item>
          <text:p text:style-name="P10"><text:s text:c="8"/>{ 4374,3631,-1743,-7520,15212,2472,-2892,3632,8161 } },</text:p>
        </text:list-item>
        <text:list-item>
          <text:p text:style-name="P10"><text:s text:c="4"/>{ <text:span text:style-name="T5">"Canon EOS-1D C"</text:span>, 0, 0x3c4e,</text:p>
        </text:list-item>
        <text:list-item>
          <text:p text:style-name="P10"><text:s text:c="8"/>{ 6847,-614,-1014,-4669,12737,2139,-1197,2488,6846 } },</text:p>
        </text:list-item>
        <text:list-item>
          <text:p text:style-name="P10"><text:s text:c="4"/>{ <text:span text:style-name="T5">"Canon EOS-1D X Mark II"</text:span>, 0, 0,</text:p>
        </text:list-item>
        <text:list-item>
          <text:p text:style-name="P10"><text:s text:c="8"/>{ 7596,-978,-967,-4808,12571,2503,-1398,2567,5752 } },</text:p>
        </text:list-item>
        <text:list-item>
          <text:p text:style-name="P10"><text:s text:c="4"/>{ <text:span text:style-name="T5">"Canon EOS-1D X"</text:span>, 0, 0x3c4e,</text:p>
        </text:list-item>
        <text:list-item>
          <text:p text:style-name="P10"><text:s text:c="8"/>{ 6847,-614,-1014,-4669,12737,2139,-1197,2488,6846 } },</text:p>
        </text:list-item>
        <text:list-item>
          <text:p text:style-name="P10"><text:s text:c="4"/>{ <text:span text:style-name="T5">"Canon EOS-1D"</text:span>, 0, 0xe20,</text:p>
        </text:list-item>
        <text:list-item>
          <text:p text:style-name="P10"><text:s text:c="8"/>{ 6806,-179,-1020,-8097,16415,1687,-3267,4236,7690 } },</text:p>
        </text:list-item>
        <text:list-item>
          <text:p text:style-name="P10"><text:s text:c="4"/>{ <text:span text:style-name="T5">"Canon EOS C500"</text:span>, 853, 0, <text:s text:c="8"/><text:span text:style-name="T4">/* DJC */</text:span></text:p>
        </text:list-item>
        <text:list-item>
          <text:p text:style-name="P10"><text:s text:c="8"/>{ 17851,-10604,922,-7425,16662,763,-3660,3636,22278 } },</text:p>
        </text:list-item>
        <text:list-item>
          <text:p text:style-name="P10"><text:s text:c="4"/>{ <text:span text:style-name="T5">"Canon PowerShot A530"</text:span>, 0, 0,</text:p>
        </text:list-item>
        <text:list-item>
          <text:p text:style-name="P10"><text:s text:c="8"/>{ 0 } }, <text:s text:c="7"/><text:span text:style-name="T4">/* don't want the A5 matrix */</text:span></text:p>
        </text:list-item>
        <text:list-item>
          <text:p text:style-name="P10"><text:s text:c="4"/>{ <text:span text:style-name="T5">"Canon PowerShot A50"</text:span>, 0, 0,</text:p>
        </text:list-item>
        <text:list-item>
          <text:p text:style-name="P10"><text:s text:c="8"/>{ -5300,9846,1776,3436,684,3939,-5540,9879,6200,-1404,11175,217 } },</text:p>
        </text:list-item>
        <text:list-item>
          <text:p text:style-name="P10"><text:s text:c="4"/>{ <text:span text:style-name="T5">"Canon PowerShot A5"</text:span>, 0, 0,</text:p>
        </text:list-item>
        <text:list-item>
          <text:p text:style-name="P10"><text:s text:c="8"/>{ -4801,9475,1952,2926,1611,4094,-5259,10164,5947,-1554,10883,547 } },</text:p>
        </text:list-item>
        <text:list-item>
          <text:p text:style-name="P10"><text:s text:c="4"/>{ <text:span text:style-name="T5">"Canon PowerShot G10"</text:span>, 0, 0,</text:p>
        </text:list-item>
        <text:list-item>
          <text:p text:style-name="P10"><text:s text:c="8"/>{ 11093,-3906,-1028,-5047,12492,2879,-1003,1750,5561 } },</text:p>
        </text:list-item>
        <text:list-item>
          <text:p text:style-name="P10"><text:s text:c="4"/>{ <text:span text:style-name="T5">"Canon PowerShot G11"</text:span>, 0, 0,</text:p>
        </text:list-item>
        <text:list-item>
          <text:p text:style-name="P10"><text:s text:c="8"/>{ 12177,-4817,-1069,-1612,9864,2049,-98,850,4471 } },</text:p>
        </text:list-item>
        <text:list-item>
          <text:p text:style-name="P10"><text:s text:c="4"/>{ <text:span text:style-name="T5">"Canon PowerShot G12"</text:span>, 0, 0,</text:p>
        </text:list-item>
        <text:list-item>
          <text:p text:style-name="P10"><text:s text:c="8"/>{ 13244,-5501,-1248,-1508,9858,1935,-270,1083,4366 } },</text:p>
        </text:list-item>
        <text:list-item>
          <text:p text:style-name="P10"><text:s text:c="4"/>{ <text:span text:style-name="T5">"Canon PowerShot G15"</text:span>, 0, 0,</text:p>
        </text:list-item>
        <text:list-item>
          <text:p text:style-name="P10"><text:s text:c="8"/>{ 7474,-2301,-567,-4056,11456,2975,-222,716,4181 } },</text:p>
        </text:list-item>
        <text:list-item>
          <text:p text:style-name="P10"><text:s text:c="4"/>{ <text:span text:style-name="T5">"Canon PowerShot G16"</text:span>, 0, 0,</text:p>
        </text:list-item>
        <text:list-item>
          <text:p text:style-name="P10"><text:s text:c="8"/>{ 8020,-2687,-682,-3704,11879,2052,-965,1921,5556 } },</text:p>
        </text:list-item>
        <text:list-item>
          <text:p text:style-name="P10"><text:s text:c="4"/>{ <text:span text:style-name="T5">"Canon PowerShot G1 X Mark III"</text:span>, 0, 0,</text:p>
        </text:list-item>
        <text:list-item>
          <text:p text:style-name="P10"><text:s text:c="8"/>{ 8532,-701,-1167,-4095,11879,2508,-797,2424,7010 } },</text:p>
        </text:list-item>
        <text:list-item>
          <text:p text:style-name="P10"><text:s text:c="4"/>{ <text:span text:style-name="T5">"Canon PowerShot G1 X"</text:span>, 0, 0,</text:p>
        </text:list-item>
        <text:list-item>
          <text:p text:style-name="P10"><text:s text:c="8"/>{ 7378,-1255,-1043,-4088,12251,2048,-876,1946,5805 } },</text:p>
        </text:list-item>
        <text:list-item>
          <text:p text:style-name="P10"><text:s text:c="4"/>{ <text:span text:style-name="T5">"Canon PowerShot G1"</text:span>, 0, 0,</text:p>
        </text:list-item>
        <text:list-item>
          <text:p text:style-name="P10"><text:s text:c="8"/>{ -4778,9467,2172,4743,-1141,4344,-5146,9908,6077,-1566,11051,557 } },</text:p>
        </text:list-item>
        <text:list-item>
          <text:p text:style-name="P10"><text:s text:c="4"/>{ <text:span text:style-name="T5">"Canon PowerShot G2"</text:span>, 0, 0,</text:p>
        </text:list-item>
        <text:list-item>
          <text:p text:style-name="P10"><text:s text:c="8"/>{ 9087,-2693,-1049,-6715,14382,2537,-2291,2819,7790 } },</text:p>
        </text:list-item>
        <text:list-item>
          <text:p text:style-name="P10"><text:s text:c="4"/>{ <text:span text:style-name="T5">"Canon PowerShot G3 X"</text:span>, 0, 0,</text:p>
        </text:list-item>
        <text:list-item>
          <text:p text:style-name="P10"><text:s text:c="8"/>{ 9701,-3857,-921,-3149,11537,1817,-786,1817,5147 } },</text:p>
        </text:list-item>
        <text:list-item>
          <text:p text:style-name="P10"><text:s text:c="4"/>{ <text:span text:style-name="T5">"Canon PowerShot G3"</text:span>, 0, 0,</text:p>
        </text:list-item>
        <text:list-item>
          <text:p text:style-name="P10"><text:s text:c="8"/>{ 9212,-2781,-1073,-6573,14189,2605,-2300,2844,7664 } },</text:p>
        </text:list-item>
        <text:list-item>
          <text:p text:style-name="P10"><text:soft-page-break/><text:s text:c="4"/>{ <text:span text:style-name="T5">"Canon PowerShot G5 X"</text:span>, 0, 0,</text:p>
        </text:list-item>
        <text:list-item>
          <text:p text:style-name="P10"><text:s text:c="8"/>{ 9602,-3823,-937,-2984,11495,1675,-407,1415,5049 } },</text:p>
        </text:list-item>
        <text:list-item>
          <text:p text:style-name="P10"><text:s text:c="4"/>{ <text:span text:style-name="T5">"Canon PowerShot G5"</text:span>, 0, 0,</text:p>
        </text:list-item>
        <text:list-item>
          <text:p text:style-name="P10"><text:s text:c="8"/>{ 9757,-2872,-933,-5972,13861,2301,-1622,2328,7212 } },</text:p>
        </text:list-item>
        <text:list-item>
          <text:p text:style-name="P10"><text:s text:c="4"/>{ <text:span text:style-name="T5">"Canon PowerShot G6"</text:span>, 0, 0,</text:p>
        </text:list-item>
        <text:list-item>
          <text:p text:style-name="P10"><text:s text:c="8"/>{ 9877,-3775,-871,-7613,14807,3072,-1448,1305,7485 } },</text:p>
        </text:list-item>
        <text:list-item>
          <text:p text:style-name="P10"><text:s text:c="4"/>{ <text:span text:style-name="T5">"Canon PowerShot G7 X"</text:span>, 0, 0,</text:p>
        </text:list-item>
        <text:list-item>
          <text:p text:style-name="P10"><text:s text:c="8"/>{ 9602,-3823,-937,-2984,11495,1675,-407,1415,5049 } },</text:p>
        </text:list-item>
        <text:list-item>
          <text:p text:style-name="P10"><text:s text:c="4"/>{ <text:span text:style-name="T5">"Canon PowerShot G9 X Mark II"</text:span>, 0, 0,</text:p>
        </text:list-item>
        <text:list-item>
          <text:p text:style-name="P10"><text:s text:c="8"/>{ 10056,-4131,-944,-2576,11143,1625,-238,1294,5179 } },</text:p>
        </text:list-item>
        <text:list-item>
          <text:p text:style-name="P10"><text:s text:c="4"/>{ <text:span text:style-name="T5">"Canon PowerShot G9 X"</text:span>, 0, 0,</text:p>
        </text:list-item>
        <text:list-item>
          <text:p text:style-name="P10"><text:s text:c="8"/>{ 9602,-3823,-937,-2984,11495,1675,-407,1415,5049 } },</text:p>
        </text:list-item>
        <text:list-item>
          <text:p text:style-name="P10"><text:s text:c="4"/>{ <text:span text:style-name="T5">"Canon PowerShot G9"</text:span>, 0, 0,</text:p>
        </text:list-item>
        <text:list-item>
          <text:p text:style-name="P10"><text:s text:c="8"/>{ 7368,-2141,-598,-5621,13254,2625,-1418,1696,5743 } },</text:p>
        </text:list-item>
        <text:list-item>
          <text:p text:style-name="P10"><text:s text:c="4"/>{ <text:span text:style-name="T5">"Canon PowerShot Pro1"</text:span>, 0, 0,</text:p>
        </text:list-item>
        <text:list-item>
          <text:p text:style-name="P10"><text:s text:c="8"/>{ 10062,-3522,-999,-7643,15117,2730,-765,817,7323 } },</text:p>
        </text:list-item>
        <text:list-item>
          <text:p text:style-name="P10"><text:s text:c="4"/>{ <text:span text:style-name="T5">"Canon PowerShot Pro70"</text:span>, 34, 0,</text:p>
        </text:list-item>
        <text:list-item>
          <text:p text:style-name="P10"><text:s text:c="8"/>{ -4155,9818,1529,3939,-25,4522,-5521,9870,6610,-2238,10873,1342 } },</text:p>
        </text:list-item>
        <text:list-item>
          <text:p text:style-name="P10"><text:s text:c="4"/>{ <text:span text:style-name="T5">"Canon PowerShot Pro90"</text:span>, 0, 0,</text:p>
        </text:list-item>
        <text:list-item>
          <text:p text:style-name="P10"><text:s text:c="8"/>{ -4963,9896,2235,4642,-987,4294,-5162,10011,5859,-1770,11230,577 } },</text:p>
        </text:list-item>
        <text:list-item>
          <text:p text:style-name="P10"><text:s text:c="4"/>{ <text:span text:style-name="T5">"Canon PowerShot S30"</text:span>, 0, 0,</text:p>
        </text:list-item>
        <text:list-item>
          <text:p text:style-name="P10"><text:s text:c="8"/>{ 10566,-3652,-1129,-6552,14662,2006,-2197,2581,7670 } },</text:p>
        </text:list-item>
        <text:list-item>
          <text:p text:style-name="P10"><text:s text:c="4"/>{ <text:span text:style-name="T5">"Canon PowerShot S40"</text:span>, 0, 0,</text:p>
        </text:list-item>
        <text:list-item>
          <text:p text:style-name="P10"><text:s text:c="8"/>{ 8510,-2487,-940,-6869,14231,2900,-2318,2829,9013 } },</text:p>
        </text:list-item>
        <text:list-item>
          <text:p text:style-name="P10"><text:s text:c="4"/>{ <text:span text:style-name="T5">"Canon PowerShot S45"</text:span>, 0, 0,</text:p>
        </text:list-item>
        <text:list-item>
          <text:p text:style-name="P10"><text:s text:c="8"/>{ 8163,-2333,-955,-6682,14174,2751,-2077,2597,8041 } },</text:p>
        </text:list-item>
        <text:list-item>
          <text:p text:style-name="P10"><text:s text:c="4"/>{ <text:span text:style-name="T5">"Canon PowerShot S50"</text:span>, 0, 0,</text:p>
        </text:list-item>
        <text:list-item>
          <text:p text:style-name="P10"><text:s text:c="8"/>{ 8882,-2571,-863,-6348,14234,2288,-1516,2172,6569 } },</text:p>
        </text:list-item>
        <text:list-item>
          <text:p text:style-name="P10"><text:s text:c="4"/>{ <text:span text:style-name="T5">"Canon PowerShot S60"</text:span>, 0, 0,</text:p>
        </text:list-item>
        <text:list-item>
          <text:p text:style-name="P10"><text:s text:c="8"/>{ 8795,-2482,-797,-7804,15403,2573,-1422,1996,7082 } },</text:p>
        </text:list-item>
        <text:list-item>
          <text:p text:style-name="P10"><text:s text:c="4"/>{ <text:span text:style-name="T5">"Canon PowerShot S70"</text:span>, 0, 0,</text:p>
        </text:list-item>
        <text:list-item>
          <text:p text:style-name="P10"><text:s text:c="8"/>{ 9976,-3810,-832,-7115,14463,2906,-901,989,7889 } },</text:p>
        </text:list-item>
        <text:list-item>
          <text:p text:style-name="P10"><text:s text:c="4"/>{ <text:span text:style-name="T5">"Canon PowerShot S90"</text:span>, 0, 0,</text:p>
        </text:list-item>
        <text:list-item>
          <text:p text:style-name="P10"><text:s text:c="8"/>{ 12374,-5016,-1049,-1677,9902,2078,-83,852,4683 } },</text:p>
        </text:list-item>
        <text:list-item>
          <text:p text:style-name="P10"><text:s text:c="4"/>{ <text:span text:style-name="T5">"Canon PowerShot S95"</text:span>, 0, 0,</text:p>
        </text:list-item>
        <text:list-item>
          <text:p text:style-name="P10"><text:s text:c="8"/>{ 13440,-5896,-1279,-1236,9598,1931,-180,1001,4651 } },</text:p>
        </text:list-item>
        <text:list-item>
          <text:p text:style-name="P10"><text:s text:c="4"/>{ <text:span text:style-name="T5">"Canon PowerShot S100"</text:span>, 0, 0,</text:p>
        </text:list-item>
        <text:list-item>
          <text:p text:style-name="P10"><text:s text:c="8"/>{ 7968,-2565,-636,-2873,10697,2513,180,667,4211 } },</text:p>
        </text:list-item>
        <text:list-item>
          <text:p text:style-name="P10"><text:s text:c="4"/>{ <text:span text:style-name="T5">"Canon PowerShot S110"</text:span>, 0, 0,</text:p>
        </text:list-item>
        <text:list-item>
          <text:p text:style-name="P10"><text:s text:c="8"/>{ 8039,-2643,-654,-3783,11230,2930,-206,690,4194 } },</text:p>
        </text:list-item>
        <text:list-item>
          <text:p text:style-name="P10"><text:s text:c="4"/>{ <text:span text:style-name="T5">"Canon PowerShot S120"</text:span>, 0, 0,</text:p>
        </text:list-item>
        <text:list-item>
          <text:p text:style-name="P10"><text:s text:c="8"/>{ 6961,-1685,-695,-4625,12945,1836,-1114,2152,5518 } },</text:p>
        </text:list-item>
        <text:list-item>
          <text:p text:style-name="P10"><text:s text:c="4"/>{ <text:span text:style-name="T5">"Canon PowerShot SX1 IS"</text:span>, 0, 0,</text:p>
        </text:list-item>
        <text:list-item>
          <text:p text:style-name="P10"><text:s text:c="8"/>{ 6578,-259,-502,-5974,13030,3309,-308,1058,4970 } },</text:p>
        </text:list-item>
        <text:list-item>
          <text:p text:style-name="P10"><text:s text:c="4"/>{ <text:span text:style-name="T5">"Canon PowerShot SX50 HS"</text:span>, 0, 0,</text:p>
        </text:list-item>
        <text:list-item>
          <text:p text:style-name="P10"><text:s text:c="8"/>{ 12432,-4753,-1247,-2110,10691,1629,-412,1623,4926 } },</text:p>
        </text:list-item>
        <text:list-item>
          <text:p text:style-name="P10"><text:s text:c="4"/>{ <text:span text:style-name="T5">"Canon PowerShot SX60 HS"</text:span>, 0, 0,</text:p>
        </text:list-item>
        <text:list-item>
          <text:p text:style-name="P10"><text:s text:c="8"/>{ 13161,-5451,-1344,-1989,10654,1531,-47,1271,4955 } },</text:p>
        </text:list-item>
        <text:list-item>
          <text:p text:style-name="P10"><text:s text:c="4"/>{ <text:span text:style-name="T5">"Canon PowerShot A3300"</text:span>, 0, 0, <text:s text:c="3"/><text:span text:style-name="T4">/* DJC */</text:span></text:p>
        </text:list-item>
        <text:list-item>
          <text:p text:style-name="P10"><text:s text:c="8"/>{ 10826,-3654,-1023,-3215,11310,1906,0,999,4960 } },</text:p>
        </text:list-item>
        <text:list-item>
          <text:p text:style-name="P10"><text:s text:c="4"/>{ <text:span text:style-name="T5">"Canon PowerShot A470"</text:span>, 0, 0, <text:s text:c="4"/><text:span text:style-name="T4">/* DJC */</text:span></text:p>
        </text:list-item>
        <text:list-item>
          <text:p text:style-name="P10"><text:s text:c="8"/>{ 12513,-4407,-1242,-2680,10276,2405,-878,2215,4734 } },</text:p>
        </text:list-item>
        <text:list-item>
          <text:p text:style-name="P10"><text:s text:c="4"/>{ <text:span text:style-name="T5">"Canon PowerShot A610"</text:span>, 0, 0, <text:s text:c="4"/><text:span text:style-name="T4">/* DJC */</text:span></text:p>
        </text:list-item>
        <text:list-item>
          <text:p text:style-name="P10"><text:s text:c="8"/>{ 15591,-6402,-1592,-5365,13198,2168,-1300,1824,5075 } },</text:p>
        </text:list-item>
        <text:list-item>
          <text:p text:style-name="P10"><text:s text:c="4"/>{ <text:span text:style-name="T5">"Canon PowerShot A620"</text:span>, 0, 0, <text:s text:c="4"/><text:span text:style-name="T4">/* DJC */</text:span></text:p>
        </text:list-item>
        <text:list-item>
          <text:p text:style-name="P10"><text:s text:c="8"/>{ 15265,-6193,-1558,-4125,12116,2010,-888,1639,5220 } },</text:p>
        </text:list-item>
        <text:list-item>
          <text:p text:style-name="P10"><text:s text:c="4"/>{ <text:span text:style-name="T5">"Canon PowerShot A630"</text:span>, 0, 0, <text:s text:c="4"/><text:span text:style-name="T4">/* DJC */</text:span></text:p>
        </text:list-item>
        <text:list-item>
          <text:p text:style-name="P10"><text:s text:c="8"/>{ 14201,-5308,-1757,-6087,14472,1617,-2191,3105,5348 } },</text:p>
        </text:list-item>
        <text:list-item>
          <text:p text:style-name="P10"><text:s text:c="4"/>{ <text:span text:style-name="T5">"Canon PowerShot A640"</text:span>, 0, 0, <text:s text:c="4"/><text:span text:style-name="T4">/* DJC */</text:span></text:p>
        </text:list-item>
        <text:list-item>
          <text:p text:style-name="P10"><text:s text:c="8"/>{ 13124,-5329,-1390,-3602,11658,1944,-1612,2863,4885 } },</text:p>
        </text:list-item>
        <text:list-item>
          <text:p text:style-name="P10"><text:s text:c="4"/>{ <text:span text:style-name="T5">"Canon PowerShot A650"</text:span>, 0, 0, <text:s text:c="4"/><text:span text:style-name="T4">/* DJC */</text:span></text:p>
        </text:list-item>
        <text:list-item>
          <text:p text:style-name="P10"><text:s text:c="8"/>{ 9427,-3036,-959,-2581,10671,1911,-1039,1982,4430 } },</text:p>
        </text:list-item>
        <text:list-item>
          <text:p text:style-name="P10"><text:s text:c="4"/>{ <text:span text:style-name="T5">"Canon PowerShot A720"</text:span>, 0, 0, <text:s text:c="4"/><text:span text:style-name="T4">/* DJC */</text:span></text:p>
        </text:list-item>
        <text:list-item>
          <text:p text:style-name="P10"><text:s text:c="8"/>{ 14573,-5482,-1546,-1266,9799,1468,-1040,1912,3810 } },</text:p>
        </text:list-item>
        <text:list-item>
          <text:p text:style-name="P10"><text:s text:c="4"/>{ <text:span text:style-name="T5">"Canon PowerShot S3 IS"</text:span>, 0, 0, <text:s text:c="3"/><text:span text:style-name="T4">/* DJC */</text:span></text:p>
        </text:list-item>
        <text:list-item>
          <text:p text:style-name="P10"><text:soft-page-break/><text:s text:c="8"/>{ 14062,-5199,-1446,-4712,12470,2243,-1286,2028,4836 } },</text:p>
        </text:list-item>
        <text:list-item>
          <text:p text:style-name="P10"><text:s text:c="4"/>{ <text:span text:style-name="T5">"Canon PowerShot SX110 IS"</text:span>, 0, 0, <text:span text:style-name="T4">/* DJC */</text:span></text:p>
        </text:list-item>
        <text:list-item>
          <text:p text:style-name="P10"><text:s text:c="8"/>{ 14134,-5576,-1527,-1991,10719,1273,-1158,1929,3581 } },</text:p>
        </text:list-item>
        <text:list-item>
          <text:p text:style-name="P10"><text:s text:c="4"/>{ <text:span text:style-name="T5">"Canon PowerShot SX220"</text:span>, 0, 0, <text:s text:c="3"/><text:span text:style-name="T4">/* DJC */</text:span></text:p>
        </text:list-item>
        <text:list-item>
          <text:p text:style-name="P10"><text:s text:c="8"/>{ 13898,-5076,-1447,-1405,10109,1297,-244,1860,3687 } },</text:p>
        </text:list-item>
        <text:list-item>
          <text:p text:style-name="P10"><text:s text:c="4"/>{ <text:span text:style-name="T5">"Canon IXUS 160"</text:span>, 0, 0, <text:s text:c="10"/><text:span text:style-name="T4">/* DJC */</text:span></text:p>
        </text:list-item>
        <text:list-item>
          <text:p text:style-name="P10"><text:s text:c="8"/>{ 11657,-3781,-1136,-3544,11262,2283,-160,1219,4700 } },</text:p>
        </text:list-item>
        <text:list-item>
          <text:p text:style-name="P10"><text:s text:c="4"/>{ <text:span text:style-name="T5">"Casio EX-S20"</text:span>, 0, 0, <text:s text:c="12"/><text:span text:style-name="T4">/* DJC */</text:span></text:p>
        </text:list-item>
        <text:list-item>
          <text:p text:style-name="P10"><text:s text:c="8"/>{ 11634,-3924,-1128,-4968,12954,2015,-1588,2648,7206 } },</text:p>
        </text:list-item>
        <text:list-item>
          <text:p text:style-name="P10"><text:s text:c="4"/>{ <text:span text:style-name="T5">"Casio EX-Z750"</text:span>, 0, 0, <text:s text:c="11"/><text:span text:style-name="T4">/* DJC */</text:span></text:p>
        </text:list-item>
        <text:list-item>
          <text:p text:style-name="P10"><text:s text:c="8"/>{ 10819,-3873,-1099,-4903,13730,1175,-1755,3751,4632 } },</text:p>
        </text:list-item>
        <text:list-item>
          <text:p text:style-name="P10"><text:s text:c="4"/>{ <text:span text:style-name="T5">"Casio EX-Z10"</text:span>, 128, 0xfff, <text:s text:c="6"/><text:span text:style-name="T4">/* DJC */</text:span></text:p>
        </text:list-item>
        <text:list-item>
          <text:p text:style-name="P10"><text:s text:c="8"/>{ 9790,-3338,-603,-2321,10222,2099,-344,1273,4799 } },</text:p>
        </text:list-item>
        <text:list-item>
          <text:p text:style-name="P10"><text:s text:c="4"/>{ <text:span text:style-name="T5">"CINE 650"</text:span>, 0, 0,</text:p>
        </text:list-item>
        <text:list-item>
          <text:p text:style-name="P10"><text:s text:c="8"/>{ 3390,480,-500,-800,3610,340,-550,2336,1192 } },</text:p>
        </text:list-item>
        <text:list-item>
          <text:p text:style-name="P10"><text:s text:c="4"/>{ <text:span text:style-name="T5">"CINE 660"</text:span>, 0, 0,</text:p>
        </text:list-item>
        <text:list-item>
          <text:p text:style-name="P10"><text:s text:c="8"/>{ 3390,480,-500,-800,3610,340,-550,2336,1192 } },</text:p>
        </text:list-item>
        <text:list-item>
          <text:p text:style-name="P10"><text:s text:c="4"/>{ <text:span text:style-name="T5">"CINE"</text:span>, 0, 0,</text:p>
        </text:list-item>
        <text:list-item>
          <text:p text:style-name="P10"><text:s text:c="8"/>{ 20183,-4295,-423,-3940,15330,3985,-280,4870,9800 } },</text:p>
        </text:list-item>
        <text:list-item>
          <text:p text:style-name="P10"><text:s text:c="4"/>{ <text:span text:style-name="T5">"Contax N Digital"</text:span>, 0, 0xf1e,</text:p>
        </text:list-item>
        <text:list-item>
          <text:p text:style-name="P10"><text:s text:c="8"/>{ 7777,1285,-1053,-9280,16543,2916,-3677,5679,7060 } },</text:p>
        </text:list-item>
        <text:list-item>
          <text:p text:style-name="P10"><text:s text:c="4"/>{ <text:span text:style-name="T5">"DXO ONE"</text:span>, 0, 0,</text:p>
        </text:list-item>
        <text:list-item>
          <text:p text:style-name="P10"><text:s text:c="8"/>{ 6596,-2079,-562,-4782,13016,1933,-970,1581,5181 } },</text:p>
        </text:list-item>
        <text:list-item>
          <text:p text:style-name="P10"><text:s text:c="4"/>{ <text:span text:style-name="T5">"Epson R-D1"</text:span>, 0, 0,</text:p>
        </text:list-item>
        <text:list-item>
          <text:p text:style-name="P10"><text:s text:c="8"/>{ 6827,-1878,-732,-8429,16012,2564,-704,592,7145 } },</text:p>
        </text:list-item>
        <text:list-item>
          <text:p text:style-name="P10"><text:s text:c="4"/>{ <text:span text:style-name="T5">"Fujifilm E550"</text:span>, 0, 0,</text:p>
        </text:list-item>
        <text:list-item>
          <text:p text:style-name="P10"><text:s text:c="8"/>{ 11044,-3888,-1120,-7248,15168,2208,-1531,2277,8069 } },</text:p>
        </text:list-item>
        <text:list-item>
          <text:p text:style-name="P10"><text:s text:c="4"/>{ <text:span text:style-name="T5">"Fujifilm E900"</text:span>, 0, 0,</text:p>
        </text:list-item>
        <text:list-item>
          <text:p text:style-name="P10"><text:s text:c="8"/>{ 9183,-2526,-1078,-7461,15071,2574,-2022,2440,8639 } },</text:p>
        </text:list-item>
        <text:list-item>
          <text:p text:style-name="P10"><text:s text:c="4"/>{ <text:span text:style-name="T5">"Fujifilm F5"</text:span>, 0, 0,</text:p>
        </text:list-item>
        <text:list-item>
          <text:p text:style-name="P10"><text:s text:c="8"/>{ 13690,-5358,-1474,-3369,11600,1998,-132,1554,4395 } },</text:p>
        </text:list-item>
        <text:list-item>
          <text:p text:style-name="P10"><text:s text:c="4"/>{ <text:span text:style-name="T5">"Fujifilm F6"</text:span>, 0, 0,</text:p>
        </text:list-item>
        <text:list-item>
          <text:p text:style-name="P10"><text:s text:c="8"/>{ 13690,-5358,-1474,-3369,11600,1998,-132,1554,4395 } },</text:p>
        </text:list-item>
        <text:list-item>
          <text:p text:style-name="P10"><text:s text:c="4"/>{ <text:span text:style-name="T5">"Fujifilm F77"</text:span>, 0, 0xfe9,</text:p>
        </text:list-item>
        <text:list-item>
          <text:p text:style-name="P10"><text:s text:c="8"/>{ 13690,-5358,-1474,-3369,11600,1998,-132,1554,4395 } },</text:p>
        </text:list-item>
        <text:list-item>
          <text:p text:style-name="P10"><text:s text:c="4"/>{ <text:span text:style-name="T5">"Fujifilm F7"</text:span>, 0, 0,</text:p>
        </text:list-item>
        <text:list-item>
          <text:p text:style-name="P10"><text:s text:c="8"/>{ 10004,-3219,-1201,-7036,15047,2107,-1863,2565,7736 } },</text:p>
        </text:list-item>
        <text:list-item>
          <text:p text:style-name="P10"><text:s text:c="4"/>{ <text:span text:style-name="T5">"Fujifilm F8"</text:span>, 0, 0,</text:p>
        </text:list-item>
        <text:list-item>
          <text:p text:style-name="P10"><text:s text:c="8"/>{ 13690,-5358,-1474,-3369,11600,1998,-132,1554,4395 } },</text:p>
        </text:list-item>
        <text:list-item>
          <text:p text:style-name="P10"><text:s text:c="4"/>{ <text:span text:style-name="T5">"Fujifilm GFX 50S"</text:span>, 0, 0,</text:p>
        </text:list-item>
        <text:list-item>
          <text:p text:style-name="P10"><text:s text:c="8"/>{ 11756,-4754,-874,-3056,11045,2305,-381,1457,6006 } },</text:p>
        </text:list-item>
        <text:list-item>
          <text:p text:style-name="P10"><text:s text:c="4"/>{ <text:span text:style-name="T5">"Fujifilm S100FS"</text:span>, 514, 0,</text:p>
        </text:list-item>
        <text:list-item>
          <text:p text:style-name="P10"><text:s text:c="8"/>{ 11521,-4355,-1065,-6524,13767,3058,-1466,1984,6045 } },</text:p>
        </text:list-item>
        <text:list-item>
          <text:p text:style-name="P10"><text:s text:c="4"/>{ <text:span text:style-name="T5">"Fujifilm S1"</text:span>, 0, 0,</text:p>
        </text:list-item>
        <text:list-item>
          <text:p text:style-name="P10"><text:s text:c="8"/>{ 12297,-4882,-1202,-2106,10691,1623,-88,1312,4790 } },</text:p>
        </text:list-item>
        <text:list-item>
          <text:p text:style-name="P10"><text:s text:c="4"/>{ <text:span text:style-name="T5">"Fujifilm S20Pro"</text:span>, 0, 0,</text:p>
        </text:list-item>
        <text:list-item>
          <text:p text:style-name="P10"><text:s text:c="8"/>{ 10004,-3219,-1201,-7036,15047,2107,-1863,2565,7736 } },</text:p>
        </text:list-item>
        <text:list-item>
          <text:p text:style-name="P10"><text:s text:c="4"/>{ <text:span text:style-name="T5">"Fujifilm S20"</text:span>, 512, 0x3fff,</text:p>
        </text:list-item>
        <text:list-item>
          <text:p text:style-name="P10"><text:s text:c="8"/>{ 11401,-4498,-1312,-5088,12751,2613,-838,1568,5941 } },</text:p>
        </text:list-item>
        <text:list-item>
          <text:p text:style-name="P10"><text:s text:c="4"/>{ <text:span text:style-name="T5">"Fujifilm S2Pro"</text:span>, 128, 0xf15,</text:p>
        </text:list-item>
        <text:list-item>
          <text:p text:style-name="P10"><text:s text:c="8"/>{ 12492,-4690,-1402,-7033,15423,1647,-1507,2111,7697 } },</text:p>
        </text:list-item>
        <text:list-item>
          <text:p text:style-name="P10"><text:s text:c="4"/>{ <text:span text:style-name="T5">"Fujifilm S3Pro"</text:span>, 0, 0x3dff,</text:p>
        </text:list-item>
        <text:list-item>
          <text:p text:style-name="P10"><text:s text:c="8"/>{ 11807,-4612,-1294,-8927,16968,1988,-2120,2741,8006 } },</text:p>
        </text:list-item>
        <text:list-item>
          <text:p text:style-name="P10"><text:s text:c="4"/>{ <text:span text:style-name="T5">"Fujifilm S5Pro"</text:span>, 0, 0,</text:p>
        </text:list-item>
        <text:list-item>
          <text:p text:style-name="P10"><text:s text:c="8"/>{ 12300,-5110,-1304,-9117,17143,1998,-1947,2448,8100 } },</text:p>
        </text:list-item>
        <text:list-item>
          <text:p text:style-name="P10"><text:s text:c="4"/>{ <text:span text:style-name="T5">"Fujifilm S5000"</text:span>, 0, 0,</text:p>
        </text:list-item>
        <text:list-item>
          <text:p text:style-name="P10"><text:s text:c="8"/>{ 8754,-2732,-1019,-7204,15069,2276,-1702,2334,6982 } },</text:p>
        </text:list-item>
        <text:list-item>
          <text:p text:style-name="P10"><text:s text:c="4"/>{ <text:span text:style-name="T5">"Fujifilm S5100"</text:span>, 0, 0,</text:p>
        </text:list-item>
        <text:list-item>
          <text:p text:style-name="P10"><text:s text:c="8"/>{ 11940,-4431,-1255,-6766,14428,2542,-993,1165,7421 } },</text:p>
        </text:list-item>
        <text:list-item>
          <text:p text:style-name="P10"><text:s text:c="4"/>{ <text:span text:style-name="T5">"Fujifilm S5500"</text:span>, 0, 0,</text:p>
        </text:list-item>
        <text:list-item>
          <text:p text:style-name="P10"><text:s text:c="8"/>{ 11940,-4431,-1255,-6766,14428,2542,-993,1165,7421 } },</text:p>
        </text:list-item>
        <text:list-item>
          <text:p text:style-name="P10"><text:s text:c="4"/>{ <text:span text:style-name="T5">"Fujifilm S5200"</text:span>, 0, 0,</text:p>
        </text:list-item>
        <text:list-item>
          <text:p text:style-name="P10"><text:s text:c="8"/>{ 9636,-2804,-988,-7442,15040,2589,-1803,2311,8621 } },</text:p>
        </text:list-item>
        <text:list-item>
          <text:p text:style-name="P10"><text:s text:c="4"/>{ <text:span text:style-name="T5">"Fujifilm S5600"</text:span>, 0, 0,</text:p>
        </text:list-item>
        <text:list-item>
          <text:p text:style-name="P10"><text:s text:c="8"/>{ 9636,-2804,-988,-7442,15040,2589,-1803,2311,8621 } },</text:p>
        </text:list-item>
        <text:list-item>
          <text:p text:style-name="P10"><text:soft-page-break/><text:s text:c="4"/>{ <text:span text:style-name="T5">"Fujifilm S6"</text:span>, 0, 0,</text:p>
        </text:list-item>
        <text:list-item>
          <text:p text:style-name="P10"><text:s text:c="8"/>{ 12628,-4887,-1401,-6861,14996,1962,-2198,2782,7091 } },</text:p>
        </text:list-item>
        <text:list-item>
          <text:p text:style-name="P10"><text:s text:c="4"/>{ <text:span text:style-name="T5">"Fujifilm S7000"</text:span>, 0, 0,</text:p>
        </text:list-item>
        <text:list-item>
          <text:p text:style-name="P10"><text:s text:c="8"/>{ 10190,-3506,-1312,-7153,15051,2238,-2003,2399,7505 } },</text:p>
        </text:list-item>
        <text:list-item>
          <text:p text:style-name="P10"><text:s text:c="4"/>{ <text:span text:style-name="T5">"Fujifilm S9000"</text:span>, 0, 0,</text:p>
        </text:list-item>
        <text:list-item>
          <text:p text:style-name="P10"><text:s text:c="8"/>{ 10491,-3423,-1145,-7385,15027,2538,-1809,2275,8692 } },</text:p>
        </text:list-item>
        <text:list-item>
          <text:p text:style-name="P10"><text:s text:c="4"/>{ <text:span text:style-name="T5">"Fujifilm S9500"</text:span>, 0, 0,</text:p>
        </text:list-item>
        <text:list-item>
          <text:p text:style-name="P10"><text:s text:c="8"/>{ 10491,-3423,-1145,-7385,15027,2538,-1809,2275,8692 } },</text:p>
        </text:list-item>
        <text:list-item>
          <text:p text:style-name="P10"><text:s text:c="4"/>{ <text:span text:style-name="T5">"Fujifilm S9100"</text:span>, 0, 0,</text:p>
        </text:list-item>
        <text:list-item>
          <text:p text:style-name="P10"><text:s text:c="8"/>{ 12343,-4515,-1285,-7165,14899,2435,-1895,2496,8800 } },</text:p>
        </text:list-item>
        <text:list-item>
          <text:p text:style-name="P10"><text:s text:c="4"/>{ <text:span text:style-name="T5">"Fujifilm S9600"</text:span>, 0, 0,</text:p>
        </text:list-item>
        <text:list-item>
          <text:p text:style-name="P10"><text:s text:c="8"/>{ 12343,-4515,-1285,-7165,14899,2435,-1895,2496,8800 } },</text:p>
        </text:list-item>
        <text:list-item>
          <text:p text:style-name="P10"><text:s text:c="4"/>{ <text:span text:style-name="T5">"Fujifilm SL1000"</text:span>, 0, 0,</text:p>
        </text:list-item>
        <text:list-item>
          <text:p text:style-name="P10"><text:s text:c="8"/>{ 11705,-4262,-1107,-2282,10791,1709,-555,1713,4945 } },</text:p>
        </text:list-item>
        <text:list-item>
          <text:p text:style-name="P10"><text:s text:c="4"/>{ <text:span text:style-name="T5">"Fujifilm IS-1"</text:span>, 0, 0,</text:p>
        </text:list-item>
        <text:list-item>
          <text:p text:style-name="P10"><text:s text:c="8"/>{ 21461,-10807,-1441,-2332,10599,1999,289,875,7703 } },</text:p>
        </text:list-item>
        <text:list-item>
          <text:p text:style-name="P10"><text:s text:c="4"/>{ <text:span text:style-name="T5">"Fujifilm IS Pro"</text:span>, 0, 0,</text:p>
        </text:list-item>
        <text:list-item>
          <text:p text:style-name="P10"><text:s text:c="8"/>{ 12300,-5110,-1304,-9117,17143,1998,-1947,2448,8100 } },</text:p>
        </text:list-item>
        <text:list-item>
          <text:p text:style-name="P10"><text:s text:c="4"/>{ <text:span text:style-name="T5">"Fujifilm HS10 HS11"</text:span>, 0, 0xf68,</text:p>
        </text:list-item>
        <text:list-item>
          <text:p text:style-name="P10"><text:s text:c="8"/>{ 12440,-3954,-1183,-1123,9674,1708,-83,1614,4086 } },</text:p>
        </text:list-item>
        <text:list-item>
          <text:p text:style-name="P10"><text:s text:c="4"/>{ <text:span text:style-name="T5">"Fujifilm HS2"</text:span>, 0, 0xfef,</text:p>
        </text:list-item>
        <text:list-item>
          <text:p text:style-name="P10"><text:s text:c="8"/>{ 13690,-5358,-1474,-3369,11600,1998,-132,1554,4395 } },</text:p>
        </text:list-item>
        <text:list-item>
          <text:p text:style-name="P10"><text:s text:c="4"/>{ <text:span text:style-name="T5">"Fujifilm HS3"</text:span>, 0, 0,</text:p>
        </text:list-item>
        <text:list-item>
          <text:p text:style-name="P10"><text:s text:c="8"/>{ 13690,-5358,-1474,-3369,11600,1998,-132,1554,4395 } },</text:p>
        </text:list-item>
        <text:list-item>
          <text:p text:style-name="P10"><text:s text:c="4"/>{ <text:span text:style-name="T5">"Fujifilm HS50EXR"</text:span>, 0, 0,</text:p>
        </text:list-item>
        <text:list-item>
          <text:p text:style-name="P10"><text:s text:c="8"/>{ 12085,-4727,-953,-3257,11489,2002,-511,2046,4592 } },</text:p>
        </text:list-item>
        <text:list-item>
          <text:p text:style-name="P10"><text:s text:c="4"/>{ <text:span text:style-name="T5">"Fujifilm F900EXR"</text:span>, 0, 0,</text:p>
        </text:list-item>
        <text:list-item>
          <text:p text:style-name="P10"><text:s text:c="8"/>{ 12085,-4727,-953,-3257,11489,2002,-511,2046,4592 } },</text:p>
        </text:list-item>
        <text:list-item>
          <text:p text:style-name="P10"><text:s text:c="4"/>{ <text:span text:style-name="T5">"Fujifilm X100F"</text:span>, 0, 0,</text:p>
        </text:list-item>
        <text:list-item>
          <text:p text:style-name="P10"><text:s text:c="8"/>{ 11434,-4948,-1210,-3746,12042,1903,-666,1479,5235 } },</text:p>
        </text:list-item>
        <text:list-item>
          <text:p text:style-name="P10"><text:s text:c="4"/>{ <text:span text:style-name="T5">"Fujifilm X100S"</text:span>, 0, 0,</text:p>
        </text:list-item>
        <text:list-item>
          <text:p text:style-name="P10"><text:s text:c="8"/>{ 10592,-4262,-1008,-3514,11355,2465,-870,2025,6386 } },</text:p>
        </text:list-item>
        <text:list-item>
          <text:p text:style-name="P10"><text:s text:c="4"/>{ <text:span text:style-name="T5">"Fujifilm X100T"</text:span>, 0, 0,</text:p>
        </text:list-item>
        <text:list-item>
          <text:p text:style-name="P10"><text:s text:c="8"/>{ 10592,-4262,-1008,-3514,11355,2465,-870,2025,6386 } },</text:p>
        </text:list-item>
        <text:list-item>
          <text:p text:style-name="P10"><text:s text:c="4"/>{ <text:span text:style-name="T5">"Fujifilm X100"</text:span>, 0, 0,</text:p>
        </text:list-item>
        <text:list-item>
          <text:p text:style-name="P10"><text:s text:c="8"/>{ 12161,-4457,-1069,-5034,12874,2400,-795,1724,6904 } },</text:p>
        </text:list-item>
        <text:list-item>
          <text:p text:style-name="P10"><text:s text:c="4"/>{ <text:span text:style-name="T5">"Fujifilm X10"</text:span>, 0, 0,</text:p>
        </text:list-item>
        <text:list-item>
          <text:p text:style-name="P10"><text:s text:c="8"/>{ 13509,-6199,-1254,-4430,12733,1865,-331,1441,5022 } },</text:p>
        </text:list-item>
        <text:list-item>
          <text:p text:style-name="P10"><text:s text:c="4"/>{ <text:span text:style-name="T5">"Fujifilm X20"</text:span>, 0, 0,</text:p>
        </text:list-item>
        <text:list-item>
          <text:p text:style-name="P10"><text:s text:c="8"/>{ 11768,-4971,-1133,-4904,12927,2183,-480,1723,4605 } },</text:p>
        </text:list-item>
        <text:list-item>
          <text:p text:style-name="P10"><text:s text:c="4"/>{ <text:span text:style-name="T5">"Fujifilm X30"</text:span>, 0, 0,</text:p>
        </text:list-item>
        <text:list-item>
          <text:p text:style-name="P10"><text:s text:c="8"/>{ 12328,-5256,-1144,-4469,12927,1675,-87,1291,4351 } },</text:p>
        </text:list-item>
        <text:list-item>
          <text:p text:style-name="P10"><text:s text:c="4"/>{ <text:span text:style-name="T5">"Fujifilm X70"</text:span>, 0, 0,</text:p>
        </text:list-item>
        <text:list-item>
          <text:p text:style-name="P10"><text:s text:c="8"/>{ 10450,-4329,-878,-3217,11105,2421,-752,1758,6519 } },</text:p>
        </text:list-item>
        <text:list-item>
          <text:p text:style-name="P10"><text:s text:c="4"/>{ <text:span text:style-name="T5">"Fujifilm X-Pro1"</text:span>, 0, 0,</text:p>
        </text:list-item>
        <text:list-item>
          <text:p text:style-name="P10"><text:s text:c="8"/>{ 10413,-3996,-993,-3721,11640,2361,-733,1540,6011 } },</text:p>
        </text:list-item>
        <text:list-item>
          <text:p text:style-name="P10"><text:s text:c="4"/>{ <text:span text:style-name="T5">"Fujifilm X-Pro2"</text:span>, 0, 0,</text:p>
        </text:list-item>
        <text:list-item>
          <text:p text:style-name="P10"><text:s text:c="8"/>{ 11434,-4948,-1210,-3746,12042,1903,-666,1479,5235 } },</text:p>
        </text:list-item>
        <text:list-item>
          <text:p text:style-name="P10"><text:s text:c="4"/>{ <text:span text:style-name="T5">"Fujifilm X-A10"</text:span>, 0, 0,</text:p>
        </text:list-item>
        <text:list-item>
          <text:p text:style-name="P10"><text:s text:c="8"/>{ 11540,-4999,-991,-2949,10963,2278,-382,1049,5605 } },</text:p>
        </text:list-item>
        <text:list-item>
          <text:p text:style-name="P10"><text:s text:c="4"/>{ <text:span text:style-name="T5">"Fujifilm X-A20"</text:span>, 0, 0,</text:p>
        </text:list-item>
        <text:list-item>
          <text:p text:style-name="P10"><text:s text:c="8"/>{ 11540,-4999,-991,-2949,10963,2278,-382,1049,5605 } },</text:p>
        </text:list-item>
        <text:list-item>
          <text:p text:style-name="P10"><text:s text:c="4"/>{ <text:span text:style-name="T5">"Fujifilm X-A1"</text:span>, 0, 0,</text:p>
        </text:list-item>
        <text:list-item>
          <text:p text:style-name="P10"><text:s text:c="8"/>{ 11086,-4555,-839,-3512,11310,2517,-815,1341,5940 } },</text:p>
        </text:list-item>
        <text:list-item>
          <text:p text:style-name="P10"><text:s text:c="4"/>{ <text:span text:style-name="T5">"Fujifilm X-A2"</text:span>, 0, 0,</text:p>
        </text:list-item>
        <text:list-item>
          <text:p text:style-name="P10"><text:s text:c="8"/>{ 10763,-4560,-917,-3346,11311,2322,-475,1135,5843 } },</text:p>
        </text:list-item>
        <text:list-item>
          <text:p text:style-name="P10"><text:s text:c="4"/>{ <text:span text:style-name="T5">"Fujifilm X-A3"</text:span>, 0, 0,</text:p>
        </text:list-item>
        <text:list-item>
          <text:p text:style-name="P10"><text:s text:c="8"/>{ 12407,-5222,-1086,-2971,11116,2120,-294,1029,5284 } },</text:p>
        </text:list-item>
        <text:list-item>
          <text:p text:style-name="P10"><text:s text:c="4"/>{ <text:span text:style-name="T5">"Fujifilm X-A5"</text:span>, 0, 0,</text:p>
        </text:list-item>
        <text:list-item>
          <text:p text:style-name="P10"><text:s text:c="8"/>{ 11673,-4760,-1041,-3988,12058,2166,-771,1417,5569 } },</text:p>
        </text:list-item>
        <text:list-item>
          <text:p text:style-name="P10"><text:s text:c="4"/>{ <text:span text:style-name="T5">"Fujifilm X-E1"</text:span>, 0, 0,</text:p>
        </text:list-item>
        <text:list-item>
          <text:p text:style-name="P10"><text:s text:c="8"/>{ 10413,-3996,-993,-3721,11640,2361,-733,1540,6011 } },</text:p>
        </text:list-item>
        <text:list-item>
          <text:p text:style-name="P10"><text:s text:c="4"/>{ <text:span text:style-name="T5">"Fujifilm X-E2S"</text:span>, 0, 0,</text:p>
        </text:list-item>
        <text:list-item>
          <text:p text:style-name="P10"><text:s text:c="8"/>{ 11562,-5118,-961,-3022,11007,2311,-525,1569,6097 } },</text:p>
        </text:list-item>
        <text:list-item>
          <text:p text:style-name="P10"><text:s text:c="4"/>{ <text:span text:style-name="T5">"Fujifilm X-E2"</text:span>, 0, 0,</text:p>
        </text:list-item>
        <text:list-item>
          <text:p text:style-name="P10"><text:soft-page-break/><text:s text:c="8"/>{ 8458,-2451,-855,-4597,12447,2407,-1475,2482,6526 } },</text:p>
        </text:list-item>
        <text:list-item>
          <text:p text:style-name="P10"><text:s text:c="4"/>{ <text:span text:style-name="T5">"Fujifilm X-E3"</text:span>, 0, 0,</text:p>
        </text:list-item>
        <text:list-item>
          <text:p text:style-name="P10"><text:s text:c="8"/>{ 11434,-4948,-1210,-3746,12042,1903,-666,1479,5235 } },</text:p>
        </text:list-item>
        <text:list-item>
          <text:p text:style-name="P10"><text:s text:c="4"/>{ <text:span text:style-name="T5">"Fujifilm X-H1"</text:span>, 0, 0,</text:p>
        </text:list-item>
        <text:list-item>
          <text:p text:style-name="P10"><text:s text:c="8"/>{ 11434,-4948,-1210,-3746,12042,1903,-666,1479,5235 } },</text:p>
        </text:list-item>
        <text:list-item>
          <text:p text:style-name="P10"><text:s text:c="4"/>{ <text:span text:style-name="T5">"Fujifilm X-M1"</text:span>, 0, 0,</text:p>
        </text:list-item>
        <text:list-item>
          <text:p text:style-name="P10"><text:s text:c="8"/>{ 10413,-3996,-993,-3721,11640,2361,-733,1540,6011 } },</text:p>
        </text:list-item>
        <text:list-item>
          <text:p text:style-name="P10"><text:s text:c="4"/>{ <text:span text:style-name="T5">"Fujifilm X-S1"</text:span>, 0, 0,</text:p>
        </text:list-item>
        <text:list-item>
          <text:p text:style-name="P10"><text:s text:c="8"/>{ 13509,-6199,-1254,-4430,12733,1865,-331,1441,5022 } },</text:p>
        </text:list-item>
        <text:list-item>
          <text:p text:style-name="P10"><text:s text:c="4"/>{ <text:span text:style-name="T5">"Fujifilm X-T1"</text:span>, 0, 0, <text:s text:c="3"/><text:span text:style-name="T4">/* also X-T10 */</text:span></text:p>
        </text:list-item>
        <text:list-item>
          <text:p text:style-name="P10"><text:s text:c="8"/>{ 8458,-2451,-855,-4597,12447,2407,-1475,2482,6526 } },</text:p>
        </text:list-item>
        <text:list-item>
          <text:p text:style-name="P10"><text:s text:c="4"/>{ <text:span text:style-name="T5">"Fujifilm X-T2"</text:span>, 0, 0, <text:s text:c="3"/><text:span text:style-name="T4">/* also X-T20 */</text:span></text:p>
        </text:list-item>
        <text:list-item>
          <text:p text:style-name="P10"><text:s text:c="8"/>{ 11434,-4948,-1210,-3746,12042,1903,-666,1479,5235 } },</text:p>
        </text:list-item>
        <text:list-item>
          <text:p text:style-name="P10"><text:s text:c="4"/>{ <text:span text:style-name="T5">"Fujifilm XF1"</text:span>, 0, 0,</text:p>
        </text:list-item>
        <text:list-item>
          <text:p text:style-name="P10"><text:s text:c="8"/>{ 13509,-6199,-1254,-4430,12733,1865,-331,1441,5022 } },</text:p>
        </text:list-item>
        <text:list-item>
          <text:p text:style-name="P10"><text:s text:c="4"/>{ <text:span text:style-name="T5">"Fujifilm XQ"</text:span>, 0, 0, <text:s text:c="5"/><text:span text:style-name="T4">/* XQ1 and XQ2 */</text:span></text:p>
        </text:list-item>
        <text:list-item>
          <text:p text:style-name="P10"><text:s text:c="8"/>{ 9252,-2704,-1064,-5893,14265,1717,-1101,2341,4349 } },</text:p>
        </text:list-item>
        <text:list-item>
          <text:p text:style-name="P10"><text:s text:c="4"/>{ <text:span text:style-name="T5">"GoPro HERO5 Black"</text:span>, 0, 0,</text:p>
        </text:list-item>
        <text:list-item>
          <text:p text:style-name="P10"><text:s text:c="8"/>{ 10344,-4210,-620,-2315,10625,1948,93,1058,5541 } },</text:p>
        </text:list-item>
        <text:list-item>
          <text:p text:style-name="P10"><text:s text:c="4"/>{ <text:span text:style-name="T5">"Imacon Ixpress"</text:span>, 0, 0, <text:s text:c="10"/><text:span text:style-name="T4">/* DJC */</text:span></text:p>
        </text:list-item>
        <text:list-item>
          <text:p text:style-name="P10"><text:s text:c="8"/>{ 7025,-1415,-704,-5188,13765,1424,-1248,2742,6038 } },</text:p>
        </text:list-item>
        <text:list-item>
          <text:p text:style-name="P10"><text:s text:c="4"/>{ <text:span text:style-name="T5">"Kodak NC2000"</text:span>, 0, 0,</text:p>
        </text:list-item>
        <text:list-item>
          <text:p text:style-name="P10"><text:s text:c="8"/>{ 13891,-6055,-803,-465,9919,642,2121,82,1291 } },</text:p>
        </text:list-item>
        <text:list-item>
          <text:p text:style-name="P10"><text:s text:c="4"/>{ <text:span text:style-name="T5">"Kodak DCS315C"</text:span>, 8, 0,</text:p>
        </text:list-item>
        <text:list-item>
          <text:p text:style-name="P10"><text:s text:c="8"/>{ 17523,-4827,-2510,756,8546,-137,6113,1649,2250 } },</text:p>
        </text:list-item>
        <text:list-item>
          <text:p text:style-name="P10"><text:s text:c="4"/>{ <text:span text:style-name="T5">"Kodak DCS330C"</text:span>, 8, 0,</text:p>
        </text:list-item>
        <text:list-item>
          <text:p text:style-name="P10"><text:s text:c="8"/>{ 20620,-7572,-2801,-103,10073,-396,3551,-233,2220 } },</text:p>
        </text:list-item>
        <text:list-item>
          <text:p text:style-name="P10"><text:s text:c="4"/>{ <text:span text:style-name="T5">"Kodak DCS420"</text:span>, 0, 0,</text:p>
        </text:list-item>
        <text:list-item>
          <text:p text:style-name="P10"><text:s text:c="8"/>{ 10868,-1852,-644,-1537,11083,484,2343,628,2216 } },</text:p>
        </text:list-item>
        <text:list-item>
          <text:p text:style-name="P10"><text:s text:c="4"/>{ <text:span text:style-name="T5">"Kodak DCS460"</text:span>, 0, 0,</text:p>
        </text:list-item>
        <text:list-item>
          <text:p text:style-name="P10"><text:s text:c="8"/>{ 10592,-2206,-967,-1944,11685,230,2206,670,1273 } },</text:p>
        </text:list-item>
        <text:list-item>
          <text:p text:style-name="P10"><text:s text:c="4"/>{ <text:span text:style-name="T5">"Kodak EOSDCS1"</text:span>, 0, 0,</text:p>
        </text:list-item>
        <text:list-item>
          <text:p text:style-name="P10"><text:s text:c="8"/>{ 10592,-2206,-967,-1944,11685,230,2206,670,1273 } },</text:p>
        </text:list-item>
        <text:list-item>
          <text:p text:style-name="P10"><text:s text:c="4"/>{ <text:span text:style-name="T5">"Kodak EOSDCS3B"</text:span>, 0, 0,</text:p>
        </text:list-item>
        <text:list-item>
          <text:p text:style-name="P10"><text:s text:c="8"/>{ 9898,-2700,-940,-2478,12219,206,1985,634,1031 } },</text:p>
        </text:list-item>
        <text:list-item>
          <text:p text:style-name="P10"><text:s text:c="4"/>{ <text:span text:style-name="T5">"Kodak DCS520C"</text:span>, 178, 0,</text:p>
        </text:list-item>
        <text:list-item>
          <text:p text:style-name="P10"><text:s text:c="8"/>{ 24542,-10860,-3401,-1490,11370,-297,2858,-605,3225 } },</text:p>
        </text:list-item>
        <text:list-item>
          <text:p text:style-name="P10"><text:s text:c="4"/>{ <text:span text:style-name="T5">"Kodak DCS560C"</text:span>, 177, 0,</text:p>
        </text:list-item>
        <text:list-item>
          <text:p text:style-name="P10"><text:s text:c="8"/>{ 20482,-7172,-3125,-1033,10410,-285,2542,226,3136 } },</text:p>
        </text:list-item>
        <text:list-item>
          <text:p text:style-name="P10"><text:s text:c="4"/>{ <text:span text:style-name="T5">"Kodak DCS620C"</text:span>, 177, 0,</text:p>
        </text:list-item>
        <text:list-item>
          <text:p text:style-name="P10"><text:s text:c="8"/>{ 23617,-10175,-3149,-2054,11749,-272,2586,-489,3453 } },</text:p>
        </text:list-item>
        <text:list-item>
          <text:p text:style-name="P10"><text:s text:c="4"/>{ <text:span text:style-name="T5">"Kodak DCS620X"</text:span>, 176, 0,</text:p>
        </text:list-item>
        <text:list-item>
          <text:p text:style-name="P10"><text:s text:c="8"/>{ 13095,-6231,154,12221,-21,-2137,895,4602,2258 } },</text:p>
        </text:list-item>
        <text:list-item>
          <text:p text:style-name="P10"><text:s text:c="4"/>{ <text:span text:style-name="T5">"Kodak DCS660C"</text:span>, 173, 0,</text:p>
        </text:list-item>
        <text:list-item>
          <text:p text:style-name="P10"><text:s text:c="8"/>{ 18244,-6351,-2739,-791,11193,-521,3711,-129,2802 } },</text:p>
        </text:list-item>
        <text:list-item>
          <text:p text:style-name="P10"><text:s text:c="4"/>{ <text:span text:style-name="T5">"Kodak DCS720X"</text:span>, 0, 0,</text:p>
        </text:list-item>
        <text:list-item>
          <text:p text:style-name="P10"><text:s text:c="8"/>{ 11775,-5884,950,9556,1846,-1286,-1019,6221,2728 } },</text:p>
        </text:list-item>
        <text:list-item>
          <text:p text:style-name="P10"><text:s text:c="4"/>{ <text:span text:style-name="T5">"Kodak DCS760C"</text:span>, 0, 0,</text:p>
        </text:list-item>
        <text:list-item>
          <text:p text:style-name="P10"><text:s text:c="8"/>{ 16623,-6309,-1411,-4344,13923,323,2285,274,2926 } },</text:p>
        </text:list-item>
        <text:list-item>
          <text:p text:style-name="P10"><text:s text:c="4"/>{ <text:span text:style-name="T5">"Kodak DCS Pro SLR"</text:span>, 0, 0,</text:p>
        </text:list-item>
        <text:list-item>
          <text:p text:style-name="P10"><text:s text:c="8"/>{ 5494,2393,-232,-6427,13850,2846,-1876,3997,5445 } },</text:p>
        </text:list-item>
        <text:list-item>
          <text:p text:style-name="P10"><text:s text:c="4"/>{ <text:span text:style-name="T5">"Kodak DCS Pro 14nx"</text:span>, 0, 0,</text:p>
        </text:list-item>
        <text:list-item>
          <text:p text:style-name="P10"><text:s text:c="8"/>{ 5494,2393,-232,-6427,13850,2846,-1876,3997,5445 } },</text:p>
        </text:list-item>
        <text:list-item>
          <text:p text:style-name="P10"><text:s text:c="4"/>{ <text:span text:style-name="T5">"Kodak DCS Pro 14"</text:span>, 0, 0,</text:p>
        </text:list-item>
        <text:list-item>
          <text:p text:style-name="P10"><text:s text:c="8"/>{ 7791,3128,-776,-8588,16458,2039,-2455,4006,6198 } },</text:p>
        </text:list-item>
        <text:list-item>
          <text:p text:style-name="P10"><text:s text:c="4"/>{ <text:span text:style-name="T5">"Kodak ProBack645"</text:span>, 0, 0,</text:p>
        </text:list-item>
        <text:list-item>
          <text:p text:style-name="P10"><text:s text:c="8"/>{ 16414,-6060,-1470,-3555,13037,473,2545,122,4948 } },</text:p>
        </text:list-item>
        <text:list-item>
          <text:p text:style-name="P10"><text:s text:c="4"/>{ <text:span text:style-name="T5">"Kodak ProBack"</text:span>, 0, 0,</text:p>
        </text:list-item>
        <text:list-item>
          <text:p text:style-name="P10"><text:s text:c="8"/>{ 21179,-8316,-2918,-915,11019,-165,3477,-180,4210 } },</text:p>
        </text:list-item>
        <text:list-item>
          <text:p text:style-name="P10"><text:s text:c="4"/>{ <text:span text:style-name="T5">"Kodak P712"</text:span>, 0, 0,</text:p>
        </text:list-item>
        <text:list-item>
          <text:p text:style-name="P10"><text:s text:c="8"/>{ 9658,-3314,-823,-5163,12695,2768,-1342,1843,6044 } },</text:p>
        </text:list-item>
        <text:list-item>
          <text:p text:style-name="P10"><text:s text:c="4"/>{ <text:span text:style-name="T5">"Kodak P850"</text:span>, 0, 0xf7c,</text:p>
        </text:list-item>
        <text:list-item>
          <text:p text:style-name="P10"><text:s text:c="8"/>{ 10511,-3836,-1102,-6946,14587,2558,-1481,1792,6246 } },</text:p>
        </text:list-item>
        <text:list-item>
          <text:p text:style-name="P10"><text:s text:c="4"/>{ <text:span text:style-name="T5">"Kodak P880"</text:span>, 0, 0xfff,</text:p>
        </text:list-item>
        <text:list-item>
          <text:p text:style-name="P10"><text:s text:c="8"/>{ 12805,-4662,-1376,-7480,15267,2360,-1626,2194,7904 } },</text:p>
        </text:list-item>
        <text:list-item>
          <text:p text:style-name="P10"><text:soft-page-break/><text:s text:c="4"/>{ <text:span text:style-name="T5">"Kodak EasyShare Z980"</text:span>, 0, 0,</text:p>
        </text:list-item>
        <text:list-item>
          <text:p text:style-name="P10"><text:s text:c="8"/>{ 11313,-3559,-1101,-3893,11891,2257,-1214,2398,4908 } },</text:p>
        </text:list-item>
        <text:list-item>
          <text:p text:style-name="P10"><text:s text:c="4"/>{ <text:span text:style-name="T5">"Kodak EasyShare Z981"</text:span>, 0, 0,</text:p>
        </text:list-item>
        <text:list-item>
          <text:p text:style-name="P10"><text:s text:c="8"/>{ 12729,-4717,-1188,-1367,9187,2582,274,860,4411 } },</text:p>
        </text:list-item>
        <text:list-item>
          <text:p text:style-name="P10"><text:s text:c="4"/>{ <text:span text:style-name="T5">"Kodak EasyShare Z990"</text:span>, 0, 0xfed,</text:p>
        </text:list-item>
        <text:list-item>
          <text:p text:style-name="P10"><text:s text:c="8"/>{ 11749,-4048,-1309,-1867,10572,1489,-138,1449,4522 } },</text:p>
        </text:list-item>
        <text:list-item>
          <text:p text:style-name="P10"><text:s text:c="4"/>{ <text:span text:style-name="T5">"Kodak EASYSHARE Z1015"</text:span>, 0, 0xef1,</text:p>
        </text:list-item>
        <text:list-item>
          <text:p text:style-name="P10"><text:s text:c="8"/>{ 11265,-4286,-992,-4694,12343,2647,-1090,1523,5447 } },</text:p>
        </text:list-item>
        <text:list-item>
          <text:p text:style-name="P10"><text:s text:c="4"/>{ <text:span text:style-name="T5">"Leaf CMost"</text:span>, 0, 0,</text:p>
        </text:list-item>
        <text:list-item>
          <text:p text:style-name="P10"><text:s text:c="8"/>{ 3952,2189,449,-6701,14585,2275,-4536,7349,6536 } },</text:p>
        </text:list-item>
        <text:list-item>
          <text:p text:style-name="P10"><text:s text:c="4"/>{ <text:span text:style-name="T5">"Leaf Valeo 6"</text:span>, 0, 0,</text:p>
        </text:list-item>
        <text:list-item>
          <text:p text:style-name="P10"><text:s text:c="8"/>{ 3952,2189,449,-6701,14585,2275,-4536,7349,6536 } },</text:p>
        </text:list-item>
        <text:list-item>
          <text:p text:style-name="P10"><text:s text:c="4"/>{ <text:span text:style-name="T5">"Leaf Aptus 54S"</text:span>, 0, 0,</text:p>
        </text:list-item>
        <text:list-item>
          <text:p text:style-name="P10"><text:s text:c="8"/>{ 8236,1746,-1314,-8251,15953,2428,-3673,5786,5771 } },</text:p>
        </text:list-item>
        <text:list-item>
          <text:p text:style-name="P10"><text:s text:c="4"/>{ <text:span text:style-name="T5">"Leaf Aptus 65"</text:span>, 0, 0,</text:p>
        </text:list-item>
        <text:list-item>
          <text:p text:style-name="P10"><text:s text:c="8"/>{ 7914,1414,-1190,-8777,16582,2280,-2811,4605,5562 } },</text:p>
        </text:list-item>
        <text:list-item>
          <text:p text:style-name="P10"><text:s text:c="4"/>{ <text:span text:style-name="T5">"Leaf Aptus 75"</text:span>, 0, 0,</text:p>
        </text:list-item>
        <text:list-item>
          <text:p text:style-name="P10"><text:s text:c="8"/>{ 7914,1414,-1190,-8777,16582,2280,-2811,4605,5562 } },</text:p>
        </text:list-item>
        <text:list-item>
          <text:p text:style-name="P10"><text:s text:c="4"/>{ <text:span text:style-name="T5">"Leaf"</text:span>, 0, 0,</text:p>
        </text:list-item>
        <text:list-item>
          <text:p text:style-name="P10"><text:s text:c="8"/>{ 8236,1746,-1314,-8251,15953,2428,-3673,5786,5771 } },</text:p>
        </text:list-item>
        <text:list-item>
          <text:p text:style-name="P10"><text:s text:c="4"/>{ <text:span text:style-name="T5">"Mamiya ZD"</text:span>, 0, 0,</text:p>
        </text:list-item>
        <text:list-item>
          <text:p text:style-name="P10"><text:s text:c="8"/>{ 7645,2579,-1363,-8689,16717,2015,-3712,5941,5961 } },</text:p>
        </text:list-item>
        <text:list-item>
          <text:p text:style-name="P10"><text:s text:c="4"/>{ <text:span text:style-name="T5">"Micron 2010"</text:span>, 110, 0, <text:s text:c="11"/><text:span text:style-name="T4">/* DJC */</text:span></text:p>
        </text:list-item>
        <text:list-item>
          <text:p text:style-name="P10"><text:s text:c="8"/>{ 16695,-3761,-2151,155,9682,163,3433,951,4904 } },</text:p>
        </text:list-item>
        <text:list-item>
          <text:p text:style-name="P10"><text:s text:c="4"/>{ <text:span text:style-name="T5">"Minolta DiMAGE 5"</text:span>, 0, 0xf7d,</text:p>
        </text:list-item>
        <text:list-item>
          <text:p text:style-name="P10"><text:s text:c="8"/>{ 8983,-2942,-963,-6556,14476,2237,-2426,2887,8014 } },</text:p>
        </text:list-item>
        <text:list-item>
          <text:p text:style-name="P10"><text:s text:c="4"/>{ <text:span text:style-name="T5">"Minolta DiMAGE 7Hi"</text:span>, 0, 0xf7d,</text:p>
        </text:list-item>
        <text:list-item>
          <text:p text:style-name="P10"><text:s text:c="8"/>{ 11368,-3894,-1242,-6521,14358,2339,-2475,3056,7285 } },</text:p>
        </text:list-item>
        <text:list-item>
          <text:p text:style-name="P10"><text:s text:c="4"/>{ <text:span text:style-name="T5">"Minolta DiMAGE 7"</text:span>, 0, 0xf7d,</text:p>
        </text:list-item>
        <text:list-item>
          <text:p text:style-name="P10"><text:s text:c="8"/>{ 9144,-2777,-998,-6676,14556,2281,-2470,3019,7744 } },</text:p>
        </text:list-item>
        <text:list-item>
          <text:p text:style-name="P10"><text:s text:c="4"/>{ <text:span text:style-name="T5">"Minolta DiMAGE A1"</text:span>, 0, 0xf8b,</text:p>
        </text:list-item>
        <text:list-item>
          <text:p text:style-name="P10"><text:s text:c="8"/>{ 9274,-2547,-1167,-8220,16323,1943,-2273,2720,8340 } },</text:p>
        </text:list-item>
        <text:list-item>
          <text:p text:style-name="P10"><text:s text:c="4"/>{ <text:span text:style-name="T5">"Minolta DiMAGE A200"</text:span>, 0, 0,</text:p>
        </text:list-item>
        <text:list-item>
          <text:p text:style-name="P10"><text:s text:c="8"/>{ 8560,-2487,-986,-8112,15535,2771,-1209,1324,7743 } },</text:p>
        </text:list-item>
        <text:list-item>
          <text:p text:style-name="P10"><text:s text:c="4"/>{ <text:span text:style-name="T5">"Minolta DiMAGE A2"</text:span>, 0, 0xf8f,</text:p>
        </text:list-item>
        <text:list-item>
          <text:p text:style-name="P10"><text:s text:c="8"/>{ 9097,-2726,-1053,-8073,15506,2762,-966,981,7763 } },</text:p>
        </text:list-item>
        <text:list-item>
          <text:p text:style-name="P10"><text:s text:c="4"/>{ <text:span text:style-name="T5">"Minolta DiMAGE Z2"</text:span>, 0, 0, <text:s text:c="7"/><text:span text:style-name="T4">/* DJC */</text:span></text:p>
        </text:list-item>
        <text:list-item>
          <text:p text:style-name="P10"><text:s text:c="8"/>{ 11280,-3564,-1370,-4655,12374,2282,-1423,2168,5396 } },</text:p>
        </text:list-item>
        <text:list-item>
          <text:p text:style-name="P10"><text:s text:c="4"/>{ <text:span text:style-name="T5">"Minolta DYNAX 5"</text:span>, 0, 0xffb,</text:p>
        </text:list-item>
        <text:list-item>
          <text:p text:style-name="P10"><text:s text:c="8"/>{ 10284,-3283,-1086,-7957,15762,2316,-829,882,6644 } },</text:p>
        </text:list-item>
        <text:list-item>
          <text:p text:style-name="P10"><text:s text:c="4"/>{ <text:span text:style-name="T5">"Minolta DYNAX 7"</text:span>, 0, 0xffb,</text:p>
        </text:list-item>
        <text:list-item>
          <text:p text:style-name="P10"><text:s text:c="8"/>{ 10239,-3104,-1099,-8037,15727,2451,-927,925,6871 } },</text:p>
        </text:list-item>
        <text:list-item>
          <text:p text:style-name="P10"><text:s text:c="4"/>{ <text:span text:style-name="T5">"Motorola PIXL"</text:span>, 0, 0, <text:s text:c="11"/><text:span text:style-name="T4">/* DJC */</text:span></text:p>
        </text:list-item>
        <text:list-item>
          <text:p text:style-name="P10"><text:s text:c="8"/>{ 8898,-989,-1033,-3292,11619,1674,-661,3178,5216 } },</text:p>
        </text:list-item>
        <text:list-item>
          <text:p text:style-name="P10"><text:s text:c="4"/>{ <text:span text:style-name="T5">"Nikon D100"</text:span>, 0, 0,</text:p>
        </text:list-item>
        <text:list-item>
          <text:p text:style-name="P10"><text:s text:c="8"/>{ 5902,-933,-782,-8983,16719,2354,-1402,1455,6464 } },</text:p>
        </text:list-item>
        <text:list-item>
          <text:p text:style-name="P10"><text:s text:c="4"/>{ <text:span text:style-name="T5">"Nikon D1H"</text:span>, 0, 0,</text:p>
        </text:list-item>
        <text:list-item>
          <text:p text:style-name="P10"><text:s text:c="8"/>{ 7577,-2166,-926,-7454,15592,1934,-2377,2808,8606 } },</text:p>
        </text:list-item>
        <text:list-item>
          <text:p text:style-name="P10"><text:s text:c="4"/>{ <text:span text:style-name="T5">"Nikon D1X"</text:span>, 0, 0,</text:p>
        </text:list-item>
        <text:list-item>
          <text:p text:style-name="P10"><text:s text:c="8"/>{ 7702,-2245,-975,-9114,17242,1875,-2679,3055,8521 } },</text:p>
        </text:list-item>
        <text:list-item>
          <text:p text:style-name="P10"><text:s text:c="4"/>{ <text:span text:style-name="T5">"Nikon D1"</text:span>, 0, 0, <text:span text:style-name="T4">/* multiplied by 2.218750, 1.0, 1.148438 */</text:span></text:p>
        </text:list-item>
        <text:list-item>
          <text:p text:style-name="P10"><text:s text:c="8"/>{ 16772,-4726,-2141,-7611,15713,1972,-2846,3494,9521 } },</text:p>
        </text:list-item>
        <text:list-item>
          <text:p text:style-name="P10"><text:s text:c="4"/>{ <text:span text:style-name="T5">"Nikon D200"</text:span>, 0, 0xfbc,</text:p>
        </text:list-item>
        <text:list-item>
          <text:p text:style-name="P10"><text:s text:c="8"/>{ 8367,-2248,-763,-8758,16447,2422,-1527,1550,8053 } },</text:p>
        </text:list-item>
        <text:list-item>
          <text:p text:style-name="P10"><text:s text:c="4"/>{ <text:span text:style-name="T5">"Nikon D2H"</text:span>, 0, 0,</text:p>
        </text:list-item>
        <text:list-item>
          <text:p text:style-name="P10"><text:s text:c="8"/>{ 5710,-901,-615,-8594,16617,2024,-2975,4120,6830 } },</text:p>
        </text:list-item>
        <text:list-item>
          <text:p text:style-name="P10"><text:s text:c="4"/>{ <text:span text:style-name="T5">"Nikon D2X"</text:span>, 0, 0,</text:p>
        </text:list-item>
        <text:list-item>
          <text:p text:style-name="P10"><text:s text:c="8"/>{ 10231,-2769,-1255,-8301,15900,2552,-797,680,7148 } },</text:p>
        </text:list-item>
        <text:list-item>
          <text:p text:style-name="P10"><text:s text:c="4"/>{ <text:span text:style-name="T5">"Nikon D3000"</text:span>, 0, 0,</text:p>
        </text:list-item>
        <text:list-item>
          <text:p text:style-name="P10"><text:s text:c="8"/>{ 8736,-2458,-935,-9075,16894,2251,-1354,1242,8263 } },</text:p>
        </text:list-item>
        <text:list-item>
          <text:p text:style-name="P10"><text:s text:c="4"/>{ <text:span text:style-name="T5">"Nikon D3100"</text:span>, 0, 0,</text:p>
        </text:list-item>
        <text:list-item>
          <text:p text:style-name="P10"><text:s text:c="8"/>{ 7911,-2167,-813,-5327,13150,2408,-1288,2483,7968 } },</text:p>
        </text:list-item>
        <text:list-item>
          <text:p text:style-name="P10"><text:s text:c="4"/>{ <text:span text:style-name="T5">"Nikon D3200"</text:span>, 0, 0xfb9,</text:p>
        </text:list-item>
        <text:list-item>
          <text:p text:style-name="P10"><text:s text:c="8"/>{ 7013,-1408,-635,-5268,12902,2640,-1470,2801,7379 } },</text:p>
        </text:list-item>
        <text:list-item>
          <text:p text:style-name="P10"><text:s text:c="4"/>{ <text:span text:style-name="T5">"Nikon D3300"</text:span>, 0, 0,</text:p>
        </text:list-item>
        <text:list-item>
          <text:p text:style-name="P10"><text:soft-page-break/><text:s text:c="8"/>{ 6988,-1384,-714,-5631,13410,2447,-1485,2204,7318 } },</text:p>
        </text:list-item>
        <text:list-item>
          <text:p text:style-name="P10"><text:s text:c="4"/>{ <text:span text:style-name="T5">"Nikon D3400"</text:span>, 0, 0,</text:p>
        </text:list-item>
        <text:list-item>
          <text:p text:style-name="P10"><text:s text:c="8"/>{ 6988,-1384,-714,-5631,13410,2447,-1485,2204,7318 } },</text:p>
        </text:list-item>
        <text:list-item>
          <text:p text:style-name="P10"><text:s text:c="4"/>{ <text:span text:style-name="T5">"Nikon D300"</text:span>, 0, 0,</text:p>
        </text:list-item>
        <text:list-item>
          <text:p text:style-name="P10"><text:s text:c="8"/>{ 9030,-1992,-715,-8465,16302,2255,-2689,3217,8069 } },</text:p>
        </text:list-item>
        <text:list-item>
          <text:p text:style-name="P10"><text:s text:c="4"/>{ <text:span text:style-name="T5">"Nikon D3X"</text:span>, 0, 0,</text:p>
        </text:list-item>
        <text:list-item>
          <text:p text:style-name="P10"><text:s text:c="8"/>{ 7171,-1986,-648,-8085,15555,2718,-2170,2512,7457 } },</text:p>
        </text:list-item>
        <text:list-item>
          <text:p text:style-name="P10"><text:s text:c="4"/>{ <text:span text:style-name="T5">"Nikon D3S"</text:span>, 0, 0,</text:p>
        </text:list-item>
        <text:list-item>
          <text:p text:style-name="P10"><text:s text:c="8"/>{ 8828,-2406,-694,-4874,12603,2541,-660,1509,7587 } },</text:p>
        </text:list-item>
        <text:list-item>
          <text:p text:style-name="P10"><text:s text:c="4"/>{ <text:span text:style-name="T5">"Nikon D3"</text:span>, 0, 0,</text:p>
        </text:list-item>
        <text:list-item>
          <text:p text:style-name="P10"><text:s text:c="8"/>{ 8139,-2171,-663,-8747,16541,2295,-1925,2008,8093 } },</text:p>
        </text:list-item>
        <text:list-item>
          <text:p text:style-name="P10"><text:s text:c="4"/>{ <text:span text:style-name="T5">"Nikon D40X"</text:span>, 0, 0,</text:p>
        </text:list-item>
        <text:list-item>
          <text:p text:style-name="P10"><text:s text:c="8"/>{ 8819,-2543,-911,-9025,16928,2151,-1329,1213,8449 } },</text:p>
        </text:list-item>
        <text:list-item>
          <text:p text:style-name="P10"><text:s text:c="4"/>{ <text:span text:style-name="T5">"Nikon D40"</text:span>, 0, 0,</text:p>
        </text:list-item>
        <text:list-item>
          <text:p text:style-name="P10"><text:s text:c="8"/>{ 6992,-1668,-806,-8138,15748,2543,-874,850,7897 } },</text:p>
        </text:list-item>
        <text:list-item>
          <text:p text:style-name="P10"><text:s text:c="4"/>{ <text:span text:style-name="T5">"Nikon D4S"</text:span>, 0, 0,</text:p>
        </text:list-item>
        <text:list-item>
          <text:p text:style-name="P10"><text:s text:c="8"/>{ 8598,-2848,-857,-5618,13606,2195,-1002,1773,7137 } },</text:p>
        </text:list-item>
        <text:list-item>
          <text:p text:style-name="P10"><text:s text:c="4"/>{ <text:span text:style-name="T5">"Nikon D4"</text:span>, 0, 0,</text:p>
        </text:list-item>
        <text:list-item>
          <text:p text:style-name="P10"><text:s text:c="8"/>{ 8598,-2848,-857,-5618,13606,2195,-1002,1773,7137 } },</text:p>
        </text:list-item>
        <text:list-item>
          <text:p text:style-name="P10"><text:s text:c="4"/>{ <text:span text:style-name="T5">"Nikon Df"</text:span>, 0, 0,</text:p>
        </text:list-item>
        <text:list-item>
          <text:p text:style-name="P10"><text:s text:c="8"/>{ 8598,-2848,-857,-5618,13606,2195,-1002,1773,7137 } },</text:p>
        </text:list-item>
        <text:list-item>
          <text:p text:style-name="P10"><text:s text:c="4"/>{ <text:span text:style-name="T5">"Nikon D5000"</text:span>, 0, 0xf00,</text:p>
        </text:list-item>
        <text:list-item>
          <text:p text:style-name="P10"><text:s text:c="8"/>{ 7309,-1403,-519,-8474,16008,2622,-2433,2826,8064 } },</text:p>
        </text:list-item>
        <text:list-item>
          <text:p text:style-name="P10"><text:s text:c="4"/>{ <text:span text:style-name="T5">"Nikon D5100"</text:span>, 0, 0x3de6,</text:p>
        </text:list-item>
        <text:list-item>
          <text:p text:style-name="P10"><text:s text:c="8"/>{ 8198,-2239,-724,-4871,12389,2798,-1043,2050,7181 } },</text:p>
        </text:list-item>
        <text:list-item>
          <text:p text:style-name="P10"><text:s text:c="4"/>{ <text:span text:style-name="T5">"Nikon D5200"</text:span>, 0, 0,</text:p>
        </text:list-item>
        <text:list-item>
          <text:p text:style-name="P10"><text:s text:c="8"/>{ 8322,-3112,-1047,-6367,14342,2179,-988,1638,6394 } },</text:p>
        </text:list-item>
        <text:list-item>
          <text:p text:style-name="P10"><text:s text:c="4"/>{ <text:span text:style-name="T5">"Nikon D5300"</text:span>, 0, 0,</text:p>
        </text:list-item>
        <text:list-item>
          <text:p text:style-name="P10"><text:s text:c="8"/>{ 6988,-1384,-714,-5631,13410,2447,-1485,2204,7318 } },</text:p>
        </text:list-item>
        <text:list-item>
          <text:p text:style-name="P10"><text:s text:c="4"/>{ <text:span text:style-name="T5">"Nikon D5500"</text:span>, 0, 0,</text:p>
        </text:list-item>
        <text:list-item>
          <text:p text:style-name="P10"><text:s text:c="8"/>{ 8821,-2938,-785,-4178,12142,2287,-824,1651,6860 } },</text:p>
        </text:list-item>
        <text:list-item>
          <text:p text:style-name="P10"><text:s text:c="4"/>{ <text:span text:style-name="T5">"Nikon D5600"</text:span>, 0, 0,</text:p>
        </text:list-item>
        <text:list-item>
          <text:p text:style-name="P10"><text:s text:c="8"/>{ 8821,-2938,-785,-4178,12142,2287,-824,1651,6860 } },</text:p>
        </text:list-item>
        <text:list-item>
          <text:p text:style-name="P10"><text:s text:c="4"/>{ <text:span text:style-name="T5">"Nikon D500"</text:span>, 0, 0,</text:p>
        </text:list-item>
        <text:list-item>
          <text:p text:style-name="P10"><text:s text:c="8"/>{ 8813,-3210,-1036,-4703,12868,2021,-1054,1940,6129 } },</text:p>
        </text:list-item>
        <text:list-item>
          <text:p text:style-name="P10"><text:s text:c="4"/>{ <text:span text:style-name="T5">"Nikon D50"</text:span>, 0, 0,</text:p>
        </text:list-item>
        <text:list-item>
          <text:p text:style-name="P10"><text:s text:c="8"/>{ 7732,-2422,-789,-8238,15884,2498,-859,783,7330 } },</text:p>
        </text:list-item>
        <text:list-item>
          <text:p text:style-name="P10"><text:s text:c="4"/>{ <text:span text:style-name="T5">"Nikon D5"</text:span>, 0, 0,</text:p>
        </text:list-item>
        <text:list-item>
          <text:p text:style-name="P10"><text:s text:c="8"/>{ 9200,-3522,-992,-5755,13803,2117,-753,1486,6338 } },</text:p>
        </text:list-item>
        <text:list-item>
          <text:p text:style-name="P10"><text:s text:c="4"/>{ <text:span text:style-name="T5">"Nikon D600"</text:span>, 0, 0x3e07,</text:p>
        </text:list-item>
        <text:list-item>
          <text:p text:style-name="P10"><text:s text:c="8"/>{ 8178,-2245,-609,-4857,12394,2776,-1207,2086,7298 } },</text:p>
        </text:list-item>
        <text:list-item>
          <text:p text:style-name="P10"><text:s text:c="4"/>{ <text:span text:style-name="T5">"Nikon D610"</text:span>, 0, 0,</text:p>
        </text:list-item>
        <text:list-item>
          <text:p text:style-name="P10"><text:s text:c="8"/>{ 8178,-2245,-609,-4857,12394,2776,-1207,2086,7298 } },</text:p>
        </text:list-item>
        <text:list-item>
          <text:p text:style-name="P10"><text:s text:c="4"/>{ <text:span text:style-name="T5">"Nikon D60"</text:span>, 0, 0,</text:p>
        </text:list-item>
        <text:list-item>
          <text:p text:style-name="P10"><text:s text:c="8"/>{ 8736,-2458,-935,-9075,16894,2251,-1354,1242,8263 } },</text:p>
        </text:list-item>
        <text:list-item>
          <text:p text:style-name="P10"><text:s text:c="4"/>{ <text:span text:style-name="T5">"Nikon D7000"</text:span>, 0, 0,</text:p>
        </text:list-item>
        <text:list-item>
          <text:p text:style-name="P10"><text:s text:c="8"/>{ 8198,-2239,-724,-4871,12389,2798,-1043,2050,7181 } },</text:p>
        </text:list-item>
        <text:list-item>
          <text:p text:style-name="P10"><text:s text:c="4"/>{ <text:span text:style-name="T5">"Nikon D7100"</text:span>, 0, 0,</text:p>
        </text:list-item>
        <text:list-item>
          <text:p text:style-name="P10"><text:s text:c="8"/>{ 8322,-3112,-1047,-6367,14342,2179,-988,1638,6394 } },</text:p>
        </text:list-item>
        <text:list-item>
          <text:p text:style-name="P10"><text:s text:c="4"/>{ <text:span text:style-name="T5">"Nikon D7200"</text:span>, 0, 0,</text:p>
        </text:list-item>
        <text:list-item>
          <text:p text:style-name="P10"><text:s text:c="8"/>{ 8322,-3112,-1047,-6367,14342,2179,-988,1638,6394 } },</text:p>
        </text:list-item>
        <text:list-item>
          <text:p text:style-name="P10"><text:s text:c="4"/>{ <text:span text:style-name="T5">"Nikon D7500"</text:span>, 0, 0,</text:p>
        </text:list-item>
        <text:list-item>
          <text:p text:style-name="P10"><text:s text:c="8"/>{ 8813,-3210,-1036,-4703,12868,2021,-1054,1940,6129 } },</text:p>
        </text:list-item>
        <text:list-item>
          <text:p text:style-name="P10"><text:s text:c="4"/>{ <text:span text:style-name="T5">"Nikon D750"</text:span>, 0, 0,</text:p>
        </text:list-item>
        <text:list-item>
          <text:p text:style-name="P10"><text:s text:c="8"/>{ 9020,-2890,-715,-4535,12436,2348,-934,1919,7086 } },</text:p>
        </text:list-item>
        <text:list-item>
          <text:p text:style-name="P10"><text:s text:c="4"/>{ <text:span text:style-name="T5">"Nikon D700"</text:span>, 0, 0,</text:p>
        </text:list-item>
        <text:list-item>
          <text:p text:style-name="P10"><text:s text:c="8"/>{ 8139,-2171,-663,-8747,16541,2295,-1925,2008,8093 } },</text:p>
        </text:list-item>
        <text:list-item>
          <text:p text:style-name="P10"><text:s text:c="4"/>{ <text:span text:style-name="T5">"Nikon D70"</text:span>, 0, 0,</text:p>
        </text:list-item>
        <text:list-item>
          <text:p text:style-name="P10"><text:s text:c="8"/>{ 7732,-2422,-789,-8238,15884,2498,-859,783,7330 } },</text:p>
        </text:list-item>
        <text:list-item>
          <text:p text:style-name="P10"><text:s text:c="4"/>{ <text:span text:style-name="T5">"Nikon D850"</text:span>, 0, 0,</text:p>
        </text:list-item>
        <text:list-item>
          <text:p text:style-name="P10"><text:s text:c="8"/>{ 10405,-3755,-1270,-5461,13787,1793,-1040,2015,6785 } },</text:p>
        </text:list-item>
        <text:list-item>
          <text:p text:style-name="P10"><text:s text:c="4"/>{ <text:span text:style-name="T5">"Nikon D810"</text:span>, 0, 0,</text:p>
        </text:list-item>
        <text:list-item>
          <text:p text:style-name="P10"><text:s text:c="8"/>{ 9369,-3195,-791,-4488,12430,2301,-893,1796,6872 } },</text:p>
        </text:list-item>
        <text:list-item>
          <text:p text:style-name="P10"><text:s text:c="4"/>{ <text:span text:style-name="T5">"Nikon D800"</text:span>, 0, 0,</text:p>
        </text:list-item>
        <text:list-item>
          <text:p text:style-name="P10"><text:s text:c="8"/>{ 7866,-2108,-555,-4869,12483,2681,-1176,2069,7501 } },</text:p>
        </text:list-item>
        <text:list-item>
          <text:p text:style-name="P10"><text:soft-page-break/><text:s text:c="4"/>{ <text:span text:style-name="T5">"Nikon D80"</text:span>, 0, 0,</text:p>
        </text:list-item>
        <text:list-item>
          <text:p text:style-name="P10"><text:s text:c="8"/>{ 8629,-2410,-883,-9055,16940,2171,-1490,1363,8520 } },</text:p>
        </text:list-item>
        <text:list-item>
          <text:p text:style-name="P10"><text:s text:c="4"/>{ <text:span text:style-name="T5">"Nikon D90"</text:span>, 0, 0xf00,</text:p>
        </text:list-item>
        <text:list-item>
          <text:p text:style-name="P10"><text:s text:c="8"/>{ 7309,-1403,-519,-8474,16008,2622,-2434,2826,8064 } },</text:p>
        </text:list-item>
        <text:list-item>
          <text:p text:style-name="P10"><text:s text:c="4"/>{ <text:span text:style-name="T5">"Nikon E700"</text:span>, 0, 0x3dd, <text:s text:c="10"/><text:span text:style-name="T4">/* DJC */</text:span></text:p>
        </text:list-item>
        <text:list-item>
          <text:p text:style-name="P10"><text:s text:c="8"/>{ -3746,10611,1665,9621,-1734,2114,-2389,7082,3064,3406,6116,-244 } },</text:p>
        </text:list-item>
        <text:list-item>
          <text:p text:style-name="P10"><text:s text:c="4"/>{ <text:span text:style-name="T5">"Nikon E800"</text:span>, 0, 0x3dd, <text:s text:c="10"/><text:span text:style-name="T4">/* DJC */</text:span></text:p>
        </text:list-item>
        <text:list-item>
          <text:p text:style-name="P10"><text:s text:c="8"/>{ -3746,10611,1665,9621,-1734,2114,-2389,7082,3064,3406,6116,-244 } },</text:p>
        </text:list-item>
        <text:list-item>
          <text:p text:style-name="P10"><text:s text:c="4"/>{ <text:span text:style-name="T5">"Nikon E950"</text:span>, 0, 0x3dd, <text:s text:c="10"/><text:span text:style-name="T4">/* DJC */</text:span></text:p>
        </text:list-item>
        <text:list-item>
          <text:p text:style-name="P10"><text:s text:c="8"/>{ -3746,10611,1665,9621,-1734,2114,-2389,7082,3064,3406,6116,-244 } },</text:p>
        </text:list-item>
        <text:list-item>
          <text:p text:style-name="P10"><text:s text:c="4"/>{ <text:span text:style-name="T5">"Nikon E995"</text:span>, 0, 0, <text:s text:c="6"/><text:span text:style-name="T4">/* copied from E5000 */</text:span></text:p>
        </text:list-item>
        <text:list-item>
          <text:p text:style-name="P10"><text:s text:c="8"/>{ -5547,11762,2189,5814,-558,3342,-4924,9840,5949,688,9083,96 } },</text:p>
        </text:list-item>
        <text:list-item>
          <text:p text:style-name="P10"><text:s text:c="4"/>{ <text:span text:style-name="T5">"Nikon E2100"</text:span>, 0, 0, <text:s text:c="5"/><text:span text:style-name="T4">/* copied from Z2, new white balance */</text:span></text:p>
        </text:list-item>
        <text:list-item>
          <text:p text:style-name="P10"><text:s text:c="8"/>{ 13142,-4152,-1596,-4655,12374,2282,-1769,2696,6711} },</text:p>
        </text:list-item>
        <text:list-item>
          <text:p text:style-name="P10"><text:s text:c="4"/>{ <text:span text:style-name="T5">"Nikon E2500"</text:span>, 0, 0,</text:p>
        </text:list-item>
        <text:list-item>
          <text:p text:style-name="P10"><text:s text:c="8"/>{ -5547,11762,2189,5814,-558,3342,-4924,9840,5949,688,9083,96 } },</text:p>
        </text:list-item>
        <text:list-item>
          <text:p text:style-name="P10"><text:s text:c="4"/>{ <text:span text:style-name="T5">"Nikon E3200"</text:span>, 0, 0, <text:s text:c="13"/><text:span text:style-name="T4">/* DJC */</text:span></text:p>
        </text:list-item>
        <text:list-item>
          <text:p text:style-name="P10"><text:s text:c="8"/>{ 9846,-2085,-1019,-3278,11109,2170,-774,2134,5745 } },</text:p>
        </text:list-item>
        <text:list-item>
          <text:p text:style-name="P10"><text:s text:c="4"/>{ <text:span text:style-name="T5">"Nikon E4300"</text:span>, 0, 0, <text:s text:c="5"/><text:span text:style-name="T4">/* copied from Minolta DiMAGE Z2 */</text:span></text:p>
        </text:list-item>
        <text:list-item>
          <text:p text:style-name="P10"><text:s text:c="8"/>{ 11280,-3564,-1370,-4655,12374,2282,-1423,2168,5396 } },</text:p>
        </text:list-item>
        <text:list-item>
          <text:p text:style-name="P10"><text:s text:c="4"/>{ <text:span text:style-name="T5">"Nikon E4500"</text:span>, 0, 0,</text:p>
        </text:list-item>
        <text:list-item>
          <text:p text:style-name="P10"><text:s text:c="8"/>{ -5547,11762,2189,5814,-558,3342,-4924,9840,5949,688,9083,96 } },</text:p>
        </text:list-item>
        <text:list-item>
          <text:p text:style-name="P10"><text:s text:c="4"/>{ <text:span text:style-name="T5">"Nikon E5000"</text:span>, 0, 0,</text:p>
        </text:list-item>
        <text:list-item>
          <text:p text:style-name="P10"><text:s text:c="8"/>{ -5547,11762,2189,5814,-558,3342,-4924,9840,5949,688,9083,96 } },</text:p>
        </text:list-item>
        <text:list-item>
          <text:p text:style-name="P10"><text:s text:c="4"/>{ <text:span text:style-name="T5">"Nikon E5400"</text:span>, 0, 0,</text:p>
        </text:list-item>
        <text:list-item>
          <text:p text:style-name="P10"><text:s text:c="8"/>{ 9349,-2987,-1001,-7919,15766,2266,-2098,2680,6839 } },</text:p>
        </text:list-item>
        <text:list-item>
          <text:p text:style-name="P10"><text:s text:c="4"/>{ <text:span text:style-name="T5">"Nikon E5700"</text:span>, 0, 0,</text:p>
        </text:list-item>
        <text:list-item>
          <text:p text:style-name="P10"><text:s text:c="8"/>{ -5368,11478,2368,5537,-113,3148,-4969,10021,5782,778,9028,211 } },</text:p>
        </text:list-item>
        <text:list-item>
          <text:p text:style-name="P10"><text:s text:c="4"/>{ <text:span text:style-name="T5">"Nikon E8400"</text:span>, 0, 0,</text:p>
        </text:list-item>
        <text:list-item>
          <text:p text:style-name="P10"><text:s text:c="8"/>{ 7842,-2320,-992,-8154,15718,2599,-1098,1342,7560 } },</text:p>
        </text:list-item>
        <text:list-item>
          <text:p text:style-name="P10"><text:s text:c="4"/>{ <text:span text:style-name="T5">"Nikon E8700"</text:span>, 0, 0,</text:p>
        </text:list-item>
        <text:list-item>
          <text:p text:style-name="P10"><text:s text:c="8"/>{ 8489,-2583,-1036,-8051,15583,2643,-1307,1407,7354 } },</text:p>
        </text:list-item>
        <text:list-item>
          <text:p text:style-name="P10"><text:s text:c="4"/>{ <text:span text:style-name="T5">"Nikon E8800"</text:span>, 0, 0,</text:p>
        </text:list-item>
        <text:list-item>
          <text:p text:style-name="P10"><text:s text:c="8"/>{ 7971,-2314,-913,-8451,15762,2894,-1442,1520,7610 } },</text:p>
        </text:list-item>
        <text:list-item>
          <text:p text:style-name="P10"><text:s text:c="4"/>{ <text:span text:style-name="T5">"Nikon COOLPIX A"</text:span>, 0, 0,</text:p>
        </text:list-item>
        <text:list-item>
          <text:p text:style-name="P10"><text:s text:c="8"/>{ 8198,-2239,-724,-4871,12389,2798,-1043,2050,7181 } },</text:p>
        </text:list-item>
        <text:list-item>
          <text:p text:style-name="P10"><text:s text:c="4"/>{ <text:span text:style-name="T5">"Nikon COOLPIX B700"</text:span>, 200, 0,</text:p>
        </text:list-item>
        <text:list-item>
          <text:p text:style-name="P10"><text:s text:c="8"/>{ 14387,-6014,-1299,-1357,9975,1616,467,1047,4744 } },</text:p>
        </text:list-item>
        <text:list-item>
          <text:p text:style-name="P10"><text:s text:c="4"/>{ <text:span text:style-name="T5">"Nikon COOLPIX P330"</text:span>, 200, 0,</text:p>
        </text:list-item>
        <text:list-item>
          <text:p text:style-name="P10"><text:s text:c="8"/>{ 10321,-3920,-931,-2750,11146,1824,-442,1545,5539 } },</text:p>
        </text:list-item>
        <text:list-item>
          <text:p text:style-name="P10"><text:s text:c="4"/>{ <text:span text:style-name="T5">"Nikon COOLPIX P340"</text:span>, 200, 0,</text:p>
        </text:list-item>
        <text:list-item>
          <text:p text:style-name="P10"><text:s text:c="8"/>{ 10321,-3920,-931,-2750,11146,1824,-442,1545,5539 } },</text:p>
        </text:list-item>
        <text:list-item>
          <text:p text:style-name="P10"><text:s text:c="4"/>{ <text:span text:style-name="T5">"Nikon COOLPIX P6000"</text:span>, 0, 0,</text:p>
        </text:list-item>
        <text:list-item>
          <text:p text:style-name="P10"><text:s text:c="8"/>{ 9698,-3367,-914,-4706,12584,2368,-837,968,5801 } },</text:p>
        </text:list-item>
        <text:list-item>
          <text:p text:style-name="P10"><text:s text:c="4"/>{ <text:span text:style-name="T5">"Nikon COOLPIX P7000"</text:span>, 0, 0,</text:p>
        </text:list-item>
        <text:list-item>
          <text:p text:style-name="P10"><text:s text:c="8"/>{ 11432,-3679,-1111,-3169,11239,2202,-791,1380,4455 } },</text:p>
        </text:list-item>
        <text:list-item>
          <text:p text:style-name="P10"><text:s text:c="4"/>{ <text:span text:style-name="T5">"Nikon COOLPIX P7100"</text:span>, 0, 0,</text:p>
        </text:list-item>
        <text:list-item>
          <text:p text:style-name="P10"><text:s text:c="8"/>{ 11053,-4269,-1024,-1976,10182,2088,-526,1263,4469 } },</text:p>
        </text:list-item>
        <text:list-item>
          <text:p text:style-name="P10"><text:s text:c="4"/>{ <text:span text:style-name="T5">"Nikon COOLPIX P7700"</text:span>, 200, 0,</text:p>
        </text:list-item>
        <text:list-item>
          <text:p text:style-name="P10"><text:s text:c="8"/>{ 10321,-3920,-931,-2750,11146,1824,-442,1545,5539 } },</text:p>
        </text:list-item>
        <text:list-item>
          <text:p text:style-name="P10"><text:s text:c="4"/>{ <text:span text:style-name="T5">"Nikon COOLPIX P7800"</text:span>, 200, 0,</text:p>
        </text:list-item>
        <text:list-item>
          <text:p text:style-name="P10"><text:s text:c="8"/>{ 10321,-3920,-931,-2750,11146,1824,-442,1545,5539 } },</text:p>
        </text:list-item>
        <text:list-item>
          <text:p text:style-name="P10"><text:s text:c="4"/>{ <text:span text:style-name="T5">"Nikon 1 V3"</text:span>, 0, 0,</text:p>
        </text:list-item>
        <text:list-item>
          <text:p text:style-name="P10"><text:s text:c="8"/>{ 5958,-1559,-571,-4021,11453,2939,-634,1548,5087 } },</text:p>
        </text:list-item>
        <text:list-item>
          <text:p text:style-name="P10"><text:s text:c="4"/>{ <text:span text:style-name="T5">"Nikon 1 J4"</text:span>, 0, 0,</text:p>
        </text:list-item>
        <text:list-item>
          <text:p text:style-name="P10"><text:s text:c="8"/>{ 5958,-1559,-571,-4021,11453,2939,-634,1548,5087 } },</text:p>
        </text:list-item>
        <text:list-item>
          <text:p text:style-name="P10"><text:s text:c="4"/>{ <text:span text:style-name="T5">"Nikon 1 J5"</text:span>, 0, 0,</text:p>
        </text:list-item>
        <text:list-item>
          <text:p text:style-name="P10"><text:s text:c="8"/>{ 7520,-2518,-645,-3844,12102,1945,-913,2249,6835 } },</text:p>
        </text:list-item>
        <text:list-item>
          <text:p text:style-name="P10"><text:s text:c="4"/>{ <text:span text:style-name="T5">"Nikon 1 S2"</text:span>, 200, 0,</text:p>
        </text:list-item>
        <text:list-item>
          <text:p text:style-name="P10"><text:s text:c="8"/>{ 6612,-1342,-618,-3338,11055,2623,-174,1792,5075 } },</text:p>
        </text:list-item>
        <text:list-item>
          <text:p text:style-name="P10"><text:s text:c="4"/>{ <text:span text:style-name="T5">"Nikon 1 V2"</text:span>, 0, 0,</text:p>
        </text:list-item>
        <text:list-item>
          <text:p text:style-name="P10"><text:s text:c="8"/>{ 6588,-1305,-693,-3277,10987,2634,-355,2016,5106 } },</text:p>
        </text:list-item>
        <text:list-item>
          <text:p text:style-name="P10"><text:s text:c="4"/>{ <text:span text:style-name="T5">"Nikon 1 J3"</text:span>, 0, 0,</text:p>
        </text:list-item>
        <text:list-item>
          <text:p text:style-name="P10"><text:s text:c="8"/>{ 6588,-1305,-693,-3277,10987,2634,-355,2016,5106 } },</text:p>
        </text:list-item>
        <text:list-item>
          <text:p text:style-name="P10"><text:s text:c="4"/>{ <text:span text:style-name="T5">"Nikon 1 AW1"</text:span>, 0, 0,</text:p>
        </text:list-item>
        <text:list-item>
          <text:p text:style-name="P10"><text:soft-page-break/><text:s text:c="8"/>{ 6588,-1305,-693,-3277,10987,2634,-355,2016,5106 } },</text:p>
        </text:list-item>
        <text:list-item>
          <text:p text:style-name="P10"><text:s text:c="4"/>{ <text:span text:style-name="T5">"Nikon 1 "</text:span>, 0, 0, <text:s text:c="8"/><text:span text:style-name="T4">/* J1, J2, S1, V1 */</text:span></text:p>
        </text:list-item>
        <text:list-item>
          <text:p text:style-name="P10"><text:s text:c="8"/>{ 8994,-2667,-865,-4594,12324,2552,-699,1786,6260 } },</text:p>
        </text:list-item>
        <text:list-item>
          <text:p text:style-name="P10"><text:s text:c="4"/>{ <text:span text:style-name="T5">"Olympus AIR A01"</text:span>, 0, 0,</text:p>
        </text:list-item>
        <text:list-item>
          <text:p text:style-name="P10"><text:s text:c="8"/>{ 8992,-3093,-639,-2563,10721,2122,-437,1270,5473 } },</text:p>
        </text:list-item>
        <text:list-item>
          <text:p text:style-name="P10"><text:s text:c="4"/>{ <text:span text:style-name="T5">"Olympus C5050"</text:span>, 0, 0,</text:p>
        </text:list-item>
        <text:list-item>
          <text:p text:style-name="P10"><text:s text:c="8"/>{ 10508,-3124,-1273,-6079,14294,1901,-1653,2306,6237 } },</text:p>
        </text:list-item>
        <text:list-item>
          <text:p text:style-name="P10"><text:s text:c="4"/>{ <text:span text:style-name="T5">"Olympus C5060"</text:span>, 0, 0,</text:p>
        </text:list-item>
        <text:list-item>
          <text:p text:style-name="P10"><text:s text:c="8"/>{ 10445,-3362,-1307,-7662,15690,2058,-1135,1176,7602 } },</text:p>
        </text:list-item>
        <text:list-item>
          <text:p text:style-name="P10"><text:s text:c="4"/>{ <text:span text:style-name="T5">"Olympus C7070"</text:span>, 0, 0,</text:p>
        </text:list-item>
        <text:list-item>
          <text:p text:style-name="P10"><text:s text:c="8"/>{ 10252,-3531,-1095,-7114,14850,2436,-1451,1723,6365 } },</text:p>
        </text:list-item>
        <text:list-item>
          <text:p text:style-name="P10"><text:s text:c="4"/>{ <text:span text:style-name="T5">"Olympus C70"</text:span>, 0, 0,</text:p>
        </text:list-item>
        <text:list-item>
          <text:p text:style-name="P10"><text:s text:c="8"/>{ 10793,-3791,-1146,-7498,15177,2488,-1390,1577,7321 } },</text:p>
        </text:list-item>
        <text:list-item>
          <text:p text:style-name="P10"><text:s text:c="4"/>{ <text:span text:style-name="T5">"Olympus C80"</text:span>, 0, 0,</text:p>
        </text:list-item>
        <text:list-item>
          <text:p text:style-name="P10"><text:s text:c="8"/>{ 8606,-2509,-1014,-8238,15714,2703,-942,979,7760 } },</text:p>
        </text:list-item>
        <text:list-item>
          <text:p text:style-name="P10"><text:s text:c="4"/>{ <text:span text:style-name="T5">"Olympus E-10"</text:span>, 0, 0xffc,</text:p>
        </text:list-item>
        <text:list-item>
          <text:p text:style-name="P10"><text:s text:c="8"/>{ 12745,-4500,-1416,-6062,14542,1580,-1934,2256,6603 } },</text:p>
        </text:list-item>
        <text:list-item>
          <text:p text:style-name="P10"><text:s text:c="4"/>{ <text:span text:style-name="T5">"Olympus E-1"</text:span>, 0, 0,</text:p>
        </text:list-item>
        <text:list-item>
          <text:p text:style-name="P10"><text:s text:c="8"/>{ 11846,-4767,-945,-7027,15878,1089,-2699,4122,8311 } },</text:p>
        </text:list-item>
        <text:list-item>
          <text:p text:style-name="P10"><text:s text:c="4"/>{ <text:span text:style-name="T5">"Olympus E-20"</text:span>, 0, 0xffc,</text:p>
        </text:list-item>
        <text:list-item>
          <text:p text:style-name="P10"><text:s text:c="8"/>{ 13173,-4732,-1499,-5807,14036,1895,-2045,2452,7142 } },</text:p>
        </text:list-item>
        <text:list-item>
          <text:p text:style-name="P10"><text:s text:c="4"/>{ <text:span text:style-name="T5">"Olympus E-300"</text:span>, 0, 0,</text:p>
        </text:list-item>
        <text:list-item>
          <text:p text:style-name="P10"><text:s text:c="8"/>{ 7828,-1761,-348,-5788,14071,1830,-2853,4518,6557 } },</text:p>
        </text:list-item>
        <text:list-item>
          <text:p text:style-name="P10"><text:s text:c="4"/>{ <text:span text:style-name="T5">"Olympus E-330"</text:span>, 0, 0,</text:p>
        </text:list-item>
        <text:list-item>
          <text:p text:style-name="P10"><text:s text:c="8"/>{ 8961,-2473,-1084,-7979,15990,2067,-2319,3035,8249 } },</text:p>
        </text:list-item>
        <text:list-item>
          <text:p text:style-name="P10"><text:s text:c="4"/>{ <text:span text:style-name="T5">"Olympus E-30"</text:span>, 0, 0xfbc,</text:p>
        </text:list-item>
        <text:list-item>
          <text:p text:style-name="P10"><text:s text:c="8"/>{ 8144,-1861,-1111,-7763,15894,1929,-1865,2542,7607 } },</text:p>
        </text:list-item>
        <text:list-item>
          <text:p text:style-name="P10"><text:s text:c="4"/>{ <text:span text:style-name="T5">"Olympus E-3"</text:span>, 0, 0xf99,</text:p>
        </text:list-item>
        <text:list-item>
          <text:p text:style-name="P10"><text:s text:c="8"/>{ 9487,-2875,-1115,-7533,15606,2010,-1618,2100,7389 } },</text:p>
        </text:list-item>
        <text:list-item>
          <text:p text:style-name="P10"><text:s text:c="4"/>{ <text:span text:style-name="T5">"Olympus E-400"</text:span>, 0, 0,</text:p>
        </text:list-item>
        <text:list-item>
          <text:p text:style-name="P10"><text:s text:c="8"/>{ 6169,-1483,-21,-7107,14761,2536,-2904,3580,8568 } },</text:p>
        </text:list-item>
        <text:list-item>
          <text:p text:style-name="P10"><text:s text:c="4"/>{ <text:span text:style-name="T5">"Olympus E-410"</text:span>, 0, 0xf6a,</text:p>
        </text:list-item>
        <text:list-item>
          <text:p text:style-name="P10"><text:s text:c="8"/>{ 8856,-2582,-1026,-7761,15766,2082,-2009,2575,7469 } },</text:p>
        </text:list-item>
        <text:list-item>
          <text:p text:style-name="P10"><text:s text:c="4"/>{ <text:span text:style-name="T5">"Olympus E-420"</text:span>, 0, 0xfd7,</text:p>
        </text:list-item>
        <text:list-item>
          <text:p text:style-name="P10"><text:s text:c="8"/>{ 8746,-2425,-1095,-7594,15612,2073,-1780,2309,7416 } },</text:p>
        </text:list-item>
        <text:list-item>
          <text:p text:style-name="P10"><text:s text:c="4"/>{ <text:span text:style-name="T5">"Olympus E-450"</text:span>, 0, 0xfd2,</text:p>
        </text:list-item>
        <text:list-item>
          <text:p text:style-name="P10"><text:s text:c="8"/>{ 8745,-2425,-1095,-7594,15613,2073,-1780,2309,7416 } },</text:p>
        </text:list-item>
        <text:list-item>
          <text:p text:style-name="P10"><text:s text:c="4"/>{ <text:span text:style-name="T5">"Olympus E-500"</text:span>, 0, 0,</text:p>
        </text:list-item>
        <text:list-item>
          <text:p text:style-name="P10"><text:s text:c="8"/>{ 8136,-1968,-299,-5481,13742,1871,-2556,4205,6630 } },</text:p>
        </text:list-item>
        <text:list-item>
          <text:p text:style-name="P10"><text:s text:c="4"/>{ <text:span text:style-name="T5">"Olympus E-510"</text:span>, 0, 0xf6a,</text:p>
        </text:list-item>
        <text:list-item>
          <text:p text:style-name="P10"><text:s text:c="8"/>{ 8785,-2529,-1033,-7639,15624,2112,-1783,2300,7817 } },</text:p>
        </text:list-item>
        <text:list-item>
          <text:p text:style-name="P10"><text:s text:c="4"/>{ <text:span text:style-name="T5">"Olympus E-520"</text:span>, 0, 0xfd2,</text:p>
        </text:list-item>
        <text:list-item>
          <text:p text:style-name="P10"><text:s text:c="8"/>{ 8344,-2322,-1020,-7596,15635,2048,-1748,2269,7287 } },</text:p>
        </text:list-item>
        <text:list-item>
          <text:p text:style-name="P10"><text:s text:c="4"/>{ <text:span text:style-name="T5">"Olympus E-5"</text:span>, 0, 0xeec,</text:p>
        </text:list-item>
        <text:list-item>
          <text:p text:style-name="P10"><text:s text:c="8"/>{ 11200,-3783,-1325,-4576,12593,2206,-695,1742,7504 } },</text:p>
        </text:list-item>
        <text:list-item>
          <text:p text:style-name="P10"><text:s text:c="4"/>{ <text:span text:style-name="T5">"Olympus E-600"</text:span>, 0, 0xfaf,</text:p>
        </text:list-item>
        <text:list-item>
          <text:p text:style-name="P10"><text:s text:c="8"/>{ 8453,-2198,-1092,-7609,15681,2008,-1725,2337,7824 } },</text:p>
        </text:list-item>
        <text:list-item>
          <text:p text:style-name="P10"><text:s text:c="4"/>{ <text:span text:style-name="T5">"Olympus E-620"</text:span>, 0, 0xfaf,</text:p>
        </text:list-item>
        <text:list-item>
          <text:p text:style-name="P10"><text:s text:c="8"/>{ 8453,-2198,-1092,-7609,15681,2008,-1725,2337,7824 } },</text:p>
        </text:list-item>
        <text:list-item>
          <text:p text:style-name="P10"><text:s text:c="4"/>{ <text:span text:style-name="T5">"Olympus E-P1"</text:span>, 0, 0xffd,</text:p>
        </text:list-item>
        <text:list-item>
          <text:p text:style-name="P10"><text:s text:c="8"/>{ 8343,-2050,-1021,-7715,15705,2103,-1831,2380,8235 } },</text:p>
        </text:list-item>
        <text:list-item>
          <text:p text:style-name="P10"><text:s text:c="4"/>{ <text:span text:style-name="T5">"Olympus E-P2"</text:span>, 0, 0xffd,</text:p>
        </text:list-item>
        <text:list-item>
          <text:p text:style-name="P10"><text:s text:c="8"/>{ 8343,-2050,-1021,-7715,15705,2103,-1831,2380,8235 } },</text:p>
        </text:list-item>
        <text:list-item>
          <text:p text:style-name="P10"><text:s text:c="4"/>{ <text:span text:style-name="T5">"Olympus E-P3"</text:span>, 0, 0,</text:p>
        </text:list-item>
        <text:list-item>
          <text:p text:style-name="P10"><text:s text:c="8"/>{ 7575,-2159,-571,-3722,11341,2725,-1434,2819,6271 } },</text:p>
        </text:list-item>
        <text:list-item>
          <text:p text:style-name="P10"><text:s text:c="4"/>{ <text:span text:style-name="T5">"Olympus E-P5"</text:span>, 0, 0,</text:p>
        </text:list-item>
        <text:list-item>
          <text:p text:style-name="P10"><text:s text:c="8"/>{ 8380,-2630,-639,-2887,10725,2496,-627,1427,5438 } },</text:p>
        </text:list-item>
        <text:list-item>
          <text:p text:style-name="P10"><text:s text:c="4"/>{ <text:span text:style-name="T5">"Olympus E-PL1s"</text:span>, 0, 0,</text:p>
        </text:list-item>
        <text:list-item>
          <text:p text:style-name="P10"><text:s text:c="8"/>{ 11409,-3872,-1393,-4572,12757,2003,-709,1810,7415 } },</text:p>
        </text:list-item>
        <text:list-item>
          <text:p text:style-name="P10"><text:s text:c="4"/>{ <text:span text:style-name="T5">"Olympus E-PL1"</text:span>, 0, 0,</text:p>
        </text:list-item>
        <text:list-item>
          <text:p text:style-name="P10"><text:s text:c="8"/>{ 11408,-4289,-1215,-4286,12385,2118,-387,1467,7787 } },</text:p>
        </text:list-item>
        <text:list-item>
          <text:p text:style-name="P10"><text:s text:c="4"/>{ <text:span text:style-name="T5">"Olympus E-PL2"</text:span>, 0, 0xcf3,</text:p>
        </text:list-item>
        <text:list-item>
          <text:p text:style-name="P10"><text:s text:c="8"/>{ 15030,-5552,-1806,-3987,12387,1767,-592,1670,7023 } },</text:p>
        </text:list-item>
        <text:list-item>
          <text:p text:style-name="P10"><text:s text:c="4"/>{ <text:span text:style-name="T5">"Olympus E-PL3"</text:span>, 0, 0,</text:p>
        </text:list-item>
        <text:list-item>
          <text:p text:style-name="P10"><text:s text:c="8"/>{ 7575,-2159,-571,-3722,11341,2725,-1434,2819,6271 } },</text:p>
        </text:list-item>
        <text:list-item>
          <text:p text:style-name="P10"><text:soft-page-break/><text:s text:c="4"/>{ <text:span text:style-name="T5">"Olympus E-PL5"</text:span>, 0, 0xfcb,</text:p>
        </text:list-item>
        <text:list-item>
          <text:p text:style-name="P10"><text:s text:c="8"/>{ 8380,-2630,-639,-2887,10725,2496,-627,1427,5438 } },</text:p>
        </text:list-item>
        <text:list-item>
          <text:p text:style-name="P10"><text:s text:c="4"/>{ <text:span text:style-name="T5">"Olympus E-PL6"</text:span>, 0, 0,</text:p>
        </text:list-item>
        <text:list-item>
          <text:p text:style-name="P10"><text:s text:c="8"/>{ 8380,-2630,-639,-2887,10725,2496,-627,1427,5438 } },</text:p>
        </text:list-item>
        <text:list-item>
          <text:p text:style-name="P10"><text:s text:c="4"/>{ <text:span text:style-name="T5">"Olympus E-PL7"</text:span>, 0, 0,</text:p>
        </text:list-item>
        <text:list-item>
          <text:p text:style-name="P10"><text:s text:c="8"/>{ 9197,-3190,-659,-2606,10830,2039,-458,1250,5458 } },</text:p>
        </text:list-item>
        <text:list-item>
          <text:p text:style-name="P10"><text:s text:c="4"/>{ <text:span text:style-name="T5">"Olympus E-PL8"</text:span>, 0, 0,</text:p>
        </text:list-item>
        <text:list-item>
          <text:p text:style-name="P10"><text:s text:c="8"/>{ 9197,-3190,-659,-2606,10830,2039,-458,1250,5458 } },</text:p>
        </text:list-item>
        <text:list-item>
          <text:p text:style-name="P10"><text:s text:c="4"/>{ <text:span text:style-name="T5">"Olympus E-PL9"</text:span>, 0, 0,</text:p>
        </text:list-item>
        <text:list-item>
          <text:p text:style-name="P10"><text:s text:c="8"/>{ 8380,-2630,-639,-2887,10725,2496,-627,1427,5438 } },</text:p>
        </text:list-item>
        <text:list-item>
          <text:p text:style-name="P10"><text:s text:c="4"/>{ <text:span text:style-name="T5">"Olympus E-PM1"</text:span>, 0, 0,</text:p>
        </text:list-item>
        <text:list-item>
          <text:p text:style-name="P10"><text:s text:c="8"/>{ 7575,-2159,-571,-3722,11341,2725,-1434,2819,6271 } },</text:p>
        </text:list-item>
        <text:list-item>
          <text:p text:style-name="P10"><text:s text:c="4"/>{ <text:span text:style-name="T5">"Olympus E-PM2"</text:span>, 0, 0,</text:p>
        </text:list-item>
        <text:list-item>
          <text:p text:style-name="P10"><text:s text:c="8"/>{ 8380,-2630,-639,-2887,10725,2496,-627,1427,5438 } },</text:p>
        </text:list-item>
        <text:list-item>
          <text:p text:style-name="P10"><text:s text:c="4"/>{ <text:span text:style-name="T5">"Olympus E-M10"</text:span>, 0, 0, <text:s text:c="3"/><text:span text:style-name="T4">/* also E-M10 Mark II &amp; III */</text:span></text:p>
        </text:list-item>
        <text:list-item>
          <text:p text:style-name="P10"><text:s text:c="8"/>{ 8380,-2630,-639,-2887,10725,2496,-627,1427,5438 } },</text:p>
        </text:list-item>
        <text:list-item>
          <text:p text:style-name="P10"><text:s text:c="4"/>{ <text:span text:style-name="T5">"Olympus E-M1Mark II"</text:span>, 0, 0,</text:p>
        </text:list-item>
        <text:list-item>
          <text:p text:style-name="P10"><text:s text:c="8"/>{ 9383,-3170,-763,-2457,10702,2020,-384,1236,5552 } },</text:p>
        </text:list-item>
        <text:list-item>
          <text:p text:style-name="P10"><text:s text:c="4"/>{ <text:span text:style-name="T5">"Olympus E-M1"</text:span>, 0, 0,</text:p>
        </text:list-item>
        <text:list-item>
          <text:p text:style-name="P10"><text:s text:c="8"/>{ 7687,-1984,-606,-4327,11928,2721,-1381,2339,6452 } },</text:p>
        </text:list-item>
        <text:list-item>
          <text:p text:style-name="P10"><text:s text:c="4"/>{ <text:span text:style-name="T5">"Olympus E-M5MarkII"</text:span>, 0, 0,</text:p>
        </text:list-item>
        <text:list-item>
          <text:p text:style-name="P10"><text:s text:c="8"/>{ 9422,-3258,-711,-2655,10898,2015,-512,1354,5512 } },</text:p>
        </text:list-item>
        <text:list-item>
          <text:p text:style-name="P10"><text:s text:c="4"/>{ <text:span text:style-name="T5">"Olympus E-M5"</text:span>, 0, 0xfe1,</text:p>
        </text:list-item>
        <text:list-item>
          <text:p text:style-name="P10"><text:s text:c="8"/>{ 8380,-2630,-639,-2887,10725,2496,-627,1427,5438 } },</text:p>
        </text:list-item>
        <text:list-item>
          <text:p text:style-name="P10"><text:s text:c="4"/>{ <text:span text:style-name="T5">"Olympus PEN-F"</text:span>, 0, 0,</text:p>
        </text:list-item>
        <text:list-item>
          <text:p text:style-name="P10"><text:s text:c="8"/>{ 9476,-3182,-765,-2613,10958,1893,-449,1315,5268 } },</text:p>
        </text:list-item>
        <text:list-item>
          <text:p text:style-name="P10"><text:s text:c="4"/>{ <text:span text:style-name="T5">"Olympus SH-2"</text:span>, 0, 0,</text:p>
        </text:list-item>
        <text:list-item>
          <text:p text:style-name="P10"><text:s text:c="8"/>{ 10156,-3425,-1077,-2611,11177,1624,-385,1592,5080 } },</text:p>
        </text:list-item>
        <text:list-item>
          <text:p text:style-name="P10"><text:s text:c="4"/>{ <text:span text:style-name="T5">"Olympus SP350"</text:span>, 0, 0,</text:p>
        </text:list-item>
        <text:list-item>
          <text:p text:style-name="P10"><text:s text:c="8"/>{ 12078,-4836,-1069,-6671,14306,2578,-786,939,7418 } },</text:p>
        </text:list-item>
        <text:list-item>
          <text:p text:style-name="P10"><text:s text:c="4"/>{ <text:span text:style-name="T5">"Olympus SP3"</text:span>, 0, 0,</text:p>
        </text:list-item>
        <text:list-item>
          <text:p text:style-name="P10"><text:s text:c="8"/>{ 11766,-4445,-1067,-6901,14421,2707,-1029,1217,7572 } },</text:p>
        </text:list-item>
        <text:list-item>
          <text:p text:style-name="P10"><text:s text:c="4"/>{ <text:span text:style-name="T5">"Olympus SP500UZ"</text:span>, 0, 0xfff,</text:p>
        </text:list-item>
        <text:list-item>
          <text:p text:style-name="P10"><text:s text:c="8"/>{ 9493,-3415,-666,-5211,12334,3260,-1548,2262,6482 } },</text:p>
        </text:list-item>
        <text:list-item>
          <text:p text:style-name="P10"><text:s text:c="4"/>{ <text:span text:style-name="T5">"Olympus SP510UZ"</text:span>, 0, 0xffe,</text:p>
        </text:list-item>
        <text:list-item>
          <text:p text:style-name="P10"><text:s text:c="8"/>{ 10593,-3607,-1010,-5881,13127,3084,-1200,1805,6721 } },</text:p>
        </text:list-item>
        <text:list-item>
          <text:p text:style-name="P10"><text:s text:c="4"/>{ <text:span text:style-name="T5">"Olympus SP550UZ"</text:span>, 0, 0xffe,</text:p>
        </text:list-item>
        <text:list-item>
          <text:p text:style-name="P10"><text:s text:c="8"/>{ 11597,-4006,-1049,-5432,12799,2957,-1029,1750,6516 } },</text:p>
        </text:list-item>
        <text:list-item>
          <text:p text:style-name="P10"><text:s text:c="4"/>{ <text:span text:style-name="T5">"Olympus SP560UZ"</text:span>, 0, 0xff9,</text:p>
        </text:list-item>
        <text:list-item>
          <text:p text:style-name="P10"><text:s text:c="8"/>{ 10915,-3677,-982,-5587,12986,2911,-1168,1968,6223 } },</text:p>
        </text:list-item>
        <text:list-item>
          <text:p text:style-name="P10"><text:s text:c="4"/>{ <text:span text:style-name="T5">"Olympus SP570UZ"</text:span>, 0, 0,</text:p>
        </text:list-item>
        <text:list-item>
          <text:p text:style-name="P10"><text:s text:c="8"/>{ 11522,-4044,-1146,-4736,12172,2904,-988,1829,6039 } },</text:p>
        </text:list-item>
        <text:list-item>
          <text:p text:style-name="P10"><text:s text:c="4"/>{ <text:span text:style-name="T5">"Olympus STYLUS1"</text:span>, 0, 0,</text:p>
        </text:list-item>
        <text:list-item>
          <text:p text:style-name="P10"><text:s text:c="8"/>{ 8360,-2420,-880,-3928,12353,1739,-1381,2416,5173 } },</text:p>
        </text:list-item>
        <text:list-item>
          <text:p text:style-name="P10"><text:s text:c="4"/>{ <text:span text:style-name="T5">"Olympus TG-4"</text:span>, 0, 0,</text:p>
        </text:list-item>
        <text:list-item>
          <text:p text:style-name="P10"><text:s text:c="8"/>{ 11426,-4159,-1126,-2066,10678,1593,-120,1327,4998 } },</text:p>
        </text:list-item>
        <text:list-item>
          <text:p text:style-name="P10"><text:s text:c="4"/>{ <text:span text:style-name="T5">"Olympus TG-5"</text:span>, 0, 0,</text:p>
        </text:list-item>
        <text:list-item>
          <text:p text:style-name="P10"><text:s text:c="8"/>{ 10899,-3833,-1082,-2112,10736,1575,-267,1452,5269 } },</text:p>
        </text:list-item>
        <text:list-item>
          <text:p text:style-name="P10"><text:s text:c="4"/>{ <text:span text:style-name="T5">"Olympus XZ-10"</text:span>, 0, 0,</text:p>
        </text:list-item>
        <text:list-item>
          <text:p text:style-name="P10"><text:s text:c="8"/>{ 9777,-3483,-925,-2886,11297,1800,-602,1663,5134 } },</text:p>
        </text:list-item>
        <text:list-item>
          <text:p text:style-name="P10"><text:s text:c="4"/>{ <text:span text:style-name="T5">"Olympus XZ-1"</text:span>, 0, 0,</text:p>
        </text:list-item>
        <text:list-item>
          <text:p text:style-name="P10"><text:s text:c="8"/>{ 10901,-4095,-1074,-1141,9208,2293,-62,1417,5158 } },</text:p>
        </text:list-item>
        <text:list-item>
          <text:p text:style-name="P10"><text:s text:c="4"/>{ <text:span text:style-name="T5">"Olympus XZ-2"</text:span>, 0, 0,</text:p>
        </text:list-item>
        <text:list-item>
          <text:p text:style-name="P10"><text:s text:c="8"/>{ 9777,-3483,-925,-2886,11297,1800,-602,1663,5134 } },</text:p>
        </text:list-item>
        <text:list-item>
          <text:p text:style-name="P10"><text:s text:c="4"/>{ <text:span text:style-name="T5">"OmniVision"</text:span>, 0, 0, <text:s text:c="14"/><text:span text:style-name="T4">/* DJC */</text:span></text:p>
        </text:list-item>
        <text:list-item>
          <text:p text:style-name="P10"><text:s text:c="8"/>{ 12782,-4059,-379,-478,9066,1413,1340,1513,5176 } },</text:p>
        </text:list-item>
        <text:list-item>
          <text:p text:style-name="P10"><text:s text:c="4"/>{ <text:span text:style-name="T5">"Pentax *ist DL2"</text:span>, 0, 0,</text:p>
        </text:list-item>
        <text:list-item>
          <text:p text:style-name="P10"><text:s text:c="8"/>{ 10504,-2438,-1189,-8603,16207,2531,-1022,863,12242 } },</text:p>
        </text:list-item>
        <text:list-item>
          <text:p text:style-name="P10"><text:s text:c="4"/>{ <text:span text:style-name="T5">"Pentax *ist DL"</text:span>, 0, 0,</text:p>
        </text:list-item>
        <text:list-item>
          <text:p text:style-name="P10"><text:s text:c="8"/>{ 10829,-2838,-1115,-8339,15817,2696,-837,680,11939 } },</text:p>
        </text:list-item>
        <text:list-item>
          <text:p text:style-name="P10"><text:s text:c="4"/>{ <text:span text:style-name="T5">"Pentax *ist DS2"</text:span>, 0, 0,</text:p>
        </text:list-item>
        <text:list-item>
          <text:p text:style-name="P10"><text:s text:c="8"/>{ 10504,-2438,-1189,-8603,16207,2531,-1022,863,12242 } },</text:p>
        </text:list-item>
        <text:list-item>
          <text:p text:style-name="P10"><text:s text:c="4"/>{ <text:span text:style-name="T5">"Pentax *ist DS"</text:span>, 0, 0,</text:p>
        </text:list-item>
        <text:list-item>
          <text:p text:style-name="P10"><text:s text:c="8"/>{ 10371,-2333,-1206,-8688,16231,2602,-1230,1116,11282 } },</text:p>
        </text:list-item>
        <text:list-item>
          <text:p text:style-name="P10"><text:s text:c="4"/>{ <text:span text:style-name="T5">"Pentax *ist D"</text:span>, 0, 0,</text:p>
        </text:list-item>
        <text:list-item>
          <text:p text:style-name="P10"><text:soft-page-break/><text:s text:c="8"/>{ 9651,-2059,-1189,-8881,16512,2487,-1460,1345,10687 } },</text:p>
        </text:list-item>
        <text:list-item>
          <text:p text:style-name="P10"><text:s text:c="4"/>{ <text:span text:style-name="T5">"Pentax K10D"</text:span>, 0, 0,</text:p>
        </text:list-item>
        <text:list-item>
          <text:p text:style-name="P10"><text:s text:c="8"/>{ 9566,-2863,-803,-7170,15172,2112,-818,803,9705 } },</text:p>
        </text:list-item>
        <text:list-item>
          <text:p text:style-name="P10"><text:s text:c="4"/>{ <text:span text:style-name="T5">"Pentax K1"</text:span>, 0, 0,</text:p>
        </text:list-item>
        <text:list-item>
          <text:p text:style-name="P10"><text:s text:c="8"/>{ 11095,-3157,-1324,-8377,15834,2720,-1108,947,11688 } },</text:p>
        </text:list-item>
        <text:list-item>
          <text:p text:style-name="P10"><text:s text:c="4"/>{ <text:span text:style-name="T5">"Pentax K20D"</text:span>, 0, 0,</text:p>
        </text:list-item>
        <text:list-item>
          <text:p text:style-name="P10"><text:s text:c="8"/>{ 9427,-2714,-868,-7493,16092,1373,-2199,3264,7180 } },</text:p>
        </text:list-item>
        <text:list-item>
          <text:p text:style-name="P10"><text:s text:c="4"/>{ <text:span text:style-name="T5">"Pentax K200D"</text:span>, 0, 0,</text:p>
        </text:list-item>
        <text:list-item>
          <text:p text:style-name="P10"><text:s text:c="8"/>{ 9186,-2678,-907,-8693,16517,2260,-1129,1094,8524 } },</text:p>
        </text:list-item>
        <text:list-item>
          <text:p text:style-name="P10"><text:s text:c="4"/>{ <text:span text:style-name="T5">"Pentax K2000"</text:span>, 0, 0,</text:p>
        </text:list-item>
        <text:list-item>
          <text:p text:style-name="P10"><text:s text:c="8"/>{ 11057,-3604,-1155,-5152,13046,2329,-282,375,8104 } },</text:p>
        </text:list-item>
        <text:list-item>
          <text:p text:style-name="P10"><text:s text:c="4"/>{ <text:span text:style-name="T5">"Pentax K-m"</text:span>, 0, 0,</text:p>
        </text:list-item>
        <text:list-item>
          <text:p text:style-name="P10"><text:s text:c="8"/>{ 11057,-3604,-1155,-5152,13046,2329,-282,375,8104 } },</text:p>
        </text:list-item>
        <text:list-item>
          <text:p text:style-name="P10"><text:s text:c="4"/>{ <text:span text:style-name="T5">"Pentax K-x"</text:span>, 0, 0,</text:p>
        </text:list-item>
        <text:list-item>
          <text:p text:style-name="P10"><text:s text:c="8"/>{ 8843,-2837,-625,-5025,12644,2668,-411,1234,7410 } },</text:p>
        </text:list-item>
        <text:list-item>
          <text:p text:style-name="P10"><text:s text:c="4"/>{ <text:span text:style-name="T5">"Pentax K-r"</text:span>, 0, 0,</text:p>
        </text:list-item>
        <text:list-item>
          <text:p text:style-name="P10"><text:s text:c="8"/>{ 9895,-3077,-850,-5304,13035,2521,-883,1768,6936 } },</text:p>
        </text:list-item>
        <text:list-item>
          <text:p text:style-name="P10"><text:s text:c="4"/>{ <text:span text:style-name="T5">"Pentax K-1"</text:span>, 0, 0,</text:p>
        </text:list-item>
        <text:list-item>
          <text:p text:style-name="P10"><text:s text:c="8"/>{ 8596,-2981,-639,-4202,12046,2431,-685,1424,6122 } },</text:p>
        </text:list-item>
        <text:list-item>
          <text:p text:style-name="P10"><text:s text:c="4"/>{ <text:span text:style-name="T5">"Pentax K-30"</text:span>, 0, 0,</text:p>
        </text:list-item>
        <text:list-item>
          <text:p text:style-name="P10"><text:s text:c="8"/>{ 8710,-2632,-1167,-3995,12301,1881,-981,1719,6535 } },</text:p>
        </text:list-item>
        <text:list-item>
          <text:p text:style-name="P10"><text:s text:c="4"/>{ <text:span text:style-name="T5">"Pentax K-3 II"</text:span>, 0, 0,</text:p>
        </text:list-item>
        <text:list-item>
          <text:p text:style-name="P10"><text:s text:c="8"/>{ 8626,-2607,-1155,-3995,12301,1881,-1039,1822,6925 } },</text:p>
        </text:list-item>
        <text:list-item>
          <text:p text:style-name="P10"><text:s text:c="4"/>{ <text:span text:style-name="T5">"Pentax K-3"</text:span>, 0, 0,</text:p>
        </text:list-item>
        <text:list-item>
          <text:p text:style-name="P10"><text:s text:c="8"/>{ 7415,-2052,-721,-5186,12788,2682,-1446,2157,6773 } },</text:p>
        </text:list-item>
        <text:list-item>
          <text:p text:style-name="P10"><text:s text:c="4"/>{ <text:span text:style-name="T5">"Pentax K-5 II"</text:span>, 0, 0,</text:p>
        </text:list-item>
        <text:list-item>
          <text:p text:style-name="P10"><text:s text:c="8"/>{ 8170,-2725,-639,-4440,12017,2744,-771,1465,6599 } },</text:p>
        </text:list-item>
        <text:list-item>
          <text:p text:style-name="P10"><text:s text:c="4"/>{ <text:span text:style-name="T5">"Pentax K-5"</text:span>, 0, 0,</text:p>
        </text:list-item>
        <text:list-item>
          <text:p text:style-name="P10"><text:s text:c="8"/>{ 8713,-2833,-743,-4342,11900,2772,-722,1543,6247 } },</text:p>
        </text:list-item>
        <text:list-item>
          <text:p text:style-name="P10"><text:s text:c="4"/>{ <text:span text:style-name="T5">"Pentax K-70"</text:span>, 0, 0,</text:p>
        </text:list-item>
        <text:list-item>
          <text:p text:style-name="P10"><text:s text:c="8"/>{ 8270,-2117,-1299,-4359,12953,1515,-1078,1933,5975 } },</text:p>
        </text:list-item>
        <text:list-item>
          <text:p text:style-name="P10"><text:s text:c="4"/>{ <text:span text:style-name="T5">"Pentax K-7"</text:span>, 0, 0,</text:p>
        </text:list-item>
        <text:list-item>
          <text:p text:style-name="P10"><text:s text:c="8"/>{ 9142,-2947,-678,-8648,16967,1663,-2224,2898,8615 } },</text:p>
        </text:list-item>
        <text:list-item>
          <text:p text:style-name="P10"><text:s text:c="4"/>{ <text:span text:style-name="T5">"Pentax K-S1"</text:span>, 0, 0,</text:p>
        </text:list-item>
        <text:list-item>
          <text:p text:style-name="P10"><text:s text:c="8"/>{ 8512,-3211,-787,-4167,11966,2487,-638,1288,6054 } },</text:p>
        </text:list-item>
        <text:list-item>
          <text:p text:style-name="P10"><text:s text:c="4"/>{ <text:span text:style-name="T5">"Pentax K-S2"</text:span>, 0, 0,</text:p>
        </text:list-item>
        <text:list-item>
          <text:p text:style-name="P10"><text:s text:c="8"/>{ 8662,-3280,-798,-3928,11771,2444,-586,1232,6054 } },</text:p>
        </text:list-item>
        <text:list-item>
          <text:p text:style-name="P10"><text:s text:c="4"/>{ <text:span text:style-name="T5">"Pentax KP"</text:span>, 0, 0,</text:p>
        </text:list-item>
        <text:list-item>
          <text:p text:style-name="P10"><text:s text:c="8"/>{ 8617,-3228,-1034,-4674,12821,2044,-803,1577,5728 } },</text:p>
        </text:list-item>
        <text:list-item>
          <text:p text:style-name="P10"><text:s text:c="4"/>{ <text:span text:style-name="T5">"Pentax Q-S1"</text:span>, 0, 0,</text:p>
        </text:list-item>
        <text:list-item>
          <text:p text:style-name="P10"><text:s text:c="8"/>{ 12995,-5593,-1107,-1879,10139,2027,-64,1233,4919 } },</text:p>
        </text:list-item>
        <text:list-item>
          <text:p text:style-name="P10"><text:s text:c="4"/>{ <text:span text:style-name="T5">"Pentax 645D"</text:span>, 0, 0x3e00,</text:p>
        </text:list-item>
        <text:list-item>
          <text:p text:style-name="P10"><text:s text:c="8"/>{ 10646,-3593,-1158,-3329,11699,1831,-667,2874,6287 } },</text:p>
        </text:list-item>
        <text:list-item>
          <text:p text:style-name="P10"><text:s text:c="4"/>{ <text:span text:style-name="T5">"Panasonic DMC-CM1"</text:span>, 15, 0,</text:p>
        </text:list-item>
        <text:list-item>
          <text:p text:style-name="P10"><text:s text:c="8"/>{ 8770,-3194,-820,-2871,11281,1803,-513,1552,4434 } },</text:p>
        </text:list-item>
        <text:list-item>
          <text:p text:style-name="P10"><text:s text:c="4"/>{ <text:span text:style-name="T5">"Panasonic DC-FZ80"</text:span>, 0, 0,</text:p>
        </text:list-item>
        <text:list-item>
          <text:p text:style-name="P10"><text:s text:c="8"/>{ 8550,-2908,-842,-3195,11529,1881,-338,1603,4631 } },</text:p>
        </text:list-item>
        <text:list-item>
          <text:p text:style-name="P10"><text:s text:c="4"/>{ <text:span text:style-name="T5">"Panasonic DMC-FZ8"</text:span>, 0, 0xf7f,</text:p>
        </text:list-item>
        <text:list-item>
          <text:p text:style-name="P10"><text:s text:c="8"/>{ 8986,-2755,-802,-6341,13575,3077,-1476,2144,6379 } },</text:p>
        </text:list-item>
        <text:list-item>
          <text:p text:style-name="P10"><text:s text:c="4"/>{ <text:span text:style-name="T5">"Panasonic DMC-FZ18"</text:span>, 0, 0,</text:p>
        </text:list-item>
        <text:list-item>
          <text:p text:style-name="P10"><text:s text:c="8"/>{ 9932,-3060,-935,-5809,13331,2753,-1267,2155,5575 } },</text:p>
        </text:list-item>
        <text:list-item>
          <text:p text:style-name="P10"><text:s text:c="4"/>{ <text:span text:style-name="T5">"Panasonic DMC-FZ28"</text:span>, 15, 0xf96,</text:p>
        </text:list-item>
        <text:list-item>
          <text:p text:style-name="P10"><text:s text:c="8"/>{ 10109,-3488,-993,-5412,12812,2916,-1305,2140,5543 } },</text:p>
        </text:list-item>
        <text:list-item>
          <text:p text:style-name="P10"><text:s text:c="4"/>{ <text:span text:style-name="T5">"Panasonic DMC-FZ2500"</text:span>, 15, 0,</text:p>
        </text:list-item>
        <text:list-item>
          <text:p text:style-name="P10"><text:s text:c="8"/>{ 7386,-2443,-743,-3437,11864,1757,-608,1660,4766 } },</text:p>
        </text:list-item>
        <text:list-item>
          <text:p text:style-name="P10"><text:s text:c="4"/>{ <text:span text:style-name="T5">"Panasonic DMC-FZ330"</text:span>, 15, 0,</text:p>
        </text:list-item>
        <text:list-item>
          <text:p text:style-name="P10"><text:s text:c="8"/>{ 8378,-2798,-769,-3068,11410,1877,-538,1792,4623 } },</text:p>
        </text:list-item>
        <text:list-item>
          <text:p text:style-name="P10"><text:s text:c="4"/>{ <text:span text:style-name="T5">"Panasonic DMC-FZ300"</text:span>, 15, 0,</text:p>
        </text:list-item>
        <text:list-item>
          <text:p text:style-name="P10"><text:s text:c="8"/>{ 8378,-2798,-769,-3068,11410,1877,-538,1792,4623 } },</text:p>
        </text:list-item>
        <text:list-item>
          <text:p text:style-name="P10"><text:s text:c="4"/>{ <text:span text:style-name="T5">"Panasonic DMC-FZ30"</text:span>, 0, 0xf94,</text:p>
        </text:list-item>
        <text:list-item>
          <text:p text:style-name="P10"><text:s text:c="8"/>{ 10976,-4029,-1141,-7918,15491,2600,-1670,2071,8246 } },</text:p>
        </text:list-item>
        <text:list-item>
          <text:p text:style-name="P10"><text:s text:c="4"/>{ <text:span text:style-name="T5">"Panasonic DMC-FZ3"</text:span>, 15, 0, <text:s text:c="6"/><text:span text:style-name="T4">/* FZ35, FZ38 */</text:span></text:p>
        </text:list-item>
        <text:list-item>
          <text:p text:style-name="P10"><text:s text:c="8"/>{ 9938,-2780,-890,-4604,12393,2480,-1117,2304,4620 } },</text:p>
        </text:list-item>
        <text:list-item>
          <text:p text:style-name="P10"><text:s text:c="4"/>{ <text:span text:style-name="T5">"Panasonic DMC-FZ4"</text:span>, 15, 0, <text:s text:c="6"/><text:span text:style-name="T4">/* FZ40, FZ45 */</text:span></text:p>
        </text:list-item>
        <text:list-item>
          <text:p text:style-name="P10"><text:s text:c="8"/>{ 13639,-5535,-1371,-1698,9633,2430,316,1152,4108 } },</text:p>
        </text:list-item>
        <text:list-item>
          <text:p text:style-name="P10"><text:soft-page-break/><text:s text:c="4"/>{ <text:span text:style-name="T5">"Panasonic DMC-FZ50"</text:span>, 0, 0,</text:p>
        </text:list-item>
        <text:list-item>
          <text:p text:style-name="P10"><text:s text:c="8"/>{ 7906,-2709,-594,-6231,13351,3220,-1922,2631,6537 } },</text:p>
        </text:list-item>
        <text:list-item>
          <text:p text:style-name="P10"><text:s text:c="4"/>{ <text:span text:style-name="T5">"Panasonic DMC-FZ7"</text:span>, 15, 0, <text:s text:c="6"/><text:span text:style-name="T4">/* FZ70, FZ72 */</text:span></text:p>
        </text:list-item>
        <text:list-item>
          <text:p text:style-name="P10"><text:s text:c="8"/>{ 11532,-4324,-1066,-2375,10847,1749,-564,1699,4351 } },</text:p>
        </text:list-item>
        <text:list-item>
          <text:p text:style-name="P10"><text:s text:c="4"/>{ <text:span text:style-name="T5">"Leica V-LUX1"</text:span>, 0, 0,</text:p>
        </text:list-item>
        <text:list-item>
          <text:p text:style-name="P10"><text:s text:c="8"/>{ 7906,-2709,-594,-6231,13351,3220,-1922,2631,6537 } },</text:p>
        </text:list-item>
        <text:list-item>
          <text:p text:style-name="P10"><text:s text:c="4"/>{ <text:span text:style-name="T5">"Panasonic DMC-L10"</text:span>, 15, 0xf96,</text:p>
        </text:list-item>
        <text:list-item>
          <text:p text:style-name="P10"><text:s text:c="8"/>{ 8025,-1942,-1050,-7920,15904,2100,-2456,3005,7039 } },</text:p>
        </text:list-item>
        <text:list-item>
          <text:p text:style-name="P10"><text:s text:c="4"/>{ <text:span text:style-name="T5">"Panasonic DMC-L1"</text:span>, 0, 0xf7f,</text:p>
        </text:list-item>
        <text:list-item>
          <text:p text:style-name="P10"><text:s text:c="8"/>{ 8054,-1885,-1025,-8349,16367,2040,-2805,3542,7629 } },</text:p>
        </text:list-item>
        <text:list-item>
          <text:p text:style-name="P10"><text:s text:c="4"/>{ <text:span text:style-name="T5">"Leica DIGILUX 3"</text:span>, 0, 0xf7f,</text:p>
        </text:list-item>
        <text:list-item>
          <text:p text:style-name="P10"><text:s text:c="8"/>{ 8054,-1885,-1025,-8349,16367,2040,-2805,3542,7629 } },</text:p>
        </text:list-item>
        <text:list-item>
          <text:p text:style-name="P10"><text:s text:c="4"/>{ <text:span text:style-name="T5">"Panasonic DMC-LC1"</text:span>, 0, 0,</text:p>
        </text:list-item>
        <text:list-item>
          <text:p text:style-name="P10"><text:s text:c="8"/>{ 11340,-4069,-1275,-7555,15266,2448,-2960,3426,7685 } },</text:p>
        </text:list-item>
        <text:list-item>
          <text:p text:style-name="P10"><text:s text:c="4"/>{ <text:span text:style-name="T5">"Leica DIGILUX 2"</text:span>, 0, 0,</text:p>
        </text:list-item>
        <text:list-item>
          <text:p text:style-name="P10"><text:s text:c="8"/>{ 11340,-4069,-1275,-7555,15266,2448,-2960,3426,7685 } },</text:p>
        </text:list-item>
        <text:list-item>
          <text:p text:style-name="P10"><text:s text:c="4"/>{ <text:span text:style-name="T5">"Panasonic DMC-LX100"</text:span>, 15, 0,</text:p>
        </text:list-item>
        <text:list-item>
          <text:p text:style-name="P10"><text:s text:c="8"/>{ 8844,-3538,-768,-3709,11762,2200,-698,1792,5220 } },</text:p>
        </text:list-item>
        <text:list-item>
          <text:p text:style-name="P10"><text:s text:c="4"/>{ <text:span text:style-name="T5">"Leica D-LUX (Typ 109)"</text:span>, 15, 0,</text:p>
        </text:list-item>
        <text:list-item>
          <text:p text:style-name="P10"><text:s text:c="8"/>{ 8844,-3538,-768,-3709,11762,2200,-698,1792,5220 } },</text:p>
        </text:list-item>
        <text:list-item>
          <text:p text:style-name="P10"><text:s text:c="4"/>{ <text:span text:style-name="T5">"Panasonic DMC-LF1"</text:span>, 15, 0,</text:p>
        </text:list-item>
        <text:list-item>
          <text:p text:style-name="P10"><text:s text:c="8"/>{ 9379,-3267,-816,-3227,11560,1881,-926,1928,5340 } },</text:p>
        </text:list-item>
        <text:list-item>
          <text:p text:style-name="P10"><text:s text:c="4"/>{ <text:span text:style-name="T5">"Leica C (Typ 112)"</text:span>, 15, 0,</text:p>
        </text:list-item>
        <text:list-item>
          <text:p text:style-name="P10"><text:s text:c="8"/>{ 9379,-3267,-816,-3227,11560,1881,-926,1928,5340 } },</text:p>
        </text:list-item>
        <text:list-item>
          <text:p text:style-name="P10"><text:s text:c="4"/>{ <text:span text:style-name="T5">"Panasonic DMC-LX1"</text:span>, 0, 0xf7f,</text:p>
        </text:list-item>
        <text:list-item>
          <text:p text:style-name="P10"><text:s text:c="8"/>{ 10704,-4187,-1230,-8314,15952,2501,-920,945,8927 } },</text:p>
        </text:list-item>
        <text:list-item>
          <text:p text:style-name="P10"><text:s text:c="4"/>{ <text:span text:style-name="T5">"Leica D-LUX2"</text:span>, 0, 0xf7f,</text:p>
        </text:list-item>
        <text:list-item>
          <text:p text:style-name="P10"><text:s text:c="8"/>{ 10704,-4187,-1230,-8314,15952,2501,-920,945,8927 } },</text:p>
        </text:list-item>
        <text:list-item>
          <text:p text:style-name="P10"><text:s text:c="4"/>{ <text:span text:style-name="T5">"Panasonic DMC-LX2"</text:span>, 0, 0,</text:p>
        </text:list-item>
        <text:list-item>
          <text:p text:style-name="P10"><text:s text:c="8"/>{ 8048,-2810,-623,-6450,13519,3272,-1700,2146,7049 } },</text:p>
        </text:list-item>
        <text:list-item>
          <text:p text:style-name="P10"><text:s text:c="4"/>{ <text:span text:style-name="T5">"Leica D-LUX3"</text:span>, 0, 0,</text:p>
        </text:list-item>
        <text:list-item>
          <text:p text:style-name="P10"><text:s text:c="8"/>{ 8048,-2810,-623,-6450,13519,3272,-1700,2146,7049 } },</text:p>
        </text:list-item>
        <text:list-item>
          <text:p text:style-name="P10"><text:s text:c="4"/>{ <text:span text:style-name="T5">"Panasonic DMC-LX3"</text:span>, 15, 0,</text:p>
        </text:list-item>
        <text:list-item>
          <text:p text:style-name="P10"><text:s text:c="8"/>{ 8128,-2668,-655,-6134,13307,3161,-1782,2568,6083 } },</text:p>
        </text:list-item>
        <text:list-item>
          <text:p text:style-name="P10"><text:s text:c="4"/>{ <text:span text:style-name="T5">"Leica D-LUX 4"</text:span>, 15, 0,</text:p>
        </text:list-item>
        <text:list-item>
          <text:p text:style-name="P10"><text:s text:c="8"/>{ 8128,-2668,-655,-6134,13307,3161,-1782,2568,6083 } },</text:p>
        </text:list-item>
        <text:list-item>
          <text:p text:style-name="P10"><text:s text:c="4"/>{ <text:span text:style-name="T5">"Panasonic DMC-LX5"</text:span>, 15, 0,</text:p>
        </text:list-item>
        <text:list-item>
          <text:p text:style-name="P10"><text:s text:c="8"/>{ 10909,-4295,-948,-1333,9306,2399,22,1738,4582 } },</text:p>
        </text:list-item>
        <text:list-item>
          <text:p text:style-name="P10"><text:s text:c="4"/>{ <text:span text:style-name="T5">"Leica D-LUX 5"</text:span>, 15, 0,</text:p>
        </text:list-item>
        <text:list-item>
          <text:p text:style-name="P10"><text:s text:c="8"/>{ 10909,-4295,-948,-1333,9306,2399,22,1738,4582 } },</text:p>
        </text:list-item>
        <text:list-item>
          <text:p text:style-name="P10"><text:s text:c="4"/>{ <text:span text:style-name="T5">"Panasonic DMC-LX7"</text:span>, 15, 0,</text:p>
        </text:list-item>
        <text:list-item>
          <text:p text:style-name="P10"><text:s text:c="8"/>{ 10148,-3743,-991,-2837,11366,1659,-701,1893,4899 } },</text:p>
        </text:list-item>
        <text:list-item>
          <text:p text:style-name="P10"><text:s text:c="4"/>{ <text:span text:style-name="T5">"Leica D-LUX 6"</text:span>, 15, 0,</text:p>
        </text:list-item>
        <text:list-item>
          <text:p text:style-name="P10"><text:s text:c="8"/>{ 10148,-3743,-991,-2837,11366,1659,-701,1893,4899 } },</text:p>
        </text:list-item>
        <text:list-item>
          <text:p text:style-name="P10"><text:s text:c="4"/>{ <text:span text:style-name="T5">"Panasonic DMC-LX9"</text:span>, 15, 0,</text:p>
        </text:list-item>
        <text:list-item>
          <text:p text:style-name="P10"><text:s text:c="8"/>{ 7790,-2736,-755,-3452,11870,1769,-628,1647,4898 } },</text:p>
        </text:list-item>
        <text:list-item>
          <text:p text:style-name="P10"><text:s text:c="4"/>{ <text:span text:style-name="T5">"Panasonic DMC-FZ1000"</text:span>, 15, 0,</text:p>
        </text:list-item>
        <text:list-item>
          <text:p text:style-name="P10"><text:s text:c="8"/>{ 7830,-2696,-763,-3325,11667,1866,-641,1712,4824 } },</text:p>
        </text:list-item>
        <text:list-item>
          <text:p text:style-name="P10"><text:s text:c="4"/>{ <text:span text:style-name="T5">"Leica V-LUX (Typ 114)"</text:span>, 15, 0,</text:p>
        </text:list-item>
        <text:list-item>
          <text:p text:style-name="P10"><text:s text:c="8"/>{ 7830,-2696,-763,-3325,11667,1866,-641,1712,4824 } },</text:p>
        </text:list-item>
        <text:list-item>
          <text:p text:style-name="P10"><text:s text:c="4"/>{ <text:span text:style-name="T5">"Panasonic DMC-FZ100"</text:span>, 15, 0xfff,</text:p>
        </text:list-item>
        <text:list-item>
          <text:p text:style-name="P10"><text:s text:c="8"/>{ 16197,-6146,-1761,-2393,10765,1869,366,2238,5248 } },</text:p>
        </text:list-item>
        <text:list-item>
          <text:p text:style-name="P10"><text:s text:c="4"/>{ <text:span text:style-name="T5">"Leica V-LUX 2"</text:span>, 15, 0xfff,</text:p>
        </text:list-item>
        <text:list-item>
          <text:p text:style-name="P10"><text:s text:c="8"/>{ 16197,-6146,-1761,-2393,10765,1869,366,2238,5248 } },</text:p>
        </text:list-item>
        <text:list-item>
          <text:p text:style-name="P10"><text:s text:c="4"/>{ <text:span text:style-name="T5">"Panasonic DMC-FZ150"</text:span>, 15, 0xfff,</text:p>
        </text:list-item>
        <text:list-item>
          <text:p text:style-name="P10"><text:s text:c="8"/>{ 11904,-4541,-1189,-2355,10899,1662,-296,1586,4289 } },</text:p>
        </text:list-item>
        <text:list-item>
          <text:p text:style-name="P10"><text:s text:c="4"/>{ <text:span text:style-name="T5">"Leica V-LUX 3"</text:span>, 15, 0xfff,</text:p>
        </text:list-item>
        <text:list-item>
          <text:p text:style-name="P10"><text:s text:c="8"/>{ 11904,-4541,-1189,-2355,10899,1662,-296,1586,4289 } },</text:p>
        </text:list-item>
        <text:list-item>
          <text:p text:style-name="P10"><text:s text:c="4"/>{ <text:span text:style-name="T5">"Panasonic DMC-FZ200"</text:span>, 15, 0xfff,</text:p>
        </text:list-item>
        <text:list-item>
          <text:p text:style-name="P10"><text:s text:c="8"/>{ 8112,-2563,-740,-3730,11784,2197,-941,2075,4933 } },</text:p>
        </text:list-item>
        <text:list-item>
          <text:p text:style-name="P10"><text:s text:c="4"/>{ <text:span text:style-name="T5">"Leica V-LUX 4"</text:span>, 15, 0xfff,</text:p>
        </text:list-item>
        <text:list-item>
          <text:p text:style-name="P10"><text:s text:c="8"/>{ 8112,-2563,-740,-3730,11784,2197,-941,2075,4933 } },</text:p>
        </text:list-item>
        <text:list-item>
          <text:p text:style-name="P10"><text:s text:c="4"/>{ <text:span text:style-name="T5">"Panasonic DMC-FX150"</text:span>, 15, 0xfff,</text:p>
        </text:list-item>
        <text:list-item>
          <text:p text:style-name="P10"><text:s text:c="8"/>{ 9082,-2907,-925,-6119,13377,3058,-1797,2641,5609 } },</text:p>
        </text:list-item>
        <text:list-item>
          <text:p text:style-name="P10"><text:s text:c="4"/>{ <text:span text:style-name="T5">"Panasonic DMC-G10"</text:span>, 0, 0,</text:p>
        </text:list-item>
        <text:list-item>
          <text:p text:style-name="P10"><text:soft-page-break/><text:s text:c="8"/>{ 10113,-3400,-1114,-4765,12683,2317,-377,1437,6710 } },</text:p>
        </text:list-item>
        <text:list-item>
          <text:p text:style-name="P10"><text:s text:c="4"/>{ <text:span text:style-name="T5">"Panasonic DMC-G1"</text:span>, 15, 0xf94,</text:p>
        </text:list-item>
        <text:list-item>
          <text:p text:style-name="P10"><text:s text:c="8"/>{ 8199,-2065,-1056,-8124,16156,2033,-2458,3022,7220 } },</text:p>
        </text:list-item>
        <text:list-item>
          <text:p text:style-name="P10"><text:s text:c="4"/>{ <text:span text:style-name="T5">"Panasonic DMC-G2"</text:span>, 15, 0xf3c,</text:p>
        </text:list-item>
        <text:list-item>
          <text:p text:style-name="P10"><text:s text:c="8"/>{ 10113,-3400,-1114,-4765,12683,2317,-377,1437,6710 } },</text:p>
        </text:list-item>
        <text:list-item>
          <text:p text:style-name="P10"><text:s text:c="4"/>{ <text:span text:style-name="T5">"Panasonic DMC-G3"</text:span>, 15, 0xfff,</text:p>
        </text:list-item>
        <text:list-item>
          <text:p text:style-name="P10"><text:s text:c="8"/>{ 6763,-1919,-863,-3868,11515,2684,-1216,2387,5879 } },</text:p>
        </text:list-item>
        <text:list-item>
          <text:p text:style-name="P10"><text:s text:c="4"/>{ <text:span text:style-name="T5">"Panasonic DMC-G5"</text:span>, 15, 0xfff,</text:p>
        </text:list-item>
        <text:list-item>
          <text:p text:style-name="P10"><text:s text:c="8"/>{ 7798,-2562,-740,-3879,11584,2613,-1055,2248,5434 } },</text:p>
        </text:list-item>
        <text:list-item>
          <text:p text:style-name="P10"><text:s text:c="4"/>{ <text:span text:style-name="T5">"Panasonic DMC-G6"</text:span>, 15, 0xfff,</text:p>
        </text:list-item>
        <text:list-item>
          <text:p text:style-name="P10"><text:s text:c="8"/>{ 8294,-2891,-651,-3869,11590,2595,-1183,2267,5352 } },</text:p>
        </text:list-item>
        <text:list-item>
          <text:p text:style-name="P10"><text:s text:c="4"/>{ <text:span text:style-name="T5">"Panasonic DMC-G7"</text:span>, 15, 0xfff,</text:p>
        </text:list-item>
        <text:list-item>
          <text:p text:style-name="P10"><text:s text:c="8"/>{ 7610,-2780,-576,-4614,12195,2733,-1375,2393,6490 } },</text:p>
        </text:list-item>
        <text:list-item>
          <text:p text:style-name="P10"><text:s text:c="4"/>{ <text:span text:style-name="T5">"Panasonic DMC-G8"</text:span>, 15, 0xfff, <text:s text:c="3"/><text:span text:style-name="T4">/* G8, G80, G81, G85 */</text:span></text:p>
        </text:list-item>
        <text:list-item>
          <text:p text:style-name="P10"><text:s text:c="8"/>{ 7610,-2780,-576,-4614,12195,2733,-1375,2393,6490 } },</text:p>
        </text:list-item>
        <text:list-item>
          <text:p text:style-name="P10"><text:s text:c="4"/>{ <text:span text:style-name="T5">"Panasonic DC-G9"</text:span>, 15, 0xfff,</text:p>
        </text:list-item>
        <text:list-item>
          <text:p text:style-name="P10"><text:s text:c="8"/>{ 7685,-2375,-634,-3687,11700,2249,-748,1546,5111 } },</text:p>
        </text:list-item>
        <text:list-item>
          <text:p text:style-name="P10"><text:s text:c="4"/>{ <text:span text:style-name="T5">"Panasonic DMC-GF1"</text:span>, 15, 0xf92,</text:p>
        </text:list-item>
        <text:list-item>
          <text:p text:style-name="P10"><text:s text:c="8"/>{ 7888,-1902,-1011,-8106,16085,2099,-2353,2866,7330 } },</text:p>
        </text:list-item>
        <text:list-item>
          <text:p text:style-name="P10"><text:s text:c="4"/>{ <text:span text:style-name="T5">"Panasonic DMC-GF2"</text:span>, 15, 0xfff,</text:p>
        </text:list-item>
        <text:list-item>
          <text:p text:style-name="P10"><text:s text:c="8"/>{ 7888,-1902,-1011,-8106,16085,2099,-2353,2866,7330 } },</text:p>
        </text:list-item>
        <text:list-item>
          <text:p text:style-name="P10"><text:s text:c="4"/>{ <text:span text:style-name="T5">"Panasonic DMC-GF3"</text:span>, 15, 0xfff,</text:p>
        </text:list-item>
        <text:list-item>
          <text:p text:style-name="P10"><text:s text:c="8"/>{ 9051,-2468,-1204,-5212,13276,2121,-1197,2510,6890 } },</text:p>
        </text:list-item>
        <text:list-item>
          <text:p text:style-name="P10"><text:s text:c="4"/>{ <text:span text:style-name="T5">"Panasonic DMC-GF5"</text:span>, 15, 0xfff,</text:p>
        </text:list-item>
        <text:list-item>
          <text:p text:style-name="P10"><text:s text:c="8"/>{ 8228,-2945,-660,-3938,11792,2430,-1094,2278,5793 } },</text:p>
        </text:list-item>
        <text:list-item>
          <text:p text:style-name="P10"><text:s text:c="4"/>{ <text:span text:style-name="T5">"Panasonic DMC-GF6"</text:span>, 15, 0,</text:p>
        </text:list-item>
        <text:list-item>
          <text:p text:style-name="P10"><text:s text:c="8"/>{ 8130,-2801,-946,-3520,11289,2552,-1314,2511,5791 } },</text:p>
        </text:list-item>
        <text:list-item>
          <text:p text:style-name="P10"><text:s text:c="4"/>{ <text:span text:style-name="T5">"Panasonic DMC-GF7"</text:span>, 15, 0,</text:p>
        </text:list-item>
        <text:list-item>
          <text:p text:style-name="P10"><text:s text:c="8"/>{ 7610,-2780,-576,-4614,12195,2733,-1375,2393,6490 } },</text:p>
        </text:list-item>
        <text:list-item>
          <text:p text:style-name="P10"><text:s text:c="4"/>{ <text:span text:style-name="T5">"Panasonic DMC-GF8"</text:span>, 15, 0,</text:p>
        </text:list-item>
        <text:list-item>
          <text:p text:style-name="P10"><text:s text:c="8"/>{ 7610,-2780,-576,-4614,12195,2733,-1375,2393,6490 } },</text:p>
        </text:list-item>
        <text:list-item>
          <text:p text:style-name="P10"><text:s text:c="4"/>{ <text:span text:style-name="T5">"Panasonic DC-GF9"</text:span>, 15, 0,</text:p>
        </text:list-item>
        <text:list-item>
          <text:p text:style-name="P10"><text:s text:c="8"/>{ 7610,-2780,-576,-4614,12195,2733,-1375,2393,6490 } },</text:p>
        </text:list-item>
        <text:list-item>
          <text:p text:style-name="P10"><text:s text:c="4"/>{ <text:span text:style-name="T5">"Panasonic DMC-GH1"</text:span>, 15, 0xf92,</text:p>
        </text:list-item>
        <text:list-item>
          <text:p text:style-name="P10"><text:s text:c="8"/>{ 6299,-1466,-532,-6535,13852,2969,-2331,3112,5984 } },</text:p>
        </text:list-item>
        <text:list-item>
          <text:p text:style-name="P10"><text:s text:c="4"/>{ <text:span text:style-name="T5">"Panasonic DMC-GH2"</text:span>, 15, 0xf95,</text:p>
        </text:list-item>
        <text:list-item>
          <text:p text:style-name="P10"><text:s text:c="8"/>{ 7780,-2410,-806,-3913,11724,2484,-1018,2390,5298 } },</text:p>
        </text:list-item>
        <text:list-item>
          <text:p text:style-name="P10"><text:s text:c="4"/>{ <text:span text:style-name="T5">"Panasonic DMC-GH3"</text:span>, 15, 0,</text:p>
        </text:list-item>
        <text:list-item>
          <text:p text:style-name="P10"><text:s text:c="8"/>{ 6559,-1752,-491,-3672,11407,2586,-962,1875,5130 } },</text:p>
        </text:list-item>
        <text:list-item>
          <text:p text:style-name="P10"><text:s text:c="4"/>{ <text:span text:style-name="T5">"Panasonic DMC-GH4"</text:span>, 15, 0,</text:p>
        </text:list-item>
        <text:list-item>
          <text:p text:style-name="P10"><text:s text:c="8"/>{ 7122,-2108,-512,-3155,11201,2231,-541,1423,5045 } },</text:p>
        </text:list-item>
        <text:list-item>
          <text:p text:style-name="P10"><text:s text:c="4"/>{ <text:span text:style-name="T5">"Panasonic DC-GH5S"</text:span>, 15, 0,</text:p>
        </text:list-item>
        <text:list-item>
          <text:p text:style-name="P10"><text:s text:c="8"/>{ 6929,-2355,-708,-4192,12534,1828,-1097,1989,5195 } },</text:p>
        </text:list-item>
        <text:list-item>
          <text:p text:style-name="P10"><text:s text:c="4"/>{ <text:span text:style-name="T5">"Panasonic DC-GH5"</text:span>, 15, 0,</text:p>
        </text:list-item>
        <text:list-item>
          <text:p text:style-name="P10"><text:s text:c="8"/>{ 7641,-2336,-605,-3218,11299,2187,-485,1338,5121 } },</text:p>
        </text:list-item>
        <text:list-item>
          <text:p text:style-name="P10"><text:s text:c="4"/>{ <text:span text:style-name="T5">"Panasonic DMC-GM1"</text:span>, 15, 0,</text:p>
        </text:list-item>
        <text:list-item>
          <text:p text:style-name="P10"><text:s text:c="8"/>{ 6770,-1895,-744,-5232,13145,2303,-1664,2691,5703 } },</text:p>
        </text:list-item>
        <text:list-item>
          <text:p text:style-name="P10"><text:s text:c="4"/>{ <text:span text:style-name="T5">"Panasonic DMC-GM5"</text:span>, 15, 0,</text:p>
        </text:list-item>
        <text:list-item>
          <text:p text:style-name="P10"><text:s text:c="8"/>{ 8238,-3244,-679,-3921,11814,2384,-836,2022,5852 } },</text:p>
        </text:list-item>
        <text:list-item>
          <text:p text:style-name="P10"><text:s text:c="4"/>{ <text:span text:style-name="T5">"Panasonic DMC-GX1"</text:span>, 15, 0,</text:p>
        </text:list-item>
        <text:list-item>
          <text:p text:style-name="P10"><text:s text:c="8"/>{ 6763,-1919,-863,-3868,11515,2684,-1216,2387,5879 } },</text:p>
        </text:list-item>
        <text:list-item>
          <text:p text:style-name="P10"><text:s text:c="4"/>{ <text:span text:style-name="T5">"Panasonic DMC-GX7"</text:span>, 15, 0,</text:p>
        </text:list-item>
        <text:list-item>
          <text:p text:style-name="P10"><text:s text:c="8"/>{ 7610,-2780,-576,-4614,12195,2733,-1375,2393,6490 } },</text:p>
        </text:list-item>
        <text:list-item>
          <text:p text:style-name="P10"><text:s text:c="4"/>{ <text:span text:style-name="T5">"Panasonic DMC-GX85"</text:span>, 15, 0,</text:p>
        </text:list-item>
        <text:list-item>
          <text:p text:style-name="P10"><text:s text:c="8"/>{ 7771,-3020,-629,-4029,11950,2345,-821,1977,6119 } },</text:p>
        </text:list-item>
        <text:list-item>
          <text:p text:style-name="P10"><text:s text:c="4"/>{ <text:span text:style-name="T5">"Panasonic DMC-GX8"</text:span>, 15, 0,</text:p>
        </text:list-item>
        <text:list-item>
          <text:p text:style-name="P10"><text:s text:c="8"/>{ 7564,-2263,-606,-3148,11239,2177,-540,1435,4853 } },</text:p>
        </text:list-item>
        <text:list-item>
          <text:p text:style-name="P10"><text:s text:c="4"/>{ <text:span text:style-name="T5">"Panasonic DC-GX9"</text:span>, 15, 0,</text:p>
        </text:list-item>
        <text:list-item>
          <text:p text:style-name="P10"><text:s text:c="8"/>{ 7564,-2263,-606,-3148,11239,2177,-540,1435,4853 } },</text:p>
        </text:list-item>
        <text:list-item>
          <text:p text:style-name="P10"><text:s text:c="4"/>{ <text:span text:style-name="T5">"Panasonic DMC-ZS100"</text:span>, 15, 0,</text:p>
        </text:list-item>
        <text:list-item>
          <text:p text:style-name="P10"><text:s text:c="8"/>{ 7790,-2736,-755,-3452,11870,1769,-628,1647,4898 } },</text:p>
        </text:list-item>
        <text:list-item>
          <text:p text:style-name="P10"><text:s text:c="4"/>{ <text:span text:style-name="T5">"Panasonic DC-ZS200"</text:span>, 15, 0,</text:p>
        </text:list-item>
        <text:list-item>
          <text:p text:style-name="P10"><text:s text:c="8"/>{ 7790,-2736,-755,-3452,11870,1769,-628,1647,4898 } },</text:p>
        </text:list-item>
        <text:list-item>
          <text:p text:style-name="P10"><text:s text:c="4"/>{ <text:span text:style-name="T5">"Panasonic DMC-ZS40"</text:span>, 15, 0,</text:p>
        </text:list-item>
        <text:list-item>
          <text:p text:style-name="P10"><text:s text:c="8"/>{ 8607,-2822,-808,-3755,11930,2049,-820,2060,5224 } },</text:p>
        </text:list-item>
        <text:list-item>
          <text:p text:style-name="P10"><text:soft-page-break/><text:s text:c="4"/>{ <text:span text:style-name="T5">"Panasonic DMC-ZS50"</text:span>, 15, 0,</text:p>
        </text:list-item>
        <text:list-item>
          <text:p text:style-name="P10"><text:s text:c="8"/>{ 8802,-3135,-789,-3151,11468,1904,-550,1745,4810 } },</text:p>
        </text:list-item>
        <text:list-item>
          <text:p text:style-name="P10"><text:s text:c="4"/>{ <text:span text:style-name="T5">"Panasonic DMC-TZ82"</text:span>, 15, 0,</text:p>
        </text:list-item>
        <text:list-item>
          <text:p text:style-name="P10"><text:s text:c="8"/>{ 8550,-2908,-842,-3195,11529,1881,-338,1603,4631 } },</text:p>
        </text:list-item>
        <text:list-item>
          <text:p text:style-name="P10"><text:s text:c="4"/>{ <text:span text:style-name="T5">"Panasonic DMC-ZS6"</text:span>, 15, 0,</text:p>
        </text:list-item>
        <text:list-item>
          <text:p text:style-name="P10"><text:s text:c="8"/>{ 8550,-2908,-842,-3195,11529,1881,-338,1603,4631 } },</text:p>
        </text:list-item>
        <text:list-item>
          <text:p text:style-name="P10"><text:s text:c="4"/>{ <text:span text:style-name="T5">"Panasonic DMC-ZS70"</text:span>, 15, 0,</text:p>
        </text:list-item>
        <text:list-item>
          <text:p text:style-name="P10"><text:s text:c="8"/>{ 9052,-3117,-883,-3045,11346,1927,-205,1520,4730 } },</text:p>
        </text:list-item>
        <text:list-item>
          <text:p text:style-name="P10"><text:s text:c="4"/>{ <text:span text:style-name="T5">"Leica S (Typ 007)"</text:span>, 0, 0,</text:p>
        </text:list-item>
        <text:list-item>
          <text:p text:style-name="P10"><text:s text:c="8"/>{ 6063,-2234,-231,-5210,13787,1500,-1043,2866,6997 } },</text:p>
        </text:list-item>
        <text:list-item>
          <text:p text:style-name="P10"><text:s text:c="4"/>{ <text:span text:style-name="T5">"Leica X"</text:span>, 0, 0, <text:s text:c="9"/><text:span text:style-name="T4">/* X and X-U, both (Typ 113) */</text:span></text:p>
        </text:list-item>
        <text:list-item>
          <text:p text:style-name="P10"><text:s text:c="8"/>{ 7712,-2059,-653,-3882,11494,2726,-710,1332,5958 } },</text:p>
        </text:list-item>
        <text:list-item>
          <text:p text:style-name="P10"><text:s text:c="4"/>{ <text:span text:style-name="T5">"Leica Q (Typ 116)"</text:span>, 0, 0,</text:p>
        </text:list-item>
        <text:list-item>
          <text:p text:style-name="P10"><text:s text:c="8"/>{ 11865,-4523,-1441,-5423,14458,935,-1587,2687,4830 } },</text:p>
        </text:list-item>
        <text:list-item>
          <text:p text:style-name="P10"><text:s text:c="4"/>{ <text:span text:style-name="T5">"Leica M (Typ 262)"</text:span>, 0, 0,</text:p>
        </text:list-item>
        <text:list-item>
          <text:p text:style-name="P10"><text:s text:c="8"/>{ 6653,-1486,-611,-4221,13303,929,-881,2416,7226 } },</text:p>
        </text:list-item>
        <text:list-item>
          <text:p text:style-name="P10"><text:s text:c="4"/>{ <text:span text:style-name="T5">"Leica SL (Typ 601)"</text:span>, 0, 0,</text:p>
        </text:list-item>
        <text:list-item>
          <text:p text:style-name="P10"><text:s text:c="8"/>{ 11865,-4523,-1441,-5423,14458,935,-1587,2687,4830 } },</text:p>
        </text:list-item>
        <text:list-item>
          <text:p text:style-name="P10"><text:s text:c="4"/>{ <text:span text:style-name="T5">"Leica TL2"</text:span>, 0, 0,</text:p>
        </text:list-item>
        <text:list-item>
          <text:p text:style-name="P10"><text:s text:c="8"/>{ 5836,-1626,-647,-5384,13326,2261,-1207,2129,5861 } },</text:p>
        </text:list-item>
        <text:list-item>
          <text:p text:style-name="P10"><text:s text:c="4"/>{ <text:span text:style-name="T5">"Leica TL"</text:span>, 0, 0,</text:p>
        </text:list-item>
        <text:list-item>
          <text:p text:style-name="P10"><text:s text:c="8"/>{ 5463,-988,-364,-4634,12036,2946,-766,1389,6522 } },</text:p>
        </text:list-item>
        <text:list-item>
          <text:p text:style-name="P10"><text:s text:c="4"/>{ <text:span text:style-name="T5">"Leica CL"</text:span>, 0, 0,</text:p>
        </text:list-item>
        <text:list-item>
          <text:p text:style-name="P10"><text:s text:c="8"/>{ 7414,-2393,-840,-5127,13180,2138,-1585,2468,5064 } },</text:p>
        </text:list-item>
        <text:list-item>
          <text:p text:style-name="P10"><text:s text:c="4"/>{ <text:span text:style-name="T5">"Leica M10"</text:span>, 0, 0,</text:p>
        </text:list-item>
        <text:list-item>
          <text:p text:style-name="P10"><text:s text:c="8"/>{ 8249,-2849,-620,-5415,14756,565,-957,3074,6517 } },</text:p>
        </text:list-item>
        <text:list-item>
          <text:p text:style-name="P10"><text:s text:c="4"/>{ <text:span text:style-name="T5">"Phase One H 20"</text:span>, 0, 0, <text:s text:c="10"/><text:span text:style-name="T4">/* DJC */</text:span></text:p>
        </text:list-item>
        <text:list-item>
          <text:p text:style-name="P10"><text:s text:c="8"/>{ 1313,1855,-109,-6715,15908,808,-327,1840,6020 } },</text:p>
        </text:list-item>
        <text:list-item>
          <text:p text:style-name="P10"><text:s text:c="4"/>{ <text:span text:style-name="T5">"Phase One H 25"</text:span>, 0, 0,</text:p>
        </text:list-item>
        <text:list-item>
          <text:p text:style-name="P10"><text:s text:c="8"/>{ 2905,732,-237,-8134,16626,1476,-3038,4253,7517 } },</text:p>
        </text:list-item>
        <text:list-item>
          <text:p text:style-name="P10"><text:s text:c="4"/>{ <text:span text:style-name="T5">"Phase One P 2"</text:span>, 0, 0,</text:p>
        </text:list-item>
        <text:list-item>
          <text:p text:style-name="P10"><text:s text:c="8"/>{ 2905,732,-237,-8134,16626,1476,-3038,4253,7517 } },</text:p>
        </text:list-item>
        <text:list-item>
          <text:p text:style-name="P10"><text:s text:c="4"/>{ <text:span text:style-name="T5">"Phase One P 30"</text:span>, 0, 0,</text:p>
        </text:list-item>
        <text:list-item>
          <text:p text:style-name="P10"><text:s text:c="8"/>{ 4516,-245,-37,-7020,14976,2173,-3206,4671,7087 } },</text:p>
        </text:list-item>
        <text:list-item>
          <text:p text:style-name="P10"><text:s text:c="4"/>{ <text:span text:style-name="T5">"Phase One P 45"</text:span>, 0, 0,</text:p>
        </text:list-item>
        <text:list-item>
          <text:p text:style-name="P10"><text:s text:c="8"/>{ 5053,-24,-117,-5684,14076,1702,-2619,4492,5849 } },</text:p>
        </text:list-item>
        <text:list-item>
          <text:p text:style-name="P10"><text:s text:c="4"/>{ <text:span text:style-name="T5">"Phase One P40"</text:span>, 0, 0,</text:p>
        </text:list-item>
        <text:list-item>
          <text:p text:style-name="P10"><text:s text:c="8"/>{ 8035,435,-962,-6001,13872,2320,-1159,3065,5434 } },</text:p>
        </text:list-item>
        <text:list-item>
          <text:p text:style-name="P10"><text:s text:c="4"/>{ <text:span text:style-name="T5">"Phase One P65"</text:span>, 0, 0,</text:p>
        </text:list-item>
        <text:list-item>
          <text:p text:style-name="P10"><text:s text:c="8"/>{ 8035,435,-962,-6001,13872,2320,-1159,3065,5434 } },</text:p>
        </text:list-item>
        <text:list-item>
          <text:p text:style-name="P10"><text:s text:c="4"/>{ <text:span text:style-name="T5">"Photron BC2-HD"</text:span>, 0, 0, <text:s text:c="10"/><text:span text:style-name="T4">/* DJC */</text:span></text:p>
        </text:list-item>
        <text:list-item>
          <text:p text:style-name="P10"><text:s text:c="8"/>{ 14603,-4122,-528,-1810,9794,2017,-297,2763,5936 } },</text:p>
        </text:list-item>
        <text:list-item>
          <text:p text:style-name="P10"><text:s text:c="4"/>{ <text:span text:style-name="T5">"Red One"</text:span>, 704, 0xffff, <text:s text:c="10"/><text:span text:style-name="T4">/* DJC */</text:span></text:p>
        </text:list-item>
        <text:list-item>
          <text:p text:style-name="P10"><text:s text:c="8"/>{ 21014,-7891,-2613,-3056,12201,856,-2203,5125,8042 } },</text:p>
        </text:list-item>
        <text:list-item>
          <text:p text:style-name="P10"><text:s text:c="4"/>{ <text:span text:style-name="T5">"Ricoh GR II"</text:span>, 0, 0,</text:p>
        </text:list-item>
        <text:list-item>
          <text:p text:style-name="P10"><text:s text:c="8"/>{ 4630,-834,-423,-4977,12805,2417,-638,1467,6115 } },</text:p>
        </text:list-item>
        <text:list-item>
          <text:p text:style-name="P10"><text:s text:c="4"/>{ <text:span text:style-name="T5">"Ricoh GR"</text:span>, 0, 0,</text:p>
        </text:list-item>
        <text:list-item>
          <text:p text:style-name="P10"><text:s text:c="8"/>{ 3708,-543,-160,-5381,12254,3556,-1471,1929,8234 } },</text:p>
        </text:list-item>
        <text:list-item>
          <text:p text:style-name="P10"><text:s text:c="4"/>{ <text:span text:style-name="T5">"Samsung EX1"</text:span>, 0, 0x3e00,</text:p>
        </text:list-item>
        <text:list-item>
          <text:p text:style-name="P10"><text:s text:c="8"/>{ 8898,-2498,-994,-3144,11328,2066,-760,1381,4576 } },</text:p>
        </text:list-item>
        <text:list-item>
          <text:p text:style-name="P10"><text:s text:c="4"/>{ <text:span text:style-name="T5">"Samsung EX2F"</text:span>, 0, 0x7ff,</text:p>
        </text:list-item>
        <text:list-item>
          <text:p text:style-name="P10"><text:s text:c="8"/>{ 10648,-3897,-1055,-2022,10573,1668,-492,1611,4742 } },</text:p>
        </text:list-item>
        <text:list-item>
          <text:p text:style-name="P10"><text:s text:c="4"/>{ <text:span text:style-name="T5">"Samsung EK-GN120"</text:span>, 0, 0,</text:p>
        </text:list-item>
        <text:list-item>
          <text:p text:style-name="P10"><text:s text:c="8"/>{ 7557,-2522,-739,-4679,12949,1894,-840,1777,5311 } },</text:p>
        </text:list-item>
        <text:list-item>
          <text:p text:style-name="P10"><text:s text:c="4"/>{ <text:span text:style-name="T5">"Samsung NX mini"</text:span>, 0, 0,</text:p>
        </text:list-item>
        <text:list-item>
          <text:p text:style-name="P10"><text:s text:c="8"/>{ 5222,-1196,-550,-6540,14649,2009,-1666,2819,5657 } },</text:p>
        </text:list-item>
        <text:list-item>
          <text:p text:style-name="P10"><text:s text:c="4"/>{ <text:span text:style-name="T5">"Samsung NX3300"</text:span>, 0, 0,</text:p>
        </text:list-item>
        <text:list-item>
          <text:p text:style-name="P10"><text:s text:c="8"/>{ 8060,-2933,-761,-4504,12890,1762,-630,1489,5227 } },</text:p>
        </text:list-item>
        <text:list-item>
          <text:p text:style-name="P10"><text:s text:c="4"/>{ <text:span text:style-name="T5">"Samsung NX3000"</text:span>, 0, 0,</text:p>
        </text:list-item>
        <text:list-item>
          <text:p text:style-name="P10"><text:s text:c="8"/>{ 8060,-2933,-761,-4504,12890,1762,-630,1489,5227 } },</text:p>
        </text:list-item>
        <text:list-item>
          <text:p text:style-name="P10"><text:s text:c="4"/>{ <text:span text:style-name="T5">"Samsung NX30"</text:span>, 0, 0, <text:s text:c="4"/><text:span text:style-name="T4">/* NX30, NX300, NX300M */</text:span></text:p>
        </text:list-item>
        <text:list-item>
          <text:p text:style-name="P10"><text:s text:c="8"/>{ 7557,-2522,-739,-4679,12949,1894,-840,1777,5311 } },</text:p>
        </text:list-item>
        <text:list-item>
          <text:p text:style-name="P10"><text:s text:c="4"/>{ <text:span text:style-name="T5">"Samsung NX2000"</text:span>, 0, 0,</text:p>
        </text:list-item>
        <text:list-item>
          <text:p text:style-name="P10"><text:s text:c="8"/>{ 7557,-2522,-739,-4679,12949,1894,-840,1777,5311 } },</text:p>
        </text:list-item>
        <text:list-item>
          <text:p text:style-name="P10"><text:s text:c="4"/>{ <text:span text:style-name="T5">"Samsung NX2"</text:span>, 0, 0xfff, <text:s/><text:span text:style-name="T4">/* NX20, NX200, NX210 */</text:span></text:p>
        </text:list-item>
        <text:list-item>
          <text:p text:style-name="P10"><text:soft-page-break/><text:s text:c="8"/>{ 6933,-2268,-753,-4921,13387,1647,-803,1641,6096 } },</text:p>
        </text:list-item>
        <text:list-item>
          <text:p text:style-name="P10"><text:s text:c="4"/>{ <text:span text:style-name="T5">"Samsung NX1000"</text:span>, 0, 0,</text:p>
        </text:list-item>
        <text:list-item>
          <text:p text:style-name="P10"><text:s text:c="8"/>{ 6933,-2268,-753,-4921,13387,1647,-803,1641,6096 } },</text:p>
        </text:list-item>
        <text:list-item>
          <text:p text:style-name="P10"><text:s text:c="4"/>{ <text:span text:style-name="T5">"Samsung NX1100"</text:span>, 0, 0,</text:p>
        </text:list-item>
        <text:list-item>
          <text:p text:style-name="P10"><text:s text:c="8"/>{ 6933,-2268,-753,-4921,13387,1647,-803,1641,6096 } },</text:p>
        </text:list-item>
        <text:list-item>
          <text:p text:style-name="P10"><text:s text:c="4"/>{ <text:span text:style-name="T5">"Samsung NX11"</text:span>, 0, 0,</text:p>
        </text:list-item>
        <text:list-item>
          <text:p text:style-name="P10"><text:s text:c="8"/>{ 10332,-3234,-1168,-6111,14639,1520,-1352,2647,8331 } },</text:p>
        </text:list-item>
        <text:list-item>
          <text:p text:style-name="P10"><text:s text:c="4"/>{ <text:span text:style-name="T5">"Samsung NX10"</text:span>, 0, 0, <text:s text:c="4"/><text:span text:style-name="T4">/* also NX100 */</text:span></text:p>
        </text:list-item>
        <text:list-item>
          <text:p text:style-name="P10"><text:s text:c="8"/>{ 10332,-3234,-1168,-6111,14639,1520,-1352,2647,8331 } },</text:p>
        </text:list-item>
        <text:list-item>
          <text:p text:style-name="P10"><text:s text:c="4"/>{ <text:span text:style-name="T5">"Samsung NX500"</text:span>, 0, 0,</text:p>
        </text:list-item>
        <text:list-item>
          <text:p text:style-name="P10"><text:s text:c="8"/>{ 10686,-4042,-1052,-3595,13238,276,-464,1259,5931 } },</text:p>
        </text:list-item>
        <text:list-item>
          <text:p text:style-name="P10"><text:s text:c="4"/>{ <text:span text:style-name="T5">"Samsung NX5"</text:span>, 0, 0,</text:p>
        </text:list-item>
        <text:list-item>
          <text:p text:style-name="P10"><text:s text:c="8"/>{ 10332,-3234,-1168,-6111,14639,1520,-1352,2647,8331 } },</text:p>
        </text:list-item>
        <text:list-item>
          <text:p text:style-name="P10"><text:s text:c="4"/>{ <text:span text:style-name="T5">"Samsung NX1"</text:span>, 0, 0,</text:p>
        </text:list-item>
        <text:list-item>
          <text:p text:style-name="P10"><text:s text:c="8"/>{ 10686,-4042,-1052,-3595,13238,276,-464,1259,5931 } },</text:p>
        </text:list-item>
        <text:list-item>
          <text:p text:style-name="P10"><text:s text:c="4"/>{ <text:span text:style-name="T5">"Samsung WB2000"</text:span>, 0, 0xfff,</text:p>
        </text:list-item>
        <text:list-item>
          <text:p text:style-name="P10"><text:s text:c="8"/>{ 12093,-3557,-1155,-1000,9534,1733,-22,1787,4576 } },</text:p>
        </text:list-item>
        <text:list-item>
          <text:p text:style-name="P10"><text:s text:c="4"/>{ <text:span text:style-name="T5">"Samsung GX-1"</text:span>, 0, 0,</text:p>
        </text:list-item>
        <text:list-item>
          <text:p text:style-name="P10"><text:s text:c="8"/>{ 10504,-2438,-1189,-8603,16207,2531,-1022,863,12242 } },</text:p>
        </text:list-item>
        <text:list-item>
          <text:p text:style-name="P10"><text:s text:c="4"/>{ <text:span text:style-name="T5">"Samsung GX20"</text:span>, 0, 0, <text:s text:c="4"/><text:span text:style-name="T4">/* copied from Pentax K20D */</text:span></text:p>
        </text:list-item>
        <text:list-item>
          <text:p text:style-name="P10"><text:s text:c="8"/>{ 9427,-2714,-868,-7493,16092,1373,-2199,3264,7180 } },</text:p>
        </text:list-item>
        <text:list-item>
          <text:p text:style-name="P10"><text:s text:c="4"/>{ <text:span text:style-name="T5">"Samsung S85"</text:span>, 0, 0, <text:s text:c="13"/><text:span text:style-name="T4">/* DJC */</text:span></text:p>
        </text:list-item>
        <text:list-item>
          <text:p text:style-name="P10"><text:s text:c="8"/>{ 11885,-3968,-1473,-4214,12299,1916,-835,1655,5549 } },</text:p>
        </text:list-item>
        <text:list-item>
          <text:p text:style-name="P10"><text:s text:c="4"/>{ <text:span text:style-name="T5">"Sinar"</text:span>, 0, 0, <text:s text:c="19"/><text:span text:style-name="T4">/* DJC */</text:span></text:p>
        </text:list-item>
        <text:list-item>
          <text:p text:style-name="P10"><text:s text:c="8"/>{ 16442,-2956,-2422,-2877,12128,750,-1136,6066,4559 } },</text:p>
        </text:list-item>
        <text:list-item>
          <text:p text:style-name="P10"><text:s text:c="4"/>{ <text:span text:style-name="T5">"Sony DSC-F828"</text:span>, 0, 0,</text:p>
        </text:list-item>
        <text:list-item>
          <text:p text:style-name="P10"><text:s text:c="8"/>{ 7924,-1910,-777,-8226,15459,2998,-1517,2199,6818,-7242,11401,3481 } },</text:p>
        </text:list-item>
        <text:list-item>
          <text:p text:style-name="P10"><text:s text:c="4"/>{ <text:span text:style-name="T5">"Sony DSC-R1"</text:span>, 0, 0,</text:p>
        </text:list-item>
        <text:list-item>
          <text:p text:style-name="P10"><text:s text:c="8"/>{ 8512,-2641,-694,-8042,15670,2526,-1821,2117,7414 } },</text:p>
        </text:list-item>
        <text:list-item>
          <text:p text:style-name="P10"><text:s text:c="4"/>{ <text:span text:style-name="T5">"Sony DSC-V3"</text:span>, 0, 0,</text:p>
        </text:list-item>
        <text:list-item>
          <text:p text:style-name="P10"><text:s text:c="8"/>{ 7511,-2571,-692,-7894,15088,3060,-948,1111,8128 } },</text:p>
        </text:list-item>
        <text:list-item>
          <text:p text:style-name="P10"><text:s text:c="4"/>{ <text:span text:style-name="T5">"Sony DSC-RX100M"</text:span>, 0, 0, <text:s text:c="9"/><text:span text:style-name="T4">/* M2, M3, M4, and M5 */</text:span></text:p>
        </text:list-item>
        <text:list-item>
          <text:p text:style-name="P10"><text:s text:c="8"/>{ 6596,-2079,-562,-4782,13016,1933,-970,1581,5181 } },</text:p>
        </text:list-item>
        <text:list-item>
          <text:p text:style-name="P10"><text:s text:c="4"/>{ <text:span text:style-name="T5">"Sony DSC-RX100"</text:span>, 0, 0,</text:p>
        </text:list-item>
        <text:list-item>
          <text:p text:style-name="P10"><text:s text:c="8"/>{ 8651,-2754,-1057,-3464,12207,1373,-568,1398,4434 } },</text:p>
        </text:list-item>
        <text:list-item>
          <text:p text:style-name="P10"><text:s text:c="4"/>{ <text:span text:style-name="T5">"Sony DSC-RX10M4"</text:span>, 0, 0,</text:p>
        </text:list-item>
        <text:list-item>
          <text:p text:style-name="P10"><text:s text:c="8"/>{ 7699,-2566,-629,-2967,11270,1928,-378,1286,4807 } },</text:p>
        </text:list-item>
        <text:list-item>
          <text:p text:style-name="P10"><text:s text:c="4"/>{ <text:span text:style-name="T5">"Sony DSC-RX10"</text:span>, 0, 0, <text:s text:c="11"/><text:span text:style-name="T4">/* also RX10M2, RX10M3 */</text:span></text:p>
        </text:list-item>
        <text:list-item>
          <text:p text:style-name="P10"><text:s text:c="8"/>{ 6679,-1825,-745,-5047,13256,1953,-1580,2422,5183 } },</text:p>
        </text:list-item>
        <text:list-item>
          <text:p text:style-name="P10"><text:s text:c="4"/>{ <text:span text:style-name="T5">"Sony DSC-RX1RM2"</text:span>, 0, 0,</text:p>
        </text:list-item>
        <text:list-item>
          <text:p text:style-name="P10"><text:s text:c="8"/>{ 6629,-1900,-483,-4618,12349,2550,-622,1381,6514 } },</text:p>
        </text:list-item>
        <text:list-item>
          <text:p text:style-name="P10"><text:s text:c="4"/>{ <text:span text:style-name="T5">"Sony DSC-RX1"</text:span>, 0, 0,</text:p>
        </text:list-item>
        <text:list-item>
          <text:p text:style-name="P10"><text:s text:c="8"/>{ 6344,-1612,-462,-4863,12477,2681,-865,1786,6899 } },</text:p>
        </text:list-item>
        <text:list-item>
          <text:p text:style-name="P10"><text:s text:c="4"/>{ <text:span text:style-name="T5">"Sony DSC-RX0"</text:span>, 200, 0,</text:p>
        </text:list-item>
        <text:list-item>
          <text:p text:style-name="P10"><text:s text:c="8"/>{ 9396,-3507,-843,-2497,11111,1572,-343,1355,5089 } },</text:p>
        </text:list-item>
        <text:list-item>
          <text:p text:style-name="P10"><text:s text:c="4"/>{ <text:span text:style-name="T5">"Sony DSLR-A100"</text:span>, 0, 0xfeb,</text:p>
        </text:list-item>
        <text:list-item>
          <text:p text:style-name="P10"><text:s text:c="8"/>{ 9437,-2811,-774,-8405,16215,2290,-710,596,7181 } },</text:p>
        </text:list-item>
        <text:list-item>
          <text:p text:style-name="P10"><text:s text:c="4"/>{ <text:span text:style-name="T5">"Sony DSLR-A290"</text:span>, 0, 0,</text:p>
        </text:list-item>
        <text:list-item>
          <text:p text:style-name="P10"><text:s text:c="8"/>{ 6038,-1484,-579,-9145,16746,2512,-875,746,7218 } },</text:p>
        </text:list-item>
        <text:list-item>
          <text:p text:style-name="P10"><text:s text:c="4"/>{ <text:span text:style-name="T5">"Sony DSLR-A2"</text:span>, 0, 0,</text:p>
        </text:list-item>
        <text:list-item>
          <text:p text:style-name="P10"><text:s text:c="8"/>{ 9847,-3091,-928,-8485,16345,2225,-715,595,7103 } },</text:p>
        </text:list-item>
        <text:list-item>
          <text:p text:style-name="P10"><text:s text:c="4"/>{ <text:span text:style-name="T5">"Sony DSLR-A300"</text:span>, 0, 0,</text:p>
        </text:list-item>
        <text:list-item>
          <text:p text:style-name="P10"><text:s text:c="8"/>{ 9847,-3091,-928,-8485,16345,2225,-715,595,7103 } },</text:p>
        </text:list-item>
        <text:list-item>
          <text:p text:style-name="P10"><text:s text:c="4"/>{ <text:span text:style-name="T5">"Sony DSLR-A330"</text:span>, 0, 0,</text:p>
        </text:list-item>
        <text:list-item>
          <text:p text:style-name="P10"><text:s text:c="8"/>{ 9847,-3091,-929,-8485,16346,2225,-714,595,7103 } },</text:p>
        </text:list-item>
        <text:list-item>
          <text:p text:style-name="P10"><text:s text:c="4"/>{ <text:span text:style-name="T5">"Sony DSLR-A350"</text:span>, 0, 0xffc,</text:p>
        </text:list-item>
        <text:list-item>
          <text:p text:style-name="P10"><text:s text:c="8"/>{ 6038,-1484,-578,-9146,16746,2513,-875,746,7217 } },</text:p>
        </text:list-item>
        <text:list-item>
          <text:p text:style-name="P10"><text:s text:c="4"/>{ <text:span text:style-name="T5">"Sony DSLR-A380"</text:span>, 0, 0,</text:p>
        </text:list-item>
        <text:list-item>
          <text:p text:style-name="P10"><text:s text:c="8"/>{ 6038,-1484,-579,-9145,16746,2512,-875,746,7218 } },</text:p>
        </text:list-item>
        <text:list-item>
          <text:p text:style-name="P10"><text:s text:c="4"/>{ <text:span text:style-name="T5">"Sony DSLR-A390"</text:span>, 0, 0,</text:p>
        </text:list-item>
        <text:list-item>
          <text:p text:style-name="P10"><text:s text:c="8"/>{ 6038,-1484,-579,-9145,16746,2512,-875,746,7218 } },</text:p>
        </text:list-item>
        <text:list-item>
          <text:p text:style-name="P10"><text:s text:c="4"/>{ <text:span text:style-name="T5">"Sony DSLR-A450"</text:span>, 0, 0xfeb,</text:p>
        </text:list-item>
        <text:list-item>
          <text:p text:style-name="P10"><text:s text:c="8"/>{ 4950,-580,-103,-5228,12542,3029,-709,1435,7371 } },</text:p>
        </text:list-item>
        <text:list-item>
          <text:p text:style-name="P10"><text:s text:c="4"/>{ <text:span text:style-name="T5">"Sony DSLR-A580"</text:span>, 0, 0xfeb,</text:p>
        </text:list-item>
        <text:list-item>
          <text:p text:style-name="P10"><text:s text:c="8"/>{ 5932,-1492,-411,-4813,12285,2856,-741,1524,6739 } },</text:p>
        </text:list-item>
        <text:list-item>
          <text:p text:style-name="P10"><text:soft-page-break/><text:s text:c="4"/>{ <text:span text:style-name="T5">"Sony DSLR-A500"</text:span>, 0, 0xfeb,</text:p>
        </text:list-item>
        <text:list-item>
          <text:p text:style-name="P10"><text:s text:c="8"/>{ 6046,-1127,-278,-5574,13076,2786,-691,1419,7625 } },</text:p>
        </text:list-item>
        <text:list-item>
          <text:p text:style-name="P10"><text:s text:c="4"/>{ <text:span text:style-name="T5">"Sony DSLR-A5"</text:span>, 0, 0xfeb,</text:p>
        </text:list-item>
        <text:list-item>
          <text:p text:style-name="P10"><text:s text:c="8"/>{ 4950,-580,-103,-5228,12542,3029,-709,1435,7371 } },</text:p>
        </text:list-item>
        <text:list-item>
          <text:p text:style-name="P10"><text:s text:c="4"/>{ <text:span text:style-name="T5">"Sony DSLR-A700"</text:span>, 0, 0,</text:p>
        </text:list-item>
        <text:list-item>
          <text:p text:style-name="P10"><text:s text:c="8"/>{ 5775,-805,-359,-8574,16295,2391,-1943,2341,7249 } },</text:p>
        </text:list-item>
        <text:list-item>
          <text:p text:style-name="P10"><text:s text:c="4"/>{ <text:span text:style-name="T5">"Sony DSLR-A850"</text:span>, 0, 0,</text:p>
        </text:list-item>
        <text:list-item>
          <text:p text:style-name="P10"><text:s text:c="8"/>{ 5413,-1162,-365,-5665,13098,2866,-608,1179,8440 } },</text:p>
        </text:list-item>
        <text:list-item>
          <text:p text:style-name="P10"><text:s text:c="4"/>{ <text:span text:style-name="T5">"Sony DSLR-A900"</text:span>, 0, 0,</text:p>
        </text:list-item>
        <text:list-item>
          <text:p text:style-name="P10"><text:s text:c="8"/>{ 5209,-1072,-397,-8845,16120,2919,-1618,1803,8654 } },</text:p>
        </text:list-item>
        <text:list-item>
          <text:p text:style-name="P10"><text:s text:c="4"/>{ <text:span text:style-name="T5">"Sony ILCA-68"</text:span>, 0, 0,</text:p>
        </text:list-item>
        <text:list-item>
          <text:p text:style-name="P10"><text:s text:c="8"/>{ 6435,-1903,-536,-4722,12449,2550,-663,1363,6517 } },</text:p>
        </text:list-item>
        <text:list-item>
          <text:p text:style-name="P10"><text:s text:c="4"/>{ <text:span text:style-name="T5">"Sony ILCA-77M2"</text:span>, 0, 0,</text:p>
        </text:list-item>
        <text:list-item>
          <text:p text:style-name="P10"><text:s text:c="8"/>{ 5991,-1732,-443,-4100,11989,2381,-704,1467,5992 } },</text:p>
        </text:list-item>
        <text:list-item>
          <text:p text:style-name="P10"><text:s text:c="4"/>{ <text:span text:style-name="T5">"Sony ILCA-99M2"</text:span>, 0, 0,</text:p>
        </text:list-item>
        <text:list-item>
          <text:p text:style-name="P10"><text:s text:c="8"/>{ 6660,-1918,-471,-4613,12398,2485,-649,1433,6447 } },</text:p>
        </text:list-item>
        <text:list-item>
          <text:p text:style-name="P10"><text:s text:c="4"/>{ <text:span text:style-name="T5">"Sony ILCE-6"</text:span>, 0, 0, <text:s text:c="13"/><text:span text:style-name="T4">/* 6300, 6500 */</text:span></text:p>
        </text:list-item>
        <text:list-item>
          <text:p text:style-name="P10"><text:s text:c="8"/>{ 5973,-1695,-419,-3826,11797,2293,-639,1398,5789 } },</text:p>
        </text:list-item>
        <text:list-item>
          <text:p text:style-name="P10"><text:s text:c="4"/>{ <text:span text:style-name="T5">"Sony ILCE-7M2"</text:span>, 0, 0,</text:p>
        </text:list-item>
        <text:list-item>
          <text:p text:style-name="P10"><text:s text:c="8"/>{ 5271,-712,-347,-6153,13653,2763,-1601,2366,7242 } },</text:p>
        </text:list-item>
        <text:list-item>
          <text:p text:style-name="P10"><text:s text:c="4"/>{ <text:span text:style-name="T5">"Sony ILCE-7M3"</text:span>, 0, 0,</text:p>
        </text:list-item>
        <text:list-item>
          <text:p text:style-name="P10"><text:s text:c="8"/>{ 7374,-2389,-551,-5435,13162,2519,-1006,1795,6552 } },</text:p>
        </text:list-item>
        <text:list-item>
          <text:p text:style-name="P10"><text:s text:c="4"/>{ <text:span text:style-name="T5">"Sony ILCE-7S"</text:span>, 0, 0, <text:s text:c="4"/><text:span text:style-name="T4">/* also ILCE-7SM2 */</text:span></text:p>
        </text:list-item>
        <text:list-item>
          <text:p text:style-name="P10"><text:s text:c="8"/>{ 5838,-1430,-246,-3497,11477,2297,-748,1885,5778 } },</text:p>
        </text:list-item>
        <text:list-item>
          <text:p text:style-name="P10"><text:s text:c="4"/>{ <text:span text:style-name="T5">"Sony ILCE-7RM3"</text:span>, 0, 0,</text:p>
        </text:list-item>
        <text:list-item>
          <text:p text:style-name="P10"><text:s text:c="8"/>{ 6640,-1847,-503,-5238,13010,2474,-993,1673,6527 } },</text:p>
        </text:list-item>
        <text:list-item>
          <text:p text:style-name="P10"><text:s text:c="4"/>{ <text:span text:style-name="T5">"Sony ILCE-7RM2"</text:span>, 0, 0,</text:p>
        </text:list-item>
        <text:list-item>
          <text:p text:style-name="P10"><text:s text:c="8"/>{ 6629,-1900,-483,-4618,12349,2550,-622,1381,6514 } },</text:p>
        </text:list-item>
        <text:list-item>
          <text:p text:style-name="P10"><text:s text:c="4"/>{ <text:span text:style-name="T5">"Sony ILCE-7R"</text:span>, 0, 0,</text:p>
        </text:list-item>
        <text:list-item>
          <text:p text:style-name="P10"><text:s text:c="8"/>{ 4913,-541,-202,-6130,13513,2906,-1564,2151,7183 } },</text:p>
        </text:list-item>
        <text:list-item>
          <text:p text:style-name="P10"><text:s text:c="4"/>{ <text:span text:style-name="T5">"Sony ILCE-7"</text:span>, 0, 0,</text:p>
        </text:list-item>
        <text:list-item>
          <text:p text:style-name="P10"><text:s text:c="8"/>{ 5271,-712,-347,-6153,13653,2763,-1601,2366,7242 } },</text:p>
        </text:list-item>
        <text:list-item>
          <text:p text:style-name="P10"><text:s text:c="4"/>{ <text:span text:style-name="T5">"Sony ILCE-9"</text:span>, 0, 0,</text:p>
        </text:list-item>
        <text:list-item>
          <text:p text:style-name="P10"><text:s text:c="8"/>{ 6389,-1703,-378,-4562,12265,2587,-670,1489,6550 } },</text:p>
        </text:list-item>
        <text:list-item>
          <text:p text:style-name="P10"><text:s text:c="4"/>{ <text:span text:style-name="T5">"Sony ILCE"</text:span>, 0, 0, <text:s text:c="7"/><text:span text:style-name="T4">/* 3000, 5000, 5100, 6000, and QX1 */</text:span></text:p>
        </text:list-item>
        <text:list-item>
          <text:p text:style-name="P10"><text:s text:c="8"/>{ 5991,-1456,-455,-4764,12135,2980,-707,1425,6701 } },</text:p>
        </text:list-item>
        <text:list-item>
          <text:p text:style-name="P10"><text:s text:c="4"/>{ <text:span text:style-name="T5">"Sony NEX-5N"</text:span>, 0, 0,</text:p>
        </text:list-item>
        <text:list-item>
          <text:p text:style-name="P10"><text:s text:c="8"/>{ 5991,-1456,-455,-4764,12135,2980,-707,1425,6701 } },</text:p>
        </text:list-item>
        <text:list-item>
          <text:p text:style-name="P10"><text:s text:c="4"/>{ <text:span text:style-name="T5">"Sony NEX-5R"</text:span>, 0, 0,</text:p>
        </text:list-item>
        <text:list-item>
          <text:p text:style-name="P10"><text:s text:c="8"/>{ 6129,-1545,-418,-4930,12490,2743,-977,1693,6615 } },</text:p>
        </text:list-item>
        <text:list-item>
          <text:p text:style-name="P10"><text:s text:c="4"/>{ <text:span text:style-name="T5">"Sony NEX-5T"</text:span>, 0, 0,</text:p>
        </text:list-item>
        <text:list-item>
          <text:p text:style-name="P10"><text:s text:c="8"/>{ 6129,-1545,-418,-4930,12490,2743,-977,1693,6615 } },</text:p>
        </text:list-item>
        <text:list-item>
          <text:p text:style-name="P10"><text:s text:c="4"/>{ <text:span text:style-name="T5">"Sony NEX-3N"</text:span>, 0, 0,</text:p>
        </text:list-item>
        <text:list-item>
          <text:p text:style-name="P10"><text:s text:c="8"/>{ 6129,-1545,-418,-4930,12490,2743,-977,1693,6615 } },</text:p>
        </text:list-item>
        <text:list-item>
          <text:p text:style-name="P10"><text:s text:c="4"/>{ <text:span text:style-name="T5">"Sony NEX-3"</text:span>, 138, 0, <text:s text:c="12"/><text:span text:style-name="T4">/* DJC */</text:span></text:p>
        </text:list-item>
        <text:list-item>
          <text:p text:style-name="P10"><text:s text:c="8"/>{ 6907,-1256,-645,-4940,12621,2320,-1710,2581,6230 } },</text:p>
        </text:list-item>
        <text:list-item>
          <text:p text:style-name="P10"><text:s text:c="4"/>{ <text:span text:style-name="T5">"Sony NEX-5"</text:span>, 116, 0, <text:s text:c="12"/><text:span text:style-name="T4">/* DJC */</text:span></text:p>
        </text:list-item>
        <text:list-item>
          <text:p text:style-name="P10"><text:s text:c="8"/>{ 6807,-1350,-342,-4216,11649,2567,-1089,2001,6420 } },</text:p>
        </text:list-item>
        <text:list-item>
          <text:p text:style-name="P10"><text:s text:c="4"/>{ <text:span text:style-name="T5">"Sony NEX-3"</text:span>, 0, 0, <text:s text:c="14"/><text:span text:style-name="T4">/* Adobe */</text:span></text:p>
        </text:list-item>
        <text:list-item>
          <text:p text:style-name="P10"><text:s text:c="8"/>{ 6549,-1550,-436,-4880,12435,2753,-854,1868,6976 } },</text:p>
        </text:list-item>
        <text:list-item>
          <text:p text:style-name="P10"><text:s text:c="4"/>{ <text:span text:style-name="T5">"Sony NEX-5"</text:span>, 0, 0, <text:s text:c="14"/><text:span text:style-name="T4">/* Adobe */</text:span></text:p>
        </text:list-item>
        <text:list-item>
          <text:p text:style-name="P10"><text:s text:c="8"/>{ 6549,-1550,-436,-4880,12435,2753,-854,1868,6976 } },</text:p>
        </text:list-item>
        <text:list-item>
          <text:p text:style-name="P10"><text:s text:c="4"/>{ <text:span text:style-name="T5">"Sony NEX-6"</text:span>, 0, 0,</text:p>
        </text:list-item>
        <text:list-item>
          <text:p text:style-name="P10"><text:s text:c="8"/>{ 6129,-1545,-418,-4930,12490,2743,-977,1693,6615 } },</text:p>
        </text:list-item>
        <text:list-item>
          <text:p text:style-name="P10"><text:s text:c="4"/>{ <text:span text:style-name="T5">"Sony NEX-7"</text:span>, 0, 0,</text:p>
        </text:list-item>
        <text:list-item>
          <text:p text:style-name="P10"><text:s text:c="8"/>{ 5491,-1192,-363,-4951,12342,2948,-911,1722,7192 } },</text:p>
        </text:list-item>
        <text:list-item>
          <text:p text:style-name="P10"><text:s text:c="4"/>{ <text:span text:style-name="T5">"Sony NEX"</text:span>, 0, 0, <text:span text:style-name="T4">/* NEX-C3, NEX-F3 */</text:span></text:p>
        </text:list-item>
        <text:list-item>
          <text:p text:style-name="P10"><text:s text:c="8"/>{ 5991,-1456,-455,-4764,12135,2980,-707,1425,6701 } },</text:p>
        </text:list-item>
        <text:list-item>
          <text:p text:style-name="P10"><text:s text:c="4"/>{ <text:span text:style-name="T5">"Sony SLT-A33"</text:span>, 0, 0,</text:p>
        </text:list-item>
        <text:list-item>
          <text:p text:style-name="P10"><text:s text:c="8"/>{ 6069,-1221,-366,-5221,12779,2734,-1024,2066,6834 } },</text:p>
        </text:list-item>
        <text:list-item>
          <text:p text:style-name="P10"><text:s text:c="4"/>{ <text:span text:style-name="T5">"Sony SLT-A35"</text:span>, 0, 0,</text:p>
        </text:list-item>
        <text:list-item>
          <text:p text:style-name="P10"><text:s text:c="8"/>{ 5986,-1618,-415,-4557,11820,3120,-681,1404,6971 } },</text:p>
        </text:list-item>
        <text:list-item>
          <text:p text:style-name="P10"><text:s text:c="4"/>{ <text:span text:style-name="T5">"Sony SLT-A37"</text:span>, 0, 0,</text:p>
        </text:list-item>
        <text:list-item>
          <text:p text:style-name="P10"><text:s text:c="8"/>{ 5991,-1456,-455,-4764,12135,2980,-707,1425,6701 } },</text:p>
        </text:list-item>
        <text:list-item>
          <text:p text:style-name="P10"><text:s text:c="4"/>{ <text:span text:style-name="T5">"Sony SLT-A55"</text:span>, 0, 0,</text:p>
        </text:list-item>
        <text:list-item>
          <text:p text:style-name="P10"><text:soft-page-break/><text:s text:c="8"/>{ 5932,-1492,-411,-4813,12285,2856,-741,1524,6739 } },</text:p>
        </text:list-item>
        <text:list-item>
          <text:p text:style-name="P10"><text:s text:c="4"/>{ <text:span text:style-name="T5">"Sony SLT-A57"</text:span>, 0, 0,</text:p>
        </text:list-item>
        <text:list-item>
          <text:p text:style-name="P10"><text:s text:c="8"/>{ 5991,-1456,-455,-4764,12135,2980,-707,1425,6701 } },</text:p>
        </text:list-item>
        <text:list-item>
          <text:p text:style-name="P10"><text:s text:c="4"/>{ <text:span text:style-name="T5">"Sony SLT-A58"</text:span>, 0, 0,</text:p>
        </text:list-item>
        <text:list-item>
          <text:p text:style-name="P10"><text:s text:c="8"/>{ 5991,-1456,-455,-4764,12135,2980,-707,1425,6701 } },</text:p>
        </text:list-item>
        <text:list-item>
          <text:p text:style-name="P10"><text:s text:c="4"/>{ <text:span text:style-name="T5">"Sony SLT-A65"</text:span>, 0, 0,</text:p>
        </text:list-item>
        <text:list-item>
          <text:p text:style-name="P10"><text:s text:c="8"/>{ 5491,-1192,-363,-4951,12342,2948,-911,1722,7192 } },</text:p>
        </text:list-item>
        <text:list-item>
          <text:p text:style-name="P10"><text:s text:c="4"/>{ <text:span text:style-name="T5">"Sony SLT-A77"</text:span>, 0, 0,</text:p>
        </text:list-item>
        <text:list-item>
          <text:p text:style-name="P10"><text:s text:c="8"/>{ 5491,-1192,-363,-4951,12342,2948,-911,1722,7192 } },</text:p>
        </text:list-item>
        <text:list-item>
          <text:p text:style-name="P10"><text:s text:c="4"/>{ <text:span text:style-name="T5">"Sony SLT-A99"</text:span>, 0, 0,</text:p>
        </text:list-item>
        <text:list-item>
          <text:p text:style-name="P10"><text:s text:c="8"/>{ 6344,-1612,-462,-4863,12477,2681,-865,1786,6899 } },</text:p>
        </text:list-item>
        <text:list-item>
          <text:p text:style-name="P10"><text:s text:c="4"/>{ <text:span text:style-name="T5">"YI M1"</text:span>, 0, 0,</text:p>
        </text:list-item>
        <text:list-item>
          <text:p text:style-name="P10"><text:s text:c="8"/>{ 7712,-2059,-653,-3882,11494,2726,-710,1332,5958 } },</text:p>
        </text:list-item>
        <text:list-item>
          <text:p text:style-name="P10"><text:s text:c="2"/>};</text:p>
        </text:list-item>
        <text:list-item>
          <text:p text:style-name="P10"><text:s text:c="2"/><text:span text:style-name="T10">double</text:span> cam_xyz[4][3];</text:p>
        </text:list-item>
        <text:list-item>
          <text:p text:style-name="P10"><text:s text:c="2"/><text:span text:style-name="T10">char</text:span> name[130];</text:p>
        </text:list-item>
        <text:list-item>
          <text:p text:style-name="P10"><text:s text:c="2"/><text:span text:style-name="T10">int</text:span> i, j;</text:p>
        </text:list-item>
        <text:list-item>
          <text:p text:style-name="P10"/>
        </text:list-item>
        <text:list-item>
          <text:p text:style-name="P10"><text:s text:c="2"/>sprintf (name, <text:span text:style-name="T5">"%s %s"</text:span>, make, model);</text:p>
        </text:list-item>
        <text:list-item>
          <text:p text:style-name="P10"><text:s text:c="2"/><text:span text:style-name="T3">for</text:span> (i=0; i &lt; <text:span text:style-name="T3">sizeof</text:span> table / <text:span text:style-name="T3">sizeof</text:span> *table; i++)</text:p>
        </text:list-item>
        <text:list-item>
          <text:p text:style-name="P10"><text:s text:c="4"/><text:span text:style-name="T3">if</text:span> (!strncmp (name, table[i].prefix, strlen(table[i].prefix))) {</text:p>
        </text:list-item>
        <text:list-item>
          <text:p text:style-name="P10"><text:s text:c="6"/><text:span text:style-name="T3">if</text:span> (table[i].black) <text:s text:c="2"/>black <text:s text:c="2"/>= (ushort) table[i].black;</text:p>
        </text:list-item>
        <text:list-item>
          <text:p text:style-name="P10"><text:s text:c="6"/><text:span text:style-name="T3">if</text:span> (table[i].maximum) maximum = (ushort) table[i].maximum;</text:p>
        </text:list-item>
        <text:list-item>
          <text:p text:style-name="P10"><text:s text:c="6"/><text:span text:style-name="T3">if</text:span> (table[i].trans[0]) {</text:p>
        </text:list-item>
        <text:list-item>
          <text:p text:style-name="P10"><text:s text:c="8"/><text:span text:style-name="T3">for</text:span> (raw_color = j=0; j &lt; 12; j++)</text:p>
        </text:list-item>
        <text:list-item>
          <text:p text:style-name="P10"><text:s text:c="10"/>((<text:span text:style-name="T10">double</text:span> *)cam_xyz)[j] = table[i].trans[j] / 10000.0;</text:p>
        </text:list-item>
        <text:list-item>
          <text:p text:style-name="P10"><text:s text:c="8"/>cam_xyz_coeff (rgb_cam, cam_xyz);</text:p>
        </text:list-item>
        <text:list-item>
          <text:p text:style-name="P10"><text:s text:c="6"/>}</text:p>
        </text:list-item>
        <text:list-item>
          <text:p text:style-name="P10"><text:s text:c="6"/><text:span text:style-name="T3">break</text:span>;</text:p>
        </text:list-item>
        <text:list-item>
          <text:p text:style-name="P10"><text:s text:c="4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imple_coeff</text:span> (<text:span text:style-name="T10">int</text:span> index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float</text:span> table[][12] = {</text:p>
        </text:list-item>
        <text:list-item>
          <text:p text:style-name="P10"><text:s text:c="2"/><text:span text:style-name="T4">/* index 0 -- all Foveon cameras */</text:span></text:p>
        </text:list-item>
        <text:list-item>
          <text:p text:style-name="P10"><text:s text:c="2"/>{ 1.4032,-0.2231,-0.1016,-0.5263,1.4816,0.017,-0.0112,0.0183,0.9113 },</text:p>
        </text:list-item>
        <text:list-item>
          <text:p text:style-name="P10"><text:s text:c="2"/><text:span text:style-name="T4">/* index 1 -- Kodak DC20 and DC25 */</text:span></text:p>
        </text:list-item>
        <text:list-item>
          <text:p text:style-name="P10"><text:s text:c="2"/>{ 2.25,0.75,-1.75,-0.25,-0.25,0.75,0.75,-0.25,-0.25,-1.75,0.75,2.25 },</text:p>
        </text:list-item>
        <text:list-item>
          <text:p text:style-name="P10"><text:s text:c="2"/><text:span text:style-name="T4">/* index 2 -- Logitech Fotoman Pixtura */</text:span></text:p>
        </text:list-item>
        <text:list-item>
          <text:p text:style-name="P10"><text:s text:c="2"/>{ 1.893,-0.418,-0.476,-0.495,1.773,-0.278,-1.017,-0.655,2.672 },</text:p>
        </text:list-item>
        <text:list-item>
          <text:p text:style-name="P10"><text:s text:c="2"/><text:span text:style-name="T4">/* index 3 -- Nikon E880, E900, and E990 */</text:span></text:p>
        </text:list-item>
        <text:list-item>
          <text:p text:style-name="P10"><text:s text:c="2"/>{ -1.936280, <text:s/>1.800443, -1.448486, <text:s/>2.584324,</text:p>
        </text:list-item>
        <text:list-item>
          <text:p text:style-name="P10"><text:s text:c="5"/>1.405365, -0.524955, -0.289090, <text:s/>0.408680,</text:p>
        </text:list-item>
        <text:list-item>
          <text:p text:style-name="P10"><text:s text:c="4"/>-1.204965, <text:s/>1.082304, <text:s/>2.941367, -1.818705 }</text:p>
        </text:list-item>
        <text:list-item>
          <text:p text:style-name="P10"><text:s text:c="2"/>};</text:p>
        </text:list-item>
        <text:list-item>
          <text:p text:style-name="P10"><text:s text:c="2"/><text:span text:style-name="T10">int</text:span> i, c;</text:p>
        </text:list-item>
        <text:list-item>
          <text:p text:style-name="P10"/>
        </text:list-item>
        <text:list-item>
          <text:p text:style-name="P10"><text:s text:c="2"/><text:span text:style-name="T3">for</text:span> (raw_color = i=0; i &lt; 3; i++)</text:p>
        </text:list-item>
        <text:list-item>
          <text:p text:style-name="P10"><text:s text:c="4"/>FORCC rgb_cam[i][c] = table[index][i*colors+c]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short</text:span> CLASS <text:span text:style-name="T6">guess_byte_order</text:span> (<text:span text:style-name="T10">int</text:span> words)</text:p>
        </text:list-item>
        <text:list-item>
          <text:p text:style-name="P10">{</text:p>
        </text:list-item>
        <text:list-item>
          <text:p text:style-name="P10"><text:s text:c="2"/>uchar test[4][2];</text:p>
        </text:list-item>
        <text:list-item>
          <text:p text:style-name="P10"><text:s text:c="2"/><text:span text:style-name="T10">int</text:span> t=2, msb;</text:p>
        </text:list-item>
        <text:list-item>
          <text:p text:style-name="P10"><text:s text:c="2"/><text:span text:style-name="T10">double</text:span> diff, sum[2] = {0,0};</text:p>
        </text:list-item>
        <text:list-item>
          <text:p text:style-name="P10"/>
        </text:list-item>
        <text:list-item>
          <text:p text:style-name="P10"><text:s text:c="2"/>fread (test[0], 2, 2, ifp);</text:p>
        </text:list-item>
        <text:list-item>
          <text:p text:style-name="P10"><text:s text:c="2"/><text:span text:style-name="T3">for</text:span> (words-=2; words--; ) {</text:p>
        </text:list-item>
        <text:list-item>
          <text:p text:style-name="P10"><text:s text:c="4"/>fread (test[t], 2, 1, ifp);</text:p>
        </text:list-item>
        <text:list-item>
          <text:p text:style-name="P10"><text:s text:c="4"/><text:span text:style-name="T3">for</text:span> (msb=0; msb &lt; 2; msb++) {</text:p>
        </text:list-item>
        <text:list-item>
          <text:p text:style-name="P10"><text:s text:c="6"/>diff = (test[t^2][msb] &lt;&lt; 8 | test[t^2][!msb])</text:p>
        </text:list-item>
        <text:list-item>
          <text:p text:style-name="P10"><text:s text:c="11"/>- (test[t <text:s/>][msb] &lt;&lt; 8 | test[t <text:s/>][!msb]);</text:p>
        </text:list-item>
        <text:list-item>
          <text:p text:style-name="P10"><text:s text:c="6"/>sum[msb] += diff*diff;</text:p>
        </text:list-item>
        <text:list-item>
          <text:p text:style-name="P10"><text:soft-page-break/><text:s text:c="4"/>}</text:p>
        </text:list-item>
        <text:list-item>
          <text:p text:style-name="P10"><text:s text:c="4"/>t = (t+1) &amp; 3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sum[0] &lt; sum[1] ? 0x4d4d : 0x4949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float</text:span> CLASS <text:span text:style-name="T6">find_green</text:span> (<text:span text:style-name="T10">int</text:span> bps, <text:span text:style-name="T10">int</text:span> bite, <text:span text:style-name="T10">int</text:span> off0, <text:span text:style-name="T10">int</text:span> off1)</text:p>
        </text:list-item>
        <text:list-item>
          <text:p text:style-name="P10">{</text:p>
        </text:list-item>
        <text:list-item>
          <text:p text:style-name="P10"><text:s text:c="2"/>UINT64 bitbuf=0;</text:p>
        </text:list-item>
        <text:list-item>
          <text:p text:style-name="P10"><text:s text:c="2"/><text:span text:style-name="T10">int</text:span> vbits, col, i, c;</text:p>
        </text:list-item>
        <text:list-item>
          <text:p text:style-name="P10"><text:s text:c="2"/>ushort img[2][2064];</text:p>
        </text:list-item>
        <text:list-item>
          <text:p text:style-name="P10"><text:s text:c="2"/><text:span text:style-name="T10">double</text:span> sum[]={0,0};</text:p>
        </text:list-item>
        <text:list-item>
          <text:p text:style-name="P10"/>
        </text:list-item>
        <text:list-item>
          <text:p text:style-name="P10"><text:s text:c="2"/>FORC(2) {</text:p>
        </text:list-item>
        <text:list-item>
          <text:p text:style-name="P10"><text:s text:c="4"/>fseek (ifp, c ? off1:off0, SEEK_SET);</text:p>
        </text:list-item>
        <text:list-item>
          <text:p text:style-name="P10"><text:s text:c="4"/><text:span text:style-name="T3">for</text:span> (vbits=col=0; col &lt; width; col++) {</text:p>
        </text:list-item>
        <text:list-item>
          <text:p text:style-name="P10"><text:s text:c="6"/><text:span text:style-name="T3">for</text:span> (vbits -= bps; vbits &lt; 0; vbits += bite) {</text:p>
        </text:list-item>
        <text:list-item>
          <text:p text:style-name="P10"><text:s text:c="8"/>bitbuf &lt;&lt;= bite;</text:p>
        </text:list-item>
        <text:list-item>
          <text:p text:style-name="P10"><text:s text:c="8"/><text:span text:style-name="T3">for</text:span> (i=0; i &lt; bite; i+=8)</text:p>
        </text:list-item>
        <text:list-item>
          <text:p text:style-name="P10"><text:s text:c="10"/>bitbuf |= (<text:span text:style-name="T10">unsigned</text:span>) (fgetc(ifp) &lt;&lt; i);</text:p>
        </text:list-item>
        <text:list-item>
          <text:p text:style-name="P10"><text:s text:c="6"/>}</text:p>
        </text:list-item>
        <text:list-item>
          <text:p text:style-name="P10"><text:s text:c="6"/>img[c][col] = bitbuf &lt;&lt; (64-bps-vbits) &gt;&gt; (64-bps)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FORC(width-1) {</text:p>
        </text:list-item>
        <text:list-item>
          <text:p text:style-name="P10"><text:s text:c="4"/>sum[ c &amp; 1] += ABS(img[0][c]-img[1][c+1]);</text:p>
        </text:list-item>
        <text:list-item>
          <text:p text:style-name="P10"><text:s text:c="4"/>sum[~c &amp; 1] += ABS(img[1][c]-img[0][c+1]);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100 * log(sum[0]/sum[1]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1">/*</text:p>
        </text:list-item>
        <text:list-item>
          <text:p text:style-name="P12"><text:s text:c="3"/><text:span text:style-name="T7">Identify which camera created this file, and set global variables</text:span></text:p>
        </text:list-item>
        <text:list-item>
          <text:p text:style-name="P12"><text:s text:c="3"/><text:span text:style-name="T7">accordingly.</text:span></text:p>
        </text:list-item>
        <text:list-item>
          <text:p text:style-name="P12"><text:s/><text:span text:style-name="T7">*/</text:span></text:p>
        </text:list-item>
        <text:list-item>
          <text:p text:style-name="P10"><text:span text:style-name="T10">void</text:span> CLASS <text:span text:style-name="T6">identify</text:span>()</text:p>
        </text:list-item>
        <text:list-item>
          <text:p text:style-name="P10">{</text:p>
        </text:list-item>
        <text:list-item>
          <text:p text:style-name="P10"><text:s text:c="2"/><text:span text:style-name="T10">static</text:span> <text:span text:style-name="T10">const</text:span> <text:span text:style-name="T10">short</text:span> pana[][6] = {</text:p>
        </text:list-item>
        <text:list-item>
          <text:p text:style-name="P10"><text:s text:c="4"/>{ 3130, 1743, <text:s/>4, <text:s/>0, -6, <text:s/>0 },</text:p>
        </text:list-item>
        <text:list-item>
          <text:p text:style-name="P10"><text:s text:c="4"/>{ 3130, 2055, <text:s/>4, <text:s/>0, -6, <text:s/>0 },</text:p>
        </text:list-item>
        <text:list-item>
          <text:p text:style-name="P10"><text:s text:c="4"/>{ 3130, 2319, <text:s/>4, <text:s/>0, -6, <text:s/>0 },</text:p>
        </text:list-item>
        <text:list-item>
          <text:p text:style-name="P10"><text:s text:c="4"/>{ 3170, 2103, 18, <text:s/>0,-42, 20 },</text:p>
        </text:list-item>
        <text:list-item>
          <text:p text:style-name="P10"><text:s text:c="4"/>{ 3170, 2367, 18, 13,-42,-21 },</text:p>
        </text:list-item>
        <text:list-item>
          <text:p text:style-name="P10"><text:s text:c="4"/>{ 3177, 2367, <text:s/>0, <text:s/>0, -1, <text:s/>0 },</text:p>
        </text:list-item>
        <text:list-item>
          <text:p text:style-name="P10"><text:s text:c="4"/>{ 3304, 2458, <text:s/>0, <text:s/>0, -1, <text:s/>0 },</text:p>
        </text:list-item>
        <text:list-item>
          <text:p text:style-name="P10"><text:s text:c="4"/>{ 3330, 2463, <text:s/>9, <text:s/>0, -5, <text:s/>0 },</text:p>
        </text:list-item>
        <text:list-item>
          <text:p text:style-name="P10"><text:s text:c="4"/>{ 3330, 2479, <text:s/>9, <text:s/>0,-17, <text:s/>4 },</text:p>
        </text:list-item>
        <text:list-item>
          <text:p text:style-name="P10"><text:s text:c="4"/>{ 3370, 1899, 15, <text:s/>0,-44, 20 },</text:p>
        </text:list-item>
        <text:list-item>
          <text:p text:style-name="P10"><text:s text:c="4"/>{ 3370, 2235, 15, <text:s/>0,-44, 20 },</text:p>
        </text:list-item>
        <text:list-item>
          <text:p text:style-name="P10"><text:s text:c="4"/>{ 3370, 2511, 15, 10,-44,-21 },</text:p>
        </text:list-item>
        <text:list-item>
          <text:p text:style-name="P10"><text:s text:c="4"/>{ 3690, 2751, <text:s/>3, <text:s/>0, -8, -3 },</text:p>
        </text:list-item>
        <text:list-item>
          <text:p text:style-name="P10"><text:s text:c="4"/>{ 3710, 2751, <text:s/>0, <text:s/>0, -3, <text:s/>0 },</text:p>
        </text:list-item>
        <text:list-item>
          <text:p text:style-name="P10"><text:s text:c="4"/>{ 3724, 2450, <text:s/>0, <text:s/>0, <text:s/>0, -2 },</text:p>
        </text:list-item>
        <text:list-item>
          <text:p text:style-name="P10"><text:s text:c="4"/>{ 3770, 2487, 17, <text:s/>0,-44, 19 },</text:p>
        </text:list-item>
        <text:list-item>
          <text:p text:style-name="P10"><text:s text:c="4"/>{ 3770, 2799, 17, 15,-44,-19 },</text:p>
        </text:list-item>
        <text:list-item>
          <text:p text:style-name="P10"><text:s text:c="4"/>{ 3880, 2170, <text:s/>6, <text:s/>0, -6, <text:s/>0 },</text:p>
        </text:list-item>
        <text:list-item>
          <text:p text:style-name="P10"><text:s text:c="4"/>{ 4060, 3018, <text:s/>0, <text:s/>0, <text:s/>0, -2 },</text:p>
        </text:list-item>
        <text:list-item>
          <text:p text:style-name="P10"><text:s text:c="4"/>{ 4290, 2391, <text:s/>3, <text:s/>0, -8, -1 },</text:p>
        </text:list-item>
        <text:list-item>
          <text:p text:style-name="P10"><text:s text:c="4"/>{ 4330, 2439, 17, 15,-44,-19 },</text:p>
        </text:list-item>
        <text:list-item>
          <text:p text:style-name="P10"><text:s text:c="4"/>{ 4508, 2962, <text:s/>0, <text:s/>0, -3, -4 },</text:p>
        </text:list-item>
        <text:list-item>
          <text:p text:style-name="P10"><text:s text:c="4"/>{ 4508, 3330, <text:s/>0, <text:s/>0, -3, -6 },</text:p>
        </text:list-item>
        <text:list-item>
          <text:p text:style-name="P10"><text:s text:c="2"/>};</text:p>
        </text:list-item>
        <text:list-item>
          <text:p text:style-name="P10"><text:s text:c="2"/><text:span text:style-name="T10">static</text:span> <text:span text:style-name="T10">const</text:span> ushort canon[][11] = {</text:p>
        </text:list-item>
        <text:list-item>
          <text:p text:style-name="P10"><text:s text:c="4"/>{ 1944, 1416, <text:s text:c="2"/>0, <text:s/>0, 48, <text:s/>0 },</text:p>
        </text:list-item>
        <text:list-item>
          <text:p text:style-name="P10"><text:s text:c="4"/>{ 2144, 1560, <text:s text:c="2"/>4, <text:s/>8, 52, <text:s/>2, 0, 0, 0, 25 },</text:p>
        </text:list-item>
        <text:list-item>
          <text:p text:style-name="P10"><text:soft-page-break/><text:s text:c="4"/>{ 2224, 1456, <text:s/>48, <text:s/>6, <text:s/>0, <text:s/>2 },</text:p>
        </text:list-item>
        <text:list-item>
          <text:p text:style-name="P10"><text:s text:c="4"/>{ 2376, 1728, <text:s/>12, <text:s/>6, 52, <text:s/>2 },</text:p>
        </text:list-item>
        <text:list-item>
          <text:p text:style-name="P10"><text:s text:c="4"/>{ 2672, 1968, <text:s/>12, <text:s/>6, 44, <text:s/>2 },</text:p>
        </text:list-item>
        <text:list-item>
          <text:p text:style-name="P10"><text:s text:c="4"/>{ 3152, 2068, <text:s/>64, 12, <text:s/>0, <text:s/>0, 16 },</text:p>
        </text:list-item>
        <text:list-item>
          <text:p text:style-name="P10"><text:s text:c="4"/>{ 3160, 2344, <text:s/>44, 12, <text:s/>4, <text:s/>4 },</text:p>
        </text:list-item>
        <text:list-item>
          <text:p text:style-name="P10"><text:s text:c="4"/>{ 3344, 2484, <text:s text:c="2"/>4, <text:s/>6, 52, <text:s/>6 },</text:p>
        </text:list-item>
        <text:list-item>
          <text:p text:style-name="P10"><text:s text:c="4"/>{ 3516, 2328, <text:s/>42, 14, <text:s/>0, <text:s/>0 },</text:p>
        </text:list-item>
        <text:list-item>
          <text:p text:style-name="P10"><text:s text:c="4"/>{ 3596, 2360, <text:s/>74, 12, <text:s/>0, <text:s/>0 },</text:p>
        </text:list-item>
        <text:list-item>
          <text:p text:style-name="P10"><text:s text:c="4"/>{ 3744, 2784, <text:s/>52, 12, <text:s/>8, 12 },</text:p>
        </text:list-item>
        <text:list-item>
          <text:p text:style-name="P10"><text:s text:c="4"/>{ 3944, 2622, <text:s/>30, 18, <text:s/>6, <text:s/>2 },</text:p>
        </text:list-item>
        <text:list-item>
          <text:p text:style-name="P10"><text:s text:c="4"/>{ 3948, 2622, <text:s/>42, 18, <text:s/>0, <text:s/>2 },</text:p>
        </text:list-item>
        <text:list-item>
          <text:p text:style-name="P10"><text:s text:c="4"/>{ 3984, 2622, <text:s/>76, 20, <text:s/>0, <text:s/>2, 14 },</text:p>
        </text:list-item>
        <text:list-item>
          <text:p text:style-name="P10"><text:s text:c="4"/>{ 4104, 3048, <text:s/>48, 12, 24, 12 },</text:p>
        </text:list-item>
        <text:list-item>
          <text:p text:style-name="P10"><text:s text:c="4"/>{ 4116, 2178, <text:s text:c="2"/>4, <text:s/>2, <text:s/>0, <text:s/>0 },</text:p>
        </text:list-item>
        <text:list-item>
          <text:p text:style-name="P10"><text:s text:c="4"/>{ 4152, 2772, 192, 12, <text:s/>0, <text:s/>0 },</text:p>
        </text:list-item>
        <text:list-item>
          <text:p text:style-name="P10"><text:s text:c="4"/>{ 4160, 3124, 104, 11, <text:s/>8, 65 },</text:p>
        </text:list-item>
        <text:list-item>
          <text:p text:style-name="P10"><text:s text:c="4"/>{ 4176, 3062, <text:s/>96, 17, <text:s/>8, <text:s/>0, 0, 16, 0, 7, 0x49 },</text:p>
        </text:list-item>
        <text:list-item>
          <text:p text:style-name="P10"><text:s text:c="4"/>{ 4192, 3062, <text:s/>96, 17, 24, <text:s/>0, 0, 16, 0, 0, 0x49 },</text:p>
        </text:list-item>
        <text:list-item>
          <text:p text:style-name="P10"><text:s text:c="4"/>{ 4312, 2876, <text:s/>22, 18, <text:s/>0, <text:s/>2 },</text:p>
        </text:list-item>
        <text:list-item>
          <text:p text:style-name="P10"><text:s text:c="4"/>{ 4352, 2874, <text:s/>62, 18, <text:s/>0, <text:s/>0 },</text:p>
        </text:list-item>
        <text:list-item>
          <text:p text:style-name="P10"><text:s text:c="4"/>{ 4476, 2954, <text:s/>90, 34, <text:s/>0, <text:s/>0 },</text:p>
        </text:list-item>
        <text:list-item>
          <text:p text:style-name="P10"><text:s text:c="4"/>{ 4480, 3348, <text:s/>12, 10, 36, 12, 0, 0, 0, 18, 0x49 },</text:p>
        </text:list-item>
        <text:list-item>
          <text:p text:style-name="P10"><text:s text:c="4"/>{ 4480, 3366, <text:s/>80, 50, <text:s/>0, <text:s/>0 },</text:p>
        </text:list-item>
        <text:list-item>
          <text:p text:style-name="P10"><text:s text:c="4"/>{ 4496, 3366, <text:s/>80, 50, 12, <text:s/>0 },</text:p>
        </text:list-item>
        <text:list-item>
          <text:p text:style-name="P10"><text:s text:c="4"/>{ 4768, 3516, <text:s/>96, 16, <text:s/>0, <text:s/>0, 0, 16 },</text:p>
        </text:list-item>
        <text:list-item>
          <text:p text:style-name="P10"><text:s text:c="4"/>{ 4832, 3204, <text:s/>62, 26, <text:s/>0, <text:s/>0 },</text:p>
        </text:list-item>
        <text:list-item>
          <text:p text:style-name="P10"><text:s text:c="4"/>{ 4832, 3228, <text:s/>62, 51, <text:s/>0, <text:s/>0 },</text:p>
        </text:list-item>
        <text:list-item>
          <text:p text:style-name="P10"><text:s text:c="4"/>{ 5108, 3349, <text:s/>98, 13, <text:s/>0, <text:s/>0 },</text:p>
        </text:list-item>
        <text:list-item>
          <text:p text:style-name="P10"><text:s text:c="4"/>{ 5120, 3318, 142, 45, 62, <text:s/>0 },</text:p>
        </text:list-item>
        <text:list-item>
          <text:p text:style-name="P10"><text:s text:c="4"/>{ 5280, 3528, <text:s/>72, 52, <text:s/>0, <text:s/>0 },</text:p>
        </text:list-item>
        <text:list-item>
          <text:p text:style-name="P10"><text:s text:c="4"/>{ 5344, 3516, 142, 51, <text:s/>0, <text:s/>0 },</text:p>
        </text:list-item>
        <text:list-item>
          <text:p text:style-name="P10"><text:s text:c="4"/>{ 5344, 3584, 126,100, <text:s/>0, <text:s/>2 },</text:p>
        </text:list-item>
        <text:list-item>
          <text:p text:style-name="P10"><text:s text:c="4"/>{ 5360, 3516, 158, 51, <text:s/>0, <text:s/>0 },</text:p>
        </text:list-item>
        <text:list-item>
          <text:p text:style-name="P10"><text:s text:c="4"/>{ 5568, 3708, <text:s/>72, 38, <text:s/>0, <text:s/>0 },</text:p>
        </text:list-item>
        <text:list-item>
          <text:p text:style-name="P10"><text:s text:c="4"/>{ 5632, 3710, <text:s/>96, 17, <text:s/>0, <text:s/>0, 0, 16, 0, 0, 0x49 },</text:p>
        </text:list-item>
        <text:list-item>
          <text:p text:style-name="P10"><text:s text:c="4"/>{ 5712, 3774, <text:s/>62, 20, 10, <text:s/>2 },</text:p>
        </text:list-item>
        <text:list-item>
          <text:p text:style-name="P10"><text:s text:c="4"/>{ 5792, 3804, 158, 51, <text:s/>0, <text:s/>0 },</text:p>
        </text:list-item>
        <text:list-item>
          <text:p text:style-name="P10"><text:s text:c="4"/>{ 5920, 3950, 122, 80, <text:s/>2, <text:s/>0 },</text:p>
        </text:list-item>
        <text:list-item>
          <text:p text:style-name="P10"><text:s text:c="4"/>{ 6096, 4051, <text:s/>76, 35, <text:s/>0, <text:s/>0 },</text:p>
        </text:list-item>
        <text:list-item>
          <text:p text:style-name="P10"><text:s text:c="4"/>{ 6096, 4056, <text:s/>72, 34, <text:s/>0, <text:s/>0 },</text:p>
        </text:list-item>
        <text:list-item>
          <text:p text:style-name="P10"><text:s text:c="4"/>{ 6288, 4056, 264, 36, <text:s/>0, <text:s/>0 },</text:p>
        </text:list-item>
        <text:list-item>
          <text:p text:style-name="P10"><text:s text:c="4"/>{ 6384, 4224, 120, 44, <text:s/>0, <text:s/>0 },</text:p>
        </text:list-item>
        <text:list-item>
          <text:p text:style-name="P10"><text:s text:c="4"/>{ 6880, 4544, 136, 42, <text:s/>0, <text:s/>0 },</text:p>
        </text:list-item>
        <text:list-item>
          <text:p text:style-name="P10"><text:s text:c="4"/>{ 8896, 5920, 160, 64, <text:s/>0, <text:s/>0 },</text:p>
        </text:list-item>
        <text:list-item>
          <text:p text:style-name="P10"><text:s text:c="2"/>};</text:p>
        </text:list-item>
        <text:list-item>
          <text:p text:style-name="P10"><text:s text:c="2"/><text:span text:style-name="T10">static</text:span> <text:span text:style-name="T10">const</text:span> <text:span text:style-name="T10">struct</text:span> {</text:p>
        </text:list-item>
        <text:list-item>
          <text:p text:style-name="P10"><text:s text:c="4"/>ushort id;</text:p>
        </text:list-item>
        <text:list-item>
          <text:p text:style-name="P10"><text:s text:c="4"/><text:span text:style-name="T10">char</text:span> model[20];</text:p>
        </text:list-item>
        <text:list-item>
          <text:p text:style-name="P10"><text:s text:c="2"/>} unique[] = {</text:p>
        </text:list-item>
        <text:list-item>
          <text:p text:style-name="P10"><text:s text:c="4"/>{ 0x168, <text:span text:style-name="T5">"EOS 10D"</text:span> }, <text:s text:c="3"/>{ 0x001, <text:span text:style-name="T5">"EOS-1D"</text:span> },</text:p>
        </text:list-item>
        <text:list-item>
          <text:p text:style-name="P10"><text:s text:c="4"/>{ 0x175, <text:span text:style-name="T5">"EOS 20D"</text:span> }, <text:s text:c="3"/>{ 0x174, <text:span text:style-name="T5">"EOS-1D Mark II"</text:span> },</text:p>
        </text:list-item>
        <text:list-item>
          <text:p text:style-name="P10"><text:s text:c="4"/>{ 0x234, <text:span text:style-name="T5">"EOS 30D"</text:span> }, <text:s text:c="3"/>{ 0x232, <text:span text:style-name="T5">"EOS-1D Mark II N"</text:span> },</text:p>
        </text:list-item>
        <text:list-item>
          <text:p text:style-name="P10"><text:s text:c="4"/>{ 0x190, <text:span text:style-name="T5">"EOS 40D"</text:span> }, <text:s text:c="3"/>{ 0x169, <text:span text:style-name="T5">"EOS-1D Mark III"</text:span> },</text:p>
        </text:list-item>
        <text:list-item>
          <text:p text:style-name="P10"><text:s text:c="4"/>{ 0x261, <text:span text:style-name="T5">"EOS 50D"</text:span> }, <text:s text:c="3"/>{ 0x281, <text:span text:style-name="T5">"EOS-1D Mark IV"</text:span> },</text:p>
        </text:list-item>
        <text:list-item>
          <text:p text:style-name="P10"><text:s text:c="4"/>{ 0x287, <text:span text:style-name="T5">"EOS 60D"</text:span> }, <text:s text:c="3"/>{ 0x167, <text:span text:style-name="T5">"EOS-1DS"</text:span> },</text:p>
        </text:list-item>
        <text:list-item>
          <text:p text:style-name="P10"><text:s text:c="4"/>{ 0x325, <text:span text:style-name="T5">"EOS 70D"</text:span> },</text:p>
        </text:list-item>
        <text:list-item>
          <text:p text:style-name="P10"><text:s text:c="4"/>{ 0x408, <text:span text:style-name="T5">"EOS 77D"</text:span> }, <text:s text:c="3"/>{ 0x331, <text:span text:style-name="T5">"EOS M"</text:span> },</text:p>
        </text:list-item>
        <text:list-item>
          <text:p text:style-name="P10"><text:s text:c="4"/>{ 0x350, <text:span text:style-name="T5">"EOS 80D"</text:span> }, <text:s text:c="3"/>{ 0x328, <text:span text:style-name="T5">"EOS-1D X Mark II"</text:span> },</text:p>
        </text:list-item>
        <text:list-item>
          <text:p text:style-name="P10"><text:s text:c="4"/>{ 0x346, <text:span text:style-name="T5">"EOS 100D"</text:span> },</text:p>
        </text:list-item>
        <text:list-item>
          <text:p text:style-name="P10"><text:s text:c="4"/>{ 0x417, <text:span text:style-name="T5">"EOS 200D"</text:span> },</text:p>
        </text:list-item>
        <text:list-item>
          <text:p text:style-name="P10"><text:s text:c="4"/>{ 0x170, <text:span text:style-name="T5">"EOS 300D"</text:span> }, <text:s text:c="2"/>{ 0x188, <text:span text:style-name="T5">"EOS-1Ds Mark II"</text:span> },</text:p>
        </text:list-item>
        <text:list-item>
          <text:p text:style-name="P10"><text:s text:c="4"/>{ 0x176, <text:span text:style-name="T5">"EOS 450D"</text:span> }, <text:s text:c="2"/>{ 0x215, <text:span text:style-name="T5">"EOS-1Ds Mark III"</text:span> },</text:p>
        </text:list-item>
        <text:list-item>
          <text:p text:style-name="P10"><text:s text:c="4"/>{ 0x189, <text:span text:style-name="T5">"EOS 350D"</text:span> }, <text:s text:c="2"/>{ 0x324, <text:span text:style-name="T5">"EOS-1D C"</text:span> },</text:p>
        </text:list-item>
        <text:list-item>
          <text:p text:style-name="P10"><text:s text:c="4"/>{ 0x236, <text:span text:style-name="T5">"EOS 400D"</text:span> }, <text:s text:c="2"/>{ 0x269, <text:span text:style-name="T5">"EOS-1D X"</text:span> },</text:p>
        </text:list-item>
        <text:list-item>
          <text:p text:style-name="P10"><text:s text:c="4"/>{ 0x252, <text:span text:style-name="T5">"EOS 500D"</text:span> }, <text:s text:c="2"/>{ 0x213, <text:span text:style-name="T5">"EOS 5D"</text:span> },</text:p>
        </text:list-item>
        <text:list-item>
          <text:p text:style-name="P10"><text:soft-page-break/><text:s text:c="4"/>{ 0x270, <text:span text:style-name="T5">"EOS 550D"</text:span> }, <text:s text:c="2"/>{ 0x218, <text:span text:style-name="T5">"EOS 5D Mark II"</text:span> },</text:p>
        </text:list-item>
        <text:list-item>
          <text:p text:style-name="P10"><text:s text:c="4"/>{ 0x286, <text:span text:style-name="T5">"EOS 600D"</text:span> }, <text:s text:c="2"/>{ 0x285, <text:span text:style-name="T5">"EOS 5D Mark III"</text:span> },</text:p>
        </text:list-item>
        <text:list-item>
          <text:p text:style-name="P10"><text:s text:c="4"/>{ 0x301, <text:span text:style-name="T5">"EOS 650D"</text:span> }, <text:s text:c="2"/>{ 0x302, <text:span text:style-name="T5">"EOS 6D"</text:span> },</text:p>
        </text:list-item>
        <text:list-item>
          <text:p text:style-name="P10"><text:s text:c="4"/>{ 0x326, <text:span text:style-name="T5">"EOS 700D"</text:span> }, <text:s text:c="2"/>{ 0x250, <text:span text:style-name="T5">"EOS 7D"</text:span> },</text:p>
        </text:list-item>
        <text:list-item>
          <text:p text:style-name="P10"><text:s text:c="4"/>{ 0x393, <text:span text:style-name="T5">"EOS 750D"</text:span> }, <text:s text:c="2"/>{ 0x289, <text:span text:style-name="T5">"EOS 7D Mark II"</text:span> },</text:p>
        </text:list-item>
        <text:list-item>
          <text:p text:style-name="P10"><text:s text:c="4"/>{ 0x347, <text:span text:style-name="T5">"EOS 760D"</text:span> }, <text:s text:c="2"/>{ 0x406, <text:span text:style-name="T5">"EOS 6D Mark II"</text:span> },</text:p>
        </text:list-item>
        <text:list-item>
          <text:p text:style-name="P10"><text:s text:c="4"/>{ 0x405, <text:span text:style-name="T5">"EOS 800D"</text:span> }, <text:s text:c="2"/>{ 0x349, <text:span text:style-name="T5">"EOS 5D Mark IV"</text:span> },</text:p>
        </text:list-item>
        <text:list-item>
          <text:p text:style-name="P10"><text:s text:c="4"/>{ 0x254, <text:span text:style-name="T5">"EOS 1000D"</text:span> },</text:p>
        </text:list-item>
        <text:list-item>
          <text:p text:style-name="P10"><text:s text:c="4"/>{ 0x288, <text:span text:style-name="T5">"EOS 1100D"</text:span> },</text:p>
        </text:list-item>
        <text:list-item>
          <text:p text:style-name="P10"><text:s text:c="4"/>{ 0x327, <text:span text:style-name="T5">"EOS 1200D"</text:span> }, <text:s/>{ 0x382, <text:span text:style-name="T5">"EOS 5DS"</text:span> },</text:p>
        </text:list-item>
        <text:list-item>
          <text:p text:style-name="P10"><text:s text:c="4"/>{ 0x404, <text:span text:style-name="T5">"EOS 1300D"</text:span> }, <text:s/>{ 0x401, <text:span text:style-name="T5">"EOS 5DS R"</text:span> },</text:p>
        </text:list-item>
        <text:list-item>
          <text:p text:style-name="P10"><text:s text:c="4"/>{ 0x422, <text:span text:style-name="T5">"EOS 1500D"</text:span> },</text:p>
        </text:list-item>
        <text:list-item>
          <text:p text:style-name="P10"><text:s text:c="4"/>{ 0x432, <text:span text:style-name="T5">"EOS 3000D"</text:span> },</text:p>
        </text:list-item>
        <text:list-item>
          <text:p text:style-name="P10"><text:s text:c="2"/>}, sonique[] = {</text:p>
        </text:list-item>
        <text:list-item>
          <text:p text:style-name="P10"><text:s text:c="4"/>{ 0x002, <text:span text:style-name="T5">"DSC-R1"</text:span> }, <text:s text:c="4"/>{ 0x100, <text:span text:style-name="T5">"DSLR-A100"</text:span> },</text:p>
        </text:list-item>
        <text:list-item>
          <text:p text:style-name="P10"><text:s text:c="4"/>{ 0x101, <text:span text:style-name="T5">"DSLR-A900"</text:span> }, <text:s/>{ 0x102, <text:span text:style-name="T5">"DSLR-A700"</text:span> },</text:p>
        </text:list-item>
        <text:list-item>
          <text:p text:style-name="P10"><text:s text:c="4"/>{ 0x103, <text:span text:style-name="T5">"DSLR-A200"</text:span> }, <text:s/>{ 0x104, <text:span text:style-name="T5">"DSLR-A350"</text:span> },</text:p>
        </text:list-item>
        <text:list-item>
          <text:p text:style-name="P10"><text:s text:c="4"/>{ 0x105, <text:span text:style-name="T5">"DSLR-A300"</text:span> }, <text:s/>{ 0x108, <text:span text:style-name="T5">"DSLR-A330"</text:span> },</text:p>
        </text:list-item>
        <text:list-item>
          <text:p text:style-name="P10"><text:s text:c="4"/>{ 0x109, <text:span text:style-name="T5">"DSLR-A230"</text:span> }, <text:s/>{ 0x10a, <text:span text:style-name="T5">"DSLR-A290"</text:span> },</text:p>
        </text:list-item>
        <text:list-item>
          <text:p text:style-name="P10"><text:s text:c="4"/>{ 0x10d, <text:span text:style-name="T5">"DSLR-A850"</text:span> }, <text:s/>{ 0x111, <text:span text:style-name="T5">"DSLR-A550"</text:span> },</text:p>
        </text:list-item>
        <text:list-item>
          <text:p text:style-name="P10"><text:s text:c="4"/>{ 0x112, <text:span text:style-name="T5">"DSLR-A500"</text:span> }, <text:s/>{ 0x113, <text:span text:style-name="T5">"DSLR-A450"</text:span> },</text:p>
        </text:list-item>
        <text:list-item>
          <text:p text:style-name="P10"><text:s text:c="4"/>{ 0x116, <text:span text:style-name="T5">"NEX-5"</text:span> }, <text:s text:c="5"/>{ 0x117, <text:span text:style-name="T5">"NEX-3"</text:span> },</text:p>
        </text:list-item>
        <text:list-item>
          <text:p text:style-name="P10"><text:s text:c="4"/>{ 0x118, <text:span text:style-name="T5">"SLT-A33"</text:span> }, <text:s text:c="3"/>{ 0x119, <text:span text:style-name="T5">"SLT-A55V"</text:span> },</text:p>
        </text:list-item>
        <text:list-item>
          <text:p text:style-name="P10"><text:s text:c="4"/>{ 0x11a, <text:span text:style-name="T5">"DSLR-A560"</text:span> }, <text:s/>{ 0x11b, <text:span text:style-name="T5">"DSLR-A580"</text:span> },</text:p>
        </text:list-item>
        <text:list-item>
          <text:p text:style-name="P10"><text:s text:c="4"/>{ 0x11c, <text:span text:style-name="T5">"NEX-C3"</text:span> }, <text:s text:c="4"/>{ 0x11d, <text:span text:style-name="T5">"SLT-A35"</text:span> },</text:p>
        </text:list-item>
        <text:list-item>
          <text:p text:style-name="P10"><text:s text:c="4"/>{ 0x11e, <text:span text:style-name="T5">"SLT-A65V"</text:span> }, <text:s text:c="2"/>{ 0x11f, <text:span text:style-name="T5">"SLT-A77V"</text:span> },</text:p>
        </text:list-item>
        <text:list-item>
          <text:p text:style-name="P10"><text:s text:c="4"/>{ 0x120, <text:span text:style-name="T5">"NEX-5N"</text:span> }, <text:s text:c="4"/>{ 0x121, <text:span text:style-name="T5">"NEX-7"</text:span> },</text:p>
        </text:list-item>
        <text:list-item>
          <text:p text:style-name="P10"><text:s text:c="4"/>{ 0x123, <text:span text:style-name="T5">"SLT-A37"</text:span> }, <text:s text:c="3"/>{ 0x124, <text:span text:style-name="T5">"SLT-A57"</text:span> },</text:p>
        </text:list-item>
        <text:list-item>
          <text:p text:style-name="P10"><text:s text:c="4"/>{ 0x125, <text:span text:style-name="T5">"NEX-F3"</text:span> }, <text:s text:c="4"/>{ 0x126, <text:span text:style-name="T5">"SLT-A99V"</text:span> },</text:p>
        </text:list-item>
        <text:list-item>
          <text:p text:style-name="P10"><text:s text:c="4"/>{ 0x127, <text:span text:style-name="T5">"NEX-6"</text:span> }, <text:s text:c="5"/>{ 0x128, <text:span text:style-name="T5">"NEX-5R"</text:span> },</text:p>
        </text:list-item>
        <text:list-item>
          <text:p text:style-name="P10"><text:s text:c="4"/>{ 0x129, <text:span text:style-name="T5">"DSC-RX100"</text:span> }, <text:s/>{ 0x12a, <text:span text:style-name="T5">"DSC-RX1"</text:span> },</text:p>
        </text:list-item>
        <text:list-item>
          <text:p text:style-name="P10"><text:s text:c="4"/>{ 0x12e, <text:span text:style-name="T5">"ILCE-3000"</text:span> }, <text:s/>{ 0x12f, <text:span text:style-name="T5">"SLT-A58"</text:span> },</text:p>
        </text:list-item>
        <text:list-item>
          <text:p text:style-name="P10"><text:s text:c="4"/>{ 0x131, <text:span text:style-name="T5">"NEX-3N"</text:span> }, <text:s text:c="4"/>{ 0x132, <text:span text:style-name="T5">"ILCE-7"</text:span> },</text:p>
        </text:list-item>
        <text:list-item>
          <text:p text:style-name="P10"><text:s text:c="4"/>{ 0x133, <text:span text:style-name="T5">"NEX-5T"</text:span> }, <text:s text:c="4"/>{ 0x134, <text:span text:style-name="T5">"DSC-RX100M2"</text:span> },</text:p>
        </text:list-item>
        <text:list-item>
          <text:p text:style-name="P10"><text:s text:c="4"/>{ 0x135, <text:span text:style-name="T5">"DSC-RX10"</text:span> }, <text:s text:c="2"/>{ 0x136, <text:span text:style-name="T5">"DSC-RX1R"</text:span> },</text:p>
        </text:list-item>
        <text:list-item>
          <text:p text:style-name="P10"><text:s text:c="4"/>{ 0x137, <text:span text:style-name="T5">"ILCE-7R"</text:span> }, <text:s text:c="3"/>{ 0x138, <text:span text:style-name="T5">"ILCE-6000"</text:span> },</text:p>
        </text:list-item>
        <text:list-item>
          <text:p text:style-name="P10"><text:s text:c="4"/>{ 0x139, <text:span text:style-name="T5">"ILCE-5000"</text:span> }, <text:s/>{ 0x13d, <text:span text:style-name="T5">"DSC-RX100M3"</text:span> },</text:p>
        </text:list-item>
        <text:list-item>
          <text:p text:style-name="P10"><text:s text:c="4"/>{ 0x13e, <text:span text:style-name="T5">"ILCE-7S"</text:span> }, <text:s text:c="3"/>{ 0x13f, <text:span text:style-name="T5">"ILCA-77M2"</text:span> },</text:p>
        </text:list-item>
        <text:list-item>
          <text:p text:style-name="P10"><text:s text:c="4"/>{ 0x153, <text:span text:style-name="T5">"ILCE-5100"</text:span> }, <text:s/>{ 0x154, <text:span text:style-name="T5">"ILCE-7M2"</text:span> },</text:p>
        </text:list-item>
        <text:list-item>
          <text:p text:style-name="P10"><text:s text:c="4"/>{ 0x155, <text:span text:style-name="T5">"DSC-RX100M4"</text:span> },{ 0x156, <text:span text:style-name="T5">"DSC-RX10M2"</text:span> },</text:p>
        </text:list-item>
        <text:list-item>
          <text:p text:style-name="P10"><text:s text:c="4"/>{ 0x158, <text:span text:style-name="T5">"DSC-RX1RM2"</text:span> }, { 0x15a, <text:span text:style-name="T5">"ILCE-QX1"</text:span> },</text:p>
        </text:list-item>
        <text:list-item>
          <text:p text:style-name="P10"><text:s text:c="4"/>{ 0x15b, <text:span text:style-name="T5">"ILCE-7RM2"</text:span> }, <text:s/>{ 0x15e, <text:span text:style-name="T5">"ILCE-7SM2"</text:span> },</text:p>
        </text:list-item>
        <text:list-item>
          <text:p text:style-name="P10"><text:s text:c="4"/>{ 0x161, <text:span text:style-name="T5">"ILCA-68"</text:span> }, <text:s text:c="3"/>{ 0x162, <text:span text:style-name="T5">"ILCA-99M2"</text:span> },</text:p>
        </text:list-item>
        <text:list-item>
          <text:p text:style-name="P10"><text:s text:c="4"/>{ 0x163, <text:span text:style-name="T5">"DSC-RX10M3"</text:span> }, { 0x164, <text:span text:style-name="T5">"DSC-RX100M5"</text:span> },</text:p>
        </text:list-item>
        <text:list-item>
          <text:p text:style-name="P10"><text:s text:c="4"/>{ 0x165, <text:span text:style-name="T5">"ILCE-6300"</text:span> }, <text:s/>{ 0x166, <text:span text:style-name="T5">"ILCE-9"</text:span> },</text:p>
        </text:list-item>
        <text:list-item>
          <text:p text:style-name="P10"><text:s text:c="4"/>{ 0x168, <text:span text:style-name="T5">"ILCE-6500"</text:span> }, <text:s/>{ 0x16a, <text:span text:style-name="T5">"ILCE-7RM3"</text:span> },</text:p>
        </text:list-item>
        <text:list-item>
          <text:p text:style-name="P10"><text:s text:c="4"/>{ 0x16b, <text:span text:style-name="T5">"ILCE-7M3"</text:span> }, <text:s text:c="2"/>{ 0x16c, <text:span text:style-name="T5">"DSC-RX0"</text:span> },</text:p>
        </text:list-item>
        <text:list-item>
          <text:p text:style-name="P10"><text:s text:c="4"/>{ 0x16d, <text:span text:style-name="T5">"DSC-RX10M4"</text:span> },</text:p>
        </text:list-item>
        <text:list-item>
          <text:p text:style-name="P10"><text:s text:c="2"/>};</text:p>
        </text:list-item>
        <text:list-item>
          <text:p text:style-name="P10"><text:s text:c="2"/><text:span text:style-name="T10">static</text:span> <text:span text:style-name="T10">const</text:span> <text:span text:style-name="T10">char</text:span> *orig, panalias[][12] = {</text:p>
        </text:list-item>
        <text:list-item>
          <text:p text:style-name="P10"><text:s text:c="4"/><text:span text:style-name="T5">"@DC-FZ80"</text:span>, <text:span text:style-name="T5">"DC-FZ82"</text:span>, <text:span text:style-name="T5">"DC-FZ85"</text:span>,</text:p>
        </text:list-item>
        <text:list-item>
          <text:p text:style-name="P10"><text:s text:c="4"/><text:span text:style-name="T5">"@DC-FZ81"</text:span>, <text:span text:style-name="T5">"DC-FZ83"</text:span>,</text:p>
        </text:list-item>
        <text:list-item>
          <text:p text:style-name="P10"><text:s text:c="4"/><text:span text:style-name="T5">"@DC-GF9"</text:span>, <text:span text:style-name="T5">"DC-GX800"</text:span>, <text:span text:style-name="T5">"DC-GX850"</text:span>,</text:p>
        </text:list-item>
        <text:list-item>
          <text:p text:style-name="P10"><text:s text:c="4"/><text:span text:style-name="T5">"@DC-GF10"</text:span>, <text:span text:style-name="T5">"DC-GF90"</text:span>,</text:p>
        </text:list-item>
        <text:list-item>
          <text:p text:style-name="P10"><text:s text:c="4"/><text:span text:style-name="T5">"@DC-GX9"</text:span>, <text:span text:style-name="T5">"DC-GX7MK3"</text:span>,</text:p>
        </text:list-item>
        <text:list-item>
          <text:p text:style-name="P10"><text:s text:c="4"/><text:span text:style-name="T5">"@DC-ZS70"</text:span>, <text:span text:style-name="T5">"DC-TZ90"</text:span>, <text:span text:style-name="T5">"DC-TZ91"</text:span>, <text:span text:style-name="T5">"DC-TZ92"</text:span>, <text:span text:style-name="T5">"DC-TZ93"</text:span>,</text:p>
        </text:list-item>
        <text:list-item>
          <text:p text:style-name="P10"><text:s text:c="4"/><text:span text:style-name="T5">"@DMC-FZ40"</text:span>, <text:span text:style-name="T5">"DMC-FZ45"</text:span>,</text:p>
        </text:list-item>
        <text:list-item>
          <text:p text:style-name="P10"><text:s text:c="4"/><text:span text:style-name="T5">"@DMC-FZ2500"</text:span>, <text:span text:style-name="T5">"DMC-FZ2000"</text:span>, <text:span text:style-name="T5">"DMC-FZH1"</text:span>,</text:p>
        </text:list-item>
        <text:list-item>
          <text:p text:style-name="P10"><text:s text:c="4"/><text:span text:style-name="T5">"@DMC-G8"</text:span>, <text:span text:style-name="T5">"DMC-G80"</text:span>, <text:span text:style-name="T5">"DMC-G81"</text:span>, <text:span text:style-name="T5">"DMC-G85"</text:span>,</text:p>
        </text:list-item>
        <text:list-item>
          <text:p text:style-name="P10"><text:s text:c="4"/><text:span text:style-name="T5">"@DMC-GX85"</text:span>, <text:span text:style-name="T5">"DMC-GX80"</text:span>, <text:span text:style-name="T5">"DMC-GX7MK2"</text:span>,</text:p>
        </text:list-item>
        <text:list-item>
          <text:p text:style-name="P10"><text:s text:c="4"/><text:span text:style-name="T5">"@DMC-LX9"</text:span>, <text:span text:style-name="T5">"DMC-LX10"</text:span>, <text:span text:style-name="T5">"DMC-LX15"</text:span>,</text:p>
        </text:list-item>
        <text:list-item>
          <text:p text:style-name="P10"><text:s text:c="4"/><text:span text:style-name="T5">"@DMC-ZS40"</text:span>, <text:span text:style-name="T5">"DMC-TZ60"</text:span>, <text:span text:style-name="T5">"DMC-TZ61"</text:span>,</text:p>
        </text:list-item>
        <text:list-item>
          <text:p text:style-name="P10"><text:s text:c="4"/><text:span text:style-name="T5">"@DMC-ZS50"</text:span>, <text:span text:style-name="T5">"DMC-TZ70"</text:span>, <text:span text:style-name="T5">"DMC-TZ71"</text:span>,</text:p>
        </text:list-item>
        <text:list-item>
          <text:p text:style-name="P10"><text:s text:c="4"/><text:span text:style-name="T5">"@DMC-ZS60"</text:span>, <text:span text:style-name="T5">"DMC-TZ80"</text:span>, <text:span text:style-name="T5">"DMC-TZ81"</text:span>, <text:span text:style-name="T5">"DMC-TZ85"</text:span>,</text:p>
        </text:list-item>
        <text:list-item>
          <text:p text:style-name="P10"><text:s text:c="4"/><text:span text:style-name="T5">"@DMC-ZS100"</text:span>, <text:span text:style-name="T5">"DMC-ZS110"</text:span>, <text:span text:style-name="T5">"DMC-TZ100"</text:span>, <text:span text:style-name="T5">"DMC-TZ101"</text:span>, <text:span text:style-name="T5">"DMC-TZ110"</text:span>, <text:span text:style-name="T5">"DMC-TX1"</text:span>,</text:p>
        </text:list-item>
        <text:list-item>
          <text:p text:style-name="P10"><text:soft-page-break/><text:s text:c="4"/><text:span text:style-name="T5">"@DC-ZS200"</text:span>, <text:span text:style-name="T5">"DC-TX2"</text:span>, <text:span text:style-name="T5">"DC-TZ200"</text:span>, <text:span text:style-name="T5">"DC-TZ202"</text:span>, <text:span text:style-name="T5">"DC-TZ220"</text:span>, <text:span text:style-name="T5">"DC-ZS220"</text:span>,</text:p>
        </text:list-item>
        <text:list-item>
          <text:p text:style-name="P10"><text:s text:c="2"/>};</text:p>
        </text:list-item>
        <text:list-item>
          <text:p text:style-name="P10"><text:s text:c="2"/><text:span text:style-name="T10">static</text:span> <text:span text:style-name="T10">const</text:span> <text:span text:style-name="T10">struct</text:span> {</text:p>
        </text:list-item>
        <text:list-item>
          <text:p text:style-name="P10"><text:s text:c="4"/><text:span text:style-name="T10">unsigned</text:span> fsize;</text:p>
        </text:list-item>
        <text:list-item>
          <text:p text:style-name="P10"><text:s text:c="4"/>ushort rw, rh;</text:p>
        </text:list-item>
        <text:list-item>
          <text:p text:style-name="P10"><text:s text:c="4"/>uchar lm, tm, rm, bm, lf, cf, max, flags;</text:p>
        </text:list-item>
        <text:list-item>
          <text:p text:style-name="P10"><text:s text:c="4"/><text:span text:style-name="T10">char</text:span> make[10], model[20];</text:p>
        </text:list-item>
        <text:list-item>
          <text:p text:style-name="P10"><text:s text:c="4"/>ushort offset;</text:p>
        </text:list-item>
        <text:list-item>
          <text:p text:style-name="P10"><text:s text:c="2"/>} table[] = {</text:p>
        </text:list-item>
        <text:list-item>
          <text:p text:style-name="P10"><text:s text:c="4"/>{ <text:s text:c="2"/>786432,1024, 768, 0, 0, 0, 0, 0,0x94,0,0,<text:span text:style-name="T5">"AVT"</text:span>,<text:span text:style-name="T5">"F-080C"</text:span> },</text:p>
        </text:list-item>
        <text:list-item>
          <text:p text:style-name="P10"><text:s text:c="4"/>{ <text:s/>1447680,1392,1040, 0, 0, 0, 0, 0,0x94,0,0,<text:span text:style-name="T5">"AVT"</text:span>,<text:span text:style-name="T5">"F-145C"</text:span> },</text:p>
        </text:list-item>
        <text:list-item>
          <text:p text:style-name="P10"><text:s text:c="4"/>{ <text:s/>1920000,1600,1200, 0, 0, 0, 0, 0,0x94,0,0,<text:span text:style-name="T5">"AVT"</text:span>,<text:span text:style-name="T5">"F-201C"</text:span> },</text:p>
        </text:list-item>
        <text:list-item>
          <text:p text:style-name="P10"><text:s text:c="4"/>{ <text:s/>5067304,2588,1958, 0, 0, 0, 0, 0,0x94,0,0,<text:span text:style-name="T5">"AVT"</text:span>,<text:span text:style-name="T5">"F-510C"</text:span> },</text:p>
        </text:list-item>
        <text:list-item>
          <text:p text:style-name="P10"><text:s text:c="4"/>{ <text:s/>5067316,2588,1958, 0, 0, 0, 0, 0,0x94,0,0,<text:span text:style-name="T5">"AVT"</text:span>,<text:span text:style-name="T5">"F-510C"</text:span>,12 },</text:p>
        </text:list-item>
        <text:list-item>
          <text:p text:style-name="P10"><text:s text:c="4"/>{ 10134608,2588,1958, 0, 0, 0, 0, 9,0x94,0,0,<text:span text:style-name="T5">"AVT"</text:span>,<text:span text:style-name="T5">"F-510C"</text:span> },</text:p>
        </text:list-item>
        <text:list-item>
          <text:p text:style-name="P10"><text:s text:c="4"/>{ 10134620,2588,1958, 0, 0, 0, 0, 9,0x94,0,0,<text:span text:style-name="T5">"AVT"</text:span>,<text:span text:style-name="T5">"F-510C"</text:span>,12 },</text:p>
        </text:list-item>
        <text:list-item>
          <text:p text:style-name="P10"><text:s text:c="4"/>{ 16157136,3272,2469, 0, 0, 0, 0, 9,0x94,0,0,<text:span text:style-name="T5">"AVT"</text:span>,<text:span text:style-name="T5">"F-810C"</text:span> },</text:p>
        </text:list-item>
        <text:list-item>
          <text:p text:style-name="P10"><text:s text:c="4"/>{ 15980544,3264,2448, 0, 0, 0, 0, 8,0x61,0,1,<text:span text:style-name="T5">"AgfaPhoto"</text:span>,<text:span text:style-name="T5">"DC-833m"</text:span> },</text:p>
        </text:list-item>
        <text:list-item>
          <text:p text:style-name="P10"><text:s text:c="4"/>{ <text:s/>9631728,2532,1902, 0, 0, 0, 0,96,0x61,0,0,<text:span text:style-name="T5">"Alcatel"</text:span>,<text:span text:style-name="T5">"5035D"</text:span> },</text:p>
        </text:list-item>
        <text:list-item>
          <text:p text:style-name="P10"><text:s text:c="4"/>{ <text:s/>2868726,1384,1036, 0, 0, 0, 0,64,0x49,0,8,<text:span text:style-name="T5">"Baumer"</text:span>,<text:span text:style-name="T5">"TXG14"</text:span>,1078 },</text:p>
        </text:list-item>
        <text:list-item>
          <text:p text:style-name="P10"><text:s text:c="4"/>{ <text:s/>5298000,2400,1766,12,12,44, 2, 8,0x94,0,2,<text:span text:style-name="T5">"Canon"</text:span>,<text:span text:style-name="T5">"PowerShot SD300"</text:span> },</text:p>
        </text:list-item>
        <text:list-item>
          <text:p text:style-name="P10"><text:s text:c="4"/>{ <text:s/>6553440,2664,1968, 4, 4,44, 4, 8,0x94,0,2,<text:span text:style-name="T5">"Canon"</text:span>,<text:span text:style-name="T5">"PowerShot A460"</text:span> },</text:p>
        </text:list-item>
        <text:list-item>
          <text:p text:style-name="P10"><text:s text:c="4"/>{ <text:s/>6573120,2672,1968,12, 8,44, 0, 8,0x94,0,2,<text:span text:style-name="T5">"Canon"</text:span>,<text:span text:style-name="T5">"PowerShot A610"</text:span> },</text:p>
        </text:list-item>
        <text:list-item>
          <text:p text:style-name="P10"><text:s text:c="4"/>{ <text:s/>6653280,2672,1992,10, 6,42, 2, 8,0x94,0,2,<text:span text:style-name="T5">"Canon"</text:span>,<text:span text:style-name="T5">"PowerShot A530"</text:span> },</text:p>
        </text:list-item>
        <text:list-item>
          <text:p text:style-name="P10"><text:s text:c="4"/>{ <text:s/>7710960,2888,2136,44, 8, 4, 0, 8,0x94,0,2,<text:span text:style-name="T5">"Canon"</text:span>,<text:span text:style-name="T5">"PowerShot S3 IS"</text:span> },</text:p>
        </text:list-item>
        <text:list-item>
          <text:p text:style-name="P10"><text:s text:c="4"/>{ <text:s/>9219600,3152,2340,36,12, 4, 0, 8,0x94,0,2,<text:span text:style-name="T5">"Canon"</text:span>,<text:span text:style-name="T5">"PowerShot A620"</text:span> },</text:p>
        </text:list-item>
        <text:list-item>
          <text:p text:style-name="P10"><text:s text:c="4"/>{ <text:s/>9243240,3152,2346,12, 7,44,13, 8,0x49,0,2,<text:span text:style-name="T5">"Canon"</text:span>,<text:span text:style-name="T5">"PowerShot A470"</text:span> },</text:p>
        </text:list-item>
        <text:list-item>
          <text:p text:style-name="P10"><text:s text:c="4"/>{ 10341600,3336,2480, 6, 5,32, 3, 8,0x94,0,2,<text:span text:style-name="T5">"Canon"</text:span>,<text:span text:style-name="T5">"PowerShot A720 IS"</text:span> },</text:p>
        </text:list-item>
        <text:list-item>
          <text:p text:style-name="P10"><text:s text:c="4"/>{ 10383120,3344,2484,12, 6,44, 6, 8,0x94,0,2,<text:span text:style-name="T5">"Canon"</text:span>,<text:span text:style-name="T5">"PowerShot A630"</text:span> },</text:p>
        </text:list-item>
        <text:list-item>
          <text:p text:style-name="P10"><text:s text:c="4"/>{ 12945240,3736,2772,12, 6,52, 6, 8,0x94,0,2,<text:span text:style-name="T5">"Canon"</text:span>,<text:span text:style-name="T5">"PowerShot A640"</text:span> },</text:p>
        </text:list-item>
        <text:list-item>
          <text:p text:style-name="P10"><text:s text:c="4"/>{ 15636240,4104,3048,48,12,24,12, 8,0x94,0,2,<text:span text:style-name="T5">"Canon"</text:span>,<text:span text:style-name="T5">"PowerShot A650"</text:span> },</text:p>
        </text:list-item>
        <text:list-item>
          <text:p text:style-name="P10"><text:s text:c="4"/>{ 15467760,3720,2772, 6,12,30, 0, 8,0x94,0,2,<text:span text:style-name="T5">"Canon"</text:span>,<text:span text:style-name="T5">"PowerShot SX110 IS"</text:span> },</text:p>
        </text:list-item>
        <text:list-item>
          <text:p text:style-name="P10"><text:s text:c="4"/>{ 15534576,3728,2778,12, 9,44, 9, 8,0x94,0,2,<text:span text:style-name="T5">"Canon"</text:span>,<text:span text:style-name="T5">"PowerShot SX120 IS"</text:span> },</text:p>
        </text:list-item>
        <text:list-item>
          <text:p text:style-name="P10"><text:s text:c="4"/>{ 18653760,4080,3048,24,12,24,12, 8,0x94,0,2,<text:span text:style-name="T5">"Canon"</text:span>,<text:span text:style-name="T5">"PowerShot SX20 IS"</text:span> },</text:p>
        </text:list-item>
        <text:list-item>
          <text:p text:style-name="P10"><text:s text:c="4"/>{ 19131120,4168,3060,92,16, 4, 1, 8,0x94,0,2,<text:span text:style-name="T5">"Canon"</text:span>,<text:span text:style-name="T5">"PowerShot SX220 HS"</text:span> },</text:p>
        </text:list-item>
        <text:list-item>
          <text:p text:style-name="P10"><text:s text:c="4"/>{ 21936096,4464,3276,25,10,73,12, 8,0x16,0,2,<text:span text:style-name="T5">"Canon"</text:span>,<text:span text:style-name="T5">"PowerShot SX30 IS"</text:span> },</text:p>
        </text:list-item>
        <text:list-item>
          <text:p text:style-name="P10"><text:s text:c="4"/>{ 24724224,4704,3504, 8,16,56, 8, 8,0x94,0,2,<text:span text:style-name="T5">"Canon"</text:span>,<text:span text:style-name="T5">"PowerShot A3300 IS"</text:span> },</text:p>
        </text:list-item>
        <text:list-item>
          <text:p text:style-name="P10"><text:s text:c="4"/>{ 30858240,5248,3920, 8,16,56,16, 8,0x94,0,2,<text:span text:style-name="T5">"Canon"</text:span>,<text:span text:style-name="T5">"IXUS 160"</text:span> },</text:p>
        </text:list-item>
        <text:list-item>
          <text:p text:style-name="P10"><text:s text:c="4"/>{ <text:s/>1976352,1632,1211, 0, 2, 0, 1, 0,0x94,0,1,<text:span text:style-name="T5">"Casio"</text:span>,<text:span text:style-name="T5">"QV-2000UX"</text:span> },</text:p>
        </text:list-item>
        <text:list-item>
          <text:p text:style-name="P10"><text:s text:c="4"/>{ <text:s/>3217760,2080,1547, 0, 0,10, 1, 0,0x94,0,1,<text:span text:style-name="T5">"Casio"</text:span>,<text:span text:style-name="T5">"QV-3*00EX"</text:span> },</text:p>
        </text:list-item>
        <text:list-item>
          <text:p text:style-name="P10"><text:s text:c="4"/>{ <text:s/>6218368,2585,1924, 0, 0, 9, 0, 0,0x94,0,1,<text:span text:style-name="T5">"Casio"</text:span>,<text:span text:style-name="T5">"QV-5700"</text:span> },</text:p>
        </text:list-item>
        <text:list-item>
          <text:p text:style-name="P10"><text:s text:c="4"/>{ <text:s/>7816704,2867,2181, 0, 0,34,36, 0,0x16,0,1,<text:span text:style-name="T5">"Casio"</text:span>,<text:span text:style-name="T5">"EX-Z60"</text:span> },</text:p>
        </text:list-item>
        <text:list-item>
          <text:p text:style-name="P10"><text:s text:c="4"/>{ <text:s/>2937856,1621,1208, 0, 0, 1, 0, 0,0x94,7,13,<text:span text:style-name="T5">"Casio"</text:span>,<text:span text:style-name="T5">"EX-S20"</text:span> },</text:p>
        </text:list-item>
        <text:list-item>
          <text:p text:style-name="P10"><text:s text:c="4"/>{ <text:s/>4948608,2090,1578, 0, 0,32,34, 0,0x94,7,1,<text:span text:style-name="T5">"Casio"</text:span>,<text:span text:style-name="T5">"EX-S100"</text:span> },</text:p>
        </text:list-item>
        <text:list-item>
          <text:p text:style-name="P10"><text:s text:c="4"/>{ <text:s/>6054400,2346,1720, 2, 0,32, 0, 0,0x94,7,1,<text:span text:style-name="T5">"Casio"</text:span>,<text:span text:style-name="T5">"QV-R41"</text:span> },</text:p>
        </text:list-item>
        <text:list-item>
          <text:p text:style-name="P10"><text:s text:c="4"/>{ <text:s/>7426656,2568,1928, 0, 0, 0, 0, 0,0x94,0,1,<text:span text:style-name="T5">"Casio"</text:span>,<text:span text:style-name="T5">"EX-P505"</text:span> },</text:p>
        </text:list-item>
        <text:list-item>
          <text:p text:style-name="P10"><text:s text:c="4"/>{ <text:s/>7530816,2602,1929, 0, 0,22, 0, 0,0x94,7,1,<text:span text:style-name="T5">"Casio"</text:span>,<text:span text:style-name="T5">"QV-R51"</text:span> },</text:p>
        </text:list-item>
        <text:list-item>
          <text:p text:style-name="P10"><text:s text:c="4"/>{ <text:s/>7542528,2602,1932, 0, 0,32, 0, 0,0x94,7,1,<text:span text:style-name="T5">"Casio"</text:span>,<text:span text:style-name="T5">"EX-Z50"</text:span> },</text:p>
        </text:list-item>
        <text:list-item>
          <text:p text:style-name="P10"><text:s text:c="4"/>{ <text:s/>7562048,2602,1937, 0, 0,25, 0, 0,0x16,7,1,<text:span text:style-name="T5">"Casio"</text:span>,<text:span text:style-name="T5">"EX-Z500"</text:span> },</text:p>
        </text:list-item>
        <text:list-item>
          <text:p text:style-name="P10"><text:s text:c="4"/>{ <text:s/>7753344,2602,1986, 0, 0,32,26, 0,0x94,7,1,<text:span text:style-name="T5">"Casio"</text:span>,<text:span text:style-name="T5">"EX-Z55"</text:span> },</text:p>
        </text:list-item>
        <text:list-item>
          <text:p text:style-name="P10"><text:s text:c="4"/>{ <text:s/>9313536,2858,2172, 0, 0,14,30, 0,0x94,7,1,<text:span text:style-name="T5">"Casio"</text:span>,<text:span text:style-name="T5">"EX-P600"</text:span> },</text:p>
        </text:list-item>
        <text:list-item>
          <text:p text:style-name="P10"><text:s text:c="4"/>{ 10834368,3114,2319, 0, 0,27, 0, 0,0x94,0,1,<text:span text:style-name="T5">"Casio"</text:span>,<text:span text:style-name="T5">"EX-Z750"</text:span> },</text:p>
        </text:list-item>
        <text:list-item>
          <text:p text:style-name="P10"><text:s text:c="4"/>{ 10843712,3114,2321, 0, 0,25, 0, 0,0x94,0,1,<text:span text:style-name="T5">"Casio"</text:span>,<text:span text:style-name="T5">"EX-Z75"</text:span> },</text:p>
        </text:list-item>
        <text:list-item>
          <text:p text:style-name="P10"><text:s text:c="4"/>{ 10979200,3114,2350, 0, 0,32,32, 0,0x94,7,1,<text:span text:style-name="T5">"Casio"</text:span>,<text:span text:style-name="T5">"EX-P700"</text:span> },</text:p>
        </text:list-item>
        <text:list-item>
          <text:p text:style-name="P10"><text:s text:c="4"/>{ 12310144,3285,2498, 0, 0, 6,30, 0,0x94,0,1,<text:span text:style-name="T5">"Casio"</text:span>,<text:span text:style-name="T5">"EX-Z850"</text:span> },</text:p>
        </text:list-item>
        <text:list-item>
          <text:p text:style-name="P10"><text:s text:c="4"/>{ 12489984,3328,2502, 0, 0,47,35, 0,0x94,0,1,<text:span text:style-name="T5">"Casio"</text:span>,<text:span text:style-name="T5">"EX-Z8"</text:span> },</text:p>
        </text:list-item>
        <text:list-item>
          <text:p text:style-name="P10"><text:s text:c="4"/>{ 15499264,3754,2752, 0, 0,82, 0, 0,0x94,0,1,<text:span text:style-name="T5">"Casio"</text:span>,<text:span text:style-name="T5">"EX-Z1050"</text:span> },</text:p>
        </text:list-item>
        <text:list-item>
          <text:p text:style-name="P10"><text:s text:c="4"/>{ 18702336,4096,3044, 0, 0,24, 0,80,0x94,7,1,<text:span text:style-name="T5">"Casio"</text:span>,<text:span text:style-name="T5">"EX-ZR100"</text:span> },</text:p>
        </text:list-item>
        <text:list-item>
          <text:p text:style-name="P10"><text:s text:c="4"/>{ <text:s/>7684000,2260,1700, 0, 0, 0, 0,13,0x94,0,1,<text:span text:style-name="T5">"Casio"</text:span>,<text:span text:style-name="T5">"QV-4000"</text:span> },</text:p>
        </text:list-item>
        <text:list-item>
          <text:p text:style-name="P10"><text:s text:c="4"/>{ <text:s text:c="2"/>787456,1024, 769, 0, 1, 0, 0, 0,0x49,0,0,<text:span text:style-name="T5">"Creative"</text:span>,<text:span text:style-name="T5">"PC-CAM 600"</text:span> },</text:p>
        </text:list-item>
        <text:list-item>
          <text:p text:style-name="P10"><text:s text:c="4"/>{ 28829184,4384,3288, 0, 0, 0, 0,36,0x61,0,0,<text:span text:style-name="T5">"DJI"</text:span> },</text:p>
        </text:list-item>
        <text:list-item>
          <text:p text:style-name="P10"><text:s text:c="4"/>{ 15151104,4608,3288, 0, 0, 0, 0, 0,0x94,0,0,<text:span text:style-name="T5">"Matrix"</text:span> },</text:p>
        </text:list-item>
        <text:list-item>
          <text:p text:style-name="P10"><text:s text:c="4"/>{ <text:s/>3840000,1600,1200, 0, 0, 0, 0,65,0x49,0,0,<text:span text:style-name="T5">"Foculus"</text:span>,<text:span text:style-name="T5">"531C"</text:span> },</text:p>
        </text:list-item>
        <text:list-item>
          <text:p text:style-name="P10"><text:s text:c="4"/>{ <text:s text:c="2"/>307200, 640, 480, 0, 0, 0, 0, 0,0x94,0,0,<text:span text:style-name="T5">"Generic"</text:span> },</text:p>
        </text:list-item>
        <text:list-item>
          <text:p text:style-name="P10"><text:s text:c="4"/>{ <text:s text:c="3"/>62464, 256, 244, 1, 1, 6, 1, 0,0x8d,0,0,<text:span text:style-name="T5">"Kodak"</text:span>,<text:span text:style-name="T5">"DC20"</text:span> },</text:p>
        </text:list-item>
        <text:list-item>
          <text:p text:style-name="P10"><text:soft-page-break/><text:s text:c="4"/>{ <text:s text:c="2"/>124928, 512, 244, 1, 1,10, 1, 0,0x8d,0,0,<text:span text:style-name="T5">"Kodak"</text:span>,<text:span text:style-name="T5">"DC20"</text:span> },</text:p>
        </text:list-item>
        <text:list-item>
          <text:p text:style-name="P10"><text:s text:c="4"/>{ <text:s/>1652736,1536,1076, 0,52, 0, 0, 0,0x61,0,0,<text:span text:style-name="T5">"Kodak"</text:span>,<text:span text:style-name="T5">"DCS200"</text:span> },</text:p>
        </text:list-item>
        <text:list-item>
          <text:p text:style-name="P10"><text:s text:c="4"/>{ <text:s/>4159302,2338,1779, 1,33, 1, 2, 0,0x94,0,0,<text:span text:style-name="T5">"Kodak"</text:span>,<text:span text:style-name="T5">"C330"</text:span> },</text:p>
        </text:list-item>
        <text:list-item>
          <text:p text:style-name="P10"><text:s text:c="4"/>{ <text:s/>4162462,2338,1779, 1,33, 1, 2, 0,0x94,0,0,<text:span text:style-name="T5">"Kodak"</text:span>,<text:span text:style-name="T5">"C330"</text:span>,3160 },</text:p>
        </text:list-item>
        <text:list-item>
          <text:p text:style-name="P10"><text:s text:c="4"/>{ <text:s/>2247168,1232, 912, 0, 0,16, 0, 0,0x00,0,0,<text:span text:style-name="T5">"Kodak"</text:span>,<text:span text:style-name="T5">"C330"</text:span> },</text:p>
        </text:list-item>
        <text:list-item>
          <text:p text:style-name="P10"><text:s text:c="4"/>{ <text:s/>3370752,1232, 912, 0, 0,16, 0, 0,0x00,0,0,<text:span text:style-name="T5">"Kodak"</text:span>,<text:span text:style-name="T5">"C330"</text:span> },</text:p>
        </text:list-item>
        <text:list-item>
          <text:p text:style-name="P10"><text:s text:c="4"/>{ <text:s/>6163328,2864,2152, 0, 0, 0, 0, 0,0x94,0,0,<text:span text:style-name="T5">"Kodak"</text:span>,<text:span text:style-name="T5">"C603"</text:span> },</text:p>
        </text:list-item>
        <text:list-item>
          <text:p text:style-name="P10"><text:s text:c="4"/>{ <text:s/>6166488,2864,2152, 0, 0, 0, 0, 0,0x94,0,0,<text:span text:style-name="T5">"Kodak"</text:span>,<text:span text:style-name="T5">"C603"</text:span>,3160 },</text:p>
        </text:list-item>
        <text:list-item>
          <text:p text:style-name="P10"><text:s text:c="4"/>{ <text:s text:c="2"/>460800, 640, 480, 0, 0, 0, 0, 0,0x00,0,0,<text:span text:style-name="T5">"Kodak"</text:span>,<text:span text:style-name="T5">"C603"</text:span> },</text:p>
        </text:list-item>
        <text:list-item>
          <text:p text:style-name="P10"><text:s text:c="4"/>{ <text:s/>9116448,2848,2134, 0, 0, 0, 0, 0,0x00,0,0,<text:span text:style-name="T5">"Kodak"</text:span>,<text:span text:style-name="T5">"C603"</text:span> },</text:p>
        </text:list-item>
        <text:list-item>
          <text:p text:style-name="P10"><text:s text:c="4"/>{ 12241200,4040,3030, 2, 0, 0,13, 0,0x49,0,0,<text:span text:style-name="T5">"Kodak"</text:span>,<text:span text:style-name="T5">"12MP"</text:span> },</text:p>
        </text:list-item>
        <text:list-item>
          <text:p text:style-name="P10"><text:s text:c="4"/>{ 12272756,4040,3030, 2, 0, 0,13, 0,0x49,0,0,<text:span text:style-name="T5">"Kodak"</text:span>,<text:span text:style-name="T5">"12MP"</text:span>,31556 },</text:p>
        </text:list-item>
        <text:list-item>
          <text:p text:style-name="P10"><text:s text:c="4"/>{ 18000000,4000,3000, 0, 0, 0, 0, 0,0x00,0,0,<text:span text:style-name="T5">"Kodak"</text:span>,<text:span text:style-name="T5">"12MP"</text:span> },</text:p>
        </text:list-item>
        <text:list-item>
          <text:p text:style-name="P10"><text:s text:c="4"/>{ <text:s text:c="2"/>614400, 640, 480, 0, 3, 0, 0,64,0x94,0,0,<text:span text:style-name="T5">"Kodak"</text:span>,<text:span text:style-name="T5">"KAI-0340"</text:span> },</text:p>
        </text:list-item>
        <text:list-item>
          <text:p text:style-name="P10"><text:s text:c="4"/>{ 15360000,3200,2400, 0, 0, 0, 0,96,0x16,0,0,<text:span text:style-name="T5">"Lenovo"</text:span>,<text:span text:style-name="T5">"A820"</text:span> },</text:p>
        </text:list-item>
        <text:list-item>
          <text:p text:style-name="P10"><text:s text:c="4"/>{ <text:s/>3884928,1608,1207, 0, 0, 0, 0,96,0x16,0,0,<text:span text:style-name="T5">"Micron"</text:span>,<text:span text:style-name="T5">"2010"</text:span>,3212 },</text:p>
        </text:list-item>
        <text:list-item>
          <text:p text:style-name="P10"><text:s text:c="4"/>{ <text:s/>1138688,1534, 986, 0, 0, 0, 0, 0,0x61,0,0,<text:span text:style-name="T5">"Minolta"</text:span>,<text:span text:style-name="T5">"RD175"</text:span>,513 },</text:p>
        </text:list-item>
        <text:list-item>
          <text:p text:style-name="P10"><text:s text:c="4"/>{ <text:s/>1581060,1305, 969, 0, 0,18, 6, 6,0x1e,4,1,<text:span text:style-name="T5">"Nikon"</text:span>,<text:span text:style-name="T5">"E900"</text:span> },</text:p>
        </text:list-item>
        <text:list-item>
          <text:p text:style-name="P10"><text:s text:c="4"/>{ <text:s/>2465792,1638,1204, 0, 0,22, 1, 6,0x4b,5,1,<text:span text:style-name="T5">"Nikon"</text:span>,<text:span text:style-name="T5">"E950"</text:span> },</text:p>
        </text:list-item>
        <text:list-item>
          <text:p text:style-name="P10"><text:s text:c="4"/>{ <text:s/>2940928,1616,1213, 0, 0, 0, 7,30,0x94,0,1,<text:span text:style-name="T5">"Nikon"</text:span>,<text:span text:style-name="T5">"E2100"</text:span> },</text:p>
        </text:list-item>
        <text:list-item>
          <text:p text:style-name="P10"><text:s text:c="4"/>{ <text:s/>4771840,2064,1541, 0, 0, 0, 1, 6,0xe1,0,1,<text:span text:style-name="T5">"Nikon"</text:span>,<text:span text:style-name="T5">"E990"</text:span> },</text:p>
        </text:list-item>
        <text:list-item>
          <text:p text:style-name="P10"><text:s text:c="4"/>{ <text:s/>4775936,2064,1542, 0, 0, 0, 0,30,0x94,0,1,<text:span text:style-name="T5">"Nikon"</text:span>,<text:span text:style-name="T5">"E3700"</text:span> },</text:p>
        </text:list-item>
        <text:list-item>
          <text:p text:style-name="P10"><text:s text:c="4"/>{ <text:s/>5865472,2288,1709, 0, 0, 0, 1, 6,0xb4,0,1,<text:span text:style-name="T5">"Nikon"</text:span>,<text:span text:style-name="T5">"E4500"</text:span> },</text:p>
        </text:list-item>
        <text:list-item>
          <text:p text:style-name="P10"><text:s text:c="4"/>{ <text:s/>5869568,2288,1710, 0, 0, 0, 0, 6,0x16,0,1,<text:span text:style-name="T5">"Nikon"</text:span>,<text:span text:style-name="T5">"E4300"</text:span> },</text:p>
        </text:list-item>
        <text:list-item>
          <text:p text:style-name="P10"><text:s text:c="4"/>{ <text:s/>7438336,2576,1925, 0, 0, 0, 1, 6,0xb4,0,1,<text:span text:style-name="T5">"Nikon"</text:span>,<text:span text:style-name="T5">"E5000"</text:span> },</text:p>
        </text:list-item>
        <text:list-item>
          <text:p text:style-name="P10"><text:s text:c="4"/>{ <text:s/>8998912,2832,2118, 0, 0, 0, 0,30,0x94,7,1,<text:span text:style-name="T5">"Nikon"</text:span>,<text:span text:style-name="T5">"COOLPIX S6"</text:span> },</text:p>
        </text:list-item>
        <text:list-item>
          <text:p text:style-name="P10"><text:s text:c="4"/>{ <text:s/>5939200,2304,1718, 0, 0, 0, 0,30,0x16,0,0,<text:span text:style-name="T5">"Olympus"</text:span>,<text:span text:style-name="T5">"C770UZ"</text:span> },</text:p>
        </text:list-item>
        <text:list-item>
          <text:p text:style-name="P10"><text:s text:c="4"/>{ <text:s/>3178560,2064,1540, 0, 0, 0, 0, 0,0x94,0,1,<text:span text:style-name="T5">"Pentax"</text:span>,<text:span text:style-name="T5">"Optio S"</text:span> },</text:p>
        </text:list-item>
        <text:list-item>
          <text:p text:style-name="P10"><text:s text:c="4"/>{ <text:s/>4841984,2090,1544, 0, 0,22, 0, 0,0x94,7,1,<text:span text:style-name="T5">"Pentax"</text:span>,<text:span text:style-name="T5">"Optio S"</text:span> },</text:p>
        </text:list-item>
        <text:list-item>
          <text:p text:style-name="P10"><text:s text:c="4"/>{ <text:s/>6114240,2346,1737, 0, 0,22, 0, 0,0x94,7,1,<text:span text:style-name="T5">"Pentax"</text:span>,<text:span text:style-name="T5">"Optio S4"</text:span> },</text:p>
        </text:list-item>
        <text:list-item>
          <text:p text:style-name="P10"><text:s text:c="4"/>{ 10702848,3072,2322, 0, 0, 0,21,30,0x94,0,1,<text:span text:style-name="T5">"Pentax"</text:span>,<text:span text:style-name="T5">"Optio 750Z"</text:span> },</text:p>
        </text:list-item>
        <text:list-item>
          <text:p text:style-name="P10"><text:s text:c="4"/>{ <text:s/>4147200,1920,1080, 0, 0, 0, 0, 0,0x49,0,0,<text:span text:style-name="T5">"Photron"</text:span>,<text:span text:style-name="T5">"BC2-HD"</text:span> },</text:p>
        </text:list-item>
        <text:list-item>
          <text:p text:style-name="P10"><text:s text:c="4"/>{ <text:s/>4151666,1920,1080, 0, 0, 0, 0, 0,0x49,0,0,<text:span text:style-name="T5">"Photron"</text:span>,<text:span text:style-name="T5">"BC2-HD"</text:span>,8 },</text:p>
        </text:list-item>
        <text:list-item>
          <text:p text:style-name="P10"><text:s text:c="4"/>{ 13248000,2208,3000, 0, 0, 0, 0,13,0x61,0,0,<text:span text:style-name="T5">"Pixelink"</text:span>,<text:span text:style-name="T5">"A782"</text:span> },</text:p>
        </text:list-item>
        <text:list-item>
          <text:p text:style-name="P10"><text:s text:c="4"/>{ <text:s/>6291456,2048,1536, 0, 0, 0, 0,96,0x61,0,0,<text:span text:style-name="T5">"RoverShot"</text:span>,<text:span text:style-name="T5">"3320AF"</text:span> },</text:p>
        </text:list-item>
        <text:list-item>
          <text:p text:style-name="P10"><text:s text:c="4"/>{ <text:s text:c="2"/>311696, 644, 484, 0, 0, 0, 0, 0,0x16,0,8,<text:span text:style-name="T5">"ST Micro"</text:span>,<text:span text:style-name="T5">"STV680 VGA"</text:span> },</text:p>
        </text:list-item>
        <text:list-item>
          <text:p text:style-name="P10"><text:s text:c="4"/>{ 16098048,3288,2448, 0, 0,24, 0, 9,0x94,0,1,<text:span text:style-name="T5">"Samsung"</text:span>,<text:span text:style-name="T5">"S85"</text:span> },</text:p>
        </text:list-item>
        <text:list-item>
          <text:p text:style-name="P10"><text:s text:c="4"/>{ 16215552,3312,2448, 0, 0,48, 0, 9,0x94,0,1,<text:span text:style-name="T5">"Samsung"</text:span>,<text:span text:style-name="T5">"S85"</text:span> },</text:p>
        </text:list-item>
        <text:list-item>
          <text:p text:style-name="P10"><text:s text:c="4"/>{ 20487168,3648,2808, 0, 0, 0, 0,13,0x94,5,1,<text:span text:style-name="T5">"Samsung"</text:span>,<text:span text:style-name="T5">"WB550"</text:span> },</text:p>
        </text:list-item>
        <text:list-item>
          <text:p text:style-name="P10"><text:s text:c="4"/>{ 24000000,4000,3000, 0, 0, 0, 0,13,0x94,5,1,<text:span text:style-name="T5">"Samsung"</text:span>,<text:span text:style-name="T5">"WB550"</text:span> },</text:p>
        </text:list-item>
        <text:list-item>
          <text:p text:style-name="P10"><text:s text:c="4"/>{ 12582980,3072,2048, 0, 0, 0, 0,33,0x61,0,0,<text:span text:style-name="T5">"Sinar"</text:span>,<text:span text:style-name="T5">""</text:span>,68 },</text:p>
        </text:list-item>
        <text:list-item>
          <text:p text:style-name="P10"><text:s text:c="4"/>{ 33292868,4080,4080, 0, 0, 0, 0,33,0x61,0,0,<text:span text:style-name="T5">"Sinar"</text:span>,<text:span text:style-name="T5">""</text:span>,68 },</text:p>
        </text:list-item>
        <text:list-item>
          <text:p text:style-name="P10"><text:s text:c="4"/>{ 44390468,4080,5440, 0, 0, 0, 0,33,0x61,0,0,<text:span text:style-name="T5">"Sinar"</text:span>,<text:span text:style-name="T5">""</text:span>,68 },</text:p>
        </text:list-item>
        <text:list-item>
          <text:p text:style-name="P10"><text:s text:c="4"/>{ <text:s/>1409024,1376,1024, 0, 0, 1, 0, 0,0x49,0,0,<text:span text:style-name="T5">"Sony"</text:span>,<text:span text:style-name="T5">"XCD-SX910CR"</text:span> },</text:p>
        </text:list-item>
        <text:list-item>
          <text:p text:style-name="P10"><text:s text:c="4"/>{ <text:s/>2818048,1376,1024, 0, 0, 1, 0,97,0x49,0,0,<text:span text:style-name="T5">"Sony"</text:span>,<text:span text:style-name="T5">"XCD-SX910CR"</text:span> },</text:p>
        </text:list-item>
        <text:list-item>
          <text:p text:style-name="P10"><text:s text:c="4"/>{ 17496000,4320,3240, 0, 0, 0,0,224,0x94,0,0,<text:span text:style-name="T5">"Xiro"</text:span>,<text:span text:style-name="T5">"Xplorer V"</text:span> },</text:p>
        </text:list-item>
        <text:list-item>
          <text:p text:style-name="P10"><text:s text:c="2"/>};</text:p>
        </text:list-item>
        <text:list-item>
          <text:p text:style-name="P10"><text:s text:c="2"/><text:span text:style-name="T10">static</text:span> <text:span text:style-name="T10">const</text:span> <text:span text:style-name="T10">char</text:span> *corp[] =</text:p>
        </text:list-item>
        <text:list-item>
          <text:p text:style-name="P10"><text:s text:c="4"/>{ <text:span text:style-name="T5">"AgfaPhoto"</text:span>, <text:span text:style-name="T5">"Canon"</text:span>, <text:span text:style-name="T5">"Casio"</text:span>, <text:span text:style-name="T5">"Epson"</text:span>, <text:span text:style-name="T5">"Fujifilm"</text:span>,</text:p>
        </text:list-item>
        <text:list-item>
          <text:p text:style-name="P10"><text:s text:c="6"/><text:span text:style-name="T5">"Mamiya"</text:span>, <text:span text:style-name="T5">"Minolta"</text:span>, <text:span text:style-name="T5">"Motorola"</text:span>, <text:span text:style-name="T5">"Kodak"</text:span>, <text:span text:style-name="T5">"Konica"</text:span>, <text:span text:style-name="T5">"Leica"</text:span>,</text:p>
        </text:list-item>
        <text:list-item>
          <text:p text:style-name="P10"><text:s text:c="6"/><text:span text:style-name="T5">"Nikon"</text:span>, <text:span text:style-name="T5">"Nokia"</text:span>, <text:span text:style-name="T5">"Olympus"</text:span>, <text:span text:style-name="T5">"Ricoh"</text:span>, <text:span text:style-name="T5">"Pentax"</text:span>, <text:span text:style-name="T5">"Phase One"</text:span>,</text:p>
        </text:list-item>
        <text:list-item>
          <text:p text:style-name="P10"><text:s text:c="6"/><text:span text:style-name="T5">"Samsung"</text:span>, <text:span text:style-name="T5">"Sigma"</text:span>, <text:span text:style-name="T5">"Sinar"</text:span>, <text:span text:style-name="T5">"Sony"</text:span>, <text:span text:style-name="T5">"YI"</text:span> };</text:p>
        </text:list-item>
        <text:list-item>
          <text:p text:style-name="P10"><text:s text:c="2"/><text:span text:style-name="T10">char</text:span> head[32], *cp;</text:p>
        </text:list-item>
        <text:list-item>
          <text:p text:style-name="P10"><text:s text:c="2"/><text:span text:style-name="T10">int</text:span> hlen, flen, fsize, zero_fsize=1, i, c;</text:p>
        </text:list-item>
        <text:list-item>
          <text:p text:style-name="P10"><text:s text:c="2"/><text:span text:style-name="T10">struct</text:span> jhead jh;</text:p>
        </text:list-item>
        <text:list-item>
          <text:p text:style-name="P10"/>
        </text:list-item>
        <text:list-item>
          <text:p text:style-name="P10"><text:s text:c="2"/>tiff_flip = flip = filters = UINT_MAX; <text:s text:c="7"/><text:span text:style-name="T4">/* unknown */</text:span></text:p>
        </text:list-item>
        <text:list-item>
          <text:p text:style-name="P10"><text:s text:c="2"/>raw_height = raw_width = fuji_width = fuji_layout = cr2_slice[0] = 0;</text:p>
        </text:list-item>
        <text:list-item>
          <text:p text:style-name="P10"><text:s text:c="2"/>maximum = height = width = top_margin = left_margin = 0;</text:p>
        </text:list-item>
        <text:list-item>
          <text:p text:style-name="P10"><text:s text:c="2"/>cdesc[0] = desc[0] = artist[0] = make[0] = model[0] = model2[0] = 0;</text:p>
        </text:list-item>
        <text:list-item>
          <text:p text:style-name="P10"><text:s text:c="2"/>iso_speed = shutter = aperture = focal_len = unique_id = 0;</text:p>
        </text:list-item>
        <text:list-item>
          <text:p text:style-name="P10"><text:s text:c="2"/>tiff_nifds = 0;</text:p>
        </text:list-item>
        <text:list-item>
          <text:p text:style-name="P10"><text:s text:c="2"/>memset (tiff_ifd, 0, <text:span text:style-name="T3">sizeof</text:span> tiff_ifd);</text:p>
        </text:list-item>
        <text:list-item>
          <text:p text:style-name="P10"><text:s text:c="2"/>memset (gpsdata, 0, <text:span text:style-name="T3">sizeof</text:span> gpsdata);</text:p>
        </text:list-item>
        <text:list-item>
          <text:p text:style-name="P10"><text:s text:c="2"/>memset (cblack, 0, <text:span text:style-name="T3">sizeof</text:span> cblack);</text:p>
        </text:list-item>
        <text:list-item>
          <text:p text:style-name="P10"><text:soft-page-break/><text:s text:c="2"/>memset (white, 0, <text:span text:style-name="T3">sizeof</text:span> white);</text:p>
        </text:list-item>
        <text:list-item>
          <text:p text:style-name="P10"><text:s text:c="2"/>memset (mask, 0, <text:span text:style-name="T3">sizeof</text:span> mask);</text:p>
        </text:list-item>
        <text:list-item>
          <text:p text:style-name="P10"><text:s text:c="2"/>thumb_offset = thumb_length = thumb_width = thumb_height = 0;</text:p>
        </text:list-item>
        <text:list-item>
          <text:p text:style-name="P10"><text:s text:c="2"/>load_raw = thumb_load_raw = 0;</text:p>
        </text:list-item>
        <text:list-item>
          <text:p text:style-name="P10"><text:s text:c="2"/>write_thumb = &amp;CLASS jpeg_thumb;</text:p>
        </text:list-item>
        <text:list-item>
          <text:p text:style-name="P10"><text:s text:c="2"/>data_offset = meta_offset = meta_length = tiff_bps = tiff_compress = 0;</text:p>
        </text:list-item>
        <text:list-item>
          <text:p text:style-name="P10"><text:s text:c="2"/>kodak_cbpp = zero_after_ff = dng_version = load_flags = 0;</text:p>
        </text:list-item>
        <text:list-item>
          <text:p text:style-name="P10"><text:s text:c="2"/>timestamp = shot_order = tiff_samples = black = is_foveon = 0;</text:p>
        </text:list-item>
        <text:list-item>
          <text:p text:style-name="P10"><text:s text:c="2"/>mix_green = profile_length = data_error = zero_is_bad = 0;</text:p>
        </text:list-item>
        <text:list-item>
          <text:p text:style-name="P10"><text:s text:c="2"/>pixel_aspect = is_raw = raw_color = 1;</text:p>
        </text:list-item>
        <text:list-item>
          <text:p text:style-name="P10"><text:s text:c="2"/>tile_width = tile_length = 0;</text:p>
        </text:list-item>
        <text:list-item>
          <text:p text:style-name="P10"><text:s text:c="2"/><text:span text:style-name="T3">for</text:span> (i=0; i &lt; 4; i++) {</text:p>
        </text:list-item>
        <text:list-item>
          <text:p text:style-name="P10"><text:s text:c="4"/>cam_mul[i] = i == 1;</text:p>
        </text:list-item>
        <text:list-item>
          <text:p text:style-name="P10"><text:s text:c="4"/>pre_mul[i] = i &lt; 3;</text:p>
        </text:list-item>
        <text:list-item>
          <text:p text:style-name="P10"><text:s text:c="4"/>FORC3 cmatrix[c][i] = 0;</text:p>
        </text:list-item>
        <text:list-item>
          <text:p text:style-name="P10"><text:s text:c="4"/>FORC3 rgb_cam[c][i] = c == i;</text:p>
        </text:list-item>
        <text:list-item>
          <text:p text:style-name="P10"><text:s text:c="2"/>}</text:p>
        </text:list-item>
        <text:list-item>
          <text:p text:style-name="P10"><text:s text:c="2"/>colors = 3;</text:p>
        </text:list-item>
        <text:list-item>
          <text:p text:style-name="P10"><text:s text:c="2"/><text:span text:style-name="T3">for</text:span> (i=0; i &lt; 0x10000; i++) curve[i] = i;</text:p>
        </text:list-item>
        <text:list-item>
          <text:p text:style-name="P10"/>
        </text:list-item>
        <text:list-item>
          <text:p text:style-name="P10"><text:s text:c="2"/>order = get2();</text:p>
        </text:list-item>
        <text:list-item>
          <text:p text:style-name="P10"><text:s text:c="2"/>hlen = get4();</text:p>
        </text:list-item>
        <text:list-item>
          <text:p text:style-name="P10"><text:s text:c="2"/>fseek (ifp, 0, SEEK_SET);</text:p>
        </text:list-item>
        <text:list-item>
          <text:p text:style-name="P10"><text:s text:c="2"/>fread (head, 1, 32, ifp);</text:p>
        </text:list-item>
        <text:list-item>
          <text:p text:style-name="P10"><text:s text:c="2"/>fseek (ifp, 0, SEEK_END);</text:p>
        </text:list-item>
        <text:list-item>
          <text:p text:style-name="P10"><text:s text:c="2"/>flen = fsize = ftell(ifp);</text:p>
        </text:list-item>
        <text:list-item>
          <text:p text:style-name="P10"><text:s text:c="2"/><text:span text:style-name="T3">if</text:span> ((cp = (<text:span text:style-name="T10">char</text:span> *) memmem (head, 32, <text:span text:style-name="T5">"MMMM"</text:span>, 4)) ||</text:p>
        </text:list-item>
        <text:list-item>
          <text:p text:style-name="P10"><text:s text:c="6"/>(cp = (<text:span text:style-name="T10">char</text:span> *) memmem (head, 32, <text:span text:style-name="T5">"IIII"</text:span>, 4))) {</text:p>
        </text:list-item>
        <text:list-item>
          <text:p text:style-name="P10"><text:s text:c="4"/>parse_phase_one (cp-head);</text:p>
        </text:list-item>
        <text:list-item>
          <text:p text:style-name="P10"><text:s text:c="4"/><text:span text:style-name="T3">if</text:span> (cp-head &amp;&amp; parse_tiff(0)) apply_tiff();</text:p>
        </text:list-item>
        <text:list-item>
          <text:p text:style-name="P10"><text:s text:c="2"/>} <text:span text:style-name="T3">else</text:span> <text:span text:style-name="T3">if</text:span> (order == 0x4949 || order == 0x4d4d) {</text:p>
        </text:list-item>
        <text:list-item>
          <text:p text:style-name="P10"><text:s text:c="4"/><text:span text:style-name="T3">if</text:span> (!memcmp (head+6,<text:span text:style-name="T5">"HEAPCCDR"</text:span>,8)) {</text:p>
        </text:list-item>
        <text:list-item>
          <text:p text:style-name="P10"><text:s text:c="6"/>data_offset = hlen;</text:p>
        </text:list-item>
        <text:list-item>
          <text:p text:style-name="P10"><text:s text:c="6"/>parse_ciff (hlen, flen-hlen, 0);</text:p>
        </text:list-item>
        <text:list-item>
          <text:p text:style-name="P10"><text:s text:c="6"/>load_raw = &amp;CLASS canon_load_raw;</text:p>
        </text:list-item>
        <text:list-item>
          <text:p text:style-name="P10"><text:s text:c="4"/>} <text:span text:style-name="T3">else</text:span> <text:span text:style-name="T3">if</text:span> (parse_tiff(0)) apply_tiff();</text:p>
        </text:list-item>
        <text:list-item>
          <text:p text:style-name="P10"><text:s text:c="2"/>} <text:span text:style-name="T3">else</text:span> <text:span text:style-name="T3">if</text:span> (!memcmp (head,<text:span text:style-name="T5">"\xff\xd8\xff\xe1"</text:span>,4) &amp;&amp;</text:p>
        </text:list-item>
        <text:list-item>
          <text:p text:style-name="P10"><text:s text:c="13"/>!memcmp (head+6,<text:span text:style-name="T5">"Exif"</text:span>,4)) {</text:p>
        </text:list-item>
        <text:list-item>
          <text:p text:style-name="P10"><text:s text:c="4"/>fseek (ifp, 4, SEEK_SET);</text:p>
        </text:list-item>
        <text:list-item>
          <text:p text:style-name="P10"><text:s text:c="4"/>data_offset = 4 + get2();</text:p>
        </text:list-item>
        <text:list-item>
          <text:p text:style-name="P10"><text:s text:c="4"/>fseek (ifp, data_offset, SEEK_SET);</text:p>
        </text:list-item>
        <text:list-item>
          <text:p text:style-name="P10"><text:s text:c="4"/><text:span text:style-name="T3">if</text:span> (fgetc(ifp) != 0xff)</text:p>
        </text:list-item>
        <text:list-item>
          <text:p text:style-name="P10"><text:s text:c="6"/>parse_tiff(12);</text:p>
        </text:list-item>
        <text:list-item>
          <text:p text:style-name="P10"><text:s text:c="4"/>thumb_offset = 0;</text:p>
        </text:list-item>
        <text:list-item>
          <text:p text:style-name="P10"><text:s text:c="2"/>} <text:span text:style-name="T3">else</text:span> <text:span text:style-name="T3">if</text:span> (!memcmp (head+25,<text:span text:style-name="T5">"ARECOYK"</text:span>,7)) {</text:p>
        </text:list-item>
        <text:list-item>
          <text:p text:style-name="P10"><text:s text:c="4"/>strcpy (make, <text:span text:style-name="T5">"Contax"</text:span>);</text:p>
        </text:list-item>
        <text:list-item>
          <text:p text:style-name="P10"><text:s text:c="4"/>strcpy (model,<text:span text:style-name="T5">"N Digital"</text:span>);</text:p>
        </text:list-item>
        <text:list-item>
          <text:p text:style-name="P10"><text:s text:c="4"/>fseek (ifp, 33, SEEK_SET);</text:p>
        </text:list-item>
        <text:list-item>
          <text:p text:style-name="P10"><text:s text:c="4"/>get_timestamp(1);</text:p>
        </text:list-item>
        <text:list-item>
          <text:p text:style-name="P10"><text:s text:c="4"/>fseek (ifp, 60, SEEK_SET);</text:p>
        </text:list-item>
        <text:list-item>
          <text:p text:style-name="P10"><text:s text:c="4"/>FORC4 cam_mul[c ^ (c &gt;&gt; 1)] = get4();</text:p>
        </text:list-item>
        <text:list-item>
          <text:p text:style-name="P10"><text:s text:c="2"/>} <text:span text:style-name="T3">else</text:span> <text:span text:style-name="T3">if</text:span> (!strcmp (head, <text:span text:style-name="T5">"PXN"</text:span>)) {</text:p>
        </text:list-item>
        <text:list-item>
          <text:p text:style-name="P10"><text:s text:c="4"/>strcpy (make, <text:span text:style-name="T5">"Logitech"</text:span>);</text:p>
        </text:list-item>
        <text:list-item>
          <text:p text:style-name="P10"><text:s text:c="4"/>strcpy (model,<text:span text:style-name="T5">"Fotoman Pixtura"</text:span>);</text:p>
        </text:list-item>
        <text:list-item>
          <text:p text:style-name="P10"><text:s text:c="2"/>} <text:span text:style-name="T3">else</text:span> <text:span text:style-name="T3">if</text:span> (!strcmp (head, <text:span text:style-name="T5">"qktk"</text:span>)) {</text:p>
        </text:list-item>
        <text:list-item>
          <text:p text:style-name="P10"><text:s text:c="4"/>strcpy (make, <text:span text:style-name="T5">"Apple"</text:span>);</text:p>
        </text:list-item>
        <text:list-item>
          <text:p text:style-name="P10"><text:s text:c="4"/>strcpy (model,<text:span text:style-name="T5">"QuickTake 100"</text:span>);</text:p>
        </text:list-item>
        <text:list-item>
          <text:p text:style-name="P10"><text:s text:c="4"/>load_raw = &amp;CLASS quicktake_100_load_raw;</text:p>
        </text:list-item>
        <text:list-item>
          <text:p text:style-name="P10"><text:s text:c="2"/>} <text:span text:style-name="T3">else</text:span> <text:span text:style-name="T3">if</text:span> (!strcmp (head, <text:span text:style-name="T5">"qktn"</text:span>)) {</text:p>
        </text:list-item>
        <text:list-item>
          <text:p text:style-name="P10"><text:s text:c="4"/>strcpy (make, <text:span text:style-name="T5">"Apple"</text:span>);</text:p>
        </text:list-item>
        <text:list-item>
          <text:p text:style-name="P10"><text:s text:c="4"/>strcpy (model,<text:span text:style-name="T5">"QuickTake 150"</text:span>);</text:p>
        </text:list-item>
        <text:list-item>
          <text:p text:style-name="P10"><text:s text:c="4"/>load_raw = &amp;CLASS kodak_radc_load_raw;</text:p>
        </text:list-item>
        <text:list-item>
          <text:p text:style-name="P10"><text:s text:c="2"/>} <text:span text:style-name="T3">else</text:span> <text:span text:style-name="T3">if</text:span> (!memcmp (head,<text:span text:style-name="T5">"FUJIFILM"</text:span>,8)) {</text:p>
        </text:list-item>
        <text:list-item>
          <text:p text:style-name="P10"><text:s text:c="4"/>fseek (ifp, 84, SEEK_SET);</text:p>
        </text:list-item>
        <text:list-item>
          <text:p text:style-name="P10"><text:s text:c="4"/>thumb_offset = get4();</text:p>
        </text:list-item>
        <text:list-item>
          <text:p text:style-name="P10"><text:soft-page-break/><text:s text:c="4"/>thumb_length = get4();</text:p>
        </text:list-item>
        <text:list-item>
          <text:p text:style-name="P10"><text:s text:c="4"/>fseek (ifp, 92, SEEK_SET);</text:p>
        </text:list-item>
        <text:list-item>
          <text:p text:style-name="P10"><text:s text:c="4"/>parse_fuji (get4());</text:p>
        </text:list-item>
        <text:list-item>
          <text:p text:style-name="P10"><text:s text:c="4"/><text:span text:style-name="T3">if</text:span> (thumb_offset &gt; 120) {</text:p>
        </text:list-item>
        <text:list-item>
          <text:p text:style-name="P10"><text:s text:c="6"/>fseek (ifp, 120, SEEK_SET);</text:p>
        </text:list-item>
        <text:list-item>
          <text:p text:style-name="P10"><text:s text:c="6"/>is_raw += (i = get4()) &amp;&amp; 1;</text:p>
        </text:list-item>
        <text:list-item>
          <text:p text:style-name="P10"><text:s text:c="6"/><text:span text:style-name="T3">if</text:span> (is_raw == 2 &amp;&amp; shot_select)</text:p>
        </text:list-item>
        <text:list-item>
          <text:p text:style-name="P10"><text:s text:c="8"/>parse_fuji (i);</text:p>
        </text:list-item>
        <text:list-item>
          <text:p text:style-name="P10"><text:s text:c="4"/>}</text:p>
        </text:list-item>
        <text:list-item>
          <text:p text:style-name="P10"><text:s text:c="4"/>fseek (ifp, 100+28*(shot_select &gt; 0), SEEK_SET);</text:p>
        </text:list-item>
        <text:list-item>
          <text:p text:style-name="P10"><text:s text:c="4"/>parse_tiff (data_offset = get4());</text:p>
        </text:list-item>
        <text:list-item>
          <text:p text:style-name="P10"><text:s text:c="4"/>parse_tiff (thumb_offset+12);</text:p>
        </text:list-item>
        <text:list-item>
          <text:p text:style-name="P10"><text:s text:c="4"/>apply_tiff();</text:p>
        </text:list-item>
        <text:list-item>
          <text:p text:style-name="P10"><text:s text:c="4"/><text:span text:style-name="T3">if</text:span> (!load_raw) {</text:p>
        </text:list-item>
        <text:list-item>
          <text:p text:style-name="P10"><text:s text:c="6"/>load_raw = &amp;CLASS unpacked_load_raw;</text:p>
        </text:list-item>
        <text:list-item>
          <text:p text:style-name="P10"><text:s text:c="6"/>tiff_bps = 14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memcmp (head,<text:span text:style-name="T5">"RIFF"</text:span>,4)) {</text:p>
        </text:list-item>
        <text:list-item>
          <text:p text:style-name="P10"><text:s text:c="4"/>fseek (ifp, 0, SEEK_SET);</text:p>
        </text:list-item>
        <text:list-item>
          <text:p text:style-name="P10"><text:s text:c="4"/>parse_riff();</text:p>
        </text:list-item>
        <text:list-item>
          <text:p text:style-name="P10"><text:s text:c="2"/>} <text:span text:style-name="T3">else</text:span> <text:span text:style-name="T3">if</text:span> (!memcmp (head+4,<text:span text:style-name="T5">"ftypcrx "</text:span>,8)) {</text:p>
        </text:list-item>
        <text:list-item>
          <text:p text:style-name="P10"><text:s text:c="4"/>fseek (ifp, 0, SEEK_SET);</text:p>
        </text:list-item>
        <text:list-item>
          <text:p text:style-name="P10"><text:s text:c="4"/>parse_crx (fsize);</text:p>
        </text:list-item>
        <text:list-item>
          <text:p text:style-name="P10"><text:s text:c="2"/>} <text:span text:style-name="T3">else</text:span> <text:span text:style-name="T3">if</text:span> (!memcmp (head+4,<text:span text:style-name="T5">"ftypqt <text:s text:c="2"/>"</text:span>,9)) {</text:p>
        </text:list-item>
        <text:list-item>
          <text:p text:style-name="P10"><text:s text:c="4"/>fseek (ifp, 0, SEEK_SET);</text:p>
        </text:list-item>
        <text:list-item>
          <text:p text:style-name="P10"><text:s text:c="4"/>parse_qt (fsize);</text:p>
        </text:list-item>
        <text:list-item>
          <text:p text:style-name="P10"><text:s text:c="4"/>is_raw = 0;</text:p>
        </text:list-item>
        <text:list-item>
          <text:p text:style-name="P10"><text:s text:c="2"/>} <text:span text:style-name="T3">else</text:span> <text:span text:style-name="T3">if</text:span> (!memcmp (head,<text:span text:style-name="T5">"\0\001\0\001\0@"</text:span>,6)) {</text:p>
        </text:list-item>
        <text:list-item>
          <text:p text:style-name="P10"><text:s text:c="4"/>fseek (ifp, 6, SEEK_SET);</text:p>
        </text:list-item>
        <text:list-item>
          <text:p text:style-name="P10"><text:s text:c="4"/>fread (make, 1, 8, ifp);</text:p>
        </text:list-item>
        <text:list-item>
          <text:p text:style-name="P10"><text:s text:c="4"/>fread (model, 1, 8, ifp);</text:p>
        </text:list-item>
        <text:list-item>
          <text:p text:style-name="P10"><text:s text:c="4"/>fread (model2, 1, 16, ifp);</text:p>
        </text:list-item>
        <text:list-item>
          <text:p text:style-name="P10"><text:s text:c="4"/>data_offset = get2();</text:p>
        </text:list-item>
        <text:list-item>
          <text:p text:style-name="P10"><text:s text:c="4"/>get2();</text:p>
        </text:list-item>
        <text:list-item>
          <text:p text:style-name="P10"><text:s text:c="4"/>raw_width = get2();</text:p>
        </text:list-item>
        <text:list-item>
          <text:p text:style-name="P10"><text:s text:c="4"/>raw_height = get2();</text:p>
        </text:list-item>
        <text:list-item>
          <text:p text:style-name="P10"><text:s text:c="4"/>load_raw = &amp;CLASS nokia_load_raw;</text:p>
        </text:list-item>
        <text:list-item>
          <text:p text:style-name="P10"><text:s text:c="4"/>filters = 0x61616161;</text:p>
        </text:list-item>
        <text:list-item>
          <text:p text:style-name="P10"><text:s text:c="2"/>} <text:span text:style-name="T3">else</text:span> <text:span text:style-name="T3">if</text:span> (!memcmp (head,<text:span text:style-name="T5">"NOKIARAW"</text:span>,8)) {</text:p>
        </text:list-item>
        <text:list-item>
          <text:p text:style-name="P10"><text:s text:c="4"/>strcpy (make, <text:span text:style-name="T5">"NOKIA"</text:span>);</text:p>
        </text:list-item>
        <text:list-item>
          <text:p text:style-name="P10"><text:s text:c="4"/>order = 0x4949;</text:p>
        </text:list-item>
        <text:list-item>
          <text:p text:style-name="P10"><text:s text:c="4"/>fseek (ifp, 300, SEEK_SET);</text:p>
        </text:list-item>
        <text:list-item>
          <text:p text:style-name="P10"><text:s text:c="4"/>data_offset = get4();</text:p>
        </text:list-item>
        <text:list-item>
          <text:p text:style-name="P10"><text:s text:c="4"/>i = get4();</text:p>
        </text:list-item>
        <text:list-item>
          <text:p text:style-name="P10"><text:s text:c="4"/>width = get2();</text:p>
        </text:list-item>
        <text:list-item>
          <text:p text:style-name="P10"><text:s text:c="4"/>height = get2();</text:p>
        </text:list-item>
        <text:list-item>
          <text:p text:style-name="P10"><text:s text:c="4"/><text:span text:style-name="T3">switch</text:span> (tiff_bps = i*8 / (width * height)) {</text:p>
        </text:list-item>
        <text:list-item>
          <text:p text:style-name="P10"><text:s text:c="6"/><text:span text:style-name="T3">case</text:span> <text:s/><text:span text:style-name="T8">8</text:span>: load_raw = &amp;CLASS eight_bit_load_raw; <text:s/><text:span text:style-name="T3">break</text:span>;</text:p>
        </text:list-item>
        <text:list-item>
          <text:p text:style-name="P10"><text:s text:c="6"/><text:span text:style-name="T3">case</text:span> <text:span text:style-name="T8">10</text:span>: load_raw = &amp;CLASS nokia_load_raw;</text:p>
        </text:list-item>
        <text:list-item>
          <text:p text:style-name="P10"><text:s text:c="4"/>}</text:p>
        </text:list-item>
        <text:list-item>
          <text:p text:style-name="P10"><text:s text:c="4"/>raw_height = height + (top_margin = i / (width * tiff_bps/8) - height);</text:p>
        </text:list-item>
        <text:list-item>
          <text:p text:style-name="P10"><text:s text:c="4"/>mask[0][3] = 1;</text:p>
        </text:list-item>
        <text:list-item>
          <text:p text:style-name="P10"><text:s text:c="4"/>filters = 0x61616161;</text:p>
        </text:list-item>
        <text:list-item>
          <text:p text:style-name="P10"><text:s text:c="2"/>} <text:span text:style-name="T3">else</text:span> <text:span text:style-name="T3">if</text:span> (!memcmp (head,<text:span text:style-name="T5">"ARRI"</text:span>,4)) {</text:p>
        </text:list-item>
        <text:list-item>
          <text:p text:style-name="P10"><text:s text:c="4"/>order = 0x4949;</text:p>
        </text:list-item>
        <text:list-item>
          <text:p text:style-name="P10"><text:s text:c="4"/>fseek (ifp, 20, SEEK_SET);</text:p>
        </text:list-item>
        <text:list-item>
          <text:p text:style-name="P10"><text:s text:c="4"/>width = get4();</text:p>
        </text:list-item>
        <text:list-item>
          <text:p text:style-name="P10"><text:s text:c="4"/>height = get4();</text:p>
        </text:list-item>
        <text:list-item>
          <text:p text:style-name="P10"><text:s text:c="4"/>strcpy (make, <text:span text:style-name="T5">"ARRI"</text:span>);</text:p>
        </text:list-item>
        <text:list-item>
          <text:p text:style-name="P10"><text:s text:c="4"/>fseek (ifp, 668, SEEK_SET);</text:p>
        </text:list-item>
        <text:list-item>
          <text:p text:style-name="P10"><text:s text:c="4"/>fread (model, 1, 64, ifp);</text:p>
        </text:list-item>
        <text:list-item>
          <text:p text:style-name="P10"><text:s text:c="4"/>data_offset = 4096;</text:p>
        </text:list-item>
        <text:list-item>
          <text:p text:style-name="P10"><text:s text:c="4"/>load_raw = &amp;CLASS packed_load_raw;</text:p>
        </text:list-item>
        <text:list-item>
          <text:p text:style-name="P10"><text:s text:c="4"/>load_flags = 88;</text:p>
        </text:list-item>
        <text:list-item>
          <text:p text:style-name="P10"><text:s text:c="4"/>filters = 0x61616161;</text:p>
        </text:list-item>
        <text:list-item>
          <text:p text:style-name="P10"><text:soft-page-break/><text:s text:c="2"/>} <text:span text:style-name="T3">else</text:span> <text:span text:style-name="T3">if</text:span> (!memcmp (head,<text:span text:style-name="T5">"XPDS"</text:span>,4)) {</text:p>
        </text:list-item>
        <text:list-item>
          <text:p text:style-name="P10"><text:s text:c="4"/>order = 0x4949;</text:p>
        </text:list-item>
        <text:list-item>
          <text:p text:style-name="P10"><text:s text:c="4"/>fseek (ifp, 0x800, SEEK_SET);</text:p>
        </text:list-item>
        <text:list-item>
          <text:p text:style-name="P10"><text:s text:c="4"/>fread (make, 1, 41, ifp);</text:p>
        </text:list-item>
        <text:list-item>
          <text:p text:style-name="P10"><text:s text:c="4"/>raw_height = get2();</text:p>
        </text:list-item>
        <text:list-item>
          <text:p text:style-name="P10"><text:s text:c="4"/>raw_width <text:s/>= get2();</text:p>
        </text:list-item>
        <text:list-item>
          <text:p text:style-name="P10"><text:s text:c="4"/>fseek (ifp, 56, SEEK_CUR);</text:p>
        </text:list-item>
        <text:list-item>
          <text:p text:style-name="P10"><text:s text:c="4"/>fread (model, 1, 30, ifp);</text:p>
        </text:list-item>
        <text:list-item>
          <text:p text:style-name="P10"><text:s text:c="4"/>data_offset = 0x10000;</text:p>
        </text:list-item>
        <text:list-item>
          <text:p text:style-name="P10"><text:s text:c="4"/>load_raw = &amp;CLASS canon_rmf_load_raw;</text:p>
        </text:list-item>
        <text:list-item>
          <text:p text:style-name="P10"><text:s text:c="4"/>gamma_curve (0, 12.25, 1, 1023);</text:p>
        </text:list-item>
        <text:list-item>
          <text:p text:style-name="P10"><text:s text:c="2"/>} <text:span text:style-name="T3">else</text:span> <text:span text:style-name="T3">if</text:span> (!memcmp (head+4,<text:span text:style-name="T5">"RED1"</text:span>,4)) {</text:p>
        </text:list-item>
        <text:list-item>
          <text:p text:style-name="P10"><text:s text:c="4"/>strcpy (make, <text:span text:style-name="T5">"Red"</text:span>);</text:p>
        </text:list-item>
        <text:list-item>
          <text:p text:style-name="P10"><text:s text:c="4"/>strcpy (model,<text:span text:style-name="T5">"One"</text:span>);</text:p>
        </text:list-item>
        <text:list-item>
          <text:p text:style-name="P10"><text:s text:c="4"/>parse_redcine();</text:p>
        </text:list-item>
        <text:list-item>
          <text:p text:style-name="P10"><text:s text:c="4"/>load_raw = &amp;CLASS redcine_load_raw;</text:p>
        </text:list-item>
        <text:list-item>
          <text:p text:style-name="P10"><text:s text:c="4"/>gamma_curve (1/2.4, 12.92, 1, 4095);</text:p>
        </text:list-item>
        <text:list-item>
          <text:p text:style-name="P10"><text:s text:c="4"/>filters = 0x49494949;</text:p>
        </text:list-item>
        <text:list-item>
          <text:p text:style-name="P10"><text:s text:c="2"/>} <text:span text:style-name="T3">else</text:span> <text:span text:style-name="T3">if</text:span> (!memcmp (head,<text:span text:style-name="T5">"DSC-Image"</text:span>,9))</text:p>
        </text:list-item>
        <text:list-item>
          <text:p text:style-name="P10"><text:s text:c="4"/>parse_rollei();</text:p>
        </text:list-item>
        <text:list-item>
          <text:p text:style-name="P10"><text:s text:c="2"/><text:span text:style-name="T3">else</text:span> <text:span text:style-name="T3">if</text:span> (!memcmp (head,<text:span text:style-name="T5">"PWAD"</text:span>,4))</text:p>
        </text:list-item>
        <text:list-item>
          <text:p text:style-name="P10"><text:s text:c="4"/>parse_sinar_ia();</text:p>
        </text:list-item>
        <text:list-item>
          <text:p text:style-name="P10"><text:s text:c="2"/><text:span text:style-name="T3">else</text:span> <text:span text:style-name="T3">if</text:span> (!memcmp (head,<text:span text:style-name="T5">"\0MRM"</text:span>,4))</text:p>
        </text:list-item>
        <text:list-item>
          <text:p text:style-name="P10"><text:s text:c="4"/>parse_minolta(0);</text:p>
        </text:list-item>
        <text:list-item>
          <text:p text:style-name="P10"><text:s text:c="2"/><text:span text:style-name="T3">else</text:span> <text:span text:style-name="T3">if</text:span> (!memcmp (head,<text:span text:style-name="T5">"FOVb"</text:span>,4))</text:p>
        </text:list-item>
        <text:list-item>
          <text:p text:style-name="P10"><text:s text:c="4"/>parse_foveon();</text:p>
        </text:list-item>
        <text:list-item>
          <text:p text:style-name="P10"><text:s text:c="2"/><text:span text:style-name="T3">else</text:span> <text:span text:style-name="T3">if</text:span> (!memcmp (head,<text:span text:style-name="T5">"CI"</text:span>,2))</text:p>
        </text:list-item>
        <text:list-item>
          <text:p text:style-name="P10"><text:s text:c="4"/>parse_cine();</text:p>
        </text:list-item>
        <text:list-item>
          <text:p text:style-name="P10"><text:s text:c="2"/><text:span text:style-name="T3">if</text:span> (make[0] == 0)</text:p>
        </text:list-item>
        <text:list-item>
          <text:p text:style-name="P10"><text:s text:c="4"/><text:span text:style-name="T3">for</text:span> (zero_fsize=i=0; i &lt; <text:span text:style-name="T3">sizeof</text:span> table / <text:span text:style-name="T3">sizeof</text:span> *table; i++)</text:p>
        </text:list-item>
        <text:list-item>
          <text:p text:style-name="P10"><text:s text:c="6"/><text:span text:style-name="T3">if</text:span> (fsize == table[i].fsize) {</text:p>
        </text:list-item>
        <text:list-item>
          <text:p text:style-name="P10"><text:s text:c="8"/>strcpy (make, <text:s/>table[i].make );</text:p>
        </text:list-item>
        <text:list-item>
          <text:p text:style-name="P10"><text:s text:c="8"/>strcpy (model, table[i].model);</text:p>
        </text:list-item>
        <text:list-item>
          <text:p text:style-name="P10"><text:s text:c="8"/>flip = table[i].flags &gt;&gt; 2;</text:p>
        </text:list-item>
        <text:list-item>
          <text:p text:style-name="P10"><text:s text:c="8"/>zero_is_bad = table[i].flags &amp; 2;</text:p>
        </text:list-item>
        <text:list-item>
          <text:p text:style-name="P10"><text:s text:c="8"/><text:span text:style-name="T3">if</text:span> (table[i].flags &amp; 1)</text:p>
        </text:list-item>
        <text:list-item>
          <text:p text:style-name="P10"><text:s text:c="10"/>parse_external_jpeg();</text:p>
        </text:list-item>
        <text:list-item>
          <text:p text:style-name="P10"><text:s text:c="8"/>data_offset = table[i].offset;</text:p>
        </text:list-item>
        <text:list-item>
          <text:p text:style-name="P10"><text:s text:c="8"/>raw_width <text:s text:c="2"/>= table[i].rw;</text:p>
        </text:list-item>
        <text:list-item>
          <text:p text:style-name="P10"><text:s text:c="8"/>raw_height <text:s/>= table[i].rh;</text:p>
        </text:list-item>
        <text:list-item>
          <text:p text:style-name="P10"><text:s text:c="8"/>left_margin = table[i].lm;</text:p>
        </text:list-item>
        <text:list-item>
          <text:p text:style-name="P10"><text:s text:c="9"/>top_margin = table[i].tm;</text:p>
        </text:list-item>
        <text:list-item>
          <text:p text:style-name="P10"><text:s text:c="8"/>width <text:s/>= raw_width - left_margin - table[i].rm;</text:p>
        </text:list-item>
        <text:list-item>
          <text:p text:style-name="P10"><text:s text:c="8"/>height = raw_height - top_margin - table[i].bm;</text:p>
        </text:list-item>
        <text:list-item>
          <text:p text:style-name="P10"><text:s text:c="8"/>filters = 0x1010101 * table[i].cf;</text:p>
        </text:list-item>
        <text:list-item>
          <text:p text:style-name="P10"><text:s text:c="8"/>colors = 4 - !((filters &amp; filters &gt;&gt; 1) &amp; 0x5555);</text:p>
        </text:list-item>
        <text:list-item>
          <text:p text:style-name="P10"><text:s text:c="8"/>load_flags = table[i].lf;</text:p>
        </text:list-item>
        <text:list-item>
          <text:p text:style-name="P10"><text:s text:c="8"/><text:span text:style-name="T3">switch</text:span> (tiff_bps = (fsize-data_offset)*8 / (raw_width*raw_height)) {</text:p>
        </text:list-item>
        <text:list-item>
          <text:p text:style-name="P10"><text:s text:c="10"/><text:span text:style-name="T3">case</text:span> <text:span text:style-name="T8">6</text:span>:</text:p>
        </text:list-item>
        <text:list-item>
          <text:p text:style-name="P10"><text:s text:c="12"/>load_raw = &amp;CLASS minolta_rd175_load_raw; <text:s/><text:span text:style-name="T3">break</text:span>;</text:p>
        </text:list-item>
        <text:list-item>
          <text:p text:style-name="P10"><text:s text:c="10"/><text:span text:style-name="T3">case</text:span> <text:span text:style-name="T8">8</text:span>:</text:p>
        </text:list-item>
        <text:list-item>
          <text:p text:style-name="P10"><text:s text:c="12"/>load_raw = &amp;CLASS eight_bit_load_raw; <text:s/><text:span text:style-name="T3">break</text:span>;</text:p>
        </text:list-item>
        <text:list-item>
          <text:p text:style-name="P10"><text:s text:c="10"/><text:span text:style-name="T3">case</text:span> <text:span text:style-name="T8">10</text:span>: <text:span text:style-name="T3">case</text:span> <text:span text:style-name="T8">12</text:span>:</text:p>
        </text:list-item>
        <text:list-item>
          <text:p text:style-name="P10"><text:s text:c="12"/>load_flags |= 512;</text:p>
        </text:list-item>
        <text:list-item>
          <text:p text:style-name="P10"><text:s text:c="12"/><text:span text:style-name="T3">if</text:span> (!strcmp(make,<text:span text:style-name="T5">"Canon"</text:span>)) load_flags |= 256;</text:p>
        </text:list-item>
        <text:list-item>
          <text:p text:style-name="P10"><text:s text:c="12"/>load_raw = &amp;CLASS packed_load_raw; <text:s text:c="4"/><text:span text:style-name="T3">break</text:span>;</text:p>
        </text:list-item>
        <text:list-item>
          <text:p text:style-name="P10"><text:s text:c="10"/><text:span text:style-name="T3">case</text:span> <text:span text:style-name="T8">16</text:span>:</text:p>
        </text:list-item>
        <text:list-item>
          <text:p text:style-name="P10"><text:s text:c="12"/>order = 0x4949 | 0x404 * (load_flags &amp; 1);</text:p>
        </text:list-item>
        <text:list-item>
          <text:p text:style-name="P10"><text:s text:c="12"/>tiff_bps -= load_flags &gt;&gt; 4;</text:p>
        </text:list-item>
        <text:list-item>
          <text:p text:style-name="P10"><text:s text:c="12"/>tiff_bps -= load_flags = load_flags &gt;&gt; 1 &amp; 7;</text:p>
        </text:list-item>
        <text:list-item>
          <text:p text:style-name="P10"><text:s text:c="12"/>load_raw = &amp;CLASS unpacked_load_raw;</text:p>
        </text:list-item>
        <text:list-item>
          <text:p text:style-name="P10"><text:s text:c="8"/>}</text:p>
        </text:list-item>
        <text:list-item>
          <text:p text:style-name="P10"><text:s text:c="8"/>maximum = (1 &lt;&lt; tiff_bps) - (1 &lt;&lt; table[i].max);</text:p>
        </text:list-item>
        <text:list-item>
          <text:p text:style-name="P10"><text:s text:c="6"/>}</text:p>
        </text:list-item>
        <text:list-item>
          <text:p text:style-name="P10"><text:s text:c="2"/><text:span text:style-name="T3">if</text:span> (zero_fsize) fsize = 0;</text:p>
        </text:list-item>
        <text:list-item>
          <text:p text:style-name="P10"><text:soft-page-break/><text:s text:c="2"/><text:span text:style-name="T3">if</text:span> (make[0] == 0) parse_smal (0, flen);</text:p>
        </text:list-item>
        <text:list-item>
          <text:p text:style-name="P10"><text:s text:c="2"/><text:span text:style-name="T3">if</text:span> (make[0] == 0) {</text:p>
        </text:list-item>
        <text:list-item>
          <text:p text:style-name="P10"><text:s text:c="4"/>parse_jpeg(0);</text:p>
        </text:list-item>
        <text:list-item>
          <text:p text:style-name="P10"><text:s text:c="4"/><text:span text:style-name="T3">if</text:span> (!(strncmp(model,<text:span text:style-name="T5">"ov"</text:span>,2) &amp;&amp; strncmp(model,<text:span text:style-name="T5">"RP_OV"</text:span>,5)) &amp;&amp;</text:p>
        </text:list-item>
        <text:list-item>
          <text:p text:style-name="P10"><text:s text:c="8"/>!fseek (ifp, -6404096, SEEK_END) &amp;&amp;</text:p>
        </text:list-item>
        <text:list-item>
          <text:p text:style-name="P10"><text:s text:c="8"/>fread (head, 1, 32, ifp) &amp;&amp; !strcmp(head,<text:span text:style-name="T5">"BRCMn"</text:span>)) {</text:p>
        </text:list-item>
        <text:list-item>
          <text:p text:style-name="P10"><text:s text:c="6"/>strcpy (make, <text:span text:style-name="T5">"OmniVision"</text:span>);</text:p>
        </text:list-item>
        <text:list-item>
          <text:p text:style-name="P10"><text:s text:c="6"/>data_offset = ftell(ifp) + 0x8000-32;</text:p>
        </text:list-item>
        <text:list-item>
          <text:p text:style-name="P10"><text:s text:c="6"/>width = raw_width;</text:p>
        </text:list-item>
        <text:list-item>
          <text:p text:style-name="P10"><text:s text:c="6"/>raw_width = 2611;</text:p>
        </text:list-item>
        <text:list-item>
          <text:p text:style-name="P10"><text:s text:c="6"/>load_raw = &amp;CLASS nokia_load_raw;</text:p>
        </text:list-item>
        <text:list-item>
          <text:p text:style-name="P10"><text:s text:c="6"/>filters = 0x16161616;</text:p>
        </text:list-item>
        <text:list-item>
          <text:p text:style-name="P10"><text:s text:c="4"/>} <text:span text:style-name="T3">else</text:span> is_raw = 0;</text:p>
        </text:list-item>
        <text:list-item>
          <text:p text:style-name="P10"><text:s text:c="2"/>}</text:p>
        </text:list-item>
        <text:list-item>
          <text:p text:style-name="P10"/>
        </text:list-item>
        <text:list-item>
          <text:p text:style-name="P10"><text:s text:c="2"/><text:span text:style-name="T3">for</text:span> (i=0; i &lt; <text:span text:style-name="T3">sizeof</text:span> corp / <text:span text:style-name="T3">sizeof</text:span> *corp; i++)</text:p>
        </text:list-item>
        <text:list-item>
          <text:p text:style-name="P10"><text:s text:c="4"/><text:span text:style-name="T3">if</text:span> (strcasestr (make, corp[i])) <text:s text:c="4"/><text:span text:style-name="T4">/* Simplify company names */</text:span></text:p>
        </text:list-item>
        <text:list-item>
          <text:p text:style-name="P10"><text:s text:c="12"/>strcpy (make, corp[i]);</text:p>
        </text:list-item>
        <text:list-item>
          <text:p text:style-name="P10"><text:s text:c="2"/><text:span text:style-name="T3">if</text:span> ((!strcmp(make,<text:span text:style-name="T5">"Kodak"</text:span>) || !strcmp(make,<text:span text:style-name="T5">"Leica"</text:span>)) &amp;&amp;</text:p>
        </text:list-item>
        <text:list-item>
          <text:p text:style-name="P10"><text:s text:c="8"/>((cp = strcasestr(model,<text:span text:style-name="T5">" DIGITAL CAMERA"</text:span>)) ||</text:p>
        </text:list-item>
        <text:list-item>
          <text:p text:style-name="P10"><text:s text:c="9"/>(cp = strstr(model,<text:span text:style-name="T5">"FILE VERSION"</text:span>))))</text:p>
        </text:list-item>
        <text:list-item>
          <text:p text:style-name="P10"><text:s text:c="5"/>*cp = 0;</text:p>
        </text:list-item>
        <text:list-item>
          <text:p text:style-name="P10"><text:s text:c="2"/><text:span text:style-name="T3">if</text:span> (!strncasecmp(model,<text:span text:style-name="T5">"PENTAX"</text:span>,6))</text:p>
        </text:list-item>
        <text:list-item>
          <text:p text:style-name="P10"><text:s text:c="4"/>strcpy (make, <text:span text:style-name="T5">"Pentax"</text:span>);</text:p>
        </text:list-item>
        <text:list-item>
          <text:p text:style-name="P10"><text:s text:c="2"/>cp = make + strlen(make); <text:s text:c="12"/><text:span text:style-name="T4">/* Remove trailing spaces */</text:span></text:p>
        </text:list-item>
        <text:list-item>
          <text:p text:style-name="P10"><text:s text:c="2"/><text:span text:style-name="T3">while</text:span> (*--cp == <text:span text:style-name="T5">' '</text:span>) *cp = 0;</text:p>
        </text:list-item>
        <text:list-item>
          <text:p text:style-name="P10"><text:s text:c="2"/>cp = model + strlen(model);</text:p>
        </text:list-item>
        <text:list-item>
          <text:p text:style-name="P10"><text:s text:c="2"/><text:span text:style-name="T3">while</text:span> (*--cp == <text:span text:style-name="T5">' '</text:span>) *cp = 0;</text:p>
        </text:list-item>
        <text:list-item>
          <text:p text:style-name="P10"><text:s text:c="2"/>i = strlen(make); <text:s text:c="20"/><text:span text:style-name="T4">/* Remove make from model */</text:span></text:p>
        </text:list-item>
        <text:list-item>
          <text:p text:style-name="P10"><text:s text:c="2"/><text:span text:style-name="T3">if</text:span> (!strncasecmp (model, make, i) &amp;&amp; model[i++] == <text:span text:style-name="T5">' '</text:span>)</text:p>
        </text:list-item>
        <text:list-item>
          <text:p text:style-name="P10"><text:s text:c="4"/>memmove (model, model+i, 64-i);</text:p>
        </text:list-item>
        <text:list-item>
          <text:p text:style-name="P10"><text:s text:c="2"/><text:span text:style-name="T3">if</text:span> (!strncmp (model,<text:span text:style-name="T5">"FinePix "</text:span>,8))</text:p>
        </text:list-item>
        <text:list-item>
          <text:p text:style-name="P10"><text:s text:c="4"/>strcpy (model, model+8);</text:p>
        </text:list-item>
        <text:list-item>
          <text:p text:style-name="P10"><text:s text:c="2"/><text:span text:style-name="T3">if</text:span> (!strncmp (model,<text:span text:style-name="T5">"Digital Camera "</text:span>,15))</text:p>
        </text:list-item>
        <text:list-item>
          <text:p text:style-name="P10"><text:s text:c="4"/>strcpy (model, model+15);</text:p>
        </text:list-item>
        <text:list-item>
          <text:p text:style-name="P10"><text:s text:c="2"/>desc[511] = artist[63] = make[63] = model[63] = model2[63] = 0;</text:p>
        </text:list-item>
        <text:list-item>
          <text:p text:style-name="P10"><text:s text:c="2"/><text:span text:style-name="T3">if</text:span> (!is_raw) <text:span text:style-name="T3">goto</text:span> <text:span text:style-name="T8">notraw</text:span>;</text:p>
        </text:list-item>
        <text:list-item>
          <text:p text:style-name="P10"/>
        </text:list-item>
        <text:list-item>
          <text:p text:style-name="P10"><text:s text:c="2"/><text:span text:style-name="T3">if</text:span> (!height) height = raw_height;</text:p>
        </text:list-item>
        <text:list-item>
          <text:p text:style-name="P10"><text:s text:c="2"/><text:span text:style-name="T3">if</text:span> (!width) <text:s/>width <text:s/>= raw_width;</text:p>
        </text:list-item>
        <text:list-item>
          <text:p text:style-name="P10"><text:s text:c="2"/><text:span text:style-name="T3">if</text:span> (height == 2624 &amp;&amp; width == 3936) <text:s/><text:span text:style-name="T4">/* Pentax K10D and Samsung GX10 */</text:span></text:p>
        </text:list-item>
        <text:list-item>
          <text:p text:style-name="P10"><text:s text:c="4"/>{ height <text:s/>= 2616; <text:s text:c="2"/>width <text:s/>= 3896; }</text:p>
        </text:list-item>
        <text:list-item>
          <text:p text:style-name="P10"><text:s text:c="2"/><text:span text:style-name="T3">if</text:span> (height == 3136 &amp;&amp; width == 4864) <text:s/><text:span text:style-name="T4">/* Pentax K20D and Samsung GX20 */</text:span></text:p>
        </text:list-item>
        <text:list-item>
          <text:p text:style-name="P10"><text:s text:c="4"/>{ height <text:s/>= 3124; <text:s text:c="2"/>width <text:s/>= 4688; filters = 0x16161616; }</text:p>
        </text:list-item>
        <text:list-item>
          <text:p text:style-name="P10"><text:s text:c="2"/><text:span text:style-name="T3">if</text:span> (raw_height == 2868 &amp;&amp; (!strcmp(model,<text:span text:style-name="T5">"K-r"</text:span>) || !strcmp(model,<text:span text:style-name="T5">"K-x"</text:span>)))</text:p>
        </text:list-item>
        <text:list-item>
          <text:p text:style-name="P10"><text:s text:c="4"/>{ <text:s text:c="18"/>width <text:s/>= 4309; filters = 0x16161616; }</text:p>
        </text:list-item>
        <text:list-item>
          <text:p text:style-name="P10"><text:s text:c="2"/><text:span text:style-name="T3">if</text:span> (raw_height == 3136 &amp;&amp; !strcmp(model,<text:span text:style-name="T5">"K-7"</text:span>))</text:p>
        </text:list-item>
        <text:list-item>
          <text:p text:style-name="P10"><text:s text:c="4"/>{ height <text:s/>= 3122; <text:s text:c="2"/>width <text:s/>= 4684; filters = 0x16161616; top_margin = 2; }</text:p>
        </text:list-item>
        <text:list-item>
          <text:p text:style-name="P10"><text:s text:c="2"/><text:span text:style-name="T3">if</text:span> (raw_height == 3284 &amp;&amp; !strncmp(model,<text:span text:style-name="T5">"K-5"</text:span>,3))</text:p>
        </text:list-item>
        <text:list-item>
          <text:p text:style-name="P10"><text:s text:c="4"/>{ left_margin = 10; width <text:s/>= 4950; filters = 0x16161616; }</text:p>
        </text:list-item>
        <text:list-item>
          <text:p text:style-name="P10"><text:s text:c="2"/><text:span text:style-name="T3">if</text:span> (raw_height == 3300 &amp;&amp; !strncmp(model,<text:span text:style-name="T5">"K-50"</text:span>,4))</text:p>
        </text:list-item>
        <text:list-item>
          <text:p text:style-name="P10"><text:s text:c="4"/>{ height <text:s/>= 3288, <text:s text:c="2"/>width <text:s/>= 4952; <text:s/>left_margin = 0; <text:s/>top_margin = 12; }</text:p>
        </text:list-item>
        <text:list-item>
          <text:p text:style-name="P10"><text:s text:c="2"/><text:span text:style-name="T3">if</text:span> (raw_height == 3664 &amp;&amp; !strncmp(model,<text:span text:style-name="T5">"K-S"</text:span>,3))</text:p>
        </text:list-item>
        <text:list-item>
          <text:p text:style-name="P10"><text:s text:c="4"/>{ <text:s text:c="18"/>width <text:s/>= 5492; <text:s/>left_margin = 0; }</text:p>
        </text:list-item>
        <text:list-item>
          <text:p text:style-name="P10"><text:s text:c="2"/><text:span text:style-name="T3">if</text:span> (raw_height == 4032 &amp;&amp; !strcmp(model,<text:span text:style-name="T5">"K-3"</text:span>))</text:p>
        </text:list-item>
        <text:list-item>
          <text:p text:style-name="P10"><text:s text:c="4"/>{ height <text:s/>= 4032; <text:s text:c="2"/>width <text:s/>= 6040; <text:s/>left_margin = 4; }</text:p>
        </text:list-item>
        <text:list-item>
          <text:p text:style-name="P10"><text:s text:c="2"/><text:span text:style-name="T3">if</text:span> (raw_height == 4060 &amp;&amp; !strcmp(model,<text:span text:style-name="T5">"KP"</text:span>))</text:p>
        </text:list-item>
        <text:list-item>
          <text:p text:style-name="P10"><text:s text:c="4"/>{ height <text:s/>= 4032; <text:s text:c="2"/>width <text:s/>= 6032; <text:s/>left_margin = 52; top_margin = 28; }</text:p>
        </text:list-item>
        <text:list-item>
          <text:p text:style-name="P10"><text:s text:c="2"/><text:span text:style-name="T3">if</text:span> (raw_height == 4950 &amp;&amp; !strcmp(model,<text:span text:style-name="T5">"K-1"</text:span>))</text:p>
        </text:list-item>
        <text:list-item>
          <text:p text:style-name="P10"><text:s text:c="4"/>{ height <text:s/>= 4932; <text:s text:c="2"/>width <text:s/>= 7380; <text:s/>left_margin = 4; <text:s/>top_margin = 18; }</text:p>
        </text:list-item>
        <text:list-item>
          <text:p text:style-name="P10"><text:s text:c="2"/><text:span text:style-name="T3">if</text:span> (raw_height == 5552 &amp;&amp; !strcmp(model,<text:span text:style-name="T5">"645D"</text:span>))</text:p>
        </text:list-item>
        <text:list-item>
          <text:p text:style-name="P10"><text:s text:c="4"/>{ height <text:s/>= 5502; <text:s text:c="2"/>width <text:s/>= 7328; <text:s/>left_margin = 48; top_margin = 29;</text:p>
        </text:list-item>
        <text:list-item>
          <text:p text:style-name="P10"><text:s text:c="6"/>filters = 0x61616161; }</text:p>
        </text:list-item>
        <text:list-item>
          <text:p text:style-name="P10"><text:s text:c="2"/><text:span text:style-name="T3">if</text:span> (height == 3014 &amp;&amp; width == 4096) <text:s/><text:span text:style-name="T4">/* Ricoh GX200 */</text:span></text:p>
        </text:list-item>
        <text:list-item>
          <text:p text:style-name="P10"><text:s text:c="24"/>width <text:s/>= 4014;</text:p>
        </text:list-item>
        <text:list-item>
          <text:p text:style-name="P10"><text:soft-page-break/><text:s text:c="2"/><text:span text:style-name="T3">if</text:span> (dng_version) {</text:p>
        </text:list-item>
        <text:list-item>
          <text:p text:style-name="P10"><text:s text:c="4"/><text:span text:style-name="T3">if</text:span> (filters == UINT_MAX) filters = 0;</text:p>
        </text:list-item>
        <text:list-item>
          <text:p text:style-name="P10"><text:s text:c="4"/><text:span text:style-name="T3">if</text:span> (filters) is_raw *= tiff_samples;</text:p>
        </text:list-item>
        <text:list-item>
          <text:p text:style-name="P10"><text:s text:c="4"/><text:span text:style-name="T3">else</text:span> <text:s text:c="8"/>colors <text:s/>= tiff_samples;</text:p>
        </text:list-item>
        <text:list-item>
          <text:p text:style-name="P10"><text:s text:c="4"/><text:span text:style-name="T3">switch</text:span> (tiff_compress) {</text:p>
        </text:list-item>
        <text:list-item>
          <text:p text:style-name="P10"><text:s text:c="6"/><text:span text:style-name="T3">case</text:span> <text:span text:style-name="T8">0</text:span>:</text:p>
        </text:list-item>
        <text:list-item>
          <text:p text:style-name="P10"><text:s text:c="6"/><text:span text:style-name="T3">case</text:span> <text:span text:style-name="T8">1</text:span>: <text:s text:c="4"/>load_raw = &amp;CLASS <text:s text:c="2"/>packed_dng_load_raw; <text:s/><text:span text:style-name="T3">break</text:span>;</text:p>
        </text:list-item>
        <text:list-item>
          <text:p text:style-name="P10"><text:s text:c="6"/><text:span text:style-name="T3">case</text:span> <text:span text:style-name="T8">7</text:span>: <text:s text:c="4"/>load_raw = &amp;CLASS lossless_dng_load_raw; <text:s/><text:span text:style-name="T3">break</text:span>;</text:p>
        </text:list-item>
        <text:list-item>
          <text:p text:style-name="P10"><text:s text:c="6"/><text:span text:style-name="T3">case</text:span> <text:span text:style-name="T8">34892</text:span>: load_raw = &amp;CLASS <text:s text:c="3"/>lossy_dng_load_raw; <text:s/><text:span text:style-name="T3">break</text:span>;</text:p>
        </text:list-item>
        <text:list-item>
          <text:p text:style-name="P10"><text:s text:c="6"/><text:span text:style-name="T8">default</text:span>: <text:s text:c="3"/>load_raw = 0;</text:p>
        </text:list-item>
        <text:list-item>
          <text:p text:style-name="P10"><text:s text:c="4"/>}</text:p>
        </text:list-item>
        <text:list-item>
          <text:p text:style-name="P10"><text:s text:c="4"/><text:span text:style-name="T3">goto</text:span> <text:span text:style-name="T8">dng_skip</text:span>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strcmp(make,<text:span text:style-name="T5">"Canon"</text:span>) &amp;&amp; !fsize &amp;&amp; tiff_bps != 15) {</text:p>
        </text:list-item>
        <text:list-item>
          <text:p text:style-name="P10"><text:s text:c="4"/><text:span text:style-name="T3">if</text:span> (!load_raw)</text:p>
        </text:list-item>
        <text:list-item>
          <text:p text:style-name="P10"><text:s text:c="6"/>load_raw = &amp;CLASS lossless_jpeg_load_raw;</text:p>
        </text:list-item>
        <text:list-item>
          <text:p text:style-name="P10"><text:s text:c="4"/><text:span text:style-name="T3">for</text:span> (i=0; i &lt; <text:span text:style-name="T3">sizeof</text:span> canon / <text:span text:style-name="T3">sizeof</text:span> *canon; i++)</text:p>
        </text:list-item>
        <text:list-item>
          <text:p text:style-name="P10"><text:s text:c="6"/><text:span text:style-name="T3">if</text:span> (raw_width == canon[i][0] &amp;&amp; raw_height == canon[i][1]) {</text:p>
        </text:list-item>
        <text:list-item>
          <text:p text:style-name="P10"><text:s text:c="8"/>width <text:s/>= raw_width - (left_margin = canon[i][2]);</text:p>
        </text:list-item>
        <text:list-item>
          <text:p text:style-name="P10"><text:s text:c="8"/>height = raw_height - (top_margin = canon[i][3]);</text:p>
        </text:list-item>
        <text:list-item>
          <text:p text:style-name="P10"><text:s text:c="8"/>width <text:s/>-= canon[i][4];</text:p>
        </text:list-item>
        <text:list-item>
          <text:p text:style-name="P10"><text:s text:c="8"/>height -= canon[i][5];</text:p>
        </text:list-item>
        <text:list-item>
          <text:p text:style-name="P10"><text:s text:c="8"/>mask[0][1] = <text:s/>canon[i][6];</text:p>
        </text:list-item>
        <text:list-item>
          <text:p text:style-name="P10"><text:s text:c="8"/>mask[0][3] = -canon[i][7];</text:p>
        </text:list-item>
        <text:list-item>
          <text:p text:style-name="P10"><text:s text:c="8"/>mask[1][1] = <text:s/>canon[i][8];</text:p>
        </text:list-item>
        <text:list-item>
          <text:p text:style-name="P10"><text:s text:c="8"/>mask[1][3] = -canon[i][9];</text:p>
        </text:list-item>
        <text:list-item>
          <text:p text:style-name="P10"><text:s text:c="8"/><text:span text:style-name="T3">if</text:span> (canon[i][10]) filters = canon[i][10] * 0x01010101;</text:p>
        </text:list-item>
        <text:list-item>
          <text:p text:style-name="P10"><text:s text:c="6"/>}</text:p>
        </text:list-item>
        <text:list-item>
          <text:p text:style-name="P10"><text:s text:c="4"/><text:span text:style-name="T3">if</text:span> ((unique_id | 0x20000) == 0x2720000) {</text:p>
        </text:list-item>
        <text:list-item>
          <text:p text:style-name="P10"><text:s text:c="6"/>left_margin = 8;</text:p>
        </text:list-item>
        <text:list-item>
          <text:p text:style-name="P10"><text:s text:c="6"/>top_margin = 16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i=0; i &lt; <text:span text:style-name="T3">sizeof</text:span> unique / <text:span text:style-name="T3">sizeof</text:span> *unique; i++)</text:p>
        </text:list-item>
        <text:list-item>
          <text:p text:style-name="P10"><text:s text:c="4"/><text:span text:style-name="T3">if</text:span> (unique_id == 0x80000000 + unique[i].id) {</text:p>
        </text:list-item>
        <text:list-item>
          <text:p text:style-name="P10"><text:s text:c="6"/>adobe_coeff (<text:span text:style-name="T5">"Canon"</text:span>, unique[i].model);</text:p>
        </text:list-item>
        <text:list-item>
          <text:p text:style-name="P10"><text:s text:c="6"/><text:span text:style-name="T3">if</text:span> (model[4] == <text:span text:style-name="T5">'K'</text:span> &amp;&amp; strlen(model) == 8)</text:p>
        </text:list-item>
        <text:list-item>
          <text:p text:style-name="P10"><text:s text:c="8"/>strcpy (model, unique[i].model);</text:p>
        </text:list-item>
        <text:list-item>
          <text:p text:style-name="P10"><text:s text:c="4"/>}</text:p>
        </text:list-item>
        <text:list-item>
          <text:p text:style-name="P10"><text:s text:c="2"/><text:span text:style-name="T3">for</text:span> (i=0; i &lt; <text:span text:style-name="T3">sizeof</text:span> sonique / <text:span text:style-name="T3">sizeof</text:span> *sonique; i++)</text:p>
        </text:list-item>
        <text:list-item>
          <text:p text:style-name="P10"><text:s text:c="4"/><text:span text:style-name="T3">if</text:span> (unique_id == sonique[i].id)</text:p>
        </text:list-item>
        <text:list-item>
          <text:p text:style-name="P10"><text:s text:c="6"/>strcpy (model, sonique[i].model);</text:p>
        </text:list-item>
        <text:list-item>
          <text:p text:style-name="P10"><text:s text:c="2"/><text:span text:style-name="T3">for</text:span> (i=0; i &lt; <text:span text:style-name="T3">sizeof</text:span> panalias / <text:span text:style-name="T3">sizeof</text:span> *panalias; i++)</text:p>
        </text:list-item>
        <text:list-item>
          <text:p text:style-name="P10"><text:s text:c="4"/><text:span text:style-name="T3">if</text:span> (panalias[i][0] == <text:span text:style-name="T5">'@'</text:span>) orig = panalias[i]+1;</text:p>
        </text:list-item>
        <text:list-item>
          <text:p text:style-name="P10"><text:s text:c="4"/><text:span text:style-name="T3">else</text:span> <text:span text:style-name="T3">if</text:span> (!strcmp(model,panalias[i]))</text:p>
        </text:list-item>
        <text:list-item>
          <text:p text:style-name="P10"><text:s text:c="6"/>adobe_coeff (<text:span text:style-name="T5">"Panasonic"</text:span>, orig);</text:p>
        </text:list-item>
        <text:list-item>
          <text:p text:style-name="P10"><text:s text:c="2"/><text:span text:style-name="T3">if</text:span> (!strcmp(make,<text:span text:style-name="T5">"Nikon"</text:span>)) {</text:p>
        </text:list-item>
        <text:list-item>
          <text:p text:style-name="P10"><text:s text:c="4"/><text:span text:style-name="T3">if</text:span> (!load_raw)</text:p>
        </text:list-item>
        <text:list-item>
          <text:p text:style-name="P10"><text:s text:c="6"/>load_raw = &amp;CLASS packed_load_raw;</text:p>
        </text:list-item>
        <text:list-item>
          <text:p text:style-name="P10"><text:s text:c="4"/><text:span text:style-name="T3">if</text:span> (model[0] == <text:span text:style-name="T5">'E'</text:span>)</text:p>
        </text:list-item>
        <text:list-item>
          <text:p text:style-name="P10"><text:s text:c="6"/>load_flags |= !data_offset &lt;&lt; 2 | 2;</text:p>
        </text:list-item>
        <text:list-item>
          <text:p text:style-name="P10"><text:s text:c="2"/>}</text:p>
        </text:list-item>
        <text:list-item>
          <text:p text:style-name="P10"/>
        </text:list-item>
        <text:list-item>
          <text:p text:style-name="P11">/* Set parameters based on camera name (for non-DNG files). */</text:p>
        </text:list-item>
        <text:list-item>
          <text:p text:style-name="P10"/>
        </text:list-item>
        <text:list-item>
          <text:p text:style-name="P10"><text:s text:c="2"/><text:span text:style-name="T3">if</text:span> (!strcmp(model,<text:span text:style-name="T5">"KAI-0340"</text:span>)</text:p>
        </text:list-item>
        <text:list-item>
          <text:p text:style-name="P10"><text:s text:c="8"/>&amp;&amp; find_green (16, 16, 3840, 5120) &lt; 25) {</text:p>
        </text:list-item>
        <text:list-item>
          <text:p text:style-name="P10"><text:s text:c="4"/>height = 480;</text:p>
        </text:list-item>
        <text:list-item>
          <text:p text:style-name="P10"><text:s text:c="4"/>top_margin = filters = 0;</text:p>
        </text:list-item>
        <text:list-item>
          <text:p text:style-name="P10"><text:s text:c="4"/>strcpy (model,<text:span text:style-name="T5">"C603"</text:span>)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strcmp(make,<text:span text:style-name="T5">"Sony"</text:span>) &amp;&amp; raw_width &gt; 3888)</text:p>
        </text:list-item>
        <text:list-item>
          <text:p text:style-name="P10"><text:s text:c="4"/>black = 128 &lt;&lt; (tiff_bps - 12);</text:p>
        </text:list-item>
        <text:list-item>
          <text:p text:style-name="P10"><text:s text:c="2"/><text:span text:style-name="T3">if</text:span> (is_foveon) {</text:p>
        </text:list-item>
        <text:list-item>
          <text:p text:style-name="P10"><text:s text:c="4"/><text:span text:style-name="T3">if</text:span> (height*2 &lt; width) pixel_aspect = 0.5;</text:p>
        </text:list-item>
        <text:list-item>
          <text:p text:style-name="P10"><text:soft-page-break/><text:s text:c="4"/><text:span text:style-name="T3">if</text:span> (height <text:s text:c="2"/>&gt; width) pixel_aspect = 2;</text:p>
        </text:list-item>
        <text:list-item>
          <text:p text:style-name="P10"><text:s text:c="4"/>filters = 0;</text:p>
        </text:list-item>
        <text:list-item>
          <text:p text:style-name="P10"><text:s text:c="4"/>simple_coeff(0);</text:p>
        </text:list-item>
        <text:list-item>
          <text:p text:style-name="P10"><text:s text:c="2"/>} <text:span text:style-name="T3">else</text:span> <text:span text:style-name="T3">if</text:span> (!strcmp(make,<text:span text:style-name="T5">"Canon"</text:span>) &amp;&amp; tiff_bps == 15) {</text:p>
        </text:list-item>
        <text:list-item>
          <text:p text:style-name="P10"><text:s text:c="4"/><text:span text:style-name="T3">switch</text:span> (width) {</text:p>
        </text:list-item>
        <text:list-item>
          <text:p text:style-name="P10"><text:s text:c="6"/><text:span text:style-name="T3">case</text:span> <text:span text:style-name="T8">3344</text:span>: width -= 66;</text:p>
        </text:list-item>
        <text:list-item>
          <text:p text:style-name="P10"><text:s text:c="6"/><text:span text:style-name="T3">case</text:span> <text:span text:style-name="T8">3872</text:span>: width -= 6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height &gt; width) {</text:p>
        </text:list-item>
        <text:list-item>
          <text:p text:style-name="P10"><text:s text:c="6"/>SWAP(height,width);</text:p>
        </text:list-item>
        <text:list-item>
          <text:p text:style-name="P10"><text:s text:c="6"/>SWAP(raw_height,raw_width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width == 7200 &amp;&amp; height == 3888) {</text:p>
        </text:list-item>
        <text:list-item>
          <text:p text:style-name="P10"><text:s text:c="6"/>raw_width <text:s/>= width <text:s/>= 6480;</text:p>
        </text:list-item>
        <text:list-item>
          <text:p text:style-name="P10"><text:s text:c="6"/>raw_height = height = 4320;</text:p>
        </text:list-item>
        <text:list-item>
          <text:p text:style-name="P10"><text:s text:c="4"/>}</text:p>
        </text:list-item>
        <text:list-item>
          <text:p text:style-name="P10"><text:s text:c="4"/>filters = 0;</text:p>
        </text:list-item>
        <text:list-item>
          <text:p text:style-name="P10"><text:s text:c="4"/>tiff_samples = colors = 3;</text:p>
        </text:list-item>
        <text:list-item>
          <text:p text:style-name="P10"><text:s text:c="4"/>load_raw = &amp;CLASS canon_sraw_load_raw;</text:p>
        </text:list-item>
        <text:list-item>
          <text:p text:style-name="P10"><text:s text:c="2"/>} <text:span text:style-name="T3">else</text:span> <text:span text:style-name="T3">if</text:span> (!strcmp(model,<text:span text:style-name="T5">"PowerShot 600"</text:span>)) {</text:p>
        </text:list-item>
        <text:list-item>
          <text:p text:style-name="P10"><text:s text:c="4"/>height = 613;</text:p>
        </text:list-item>
        <text:list-item>
          <text:p text:style-name="P10"><text:s text:c="4"/>width <text:s/>= 854;</text:p>
        </text:list-item>
        <text:list-item>
          <text:p text:style-name="P10"><text:s text:c="4"/>raw_width = 896;</text:p>
        </text:list-item>
        <text:list-item>
          <text:p text:style-name="P10"><text:s text:c="4"/>colors = 4;</text:p>
        </text:list-item>
        <text:list-item>
          <text:p text:style-name="P10"><text:s text:c="4"/>filters = 0xe1e4e1e4;</text:p>
        </text:list-item>
        <text:list-item>
          <text:p text:style-name="P10"><text:s text:c="4"/>load_raw = &amp;CLASS canon_600_load_raw;</text:p>
        </text:list-item>
        <text:list-item>
          <text:p text:style-name="P10"><text:s text:c="2"/>} <text:span text:style-name="T3">else</text:span> <text:span text:style-name="T3">if</text:span> (!strcmp(model,<text:span text:style-name="T5">"PowerShot A5"</text:span>) ||</text:p>
        </text:list-item>
        <text:list-item>
          <text:p text:style-name="P10"><text:s text:c="13"/>!strcmp(model,<text:span text:style-name="T5">"PowerShot A5 Zoom"</text:span>)) {</text:p>
        </text:list-item>
        <text:list-item>
          <text:p text:style-name="P10"><text:s text:c="4"/>height = 773;</text:p>
        </text:list-item>
        <text:list-item>
          <text:p text:style-name="P10"><text:s text:c="4"/>width <text:s/>= 960;</text:p>
        </text:list-item>
        <text:list-item>
          <text:p text:style-name="P10"><text:s text:c="4"/>raw_width = 992;</text:p>
        </text:list-item>
        <text:list-item>
          <text:p text:style-name="P10"><text:s text:c="4"/>pixel_aspect = 256/235.0;</text:p>
        </text:list-item>
        <text:list-item>
          <text:p text:style-name="P10"><text:s text:c="4"/>filters = 0x1e4e1e4e;</text:p>
        </text:list-item>
        <text:list-item>
          <text:p text:style-name="P10"><text:s text:c="4"/><text:span text:style-name="T3">goto</text:span> <text:span text:style-name="T8">canon_a5</text:span>;</text:p>
        </text:list-item>
        <text:list-item>
          <text:p text:style-name="P10"><text:s text:c="2"/>} <text:span text:style-name="T3">else</text:span> <text:span text:style-name="T3">if</text:span> (!strcmp(model,<text:span text:style-name="T5">"PowerShot A50"</text:span>)) {</text:p>
        </text:list-item>
        <text:list-item>
          <text:p text:style-name="P10"><text:s text:c="4"/>height = <text:s/>968;</text:p>
        </text:list-item>
        <text:list-item>
          <text:p text:style-name="P10"><text:s text:c="4"/>width <text:s/>= 1290;</text:p>
        </text:list-item>
        <text:list-item>
          <text:p text:style-name="P10"><text:s text:c="4"/>raw_width = 1320;</text:p>
        </text:list-item>
        <text:list-item>
          <text:p text:style-name="P10"><text:s text:c="4"/>filters = 0x1b4e4b1e;</text:p>
        </text:list-item>
        <text:list-item>
          <text:p text:style-name="P10"><text:s text:c="4"/><text:span text:style-name="T3">goto</text:span> <text:span text:style-name="T8">canon_a5</text:span>;</text:p>
        </text:list-item>
        <text:list-item>
          <text:p text:style-name="P10"><text:s text:c="2"/>} <text:span text:style-name="T3">else</text:span> <text:span text:style-name="T3">if</text:span> (!strcmp(model,<text:span text:style-name="T5">"PowerShot Pro70"</text:span>)) {</text:p>
        </text:list-item>
        <text:list-item>
          <text:p text:style-name="P10"><text:s text:c="4"/>height = 1024;</text:p>
        </text:list-item>
        <text:list-item>
          <text:p text:style-name="P10"><text:s text:c="4"/>width <text:s/>= 1552;</text:p>
        </text:list-item>
        <text:list-item>
          <text:p text:style-name="P10"><text:s text:c="4"/>filters = 0x1e4b4e1b;</text:p>
        </text:list-item>
        <text:list-item>
          <text:p text:style-name="P10"><text:span text:style-name="T8">canon_a5</text:span>:</text:p>
        </text:list-item>
        <text:list-item>
          <text:p text:style-name="P10"><text:s text:c="4"/>colors = 4;</text:p>
        </text:list-item>
        <text:list-item>
          <text:p text:style-name="P10"><text:s text:c="4"/>tiff_bps = 10;</text:p>
        </text:list-item>
        <text:list-item>
          <text:p text:style-name="P10"><text:s text:c="4"/>load_raw = &amp;CLASS packed_load_raw;</text:p>
        </text:list-item>
        <text:list-item>
          <text:p text:style-name="P10"><text:s text:c="4"/>load_flags = 264;</text:p>
        </text:list-item>
        <text:list-item>
          <text:p text:style-name="P10"><text:s text:c="2"/>} <text:span text:style-name="T3">else</text:span> <text:span text:style-name="T3">if</text:span> (!strcmp(model,<text:span text:style-name="T5">"PowerShot Pro90 IS"</text:span>) ||</text:p>
        </text:list-item>
        <text:list-item>
          <text:p text:style-name="P10"><text:s text:c="13"/>!strcmp(model,<text:span text:style-name="T5">"PowerShot G1"</text:span>)) {</text:p>
        </text:list-item>
        <text:list-item>
          <text:p text:style-name="P10"><text:s text:c="4"/>colors = 4;</text:p>
        </text:list-item>
        <text:list-item>
          <text:p text:style-name="P10"><text:s text:c="4"/>filters = 0xb4b4b4b4;</text:p>
        </text:list-item>
        <text:list-item>
          <text:p text:style-name="P10"><text:s text:c="2"/>} <text:span text:style-name="T3">else</text:span> <text:span text:style-name="T3">if</text:span> (!strcmp(model,<text:span text:style-name="T5">"PowerShot A610"</text:span>)) {</text:p>
        </text:list-item>
        <text:list-item>
          <text:p text:style-name="P10"><text:s text:c="4"/><text:span text:style-name="T3">if</text:span> (canon_s2is()) strcpy (model+10, <text:span text:style-name="T5">"S2 IS"</text:span>);</text:p>
        </text:list-item>
        <text:list-item>
          <text:p text:style-name="P10"><text:s text:c="2"/>} <text:span text:style-name="T3">else</text:span> <text:span text:style-name="T3">if</text:span> (!strcmp(model,<text:span text:style-name="T5">"PowerShot SX220 HS"</text:span>)) {</text:p>
        </text:list-item>
        <text:list-item>
          <text:p text:style-name="P10"><text:s text:c="4"/>mask[1][3] = -4;</text:p>
        </text:list-item>
        <text:list-item>
          <text:p text:style-name="P10"><text:s text:c="2"/>} <text:span text:style-name="T3">else</text:span> <text:span text:style-name="T3">if</text:span> (!strcmp(model,<text:span text:style-name="T5">"EOS D2000C"</text:span>)) {</text:p>
        </text:list-item>
        <text:list-item>
          <text:p text:style-name="P10"><text:s text:c="4"/>filters = 0x61616161;</text:p>
        </text:list-item>
        <text:list-item>
          <text:p text:style-name="P10"><text:s text:c="4"/>black = curve[200];</text:p>
        </text:list-item>
        <text:list-item>
          <text:p text:style-name="P10"><text:s text:c="2"/>} <text:span text:style-name="T3">else</text:span> <text:span text:style-name="T3">if</text:span> (!strcmp(model,<text:span text:style-name="T5">"EOS 80D"</text:span>)) {</text:p>
        </text:list-item>
        <text:list-item>
          <text:p text:style-name="P10"><text:s text:c="4"/>top_margin -= 2;</text:p>
        </text:list-item>
        <text:list-item>
          <text:p text:style-name="P10"><text:s text:c="4"/>height += 2;</text:p>
        </text:list-item>
        <text:list-item>
          <text:p text:style-name="P10"><text:s text:c="2"/>} <text:span text:style-name="T3">else</text:span> <text:span text:style-name="T3">if</text:span> (!strcmp(model,<text:span text:style-name="T5">"D1"</text:span>)) {</text:p>
        </text:list-item>
        <text:list-item>
          <text:p text:style-name="P10"><text:s text:c="4"/>cam_mul[0] *= 256/527.0;</text:p>
        </text:list-item>
        <text:list-item>
          <text:p text:style-name="P10"><text:soft-page-break/><text:s text:c="4"/>cam_mul[2] *= 256/317.0;</text:p>
        </text:list-item>
        <text:list-item>
          <text:p text:style-name="P10"><text:s text:c="2"/>} <text:span text:style-name="T3">else</text:span> <text:span text:style-name="T3">if</text:span> (!strcmp(model,<text:span text:style-name="T5">"D1X"</text:span>)) {</text:p>
        </text:list-item>
        <text:list-item>
          <text:p text:style-name="P10"><text:s text:c="4"/>width -= 4;</text:p>
        </text:list-item>
        <text:list-item>
          <text:p text:style-name="P10"><text:s text:c="4"/>pixel_aspect = 0.5;</text:p>
        </text:list-item>
        <text:list-item>
          <text:p text:style-name="P10"><text:s text:c="2"/>} <text:span text:style-name="T3">else</text:span> <text:span text:style-name="T3">if</text:span> (!strcmp(model,<text:span text:style-name="T5">"D40X"</text:span>) ||</text:p>
        </text:list-item>
        <text:list-item>
          <text:p text:style-name="P10"><text:s text:c="13"/>!strcmp(model,<text:span text:style-name="T5">"D60"</text:span>) <text:s/>||</text:p>
        </text:list-item>
        <text:list-item>
          <text:p text:style-name="P10"><text:s text:c="13"/>!strcmp(model,<text:span text:style-name="T5">"D80"</text:span>) <text:s/>||</text:p>
        </text:list-item>
        <text:list-item>
          <text:p text:style-name="P10"><text:s text:c="13"/>!strcmp(model,<text:span text:style-name="T5">"D3000"</text:span>)) {</text:p>
        </text:list-item>
        <text:list-item>
          <text:p text:style-name="P10"><text:s text:c="4"/>height -= 3;</text:p>
        </text:list-item>
        <text:list-item>
          <text:p text:style-name="P10"><text:s text:c="4"/>width <text:s/>-= 4;</text:p>
        </text:list-item>
        <text:list-item>
          <text:p text:style-name="P10"><text:s text:c="2"/>} <text:span text:style-name="T3">else</text:span> <text:span text:style-name="T3">if</text:span> (!strcmp(model,<text:span text:style-name="T5">"D3"</text:span>) <text:s text:c="2"/>||</text:p>
        </text:list-item>
        <text:list-item>
          <text:p text:style-name="P10"><text:s text:c="13"/>!strcmp(model,<text:span text:style-name="T5">"D3S"</text:span>) <text:s/>||</text:p>
        </text:list-item>
        <text:list-item>
          <text:p text:style-name="P10"><text:s text:c="13"/>!strcmp(model,<text:span text:style-name="T5">"D700"</text:span>)) {</text:p>
        </text:list-item>
        <text:list-item>
          <text:p text:style-name="P10"><text:s text:c="4"/>width -= 4;</text:p>
        </text:list-item>
        <text:list-item>
          <text:p text:style-name="P10"><text:s text:c="4"/>left_margin = 2;</text:p>
        </text:list-item>
        <text:list-item>
          <text:p text:style-name="P10"><text:s text:c="2"/>} <text:span text:style-name="T3">else</text:span> <text:span text:style-name="T3">if</text:span> (!strcmp(model,<text:span text:style-name="T5">"D3100"</text:span>)) {</text:p>
        </text:list-item>
        <text:list-item>
          <text:p text:style-name="P10"><text:s text:c="4"/>width -= 28;</text:p>
        </text:list-item>
        <text:list-item>
          <text:p text:style-name="P10"><text:s text:c="4"/>left_margin = 6;</text:p>
        </text:list-item>
        <text:list-item>
          <text:p text:style-name="P10"><text:s text:c="2"/>} <text:span text:style-name="T3">else</text:span> <text:span text:style-name="T3">if</text:span> (!strcmp(model,<text:span text:style-name="T5">"D5000"</text:span>) ||</text:p>
        </text:list-item>
        <text:list-item>
          <text:p text:style-name="P10"><text:s text:c="13"/>!strcmp(model,<text:span text:style-name="T5">"D90"</text:span>)) {</text:p>
        </text:list-item>
        <text:list-item>
          <text:p text:style-name="P10"><text:s text:c="4"/>width -= 42;</text:p>
        </text:list-item>
        <text:list-item>
          <text:p text:style-name="P10"><text:s text:c="2"/>} <text:span text:style-name="T3">else</text:span> <text:span text:style-name="T3">if</text:span> (!strcmp(model,<text:span text:style-name="T5">"D5100"</text:span>) ||</text:p>
        </text:list-item>
        <text:list-item>
          <text:p text:style-name="P10"><text:s text:c="13"/>!strcmp(model,<text:span text:style-name="T5">"D7000"</text:span>) ||</text:p>
        </text:list-item>
        <text:list-item>
          <text:p text:style-name="P10"><text:s text:c="13"/>!strcmp(model,<text:span text:style-name="T5">"COOLPIX A"</text:span>)) {</text:p>
        </text:list-item>
        <text:list-item>
          <text:p text:style-name="P10"><text:s text:c="4"/>width -= 44;</text:p>
        </text:list-item>
        <text:list-item>
          <text:p text:style-name="P10"><text:s text:c="2"/>} <text:span text:style-name="T3">else</text:span> <text:span text:style-name="T3">if</text:span> (!strcmp(model,<text:span text:style-name="T5">"D3200"</text:span>) ||</text:p>
        </text:list-item>
        <text:list-item>
          <text:p text:style-name="P10"><text:s text:c="12"/>!strncmp(model,<text:span text:style-name="T5">"D6"</text:span>,2) <text:s/>||</text:p>
        </text:list-item>
        <text:list-item>
          <text:p text:style-name="P10"><text:s text:c="12"/>!strncmp(model,<text:span text:style-name="T5">"D800"</text:span>,4)) {</text:p>
        </text:list-item>
        <text:list-item>
          <text:p text:style-name="P10"><text:s text:c="4"/>width -= 46;</text:p>
        </text:list-item>
        <text:list-item>
          <text:p text:style-name="P10"><text:s text:c="2"/>} <text:span text:style-name="T3">else</text:span> <text:span text:style-name="T3">if</text:span> (!strcmp(model,<text:span text:style-name="T5">"D4"</text:span>) ||</text:p>
        </text:list-item>
        <text:list-item>
          <text:p text:style-name="P10"><text:s text:c="13"/>!strcmp(model,<text:span text:style-name="T5">"Df"</text:span>)) {</text:p>
        </text:list-item>
        <text:list-item>
          <text:p text:style-name="P10"><text:s text:c="4"/>width -= 52;</text:p>
        </text:list-item>
        <text:list-item>
          <text:p text:style-name="P10"><text:s text:c="4"/>left_margin = 2;</text:p>
        </text:list-item>
        <text:list-item>
          <text:p text:style-name="P10"><text:s text:c="2"/>} <text:span text:style-name="T3">else</text:span> <text:span text:style-name="T3">if</text:span> (!strncmp(model,<text:span text:style-name="T5">"D40"</text:span>,3) ||</text:p>
        </text:list-item>
        <text:list-item>
          <text:p text:style-name="P10"><text:s text:c="13"/>!strncmp(model,<text:span text:style-name="T5">"D50"</text:span>,3) ||</text:p>
        </text:list-item>
        <text:list-item>
          <text:p text:style-name="P10"><text:s text:c="13"/>!strncmp(model,<text:span text:style-name="T5">"D70"</text:span>,3)) {</text:p>
        </text:list-item>
        <text:list-item>
          <text:p text:style-name="P10"><text:s text:c="4"/>width--;</text:p>
        </text:list-item>
        <text:list-item>
          <text:p text:style-name="P10"><text:s text:c="2"/>} <text:span text:style-name="T3">else</text:span> <text:span text:style-name="T3">if</text:span> (!strcmp(model,<text:span text:style-name="T5">"D100"</text:span>)) {</text:p>
        </text:list-item>
        <text:list-item>
          <text:p text:style-name="P10"><text:s text:c="4"/><text:span text:style-name="T3">if</text:span> (load_flags)</text:p>
        </text:list-item>
        <text:list-item>
          <text:p text:style-name="P10"><text:s text:c="6"/>raw_width = (width += 3) + 3;</text:p>
        </text:list-item>
        <text:list-item>
          <text:p text:style-name="P10"><text:s text:c="2"/>} <text:span text:style-name="T3">else</text:span> <text:span text:style-name="T3">if</text:span> (!strcmp(model,<text:span text:style-name="T5">"D200"</text:span>)) {</text:p>
        </text:list-item>
        <text:list-item>
          <text:p text:style-name="P10"><text:s text:c="4"/>left_margin = 1;</text:p>
        </text:list-item>
        <text:list-item>
          <text:p text:style-name="P10"><text:s text:c="4"/>width -= 4;</text:p>
        </text:list-item>
        <text:list-item>
          <text:p text:style-name="P10"><text:s text:c="4"/>filters = 0x94949494;</text:p>
        </text:list-item>
        <text:list-item>
          <text:p text:style-name="P10"><text:s text:c="2"/>} <text:span text:style-name="T3">else</text:span> <text:span text:style-name="T3">if</text:span> (!strncmp(model,<text:span text:style-name="T5">"D2H"</text:span>,3)) {</text:p>
        </text:list-item>
        <text:list-item>
          <text:p text:style-name="P10"><text:s text:c="4"/>left_margin = 6;</text:p>
        </text:list-item>
        <text:list-item>
          <text:p text:style-name="P10"><text:s text:c="4"/>width -= 14;</text:p>
        </text:list-item>
        <text:list-item>
          <text:p text:style-name="P10"><text:s text:c="2"/>} <text:span text:style-name="T3">else</text:span> <text:span text:style-name="T3">if</text:span> (!strncmp(model,<text:span text:style-name="T5">"D2X"</text:span>,3)) {</text:p>
        </text:list-item>
        <text:list-item>
          <text:p text:style-name="P10"><text:s text:c="4"/><text:span text:style-name="T3">if</text:span> (width == 3264) width -= 32;</text:p>
        </text:list-item>
        <text:list-item>
          <text:p text:style-name="P10"><text:s text:c="4"/><text:span text:style-name="T3">else</text:span> width -= 8;</text:p>
        </text:list-item>
        <text:list-item>
          <text:p text:style-name="P10"><text:s text:c="2"/>} <text:span text:style-name="T3">else</text:span> <text:span text:style-name="T3">if</text:span> (!strncmp(model,<text:span text:style-name="T5">"D300"</text:span>,4)) {</text:p>
        </text:list-item>
        <text:list-item>
          <text:p text:style-name="P10"><text:s text:c="4"/>width -= 32;</text:p>
        </text:list-item>
        <text:list-item>
          <text:p text:style-name="P10"><text:s text:c="2"/>} <text:span text:style-name="T3">else</text:span> <text:span text:style-name="T3">if</text:span> (!strncmp(model,<text:span text:style-name="T5">"COOLPIX B"</text:span>,9)) {</text:p>
        </text:list-item>
        <text:list-item>
          <text:p text:style-name="P10"><text:s text:c="4"/>load_flags = 24;</text:p>
        </text:list-item>
        <text:list-item>
          <text:p text:style-name="P10"><text:s text:c="2"/>} <text:span text:style-name="T3">else</text:span> <text:span text:style-name="T3">if</text:span> (!strncmp(model,<text:span text:style-name="T5">"COOLPIX P"</text:span>,9) &amp;&amp; raw_width != 4032) {</text:p>
        </text:list-item>
        <text:list-item>
          <text:p text:style-name="P10"><text:s text:c="4"/>load_flags = 24;</text:p>
        </text:list-item>
        <text:list-item>
          <text:p text:style-name="P10"><text:s text:c="4"/>filters = 0x94949494;</text:p>
        </text:list-item>
        <text:list-item>
          <text:p text:style-name="P10"><text:s text:c="4"/><text:span text:style-name="T3">if</text:span> (model[9] == <text:span text:style-name="T5">'7'</text:span> &amp;&amp; iso_speed &gt;= 400)</text:p>
        </text:list-item>
        <text:list-item>
          <text:p text:style-name="P10"><text:s text:c="6"/>black = 255;</text:p>
        </text:list-item>
        <text:list-item>
          <text:p text:style-name="P10"><text:s text:c="2"/>} <text:span text:style-name="T3">else</text:span> <text:span text:style-name="T3">if</text:span> (!strncmp(model,<text:span text:style-name="T5">"1 "</text:span>,2)) {</text:p>
        </text:list-item>
        <text:list-item>
          <text:p text:style-name="P10"><text:s text:c="4"/>height -= 2;</text:p>
        </text:list-item>
        <text:list-item>
          <text:p text:style-name="P10"><text:s text:c="2"/>} <text:span text:style-name="T3">else</text:span> <text:span text:style-name="T3">if</text:span> (fsize == 1581060) {</text:p>
        </text:list-item>
        <text:list-item>
          <text:p text:style-name="P10"><text:s text:c="4"/>simple_coeff(3);</text:p>
        </text:list-item>
        <text:list-item>
          <text:p text:style-name="P10"><text:s text:c="4"/>pre_mul[0] = 1.2085;</text:p>
        </text:list-item>
        <text:list-item>
          <text:p text:style-name="P10"><text:s text:c="4"/>pre_mul[1] = 1.0943;</text:p>
        </text:list-item>
        <text:list-item>
          <text:p text:style-name="P10"><text:soft-page-break/><text:s text:c="4"/>pre_mul[3] = 1.1103;</text:p>
        </text:list-item>
        <text:list-item>
          <text:p text:style-name="P10"><text:s text:c="2"/>} <text:span text:style-name="T3">else</text:span> <text:span text:style-name="T3">if</text:span> (fsize == 3178560) {</text:p>
        </text:list-item>
        <text:list-item>
          <text:p text:style-name="P10"><text:s text:c="4"/>cam_mul[0] *= 4;</text:p>
        </text:list-item>
        <text:list-item>
          <text:p text:style-name="P10"><text:s text:c="4"/>cam_mul[2] *= 4;</text:p>
        </text:list-item>
        <text:list-item>
          <text:p text:style-name="P10"><text:s text:c="2"/>} <text:span text:style-name="T3">else</text:span> <text:span text:style-name="T3">if</text:span> (fsize == 4771840) {</text:p>
        </text:list-item>
        <text:list-item>
          <text:p text:style-name="P10"><text:s text:c="4"/><text:span text:style-name="T3">if</text:span> (!timestamp &amp;&amp; nikon_e995())</text:p>
        </text:list-item>
        <text:list-item>
          <text:p text:style-name="P10"><text:s text:c="6"/>strcpy (model, <text:span text:style-name="T5">"E995"</text:span>);</text:p>
        </text:list-item>
        <text:list-item>
          <text:p text:style-name="P10"><text:s text:c="4"/><text:span text:style-name="T3">if</text:span> (strcmp(model,<text:span text:style-name="T5">"E995"</text:span>)) {</text:p>
        </text:list-item>
        <text:list-item>
          <text:p text:style-name="P10"><text:s text:c="6"/>filters = 0xb4b4b4b4;</text:p>
        </text:list-item>
        <text:list-item>
          <text:p text:style-name="P10"><text:s text:c="6"/>simple_coeff(3);</text:p>
        </text:list-item>
        <text:list-item>
          <text:p text:style-name="P10"><text:s text:c="6"/>pre_mul[0] = 1.196;</text:p>
        </text:list-item>
        <text:list-item>
          <text:p text:style-name="P10"><text:s text:c="6"/>pre_mul[1] = 1.246;</text:p>
        </text:list-item>
        <text:list-item>
          <text:p text:style-name="P10"><text:s text:c="6"/>pre_mul[2] = 1.018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fsize == 2940928) {</text:p>
        </text:list-item>
        <text:list-item>
          <text:p text:style-name="P10"><text:s text:c="4"/><text:span text:style-name="T3">if</text:span> (!timestamp &amp;&amp; !nikon_e2100())</text:p>
        </text:list-item>
        <text:list-item>
          <text:p text:style-name="P10"><text:s text:c="6"/>strcpy (model,<text:span text:style-name="T5">"E2500"</text:span>);</text:p>
        </text:list-item>
        <text:list-item>
          <text:p text:style-name="P10"><text:s text:c="4"/><text:span text:style-name="T3">if</text:span> (!strcmp(model,<text:span text:style-name="T5">"E2500"</text:span>)) {</text:p>
        </text:list-item>
        <text:list-item>
          <text:p text:style-name="P10"><text:s text:c="6"/>height -= 2;</text:p>
        </text:list-item>
        <text:list-item>
          <text:p text:style-name="P10"><text:s text:c="6"/>load_flags = 6;</text:p>
        </text:list-item>
        <text:list-item>
          <text:p text:style-name="P10"><text:s text:c="6"/>colors = 4;</text:p>
        </text:list-item>
        <text:list-item>
          <text:p text:style-name="P10"><text:s text:c="6"/>filters = 0x4b4b4b4b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fsize == 4775936) {</text:p>
        </text:list-item>
        <text:list-item>
          <text:p text:style-name="P10"><text:s text:c="4"/><text:span text:style-name="T3">if</text:span> (!timestamp) nikon_3700();</text:p>
        </text:list-item>
        <text:list-item>
          <text:p text:style-name="P10"><text:s text:c="4"/><text:span text:style-name="T3">if</text:span> (model[0] == <text:span text:style-name="T5">'E'</text:span> &amp;&amp; atoi(model+1) &lt; 3700)</text:p>
        </text:list-item>
        <text:list-item>
          <text:p text:style-name="P10"><text:s text:c="6"/>filters = 0x49494949;</text:p>
        </text:list-item>
        <text:list-item>
          <text:p text:style-name="P10"><text:s text:c="4"/><text:span text:style-name="T3">if</text:span> (!strcmp(model,<text:span text:style-name="T5">"Optio 33WR"</text:span>)) {</text:p>
        </text:list-item>
        <text:list-item>
          <text:p text:style-name="P10"><text:s text:c="6"/>flip = 1;</text:p>
        </text:list-item>
        <text:list-item>
          <text:p text:style-name="P10"><text:s text:c="6"/>filters = 0x16161616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make[0] == <text:span text:style-name="T5">'O'</text:span>) {</text:p>
        </text:list-item>
        <text:list-item>
          <text:p text:style-name="P10"><text:s text:c="6"/>i = find_green (12, 32, 1188864, 3576832);</text:p>
        </text:list-item>
        <text:list-item>
          <text:p text:style-name="P10"><text:s text:c="6"/>c = find_green (12, 32, 2383920, 2387016);</text:p>
        </text:list-item>
        <text:list-item>
          <text:p text:style-name="P10"><text:s text:c="6"/><text:span text:style-name="T3">if</text:span> (abs(i) &lt; abs(c)) {</text:p>
        </text:list-item>
        <text:list-item>
          <text:p text:style-name="P10"><text:s text:c="8"/>SWAP(i,c);</text:p>
        </text:list-item>
        <text:list-item>
          <text:p text:style-name="P10"><text:s text:c="8"/>load_flags = 24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i &lt; 0) filters = 0x61616161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fsize == 5869568) {</text:p>
        </text:list-item>
        <text:list-item>
          <text:p text:style-name="P10"><text:s text:c="4"/><text:span text:style-name="T3">if</text:span> (!timestamp &amp;&amp; minolta_z2()) {</text:p>
        </text:list-item>
        <text:list-item>
          <text:p text:style-name="P10"><text:s text:c="6"/>strcpy (make, <text:span text:style-name="T5">"Minolta"</text:span>);</text:p>
        </text:list-item>
        <text:list-item>
          <text:p text:style-name="P10"><text:s text:c="6"/>strcpy (model,<text:span text:style-name="T5">"DiMAGE Z2"</text:span>);</text:p>
        </text:list-item>
        <text:list-item>
          <text:p text:style-name="P10"><text:s text:c="4"/>}</text:p>
        </text:list-item>
        <text:list-item>
          <text:p text:style-name="P10"><text:s text:c="4"/>load_flags = 6 + 24*(make[0] == <text:span text:style-name="T5">'M'</text:span>);</text:p>
        </text:list-item>
        <text:list-item>
          <text:p text:style-name="P10"><text:s text:c="2"/>} <text:span text:style-name="T3">else</text:span> <text:span text:style-name="T3">if</text:span> (fsize == 6291456) {</text:p>
        </text:list-item>
        <text:list-item>
          <text:p text:style-name="P10"><text:s text:c="4"/>fseek (ifp, 0x300000, SEEK_SET);</text:p>
        </text:list-item>
        <text:list-item>
          <text:p text:style-name="P10"><text:s text:c="4"/><text:span text:style-name="T3">if</text:span> ((order = guess_byte_order(0x10000)) == 0x4d4d) {</text:p>
        </text:list-item>
        <text:list-item>
          <text:p text:style-name="P10"><text:s text:c="6"/>height -= (top_margin = 16);</text:p>
        </text:list-item>
        <text:list-item>
          <text:p text:style-name="P10"><text:s text:c="6"/>width -= (left_margin = 28);</text:p>
        </text:list-item>
        <text:list-item>
          <text:p text:style-name="P10"><text:s text:c="6"/>maximum = 0xf5c0;</text:p>
        </text:list-item>
        <text:list-item>
          <text:p text:style-name="P10"><text:s text:c="6"/>strcpy (make, <text:span text:style-name="T5">"ISG"</text:span>);</text:p>
        </text:list-item>
        <text:list-item>
          <text:p text:style-name="P10"><text:s text:c="6"/>model[0] = 0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strcmp(make,<text:span text:style-name="T5">"Fujifilm"</text:span>)) {</text:p>
        </text:list-item>
        <text:list-item>
          <text:p text:style-name="P10"><text:s text:c="4"/><text:span text:style-name="T3">if</text:span> (!strcmp(model+7,<text:span text:style-name="T5">"S2Pro"</text:span>)) {</text:p>
        </text:list-item>
        <text:list-item>
          <text:p text:style-name="P10"><text:s text:c="6"/>strcpy (model,<text:span text:style-name="T5">"S2Pro"</text:span>);</text:p>
        </text:list-item>
        <text:list-item>
          <text:p text:style-name="P10"><text:s text:c="6"/>height = 2144;</text:p>
        </text:list-item>
        <text:list-item>
          <text:p text:style-name="P10"><text:s text:c="6"/>width <text:s/>= 2880;</text:p>
        </text:list-item>
        <text:list-item>
          <text:p text:style-name="P10"><text:s text:c="6"/>flip = 6;</text:p>
        </text:list-item>
        <text:list-item>
          <text:p text:style-name="P10"><text:s text:c="4"/>}</text:p>
        </text:list-item>
        <text:list-item>
          <text:p text:style-name="P10"><text:s text:c="4"/>top_margin = (raw_height - height) &gt;&gt; 2 &lt;&lt; 1;</text:p>
        </text:list-item>
        <text:list-item>
          <text:p text:style-name="P10"><text:s text:c="4"/>left_margin = (raw_width - width ) &gt;&gt; 2 &lt;&lt; 1;</text:p>
        </text:list-item>
        <text:list-item>
          <text:p text:style-name="P10"><text:s text:c="4"/><text:span text:style-name="T3">if</text:span> (width == 2848 || width == 3664) filters = 0x16161616;</text:p>
        </text:list-item>
        <text:list-item>
          <text:p text:style-name="P10"><text:soft-page-break/><text:s text:c="4"/><text:span text:style-name="T3">if</text:span> (width == 4032 || width == 4952 || width == 6032 || width == 8280) left_margin = 0;</text:p>
        </text:list-item>
        <text:list-item>
          <text:p text:style-name="P10"><text:s text:c="4"/><text:span text:style-name="T3">if</text:span> (width == 3328 &amp;&amp; (width -= 66)) left_margin = 34;</text:p>
        </text:list-item>
        <text:list-item>
          <text:p text:style-name="P10"><text:s text:c="4"/><text:span text:style-name="T3">if</text:span> (width == 4936) left_margin = 4;</text:p>
        </text:list-item>
        <text:list-item>
          <text:p text:style-name="P10"><text:s text:c="4"/><text:span text:style-name="T3">if</text:span> (!strcmp(model,<text:span text:style-name="T5">"HS50EXR"</text:span>) ||</text:p>
        </text:list-item>
        <text:list-item>
          <text:p text:style-name="P10"><text:s text:c="8"/>!strcmp(model,<text:span text:style-name="T5">"F900EXR"</text:span>)) {</text:p>
        </text:list-item>
        <text:list-item>
          <text:p text:style-name="P10"><text:s text:c="6"/>width += 2;</text:p>
        </text:list-item>
        <text:list-item>
          <text:p text:style-name="P10"><text:s text:c="6"/>left_margin = 0;</text:p>
        </text:list-item>
        <text:list-item>
          <text:p text:style-name="P10"><text:s text:c="6"/>filters = 0x16161616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fuji_layout) raw_width *= is_raw;</text:p>
        </text:list-item>
        <text:list-item>
          <text:p text:style-name="P10"><text:s text:c="4"/><text:span text:style-name="T3">if</text:span> (filters == 9)</text:p>
        </text:list-item>
        <text:list-item>
          <text:p text:style-name="P10"><text:s text:c="6"/>FORC(36) ((<text:span text:style-name="T10">char</text:span> *)xtrans)[c] =</text:p>
        </text:list-item>
        <text:list-item>
          <text:p text:style-name="P10"><text:s text:c="8"/>xtrans_abs[(c/6+top_margin) % 6][(c+left_margin) % 6];</text:p>
        </text:list-item>
        <text:list-item>
          <text:p text:style-name="P10"><text:s text:c="2"/>} <text:span text:style-name="T3">else</text:span> <text:span text:style-name="T3">if</text:span> (!strcmp(model,<text:span text:style-name="T5">"KD-400Z"</text:span>)) {</text:p>
        </text:list-item>
        <text:list-item>
          <text:p text:style-name="P10"><text:s text:c="4"/>height = 1712;</text:p>
        </text:list-item>
        <text:list-item>
          <text:p text:style-name="P10"><text:s text:c="4"/>width <text:s/>= 2312;</text:p>
        </text:list-item>
        <text:list-item>
          <text:p text:style-name="P10"><text:s text:c="4"/>raw_width = 2336;</text:p>
        </text:list-item>
        <text:list-item>
          <text:p text:style-name="P10"><text:s text:c="4"/><text:span text:style-name="T3">goto</text:span> <text:span text:style-name="T8">konica_400z</text:span>;</text:p>
        </text:list-item>
        <text:list-item>
          <text:p text:style-name="P10"><text:s text:c="2"/>} <text:span text:style-name="T3">else</text:span> <text:span text:style-name="T3">if</text:span> (!strcmp(model,<text:span text:style-name="T5">"KD-510Z"</text:span>)) {</text:p>
        </text:list-item>
        <text:list-item>
          <text:p text:style-name="P10"><text:s text:c="4"/><text:span text:style-name="T3">goto</text:span> <text:span text:style-name="T8">konica_510z</text:span>;</text:p>
        </text:list-item>
        <text:list-item>
          <text:p text:style-name="P10"><text:s text:c="2"/>} <text:span text:style-name="T3">else</text:span> <text:span text:style-name="T3">if</text:span> (!strcasecmp(make,<text:span text:style-name="T5">"Minolta"</text:span>)) {</text:p>
        </text:list-item>
        <text:list-item>
          <text:p text:style-name="P10"><text:s text:c="4"/><text:span text:style-name="T3">if</text:span> (!load_raw &amp;&amp; (maximum = 0xfff))</text:p>
        </text:list-item>
        <text:list-item>
          <text:p text:style-name="P10"><text:s text:c="6"/>load_raw = &amp;CLASS unpacked_load_raw;</text:p>
        </text:list-item>
        <text:list-item>
          <text:p text:style-name="P10"><text:s text:c="4"/><text:span text:style-name="T3">if</text:span> (!strncmp(model,<text:span text:style-name="T5">"DiMAGE A"</text:span>,8)) {</text:p>
        </text:list-item>
        <text:list-item>
          <text:p text:style-name="P10"><text:s text:c="6"/><text:span text:style-name="T3">if</text:span> (!strcmp(model,<text:span text:style-name="T5">"DiMAGE A200"</text:span>))</text:p>
        </text:list-item>
        <text:list-item>
          <text:p text:style-name="P10"><text:s text:c="8"/>filters = 0x49494949;</text:p>
        </text:list-item>
        <text:list-item>
          <text:p text:style-name="P10"><text:s text:c="6"/>tiff_bps = 12;</text:p>
        </text:list-item>
        <text:list-item>
          <text:p text:style-name="P10"><text:s text:c="6"/>load_raw = &amp;CLASS packed_load_raw;</text:p>
        </text:list-item>
        <text:list-item>
          <text:p text:style-name="P10"><text:s text:c="4"/>} <text:span text:style-name="T3">else</text:span> <text:span text:style-name="T3">if</text:span> (!strncmp(model,<text:span text:style-name="T5">"ALPHA"</text:span>,5) ||</text:p>
        </text:list-item>
        <text:list-item>
          <text:p text:style-name="P10"><text:s text:c="15"/>!strncmp(model,<text:span text:style-name="T5">"DYNAX"</text:span>,5) ||</text:p>
        </text:list-item>
        <text:list-item>
          <text:p text:style-name="P10"><text:s text:c="15"/>!strncmp(model,<text:span text:style-name="T5">"MAXXUM"</text:span>,6)) {</text:p>
        </text:list-item>
        <text:list-item>
          <text:p text:style-name="P10"><text:s text:c="6"/>sprintf (model+20, <text:span text:style-name="T5">"DYNAX %-10s"</text:span>, model+6+(model[0]==<text:span text:style-name="T5">'M'</text:span>));</text:p>
        </text:list-item>
        <text:list-item>
          <text:p text:style-name="P10"><text:s text:c="6"/>adobe_coeff (make, model+20);</text:p>
        </text:list-item>
        <text:list-item>
          <text:p text:style-name="P10"><text:s text:c="6"/>load_raw = &amp;CLASS packed_load_raw;</text:p>
        </text:list-item>
        <text:list-item>
          <text:p text:style-name="P10"><text:s text:c="4"/>} <text:span text:style-name="T3">else</text:span> <text:span text:style-name="T3">if</text:span> (!strncmp(model,<text:span text:style-name="T5">"DiMAGE G"</text:span>,8)) {</text:p>
        </text:list-item>
        <text:list-item>
          <text:p text:style-name="P10"><text:s text:c="6"/><text:span text:style-name="T3">if</text:span> (model[8] == <text:span text:style-name="T5">'4'</text:span>) {</text:p>
        </text:list-item>
        <text:list-item>
          <text:p text:style-name="P10"><text:s text:c="8"/>height = 1716;</text:p>
        </text:list-item>
        <text:list-item>
          <text:p text:style-name="P10"><text:s text:c="8"/>width <text:s/>= 2304;</text:p>
        </text:list-item>
        <text:list-item>
          <text:p text:style-name="P10"><text:s text:c="6"/>} <text:span text:style-name="T3">else</text:span> <text:span text:style-name="T3">if</text:span> (model[8] == <text:span text:style-name="T5">'5'</text:span>) {</text:p>
        </text:list-item>
        <text:list-item>
          <text:p text:style-name="P10"><text:span text:style-name="T8">konica_510z</text:span>:</text:p>
        </text:list-item>
        <text:list-item>
          <text:p text:style-name="P10"><text:s text:c="8"/>height = 1956;</text:p>
        </text:list-item>
        <text:list-item>
          <text:p text:style-name="P10"><text:s text:c="8"/>width <text:s/>= 2607;</text:p>
        </text:list-item>
        <text:list-item>
          <text:p text:style-name="P10"><text:s text:c="8"/>raw_width = 2624;</text:p>
        </text:list-item>
        <text:list-item>
          <text:p text:style-name="P10"><text:s text:c="6"/>} <text:span text:style-name="T3">else</text:span> <text:span text:style-name="T3">if</text:span> (model[8] == <text:span text:style-name="T5">'6'</text:span>) {</text:p>
        </text:list-item>
        <text:list-item>
          <text:p text:style-name="P10"><text:s text:c="8"/>height = 2136;</text:p>
        </text:list-item>
        <text:list-item>
          <text:p text:style-name="P10"><text:s text:c="8"/>width <text:s/>= 2848;</text:p>
        </text:list-item>
        <text:list-item>
          <text:p text:style-name="P10"><text:s text:c="6"/>}</text:p>
        </text:list-item>
        <text:list-item>
          <text:p text:style-name="P10"><text:s text:c="6"/>data_offset += 14;</text:p>
        </text:list-item>
        <text:list-item>
          <text:p text:style-name="P10"><text:s text:c="6"/>filters = 0x61616161;</text:p>
        </text:list-item>
        <text:list-item>
          <text:p text:style-name="P10"><text:span text:style-name="T8">konica_400z</text:span>:</text:p>
        </text:list-item>
        <text:list-item>
          <text:p text:style-name="P10"><text:s text:c="6"/>load_raw = &amp;CLASS unpacked_load_raw;</text:p>
        </text:list-item>
        <text:list-item>
          <text:p text:style-name="P10"><text:s text:c="6"/>maximum = 0x3df;</text:p>
        </text:list-item>
        <text:list-item>
          <text:p text:style-name="P10"><text:s text:c="6"/>order = 0x4d4d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strcmp(model,<text:span text:style-name="T5">"*ist D"</text:span>)) {</text:p>
        </text:list-item>
        <text:list-item>
          <text:p text:style-name="P10"><text:s text:c="4"/>load_raw = &amp;CLASS unpacked_load_raw;</text:p>
        </text:list-item>
        <text:list-item>
          <text:p text:style-name="P10"><text:s text:c="4"/>data_error = -1;</text:p>
        </text:list-item>
        <text:list-item>
          <text:p text:style-name="P10"><text:s text:c="2"/>} <text:span text:style-name="T3">else</text:span> <text:span text:style-name="T3">if</text:span> (!strcmp(model,<text:span text:style-name="T5">"*ist DS"</text:span>)) {</text:p>
        </text:list-item>
        <text:list-item>
          <text:p text:style-name="P10"><text:s text:c="4"/>height -= 2;</text:p>
        </text:list-item>
        <text:list-item>
          <text:p text:style-name="P10"><text:s text:c="2"/>} <text:span text:style-name="T3">else</text:span> <text:span text:style-name="T3">if</text:span> (!strcmp(make,<text:span text:style-name="T5">"Samsung"</text:span>) &amp;&amp; raw_width == 4704) {</text:p>
        </text:list-item>
        <text:list-item>
          <text:p text:style-name="P10"><text:s text:c="4"/>height -= top_margin = 8;</text:p>
        </text:list-item>
        <text:list-item>
          <text:p text:style-name="P10"><text:s text:c="4"/>width -= 2 * (left_margin = 8);</text:p>
        </text:list-item>
        <text:list-item>
          <text:p text:style-name="P10"><text:s text:c="4"/>load_flags = 256;</text:p>
        </text:list-item>
        <text:list-item>
          <text:p text:style-name="P10"><text:s text:c="2"/>} <text:span text:style-name="T3">else</text:span> <text:span text:style-name="T3">if</text:span> (!strcmp(make,<text:span text:style-name="T5">"Samsung"</text:span>) &amp;&amp; raw_height == 3714) {</text:p>
        </text:list-item>
        <text:list-item>
          <text:p text:style-name="P10"><text:soft-page-break/><text:s text:c="4"/>height -= top_margin = 18;</text:p>
        </text:list-item>
        <text:list-item>
          <text:p text:style-name="P10"><text:s text:c="4"/>left_margin = raw_width - (width = 5536);</text:p>
        </text:list-item>
        <text:list-item>
          <text:p text:style-name="P10"><text:s text:c="4"/><text:span text:style-name="T3">if</text:span> (raw_width != 5600)</text:p>
        </text:list-item>
        <text:list-item>
          <text:p text:style-name="P10"><text:s text:c="6"/>left_margin = top_margin = 0;</text:p>
        </text:list-item>
        <text:list-item>
          <text:p text:style-name="P10"><text:s text:c="4"/>filters = 0x61616161;</text:p>
        </text:list-item>
        <text:list-item>
          <text:p text:style-name="P10"><text:s text:c="4"/>colors = 3;</text:p>
        </text:list-item>
        <text:list-item>
          <text:p text:style-name="P10"><text:s text:c="2"/>} <text:span text:style-name="T3">else</text:span> <text:span text:style-name="T3">if</text:span> (!strcmp(make,<text:span text:style-name="T5">"Samsung"</text:span>) &amp;&amp; raw_width == 5632) {</text:p>
        </text:list-item>
        <text:list-item>
          <text:p text:style-name="P10"><text:s text:c="4"/>order = 0x4949;</text:p>
        </text:list-item>
        <text:list-item>
          <text:p text:style-name="P10"><text:s text:c="4"/>height = 3694;</text:p>
        </text:list-item>
        <text:list-item>
          <text:p text:style-name="P10"><text:s text:c="4"/>top_margin = 2;</text:p>
        </text:list-item>
        <text:list-item>
          <text:p text:style-name="P10"><text:s text:c="4"/>width <text:s/>= 5574 - (left_margin = 32 + tiff_bps);</text:p>
        </text:list-item>
        <text:list-item>
          <text:p text:style-name="P10"><text:s text:c="4"/><text:span text:style-name="T3">if</text:span> (tiff_bps == 12) load_flags = 80;</text:p>
        </text:list-item>
        <text:list-item>
          <text:p text:style-name="P10"><text:s text:c="2"/>} <text:span text:style-name="T3">else</text:span> <text:span text:style-name="T3">if</text:span> (!strcmp(make,<text:span text:style-name="T5">"Samsung"</text:span>) &amp;&amp; raw_width == 5664) {</text:p>
        </text:list-item>
        <text:list-item>
          <text:p text:style-name="P10"><text:s text:c="4"/>height -= top_margin = 17;</text:p>
        </text:list-item>
        <text:list-item>
          <text:p text:style-name="P10"><text:s text:c="4"/>left_margin = 96;</text:p>
        </text:list-item>
        <text:list-item>
          <text:p text:style-name="P10"><text:s text:c="4"/>width = 5544;</text:p>
        </text:list-item>
        <text:list-item>
          <text:p text:style-name="P10"><text:s text:c="4"/>filters = 0x49494949;</text:p>
        </text:list-item>
        <text:list-item>
          <text:p text:style-name="P10"><text:s text:c="2"/>} <text:span text:style-name="T3">else</text:span> <text:span text:style-name="T3">if</text:span> (!strcmp(make,<text:span text:style-name="T5">"Samsung"</text:span>) &amp;&amp; raw_width == 6496) {</text:p>
        </text:list-item>
        <text:list-item>
          <text:p text:style-name="P10"><text:s text:c="4"/>filters = 0x61616161;</text:p>
        </text:list-item>
        <text:list-item>
          <text:p text:style-name="P10"><text:s text:c="4"/>black = 1 &lt;&lt; (tiff_bps - 7);</text:p>
        </text:list-item>
        <text:list-item>
          <text:p text:style-name="P10"><text:s text:c="2"/>} <text:span text:style-name="T3">else</text:span> <text:span text:style-name="T3">if</text:span> (!strcmp(model,<text:span text:style-name="T5">"EX1"</text:span>)) {</text:p>
        </text:list-item>
        <text:list-item>
          <text:p text:style-name="P10"><text:s text:c="4"/>order = 0x4949;</text:p>
        </text:list-item>
        <text:list-item>
          <text:p text:style-name="P10"><text:s text:c="4"/>height -= 20;</text:p>
        </text:list-item>
        <text:list-item>
          <text:p text:style-name="P10"><text:s text:c="4"/>top_margin = 2;</text:p>
        </text:list-item>
        <text:list-item>
          <text:p text:style-name="P10"><text:s text:c="4"/><text:span text:style-name="T3">if</text:span> ((width -= 6) &gt; 3682) {</text:p>
        </text:list-item>
        <text:list-item>
          <text:p text:style-name="P10"><text:s text:c="6"/>height -= 10;</text:p>
        </text:list-item>
        <text:list-item>
          <text:p text:style-name="P10"><text:s text:c="6"/>width <text:s/>-= 46;</text:p>
        </text:list-item>
        <text:list-item>
          <text:p text:style-name="P10"><text:s text:c="6"/>top_margin = 8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strcmp(model,<text:span text:style-name="T5">"WB2000"</text:span>)) {</text:p>
        </text:list-item>
        <text:list-item>
          <text:p text:style-name="P10"><text:s text:c="4"/>order = 0x4949;</text:p>
        </text:list-item>
        <text:list-item>
          <text:p text:style-name="P10"><text:s text:c="4"/>height -= 3;</text:p>
        </text:list-item>
        <text:list-item>
          <text:p text:style-name="P10"><text:s text:c="4"/>top_margin = 2;</text:p>
        </text:list-item>
        <text:list-item>
          <text:p text:style-name="P10"><text:s text:c="4"/><text:span text:style-name="T3">if</text:span> ((width -= 10) &gt; 3718) {</text:p>
        </text:list-item>
        <text:list-item>
          <text:p text:style-name="P10"><text:s text:c="6"/>height -= 28;</text:p>
        </text:list-item>
        <text:list-item>
          <text:p text:style-name="P10"><text:s text:c="6"/>width <text:s/>-= 56;</text:p>
        </text:list-item>
        <text:list-item>
          <text:p text:style-name="P10"><text:s text:c="6"/>top_margin = 8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strstr(model,<text:span text:style-name="T5">"WB550"</text:span>)) {</text:p>
        </text:list-item>
        <text:list-item>
          <text:p text:style-name="P10"><text:s text:c="4"/>strcpy (model, <text:span text:style-name="T5">"WB550"</text:span>);</text:p>
        </text:list-item>
        <text:list-item>
          <text:p text:style-name="P10"><text:s text:c="2"/>} <text:span text:style-name="T3">else</text:span> <text:span text:style-name="T3">if</text:span> (!strcmp(model,<text:span text:style-name="T5">"EX2F"</text:span>)) {</text:p>
        </text:list-item>
        <text:list-item>
          <text:p text:style-name="P10"><text:s text:c="4"/>height = 3045;</text:p>
        </text:list-item>
        <text:list-item>
          <text:p text:style-name="P10"><text:s text:c="4"/>width <text:s/>= 4070;</text:p>
        </text:list-item>
        <text:list-item>
          <text:p text:style-name="P10"><text:s text:c="4"/>top_margin = 3;</text:p>
        </text:list-item>
        <text:list-item>
          <text:p text:style-name="P10"><text:s text:c="4"/>order = 0x4949;</text:p>
        </text:list-item>
        <text:list-item>
          <text:p text:style-name="P10"><text:s text:c="4"/>filters = 0x49494949;</text:p>
        </text:list-item>
        <text:list-item>
          <text:p text:style-name="P10"><text:s text:c="4"/>load_raw = &amp;CLASS unpacked_load_raw;</text:p>
        </text:list-item>
        <text:list-item>
          <text:p text:style-name="P10"><text:s text:c="2"/>} <text:span text:style-name="T3">else</text:span> <text:span text:style-name="T3">if</text:span> (!strcmp(model,<text:span text:style-name="T5">"STV680 VGA"</text:span>)) {</text:p>
        </text:list-item>
        <text:list-item>
          <text:p text:style-name="P10"><text:s text:c="4"/>black = 16;</text:p>
        </text:list-item>
        <text:list-item>
          <text:p text:style-name="P10"><text:s text:c="2"/>} <text:span text:style-name="T3">else</text:span> <text:span text:style-name="T3">if</text:span> (!strcmp(model,<text:span text:style-name="T5">"N95"</text:span>)) {</text:p>
        </text:list-item>
        <text:list-item>
          <text:p text:style-name="P10"><text:s text:c="4"/>height = raw_height - (top_margin = 2);</text:p>
        </text:list-item>
        <text:list-item>
          <text:p text:style-name="P10"><text:s text:c="2"/>} <text:span text:style-name="T3">else</text:span> <text:span text:style-name="T3">if</text:span> (!strcmp(model,<text:span text:style-name="T5">"640x480"</text:span>)) {</text:p>
        </text:list-item>
        <text:list-item>
          <text:p text:style-name="P10"><text:s text:c="4"/>gamma_curve (0.45, 4.5, 1, 255);</text:p>
        </text:list-item>
        <text:list-item>
          <text:p text:style-name="P10"><text:s text:c="2"/>} <text:span text:style-name="T3">else</text:span> <text:span text:style-name="T3">if</text:span> (!strcmp(make,<text:span text:style-name="T5">"Hasselblad"</text:span>)) {</text:p>
        </text:list-item>
        <text:list-item>
          <text:p text:style-name="P10"><text:s text:c="4"/><text:span text:style-name="T3">if</text:span> (load_raw == &amp;CLASS lossless_jpeg_load_raw)</text:p>
        </text:list-item>
        <text:list-item>
          <text:p text:style-name="P10"><text:s text:c="6"/>load_raw = &amp;CLASS hasselblad_load_raw;</text:p>
        </text:list-item>
        <text:list-item>
          <text:p text:style-name="P10"><text:s text:c="4"/><text:span text:style-name="T3">if</text:span> (raw_width == 7262) {</text:p>
        </text:list-item>
        <text:list-item>
          <text:p text:style-name="P10"><text:s text:c="6"/>height = 5444;</text:p>
        </text:list-item>
        <text:list-item>
          <text:p text:style-name="P10"><text:s text:c="6"/>width <text:s/>= 7248;</text:p>
        </text:list-item>
        <text:list-item>
          <text:p text:style-name="P10"><text:s text:c="6"/>top_margin <text:s/>= 4;</text:p>
        </text:list-item>
        <text:list-item>
          <text:p text:style-name="P10"><text:s text:c="6"/>left_margin = 7;</text:p>
        </text:list-item>
        <text:list-item>
          <text:p text:style-name="P10"><text:s text:c="6"/>filters = 0x61616161;</text:p>
        </text:list-item>
        <text:list-item>
          <text:p text:style-name="P10"><text:s text:c="4"/>} <text:span text:style-name="T3">else</text:span> <text:span text:style-name="T3">if</text:span> (raw_width == 7410 || raw_width == 8282) {</text:p>
        </text:list-item>
        <text:list-item>
          <text:p text:style-name="P10"><text:s text:c="6"/>height -= 84;</text:p>
        </text:list-item>
        <text:list-item>
          <text:p text:style-name="P10"><text:s text:c="6"/>width <text:s/>-= 82;</text:p>
        </text:list-item>
        <text:list-item>
          <text:p text:style-name="P10"><text:soft-page-break/><text:s text:c="6"/>top_margin <text:s/>= 4;</text:p>
        </text:list-item>
        <text:list-item>
          <text:p text:style-name="P10"><text:s text:c="6"/>left_margin = 41;</text:p>
        </text:list-item>
        <text:list-item>
          <text:p text:style-name="P10"><text:s text:c="6"/>filters = 0x61616161;</text:p>
        </text:list-item>
        <text:list-item>
          <text:p text:style-name="P10"><text:s text:c="4"/>} <text:span text:style-name="T3">else</text:span> <text:span text:style-name="T3">if</text:span> (raw_width == 8384) {</text:p>
        </text:list-item>
        <text:list-item>
          <text:p text:style-name="P10"><text:s text:c="6"/>height = 6208;</text:p>
        </text:list-item>
        <text:list-item>
          <text:p text:style-name="P10"><text:s text:c="6"/>width <text:s/>= 8280;</text:p>
        </text:list-item>
        <text:list-item>
          <text:p text:style-name="P10"><text:s text:c="6"/>top_margin <text:s/>= 96;</text:p>
        </text:list-item>
        <text:list-item>
          <text:p text:style-name="P10"><text:s text:c="6"/>left_margin = 46;</text:p>
        </text:list-item>
        <text:list-item>
          <text:p text:style-name="P10"><text:s text:c="4"/>} <text:span text:style-name="T3">else</text:span> <text:span text:style-name="T3">if</text:span> (raw_width == 9044) {</text:p>
        </text:list-item>
        <text:list-item>
          <text:p text:style-name="P10"><text:s text:c="6"/>height = 6716;</text:p>
        </text:list-item>
        <text:list-item>
          <text:p text:style-name="P10"><text:s text:c="6"/>width <text:s/>= 8964;</text:p>
        </text:list-item>
        <text:list-item>
          <text:p text:style-name="P10"><text:s text:c="6"/>top_margin <text:s/>= 8;</text:p>
        </text:list-item>
        <text:list-item>
          <text:p text:style-name="P10"><text:s text:c="6"/>left_margin = 40;</text:p>
        </text:list-item>
        <text:list-item>
          <text:p text:style-name="P10"><text:s text:c="6"/>black += load_flags = 256;</text:p>
        </text:list-item>
        <text:list-item>
          <text:p text:style-name="P10"><text:s text:c="6"/>maximum = 0x8101;</text:p>
        </text:list-item>
        <text:list-item>
          <text:p text:style-name="P10"><text:s text:c="4"/>} <text:span text:style-name="T3">else</text:span> <text:span text:style-name="T3">if</text:span> (raw_width == 4090) {</text:p>
        </text:list-item>
        <text:list-item>
          <text:p text:style-name="P10"><text:s text:c="6"/>strcpy (model, <text:span text:style-name="T5">"V96C"</text:span>);</text:p>
        </text:list-item>
        <text:list-item>
          <text:p text:style-name="P10"><text:s text:c="6"/>height -= (top_margin = 6);</text:p>
        </text:list-item>
        <text:list-item>
          <text:p text:style-name="P10"><text:s text:c="6"/>width -= (left_margin = 3) + 7;</text:p>
        </text:list-item>
        <text:list-item>
          <text:p text:style-name="P10"><text:s text:c="6"/>filters = 0x61616161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iff_samples &gt; 1) {</text:p>
        </text:list-item>
        <text:list-item>
          <text:p text:style-name="P10"><text:s text:c="6"/>is_raw = tiff_samples+1;</text:p>
        </text:list-item>
        <text:list-item>
          <text:p text:style-name="P10"><text:s text:c="6"/><text:span text:style-name="T3">if</text:span> (!shot_select &amp;&amp; !half_size) filters = 0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strcmp(make,<text:span text:style-name="T5">"Sinar"</text:span>)) {</text:p>
        </text:list-item>
        <text:list-item>
          <text:p text:style-name="P10"><text:s text:c="4"/><text:span text:style-name="T3">if</text:span> (!load_raw) load_raw = &amp;CLASS unpacked_load_raw;</text:p>
        </text:list-item>
        <text:list-item>
          <text:p text:style-name="P10"><text:s text:c="4"/><text:span text:style-name="T3">if</text:span> (is_raw &gt; 1 &amp;&amp; !shot_select &amp;&amp; !half_size) filters = 0;</text:p>
        </text:list-item>
        <text:list-item>
          <text:p text:style-name="P10"><text:s text:c="4"/>maximum = 0x3fff;</text:p>
        </text:list-item>
        <text:list-item>
          <text:p text:style-name="P10"><text:s text:c="2"/>} <text:span text:style-name="T3">else</text:span> <text:span text:style-name="T3">if</text:span> (!strcmp(make,<text:span text:style-name="T5">"Leaf"</text:span>)) {</text:p>
        </text:list-item>
        <text:list-item>
          <text:p text:style-name="P10"><text:s text:c="4"/>maximum = 0x3fff;</text:p>
        </text:list-item>
        <text:list-item>
          <text:p text:style-name="P10"><text:s text:c="4"/>fseek (ifp, data_offset, SEEK_SET);</text:p>
        </text:list-item>
        <text:list-item>
          <text:p text:style-name="P10"><text:s text:c="4"/><text:span text:style-name="T3">if</text:span> (ljpeg_start (&amp;jh, 1) &amp;&amp; jh.bits == 15)</text:p>
        </text:list-item>
        <text:list-item>
          <text:p text:style-name="P10"><text:s text:c="6"/>maximum = 0x1fff;</text:p>
        </text:list-item>
        <text:list-item>
          <text:p text:style-name="P10"><text:s text:c="4"/><text:span text:style-name="T3">if</text:span> (tiff_samples &gt; 1) filters = 0;</text:p>
        </text:list-item>
        <text:list-item>
          <text:p text:style-name="P10"><text:s text:c="4"/><text:span text:style-name="T3">if</text:span> (tiff_samples &gt; 1 || tile_length &lt; raw_height) {</text:p>
        </text:list-item>
        <text:list-item>
          <text:p text:style-name="P10"><text:s text:c="6"/>load_raw = &amp;CLASS leaf_hdr_load_raw;</text:p>
        </text:list-item>
        <text:list-item>
          <text:p text:style-name="P10"><text:s text:c="6"/>raw_width = tile_width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(width | height) == 2048) {</text:p>
        </text:list-item>
        <text:list-item>
          <text:p text:style-name="P10"><text:s text:c="6"/><text:span text:style-name="T3">if</text:span> (tiff_samples == 1) {</text:p>
        </text:list-item>
        <text:list-item>
          <text:p text:style-name="P10"><text:s text:c="8"/>filters = 1;</text:p>
        </text:list-item>
        <text:list-item>
          <text:p text:style-name="P10"><text:s text:c="8"/>strcpy (cdesc, <text:span text:style-name="T5">"RBTG"</text:span>);</text:p>
        </text:list-item>
        <text:list-item>
          <text:p text:style-name="P10"><text:s text:c="8"/>strcpy (model, <text:span text:style-name="T5">"CatchLight"</text:span>);</text:p>
        </text:list-item>
        <text:list-item>
          <text:p text:style-name="P10"><text:s text:c="8"/>top_margin = <text:s/>8; left_margin = 18; height = 2032; width = 2016;</text:p>
        </text:list-item>
        <text:list-item>
          <text:p text:style-name="P10"><text:s text:c="6"/>} <text:span text:style-name="T3">else</text:span> {</text:p>
        </text:list-item>
        <text:list-item>
          <text:p text:style-name="P10"><text:s text:c="8"/>strcpy (model, <text:span text:style-name="T5">"DCB2"</text:span>);</text:p>
        </text:list-item>
        <text:list-item>
          <text:p text:style-name="P10"><text:s text:c="8"/>top_margin = 10; left_margin = 16; height = 2028; width = 2022;</text:p>
        </text:list-item>
        <text:list-item>
          <text:p text:style-name="P10"><text:s text:c="6"/>}</text:p>
        </text:list-item>
        <text:list-item>
          <text:p text:style-name="P10"><text:s text:c="4"/>} <text:span text:style-name="T3">else</text:span> <text:span text:style-name="T3">if</text:span> (width+height == 3144+2060) {</text:p>
        </text:list-item>
        <text:list-item>
          <text:p text:style-name="P10"><text:s text:c="6"/><text:span text:style-name="T3">if</text:span> (!model[0]) strcpy (model, <text:span text:style-name="T5">"Cantare"</text:span>);</text:p>
        </text:list-item>
        <text:list-item>
          <text:p text:style-name="P10"><text:s text:c="6"/><text:span text:style-name="T3">if</text:span> (width &gt; height) {</text:p>
        </text:list-item>
        <text:list-item>
          <text:p text:style-name="P10"><text:s text:c="9"/>top_margin = 6; left_margin = 32; height = 2048; <text:s/>width = 3072;</text:p>
        </text:list-item>
        <text:list-item>
          <text:p text:style-name="P10"><text:s text:c="8"/>filters = 0x61616161;</text:p>
        </text:list-item>
        <text:list-item>
          <text:p text:style-name="P10"><text:s text:c="6"/>} <text:span text:style-name="T3">else</text:span> {</text:p>
        </text:list-item>
        <text:list-item>
          <text:p text:style-name="P10"><text:s text:c="8"/>left_margin = 6; <text:s/>top_margin = 32; <text:s/>width = 2048; height = 3072;</text:p>
        </text:list-item>
        <text:list-item>
          <text:p text:style-name="P10"><text:s text:c="8"/>filters = 0x16161616;</text:p>
        </text:list-item>
        <text:list-item>
          <text:p text:style-name="P10"><text:s text:c="6"/>}</text:p>
        </text:list-item>
        <text:list-item>
          <text:p text:style-name="P10"><text:s text:c="6"/><text:span text:style-name="T3">if</text:span> (!cam_mul[0] || model[0] == <text:span text:style-name="T5">'V'</text:span>) filters = 0;</text:p>
        </text:list-item>
        <text:list-item>
          <text:p text:style-name="P10"><text:s text:c="6"/><text:span text:style-name="T3">else</text:span> is_raw = tiff_samples;</text:p>
        </text:list-item>
        <text:list-item>
          <text:p text:style-name="P10"><text:s text:c="4"/>} <text:span text:style-name="T3">else</text:span> <text:span text:style-name="T3">if</text:span> (width == 2116) {</text:p>
        </text:list-item>
        <text:list-item>
          <text:p text:style-name="P10"><text:s text:c="6"/>strcpy (model, <text:span text:style-name="T5">"Valeo 6"</text:span>);</text:p>
        </text:list-item>
        <text:list-item>
          <text:p text:style-name="P10"><text:s text:c="6"/>height -= 2 * (top_margin = 30);</text:p>
        </text:list-item>
        <text:list-item>
          <text:p text:style-name="P10"><text:s text:c="6"/>width -= 2 * (left_margin = 55);</text:p>
        </text:list-item>
        <text:list-item>
          <text:p text:style-name="P10"><text:s text:c="6"/>filters = 0x49494949;</text:p>
        </text:list-item>
        <text:list-item>
          <text:p text:style-name="P10"><text:soft-page-break/><text:s text:c="4"/>} <text:span text:style-name="T3">else</text:span> <text:span text:style-name="T3">if</text:span> (width == 3171) {</text:p>
        </text:list-item>
        <text:list-item>
          <text:p text:style-name="P10"><text:s text:c="6"/>strcpy (model, <text:span text:style-name="T5">"Valeo 6"</text:span>);</text:p>
        </text:list-item>
        <text:list-item>
          <text:p text:style-name="P10"><text:s text:c="6"/>height -= 2 * (top_margin = 24);</text:p>
        </text:list-item>
        <text:list-item>
          <text:p text:style-name="P10"><text:s text:c="6"/>width -= 2 * (left_margin = 24);</text:p>
        </text:list-item>
        <text:list-item>
          <text:p text:style-name="P10"><text:s text:c="6"/>filters = 0x16161616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strcmp(make,<text:span text:style-name="T5">"Leica"</text:span>) || !strcmp(make,<text:span text:style-name="T5">"Panasonic"</text:span>)) {</text:p>
        </text:list-item>
        <text:list-item>
          <text:p text:style-name="P10"><text:s text:c="4"/><text:span text:style-name="T3">if</text:span> ((flen - data_offset) / (raw_width*8/7) == raw_height)</text:p>
        </text:list-item>
        <text:list-item>
          <text:p text:style-name="P10"><text:s text:c="6"/>load_raw = &amp;CLASS panasonic_load_raw;</text:p>
        </text:list-item>
        <text:list-item>
          <text:p text:style-name="P10"><text:s text:c="4"/><text:span text:style-name="T3">if</text:span> (!load_raw) {</text:p>
        </text:list-item>
        <text:list-item>
          <text:p text:style-name="P10"><text:s text:c="6"/>load_raw = &amp;CLASS unpacked_load_raw;</text:p>
        </text:list-item>
        <text:list-item>
          <text:p text:style-name="P10"><text:s text:c="6"/>load_flags = 4;</text:p>
        </text:list-item>
        <text:list-item>
          <text:p text:style-name="P10"><text:s text:c="4"/>}</text:p>
        </text:list-item>
        <text:list-item>
          <text:p text:style-name="P10"><text:s text:c="4"/>zero_is_bad = 1;</text:p>
        </text:list-item>
        <text:list-item>
          <text:p text:style-name="P10"><text:s text:c="4"/><text:span text:style-name="T3">if</text:span> ((height += 12) &gt; raw_height) height = raw_height;</text:p>
        </text:list-item>
        <text:list-item>
          <text:p text:style-name="P10"><text:s text:c="4"/><text:span text:style-name="T3">for</text:span> (i=0; i &lt; <text:span text:style-name="T3">sizeof</text:span> pana / <text:span text:style-name="T3">sizeof</text:span> *pana; i++)</text:p>
        </text:list-item>
        <text:list-item>
          <text:p text:style-name="P10"><text:s text:c="6"/><text:span text:style-name="T3">if</text:span> (raw_width == pana[i][0] &amp;&amp; raw_height == pana[i][1]) {</text:p>
        </text:list-item>
        <text:list-item>
          <text:p text:style-name="P10"><text:s text:c="8"/>left_margin = pana[i][2];</text:p>
        </text:list-item>
        <text:list-item>
          <text:p text:style-name="P10"><text:s text:c="9"/>top_margin = pana[i][3];</text:p>
        </text:list-item>
        <text:list-item>
          <text:p text:style-name="P10"><text:s text:c="13"/>width += pana[i][4];</text:p>
        </text:list-item>
        <text:list-item>
          <text:p text:style-name="P10"><text:s text:c="12"/>height += pana[i][5];</text:p>
        </text:list-item>
        <text:list-item>
          <text:p text:style-name="P10"><text:s text:c="6"/>}</text:p>
        </text:list-item>
        <text:list-item>
          <text:p text:style-name="P10"><text:s text:c="4"/>filters = 0x01010101 * (uchar) <text:span text:style-name="T5">"\x94\x61\x49\x16"</text:span></text:p>
        </text:list-item>
        <text:list-item>
          <text:p text:style-name="P10"><text:s text:c="8"/>[((filters-1) ^ (left_margin &amp; 1) ^ (top_margin &lt;&lt; 1)) &amp; 3];</text:p>
        </text:list-item>
        <text:list-item>
          <text:p text:style-name="P10"><text:s text:c="2"/>} <text:span text:style-name="T3">else</text:span> <text:span text:style-name="T3">if</text:span> (!strcmp(model,<text:span text:style-name="T5">"C770UZ"</text:span>)) {</text:p>
        </text:list-item>
        <text:list-item>
          <text:p text:style-name="P10"><text:s text:c="4"/>height = 1718;</text:p>
        </text:list-item>
        <text:list-item>
          <text:p text:style-name="P10"><text:s text:c="4"/>width <text:s/>= 2304;</text:p>
        </text:list-item>
        <text:list-item>
          <text:p text:style-name="P10"><text:s text:c="4"/>filters = 0x16161616;</text:p>
        </text:list-item>
        <text:list-item>
          <text:p text:style-name="P10"><text:s text:c="4"/>load_raw = &amp;CLASS packed_load_raw;</text:p>
        </text:list-item>
        <text:list-item>
          <text:p text:style-name="P10"><text:s text:c="4"/>load_flags = 30;</text:p>
        </text:list-item>
        <text:list-item>
          <text:p text:style-name="P10"><text:s text:c="2"/>} <text:span text:style-name="T3">else</text:span> <text:span text:style-name="T3">if</text:span> (!strcmp(make,<text:span text:style-name="T5">"Olympus"</text:span>)) {</text:p>
        </text:list-item>
        <text:list-item>
          <text:p text:style-name="P10"><text:s text:c="4"/>height += height &amp; 1;</text:p>
        </text:list-item>
        <text:list-item>
          <text:p text:style-name="P10"><text:s text:c="4"/><text:span text:style-name="T3">if</text:span> (exif_cfa) filters = exif_cfa;</text:p>
        </text:list-item>
        <text:list-item>
          <text:p text:style-name="P10"><text:s text:c="4"/><text:span text:style-name="T3">if</text:span> (width == 4100) width -= 4;</text:p>
        </text:list-item>
        <text:list-item>
          <text:p text:style-name="P10"><text:s text:c="4"/><text:span text:style-name="T3">if</text:span> (width == 4080) width -= 24;</text:p>
        </text:list-item>
        <text:list-item>
          <text:p text:style-name="P10"><text:s text:c="4"/><text:span text:style-name="T3">if</text:span> (width == 9280) { width -= 6; height -= 6; }</text:p>
        </text:list-item>
        <text:list-item>
          <text:p text:style-name="P10"><text:s text:c="4"/><text:span text:style-name="T3">if</text:span> (load_raw == &amp;CLASS unpacked_load_raw)</text:p>
        </text:list-item>
        <text:list-item>
          <text:p text:style-name="P10"><text:s text:c="6"/>load_flags = 4;</text:p>
        </text:list-item>
        <text:list-item>
          <text:p text:style-name="P10"><text:s text:c="4"/>tiff_bps = 12;</text:p>
        </text:list-item>
        <text:list-item>
          <text:p text:style-name="P10"><text:s text:c="4"/><text:span text:style-name="T3">if</text:span> (!strcmp(model,<text:span text:style-name="T5">"E-300"</text:span>) ||</text:p>
        </text:list-item>
        <text:list-item>
          <text:p text:style-name="P10"><text:s text:c="8"/>!strcmp(model,<text:span text:style-name="T5">"E-500"</text:span>)) {</text:p>
        </text:list-item>
        <text:list-item>
          <text:p text:style-name="P10"><text:s text:c="6"/>width -= 20;</text:p>
        </text:list-item>
        <text:list-item>
          <text:p text:style-name="P10"><text:s text:c="6"/><text:span text:style-name="T3">if</text:span> (load_raw == &amp;CLASS unpacked_load_raw) {</text:p>
        </text:list-item>
        <text:list-item>
          <text:p text:style-name="P10"><text:s text:c="8"/>maximum = 0xfc3;</text:p>
        </text:list-item>
        <text:list-item>
          <text:p text:style-name="P10"><text:s text:c="8"/>memset (cblack, 0, <text:span text:style-name="T3">sizeof</text:span> cblack);</text:p>
        </text:list-item>
        <text:list-item>
          <text:p text:style-name="P10"><text:s text:c="6"/>}</text:p>
        </text:list-item>
        <text:list-item>
          <text:p text:style-name="P10"><text:s text:c="4"/>} <text:span text:style-name="T3">else</text:span> <text:span text:style-name="T3">if</text:span> (!strcmp(model,<text:span text:style-name="T5">"E-330"</text:span>)) {</text:p>
        </text:list-item>
        <text:list-item>
          <text:p text:style-name="P10"><text:s text:c="6"/>width -= 30;</text:p>
        </text:list-item>
        <text:list-item>
          <text:p text:style-name="P10"><text:s text:c="6"/><text:span text:style-name="T3">if</text:span> (load_raw == &amp;CLASS unpacked_load_raw)</text:p>
        </text:list-item>
        <text:list-item>
          <text:p text:style-name="P10"><text:s text:c="8"/>maximum = 0xf79;</text:p>
        </text:list-item>
        <text:list-item>
          <text:p text:style-name="P10"><text:s text:c="4"/>} <text:span text:style-name="T3">else</text:span> <text:span text:style-name="T3">if</text:span> (!strcmp(model,<text:span text:style-name="T5">"SP550UZ"</text:span>)) {</text:p>
        </text:list-item>
        <text:list-item>
          <text:p text:style-name="P10"><text:s text:c="6"/>thumb_length = flen - (thumb_offset = 0xa39800);</text:p>
        </text:list-item>
        <text:list-item>
          <text:p text:style-name="P10"><text:s text:c="6"/>thumb_height = 480;</text:p>
        </text:list-item>
        <text:list-item>
          <text:p text:style-name="P10"><text:s text:c="6"/>thumb_width <text:s/>= 640;</text:p>
        </text:list-item>
        <text:list-item>
          <text:p text:style-name="P10"><text:s text:c="4"/>} <text:span text:style-name="T3">else</text:span> <text:span text:style-name="T3">if</text:span> (!strcmp(model,<text:span text:style-name="T5">"TG-4"</text:span>)) {</text:p>
        </text:list-item>
        <text:list-item>
          <text:p text:style-name="P10"><text:s text:c="6"/>width -= 16;</text:p>
        </text:list-item>
        <text:list-item>
          <text:p text:style-name="P10"><text:s text:c="4"/>} <text:span text:style-name="T3">else</text:span> <text:span text:style-name="T3">if</text:span> (!strcmp(model,<text:span text:style-name="T5">"TG-5"</text:span>)) {</text:p>
        </text:list-item>
        <text:list-item>
          <text:p text:style-name="P10"><text:s text:c="6"/>width -= 6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strcmp(model,<text:span text:style-name="T5">"N Digital"</text:span>)) {</text:p>
        </text:list-item>
        <text:list-item>
          <text:p text:style-name="P10"><text:s text:c="4"/>height = 2047;</text:p>
        </text:list-item>
        <text:list-item>
          <text:p text:style-name="P10"><text:s text:c="4"/>width <text:s/>= 3072;</text:p>
        </text:list-item>
        <text:list-item>
          <text:p text:style-name="P10"><text:s text:c="4"/>filters = 0x61616161;</text:p>
        </text:list-item>
        <text:list-item>
          <text:p text:style-name="P10"><text:s text:c="4"/>data_offset = 0x1a00;</text:p>
        </text:list-item>
        <text:list-item>
          <text:p text:style-name="P10"><text:s text:c="4"/>load_raw = &amp;CLASS packed_load_raw;</text:p>
        </text:list-item>
        <text:list-item>
          <text:p text:style-name="P10"><text:soft-page-break/><text:s text:c="2"/>} <text:span text:style-name="T3">else</text:span> <text:span text:style-name="T3">if</text:span> (!strcmp(model,<text:span text:style-name="T5">"DSC-F828"</text:span>)) {</text:p>
        </text:list-item>
        <text:list-item>
          <text:p text:style-name="P10"><text:s text:c="4"/>width = 3288;</text:p>
        </text:list-item>
        <text:list-item>
          <text:p text:style-name="P10"><text:s text:c="4"/>left_margin = 5;</text:p>
        </text:list-item>
        <text:list-item>
          <text:p text:style-name="P10"><text:s text:c="4"/>mask[1][3] = -17;</text:p>
        </text:list-item>
        <text:list-item>
          <text:p text:style-name="P10"><text:s text:c="4"/>data_offset = 862144;</text:p>
        </text:list-item>
        <text:list-item>
          <text:p text:style-name="P10"><text:s text:c="4"/>load_raw = &amp;CLASS sony_load_raw;</text:p>
        </text:list-item>
        <text:list-item>
          <text:p text:style-name="P10"><text:s text:c="4"/>filters = 0x9c9c9c9c;</text:p>
        </text:list-item>
        <text:list-item>
          <text:p text:style-name="P10"><text:s text:c="4"/>colors = 4;</text:p>
        </text:list-item>
        <text:list-item>
          <text:p text:style-name="P10"><text:s text:c="4"/>strcpy (cdesc, <text:span text:style-name="T5">"RGBE"</text:span>);</text:p>
        </text:list-item>
        <text:list-item>
          <text:p text:style-name="P10"><text:s text:c="2"/>} <text:span text:style-name="T3">else</text:span> <text:span text:style-name="T3">if</text:span> (!strcmp(model,<text:span text:style-name="T5">"DSC-V3"</text:span>)) {</text:p>
        </text:list-item>
        <text:list-item>
          <text:p text:style-name="P10"><text:s text:c="4"/>width = 3109;</text:p>
        </text:list-item>
        <text:list-item>
          <text:p text:style-name="P10"><text:s text:c="4"/>left_margin = 59;</text:p>
        </text:list-item>
        <text:list-item>
          <text:p text:style-name="P10"><text:s text:c="4"/>mask[0][1] = 9;</text:p>
        </text:list-item>
        <text:list-item>
          <text:p text:style-name="P10"><text:s text:c="4"/>data_offset = 787392;</text:p>
        </text:list-item>
        <text:list-item>
          <text:p text:style-name="P10"><text:s text:c="4"/>load_raw = &amp;CLASS sony_load_raw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3984) {</text:p>
        </text:list-item>
        <text:list-item>
          <text:p text:style-name="P10"><text:s text:c="4"/>width = 3925;</text:p>
        </text:list-item>
        <text:list-item>
          <text:p text:style-name="P10"><text:s text:c="4"/>order = 0x4d4d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4288) {</text:p>
        </text:list-item>
        <text:list-item>
          <text:p text:style-name="P10"><text:s text:c="4"/>width -= 32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4600) {</text:p>
        </text:list-item>
        <text:list-item>
          <text:p text:style-name="P10"><text:s text:c="4"/><text:span text:style-name="T3">if</text:span> (!strcmp(model,<text:span text:style-name="T5">"DSLR-A350"</text:span>))</text:p>
        </text:list-item>
        <text:list-item>
          <text:p text:style-name="P10"><text:s text:c="6"/>height -= 4;</text:p>
        </text:list-item>
        <text:list-item>
          <text:p text:style-name="P10"><text:s text:c="4"/>black = 0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4928) {</text:p>
        </text:list-item>
        <text:list-item>
          <text:p text:style-name="P10"><text:s text:c="4"/><text:span text:style-name="T3">if</text:span> (height &lt; 3280) width -= 8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5504) {</text:p>
        </text:list-item>
        <text:list-item>
          <text:p text:style-name="P10"><text:s text:c="4"/>width -= height &gt; 3664 ? 8 : 32;</text:p>
        </text:list-item>
        <text:list-item>
          <text:p text:style-name="P10"><text:s text:c="4"/><text:span text:style-name="T3">if</text:span> (!strncmp(model,<text:span text:style-name="T5">"DSC"</text:span>,3))</text:p>
        </text:list-item>
        <text:list-item>
          <text:p text:style-name="P10"><text:s text:c="6"/>black = 200 &lt;&lt; (tiff_bps - 12)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6048) {</text:p>
        </text:list-item>
        <text:list-item>
          <text:p text:style-name="P10"><text:s text:c="4"/>width -= 24;</text:p>
        </text:list-item>
        <text:list-item>
          <text:p text:style-name="P10"><text:s text:c="4"/><text:span text:style-name="T3">if</text:span> (strstr(model,<text:span text:style-name="T5">"RX1"</text:span>) || strstr(model,<text:span text:style-name="T5">"A99"</text:span>))</text:p>
        </text:list-item>
        <text:list-item>
          <text:p text:style-name="P10"><text:s text:c="6"/>width -= 6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7392) {</text:p>
        </text:list-item>
        <text:list-item>
          <text:p text:style-name="P10"><text:s text:c="4"/>width -= 30;</text:p>
        </text:list-item>
        <text:list-item>
          <text:p text:style-name="P10"><text:s text:c="2"/>} <text:span text:style-name="T3">else</text:span> <text:span text:style-name="T3">if</text:span> (!strcmp(make,<text:span text:style-name="T5">"Sony"</text:span>) &amp;&amp; raw_width == 8000) {</text:p>
        </text:list-item>
        <text:list-item>
          <text:p text:style-name="P10"><text:s text:c="4"/>width -= 32;</text:p>
        </text:list-item>
        <text:list-item>
          <text:p text:style-name="P10"><text:s text:c="2"/>} <text:span text:style-name="T3">else</text:span> <text:span text:style-name="T3">if</text:span> (!strcmp(model,<text:span text:style-name="T5">"DSLR-A100"</text:span>)) {</text:p>
        </text:list-item>
        <text:list-item>
          <text:p text:style-name="P10"><text:s text:c="4"/><text:span text:style-name="T3">if</text:span> (width == 3880) {</text:p>
        </text:list-item>
        <text:list-item>
          <text:p text:style-name="P10"><text:s text:c="6"/>height--;</text:p>
        </text:list-item>
        <text:list-item>
          <text:p text:style-name="P10"><text:s text:c="6"/>width = ++raw_width;</text:p>
        </text:list-item>
        <text:list-item>
          <text:p text:style-name="P10"><text:s text:c="4"/>} <text:span text:style-name="T3">else</text:span> {</text:p>
        </text:list-item>
        <text:list-item>
          <text:p text:style-name="P10"><text:s text:c="6"/>height -= 4;</text:p>
        </text:list-item>
        <text:list-item>
          <text:p text:style-name="P10"><text:s text:c="6"/>width <text:s/>-= 4;</text:p>
        </text:list-item>
        <text:list-item>
          <text:p text:style-name="P10"><text:s text:c="6"/>order = 0x4d4d;</text:p>
        </text:list-item>
        <text:list-item>
          <text:p text:style-name="P10"><text:s text:c="6"/>load_flags = 2;</text:p>
        </text:list-item>
        <text:list-item>
          <text:p text:style-name="P10"><text:s text:c="4"/>}</text:p>
        </text:list-item>
        <text:list-item>
          <text:p text:style-name="P10"><text:s text:c="4"/>filters = 0x61616161;</text:p>
        </text:list-item>
        <text:list-item>
          <text:p text:style-name="P10"><text:s text:c="2"/>} <text:span text:style-name="T3">else</text:span> <text:span text:style-name="T3">if</text:span> (!strcmp(model,<text:span text:style-name="T5">"PIXL"</text:span>)) {</text:p>
        </text:list-item>
        <text:list-item>
          <text:p text:style-name="P10"><text:s text:c="4"/>height -= top_margin = 4;</text:p>
        </text:list-item>
        <text:list-item>
          <text:p text:style-name="P10"><text:s text:c="4"/>width -= left_margin = 32;</text:p>
        </text:list-item>
        <text:list-item>
          <text:p text:style-name="P10"><text:s text:c="4"/>gamma_curve (0, 7, 1, 255);</text:p>
        </text:list-item>
        <text:list-item>
          <text:p text:style-name="P10"><text:s text:c="2"/>} <text:span text:style-name="T3">else</text:span> <text:span text:style-name="T3">if</text:span> (!strcmp(model,<text:span text:style-name="T5">"C603"</text:span>) || !strcmp(model,<text:span text:style-name="T5">"C330"</text:span>)</text:p>
        </text:list-item>
        <text:list-item>
          <text:p text:style-name="P10"><text:s text:c="8"/>|| !strcmp(model,<text:span text:style-name="T5">"12MP"</text:span>)) {</text:p>
        </text:list-item>
        <text:list-item>
          <text:p text:style-name="P10"><text:s text:c="4"/>order = 0x4949;</text:p>
        </text:list-item>
        <text:list-item>
          <text:p text:style-name="P10"><text:s text:c="4"/><text:span text:style-name="T3">if</text:span> (filters &amp;&amp; data_offset) {</text:p>
        </text:list-item>
        <text:list-item>
          <text:p text:style-name="P10"><text:s text:c="6"/>fseek (ifp, data_offset &lt; 4096 ? 168 : 5252, SEEK_SET);</text:p>
        </text:list-item>
        <text:list-item>
          <text:p text:style-name="P10"><text:s text:c="6"/>read_shorts (curve, 256);</text:p>
        </text:list-item>
        <text:list-item>
          <text:p text:style-name="P10"><text:s text:c="4"/>} <text:span text:style-name="T3">else</text:span> gamma_curve (0, 3.875, 1, 255);</text:p>
        </text:list-item>
        <text:list-item>
          <text:p text:style-name="P10"><text:s text:c="4"/>load_raw <text:s/>= <text:s/>filters <text:s text:c="2"/>? &amp;CLASS eight_bit_load_raw :</text:p>
        </text:list-item>
        <text:list-item>
          <text:p text:style-name="P10"><text:s text:c="6"/>strcmp(model,<text:span text:style-name="T5">"C330"</text:span>) ? &amp;CLASS kodak_c603_load_raw :</text:p>
        </text:list-item>
        <text:list-item>
          <text:p text:style-name="P10"><text:s text:c="29"/>&amp;CLASS kodak_c330_load_raw;</text:p>
        </text:list-item>
        <text:list-item>
          <text:p text:style-name="P10"><text:s text:c="4"/>load_flags = tiff_bps &gt; 16;</text:p>
        </text:list-item>
        <text:list-item>
          <text:p text:style-name="P10"><text:s text:c="4"/>tiff_bps = 8;</text:p>
        </text:list-item>
        <text:list-item>
          <text:p text:style-name="P10"><text:soft-page-break/><text:s text:c="2"/>} <text:span text:style-name="T3">else</text:span> <text:span text:style-name="T3">if</text:span> (!strncasecmp(model,<text:span text:style-name="T5">"EasyShare"</text:span>,9)) {</text:p>
        </text:list-item>
        <text:list-item>
          <text:p text:style-name="P10"><text:s text:c="4"/>data_offset = data_offset &lt; 0x15000 ? 0x15000 : 0x17000;</text:p>
        </text:list-item>
        <text:list-item>
          <text:p text:style-name="P10"><text:s text:c="4"/>load_raw = &amp;CLASS packed_load_raw;</text:p>
        </text:list-item>
        <text:list-item>
          <text:p text:style-name="P10"><text:s text:c="2"/>} <text:span text:style-name="T3">else</text:span> <text:span text:style-name="T3">if</text:span> (!strcasecmp(make,<text:span text:style-name="T5">"Kodak"</text:span>)) {</text:p>
        </text:list-item>
        <text:list-item>
          <text:p text:style-name="P10"><text:s text:c="4"/><text:span text:style-name="T3">if</text:span> (filters == UINT_MAX) filters = 0x61616161;</text:p>
        </text:list-item>
        <text:list-item>
          <text:p text:style-name="P10"><text:s text:c="4"/><text:span text:style-name="T3">if</text:span> (!strncmp(model,<text:span text:style-name="T5">"NC2000"</text:span>,6) ||</text:p>
        </text:list-item>
        <text:list-item>
          <text:p text:style-name="P10"><text:s text:c="8"/>!strncmp(model,<text:span text:style-name="T5">"EOSDCS"</text:span>,6) ||</text:p>
        </text:list-item>
        <text:list-item>
          <text:p text:style-name="P10"><text:s text:c="8"/>!strncmp(model,<text:span text:style-name="T5">"DCS4"</text:span>,4)) {</text:p>
        </text:list-item>
        <text:list-item>
          <text:p text:style-name="P10"><text:s text:c="6"/>width -= 4;</text:p>
        </text:list-item>
        <text:list-item>
          <text:p text:style-name="P10"><text:s text:c="6"/>left_margin = 2;</text:p>
        </text:list-item>
        <text:list-item>
          <text:p text:style-name="P10"><text:s text:c="6"/><text:span text:style-name="T3">if</text:span> (model[6] == <text:span text:style-name="T5">' '</text:span>) model[6] = 0;</text:p>
        </text:list-item>
        <text:list-item>
          <text:p text:style-name="P10"><text:s text:c="6"/><text:span text:style-name="T3">if</text:span> (!strcmp(model,<text:span text:style-name="T5">"DCS460A"</text:span>)) <text:span text:style-name="T3">goto</text:span> <text:span text:style-name="T8">bw</text:span>;</text:p>
        </text:list-item>
        <text:list-item>
          <text:p text:style-name="P10"><text:s text:c="4"/>} <text:span text:style-name="T3">else</text:span> <text:span text:style-name="T3">if</text:span> (!strcmp(model,<text:span text:style-name="T5">"DCS660M"</text:span>)) {</text:p>
        </text:list-item>
        <text:list-item>
          <text:p text:style-name="P10"><text:s text:c="6"/>black = 214;</text:p>
        </text:list-item>
        <text:list-item>
          <text:p text:style-name="P10"><text:s text:c="6"/><text:span text:style-name="T3">goto</text:span> <text:span text:style-name="T8">bw</text:span>;</text:p>
        </text:list-item>
        <text:list-item>
          <text:p text:style-name="P10"><text:s text:c="4"/>} <text:span text:style-name="T3">else</text:span> <text:span text:style-name="T3">if</text:span> (!strcmp(model,<text:span text:style-name="T5">"DCS760M"</text:span>)) {</text:p>
        </text:list-item>
        <text:list-item>
          <text:p text:style-name="P10"><text:span text:style-name="T8">bw</text:span>: <text:s text:c="2"/>colors = 1;</text:p>
        </text:list-item>
        <text:list-item>
          <text:p text:style-name="P10"><text:s text:c="6"/>filters = 0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cmp(model+4,<text:span text:style-name="T5">"20X"</text:span>))</text:p>
        </text:list-item>
        <text:list-item>
          <text:p text:style-name="P10"><text:s text:c="6"/>strcpy (cdesc, <text:span text:style-name="T5">"MYCY"</text:span>);</text:p>
        </text:list-item>
        <text:list-item>
          <text:p text:style-name="P10"><text:s text:c="4"/><text:span text:style-name="T3">if</text:span> (strstr(model,<text:span text:style-name="T5">"DC25"</text:span>)) {</text:p>
        </text:list-item>
        <text:list-item>
          <text:p text:style-name="P10"><text:s text:c="6"/>strcpy (model, <text:span text:style-name="T5">"DC25"</text:span>);</text:p>
        </text:list-item>
        <text:list-item>
          <text:p text:style-name="P10"><text:s text:c="6"/>data_offset = 15424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!strncmp(model,<text:span text:style-name="T5">"DC2"</text:span>,3)) {</text:p>
        </text:list-item>
        <text:list-item>
          <text:p text:style-name="P10"><text:s text:c="6"/>raw_height = 2 + (height = 242);</text:p>
        </text:list-item>
        <text:list-item>
          <text:p text:style-name="P10"><text:s text:c="6"/><text:span text:style-name="T3">if</text:span> (flen &lt; 100000) {</text:p>
        </text:list-item>
        <text:list-item>
          <text:p text:style-name="P10"><text:s text:c="8"/>raw_width = 256; width = 249;</text:p>
        </text:list-item>
        <text:list-item>
          <text:p text:style-name="P10"><text:s text:c="8"/>pixel_aspect = (4.0*height) / (3.0*width);</text:p>
        </text:list-item>
        <text:list-item>
          <text:p text:style-name="P10"><text:s text:c="6"/>} <text:span text:style-name="T3">else</text:span> {</text:p>
        </text:list-item>
        <text:list-item>
          <text:p text:style-name="P10"><text:s text:c="8"/>raw_width = 512; width = 501;</text:p>
        </text:list-item>
        <text:list-item>
          <text:p text:style-name="P10"><text:s text:c="8"/>pixel_aspect = (493.0*height) / (373.0*width);</text:p>
        </text:list-item>
        <text:list-item>
          <text:p text:style-name="P10"><text:s text:c="6"/>}</text:p>
        </text:list-item>
        <text:list-item>
          <text:p text:style-name="P10"><text:s text:c="6"/>top_margin = left_margin = 1;</text:p>
        </text:list-item>
        <text:list-item>
          <text:p text:style-name="P10"><text:s text:c="6"/>colors = 4;</text:p>
        </text:list-item>
        <text:list-item>
          <text:p text:style-name="P10"><text:s text:c="6"/>filters = 0x8d8d8d8d;</text:p>
        </text:list-item>
        <text:list-item>
          <text:p text:style-name="P10"><text:s text:c="6"/>simple_coeff(1);</text:p>
        </text:list-item>
        <text:list-item>
          <text:p text:style-name="P10"><text:s text:c="6"/>pre_mul[1] = 1.179;</text:p>
        </text:list-item>
        <text:list-item>
          <text:p text:style-name="P10"><text:s text:c="6"/>pre_mul[2] = 1.209;</text:p>
        </text:list-item>
        <text:list-item>
          <text:p text:style-name="P10"><text:s text:c="6"/>pre_mul[3] = 1.036;</text:p>
        </text:list-item>
        <text:list-item>
          <text:p text:style-name="P10"><text:s text:c="6"/>load_raw = &amp;CLASS eight_bit_load_raw;</text:p>
        </text:list-item>
        <text:list-item>
          <text:p text:style-name="P10"><text:s text:c="4"/>} <text:span text:style-name="T3">else</text:span> <text:span text:style-name="T3">if</text:span> (!strcmp(model,<text:span text:style-name="T5">"40"</text:span>)) {</text:p>
        </text:list-item>
        <text:list-item>
          <text:p text:style-name="P10"><text:s text:c="6"/>strcpy (model, <text:span text:style-name="T5">"DC40"</text:span>);</text:p>
        </text:list-item>
        <text:list-item>
          <text:p text:style-name="P10"><text:s text:c="6"/>height = 512;</text:p>
        </text:list-item>
        <text:list-item>
          <text:p text:style-name="P10"><text:s text:c="6"/>width <text:s/>= 768;</text:p>
        </text:list-item>
        <text:list-item>
          <text:p text:style-name="P10"><text:s text:c="6"/>data_offset = 1152;</text:p>
        </text:list-item>
        <text:list-item>
          <text:p text:style-name="P10"><text:s text:c="6"/>load_raw = &amp;CLASS kodak_radc_load_raw;</text:p>
        </text:list-item>
        <text:list-item>
          <text:p text:style-name="P10"><text:s text:c="6"/>tiff_bps = 12;</text:p>
        </text:list-item>
        <text:list-item>
          <text:p text:style-name="P10"><text:s text:c="4"/>} <text:span text:style-name="T3">else</text:span> <text:span text:style-name="T3">if</text:span> (strstr(model,<text:span text:style-name="T5">"DC50"</text:span>)) {</text:p>
        </text:list-item>
        <text:list-item>
          <text:p text:style-name="P10"><text:s text:c="6"/>strcpy (model, <text:span text:style-name="T5">"DC50"</text:span>);</text:p>
        </text:list-item>
        <text:list-item>
          <text:p text:style-name="P10"><text:s text:c="6"/>height = 512;</text:p>
        </text:list-item>
        <text:list-item>
          <text:p text:style-name="P10"><text:s text:c="6"/>width <text:s/>= 768;</text:p>
        </text:list-item>
        <text:list-item>
          <text:p text:style-name="P10"><text:s text:c="6"/>data_offset = 19712;</text:p>
        </text:list-item>
        <text:list-item>
          <text:p text:style-name="P10"><text:s text:c="6"/>load_raw = &amp;CLASS kodak_radc_load_raw;</text:p>
        </text:list-item>
        <text:list-item>
          <text:p text:style-name="P10"><text:s text:c="4"/>} <text:span text:style-name="T3">else</text:span> <text:span text:style-name="T3">if</text:span> (strstr(model,<text:span text:style-name="T5">"DC120"</text:span>)) {</text:p>
        </text:list-item>
        <text:list-item>
          <text:p text:style-name="P10"><text:s text:c="6"/>strcpy (model, <text:span text:style-name="T5">"DC120"</text:span>);</text:p>
        </text:list-item>
        <text:list-item>
          <text:p text:style-name="P10"><text:s text:c="6"/>height = 976;</text:p>
        </text:list-item>
        <text:list-item>
          <text:p text:style-name="P10"><text:s text:c="6"/>width <text:s/>= 848;</text:p>
        </text:list-item>
        <text:list-item>
          <text:p text:style-name="P10"><text:s text:c="6"/>pixel_aspect = height/0.75/width;</text:p>
        </text:list-item>
        <text:list-item>
          <text:p text:style-name="P10"><text:s text:c="6"/>load_raw = tiff_compress == 7 ?</text:p>
        </text:list-item>
        <text:list-item>
          <text:p text:style-name="P10"><text:s text:c="8"/>&amp;CLASS kodak_jpeg_load_raw : &amp;CLASS kodak_dc120_load_raw;</text:p>
        </text:list-item>
        <text:list-item>
          <text:p text:style-name="P10"><text:s text:c="4"/>} <text:span text:style-name="T3">else</text:span> <text:span text:style-name="T3">if</text:span> (!strcmp(model,<text:span text:style-name="T5">"DCS200"</text:span>)) {</text:p>
        </text:list-item>
        <text:list-item>
          <text:p text:style-name="P10"><text:s text:c="6"/>thumb_height = 128;</text:p>
        </text:list-item>
        <text:list-item>
          <text:p text:style-name="P10"><text:s text:c="6"/>thumb_width <text:s/>= 192;</text:p>
        </text:list-item>
        <text:list-item>
          <text:p text:style-name="P10"><text:soft-page-break/><text:s text:c="6"/>thumb_offset = 6144;</text:p>
        </text:list-item>
        <text:list-item>
          <text:p text:style-name="P10"><text:s text:c="6"/>thumb_misc <text:s text:c="2"/>= 360;</text:p>
        </text:list-item>
        <text:list-item>
          <text:p text:style-name="P10"><text:s text:c="6"/>write_thumb = &amp;CLASS layer_thumb;</text:p>
        </text:list-item>
        <text:list-item>
          <text:p text:style-name="P10"><text:s text:c="6"/>black = 17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 <text:span text:style-name="T3">if</text:span> (!strcmp(model,<text:span text:style-name="T5">"Fotoman Pixtura"</text:span>)) {</text:p>
        </text:list-item>
        <text:list-item>
          <text:p text:style-name="P10"><text:s text:c="4"/>height = 512;</text:p>
        </text:list-item>
        <text:list-item>
          <text:p text:style-name="P10"><text:s text:c="4"/>width <text:s/>= 768;</text:p>
        </text:list-item>
        <text:list-item>
          <text:p text:style-name="P10"><text:s text:c="4"/>data_offset = 3632;</text:p>
        </text:list-item>
        <text:list-item>
          <text:p text:style-name="P10"><text:s text:c="4"/>load_raw = &amp;CLASS kodak_radc_load_raw;</text:p>
        </text:list-item>
        <text:list-item>
          <text:p text:style-name="P10"><text:s text:c="4"/>filters = 0x61616161;</text:p>
        </text:list-item>
        <text:list-item>
          <text:p text:style-name="P10"><text:s text:c="4"/>simple_coeff(2);</text:p>
        </text:list-item>
        <text:list-item>
          <text:p text:style-name="P10"><text:s text:c="2"/>} <text:span text:style-name="T3">else</text:span> <text:span text:style-name="T3">if</text:span> (!strncmp(model,<text:span text:style-name="T5">"QuickTake"</text:span>,9)) {</text:p>
        </text:list-item>
        <text:list-item>
          <text:p text:style-name="P10"><text:s text:c="4"/><text:span text:style-name="T3">if</text:span> (head[5]) strcpy (model+10, <text:span text:style-name="T5">"200"</text:span>);</text:p>
        </text:list-item>
        <text:list-item>
          <text:p text:style-name="P10"><text:s text:c="4"/>fseek (ifp, 544, SEEK_SET);</text:p>
        </text:list-item>
        <text:list-item>
          <text:p text:style-name="P10"><text:s text:c="4"/>height = get2();</text:p>
        </text:list-item>
        <text:list-item>
          <text:p text:style-name="P10"><text:s text:c="4"/>width <text:s/>= get2();</text:p>
        </text:list-item>
        <text:list-item>
          <text:p text:style-name="P10"><text:s text:c="4"/>data_offset = (get4(),get2()) == 30 ? 738:736;</text:p>
        </text:list-item>
        <text:list-item>
          <text:p text:style-name="P10"><text:s text:c="4"/><text:span text:style-name="T3">if</text:span> (height &gt; width) {</text:p>
        </text:list-item>
        <text:list-item>
          <text:p text:style-name="P10"><text:s text:c="6"/>SWAP(height,width);</text:p>
        </text:list-item>
        <text:list-item>
          <text:p text:style-name="P10"><text:s text:c="6"/>fseek (ifp, data_offset-6, SEEK_SET);</text:p>
        </text:list-item>
        <text:list-item>
          <text:p text:style-name="P10"><text:s text:c="6"/>flip = ~get2() &amp; 3 ? 5:6;</text:p>
        </text:list-item>
        <text:list-item>
          <text:p text:style-name="P10"><text:s text:c="4"/>}</text:p>
        </text:list-item>
        <text:list-item>
          <text:p text:style-name="P10"><text:s text:c="4"/>filters = 0x61616161;</text:p>
        </text:list-item>
        <text:list-item>
          <text:p text:style-name="P10"><text:s text:c="2"/>} <text:span text:style-name="T3">else</text:span> <text:span text:style-name="T3">if</text:span> (!strcmp(make,<text:span text:style-name="T5">"Rollei"</text:span>) &amp;&amp; !load_raw) {</text:p>
        </text:list-item>
        <text:list-item>
          <text:p text:style-name="P10"><text:s text:c="4"/><text:span text:style-name="T3">switch</text:span> (raw_width) {</text:p>
        </text:list-item>
        <text:list-item>
          <text:p text:style-name="P10"><text:s text:c="6"/><text:span text:style-name="T3">case</text:span> <text:span text:style-name="T8">1316</text:span>:</text:p>
        </text:list-item>
        <text:list-item>
          <text:p text:style-name="P10"><text:s text:c="8"/>height = 1030;</text:p>
        </text:list-item>
        <text:list-item>
          <text:p text:style-name="P10"><text:s text:c="8"/>width <text:s/>= 1300;</text:p>
        </text:list-item>
        <text:list-item>
          <text:p text:style-name="P10"><text:s text:c="8"/>top_margin <text:s/>= 1;</text:p>
        </text:list-item>
        <text:list-item>
          <text:p text:style-name="P10"><text:s text:c="8"/>left_margin = 6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8">2568</text:span>:</text:p>
        </text:list-item>
        <text:list-item>
          <text:p text:style-name="P10"><text:s text:c="8"/>height = 1960;</text:p>
        </text:list-item>
        <text:list-item>
          <text:p text:style-name="P10"><text:s text:c="8"/>width <text:s/>= 2560;</text:p>
        </text:list-item>
        <text:list-item>
          <text:p text:style-name="P10"><text:s text:c="8"/>top_margin <text:s/>= 2;</text:p>
        </text:list-item>
        <text:list-item>
          <text:p text:style-name="P10"><text:s text:c="8"/>left_margin = 8;</text:p>
        </text:list-item>
        <text:list-item>
          <text:p text:style-name="P10"><text:s text:c="4"/>}</text:p>
        </text:list-item>
        <text:list-item>
          <text:p text:style-name="P10"><text:s text:c="4"/>filters = 0x16161616;</text:p>
        </text:list-item>
        <text:list-item>
          <text:p text:style-name="P10"><text:s text:c="4"/>load_raw = &amp;CLASS rollei_load_raw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model[0])</text:p>
        </text:list-item>
        <text:list-item>
          <text:p text:style-name="P10"><text:s text:c="4"/>sprintf (model, <text:span text:style-name="T5">"%dx%d"</text:span>, width, height);</text:p>
        </text:list-item>
        <text:list-item>
          <text:p text:style-name="P10"><text:s text:c="2"/><text:span text:style-name="T3">if</text:span> (filters == UINT_MAX) filters = 0x94949494;</text:p>
        </text:list-item>
        <text:list-item>
          <text:p text:style-name="P10"><text:s text:c="2"/><text:span text:style-name="T3">if</text:span> (thumb_offset &amp;&amp; !thumb_height) {</text:p>
        </text:list-item>
        <text:list-item>
          <text:p text:style-name="P10"><text:s text:c="4"/>fseek (ifp, thumb_offset, SEEK_SET);</text:p>
        </text:list-item>
        <text:list-item>
          <text:p text:style-name="P10"><text:s text:c="4"/><text:span text:style-name="T3">if</text:span> (ljpeg_start (&amp;jh, 1)) {</text:p>
        </text:list-item>
        <text:list-item>
          <text:p text:style-name="P10"><text:s text:c="6"/>thumb_width <text:s/>= jh.wide;</text:p>
        </text:list-item>
        <text:list-item>
          <text:p text:style-name="P10"><text:s text:c="6"/>thumb_height = jh.high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pan text:style-name="T8">dng_skip</text:span>:</text:p>
        </text:list-item>
        <text:list-item>
          <text:p text:style-name="P10"><text:s text:c="2"/><text:span text:style-name="T3">if</text:span> ((use_camera_matrix &amp; (use_camera_wb || dng_version))</text:p>
        </text:list-item>
        <text:list-item>
          <text:p text:style-name="P10"><text:s text:c="8"/>&amp;&amp; cmatrix[0][0] &gt; 0.125) {</text:p>
        </text:list-item>
        <text:list-item>
          <text:p text:style-name="P10"><text:s text:c="4"/>memcpy (rgb_cam, cmatrix, <text:span text:style-name="T3">sizeof</text:span> cmatrix);</text:p>
        </text:list-item>
        <text:list-item>
          <text:p text:style-name="P10"><text:s text:c="4"/>raw_color = 0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raw_color) adobe_coeff (make, model);</text:p>
        </text:list-item>
        <text:list-item>
          <text:p text:style-name="P10"><text:s text:c="2"/><text:span text:style-name="T3">if</text:span> (load_raw == &amp;CLASS kodak_radc_load_raw)</text:p>
        </text:list-item>
        <text:list-item>
          <text:p text:style-name="P10"><text:s text:c="4"/><text:span text:style-name="T3">if</text:span> (raw_color) adobe_coeff (<text:span text:style-name="T5">"Apple"</text:span>,<text:span text:style-name="T5">"Quicktake"</text:span>);</text:p>
        </text:list-item>
        <text:list-item>
          <text:p text:style-name="P10"><text:s text:c="2"/><text:span text:style-name="T3">if</text:span> (fuji_width) {</text:p>
        </text:list-item>
        <text:list-item>
          <text:p text:style-name="P10"><text:s text:c="4"/>fuji_width = width &gt;&gt; !fuji_layout;</text:p>
        </text:list-item>
        <text:list-item>
          <text:p text:style-name="P10"><text:s text:c="4"/>filters = fuji_width &amp; 1 ? 0x94949494 : 0x49494949;</text:p>
        </text:list-item>
        <text:list-item>
          <text:p text:style-name="P10"><text:s text:c="4"/>width = (height &gt;&gt; fuji_layout) + fuji_width;</text:p>
        </text:list-item>
        <text:list-item>
          <text:p text:style-name="P10"><text:s text:c="4"/>height = width - 1;</text:p>
        </text:list-item>
        <text:list-item>
          <text:p text:style-name="P10"><text:soft-page-break/><text:s text:c="4"/>pixel_aspect = 1;</text:p>
        </text:list-item>
        <text:list-item>
          <text:p text:style-name="P10"><text:s text:c="2"/>} <text:span text:style-name="T3">else</text:span> {</text:p>
        </text:list-item>
        <text:list-item>
          <text:p text:style-name="P10"><text:s text:c="4"/><text:span text:style-name="T3">if</text:span> (raw_height &lt; height) raw_height = height;</text:p>
        </text:list-item>
        <text:list-item>
          <text:p text:style-name="P10"><text:s text:c="4"/><text:span text:style-name="T3">if</text:span> (raw_width <text:s/>&lt; width ) raw_width <text:s/>= width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!tiff_bps) tiff_bps = 12;</text:p>
        </text:list-item>
        <text:list-item>
          <text:p text:style-name="P10"><text:s text:c="2"/><text:span text:style-name="T3">if</text:span> (!maximum) maximum = (1 &lt;&lt; tiff_bps) - 1;</text:p>
        </text:list-item>
        <text:list-item>
          <text:p text:style-name="P10"><text:s text:c="2"/><text:span text:style-name="T3">if</text:span> (!load_raw || height &lt; 22 || width &lt; 22 ||</text:p>
        </text:list-item>
        <text:list-item>
          <text:p text:style-name="P10"><text:s text:c="8"/>tiff_bps &gt; 16 || tiff_samples &gt; 6 || colors &gt; 4)</text:p>
        </text:list-item>
        <text:list-item>
          <text:p text:style-name="P10"><text:s text:c="4"/>is_raw = 0;</text:p>
        </text:list-item>
        <text:list-item>
          <text:p text:style-name="P10">#<text:span text:style-name="T8">ifdef</text:span> <text:span text:style-name="T9">NO_JASPER</text:span></text:p>
        </text:list-item>
        <text:list-item>
          <text:p text:style-name="P10"><text:s text:c="2"/><text:span text:style-name="T3">if</text:span> (load_raw == &amp;CLASS redcine_load_raw) {</text:p>
        </text:list-item>
        <text:list-item>
          <text:p text:style-name="P10"><text:s text:c="4"/>fprintf (stderr,_(<text:span text:style-name="T5">"%s: You must link dcraw with %s!!\n"</text:span>),</text:p>
        </text:list-item>
        <text:list-item>
          <text:p text:style-name="P10"><text:s text:c="8"/>ifname, <text:span text:style-name="T5">"libjasper"</text:span>);</text:p>
        </text:list-item>
        <text:list-item>
          <text:p text:style-name="P10"><text:s text:c="4"/>is_raw = 0;</text:p>
        </text:list-item>
        <text:list-item>
          <text:p text:style-name="P10"><text:s text:c="2"/>}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def</text:span> <text:span text:style-name="T9">NO_JPEG</text:span></text:p>
        </text:list-item>
        <text:list-item>
          <text:p text:style-name="P10"><text:s text:c="2"/><text:span text:style-name="T3">if</text:span> (load_raw == &amp;CLASS kodak_jpeg_load_raw ||</text:p>
        </text:list-item>
        <text:list-item>
          <text:p text:style-name="P10"><text:s text:c="6"/>load_raw == &amp;CLASS lossy_dng_load_raw) {</text:p>
        </text:list-item>
        <text:list-item>
          <text:p text:style-name="P10"><text:s text:c="4"/>fprintf (stderr,_(<text:span text:style-name="T5">"%s: You must link dcraw with %s!!\n"</text:span>),</text:p>
        </text:list-item>
        <text:list-item>
          <text:p text:style-name="P10"><text:s text:c="8"/>ifname, <text:span text:style-name="T5">"libjpeg"</text:span>);</text:p>
        </text:list-item>
        <text:list-item>
          <text:p text:style-name="P10"><text:s text:c="4"/>is_raw = 0;</text:p>
        </text:list-item>
        <text:list-item>
          <text:p text:style-name="P10"><text:s text:c="2"/>}</text:p>
        </text:list-item>
        <text:list-item>
          <text:p text:style-name="P10">#<text:span text:style-name="T8">endif</text:span></text:p>
        </text:list-item>
        <text:list-item>
          <text:p text:style-name="P10"><text:s text:c="2"/><text:span text:style-name="T3">if</text:span> (!cdesc[0])</text:p>
        </text:list-item>
        <text:list-item>
          <text:p text:style-name="P10"><text:s text:c="4"/>strcpy (cdesc, colors == 3 ? <text:span text:style-name="T5">"RGBG"</text:span>:<text:span text:style-name="T5">"GMCY"</text:span>);</text:p>
        </text:list-item>
        <text:list-item>
          <text:p text:style-name="P10"><text:s text:c="2"/><text:span text:style-name="T3">if</text:span> (!raw_height) raw_height = height;</text:p>
        </text:list-item>
        <text:list-item>
          <text:p text:style-name="P10"><text:s text:c="2"/><text:span text:style-name="T3">if</text:span> (!raw_width ) raw_width <text:s/>= width;</text:p>
        </text:list-item>
        <text:list-item>
          <text:p text:style-name="P10"><text:s text:c="2"/><text:span text:style-name="T3">if</text:span> (filters &gt; 999 &amp;&amp; colors == 3)</text:p>
        </text:list-item>
        <text:list-item>
          <text:p text:style-name="P10"><text:s text:c="4"/>filters |= ((filters &gt;&gt; 2 &amp; 0x22222222) |</text:p>
        </text:list-item>
        <text:list-item>
          <text:p text:style-name="P10"><text:s text:c="16"/>(filters &lt;&lt; 2 &amp; 0x88888888)) &amp; filters &lt;&lt; 1;</text:p>
        </text:list-item>
        <text:list-item>
          <text:p text:style-name="P10"><text:span text:style-name="T8">notraw</text:span>:</text:p>
        </text:list-item>
        <text:list-item>
          <text:p text:style-name="P10"><text:s text:c="2"/><text:span text:style-name="T3">if</text:span> (flip == UINT_MAX) flip = tiff_flip;</text:p>
        </text:list-item>
        <text:list-item>
          <text:p text:style-name="P10"><text:s text:c="2"/><text:span text:style-name="T3">if</text:span> (flip == UINT_MAX) flip =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ifndef</text:span> <text:span text:style-name="T9">NO_LCMS</text:span></text:p>
        </text:list-item>
        <text:list-item>
          <text:p text:style-name="P10"><text:span text:style-name="T10">void</text:span> CLASS <text:span text:style-name="T6">apply_profile</text:span> (<text:span text:style-name="T10">const</text:span> <text:span text:style-name="T10">char</text:span> *input, <text:span text:style-name="T10">const</text:span> <text:span text:style-name="T10">char</text:span> *output)</text:p>
        </text:list-item>
        <text:list-item>
          <text:p text:style-name="P10">{</text:p>
        </text:list-item>
        <text:list-item>
          <text:p text:style-name="P10"><text:s text:c="2"/><text:span text:style-name="T10">char</text:span> *prof;</text:p>
        </text:list-item>
        <text:list-item>
          <text:p text:style-name="P10"><text:s text:c="2"/>cmsHPROFILE hInProfile=0, hOutProfile=0;</text:p>
        </text:list-item>
        <text:list-item>
          <text:p text:style-name="P10"><text:s text:c="2"/>cmsHTRANSFORM hTransform;</text:p>
        </text:list-item>
        <text:list-item>
          <text:p text:style-name="P10"><text:s text:c="2"/>FILE *fp;</text:p>
        </text:list-item>
        <text:list-item>
          <text:p text:style-name="P10"><text:s text:c="2"/><text:span text:style-name="T10">unsigned</text:span> size;</text:p>
        </text:list-item>
        <text:list-item>
          <text:p text:style-name="P10"/>
        </text:list-item>
        <text:list-item>
          <text:p text:style-name="P10"><text:s text:c="2"/><text:span text:style-name="T3">if</text:span> (strcmp (input, <text:span text:style-name="T5">"embed"</text:span>))</text:p>
        </text:list-item>
        <text:list-item>
          <text:p text:style-name="P10"><text:s text:c="4"/>hInProfile = cmsOpenProfileFromFile (input, <text:span text:style-name="T5">"r"</text:span>);</text:p>
        </text:list-item>
        <text:list-item>
          <text:p text:style-name="P10"><text:s text:c="2"/><text:span text:style-name="T3">else</text:span> <text:span text:style-name="T3">if</text:span> (profile_length) {</text:p>
        </text:list-item>
        <text:list-item>
          <text:p text:style-name="P10"><text:s text:c="4"/>prof = (<text:span text:style-name="T10">char</text:span> *) malloc (profile_length);</text:p>
        </text:list-item>
        <text:list-item>
          <text:p text:style-name="P10"><text:s text:c="4"/>merror (prof, <text:span text:style-name="T5">"apply_profile()"</text:span>);</text:p>
        </text:list-item>
        <text:list-item>
          <text:p text:style-name="P10"><text:s text:c="4"/>fseek (ifp, profile_offset, SEEK_SET);</text:p>
        </text:list-item>
        <text:list-item>
          <text:p text:style-name="P10"><text:s text:c="4"/>fread (prof, 1, profile_length, ifp);</text:p>
        </text:list-item>
        <text:list-item>
          <text:p text:style-name="P10"><text:s text:c="4"/>hInProfile = cmsOpenProfileFromMem (prof, profile_length);</text:p>
        </text:list-item>
        <text:list-item>
          <text:p text:style-name="P10"><text:s text:c="4"/>free (prof);</text:p>
        </text:list-item>
        <text:list-item>
          <text:p text:style-name="P10"><text:s text:c="2"/>} <text:span text:style-name="T3">else</text:span></text:p>
        </text:list-item>
        <text:list-item>
          <text:p text:style-name="P10"><text:s text:c="4"/>fprintf (stderr,_(<text:span text:style-name="T5">"%s has no embedded profile.\n"</text:span>), ifname);</text:p>
        </text:list-item>
        <text:list-item>
          <text:p text:style-name="P10"><text:s text:c="2"/><text:span text:style-name="T3">if</text:span> (!hInProfile) <text:span text:style-name="T3">return</text:span>;</text:p>
        </text:list-item>
        <text:list-item>
          <text:p text:style-name="P10"><text:s text:c="2"/><text:span text:style-name="T3">if</text:span> (!output)</text:p>
        </text:list-item>
        <text:list-item>
          <text:p text:style-name="P10"><text:s text:c="4"/>hOutProfile = cmsCreate_sRGBProfile();</text:p>
        </text:list-item>
        <text:list-item>
          <text:p text:style-name="P10"><text:s text:c="2"/><text:span text:style-name="T3">else</text:span> <text:span text:style-name="T3">if</text:span> ((fp = fopen (output, <text:span text:style-name="T5">"rb"</text:span>))) {</text:p>
        </text:list-item>
        <text:list-item>
          <text:p text:style-name="P10"><text:s text:c="4"/>fread (&amp;size, 4, 1, fp);</text:p>
        </text:list-item>
        <text:list-item>
          <text:p text:style-name="P10"><text:s text:c="4"/>fseek (fp, 0, SEEK_SET);</text:p>
        </text:list-item>
        <text:list-item>
          <text:p text:style-name="P10"><text:s text:c="4"/>oprof = (<text:span text:style-name="T10">unsigned</text:span> *) malloc (size = ntohl(size));</text:p>
        </text:list-item>
        <text:list-item>
          <text:p text:style-name="P10"><text:s text:c="4"/>merror (oprof, <text:span text:style-name="T5">"apply_profile()"</text:span>);</text:p>
        </text:list-item>
        <text:list-item>
          <text:p text:style-name="P10"><text:soft-page-break/><text:s text:c="4"/>fread (oprof, 1, size, fp);</text:p>
        </text:list-item>
        <text:list-item>
          <text:p text:style-name="P10"><text:s text:c="4"/>fclose (fp);</text:p>
        </text:list-item>
        <text:list-item>
          <text:p text:style-name="P10"><text:s text:c="4"/><text:span text:style-name="T3">if</text:span> (!(hOutProfile = cmsOpenProfileFromMem (oprof, size))) {</text:p>
        </text:list-item>
        <text:list-item>
          <text:p text:style-name="P10"><text:s text:c="6"/>free (oprof);</text:p>
        </text:list-item>
        <text:list-item>
          <text:p text:style-name="P10"><text:s text:c="6"/>oprof = 0;</text:p>
        </text:list-item>
        <text:list-item>
          <text:p text:style-name="P10"><text:s text:c="4"/>}</text:p>
        </text:list-item>
        <text:list-item>
          <text:p text:style-name="P10"><text:s text:c="2"/>} <text:span text:style-name="T3">else</text:span></text:p>
        </text:list-item>
        <text:list-item>
          <text:p text:style-name="P10"><text:s text:c="4"/>fprintf (stderr,_(<text:span text:style-name="T5">"Cannot open file %s!\n"</text:span>), output);</text:p>
        </text:list-item>
        <text:list-item>
          <text:p text:style-name="P10"><text:s text:c="2"/><text:span text:style-name="T3">if</text:span> (!hOutProfile) <text:span text:style-name="T3">goto</text:span> <text:span text:style-name="T8">quit</text:span>;</text:p>
        </text:list-item>
        <text:list-item>
          <text:p text:style-name="P10"><text:s text:c="2"/><text:span text:style-name="T3">if</text:span> (verbose)</text:p>
        </text:list-item>
        <text:list-item>
          <text:p text:style-name="P10"><text:s text:c="4"/>fprintf (stderr,_(<text:span text:style-name="T5">"Applying color profile...\n"</text:span>));</text:p>
        </text:list-item>
        <text:list-item>
          <text:p text:style-name="P10"><text:s text:c="2"/>hTransform = cmsCreateTransform (hInProfile, TYPE_RGBA_16,</text:p>
        </text:list-item>
        <text:list-item>
          <text:p text:style-name="P10"><text:s text:c="8"/>hOutProfile, TYPE_RGBA_16, INTENT_PERCEPTUAL, 0);</text:p>
        </text:list-item>
        <text:list-item>
          <text:p text:style-name="P10"><text:s text:c="2"/>cmsDoTransform (hTransform, image, image, width*height);</text:p>
        </text:list-item>
        <text:list-item>
          <text:p text:style-name="P10"><text:s text:c="2"/>raw_color = 1; <text:s text:c="15"/><text:span text:style-name="T4">/* Don't use rgb_cam with a profile */</text:span></text:p>
        </text:list-item>
        <text:list-item>
          <text:p text:style-name="P10"><text:s text:c="2"/>cmsDeleteTransform (hTransform);</text:p>
        </text:list-item>
        <text:list-item>
          <text:p text:style-name="P10"><text:s text:c="2"/>cmsCloseProfile (hOutProfile);</text:p>
        </text:list-item>
        <text:list-item>
          <text:p text:style-name="P10"><text:span text:style-name="T8">quit</text:span>:</text:p>
        </text:list-item>
        <text:list-item>
          <text:p text:style-name="P10"><text:s text:c="2"/>cmsCloseProfile (hInProfile);</text:p>
        </text:list-item>
        <text:list-item>
          <text:p text:style-name="P10">}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convert_to_rgb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row, col, c, i, j, k;</text:p>
        </text:list-item>
        <text:list-item>
          <text:p text:style-name="P10"><text:s text:c="2"/>ushort *img;</text:p>
        </text:list-item>
        <text:list-item>
          <text:p text:style-name="P10"><text:s text:c="2"/><text:span text:style-name="T10">float</text:span> out[3], out_cam[3][4];</text:p>
        </text:list-item>
        <text:list-item>
          <text:p text:style-name="P10"><text:s text:c="2"/><text:span text:style-name="T10">double</text:span> num, inverse[3][3];</text:p>
        </text:list-item>
        <text:list-item>
          <text:p text:style-name="P10"><text:s text:c="2"/><text:span text:style-name="T10">static</text:span> <text:span text:style-name="T10">const</text:span> <text:span text:style-name="T10">double</text:span> xyzd50_srgb[3][3] =</text:p>
        </text:list-item>
        <text:list-item>
          <text:p text:style-name="P10"><text:s text:c="2"/>{ { 0.436083, 0.385083, 0.143055 },</text:p>
        </text:list-item>
        <text:list-item>
          <text:p text:style-name="P10"><text:s text:c="4"/>{ 0.222507, 0.716888, 0.060608 },</text:p>
        </text:list-item>
        <text:list-item>
          <text:p text:style-name="P10"><text:s text:c="4"/>{ 0.013930, 0.097097, 0.714022 } };</text:p>
        </text:list-item>
        <text:list-item>
          <text:p text:style-name="P10"><text:s text:c="2"/><text:span text:style-name="T10">static</text:span> <text:span text:style-name="T10">const</text:span> <text:span text:style-name="T10">double</text:span> rgb_rgb[3][3] =</text:p>
        </text:list-item>
        <text:list-item>
          <text:p text:style-name="P10"><text:s text:c="2"/>{ { 1,0,0 }, { 0,1,0 }, { 0,0,1 } };</text:p>
        </text:list-item>
        <text:list-item>
          <text:p text:style-name="P10"><text:s text:c="2"/><text:span text:style-name="T10">static</text:span> <text:span text:style-name="T10">const</text:span> <text:span text:style-name="T10">double</text:span> adobe_rgb[3][3] =</text:p>
        </text:list-item>
        <text:list-item>
          <text:p text:style-name="P10"><text:s text:c="2"/>{ { 0.715146, 0.284856, 0.000000 },</text:p>
        </text:list-item>
        <text:list-item>
          <text:p text:style-name="P10"><text:s text:c="4"/>{ 0.000000, 1.000000, 0.000000 },</text:p>
        </text:list-item>
        <text:list-item>
          <text:p text:style-name="P10"><text:s text:c="4"/>{ 0.000000, 0.041166, 0.958839 } };</text:p>
        </text:list-item>
        <text:list-item>
          <text:p text:style-name="P10"><text:s text:c="2"/><text:span text:style-name="T10">static</text:span> <text:span text:style-name="T10">const</text:span> <text:span text:style-name="T10">double</text:span> wide_rgb[3][3] =</text:p>
        </text:list-item>
        <text:list-item>
          <text:p text:style-name="P10"><text:s text:c="2"/>{ { 0.593087, 0.404710, 0.002206 },</text:p>
        </text:list-item>
        <text:list-item>
          <text:p text:style-name="P10"><text:s text:c="4"/>{ 0.095413, 0.843149, 0.061439 },</text:p>
        </text:list-item>
        <text:list-item>
          <text:p text:style-name="P10"><text:s text:c="4"/>{ 0.011621, 0.069091, 0.919288 } };</text:p>
        </text:list-item>
        <text:list-item>
          <text:p text:style-name="P10"><text:s text:c="2"/><text:span text:style-name="T10">static</text:span> <text:span text:style-name="T10">const</text:span> <text:span text:style-name="T10">double</text:span> prophoto_rgb[3][3] =</text:p>
        </text:list-item>
        <text:list-item>
          <text:p text:style-name="P10"><text:s text:c="2"/>{ { 0.529317, 0.330092, 0.140588 },</text:p>
        </text:list-item>
        <text:list-item>
          <text:p text:style-name="P10"><text:s text:c="4"/>{ 0.098368, 0.873465, 0.028169 },</text:p>
        </text:list-item>
        <text:list-item>
          <text:p text:style-name="P10"><text:s text:c="4"/>{ 0.016879, 0.117663, 0.865457 } };</text:p>
        </text:list-item>
        <text:list-item>
          <text:p text:style-name="P10"><text:s text:c="2"/><text:span text:style-name="T10">static</text:span> <text:span text:style-name="T10">const</text:span> <text:span text:style-name="T10">double</text:span> aces_rgb[3][3] =</text:p>
        </text:list-item>
        <text:list-item>
          <text:p text:style-name="P10"><text:s text:c="2"/>{ { 0.432996, 0.375380, 0.189317 },</text:p>
        </text:list-item>
        <text:list-item>
          <text:p text:style-name="P10"><text:s text:c="4"/>{ 0.089427, 0.816523, 0.102989 },</text:p>
        </text:list-item>
        <text:list-item>
          <text:p text:style-name="P10"><text:s text:c="4"/>{ 0.019165, 0.118150, 0.941914 } };</text:p>
        </text:list-item>
        <text:list-item>
          <text:p text:style-name="P10"><text:s text:c="2"/><text:span text:style-name="T10">static</text:span> <text:span text:style-name="T10">const</text:span> <text:span text:style-name="T10">double</text:span> (*out_rgb[])[3] =</text:p>
        </text:list-item>
        <text:list-item>
          <text:p text:style-name="P10"><text:s text:c="2"/>{ rgb_rgb, adobe_rgb, wide_rgb, prophoto_rgb, xyz_rgb, aces_rgb };</text:p>
        </text:list-item>
        <text:list-item>
          <text:p text:style-name="P10"><text:s text:c="2"/><text:span text:style-name="T10">static</text:span> <text:span text:style-name="T10">const</text:span> <text:span text:style-name="T10">char</text:span> *name[] =</text:p>
        </text:list-item>
        <text:list-item>
          <text:p text:style-name="P10"><text:s text:c="2"/>{ <text:span text:style-name="T5">"sRGB"</text:span>, <text:span text:style-name="T5">"Adobe RGB (1998)"</text:span>, <text:span text:style-name="T5">"WideGamut D65"</text:span>, <text:span text:style-name="T5">"ProPhoto D65"</text:span>, <text:span text:style-name="T5">"XYZ"</text:span>, <text:span text:style-name="T5">"ACES"</text:span> };</text:p>
        </text:list-item>
        <text:list-item>
          <text:p text:style-name="P10"><text:s text:c="2"/><text:span text:style-name="T10">static</text:span> <text:span text:style-name="T10">const</text:span> <text:span text:style-name="T10">unsigned</text:span> phead[] =</text:p>
        </text:list-item>
        <text:list-item>
          <text:p text:style-name="P10"><text:s text:c="2"/>{ 1024, 0, 0x2100000, 0x6d6e7472, 0x52474220, 0x58595a20, 0, 0, 0,</text:p>
        </text:list-item>
        <text:list-item>
          <text:p text:style-name="P10"><text:s text:c="4"/>0x61637370, 0, 0, 0x6e6f6e65, 0, 0, 0, 0, 0xf6d6, 0x10000, 0xd32d };</text:p>
        </text:list-item>
        <text:list-item>
          <text:p text:style-name="P10"><text:s text:c="2"/><text:span text:style-name="T10">unsigned</text:span> pbody[] =</text:p>
        </text:list-item>
        <text:list-item>
          <text:p text:style-name="P10"><text:s text:c="2"/>{ 10, 0x63707274, 0, 36, <text:s text:c="5"/><text:span text:style-name="T4">/* cprt */</text:span></text:p>
        </text:list-item>
        <text:list-item>
          <text:p text:style-name="P10"><text:s text:c="8"/>0x64657363, 0, 40, <text:s text:c="5"/><text:span text:style-name="T4">/* desc */</text:span></text:p>
        </text:list-item>
        <text:list-item>
          <text:p text:style-name="P10"><text:s text:c="8"/>0x77747074, 0, 20, <text:s text:c="5"/><text:span text:style-name="T4">/* wtpt */</text:span></text:p>
        </text:list-item>
        <text:list-item>
          <text:p text:style-name="P10"><text:s text:c="8"/>0x626b7074, 0, 20, <text:s text:c="5"/><text:span text:style-name="T4">/* bkpt */</text:span></text:p>
        </text:list-item>
        <text:list-item>
          <text:p text:style-name="P10"><text:s text:c="8"/>0x72545243, 0, 14, <text:s text:c="5"/><text:span text:style-name="T4">/* rTRC */</text:span></text:p>
        </text:list-item>
        <text:list-item>
          <text:p text:style-name="P10"><text:s text:c="8"/>0x67545243, 0, 14, <text:s text:c="5"/><text:span text:style-name="T4">/* gTRC */</text:span></text:p>
        </text:list-item>
        <text:list-item>
          <text:p text:style-name="P10"><text:s text:c="8"/>0x62545243, 0, 14, <text:s text:c="5"/><text:span text:style-name="T4">/* bTRC */</text:span></text:p>
        </text:list-item>
        <text:list-item>
          <text:p text:style-name="P10"><text:soft-page-break/><text:s text:c="8"/>0x7258595a, 0, 20, <text:s text:c="5"/><text:span text:style-name="T4">/* rXYZ */</text:span></text:p>
        </text:list-item>
        <text:list-item>
          <text:p text:style-name="P10"><text:s text:c="8"/>0x6758595a, 0, 20, <text:s text:c="5"/><text:span text:style-name="T4">/* gXYZ */</text:span></text:p>
        </text:list-item>
        <text:list-item>
          <text:p text:style-name="P10"><text:s text:c="8"/>0x6258595a, 0, 20 }; <text:s text:c="3"/><text:span text:style-name="T4">/* bXYZ */</text:span></text:p>
        </text:list-item>
        <text:list-item>
          <text:p text:style-name="P10"><text:s text:c="2"/><text:span text:style-name="T10">static</text:span> <text:span text:style-name="T10">const</text:span> <text:span text:style-name="T10">unsigned</text:span> pwhite[] = { 0xf351, 0x10000, 0x116cc };</text:p>
        </text:list-item>
        <text:list-item>
          <text:p text:style-name="P10"><text:s text:c="2"/><text:span text:style-name="T10">unsigned</text:span> pcurve[] = { 0x63757276, 0, 1, 0x1000000 };</text:p>
        </text:list-item>
        <text:list-item>
          <text:p text:style-name="P10"/>
        </text:list-item>
        <text:list-item>
          <text:p text:style-name="P10"><text:s text:c="2"/>gamma_curve (gamm[0], gamm[1], 0, 0);</text:p>
        </text:list-item>
        <text:list-item>
          <text:p text:style-name="P10"><text:s text:c="2"/>memcpy (out_cam, rgb_cam, <text:span text:style-name="T3">sizeof</text:span> out_cam);</text:p>
        </text:list-item>
        <text:list-item>
          <text:p text:style-name="P10"><text:s text:c="2"/>raw_color |= colors == 1 || document_mode ||</text:p>
        </text:list-item>
        <text:list-item>
          <text:p text:style-name="P10"><text:s text:c="16"/>output_color &lt; 1 || output_color &gt; 6;</text:p>
        </text:list-item>
        <text:list-item>
          <text:p text:style-name="P10"><text:s text:c="2"/><text:span text:style-name="T3">if</text:span> (!raw_color) {</text:p>
        </text:list-item>
        <text:list-item>
          <text:p text:style-name="P10"><text:s text:c="4"/>oprof = (<text:span text:style-name="T10">unsigned</text:span> *) calloc (phead[0], 1);</text:p>
        </text:list-item>
        <text:list-item>
          <text:p text:style-name="P10"><text:s text:c="4"/>merror (oprof, <text:span text:style-name="T5">"convert_to_rgb()"</text:span>);</text:p>
        </text:list-item>
        <text:list-item>
          <text:p text:style-name="P10"><text:s text:c="4"/>memcpy (oprof, phead, <text:span text:style-name="T3">sizeof</text:span> phead);</text:p>
        </text:list-item>
        <text:list-item>
          <text:p text:style-name="P10"><text:s text:c="4"/><text:span text:style-name="T3">if</text:span> (output_color == 5) oprof[4] = oprof[5];</text:p>
        </text:list-item>
        <text:list-item>
          <text:p text:style-name="P10"><text:s text:c="4"/>oprof[0] = 132 + 12*pbody[0];</text:p>
        </text:list-item>
        <text:list-item>
          <text:p text:style-name="P10"><text:s text:c="4"/><text:span text:style-name="T3">for</text:span> (i=0; i &lt; pbody[0]; i++) {</text:p>
        </text:list-item>
        <text:list-item>
          <text:p text:style-name="P10"><text:s text:c="6"/>oprof[oprof[0]/4] = i ? (i &gt; 1 ? 0x58595a20 : 0x64657363) : 0x74657874;</text:p>
        </text:list-item>
        <text:list-item>
          <text:p text:style-name="P10"><text:s text:c="6"/>pbody[i*3+2] = oprof[0];</text:p>
        </text:list-item>
        <text:list-item>
          <text:p text:style-name="P10"><text:s text:c="6"/>oprof[0] += (pbody[i*3+3] + 3) &amp; -4;</text:p>
        </text:list-item>
        <text:list-item>
          <text:p text:style-name="P10"><text:s text:c="4"/>}</text:p>
        </text:list-item>
        <text:list-item>
          <text:p text:style-name="P10"><text:s text:c="4"/>memcpy (oprof+32, pbody, <text:span text:style-name="T3">sizeof</text:span> pbody);</text:p>
        </text:list-item>
        <text:list-item>
          <text:p text:style-name="P10"><text:s text:c="4"/>oprof[pbody[5]/4+2] = strlen(name[output_color-1]) + 1;</text:p>
        </text:list-item>
        <text:list-item>
          <text:p text:style-name="P10"><text:s text:c="4"/>memcpy ((<text:span text:style-name="T10">char</text:span> *)oprof+pbody[8]+8, pwhite, <text:span text:style-name="T3">sizeof</text:span> pwhite);</text:p>
        </text:list-item>
        <text:list-item>
          <text:p text:style-name="P10"><text:s text:c="4"/>pcurve[3] = (<text:span text:style-name="T10">short</text:span>)(256/gamm[5]+0.5) &lt;&lt; 16;</text:p>
        </text:list-item>
        <text:list-item>
          <text:p text:style-name="P10"><text:s text:c="4"/><text:span text:style-name="T3">for</text:span> (i=4; i &lt; 7; i++)</text:p>
        </text:list-item>
        <text:list-item>
          <text:p text:style-name="P10"><text:s text:c="6"/>memcpy ((<text:span text:style-name="T10">char</text:span> *)oprof+pbody[i*3+2], pcurve, <text:span text:style-name="T3">sizeof</text:span> pcurve);</text:p>
        </text:list-item>
        <text:list-item>
          <text:p text:style-name="P10"><text:s text:c="4"/>pseudoinverse ((<text:span text:style-name="T10">double</text:span> (*)[3]) out_rgb[output_color-1], inverse, 3);</text:p>
        </text:list-item>
        <text:list-item>
          <text:p text:style-name="P10"><text:s text:c="4"/><text:span text:style-name="T3">for</text:span> (i=0; i &lt; 3; i++)</text:p>
        </text:list-item>
        <text:list-item>
          <text:p text:style-name="P10"><text:s text:c="6"/><text:span text:style-name="T3">for</text:span> (j=0; j &lt; 3; j++) {</text:p>
        </text:list-item>
        <text:list-item>
          <text:p text:style-name="P10"><text:s text:c="8"/><text:span text:style-name="T3">for</text:span> (num = k=0; k &lt; 3; k++)</text:p>
        </text:list-item>
        <text:list-item>
          <text:p text:style-name="P10"><text:s text:c="10"/>num += xyzd50_srgb[i][k] * inverse[j][k];</text:p>
        </text:list-item>
        <text:list-item>
          <text:p text:style-name="P10"><text:s text:c="8"/>oprof[pbody[j*3+23]/4+i+2] = num * 0x10000 + 0.5;</text:p>
        </text:list-item>
        <text:list-item>
          <text:p text:style-name="P10"><text:s text:c="6"/>}</text:p>
        </text:list-item>
        <text:list-item>
          <text:p text:style-name="P10"><text:s text:c="4"/><text:span text:style-name="T3">for</text:span> (i=0; i &lt; phead[0]/4; i++)</text:p>
        </text:list-item>
        <text:list-item>
          <text:p text:style-name="P10"><text:s text:c="6"/>oprof[i] = htonl(oprof[i]);</text:p>
        </text:list-item>
        <text:list-item>
          <text:p text:style-name="P10"><text:s text:c="4"/>strcpy ((<text:span text:style-name="T10">char</text:span> *)oprof+pbody[2]+8, <text:span text:style-name="T5">"auto-generated by dcraw"</text:span>);</text:p>
        </text:list-item>
        <text:list-item>
          <text:p text:style-name="P10"><text:s text:c="4"/>strcpy ((<text:span text:style-name="T10">char</text:span> *)oprof+pbody[5]+12, name[output_color-1]);</text:p>
        </text:list-item>
        <text:list-item>
          <text:p text:style-name="P10"><text:s text:c="4"/><text:span text:style-name="T3">for</text:span> (i=0; i &lt; 3; i++)</text:p>
        </text:list-item>
        <text:list-item>
          <text:p text:style-name="P10"><text:s text:c="6"/><text:span text:style-name="T3">for</text:span> (j=0; j &lt; colors; j++)</text:p>
        </text:list-item>
        <text:list-item>
          <text:p text:style-name="P10"><text:s text:c="8"/><text:span text:style-name="T3">for</text:span> (out_cam[i][j] = k=0; k &lt; 3; k++)</text:p>
        </text:list-item>
        <text:list-item>
          <text:p text:style-name="P10"><text:s text:c="10"/>out_cam[i][j] += out_rgb[output_color-1][i][k] * rgb_cam[k][j]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verbose)</text:p>
        </text:list-item>
        <text:list-item>
          <text:p text:style-name="P10"><text:s text:c="4"/>fprintf (stderr, raw_color ? _(<text:span text:style-name="T5">"Building histograms...\n"</text:span>) :</text:p>
        </text:list-item>
        <text:list-item>
          <text:p text:style-name="P10"><text:s text:c="8"/>_(<text:span text:style-name="T5">"Converting to %s colorspace...\n"</text:span>), name[output_color-1]);</text:p>
        </text:list-item>
        <text:list-item>
          <text:p text:style-name="P10"/>
        </text:list-item>
        <text:list-item>
          <text:p text:style-name="P10"><text:s text:c="2"/>memset (histogram, 0, <text:span text:style-name="T3">sizeof</text:span> histogram);</text:p>
        </text:list-item>
        <text:list-item>
          <text:p text:style-name="P10"><text:s text:c="2"/><text:span text:style-name="T3">for</text:span> (img=image[0], row=0; row &lt; height; row++)</text:p>
        </text:list-item>
        <text:list-item>
          <text:p text:style-name="P10"><text:s text:c="4"/><text:span text:style-name="T3">for</text:span> (col=0; col &lt; width; col++, img+=4) {</text:p>
        </text:list-item>
        <text:list-item>
          <text:p text:style-name="P10"><text:s text:c="6"/><text:span text:style-name="T3">if</text:span> (!raw_color) {</text:p>
        </text:list-item>
        <text:list-item>
          <text:p text:style-name="P10"><text:s text:c="8"/>out[0] = out[1] = out[2] = 0;</text:p>
        </text:list-item>
        <text:list-item>
          <text:p text:style-name="P10"><text:s text:c="8"/>FORCC {</text:p>
        </text:list-item>
        <text:list-item>
          <text:p text:style-name="P10"><text:s text:c="10"/>out[0] += out_cam[0][c] * img[c];</text:p>
        </text:list-item>
        <text:list-item>
          <text:p text:style-name="P10"><text:s text:c="10"/>out[1] += out_cam[1][c] * img[c];</text:p>
        </text:list-item>
        <text:list-item>
          <text:p text:style-name="P10"><text:s text:c="10"/>out[2] += out_cam[2][c] * img[c];</text:p>
        </text:list-item>
        <text:list-item>
          <text:p text:style-name="P10"><text:s text:c="8"/>}</text:p>
        </text:list-item>
        <text:list-item>
          <text:p text:style-name="P10"><text:s text:c="8"/>FORC3 img[c] = CLIP((<text:span text:style-name="T10">int</text:span>) out[c]);</text:p>
        </text:list-item>
        <text:list-item>
          <text:p text:style-name="P10"><text:s text:c="6"/>}</text:p>
        </text:list-item>
        <text:list-item>
          <text:p text:style-name="P10"><text:s text:c="6"/><text:span text:style-name="T3">else</text:span> <text:span text:style-name="T3">if</text:span> (document_mode)</text:p>
        </text:list-item>
        <text:list-item>
          <text:p text:style-name="P10"><text:s text:c="8"/>img[0] = img[fcol(row,col)];</text:p>
        </text:list-item>
        <text:list-item>
          <text:p text:style-name="P10"><text:s text:c="6"/>FORCC histogram[c][img[c] &gt;&gt; 3]++;</text:p>
        </text:list-item>
        <text:list-item>
          <text:p text:style-name="P10"><text:s text:c="4"/>}</text:p>
        </text:list-item>
        <text:list-item>
          <text:p text:style-name="P10"><text:s text:c="2"/><text:span text:style-name="T3">if</text:span> (colors == 4 &amp;&amp; output_color) colors = 3;</text:p>
        </text:list-item>
        <text:list-item>
          <text:p text:style-name="P10"><text:s text:c="2"/><text:span text:style-name="T3">if</text:span> (document_mode &amp;&amp; filters) colors = 1;</text:p>
        </text:list-item>
        <text:list-item>
          <text:p text:style-name="P10"><text:soft-page-break/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fuji_rotate</text:span>()</text:p>
        </text:list-item>
        <text:list-item>
          <text:p text:style-name="P10">{</text:p>
        </text:list-item>
        <text:list-item>
          <text:p text:style-name="P10"><text:s text:c="2"/><text:span text:style-name="T10">int</text:span> i, row, col;</text:p>
        </text:list-item>
        <text:list-item>
          <text:p text:style-name="P10"><text:s text:c="2"/><text:span text:style-name="T10">double</text:span> step;</text:p>
        </text:list-item>
        <text:list-item>
          <text:p text:style-name="P10"><text:s text:c="2"/><text:span text:style-name="T10">float</text:span> r, c, fr, fc;</text:p>
        </text:list-item>
        <text:list-item>
          <text:p text:style-name="P10"><text:s text:c="2"/><text:span text:style-name="T10">unsigned</text:span> ur, uc;</text:p>
        </text:list-item>
        <text:list-item>
          <text:p text:style-name="P10"><text:s text:c="2"/>ushort wide, high, (*img)[4], (*pix)[4];</text:p>
        </text:list-item>
        <text:list-item>
          <text:p text:style-name="P10"/>
        </text:list-item>
        <text:list-item>
          <text:p text:style-name="P10"><text:s text:c="2"/><text:span text:style-name="T3">if</text:span> (!fuji_width) <text:span text:style-name="T3">return</text:span>;</text:p>
        </text:list-item>
        <text:list-item>
          <text:p text:style-name="P10"><text:s text:c="2"/><text:span text:style-name="T3">if</text:span> (verbose)</text:p>
        </text:list-item>
        <text:list-item>
          <text:p text:style-name="P10"><text:s text:c="4"/>fprintf (stderr,_(<text:span text:style-name="T5">"Rotating image 45 degrees...\n"</text:span>));</text:p>
        </text:list-item>
        <text:list-item>
          <text:p text:style-name="P10"><text:s text:c="2"/>fuji_width = (fuji_width - 1 + shrink) &gt;&gt; shrink;</text:p>
        </text:list-item>
        <text:list-item>
          <text:p text:style-name="P10"><text:s text:c="2"/>step = sqrt(0.5);</text:p>
        </text:list-item>
        <text:list-item>
          <text:p text:style-name="P10"><text:s text:c="2"/>wide = fuji_width / step;</text:p>
        </text:list-item>
        <text:list-item>
          <text:p text:style-name="P10"><text:s text:c="2"/>high = (height - fuji_width) / step;</text:p>
        </text:list-item>
        <text:list-item>
          <text:p text:style-name="P10"><text:s text:c="2"/>img = (ushort (*)[4]) calloc (high, wide*<text:span text:style-name="T3">sizeof</text:span> *img);</text:p>
        </text:list-item>
        <text:list-item>
          <text:p text:style-name="P10"><text:s text:c="2"/>merror (img, <text:span text:style-name="T5">"fuji_rotate()"</text:span>);</text:p>
        </text:list-item>
        <text:list-item>
          <text:p text:style-name="P10"/>
        </text:list-item>
        <text:list-item>
          <text:p text:style-name="P10"><text:s text:c="2"/><text:span text:style-name="T3">for</text:span> (row=0; row &lt; high; row++)</text:p>
        </text:list-item>
        <text:list-item>
          <text:p text:style-name="P10"><text:s text:c="4"/><text:span text:style-name="T3">for</text:span> (col=0; col &lt; wide; col++) {</text:p>
        </text:list-item>
        <text:list-item>
          <text:p text:style-name="P10"><text:s text:c="6"/>ur = r = fuji_width + (row-col)*step;</text:p>
        </text:list-item>
        <text:list-item>
          <text:p text:style-name="P10"><text:s text:c="6"/>uc = c = (row+col)*step;</text:p>
        </text:list-item>
        <text:list-item>
          <text:p text:style-name="P10"><text:s text:c="6"/><text:span text:style-name="T3">if</text:span> (ur &gt; height-2 || uc &gt; width-2) <text:span text:style-name="T3">continue</text:span>;</text:p>
        </text:list-item>
        <text:list-item>
          <text:p text:style-name="P10"><text:s text:c="6"/>fr = r - ur;</text:p>
        </text:list-item>
        <text:list-item>
          <text:p text:style-name="P10"><text:s text:c="6"/>fc = c - uc;</text:p>
        </text:list-item>
        <text:list-item>
          <text:p text:style-name="P10"><text:s text:c="6"/>pix = image + ur*width + uc;</text:p>
        </text:list-item>
        <text:list-item>
          <text:p text:style-name="P10"><text:s text:c="6"/><text:span text:style-name="T3">for</text:span> (i=0; i &lt; colors; i++)</text:p>
        </text:list-item>
        <text:list-item>
          <text:p text:style-name="P10"><text:s text:c="8"/>img[row*wide+col][i] =</text:p>
        </text:list-item>
        <text:list-item>
          <text:p text:style-name="P10"><text:s text:c="10"/>(pix[ <text:s text:c="3"/>0][i]*(1-fc) + pix[ <text:s text:c="5"/>1][i]*fc) * (1-fr) +</text:p>
        </text:list-item>
        <text:list-item>
          <text:p text:style-name="P10"><text:s text:c="10"/>(pix[width][i]*(1-fc) + pix[width+1][i]*fc) * fr;</text:p>
        </text:list-item>
        <text:list-item>
          <text:p text:style-name="P10"><text:s text:c="4"/>}</text:p>
        </text:list-item>
        <text:list-item>
          <text:p text:style-name="P10"><text:s text:c="2"/>free (image);</text:p>
        </text:list-item>
        <text:list-item>
          <text:p text:style-name="P10"><text:s text:c="2"/>width <text:s/>= wide;</text:p>
        </text:list-item>
        <text:list-item>
          <text:p text:style-name="P10"><text:s text:c="2"/>height = high;</text:p>
        </text:list-item>
        <text:list-item>
          <text:p text:style-name="P10"><text:s text:c="2"/>image <text:s/>= img;</text:p>
        </text:list-item>
        <text:list-item>
          <text:p text:style-name="P10"><text:s text:c="2"/>fuji_width = 0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stretch</text:span>()</text:p>
        </text:list-item>
        <text:list-item>
          <text:p text:style-name="P10">{</text:p>
        </text:list-item>
        <text:list-item>
          <text:p text:style-name="P10"><text:s text:c="2"/>ushort newdim, (*img)[4], *pix0, *pix1;</text:p>
        </text:list-item>
        <text:list-item>
          <text:p text:style-name="P10"><text:s text:c="2"/><text:span text:style-name="T10">int</text:span> row, col, c;</text:p>
        </text:list-item>
        <text:list-item>
          <text:p text:style-name="P10"><text:s text:c="2"/><text:span text:style-name="T10">double</text:span> rc, frac;</text:p>
        </text:list-item>
        <text:list-item>
          <text:p text:style-name="P10"/>
        </text:list-item>
        <text:list-item>
          <text:p text:style-name="P10"><text:s text:c="2"/><text:span text:style-name="T3">if</text:span> (pixel_aspect == 1) <text:span text:style-name="T3">return</text:span>;</text:p>
        </text:list-item>
        <text:list-item>
          <text:p text:style-name="P10"><text:s text:c="2"/><text:span text:style-name="T3">if</text:span> (verbose) fprintf (stderr,_(<text:span text:style-name="T5">"Stretching the image...\n"</text:span>));</text:p>
        </text:list-item>
        <text:list-item>
          <text:p text:style-name="P10"><text:s text:c="2"/><text:span text:style-name="T3">if</text:span> (pixel_aspect &lt; 1) {</text:p>
        </text:list-item>
        <text:list-item>
          <text:p text:style-name="P10"><text:s text:c="4"/>newdim = height / pixel_aspect + 0.5;</text:p>
        </text:list-item>
        <text:list-item>
          <text:p text:style-name="P10"><text:s text:c="4"/>img = (ushort (*)[4]) calloc (width, newdim*<text:span text:style-name="T3">sizeof</text:span> *img);</text:p>
        </text:list-item>
        <text:list-item>
          <text:p text:style-name="P10"><text:s text:c="4"/>merror (img, <text:span text:style-name="T5">"stretch()"</text:span>);</text:p>
        </text:list-item>
        <text:list-item>
          <text:p text:style-name="P10"><text:s text:c="4"/><text:span text:style-name="T3">for</text:span> (rc=row=0; row &lt; newdim; row++, rc+=pixel_aspect) {</text:p>
        </text:list-item>
        <text:list-item>
          <text:p text:style-name="P10"><text:s text:c="6"/>frac = rc - (c = rc);</text:p>
        </text:list-item>
        <text:list-item>
          <text:p text:style-name="P10"><text:s text:c="6"/>pix0 = pix1 = image[c*width];</text:p>
        </text:list-item>
        <text:list-item>
          <text:p text:style-name="P10"><text:s text:c="6"/><text:span text:style-name="T3">if</text:span> (c+1 &lt; height) pix1 += width*4;</text:p>
        </text:list-item>
        <text:list-item>
          <text:p text:style-name="P10"><text:s text:c="6"/><text:span text:style-name="T3">for</text:span> (col=0; col &lt; width; col++, pix0+=4, pix1+=4)</text:p>
        </text:list-item>
        <text:list-item>
          <text:p text:style-name="P10"><text:s text:c="8"/>FORCC img[row*width+col][c] = pix0[c]*(1-frac) + pix1[c]*frac + 0.5;</text:p>
        </text:list-item>
        <text:list-item>
          <text:p text:style-name="P10"><text:s text:c="4"/>}</text:p>
        </text:list-item>
        <text:list-item>
          <text:p text:style-name="P10"><text:s text:c="4"/>height = newdim;</text:p>
        </text:list-item>
        <text:list-item>
          <text:p text:style-name="P10"><text:s text:c="2"/>} <text:span text:style-name="T3">else</text:span> {</text:p>
        </text:list-item>
        <text:list-item>
          <text:p text:style-name="P10"><text:s text:c="4"/>newdim = width * pixel_aspect + 0.5;</text:p>
        </text:list-item>
        <text:list-item>
          <text:p text:style-name="P10"><text:s text:c="4"/>img = (ushort (*)[4]) calloc (height, newdim*<text:span text:style-name="T3">sizeof</text:span> *img);</text:p>
        </text:list-item>
        <text:list-item>
          <text:p text:style-name="P10"><text:s text:c="4"/>merror (img, <text:span text:style-name="T5">"stretch()"</text:span>);</text:p>
        </text:list-item>
        <text:list-item>
          <text:p text:style-name="P10"><text:s text:c="4"/><text:span text:style-name="T3">for</text:span> (rc=col=0; col &lt; newdim; col++, rc+=1/pixel_aspect) {</text:p>
        </text:list-item>
        <text:list-item>
          <text:p text:style-name="P10"><text:soft-page-break/><text:s text:c="6"/>frac = rc - (c = rc);</text:p>
        </text:list-item>
        <text:list-item>
          <text:p text:style-name="P10"><text:s text:c="6"/>pix0 = pix1 = image[c];</text:p>
        </text:list-item>
        <text:list-item>
          <text:p text:style-name="P10"><text:s text:c="6"/><text:span text:style-name="T3">if</text:span> (c+1 &lt; width) pix1 += 4;</text:p>
        </text:list-item>
        <text:list-item>
          <text:p text:style-name="P10"><text:s text:c="6"/><text:span text:style-name="T3">for</text:span> (row=0; row &lt; height; row++, pix0+=width*4, pix1+=width*4)</text:p>
        </text:list-item>
        <text:list-item>
          <text:p text:style-name="P10"><text:s text:c="8"/>FORCC img[row*newdim+col][c] = pix0[c]*(1-frac) + pix1[c]*frac + 0.5;</text:p>
        </text:list-item>
        <text:list-item>
          <text:p text:style-name="P10"><text:s text:c="4"/>}</text:p>
        </text:list-item>
        <text:list-item>
          <text:p text:style-name="P10"><text:s text:c="4"/>width = newdim;</text:p>
        </text:list-item>
        <text:list-item>
          <text:p text:style-name="P10"><text:s text:c="2"/>}</text:p>
        </text:list-item>
        <text:list-item>
          <text:p text:style-name="P10"><text:s text:c="2"/>free (image);</text:p>
        </text:list-item>
        <text:list-item>
          <text:p text:style-name="P10"><text:s text:c="2"/>image = img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flip_index</text:span> (<text:span text:style-name="T10">int</text:span> row, <text:span text:style-name="T10">int</text:span> col)</text:p>
        </text:list-item>
        <text:list-item>
          <text:p text:style-name="P10">{</text:p>
        </text:list-item>
        <text:list-item>
          <text:p text:style-name="P10"><text:s text:c="2"/><text:span text:style-name="T3">if</text:span> (flip &amp; 4) SWAP(row,col);</text:p>
        </text:list-item>
        <text:list-item>
          <text:p text:style-name="P10"><text:s text:c="2"/><text:span text:style-name="T3">if</text:span> (flip &amp; 2) row = iheight - 1 - row;</text:p>
        </text:list-item>
        <text:list-item>
          <text:p text:style-name="P10"><text:s text:c="2"/><text:span text:style-name="T3">if</text:span> (flip &amp; 1) col = iwidth <text:s/>- 1 - col;</text:p>
        </text:list-item>
        <text:list-item>
          <text:p text:style-name="P10"><text:s text:c="2"/><text:span text:style-name="T3">return</text:span> row * iwidth + col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struct</text:span> tiff_tag {</text:p>
        </text:list-item>
        <text:list-item>
          <text:p text:style-name="P10"><text:s text:c="2"/>ushort tag, type;</text:p>
        </text:list-item>
        <text:list-item>
          <text:p text:style-name="P10"><text:s text:c="2"/><text:span text:style-name="T10">int</text:span> count;</text:p>
        </text:list-item>
        <text:list-item>
          <text:p text:style-name="P10"><text:s text:c="2"/><text:span text:style-name="T10">union</text:span> { <text:span text:style-name="T10">char</text:span> c[4]; <text:span text:style-name="T10">short</text:span> s[2]; <text:span text:style-name="T10">int</text:span> i; } val;</text:p>
        </text:list-item>
        <text:list-item>
          <text:p text:style-name="P10">};</text:p>
        </text:list-item>
        <text:list-item>
          <text:p text:style-name="P10"/>
        </text:list-item>
        <text:list-item>
          <text:p text:style-name="P10"><text:span text:style-name="T10">struct</text:span> tiff_hdr {</text:p>
        </text:list-item>
        <text:list-item>
          <text:p text:style-name="P10"><text:s text:c="2"/>ushort order, magic;</text:p>
        </text:list-item>
        <text:list-item>
          <text:p text:style-name="P10"><text:s text:c="2"/><text:span text:style-name="T10">int</text:span> ifd;</text:p>
        </text:list-item>
        <text:list-item>
          <text:p text:style-name="P10"><text:s text:c="2"/>ushort pad, ntag;</text:p>
        </text:list-item>
        <text:list-item>
          <text:p text:style-name="P10"><text:s text:c="2"/><text:span text:style-name="T10">struct</text:span> tiff_tag tag[23];</text:p>
        </text:list-item>
        <text:list-item>
          <text:p text:style-name="P10"><text:s text:c="2"/><text:span text:style-name="T10">int</text:span> nextifd;</text:p>
        </text:list-item>
        <text:list-item>
          <text:p text:style-name="P10"><text:s text:c="2"/>ushort pad2, nexif;</text:p>
        </text:list-item>
        <text:list-item>
          <text:p text:style-name="P10"><text:s text:c="2"/><text:span text:style-name="T10">struct</text:span> tiff_tag exif[4];</text:p>
        </text:list-item>
        <text:list-item>
          <text:p text:style-name="P10"><text:s text:c="2"/>ushort pad3, ngps;</text:p>
        </text:list-item>
        <text:list-item>
          <text:p text:style-name="P10"><text:s text:c="2"/><text:span text:style-name="T10">struct</text:span> tiff_tag gpst[10];</text:p>
        </text:list-item>
        <text:list-item>
          <text:p text:style-name="P10"><text:s text:c="2"/><text:span text:style-name="T10">short</text:span> bps[4];</text:p>
        </text:list-item>
        <text:list-item>
          <text:p text:style-name="P10"><text:s text:c="2"/><text:span text:style-name="T10">int</text:span> rat[10];</text:p>
        </text:list-item>
        <text:list-item>
          <text:p text:style-name="P10"><text:s text:c="2"/><text:span text:style-name="T10">unsigned</text:span> gps[26];</text:p>
        </text:list-item>
        <text:list-item>
          <text:p text:style-name="P10"><text:s text:c="2"/><text:span text:style-name="T10">char</text:span> desc[512], make[64], model[64], soft[32], date[20], artist[64];</text:p>
        </text:list-item>
        <text:list-item>
          <text:p text:style-name="P10">};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tiff_set</text:span> (<text:span text:style-name="T10">struct</text:span> tiff_hdr *th, ushort *ntag,</text:p>
        </text:list-item>
        <text:list-item>
          <text:p text:style-name="P10"><text:s text:c="8"/>ushort tag, ushort type, <text:span text:style-name="T10">int</text:span> count, <text:span text:style-name="T10">int</text:span> val)</text:p>
        </text:list-item>
        <text:list-item>
          <text:p text:style-name="P10">{</text:p>
        </text:list-item>
        <text:list-item>
          <text:p text:style-name="P10"><text:s text:c="2"/><text:span text:style-name="T10">struct</text:span> tiff_tag *tt;</text:p>
        </text:list-item>
        <text:list-item>
          <text:p text:style-name="P10"><text:s text:c="2"/><text:span text:style-name="T10">int</text:span> c;</text:p>
        </text:list-item>
        <text:list-item>
          <text:p text:style-name="P10"/>
        </text:list-item>
        <text:list-item>
          <text:p text:style-name="P10"><text:s text:c="2"/>tt = (<text:span text:style-name="T10">struct</text:span> tiff_tag *)(ntag+1) + (*ntag)++;</text:p>
        </text:list-item>
        <text:list-item>
          <text:p text:style-name="P10"><text:s text:c="2"/>tt-&gt;val.i = val;</text:p>
        </text:list-item>
        <text:list-item>
          <text:p text:style-name="P10"><text:s text:c="2"/><text:span text:style-name="T3">if</text:span> (type == 1 &amp;&amp; count &lt;= 4)</text:p>
        </text:list-item>
        <text:list-item>
          <text:p text:style-name="P10"><text:s text:c="4"/>FORC(4) tt-&gt;val.c[c] = val &gt;&gt; (c &lt;&lt; 3);</text:p>
        </text:list-item>
        <text:list-item>
          <text:p text:style-name="P10"><text:s text:c="2"/><text:span text:style-name="T3">else</text:span> <text:span text:style-name="T3">if</text:span> (type == 2) {</text:p>
        </text:list-item>
        <text:list-item>
          <text:p text:style-name="P10"><text:s text:c="4"/>count = strnlen((<text:span text:style-name="T10">char</text:span> *)th + val, count-1) + 1;</text:p>
        </text:list-item>
        <text:list-item>
          <text:p text:style-name="P10"><text:s text:c="4"/><text:span text:style-name="T3">if</text:span> (count &lt;= 4)</text:p>
        </text:list-item>
        <text:list-item>
          <text:p text:style-name="P10"><text:s text:c="6"/>FORC(4) tt-&gt;val.c[c] = ((<text:span text:style-name="T10">char</text:span> *)th)[val+c];</text:p>
        </text:list-item>
        <text:list-item>
          <text:p text:style-name="P10"><text:s text:c="2"/>} <text:span text:style-name="T3">else</text:span> <text:span text:style-name="T3">if</text:span> (type == 3 &amp;&amp; count &lt;= 2)</text:p>
        </text:list-item>
        <text:list-item>
          <text:p text:style-name="P10"><text:s text:c="4"/>FORC(2) tt-&gt;val.s[c] = val &gt;&gt; (c &lt;&lt; 4);</text:p>
        </text:list-item>
        <text:list-item>
          <text:p text:style-name="P10"><text:s text:c="2"/>tt-&gt;count = count;</text:p>
        </text:list-item>
        <text:list-item>
          <text:p text:style-name="P10"><text:s text:c="2"/>tt-&gt;type = type;</text:p>
        </text:list-item>
        <text:list-item>
          <text:p text:style-name="P10"><text:s text:c="2"/>tt-&gt;tag = tag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#<text:span text:style-name="T8">define</text:span> <text:span text:style-name="T6">TOFF</text:span>(ptr) ((char *)(&amp;(ptr)) - (char *)th)</text:p>
        </text:list-item>
        <text:list-item>
          <text:p text:style-name="P10"/>
        </text:list-item>
        <text:list-item>
          <text:p text:style-name="P10"><text:soft-page-break/><text:span text:style-name="T10">void</text:span> CLASS <text:span text:style-name="T6">tiff_head</text:span> (<text:span text:style-name="T10">struct</text:span> tiff_hdr *th, <text:span text:style-name="T10">int</text:span> full)</text:p>
        </text:list-item>
        <text:list-item>
          <text:p text:style-name="P10">{</text:p>
        </text:list-item>
        <text:list-item>
          <text:p text:style-name="P10"><text:s text:c="2"/><text:span text:style-name="T10">int</text:span> c, psize=0;</text:p>
        </text:list-item>
        <text:list-item>
          <text:p text:style-name="P10"><text:s text:c="2"/><text:span text:style-name="T10">struct</text:span> tm *t;</text:p>
        </text:list-item>
        <text:list-item>
          <text:p text:style-name="P10"/>
        </text:list-item>
        <text:list-item>
          <text:p text:style-name="P10"><text:s text:c="2"/>memset (th, 0, <text:span text:style-name="T3">sizeof</text:span> *th);</text:p>
        </text:list-item>
        <text:list-item>
          <text:p text:style-name="P10"><text:s text:c="2"/>th-&gt;order = htonl(0x4d4d4949) &gt;&gt; 16;</text:p>
        </text:list-item>
        <text:list-item>
          <text:p text:style-name="P10"><text:s text:c="2"/>th-&gt;magic = 42;</text:p>
        </text:list-item>
        <text:list-item>
          <text:p text:style-name="P10"><text:s text:c="2"/>th-&gt;ifd = 10;</text:p>
        </text:list-item>
        <text:list-item>
          <text:p text:style-name="P10"><text:s text:c="2"/>th-&gt;rat[0] = th-&gt;rat[2] = 300;</text:p>
        </text:list-item>
        <text:list-item>
          <text:p text:style-name="P10"><text:s text:c="2"/>th-&gt;rat[1] = th-&gt;rat[3] = 1;</text:p>
        </text:list-item>
        <text:list-item>
          <text:p text:style-name="P10"><text:s text:c="2"/>FORC(6) th-&gt;rat[4+c] = 1000000;</text:p>
        </text:list-item>
        <text:list-item>
          <text:p text:style-name="P10"><text:s text:c="2"/>th-&gt;rat[4] *= shutter;</text:p>
        </text:list-item>
        <text:list-item>
          <text:p text:style-name="P10"><text:s text:c="2"/>th-&gt;rat[6] *= aperture;</text:p>
        </text:list-item>
        <text:list-item>
          <text:p text:style-name="P10"><text:s text:c="2"/>th-&gt;rat[8] *= focal_len;</text:p>
        </text:list-item>
        <text:list-item>
          <text:p text:style-name="P10"><text:s text:c="2"/>strncpy (th-&gt;desc, desc, 512);</text:p>
        </text:list-item>
        <text:list-item>
          <text:p text:style-name="P10"><text:s text:c="2"/>strncpy (th-&gt;make, make, 64);</text:p>
        </text:list-item>
        <text:list-item>
          <text:p text:style-name="P10"><text:s text:c="2"/>strncpy (th-&gt;model, model, 64);</text:p>
        </text:list-item>
        <text:list-item>
          <text:p text:style-name="P10"><text:s text:c="2"/>strcpy (th-&gt;soft, <text:span text:style-name="T5">"dcraw v"</text:span>DCRAW_VERSION);</text:p>
        </text:list-item>
        <text:list-item>
          <text:p text:style-name="P10"><text:s text:c="2"/>t = localtime (&amp;timestamp);</text:p>
        </text:list-item>
        <text:list-item>
          <text:p text:style-name="P10"><text:s text:c="2"/>sprintf (th-&gt;date, <text:span text:style-name="T5">"%04d:%02d:%02d %02d:%02d:%02d"</text:span>,</text:p>
        </text:list-item>
        <text:list-item>
          <text:p text:style-name="P10"><text:s text:c="6"/>t-&gt;tm_year+1900,t-&gt;tm_mon+1,t-&gt;tm_mday,t-&gt;tm_hour,t-&gt;tm_min,t-&gt;tm_sec);</text:p>
        </text:list-item>
        <text:list-item>
          <text:p text:style-name="P10"><text:s text:c="2"/>strncpy (th-&gt;artist, artist, 64);</text:p>
        </text:list-item>
        <text:list-item>
          <text:p text:style-name="P10"><text:s text:c="2"/><text:span text:style-name="T3">if</text:span> (full) {</text:p>
        </text:list-item>
        <text:list-item>
          <text:p text:style-name="P10"><text:s text:c="4"/>tiff_set (th, &amp;th-&gt;ntag, 254, 4, 1, 0);</text:p>
        </text:list-item>
        <text:list-item>
          <text:p text:style-name="P10"><text:s text:c="4"/>tiff_set (th, &amp;th-&gt;ntag, 256, 4, 1, width);</text:p>
        </text:list-item>
        <text:list-item>
          <text:p text:style-name="P10"><text:s text:c="4"/>tiff_set (th, &amp;th-&gt;ntag, 257, 4, 1, height);</text:p>
        </text:list-item>
        <text:list-item>
          <text:p text:style-name="P10"><text:s text:c="4"/>tiff_set (th, &amp;th-&gt;ntag, 258, 3, colors, output_bps);</text:p>
        </text:list-item>
        <text:list-item>
          <text:p text:style-name="P10"><text:s text:c="4"/><text:span text:style-name="T3">if</text:span> (colors &gt; 2)</text:p>
        </text:list-item>
        <text:list-item>
          <text:p text:style-name="P10"><text:s text:c="6"/>th-&gt;tag[th-&gt;ntag-1].val.i = TOFF(th-&gt;bps);</text:p>
        </text:list-item>
        <text:list-item>
          <text:p text:style-name="P10"><text:s text:c="4"/>FORC4 th-&gt;bps[c] = output_bps;</text:p>
        </text:list-item>
        <text:list-item>
          <text:p text:style-name="P10"><text:s text:c="4"/>tiff_set (th, &amp;th-&gt;ntag, 259, 3, 1, 1);</text:p>
        </text:list-item>
        <text:list-item>
          <text:p text:style-name="P10"><text:s text:c="4"/>tiff_set (th, &amp;th-&gt;ntag, 262, 3, 1, 1 + (colors &gt; 1));</text:p>
        </text:list-item>
        <text:list-item>
          <text:p text:style-name="P10"><text:s text:c="2"/>}</text:p>
        </text:list-item>
        <text:list-item>
          <text:p text:style-name="P10"><text:s text:c="2"/>tiff_set (th, &amp;th-&gt;ntag, 270, 2, 512, TOFF(th-&gt;desc));</text:p>
        </text:list-item>
        <text:list-item>
          <text:p text:style-name="P10"><text:s text:c="2"/>tiff_set (th, &amp;th-&gt;ntag, 271, 2, 64, TOFF(th-&gt;make));</text:p>
        </text:list-item>
        <text:list-item>
          <text:p text:style-name="P10"><text:s text:c="2"/>tiff_set (th, &amp;th-&gt;ntag, 272, 2, 64, TOFF(th-&gt;model));</text:p>
        </text:list-item>
        <text:list-item>
          <text:p text:style-name="P10"><text:s text:c="2"/><text:span text:style-name="T3">if</text:span> (full) {</text:p>
        </text:list-item>
        <text:list-item>
          <text:p text:style-name="P10"><text:s text:c="4"/><text:span text:style-name="T3">if</text:span> (oprof) psize = ntohl(oprof[0]);</text:p>
        </text:list-item>
        <text:list-item>
          <text:p text:style-name="P10"><text:s text:c="4"/>tiff_set (th, &amp;th-&gt;ntag, 273, 4, 1, <text:span text:style-name="T3">sizeof</text:span> *th + psize);</text:p>
        </text:list-item>
        <text:list-item>
          <text:p text:style-name="P10"><text:s text:c="4"/>tiff_set (th, &amp;th-&gt;ntag, 277, 3, 1, colors);</text:p>
        </text:list-item>
        <text:list-item>
          <text:p text:style-name="P10"><text:s text:c="4"/>tiff_set (th, &amp;th-&gt;ntag, 278, 4, 1, height);</text:p>
        </text:list-item>
        <text:list-item>
          <text:p text:style-name="P10"><text:s text:c="4"/>tiff_set (th, &amp;th-&gt;ntag, 279, 4, 1, height*width*colors*output_bps/8);</text:p>
        </text:list-item>
        <text:list-item>
          <text:p text:style-name="P10"><text:s text:c="2"/>} <text:span text:style-name="T3">else</text:span></text:p>
        </text:list-item>
        <text:list-item>
          <text:p text:style-name="P10"><text:s text:c="4"/>tiff_set (th, &amp;th-&gt;ntag, 274, 3, 1, <text:span text:style-name="T5">"12435867"</text:span>[flip]-<text:span text:style-name="T5">'0'</text:span>);</text:p>
        </text:list-item>
        <text:list-item>
          <text:p text:style-name="P10"><text:s text:c="2"/>tiff_set (th, &amp;th-&gt;ntag, 282, 5, 1, TOFF(th-&gt;rat[0]));</text:p>
        </text:list-item>
        <text:list-item>
          <text:p text:style-name="P10"><text:s text:c="2"/>tiff_set (th, &amp;th-&gt;ntag, 283, 5, 1, TOFF(th-&gt;rat[2]));</text:p>
        </text:list-item>
        <text:list-item>
          <text:p text:style-name="P10"><text:s text:c="2"/>tiff_set (th, &amp;th-&gt;ntag, 284, 3, 1, 1);</text:p>
        </text:list-item>
        <text:list-item>
          <text:p text:style-name="P10"><text:s text:c="2"/>tiff_set (th, &amp;th-&gt;ntag, 296, 3, 1, 2);</text:p>
        </text:list-item>
        <text:list-item>
          <text:p text:style-name="P10"><text:s text:c="2"/>tiff_set (th, &amp;th-&gt;ntag, 305, 2, 32, TOFF(th-&gt;soft));</text:p>
        </text:list-item>
        <text:list-item>
          <text:p text:style-name="P10"><text:s text:c="2"/>tiff_set (th, &amp;th-&gt;ntag, 306, 2, 20, TOFF(th-&gt;date));</text:p>
        </text:list-item>
        <text:list-item>
          <text:p text:style-name="P10"><text:s text:c="2"/>tiff_set (th, &amp;th-&gt;ntag, 315, 2, 64, TOFF(th-&gt;artist));</text:p>
        </text:list-item>
        <text:list-item>
          <text:p text:style-name="P10"><text:s text:c="2"/>tiff_set (th, &amp;th-&gt;ntag, 34665, 4, 1, TOFF(th-&gt;nexif));</text:p>
        </text:list-item>
        <text:list-item>
          <text:p text:style-name="P10"><text:s text:c="2"/><text:span text:style-name="T3">if</text:span> (psize) tiff_set (th, &amp;th-&gt;ntag, 34675, 7, psize, <text:span text:style-name="T3">sizeof</text:span> *th);</text:p>
        </text:list-item>
        <text:list-item>
          <text:p text:style-name="P10"><text:s text:c="2"/>tiff_set (th, &amp;th-&gt;nexif, 33434, 5, 1, TOFF(th-&gt;rat[4]));</text:p>
        </text:list-item>
        <text:list-item>
          <text:p text:style-name="P10"><text:s text:c="2"/>tiff_set (th, &amp;th-&gt;nexif, 33437, 5, 1, TOFF(th-&gt;rat[6]));</text:p>
        </text:list-item>
        <text:list-item>
          <text:p text:style-name="P10"><text:s text:c="2"/>tiff_set (th, &amp;th-&gt;nexif, 34855, 3, 1, iso_speed);</text:p>
        </text:list-item>
        <text:list-item>
          <text:p text:style-name="P10"><text:s text:c="2"/>tiff_set (th, &amp;th-&gt;nexif, 37386, 5, 1, TOFF(th-&gt;rat[8]));</text:p>
        </text:list-item>
        <text:list-item>
          <text:p text:style-name="P10"><text:s text:c="2"/><text:span text:style-name="T3">if</text:span> (gpsdata[1]) {</text:p>
        </text:list-item>
        <text:list-item>
          <text:p text:style-name="P10"><text:s text:c="4"/>tiff_set (th, &amp;th-&gt;ntag, 34853, 4, 1, TOFF(th-&gt;ngps));</text:p>
        </text:list-item>
        <text:list-item>
          <text:p text:style-name="P10"><text:s text:c="4"/>tiff_set (th, &amp;th-&gt;ngps, <text:s/>0, 1, <text:s/>4, 0x202);</text:p>
        </text:list-item>
        <text:list-item>
          <text:p text:style-name="P10"><text:s text:c="4"/>tiff_set (th, &amp;th-&gt;ngps, <text:s/>1, 2, <text:s/>2, gpsdata[29]);</text:p>
        </text:list-item>
        <text:list-item>
          <text:p text:style-name="P10"><text:s text:c="4"/>tiff_set (th, &amp;th-&gt;ngps, <text:s/>2, 5, <text:s/>3, TOFF(th-&gt;gps[0]));</text:p>
        </text:list-item>
        <text:list-item>
          <text:p text:style-name="P10"><text:s text:c="4"/>tiff_set (th, &amp;th-&gt;ngps, <text:s/>3, 2, <text:s/>2, gpsdata[30]);</text:p>
        </text:list-item>
        <text:list-item>
          <text:p text:style-name="P10"><text:s text:c="4"/>tiff_set (th, &amp;th-&gt;ngps, <text:s/>4, 5, <text:s/>3, TOFF(th-&gt;gps[6]));</text:p>
        </text:list-item>
        <text:list-item>
          <text:p text:style-name="P10"><text:soft-page-break/><text:s text:c="4"/>tiff_set (th, &amp;th-&gt;ngps, <text:s/>5, 1, <text:s/>1, gpsdata[31]);</text:p>
        </text:list-item>
        <text:list-item>
          <text:p text:style-name="P10"><text:s text:c="4"/>tiff_set (th, &amp;th-&gt;ngps, <text:s/>6, 5, <text:s/>1, TOFF(th-&gt;gps[18]));</text:p>
        </text:list-item>
        <text:list-item>
          <text:p text:style-name="P10"><text:s text:c="4"/>tiff_set (th, &amp;th-&gt;ngps, <text:s/>7, 5, <text:s/>3, TOFF(th-&gt;gps[12]));</text:p>
        </text:list-item>
        <text:list-item>
          <text:p text:style-name="P10"><text:s text:c="4"/>tiff_set (th, &amp;th-&gt;ngps, 18, 2, 12, TOFF(th-&gt;gps[20]));</text:p>
        </text:list-item>
        <text:list-item>
          <text:p text:style-name="P10"><text:s text:c="4"/>tiff_set (th, &amp;th-&gt;ngps, 29, 2, 12, TOFF(th-&gt;gps[23]));</text:p>
        </text:list-item>
        <text:list-item>
          <text:p text:style-name="P10"><text:s text:c="4"/>memcpy (th-&gt;gps, gpsdata, <text:span text:style-name="T3">sizeof</text:span> th-&gt;gps);</text:p>
        </text:list-item>
        <text:list-item>
          <text:p text:style-name="P10"><text:s text:c="2"/>}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jpeg_thumb</text:span>()</text:p>
        </text:list-item>
        <text:list-item>
          <text:p text:style-name="P10">{</text:p>
        </text:list-item>
        <text:list-item>
          <text:p text:style-name="P10"><text:s text:c="2"/><text:span text:style-name="T10">char</text:span> *thumb;</text:p>
        </text:list-item>
        <text:list-item>
          <text:p text:style-name="P10"><text:s text:c="2"/>ushort exif[5];</text:p>
        </text:list-item>
        <text:list-item>
          <text:p text:style-name="P10"><text:s text:c="2"/><text:span text:style-name="T10">struct</text:span> tiff_hdr th;</text:p>
        </text:list-item>
        <text:list-item>
          <text:p text:style-name="P10"/>
        </text:list-item>
        <text:list-item>
          <text:p text:style-name="P10"><text:s text:c="2"/>thumb = (<text:span text:style-name="T10">char</text:span> *) malloc (thumb_length);</text:p>
        </text:list-item>
        <text:list-item>
          <text:p text:style-name="P10"><text:s text:c="2"/>merror (thumb, <text:span text:style-name="T5">"jpeg_thumb()"</text:span>);</text:p>
        </text:list-item>
        <text:list-item>
          <text:p text:style-name="P10"><text:s text:c="2"/>fread (thumb, 1, thumb_length, ifp);</text:p>
        </text:list-item>
        <text:list-item>
          <text:p text:style-name="P10"><text:s text:c="2"/>fputc (0xff, ofp);</text:p>
        </text:list-item>
        <text:list-item>
          <text:p text:style-name="P10"><text:s text:c="2"/>fputc (0xd8, ofp);</text:p>
        </text:list-item>
        <text:list-item>
          <text:p text:style-name="P10"><text:s text:c="2"/><text:span text:style-name="T3">if</text:span> (strcmp (thumb+6, <text:span text:style-name="T5">"Exif"</text:span>)) {</text:p>
        </text:list-item>
        <text:list-item>
          <text:p text:style-name="P10"><text:s text:c="4"/>memcpy (exif, <text:span text:style-name="T5">"\xff\xe1 <text:s/>Exif\0\0"</text:span>, 10);</text:p>
        </text:list-item>
        <text:list-item>
          <text:p text:style-name="P10"><text:s text:c="4"/>exif[1] = htons (8 + <text:span text:style-name="T3">sizeof</text:span> th);</text:p>
        </text:list-item>
        <text:list-item>
          <text:p text:style-name="P10"><text:s text:c="4"/>fwrite (exif, 1, <text:span text:style-name="T3">sizeof</text:span> exif, ofp);</text:p>
        </text:list-item>
        <text:list-item>
          <text:p text:style-name="P10"><text:s text:c="4"/>tiff_head (&amp;th, 0);</text:p>
        </text:list-item>
        <text:list-item>
          <text:p text:style-name="P10"><text:s text:c="4"/>fwrite (&amp;th, 1, <text:span text:style-name="T3">sizeof</text:span> th, ofp);</text:p>
        </text:list-item>
        <text:list-item>
          <text:p text:style-name="P10"><text:s text:c="2"/>}</text:p>
        </text:list-item>
        <text:list-item>
          <text:p text:style-name="P10"><text:s text:c="2"/>fwrite (thumb+2, 1, thumb_length-2, ofp);</text:p>
        </text:list-item>
        <text:list-item>
          <text:p text:style-name="P10"><text:s text:c="2"/>free (thumb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void</text:span> CLASS <text:span text:style-name="T6">write_ppm_tiff</text:span>()</text:p>
        </text:list-item>
        <text:list-item>
          <text:p text:style-name="P10">{</text:p>
        </text:list-item>
        <text:list-item>
          <text:p text:style-name="P10"><text:s text:c="2"/><text:span text:style-name="T10">struct</text:span> tiff_hdr th;</text:p>
        </text:list-item>
        <text:list-item>
          <text:p text:style-name="P10"><text:s text:c="2"/>uchar *ppm;</text:p>
        </text:list-item>
        <text:list-item>
          <text:p text:style-name="P10"><text:s text:c="2"/>ushort *ppm2;</text:p>
        </text:list-item>
        <text:list-item>
          <text:p text:style-name="P10"><text:s text:c="2"/><text:span text:style-name="T10">int</text:span> c, row, col, soff, rstep, cstep;</text:p>
        </text:list-item>
        <text:list-item>
          <text:p text:style-name="P10"><text:s text:c="2"/><text:span text:style-name="T10">int</text:span> perc, val, total, white=0x2000;</text:p>
        </text:list-item>
        <text:list-item>
          <text:p text:style-name="P10"/>
        </text:list-item>
        <text:list-item>
          <text:p text:style-name="P10"><text:s text:c="2"/>perc = width * height * 0.01; <text:s text:c="8"/><text:span text:style-name="T4">/* 99th percentile white level */</text:span></text:p>
        </text:list-item>
        <text:list-item>
          <text:p text:style-name="P10"><text:s text:c="2"/><text:span text:style-name="T3">if</text:span> (fuji_width) perc /= 2;</text:p>
        </text:list-item>
        <text:list-item>
          <text:p text:style-name="P10"><text:s text:c="2"/><text:span text:style-name="T3">if</text:span> (!((highlight &amp; ~2) || no_auto_bright))</text:p>
        </text:list-item>
        <text:list-item>
          <text:p text:style-name="P10"><text:s text:c="4"/><text:span text:style-name="T3">for</text:span> (white=c=0; c &lt; colors; c++) {</text:p>
        </text:list-item>
        <text:list-item>
          <text:p text:style-name="P10"><text:s text:c="6"/><text:span text:style-name="T3">for</text:span> (val=0x2000, total=0; --val &gt; 32; )</text:p>
        </text:list-item>
        <text:list-item>
          <text:p text:style-name="P10"><text:s text:c="8"/><text:span text:style-name="T3">if</text:span> ((total += histogram[c][val]) &gt; perc) <text:span text:style-name="T3">break</text:span>;</text:p>
        </text:list-item>
        <text:list-item>
          <text:p text:style-name="P10"><text:s text:c="6"/><text:span text:style-name="T3">if</text:span> (white &lt; val) white = val;</text:p>
        </text:list-item>
        <text:list-item>
          <text:p text:style-name="P10"><text:s text:c="4"/>}</text:p>
        </text:list-item>
        <text:list-item>
          <text:p text:style-name="P10"><text:s text:c="2"/>gamma_curve (gamm[0], gamm[1], 2, (white &lt;&lt; 3)/bright);</text:p>
        </text:list-item>
        <text:list-item>
          <text:p text:style-name="P10"><text:s text:c="2"/>iheight = height;</text:p>
        </text:list-item>
        <text:list-item>
          <text:p text:style-name="P10"><text:s text:c="2"/>iwidth <text:s/>= width;</text:p>
        </text:list-item>
        <text:list-item>
          <text:p text:style-name="P10"><text:s text:c="2"/><text:span text:style-name="T3">if</text:span> (flip &amp; 4) SWAP(height,width);</text:p>
        </text:list-item>
        <text:list-item>
          <text:p text:style-name="P10"><text:s text:c="2"/>ppm = (uchar *) calloc (width, colors*output_bps/8);</text:p>
        </text:list-item>
        <text:list-item>
          <text:p text:style-name="P10"><text:s text:c="2"/>ppm2 = (ushort *) ppm;</text:p>
        </text:list-item>
        <text:list-item>
          <text:p text:style-name="P10"><text:s text:c="2"/>merror (ppm, <text:span text:style-name="T5">"write_ppm_tiff()"</text:span>);</text:p>
        </text:list-item>
        <text:list-item>
          <text:p text:style-name="P10"><text:s text:c="2"/><text:span text:style-name="T3">if</text:span> (output_tiff) {</text:p>
        </text:list-item>
        <text:list-item>
          <text:p text:style-name="P10"><text:s text:c="4"/>tiff_head (&amp;th, 1);</text:p>
        </text:list-item>
        <text:list-item>
          <text:p text:style-name="P10"><text:s text:c="4"/>fwrite (&amp;th, <text:span text:style-name="T3">sizeof</text:span> th, 1, ofp);</text:p>
        </text:list-item>
        <text:list-item>
          <text:p text:style-name="P10"><text:s text:c="4"/><text:span text:style-name="T3">if</text:span> (oprof)</text:p>
        </text:list-item>
        <text:list-item>
          <text:p text:style-name="P10"><text:s text:c="6"/>fwrite (oprof, ntohl(oprof[0]), 1, ofp);</text:p>
        </text:list-item>
        <text:list-item>
          <text:p text:style-name="P10"><text:s text:c="2"/>} <text:span text:style-name="T3">else</text:span> <text:span text:style-name="T3">if</text:span> (colors &gt; 3)</text:p>
        </text:list-item>
        <text:list-item>
          <text:p text:style-name="P10"><text:s text:c="4"/>fprintf (ofp,</text:p>
        </text:list-item>
        <text:list-item>
          <text:p text:style-name="P10"><text:s text:c="6"/><text:span text:style-name="T5">"P7\nWIDTH %d\nHEIGHT %d\nDEPTH %d\nMAXVAL %d\nTUPLTYPE %s\nENDHDR\n"</text:span>,</text:p>
        </text:list-item>
        <text:list-item>
          <text:p text:style-name="P10"><text:s text:c="8"/>width, height, colors, (1 &lt;&lt; output_bps)-1, cdesc);</text:p>
        </text:list-item>
        <text:list-item>
          <text:p text:style-name="P10"><text:s text:c="2"/><text:span text:style-name="T3">else</text:span></text:p>
        </text:list-item>
        <text:list-item>
          <text:p text:style-name="P10"><text:s text:c="4"/>fprintf (ofp, <text:span text:style-name="T5">"P%d\n%d %d\n%d\n"</text:span>,</text:p>
        </text:list-item>
        <text:list-item>
          <text:p text:style-name="P10"><text:soft-page-break/><text:s text:c="8"/>colors/2+5, width, height, (1 &lt;&lt; output_bps)-1);</text:p>
        </text:list-item>
        <text:list-item>
          <text:p text:style-name="P10"><text:s text:c="2"/>soff <text:s/>= flip_index (0, 0);</text:p>
        </text:list-item>
        <text:list-item>
          <text:p text:style-name="P10"><text:s text:c="2"/>cstep = flip_index (0, 1) - soff;</text:p>
        </text:list-item>
        <text:list-item>
          <text:p text:style-name="P10"><text:s text:c="2"/>rstep = flip_index (1, 0) - flip_index (0, width);</text:p>
        </text:list-item>
        <text:list-item>
          <text:p text:style-name="P10"><text:s text:c="2"/><text:span text:style-name="T3">for</text:span> (row=0; row &lt; height; row++, soff += rstep) {</text:p>
        </text:list-item>
        <text:list-item>
          <text:p text:style-name="P10"><text:s text:c="4"/><text:span text:style-name="T3">for</text:span> (col=0; col &lt; width; col++, soff += cstep)</text:p>
        </text:list-item>
        <text:list-item>
          <text:p text:style-name="P10"><text:s text:c="6"/><text:span text:style-name="T3">if</text:span> (output_bps == 8)</text:p>
        </text:list-item>
        <text:list-item>
          <text:p text:style-name="P10"><text:s text:c="11"/>FORCC ppm [col*colors+c] = curve[image[soff][c]] &gt;&gt; 8;</text:p>
        </text:list-item>
        <text:list-item>
          <text:p text:style-name="P10"><text:s text:c="6"/><text:span text:style-name="T3">else</text:span> FORCC ppm2[col*colors+c] = curve[image[soff][c]];</text:p>
        </text:list-item>
        <text:list-item>
          <text:p text:style-name="P10"><text:s text:c="4"/><text:span text:style-name="T3">if</text:span> (output_bps == 16 &amp;&amp; !output_tiff &amp;&amp; htons(0x55aa) != 0x55aa)</text:p>
        </text:list-item>
        <text:list-item>
          <text:p text:style-name="P10"><text:s text:c="6"/>swab (ppm2, ppm2, width*colors*2);</text:p>
        </text:list-item>
        <text:list-item>
          <text:p text:style-name="P10"><text:s text:c="4"/>fwrite (ppm, colors*output_bps/8, width, ofp);</text:p>
        </text:list-item>
        <text:list-item>
          <text:p text:style-name="P10"><text:s text:c="2"/>}</text:p>
        </text:list-item>
        <text:list-item>
          <text:p text:style-name="P10"><text:s text:c="2"/>free (ppm);</text:p>
        </text:list-item>
        <text:list-item>
          <text:p text:style-name="P10">}</text:p>
        </text:list-item>
        <text:list-item>
          <text:p text:style-name="P10"/>
        </text:list-item>
        <text:list-item>
          <text:p text:style-name="P10"><text:span text:style-name="T10">int</text:span> CLASS <text:span text:style-name="T6">main</text:span> (<text:span text:style-name="T10">int</text:span> argc, <text:span text:style-name="T10">const</text:span> <text:span text:style-name="T10">char</text:span> **argv)</text:p>
        </text:list-item>
        <text:list-item>
          <text:p text:style-name="P10">{</text:p>
        </text:list-item>
        <text:list-item>
          <text:p text:style-name="P10"><text:s text:c="2"/><text:span text:style-name="T10">int</text:span> arg, status=0, quality, i, c;</text:p>
        </text:list-item>
        <text:list-item>
          <text:p text:style-name="P10"><text:s text:c="2"/><text:span text:style-name="T10">int</text:span> timestamp_only=0, thumbnail_only=0, identify_only=0;</text:p>
        </text:list-item>
        <text:list-item>
          <text:p text:style-name="P10"><text:s text:c="2"/><text:span text:style-name="T10">int</text:span> user_qual=-1, user_black=-1, user_sat=-1, user_flip=-1;</text:p>
        </text:list-item>
        <text:list-item>
          <text:p text:style-name="P10"><text:s text:c="2"/><text:span text:style-name="T10">int</text:span> use_fuji_rotate=1, write_to_stdout=0, read_from_stdin=0;</text:p>
        </text:list-item>
        <text:list-item>
          <text:p text:style-name="P10"><text:s text:c="2"/><text:span text:style-name="T10">const</text:span> <text:span text:style-name="T10">char</text:span> *sp, *bpfile=0, *dark_frame=0, *write_ext;</text:p>
        </text:list-item>
        <text:list-item>
          <text:p text:style-name="P10"><text:s text:c="2"/><text:span text:style-name="T10">char</text:span> opm, opt, *ofname, *cp;</text:p>
        </text:list-item>
        <text:list-item>
          <text:p text:style-name="P10"><text:s text:c="2"/><text:span text:style-name="T10">struct</text:span> utimbuf ut;</text:p>
        </text:list-item>
        <text:list-item>
          <text:p text:style-name="P10">#<text:span text:style-name="T8">ifndef</text:span> <text:span text:style-name="T9">NO_LCMS</text:span></text:p>
        </text:list-item>
        <text:list-item>
          <text:p text:style-name="P10"><text:s text:c="2"/><text:span text:style-name="T10">const</text:span> <text:span text:style-name="T10">char</text:span> *cam_profile=0, *out_profile=0;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#<text:span text:style-name="T8">ifndef</text:span> <text:span text:style-name="T9">LOCALTIME</text:span></text:p>
        </text:list-item>
        <text:list-item>
          <text:p text:style-name="P10"><text:s text:c="2"/>putenv ((<text:span text:style-name="T10">char</text:span> *) <text:span text:style-name="T5">"TZ=UTC"</text:span>);</text:p>
        </text:list-item>
        <text:list-item>
          <text:p text:style-name="P10">#<text:span text:style-name="T8">endif</text:span></text:p>
        </text:list-item>
        <text:list-item>
          <text:p text:style-name="P10">#<text:span text:style-name="T8">ifdef</text:span> <text:span text:style-name="T9">LOCALEDIR</text:span></text:p>
        </text:list-item>
        <text:list-item>
          <text:p text:style-name="P10"><text:s text:c="2"/>setlocale (LC_CTYPE, <text:span text:style-name="T5">""</text:span>);</text:p>
        </text:list-item>
        <text:list-item>
          <text:p text:style-name="P10"><text:s text:c="2"/>setlocale (LC_MESSAGES, <text:span text:style-name="T5">""</text:span>);</text:p>
        </text:list-item>
        <text:list-item>
          <text:p text:style-name="P10"><text:s text:c="2"/>bindtextdomain (<text:span text:style-name="T5">"dcraw"</text:span>, LOCALEDIR);</text:p>
        </text:list-item>
        <text:list-item>
          <text:p text:style-name="P10"><text:s text:c="2"/>textdomain (<text:span text:style-name="T5">"dcraw"</text:span>);</text:p>
        </text:list-item>
        <text:list-item>
          <text:p text:style-name="P10">#<text:span text:style-name="T8">endif</text:span></text:p>
        </text:list-item>
        <text:list-item>
          <text:p text:style-name="P10"/>
        </text:list-item>
        <text:list-item>
          <text:p text:style-name="P10"><text:s text:c="2"/><text:span text:style-name="T3">if</text:span> (argc == 1) {</text:p>
        </text:list-item>
        <text:list-item>
          <text:p text:style-name="P10"><text:s text:c="4"/>printf(_(<text:span text:style-name="T5">"\nRaw photo decoder \"dcraw\" v%s"</text:span>), DCRAW_VERSION);</text:p>
        </text:list-item>
        <text:list-item>
          <text:p text:style-name="P10"><text:s text:c="4"/>printf(_(<text:span text:style-name="T5">"\nby Dave Coffin, dcoffin a cybercom o net\n"</text:span>));</text:p>
        </text:list-item>
        <text:list-item>
          <text:p text:style-name="P10"><text:s text:c="4"/>printf(_(<text:span text:style-name="T5">"\nUsage: <text:s/>%s [OPTION]... [FILE]...\n\n"</text:span>), argv[0]);</text:p>
        </text:list-item>
        <text:list-item>
          <text:p text:style-name="P10"><text:s text:c="4"/>puts(_(<text:span text:style-name="T5">"-v <text:s text:c="7"/>Print verbose messages"</text:span>));</text:p>
        </text:list-item>
        <text:list-item>
          <text:p text:style-name="P10"><text:s text:c="4"/>puts(_(<text:span text:style-name="T5">"-c <text:s text:c="7"/>Write image data to standard output"</text:span>));</text:p>
        </text:list-item>
        <text:list-item>
          <text:p text:style-name="P10"><text:s text:c="4"/>puts(_(<text:span text:style-name="T5">"-e <text:s text:c="7"/>Extract embedded thumbnail image"</text:span>));</text:p>
        </text:list-item>
        <text:list-item>
          <text:p text:style-name="P10"><text:s text:c="4"/>puts(_(<text:span text:style-name="T5">"-i <text:s text:c="7"/>Identify files without decoding them"</text:span>));</text:p>
        </text:list-item>
        <text:list-item>
          <text:p text:style-name="P10"><text:s text:c="4"/>puts(_(<text:span text:style-name="T5">"-i -v <text:s text:c="4"/>Identify files and show metadata"</text:span>));</text:p>
        </text:list-item>
        <text:list-item>
          <text:p text:style-name="P10"><text:s text:c="4"/>puts(_(<text:span text:style-name="T5">"-z <text:s text:c="7"/>Change file dates to camera timestamp"</text:span>));</text:p>
        </text:list-item>
        <text:list-item>
          <text:p text:style-name="P10"><text:s text:c="4"/>puts(_(<text:span text:style-name="T5">"-w <text:s text:c="7"/>Use camera white balance, if possible"</text:span>));</text:p>
        </text:list-item>
        <text:list-item>
          <text:p text:style-name="P10"><text:s text:c="4"/>puts(_(<text:span text:style-name="T5">"-a <text:s text:c="7"/>Average the whole image for white balance"</text:span>));</text:p>
        </text:list-item>
        <text:list-item>
          <text:p text:style-name="P10"><text:s text:c="4"/>puts(_(<text:span text:style-name="T5">"-A &lt;x y w h&gt; Average a grey box for white balance"</text:span>));</text:p>
        </text:list-item>
        <text:list-item>
          <text:p text:style-name="P10"><text:s text:c="4"/>puts(_(<text:span text:style-name="T5">"-r &lt;r g b g&gt; Set custom white balance"</text:span>));</text:p>
        </text:list-item>
        <text:list-item>
          <text:p text:style-name="P10"><text:s text:c="4"/>puts(_(<text:span text:style-name="T5">"+M/-M <text:s text:c="4"/>Use/don't use an embedded color matrix"</text:span>));</text:p>
        </text:list-item>
        <text:list-item>
          <text:p text:style-name="P10"><text:s text:c="4"/>puts(_(<text:span text:style-name="T5">"-C &lt;r b&gt; <text:s/>Correct chromatic aberration"</text:span>));</text:p>
        </text:list-item>
        <text:list-item>
          <text:p text:style-name="P10"><text:s text:c="4"/>puts(_(<text:span text:style-name="T5">"-P &lt;file&gt; Fix the dead pixels listed in this file"</text:span>));</text:p>
        </text:list-item>
        <text:list-item>
          <text:p text:style-name="P10"><text:s text:c="4"/>puts(_(<text:span text:style-name="T5">"-K &lt;file&gt; Subtract dark frame (16-bit raw PGM)"</text:span>));</text:p>
        </text:list-item>
        <text:list-item>
          <text:p text:style-name="P10"><text:s text:c="4"/>puts(_(<text:span text:style-name="T5">"-k &lt;num&gt; <text:s/>Set the darkness level"</text:span>));</text:p>
        </text:list-item>
        <text:list-item>
          <text:p text:style-name="P10"><text:s text:c="4"/>puts(_(<text:span text:style-name="T5">"-S &lt;num&gt; <text:s/>Set the saturation level"</text:span>));</text:p>
        </text:list-item>
        <text:list-item>
          <text:p text:style-name="P10"><text:s text:c="4"/>puts(_(<text:span text:style-name="T5">"-n &lt;num&gt; <text:s/>Set threshold for wavelet denoising"</text:span>));</text:p>
        </text:list-item>
        <text:list-item>
          <text:p text:style-name="P10"><text:s text:c="4"/>puts(_(<text:span text:style-name="T5">"-H [0-9] <text:s/>Highlight mode (0=clip, 1=unclip, 2=blend, 3+=rebuild)"</text:span>));</text:p>
        </text:list-item>
        <text:list-item>
          <text:p text:style-name="P10"><text:s text:c="4"/>puts(_(<text:span text:style-name="T5">"-t [0-7] <text:s/>Flip image (0=none, 3=180, 5=90CCW, 6=90CW)"</text:span>));</text:p>
        </text:list-item>
        <text:list-item>
          <text:p text:style-name="P10"><text:s text:c="4"/>puts(_(<text:span text:style-name="T5">"-o [0-6] <text:s/>Output colorspace (raw,sRGB,Adobe,Wide,ProPhoto,XYZ,ACES)"</text:span>));</text:p>
        </text:list-item>
        <text:list-item>
          <text:p text:style-name="P10"><text:soft-page-break/>#<text:span text:style-name="T8">ifndef</text:span> <text:span text:style-name="T9">NO_LCMS</text:span></text:p>
        </text:list-item>
        <text:list-item>
          <text:p text:style-name="P10"><text:s text:c="4"/>puts(_(<text:span text:style-name="T5">"-o &lt;file&gt; Apply output ICC profile from file"</text:span>));</text:p>
        </text:list-item>
        <text:list-item>
          <text:p text:style-name="P10"><text:s text:c="4"/>puts(_(<text:span text:style-name="T5">"-p &lt;file&gt; Apply camera ICC profile from file or \"embed\""</text:span>));</text:p>
        </text:list-item>
        <text:list-item>
          <text:p text:style-name="P10">#<text:span text:style-name="T8">endif</text:span></text:p>
        </text:list-item>
        <text:list-item>
          <text:p text:style-name="P10"><text:s text:c="4"/>puts(_(<text:span text:style-name="T5">"-d <text:s text:c="7"/>Document mode (no color, no interpolation)"</text:span>));</text:p>
        </text:list-item>
        <text:list-item>
          <text:p text:style-name="P10"><text:s text:c="4"/>puts(_(<text:span text:style-name="T5">"-D <text:s text:c="7"/>Document mode without scaling (totally raw)"</text:span>));</text:p>
        </text:list-item>
        <text:list-item>
          <text:p text:style-name="P10"><text:s text:c="4"/>puts(_(<text:span text:style-name="T5">"-j <text:s text:c="7"/>Don't stretch or rotate raw pixels"</text:span>));</text:p>
        </text:list-item>
        <text:list-item>
          <text:p text:style-name="P10"><text:s text:c="4"/>puts(_(<text:span text:style-name="T5">"-W <text:s text:c="7"/>Don't automatically brighten the image"</text:span>));</text:p>
        </text:list-item>
        <text:list-item>
          <text:p text:style-name="P10"><text:s text:c="4"/>puts(_(<text:span text:style-name="T5">"-b &lt;num&gt; <text:s/>Adjust brightness (default = 1.0)"</text:span>));</text:p>
        </text:list-item>
        <text:list-item>
          <text:p text:style-name="P10"><text:s text:c="4"/>puts(_(<text:span text:style-name="T5">"-g &lt;p ts&gt; Set custom gamma curve (default = 2.222 4.5)"</text:span>));</text:p>
        </text:list-item>
        <text:list-item>
          <text:p text:style-name="P10"><text:s text:c="4"/>puts(_(<text:span text:style-name="T5">"-q [0-3] <text:s/>Set the interpolation quality"</text:span>));</text:p>
        </text:list-item>
        <text:list-item>
          <text:p text:style-name="P10"><text:s text:c="4"/>puts(_(<text:span text:style-name="T5">"-h <text:s text:c="7"/>Half-size color image (twice as fast as \"-q 0\")"</text:span>));</text:p>
        </text:list-item>
        <text:list-item>
          <text:p text:style-name="P10"><text:s text:c="4"/>puts(_(<text:span text:style-name="T5">"-f <text:s text:c="7"/>Interpolate RGGB as four colors"</text:span>));</text:p>
        </text:list-item>
        <text:list-item>
          <text:p text:style-name="P10"><text:s text:c="4"/>puts(_(<text:span text:style-name="T5">"-m &lt;num&gt; <text:s/>Apply a 3x3 median filter to R-G and B-G"</text:span>));</text:p>
        </text:list-item>
        <text:list-item>
          <text:p text:style-name="P10"><text:s text:c="4"/>puts(_(<text:span text:style-name="T5">"-s [0..N-1] Select one raw image or \"all\" from each file"</text:span>));</text:p>
        </text:list-item>
        <text:list-item>
          <text:p text:style-name="P10"><text:s text:c="4"/>puts(_(<text:span text:style-name="T5">"-6 <text:s text:c="7"/>Write 16-bit instead of 8-bit"</text:span>));</text:p>
        </text:list-item>
        <text:list-item>
          <text:p text:style-name="P10"><text:s text:c="4"/>puts(_(<text:span text:style-name="T5">"-4 <text:s text:c="7"/>Linear 16-bit, same as \"-6 -W -g 1 1\""</text:span>));</text:p>
        </text:list-item>
        <text:list-item>
          <text:p text:style-name="P10"><text:s text:c="4"/>puts(_(<text:span text:style-name="T5">"-T <text:s text:c="7"/>Write TIFF instead of PPM"</text:span>));</text:p>
        </text:list-item>
        <text:list-item>
          <text:p text:style-name="P10"><text:s text:c="4"/>puts(<text:span text:style-name="T5">""</text:span>);</text:p>
        </text:list-item>
        <text:list-item>
          <text:p text:style-name="P10"><text:s text:c="4"/><text:span text:style-name="T3">return</text:span> 1;</text:p>
        </text:list-item>
        <text:list-item>
          <text:p text:style-name="P10"><text:s text:c="2"/>}</text:p>
        </text:list-item>
        <text:list-item>
          <text:p text:style-name="P10"><text:s text:c="2"/>argv[argc] = <text:span text:style-name="T5">""</text:span>;</text:p>
        </text:list-item>
        <text:list-item>
          <text:p text:style-name="P10"><text:s text:c="2"/><text:span text:style-name="T3">for</text:span> (arg=1; (((opm = argv[arg][0]) - 2) | 2) == <text:span text:style-name="T5">'+'</text:span>; ) {</text:p>
        </text:list-item>
        <text:list-item>
          <text:p text:style-name="P10"><text:s text:c="4"/>opt = argv[arg++][1];</text:p>
        </text:list-item>
        <text:list-item>
          <text:p text:style-name="P10"><text:s text:c="4"/><text:span text:style-name="T3">if</text:span> ((cp = (<text:span text:style-name="T10">char</text:span> *) strchr (sp=<text:span text:style-name="T5">"nbrkStqmHACg"</text:span>, opt)))</text:p>
        </text:list-item>
        <text:list-item>
          <text:p text:style-name="P10"><text:s text:c="6"/><text:span text:style-name="T3">for</text:span> (i=0; i &lt; <text:span text:style-name="T5">"114111111422"</text:span>[cp-sp]-<text:span text:style-name="T5">'0'</text:span>; i++)</text:p>
        </text:list-item>
        <text:list-item>
          <text:p text:style-name="P10"><text:s text:c="8"/><text:span text:style-name="T3">if</text:span> (!isdigit(argv[arg+i][0])) {</text:p>
        </text:list-item>
        <text:list-item>
          <text:p text:style-name="P10"><text:s text:c="10"/>fprintf (stderr,_(<text:span text:style-name="T5">"Non-numeric argument to \"-%c\"\n"</text:span>), opt);</text:p>
        </text:list-item>
        <text:list-item>
          <text:p text:style-name="P10"><text:s text:c="10"/><text:span text:style-name="T3">return</text:span> 1;</text:p>
        </text:list-item>
        <text:list-item>
          <text:p text:style-name="P10"><text:s text:c="8"/>}</text:p>
        </text:list-item>
        <text:list-item>
          <text:p text:style-name="P10"><text:s text:c="4"/><text:span text:style-name="T3">switch</text:span> (opt) {</text:p>
        </text:list-item>
        <text:list-item>
          <text:p text:style-name="P10"><text:s text:c="6"/><text:span text:style-name="T3">case</text:span> <text:span text:style-name="T5">'n'</text:span>: <text:s/>threshold <text:s text:c="2"/>= atof(argv[arg++]); <text:s/><text:span text:style-name="T3">break</text:span>;</text:p>
        </text:list-item>
        <text:list-item>
          <text:p text:style-name="P10"><text:s text:c="6"/><text:span text:style-name="T3">case</text:span> <text:span text:style-name="T5">'b'</text:span>: <text:s/>bright <text:s text:c="5"/>= atof(argv[arg++]); <text:s/><text:span text:style-name="T3">break</text:span>;</text:p>
        </text:list-item>
        <text:list-item>
          <text:p text:style-name="P10"><text:s text:c="6"/><text:span text:style-name="T3">case</text:span> <text:span text:style-name="T5">'r'</text:span>:</text:p>
        </text:list-item>
        <text:list-item>
          <text:p text:style-name="P10"><text:s text:c="11"/>FORC4 user_mul[c] = atof(argv[arg++]); <text:s/><text:span text:style-name="T3">break</text:span>;</text:p>
        </text:list-item>
        <text:list-item>
          <text:p text:style-name="P10"><text:s text:c="6"/><text:span text:style-name="T3">case</text:span> <text:span text:style-name="T5">'C'</text:span>: <text:s/>aber[0] = 1 / atof(argv[arg++]);</text:p>
        </text:list-item>
        <text:list-item>
          <text:p text:style-name="P10"><text:s text:c="17"/>aber[2] = 1 / atof(argv[arg++]); <text:s/><text:span text:style-name="T3">break</text:span>;</text:p>
        </text:list-item>
        <text:list-item>
          <text:p text:style-name="P10"><text:s text:c="6"/><text:span text:style-name="T3">case</text:span> <text:span text:style-name="T5">'g'</text:span>: <text:s/>gamm[0] = <text:s text:c="4"/>atof(argv[arg++]);</text:p>
        </text:list-item>
        <text:list-item>
          <text:p text:style-name="P10"><text:s text:c="17"/>gamm[1] = <text:s text:c="4"/>atof(argv[arg++]);</text:p>
        </text:list-item>
        <text:list-item>
          <text:p text:style-name="P10"><text:s text:c="17"/><text:span text:style-name="T3">if</text:span> (gamm[0]) gamm[0] = 1/gamm[0]; <text:span text:style-name="T3">break</text:span>;</text:p>
        </text:list-item>
        <text:list-item>
          <text:p text:style-name="P10"><text:s text:c="6"/><text:span text:style-name="T3">case</text:span> <text:span text:style-name="T5">'k'</text:span>: <text:s/>user_black <text:s/>= atoi(argv[arg++]); <text:s/><text:span text:style-name="T3">break</text:span>;</text:p>
        </text:list-item>
        <text:list-item>
          <text:p text:style-name="P10"><text:s text:c="6"/><text:span text:style-name="T3">case</text:span> <text:span text:style-name="T5">'S'</text:span>: <text:s/>user_sat <text:s text:c="3"/>= atoi(argv[arg++]); <text:s/><text:span text:style-name="T3">break</text:span>;</text:p>
        </text:list-item>
        <text:list-item>
          <text:p text:style-name="P10"><text:s text:c="6"/><text:span text:style-name="T3">case</text:span> <text:span text:style-name="T5">'t'</text:span>: <text:s/>user_flip <text:s text:c="2"/>= atoi(argv[arg++]); <text:s/><text:span text:style-name="T3">break</text:span>;</text:p>
        </text:list-item>
        <text:list-item>
          <text:p text:style-name="P10"><text:s text:c="6"/><text:span text:style-name="T3">case</text:span> <text:span text:style-name="T5">'q'</text:span>: <text:s/>user_qual <text:s text:c="2"/>= atoi(argv[arg++]); <text:s/><text:span text:style-name="T3">break</text:span>;</text:p>
        </text:list-item>
        <text:list-item>
          <text:p text:style-name="P10"><text:s text:c="6"/><text:span text:style-name="T3">case</text:span> <text:span text:style-name="T5">'m'</text:span>: <text:s/>med_passes <text:s/>= atoi(argv[arg++]); <text:s/><text:span text:style-name="T3">break</text:span>;</text:p>
        </text:list-item>
        <text:list-item>
          <text:p text:style-name="P10"><text:s text:c="6"/><text:span text:style-name="T3">case</text:span> <text:span text:style-name="T5">'H'</text:span>: <text:s/>highlight <text:s text:c="2"/>= atoi(argv[arg++]); <text:s/><text:span text:style-name="T3">break</text:span>;</text:p>
        </text:list-item>
        <text:list-item>
          <text:p text:style-name="P10"><text:s text:c="6"/><text:span text:style-name="T3">case</text:span> <text:span text:style-name="T5">'s'</text:span>:</text:p>
        </text:list-item>
        <text:list-item>
          <text:p text:style-name="P10"><text:s text:c="8"/>shot_select = abs(atoi(argv[arg]));</text:p>
        </text:list-item>
        <text:list-item>
          <text:p text:style-name="P10"><text:s text:c="8"/>multi_out = !strcmp(argv[arg++],<text:span text:style-name="T5">"all"</text:span>)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5">'o'</text:span>:</text:p>
        </text:list-item>
        <text:list-item>
          <text:p text:style-name="P10"><text:s text:c="8"/><text:span text:style-name="T3">if</text:span> (isdigit(argv[arg][0]) &amp;&amp; !argv[arg][1])</text:p>
        </text:list-item>
        <text:list-item>
          <text:p text:style-name="P10"><text:s text:c="10"/>output_color = atoi(argv[arg++]);</text:p>
        </text:list-item>
        <text:list-item>
          <text:p text:style-name="P10">#<text:span text:style-name="T8">ifndef</text:span> <text:span text:style-name="T9">NO_LCMS</text:span></text:p>
        </text:list-item>
        <text:list-item>
          <text:p text:style-name="P10"><text:s text:c="8"/><text:span text:style-name="T3">else</text:span> <text:s text:c="4"/>out_profile = argv[arg++];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5">'p'</text:span>: <text:s/>cam_profile = argv[arg++];</text:p>
        </text:list-item>
        <text:list-item>
          <text:p text:style-name="P10">#<text:span text:style-name="T8">endif</text:span></text:p>
        </text:list-item>
        <text:list-item>
          <text:p text:style-name="P10"><text:s text:c="8"/><text:span text:style-name="T3">break</text:span>;</text:p>
        </text:list-item>
        <text:list-item>
          <text:p text:style-name="P10"><text:s text:c="6"/><text:span text:style-name="T3">case</text:span> <text:span text:style-name="T5">'P'</text:span>: <text:s/>bpfile <text:s text:c="4"/>= argv[arg++]; <text:s/><text:span text:style-name="T3">break</text:span>;</text:p>
        </text:list-item>
        <text:list-item>
          <text:p text:style-name="P10"><text:s text:c="6"/><text:span text:style-name="T3">case</text:span> <text:span text:style-name="T5">'K'</text:span>: <text:s/>dark_frame = argv[arg++]; <text:s/><text:span text:style-name="T3">break</text:span>;</text:p>
        </text:list-item>
        <text:list-item>
          <text:p text:style-name="P10"><text:s text:c="6"/><text:span text:style-name="T3">case</text:span> <text:span text:style-name="T5">'z'</text:span>: <text:s/>timestamp_only <text:s text:c="3"/>= 1; <text:s/><text:span text:style-name="T3">break</text:span>;</text:p>
        </text:list-item>
        <text:list-item>
          <text:p text:style-name="P10"><text:s text:c="6"/><text:span text:style-name="T3">case</text:span> <text:span text:style-name="T5">'e'</text:span>: <text:s/>thumbnail_only <text:s text:c="3"/>= 1; <text:s/><text:span text:style-name="T3">break</text:span>;</text:p>
        </text:list-item>
        <text:list-item>
          <text:p text:style-name="P10"><text:s text:c="6"/><text:span text:style-name="T3">case</text:span> <text:span text:style-name="T5">'i'</text:span>: <text:s/>identify_only <text:s text:c="4"/>= 1; <text:s/><text:span text:style-name="T3">break</text:span>;</text:p>
        </text:list-item>
        <text:list-item>
          <text:p text:style-name="P10"><text:s text:c="6"/><text:span text:style-name="T3">case</text:span> <text:span text:style-name="T5">'c'</text:span>: <text:s/>write_to_stdout <text:s text:c="2"/>= 1; <text:s/><text:span text:style-name="T3">break</text:span>;</text:p>
        </text:list-item>
        <text:list-item>
          <text:p text:style-name="P10"><text:soft-page-break/><text:s text:c="6"/><text:span text:style-name="T3">case</text:span> <text:span text:style-name="T5">'v'</text:span>: <text:s/>verbose <text:s text:c="10"/>= 1; <text:s/><text:span text:style-name="T3">break</text:span>;</text:p>
        </text:list-item>
        <text:list-item>
          <text:p text:style-name="P10"><text:s text:c="6"/><text:span text:style-name="T3">case</text:span> <text:span text:style-name="T5">'h'</text:span>: <text:s/>half_size <text:s text:c="8"/>= 1; <text:s/><text:span text:style-name="T3">break</text:span>;</text:p>
        </text:list-item>
        <text:list-item>
          <text:p text:style-name="P10"><text:s text:c="6"/><text:span text:style-name="T3">case</text:span> <text:span text:style-name="T5">'f'</text:span>: <text:s/>four_color_rgb <text:s text:c="3"/>= 1; <text:s/><text:span text:style-name="T3">break</text:span>;</text:p>
        </text:list-item>
        <text:list-item>
          <text:p text:style-name="P10"><text:s text:c="6"/><text:span text:style-name="T3">case</text:span> <text:span text:style-name="T5">'A'</text:span>: <text:s/>FORC4 greybox[c] <text:s/>= atoi(argv[arg++]);</text:p>
        </text:list-item>
        <text:list-item>
          <text:p text:style-name="P10"><text:s text:c="6"/><text:span text:style-name="T3">case</text:span> <text:span text:style-name="T5">'a'</text:span>: <text:s/>use_auto_wb <text:s text:c="6"/>= 1; <text:s/><text:span text:style-name="T3">break</text:span>;</text:p>
        </text:list-item>
        <text:list-item>
          <text:p text:style-name="P10"><text:s text:c="6"/><text:span text:style-name="T3">case</text:span> <text:span text:style-name="T5">'w'</text:span>: <text:s/>use_camera_wb <text:s text:c="4"/>= 1; <text:s/><text:span text:style-name="T3">break</text:span>;</text:p>
        </text:list-item>
        <text:list-item>
          <text:p text:style-name="P10"><text:s text:c="6"/><text:span text:style-name="T3">case</text:span> <text:span text:style-name="T5">'M'</text:span>: <text:s/>use_camera_matrix = 3 * (opm == <text:span text:style-name="T5">'+'</text:span>); <text:s/><text:span text:style-name="T3">break</text:span>;</text:p>
        </text:list-item>
        <text:list-item>
          <text:p text:style-name="P10"><text:s text:c="6"/><text:span text:style-name="T3">case</text:span> <text:span text:style-name="T5">'I'</text:span>: <text:s/>read_from_stdin <text:s text:c="2"/>= 1; <text:s/><text:span text:style-name="T3">break</text:span>;</text:p>
        </text:list-item>
        <text:list-item>
          <text:p text:style-name="P10"><text:s text:c="6"/><text:span text:style-name="T3">case</text:span> <text:span text:style-name="T5">'E'</text:span>: <text:s/>document_mode++;</text:p>
        </text:list-item>
        <text:list-item>
          <text:p text:style-name="P10"><text:s text:c="6"/><text:span text:style-name="T3">case</text:span> <text:span text:style-name="T5">'D'</text:span>: <text:s/>document_mode++;</text:p>
        </text:list-item>
        <text:list-item>
          <text:p text:style-name="P10"><text:s text:c="6"/><text:span text:style-name="T3">case</text:span> <text:span text:style-name="T5">'d'</text:span>: <text:s/>document_mode++;</text:p>
        </text:list-item>
        <text:list-item>
          <text:p text:style-name="P10"><text:s text:c="6"/><text:span text:style-name="T3">case</text:span> <text:span text:style-name="T5">'j'</text:span>: <text:s/>use_fuji_rotate <text:s text:c="2"/>= 0; <text:s/><text:span text:style-name="T3">break</text:span>;</text:p>
        </text:list-item>
        <text:list-item>
          <text:p text:style-name="P10"><text:s text:c="6"/><text:span text:style-name="T3">case</text:span> <text:span text:style-name="T5">'W'</text:span>: <text:s/>no_auto_bright <text:s text:c="3"/>= 1; <text:s/><text:span text:style-name="T3">break</text:span>;</text:p>
        </text:list-item>
        <text:list-item>
          <text:p text:style-name="P10"><text:s text:c="6"/><text:span text:style-name="T3">case</text:span> <text:span text:style-name="T5">'T'</text:span>: <text:s/>output_tiff <text:s text:c="6"/>= 1; <text:s/><text:span text:style-name="T3">break</text:span>;</text:p>
        </text:list-item>
        <text:list-item>
          <text:p text:style-name="P10"><text:s text:c="6"/><text:span text:style-name="T3">case</text:span> <text:span text:style-name="T5">'4'</text:span>: <text:s/>gamm[0] = gamm[1] =</text:p>
        </text:list-item>
        <text:list-item>
          <text:p text:style-name="P10"><text:s text:c="17"/>no_auto_bright <text:s text:c="3"/>= 1;</text:p>
        </text:list-item>
        <text:list-item>
          <text:p text:style-name="P10"><text:s text:c="6"/><text:span text:style-name="T3">case</text:span> <text:span text:style-name="T5">'6'</text:span>: <text:s/>output_bps <text:s text:c="6"/>= 16; <text:s/><text:span text:style-name="T3">break</text:span>;</text:p>
        </text:list-item>
        <text:list-item>
          <text:p text:style-name="P10"><text:s text:c="6"/><text:span text:style-name="T8">default</text:span>:</text:p>
        </text:list-item>
        <text:list-item>
          <text:p text:style-name="P10"><text:s text:c="8"/>fprintf (stderr,_(<text:span text:style-name="T5">"Unknown option \"-%c\".\n"</text:span>), opt);</text:p>
        </text:list-item>
        <text:list-item>
          <text:p text:style-name="P10"><text:s text:c="8"/><text:span text:style-name="T3">return</text:span> 1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arg == argc) {</text:p>
        </text:list-item>
        <text:list-item>
          <text:p text:style-name="P10"><text:s text:c="4"/>fprintf (stderr,_(<text:span text:style-name="T5">"No files to process.\n"</text:span>));</text:p>
        </text:list-item>
        <text:list-item>
          <text:p text:style-name="P10"><text:s text:c="4"/><text:span text:style-name="T3">return</text:span> 1;</text:p>
        </text:list-item>
        <text:list-item>
          <text:p text:style-name="P10"><text:s text:c="2"/>}</text:p>
        </text:list-item>
        <text:list-item>
          <text:p text:style-name="P10"><text:s text:c="2"/><text:span text:style-name="T3">if</text:span> (write_to_stdout) {</text:p>
        </text:list-item>
        <text:list-item>
          <text:p text:style-name="P10"><text:s text:c="4"/><text:span text:style-name="T3">if</text:span> (isatty(1)) {</text:p>
        </text:list-item>
        <text:list-item>
          <text:p text:style-name="P10"><text:s text:c="6"/>fprintf (stderr,_(<text:span text:style-name="T5">"Will not write an image to the terminal!\n"</text:span>));</text:p>
        </text:list-item>
        <text:list-item>
          <text:p text:style-name="P10"><text:s text:c="6"/><text:span text:style-name="T3">return</text:span> 1;</text:p>
        </text:list-item>
        <text:list-item>
          <text:p text:style-name="P10"><text:s text:c="4"/>}</text:p>
        </text:list-item>
        <text:list-item>
          <text:p text:style-name="P10">#<text:span text:style-name="T8">if</text:span> <text:span text:style-name="T8">defined</text:span>(<text:span text:style-name="T9">WIN32</text:span>) || <text:span text:style-name="T8">defined</text:span>(<text:span text:style-name="T9">DJGPP</text:span>) || <text:span text:style-name="T8">defined</text:span>(<text:span text:style-name="T9">__CYGWIN__</text:span>)</text:p>
        </text:list-item>
        <text:list-item>
          <text:p text:style-name="P10"><text:s text:c="4"/><text:span text:style-name="T3">if</text:span> (setmode(1,O_BINARY) &lt; 0) {</text:p>
        </text:list-item>
        <text:list-item>
          <text:p text:style-name="P10"><text:s text:c="6"/>perror (<text:span text:style-name="T5">"setmode()"</text:span>);</text:p>
        </text:list-item>
        <text:list-item>
          <text:p text:style-name="P10"><text:s text:c="6"/><text:span text:style-name="T3">return</text:span> 1;</text:p>
        </text:list-item>
        <text:list-item>
          <text:p text:style-name="P10"><text:s text:c="4"/>}</text:p>
        </text:list-item>
        <text:list-item>
          <text:p text:style-name="P10">#<text:span text:style-name="T8">endif</text:span></text:p>
        </text:list-item>
        <text:list-item>
          <text:p text:style-name="P10"><text:s text:c="2"/>}</text:p>
        </text:list-item>
        <text:list-item>
          <text:p text:style-name="P10"><text:s text:c="2"/><text:span text:style-name="T3">for</text:span> ( ; arg &lt; argc; arg++) {</text:p>
        </text:list-item>
        <text:list-item>
          <text:p text:style-name="P10"><text:s text:c="4"/>status = 1;</text:p>
        </text:list-item>
        <text:list-item>
          <text:p text:style-name="P10"><text:s text:c="4"/>raw_image = 0;</text:p>
        </text:list-item>
        <text:list-item>
          <text:p text:style-name="P10"><text:s text:c="4"/>image = 0;</text:p>
        </text:list-item>
        <text:list-item>
          <text:p text:style-name="P10"><text:s text:c="4"/>oprof = 0;</text:p>
        </text:list-item>
        <text:list-item>
          <text:p text:style-name="P10"><text:s text:c="4"/>meta_data = ofname = 0;</text:p>
        </text:list-item>
        <text:list-item>
          <text:p text:style-name="P10"><text:s text:c="4"/>ofp = stdout;</text:p>
        </text:list-item>
        <text:list-item>
          <text:p text:style-name="P10"><text:s text:c="4"/><text:span text:style-name="T3">if</text:span> (setjmp (failure)) {</text:p>
        </text:list-item>
        <text:list-item>
          <text:p text:style-name="P10"><text:s text:c="6"/><text:span text:style-name="T3">if</text:span> (fileno(ifp) &gt; 2) fclose(ifp);</text:p>
        </text:list-item>
        <text:list-item>
          <text:p text:style-name="P10"><text:s text:c="6"/><text:span text:style-name="T3">if</text:span> (fileno(ofp) &gt; 2) fclose(ofp);</text:p>
        </text:list-item>
        <text:list-item>
          <text:p text:style-name="P10"><text:s text:c="6"/>status = 1;</text:p>
        </text:list-item>
        <text:list-item>
          <text:p text:style-name="P10"><text:s text:c="6"/><text:span text:style-name="T3">goto</text:span> <text:span text:style-name="T8">cleanup</text:span>;</text:p>
        </text:list-item>
        <text:list-item>
          <text:p text:style-name="P10"><text:s text:c="4"/>}</text:p>
        </text:list-item>
        <text:list-item>
          <text:p text:style-name="P10"><text:s text:c="4"/>ifname = argv[arg];</text:p>
        </text:list-item>
        <text:list-item>
          <text:p text:style-name="P10"><text:s text:c="4"/><text:span text:style-name="T3">if</text:span> (!(ifp = fopen (ifname, <text:span text:style-name="T5">"rb"</text:span>))) {</text:p>
        </text:list-item>
        <text:list-item>
          <text:p text:style-name="P10"><text:s text:c="6"/>perror (ifname);</text:p>
        </text:list-item>
        <text:list-item>
          <text:p text:style-name="P10"><text:s text:c="6"/><text:span text:style-name="T3">continue</text:span>;</text:p>
        </text:list-item>
        <text:list-item>
          <text:p text:style-name="P10"><text:s text:c="4"/>}</text:p>
        </text:list-item>
        <text:list-item>
          <text:p text:style-name="P10"><text:s text:c="4"/>status = (identify(),!is_raw);</text:p>
        </text:list-item>
        <text:list-item>
          <text:p text:style-name="P10"><text:s text:c="4"/><text:span text:style-name="T3">if</text:span> (user_flip &gt;= 0)</text:p>
        </text:list-item>
        <text:list-item>
          <text:p text:style-name="P10"><text:s text:c="6"/>flip = user_flip;</text:p>
        </text:list-item>
        <text:list-item>
          <text:p text:style-name="P10"><text:s text:c="4"/><text:span text:style-name="T3">switch</text:span> ((flip+3600) % 360) {</text:p>
        </text:list-item>
        <text:list-item>
          <text:p text:style-name="P10"><text:s text:c="6"/><text:span text:style-name="T3">case</text:span> <text:span text:style-name="T8">270</text:span>: <text:s/>flip = 5; <text:s/><text:span text:style-name="T3">break</text:span>;</text:p>
        </text:list-item>
        <text:list-item>
          <text:p text:style-name="P10"><text:s text:c="6"/><text:span text:style-name="T3">case</text:span> <text:span text:style-name="T8">180</text:span>: <text:s/>flip = 3; <text:s/><text:span text:style-name="T3">break</text:span>;</text:p>
        </text:list-item>
        <text:list-item>
          <text:p text:style-name="P10"><text:s text:c="6"/><text:span text:style-name="T3">case</text:span> <text:s/><text:span text:style-name="T8">90</text:span>: <text:s/>flip = 6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timestamp_only) {</text:p>
        </text:list-item>
        <text:list-item>
          <text:p text:style-name="P10"><text:soft-page-break/><text:s text:c="6"/><text:span text:style-name="T3">if</text:span> ((status = !timestamp))</text:p>
        </text:list-item>
        <text:list-item>
          <text:p text:style-name="P10"><text:s text:c="8"/>fprintf (stderr,_(<text:span text:style-name="T5">"%s has no timestamp.\n"</text:span>), ifname);</text:p>
        </text:list-item>
        <text:list-item>
          <text:p text:style-name="P10"><text:s text:c="6"/><text:span text:style-name="T3">else</text:span> <text:span text:style-name="T3">if</text:span> (identify_only)</text:p>
        </text:list-item>
        <text:list-item>
          <text:p text:style-name="P10"><text:s text:c="8"/>printf (<text:span text:style-name="T5">"%10ld%10d %s\n"</text:span>, (<text:span text:style-name="T10">long</text:span>) timestamp, shot_order, ifname);</text:p>
        </text:list-item>
        <text:list-item>
          <text:p text:style-name="P10"><text:s text:c="6"/><text:span text:style-name="T3">else</text:span> {</text:p>
        </text:list-item>
        <text:list-item>
          <text:p text:style-name="P10"><text:s text:c="8"/><text:span text:style-name="T3">if</text:span> (verbose)</text:p>
        </text:list-item>
        <text:list-item>
          <text:p text:style-name="P10"><text:s text:c="10"/>fprintf (stderr,_(<text:span text:style-name="T5">"%s time set to %d.\n"</text:span>), ifname, (<text:span text:style-name="T10">int</text:span>) timestamp);</text:p>
        </text:list-item>
        <text:list-item>
          <text:p text:style-name="P10"><text:s text:c="8"/>ut.actime = ut.modtime = timestamp;</text:p>
        </text:list-item>
        <text:list-item>
          <text:p text:style-name="P10"><text:s text:c="8"/>utime (ifname, &amp;ut);</text:p>
        </text:list-item>
        <text:list-item>
          <text:p text:style-name="P10"><text:s text:c="6"/>}</text:p>
        </text:list-item>
        <text:list-item>
          <text:p text:style-name="P10"><text:s text:c="6"/><text:span text:style-name="T3">goto</text:span> <text:span text:style-name="T8">next</text:span>;</text:p>
        </text:list-item>
        <text:list-item>
          <text:p text:style-name="P10"><text:s text:c="4"/>}</text:p>
        </text:list-item>
        <text:list-item>
          <text:p text:style-name="P10"><text:s text:c="4"/>write_fun = &amp;CLASS write_ppm_tiff;</text:p>
        </text:list-item>
        <text:list-item>
          <text:p text:style-name="P10"><text:s text:c="4"/><text:span text:style-name="T3">if</text:span> (thumbnail_only) {</text:p>
        </text:list-item>
        <text:list-item>
          <text:p text:style-name="P10"><text:s text:c="6"/><text:span text:style-name="T3">if</text:span> ((status = !thumb_offset)) {</text:p>
        </text:list-item>
        <text:list-item>
          <text:p text:style-name="P10"><text:s text:c="8"/>fprintf (stderr,_(<text:span text:style-name="T5">"%s has no thumbnail.\n"</text:span>), ifname);</text:p>
        </text:list-item>
        <text:list-item>
          <text:p text:style-name="P10"><text:s text:c="8"/><text:span text:style-name="T3">goto</text:span> <text:span text:style-name="T8">next</text:span>;</text:p>
        </text:list-item>
        <text:list-item>
          <text:p text:style-name="P10"><text:s text:c="6"/>} <text:span text:style-name="T3">else</text:span> <text:span text:style-name="T3">if</text:span> (thumb_load_raw) {</text:p>
        </text:list-item>
        <text:list-item>
          <text:p text:style-name="P10"><text:s text:c="8"/>load_raw = thumb_load_raw;</text:p>
        </text:list-item>
        <text:list-item>
          <text:p text:style-name="P10"><text:s text:c="8"/>data_offset = thumb_offset;</text:p>
        </text:list-item>
        <text:list-item>
          <text:p text:style-name="P10"><text:s text:c="8"/>height = thumb_height;</text:p>
        </text:list-item>
        <text:list-item>
          <text:p text:style-name="P10"><text:s text:c="8"/>width <text:s/>= thumb_width;</text:p>
        </text:list-item>
        <text:list-item>
          <text:p text:style-name="P10"><text:s text:c="8"/>filters = 0;</text:p>
        </text:list-item>
        <text:list-item>
          <text:p text:style-name="P10"><text:s text:c="8"/>colors = 3;</text:p>
        </text:list-item>
        <text:list-item>
          <text:p text:style-name="P10"><text:s text:c="6"/>} <text:span text:style-name="T3">else</text:span> {</text:p>
        </text:list-item>
        <text:list-item>
          <text:p text:style-name="P10"><text:s text:c="8"/>fseek (ifp, thumb_offset, SEEK_SET);</text:p>
        </text:list-item>
        <text:list-item>
          <text:p text:style-name="P10"><text:s text:c="8"/>write_fun = write_thumb;</text:p>
        </text:list-item>
        <text:list-item>
          <text:p text:style-name="P10"><text:s text:c="8"/><text:span text:style-name="T3">goto</text:span> <text:span text:style-name="T8">thumbnail</text:span>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load_raw == &amp;CLASS kodak_ycbcr_load_raw) {</text:p>
        </text:list-item>
        <text:list-item>
          <text:p text:style-name="P10"><text:s text:c="6"/>height += height &amp; 1;</text:p>
        </text:list-item>
        <text:list-item>
          <text:p text:style-name="P10"><text:s text:c="6"/>width <text:s/>+= width <text:s/>&amp; 1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identify_only &amp;&amp; verbose &amp;&amp; make[0]) {</text:p>
        </text:list-item>
        <text:list-item>
          <text:p text:style-name="P10"><text:s text:c="6"/>printf (_(<text:span text:style-name="T5">"\nFilename: %s\n"</text:span>), ifname);</text:p>
        </text:list-item>
        <text:list-item>
          <text:p text:style-name="P10"><text:s text:c="6"/>printf (_(<text:span text:style-name="T5">"Timestamp: %s"</text:span>), ctime(&amp;timestamp));</text:p>
        </text:list-item>
        <text:list-item>
          <text:p text:style-name="P10"><text:s text:c="6"/>printf (_(<text:span text:style-name="T5">"Camera: %s %s\n"</text:span>), make, model);</text:p>
        </text:list-item>
        <text:list-item>
          <text:p text:style-name="P10"><text:s text:c="6"/><text:span text:style-name="T3">if</text:span> (artist[0])</text:p>
        </text:list-item>
        <text:list-item>
          <text:p text:style-name="P10"><text:s text:c="8"/>printf (_(<text:span text:style-name="T5">"Owner: %s\n"</text:span>), artist);</text:p>
        </text:list-item>
        <text:list-item>
          <text:p text:style-name="P10"><text:s text:c="6"/><text:span text:style-name="T3">if</text:span> (dng_version) {</text:p>
        </text:list-item>
        <text:list-item>
          <text:p text:style-name="P10"><text:s text:c="8"/>printf (_(<text:span text:style-name="T5">"DNG Version: "</text:span>));</text:p>
        </text:list-item>
        <text:list-item>
          <text:p text:style-name="P10"><text:s text:c="8"/><text:span text:style-name="T3">for</text:span> (i=24; i &gt;= 0; i -= 8)</text:p>
        </text:list-item>
        <text:list-item>
          <text:p text:style-name="P10"><text:s text:c="10"/>printf (<text:span text:style-name="T5">"%d%c"</text:span>, dng_version &gt;&gt; i &amp; 255, i ? <text:span text:style-name="T5">'.'</text:span>:<text:span text:style-name="T5">'\n'</text:span>);</text:p>
        </text:list-item>
        <text:list-item>
          <text:p text:style-name="P10"><text:s text:c="6"/>}</text:p>
        </text:list-item>
        <text:list-item>
          <text:p text:style-name="P10"><text:s text:c="6"/>printf (_(<text:span text:style-name="T5">"ISO speed: %d\n"</text:span>), (<text:span text:style-name="T10">int</text:span>) iso_speed);</text:p>
        </text:list-item>
        <text:list-item>
          <text:p text:style-name="P10"><text:s text:c="6"/>printf (_(<text:span text:style-name="T5">"Shutter: "</text:span>));</text:p>
        </text:list-item>
        <text:list-item>
          <text:p text:style-name="P10"><text:s text:c="6"/><text:span text:style-name="T3">if</text:span> (shutter &gt; 0 &amp;&amp; shutter &lt; 1)</text:p>
        </text:list-item>
        <text:list-item>
          <text:p text:style-name="P10"><text:s text:c="8"/>shutter = (printf (<text:span text:style-name="T5">"1/"</text:span>), 1 / shutter);</text:p>
        </text:list-item>
        <text:list-item>
          <text:p text:style-name="P10"><text:s text:c="6"/>printf (_(<text:span text:style-name="T5">"%0.1f sec\n"</text:span>), shutter);</text:p>
        </text:list-item>
        <text:list-item>
          <text:p text:style-name="P10"><text:s text:c="6"/>printf (_(<text:span text:style-name="T5">"Aperture: f/%0.1f\n"</text:span>), aperture);</text:p>
        </text:list-item>
        <text:list-item>
          <text:p text:style-name="P10"><text:s text:c="6"/>printf (_(<text:span text:style-name="T5">"Focal length: %0.1f mm\n"</text:span>), focal_len);</text:p>
        </text:list-item>
        <text:list-item>
          <text:p text:style-name="P10"><text:s text:c="6"/>printf (_(<text:span text:style-name="T5">"Embedded ICC profile: %s\n"</text:span>), profile_length ? _(<text:span text:style-name="T5">"yes"</text:span>):_(<text:span text:style-name="T5">"no"</text:span>));</text:p>
        </text:list-item>
        <text:list-item>
          <text:p text:style-name="P10"><text:s text:c="6"/>printf (_(<text:span text:style-name="T5">"Number of raw images: %d\n"</text:span>), is_raw);</text:p>
        </text:list-item>
        <text:list-item>
          <text:p text:style-name="P10"><text:s text:c="6"/><text:span text:style-name="T3">if</text:span> (pixel_aspect != 1)</text:p>
        </text:list-item>
        <text:list-item>
          <text:p text:style-name="P10"><text:s text:c="8"/>printf (_(<text:span text:style-name="T5">"Pixel Aspect Ratio: %0.6f\n"</text:span>), pixel_aspect);</text:p>
        </text:list-item>
        <text:list-item>
          <text:p text:style-name="P10"><text:s text:c="6"/><text:span text:style-name="T3">if</text:span> (thumb_offset)</text:p>
        </text:list-item>
        <text:list-item>
          <text:p text:style-name="P10"><text:s text:c="8"/>printf (_(<text:span text:style-name="T5">"Thumb size: <text:s/>%4d x %d\n"</text:span>), thumb_width, thumb_height);</text:p>
        </text:list-item>
        <text:list-item>
          <text:p text:style-name="P10"><text:s text:c="6"/>printf (_(<text:span text:style-name="T5">"Full size: <text:s text:c="2"/>%4d x %d\n"</text:span>), raw_width, raw_height);</text:p>
        </text:list-item>
        <text:list-item>
          <text:p text:style-name="P10"><text:s text:c="4"/>} <text:span text:style-name="T3">else</text:span> <text:span text:style-name="T3">if</text:span> (!is_raw)</text:p>
        </text:list-item>
        <text:list-item>
          <text:p text:style-name="P10"><text:s text:c="6"/>fprintf (stderr,_(<text:span text:style-name="T5">"Cannot decode file %s\n"</text:span>), ifname);</text:p>
        </text:list-item>
        <text:list-item>
          <text:p text:style-name="P10"><text:s text:c="4"/><text:span text:style-name="T3">if</text:span> (!is_raw) <text:span text:style-name="T3">goto</text:span> <text:span text:style-name="T8">next</text:span>;</text:p>
        </text:list-item>
        <text:list-item>
          <text:p text:style-name="P10"><text:s text:c="4"/>shrink = filters &amp;&amp; (half_size || (!identify_only &amp;&amp;</text:p>
        </text:list-item>
        <text:list-item>
          <text:p text:style-name="P10"><text:s text:c="8"/>(threshold || aber[0] != 1 || aber[2] != 1)));</text:p>
        </text:list-item>
        <text:list-item>
          <text:p text:style-name="P10"><text:soft-page-break/><text:s text:c="4"/>iheight = (height + shrink) &gt;&gt; shrink;</text:p>
        </text:list-item>
        <text:list-item>
          <text:p text:style-name="P10"><text:s text:c="4"/>iwidth <text:s/>= (width <text:s/>+ shrink) &gt;&gt; shrink;</text:p>
        </text:list-item>
        <text:list-item>
          <text:p text:style-name="P10"><text:s text:c="4"/><text:span text:style-name="T3">if</text:span> (identify_only) {</text:p>
        </text:list-item>
        <text:list-item>
          <text:p text:style-name="P10"><text:s text:c="6"/><text:span text:style-name="T3">if</text:span> (verbose) {</text:p>
        </text:list-item>
        <text:list-item>
          <text:p text:style-name="P10"><text:s text:c="8"/><text:span text:style-name="T3">if</text:span> (document_mode == 3) {</text:p>
        </text:list-item>
        <text:list-item>
          <text:p text:style-name="P10"><text:s text:c="10"/>top_margin = left_margin = fuji_width = 0;</text:p>
        </text:list-item>
        <text:list-item>
          <text:p text:style-name="P10"><text:s text:c="10"/>height = raw_height;</text:p>
        </text:list-item>
        <text:list-item>
          <text:p text:style-name="P10"><text:s text:c="10"/>width <text:s/>= raw_width;</text:p>
        </text:list-item>
        <text:list-item>
          <text:p text:style-name="P10"><text:s text:c="8"/>}</text:p>
        </text:list-item>
        <text:list-item>
          <text:p text:style-name="P10"><text:s text:c="8"/>iheight = (height + shrink) &gt;&gt; shrink;</text:p>
        </text:list-item>
        <text:list-item>
          <text:p text:style-name="P10"><text:s text:c="8"/>iwidth <text:s/>= (width <text:s/>+ shrink) &gt;&gt; shrink;</text:p>
        </text:list-item>
        <text:list-item>
          <text:p text:style-name="P10"><text:s text:c="8"/><text:span text:style-name="T3">if</text:span> (use_fuji_rotate) {</text:p>
        </text:list-item>
        <text:list-item>
          <text:p text:style-name="P10"><text:s text:c="10"/><text:span text:style-name="T3">if</text:span> (fuji_width) {</text:p>
        </text:list-item>
        <text:list-item>
          <text:p text:style-name="P10"><text:s text:c="12"/>fuji_width = (fuji_width - 1 + shrink) &gt;&gt; shrink;</text:p>
        </text:list-item>
        <text:list-item>
          <text:p text:style-name="P10"><text:s text:c="12"/>iwidth = fuji_width / sqrt(0.5);</text:p>
        </text:list-item>
        <text:list-item>
          <text:p text:style-name="P10"><text:s text:c="12"/>iheight = (iheight - fuji_width) / sqrt(0.5);</text:p>
        </text:list-item>
        <text:list-item>
          <text:p text:style-name="P10"><text:s text:c="10"/>} <text:span text:style-name="T3">else</text:span> {</text:p>
        </text:list-item>
        <text:list-item>
          <text:p text:style-name="P10"><text:s text:c="12"/><text:span text:style-name="T3">if</text:span> (pixel_aspect &lt; 1) iheight = iheight / pixel_aspect + 0.5;</text:p>
        </text:list-item>
        <text:list-item>
          <text:p text:style-name="P10"><text:s text:c="12"/><text:span text:style-name="T3">if</text:span> (pixel_aspect &gt; 1) iwidth <text:s/>= iwidth <text:s/>* pixel_aspect + 0.5;</text:p>
        </text:list-item>
        <text:list-item>
          <text:p text:style-name="P10"><text:s text:c="10"/>}</text:p>
        </text:list-item>
        <text:list-item>
          <text:p text:style-name="P10"><text:s text:c="8"/>}</text:p>
        </text:list-item>
        <text:list-item>
          <text:p text:style-name="P10"><text:s text:c="8"/><text:span text:style-name="T3">if</text:span> (flip &amp; 4)</text:p>
        </text:list-item>
        <text:list-item>
          <text:p text:style-name="P10"><text:s text:c="10"/>SWAP(iheight,iwidth);</text:p>
        </text:list-item>
        <text:list-item>
          <text:p text:style-name="P10"><text:s text:c="8"/>printf (_(<text:span text:style-name="T5">"Image size: <text:s/>%4d x %d\n"</text:span>), width, height);</text:p>
        </text:list-item>
        <text:list-item>
          <text:p text:style-name="P10"><text:s text:c="8"/>printf (_(<text:span text:style-name="T5">"Output size: %4d x %d\n"</text:span>), iwidth, iheight);</text:p>
        </text:list-item>
        <text:list-item>
          <text:p text:style-name="P10"><text:s text:c="8"/>printf (_(<text:span text:style-name="T5">"Raw colors: %d"</text:span>), colors);</text:p>
        </text:list-item>
        <text:list-item>
          <text:p text:style-name="P10"><text:s text:c="8"/><text:span text:style-name="T3">if</text:span> (filters) {</text:p>
        </text:list-item>
        <text:list-item>
          <text:p text:style-name="P10"><text:s text:c="10"/><text:span text:style-name="T10">int</text:span> fhigh = 2, fwide = 2;</text:p>
        </text:list-item>
        <text:list-item>
          <text:p text:style-name="P10"><text:s text:c="10"/><text:span text:style-name="T3">if</text:span> ((filters ^ (filters &gt;&gt; <text:s/>8)) &amp; 0xff) <text:s text:c="2"/>fhigh = 4;</text:p>
        </text:list-item>
        <text:list-item>
          <text:p text:style-name="P10"><text:s text:c="10"/><text:span text:style-name="T3">if</text:span> ((filters ^ (filters &gt;&gt; 16)) &amp; 0xffff) fhigh = 8;</text:p>
        </text:list-item>
        <text:list-item>
          <text:p text:style-name="P10"><text:s text:c="10"/><text:span text:style-name="T3">if</text:span> (filters == 1) fhigh = fwide = 16;</text:p>
        </text:list-item>
        <text:list-item>
          <text:p text:style-name="P10"><text:s text:c="10"/><text:span text:style-name="T3">if</text:span> (filters == 9) fhigh = fwide = 6;</text:p>
        </text:list-item>
        <text:list-item>
          <text:p text:style-name="P10"><text:s text:c="10"/>printf (_(<text:span text:style-name="T5">"\nFilter pattern: "</text:span>));</text:p>
        </text:list-item>
        <text:list-item>
          <text:p text:style-name="P10"><text:s text:c="10"/><text:span text:style-name="T3">for</text:span> (i=0; i &lt; fhigh; i++)</text:p>
        </text:list-item>
        <text:list-item>
          <text:p text:style-name="P10"><text:s text:c="12"/><text:span text:style-name="T3">for</text:span> (c = i &amp;&amp; putchar(<text:span text:style-name="T5">'/'</text:span>) &amp;&amp; 0; c &lt; fwide; c++)</text:p>
        </text:list-item>
        <text:list-item>
          <text:p text:style-name="P10"><text:s text:c="14"/>putchar (cdesc[fcol(i,c)]);</text:p>
        </text:list-item>
        <text:list-item>
          <text:p text:style-name="P10"><text:s text:c="8"/>}</text:p>
        </text:list-item>
        <text:list-item>
          <text:p text:style-name="P10"><text:s text:c="8"/>printf (_(<text:span text:style-name="T5">"\nDaylight multipliers:"</text:span>));</text:p>
        </text:list-item>
        <text:list-item>
          <text:p text:style-name="P10"><text:s text:c="8"/>FORCC printf (<text:span text:style-name="T5">" %f"</text:span>, pre_mul[c]);</text:p>
        </text:list-item>
        <text:list-item>
          <text:p text:style-name="P10"><text:s text:c="8"/><text:span text:style-name="T3">if</text:span> (cam_mul[0] &gt; 0) {</text:p>
        </text:list-item>
        <text:list-item>
          <text:p text:style-name="P10"><text:s text:c="10"/>printf (_(<text:span text:style-name="T5">"\nCamera multipliers:"</text:span>));</text:p>
        </text:list-item>
        <text:list-item>
          <text:p text:style-name="P10"><text:s text:c="10"/>FORC4 printf (<text:span text:style-name="T5">" %f"</text:span>, cam_mul[c]);</text:p>
        </text:list-item>
        <text:list-item>
          <text:p text:style-name="P10"><text:s text:c="8"/>}</text:p>
        </text:list-item>
        <text:list-item>
          <text:p text:style-name="P10"><text:s text:c="8"/>putchar (<text:span text:style-name="T5">'\n'</text:span>);</text:p>
        </text:list-item>
        <text:list-item>
          <text:p text:style-name="P10"><text:s text:c="6"/>} <text:span text:style-name="T3">else</text:span></text:p>
        </text:list-item>
        <text:list-item>
          <text:p text:style-name="P10"><text:s text:c="8"/>printf (_(<text:span text:style-name="T5">"%s is a %s %s image.\n"</text:span>), ifname, make, model);</text:p>
        </text:list-item>
        <text:list-item>
          <text:p text:style-name="P10"><text:span text:style-name="T8">next</text:span>:</text:p>
        </text:list-item>
        <text:list-item>
          <text:p text:style-name="P10"><text:s text:c="6"/>fclose(ifp);</text:p>
        </text:list-item>
        <text:list-item>
          <text:p text:style-name="P10"><text:s text:c="6"/><text:span text:style-name="T3">continue</text:span>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meta_length) {</text:p>
        </text:list-item>
        <text:list-item>
          <text:p text:style-name="P10"><text:s text:c="6"/>meta_data = (<text:span text:style-name="T10">char</text:span> *) malloc (meta_length);</text:p>
        </text:list-item>
        <text:list-item>
          <text:p text:style-name="P10"><text:s text:c="6"/>merror (meta_data, <text:span text:style-name="T5">"main()"</text:span>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filters || colors == 1) {</text:p>
        </text:list-item>
        <text:list-item>
          <text:p text:style-name="P10"><text:s text:c="6"/>raw_image = (ushort *) calloc ((raw_height+7), raw_width*2);</text:p>
        </text:list-item>
        <text:list-item>
          <text:p text:style-name="P10"><text:s text:c="6"/>merror (raw_image, <text:span text:style-name="T5">"main()"</text:span>);</text:p>
        </text:list-item>
        <text:list-item>
          <text:p text:style-name="P10"><text:s text:c="4"/>} <text:span text:style-name="T3">else</text:span> {</text:p>
        </text:list-item>
        <text:list-item>
          <text:p text:style-name="P10"><text:s text:c="6"/>image = (ushort (*)[4]) calloc (iheight, iwidth*<text:span text:style-name="T3">sizeof</text:span> *image);</text:p>
        </text:list-item>
        <text:list-item>
          <text:p text:style-name="P10"><text:s text:c="6"/>merror (image, <text:span text:style-name="T5">"main()"</text:span>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verbose)</text:p>
        </text:list-item>
        <text:list-item>
          <text:p text:style-name="P10"><text:s text:c="6"/>fprintf (stderr,_(<text:span text:style-name="T5">"Loading %s %s image from %s ...\n"</text:span>),</text:p>
        </text:list-item>
        <text:list-item>
          <text:p text:style-name="P10"><text:s text:c="8"/>make, model, ifname);</text:p>
        </text:list-item>
        <text:list-item>
          <text:p text:style-name="P10"><text:s text:c="4"/><text:span text:style-name="T3">if</text:span> (shot_select &gt;= is_raw)</text:p>
        </text:list-item>
        <text:list-item>
          <text:p text:style-name="P10"><text:soft-page-break/><text:s text:c="6"/>fprintf (stderr,_(<text:span text:style-name="T5">"%s: \"-s %d\" requests a nonexistent image!\n"</text:span>),</text:p>
        </text:list-item>
        <text:list-item>
          <text:p text:style-name="P10"><text:s text:c="8"/>ifname, shot_select);</text:p>
        </text:list-item>
        <text:list-item>
          <text:p text:style-name="P10"><text:s text:c="4"/>fseeko (ifp, data_offset, SEEK_SET);</text:p>
        </text:list-item>
        <text:list-item>
          <text:p text:style-name="P10"><text:s text:c="4"/><text:span text:style-name="T3">if</text:span> (raw_image &amp;&amp; read_from_stdin)</text:p>
        </text:list-item>
        <text:list-item>
          <text:p text:style-name="P10"><text:s text:c="6"/>fread (raw_image, 2, raw_height*raw_width, stdin);</text:p>
        </text:list-item>
        <text:list-item>
          <text:p text:style-name="P10"><text:s text:c="4"/><text:span text:style-name="T3">else</text:span> (*load_raw)();</text:p>
        </text:list-item>
        <text:list-item>
          <text:p text:style-name="P10"><text:s text:c="4"/><text:span text:style-name="T3">if</text:span> (document_mode == 3) {</text:p>
        </text:list-item>
        <text:list-item>
          <text:p text:style-name="P10"><text:s text:c="6"/>top_margin = left_margin = fuji_width = 0;</text:p>
        </text:list-item>
        <text:list-item>
          <text:p text:style-name="P10"><text:s text:c="6"/>height = raw_height;</text:p>
        </text:list-item>
        <text:list-item>
          <text:p text:style-name="P10"><text:s text:c="6"/>width <text:s/>= raw_width;</text:p>
        </text:list-item>
        <text:list-item>
          <text:p text:style-name="P10"><text:s text:c="4"/>}</text:p>
        </text:list-item>
        <text:list-item>
          <text:p text:style-name="P10"><text:s text:c="4"/>iheight = (height + shrink) &gt;&gt; shrink;</text:p>
        </text:list-item>
        <text:list-item>
          <text:p text:style-name="P10"><text:s text:c="4"/>iwidth <text:s/>= (width <text:s/>+ shrink) &gt;&gt; shrink;</text:p>
        </text:list-item>
        <text:list-item>
          <text:p text:style-name="P10"><text:s text:c="4"/><text:span text:style-name="T3">if</text:span> (raw_image) {</text:p>
        </text:list-item>
        <text:list-item>
          <text:p text:style-name="P10"><text:s text:c="6"/>image = (ushort (*)[4]) calloc (iheight, iwidth*<text:span text:style-name="T3">sizeof</text:span> *image);</text:p>
        </text:list-item>
        <text:list-item>
          <text:p text:style-name="P10"><text:s text:c="6"/>merror (image, <text:span text:style-name="T5">"main()"</text:span>);</text:p>
        </text:list-item>
        <text:list-item>
          <text:p text:style-name="P10"><text:s text:c="6"/>crop_masked_pixels();</text:p>
        </text:list-item>
        <text:list-item>
          <text:p text:style-name="P10"><text:s text:c="6"/>free (raw_image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zero_is_bad) remove_zeroes();</text:p>
        </text:list-item>
        <text:list-item>
          <text:p text:style-name="P10"><text:s text:c="4"/>bad_pixels (bpfile);</text:p>
        </text:list-item>
        <text:list-item>
          <text:p text:style-name="P10"><text:s text:c="4"/><text:span text:style-name="T3">if</text:span> (dark_frame) subtract (dark_frame);</text:p>
        </text:list-item>
        <text:list-item>
          <text:p text:style-name="P10"><text:s text:c="4"/>quality = 2 + !fuji_width;</text:p>
        </text:list-item>
        <text:list-item>
          <text:p text:style-name="P10"><text:s text:c="4"/><text:span text:style-name="T3">if</text:span> (user_qual &gt;= 0) quality = user_qual;</text:p>
        </text:list-item>
        <text:list-item>
          <text:p text:style-name="P10"><text:s text:c="4"/>i = cblack[3];</text:p>
        </text:list-item>
        <text:list-item>
          <text:p text:style-name="P10"><text:s text:c="4"/>FORC3 <text:span text:style-name="T3">if</text:span> (i &gt; cblack[c]) i = cblack[c];</text:p>
        </text:list-item>
        <text:list-item>
          <text:p text:style-name="P10"><text:s text:c="4"/>FORC4 cblack[c] -= i;</text:p>
        </text:list-item>
        <text:list-item>
          <text:p text:style-name="P10"><text:s text:c="4"/>black += i;</text:p>
        </text:list-item>
        <text:list-item>
          <text:p text:style-name="P10"><text:s text:c="4"/>i = cblack[6];</text:p>
        </text:list-item>
        <text:list-item>
          <text:p text:style-name="P10"><text:s text:c="4"/>FORC (cblack[4] * cblack[5])</text:p>
        </text:list-item>
        <text:list-item>
          <text:p text:style-name="P10"><text:s text:c="6"/><text:span text:style-name="T3">if</text:span> (i &gt; cblack[6+c]) i = cblack[6+c];</text:p>
        </text:list-item>
        <text:list-item>
          <text:p text:style-name="P10"><text:s text:c="4"/>FORC (cblack[4] * cblack[5])</text:p>
        </text:list-item>
        <text:list-item>
          <text:p text:style-name="P10"><text:s text:c="6"/>cblack[6+c] -= i;</text:p>
        </text:list-item>
        <text:list-item>
          <text:p text:style-name="P10"><text:s text:c="4"/>black += i;</text:p>
        </text:list-item>
        <text:list-item>
          <text:p text:style-name="P10"><text:s text:c="4"/><text:span text:style-name="T3">if</text:span> (user_black &gt;= 0) black = user_black;</text:p>
        </text:list-item>
        <text:list-item>
          <text:p text:style-name="P10"><text:s text:c="4"/>FORC4 cblack[c] += black;</text:p>
        </text:list-item>
        <text:list-item>
          <text:p text:style-name="P10"><text:s text:c="4"/><text:span text:style-name="T3">if</text:span> (user_sat &gt; 0) maximum = user_sat;</text:p>
        </text:list-item>
        <text:list-item>
          <text:p text:style-name="P10">#<text:span text:style-name="T8">ifdef</text:span> <text:span text:style-name="T9">COLORCHECK</text:span></text:p>
        </text:list-item>
        <text:list-item>
          <text:p text:style-name="P10"><text:s text:c="4"/>colorcheck();</text:p>
        </text:list-item>
        <text:list-item>
          <text:p text:style-name="P10">#<text:span text:style-name="T8">endif</text:span></text:p>
        </text:list-item>
        <text:list-item>
          <text:p text:style-name="P10"><text:s text:c="4"/><text:span text:style-name="T3">if</text:span> (is_foveon) {</text:p>
        </text:list-item>
        <text:list-item>
          <text:p text:style-name="P10"><text:s text:c="6"/><text:span text:style-name="T3">if</text:span> (document_mode || load_raw == &amp;CLASS foveon_dp_load_raw) {</text:p>
        </text:list-item>
        <text:list-item>
          <text:p text:style-name="P10"><text:s text:c="8"/><text:span text:style-name="T3">for</text:span> (i=0; i &lt; height*width*4; i++)</text:p>
        </text:list-item>
        <text:list-item>
          <text:p text:style-name="P10"><text:s text:c="10"/><text:span text:style-name="T3">if</text:span> ((<text:span text:style-name="T10">short</text:span>) image[0][i] &lt; 0) image[0][i] = 0;</text:p>
        </text:list-item>
        <text:list-item>
          <text:p text:style-name="P10"><text:s text:c="6"/>} <text:span text:style-name="T3">else</text:span> foveon_interpolate();</text:p>
        </text:list-item>
        <text:list-item>
          <text:p text:style-name="P10"><text:s text:c="4"/>} <text:span text:style-name="T3">else</text:span> <text:span text:style-name="T3">if</text:span> (document_mode &lt; 2)</text:p>
        </text:list-item>
        <text:list-item>
          <text:p text:style-name="P10"><text:s text:c="6"/>scale_colors();</text:p>
        </text:list-item>
        <text:list-item>
          <text:p text:style-name="P10"><text:s text:c="4"/>pre_interpolate();</text:p>
        </text:list-item>
        <text:list-item>
          <text:p text:style-name="P10"><text:s text:c="4"/><text:span text:style-name="T3">if</text:span> (filters &amp;&amp; !document_mode) {</text:p>
        </text:list-item>
        <text:list-item>
          <text:p text:style-name="P10"><text:s text:c="6"/><text:span text:style-name="T3">if</text:span> (quality == 0)</text:p>
        </text:list-item>
        <text:list-item>
          <text:p text:style-name="P10"><text:s text:c="8"/>lin_interpolate();</text:p>
        </text:list-item>
        <text:list-item>
          <text:p text:style-name="P10"><text:s text:c="6"/><text:span text:style-name="T3">else</text:span> <text:span text:style-name="T3">if</text:span> (quality == 1 || colors &gt; 3)</text:p>
        </text:list-item>
        <text:list-item>
          <text:p text:style-name="P10"><text:s text:c="8"/>vng_interpolate();</text:p>
        </text:list-item>
        <text:list-item>
          <text:p text:style-name="P10"><text:s text:c="6"/><text:span text:style-name="T3">else</text:span> <text:span text:style-name="T3">if</text:span> (quality == 2 &amp;&amp; filters &gt; 1000)</text:p>
        </text:list-item>
        <text:list-item>
          <text:p text:style-name="P10"><text:s text:c="8"/>ppg_interpolate();</text:p>
        </text:list-item>
        <text:list-item>
          <text:p text:style-name="P10"><text:s text:c="6"/><text:span text:style-name="T3">else</text:span> <text:span text:style-name="T3">if</text:span> (filters == 9)</text:p>
        </text:list-item>
        <text:list-item>
          <text:p text:style-name="P10"><text:s text:c="8"/>xtrans_interpolate (quality*2-3);</text:p>
        </text:list-item>
        <text:list-item>
          <text:p text:style-name="P10"><text:s text:c="6"/><text:span text:style-name="T3">else</text:span></text:p>
        </text:list-item>
        <text:list-item>
          <text:p text:style-name="P10"><text:s text:c="8"/>ahd_interpolate();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mix_green)</text:p>
        </text:list-item>
        <text:list-item>
          <text:p text:style-name="P10"><text:s text:c="6"/><text:span text:style-name="T3">for</text:span> (colors=3, i=0; i &lt; height*width; i++)</text:p>
        </text:list-item>
        <text:list-item>
          <text:p text:style-name="P10"><text:s text:c="8"/>image[i][1] = (image[i][1] + image[i][3]) &gt;&gt; 1;</text:p>
        </text:list-item>
        <text:list-item>
          <text:p text:style-name="P10"><text:s text:c="4"/><text:span text:style-name="T3">if</text:span> (!is_foveon &amp;&amp; colors == 3) median_filter();</text:p>
        </text:list-item>
        <text:list-item>
          <text:p text:style-name="P10"><text:s text:c="4"/><text:span text:style-name="T3">if</text:span> (!is_foveon &amp;&amp; highlight == 2) blend_highlights();</text:p>
        </text:list-item>
        <text:list-item>
          <text:p text:style-name="P10"><text:soft-page-break/><text:s text:c="4"/><text:span text:style-name="T3">if</text:span> (!is_foveon &amp;&amp; highlight &gt; 2) recover_highlights();</text:p>
        </text:list-item>
        <text:list-item>
          <text:p text:style-name="P10"><text:s text:c="4"/><text:span text:style-name="T3">if</text:span> (use_fuji_rotate) fuji_rotate();</text:p>
        </text:list-item>
        <text:list-item>
          <text:p text:style-name="P10">#<text:span text:style-name="T8">ifndef</text:span> <text:span text:style-name="T9">NO_LCMS</text:span></text:p>
        </text:list-item>
        <text:list-item>
          <text:p text:style-name="P10"><text:s text:c="4"/><text:span text:style-name="T3">if</text:span> (cam_profile) apply_profile (cam_profile, out_profile);</text:p>
        </text:list-item>
        <text:list-item>
          <text:p text:style-name="P10">#<text:span text:style-name="T8">endif</text:span></text:p>
        </text:list-item>
        <text:list-item>
          <text:p text:style-name="P10"><text:s text:c="4"/>convert_to_rgb();</text:p>
        </text:list-item>
        <text:list-item>
          <text:p text:style-name="P10"><text:s text:c="4"/><text:span text:style-name="T3">if</text:span> (use_fuji_rotate) stretch();</text:p>
        </text:list-item>
        <text:list-item>
          <text:p text:style-name="P10"><text:span text:style-name="T8">thumbnail</text:span>:</text:p>
        </text:list-item>
        <text:list-item>
          <text:p text:style-name="P10"><text:s text:c="4"/><text:span text:style-name="T3">if</text:span> (write_fun == &amp;CLASS jpeg_thumb)</text:p>
        </text:list-item>
        <text:list-item>
          <text:p text:style-name="P10"><text:s text:c="6"/>write_ext = <text:span text:style-name="T5">".jpg"</text:span>;</text:p>
        </text:list-item>
        <text:list-item>
          <text:p text:style-name="P10"><text:s text:c="4"/><text:span text:style-name="T3">else</text:span> <text:span text:style-name="T3">if</text:span> (output_tiff &amp;&amp; write_fun == &amp;CLASS write_ppm_tiff)</text:p>
        </text:list-item>
        <text:list-item>
          <text:p text:style-name="P10"><text:s text:c="6"/>write_ext = <text:span text:style-name="T5">".tiff"</text:span>;</text:p>
        </text:list-item>
        <text:list-item>
          <text:p text:style-name="P10"><text:s text:c="4"/><text:span text:style-name="T3">else</text:span></text:p>
        </text:list-item>
        <text:list-item>
          <text:p text:style-name="P10"><text:s text:c="6"/>write_ext = <text:span text:style-name="T5">".pgm\0.ppm\0.ppm\0.pam"</text:span> + colors*5-5;</text:p>
        </text:list-item>
        <text:list-item>
          <text:p text:style-name="P10"><text:s text:c="4"/>ofname = (<text:span text:style-name="T10">char</text:span> *) malloc (strlen(ifname) + 64);</text:p>
        </text:list-item>
        <text:list-item>
          <text:p text:style-name="P10"><text:s text:c="4"/>merror (ofname, <text:span text:style-name="T5">"main()"</text:span>);</text:p>
        </text:list-item>
        <text:list-item>
          <text:p text:style-name="P10"><text:s text:c="4"/><text:span text:style-name="T3">if</text:span> (write_to_stdout)</text:p>
        </text:list-item>
        <text:list-item>
          <text:p text:style-name="P10"><text:s text:c="6"/>strcpy (ofname,_(<text:span text:style-name="T5">"standard output"</text:span>));</text:p>
        </text:list-item>
        <text:list-item>
          <text:p text:style-name="P10"><text:s text:c="4"/><text:span text:style-name="T3">else</text:span> {</text:p>
        </text:list-item>
        <text:list-item>
          <text:p text:style-name="P10"><text:s text:c="6"/>strcpy (ofname, ifname);</text:p>
        </text:list-item>
        <text:list-item>
          <text:p text:style-name="P10"><text:s text:c="6"/><text:span text:style-name="T3">if</text:span> ((cp = strrchr (ofname, <text:span text:style-name="T5">'.'</text:span>))) *cp = 0;</text:p>
        </text:list-item>
        <text:list-item>
          <text:p text:style-name="P10"><text:s text:c="6"/><text:span text:style-name="T3">if</text:span> (multi_out)</text:p>
        </text:list-item>
        <text:list-item>
          <text:p text:style-name="P10"><text:s text:c="8"/>sprintf (ofname+strlen(ofname), <text:span text:style-name="T5">"_%0*d"</text:span>,</text:p>
        </text:list-item>
        <text:list-item>
          <text:p text:style-name="P10"><text:s text:c="16"/>snprintf(0,0,<text:span text:style-name="T5">"%d"</text:span>,is_raw-1), shot_select);</text:p>
        </text:list-item>
        <text:list-item>
          <text:p text:style-name="P10"><text:s text:c="6"/><text:span text:style-name="T3">if</text:span> (thumbnail_only)</text:p>
        </text:list-item>
        <text:list-item>
          <text:p text:style-name="P10"><text:s text:c="8"/>strcat (ofname, <text:span text:style-name="T5">".thumb"</text:span>);</text:p>
        </text:list-item>
        <text:list-item>
          <text:p text:style-name="P10"><text:s text:c="6"/>strcat (ofname, write_ext);</text:p>
        </text:list-item>
        <text:list-item>
          <text:p text:style-name="P10"><text:s text:c="6"/>ofp = fopen (ofname, <text:span text:style-name="T5">"wb"</text:span>);</text:p>
        </text:list-item>
        <text:list-item>
          <text:p text:style-name="P10"><text:s text:c="6"/><text:span text:style-name="T3">if</text:span> (!ofp) {</text:p>
        </text:list-item>
        <text:list-item>
          <text:p text:style-name="P10"><text:s text:c="8"/>status = 1;</text:p>
        </text:list-item>
        <text:list-item>
          <text:p text:style-name="P10"><text:s text:c="8"/>perror (ofname);</text:p>
        </text:list-item>
        <text:list-item>
          <text:p text:style-name="P10"><text:s text:c="8"/><text:span text:style-name="T3">goto</text:span> <text:span text:style-name="T8">cleanup</text:span>;</text:p>
        </text:list-item>
        <text:list-item>
          <text:p text:style-name="P10"><text:s text:c="6"/>}</text:p>
        </text:list-item>
        <text:list-item>
          <text:p text:style-name="P10"><text:s text:c="4"/>}</text:p>
        </text:list-item>
        <text:list-item>
          <text:p text:style-name="P10"><text:s text:c="4"/><text:span text:style-name="T3">if</text:span> (verbose)</text:p>
        </text:list-item>
        <text:list-item>
          <text:p text:style-name="P10"><text:s text:c="6"/>fprintf (stderr,_(<text:span text:style-name="T5">"Writing data to %s ...\n"</text:span>), ofname);</text:p>
        </text:list-item>
        <text:list-item>
          <text:p text:style-name="P10"><text:s text:c="4"/>(*write_fun)();</text:p>
        </text:list-item>
        <text:list-item>
          <text:p text:style-name="P10"><text:s text:c="4"/>fclose(ifp);</text:p>
        </text:list-item>
        <text:list-item>
          <text:p text:style-name="P10"><text:s text:c="4"/><text:span text:style-name="T3">if</text:span> (ofp != stdout) fclose(ofp);</text:p>
        </text:list-item>
        <text:list-item>
          <text:p text:style-name="P10"><text:span text:style-name="T8">cleanup</text:span>:</text:p>
        </text:list-item>
        <text:list-item>
          <text:p text:style-name="P10"><text:s text:c="4"/><text:span text:style-name="T3">if</text:span> (meta_data) free (meta_data);</text:p>
        </text:list-item>
        <text:list-item>
          <text:p text:style-name="P10"><text:s text:c="4"/><text:span text:style-name="T3">if</text:span> (ofname) free (ofname);</text:p>
        </text:list-item>
        <text:list-item>
          <text:p text:style-name="P10"><text:s text:c="4"/><text:span text:style-name="T3">if</text:span> (oprof) free (oprof);</text:p>
        </text:list-item>
        <text:list-item>
          <text:p text:style-name="P10"><text:s text:c="4"/><text:span text:style-name="T3">if</text:span> (image) free (image);</text:p>
        </text:list-item>
        <text:list-item>
          <text:p text:style-name="P10"><text:s text:c="4"/><text:span text:style-name="T3">if</text:span> (multi_out) {</text:p>
        </text:list-item>
        <text:list-item>
          <text:p text:style-name="P10"><text:s text:c="6"/><text:span text:style-name="T3">if</text:span> (++shot_select &lt; is_raw) arg--;</text:p>
        </text:list-item>
        <text:list-item>
          <text:p text:style-name="P10"><text:s text:c="6"/><text:span text:style-name="T3">else</text:span> shot_select = 0;</text:p>
        </text:list-item>
        <text:list-item>
          <text:p text:style-name="P10"><text:s text:c="4"/>}</text:p>
        </text:list-item>
        <text:list-item>
          <text:p text:style-name="P10"><text:s text:c="2"/>}</text:p>
        </text:list-item>
        <text:list-item>
          <text:p text:style-name="P10"><text:s text:c="2"/><text:span text:style-name="T3">return</text:span> status;</text:p>
        </text:list-item>
        <text:list-item>
          <text:p text:style-name="P13">}</text:p>
        </text:list-item>
      </text:list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Inconsolata2" svg:font-family="Inconsolata" style:font-pitch="fixed"/>
    <style:font-face style:name="Inconsolata1" svg:font-family="Inconsolata" style:font-adornments="Bold" style:font-pitch="fixed"/>
    <style:font-face style:name="Inconsolata" svg:font-family="Inconsolata" style:font-adornments="Regular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45 Light" svg:font-family="'Helvetica 45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3in" style:auto-text-indent="false" style:writing-mode="lr-tb"/>
      <style:text-properties fo:font-size="12pt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9pt" style:font-size-asian="9pt"/>
    </style:style>
    <style:style style:name="List" style:family="paragraph" style:parent-style-name="Standard" style:default-outline-level="" style:class="list">
      <style:paragraph-properties fo:margin-left="0.25in" fo:margin-right="0in" fo:text-indent="0.3in" style:auto-text-indent="false">
        <style:tab-stops/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none" draw:fill-color="#729fcf"/>
      <style:paragraph-properties fo:margin-left="0in" fo:margin-right="0in" fo:margin-top="0.222in" fo:margin-bottom="0.111in" loext:contextual-spacing="false" fo:text-align="end" style:justify-single-word="false" fo:text-indent="0in" style:auto-text-indent="false" fo:break-before="page" fo:background-color="transparent" fo:padding-left="0in" fo:padding-right="0in" fo:padding-top="0in" fo:padding-bottom="0.0138in" fo:border-left="none" fo:border-right="none" fo:border-top="none" fo:border-bottom="0.51pt dotted #000000" style:shadow="none" fo:keep-with-next="always">
        <style:tab-stops>
          <style:tab-stop style:position="-2.0138in" style:type="right"/>
          <style:tab-stop style:position="0.4862in"/>
        </style:tab-stops>
      </style:paragraph-properties>
      <style:text-properties style:font-name="FreeSans" fo:font-family="FreeSans" style:font-style-name="Bold" style:font-family-generic="swiss" style:font-pitch="variable" fo:font-size="14pt" fo:font-weight="600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loext:contextual-spacing="false" fo:text-align="center" style:justify-single-word="false" fo:keep-with-next="always"/>
      <style:text-properties fo:font-size="14pt" style:letter-kerning="true" style:font-size-asian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835in" loext:contextual-spacing="false" fo:keep-with-next="always"/>
      <style:text-properties fo:font-weight="bold" style:letter-kerning="tru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>
        <style:tab-stops>
          <style:tab-stop style:position="-1.9445in" style:type="right"/>
        </style:tab-stops>
      </style:paragraph-properties>
      <style:text-properties fo:font-weight="bold" style:letter-kerning="true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weight="bold" style:letter-kerning="true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9pt" fo:font-style="italic" style:letter-kerning="true" style:font-size-asian="9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fo:font-size="9pt" style:letter-kerning="true" style:font-size-asian="9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ize="9pt" fo:font-style="italic" style:letter-kerning="true" style:font-size-asian="9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9pt" fo:font-style="italic" fo:font-weight="bold" style:letter-kerning="true" style:font-size-asian="9pt" style:font-style-asian="italic" style:font-weight-asian="bold"/>
    </style:style>
    <style:style style:name="Paragraph_20__28_X_29_" style:display-name="Paragraph (X)" style:family="paragraph" style:parent-style-name="Standard" style:default-outline-level="">
      <style:paragraph-properties fo:margin-left="0.5in" fo:margin-right="0.0417in" fo:margin-top="0.0835in" fo:margin-bottom="0.0417in" loext:contextual-spacing="false" fo:text-indent="0in" style:auto-text-indent="false">
        <style:tab-stops/>
      </style:paragraph-properties>
      <style:text-properties style:letter-kerning="true"/>
    </style:style>
    <style:style style:name="List_20_Bulleted_20__28_X_29_" style:display-name="List Bulleted (X)" style:family="paragraph" style:parent-style-name="List" style:default-outline-level="">
      <style:paragraph-properties fo:margin-left="0.25in" fo:margin-right="0.7in" fo:margin-top="0in" fo:margin-bottom="0.0417in" loext:contextual-spacing="false" fo:text-indent="0.3in" style:auto-text-indent="false">
        <style:tab-stops>
          <style:tab-stop style:position="0.25in"/>
        </style:tab-stops>
      </style:paragraph-properties>
      <style:text-properties style:letter-kerning="true"/>
    </style:style>
    <style:style style:name="List_20_Numbered_20__28_X_29_" style:display-name="List Numbered (X)" style:family="paragraph" style:parent-style-name="Standard" style:default-outline-level="">
      <style:paragraph-properties fo:margin-left="0in" fo:margin-right="0.75in" fo:margin-top="0.0417in" fo:margin-bottom="0.0417in" loext:contextual-spacing="false" fo:text-indent="0.3in" style:auto-text-indent="false"/>
      <style:text-properties style:letter-kerning="true"/>
    </style:style>
    <style:style style:name="Table_20_Bulleted_20_List" style:display-name="Table Bulleted List" style:family="paragraph" style:parent-style-name="Table_20_Text" style:default-outline-level="">
      <style:paragraph-properties fo:margin-top="0.0417in" fo:margin-bottom="0in" loext:contextual-spacing="false"/>
    </style:style>
    <style:style style:name="Table_20_Text" style:display-name="Table Text" style:family="paragraph" style:parent-style-name="Standard" style:default-outline-level="">
      <style:paragraph-properties fo:margin-top="0.0835in" fo:margin-bottom="0.0417in" loext:contextual-spacing="false"/>
      <style:text-properties style:letter-kerning="true"/>
    </style:style>
    <style:style style:name="List_20_Numbered" style:display-name="List Numbered" style:family="paragraph" style:parent-style-name="Standard" style:default-outline-level="">
      <style:paragraph-properties fo:margin-left="0in" fo:margin-right="0.75in" fo:margin-top="0.0417in" fo:margin-bottom="0.0417in" loext:contextual-spacing="false" fo:text-indent="0.3in" style:auto-text-indent="false"/>
      <style:text-properties fo:font-size="11pt" style:letter-kerning="true" style:font-size-asian="11pt"/>
    </style:style>
    <style:style style:name="List_20_Bullet_20_4" style:display-name="List Bullet 4" style:family="paragraph" style:parent-style-name="Standard" style:default-outline-level="">
      <style:paragraph-properties fo:margin-top="0in" fo:margin-bottom="0.0835in" loext:contextual-spacing="false"/>
    </style:style>
    <style:style style:name="List_20_Bullet_20_5" style:display-name="List Bullet 5" style:family="paragraph" style:parent-style-name="Standard" style:auto-update="true" style:default-outline-level="">
      <style:text-properties fo:font-size="9pt" style:font-size-asian="9pt"/>
    </style:style>
    <style:style style:name="lead_20_bullet" style:display-name="lead bullet" style:family="paragraph" style:parent-style-name="Standard" style:auto-update="true" style:default-outline-level="">
      <style:paragraph-properties fo:margin-left="0.5in" fo:margin-right="0in" fo:margin-top="0.028in" fo:margin-bottom="0.0835in" loext:contextual-spacing="false" fo:text-indent="0.3in" style:auto-text-indent="false"/>
      <style:text-properties style:font-name="Helvetica 45 Light" fo:font-family="'Helvetica 45 Light'" style:font-family-generic="roman" style:font-pitch="variable"/>
    </style:style>
    <style:style style:name="List_20_Bullet_20_3" style:display-name="List Bullet 3" style:family="paragraph" style:parent-style-name="Standard" style:auto-update="true" style:default-outline-level="">
      <style:paragraph-properties>
        <style:tab-stops>
          <style:tab-stop style:position="1in"/>
          <style:tab-stop style:position="2in"/>
        </style:tab-stops>
      </style:paragraph-properties>
    </style:style>
    <style:style style:name="Heading_20_3_20_No_20_Indent" style:display-name="Heading 3 No Indent" style:family="paragraph" style:parent-style-name="Heading_20_3" style:default-outline-level="">
      <style:paragraph-properties>
        <style:tab-stops>
          <style:tab-stop style:position="0.8in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List_20_Bullet" style:display-name="List Bullet" style:family="paragraph" style:parent-style-name="Standard" style:default-outline-level=""/>
    <style:style style:name="Spec_20_Heading_20_2" style:display-name="Spec Heading 2" style:family="paragraph" style:parent-style-name="Spec_20_Heading_20_1" style:default-outline-level="">
      <style:paragraph-properties fo:margin-top="0.1665in" fo:margin-bottom="0.0835in" loext:contextual-spacing="false" fo:break-before="auto" fo:break-after="auto"/>
      <style:text-properties fo:font-size="12pt" style:letter-kerning="true" style:font-size-asian="12pt"/>
    </style:style>
    <style:style style:name="Spec_20_Heading_20_1" style:display-name="Spec Heading 1" style:family="paragraph" style:parent-style-name="Heading_20_1" style:next-style-name="Standard" style:default-outline-level="">
      <style:text-properties fo:font-size="14pt" style:font-size-asian="14pt"/>
    </style:style>
    <style:style style:name="Paragraph" style:family="paragraph" style:parent-style-name="Standard" style:default-outline-level="">
      <style:paragraph-properties fo:margin-left="0.5in" fo:margin-right="0in" fo:margin-top="0.0417in" fo:margin-bottom="0.0417in" loext:contextual-spacing="false" fo:text-indent="0.3in" style:auto-text-indent="false"/>
      <style:text-properties style:letter-kerning="true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next-style-name="Standard" style:default-outline-level="" style:class="index">
      <style:text-properties fo:font-weight="bold" style:font-weight-asian="bold"/>
    </style:style>
    <style:style style:name="Bdy_5f_Txt_5f_lvl_5f_1" style:display-name="Bdy_Txt_lvl_1" style:family="paragraph" style:parent-style-name="Standard" style:default-outline-level="">
      <style:paragraph-properties fo:margin-left="0.25in" fo:margin-right="0in" fo:margin-top="0in" fo:margin-bottom="0.0835in" loext:contextual-spacing="false" fo:orphans="0" fo:widows="0" fo:text-indent="0.3in" style:auto-text-indent="false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loext:contextual-spacing="false">
        <style:tab-stops>
          <style:tab-stop style:position="0.278in"/>
          <style:tab-stop style:position="6.5in" style:type="right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text-indent="0.3in" style:auto-text-indent="false">
        <style:tab-stops>
          <style:tab-stop style:position="0.139in" style:leader-style="dotted" style:leader-text="."/>
          <style:tab-stop style:position="6.5in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.3in" style:auto-text-indent="false">
        <style:tab-stops>
          <style:tab-stop style:position="0.8335in"/>
          <style:tab-stop style:position="6.5in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indent="0.3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indent="0.3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indent="0.3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indent="0.3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.3in" style:auto-text-indent="false"/>
      <style:text-properties style:font-size-complex="12pt"/>
    </style:style>
    <style:style style:name="List_20_Bulleted" style:display-name="List Bulleted" style:family="paragraph" style:parent-style-name="List" style:default-outline-level="">
      <style:paragraph-properties fo:margin-left="0.5in" fo:margin-right="0.7in" fo:margin-top="0.0417in" fo:margin-bottom="0.0417in" loext:contextual-spacing="false" fo:text-indent="-0.3in" style:auto-text-indent="false">
        <style:tab-stops>
          <style:tab-stop style:position="0.5in"/>
        </style:tab-stops>
      </style:paragraph-properties>
      <style:text-properties style:letter-kerning="true"/>
    </style:style>
    <style:style style:name="List_20_Indented" style:display-name="List Indented" style:family="paragraph" style:parent-style-name="Standard" style:default-outline-level="">
      <style:paragraph-properties fo:margin-left="1in" fo:margin-right="0.5in" fo:margin-top="0.0417in" fo:margin-bottom="0.0417in" loext:contextual-spacing="false" fo:text-indent="0.3in" style:auto-text-indent="false"/>
      <style:text-properties fo:font-size="11pt" style:letter-kerning="true" style:font-size-asian="11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default-outline-level="" style:class="extra">
      <style:paragraph-properties fo:margin-top="0.0835in" fo:margin-bottom="0.0835in" loext:contextual-spacing="false"/>
      <style:text-properties fo:font-weight="bold" style:letter-kerning="true" style:font-weight-asian="bold"/>
    </style:style>
    <style:style style:name="Paragraph_20_Indented_20_Bold" style:display-name="Paragraph Indented Bold" style:family="paragraph" style:parent-style-name="Paragraph" style:default-outline-level="">
      <style:paragraph-properties fo:margin-left="0.5in" fo:margin-right="0.5in" fo:margin-top="0.0835in" fo:margin-bottom="0.0417in" loext:contextual-spacing="false" fo:text-align="start" style:justify-single-word="false" fo:text-indent="0in" style:auto-text-indent="false">
        <style:tab-stops/>
      </style:paragraph-properties>
      <style:text-properties fo:font-weight="bold" style:font-weight-asian="bold"/>
    </style:style>
    <style:style style:name="Paragraph_20_Indented_20_Regular" style:display-name="Paragraph Indented Regular" style:family="paragraph" style:parent-style-name="Paragraph_20_Indented_20_Bold" style:default-outline-level="">
      <style:paragraph-properties fo:margin-left="0.5in" fo:margin-right="0.5in" fo:text-indent="0in" style:auto-text-indent="false">
        <style:tab-stops/>
      </style:paragraph-properties>
      <style:text-properties fo:font-weight="normal" style:font-weight-asian="normal"/>
    </style:style>
    <style:style style:name="Bdy_5f_Txt_5f_lvl_5f_3" style:display-name="Bdy_Txt_lvl_3" style:family="paragraph" style:parent-style-name="Bdy_5f_Txt_5f_lvl_5f_2" style:default-outline-level="">
      <style:paragraph-properties fo:margin-left="0.5in" fo:margin-right="0in" fo:text-indent="0in" style:auto-text-indent="false"/>
    </style:style>
    <style:style style:name="Bdy_5f_Txt_5f_lvl_5f_2" style:display-name="Bdy_Txt_lvl_2" style:family="paragraph" style:parent-style-name="Standard" style:default-outline-level="">
      <style:paragraph-properties fo:margin-left="0.3752in" fo:margin-right="0in" fo:margin-top="0.0417in" fo:margin-bottom="0.028in" loext:contextual-spacing="false" fo:orphans="0" fo:widows="0" fo:text-indent="0in" style:auto-text-indent="false">
        <style:tab-stops/>
      </style:paragraph-properties>
      <style:text-properties fo:font-size="9pt" style:font-size-asian="9pt"/>
    </style:style>
    <style:style style:name="font6" style:family="paragraph" style:parent-style-name="Standard" style:default-outline-level="">
      <style:paragraph-properties fo:margin-left="0in" fo:margin-right="0in" fo:margin-top="0.1945in" fo:margin-bottom="0in" loext:contextual-spacing="false" fo:text-indent="0in" style:auto-text-indent="false">
        <style:tab-stops/>
      </style:paragraph-properties>
      <style:text-properties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family-generic-complex="system" style:font-pitch-complex="variable"/>
    </style:style>
    <style:style style:name="Title_5f_pg_5f_subtitle" style:display-name="Title_pg_subtitle" style:family="paragraph" style:parent-style-name="Standard" style:default-outline-level="">
      <style:paragraph-properties fo:orphans="0" fo:widows="0"/>
    </style:style>
    <style:style style:name="Footer" style:family="paragraph" style:parent-style-name="Standard" style:default-outline-level="" style:class="extra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3.5in" style:type="center"/>
          <style:tab-stop style:position="6.1252in"/>
        </style:tab-stops>
      </style:paragraph-properties>
      <style:text-properties style:font-name="Inconsolata" fo:font-family="Inconsolata" style:font-style-name="Regular" style:font-pitch="fixed" fo:font-size="7pt" style:letter-kerning="true" style:font-size-asian="8pt"/>
    </style:style>
    <style:style style:name="Sub_20_Heading" style:display-name="Sub Heading" style:family="paragraph" style:parent-style-name="Paragraph" style:default-outline-level="">
      <style:paragraph-properties fo:margin-top="0.1252in" fo:margin-bottom="0.0417in" loext:contextual-spacing="false" fo:keep-with-next="always"/>
      <style:text-properties fo:font-weight="bold" style:font-weight-asian="bold"/>
    </style:style>
    <style:style style:name="Paragraph_20_Second_2b_" style:display-name="Paragraph Second+" style:family="paragraph" style:parent-style-name="Paragraph_20_First" style:default-outline-level="">
      <style:paragraph-properties fo:margin-top="0.0835in" fo:margin-bottom="0.0417in" loext:contextual-spacing="false"/>
    </style:style>
    <style:style style:name="Paragraph_20_First" style:display-name="Paragraph First" style:family="paragraph" style:parent-style-name="Standard" style:default-outline-level="">
      <style:paragraph-properties fo:margin-left="0.5in" fo:margin-right="0.5in" fo:margin-top="0.1665in" fo:margin-bottom="0.0835in" loext:contextual-spacing="false" fo:text-indent="0.3in" style:auto-text-indent="false"/>
      <style:text-properties style:letter-kerning="true"/>
    </style:style>
    <style:style style:name="Header" style:family="paragraph" style:parent-style-name="Standard" style:default-outline-level="" style:class="extra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-2in" style:type="center"/>
          <style:tab-stop style:position="6.5in" style:type="right"/>
        </style:tab-stops>
      </style:paragraph-properties>
      <style:text-properties fo:font-weight="bold" style:letter-kerning="true" style:font-weight-asian="bold"/>
    </style:style>
    <style:style style:name="Normal_20__28_Web_29_" style:display-name="Normal (Web)" style:family="paragraph" style:parent-style-name="Standard" style:default-outline-level="">
      <style:text-properties style:font-size-complex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/>
      <style:text-properties fo:font-size="9pt" fo:font-weight="bold" style:font-size-asian="9pt" style:font-weight-asian="bold" style:font-weight-complex="bold"/>
    </style:style>
    <style:style style:name="annotation_20_text" style:display-name="annotation text" style:family="paragraph" style:parent-style-name="Standard" style:default-outline-level="">
      <style:text-properties fo:font-size="9pt" style:font-size-asian="9pt"/>
    </style:style>
    <style:style style:name="Endnote" style:family="paragraph" style:parent-style-name="Standard" style:default-outline-level="" style:class="extra">
      <style:text-properties fo:font-size="9pt" style:font-size-asian="9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indent="0.3in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fo:font-size="9pt" style:font-size-asian="9pt" style:font-name-complex="Arial1" style:font-family-complex="Arial" style:font-family-generic-complex="system" style:font-pitch-complex="variable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9pt" style:font-size-asian="9pt" style:font-name-complex="Courier New1" style:font-family-complex="'Courier New'" style:font-family-generic-complex="system" style:font-pitch-complex="variabl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" fo:font-family="'Courier New'" style:font-family-generic="roman" style:font-pitch="variable" fo:font-size="8pt" style:font-size-asian="8pt" style:font-name-complex="Courier New1" style:font-family-complex="'Courier New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/>
      <style:text-properties style:font-name-complex="Arial1" style:font-family-complex="Arial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/>
      <style:text-properties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 style:master-page-name="">
      <loext:graphic-properties draw:fill="none" draw:fill-color="#729fcf"/>
      <style:paragraph-properties fo:margin-left="0in" fo:margin-right="0in" fo:text-align="center" style:justify-single-word="false" fo:text-indent="0in" style:auto-text-indent="false" style:page-number="auto" fo:background-color="transparent" fo:padding-left="0in" fo:padding-right="0in" fo:padding-top="0in" fo:padding-bottom="0.0138in" fo:border="none" style:shadow="none"/>
      <style:text-properties style:font-name="Inconsolata1" fo:font-family="Inconsolata" style:font-style-name="Bold" style:font-pitch="fixed" fo:font-size="20pt" fo:font-weight="bold" style:font-size-asian="20pt" style:font-name-complex="Arial1" style:font-family-complex="Arial" style:font-family-generic-complex="system" style:font-pitch-complex="variable" style:font-size-complex="20pt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weight="bold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Appendix_20_1" style:display-name="Appendix 1" style:family="paragraph" style:parent-style-name="Standard" style:next-style-name="Standard" style:default-outline-level="1" style:list-style-name="">
      <style:paragraph-properties fo:margin-top="0.222in" fo:margin-bottom="0in" loext:contextual-spacing="false" fo:break-before="page" fo:keep-with-next="always">
        <style:tab-stops>
          <style:tab-stop style:position="-2.0138in" style:type="right"/>
          <style:tab-stop style:position="0.4862in"/>
        </style:tab-stops>
      </style:paragraph-properties>
      <style:text-properties fo:font-size="14pt" fo:font-weight="bold" style:letter-kerning="true" style:font-size-asian="14pt" style:font-weight-asian="bold"/>
    </style:style>
    <style:style style:name="Appendix_20_2" style:display-name="Appendix 2" style:family="paragraph" style:parent-style-name="Standard" style:next-style-name="Standard" style:default-outline-level="2" style:list-style-name="">
      <style:paragraph-properties fo:margin-top="0.1665in" fo:margin-bottom="0in" loext:contextual-spacing="false"/>
      <style:text-properties fo:font-weight="bold" style:letter-kerning="true" style:font-weight-asian="bold"/>
    </style:style>
    <style:style style:name="Appendix_20_3" style:display-name="Appendix 3" style:family="paragraph" style:parent-style-name="Standard" style:next-style-name="Standard" style:default-outline-level="3" style:list-style-name="">
      <style:paragraph-properties fo:margin-top="0.111in" fo:margin-bottom="0in" loext:contextual-spacing="false" fo:keep-with-next="always"/>
      <style:text-properties fo:font-weight="bold" style:letter-kerning="true" style:font-weight-asian="bold"/>
    </style:style>
    <style:style style:name="Preface_20_1" style:display-name="Preface 1" style:family="paragraph" style:parent-style-name="Standard" style:next-style-name="Standard" style:default-outline-level="1" style:list-style-name="">
      <style:paragraph-properties fo:margin-top="0.222in" fo:margin-bottom="0in" loext:contextual-spacing="false" fo:break-before="page" fo:keep-with-next="always">
        <style:tab-stops>
          <style:tab-stop style:position="-2.0138in" style:type="right"/>
          <style:tab-stop style:position="0.4862in"/>
        </style:tab-stops>
      </style:paragraph-properties>
      <style:text-properties fo:font-size="14pt" fo:font-weight="bold" style:font-size-asian="14pt" style:font-weight-asian="bold"/>
    </style:style>
    <style:style style:name="Preface_20_2" style:display-name="Preface 2" style:family="paragraph" style:parent-style-name="Standard" style:next-style-name="Standard" style:default-outline-level="2" style:list-style-name="">
      <style:paragraph-properties fo:margin-top="0.1665in" fo:margin-bottom="0in" loext:contextual-spacing="false" fo:keep-with-next="always"/>
      <style:text-properties fo:font-weight="bold" style:letter-kerning="true" style:font-weight-asian="bold"/>
    </style:style>
    <style:style style:name="Preface_20_3" style:display-name="Preface 3" style:family="paragraph" style:parent-style-name="Standard" style:next-style-name="Standard" style:default-outline-level="3" style:list-style-name="">
      <style:paragraph-properties fo:margin-top="0.111in" fo:margin-bottom="0in" loext:contextual-spacing="false" fo:keep-with-next="always"/>
      <style:text-properties fo:font-weight="bold" style:letter-kerning="true" style:font-weight-asian="bold"/>
    </style:style>
    <style:style style:name="Normal_20_Block" style:display-name="Normal Block" style:family="paragraph" style:parent-style-name="Standard" style:default-outline-level="">
      <style:paragraph-properties fo:margin-left="0in" fo:margin-right="0in" fo:margin-top="0in" fo:margin-bottom="0.1665in" loext:contextual-spacing="false" fo:text-indent="0in" style:auto-text-indent="false"/>
    </style:style>
    <style:style style:name="Copyright" style:family="paragraph" style:parent-style-name="Normal_20_Block" style:default-outline-level="">
      <style:paragraph-properties fo:text-align="start" style:justify-single-word="false"/>
      <style:text-properties fo:font-size="10pt" style:font-size-asian="10pt" style:font-size-complex="10pt"/>
    </style:style>
    <style:style style:name="Notes" style:family="paragraph" style:parent-style-name="Copyright" style:default-outline-level="">
      <style:paragraph-properties fo:margin-left="0in" fo:margin-right="0in" fo:margin-top="0in" fo:margin-bottom="0.0835in" loext:contextual-spacing="false" fo:text-indent="0.25in" style:auto-text-indent="false"/>
    </style:style>
    <style:style style:name="Glossary" style:family="paragraph" style:parent-style-name="Normal_20_Block" style:default-outline-level="">
      <style:paragraph-properties fo:margin-left="0.5in" fo:margin-right="0in" fo:margin-top="0in" fo:margin-bottom="0.0835in" loext:contextual-spacing="false" fo:text-indent="-0.5in" style:auto-text-indent="false"/>
    </style:style>
    <style:style style:name="Dedication" style:family="paragraph" style:parent-style-name="Standard" style:default-outline-level="">
      <style:paragraph-properties fo:text-align="center" style:justify-single-word="false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.3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Normal_20_Text_20_Box" style:display-name="Normal Text Box" style:family="paragraph" style:parent-style-name="Standard" style:auto-update="true" style:default-outline-level="">
      <style:paragraph-properties fo:margin-left="0in" fo:margin-right="0in" fo:margin-top="0in" fo:margin-bottom="0.1665in" loext:contextual-spacing="false" fo:text-align="start" style:justify-single-word="false" fo:text-indent="0in" style:auto-text-indent="false"/>
      <style:text-properties fo:font-size="11pt" style:font-size-asian="11pt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text-align="start" style:justify-single-word="false" fo:keep-together="always" fo:text-indent="0in" style:auto-text-indent="false" fo:break-before="auto" fo:break-after="auto">
        <style:tab-stops/>
      </style:paragraph-properties>
      <style:text-properties fo:color="#365f91" style:font-name="Calibri" fo:font-family="Calibri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b22222" style:font-name="Inconsolata" fo:font-family="Inconsolata" style:font-style-name="Regular" style:font-pitch="fixed" fo:font-size="7pt" fo:font-style="normal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_20_RESTRICTED" style:display-name="Preformatted Text RESTRICTED" style:family="paragraph" style:parent-style-name="Preformatted_20_Text" style:master-page-name="">
      <style:paragraph-properties style:page-number="auto"/>
      <style:text-properties style:text-line-through-style="solid" style:text-line-through-type="single" style:text-line-through-text="X"/>
    </style:style>
    <style:style style:name="Addressee" style:family="paragraph" style:parent-style-name="Appendix_20_2" style:class="extra">
      <style:paragraph-properties fo:margin-top="0in" fo:margin-bottom="0.0417in" loext:contextual-spacing="false" text:number-lines="false" text:line-number="0"/>
    </style:style>
    <style:style style:name="_5f_Untitled1" style:display-name="_Untitled1" style:family="paragraph" style:parent-style-name="Preformatted_20_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8pt" style:font-size-asian="8pt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9pt" style:font-size-asian="9pt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9pt" style:font-size-asian="9pt" style:font-size-complex="10pt"/>
    </style:style>
    <style:style style:name="Quote_20_Char" style:display-name="Quote Char" style:family="text">
      <style:text-properties fo:color="#000000" fo:font-size="12pt" fo:font-style="italic" style:font-size-asian="12pt" style:font-style-asian="italic" style:font-size-complex="11pt" style:font-style-complex="italic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9900d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5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75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362in" fo:text-indent="-0.25in" fo:margin-left="0.7362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362in" fo:text-indent="-0.25in" fo:margin-left="1.736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362in" fo:text-indent="-0.25in" fo:margin-left="2.2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362in" fo:text-indent="-0.25in" fo:margin-left="2.736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362in" fo:text-indent="-0.25in" fo:margin-left="3.236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362in" fo:text-indent="-0.25in" fo:margin-left="3.7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362in" fo:text-indent="-0.25in" fo:margin-left="4.2362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362in" fo:text-indent="-0.25in" fo:margin-left="4.736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362in" fo:text-indent="-0.25in" fo:margin-left="5.2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prefix="Chapter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Section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prefix="Chapter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Section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in" fo:border="none"/>
    </style:style>
    <style:style style:name="MP2" style:family="paragraph" style:parent-style-name="Header">
      <style:paragraph-properties fo:padding="0in" fo:border="none"/>
    </style:style>
    <style:style style:name="MP3" style:family="paragraph" style:parent-style-name="Footer">
      <style:paragraph-properties fo:text-align="end" style:justify-single-word="false" fo:padding="0in" fo:border="none"/>
    </style:style>
    <style:style style:name="MP4" style:family="paragraph" style:parent-style-name="Footer">
      <style:paragraph-properties fo:text-align="start" style:justify-single-word="false" fo:padding="0in" fo:border="none"/>
    </style:style>
    <style:style style:name="MT1" style:family="text">
      <style:text-properties fo:font-weight="normal" style:font-weight-asian="normal" style:font-size-complex="10pt"/>
    </style:style>
    <style:style style:name="MT2" style:family="text">
      <style:text-properties style:font-name="Inconsolata2" fo:font-size="7pt" fo:font-weight="normal" style:font-size-asian="7pt" style:font-weight-asian="normal" style:font-size-complex="7pt"/>
    </style:style>
    <style:page-layout style:name="Mpm1" style:page-usage="mirrored">
      <style:page-layout-properties fo:page-width="5.8272in" fo:page-height="8.2681in" style:num-format="1" style:print-orientation="portrait" fo:margin-top="0.6in" fo:margin-bottom="0.6in" fo:margin-left="0.5in" fo:margin-right="0.5in" style:writing-mode="lr-tb" style:layout-grid-color="#c0c0c0" style:layout-grid-lines="171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in" fo:margin-left="0in" fo:margin-right="0in" fo:margin-bottom="0.1102in" style:dynamic-spacing="true"/>
      </style:header-style>
      <style:footer-style>
        <style:header-footer-properties fo:min-height="0.15in" fo:margin-left="0in" fo:margin-right="0in" fo:margin-top="0.1098in" fo:background-color="transparent" style:dynamic-spacing="true" draw:fill="none" draw:fill-color="#729fcf"/>
      </style:footer-style>
    </style:page-layout>
    <style:page-layout style:name="Mpm2" style:page-usage="mirrored">
      <style:page-layout-properties fo:page-width="5.8272in" fo:page-height="8.2681in" style:num-format="1" style:print-orientation="portrait" fo:margin-top="0.75in" fo:margin-bottom="0.75in" fo:margin-left="0.5in" fo:margin-right="0.5in" style:writing-mode="lr-tb" style:layout-grid-color="#c0c0c0" style:layout-grid-lines="171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5.8272in" fo:page-height="8.2681in" style:num-format="1" style:paper-tray-name="[From printer settings]" style:print-orientation="portrait" fo:margin-top="0.75in" fo:margin-bottom="0.75in" fo:margin-left="0.5in" fo:margin-right="0.5in" fo:border="none" fo:padding="0in" style:shadow="none" fo:background-color="transparent" style:writing-mode="lr-tb" style:layout-grid-color="#c0c0c0" style:layout-grid-lines="171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secondary-fill-color="#729fcf" draw:fill-gradient-name="Gradient_20_2" draw:gradient-step-count="0" draw:fill-hatch-name="Hatching_20_1" draw:fill-hatch-solid="false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ext:p text:style-name="MP3"><text:span text:style-name="page_20_number"><text:span text:style-name="MT1"><text:s text:c="3"/></text:span></text:span><text:span text:style-name="page_20_number"><text:span text:style-name="MT2"><text:page-number text:select-page="current">161</text:page-number></text:span></text:span></text:p>
      </style:footer>
      <style:footer-left>
        <text:p text:style-name="MP4"><text:span text:style-name="page_20_number"><text:span text:style-name="MT2"><text:page-number text:select-page="current">164</text:page-number></text:span></text:span></text:p>
      </style:footer-left>
    </style:master-page>
    <style:master-page style:name="First_20_Page" style:display-name="First Page" style:page-layout-name="Mpm2" style:next-style-name="Standard"/>
    <style:master-page style:name="Converted1" style:page-layout-name="Mpm3" style:next-style-name="Firs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Craig Lightfoot</meta:initial-creator>
    <meta:editing-cycles>14</meta:editing-cycles>
    <meta:print-date>2009-03-27T17:02:00</meta:print-date>
    <meta:creation-date>2014-03-25T15:43:00</meta:creation-date>
    <dc:date>2019-05-02T17:52:07.563212980</dc:date>
    <meta:editing-duration>PT1H15M57S</meta:editing-duration>
    <meta:generator>LibreOffice/6.0.7.3$Linux_X86_64 LibreOffice_project/00m0$Build-3</meta:generator>
    <meta:document-statistic meta:table-count="0" meta:image-count="0" meta:object-count="0" meta:page-count="164" meta:paragraph-count="10508" meta:word-count="58015" meta:character-count="408994" meta:non-whitespace-character-count="315781"/>
    <meta:user-defined meta:name="AppVersion">14.0000</meta:user-defined>
    <meta:user-defined meta:name="Company">Lulu Pre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\Documents and Settings\Administrator\Application Data\Microsoft\Templates\LuLuPDF69.dot" xlink:href=""/>
  </office:meta>
</office:document-meta>
</file>